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8361in" fo:margin-left="0.0875in" table:align="left"/>
    </style:style>
    <style:style style:name="Table1.A" style:family="table-column">
      <style:table-column-properties style:column-width="3.375in"/>
    </style:style>
    <style:style style:name="Table1.B" style:family="table-column">
      <style:table-column-properties style:column-width="3.4611in"/>
    </style:style>
    <style:style style:name="Table1.A1" style:family="table-cell">
      <style:table-cell-properties fo:padding="0in" fo:border="none"/>
    </style:style>
    <style:style style:name="Table2" style:family="table">
      <style:table-properties style:width="6.8361in" fo:margin-left="0.0875in" table:align="left"/>
    </style:style>
    <style:style style:name="Table2.A" style:family="table-column">
      <style:table-column-properties style:column-width="3.375in"/>
    </style:style>
    <style:style style:name="Table2.B" style:family="table-column">
      <style:table-column-properties style:column-width="3.4611in"/>
    </style:style>
    <style:style style:name="Table2.A1" style:family="table-cell">
      <style:table-cell-properties fo:padding="0in" fo:border="none"/>
    </style:style>
    <style:style style:name="Table3" style:family="table">
      <style:table-properties style:width="6.8361in" fo:margin-left="0.0875in" table:align="left"/>
    </style:style>
    <style:style style:name="Table3.A" style:family="table-column">
      <style:table-column-properties style:column-width="3.375in"/>
    </style:style>
    <style:style style:name="Table3.B" style:family="table-column">
      <style:table-column-properties style:column-width="3.4611in"/>
    </style:style>
    <style:style style:name="Table3.A1" style:family="table-cell">
      <style:table-cell-properties fo:padding="0in" fo:border="none"/>
    </style:style>
    <style:style style:name="Table4" style:family="table">
      <style:table-properties style:width="6.8361in" fo:margin-left="0.0875in" table:align="left"/>
    </style:style>
    <style:style style:name="Table4.A" style:family="table-column">
      <style:table-column-properties style:column-width="3.375in"/>
    </style:style>
    <style:style style:name="Table4.B" style:family="table-column">
      <style:table-column-properties style:column-width="3.4611in"/>
    </style:style>
    <style:style style:name="Table4.A1" style:family="table-cell">
      <style:table-cell-properties fo:padding="0in" fo:border="none"/>
    </style:style>
    <style:style style:name="Table5" style:family="table">
      <style:table-properties style:width="6.8361in" fo:margin-left="0.0875in" table:align="left"/>
    </style:style>
    <style:style style:name="Table5.A" style:family="table-column">
      <style:table-column-properties style:column-width="3.375in"/>
    </style:style>
    <style:style style:name="Table5.B" style:family="table-column">
      <style:table-column-properties style:column-width="3.4611in"/>
    </style:style>
    <style:style style:name="Table5.A1" style:family="table-cell">
      <style:table-cell-properties fo:padding="0in" fo:border="none"/>
    </style:style>
    <style:style style:name="Table6" style:family="table">
      <style:table-properties style:width="6.8361in" fo:margin-left="0.0875in" table:align="left"/>
    </style:style>
    <style:style style:name="Table6.A" style:family="table-column">
      <style:table-column-properties style:column-width="3.375in"/>
    </style:style>
    <style:style style:name="Table6.B" style:family="table-column">
      <style:table-column-properties style:column-width="3.4611in"/>
    </style:style>
    <style:style style:name="Table6.A1" style:family="table-cell">
      <style:table-cell-properties fo:padding="0in" fo:border="none"/>
    </style:style>
    <style:style style:name="Table7" style:family="table">
      <style:table-properties style:width="6.8361in" fo:margin-left="0.0875in" table:align="left"/>
    </style:style>
    <style:style style:name="Table7.A" style:family="table-column">
      <style:table-column-properties style:column-width="3.375in"/>
    </style:style>
    <style:style style:name="Table7.B" style:family="table-column">
      <style:table-column-properties style:column-width="3.4611in"/>
    </style:style>
    <style:style style:name="Table7.A1" style:family="table-cell">
      <style:table-cell-properties fo:padding="0in" fo:border="none"/>
    </style:style>
    <style:style style:name="P1" style:family="paragraph" style:parent-style-name="Standard">
      <style:text-properties officeooo:rsid="0017e637" officeooo:paragraph-rsid="0017e637"/>
    </style:style>
    <style:style style:name="P2" style:family="paragraph" style:parent-style-name="Standard">
      <style:text-properties officeooo:rsid="0017e637" officeooo:paragraph-rsid="00180e5a"/>
    </style:style>
    <style:style style:name="P3" style:family="paragraph" style:parent-style-name="Standard">
      <style:text-properties officeooo:rsid="0017e637" officeooo:paragraph-rsid="00190359"/>
    </style:style>
    <style:style style:name="P4" style:family="paragraph" style:parent-style-name="Standard">
      <style:text-properties officeooo:rsid="0017e637" officeooo:paragraph-rsid="001ac774"/>
    </style:style>
    <style:style style:name="P5" style:family="paragraph" style:parent-style-name="Standard">
      <style:text-properties officeooo:rsid="0017e637" officeooo:paragraph-rsid="001bf742"/>
    </style:style>
    <style:style style:name="P6" style:family="paragraph" style:parent-style-name="Standard">
      <style:text-properties officeooo:rsid="0017e637" officeooo:paragraph-rsid="001eb794"/>
    </style:style>
    <style:style style:name="P7" style:family="paragraph" style:parent-style-name="Standard">
      <style:text-properties officeooo:rsid="0017e637" officeooo:paragraph-rsid="0021c439"/>
    </style:style>
    <style:style style:name="P8" style:family="paragraph" style:parent-style-name="Standard">
      <style:text-properties officeooo:rsid="0017e637" officeooo:paragraph-rsid="0021d204"/>
    </style:style>
    <style:style style:name="P9" style:family="paragraph" style:parent-style-name="Standard">
      <style:text-properties officeooo:rsid="0017e637" officeooo:paragraph-rsid="00228747"/>
    </style:style>
    <style:style style:name="P10" style:family="paragraph" style:parent-style-name="Standard">
      <style:text-properties officeooo:rsid="0017e637" officeooo:paragraph-rsid="00242884"/>
    </style:style>
    <style:style style:name="P11" style:family="paragraph" style:parent-style-name="Standard">
      <style:text-properties officeooo:rsid="0017e637" officeooo:paragraph-rsid="0025e386"/>
    </style:style>
    <style:style style:name="P12" style:family="paragraph" style:parent-style-name="Standard">
      <style:text-properties officeooo:rsid="0017e637" officeooo:paragraph-rsid="0027cd6f"/>
    </style:style>
    <style:style style:name="P13" style:family="paragraph" style:parent-style-name="Standard">
      <style:text-properties officeooo:rsid="0017e637" officeooo:paragraph-rsid="002932d6"/>
    </style:style>
    <style:style style:name="P14" style:family="paragraph" style:parent-style-name="Standard">
      <style:text-properties officeooo:rsid="0017e637" officeooo:paragraph-rsid="002a603e"/>
    </style:style>
    <style:style style:name="P15" style:family="paragraph" style:parent-style-name="Standard">
      <style:text-properties officeooo:rsid="0017e637" officeooo:paragraph-rsid="002bef09"/>
    </style:style>
    <style:style style:name="P16" style:family="paragraph" style:parent-style-name="Standard">
      <style:text-properties officeooo:rsid="0017e637" officeooo:paragraph-rsid="004f3b6a"/>
    </style:style>
    <style:style style:name="P17" style:family="paragraph" style:parent-style-name="Standard">
      <style:text-properties officeooo:rsid="0017e637" officeooo:paragraph-rsid="004fa33f"/>
    </style:style>
    <style:style style:name="P18" style:family="paragraph" style:parent-style-name="Standard">
      <style:text-properties officeooo:rsid="0017e637" officeooo:paragraph-rsid="005182b0"/>
    </style:style>
    <style:style style:name="P19" style:family="paragraph" style:parent-style-name="Standard">
      <style:text-properties officeooo:rsid="0017e637" officeooo:paragraph-rsid="0053b32a"/>
    </style:style>
    <style:style style:name="P20" style:family="paragraph" style:parent-style-name="Standard">
      <style:text-properties officeooo:rsid="0017e637" officeooo:paragraph-rsid="00575a48"/>
    </style:style>
    <style:style style:name="P21" style:family="paragraph" style:parent-style-name="Standard">
      <style:text-properties officeooo:rsid="0017e637" officeooo:paragraph-rsid="00576c3b"/>
    </style:style>
    <style:style style:name="P22" style:family="paragraph" style:parent-style-name="Standard">
      <style:text-properties officeooo:rsid="0017e637" officeooo:paragraph-rsid="00577ea6"/>
    </style:style>
    <style:style style:name="P23" style:family="paragraph" style:parent-style-name="Standard">
      <style:text-properties fo:language="el" fo:country="GR" officeooo:rsid="001eb794" officeooo:paragraph-rsid="001eb794"/>
    </style:style>
    <style:style style:name="P24" style:family="paragraph" style:parent-style-name="Text_20_body">
      <style:text-properties officeooo:paragraph-rsid="0017e637"/>
    </style:style>
    <style:style style:name="P25" style:family="paragraph" style:parent-style-name="Text_20_body">
      <style:text-properties fo:language="el" fo:country="GR" officeooo:rsid="0017e637" officeooo:paragraph-rsid="0017e637"/>
    </style:style>
    <style:style style:name="P26" style:family="paragraph" style:parent-style-name="Text_20_body">
      <style:paragraph-properties fo:margin-left="0in" fo:margin-right="0in" fo:margin-top="0in" fo:margin-bottom="0in" style:contextual-spacing="false" fo:text-indent="0in" style:auto-text-indent="false"/>
      <style:text-properties officeooo:paragraph-rsid="0017e637"/>
    </style:style>
    <style:style style:name="P27" style:family="paragraph" style:parent-style-name="Text_20_body">
      <style:paragraph-properties fo:margin-left="0in" fo:margin-right="0in" fo:margin-top="0in" fo:margin-bottom="0in" style:contextual-spacing="false" fo:text-indent="0in" style:auto-text-indent="false"/>
      <style:text-properties officeooo:paragraph-rsid="00180e5a"/>
    </style:style>
    <style:style style:name="P28" style:family="paragraph" style:parent-style-name="Text_20_body">
      <style:paragraph-properties fo:margin-left="0in" fo:margin-right="0in" fo:margin-top="0in" fo:margin-bottom="0in" style:contextual-spacing="false" fo:text-indent="0in" style:auto-text-indent="false"/>
      <style:text-properties officeooo:paragraph-rsid="00190359"/>
    </style:style>
    <style:style style:name="P29" style:family="paragraph" style:parent-style-name="Text_20_body">
      <style:paragraph-properties fo:margin-left="0in" fo:margin-right="0in" fo:margin-top="0in" fo:margin-bottom="0in" style:contextual-spacing="false" fo:text-indent="0in" style:auto-text-indent="false"/>
      <style:text-properties officeooo:paragraph-rsid="001ac774"/>
    </style:style>
    <style:style style:name="P30" style:family="paragraph" style:parent-style-name="Text_20_body">
      <style:paragraph-properties fo:margin-left="0in" fo:margin-right="0in" fo:margin-top="0in" fo:margin-bottom="0in" style:contextual-spacing="false" fo:text-indent="0in" style:auto-text-indent="false"/>
      <style:text-properties officeooo:paragraph-rsid="001bf742"/>
    </style:style>
    <style:style style:name="P31" style:family="paragraph" style:parent-style-name="Text_20_body">
      <style:paragraph-properties fo:margin-left="0in" fo:margin-right="0in" fo:margin-top="0in" fo:margin-bottom="0in" style:contextual-spacing="false" fo:text-indent="0in" style:auto-text-indent="false"/>
      <style:text-properties officeooo:paragraph-rsid="001eb794"/>
    </style:style>
    <style:style style:name="P32" style:family="paragraph" style:parent-style-name="Text_20_body">
      <style:paragraph-properties fo:margin-left="0in" fo:margin-right="0in" fo:margin-top="0in" fo:margin-bottom="0in" style:contextual-spacing="false" fo:text-indent="0in" style:auto-text-indent="false"/>
      <style:text-properties officeooo:paragraph-rsid="0021c439"/>
    </style:style>
    <style:style style:name="P33" style:family="paragraph" style:parent-style-name="Text_20_body">
      <style:paragraph-properties fo:margin-left="0in" fo:margin-right="0in" fo:margin-top="0in" fo:margin-bottom="0in" style:contextual-spacing="false" fo:text-indent="0in" style:auto-text-indent="false"/>
      <style:text-properties officeooo:paragraph-rsid="0021d204"/>
    </style:style>
    <style:style style:name="P34" style:family="paragraph" style:parent-style-name="Text_20_body">
      <style:paragraph-properties fo:margin-left="0in" fo:margin-right="0in" fo:margin-top="0in" fo:margin-bottom="0in" style:contextual-spacing="false" fo:text-indent="0in" style:auto-text-indent="false"/>
      <style:text-properties officeooo:paragraph-rsid="00228747"/>
    </style:style>
    <style:style style:name="P35" style:family="paragraph" style:parent-style-name="Text_20_body">
      <style:paragraph-properties fo:margin-left="0in" fo:margin-right="0in" fo:margin-top="0in" fo:margin-bottom="0in" style:contextual-spacing="false" fo:text-indent="0in" style:auto-text-indent="false"/>
      <style:text-properties officeooo:paragraph-rsid="00242884"/>
    </style:style>
    <style:style style:name="P36" style:family="paragraph" style:parent-style-name="Text_20_body">
      <style:paragraph-properties fo:margin-left="0in" fo:margin-right="0in" fo:margin-top="0in" fo:margin-bottom="0in" style:contextual-spacing="false" fo:text-indent="0in" style:auto-text-indent="false"/>
      <style:text-properties officeooo:paragraph-rsid="0025e386"/>
    </style:style>
    <style:style style:name="P37" style:family="paragraph" style:parent-style-name="Text_20_body">
      <style:paragraph-properties fo:margin-left="0in" fo:margin-right="0in" fo:margin-top="0in" fo:margin-bottom="0in" style:contextual-spacing="false" fo:text-indent="0in" style:auto-text-indent="false"/>
      <style:text-properties officeooo:paragraph-rsid="0027cd6f"/>
    </style:style>
    <style:style style:name="P38" style:family="paragraph" style:parent-style-name="Text_20_body">
      <style:paragraph-properties fo:margin-left="0in" fo:margin-right="0in" fo:margin-top="0in" fo:margin-bottom="0in" style:contextual-spacing="false" fo:text-indent="0in" style:auto-text-indent="false"/>
      <style:text-properties officeooo:paragraph-rsid="002932d6"/>
    </style:style>
    <style:style style:name="P39" style:family="paragraph" style:parent-style-name="Text_20_body">
      <style:paragraph-properties fo:margin-left="0in" fo:margin-right="0in" fo:margin-top="0in" fo:margin-bottom="0in" style:contextual-spacing="false" fo:text-indent="0in" style:auto-text-indent="false"/>
      <style:text-properties officeooo:paragraph-rsid="002a603e"/>
    </style:style>
    <style:style style:name="P40" style:family="paragraph" style:parent-style-name="Text_20_body">
      <style:paragraph-properties fo:margin-left="0in" fo:margin-right="0in" fo:margin-top="0in" fo:margin-bottom="0in" style:contextual-spacing="false" fo:text-indent="0in" style:auto-text-indent="false"/>
      <style:text-properties officeooo:paragraph-rsid="002bef09"/>
    </style:style>
    <style:style style:name="P41" style:family="paragraph" style:parent-style-name="Text_20_body">
      <style:paragraph-properties fo:margin-left="0in" fo:margin-right="0in" fo:margin-top="0in" fo:margin-bottom="0in" style:contextual-spacing="false" fo:text-indent="0in" style:auto-text-indent="false"/>
      <style:text-properties fo:language="el" fo:country="GR" officeooo:rsid="002bef09" officeooo:paragraph-rsid="002bef09"/>
    </style:style>
    <style:style style:name="P42" style:family="paragraph" style:parent-style-name="Text_20_body">
      <style:paragraph-properties fo:margin-left="0in" fo:margin-right="0in" fo:margin-top="0in" fo:margin-bottom="0in" style:contextual-spacing="false" fo:text-indent="0in" style:auto-text-indent="false"/>
      <style:text-properties officeooo:paragraph-rsid="004f3b6a"/>
    </style:style>
    <style:style style:name="P43" style:family="paragraph" style:parent-style-name="Text_20_body">
      <style:paragraph-properties fo:margin-left="0in" fo:margin-right="0in" fo:margin-top="0in" fo:margin-bottom="0in" style:contextual-spacing="false" fo:text-indent="0in" style:auto-text-indent="false"/>
      <style:text-properties fo:font-style="normal" fo:font-weight="normal" officeooo:paragraph-rsid="004f3b6a" style:font-style-asian="normal" style:font-weight-asian="normal" style:font-style-complex="normal" style:font-weight-complex="normal"/>
    </style:style>
    <style:style style:name="P44" style:family="paragraph" style:parent-style-name="Text_20_body">
      <style:paragraph-properties fo:margin-left="0in" fo:margin-right="0in" fo:margin-top="0in" fo:margin-bottom="0in" style:contextual-spacing="false" fo:text-indent="0in" style:auto-text-indent="false"/>
      <style:text-properties officeooo:paragraph-rsid="004fa33f"/>
    </style:style>
    <style:style style:name="P45" style:family="paragraph" style:parent-style-name="Text_20_body">
      <style:paragraph-properties fo:margin-left="0in" fo:margin-right="0in" fo:margin-top="0in" fo:margin-bottom="0in" style:contextual-spacing="false" fo:text-indent="0in" style:auto-text-indent="false"/>
      <style:text-properties officeooo:paragraph-rsid="005182b0"/>
    </style:style>
    <style:style style:name="P46" style:family="paragraph" style:parent-style-name="Text_20_body">
      <style:paragraph-properties fo:margin-left="0in" fo:margin-right="0in" fo:margin-top="0in" fo:margin-bottom="0in" style:contextual-spacing="false" fo:text-indent="0in" style:auto-text-indent="false"/>
      <style:text-properties officeooo:paragraph-rsid="00529b95"/>
    </style:style>
    <style:style style:name="P47" style:family="paragraph" style:parent-style-name="Text_20_body">
      <style:paragraph-properties fo:margin-left="0in" fo:margin-right="0in" fo:margin-top="0in" fo:margin-bottom="0in" style:contextual-spacing="false" fo:text-indent="0in" style:auto-text-indent="false"/>
      <style:text-properties officeooo:paragraph-rsid="00575a48"/>
    </style:style>
    <style:style style:name="P48" style:family="paragraph" style:parent-style-name="Text_20_body">
      <style:paragraph-properties fo:margin-left="0in" fo:margin-right="0in" fo:margin-top="0in" fo:margin-bottom="0in" style:contextual-spacing="false" fo:text-indent="0in" style:auto-text-indent="false"/>
      <style:text-properties officeooo:paragraph-rsid="00576c3b"/>
    </style:style>
    <style:style style:name="P49" style:family="paragraph" style:parent-style-name="Text_20_body">
      <style:paragraph-properties fo:margin-left="0in" fo:margin-right="0in" fo:margin-top="0in" fo:margin-bottom="0in" style:contextual-spacing="false" fo:text-indent="0in" style:auto-text-indent="false"/>
      <style:text-properties officeooo:paragraph-rsid="00577ea6"/>
    </style:style>
    <style:style style:name="P50" style:family="paragraph" style:parent-style-name="Text_20_body">
      <style:paragraph-properties fo:margin-left="0in" fo:margin-right="0in" fo:margin-top="0in" fo:margin-bottom="0in" style:contextual-spacing="false" fo:text-indent="0in" style:auto-text-indent="false"/>
      <style:text-properties officeooo:paragraph-rsid="0058a45b"/>
    </style:style>
    <style:style style:name="P51" style:family="paragraph" style:parent-style-name="Standard">
      <style:paragraph-properties fo:margin-left="0in" fo:margin-right="0in" fo:margin-top="0in" fo:margin-bottom="0in" style:contextual-spacing="false" fo:text-indent="0in" style:auto-text-indent="false"/>
      <style:text-properties officeooo:paragraph-rsid="002a603e"/>
    </style:style>
    <style:style style:name="P52" style:family="paragraph" style:parent-style-name="Standard">
      <style:text-properties officeooo:rsid="0017e637" officeooo:paragraph-rsid="0059c944"/>
    </style:style>
    <style:style style:name="P53" style:family="paragraph" style:parent-style-name="Standard">
      <style:text-properties officeooo:rsid="0017e637" officeooo:paragraph-rsid="0017e637"/>
    </style:style>
    <style:style style:name="P54" style:family="paragraph" style:parent-style-name="Standard">
      <style:text-properties officeooo:rsid="0017e637" officeooo:paragraph-rsid="005da00c"/>
    </style:style>
    <style:style style:name="P55" style:family="paragraph" style:parent-style-name="Standard">
      <style:text-properties officeooo:rsid="0017e637" officeooo:paragraph-rsid="00603f9c"/>
    </style:style>
    <style:style style:name="P56" style:family="paragraph" style:parent-style-name="Standard">
      <style:text-properties officeooo:rsid="0017e637" officeooo:paragraph-rsid="00624726"/>
    </style:style>
    <style:style style:name="P57" style:family="paragraph" style:parent-style-name="Standard">
      <style:text-properties officeooo:rsid="0017e637" officeooo:paragraph-rsid="0062b540"/>
    </style:style>
    <style:style style:name="P58" style:family="paragraph" style:parent-style-name="Standard">
      <style:text-properties officeooo:rsid="0017e637" officeooo:paragraph-rsid="00641fa1"/>
    </style:style>
    <style:style style:name="P59" style:family="paragraph" style:parent-style-name="Standard">
      <style:text-properties officeooo:rsid="0017e637" officeooo:paragraph-rsid="00654860"/>
    </style:style>
    <style:style style:name="P60" style:family="paragraph" style:parent-style-name="Standard">
      <style:text-properties officeooo:rsid="0017e637" officeooo:paragraph-rsid="0066eb8d"/>
    </style:style>
    <style:style style:name="P61" style:family="paragraph" style:parent-style-name="Standard">
      <style:text-properties officeooo:rsid="0017e637" officeooo:paragraph-rsid="006770ed"/>
    </style:style>
    <style:style style:name="P62" style:family="paragraph" style:parent-style-name="Standard">
      <style:text-properties officeooo:rsid="0017e637" officeooo:paragraph-rsid="0069f784"/>
    </style:style>
    <style:style style:name="P63" style:family="paragraph" style:parent-style-name="Standard">
      <style:text-properties officeooo:rsid="0017e637" officeooo:paragraph-rsid="006c3ad0"/>
    </style:style>
    <style:style style:name="P64" style:family="paragraph" style:parent-style-name="Standard">
      <style:text-properties officeooo:rsid="0017e637" officeooo:paragraph-rsid="006de5ff"/>
    </style:style>
    <style:style style:name="P65" style:family="paragraph" style:parent-style-name="Standard">
      <style:text-properties officeooo:rsid="0017e637" officeooo:paragraph-rsid="001ac774"/>
    </style:style>
    <style:style style:name="P66" style:family="paragraph" style:parent-style-name="Standard">
      <style:text-properties officeooo:rsid="0017e637" officeooo:paragraph-rsid="006f23c4"/>
    </style:style>
    <style:style style:name="P67" style:family="paragraph" style:parent-style-name="Standard">
      <style:paragraph-properties fo:margin-left="0in" fo:margin-right="0in" fo:margin-top="0in" fo:margin-bottom="0in" style:contextual-spacing="false" fo:text-indent="0in" style:auto-text-indent="false"/>
      <style:text-properties officeooo:paragraph-rsid="006f23c4"/>
    </style:style>
    <style:style style:name="P68" style:family="paragraph" style:parent-style-name="Text_20_body">
      <style:paragraph-properties fo:margin-left="0in" fo:margin-right="0in" fo:margin-top="0in" fo:margin-bottom="0in" style:contextual-spacing="false" fo:text-indent="0in" style:auto-text-indent="false"/>
    </style:style>
    <style:style style:name="P69" style:family="paragraph" style:parent-style-name="Text_20_body">
      <style:paragraph-properties fo:margin-left="0in" fo:margin-right="0in" fo:margin-top="0in" fo:margin-bottom="0in" style:contextual-spacing="false" fo:text-indent="0in" style:auto-text-indent="false"/>
      <style:text-properties officeooo:paragraph-rsid="0059c944"/>
    </style:style>
    <style:style style:name="P70" style:family="paragraph" style:parent-style-name="Text_20_body">
      <style:paragraph-properties fo:margin-left="0in" fo:margin-right="0in" fo:margin-top="0in" fo:margin-bottom="0in" style:contextual-spacing="false" fo:text-indent="0in" style:auto-text-indent="false"/>
      <style:text-properties officeooo:paragraph-rsid="005da00c"/>
    </style:style>
    <style:style style:name="P71" style:family="paragraph" style:parent-style-name="Text_20_body">
      <style:paragraph-properties fo:margin-left="0in" fo:margin-right="0in" fo:margin-top="0in" fo:margin-bottom="0in" style:contextual-spacing="false" fo:text-indent="0in" style:auto-text-indent="false"/>
      <style:text-properties officeooo:paragraph-rsid="005ea7ed"/>
    </style:style>
    <style:style style:name="P72" style:family="paragraph" style:parent-style-name="Text_20_body">
      <style:paragraph-properties fo:margin-left="0in" fo:margin-right="0in" fo:margin-top="0in" fo:margin-bottom="0in" style:contextual-spacing="false" fo:text-indent="0in" style:auto-text-indent="false"/>
      <style:text-properties officeooo:paragraph-rsid="00603f9c"/>
    </style:style>
    <style:style style:name="P73" style:family="paragraph" style:parent-style-name="Text_20_body">
      <style:paragraph-properties fo:margin-left="0in" fo:margin-right="0in" fo:margin-top="0in" fo:margin-bottom="0in" style:contextual-spacing="false" fo:text-indent="0in" style:auto-text-indent="false"/>
      <style:text-properties officeooo:paragraph-rsid="0060c0ba"/>
    </style:style>
    <style:style style:name="P74" style:family="paragraph" style:parent-style-name="Text_20_body">
      <style:paragraph-properties fo:margin-left="0in" fo:margin-right="0in" fo:margin-top="0in" fo:margin-bottom="0in" style:contextual-spacing="false" fo:text-indent="0in" style:auto-text-indent="false"/>
      <style:text-properties officeooo:paragraph-rsid="00624726"/>
    </style:style>
    <style:style style:name="P75" style:family="paragraph" style:parent-style-name="Text_20_body">
      <style:paragraph-properties fo:margin-left="0in" fo:margin-right="0in" fo:margin-top="0in" fo:margin-bottom="0in" style:contextual-spacing="false" fo:text-indent="0in" style:auto-text-indent="false"/>
      <style:text-properties officeooo:paragraph-rsid="0062b540"/>
    </style:style>
    <style:style style:name="P76" style:family="paragraph" style:parent-style-name="Text_20_body">
      <style:paragraph-properties fo:margin-left="0in" fo:margin-right="0in" fo:margin-top="0in" fo:margin-bottom="0in" style:contextual-spacing="false" fo:text-indent="0in" style:auto-text-indent="false"/>
      <style:text-properties officeooo:paragraph-rsid="00641fa1"/>
    </style:style>
    <style:style style:name="P77" style:family="paragraph" style:parent-style-name="Text_20_body">
      <style:paragraph-properties fo:margin-left="0in" fo:margin-right="0in" fo:margin-top="0in" fo:margin-bottom="0in" style:contextual-spacing="false" fo:text-indent="0in" style:auto-text-indent="false"/>
      <style:text-properties officeooo:paragraph-rsid="00654860"/>
    </style:style>
    <style:style style:name="P78" style:family="paragraph" style:parent-style-name="Text_20_body">
      <style:paragraph-properties fo:margin-left="0in" fo:margin-right="0in" fo:margin-top="0in" fo:margin-bottom="0in" style:contextual-spacing="false" fo:text-indent="0in" style:auto-text-indent="false"/>
      <style:text-properties officeooo:paragraph-rsid="0066eb8d"/>
    </style:style>
    <style:style style:name="P79" style:family="paragraph" style:parent-style-name="Text_20_body">
      <style:paragraph-properties fo:margin-left="0in" fo:margin-right="0in" fo:margin-top="0in" fo:margin-bottom="0in" style:contextual-spacing="false" fo:text-indent="0in" style:auto-text-indent="false"/>
      <style:text-properties officeooo:paragraph-rsid="006770ed"/>
    </style:style>
    <style:style style:name="P80" style:family="paragraph" style:parent-style-name="Text_20_body">
      <style:paragraph-properties fo:margin-left="0in" fo:margin-right="0in" fo:margin-top="0in" fo:margin-bottom="0in" style:contextual-spacing="false" fo:text-indent="0in" style:auto-text-indent="false"/>
      <style:text-properties officeooo:paragraph-rsid="0069f784"/>
    </style:style>
    <style:style style:name="P81" style:family="paragraph" style:parent-style-name="Text_20_body">
      <style:paragraph-properties fo:margin-left="0in" fo:margin-right="0in" fo:margin-top="0in" fo:margin-bottom="0in" style:contextual-spacing="false" fo:text-indent="0in" style:auto-text-indent="false"/>
      <style:text-properties officeooo:paragraph-rsid="006c3ad0"/>
    </style:style>
    <style:style style:name="P82" style:family="paragraph" style:parent-style-name="Text_20_body">
      <style:paragraph-properties fo:margin-left="0in" fo:margin-right="0in" fo:margin-top="0in" fo:margin-bottom="0in" style:contextual-spacing="false" fo:text-indent="0in" style:auto-text-indent="false"/>
      <style:text-properties officeooo:paragraph-rsid="006de5ff"/>
    </style:style>
    <style:style style:name="P83" style:family="paragraph" style:parent-style-name="Text_20_body">
      <style:paragraph-properties fo:margin-left="0in" fo:margin-right="0in" fo:margin-top="0in" fo:margin-bottom="0in" style:contextual-spacing="false" fo:text-indent="0in" style:auto-text-indent="false"/>
      <style:text-properties officeooo:paragraph-rsid="006f23c4"/>
    </style:style>
    <style:style style:name="P84" style:family="paragraph" style:parent-style-name="Text_20_body">
      <style:text-properties officeooo:paragraph-rsid="005da00c"/>
    </style:style>
    <style:style style:name="P85" style:family="paragraph" style:parent-style-name="Text_20_body">
      <style:text-properties officeooo:rsid="0017e637" officeooo:paragraph-rsid="0017e637"/>
    </style:style>
    <style:style style:name="T1" style:family="text">
      <style:text-properties officeooo:rsid="0017e637"/>
    </style:style>
    <style:style style:name="T2" style:family="text">
      <style:text-properties fo:language="el" fo:country="GR"/>
    </style:style>
    <style:style style:name="T3" style:family="text">
      <style:text-properties fo:language="el" fo:country="GR" officeooo:rsid="00190359"/>
    </style:style>
    <style:style style:name="T4" style:family="text">
      <style:text-properties fo:language="el" fo:country="GR" officeooo:rsid="001ac774"/>
    </style:style>
    <style:style style:name="T5" style:family="text">
      <style:text-properties fo:language="el" fo:country="GR" officeooo:rsid="001bf742"/>
    </style:style>
    <style:style style:name="T6" style:family="text">
      <style:text-properties fo:language="el" fo:country="GR" officeooo:rsid="0021c439"/>
    </style:style>
    <style:style style:name="T7" style:family="text">
      <style:text-properties fo:language="el" fo:country="GR" officeooo:rsid="0021d204"/>
    </style:style>
    <style:style style:name="T8" style:family="text">
      <style:text-properties fo:language="el" fo:country="GR" officeooo:rsid="00222612"/>
    </style:style>
    <style:style style:name="T9" style:family="text">
      <style:text-properties fo:language="el" fo:country="GR" officeooo:rsid="00228747"/>
    </style:style>
    <style:style style:name="T10" style:family="text">
      <style:text-properties fo:language="el" fo:country="GR" officeooo:rsid="00242884"/>
    </style:style>
    <style:style style:name="T11" style:family="text">
      <style:text-properties fo:language="el" fo:country="GR" officeooo:rsid="0025e386"/>
    </style:style>
    <style:style style:name="T12" style:family="text">
      <style:text-properties fo:language="el" fo:country="GR" officeooo:rsid="0027cd6f"/>
    </style:style>
    <style:style style:name="T13" style:family="text">
      <style:text-properties fo:language="el" fo:country="GR" officeooo:rsid="002932d6"/>
    </style:style>
    <style:style style:name="T14" style:family="text">
      <style:text-properties fo:language="el" fo:country="GR" officeooo:rsid="002a603e"/>
    </style:style>
    <style:style style:name="T15" style:family="text">
      <style:text-properties fo:language="el" fo:country="GR" officeooo:rsid="002bef09"/>
    </style:style>
    <style:style style:name="T16" style:family="text">
      <style:text-properties fo:language="el" fo:country="GR" officeooo:rsid="004f3b6a"/>
    </style:style>
    <style:style style:name="T17" style:family="text">
      <style:text-properties fo:language="el" fo:country="GR" officeooo:rsid="004fa33f"/>
    </style:style>
    <style:style style:name="T18" style:family="text">
      <style:text-properties fo:language="el" fo:country="GR" officeooo:rsid="005182b0"/>
    </style:style>
    <style:style style:name="T19" style:family="text">
      <style:text-properties fo:language="el" fo:country="GR" officeooo:rsid="00575a48"/>
    </style:style>
    <style:style style:name="T20" style:family="text">
      <style:text-properties fo:language="el" fo:country="GR" officeooo:rsid="00577ea6"/>
    </style:style>
    <style:style style:name="T21" style:family="text">
      <style:text-properties fo:language="el" fo:country="GR" officeooo:rsid="005aabee"/>
    </style:style>
    <style:style style:name="T22" style:family="text">
      <style:text-properties fo:language="el" fo:country="GR" officeooo:rsid="005da00c"/>
    </style:style>
    <style:style style:name="T23" style:family="text">
      <style:text-properties fo:language="el" fo:country="GR" officeooo:rsid="00624726"/>
    </style:style>
    <style:style style:name="T24" style:family="text">
      <style:text-properties fo:language="el" fo:country="GR" officeooo:rsid="0062b540"/>
    </style:style>
    <style:style style:name="T25" style:family="text">
      <style:text-properties fo:language="el" fo:country="GR" officeooo:rsid="00641fa1"/>
    </style:style>
    <style:style style:name="T26" style:family="text">
      <style:text-properties fo:language="el" fo:country="GR" officeooo:rsid="00654860"/>
    </style:style>
    <style:style style:name="T27" style:family="text">
      <style:text-properties fo:language="el" fo:country="GR" officeooo:rsid="006770ed"/>
    </style:style>
    <style:style style:name="T28" style:family="text">
      <style:text-properties fo:language="el" fo:country="GR" officeooo:rsid="0069f784"/>
    </style:style>
    <style:style style:name="T29" style:family="text">
      <style:text-properties fo:language="el" fo:country="GR" officeooo:rsid="006c3ad0"/>
    </style:style>
    <style:style style:name="T30" style:family="text">
      <style:text-properties fo:language="el" fo:country="GR" officeooo:rsid="006f23c4"/>
    </style:style>
    <style:style style:name="T31" style:family="text">
      <style:text-properties officeooo:rsid="006c3ad0"/>
    </style:style>
    <style:style style:name="T32" style:family="text">
      <style:text-properties officeooo:rsid="006f23c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Line2411180549952">
          <table:table-cell table:style-name="Table1.A1" office:value-type="string">
            <text:p text:style-name="P25">Ἄρειος Πότηρ καὶ ἡ τοῦ φιλοσόφου λίθος</text:p>
          </table:table-cell>
          <table:table-cell table:style-name="Table1.A1" office:value-type="string">
            <text:p text:style-name="P1">Harry Potter and the Sorcerer's Stone</text:p>
          </table:table-cell>
        </table:table-row>
        <table:table-row table:style-name="TableLine2411180580416">
          <table:table-cell table:style-name="Table1.A1" office:value-type="string">
            <text:p text:style-name="P25">ΒΙΒΛΟΣ Α<text:line-break/>ΠΕΡΙ ΤΟΥ ΠΑΙΔΟΣ ΤΟΥ ΕΠΙΒΙΟΝΤΟΣ</text:p>
          </table:table-cell>
          <table:table-cell table:style-name="Table1.A1" office:value-type="string">
            <text:p text:style-name="P1">CHAPTER ONE</text:p>
            <text:p text:style-name="P1">THE BOY WHO LIVED </text:p>
          </table:table-cell>
        </table:table-row>
        <table:table-row table:style-name="TableLine2411180579872">
          <table:table-cell table:style-name="Table1.A1" office:value-type="string">
            <text:p text:style-name="P24"><text:span text:style-name="T1">Δούρσλειος καὶ ἡ γυνὴ ἐνῴκουν τῇ τετάρτῃ οἰκίᾳ τῇ τῆς τῶν </text:span>μυρσίνων ὁδοῦ· ἐσεμνύνοντο δὲ περὶ ἑαυτοὺς ὡς οὐδέν διαφέρουσι τῶν ἄλλων ἀνθρώπων, τούτου δ ’ ἕνεκα χάριν πολλὴν ᾔδεσαν. </text:p>
          </table:table-cell>
          <table:table-cell table:style-name="Table1.A1" office:value-type="string">
            <text:p text:style-name="P1">Mr. and Mrs. Dursley, of number four, Privet Drive, were proud to say that they were perfectly normal, thank you very much. </text:p>
          </table:table-cell>
        </table:table-row>
        <table:table-row table:style-name="TableLine2411180583680">
          <table:table-cell table:style-name="Table1.A1" office:value-type="string">
            <text:p text:style-name="P26">Διόπερ νομίζοις ἂν αὐτοὺς ἐν πρώτοις εἶναι τῶν μὴ μετεχόντων τοῦ θαυμασίου, ὡς περὶ οὐδενὸς τὰ τοιαῦτα ποιουμένους καί ἀλαζονείανκαλοῦντας.</text:p>
          </table:table-cell>
          <table:table-cell table:style-name="Table1.A1" office:value-type="string">
            <text:p text:style-name="P1">They were the last people you'd expect to be involved in anything strange or mysterious, because they just didn't hold with such nonsense. </text:p>
          </table:table-cell>
        </table:table-row>
        <table:table-row table:style-name="TableLine2411180581232">
          <table:table-cell table:style-name="Table1.A1" office:value-type="string">
            <text:p text:style-name="P26">ὁ δέ Δούρσλειος κύριος ἦν ἐργαστηρίου τινὸς Γρούνιγγος καλουμένου οῦπερ τρύπανα καὶ τέρετρα παντοδαπὰ ποιεῖται. </text:p>
          </table:table-cell>
          <table:table-cell table:style-name="Table1.A1" office:value-type="string">
            <text:p text:style-name="P1">Mr. Dursley was the director of a firm called Grunnings, which made drills. </text:p>
          </table:table-cell>
        </table:table-row>
        <table:table-row table:style-name="TableLine2411180576336">
          <table:table-cell table:style-name="Table1.A1" office:value-type="string">
            <text:p text:style-name="P27">καὶ μέγας τ’ ἧν τὸ εἶδος καὶ μάλιστα ὀγκώδης· τὸν μὲν γὰρ αὐχένα οὐκ ἦν ῥᾴδιονι’δεῖν πάχιστον ὄντα, μύστακα δ’ ἂν ἴδοις αὐτῷ δασὺν ὡς σφόδρα. </text:p>
          </table:table-cell>
          <table:table-cell table:style-name="Table1.A1" office:value-type="string">
            <text:p text:style-name="P1">He was a big, beefy man with hardly any neck, although he did have a very large mustache.</text:p>
          </table:table-cell>
        </table:table-row>
        <table:table-row table:style-name="TableLine2411180585584">
          <table:table-cell table:style-name="Table1.A1" office:value-type="string">
            <text:p text:style-name="P27">ἡ δέ γυνὴ οὐδαμῶς παχεῖα οὖσα λευκόθριξ τ’ ἦν καί δολιχαύχην· διπλοῦν γὰρ εἶχεν αὐχένα ἢ κατὰ φύσιν καί μάλα χρήσιμον ἐπὶ τὸ ῥᾷον ἐπιτηρεῖν γεράνου δίκην τούς γείτονας σκοποῦσα ὑπὲρ τὸ τειχίον. </text:p>
          </table:table-cell>
          <table:table-cell table:style-name="Table1.A1" office:value-type="string">
            <text:p text:style-name="P2">Mrs. Dursley was thin and blonde and had nearly twice the usual amount of neck, which came in very useful as she spent so much of her time craning over garden fences, spying on the neighbors. </text:p>
          </table:table-cell>
        </table:table-row>
        <table:table-row table:style-name="TableLine2411180586128">
          <table:table-cell table:style-name="Table1.A1" office:value-type="string">
            <text:p text:style-name="P27">καὶ υἱὸν εἶχον οἱ Δούρσλειοι ε”τι παιδίον ὄντα ὀνόματι Δούδλιον· τὸν δ’ ἡγοῦντο τὸ κάλλιστον εἶναι τῶν ἐν ἀνθρώποις.</text:p>
          </table:table-cell>
          <table:table-cell table:style-name="Table1.A1" office:value-type="string">
            <text:p text:style-name="P2">The Dursleys had a small son called Dudley and in their opinion there was no finer boy anywhere. </text:p>
          </table:table-cell>
        </table:table-row>
        <table:table-row table:style-name="TableLine2411180604080">
          <table:table-cell table:style-name="Table1.A1" office:value-type="string">
            <text:p text:style-name="P27">καὶ πάνθ’ ὅσων ποτ’ ἐπεθύμουν, τοσαῦτ’ ἤδη κατεῖχον· ἐφύλαττον δέ καὶ ἀπόρρητόν τι. καὶ μάλιστ’ ἐφοβοῦντο μή τις καταλάβῃ αὐτό, τὸν βίον ἀβίωτον νομίζοντες ἔσεσθαι ἐάν τις περὶ τῶν Ποτήρων πύθηται. </text:p>
          </table:table-cell>
          <table:table-cell table:style-name="Table1.A1" office:value-type="string">
            <text:p text:style-name="P2">The Dursleys had everything they wanted, but they also had a secret, and their greatest fear was that somebody would discover it. They didn't think they could bear it if anyone found out about the Potters.</text:p>
          </table:table-cell>
        </table:table-row>
        <table:table-row table:style-name="TableLine2411180601360">
          <table:table-cell table:style-name="Table1.A1" office:value-type="string">
            <text:p text:style-name="P27">ἡ γὰρ ἀδελφὴ ἡ τῆς Δουρσλείας ἧν γυνὴ τοῦ Ποτῆρος’ οὐ μὴν οὐδὲ συνεγένοντο ἀλλήλοις πολλὰ <text:span text:style-name="T3">ἔ</text:span>τη. </text:p>
          </table:table-cell>
          <table:table-cell table:style-name="Table1.A1" office:value-type="string">
            <text:p text:style-name="P2">Mrs. Potter was Mrs. Dursley's sister, but they hadn't met for several years; </text:p>
          </table:table-cell>
        </table:table-row>
        <table:table-row table:style-name="TableLine2411180607616">
          <table:table-cell table:style-name="Table1.A1" office:value-type="string">
            <text:p text:style-name="P28"><text:span text:style-name="T3">ἐ</text:span>κείνη δ’ οὖν εἰρωνευομένη οὐκ ἔφη ἔχειν ἀδελφὴν οὐδεμίαν. παντάπασι γὰρ ἐκ διαμέτρου εἶναι τὰ τῆς ἑαυτῶν διαίτης καὶ τὰ τῶν συγγενῶν, τῆς τε ἀδελφῆς καὶ τοῦ ἀνδρὸς ἐκείνου κακοήθους ὄντος. </text:p>
          </table:table-cell>
          <table:table-cell table:style-name="Table1.A1" office:value-type="string">
            <text:p text:style-name="P3">in fact, Mrs. Dursley pretended she didn't have a sister, because her sister and her good-for-nothing husband were as unDursleyish as it was possible to be. </text:p>
          </table:table-cell>
        </table:table-row>
        <table:table-row table:style-name="TableLine2411180599728">
          <table:table-cell table:style-name="Table1.A1" office:value-type="string">
            <text:p text:style-name="P28">καί γὰρ μάλ’ ὠρρώδουν λοιδορίαν τε καὶ κακολογίαν ὀφλεῖν ἐκ τῶν πλησίον,</text:p>
            <text:p text:style-name="P28"><text:soft-page-break/>ἀφικομένων ποτ’ ἐκείνων δεῦρο. </text:p>
          </table:table-cell>
          <table:table-cell table:style-name="Table1.A1" office:value-type="string">
            <text:p text:style-name="P3">The Dursleys shuddered to think what the neighbors would say if the Potters arrived in the <text:soft-page-break/>street.</text:p>
          </table:table-cell>
        </table:table-row>
        <table:table-row table:style-name="TableLine2411180600816">
          <table:table-cell table:style-name="Table1.A1" office:value-type="string">
            <text:p text:style-name="P28">καὶ ᾔδεσαν μὲν παιδίσκον γεγενημένον καὶ τοῖς Ποτῆρσιν, ἑωράκεσαν δ’ οὐδέποτε.</text:p>
          </table:table-cell>
          <table:table-cell table:style-name="Table1.A1" office:value-type="string">
            <text:p text:style-name="P4">The Dursleys knew that the Potters had a small son, too, but they had never even seen him. </text:p>
          </table:table-cell>
        </table:table-row>
        <table:table-row table:style-name="TableLine2411180608432">
          <table:table-cell table:style-name="Table1.A1" office:value-type="string">
            <text:p text:style-name="P29">διὰ δὲ τοῦτο πρόθυμοι ἦσαν ἀπεῖρξαι τοὺς Ποτῆρας ἀπὸ τοῦ δήμου, ἄλλως τε καὶ ἐλπίζοντες Δουδλίον τὸν υἱὸν μὴ ὁμιλήσειν τῷ τοιούτῳ παιδί.</text:p>
          </table:table-cell>
          <table:table-cell table:style-name="Table1.A1" office:value-type="string">
            <text:p text:style-name="P4">This boy was another good reason for keeping the Potters away; they didn't want Dudley mixing with a child like that. </text:p>
          </table:table-cell>
        </table:table-row>
        <table:table-row table:style-name="TableLine2411180598096">
          <table:table-cell table:style-name="Table1.A1" office:value-type="string">
            <text:p text:style-name="P29">ἐγειρομένων δέ ποτε τῶν Δουρσλείων ἀφ’ ὕπνου ἐκείνῃ τῇ ἡμέρᾳ ὡς <text:span text:style-name="T4">ἔ</text:span><text:span text:style-name="T2">τυχεν</text:span> ἐξ ἧς ἡμεῖς τάδε μυθολογοῦντες ἤρξαμεν, νέφος καὶ ὁμίχλη κατὰ τὸ εἰωθὸς ἐκάλυπτον πάντα τὰ ἔξωθεν· τίς δέ συνίει</text:p>
            <text:p text:style-name="P29">τὰ μέλλοντα ὡς πανταχοῦ δεινά τε καί παράλογα γενήσεται; </text:p>
          </table:table-cell>
          <table:table-cell table:style-name="Table1.A1" office:value-type="string">
            <text:p text:style-name="P4">When Mr. and Mrs. Dursley woke up on the dull, gray Tuesday our story starts, there was nothing about the cloudy sky outside to suggest that strange and mysterious things would soon be happening all over the country. </text:p>
          </table:table-cell>
        </table:table-row>
        <table:table-row table:style-name="TableLine2411180594288">
          <table:table-cell table:style-name="Table1.A1" office:value-type="string">
            <text:p text:style-name="P30">ὁ μὲν γὰρ Δούρσλειος μινυρίζων τι ᾑρεῖτο τῶν λαιμοδέτων τὸν ἀτερπέστατον ἅτε ἰῶν πρὸς τὸ ἐργαστήριον· ἡ δέ γυνὴ λαλοῦσα πολλῆς μετ’ εὐθυμίας τὸ παιδίον ἀνεβίβαζεν εἰς τὸ βάθρον κραυγὴν <text:span text:style-name="T4">ἔ</text:span>τι προϊέμενον.</text:p>
          </table:table-cell>
          <table:table-cell table:style-name="Table1.A1" office:value-type="string">
            <text:p text:style-name="P5">Mr. Dursley hummed as he picked out his most boring tie for work, and Mrs. Dursley gossiped away happily as she wrestled a screaming Dudley into his high chair. </text:p>
          </table:table-cell>
        </table:table-row>
        <table:table-row table:style-name="TableLine2411180599184">
          <table:table-cell table:style-name="Table1.A1" office:value-type="string">
            <text:p text:style-name="P30">ἀτὰρ δὴ τὴν γλαῦκα τὴν μεγάλην καί ξανθὴν τὴν παρὰ τὰς θυρίδας πετομένην οὐδέτερος εἶδεν.</text:p>
          </table:table-cell>
          <table:table-cell table:style-name="Table1.A1" office:value-type="string">
            <text:p text:style-name="P5">None of them noticed a large, tawny owl flutter past the window. </text:p>
          </table:table-cell>
        </table:table-row>
        <table:table-row table:style-name="TableLine2411180600544">
          <table:table-cell table:style-name="Table1.A1" office:value-type="string">
            <text:p text:style-name="P30">ὁ δέ Δούρσλειος ὄρθριος τὸ σακίον λαβὼν τὴν μὲν τῆς γυναικὸς παρειὰν ἐφίλησε, τῆς δέ τοῦ παιδὸς ἥμαρτε, τότε δὴ δι’ ὀργὴς ἇποβάλλοντος τὰ ἄλφιτα ἐπὶ τὸ τειχίον. </text:p>
          </table:table-cell>
          <table:table-cell table:style-name="Table1.A1" office:value-type="string">
            <text:p text:style-name="P5">At half past eight, Mr. Dursley picked up his briefcase, pecked Mrs. Dursley on the cheek, and tried to kiss Dudley good-bye but missed, because Dudley was now having a tantrum and throwing his cereal at the walls. </text:p>
          </table:table-cell>
        </table:table-row>
        <table:table-row table:style-name="TableLine2411180594560">
          <table:table-cell table:style-name="Table1.A1" office:value-type="string">
            <text:p text:style-name="P30">ὑπογελάσας δέ Ἀκόλαστον, ἔφη, εἶ χρῆμα παιδαρίου, <text:span text:style-name="T5">ἔ</text:span>πειτα δ’ οἴκοθεν ἐξελθὼν ἤλαυνε τὸ</text:p>
            <text:p text:style-name="P30">αὐτοκίνητον ὄχημα ἐπὶ τὴν ἀγοράν.</text:p>
          </table:table-cell>
          <table:table-cell table:style-name="Table1.A1" office:value-type="string">
            <text:p text:style-name="P5">"Little tyke," chortled Mr. Dursley as he left the house. He got into his car and backed out of number four's drive. </text:p>
          </table:table-cell>
        </table:table-row>
        <table:table-row table:style-name="TableLine2411180607888">
          <table:table-cell table:style-name="Table1.A1" office:value-type="string">
            <text:p text:style-name="P30">πρὸς δ’ ἁμαξιτὸν ὁδοιπορῶν, τὸ πρῶτον θαῦμα εἶδεν, αἴλουρον πινάκιόν τι γεωγραφικὸν ἀναγιγνώσκοντα. </text:p>
          </table:table-cell>
          <table:table-cell table:style-name="Table1.A1" office:value-type="string">
            <text:p text:style-name="P5">It was on the corner of the street that he noticed the first sign of something peculiar -- a cat reading a map.</text:p>
          </table:table-cell>
        </table:table-row>
        <table:table-row table:style-name="TableLine2411180592656">
          <table:table-cell table:style-name="Table1.A1" office:value-type="string">
            <text:p text:style-name="P30">καί πρῶτον μὲν ἔλαθεν ἑαυτὸν τοιοῦτ’ ἰδών· ἔπειτα δὲ τὸν τράχηλον εἰς τούπίσω περιστρέψας, αὖθις προσέβλεψεν. </text:p>
          </table:table-cell>
          <table:table-cell table:style-name="Table1.A1" office:value-type="string">
            <text:p text:style-name="P5">For a second, Mr. Dursley didn't realize what he had seen -- then he jerked his head around to look again.</text:p>
          </table:table-cell>
        </table:table-row>
        <table:table-row table:style-name="TableLine2411180608160">
          <table:table-cell table:style-name="Table1.A1" office:value-type="string">
            <text:p text:style-name="P31">αἴλουρον μὲν δὴ παρδαλωτὸν παρὰ</text:p>
            <text:p text:style-name="P31">τὴν ἁμαξιτὸν ἑστηκότα, πίνακα δ’ οὐκ εἶδεν.</text:p>
          </table:table-cell>
          <table:table-cell table:style-name="Table1.A1" office:value-type="string">
            <text:p text:style-name="P23">Ⲧ<text:span text:style-name="T1">here was a tabby cat standing on the corner of Privet Drive, but there wasn't a map in sight.</text:span></text:p>
          </table:table-cell>
        </table:table-row>
        <table:table-row table:style-name="TableLine2411180594832">
          <table:table-cell table:style-name="Table1.A1" office:value-type="string">
            <text:p text:style-name="P31">καὶ πρὸς ἑαυτὸν ἐννοῶν Ἆρ’ οὐκ ἐφαντάσθην πάντα, ἔφη, ἐψευσμένος τι τῷ δοκοῦντι;</text:p>
          </table:table-cell>
          <table:table-cell table:style-name="Table1.A1" office:value-type="string">
            <text:p text:style-name="P6">What could he have been thinking of? It must have been a trick of the light. </text:p>
          </table:table-cell>
        </table:table-row>
        <table:table-row table:style-name="TableLine2411180596736">
          <table:table-cell table:style-name="Table1.A1" office:value-type="string">
            <text:p text:style-name="P32">σκαρδαμύττων οὖν πρὸς αὐτὸν ἔβλεψε μάλ’ αὖθις<text:span text:style-name="T6">·</text:span></text:p>
          </table:table-cell>
          <table:table-cell table:style-name="Table1.A1" office:value-type="string">
            <text:p text:style-name="P7">Mr. Dursley blinked and stared at the cat.</text:p>
          </table:table-cell>
        </table:table-row>
        <table:table-row table:style-name="TableLine2411180597280">
          <table:table-cell table:style-name="Table1.A1" office:value-type="string">
            <text:p text:style-name="P32">ὁ δ’ ἐναντίον προσέβλεπε. ἀπελαύνων δ’ οῦν πρὸς τὸν αἴλουρον οὐκ ἐπαύσατο βλέπων ἐν τῷ <text:soft-page-break/>κατόπτρῳ. </text:p>
          </table:table-cell>
          <table:table-cell table:style-name="Table1.A1" office:value-type="string">
            <text:p text:style-name="P7">It stared back. As Mr. Dursley drove around the corner and up the road, he watched the cat in his <text:soft-page-break/>mirror.</text:p>
          </table:table-cell>
        </table:table-row>
        <table:table-row table:style-name="TableLine2411180603264">
          <table:table-cell table:style-name="Table1.A1" office:value-type="string">
            <text:p text:style-name="P32">τὸν δ’ ἀναγιγνώσκοντα κατεῖδε τὸ τῆς ὁδοῦ ὄνομα τὸ ἐν σημείῳ ἐπιγεγραμμένονόὐ μὰ Δί’ ἀλλὰ βλέποντα δὴ πρὸς τὸ σημεῖον, <text:span text:style-name="T6">ὡ</text:span>ς τῶν αἰλούρων ἀναγιγνώσκειν μὴ ἐπισταμένων μήτε πίνακα γεωγραφικὸν μήτε σημεῖον.</text:p>
          </table:table-cell>
          <table:table-cell table:style-name="Table1.A1" office:value-type="string">
            <text:p text:style-name="P7">It was now reading the sign that said Privet Drive -- no, looking at the sign; cats couldn't read maps or signs. Mr. Dursley gave himself a little shake and put the cat out of his mind.</text:p>
          </table:table-cell>
        </table:table-row>
        <table:table-row table:style-name="TableLine2411180596464">
          <table:table-cell table:style-name="Table1.A1" office:value-type="string">
            <text:p text:style-name="P32">ὀχούμενος οὖν ἐπὶ τὴν ἀγορὰν τοῦ μὲν αἰλούρου ἐπελάθετο, περὶ δέ τὰ τρύπανα ἐφρόντιζεν ὧν πολλῶν καὶ καλῶν αὐθήμερον λήξεσθαι ἔμελλεν.</text:p>
          </table:table-cell>
          <table:table-cell table:style-name="Table1.A1" office:value-type="string">
            <text:p text:style-name="P7">As he drove toward town he thought of nothing except a large order of drills he was hoping to get that day. </text:p>
          </table:table-cell>
        </table:table-row>
        <table:table-row table:style-name="TableLine2411180592112">
          <table:table-cell table:style-name="Table1.A1" office:value-type="string">
            <text:p text:style-name="P33">ἐκεῖσε δὲ πλησιάζων καὶ τῶν τρυπάνων ἐπιλήσμων ἐγένετο, δέον προσέχειν τὸν νοῦν εἰς ἄλλο τι νέον. </text:p>
          </table:table-cell>
          <table:table-cell table:style-name="Table1.A1" office:value-type="string">
            <text:p text:style-name="P8">But on the edge of town, drills were driven out of his mind by something else.</text:p>
          </table:table-cell>
        </table:table-row>
        <table:table-row table:style-name="TableLine2411180599456">
          <table:table-cell table:style-name="Table1.A1" office:value-type="string">
            <text:p text:style-name="P33">οὐ γὰρ ἐξὸν αὐτῷ προχωρεῖν εἰ μὴ βραδέως, ὃ καὶ καθ’ ἡμέραν ἐγένετο τοῖς πρὸς ἀγορὰν ἐν αὐτοκινήτῳ ὀχουμένοις, οὐκ <text:span text:style-name="T7">ἔ</text:span>λαθον αὐτὸν ἐν ὁδῶ ὁμιλοῦντες πολλοὶ ἄνθρωποι ἐσθῆτα ἐνδεδυμένοι ἄτοπον.</text:p>
          </table:table-cell>
          <table:table-cell table:style-name="Table1.A1" office:value-type="string">
            <text:p text:style-name="P8">As he sat in the usual morning traffic jam, he couldn't help noticing that there seemed to be a lot of strangely dressed people about.</text:p>
          </table:table-cell>
        </table:table-row>
        <table:table-row table:style-name="TableLine2411180602176">
          <table:table-cell table:style-name="Table1.A1" office:value-type="string">
            <text:p text:style-name="P33">τρίβωνα γὰρ πᾶς τις μέγαν περιεβέβλητο· </text:p>
          </table:table-cell>
          <table:table-cell table:style-name="Table1.A1" office:value-type="string">
            <text:p text:style-name="P8">People in cloaks.</text:p>
          </table:table-cell>
        </table:table-row>
        <table:table-row table:style-name="TableLine2411180598368">
          <table:table-cell table:style-name="Table1.A1" office:value-type="string">
            <text:p text:style-name="P33">ἐμίσει δ’ ἐκεῖνος τούς ἄλλους τ’ τὰ τοιαῦτα περιβαλλομένους ὡς γελοίους ἑαυτοὺς παρέχοντας καὶ τούς νέους τοὺς ἐσθῆτα ἄμουσον ἀεὶ προαιρουμένους.</text:p>
          </table:table-cell>
          <table:table-cell table:style-name="Table1.A1" office:value-type="string">
            <text:p text:style-name="P8">Mr. Dursley couldn't bear people who dressed in funny clothes -- the getups you saw on young people!</text:p>
          </table:table-cell>
        </table:table-row>
        <table:table-row table:style-name="TableLine2411180601904">
          <table:table-cell table:style-name="Table1.A1" office:value-type="string">
            <text:p text:style-name="P33">ἐκείνους δ’ οῦν ἐνόμισε καινίζειν που περὶ τῶν ἱματίων. </text:p>
          </table:table-cell>
          <table:table-cell table:style-name="Table1.A1" office:value-type="string">
            <text:p text:style-name="P8">He supposed this was some stupid new fashion.</text:p>
          </table:table-cell>
        </table:table-row>
        <table:table-row table:style-name="TableLine2411180603536">
          <table:table-cell table:style-name="Table1.A1" office:value-type="string">
            <text:p text:style-name="P34">οὕτω δ’ ἀμηχανοῦντι ἅτε ὀχουμένῳ <text:span text:style-name="T8">ἔ</text:span>τι ἐν τῷ αὐτοκινήτῳ ἐξῆν ἰδεῖν θίασόν τινα αὐτῶν πλησίον ἑστηκότων καί πρὸς τὸ οὖς ψιθυριζόντων ἀλλήλοις πολλῇ σπουδῇ. </text:p>
            <text:p text:style-name="P34"/>
          </table:table-cell>
          <table:table-cell table:style-name="Table1.A1" office:value-type="string">
            <text:p text:style-name="P9">He drummed his fingers on the steering wheel and his eyes fell on a huddle of these weirdos standing quite close by. They were whispering excitedly together. </text:p>
          </table:table-cell>
        </table:table-row>
        <table:table-row table:style-name="TableLine2411180604352">
          <table:table-cell table:style-name="Table1.A1" office:value-type="string">
            <text:p text:style-name="P34">αἰσθόμενος δ’ ἄρα δυοῖν οὐκέτι νέων ὄντων μᾶλλον ἠγανάκτει, καὶ ἰδὼν τὸν ἕτερον γεραίτερον μὲν ὄντα ἑαυτοῦ, πράσινον δέ τρίβωνα ἠμφιεσμένον ὑπὲρ τούτου μάλιστ’ ὠργίσθη. Φεὺ τῆς ἀναιδείας, ἔφη· </text:p>
          </table:table-cell>
          <table:table-cell table:style-name="Table1.A1" office:value-type="string">
            <text:p text:style-name="P9">Mr. Dursley was enraged to see that a couple of them weren't young at all; why, that man had to be older than he was, and wearing an emerald-green cloak! The nerve of him! </text:p>
          </table:table-cell>
        </table:table-row>
        <table:table-row table:style-name="TableLine2411180606800">
          <table:table-cell table:style-name="Table1.A1" office:value-type="string">
            <text:p text:style-name="P35">ἀλλὰ δῆλον ὅτι <text:span text:style-name="T2">ε</text:span><text:span text:style-name="T9">ἰ</text:span><text:span text:style-name="T2">ς</text:span> ἐπίδειξίν τινα γελοίαν δὴ ὡς ᾤετο ἐληλύθεσαν φιλάνθρωποι ἵνα ἐλεημοσύνης ἕνεκα ἀργύριον ἇγείρωσι Καὶ τοιαῦτα μὲν δὴ ταῦτα, ἔφη. </text:p>
            <text:p text:style-name="P35"/>
          </table:table-cell>
          <table:table-cell table:style-name="Table1.A1" office:value-type="string">
            <text:p text:style-name="P10">But then it struck Mr. Dursley that this was probably some silly stunt -- these people were obviously collecting for something...yes, that would be it. </text:p>
          </table:table-cell>
        </table:table-row>
        <table:table-row table:style-name="TableLine2411180600000">
          <table:table-cell table:style-name="Table1.A1" office:value-type="string">
            <text:p text:style-name="P35">τῶν δ’ οὖν ὀχημάτων προσαγόντων, δι’ ὀλίγου ἀφίκετο εἷς τὴν Γρουνίγγα, ὅλος περὶ τὰ τρύπανα πάλιν ἔχων.</text:p>
          </table:table-cell>
          <table:table-cell table:style-name="Table1.A1" office:value-type="string">
            <text:p text:style-name="P10">The traffic moved on and a few minutes later, Mr. Dursley arrived in the Grunnings parking lot, his mind back on drills.</text:p>
          </table:table-cell>
        </table:table-row>
        <text:soft-page-break/>
        <table:table-row table:style-name="TableLine2411180601088">
          <table:table-cell table:style-name="Table1.A1" office:value-type="string">
            <text:p text:style-name="P36">καὶ γὰρ ἐνθάδε δίαιτα ἦν αὐτῷ ἐπὶ τῷ ἐνάτῳ ὀρόφῳ· ἐκεῖ δ’ ἐκάθητο ὁσημέραι καί τό γε νῶτον ἀεὶ ἔστρεφε πρὸς τὴν φωταγωγόν. </text:p>
          </table:table-cell>
          <table:table-cell table:style-name="Table1.A1" office:value-type="string">
            <text:p text:style-name="P11">Mr. Dursley always sat with his back to the window in his office on the ninth floor. </text:p>
          </table:table-cell>
        </table:table-row>
        <table:table-row table:style-name="TableLine2411180595104">
          <table:table-cell table:style-name="Table1.A1" office:value-type="string">
            <text:p text:style-name="P36">εἶ γὰρ μὴ ταῦτ’ ἐποίει, τοῖς τρυπάνοις ἴσως ἂν χαλεπώτερον ἦν προσέχειν τὸν νοῦν. </text:p>
          </table:table-cell>
          <table:table-cell table:style-name="Table1.A1" office:value-type="string">
            <text:p text:style-name="P11">If he hadn't, he might have found it harder to concentrate on drills that morning. </text:p>
          </table:table-cell>
        </table:table-row>
        <table:table-row table:style-name="TableLine2411180598640">
          <table:table-cell table:style-name="Table1.A1" office:value-type="string">
            <text:p text:style-name="P36">τὰς οὖν γλαῦκας τὰς πρὸς αὐγὴν ἡλίου ἀεὶ περιπετομένας αὐτὸς μὲν οὐκ εἶδεν, εἶδον δέ οἱ ἐν ὁδῷ, κεχηνότες καὶ δακτυλοδεικτοῦντες. </text:p>
          </table:table-cell>
          <table:table-cell table:style-name="Table1.A1" office:value-type="string">
            <text:p text:style-name="P11">He didn't see the owls swooping past in broad daylight, though people down in the street did; they pointed and gazed open- mouthed as owl after owl sped overhead.</text:p>
          </table:table-cell>
        </table:table-row>
        <table:table-row table:style-name="TableLine2411180608976">
          <table:table-cell table:style-name="Table1.A1" office:value-type="string">
            <text:p text:style-name="P36">τὸ γὰρ πλῆθος πρότερον οὐκ <text:span text:style-name="T10">ἔ</text:span>τυχεν οὐδὲ νύκτωρ ἑωρακὸς γλαῦκ’ οὐδεμίαν.</text:p>
          </table:table-cell>
          <table:table-cell table:style-name="Table1.A1" office:value-type="string">
            <text:p text:style-name="P11">Most of them had never seen an owl even at nighttime.</text:p>
          </table:table-cell>
        </table:table-row>
        <table:table-row table:style-name="TableLine2411180604624">
          <table:table-cell table:style-name="Table1.A1" office:value-type="string">
            <text:p text:style-name="P36">ἐκεῖνος δ’ ὡς <text:span text:style-name="T11">ἔ</text:span>θος ἀγλαυκόπληκτος διέτριψε καθ’ ὅλην τὴν ἡμέραν.</text:p>
          </table:table-cell>
          <table:table-cell table:style-name="Table1.A1" office:value-type="string">
            <text:p text:style-name="P11">Mr. Dursley, however, had a perfectly normal, owl-free morning.</text:p>
          </table:table-cell>
        </table:table-row>
        <table:table-row table:style-name="TableLine2411180597008">
          <table:table-cell table:style-name="Table1.A1" office:value-type="string">
            <text:p text:style-name="P37">ἄλλοτε μὲν γὰρ τὸν δεῖνα ἤλεγξεν ὑβρίζων καὶ προπηλακίζων - τοῦτο γὰρ πεντάκις ἐγένετο - ἄλλοτε δέ τῶν δυνατῶν τισὶ τηλεφωνών πόλλ’ αὖθις ὕβριζεν.</text:p>
          </table:table-cell>
          <table:table-cell table:style-name="Table1.A1" office:value-type="string">
            <text:p text:style-name="P12">He yelled at five different people. He made several important telephone calls and shouted a bit more.</text:p>
          </table:table-cell>
        </table:table-row>
        <table:table-row table:style-name="TableLine2411180595376">
          <table:table-cell table:style-name="Table1.A1" office:value-type="string">
            <text:p text:style-name="P37">καὶ διὰ μὲν τούτου εὐκόλως εἶχεν ὡς σφόδρ<text:span text:style-name="T12">α</text:span> ὥρας δέ γενομένης τῆς τοῦ ἀρίστου, <text:span text:style-name="T12">ἔ</text:span>δοξεν αὐτῷ ἐλθεῖν παρὰ τὴν ἀρτόπωλιν ὠνησομένῳ σησαμοῦντα.</text:p>
          </table:table-cell>
          <table:table-cell table:style-name="Table1.A1" office:value-type="string">
            <text:p text:style-name="P12">He was in a very good mood until lunchtime, when he thought he'd stretch his legs and walk across the road to buy himself a bun from the bakery. </text:p>
          </table:table-cell>
        </table:table-row>
        <table:table-row table:style-name="TableLine2411180592384">
          <table:table-cell table:style-name="Table1.A1" office:value-type="string">
            <text:p text:style-name="P37">τῶν γὰρ τρίβωνας φορούντων τελέως ἐπελάθετο πρίν γε θίασον κατιδεῖν φοιτῶντα πρὸ τοῦ ἀρτοπωλίου.</text:p>
          </table:table-cell>
          <table:table-cell table:style-name="Table1.A1" office:value-type="string">
            <text:p text:style-name="P12">He'd forgotten all about the people in cloaks until he passed a group of them next to the baker's. </text:p>
          </table:table-cell>
        </table:table-row>
        <table:table-row table:style-name="TableLine2411180608704">
          <table:table-cell table:style-name="Table1.A1" office:value-type="string">
            <text:p text:style-name="P38">ἀτενίζων οὖν παρ’ αὐτοὺς ἦλθε χόλου μεστός, οἱ δ’ ἐτάραττόν πως τὴν ἡσυχίαν αὐτοῦ, αἰτίαν δ’ οὐκ ἠπίστατο. </text:p>
          </table:table-cell>
          <table:table-cell table:style-name="Table1.A1" office:value-type="string">
            <text:p text:style-name="P13">He eyed them angrily as he passed. He didn't know why, but they made him uneasy.</text:p>
          </table:table-cell>
        </table:table-row>
        <table:table-row table:style-name="TableLine2411180595648">
          <table:table-cell table:style-name="Table1.A1" office:value-type="string">
            <text:p text:style-name="P38">καί οὗτοι πρὸς οὖς ἀλλήλοις κοινολογούμενοι</text:p>
            <text:p text:style-name="P38">ἔτυχον, οὐδ’ εἶχον καλπίδα οὐδεμίαν οὗ τις ἀργύριον πρὸς τὴνἐλεημοσύνην ἐνθήσει.</text:p>
          </table:table-cell>
          <table:table-cell table:style-name="Table1.A1" office:value-type="string">
            <text:p text:style-name="P13">This bunch were whispering excitedly, too, and he couldn't see a single collecting tin.</text:p>
          </table:table-cell>
        </table:table-row>
        <table:table-row table:style-name="TableLine2411180597552">
          <table:table-cell table:style-name="Table1.A1" office:value-type="string">
            <text:p text:style-name="P38">ἐπανιὼν δέ παρὰ τοῦ ἀρτοπωλίου ἄμυλον μέγαν <text:span text:style-name="T13">ἔ</text:span>χων καί γλυκύν, λαλούντων αὐτῶν ὀλίγον τι παρήκουσεν·</text:p>
          </table:table-cell>
          <table:table-cell table:style-name="Table1.A1" office:value-type="string">
            <text:p text:style-name="P13">It was on his way back past them, clutching a large doughnut in a bag, that he caught a few words of what they were saying.</text:p>
          </table:table-cell>
        </table:table-row>
        <table:table-row table:style-name="TableLine2411180609248">
          <table:table-cell table:style-name="Table1.A1" office:value-type="string">
            <text:p text:style-name="P38">ἄλλος γὰρ ἄλλῳ διαλεγόμενος Φάσκουσι τοὺς μὲν Ποτῆρας …… <text:span text:style-name="T13">ἔ</text:span>φη ἢ Ναί, ὁ δ’ υἱὸς αὐτῶν Ἄρειος</text:p>
          </table:table-cell>
          <table:table-cell table:style-name="Table1.A1" office:value-type="string">
            <text:p text:style-name="P13">"The Potters, that's right, that's what I heard yes, their son, Harry" </text:p>
          </table:table-cell>
        </table:table-row>
        <table:table-row table:style-name="TableLine2411180607072">
          <table:table-cell table:style-name="Table1.A1" office:value-type="string">
            <text:p text:style-name="P38">ταῦτα δ’ ἀκούσας ὁ Δούρσλειος πάντως ἠπόρει, φόβῳ κατακεκλυσμένος ὥσπερ κύματι, πρῶτον μὲν γὰρ ἐφαίνετο μέλλων προσειπεῖν αὐτούς, τέλος δ’ ἡσυχίαν εἶχεν.</text:p>
          </table:table-cell>
          <table:table-cell table:style-name="Table1.A1" office:value-type="string">
            <text:p text:style-name="P13">Mr. Dursley stopped dead. Fear flooded him. He looked back at the whisperers as if he wanted to say something to them, but thought better of it. </text:p>
          </table:table-cell>
        </table:table-row>
        <table:table-row table:style-name="TableLine2411180604896">
          <table:table-cell table:style-name="Table1.A1" office:value-type="string">
            <text:p text:style-name="P39">δρόμῳ δὲ δι’ ὁδὸν ἀναχωρήσας, καὶ πάλιν εἷς τὴν δίαιταν ἀναβὰς καί τῷ γραμματεῖ πόλλ’ ἤδη <text:span text:style-name="T2">α</text:span><text:span text:style-name="T14">ἰ</text:span><text:span text:style-name="T2">τοῦντι</text:span> λοιδορησάμενος, τῇ γυναικὶ τηλεφωνῶν ἤρξατο μέν, ἐπαύσατο δ’ εὐθύς.</text:p>
          </table:table-cell>
          <table:table-cell table:style-name="Table1.A1" office:value-type="string">
            <text:p text:style-name="P14">He dashed back across the road, hurried up to his office, snapped at his secretary not to disturb him, seized his telephone, and had almost finished dialing his home number when he changed his <text:soft-page-break/>mind.</text:p>
          </table:table-cell>
        </table:table-row>
        <table:table-row table:style-name="TableLine2411180605984">
          <table:table-cell table:style-name="Table1.A1" office:value-type="string">
            <text:p text:style-name="P39"><text:span text:style-name="T14">ἔ</text:span>πειτα δέ μετανοήσας τοῦ μύστακος ἁπτόμενος πρὸς ἑαυτὸν ὧδε ἐλογίζετο ὥς ἐστιν ἠλίθιος<text:span text:style-name="T14">·</text:span> πολλοὺς μὲν γὰρ εἶναι ἀνθρώπους τὸ αὐτὸ ὄνομα κεκλημένους, πολλοῖς δ’ αὖ υἱὸν δήπου γεγενῆσθαι Ἄρειον. </text:p>
          </table:table-cell>
          <table:table-cell table:style-name="Table1.A1" office:value-type="string">
            <text:p text:style-name="P14">He put the receiver back down and stroked his mustache, thinking... no, he was being stupid. Potter wasn't such an unusual name. He was sure there were lots of people called Potter who had a son called Harry.</text:p>
          </table:table-cell>
        </table:table-row>
        <table:table-row table:style-name="TableLine2411180602448">
          <table:table-cell table:style-name="Table1.A1" office:value-type="string">
            <text:p text:style-name="P39">εἴγ’ ἄρα τοῦτο τοῦνομα αὐτῷ· οὐδαμῶς γὰρ αὐτὸ πιστὸν καὶ βέβαιον ἔχειν, ὥς γε οὔποθ’ ἑωρακὼς τὸν παῖδα.</text:p>
          </table:table-cell>
          <table:table-cell table:style-name="Table1.A1" office:value-type="string">
            <text:p text:style-name="P14">Come to think of it, he wasn't even sure his nephew was called Harry. He'd never even seen the boy.</text:p>
          </table:table-cell>
        </table:table-row>
        <table:table-row table:style-name="TableLine2411180592928">
          <table:table-cell table:style-name="Table1.A1" office:value-type="string">
            <text:p text:style-name="P51"><text:span text:style-name="T2">Ἁρού</text:span><text:span text:style-name="T14">ι</text:span><text:span text:style-name="T2">ον</text:span> γὰρ ἴσως τοῦνομα αὐτοῦ ἢ</text:p>
            <text:p text:style-name="P39">Ἁρόλδιον.</text:p>
          </table:table-cell>
          <table:table-cell table:style-name="Table1.A1" office:value-type="string">
            <text:p text:style-name="P14">It might have been Harvey. Or Harold.</text:p>
          </table:table-cell>
        </table:table-row>
        <table:table-row table:style-name="TableLine2411180595920">
          <table:table-cell table:style-name="Table1.A1" office:value-type="string">
            <text:p text:style-name="P40">οὔκουν δεῖν ἀγγεῖλαι ταῦτα τῇ γυναικί, ἑκάστοτε συνταραχθείσῃ εἴ τι περὶ τῆς ἀδελφῆς ἤκουσέ ποτε. οὐ μὴν οὐδὲ μέμφεσθαι αὐτῇ.</text:p>
          </table:table-cell>
          <table:table-cell table:style-name="Table1.A1" office:value-type="string">
            <text:p text:style-name="P15">There was no point in worrying Mrs. Dursley; she always got so upset at any mention of her sister. He didn't blame her.</text:p>
          </table:table-cell>
        </table:table-row>
        <table:table-row table:style-name="TableLine2411180596192">
          <table:table-cell table:style-name="Table1.A1" office:value-type="string">
            <text:p text:style-name="P40">εἷ γὰρ τὴν τοιαύτην αὐτὸς ἀδελφὴν εἶχεν…….. ἀλλὰ μὴν τί χρῆμα τὸ τῶν τρίβωνας φορούντων<text:span text:style-name="T15">;</text:span></text:p>
          </table:table-cell>
          <table:table-cell table:style-name="Table1.A1" office:value-type="string">
            <text:p text:style-name="P15">if he'd had a sister like that... but all the same, those people in cloaks... </text:p>
          </table:table-cell>
        </table:table-row>
        <table:table-row table:style-name="TableLine2411180606528">
          <table:table-cell table:style-name="Table1.A1" office:value-type="string">
            <text:p text:style-name="P40">μετὰ δέ ταῦτα χαλεπώτερον ἠν αὐτῷ τοῖς γε τρυπάνοις προσέχειν τὸν νοῦν· πρὸς δ’ ἑσπέραν οἴκαδ’ ἐπανιὼν οὕτως ἐταλαιπώρει</text:p>
            <text:p text:style-name="P41">ὥστε προσκροῦσαι ἀνθρωπίσκον τινὰ γερόντα ἐντυχὼν πρὸ τῶν θυρῶν.</text:p>
          </table:table-cell>
          <table:table-cell table:style-name="Table1.A1" office:value-type="string">
            <text:p text:style-name="P15">He found it a lot harder to concentrate on drills that afternoon and when he left the building at five o'clock, he was still so worried that he walked straight into someone just outside the door. </text:p>
          </table:table-cell>
        </table:table-row>
        <table:table-row table:style-name="TableLine2411180597824">
          <table:table-cell table:style-name="Table1.A1" office:value-type="string">
            <text:p text:style-name="P42">Λυποῦμαι, ἔφη ἀπροθύμως. ὁ δ’ ὑπεσκελισμένος μόνον οὐκ ἔπεσεν, τρίβωνα δ’ ἐφόρει πορφυροῦν.</text:p>
          </table:table-cell>
          <table:table-cell table:style-name="Table1.A1" office:value-type="string">
            <text:p text:style-name="P16">"Sorry," he grunted, as the tiny old man stumbled and almost fell. It was a few seconds before Mr. Dursley realized that the man was wearing a violet cloak.</text:p>
          </table:table-cell>
        </table:table-row>
        <table:table-row table:style-name="TableLine2411180598912">
          <table:table-cell table:style-name="Table1.A1" office:value-type="string">
            <text:p text:style-name="P43">ἀλλὰ καίπερ γνὺξ ἐσφαλμένος, οὐδὲν ἐσκυθρώπαζεν, ἀλλὰ σφόδρα γελάσας Μηδέν λυπῇ, ὦ τᾶν, ἔφη τῇ φωνῇ οὕτως ὀξείᾳ ὥστε τοὺς παριόντας κεχηνότας προσβλέψαι’ τήμερον γὰρ οὐκ ἔστι μοι δυσκόλως ἔχειν. </text:p>
          </table:table-cell>
          <table:table-cell table:style-name="Table1.A1" office:value-type="string">
            <text:p text:style-name="P16">He didn't seem at all upset at being almost knocked to the ground. On the contrary, his face split into a wide smile and he said in a squeaky voice that made passersby stare, "Don't be sorry, my dear sir, for nothing could upset me today! </text:p>
          </table:table-cell>
        </table:table-row>
        <table:table-row table:style-name="TableLine2411180605168">
          <table:table-cell table:style-name="Table1.A1" office:value-type="string">
            <text:p text:style-name="P42">εὐφραίνῃ δῆτα’ ἐκεῖνος γὰρ οὗ τοῦνομ’ ἅρρητόν ἐστιν ἀποίχεται τέλος δή.</text:p>
          </table:table-cell>
          <table:table-cell table:style-name="Table1.A1" office:value-type="string">
            <text:p text:style-name="P16">Rejoice, for You-Know-Who has gone at last!</text:p>
          </table:table-cell>
        </table:table-row>
        <table:table-row table:style-name="TableLine2411180601632">
          <table:table-cell table:style-name="Table1.A1" office:value-type="string">
            <text:p text:style-name="P42">καί σ<text:span text:style-name="T16">ὲ</text:span> καὶ τούς ἄλλους καίπερ Μυγάλους ὄντας εὐφραίνεσθαι δεῖ ἀνὰ πᾶσαν τὴν ἡμέραν.</text:p>
          </table:table-cell>
          <table:table-cell table:style-name="Table1.A1" office:value-type="string">
            <text:p text:style-name="P16">Even Muggles like yourself should be celebrating, this happy, happy day!" </text:p>
          </table:table-cell>
        </table:table-row>
        <table:table-row table:style-name="TableLine2411180593744">
          <table:table-cell table:style-name="Table1.A1" office:value-type="string">
            <text:p text:style-name="P42">καὶ περιπλέξας αὐτὸν ταῖς χερσὶν ἀπέβη. </text:p>
          </table:table-cell>
          <table:table-cell table:style-name="Table1.A1" office:value-type="string">
            <text:p text:style-name="P16">And the old man hugged Mr. Dursley around the middle and walked off. </text:p>
          </table:table-cell>
        </table:table-row>
        <table:table-row table:style-name="TableLine2411180600272">
          <table:table-cell table:style-name="Table1.A1" office:value-type="string">
            <text:p text:style-name="P42">ὁ δ’ ἠπόρει ὥσπερ κηληθείς· </text:p>
          </table:table-cell>
          <table:table-cell table:style-name="Table1.A1" office:value-type="string">
            <text:p text:style-name="P16">Mr. Dursley stood rooted to the spot.</text:p>
          </table:table-cell>
        </table:table-row>
        <table:table-row table:style-name="TableLine2411180602720">
          <table:table-cell table:style-name="Table1.A1" office:value-type="string">
            <text:p text:style-name="P42">περιπεπλέχθαι γὰρ αὐτὸς ἀνθρωπίσκῳ τινὶ ἀγεννεῖ καί ἀγνωστῴ, πρὸς δέ τούτου καὶ Μύγαλος ὀνομασθῆναι οὐκ εἰδὼς τοῦτο ὅ τι εἴη. </text:p>
          </table:table-cell>
          <table:table-cell table:style-name="Table1.A1" office:value-type="string">
            <text:p text:style-name="P16">He had been hugged by a complete stranger. He also thought he had been called a Muggle, whatever that was. He was rattled.</text:p>
          </table:table-cell>
        </table:table-row>
        <table:table-row table:style-name="TableLine2411180606256">
          <table:table-cell table:style-name="Table1.A1" office:value-type="string">
            <text:p text:style-name="P44">πολλῇ οῦν ταράχῃ πρὸς τὸ ὄχημα δραμὼν οἴκαδ’ ἀνεχώρησε, ἐλπίζων καὶ τότε φαντάζεσθαι τὰ πάντα. τοιοῦτο δ’ οὐπώποτ’ ἤλπιζε διὰ τὸ καθ’ <text:soft-page-break/>ἕξιν ψέγειν τοῦς φανταζομένους.</text:p>
          </table:table-cell>
          <table:table-cell table:style-name="Table1.A1" office:value-type="string">
            <text:p text:style-name="P17">He hurried to his car and set off for home, hoping he was imagining things, which he had never hoped before, because he didn't approve of imagination. </text:p>
          </table:table-cell>
        </table:table-row>
        <table:table-row table:style-name="TableLine2411180602992">
          <table:table-cell table:style-name="Table1.A1" office:value-type="string">
            <text:p text:style-name="P44">οἴκαδε δ’ ἀφικόμενος, εὐθὺς ἠγανάκτησεν ἰδὼν τὸν αἴλουρον ἐπὶ τῷ τείχει καθημένον τὸν αὐτὸν ὃν πρότερον, ὡς ἐφαίνετο, <text:span text:style-name="T2">τα</text:span><text:span text:style-name="T17">ὐ</text:span><text:span text:style-name="T2">τὰ</text:span> παρέχοντα τὰ ἀμφὶ τὼ ὀφθαλμώ.</text:p>
          </table:table-cell>
          <table:table-cell table:style-name="Table1.A1" office:value-type="string">
            <text:p text:style-name="P17">As he pulled into the driveway of number four, the first thing he saw -- and it didn't improve his mood -- was the tabby cat he'd spotted that morning. It was now sitting on his garden wall. He was sure it was the same one; it had the same markings around its eyes.</text:p>
          </table:table-cell>
        </table:table-row>
        <table:table-row table:style-name="TableLine2411180603808">
          <table:table-cell table:style-name="Table1.A1" office:value-type="string">
            <text:p text:style-name="P44">Ἔρρε, ἔφη μεγάλῃ τῇ φωνῇ.</text:p>
          </table:table-cell>
          <table:table-cell table:style-name="Table1.A1" office:value-type="string">
            <text:p text:style-name="P17">"Shoo!" said Mr. Dursley loudly. </text:p>
          </table:table-cell>
        </table:table-row>
        <table:table-row table:style-name="TableLine2411180605440">
          <table:table-cell table:style-name="Table1.A1" office:value-type="string">
            <text:p text:style-name="P44">ὁ δ’ οὐκ ἀπῆλθεν, <text:span text:style-name="T17">ἔ</text:span>μεινε δέ νᾶπυ βλέπων.</text:p>
          </table:table-cell>
          <table:table-cell table:style-name="Table1.A1" office:value-type="string">
            <text:p text:style-name="P17">The cat didn't move. It just gave him a stern look.</text:p>
          </table:table-cell>
        </table:table-row>
        <table:table-row table:style-name="TableLine2411180605712">
          <table:table-cell table:style-name="Table1.A1" office:value-type="string">
            <text:p text:style-name="P44"><text:s/>ἐκεῖνος δέ φιλοσοφῶν διελογίζετο πρὸς ἑαυτὸν εἰ οἶ αἴλουροι φύσει οὕτω διάκεινται.</text:p>
          </table:table-cell>
          <table:table-cell table:style-name="Table1.A1" office:value-type="string">
            <text:p text:style-name="P17">Was this normal cat behavior? Mr. Dursley wondered.</text:p>
          </table:table-cell>
        </table:table-row>
        <table:table-row table:style-name="TableLine2411180593200">
          <table:table-cell table:style-name="Table1.A1" office:value-type="string">
            <text:p text:style-name="P44">φόβον δέ διαλύσας, εἰς τὴν οἰκίαν εἰσῆλθε μέλλων οὐδὲν τῶν τοιούτων εἰπεῖν τῇ γυναικί.</text:p>
          </table:table-cell>
          <table:table-cell table:style-name="Table1.A1" office:value-type="string">
            <text:p text:style-name="P17">Trying to pull himself together, he let himself into the house. He was still determined not to mention anything to his wife. </text:p>
          </table:table-cell>
        </table:table-row>
        <table:table-row table:style-name="TableLine2411180607344">
          <table:table-cell table:style-name="Table1.A1" office:value-type="string">
            <text:p text:style-name="P45">ἡ δέ τὰ εἰωθότα δι’ ἡμέραν ἔπραττε. δειπνοῦντι δέ διεξῄει λέγουσα ὅ τι πέπονθεν ἡ γείτων πρὸς τῆς θυγατρὸς ἦ ὅπως ὁ παῖς Δούδλιος μεμάθηκε φάσκειν τὸ οὐκ ἔγωγε.</text:p>
          </table:table-cell>
          <table:table-cell table:style-name="Table1.A1" office:value-type="string">
            <text:p text:style-name="P18">Mrs. Dursley had had a nice, normal day. She told him over dinner all about Mrs. Next Door's problems with her daughter and how Dudley had learned a new word ("Won't!").</text:p>
          </table:table-cell>
        </table:table-row>
        <table:table-row table:style-name="TableLine2411180593472">
          <table:table-cell table:style-name="Table1.A1" office:value-type="string">
            <text:p text:style-name="P45">καί ἐκεῖνος τὰ εἰωθότα πράξειν ἔμελλε· τοῦ γὰρ παιδίου κατακλιθέντος, εἷς τὸν ἀνδρῶνα ἦλθεν περὶ τὰ τῆς ἡμέρας πεπραγμένα ἀκουσόμενος. ἤκουσε δέ τάδε τοῦ ἀναγνώστου·</text:p>
          </table:table-cell>
          <table:table-cell table:style-name="Table1.A1" office:value-type="string">
            <text:p text:style-name="P18">Mr. Dursley tried to act normally. When Dudley had been put to bed, he went into the living room in time to catch the last report on the evening news:</text:p>
          </table:table-cell>
        </table:table-row>
        <table:table-row table:style-name="TableLine2411180594016">
          <table:table-cell table:style-name="Table1.A1" office:value-type="string">
            <text:p text:style-name="P45">Καὶ τὸ τελευταῖον τόδε· ὀρνιθοσκόποι πανταχόθεν ἠγγέλκασιν ὅτι αἱ γλαῦκες κατὰ τὴν πόλιν ἀπροσδόκητόν τι πεπόνθασι. </text:p>
          </table:table-cell>
          <table:table-cell table:style-name="Table1.A1" office:value-type="string">
            <text:p text:style-name="P18">"And finally, bird-watchers everywhere have reported that the nation's owls have been behaving very unusually today.</text:p>
          </table:table-cell>
        </table:table-row>
        <table:table-row table:style-name="TableLine2411180615232">
          <table:table-cell table:style-name="Table1.A1" office:value-type="string">
            <text:p text:style-name="P46">τῶν μὲν γὰρ γλαυκῶν τῇ γε φύσει νύκτωρ φοιτωσῶν,<text:span text:style-name="T2"> </text:span><text:span text:style-name="T18">ἤ</text:span><text:span text:style-name="T2"> </text:span>τις ἢ οὐδεὶς μεθ’ ἡμέραν γλαῦχ’ ἑώρακε· τήμερον δ’ ἐξ ἕω μυρίαι πανταχόσε πετ-</text:p>
            <text:p text:style-name="P46">όμεναι εἰς <text:span text:style-name="T18">ὄ</text:span>ψιν ἥκουσιν, ἀλλ’ οὐκ <text:span text:style-name="T18">ἔ</text:span>στι τοῖς τὰ τῶν ὀρνίθων εἰδόσιν ἑρμηνεῦσαι διὰ τί τὸ <text:span text:style-name="T18">ἔ</text:span>θος μετέβαλον, οὐκέτι κοιμώμεναι τῆς ἡμέρας. </text:p>
          </table:table-cell>
          <table:table-cell table:style-name="Table1.A1" office:value-type="string">
            <text:p text:style-name="P19">Although owls normally hunt at night and are hardly ever seen in daylight, there have been hundreds of sightings of these birds flying in every direction since sunrise. Experts are unable to explain why the owls have suddenly changed their sleeping pattern." </text:p>
          </table:table-cell>
        </table:table-row>
        <table:table-row table:style-name="TableLine2411180623120">
          <table:table-cell table:style-name="Table1.A1" office:value-type="string">
            <text:p text:style-name="P47">καὶ ὑπογελάσας τι ὁ ἀναγνώστης Φεῦ τῆς ἀτοπίας, ἔφη τελευτῶν, τοῦ μετεωρολογικοῦ ἤδη παρόντος.</text:p>
          </table:table-cell>
          <table:table-cell table:style-name="Table1.A1" office:value-type="string">
            <text:p text:style-name="P20">The newscaster allowed himself a grin. "Most mysterious. And now, over to Jim McGuffin with the weather. </text:p>
          </table:table-cell>
        </table:table-row>
        <table:table-row table:style-name="TableLine2411180611152">
          <table:table-cell table:style-name="Table1.A1" office:value-type="string">
            <text:p text:style-name="P47">Τί δέ δή,- πόσαι ψιάδες, ἔφη, ὦ θεσπέσιε, γλαυκόφοροι ὀψιαίτερον γενήσονται<text:span text:style-name="T19">;</text:span> </text:p>
          </table:table-cell>
          <table:table-cell table:style-name="Table1.A1" office:value-type="string">
            <text:p text:style-name="P20">Going to be any more showers of owls tonight, Jim?" </text:p>
          </table:table-cell>
        </table:table-row>
        <table:table-row table:style-name="TableLine2411180611968">
          <table:table-cell table:style-name="Table1.A1" office:value-type="string">
            <text:p text:style-name="P47"><text:s/>Εἶὲν, ἔφη, ὦγαθε. περὶ μὲν οὖν ταῦτ’ <text:span text:style-name="T19">ἐ</text:span>γῷδ’ οὐδέν. ἀλλ’ οὐ μόνον αἶ γλαῦκες παράδοξόν τι πεπόνθασιν, ἀλλ’ <text:span text:style-name="T19">ἔ</text:span>νιοι ἐτηλεφώνουν τῶν ἐν Καντίᾳ ἐν Γιόρκῳ Δουνδῇσι τηλεορώντων, λέγοντες ὅτι ὄμβρον μὲν τὸν προειρημένον οὐκ ἔπαθον, πλῆθος δὲ δὴ ἀστέρων θυέλλῃ εἴκελον.</text:p>
          </table:table-cell>
          <table:table-cell table:style-name="Table1.A1" office:value-type="string">
            <text:p text:style-name="P20">"Well, Ted," said the weatherman, "I don't know about that, but it's not only the owls that have been acting oddly today. Viewers as far apart as Kent, Yorkshire, and Dundee have been phoning in to tell me that instead of the rain I promised yesterday, they've had a downpour of shooting stars!</text:p>
          </table:table-cell>
        </table:table-row>
        <table:table-row table:style-name="TableLine2411180616320">
          <table:table-cell table:style-name="Table1.A1" office:value-type="string">
            <text:p text:style-name="P48">ἀλλ’ ἴσως τὴν ἑορτὴν πρωῒ ἄγουσί τινες τὴν τοῦ Πυριφάτου. Ὑμᾶς δέ δι’ ὀλίγου, ὦ ἄνδρες, <text:soft-page-break/>περιμένειν χρὴ τόν γε καιρόν. ὅμως δ’ οὖν</text:p>
            <text:p text:style-name="P48">προλέγω τόδ’, ὡς ὑσθήσεσθε πάντες τῆσδε τῆς νυκτός.</text:p>
          </table:table-cell>
          <table:table-cell table:style-name="Table1.A1" office:value-type="string">
            <text:p text:style-name="P21">Perhaps people have been celebrating Bonfire Night early -- it's not until next week, folks! But I <text:soft-page-break/>can promise a wet night tonight." </text:p>
          </table:table-cell>
        </table:table-row>
        <table:table-row table:style-name="TableLine2411180612240">
          <table:table-cell table:style-name="Table1.A1" office:value-type="string">
            <text:p text:style-name="P48">ὁ δὲ Δούρσλειος ἐν θρόνῳ ὥσπερ ἐμβεβροντημένος ἐκάθητο καὶ τοιάδε πρὸς ἑαυτὸν ἔλεγεν. Ἠ ᾄττουσιν ἀστέρες πανταχοῦ τῆς γῆς,· ἢ γλαῦκες μεθ’ ἡμέραν πέτονται; ἢ μάγοι τινές πανταχοῦ τρίβωνας φοροῦσιν; ἢ τῴ ὄντι καὶ ἥκουσα λόγον τινὰ περὶ τῶν Ποτήρων;</text:p>
          </table:table-cell>
          <table:table-cell table:style-name="Table1.A1" office:value-type="string">
            <text:p text:style-name="P21">Mr. Dursley sat frozen in his armchair. Shooting stars all over Britain? Owls flying by daylight? Mysterious people in cloaks all over the place? And a whisper, a whisper about the Potters... </text:p>
          </table:table-cell>
        </table:table-row>
        <table:table-row table:style-name="TableLine2411180610064">
          <table:table-cell table:style-name="Table1.A1" office:value-type="string">
            <text:p text:style-name="P48">τῆς δέ γυναικὸς εἰσελθούσης ποτὸν φερούσης, οὐκέτι σιωπᾶν οἶός τ’ ἦν.</text:p>
          </table:table-cell>
          <table:table-cell table:style-name="Table1.A1" office:value-type="string">
            <text:p text:style-name="P21">Mrs. Dursley came into the living room carrying two cups of tea. It was no good. He'd have to say something to her.</text:p>
          </table:table-cell>
        </table:table-row>
        <table:table-row table:style-name="TableLine2411180619584">
          <table:table-cell table:style-name="Table1.A1" office:value-type="string">
            <text:p text:style-name="P49">φόβῳ δ’ ἐπτοημένος Μῶν σύ, ὦ γυνή, ἔφη, ὦ Πετουνία, μῶν σύ, ὦ φιλτάτη, ἄρτι ἀκήκοάς τι τῆς ἀδελφῆς σοῦ, ἡ δ’ εὐθὺς ἐταράχθη καὶ δι’ ἀργὴς εἶχεν αὐτόν, ἀπροσδόκητον δ’ οὐκ ἂν ᾠήθης τοῦθ’, ὡς πολλάκις οῦ φασκούσης εἶναι αὐτῇ ἀδελφήν.</text:p>
          </table:table-cell>
          <table:table-cell table:style-name="Table1.A1" office:value-type="string">
            <text:p text:style-name="P22">He cleared his throat nervously. "Er -- Petunia, dear -- you haven't heard from your sister lately, have you?" As he had expected, Mrs. Dursley looked shocked and angry. After all, they normally pretended she didn't have a sister. </text:p>
          </table:table-cell>
        </table:table-row>
        <table:table-row table:style-name="TableLine2411180612512">
          <table:table-cell table:style-name="Table1.A1" office:value-type="string">
            <text:p text:style-name="P49">καὶ τότ’ οῦκ <text:span text:style-name="T20">ἔ</text:span>φη ἀκοῦσαι, διὰ τί τοῦτ’ ἤρετο ἐθέλουσα μαθεῖν.</text:p>
          </table:table-cell>
          <table:table-cell table:style-name="Table1.A1" office:value-type="string">
            <text:p text:style-name="P22">"No," she said sharply. "Why?"</text:p>
          </table:table-cell>
        </table:table-row>
        <table:table-row table:style-name="TableLine2411180615504">
          <table:table-cell table:style-name="Table1.A1" office:value-type="string">
            <text:p text:style-name="P50">Πολλὰ γὰρ καὶ ἄτοπα ἐγένετο, ἔφη, οἶα γλαῦκές τε καὶ ἀστέρες, καὶ ἅνθρωποι ξένοι ἐν τῇ ἀγορᾷ...</text:p>
          </table:table-cell>
          <table:table-cell table:style-name="Table1.A1" office:value-type="string">
            <text:p text:style-name="P52">"Funny stuff on the news," Mr. Dursley mumbled. "Owls... shooting stars... and there were a lot of funny-looking people in town today..." </text:p>
          </table:table-cell>
        </table:table-row>
        <table:table-row table:style-name="TableLine2411180612784">
          <table:table-cell table:style-name="Table1.A1" office:value-type="string">
            <text:p text:style-name="P69">ἡ δ’ ὑπολαβοῦσα Τί δέ,· ἔφη.</text:p>
          </table:table-cell>
          <table:table-cell table:style-name="Table1.A1" office:value-type="string">
            <text:p text:style-name="P52">"So?" snapped Mrs. Dursley. </text:p>
          </table:table-cell>
        </table:table-row>
        <table:table-row table:style-name="TableLine2411180610336">
          <table:table-cell table:style-name="Table1.A1" office:value-type="string">
            <text:p text:style-name="P69">Ἀλλ’ ἐνεδοιαζόμην εἰ ταῦτ’ εἶέν που πρὸς τὰ σά...</text:p>
          </table:table-cell>
          <table:table-cell table:style-name="Table1.A1" office:value-type="string">
            <text:p text:style-name="P52">"Well, I just thought... maybe... it was something to do with... you know... her crowd."</text:p>
          </table:table-cell>
        </table:table-row>
      </table:table>
      <text:p text:style-name="Text_20_body"/>
      <table:table table:name="Table2" table:style-name="Table2">
        <table:table-column table:style-name="Table2.A"/>
        <table:table-column table:style-name="Table2.B"/>
        <table:table-row table:style-name="TableLine2411180625568">
          <table:table-cell table:style-name="Table2.A1" office:value-type="string">
            <text:p text:style-name="P70">πινούσης δ’ αὐτῆς διὰ σιγῆς, ἀποροῦντι δ ’ αὖ εἰ τολμᾷ εἰπεῖν αὐτῇ ὅτι τοῦνομα Ποτῆρα ἤκουσεν <text:span text:style-name="T21">ἔ</text:span>δοξε τολμᾶν μὲν οὐδέν, εἰπεῖν δ’ ὥσπερ ἀπερισκέπτως φρονήσας. Οὔκουν τηλικοῦτος ὁ τῶν Ποτήρων παῖς ἥλικος ὁ Δούδλιος ὁ ἡμέτερος;</text:p>
          </table:table-cell>
          <table:table-cell table:style-name="Table2.A1" office:value-type="string">
            <text:p text:style-name="P54">Mrs. Dursley sipped her tea through pursed lips. Mr. Dursley wondered whether he dared tell her he'd heard the name "Potter." He decided he didn't dare. Instead he said, as casually as he could, "Their son -- he'd be about Dudley's age now, wouldn't he?" </text:p>
          </table:table-cell>
        </table:table-row>
        <table:table-row table:style-name="TableLine2411180624208">
          <table:table-cell table:style-name="Table2.A1" office:value-type="string">
            <text:p text:style-name="P72">Εἰκός, <text:span text:style-name="T22">ἔ</text:span>φη σκυθρωπάζουσα.</text:p>
          </table:table-cell>
          <table:table-cell table:style-name="Table2.A1" office:value-type="string">
            <text:p text:style-name="P55">"I suppose so," said Mrs. Dursley stiffly. </text:p>
          </table:table-cell>
        </table:table-row>
        <table:table-row table:style-name="TableLine2411180617680">
          <table:table-cell table:style-name="Table2.A1" office:value-type="string">
            <text:p text:style-name="P72">Ποῖον ἄρ’ ἐστὶν ὄνομα αὐτῲ,· ἦ Αὕαρδος;</text:p>
          </table:table-cell>
          <table:table-cell table:style-name="Table2.A1" office:value-type="string">
            <text:p text:style-name="P55">"What's his name again? Howard, isn't it?" </text:p>
          </table:table-cell>
        </table:table-row>
        <table:table-row table:style-name="TableLine2411180624752">
          <table:table-cell table:style-name="Table2.A1" office:value-type="string">
            <text:p text:style-name="P72">Ἄρειος μὲν οὖν. ἄμουσόν γε καὶ δουλοπρεπές ὡς <text:span text:style-name="T23">ἔ</text:span>μοιγε δοκεῖ.</text:p>
          </table:table-cell>
          <table:table-cell table:style-name="Table2.A1" office:value-type="string">
            <text:p text:style-name="P55">"Harry. Nasty, common name, if you ask me." </text:p>
          </table:table-cell>
        </table:table-row>
        <table:table-row table:style-name="TableLine2411180624752">
          <table:table-cell table:style-name="Table2.A1" office:value-type="string">
            <text:p text:style-name="P72">Οἶμαι ἔγωγε, ἔφη ἀθυμῶν.</text:p>
          </table:table-cell>
          <table:table-cell table:style-name="Table2.A1" office:value-type="string">
            <text:p text:style-name="P56">"Oh, yes," said Mr. Dursley, his heart sinking horribly. "Yes, I quite agree." </text:p>
          </table:table-cell>
        </table:table-row>
        <table:table-row table:style-name="TableLine2411180624752">
          <table:table-cell table:style-name="Table2.A1" office:value-type="string">
            <text:p text:style-name="P74">οὐδὲν μὲν ἄλλο περὶ τούτων εἰπὼν εἰς τὸ ὑπερῷον ἀνέβη μετ’αὐτῆς πρὸς κλίνην.</text:p>
          </table:table-cell>
          <table:table-cell table:style-name="Table2.A1" office:value-type="string">
            <text:p text:style-name="P56">He didn't say another word on the subject as they went upstairs to bed. </text:p>
          </table:table-cell>
        </table:table-row>
      </table:table>
      <text:p text:style-name="Text_20_body"/>
      <table:table table:name="Table6" table:style-name="Table6">
        <table:table-column table:style-name="Table6.A"/>
        <table:table-column table:style-name="Table6.B"/>
        <table:table-row table:style-name="TableLine2411251280480">
          <table:table-cell table:style-name="Table6.A1" office:value-type="string">
            <text:p text:style-name="P73">6 ΑΡΕΙΟΣ ΠΟΤΗΡ</text:p>
          </table:table-cell>
          <table:table-cell table:style-name="Table6.A1" office:value-type="string">
            <text:p text:style-name="P1"/>
          </table:table-cell>
        </table:table-row>
        <table:table-row table:style-name="TableLine2411251280480">
          <table:table-cell table:style-name="Table6.A1" office:value-type="string">
            <text:p text:style-name="P74">λουομένης δ’ αὐτῆς, πρὸς τὴν θυρίδα ἑρπύσας <text:soft-page-break/>ἔβλεψε κάτω πρὸς τὸν πρὸ τῆς οἰκίας κῆπον. </text:p>
          </table:table-cell>
          <table:table-cell table:style-name="Table6.A1" office:value-type="string">
            <text:p text:style-name="P56">While Mrs. Dursley was in the bathroom, Mr. <text:soft-page-break/>Dursley crept to the bedroom window and peered down into the front garden. </text:p>
            <text:p text:style-name="P56"/>
          </table:table-cell>
        </table:table-row>
        <table:table-row table:style-name="TableLine2411251280480">
          <table:table-cell table:style-name="Table6.A1" office:value-type="string">
            <text:p text:style-name="P74">καί ἰδοῦ ὁ αἴλουρος <text:span text:style-name="T23">ἔ</text:span>τι παρὼν αὐτόθι διασκοπεῖ ὡς ἐπιτηρῶν τι. </text:p>
          </table:table-cell>
          <table:table-cell table:style-name="Table6.A1" office:value-type="string">
            <text:p text:style-name="P56">The cat was still there. It was staring down Privet Drive as though it were waiting for something. </text:p>
          </table:table-cell>
        </table:table-row>
        <table:table-row table:style-name="TableLine2411251280480">
          <table:table-cell table:style-name="Table6.A1" office:value-type="string">
            <text:p text:style-name="P74">ἐφρόντιζε δ’ αὖ πολλά’ ὀνειροπολεῖ μὴν οὖν τὰ τοιαῦτα, ἢ καί δὴ μή, πρὸς τοῦς Ποτῆράς ἐστιν ὡς ἀληθῶς, εἰ γὰρ ἀληθῆ ὄντα τύχοι οὐδαμῶς ἂν ἀνεκτά, ὡς πάντων μαθησομένων ἑαυτοὺς συγγενεῖς ὄντας ἐκείνοιν τοῖν καί τᾶλλ’ ἀπεσιώπησεν.</text:p>
          </table:table-cell>
          <table:table-cell table:style-name="Table6.A1" office:value-type="string">
            <text:p text:style-name="P56">Was he imagining things? Could all this have anything to do with the Potters? If it did... if it got out that they were related to a pair of -- well, he didn't think he could bear it. </text:p>
          </table:table-cell>
        </table:table-row>
        <table:table-row table:style-name="TableLine2411251280480">
          <table:table-cell table:style-name="Table6.A1" office:value-type="string">
            <text:p text:style-name="P75">ἀναβεβηκότων δ ’ οὖν εἰς εὐνήν, ἡ μέν εὐθέως εἷς ὕπνον ἔπεσεν, ὁ δ’ ἀγρυπνῶν ἅπαντ’ ἐν νῷ ἔστρεφε· </text:p>
          </table:table-cell>
          <table:table-cell table:style-name="Table6.A1" office:value-type="string">
            <text:p text:style-name="P57">The Dursleys got into bed. Mrs. Dursley fell asleep quickly but Mr. Dursley lay awake, turning it all over in his mind.</text:p>
          </table:table-cell>
        </table:table-row>
        <table:table-row table:style-name="TableLine2411251280480">
          <table:table-cell table:style-name="Table6.A1" office:value-type="string">
            <text:p text:style-name="P76">καὶγὰρ εἰ ταῦθ’ ὡς ἀληθῶς εἴη τῶν Ποτήρων, οὐκ ἂν εἶναι λόγον αὐτοῖς οὐδένα μετοικήσουσιν αὐτόσε, εὖ εἰδόσι κατάπτυστον τὸ γένος. </text:p>
          </table:table-cell>
          <table:table-cell table:style-name="Table6.A1" office:value-type="string">
            <text:p text:style-name="P58">His last, comforting thought before he fell asleep was that even if the Potters were involved, there was no reason for them to come near him and Mrs. Dursley.</text:p>
          </table:table-cell>
        </table:table-row>
        <table:table-row table:style-name="TableLine2411251280480">
          <table:table-cell table:style-name="Table6.A1" office:value-type="string">
            <text:p text:style-name="P76">εἰ δέ νοσοίη τι τὰ τῆς γῆς οὐδὲν ἂν κινδυνεύειν αὐτοὶ βλαφθῆναι. καῖ τοιαῦτ’ ἐν νῷ <text:span text:style-name="T25">ἔ</text:span>τι στρέφων ὕπνου ἔτυχεν. οὐδὲν γὰρ πάρειναι ῶς οἷόν τε βλάπτειν αὐτούς. ταύτης δέ τῆς γνώμης πάνυ ἡμάρτητο.</text:p>
          </table:table-cell>
          <table:table-cell table:style-name="Table6.A1" office:value-type="string">
            <text:p text:style-name="P58">The Potters knew very well what he and Petunia thought about them and their kind.... He couldn't see how he and Petunia could get mixed up in anything that might be going on -- he yawned and turned over -- it couldn't affect them.... How very wrong he was. </text:p>
          </table:table-cell>
        </table:table-row>
        <table:table-row table:style-name="TableLine2411251280480">
          <table:table-cell table:style-name="Table6.A1" office:value-type="string">
            <text:p text:style-name="P76">ἀπεκοιμήθη μὲν οὖν οὗτος, νυστάζοντα δ’ οὐκ ἂν εἶδες τὸν ἐπὶ τῷ τειχίῳ αἴλουρον, ἀκίνητον δ’ ὥσπερ εἰκόνα τινὰ ἀσκαρδαμυκτὶ βλέποντα κατὰ τὴν ὁδόν, οὐ γὰρ ἐμέλησεν αὐτῷ οὔτε κρότου</text:p>
            <text:p text:style-name="P76">ἐγγύθεν ἀπ’ ὀχήματος γενομένου οὕτε γλαυκῶν δυοῖν ὑπέρθε καταπετομένων, οὐδ ’ ἐκινήθη οὐδέν πρίν γε μέσῃ τῇ νυκτί κατεῖδεν ἄνδρα</text:p>
            <text:p text:style-name="P76">ἐν ὁδῷ. </text:p>
          </table:table-cell>
          <table:table-cell table:style-name="Table6.A1" office:value-type="string">
            <text:p text:style-name="P58">Mr. Dursley might have been drifting into an uneasy sleep, but the cat on the wall outside was showing no sign of sleepiness. It was sitting as still as a statue, its eyes fixed unblinkingly on the far corner of Privet Drive. It didn't so much as quiver when a car door slammed on the next street, nor when two owls swooped overhead. In fact, it was nearly midnight before the cat moved at all. </text:p>
          </table:table-cell>
        </table:table-row>
        <table:table-row table:style-name="TableLine2411251280480">
          <table:table-cell table:style-name="Table6.A1" office:value-type="string">
            <text:p text:style-name="P76">ὁ δ’ ἄφνω ἐφάνη κατὰ σιωπὴν οὕτως ὥστε δόξαι ἀνακύψας ἀπὸ τῆς γαίας. </text:p>
          </table:table-cell>
          <table:table-cell table:style-name="Table6.A1" office:value-type="string">
            <text:p text:style-name="P58">A man appeared on the corner the cat had been watching, appeared so suddenly and silently you'd have thought he'd just popped out of the ground.</text:p>
          </table:table-cell>
        </table:table-row>
        <table:table-row table:style-name="TableLine2411251280480">
          <table:table-cell table:style-name="Table6.A1" office:value-type="string">
            <text:p text:style-name="P76">ὁ δ ’ αἴλουρος τὰς ὀφρῦς ἀνεσπακὼς ε”σηνέ τι τῇ οὐρᾷ.</text:p>
          </table:table-cell>
          <table:table-cell table:style-name="Table6.A1" office:value-type="string">
            <text:p text:style-name="P58">The cat's tail twitched and its eyes narrowed.</text:p>
          </table:table-cell>
        </table:table-row>
        <table:table-row table:style-name="TableLine2411251280480">
          <table:table-cell table:style-name="Table6.A1" office:value-type="string">
            <text:p text:style-name="P76">τὸν γὰρ τοιοῦτον ἄνθρωπον οὐδεὶς τῶν περιοικούντων οὐπώποτ’ εἶδεν.</text:p>
          </table:table-cell>
          <table:table-cell table:style-name="Table6.A1" office:value-type="string">
            <text:p text:style-name="P58">Nothing like this man had ever been seen on Privet Drive.</text:p>
          </table:table-cell>
        </table:table-row>
        <table:table-row table:style-name="TableLine2411251280480">
          <table:table-cell table:style-name="Table6.A1" office:value-type="string">
            <text:p text:style-name="P77">μακρὸς γὰρ ἦν τὸ ὕψος ἀλλὰ λεπτὸς καὶ οὐ παχύς. γεραίτατος δ’ αὖ ἐφαίνετο· πολιαὶ γὰρ αἱ τρίχες, καί πολιὸς ὁ πώγων οὕτω βαθὺς γεγενημένος ὥστε δεῖν αὐτὸν ἐγκλεῖσαι εἴσω τοῦ ζωστῆρος καθειμένον. </text:p>
          </table:table-cell>
          <table:table-cell table:style-name="Table6.A1" office:value-type="string">
            <text:p text:style-name="P59">He was tall, thin, and very old, judging by the silver of his hair and beard, which were both long enough to tuck into his belt. </text:p>
          </table:table-cell>
        </table:table-row>
        <text:soft-page-break/>
        <table:table-row table:style-name="TableLine2411251280480">
          <table:table-cell table:style-name="Table6.A1" office:value-type="string">
            <text:p text:style-name="P77">τὴν δέ χλαῖναν - ταναὴ δ’ ἦν καί πορφυρᾶ - μέχρι τῶν σφυρῶν ἔσυρε, καί μεγάλους εἶχε κοθόρνους περοναῖς συνδεδεμένους.</text:p>
          </table:table-cell>
          <table:table-cell table:style-name="Table6.A1" office:value-type="string">
            <text:p text:style-name="P59">He was wearing long robes, a purple cloak that swept the ground, and high-heeled, buckled boots. </text:p>
          </table:table-cell>
        </table:table-row>
        <table:table-row table:style-name="TableLine2411251280480">
          <table:table-cell table:style-name="Table6.A1" office:value-type="string">
            <text:p text:style-name="P77">φαιδρὸς δ’ ἦν τοῖς ὀφθαλμοῖς γλαυκοῖς καὶ λάμπουσι καίπερ δίοπτρα φορῶν μηνοειδῆ. ῥῖνας δ’ εἶχε μεγάλας τε καὶ καμπύλας, ὥσπερ δὶς ἢ τρὶς ῥαγείσας. </text:p>
          </table:table-cell>
          <table:table-cell table:style-name="Table6.A1" office:value-type="string">
            <text:p text:style-name="P59">His blue eyes were light, bright, and sparkling behind half-moon spectacles and his nose was very long and crooked, as though it had been broken at least twice.</text:p>
          </table:table-cell>
        </table:table-row>
        <table:table-row table:style-name="TableLine2411251280480">
          <table:table-cell table:style-name="Table6.A1" office:value-type="string">
            <text:p text:style-name="P77">ὄνομα δ’ ἦν αὐτῷ ’Ἀλβος Διμπλόδωρος.</text:p>
          </table:table-cell>
          <table:table-cell table:style-name="Table6.A1" office:value-type="string">
            <text:p text:style-name="P59">This man's name was Albus Dumbledore. </text:p>
          </table:table-cell>
        </table:table-row>
        <table:table-row table:style-name="TableLine2411251280480">
          <table:table-cell table:style-name="Table6.A1" office:value-type="string">
            <text:p text:style-name="P77">ἀφικόμενος δὲ δῆλος ἦν ἀγνοῶν ὅτι οὐδέν περὶ αὐτοῦ ἀρέσκει τοῖς ἐκεῖ οἰκοῦσιν, οὔτε τοῦνομα οὔθ’ οἱ κόθορνοι.</text:p>
          </table:table-cell>
          <table:table-cell table:style-name="Table6.A1" office:value-type="string">
            <text:p text:style-name="P59">Albus Dumbledore didn't seem to realize that he had just arrived in a street where everything from his name to his boots was unwelcome.</text:p>
          </table:table-cell>
        </table:table-row>
        <table:table-row table:style-name="TableLine2411251280480">
          <table:table-cell table:style-name="Table6.A1" office:value-type="string">
            <text:p text:style-name="P77">καὶ ζητῶν τι ὑπὸ τῇ χλαίνῃ κεκρυμμένον, οὐ συνῄδει ἑαυτῷ ἐπιτηρούμενος ὑπὸ τοῦ αἰλούρου· κατιδὼν δ’ αὐτὸν αὐτόθεν <text:span text:style-name="T26">ἔ</text:span><text:span text:style-name="T2">τι</text:span> τηροῦντα, ἠρέμα γελάσας πρὸς ἑαυτὸν Μῶν ἐβούλου σύ, ἔφη, λαθεῖν μ’ ἥκουσα; εὐθὺς δέ τὸ ζητούμενον ἐν θυλακίῳ ηὑρηκὼς ταῖς χερσῖν ἔχει· ἐφαίνετο γὰρ ἀναπτήριόν τι εἶναι.</text:p>
          </table:table-cell>
          <table:table-cell table:style-name="Table6.A1" office:value-type="string">
            <text:p text:style-name="P59">He was busy rummaging in his cloak, looking for something. But he did seem to realize he was being watched, because he looked up suddenly at the cat, which was still staring at him from the other end of the street. For some reason, the sight of the cat seemed to amuse him. He chuckled and muttered, "I should have known." He found what he was looking for in his inside pocket. It seemed to be a silver cigarette lighter.</text:p>
          </table:table-cell>
        </table:table-row>
        <table:table-row table:style-name="TableLine2411251280480">
          <table:table-cell table:style-name="Table6.A1" office:value-type="string">
            <text:p text:style-name="P77">ἀνοίξας δ ’ αὐτὸ καὶ χειρὶ ἐκτείνας, ἄφνω ἔσβεσε τὸν λύχνον τὸν ἐγγύτατον, ὃς καὶ μικρόν τινα ψόφον παρέσχε σβεννύμενος. </text:p>
          </table:table-cell>
          <table:table-cell table:style-name="Table6.A1" office:value-type="string">
            <text:p text:style-name="P59">He flicked it open, held it up in the air, and clicked it. The nearest street lamp went out with a little pop. He clicked it again -- the next lamp flickered into darkness. </text:p>
          </table:table-cell>
        </table:table-row>
        <table:table-row table:style-name="TableLine2411251280480">
          <table:table-cell table:style-name="Table6.A1" office:value-type="string">
            <text:p text:style-name="P78">καὶ δωδεκάκις τῷ αὐτῷ τεχνήματι χρώμενος τούτῳ σβεντηρίῳ καλουμένῳ, τὴν νύκτα οὕτω σκοτεινὴν δὴ ἐποίησεν ὥστε μὴ λάμψαι φῶς μηδαμοῦ εἰ μὴ ἀπὸ τοῖν τοῦ αἰλούρου ὀφθαλμοῖν τοῦ τήλοθεν ἀεὶ τηροῦντος.</text:p>
          </table:table-cell>
          <table:table-cell table:style-name="Table6.A1" office:value-type="string">
            <text:p text:style-name="P60">Twelve times he clicked the Put-Outer, until the only lights left on the whole street were two tiny pinpricks in the distance, which were the eyes of the cat watching him.</text:p>
          </table:table-cell>
        </table:table-row>
      </table:table>
      <text:p text:style-name="Text_20_body"/>
      <table:table table:name="Table7" table:style-name="Table7">
        <table:table-column table:style-name="Table7.A"/>
        <table:table-column table:style-name="Table7.B"/>
        <table:table-header-rows>
          <table:table-row table:style-name="TableLine2409478802496">
            <table:table-cell table:style-name="Table7.A1" office:value-type="string">
              <text:p text:style-name="P78">ΠΕΡΙ ΤΟΥ ΠΑΙΔΟΣ ΤΟΥΕΠΙΒῙΟΝΤΟΣ 7</text:p>
            </table:table-cell>
            <table:table-cell table:style-name="Table7.A1" office:value-type="string">
              <text:p text:style-name="P1"/>
            </table:table-cell>
          </table:table-row>
        </table:table-header-rows>
        <table:table-row table:style-name="TableLine2409478806304">
          <table:table-cell table:style-name="Table7.A1" office:value-type="string">
            <text:p text:style-name="P79">καί γὰρ ἡ Δουρσλεία αὐτὴ ἐκ θυρίδος εἰ τύχοι βλεψάσα εἰκάσαι οὐκ ἂν δύναιτο τί ἐν ὁδῷ γίγνεται.</text:p>
          </table:table-cell>
          <table:table-cell table:style-name="Table7.A1" office:value-type="string">
            <text:p text:style-name="P61">If anyone looked out of their window now, even beady-eyed Mrs. Dursley, they wouldn't be able to see anything that was happening down on the pavement. </text:p>
          </table:table-cell>
        </table:table-row>
        <table:table-row table:style-name="TableLine2409478806304">
          <table:table-cell table:style-name="Table7.A1" office:value-type="string">
            <text:p text:style-name="P80">ἀποθεὶς δὲ τὸ σβεντήριον, καὶ προσελθὼν ἐπὶ τὴν οἰκίαν τὴν τετάρτην, παρὰ τῷ αἰλούρῳ κάθηται ἐπὶ τῴ τειχίῳ.</text:p>
          </table:table-cell>
          <table:table-cell table:style-name="Table7.A1" office:value-type="string">
            <text:p text:style-name="P62">Dumbledore slipped the Put-Outer back inside his cloak and set off down the street toward number four, where he sat down on the wall next to the cat. </text:p>
          </table:table-cell>
        </table:table-row>
        <table:table-row table:style-name="TableLine2409478806304">
          <table:table-cell table:style-name="Table7.A1" office:value-type="string">
            <text:p text:style-name="P80">ἀλλ’ οὐκ <text:span text:style-name="T27">ἔ</text:span>βλεψε πρὸς αὐτόν, διὰ δ’ ὀλίγου Χαῖρε, ὦ σοφίστρια, ἔφη, Μαγονωγαλέαν λέγω.</text:p>
          </table:table-cell>
          <table:table-cell table:style-name="Table7.A1" office:value-type="string">
            <text:p text:style-name="P62">He didn't look at it, but after a moment he spoke to it. "Fancy seeing you here, Professor McGonagall."</text:p>
          </table:table-cell>
        </table:table-row>
        <table:table-row table:style-name="TableLine2409478806304">
          <table:table-cell table:style-name="Table7.A1" office:value-type="string">
            <text:p text:style-name="P80">γελάσας δέ καὶ μεταστρεψάμενος αἴλουρον μὲν οὐκέτι θεωρεῖ, γυναῖκα δέ. ἡ δέ δριμύ βλέπει, ῶς δίοπτρα φοροῦσα τετράγωνα ὁμοιότατα ὅντα τοῖς ὑπὲρ τῶν τοῦ αἰλούρου ὀφρέων γεγραμμένοις.</text:p>
          </table:table-cell>
          <table:table-cell table:style-name="Table7.A1" office:value-type="string">
            <text:p text:style-name="P62">He turned to smile at the tabby, but it had gone. Instead he was smiling at a rather severe-looking woman who was wearing square glasses exactly the shape of the markings the cat had had around its eyes.</text:p>
          </table:table-cell>
        </table:table-row>
        <text:soft-page-break/>
        <table:table-row table:style-name="TableLine2409478806304">
          <table:table-cell table:style-name="Table7.A1" office:value-type="string">
            <text:p text:style-name="P80">χλαῖναν δ’ ἐφόρει πρασίνην, τῶν δέ τριχῶν μελαίνων καί βεβαίως ἐκτενισμένων κρωβύλον ἀνεδήσατο.</text:p>
          </table:table-cell>
          <table:table-cell table:style-name="Table7.A1" office:value-type="string">
            <text:p text:style-name="P62">She, too, was wearing a cloak, an emerald one. Her black hair was drawn into a tight bun. </text:p>
          </table:table-cell>
        </table:table-row>
        <table:table-row table:style-name="TableLine2409478806304">
          <table:table-cell table:style-name="Table7.A1" office:value-type="string">
            <text:p text:style-name="P81">καί χαλεπῶς φέρουσα Πῶς <text:span text:style-name="T28">ἔ</text:span>γνως με, ἔφη, ἥτις εἰμί;</text:p>
          </table:table-cell>
          <table:table-cell table:style-name="Table7.A1" office:value-type="string">
            <text:p text:style-name="P63">She looked distinctly ruffled. "How did you know it was me?" she asked. </text:p>
          </table:table-cell>
        </table:table-row>
        <table:table-row table:style-name="TableLine2409478806304">
          <table:table-cell table:style-name="Table7.A1" office:value-type="string">
            <text:p text:style-name="P81">Ᾱῖλουρον γὰρ οὐχ ἑώρακα, ἔφη, ὦ δαιμονία, οὕτως ὁμοιούμενον εἰκόνι τινί ἀκινήτῳ.</text:p>
          </table:table-cell>
          <table:table-cell table:style-name="Table7.A1" office:value-type="string">
            <text:p text:style-name="P63">"My dear Professor, I 've never seen a cat sit so stiffly." </text:p>
          </table:table-cell>
        </table:table-row>
        <table:table-row table:style-name="TableLine2409478806304">
          <table:table-cell table:style-name="Table7.A1" office:value-type="string">
            <text:p text:style-name="P81">Εἰκόνι γὰρ καὶ σὺ ὁμοῖος ἂν εἴης, ἔφη, πᾶσαν τὴν ἡμέραν ἐν τείχει ὀκλάζων.</text:p>
          </table:table-cell>
          <table:table-cell table:style-name="Table7.A1" office:value-type="string">
            <text:p text:style-name="P63">"You'd be stiff if you'd been sitting on a brick wall all day," said Professor McGonagall.</text:p>
          </table:table-cell>
        </table:table-row>
        <table:table-row table:style-name="TableLine2409478806304">
          <table:table-cell table:style-name="Table7.A1" office:value-type="string">
            <text:p text:style-name="P81"><text:span text:style-name="T29">Ἦ</text:span> πᾶσαν λέγεις, ἐξὸν ἑορτάζειν,· ἑορτὰς γὰρ ἄγοντας πολλοὺς δὴ εἶδον ὁδοιπορῶν.</text:p>
          </table:table-cell>
          <table:table-cell table:style-name="Table7.A1" office:value-type="string">
            <text:p text:style-name="P63">"All day? When you could have been celebrating? I must have passed a dozen feasts and parties on my way here." </text:p>
          </table:table-cell>
        </table:table-row>
        <table:table-row table:style-name="TableLine2409478806304">
          <table:table-cell table:style-name="Table7.A1" office:value-type="string">
            <text:p text:style-name="P81">ἡ δ’ ἀγανακτοῦσα Πάντες μὲν γὰρ ἑορτάζουσιν, οὐδενὶ δὲ μέλει τοῦ δέοντος. καὶ οἱ Μύγαλοι ἐπύθοντό τι τῶν γεγενημένων<text:span text:style-name="T29">·</text:span></text:p>
          </table:table-cell>
          <table:table-cell table:style-name="Table7.A1" office:value-type="string">
            <text:p text:style-name="P63">Professor McGonagall sniffed angrily. "Oh yes, everyone's celebrating, all right," she said impatiently. "You'd think they'd be a bit more careful, but no -- even the Muggles have noticed something's going on.</text:p>
          </table:table-cell>
        </table:table-row>
        <table:table-row table:style-name="TableLine2409478806304">
          <table:table-cell table:style-name="Table7.A1" office:value-type="string">
            <text:p text:style-name="P81">λόγον γάρ τινα ἥκουσα ἐν τῇδε τῇ οἰκίᾳ γλαυκῶν καὶ ἀστέρων πέρι.</text:p>
          </table:table-cell>
          <table:table-cell table:style-name="Table7.A1" office:value-type="string">
            <text:p text:style-name="P63">It was on their news." She jerked her head back at the Dursleys' dark living-room window.</text:p>
          </table:table-cell>
        </table:table-row>
        <table:table-row table:style-name="TableLine2409478806304">
          <table:table-cell table:style-name="Table7.A1" office:value-type="string">
            <text:p text:style-name="P82">οὐ γάρ οὕτως ἀσύνετοί εἰσιν ὥστε μὴ αἰσθέσθαι μηδενός. ἀλλ’ ό τοῦς ἐν Καντίᾳ ἀστέρας μηχανησάμενος Δαίδαλος ἦν δήπου,· μάλα γὰρ εὐήθης ἅνθρωπος.</text:p>
          </table:table-cell>
          <table:table-cell table:style-name="Table7.A1" office:value-type="string">
            <text:p text:style-name="P64">"I heard it. Flocks of owls... shooting stars.... Well, they're not completely stupid. They were bound to notice something. Shooting stars down in Kent -- I'll bet that was Dedalus Diggle. He never had much sense." </text:p>
          </table:table-cell>
        </table:table-row>
        <table:table-row table:style-name="TableLine2409478806304">
          <table:table-cell table:style-name="Table7.A1" office:value-type="string">
            <text:p text:style-name="P82">ὁ δ’ ἠπίως ὑπολαβὼν Λοιδορεῖν μέντοι αὐτοὺς οὐ προσήκει ἡμῖν’ οἳ γὰρ ἔπαθον ἤ τι ἢ οὐδὲν ἄξιον ἑορτῆς ε”τος τουτὶ ἑνδέκατον.</text:p>
          </table:table-cell>
          <table:table-cell table:style-name="Table7.A1" office:value-type="string">
            <text:p text:style-name="P66">"You can't blame them," said Dumbledore gently. "We've had precious little to celebrate for eleven years." </text:p>
          </table:table-cell>
        </table:table-row>
        <table:table-row table:style-name="TableLine2409478806304">
          <table:table-cell table:style-name="Table7.A1" office:value-type="string">
            <text:p text:style-name="P83">ἡ δὲ δυσκολαίνουσα Ἐγῷδα τοῦτ’, ἔφη· ἀλλὰ γεγηθότας ἡμᾶς οὐ δεῖ παντάπασι μαίνεσθαι.</text:p>
          </table:table-cell>
          <table:table-cell table:style-name="Table7.A1" office:value-type="string">
            <text:p text:style-name="P66">"I know that," said Professor McGonagall irritably. "But that's no reason to lose our heads.</text:p>
          </table:table-cell>
        </table:table-row>
        <table:table-row table:style-name="TableLine2409478806304">
          <table:table-cell table:style-name="Table7.A1" office:value-type="string">
            <text:p text:style-name="P67"><text:span text:style-name="T30">ἔ</text:span>νιοι γὰρ ἀμελοῦντες ὁμιλοῦσιν ἐν πόλει</text:p>
            <text:p text:style-name="P83">ὥσπερ σπερμόλογοι οὐ μόνον τῆς ἡμέρας δή, ἀλλὰ καὶ φοροῦντες ἱμάτια πάνυ ἀμύγαλα.</text:p>
          </table:table-cell>
          <table:table-cell table:style-name="Table7.A1" office:value-type="string">
            <text:p text:style-name="P66">People are being downright careless, out on the streets in broad daylight, not even dressed in Muggle clothes, swapping rumors." </text:p>
          </table:table-cell>
        </table:table-row>
        <table:table-row table:style-name="TableLine2409478806304">
          <table:table-cell table:style-name="Table7.A1" office:value-type="string">
            <text:p text:style-name="P68"/>
          </table:table-cell>
          <table:table-cell table:style-name="Table7.A1" office:value-type="string">
            <text:p text:style-name="P60"/>
          </table:table-cell>
        </table:table-row>
        <table:table-row table:style-name="TableLine2409478806304">
          <table:table-cell table:style-name="Table7.A1" office:value-type="string">
            <text:p text:style-name="P68">καί παρακύπτουσα πρὸς τὸν Διμπλόδωρον ἔβλεψεν ὥς τινα τάχα ἐν νῲ ἔχοντα εἰπεῖν τι· ὁ δ’ οὐδὲν ἄρ’ εἶπεν. ἀναλαβοῦσα οὖν ἐκείνη</text:p>
            <text:p text:style-name="P68">Χαρίεν γὰρ ἄν εἴη, εἰ ταύτῃ τῇ ἡμέρᾳ ᾗ οἴχεται ὡς ε’ὀικεν ἐκεῖνος οῦ τοῦνομ’ ἄρρητόν ἐστι, τότε δὴ μάθοιεν τὰ παρ’ ἡμῖν οἶ Μύγαλοι. ἆρ’ ὡς άληθῶς οἴχεται, ὦ θαυμάσιε,·</text:p>
            <text:p text:style-name="Text_20_body"/>
            <text:p text:style-name="P68">’Έμοιγε δοκεῖ, ἔφη. χάριν οὖν ε”χωμεν πολλῶν ἕνεκα. Καὶ γλύκυσμα παρατείνας ὃ καί λεμώνιον <text:soft-page-break/>καλεῖ ἤρετο εἰ γεύσασθαι ἐθέλει· “Ηδιστόν τ’ ἐστιν, ἔφη, καὶ ὀξύτατον.</text:p>
            <text:p text:style-name="Text_20_body"/>
            <text:p text:style-name="P68">Ποῖον εἶπας,</text:p>
            <text:p text:style-name="P68">8 ΑΡΕΙΟΣ ΠΟΤΗΡ</text:p>
            <text:p text:style-name="Text_20_body"/>
            <text:p text:style-name="P68">Ὁποῖον, ἀλλὰ λεμώνιόν ἐστιν ἡδύ τι Μυγάλοις κατεσκευασμένον ᾧ μάλιστα τέρπομαι. γεύσει δῆτα;</text:p>
            <text:p text:style-name="Text_20_body"/>
            <text:p text:style-name="P68">ἡ δ’ οὐκ ἔφη, ὡς ἀπὸ καιροῦ ὄντος τοῦ διαλέγεσθαι περὶ τῶν τοιούτων. καὶ ἀναλαβοῦσα μαλ’ αὖθις Καὶ εἰ ἐκεῖνος, ἔφη, οὗ τοῦνομ’ ἄρρητόν ἐστιν ἀληθῶς οἴχεται...</text:p>
            <text:p text:style-name="Text_20_body"/>
            <text:p text:style-name="P68">ὁ δ’ ὑπολαβὼν Ὦ δαιμονία σοφίστρια, οὔκουν ἔξεστι σοὶ ὀνομάσαι αὐτόν, σοφωτέρα γὰρ εἶ ἢ ὥστε ταῦτὰ ποιεῖν τοῖς ἀνοήτοις τούτους γὰρ ἕνδεκα ε”τη ἐνεχείρουν ἐγὼ πεῖσαι ὀρθῶς ὀνομάζειν αὐτὸν Φολιδομορτόν.</text:p>
            <text:p text:style-name="Text_20_body"/>
            <text:p text:style-name="P68">ἀποκνοῦσα δέ ἡ Μαγονωγαλέα ἔλαθεν αὐτὸν δύο λεμώνια διέλκοντα γλισχρά. ὁ δέ θαρρῶν Τί ἐμποδών, ἔφη, μὴ οὐκ ὀρθῶς ὀνομάζειν, ἐγὼ γὰρ οὐ φοβοῦμαι τὸ ὄνομα αὐτοῦ φθέγξασθαι</text:p>
            <text:p text:style-name="P68">Φολιδομορτόν.</text:p>
            <text:p text:style-name="Text_20_body"/>
            <text:p text:style-name="P68">ἀλλ’ αὕτη ὀργιζομένη μὲν θαυμάζουσα δέ Σοὶ γάρ, ἔφη, πάρεστι μὴ φοβεῖσθαι ἅτε διαφέροντι τῶν πολλῶν. ὁμολογοῦμεν γὰρ πάντες ὅτι ἐκεῖνος οὗ τοῦνομ ’ ἅρρητόν ἐστιν, ἐκεῖνος ὁ Φολιδομορτός εἰ τοῦτ’ ἄρα δεῖμε φθέγγεσθαι, ὅτι οὐκ ἐφοβεῖτο οὐδένα πλὴν σοῦ, ὦ γένναιε.</text:p>
            <text:p text:style-name="Text_20_body"/>
            <text:p text:style-name="P68">ὁ δέ Διμπλόδωρος ἡσύχως ἔχων Κολακεύεις με, ἔφη. ὁ γὰρ Φολιδομορτὸς πολλῷ ἰσχυρότερος ὢν ἐμοῦ πολλὰς οἶδεν ἀσκεῖν τέχνας ἃς ἐγὼ οὐκ οἶδα,</text:p>
            <text:p text:style-name="Text_20_body"><text:soft-page-break/></text:p>
            <text:p text:style-name="P68">Σὺ γὰρ μεγαλοφρονέστερος εἶ, ἔφη, ἢ ὥστ’ ἀσκῆσαι αὐτάς.</text:p>
            <text:p text:style-name="Text_20_body"/>
            <text:p text:style-name="P68">Ἀλλ’ εὐτυχεῖς σφόδρα νυκτὸς γενομένης οὐχ ὁρῶσά με ἐρυθριῶντα. τὰ γὰρ ὁμοῖα οὐδέποτ’ ε”παθον ἐξ οὗ ἡ Πομφρεία ἐθαύμασε τὰ ἐμὰ ταινίδια, ἃ ἐφόρουν ποτέ θερμανῶν τὰ ὦτα.</text:p>
            <text:p text:style-name="Text_20_body"/>
            <text:p text:style-name="P68">ἡ δέ Μαγονωγαλέα ὀξὺ βλέπουσα πρὸς αὐτόν Γλαῦκας μέν, ἔφη, πετομένας περὶ οὐδενὸς ποιοῦμαι· βαρύνομαι δέ περὶ τῶν λόγων</text:p>
            <text:p text:style-name="P68">τῶν κατὰ τὴν πόλιν διεσπαρμένων. ἆρ ’ ε”μαθες ὅ τι πάντες ἐρωτῶσι περὶ αὐτοῦ, διὰ τί ἐξέφυγεν ἢ τί ἐπαύσατο τῆς φυγῆς;</text:p>
            <text:p text:style-name="Text_20_body"/>
            <text:p text:style-name="P68">καὶ γὰρ ὡς τοῦτό γε μαθησομένη, ὡς ἐδόκει, ἐπὶ τειχίῳ ἐκάθητο πᾶσαν τὴν ἡμέραν νεναρκωμένη τήν πυγὴν καί πάνυ ῥιγοῦσα. ὥστε οὔθ’ ὡς αἴλουρος οὔθ’ ὡς γυνὴ οὐπώποτ’ ὀξύτερον</text:p>
            <text:p text:style-name="P68">βλέψασα πρὸς αὐτὸν ἐφαίνετο ἢ τότε δή. δῆλον γὰρ ὅτι οὐδὲν πιστεύσει, ἐὰν μὴ ἀκούσῃ αὐτοῦ τοῦ Διμπλοδώρου ἐπαληθεύσαντος τὸν λόγον. ὁ δ’ οὐδέν ἀπεκρίνατο, λεμώνιον γὰρ ἄλλο ἐξέλεγεν.</text:p>
            <text:p text:style-name="Text_20_body"/>
            <text:p text:style-name="P68">Διετεθρύλητο γὰρ, ἔφη, ὅτι τῆς πάροιθε νυκτὸς ὁ Φολιδομορτὸς ἀφίκετο εἰς τόπον Γοδρίκου Νάπην καλούμενον, ἐρευνήσων τοὺς Ποτῆρας. λέγεται δ’ ὅτι παθόντες τι - παθόντες δἀὖ κακόν τι - καὶ</text:p>
            <text:p text:style-name="P68">τεθνήκασι.</text:p>
            <text:p text:style-name="Text_20_body"/>
            <text:p text:style-name="P68">κατανεύσαντος δέ τοῦ Διμπλοδώρου, ἀνοιμώξασα Τεθνᾶσι δῆτ’,</text:p>
            <text:p text:style-name="P68">ΠΕΡΙ ΤΟΥΠΑΙΔΟΣ ΤΟΥ ΕΠΙΒΙΟΝΤΟΣ 9</text:p>
            <text:p text:style-name="P68">ὦ Ἄλβε, ἀμφότεροι οἱ Ποτῆρες, ἥ τε Λίλη καί ὁ Ἰάκωβος. Ἀλλ’ ἄπιστον τοῦτ’ ἐμοὶ πιστεῦσαι οὐ βουλομένῃ.</text:p>
            <text:p text:style-name="Text_20_body"/>
            <text:p text:style-name="P68"><text:soft-page-break/>ὁ δέ Διμπλόδωρος ἁπτόμενος τοῦ ὤμου αὐτῆς βαρὺ στενάζων Έγῷδα, ἔφη, συντρέχω γὰρ τῷ σῴ πάθει.</text:p>
            <text:p text:style-name="Text_20_body"/>
            <text:p text:style-name="P68">ἡ δέ οὐ βεβαίᾳ τῇ φωνῇ Καὶ μὴν καί λέγουσιν ὅτι ’Ἀρειον τὸν Ποτῆρος ὁ Φολιδομορτὸς ἀποκτεῖναι ἐπιχειρήσας οὐκ ἐδυνήθη. ἱκανὸν γὰρ οὐκ εἶναι. ἀλλ’ ὅ τι ἀπεκώλυσε τοῦ ἀποκτεῖναι τοῦτον παιδίον ὄντα ἐννοεῖ μὲν οὐδείς, λέγουσι δέ ὅτι τῶν ἐλπίδων σφαλεὶς τῆς δυνάμεως ἁπάσης ἡμάρτηκε. τοῦτο γὰρ αἰτίον τῆς φυγῆς.</text:p>
            <text:p text:style-name="Text_20_body"/>
            <text:p text:style-name="P68">κατανεύσαντος δέ μάλ’ αὖθις τοῦ Διμπλοδώρου, πάνυ ἀποροῦσα Ἂληθες δῆτα, ἔφη. εἰπέ μοι, ῆ καί τοσούτους ἀποκτείνας ἀνθρώπους παιδίον γ’ ἀποκτεῖναι οὐκ ἐδυνήθη, πῶς γὰρ οὐχ ὑπερφυὲς</text:p>
            <text:p text:style-name="P68">τοῦτο,· οὔκουν ἀνέλπιστόν τε καί ἐκ τοῦ παραδόξου μάλιστα, ἀλλ’ ὦ Ζεῦ καὶ θεοὶ πῶς ε”τυχεν ἐπιβιοὺς ὁ ’Άρειος;</text:p>
            <text:p text:style-name="Text_20_body"/>
            <text:p text:style-name="P68">’Ἀλλ’ ἴσως, ἔφη, ὑπονοεῖν μέν πάρεστιν ἡμῖν, εἰδέναι δ’ οὔκ.</text:p>
            <text:p text:style-name="Text_20_body"/>
            <text:p text:style-name="P68">ἔπειτα δ’ ἡ μὲν ῥινόμακτρον λεπτὸν ἐξελκύσασα καί τὰ δίοπτρα ἄρασά τι δάκρυα ἐξωμόργνυτο ἀπὸ τῶν ὀφθαλμῶν, ὁ δέ ῥῖνα ἀπομύξας ὡρολόγιον ἀπὸ θυλακίου λαβὼν ἐξέταζε. τέχνημα δέ τοῦτο καινόν τι ἦν· χρυσοῦν γὰρ ὅν καλάμους τινὰς εἶχε δώδεκα λεπτούς, καί ἀντὶ ἀριθμῶν εἶδες ἂν πλανήτων ἀστέρων περιστροφάς. ἀποθέμενος δ’ οὖν αὐτὸ πάλιν εἰς τὸ θυλάκιον, καί δῆλος ὢν συνεὶς ὅ τι μηνύει Ἁγριώδης, ε”φη βραδύνεται. οὗτος γὰρ ῆν δήπου ἐξ οῦ μεμάθηκας ὅτι δεῦρο ἀφιξοίμην,</text:p>
            <text:p text:style-name="Text_20_body"/>
            <text:p text:style-name="P68">Οὗτός γε, ἔφη. καὶ σὺ δῆτ’ οὐ μέλλεις διδάξαι διὰ τί δεῦρ’ ἥκεις εἰς αὐτὸ τοῦτο τὸ χωρίον,</text:p>
            <text:p text:style-name="Text_20_body"/>
            <text:p text:style-name="P68">’Ήκω γὰρ ἄγων τὸν ’Ἀρειον πρὸς τὴν τηθίδα καί <text:soft-page-break/>τὸν ἄνδρα αὐτῆς, μόνους τῶν οἰκείων ζῶντας <text:span text:style-name="T24">ἔ</text:span>τι.</text:p>
            <text:p text:style-name="Text_20_body"/>
            <text:p text:style-name="P68">ἡ δέ Μαγονωγαλέα ἀναπηδήσασα Μή μοι τούσδε, ἔφη δεικνῦσα τὴν οἰκίαν τὴν τετάρτην, μὰ Δία μὴ τούσδε φῂς τοὺς ἐν τῇδε τῇ οἰκίᾳ οἰκοῦντας, ῶ δαιμόνι’ ἀνδρῶν, μὴ γένοιτο· ἐθεασάμην γὰρ</text:p>
            <text:p text:style-name="P68">αὐτοῦς πᾶσαν τὴν ἡμέραν· τοιοῦτο δέ παρεῖχον ἑαυτοὺς γένος οἷον ἀλλοιότερον ἡμῶν οὐδαμοῦ εὕροις ἅν. καί τόν γ’ υἱὸν εἶδον, ὃς λιπαρῶν τραγήματα προσῄτει παρὰ τῆς μητρὸς λακτίζων αὐτὴν κατὰ πᾶσαν τὴν ὁδόν. μὴ δεῦρ’ ἐλθέτω ’Άρειος Ποτήρ, ἀντιβολῶ σε.</text:p>
            <text:p text:style-name="Text_20_body"/>
            <text:p text:style-name="P68">’Ἀριστον μέν οὖν τοῦτο τὸ χωρίον· δεήσει γὰρ ἐκεῖνους ἅτε οἰκείους ὄντας πάντ’ ἐξηγεῖσθαι αὐτῷ ἡβῶντι. διόπερ ἐπιστολὴν αὐτοῖς ἔγραψα.</text:p>
            <text:p text:style-name="Text_20_body"/>
            <text:p text:style-name="P68">ἡ δὲ πάλιν ἐπὶ τῷ τειχίῳ καθημένη φωνὴν δ ’ ἀσθενῆ προιεμένη Ἠ καί ἐπιστολήν, ἔφη, ὤνθρωπε, πῶς γὰρ σι) ἐλπίζοις ἂν πάντα τὰ</text:p>
            <text:p text:style-name="P68">περὶ αὐτοῦ ἐξηγήσεσθαι ἐπιστολὴν δίδους, ἐκεῖνοι γὰρ οὐδέποτε</text:p>
            <text:p text:style-name="P68">10 ΑΡΕῙΟΣ ΠΟΤΗΡ</text:p>
            <text:p text:style-name="Text_20_body"/>
            <text:p text:style-name="P68">γνώσονται αὐτὸν οἶός ἐστιν· εὐδοκιμήσει γὰρ ἐν πᾶσι περιβόητος γενησόμενος. ἀλλ’ ἑορτήν τ’ ἀπ’ αὐτοῦ ὀνομάσουσιν, ὡς ε’ὀικε, καὶ βίβλους περὶ αὐτοῦ συνθήσουσι καὶ πάντες οἱ παρ’ ἡμῖν τρεφόμενοι τὸ ὄνομ’ αὐτοῦ μαθήσονται.</text:p>
            <text:p text:style-name="Text_20_body"/>
            <text:p text:style-name="P68">ὁ δέ σεμνὸν βλέπει· Πολλὴ δ’ ἀνάγκη, ε”φη ὑπὲρ τὰ δίοπτρα σκοπῶν. διαθρύπτουσι γάρ τοι τοὺς παῖδας οἱ ἄγαν τιμῶντες <text:span text:style-name="T24">ἔ</text:span>τι νηπίους. βέλτιον γὰρ αὐτῷ, ὡς ἔοικε, μὴ τιμᾶσθαι διὰ συμφοράν</text:p>
            <text:p text:style-name="P68">τινα ἧς οὐδεμίαν ἀνάμνησιν λήψεται καὶ χωρὶς διαιτᾶσθαι μέχρι ἂν ἡβῶν ε”χῃ ἀπολαῦσαί τι τῆς τιμῆς.</text:p>
            <text:p text:style-name="Text_20_body"/>
            <text:p text:style-name="P68">ἡ δ’ ε”χασκε μὲν ὡς ἀντεροῦσα, μετανοοῦσα δέ <text:soft-page-break/>Ὀρθῶς γὰρ λέγεις, ἔφη, ὦ δαιμόνιε. ἀλλὰ πῶς δεῦρο κομισθήσεται; ἄφνω δὲ ἐξέταζε τὴν χλαῖναν αὐτοῦ, ὡς εἶκάζουσα εἰ τὸν ’Ἀρειον ἐντὸς ἀποκρύπτων τυγχάνει.</text:p>
            <text:p text:style-name="Text_20_body"/>
            <text:p text:style-name="P68">Κομισθήσεται δ’ ὑπὸ τοῦ Ἁγριώδου, ἦ δ’ ὅς.</text:p>
            <text:p text:style-name="Text_20_body"/>
            <text:p text:style-name="P68">Ἠ ὀρθῶς φρονῶν σύ τῷ Ἁγριώδει τοσοῦτο τὸ πρᾶγμα ἐπέτρεψαςὶ</text:p>
            <text:p text:style-name="Text_20_body"/>
            <text:p text:style-name="P68">Τὸν γὰρ βίον, ἔφη, αὐτῷ ἐπιτρέψαι θέλοιμ’ ἄν.</text:p>
            <text:p text:style-name="Text_20_body"/>
            <text:p text:style-name="P68">Πρόθυμος μὲν γάρ ἐστι, τοῦτό γε ὁμολογῶ, ῥᾳθυμίᾳ δὲ πολλάκις χρῆται, ὡς λίαν διακείμενος πρός -</text:p>
            <text:p text:style-name="Text_20_body"/>
            <text:p text:style-name="P68">τῆς δ’ ἡσυχίας ἄφνω διαλυθείσης, πρῶτον μὲν βορβορυγμὸν ἥκουσαν βαρύν ἔπειτα δ’ ε”τι καὶ βαρύτερον ἐν ᾧ κατὰ τὴν ὁδὸν ἀτενίζοντες καθεώρων φῶς τι ἀπ’ αὐτοκινήτου, τέλος δὲ πρὸς</text:p>
            <text:p text:style-name="P68">οὐρανὸν βλέποντες βαρύτατον δὴ ὑπερφυῶς ῶς. Αἰτναῖος γὰρ μέγιστος αὐτοκίνητος δίκυκλος ἐξ οὐρανοῦ πεσὼν καθειστήκει ἐν τῇ ὁδῷ ἐναντίον αὐτῶν.</text:p>
            <text:p text:style-name="Text_20_body"/>
            <text:p text:style-name="P68">δίκυκλον μὲν οὖν τοῦτον καίπερ μέγιστον ὄντα παρ’ οὐδέν ἄγοι τις ἂν παρὰ τῷ γ’ ἀνδρὶ τῷ ἐπ’ αὐτῷ καθημένῳ παραθέμενος. Οὗτος γὰρ ἦν τὸ μὲν ὕψος ὅσον οὐ διπλάσιος τῶν ἄλλων ἀνθρώπων, τὸ δέ πλάτος πενταπλάσιος. μείζων γὰρ ἐφαίνετο ἢ καθ’ ὅσον φύσις ἐνδέχεται, καὶ μάλ’ ἄγριος δή. οὐ γὰρ ἦν ἰδεῖν τὸ πρόσωπον ὥσπερ ἐν θάμνοις συγκεκαλυμμένον, μελανότριχός τ’ ὄντος αὐτοῦ καὶ λασίου τήν τε χαῖταν καὶ τὸν πώγωνα. καὶ τῶν μὲν χειρῶν ἑκατέραν ἦν προσεικάζειν πώματι στρογγύλῳ, οἷον ἐπ’ ἄγγει τιθείη τις ἅν τὰ καθάρματ’ ἀπορρίψας, οἱ δ’ ἐπὶ ποσὶ κόθορνοι σκύτινοι οὐ πολὺ διέφερον δελφιναρίοιν. πήχεις δέ μεγάλους <text:soft-page-break/>καὶ ἷσχυροὺς παρεῖχε, καὶ ἐν ἀγκάλαις κομίζει χρῆμά τι σμικρὸν σπαργάνοις ἐσκεπασμένον.</text:p>
            <text:p text:style-name="Text_20_body"/>
            <text:p text:style-name="P68">ὁ δέ Διμπλόδωρος θαρρήσας “Ήκεις ἄρα, ἔφη, ὦ Ἁγρίωδες. ἀλλὰ πόθεν ἔτυχες τοῦ δικύκλου τοῦδε;</text:p>
            <text:p text:style-name="Text_20_body"/>
            <text:p text:style-name="P68">ὁ δέ εὐλαβῶς ἀναστὰς ἀπ’ αὐτοῦ Ἐχρησάμην, ἔφη, ὦ γένναιε· παρέσχε δέ Σείριος ὁ μέλας. ἀλλ’ ἐκεῖνον ἔχω.</text:p>
            <text:p text:style-name="P68">ΠΕΡΙ ΤΟΥ ΠΑΙΔΟΣ ΤΟΥΕΠΙΒΙΟΝΤΟΣ 11</text:p>
            <text:p text:style-name="Text_20_body"/>
            <text:p text:style-name="P68">Ἀκονιτί γὰρ προύχώρησεν, Παντελῶς γε, ἦ δ’ ὅς ὁ Ἁγριώδης. τῆς γὰρ οἰκίας ὅσον οὐ διεφθαρμένης, ε”σωσα αὐτὸν πρὶν τοὺς Μυγάλους συναθροίζεσθαι. ἐντεῦθεν δ’ οὔπω ἐπτόμεθα ὑπὲρ τοῦ Βρίστολ καὶ εἰς ὕπνον ἔπεσεν.</text:p>
            <text:p text:style-name="Text_20_body"/>
            <text:p text:style-name="P68">καὶ ὁ Διμπλόδωρος καὶ ἡ Μαγονωγαλέα προσκύπτοντες πρὸς τὰ σπάργανα παιδίον μόλις εἰκάζουσι καθεῦδον. ὑπὸ δὲ πλόκῳ τῆς κόμης μελαίνης ἦν ι’δεῖν τραῦμά τι δεινὸν ἐν τῲ μετώπῳ ὥσπερ ἀστραπήν.</text:p>
            <text:p text:style-name="Text_20_body"/>
            <text:p text:style-name="P68">καὶ αὕτη σιγῇ Ἠ καί αὐτὸ τοῦτο, ἔφη.</text:p>
            <text:p text:style-name="Text_20_body"/>
            <text:p text:style-name="P68">”Εστιν, ἦ δ’ ὅς. τὴν γὰρ τούτου τοῦ τραύματος οὐλὴν εἷς ἀεὶ ἕξει.</text:p>
            <text:p text:style-name="Text_20_body"/>
            <text:p text:style-name="P68">Οὔκουν σὺ δύνασαι ιάτρεῦσαί τι,</text:p>
            <text:p text:style-name="Text_20_body"/>
            <text:p text:style-name="P68">ὁ δ’ Εἴ γε δυναίμην, ἔφη, οὐκ ἂν ἐθέλοιμι. χρήσιμον γάρ τι χρῆμα ἄλλοις τ’ οὐλὴ ἐγένετο, καὶ ἔμοιγε αὐτίκα ἡ ὑπὲρ τοῦ γόνατος τοῦ</text:p>
            <text:p text:style-name="P68">ἀριστεροῦ, ὡς γεωγραφοῦσα τὰ τοῦ Μετρὸ τοῦ Λονδίνου. Παραδός τοίνυν τὸν παῖδ’, ὦ Ἀγρίωδες, ἵν’ ἀπεργασῶμεθα τοῦργον.</text:p>
            <text:p text:style-name="Text_20_body"/>
            <text:p text:style-name="P68"><text:soft-page-break/>ἐν δ ’ ἀγκάλαις λαβὼν αὐτὸν ἐστρέψατο πρὸς τὴν τῶν Δουρσλείων οἰκίαν.</text:p>
            <text:p text:style-name="Text_20_body"/>
            <text:p text:style-name="P68">ἐκεῖνος δ’ Ἦ χαίρειν, ἔφη, ε”ξεστί μοι λέγειν αὐτῷ, κατακύψας οὖν καὶ φιλήματα δοὺς αὐτῷ πολλὰ κεκνησμένῳ ὡς ε’ὀικε διὰ τὸ</text:p>
            <text:p text:style-name="P68">λάσιον, μέγα δὴ ἐκνυζεῖτο ὥσπερ σκύλαξ τις τετραυματισμένος.</text:p>
            <text:p text:style-name="Text_20_body"/>
            <text:p text:style-name="P68">Σίγα, ἔφη ὁ Διμπλόδωρος, εὐφήμει’ ὅπως μὴ σύ τούς Μυγάλους ἐξεγερεῖς.</text:p>
            <text:p text:style-name="Text_20_body"/>
            <text:p text:style-name="P68">οὗτος δέ ῥινόμακτρον λαβών - κατάστικτον δ’ ἦν καὶ οὕτω μέγα</text:p>
            <text:p text:style-name="P68">ὥστε κρύψαι τὸ πρόσωπον - πόλλ’ αὖ δακρυρροῶν Σύγγνωθί μοι, ἔφη, οὐ γὰρ ε”στι μοι φέρειν ἅμα μὲν τὸ Λίλην τε καὶ Ῑάκωβον τεθνηκέναι ἅμα δέ τὸ παρὰ Μυγάλοις ’Ἀρειον μετοικήσειν.</text:p>
            <text:p text:style-name="Text_20_body"/>
            <text:p text:style-name="P68">ἡ δέ Μαγονωγαλέα ψιθυρίζουσα Δυστυχοῦμεν μὲν γάρ, ἔφη, κινδυνεύσομεν δέ εὑρεθῆναι μὴ σοῦ γε ἡσύχως ἔχοντος. καὶ ἠρέμα ἅπτεται τῆς χειρός, οὐ μὲν δὴ ἑκουσίως, εὐμενῶς δ’ ὅμως.</text:p>
            <text:p text:style-name="Text_20_body"/>
            <text:p text:style-name="P68">ὁ δέ Διμπλόδωρος ἅμα τὴν αἱμασιὰν ὑπερβάς - οὐ γὰρ ὑψηλὴ ἦν - καὶ ἐπὶ τὰς θύρας βαδίσας, τὸν παῖδα παρὰ τοῖν σταθμοῖν πράως κατέθηκεν. ἐπιστολὴν δ’ ἐκ χλαίνης λαβὼν καὶ ἐν μέσοις τοῖς</text:p>
            <text:p text:style-name="P68">σπαργάνοις κρύψας, ἐπανῆλθε πρὸς ἐκείνους. καὶ διὰ χρόνου ὀλίγου ἔμειναν οἱ τριτταῖοι βλέποντες πρὸς τὸ ἐν σπαργάνοις συγκεκλῃμένον καὶ μόνον οὐ δακρύοντες. τοῦ δὲ Διμπλοδώρου τὸ ἀπ’</text:p>
            <text:p text:style-name="P68">ὀφθαλμῶν στιλπνὸν οὐκέτ’ ἂν εἶδες.</text:p>
            <text:p text:style-name="Text_20_body"/>
            <text:p text:style-name="P68">τέλος δέ οὗτος Τοιαῦτα μὲν δὴ ταῦτα, ἔφη. περιμεῖναι μὲν οὖν οὐ δεῖ ἡμᾶς, ἑορτάζειν δέ μετὰ τῶν ἄλλων.</text:p>
            <text:p text:style-name="Text_20_body"/>
            <text:p text:style-name="P68"><text:soft-page-break/>Ἁγριώδης δέ, Πάνυ γε, ἔφη ε”τι καὶ ὀλίγου δέων δακρῦσαι, πᾶσ’ ἀνάγκη γάρ μοι τὸν δίκυκλον ἀποδοῦναι, διὸ χαίρειν ὑμῖν λέγω, ὦ</text:p>
            <text:p text:style-name="P68">12 ΑΡΕΙΟΣ Πο ΤΗΡ</text:p>
            <text:p text:style-name="Text_20_body"/>
            <text:p text:style-name="P68">Διμπλόδωρε καὶ Μαγονωγαλέα. καὶ δάκρυα ἀπομόρξας τῇ χειρίδι, ἀναβὰς δ’ ἐπὶ τὴν μηχάνην, εἰς κίνησιν ἔβαλε κατὰ δύναμιν τοσαύτην ὥστ’ εὐθὺς διὰ σκότον μετεωρίσαι ἀεροδόνητον.</text:p>
            <text:p text:style-name="Text_20_body"/>
            <text:p text:style-name="P68">Διμπλόδωρος δ’ Ἀλλ’ ὄψομαι σέ, ὦ σοφίστρια, ἔφη νεύσας, οὐ διὰ μακροῦ. ἡ δὲ ἐναντίον οὐδὲν ἄλλο ἦ ἀπεμύξατό τι.</text:p>
            <text:p text:style-name="Text_20_body"/>
            <text:p text:style-name="P68">οὗτος δέ στρεψάμενος ἀνὰ τὴν ὁδὸν ἐπανῆλθεν. ἑστηκὼς δέ τὸ ἀργυροῦν τὸ σβεντήριον εἰρημένον αὖθις λαβὼν ἀνέῳξε. καί εὐθὺς ἂν εἶδες φῶς πρὸς τούς λυχνεῶνας τοὺς δώδεκα κατὰ μέρος ᾅττειν</text:p>
            <text:p text:style-name="P68">καὶ ἅμα ψοφεῖν τι, ὥσπερ δώδεκα ἀνασκοπῶν σφαίρας μικρὰς καί λαμπροτάτας. τοῦ δέ χωρίου διαφωτισθέντος καὶ φλεγομένῳ ἐοικότος, εἰκάσαι μὲν ἣν μόλις αἴλουρον πόρρω τῆς ὁδοῦ λάθρᾳ</text:p>
            <text:p text:style-name="P68">προβαίνοντα. οὐδ’ ε”λαθεν αὐτὸν τὰ σπάργανα τὰ ἐκεῖ παρὰ τοῖν τῆς τετάρτης οἰκίας σταθμοῖν,</text:p>
            <text:p text:style-name="Text_20_body"/>
            <text:p text:style-name="P68">Εὐδαιμονοίης, ὦ Ἅρειε, ἔφη καῖ τὴν χλαῖναν περιβαλόμενος ἠφανίσθη.</text:p>
            <text:p text:style-name="Text_20_body"/>
            <text:p text:style-name="P68">καὶ μάλιστα σκοτεινῆς τε καὶ ἡσυχαίας τῆς νυκτὸς γενομένης, πνεῦμά τι λεπτὸν ἐκίνει τούς θάμνους· οἱ γὰρ τοιοῦτοι ἕρκος τι κόσμιον παρέχουσι τοῖς ε”νθαδε οἰκοῦσιν. τῶν δὴ ἐπιχωρίων λίαν</text:p>
            <text:p text:style-name="P68">πρὸς τὴν εὐκοσμίαν διακειμένων, ἀνελπιστότατον νομίζοις ἂν ἐν τοιούτῳ γε χωρίῳ τοῦ παραδόξου ὁτιοῦν γενέσθαι.</text:p>
            <text:p text:style-name="Text_20_body"/>
            <text:p text:style-name="P68">ὁ δ’ ’Ἁρειος Π οτὴρ ἐν τοῖς σπαργάνοις κεκαλυμμένος στρέφεται μέν, ἐγείρεται δ’ οὕ. τῆς δ’ ἐπιστολῆς ἐχόμενος τῇ δεξιᾷ καθεύδει,</text:p>
            <text:p text:style-name="P68"><text:soft-page-break/>οὐδέν συνειδὼς ἑαυτῷ ἐξαίρετός τ’ ὥν, καὶ μέλλων δι’ ὀλίγου ἐγερθήσεσθαι ὑπὸ τῆς Δουρσλείας, τὰς θύρας ἀνοιξάσης ἵνα ἐκθῇ τὰ</text:p>
            <text:p text:style-name="P68">πρὸς γάλα ληκύθια καὶ πόλλ’ ἀναβοησάσης. ἀλλ’ οὐκ οἶδε τὸνἀνεψιὸν Δούδλιον τρεῖς κατὰ μῆνας μέλλοντα αὐτὸν λυπήσειν τε καὶαἰκίσεσθαι, οὐδ’ ἦν αὐτῷ εἰδέναι ὅτι πολλοὶ τότ’ ἥδη λάθρᾳ συγ-</text:p>
            <text:p text:style-name="P68">γενόμενοι προῦπινον τῷ Ἁρείῳ Ποτῆρι τῴ παιδὶ τῷ ἐπιβιόντι.δέκατον μὲν ε”τος τόδ’ ἐπεὶ οἱΔούρσλειοι τὸ παιδίον ἐκεῖνο τὸ ἀδελφι-</text:p>
            <text:p text:style-name="P68">δοῦν ἐν προθύροις ηὑρήκεσαν· εὕροις δ’ ἂν σύ τὴν τῶν μυρσίνων ὁδὸν ἥ τι ἢ οὐδέν μετηλλαγμένην. παρὼν γὰρ ἅμ’ ἡλίῳ ἀνέχοντι</text:p>
            <text:p text:style-name="P68">ἴδοις ἂν ἐπὶ ταύτό καὶ πρὸ τοῦ τό εὐκόσμιον τὸ τῶν κήπων καί ἐπὶ</text:p>
            <text:p text:style-name="P68">ταύτὸ τὸ στίλβον τὸ τοῦ τέτταρες - χαλκοῦς γὰρ ἦν ὁ ἀριθμὸς ὁ ἐν</text:p>
            <text:p text:style-name="P68">θύρᾳ ἐγκεχαραγμένος - καὶ ἐπὶ ταύτὸ τὸ δωμάτιον αὐτὸ ἔνθα ἐκείνῃ</text:p>
            <text:p text:style-name="P68">τῇ νυκτὶ ὁ Δούρσλειος δύσφημον τὸν λόγον τὸν περὶ γλαυκῶν</text:p>
            <text:p text:style-name="P68">ἤκουσεν. πλὴν ἀλλ’ ἐξετάσας τὰς παρ’ ἑστίᾳ φωτογραφίας μάθοις</text:p>
            <text:p text:style-name="P68">ἂν χρόνον ὡς μακρὸν ἐπιγενόμενον· τότε μὲν γὰρ σφαῖράν τινα</text:p>
            <text:p text:style-name="P68">εἰκάζοις ἂν γέγραφθαι ἐν ταῖς γραφαῖς μεγάλην καὶ ὑπέρυθρον οἵαν</text:p>
            <text:p text:style-name="P68">οἱ ἐν παραλίᾳ παίζοντες φιλοῦσι βάλλειν ἀλλήλοις, καὶ ταύτην τὴν</text:p>
            <text:p text:style-name="P68">σφαῖραν πῖλον ἄλλον ἄλλοτε μαλλωτόν φορεῖν. νῦν δέ τοῦ Δουδλίου</text:p>
            <text:p text:style-name="P68">οὐκέτι νηπίου ὄντος παῖδα γνωρίζοις ἂν γεγραμμένον μέγαν καὶ</text:p>
            <text:p text:style-name="P68">λευκότριχα ποτὲ μὲν ἐπὶ δικύκλου πρῶτον ἱππεύοντα, ποτέ δέ παν-</text:p>
            <text:p text:style-name="P68">ηγυρίζοντα ἐφ’ ἵππου ξυλίνου αἰωρούμενον, ποτὲ δὲ ἀνταγωνιζομ-</text:p>
            <text:p text:style-name="P68">ένου τοῦ πατρὸς παιδιὰν ἐν ὑπολογιστῇ ἠλεκτρονικῴ παίζοντα,</text:p>
            <text:p text:style-name="P68">ποτὲ δ’ αὖ ὑπὸ μητρὸς περιβαλλόμενον καὶ προσφιλούμενον. ἀλλ’</text:p>
            <text:p text:style-name="P68"><text:soft-page-break/>οὐδέν ἐν τῶδε τῷ δωματίῳ ἴδοις ἂν σημεῖον ἄλλου τινὸς παιδὸς</text:p>
            <text:p text:style-name="P68">ε”νθα ἐνοικοῦντος.</text:p>
            <text:p text:style-name="Text_20_body"/>
            <text:p text:style-name="P68">καίτοι ὁ ’Άρειος Ποτῆρ ε”τι παρὼν ὕπνου νῦν δὴ ἀπολαύει οὐ</text:p>
            <text:p text:style-name="P68">χρονίου ἐσομένου· τῆς γὰρ Πετουνίας ἤδη ἐγρηγορυίας ὀξεῖα ἡ</text:p>
            <text:p text:style-name="P68">φώνη θόρυβον ἑωθινὸν παρεῖχεν.</text:p>
            <text:p text:style-name="Text_20_body"/>
            <text:p text:style-name="P68">ἡ δέ κελεύουσα Ἂνα, ἔφη, ἐξεγείρου. ἐκείνου δ’ εὐθὺς ἐγερθέν-</text:p>
            <text:p text:style-name="P68">τος, κόψασα πάλιν τὴν θύραν ’Ἁνα, ε”φη κεκραγυῖα.</text:p>
            <text:p text:style-name="Text_20_body"/>
            <text:p text:style-name="P68">ὁ δ’ ἤκουε πρῶτον μὲν αὐτῆς βαδιζούσης πρὸς τὸ ὀπτάνιον,</text:p>
            <text:p text:style-name="P68">ε”πειτα δέ τοῦ τηγάνου ἐφ’ ἑστίαν προσθεμένου. ὕπτιος δ’ ἀνατε-</text:p>
            <text:p text:style-name="P68">τραμμένος, εἰς μνήμην ἀνελάμβανε τὸ νῦν ἐνύπνιον καλὸν γενομένου,</text:p>
            <text:p text:style-name="P68">1 4 ΑΡΕΙΟΣ Πο ΤΗΡ</text:p>
            <text:p text:style-name="P68">ὡς δικύκλου αὐτοκινήτου πέρι αἰωρουμένου· παράδοξα δ’ ἐδόκει</text:p>
            <text:p text:style-name="P68">τὰ τοιαῦτα καὶ πρότερον ὀνειροπολῆσαι.</text:p>
            <text:p text:style-name="Text_20_body"/>
            <text:p text:style-name="P68">τὸ δέ γύναιον πρὸ τῆς θύρας πάλιν ἑστηκυῖα</text:p>
            <text:p text:style-name="Text_20_body"/>
            <text:p text:style-name="P68">Ἆρα ἐκ κοίτης, ἔφη.</text:p>
            <text:p text:style-name="Text_20_body"/>
            <text:p text:style-name="P68">Σχεδόν, ε”φη ὁ ’Ἀρειος Ποτῆρ.</text:p>
            <text:p text:style-name="Text_20_body"/>
            <text:p text:style-name="P68">Ἐπείγου δῆτα. ἐθέλω γὰρ σέ ἐφίστασθαι τοῖς κρέασι τηγανιζομ-</text:p>
            <text:p text:style-name="P68">ένοις. ὅπως μὴ σύ διακαύσεις αὐτά. ἀμεμπτὰ γὰρ θέλω ἅπαντα</text:p>
            <text:p text:style-name="P68">τήμερον, ἀγόντων ἡμῶν τὰ γενέθλια τὰ τοῦ ἡμετέρου Δουδλιδίου</text:p>
            <text:p text:style-name="P68"><text:soft-page-break/>τηλυγέτου.</text:p>
            <text:p text:style-name="Text_20_body"/>
            <text:p text:style-name="P68">ἀνοιμώξαντος δ’ ἐκείνου Τί εἶπας, ε”φη διὰ τῆς θύρας ε”τι</text:p>
            <text:p text:style-name="P68">κεκλειμένης σχετλιάζουσα.</text:p>
            <text:p text:style-name="Text_20_body"/>
            <text:p text:style-name="P68">ὁ δέ Οὐδέν φὰς ἐνθυμεῖται ὅπως δή ποτε λέληθεν ἡ τοῦ Δουδ-</text:p>
            <text:p text:style-name="P68">λίου γενέθλιος ἡμέρα ἥδη ἐπιγενομένη. βραδέως δ’ οὖν ἐξ εὐνῆς</text:p>
            <text:p text:style-name="P68">ἀναστὰς ηὕρισκε τὰ ποδεῖα, ὧν καὶ ε”τυχε δυοῖν κάτωθεν κειμένων</text:p>
            <text:p text:style-name="P68">καὶ ἀράχνην ε”νδοθεν ἐκβαλὼν ἐνδύει. ταῖς γὰρ ἀράχναις συνήθης</text:p>
            <text:p text:style-name="P68">ἐγένετο ἅτε πολλῶν δὴ ἐνοικουσῶν τῷ σκευοφυλακίῳ τῷ ὑπὸ τῇ</text:p>
            <text:p text:style-name="P68">κλίμακι ὅπου ἔδει καθεύδειν.</text:p>
            <text:p text:style-name="Text_20_body"/>
            <text:p text:style-name="P68">καί τὴν ἐσθῆτα ἐνδεδυκὼς κατὰ τὴν διοδὸν ἦλθεν εἰς τὸ ὀπτάνιον,</text:p>
            <text:p text:style-name="P68">αὐτὴ δέ ἡ τράπεζα μόνον οὐκ ἠφάνιστο γέμουσα τὰ τῶ Δουδλίῳ</text:p>
            <text:p text:style-name="P68">δεδομένων γενέθλιον ἄγοντι ἡμέραν. ὁ δ’ εἰλήφει, ὡς δοκεῖν, οὐ</text:p>
            <text:p text:style-name="P68">μόνον τὸν ἠλεκτρονικόν ὐπολογιστὴν τὸν καινότερον οὗ μάλιστ’</text:p>
            <text:p text:style-name="P68">ἐγλίχετο, ἀλλὰ καί τὸ τηλεοπτικόν τέχνημα τὸ ἕτερον, καί δὴ καὶτὸν</text:p>
            <text:p text:style-name="P68">ἀγωνιστικὸν δίκυκλον. ἀλλὰ διὰ τί τοῦτόν γε ποθοίη πάνυ ἠγνόει ὁ</text:p>
            <text:p text:style-name="P68">’Άρειος - ἡν γὰρ ἐκεῖνος τὸ σῶμα παχύτατος καὶ τὸ γυμνάζεσθαι</text:p>
            <text:p text:style-name="P68">περὶ ὀλίγου ἐποιεῖτο, μή γε μετέχον τοῦ πὺξ πατάξαι τινά. πρός γὰρ</text:p>
            <text:p text:style-name="P68">ἄλλους τε τὴν πυγμὴν ἐκεῖνον ἀσκῆσαι φίλειν καὶπρὸς αὐτόν, οὐ μὴν</text:p>
            <text:p text:style-name="P68">οὐδὲ πολλάκις ξυλλαβεῖν Ἄρειον μικρὸν μὲν ὄντα δρομικὸν δ’ ὅμως.</text:p>
            <text:p text:style-name="Text_20_body"/>
            <text:p text:style-name="P68">ἀλλ’ ἴσως διὰ τὸ πόλλ’ ε”τη σκοταῖος διατρίψαι ἐν <text:soft-page-break/>σκευοφυλακίῳ,</text:p>
            <text:p text:style-name="P68">μικρός τ’ ῆν ὁ Ἄρειος καί λεπτὸς τοῖς ἡλικιώταις παρακείμενος·</text:p>
            <text:p text:style-name="P68">καὶ πολλῷ μικρότερος ἐφαίνετο ὅτι ἔδει φορεῖν τὰ σαθρὰ ἱμάτια ἃ ὁ</text:p>
            <text:p text:style-name="P68">Δούδλιος ἀπέρριψε τὸ μέγεθος ὢν τετραπλάσιος. ἰσχνὸς δ’ ἐφαίνετο</text:p>
            <text:p text:style-name="P68">τὴν ὄψιν, καὶ τᾶλλα λεπτοσκελὴς καὶ μελανόθριξ καὶ γλαυκόμ-</text:p>
            <text:p text:style-name="P68">ματος. γογγύλα δ’ ἐφόρει τὰ δίοπτρα, καὶ ταῦτα ταινίᾳ</text:p>
            <text:p text:style-name="P68">ἀνορθωθέντα κολλητικῄ ὡς πολλάκις διαρραγέντα ὑπὸ τοῦ Δουδ-</text:p>
            <text:p text:style-name="P68">λίου πατάξαντος τὴν ῥῖνα αὐτοῦ. ὥστε τέλεον ἄμορφος ἐδόκει</text:p>
            <text:p text:style-name="P68">εἀυτῲ πλὴν ἀλλ’ οὐλὴν οὐκ ἀτερπῆ εἶχεν ὀλίγον ἀστραπῆς δια-</text:p>
            <text:p text:style-name="P68">φέρουσαν. ταύτην γὰρ ἐξ ἀρχῆς ἔχων συνῄδει· ἐρομένῳ δέ ποτε τί</text:p>
            <text:p text:style-name="P68">παθῶν εἴληφεν αὐτήν - τοῦτο γὰρ τὸ ἐρώτημα πρῶτον ἤρετο, ὡς</text:p>
            <text:p text:style-name="P68">οἴεται - ῆ Πετουνία Τότ’ ἐτραυματίσθης ὅθ’ οἱ τοκεῖς ἀπέθανον ἐν</text:p>
            <text:p text:style-name="P68">συγκρούσει αὐτοκινήτων. ἀλλ’ οὐ θέμις ἀνιστορεῖν περὶ ταῦτα.</text:p>
            <text:p text:style-name="P68">ΠΕΡΙ ΤΗΣ ΥΑΛΟΥ ΤΗΣ ΗΦΑΝΙΣΜΕΝΗΣ 15</text:p>
            <text:p text:style-name="P68">τὸ γὰρ μὴ ἱστορεῖν ἐκεῖνο ε”γνω εἶναι τὸ ἒν μέγα τῷ παρὰ</text:p>
            <text:p text:style-name="P68">τοῖς Δουρσλείοις ἡσυχίαν ἄγειν βουλομένῳ.</text:p>
            <text:p text:style-name="Text_20_body"/>
            <text:p text:style-name="P68">ἐνταῦθα δὴ ὁ Δούρσλειος εἰσελθὼν χαίρειν μὲν οὐ προσεῖπεν</text:p>
            <text:p text:style-name="P68">αὐτόν - ὁ δέ τόμους κρέως χοιρείου μαγειρικῶς ἔτρεπεν ὅπως μὴ</text:p>
            <text:p text:style-name="P68">καύσηται - κτενίσασθαι μέντοι,</text:p>
            <text:p text:style-name="Text_20_body"/>
            <text:p text:style-name="P68">καὶ εἰς κουρεῖον ἐλθεῖν ἀνὰ πᾶσαν ἑβδομάδα ἀφ’ ἐφημερίδος</text:p>
            <text:p text:style-name="P68">ἀνακύψας μεγάλῃ τῇ φωνῇ ἐκέλευεν αὐτόν. τὰ μὲν γὰρ τοῦ κουρέως</text:p>
            <text:p text:style-name="P68">πολλαπλασίως ἁπάντων ε”πασχε τῶν <text:soft-page-break/>συμμαθητῶν, ἐλυσιτέλει δ’</text:p>
            <text:p text:style-name="P68">οὐδέν· τὰς γὰρ τρίχας χύδην ἀεὶ ε”φυον.</text:p>
            <text:p text:style-name="Text_20_body"/>
            <text:p text:style-name="P68">τηγανίζοντος δ’ αὐτοῦ τὰ ᾠά, εἰσῄει εἰς τὸ ὀπτάνιον ὁ θεσπέσιος</text:p>
            <text:p text:style-name="P68">Δούδλιος μετὰ τῆς μητρός, οὗτος δέ τῷ πατρὶ παντελῶς ὁμοῖος ἦν</text:p>
            <text:p text:style-name="P68">τὸ εἶδος. τὴν μὲν γὰρ ὄψιν εἶχε μεγάλην τε και ἐρυθράν· τὸν δ’</text:p>
            <text:p text:style-name="P68">αὐχένα ἄδηλον μόλις κεχωρισμένον τῆς κεφαλῆς ἂν εἴποις. οἱ δ’</text:p>
            <text:p text:style-name="P68">ὀφθαλμοὶ μικροὶ καὶ ἅχροι· τὴν δε κόμην πυκνήν τ’ οὖσαν καί</text:p>
            <text:p text:style-name="P68">ξανθὴν λιπαρὰν ἀεὶ παρεῖχε καὶ ὁμαλῶς ἐκτενισμένην ἐπὶ τῇ κεφαλῇ</text:p>
            <text:p text:style-name="P68">παχείᾳ καί σαρκίνῃ. καὶ πολλάκις δὴ ἡ μὲν Πετουνία ᾕκαζεν αὐτὸν</text:p>
            <text:p text:style-name="P68">πρὸς Ἐρώτιόν τι νήπιον, ὁ δ”Άρειος πρὸς δελφάκιον ἐν φενάκῃ.</text:p>
            <text:p text:style-name="Text_20_body"/>
            <text:p text:style-name="P68">τὰ δ’ οῦν τοῦ ἀρίστου ὠπτημένα ἐπὶ λοπάδας πρὸς τὴν τράπεζαν</text:p>
            <text:p text:style-name="P68">μόλις κατέθηκεν, ὅπερ οὐ ῥᾴδιον ἦν, αὐτῆς δὴ γεμούσης πολλῶν</text:p>
            <text:p text:style-name="P68">χρημάτων. ἐν δέ τῴ μεταξὺ ὁ Δούδλιος τὰ δῶρα κατ-</text:p>
            <text:p text:style-name="P68">αριθμησάμενος πολλῇ ἀθυμίᾳ τούς τεκόντας ὑποβλέπων Τρία-</text:p>
            <text:p text:style-name="P68">κοντα καὶ ἕξ, ἔφη. δυοῖν οὖν ἐνδεῖ πρὸς τὰ πέρυσιν.</text:p>
            <text:p text:style-name="Text_20_body"/>
            <text:p text:style-name="P68">ἡ δ’ Ἀλλ’ ὧ φίλτατ’, ἔφη, οὐκ ἠρίθμηκας τὸ τῇ Μάργῃ δεδομένον·</text:p>
            <text:p text:style-name="P68">ἰδού, ε”στι γὰρ τόδε τὸ ὑπὸ τῷ μεγάλῳ τούτῳ κείμενον ὅπερ ἡ</text:p>
            <text:p text:style-name="P68">μάμμη καί ὁ πάππας ἔδομέν σοι.</text:p>
            <text:p text:style-name="Text_20_body"/>
            <text:p text:style-name="P68">Τρίακοντα καὶ ἑπτὰ δῆτ’, ἀπεκρίνατο ἐρυθριῶν. ἐν δέ τούτῳ ὁ</text:p>
            <text:p text:style-name="P68">’Ἀρειος ἰδὼν αὐτὸν κατ’ ὀλίγον ὀργιζόμενον καὶ <text:soft-page-break/>κινδυνεύοντα νεαν-</text:p>
            <text:p text:style-name="P68">ικὴν εἷς παραφορὰν καῖ μάλιστα Δουδλικὴν ἐμπεσεῖν, τὰ ὄψα</text:p>
            <text:p text:style-name="P68">ἐπείγεται ἐν τάχει καταβροχθίσαι, φοβούμενος μὴ οὗτος τὴν</text:p>
            <text:p text:style-name="P68">τράπεζαν ἄνω κάτω στρέψῃ.</text:p>
            <text:p text:style-name="Text_20_body"/>
            <text:p text:style-name="P68">καὶ ἡ Πετουνία τοῦ κινδύνου ὀσφραίνεται δηλαδή, καὶ εὐθύς</text:p>
            <text:p text:style-name="P68">Ἀλλὰ δύο πρὸς τούτοις ὠνησόμεθά σοι δῶρα τήμερον ἀγοράζοντες·</text:p>
            <text:p text:style-name="P68">ἢ εὖ ἔχει, ὧ ψυχή μου, καὶ δύο γοῦν προσέξεις δῶρα τὸ συμπᾶν. ἆρ’</text:p>
            <text:p text:style-name="P68">οὐ καλῶς ἕχει, ὦ ἀγαπητέ,</text:p>
            <text:p text:style-name="Text_20_body"/>
            <text:p text:style-name="P68">ὁ δέ διὰ χρόνου ἀπορήσας - οὐ γὰρ ῥᾴδιον ἦν αὐτῷ ἐκλογίζεσθαι</text:p>
            <text:p text:style-name="P68">τοιοῦτό τι- βράδεως φθεγγόμενος ’Έξω οὖν, ἔφη, τριάκοντα καί</text:p>
            <text:p text:style-name="P68">τριάκοντα καί</text:p>
            <text:p text:style-name="Text_20_body"/>
            <text:p text:style-name="P68">Ἐννέα, ὦ μέλημα τούμόν, ε”φη ἡ Πετουνία.</text:p>
            <text:p text:style-name="Text_20_body"/>
            <text:p text:style-name="P68">Εἶέν, ἦ δ’ ὅς, καλῶς ἔχει δῆτα. καῖ πάλιν καθήμενος τὸ πλησίον</text:p>
            <text:p text:style-name="P68">ἑαυτῷ δῶρον ἔλαβεν.</text:p>
            <text:p text:style-name="P68">16 ΑΡΕῙΟΣ ΠΟΤΗΡ</text:p>
            <text:p text:style-name="Text_20_body"/>
            <text:p text:style-name="P68">ὁ δέ Δούρσλειος γελάσας Εὖγε, ὧ παῖ, εἶπε καὶ θωπεύων τ’ αὐτὸν</text:p>
            <text:p text:style-name="P68">καί τὴν τρίχα κινήσας Βομβάξ, ἐφη, τὸ γὰρ παιδάριον σπουδάζει</text:p>
            <text:p text:style-name="P68">περὶ τὰ τίμια οὐχ ἧττον τοῦ πατρός.</text:p>
            <text:p text:style-name="Text_20_body"/>
            <text:p text:style-name="P68">ἐνταῦθα δὴ ἐτηλεφώνησέ τις· τῆς δὲ Πετουνίας ἐξελθούσης, ὁ</text:p>
            <text:p text:style-name="P68">Ἄρειος καὶ ὁ Δούρσλειος ἐπισκοποῦσι τὸν Δούδλιον τὰ δῶρα ἐκκα-</text:p>
            <text:p text:style-name="P68">λύπτοντα. καὶ τάδε μὲν ἤδη ἐγεγύμνωτο - λέγω <text:soft-page-break/>τόν τε δίκυκλον,</text:p>
            <text:p text:style-name="P68">καὶ τέχνημα κινηματογραφικόν, καὶ ἀερόσκαφος τηλεχειριστέον, καὶ</text:p>
            <text:p text:style-name="P68">ἑκκαίδεκα παίγνια ἠλεκτρονικά, καὶ μηχάνημα τηλεοπτικογραφικὸν</text:p>
            <text:p text:style-name="P68">ὃ καί βίντεο καλοῦσιν οἱ νῦν, ε”τι δ’ ἐγύμνου ὡρολόγιον χρυσοῦν καὶ</text:p>
            <text:p text:style-name="P68">ἡ Πετουνία σκυθρωπάζουσα ἐπανῆλθεν ἀπὸ τῆς τηλεφώνης.</text:p>
            <text:p text:style-name="Text_20_body"/>
            <text:p text:style-name="P68">Οἴμοι τῆς κακῆς ἀγγελίας, ἔφη, ὦ Φέρνιον. ἡ γὰρ Συκέα τὸ</text:p>
            <text:p text:style-name="P68">σκέλος κατεαγυῐα οὐ δύναται δέξασθαι αὐτόν· τὸν δ’ Ἄρειον</text:p>
            <text:p text:style-name="P68">ἐδείκνυ νεύσασα τῇ κεφαλῇ.</text:p>
            <text:p text:style-name="Text_20_body"/>
            <text:p text:style-name="P68">πρὸς δέ τοῦθ’ ὁ μὲν Δούδλιος φόβῳ ἐκπλαγεὶς ἔχασκεν, ὁ δ’</text:p>
            <text:p text:style-name="P68">Ἄρειος μάλ ’ ἐθάρρει. καὶγὰρ κατ ’ἔτος ἕκαστον τῶν γενεθλίων ἕνεκα</text:p>
            <text:p text:style-name="P68">διημέρευον ἐξοδὸν ποιούμενοι αὐτοί θ’ οἱ γονεῖς καί ὁ υἱὸς καί φίλος</text:p>
            <text:p text:style-name="P68">τις αὐτοῦ ἢ πρὸς κῆπον δημόσιον οῦ τοῖς νέοις ἀρέσκει κινδυνεύειν</text:p>
            <text:p text:style-name="P68">μετ’ ἀσφαλείας ἢ πρὸς ἇλλαντοπώλην ἦ πρὸς κινηματοθέατρον. τὸν</text:p>
            <text:p text:style-name="P68">δ’ ’Ἀρειον ἀεὶ κατ’ οἶκον κατέλειπον, ἐπιτηρουμένης τῆς Συκέας,</text:p>
            <text:p text:style-name="P68">γυναικὸς γρᾶος καὶ ἕκφρονος, ᾗ οἶκος ἦν οῦ πολλοῦ ἀπέχων, καὶ τόν</text:p>
            <text:p text:style-name="P68">γε μὲν οἶκον ὁ ’Άρειος πικρῶς ε”φερεν ὄζοντα κακὸν τῶν ῥαφάνων,</text:p>
            <text:p text:style-name="P68">τὴν δ’ ἄνθρωπον αὐτὴν δίοτι ἀεὶ ἠνάγκαζεν αὐτὸν συνδιασκοπεῖν</text:p>
            <text:p text:style-name="P68">τὰς φωτογραφίας τὰς ἁπάντων τῶν αἰλούρων ὧν ἔθρεψε πώποτε.</text:p>
            <text:p text:style-name="Text_20_body"/>
            <text:p text:style-name="P68">ἡ δὲ Πετουνία Τί δέ δή, ἔφη ὀξὺ βλέπουσα πρὸς αὐτὸν ὥσπερ</text:p>
            <text:p text:style-name="P68">πάντ’ ἐπιβουλεύσαντα δήπου, λόγῳ μὲν γὰρ <text:soft-page-break/>δηλονότι πρέπει</text:p>
            <text:p text:style-name="P68">οἶκτῖραι ἐκείνην τὸ σκέλος κατεαγυῖαν, ἔργῳ δ’ οὗ ῥᾴδιον αὐτῷ</text:p>
            <text:p text:style-name="P68">κοσμίως ἔχειν ἐννοουμένῳ ὅτι τὴτές γε λήσουσιν αὐτὸν καὶ</text:p>
            <text:p text:style-name="P68">Δρομὰς καὶ Κανάχη Στικτή τε καί Τιγρίς καί Ἀλκή.</text:p>
            <text:p text:style-name="Text_20_body"/>
            <text:p text:style-name="P68">ἀλλ’ ὁ Δούρσλειος εἶπεν 9Αρ’ οὐκ ε”στι τηλεφωνῆσαι τὴν Μάργην,</text:p>
            <text:p text:style-name="Text_20_body"/>
            <text:p text:style-name="P68">ἡ δέ γυνή ςΗ σὺ εὐηθίζῃ; μισεῖ γὰρ τὸν παῖδα.</text:p>
            <text:p text:style-name="Text_20_body"/>
            <text:p text:style-name="P68">πολλὰ γὰρ τοιαῦτα ἠγόρευον περὶ τοῦ Ἃρείου ὡς περί τινος οῦ</text:p>
            <text:p text:style-name="P68">παρόντος ἦ καὶ περὶ ζῴου βδελυροῦ δὴ καί ἀναισθήτου κοχλίᾳ</text:p>
            <text:p text:style-name="P68">γυμνῇ ἐοικότος.</text:p>
            <text:p text:style-name="Text_20_body"/>
            <text:p text:style-name="P68">Ἀλλ’ ἡ δεῖνα, ἡ φίλη σου, ’Ῑώαννα ,·</text:p>
            <text:p text:style-name="Text_20_body"/>
            <text:p text:style-name="P68">...Ἐκδημεῖ ἐν Πιτυούσσαις.</text:p>
            <text:p text:style-name="Text_20_body"/>
            <text:p text:style-name="P68">ὁ δ’ Ἄρειος Ἀλλ’ ε”μοιγε οὐ φροντίς, ἔφη, ἐνθάδε καταλελ-</text:p>
            <text:p text:style-name="P68">ειμένῳ, τοῦτ’ εἰ δοκεῖ ὑμῖν. ἤλπιζε γὰρ λειφθεὶς μελλήσειν τηλεορᾶν</text:p>
            <text:p text:style-name="P68">ὅ τι βούλοιτο ἢ καί τῷ τοῦ Δουδλίου ὑπολογιστῇ χρῆσθαι.</text:p>
            <text:p text:style-name="Text_20_body"/>
            <text:p text:style-name="P68">ἡ δέ Πετουνία νᾶπυ βλέπουσα Ἀλλ’ ἐπανελθόντες, ἔφη ἠγριω-</text:p>
            <text:p text:style-name="P68">μένη, τῆς οἰκίας κατ’ ἄκρας διεφθαρμένης τυχησόμεθα.</text:p>
            <text:p text:style-name="P68">ΠΕΡΙ ΤΗΣ ΥΑΛΟΥ ΤΗΣ ΗΦΑΝῘΣΜΕΝΗΣ 17</text:p>
            <text:p text:style-name="Text_20_body"/>
            <text:p text:style-name="P68">ἐκεῖνος δ’ οὐκ ἔφη ἐν νῷ ε”χειν διαπορθήσειν αὐτήν, οἱ δ’ ἀμελ-</text:p>
            <text:p text:style-name="Text_20_body"><text:soft-page-break/></text:p>
            <text:p text:style-name="P68">οῦσιν αὐτοῦ. ἡ δέ Πετουνία χαλεπῶς Οὐδέν ἄρ’ ἐμποδών, ἔφη, μὴ</text:p>
            <text:p text:style-name="Text_20_body"/>
            <text:p text:style-name="P68">πρὸς μέν τὸν ζωολογικὸν κῆπον ἀγαγεῖν, ε”ξω δέ παραλιπεῖν ἐν τῷ</text:p>
            <text:p text:style-name="P68">αὐτοκινήτῳ.</text:p>
            <text:p text:style-name="Text_20_body"/>
            <text:p text:style-name="P68">ὁ δε Δούρσλειος Νεώνητον δέ τοῦτο, οὐδαμῶς ἐάσω ἐκεῖνον</text:p>
            <text:p text:style-name="P68">ε”νδον μεῖναι ἀφύλακτον.</text:p>
            <text:p text:style-name="Text_20_body"/>
            <text:p text:style-name="P68">καὶ ἐνταῦθα ὁ Δούδλιος δακρύων μὲν πηγὴν ἴέναι ἐδόκει, τῴ δ’</text:p>
            <text:p text:style-name="P68">ὄντι οὐκ ἐδάκρυεν, ἅτε δάκρυα ἀληθινὰ πόλλ’ ε”τη οῦκ ἀφεὶς εἶ μὴ</text:p>
            <text:p text:style-name="P68">πρὸς σόφισμα τοίονδέ τι’ εὖ γὰρ ᾕδει ι’λλῴ που γεγενημένῳ καί πόλλ’</text:p>
            <text:p text:style-name="P68">ὀλολύζοντι τὴν μήτερα πάντα δώσουσάν οἱ τὰ ἐπιθυμούμενα.</text:p>
            <text:p text:style-name="Text_20_body"/>
            <text:p text:style-name="P68">ἠ δέ περιβάλλουσα τὰς χεῖρας, ῶς βρεφυλλίῳ λέγουσα ’Ὠ Δουδ-</text:p>
            <text:p text:style-name="P68">λίδιον ἐμόν, ἔφη, ὦ γλύκων, μὴ δάκρυε, ἀντιβολῶ σε. ἡ γὰρ μαμμία</text:p>
            <text:p text:style-name="P68">σου οὐκ ἐάσει τουτονὶ ταράξαι τὰ σὰ γενέθλια,</text:p>
            <text:p text:style-name="Text_20_body"/>
            <text:p text:style-name="P68">ὁ δέ λύζειν καί δακρύειν προσποιούμενος πολλῶν μετὰ ποιφυγ-</text:p>
            <text:p text:style-name="P68">μάτων Οὐκ ἐθέλω, ἔφη, αὐτὸν ἥκειν ἀεὶ πάντα διαφθείροντα, λέγων</text:p>
            <text:p text:style-name="P68">δέ σαρδάνιον ὑπεγέλα τέως προκύπτων διὰ τῶν τῆς μητρὸς</text:p>
            <text:p text:style-name="P68">ἀγκαλῶν.</text:p>
            <text:p text:style-name="Text_20_body"/>
            <text:p text:style-name="P68">ἐνταῦθα δὴ ἠχοῦντος τοῦ τῆς θύρας κώδωνος, ἡ Πετουνία μαν·</text:p>
            <text:p text:style-name="P68">ικῶς ἔχουσα Νὴ τὼ θεώ, ἔφη, ἀλλ’ ἥκουσιν ἤδη. <text:soft-page-break/>εὐθὺς δέ εἰσέρ-</text:p>
            <text:p text:style-name="P68">χεται ὁ Πιαρὸς Πολύχους φίλος καί συνήθης ὢν τοῦ Δουδλίου καὶ ἡ</text:p>
            <text:p text:style-name="P68">μήτηρ αὐτοῦ. ὁ δέ παῖς ἦν ἄσαρκος καὶ ἄχαρις πρόσωπον παρέχων</text:p>
            <text:p text:style-name="P68">γαλῇ ὁμοιότατονι ὅς γ’ εἴωθε τὰς τὼν ἄλλων χεῖρας ἀποστρέφειν,</text:p>
            <text:p text:style-name="P68">τοῦ Δουδλίου ἅμα παίοντος. Δούδλιος δ’ ἐπαύσατο εὐθὺς τοῦ</text:p>
            <text:p text:style-name="P68">δακρυρροεῖν προσποιεῖσθαι,</text:p>
            <text:p text:style-name="Text_20_body"/>
            <text:p text:style-name="P68">τοιγαροῦν οὗ διὰ μακροῦ ὁ ’Άρειος ἐν τῷ αὐτοκινήτῳ τρίτος</text:p>
            <text:p text:style-name="P68">ἐκάθητο τῷ τῶν Δουρσλείων μετὰ τοῦ Πιαροῦ καὶ τοῦ Δουδλίου τὰ</text:p>
            <text:p text:style-name="P68">τῆς τύχης ε”τι θαυμάζων ὡς οὔποτ’ εἷς κῆπον ζωολογικὸν ἐπελθών.</text:p>
            <text:p text:style-name="P68">καὶ γὰρ τοῦτό γ’ ἐποίησαν οἶ Δούρσλειοι ῶς οὐδέν ἄλλο ἐπινοῆσαι</text:p>
            <text:p text:style-name="P68">περὶ αὐτοῦ δυνηθέντες.</text:p>
            <text:p text:style-name="Text_20_body"/>
            <text:p text:style-name="P68">ἀλλ’ ὅμως πρὶν οἴκοθεν ἆραι μόνῳ ἐκείνῳ εἰρηκὼς ὁ Φερνίων τὸ</text:p>
            <text:p text:style-name="P68">μέτωπον καταντικρὺ παραθεὶς ἐρυθρώτατον γεγενημένον Παραινῶ</text:p>
            <text:p text:style-name="P68">σοί, ἔφη, ὦ παῖ, παραινῶ σοὶ τόδ’ ε”γωγε ὡς εἰ γενήσεται πλημμελές</text:p>
            <text:p text:style-name="P68">καὶ μικρόν τι, δεήσει ἐκεῖ καταμεῖναί σε ἐν τῇ σκευοθηκῇ μέχρι</text:p>
            <text:p text:style-name="P68">τῶν Χριστουγέννων.</text:p>
            <text:p text:style-name="Text_20_body"/>
            <text:p text:style-name="P68">Ἀλλ’ οὐ μέλλω ποιήσειν οὐδέν, ἦ δ’ ὅς, πιθοῦ μοι.</text:p>
            <text:p text:style-name="Text_20_body"/>
            <text:p text:style-name="P68">ὁ δ’ οὐκ ἐπίθετο - οὐδεὶς γὰρ ἐπίστευεν οὐδέποτε τῷ Ἀρείῳ.</text:p>
            <text:p text:style-name="Text_20_body"/>
            <text:p text:style-name="P68">πρᾶγμα γὰρ ἠν τῷ Ἁρείῳ τοιόνδε· πολλὰ μὲν δὴ καὶ παράδοξα</text:p>
            <text:p text:style-name="P68">αὐτοῦ παρόντος θαμὰ ἐγίγνετο, ἀεὶ δέ μάταιον μὴ <text:soft-page-break/>φάσκειν</text:p>
            <text:p text:style-name="P68">ἐκπρᾶξαι αὐτά.</text:p>
            <text:p text:style-name="Text_20_body"/>
            <text:p text:style-name="P68">καὶ γὰρ ἄλλοτε ἡ Πετουνία ἐπειδὴ μάλ’ ἠγανάκτει πρὸς αὐτὸν ὡς</text:p>
            <text:p text:style-name="P68">13 ΑΡΕῙοΣ Πο ΤΗΡ</text:p>
            <text:p text:style-name="P68">ἀεὶ ἀπὸ μὲν κουρείου κατελθόντα, δοκοῦντα δέ μὴ κεκάρθαι, τὴν</text:p>
            <text:p text:style-name="P68">ψαλίδα λαβοῦσα οὕτως ἔκειρε τὴν κόμην αὐτοῦ ὥστε μόνον οὐ</text:p>
            <text:p text:style-name="P68">φαλακρὸς ἐφαίνετο· ἀπέσχετο γὰρ μὴ κεῖραι τὸ τοῦ μετώπου</text:p>
            <text:p text:style-name="P68">λάσιον ὡς τὴν οὐλὴν κρύπτον ἐκείνην ἣν ἀτερπεστάτην ἐνόμιζε.</text:p>
            <text:p text:style-name="P68">τούτου γὰρ ἕνεκα ὁ Δούδλιος μέγα ἐκάχασε κατὰ τὸν ’Ἀρειον ὁ δ’</text:p>
            <text:p text:style-name="P68">οὖν ἀγρυπνῶν ὕπαρ ἐννοεῖται οἶα δὴ αὔριον πείσεται τοῖς μαθηταῖς</text:p>
            <text:p text:style-name="P68">καταγεγελασμένος ἤδη διὰ τό τ’ ἄμορφον τὸ τῆς ἐσθῆτος καὶ τὰ</text:p>
            <text:p text:style-name="P68">δίοπτρα τὰ ταινίᾳ ἀνωρθωμένα κολλητικῇ. τῇ δ’ ὑστεραία</text:p>
            <text:p text:style-name="P68">ἐξεγειρόμενος τῆς κόμης ἔτυχεν οὐδέν μεταλλαγμένης ἢ πρὶν</text:p>
            <text:p text:style-name="P68">κεκάρθαι. μετὰ δὲ ταῦτα δίκην διδοὺς ἐν τῇ σκευοθήκῃ ἠναγκάσθη</text:p>
            <text:p text:style-name="P68">ἐπτὰ ἡμέρας μεῖναι, καίπερ φράσας ὅτι οῦκ ε”στιν αὐτῷ ἐκφράσαι</text:p>
            <text:p text:style-name="P68">ὅπως δι’ ἐλαχίστου δὴ ἡ κόμη ἀνέφυ.</text:p>
            <text:p text:style-name="Text_20_body"/>
            <text:p text:style-name="P68">ἄλλοτε δέ ἡ Πετουνία ἐβιάζετο αὐτὸν φορῆσαι ἐνδυτόν τι</text:p>
            <text:p text:style-name="P68">δύσμορφόν τε καὶ σαθρὸν καὶ τῶ Δουδλίῳ κατατετριμμένον ποτέ,</text:p>
            <text:p text:style-name="P68">οἷον οἱ νῦν πούλοβερ καλοῦσιν. ἐρεοῦν γὰρ ἦν καὶ ὄρφνινον τὸ εἶδος</text:p>
            <text:p text:style-name="P68">καὶ πεποικιλμένον που θυσάνοις πολλοῖς καὶ ξανθοῖς. ἀλλ’ ὅσῳ</text:p>
            <text:p text:style-name="P68">μᾶλλον αὕτη ἐπεχείρησε κατασπάσαι ἀμφὶ τὴν κεφαλὴν αὐτοῦ τὸ</text:p>
            <text:p text:style-name="P68">ἐρεοῦν, τοσούτῳ μικρότερον γενέσθαι ἐδόκει, <text:soft-page-break/>ὥστε τὸ τέλος φαίν-</text:p>
            <text:p text:style-name="P68">εσθαι οἷόν τε ἁρμόζειν ἀγάλματι μὲν νευροσπαστικῲ τινί, Ἁρείῳ δ’</text:p>
            <text:p text:style-name="P68">οὐδαμῶς. δόξαν μέντοι τῇ Πετουνία πλυνόμενον τὸ πούλοβερ εἷς</text:p>
            <text:p text:style-name="P68">μικρὸν συνῆχθαι, τούτου γ’ ἄρα τοῦ γεγενημένου ὁ ’Άρειος δίκας οὐ</text:p>
            <text:p text:style-name="P68">δίδους χάριν ᾔδει μεγίστην δή.</text:p>
            <text:p text:style-name="Text_20_body"/>
            <text:p text:style-name="P68">ἄλλοτε δ’ αὖ ἐν διδασκαλείῳ εἷς μέγαν κακὸν ἑαυτὸν ἐνέβαλεν</text:p>
            <text:p text:style-name="P68">ἁλοὺς ἐπὶ τῷ κεράμῳ τῷ τοῦ μαγειρείου. οἱ γὰρ ἀμφὶ τὸν Δούδλιον</text:p>
            <text:p text:style-name="P68">κατ’ ἦθος κυνηγετοῦντες αὐτὸν ἐδίωκόν ποτε. ὁ δὲ ἐξ ἀπροσδοκ-</text:p>
            <text:p text:style-name="P68">ήτου ἐπὶ τῇ κάπνῃ καθημένος ε”λαθεν οὐ μόνον τούς ἄλλους ἀλλὰ</text:p>
            <text:p text:style-name="P68">καί ἑαυτόν. διὸ ἡ σχολάρχης πάνυ ἀγανακτήσασα δι’ ἐπιστολὴν</text:p>
            <text:p text:style-name="P68">ἐξήγγειλε τοῖς Δουρσλείοις ὄτι ὁ ’Άρειος ἐπὶ τὰ ἄκρα τοῦ διδασκα-</text:p>
            <text:p text:style-name="P68">λείου ἀνερριχήσατο. ἀλλ’ οὗτος οὐκ ἔφη ἐπιχειρῆσαι οὐδέν· ἀναπηδ-</text:p>
            <text:p text:style-name="P68">ήσας γὰρ μέλλων κρύψεσθαι ὄπισθε τῶν μεγάλων δοχείων τῶν</text:p>
            <text:p text:style-name="P68">πρὸς τὰ τοῖς μαγείροις ἐκκεκαθαρμένα, ἐξ ἀπροσδοκήτου ὡς ᾤετο, ἐν</text:p>
            <text:p text:style-name="P68">μέσῳ τῷ πηδήματι μετεωρισθῆναί πως ὑπὸ τοῦ ἀνέμου. τοῦτο γοῦν</text:p>
            <text:p text:style-name="P68">ε”λεγε τῷ θείῳ βοῶν διὰ τῆς τοῦ σκευοφυλακίου θύρας τῆς ἥδη</text:p>
            <text:p text:style-name="P68">συγκεκλῃμένης.</text:p>
            <text:p text:style-name="Text_20_body"/>
            <text:p text:style-name="P68">ἀλλὰ ταύτῃ γε τῇ ἡμέρᾳ οὐδέν κακόν, ὡς οἴεται, χρὴ γενέσθαι,</text:p>
            <text:p text:style-name="P68">οὐδ’ αὖ χαλεπῶς φέρει τὸ μετὰ Δουδλίου τε καὶ Πιαροῦ διημερ-</text:p>
            <text:p text:style-name="P68">εῦσαι, ὡς οὐ μέλλων διατρίψειν οὔτ’ ἐν διδασκαλείῳ οὔτ’ ἐν σκευο-</text:p>
            <text:p text:style-name="P68">φυλακίῳ οὔτ’ ἐν τῷ τῆς Συκέας δωματίῳ τῴ ῥαφάνων ἀπόζοντι.</text:p>
            <text:p text:style-name="Text_20_body"><text:soft-page-break/></text:p>
            <text:p text:style-name="P68">ἐποχούμενος τοίνυν ὁ Δούρσλειος πόλλ’ ἐσχετλίαζε τῇ γυναικὶ</text:p>
            <text:p text:style-name="P68">διαλεγόμενος· ἤρεσκε γὰρ αὐτῷ σχετλιάζειν ὡς δεινὰ πάσχοντι</text:p>
            <text:p text:style-name="P68">ΠΕΡΙ ΤΗΣ ΥΑΑΟΥ ΤΗΣ ΗΦΑΝῙΣΜΕΝΗΣ 19</text:p>
            <text:p text:style-name="P68">πρός τε τῶν ἐν τῴ ἐργαστηρίῳ καὶ πρὸς τοῦ Ἁρείου καὶ πρὸς τῶν</text:p>
            <text:p text:style-name="P68">βουλευτῶν καὶ πρὸς τοῦ Ἁρείου αὖθις καὶ πρὸς τῶν τραπεζιτ-</text:p>
            <text:p text:style-name="P68">ευόντων καὶπρὸς τοῦ Ἁρείου πάλιν. περὶγὰρ τῶν τοιούτων μάλισθ’</text:p>
            <text:p text:style-name="P68">ἥδετο λόγῳ φιλονικῶν. τήμερον δ’ οῦν περὶ τῶν αὐτοκινήτων</text:p>
            <text:p text:style-name="P68">δικύκλων ὁ λόγος. ’Άγαν γὰρ βρέμονται, ἔφη, οἶ κάκιστ’ ἀπολούμ-</text:p>
            <text:p text:style-name="P68">ενοι οῦτοι ταχύνοντες ὥσπερ παράκοποι φρενῶν.</text:p>
            <text:p text:style-name="Text_20_body"/>
            <text:p text:style-name="P68">καὶ ὁ ’Άρειος - ἐξαίφνης γὰρ ἐμέμνητο τόδε - Ὠνειροπόλησα</text:p>
            <text:p text:style-name="P68">δίκυκλον, ἔφη, πετόμενον.</text:p>
            <text:p text:style-name="Text_20_body"/>
            <text:p text:style-name="P68">ὁ δέ Δούρσλειος μονονουχὶ προσέκρουσε τῷ ὀχήματι τῷ</text:p>
            <text:p text:style-name="P68">ἔμπροσθεν, περιστρεφόμενος δέ πρὸς ’Ἀρειον καὶ τὸ πρόσωπον οἷον</text:p>
            <text:p text:style-name="P68">γογγυλίδα παρέχων μεγάλην καὶ φοινικῆν καὶ μύστακα ἀνα-</text:p>
            <text:p text:style-name="P68">φύσασαν βοὴν ὑπέρτονον ἐφίεις Μὴ πέτονται, ἔφη, οἶ δίκυκλοι.</text:p>
            <text:p text:style-name="Text_20_body"/>
            <text:p text:style-name="P68">καὶ ἐπισκωπτόντων Δουδλίου καὶ Πιαροῦ, ὁ Ἄρειος Ὀρθῶς</text:p>
            <text:p text:style-name="P68">λέγεις, ἔφη, ὠνειροπόλουν γάρ.</text:p>
            <text:p text:style-name="Text_20_body"/>
            <text:p text:style-name="P68">εἰρημένῳ δὲ τοῦτο παραυτίκα μετέμελεν αὐτῷ. οἱ γὰρ</text:p>
            <text:p text:style-name="P68">Δούρσλειοι τὰ τ’ ἄλλα αὐτῷ ἐνεκάλουν καὶ τὸ περιττὰ ἐπερωτᾶν</text:p>
            <text:p text:style-name="P68"><text:soft-page-break/>καὶ δὴ καὶ τὸ ἄγαν διαλέγεσθαι περὶ τὰ μὴ κατὰ λόγον γενόμενα</text:p>
            <text:p text:style-name="P68">εἴτ’ ὄναρ φαινόμενα εἴτ’ ἐν εἶκόνι γεγραμμένα, δεδιότες δηλαδὴ μή</text:p>
            <text:p text:style-name="P68">πως σφαλερόν τι μάθῃ.</text:p>
            <text:p text:style-name="Text_20_body"/>
            <text:p text:style-name="P68">πρὸς δέ τούς κήπους ἄλλοι ξυγκατέβαινον πολλοὶ μετὰ γυναικῶν</text:p>
            <text:p text:style-name="P68">καὶ παίδων - σχολὴ γὰρ ἦν ἅπασι καὶ πολὺς ἥλιος. οἱ δέ Δούρσλειοι</text:p>
            <text:p text:style-name="P68">ἥκοντες τῷ μέν Δουδλίῳ καὶ τῷ Πιαρῴ παγωτὰ μεγάλα καὶ</text:p>
            <text:p text:style-name="P68">σοκολατὰ ἐπρίαντο - παγωτὸν γὰρ καλοῦσιν οἱ ἐνθάδε ἁφρόγαλά τι</text:p>
            <text:p text:style-name="P68">πεπηγμένον καὶ ἡδυσμένον - Ἁρείῳ δέ ἀδάπανόν τι, γλύκυσμα</text:p>
            <text:p text:style-name="P68">λέγω κρυστάλλινον λεμωνίου χυμῷ πεποιημένον. καὶ οῦκ ἂν ἔλαβεν</text:p>
            <text:p text:style-name="P68">οὐδὲ τοῦτέἷ μὴ ἡ παγωτόπωλις ἐκ τῆς ἁμάξης μειδιῶσα ἤρετο τί</text:p>
            <text:p text:style-name="P68">θέλει, φθάσασα ἐκείνους ἀφέλξοντας αὐτόν.</text:p>
            <text:p text:style-name="Text_20_body"/>
            <text:p text:style-name="P68">ὁ δέ οὐ φαῦλον ε”κρινε τοῦτο περιλιχμώμενος δι’ οῦ ἐθαύμαζον</text:p>
            <text:p text:style-name="P68">πάντες πίθηκον τὸ κράνιον ἀφθόνως κνώμενον καὶ μάλ’ ὡμοιωμένον</text:p>
            <text:p text:style-name="P68">τῷ Δουδλίῳ, ὡς ᾤετο, πλὴν ἀλλ’ οὐκ ἦν λευκόθριξ.</text:p>
            <text:p text:style-name="Text_20_body"/>
            <text:p text:style-name="P68">τήμερον δὴ πλέον εὐφραίνεται ἢ ἐκ πολλοῦ. ἐβάδιζε μέντοι</text:p>
            <text:p text:style-name="P68">ὀλίγον ἀφιστάμενος τῶν Δουρσλείων, εὐλαβούμενος μὴ οἶ παῖδες -</text:p>
            <text:p text:style-name="P68">μεσημβρίας γὰρ γενομένης προσκορές ἤδη αὐτοῖς ἐγίγνετο τὸ τῶν</text:p>
            <text:p text:style-name="P68">ζῴων - μὴ ἐπιτρέπωνται πρὸς τὸ μάλιστ’ αὐτοῖς ἀρεσκόντως ἕχον</text:p>
            <text:p text:style-name="P68">τοῦτ’ ἐστὶ τὸ τύπτειν αὐτόν.</text:p>
            <text:p text:style-name="Text_20_body"/>
            <text:p text:style-name="P68">δόξαν δὲ ἐδώδιμόν τι λαβεῖν ἐν τῶ τῶν κήπων <text:soft-page-break/>ἑστιατορίῳ, ὁ</text:p>
            <text:p text:style-name="P68">Δούδλιος οὕτως ἐδυσχέραινε περὶ τῆς θυλακοδόξης - αὑτὴ ἐστὶ</text:p>
            <text:p text:style-name="P68">παγωτόν τι παμμέγεθες δή - ὡς πάνυ ὑπὸ μέτρου οὔσης, ὥστε ὁ</text:p>
            <text:p text:style-name="P68">θεῖος τούτῳ μὲν ἄλλην καί μείζω Ἁρείῳ δέ τὸ λείψανον τῆς ἄρτι</text:p>
            <text:p text:style-name="P68">ἀφειμένης ε”δωκεν ἐσθίειν.</text:p>
            <text:p text:style-name="P68">20 ΑΡΕΙΟΣ ΠΟΤΗΡ</text:p>
            <text:p text:style-name="Text_20_body"/>
            <text:p text:style-name="P68">ὕστερον δέ λογισάμενος ταῦτα συνῄδει ἑαυτῷ τοσαύτης τῆς</text:p>
            <text:p text:style-name="P68">εὐποτμίας οὐ διὰ μακροῦ μέλλοντι ἀπολαύσειν.</text:p>
            <text:p text:style-name="Text_20_body"/>
            <text:p text:style-name="P68">ἡνίκα δέ δείλη ἐγένετο εἰσῆλθον εἰς οἶκίδιόν τι οῦ ἕρπετα</text:p>
            <text:p text:style-name="P68">ἐτρέφετο παντοδαπά. ψυχρὸν δὲ ἦν ε”νδον καί σκοτῶδες. καὶ διὰ</text:p>
            <text:p text:style-name="P68">τῶν θυρίδων τῶν παρὰ τοίχους πεφωτισμένων ἴδοις ἂν γαλεώτας</text:p>
            <text:p text:style-name="P68">παντοίας καὶ δράκοντας περὶ κλάδους ἢ λίθους ἕρποντας καί ι’λυσ-</text:p>
            <text:p text:style-name="P68">πωμένους. ὁ δέ Δούδλιος καὶ ὁ Πιαρὸς ἐχίδνας μεγάλας καὶ</text:p>
            <text:p text:style-name="P68">ιὀβόλους ἤλπιζον ὄψεσθαι καὶ πύθωνας παχεῖς καί ἀνθρωπο-</text:p>
            <text:p text:style-name="P68">κτόνους· ἐκεῖνος δέ ταχέως δράκοντα ηὗρε τὸν τῶν ἐκεῖ μέγιστον.</text:p>
            <text:p text:style-name="P68">τηλικοῦτον δὴ φαίης ἂν πεφυκέναι ὥστε δὶς περιελισσόμενον αὐτὸ</text:p>
            <text:p text:style-name="P68">τὸ τοῦ Δουρσλείου ὄχημα συνθραῦσαι ὡς φορυτοδοχεῖον ποιησ-</text:p>
            <text:p text:style-name="P68">όμενον. οὐ μὴν οὐδὲ τότε ἤθελε ποιῆσαι τοῦτο, ἐκάθευδε γάρ. ὁ δ’</text:p>
            <text:p text:style-name="P68">οὖν Δούδλιος τὰς ῥῖνας παρέχων ὥσπερ πρὸς τὴν ὕαλον κεκολλη-</text:p>
            <text:p text:style-name="P68">μένας, ἀτενές πρὸς τὰς ἕλικας αὐτοῦ ε”βλεπε μελαίνας καὶ</text:p>
            <text:p text:style-name="P68">μαρμαιρούσας.</text:p>
            <text:p text:style-name="Text_20_body"/>
            <text:p text:style-name="P68"><text:soft-page-break/>Πρᾶξον ὅπως κινηθήσεται, εἶπε τῷ πατρί, κρούσαντος δ’ αὐτοῦ</text:p>
            <text:p text:style-name="P68">πρὸς τὴν ὕαλον, οὐδὲν ἐκινήθη ὁ δράκων.</text:p>
            <text:p text:style-name="Text_20_body"/>
            <text:p text:style-name="P68">καὶ κελευσθέντος μὲν τοῦ πατρὸς αὖθις τὸ αὐτὸ ποιῆσαι, κρού-</text:p>
            <text:p text:style-name="P68">σαντος δέ αὖθις τοῖς κονδύλοις, ὁ δράκων ε”τι καθεύδει.</text:p>
            <text:p text:style-name="Text_20_body"/>
            <text:p text:style-name="P68">Δούδλιος μέν οῦν Κεκόρημαι τούτου, ἔφη στένων καὶ ἀπέβη.</text:p>
            <text:p text:style-name="Text_20_body"/>
            <text:p text:style-name="P68">ὁ δ’ ’Ἀρειος πρὸ τῆς ὑάλου ἑστὼς βλέπει πρὸς τὸν δράκοντά οὐ</text:p>
            <text:p text:style-name="P68">γὰρ ἐθαύμασεν ἂν εἶ οὗτος ἀμέλει κεκορημένος καὶ τέθνηκεν, ὡς</text:p>
            <text:p text:style-name="P68">οὐδέν δεχόμενος οὐδέποτε πλὴν ἀνθρώπων βλακικῶν τοῖς δακτ-</text:p>
            <text:p text:style-name="P68">ύλοις πρὸς τὴν ὕαλον ἀεὶ κρουόντων καὶ λυπῆσαι πειρωμένων.</text:p>
            <text:p text:style-name="P68">κακίων γὰρ ε”δοξεν ἡ τοιαύτη δίαιτα ἢ τὸ ἐν σκευοφυλακίῳ κοιμ-</text:p>
            <text:p text:style-name="P68">ᾶσθαι δεχόμενον μόνην τὴν Πετουνίαν κρούουσάν τε πρὸς τὴν θύραν</text:p>
            <text:p text:style-name="P68">καὶ ἐξεγεῖραι πειρωμένην. ἐξεῖναι γὰρ αὐτῷ γοῦν τὴν ἄλλην οἰκίαν</text:p>
            <text:p text:style-name="P68">περιελθεῖν.</text:p>
            <text:p text:style-name="Text_20_body"/>
            <text:p text:style-name="P68">ὁ δέ δράκων ε”λυσεν ἄφνω τοὺς ὀφθαλμούς. ι’δού· καὶ γὰρ τήν τε</text:p>
            <text:p text:style-name="P68">κεφαλὴν βραδύτατα ἀνακύψας καὶ τοῦς ὀφθαλμοὺς παρασχὼν ἐξ</text:p>
            <text:p text:style-name="P68">ἴσου τῷ Ἀρείῳ, ἐσκαρδάμυξεν.</text:p>
            <text:p text:style-name="Text_20_body"/>
            <text:p text:style-name="P68">ὁ δέ τέως μὲν ἀτενέσι τοῖς ὀφθαλμοῖς κέχηνε, ἔπειτα δέ εὐλαβ-</text:p>
            <text:p text:style-name="P68">ηθεὶς μὴ παρών τις αἴσθηται αὐτοῦ, πάλιν δέ πρὸς ἐκεῖνον ἀπο-</text:p>
            <text:p text:style-name="P68">βλέψας, ἐσκαρδάμυξε καί αὐτός.</text:p>
            <text:p text:style-name="Text_20_body"><text:soft-page-break/></text:p>
            <text:p text:style-name="P68">καί νεύσας ὁ δράκων τῇ κεφαλῇ πρὸς τούς Δουρσλείους, καὶ</text:p>
            <text:p text:style-name="P68">ἐπάνω τὰς ὀφρῦς ἀνασπάσας, πρὸς τὸν ’Ἀρειον ἀφελῶς ἔβλεψεν</text:p>
            <text:p text:style-name="P68">ὡς βουλόμενος εἰπεῖν ὄτι ’Έμοιγε καθ’ ἡμέραν συμβαίνει ταῦτα.</text:p>
            <text:p text:style-name="Text_20_body"/>
            <text:p text:style-name="P68">Ἐγῷδα, ἦ δ’ ὃς τονθορύζων δι’ ὑάλου αὐτῷ, οὐ πεπεισμένος εἶ</text:p>
            <text:p text:style-name="P68">ἀκούει. Λυπηρὰ γὰρ ταῦτα δηλονότι, ἔφη.</text:p>
            <text:p text:style-name="Text_20_body"/>
            <text:p text:style-name="P68">ὁ δέ κατένευσε βιαίως.</text:p>
            <text:p text:style-name="P68">ΠΕΡΙ ΤΗΣ ΥΑΛΟΥ ΤΗΣ ΗΦΑΝῙΣΜΕΝΗΣ 21</text:p>
            <text:p text:style-name="Text_20_body"/>
            <text:p text:style-name="P68">Πόθεν τῆς γῆς ἦλθες, ε”φη ὁ ’Ἁρειοςκ</text:p>
            <text:p text:style-name="Text_20_body"/>
            <text:p text:style-name="P68">ὁ δέ τῇ οὐρᾷ διασείσας γράμματα ε”δειξε πρὸς τῇ ὑάλῳ. παρα-</text:p>
            <text:p text:style-name="P68">βλέψας οὖν ἐκεῖνος ἀνέγνω τάδε’</text:p>
            <text:p text:style-name="Text_20_body"/>
            <text:p text:style-name="P68">Ἠ καλῶς εἶχε τὰ ἐκεῖ; ἔφη.</text:p>
            <text:p text:style-name="Text_20_body"/>
            <text:p text:style-name="P68">τούτου δὲ μάλ’ αὖθις διασείσαντος πρὸς τὰ γράμματα, ὁ Ἄρειος</text:p>
            <text:p text:style-name="P68">πλέον ἔτι ἀναγνοὺς ὅτι ΤΟΥΤΟ ΤΟ ΖΩῙΟΝ ΕΝ ΚΗΠΟῙΣ</text:p>
            <text:p text:style-name="P68">ΕΓΕΝΝΗΘΗ, Οὔκουν, ἔφη, Βρασιλίαν ἐπελήλυθας δῆτα,·</text:p>
            <text:p text:style-name="Text_20_body"/>
            <text:p text:style-name="P68">κατανεύσαντος δ’ αὐτοῦ τοσοῦτ’ ἐθορύβησέ τις ὄπισθεν αὐτῶν</text:p>
            <text:p text:style-name="P68">ὥστε πάντως φοβεῖν ἀμφοτέρους μεγάλῃ τῇ φώνῃ λέγων ὅτι 1Ὠ</text:p>
            <text:p text:style-name="P68">Δούδλιε, Ὦ Δούρσλειε, δεῦρ’ ἔλθετε· βλέψατε πρὸς τόνδε τὸν</text:p>
            <text:p text:style-name="P68">δράκοντα. ἄπιστον γὰρ καὶ τερατῶδές τι πάσχει.</text:p>
            <text:p text:style-name="Text_20_body"/>
            <text:p text:style-name="P68"><text:soft-page-break/>ὁ δέ Δούδλιος σαῦλόν περ βαδίζων ὡς δυνατὸν ἦν τάχιστα</text:p>
            <text:p text:style-name="P68">προσῆλθεν.</text:p>
            <text:p text:style-name="Text_20_body"/>
            <text:p text:style-name="P68">Οὗτος σὺ ἄπιθι ἐκποδών, ἔφη, τὸν δ ’Ἄρειον ἀφύλακτον ἐπιπεσὼν</text:p>
            <text:p text:style-name="P68">τοσοῦτο ὕβρισε τὰ στέρνα πατάξας ὥστε πρὸς τοῦδαφος ῥάξαι.</text:p>
            <text:p text:style-name="Text_20_body"/>
            <text:p text:style-name="P68">τὰ δ’ ἐντεῦθεν οὕτω ταχέως ἐπεγένετο ὥστε μηδένα ἀκριβῶς</text:p>
            <text:p text:style-name="P68">ι’δεῖν ὅ τι καὶ ξυνέβη. καὶ γὰρ ἐν ἀκαρεῖ ἅμα μὲν ὁ Πιαρὸς</text:p>
            <text:p text:style-name="P68">καί ὁ Δούδλιος πρὸς τῇ ὑάλῳ ἐπικλινόμενοι παρίσταντο, ἅμα δέ</text:p>
            <text:p text:style-name="P68">ὑλακτοῦντες ἆνεπεπηδήκεσαν. ὁ δ’ Ἄρειος κεχηνὼς ἀνέκυψε τὸ</text:p>
            <text:p text:style-name="P68">γὰρ ὑάλινον τὸ πρὸ τῆς τοῦ δράκοντος ἕδρας ἔμπροσθεν προβεβλ-</text:p>
            <text:p text:style-name="P68">ημένον, τοῦτο νῦν δὴ εἰς τὸ πᾶν ἠφάνιστο. τοῦ δέ δράκοντος ἐκείνου</text:p>
            <text:p text:style-name="P68">σπουδῇ ἐξελιξάμενος τε καί χαμᾶζε ὀλισθάνοντος, οἱ ἐν τῷ οἷκο-</text:p>
            <text:p text:style-name="P68">δομήματι κεκραγότες ὁμοῦ πρὸς τὰς ἐξοδοῦς πανταχόθεν</text:p>
            <text:p text:style-name="P68">ἔτρεχον. παρολισθάνων δέ ε”δοξε τῴ γε Ἀρείῳ συρίσσων τι μιξο-</text:p>
            <text:p text:style-name="P68">βαρβάρῳ τῇ φωνῇ φθέγξασθαι ὅτι Φροῦδός εἰμι πρὸς Βρασιλίαν</text:p>
            <text:p text:style-name="P68">βησόμενος. εὐχαριστῶ σοι, ῶ ἑταῖρε. εἰς τὸ καλόν.</text:p>
            <text:p text:style-name="Text_20_body"/>
            <text:p text:style-name="P68">ὁ δὲ ἑρπετόφυλαξ καταπεπληγμένος συνεχῶς ἐρωτῶν Ἀλλὰ τὸ</text:p>
            <text:p text:style-name="P68">ὑάλινον, ἔφη, ποῖ γῆς ἀπηλλάγη; ποῦ τὸ ὑάλινον;</text:p>
            <text:p text:style-name="Text_20_body"/>
            <text:p text:style-name="P68">καὶ τῇ μὲν Πετουνία παραμυθησόμενος ὁ ἐπὶ τῶν κήπων αὐτὸς</text:p>
            <text:p text:style-name="P68">ποτόν τι ἀκεσφόρον θερμὸν καὶ γλυκὺ δίδους - τέϊον δέ τοῦτο</text:p>
            <text:p text:style-name="P68"><text:soft-page-break/>καλοῦσι - συγγνώμην παραιτεῖτο. ὁ δέ Πιαρὸς καί ὁ Δούδλιος ὅλοι</text:p>
            <text:p text:style-name="P68">εἶχον πρὸς τῴ μεγάλ’ ι’άχειν. οὐ μὴν ἀλλ’ ἐδόκει τῷ γ’ Ἁρείῳ ὁ</text:p>
            <text:p text:style-name="P68">δράκων οὐδὲν πρᾶξαι ἐκτὸς εἶ παίζων τι τῶν πτερνῶν αὐτοῖς προσ-</text:p>
            <text:p text:style-name="P68">εποίησατο ὀδὰξ λαβέσθαι. καίτοι πάλιν καθημένων πάντων ἐν τῷ</text:p>
            <text:p text:style-name="P68">ὀχήματι, ἐμυθολόγει μὲν ὁ Δούδλιος ὡς ὁ δράκων τὸ σκέλος μονον-</text:p>
            <text:p text:style-name="P68">ουχὶ ἀπέδηξεν, ἐτραγῴδει δέ ὁ ἕτερος ὡς ἐπενόει ἐν ἕλιξι λαβόμενος</text:p>
            <text:p text:style-name="P68">σφιγχθέντα ἀποπνῖξαι. ἀλλ’ ὃ μάλιστα ἐλύπησεν αὐτὸν τόδ’ ἦν·</text:p>
            <text:p text:style-name="P68">ἡγήσατο γὰρ Πιαρὸν ἐν ἑαυτῷ γενόμενον εἰρηκέναι ὅτι Ὁ ’Ἀρειος</text:p>
            <text:p text:style-name="P68">διελέγετο μετ’ αὐτοῦ· ἦ οὐκ ὀρθῶς λέγω, ὦ Ἅρειε,</text:p>
            <text:p text:style-name="P68">22 ΑΡΕΙΟΣ ΠΟΤΗΡ</text:p>
            <text:p text:style-name="Text_20_body"/>
            <text:p text:style-name="P68">οἰχομένου οὖν οἴκαδε τοῦ Πιαροῦ, μέχρι τούτου γὰρ ἐχρόνιζεν, ὁ</text:p>
            <text:p text:style-name="P68">Δούρσλειος ἐνεργῶς καθήπτετο τοῦ Ἁρείου εἷς τοσοῦτον ὀργῆς</text:p>
            <text:p text:style-name="P68">ἐληλυθὼς ὥστε μηδὲν ὡς εἰπεῖν αὐδῆσαι· μόλις δ’ ἀφίετο τὰ</text:p>
            <text:p text:style-name="P68">ῥήματα τάδε δύσπνους περ ὤν· ’Ἁπιθν πρὸς σκευοφυλάκιον· κατά-</text:p>
            <text:p text:style-name="P68">μενε αὐτοῦ· ἐδέσματ’ οὐδένα, πρὶν συμπεσεῖν εἷς δίφρον, τῆς χολῆς</text:p>
            <text:p text:style-name="P68">τοσοῦτο ἐπιζεούσης ὥστε τὴν γυναῖκα ἐδέησεν εὐθὺς δοῦναι αὐτῷ</text:p>
            <text:p text:style-name="P68">τῆς μετάξης πάνυ πολύ πιεῖν - τοῦτον γὰρ ποιοῦνται τὸν ποτόν οἱ</text:p>
            <text:p text:style-name="P68">νῦν τὸ πνεῦμα ἀποστάζοντες ἀπὸ τοῦ ἀκράτου.</text:p>
            <text:p text:style-name="Text_20_body"/>
            <text:p text:style-name="P68">ὕστερον δέ ἐν τῷ σκευοφυλακίῳ κατακείμενος καί ὑπὸ μακρῷ</text:p>
            <text:p text:style-name="P68">ζόφῳ γενόμενος ὁ ’Άρειος σφόδρ’ ἐπόθει ὡρολογίου. τὴν γὰρ ὤραν</text:p>
            <text:p text:style-name="P68">οὐκ εἰδώς, οὐδ’ εἷ οἱ Δούρσλειοι ἤδη εἷς ὕπνον κατηνέχθησαν,</text:p>
            <text:p text:style-name="P68"><text:soft-page-break/>ἐφοβεῖτο μὴ οὐ πρὸς τὸ ἀκίνδυνον εἴη τὸ εἷς τούπτάνιον ἕρπειν</text:p>
            <text:p text:style-name="P68">σιτησόμενον, μὴ καθευδόντων αὐτῶν.</text:p>
            <text:p text:style-name="Text_20_body"/>
            <text:p text:style-name="P68">παρὰ γὰρ τοῖς Δουρσλείοις βίον διῆγεν ε”τος τοῦτο δέκατον, καί</text:p>
            <text:p text:style-name="P68">συνῄδει ἀεὶ τεταλαιπωρηκὼς ὅσον χρόνον ἐκ βρεφυλλίου ἐν μνήμῃ</text:p>
            <text:p text:style-name="P68">πεφύλαχεν, ἐξ οὗ ἀπέθανον οἱ γονεῖς ἐν τῇ ὀχημάτων συγκρούσει</text:p>
            <text:p text:style-name="P68">ἐκείνῃ. οὗ μὴν οὐδ’ ἐμέμνητο αὐτὸς παρὼν τότε ἐν τῷ ὀχήματι ὅτε</text:p>
            <text:p text:style-name="P68">ἐτελεύτησαν· ἀναμιμνησκομένῳ δὲ αὐτῷ ε’νίοτε τοῦ πάλαι εἶργμένῳ</text:p>
            <text:p text:style-name="P68">διὸ. μακροῦ ἐν τῷ σκευοφυλακίῳ μόλις εἰσῄει τοιόνδε τι· οὐ</text:p>
            <text:p text:style-name="P68">μόνον ἑωρακέναι, ὡς ἐφαίνετο, φῶς τι χλοαυγές ὥσπερ ἀστραπὴν</text:p>
            <text:p text:style-name="P68">ἐκλάμπον, ἀλλὰ καὶ τὸ μέτωπον πεπονθέναι ἀφόρητόν τι. ταῦτα</text:p>
            <text:p text:style-name="P68">γὰρ εἶναι, ὡς εἰκάσαι, τὰ τῆς συγκρούσεως, πλὴν ἀλλ’ οῦ ξυνιέναι</text:p>
            <text:p text:style-name="P68">τὸ χλοαυγὲς ὅθεν γένοιτο. τῶν δ’ οὖν γονέων οὐδὲν ἐμέμνητο, ἐπεὶ</text:p>
            <text:p text:style-name="P68">οἱμὲν Δούρσλειοι οὐκ ε”λεγον οὐδὲν περὶ αὐτῶν οὐδέποτε, οὐδ’ ἐξῆν</text:p>
            <text:p text:style-name="P68">ἐπερωτᾶν δήπου, φωτογραφία δ’ οὐδεμία ὑπῆρξεν αὐτῶν ἐν τῇ οἰκίᾳ.</text:p>
            <text:p text:style-name="Text_20_body"/>
            <text:p text:style-name="P68">ἐν δέ τῷ πρὸ τοῦ χρόνῳ πόλλ’ ὀνειροπολῶν ἤλπιζε μὲν τῶν ἀναγ-</text:p>
            <text:p text:style-name="P68">καίων ἆγνωτόν τινα ἀφίξεσθαι διασώσοντα αὐτόν, μάτην δέ. συγ-</text:p>
            <text:p text:style-name="P68">γενεῖς γὰρ χωρὶς τῶν Δουρσλείων οὐχ ἔχειν. ἐνίοτε δέ τῶν τυχ-</text:p>
            <text:p text:style-name="P68">όντων τις, ὥς γε ἐδόξαζεν ἢ μᾶλλον ὡς ἤλπιζε, καὶ ἐγνώρισεν</text:p>
            <text:p text:style-name="P68">αὐτόν. τούτων δέ πολλοὶ βάρβαροι ὄντες σχῆμα βαρβαρικὸν δὴ</text:p>
            <text:p text:style-name="P68">παρεῖχον. ποτὲ μέν γὰρ ἅνθρωπος νᾶνος πιλίδιον φορῶν ὑψηλὸν καὶ</text:p>
            <text:p text:style-name="P68"><text:soft-page-break/>ιὀειδές προσεκύνησεν αὐτὸν ἀγοράζοντα μετὰ τῆς Πετουνίας καὶ</text:p>
            <text:p text:style-name="P68">τοῦ Δουδλίου. ἡ δέ ὀργίλως ἐλέγξασα αὐτὸν εἴ γε τὸν ἄνθρωπον</text:p>
            <text:p text:style-name="P68">γνωρίζοι, εὐθὺς ἀπέσπασεν αὐτοὺς ἐκ τῆς ἀγορᾶς οὐδέν πριαμένη.</text:p>
            <text:p text:style-name="P68">ποτὲ δέ γραῦς τραχὺ βλέπουσα καί πράσινα ἐνδεδυμένη τὰ πάντα ἐν</text:p>
            <text:p text:style-name="P68">λεωφορείῳ ἐχειρονόμησεν ὥσπερ φιλοφρονησομένη αὐτόν. πρώην δ ’</text:p>
            <text:p text:style-name="P68">αὖ ἄνθρωπός τις φαλακρὸς μέχρι τῶν σφυρῶν πορφυρίδα σύρων</text:p>
            <text:p text:style-name="P68">περιέπλεξε μὲν αὑτὸν ἐν τῇ ὁδῷ, ἀπέβη δὲ οὐδὲν φθεγξάμενος.</text:p>
            <text:p text:style-name="P68">πρᾶγμα δέ παραδοξότατον ἦν τὸ εὐθὺς ἀφανισθῆναι ἑκάστοτε τοὺς</text:p>
            <text:p text:style-name="P68">τοιούτους ὅταν ὁ ’Άρειος ἐπιχειροίη ὁμιλῆσαι μετ’ αὐτῶν.</text:p>
            <text:p text:style-name="P68">ΠΕΡΙ ΤΗΣ ΥΑΛΟΥ ΤΗΣ ΗΦΑΝῙΣΜΕΝΗΣ 23</text:p>
            <text:p text:style-name="Text_20_body"/>
            <text:p text:style-name="P68">ἐν δέ τῷ διδασκαλείῳ οὐδεὶς παρίστατο τῷ Ἁρείῳ. πάντες γὰρ</text:p>
            <text:p text:style-name="Text_20_body"/>
            <text:p text:style-name="P68">οἷ φοιτῶντες ᾔδεσαν τοὺς ἀμφὶ τὸν Δούδλιον μισοῦντας ἐκεῖνον τὸν</text:p>
            <text:p text:style-name="Text_20_body"/>
            <text:p text:style-name="P68">ἱμάτιά τε μείζω ὑπερ τὰ νόμιμα ἔχοντα καὶ διερρηγμένα τὰ δίοπ-</text:p>
            <text:p text:style-name="P68">τρα· καί μὴν οὐδεὶς ἤθελεν ἀπᾴδειν ἀπ’ ἐκείνων.</text:p>
            <text:p text:style-name="P68">ΑΙ ΑΠ’ ΟΥΔΕΝΟΣ ΕΠΙΣΤΟΛΑΙ</text:p>
            <text:p text:style-name="P68">κόλασιν τοίνυν ἐκ τῆς τοῦ δράκοντος τοῦ Βρασιλικοῦ διαφυγῆς</text:p>
            <text:p text:style-name="P68">ἀπέλαυσε μακροτέραν ὁ ’Άρειος ἢ πρὸ τοῦ· λυθεὶς δέ τέλος ἀπὸ</text:p>
            <text:p text:style-name="P68">τοῦ σκευοφυλακίου, θέρους ἤδη μεσοῦντος τούς ἑτέρους μαθητὰς</text:p>
            <text:p text:style-name="P68">κατέλαβεν σχολάζοντας. ἀτὰρ καὶ τὰ τοῦ Δουδλίου τὰ νεωστὶ</text:p>
            <text:p text:style-name="P68">κεκτημένα ἐπεπόνθειν ἤδη ὦδε· τοῦτο μὲν τὴν κάμεραν κινη-</text:p>
            <text:p text:style-name="P68"><text:soft-page-break/>ματογραφικὴν καί τὸ ἀεροσκάφος τηλεχειριστέον ἔπραξεν ὥστε</text:p>
            <text:p text:style-name="P68">κατεαγέναι, τοῦτο δ’ ἐπὶ τοῦ δικύκλου ἀγωνιστικοῦ τὸ πρῶτον</text:p>
            <text:p text:style-name="P68">ἡνιοχήσας κατέβαλε τὴν Συκέαν αὐτοῖς τοῖς σκήπτροις χωλὴν ἔτ’</text:p>
            <text:p text:style-name="P68">οὖσαν διὰ τὴν τῶν μυρσίνων ὁδὸν προβαίνουσαν.</text:p>
            <text:p text:style-name="Text_20_body"/>
            <text:p text:style-name="P68">ἡδὺ δ’ οὖν τὸ μήκετι εἷς διδασκαλεῖον, ὅμως δ’ ἀηδίαν ἀνείχετο</text:p>
            <text:p text:style-name="P68">ὁ Ἄρειος καθ’ ἡμέραν πρὸς τῶν περὶ τὸν Δούδλιον ἀεὶ ἐν τῇ οἰκίᾳ</text:p>
            <text:p text:style-name="P68">διατριβόντων, Πιαρὸν λέγω καὶ Δέννον καί Μαλακὸν καὶ Γοργ-</text:p>
            <text:p text:style-name="P68">ωπόν, ἐπίσημον ὄντα ἕκαστον διὰ πάχος τε τῆς σαρκὸς καὶ</text:p>
            <text:p text:style-name="P68">βλακείαν τῶν φρενῶν. ὥστε ὁ Δούδλιος μὲν ἅτε πάντων παχύτατος</text:p>
            <text:p text:style-name="P68">καὶ βλακότατος πεφυκὼς εἰκότως ἐστρατηλάτει, οἷ δ’ ἕτεροι</text:p>
            <text:p text:style-name="P68">συνακολουθοῦντες ἥδοντο μετ’ αὐτοῦ διατρίβην ἀσκοῦντες ἣν</text:p>
            <text:p text:style-name="P68">περὶ πλείστου ἐποιεῖτο, τὴν ἁρειοκυνηγίαν λέγω.</text:p>
            <text:p text:style-name="Text_20_body"/>
            <text:p text:style-name="P68">ἀνθ’ ὧν ὁ Ἄρειος ἀπεδήμει ἐφ’ ὅσον ἐδύνατο ἀπὸ τῆς οἰκίας</text:p>
            <text:p text:style-name="P68">πόρρω περιπλανώμενος καὶ φροντίζων τὰ μετὰ τὸ θέρος. ἐλπίδος</text:p>
            <text:p text:style-name="P68">γὰρ καί σμικρᾶς δὴ τόθ’ ὑποφαινούσης ᾔσθετο. τοῦ γὰρ ἔτους</text:p>
            <text:p text:style-name="P68">πρὸς μετόπωρον γενομένου ἀπὸ τοῦ Δουδλίου τὸ πρῶτον τοῦ βίου</text:p>
            <text:p text:style-name="P68">ἀπέσεσθαι φοιτῶν πρὸς φροντιστήριον. τοῦτον γὰρ ἕνα γεγράφθαι</text:p>
            <text:p text:style-name="P68">τῶν μαθητῶν τοῦ πατρῴου φροντιστηρίου ἐκείνου, Σμέλτιγξ</text:p>
            <text:p text:style-name="P68">καλουμένου - τοῦτ’ ἐστὶν ἑλληνιστὶ Χωνεύσεις. καί τὸν Πιαρὸν</text:p>
            <text:p text:style-name="P68">Πολυχοῦν αὐτόσε φοιτήσειν. μαθητεύσειν δ’ αὐτὸς τοῖς τῆς</text:p>
            <text:p text:style-name="P68">Στωνουάλλης - αὕτη δ’ ἑλληνιστὶ Κώλυσις <text:soft-page-break/>καλεῖται, οὖσα οἷον</text:p>
            <text:p text:style-name="P68">σχολεῖον μονοτόιξιον καλοῦσιν οἱ νῦν, ὡς τῶν μαθητῶν οὐδαμῶς</text:p>
            <text:p text:style-name="P68">ἐξαιρέτων ὄντων φοιτᾶν δ’ ἐξὸν τῶ βουλομένῳ. τοῦτο δ’ ε”δοξε τῷ</text:p>
            <text:p text:style-name="P68">γε Δουδλίῳ γελοῖόν τι.</text:p>
            <text:p text:style-name="Text_20_body"/>
            <text:p text:style-name="P68">Τοὺς γὰρ νέον εἷς τὸ σχολεῖον ἐκεῖνο ἐπελθόντας, ἔφη, βρέχουσιν</text:p>
            <text:p text:style-name="P68">ΑΙΑΠὌΥΔΕΝΟΣ ΕΠΙΣΤΟΛΑΙ 25</text:p>
            <text:p text:style-name="P68">αὐτίκα ὤσαντες πρανεῖς εἷς τὴν ἄφοδον - τὸν γὰρ κοπρῶνα</text:p>
            <text:p text:style-name="P68">ᾐσχύνετο φθεγγόμενος. ἆρα δοκεῖ σοι ἐπάνω ἐλθόντι γυμνάζεσθαι</text:p>
            <text:p text:style-name="P68">περὶ ταῦτα;</text:p>
            <text:p text:style-name="Text_20_body"/>
            <text:p text:style-name="P68">’Ἡκιστά γ’, ἦ δ’ ὅς. ἀθλία γοῦν ἡ ἄφοδος δεινότερον οὐπώποτε</text:p>
            <text:p text:style-name="P68">παθοῦσα ἢ τὸ τὴν κεφαλήν σου δέξασθαι, εἰκότως ναυτιᾶν κινδ-</text:p>
            <text:p text:style-name="P68">υνεύσει. ταῦτ’ εἶπῶν ἀπέδραμε πρὶν ἐκεῖνον λογίσασθαι τί</text:p>
            <text:p text:style-name="P68">εἴρηκεν.</text:p>
            <text:p text:style-name="Text_20_body"/>
            <text:p text:style-name="P68">μῆνος δ’ οὖν τοῦ Ἰουλίου ἡ Πετουνία, δέον ἀγαγεῖν τὸν Δούδλιον</text:p>
            <text:p text:style-name="P68">Λονὸίνονδε ὠνησόμενον τὴν πρὸς Χωνεύσεις στολήν, ε”λιπε τὸν</text:p>
            <text:p text:style-name="P68">Ἄρειον παρὰ τῇ Συκέα. ἡ δ’ ἐδόκει φιλικώτερον διακεῖσθαι πρὸς</text:p>
            <text:p text:style-name="P68">αὐτὸν ἦ τὸ πρίν. ὑπεσκελισμένη γὰρ, ὡς τὸ πρᾶγμα ἀπέβη, ὑφ’ ἑνὸς</text:p>
            <text:p text:style-name="P68">τῶν αἰλούρων, οὐκέτι ὡσαύτως φιλαίλουρος ἦν. καὶ γὰρ οὐ μόνον</text:p>
            <text:p text:style-name="P68">εἴασεν αὐτὸν κατὰ γνώμην τηλεορᾶν, ἀλλὰ καί ἔδωκεν αὐτῷ πλα-</text:p>
            <text:p text:style-name="P68">κοῦντος σοκολάτου’ γευσαμένος δέ ὁ ’Άρειος εἴκασε τεθησαυρισμυ</text:p>
            <text:p text:style-name="P68">ένον αὐτὸν πόλλ’ ἔτη.</text:p>
            <text:p text:style-name="Text_20_body"/>
            <text:p text:style-name="P68"><text:soft-page-break/>ἐπειδὴ δ’ ἑσπέρα ἐγένετο, ὁ Δούδλιος ἐπίδειξιν ἐποιήσατο τοῖς</text:p>
            <text:p text:style-name="P68">Δουρσλείοις τῆς καινῆς στολῆς. οἷ γὰρ μαθηταὶ οἶ τῶν Χωνεύσεων</text:p>
            <text:p text:style-name="P68">ἀμπέχονται ὧδε· φορεῖ ἕκαστος φοινικῆν τ’ ἐφεστρίδα θωρακοειδῆ</text:p>
            <text:p text:style-name="P68">ἐκτεταμένην πρὸς τὸ ὀπίσω εἰς οὐράν τινα - ὃ καὶ οἱ ἐπιχώριοι</text:p>
            <text:p text:style-name="P68">τάϊλκωτ καλοῦσι ”- καὶ θυλάκους κροκωτούς - τοῦτο δέ νικήβροχον</text:p>
            <text:p text:style-name="P68">- καί πέτασον ἐκ καλάμης ἐσκευασμένον - καὶ τοῦτο ναυτικόν - καὶ</text:p>
            <text:p text:style-name="P68">δὴ καί βάκτρον τι ὀζῶδες. πρόχειρα γὰρ τὰ βάκτρα παρέχουσι</text:p>
            <text:p text:style-name="P68">ταῦτα ἵνα ῥαπίζωσιν ἀλλήλους λαθόντες τοὺς διδασκάλους. ἀλλὰ</text:p>
            <text:p text:style-name="P68">γὰρ ὁμολογεῖται τοῦτο παίδευσιν εἶναι χρηστὴν πρὸς τούπίον</text:p>
            <text:p text:style-name="P68">αὐτοῖς εἰς ἄνδρας τελοῦσιν.</text:p>
            <text:p text:style-name="Text_20_body"/>
            <text:p text:style-name="P68">βλεπόντων τοίνυν ἁπάντων πρὸς ἐκεῖνον τοὺς καινοὺς θυλά-</text:p>
            <text:p text:style-name="P68">κους ἀμπεχόμενον, ὁ Δούρσλειος μεγαλαυχούμενος μὲν ὀλίγον δέ</text:p>
            <text:p text:style-name="P68">φθέγγεσθαι δυνάμενος οὐκ ἔφη λαμπροτέραν ἑωρακέναι ἡμέραν ἐν</text:p>
            <text:p text:style-name="P68">φάει ὤν’ ἡ δέ γυνὴ δακρυρροοῦσα οὐκ ἔφη τοῖς ὄμμασι πίστιν ἔχειν</text:p>
            <text:p text:style-name="P68">ὁρῶσα τὸ βρεφύλλιον αὐτῆς Δουδλιδιδίον νεανίαν ἐκτελῆ γεγενημ-</text:p>
            <text:p text:style-name="P68">ένον καί ὡραῖον ὡς σφόδρα· ὁ δ’ αὖ “Ἀρειος οῦκ ἐτόλμα φάναι ὁτιοῦν</text:p>
            <text:p text:style-name="P68">ὡς η”δη κατεαγώς που δύο τῶν πλευρῶν διὰ τὸ μὴ ἀνέδην</text:p>
            <text:p text:style-name="P68">ἀνακαγχάσαι.</text:p>
            <text:p text:style-name="Text_20_body"/>
            <text:p text:style-name="P68">τῇ δ’ ὑστεραίᾳ εἷς τούπτάνιον ἐλθὼν ἀριστοποιησάμενος, πάνυ</text:p>
            <text:p text:style-name="P68">ἐμυσάχθη δυσοσμίας αἰσθόμενος, ὡς ᾤετο, ἐκ μεγάλου χαλκίου ἐν</text:p>
            <text:p text:style-name="P68">τῷ πλυνῷ κειμένου, καί ἐμπεπλημένου - τοῦτο <text:soft-page-break/>γὰρ φανερὸν</text:p>
            <text:p text:style-name="P68">ἐγένετο αὐτῷ ἀκριβέστερον σκοποῦντι - ῥάκεσι ῥυπάροις ἐν ὕδατι</text:p>
            <text:p text:style-name="P68">θολερῷ νηχομένοις.</text:p>
            <text:p text:style-name="Text_20_body"/>
            <text:p text:style-name="P68">Τί δαὶ τοῦτο, ἔφη.</text:p>
            <text:p text:style-name="Text_20_body"/>
            <text:p text:style-name="P68">ἡ δέ Πετουνία ὥσπερ τὸ ε”θος χείλη μύσασα ὡς ἀγανακτοῦσα</text:p>
            <text:p text:style-name="P68">26 ΑΡΕιοΣ ΠοΤΗΡ</text:p>
            <text:p text:style-name="P68">αὐτῷ τολμήσαντι προτεῖναι ἐρώτημά τι Αὕτη γε, ἔφη, ἡ σὴ στολὴ ἡ</text:p>
            <text:p text:style-name="P68">πρὸς παιδείαν καινή.</text:p>
            <text:p text:style-name="Text_20_body"/>
            <text:p text:style-name="P68">ὁ δὲ Ἄρειος Ἀλλ’ οῦκ ἠξίουν, ἀπεκρίνατο, δεῖν αὐτὴν οὕτως</text:p>
            <text:p text:style-name="P68">ὑγρὰν γενέσθαι.</text:p>
            <text:p text:style-name="Text_20_body"/>
            <text:p text:style-name="P68">χαλεπαίνουσα δέ Μὴ φλυαρήσῃς, ἔφη. ἐγὼ γὰρ βάπτω σοι ε”νια</text:p>
            <text:p text:style-name="P68">τῶν περιττῶν τοῦ Δουδλίου ἱματίων φαιὰ ποιησομένη ἵνα μὴ</text:p>
            <text:p text:style-name="P68">φανερὸς ᾗς τὸ σχῆμα σύ διαφέρων τῶν πολλῶν.</text:p>
            <text:p text:style-name="Text_20_body"/>
            <text:p text:style-name="P68">ἀλλὰ περὶ τοῦτο σφόδρ’ ἠπίστει μὲν οὗτος, ἔδοξε δ’ ὅμως μηδὲν</text:p>
            <text:p text:style-name="P68">ἀντειπεῖν. καθήμενος οὖν παρὰ τὴν τράπεζαν ἐπειρᾶτο μὴ βαρύν-</text:p>
            <text:p text:style-name="P68">εσθαι ἐνθυμούμενος τὰ τῆς πρώτης ἐν Κωλύσει ἡμέρας εἴ γ’ ἄρα</text:p>
            <text:p text:style-name="P68">γέλωτ’ ὀφλήσει ἀμπεχόμενος δοκοῦντα περιτμήματα ἢ καττύματα</text:p>
            <text:p text:style-name="P68">ἐξ ἐλέφαντος σύφαρος πεποιημένα.</text:p>
            <text:p text:style-name="Text_20_body"/>
            <text:p text:style-name="P68">εἰσελθόντων δέ τοῦ Δουρσλείου καί τοῦ Δουδλίου τὰς ῥῖνας</text:p>
            <text:p text:style-name="P68">ἀνασπώντων διὰ τὸ μὴ μύρου πνεῖν τὰ πλυνόμενα, ὁ μὲν ὅλος περὶ</text:p>
            <text:p text:style-name="P68">τὴν ἐφημερίδα ἧν, ὁ δέ συνεχῶς τῷ χωνευτικῴ <text:soft-page-break/>βάκτρῳ τὴν τράπε-</text:p>
            <text:p text:style-name="P68">ζαν ἔκοπτε - τοῦτο γὰρ πανταχοῦ ἐφόρει. καὶ ἥκουσαν τότε μὲν</text:p>
            <text:p text:style-name="P68">κτύπον τοῦ γραμματοκιβωτίου τότε δέ δοῦπον τῶν ἐπιστολῶν πρὸς</text:p>
            <text:p text:style-name="P68">τοῦδαφος πιπτουσῶν.</text:p>
            <text:p text:style-name="Text_20_body"/>
            <text:p text:style-name="P68">ἐκεῖνος δέ τὴν ἐφημερίδα ε”τι προβαλλόμενος ’Ένεγκέ μοι, ἔφη,</text:p>
            <text:p text:style-name="P68">τὰς ἐπιστολάς, ὦ Δούδλιε.</text:p>
            <text:p text:style-name="Text_20_body"/>
            <text:p text:style-name="P68">ὁ δ’ ὑπολαβὼν Πρᾶξαι σύ, ἔφη, ὅπως ’Άρειος οἴσεται.</text:p>
            <text:p text:style-name="Text_20_body"/>
            <text:p text:style-name="P68">ἐκεῖνος δ’ αὖ ’Ἐνεγκέ μοι, ἔφη, τὰς ἐπιστολάς, ῶ ’Ἀρειέ</text:p>
            <text:p text:style-name="Text_20_body"/>
            <text:p text:style-name="P68">ὁ δ’ Ἄρειος Πρᾶξαι σύ, ἔφη, ὅπως Δούδλιος οἴσεται.</text:p>
            <text:p text:style-name="Text_20_body"/>
            <text:p text:style-name="P68">κάκεῖνος Σκάλευ’ αὐτὸν τῶ χωνευτικῷ, ὦ Δούδλιε.</text:p>
            <text:p text:style-name="Text_20_body"/>
            <text:p text:style-name="P68">καὶ τοῦτο μὲν ἀπαμυνάμενος ὁ “Αρειος μετελθὼν δέ τὰς ἐπισ-</text:p>
            <text:p text:style-name="P68">τολάς, τρία ἐπὶ τῷ φορμῷ κείμενα εἶδε· τὸ μὲν παρὰ τῆς Μάργης</text:p>
            <text:p text:style-name="P68">τῆς ἀδελφῆς τοῦ Δουρσλείου τότε ἐν τῇ Οῦέκτει ἀποδημούσης δελ-</text:p>
            <text:p text:style-name="P68">τάριον ὃν ἐπιστολικόν, τὸ δέ ξανθόν τι περιβολάδιον ἐν ὅτῳ εἰκότως</text:p>
            <text:p text:style-name="P68">γράμματα εὕροις ἂν ἀργυρίου ἀπόδοσιν ἀπαιτοῦντα, τρίτον δέ, τὸ</text:p>
            <text:p text:style-name="P68">καινότατον, ἐπιστολὴν πρὸς ἑαυτὸν διαπεμφθεῖσαν. ἀναλαβὼν γοῦν</text:p>
            <text:p text:style-name="P68">ἀτενίζει πρὸς αὐτήν, ψαλλομένης δὴ τῆς καρδίας καθάπερ εἰ ταινίαν</text:p>
            <text:p text:style-name="P68">τις κόμμι ἐλαστικοῦ μεγάλην ἔκρουσεν. οὐδεὶς γὰρ δι’ ὅλου τοῦ</text:p>
            <text:p text:style-name="P68"><text:soft-page-break/>βίου ἐπιστολὴν ε”γραψεν αὐτῷ, οὐδὲ συνῄδει οὐδενὶ γράψαι ἂν</text:p>
            <text:p text:style-name="P68">βουλομένῳ, οὐχ ὑπαρχόντων οὔτε ἑταίρων οὔτε συγγενῶν. οὐδ’ αὖ</text:p>
            <text:p text:style-name="P68">ἐπιστόλιόν τι ἐδέξατο τοιοῦτο οἷον οἱ σκαιοὶ τῶν βιβλιοφυλάκων</text:p>
            <text:p text:style-name="P68">πέμπουσιν ἀπαιτήσοντες βιβλίον, ὡς βιβλία δὴ οὗ χρησάμενός ποτε</text:p>
            <text:p text:style-name="P68">ἀπὸ τῆς δημοσίας βιβλιοθήκης. ἰδοὺ πρόκειται ἐπιστολὴ εὔστοχον</text:p>
            <text:p text:style-name="P68">δὴ ἐπιγραφὴν παρέχουσα εἰς τοσοῦτο ἀκριβείας γεγραμμένην ὥστε</text:p>
            <text:p text:style-name="P68">μηδαμῶς ἁμαρτεῖν·</text:p>
            <text:p text:style-name="P68">ΑΙ ΑΠ’ ΟΥΔΕΝΟΣ ΕΠΙΣΤΟΛΑΙ 27</text:p>
            <text:p text:style-name="Text_20_body"/>
            <text:p text:style-name="P68">πρὸς τὸν ’Ἀρειον Ποτῆρα,</text:p>
            <text:p text:style-name="Text_20_body"/>
            <text:p text:style-name="P68">τὸ ὑπὸ κλίμακι σκευοφυλάκιον,</text:p>
            <text:p text:style-name="Text_20_body"/>
            <text:p text:style-name="P68">ὁδὸς τῶν μυρσίνων δ’,</text:p>
            <text:p text:style-name="Text_20_body"/>
            <text:p text:style-name="P68">Λίτελ Οὐίντζιγκ,</text:p>
            <text:p text:style-name="Text_20_body"/>
            <text:p text:style-name="P68">Σοῦρι</text:p>
            <text:p text:style-name="P68">τὸ δέ περιβολάδιον παχύ τ’ ἦν καῖ βαρύ, ὡς ἐκ διφθέρας παρα-</text:p>
            <text:p text:style-name="P68">σκευασμένον, καὶ ὑπόξανθον. οἱ δέ τῶν γραμμάτων χαρακτῆρες</text:p>
            <text:p text:style-name="P68">καλάῖνοι. γραμματόσημον μὲν οὐδέν, πορφυροῦν δέ σφράγισμα</text:p>
            <text:p text:style-name="P68">κήρινον - τοῦτο γὰρ εἶδεν ἀναστρέψας αὐτὴν τῶν χερῶν τρεμουσῶν -</text:p>
            <text:p text:style-name="P68">ἐν ᾧ τετυπουμένοι λέων καῖ ἀετὸς καὶ ὄφις καὶ γαλῆ καὶ ἐν μέσῳ</text:p>
            <text:p text:style-name="P68">γράμμα τι μέγα οἷον τὸ ὖ ψιλόν.</text:p>
            <text:p text:style-name="Text_20_body"/>
            <text:p text:style-name="P68">ὁ δέ Δούρσλειος ἀπὸ τοῦ ὀπτανίου βοῶν Σπεῦδε, ἔφη, ὦ παῖ, καὶ</text:p>
            <text:p text:style-name="P68">γελῶτα παρασχὼν ἑαυτῷ Τί πράττεις,· ἢ περὶ <text:soft-page-break/>ἐπιστολῆς πυρο-</text:p>
            <text:p text:style-name="P68">φόρου πολυπραγμονεῖς;</text:p>
            <text:p text:style-name="Text_20_body"/>
            <text:p text:style-name="P68">ἐκεῖνος δ’ ἐπὶ τὸ ὀπτάνιον ἐπανῆλθεν, ἀτενίζων ἕτι πρὸς τὴν</text:p>
            <text:p text:style-name="P68">ἑαυτοῦ ἐπιστολήν. καί τὰ μὲν - λέγω γὰρ τὸ δελτάριον ἐπιστολικὸν</text:p>
            <text:p text:style-name="P68">καὶ τὸ ξανθὸν περιβολάδιον - τῷ Δουρσλείῳ παρέδωκε, τὸ δ’</text:p>
            <text:p text:style-name="P68">ἑαυτοῦ καθήμενος πάλιν ὡρμήθη βραδέως ἀνοῖξαι.</text:p>
            <text:p text:style-name="Text_20_body"/>
            <text:p text:style-name="P68">ὁ δέ ἕτερον μέν - τὸ γὰρ ξανθὸν τοῦτ’ ἔτυχεν ὅν - σχίσας τε καὶ</text:p>
            <text:p text:style-name="P68">ἀνοίξας ἐβδελύχθη, ἕτερον δέ ἀνατρεψάμενος</text:p>
            <text:p text:style-name="Text_20_body"/>
            <text:p text:style-name="P68">(Η Μάργη, ἔφη, μαλακῶς ε”χει κόγχην καταπιοῦσα κακήν.</text:p>
            <text:p text:style-name="Text_20_body"/>
            <text:p text:style-name="P68">ὁ δέ Δούδλιος ἐξαίφνης Ὦ πάτερ, ε”φη παππίζων, ὦ πατρίδιον,</text:p>
            <text:p text:style-name="P68">Ἄρειος ε”χει τι.</text:p>
            <text:p text:style-name="Text_20_body"/>
            <text:p text:style-name="P68">τὸν δ’ ἔτι μέλλοντα διαπτύξαι τὴν αὑτοῦ ἐπιστολήν - πεποιημένη</text:p>
            <text:p text:style-name="P68">γὰρ ἔτυχε τῆς αὐτῆς διφθέρας τῷ περιβολαδίῳ - ε”φθασεν ἐκ χερῶν</text:p>
            <text:p text:style-name="P68">τραχέως ἀφαρπάσας ὁ Δούρσλειος. ὁ δέ πάλιν ἁρπάσαι ἐπιχειρήσας</text:p>
            <text:p text:style-name="P68">Ἐμόν, ἔφη, τοῦτο.</text:p>
            <text:p text:style-name="Text_20_body"/>
            <text:p text:style-name="P68">ἀλλ’ ἐκεῖνος μυκτηρίζων Τίς γὰρ σοί, ἔφη, γράψαι βούλοιτ’ ἅν,·</text:p>
            <text:p text:style-name="P68">τὴν γοῦν ἐπιστολὴν σείσας καὶ μίᾳ χειρὶ ἀπλώσας παρέβλεψεν.</text:p>
            <text:p text:style-name="P68">μεταβολὴν δέ τοῦ προσώπου εἶδες ἂν θάττω ἐξ ἐρυθροῦ εἰς χλωρὸν</text:p>
            <text:p text:style-name="P68">τῆς τῶν ἐν λεωφόρῳ φαναρίων. ἀλλ’ οῦκ ἀπέχρησε τοῦτό γε· διὰ</text:p>
            <text:p text:style-name="P68"><text:soft-page-break/>μικροῦ γὰρ τοσοῦτο ὠχριακῶς ὥστε καί ὀλίγον διενεγκεῖν πτισάνης</text:p>
            <text:p text:style-name="P68">πάνυ ἠμελημένης, τὴν γυναῖκα μόλις ἐπωνόμασεν ὀτοτύζων.</text:p>
            <text:p text:style-name="Text_20_body"/>
            <text:p text:style-name="P68">Δούδλιον δὲ ἐξαρπάσαι ἐπιχειροῦντα ἐκώλυσε κρατῆσαι μετ-</text:p>
            <text:p text:style-name="P68">έωρον αὐτὴν φυλαττόμενος. ἡ δέ Πετουνία τί ποτ’ εἴη θαυμάσασα</text:p>
            <text:p text:style-name="P68">ἐλάβετο μὲν αὐτῆς, στίχον δέ πρῶτον ἀναγνοῦσα, ὀλίγου ἐδέησε</text:p>
            <text:p text:style-name="P68">παραχρῆμα ὑπ’ ἰλίγγου καταπεσεῖν. ἐπιθεὶς δέ τὴν χεῖρα τῴ</text:p>
            <text:p text:style-name="P68">τραχήλῳ, καὶ φωνὴν ἀφιεῖσα ὀξεῖαν ὡς ἀποπνιγησομένη Οἴμοι, ἔφη,</text:p>
            <text:p text:style-name="P68">ὦ Φέρνιον, οἴμοι τάλαινα.</text:p>
            <text:p text:style-name="P68">28 ΑΡΕιοΣ Πο ΤΗΡ</text:p>
            <text:p text:style-name="Text_20_body"/>
            <text:p text:style-name="P68">ἔβλεπον δέ συνεχῶς πρὸς ἀλλήλους ὡσπερεὶ ἐπιλελησμένοι</text:p>
            <text:p text:style-name="P68">τῶν παίδων ε”τι παρόντων. ὁ δέ Δούδλιος τῷ οὕτως ὀλιγωρεῖσθαι</text:p>
            <text:p text:style-name="P68">οὐ συνήθης ὢν, ἐρράπισε τὴν τοῦ πατρὸς κεφαλὴν τῷ χωνευτικῲ</text:p>
            <text:p text:style-name="P68">λέγων ὅτι Ἐγὼ μάλα βουλοίμην ἂν ἀναγνῶναι ἐκείνην τὴν</text:p>
            <text:p text:style-name="P68">ἐπιστολήν.</text:p>
            <text:p text:style-name="Text_20_body"/>
            <text:p text:style-name="P68">ὁ δ”Ἀρειος ’Έγωγε μάλιστα βούλομαι· ἐμὴ γάρ ἐστιν.</text:p>
            <text:p text:style-name="Text_20_body"/>
            <text:p text:style-name="P68">ἀλλ’ οὖν ὁ Δούρσλειος Ἄπιτ’ ἄμφω, ε”φη ὠθῶν τὴν ἐπιστολὴν</text:p>
            <text:p text:style-name="P68">πάλιν εἰς τὸ περιβολάδιον. ’Ἁρειος ἐκινήθη μὲν οὔ, βοῶν δ’</text:p>
            <text:p text:style-name="P68">εἱστήκει·</text:p>
            <text:p text:style-name="Text_20_body"/>
            <text:p text:style-name="P68">Ἐγὼ τὴν ἐμὴν, ἔφη, αἰτῶ ἐπιστολήν.</text:p>
            <text:p text:style-name="Text_20_body"/>
            <text:p text:style-name="P68"><text:soft-page-break/>ὁ δέ Δούδλιος ἅμα Πάρες ἔμοιγε ἰδεῖν.</text:p>
            <text:p text:style-name="Text_20_body"/>
            <text:p text:style-name="P68">ὁ δ’ αὖ Δούρσλειος Οὐκ ἐρρήσετε, ε”φη ἀναβοῶν, καὶ ἄμφω τοῦ</text:p>
            <text:p text:style-name="P68">αὐχένος λαβὼν καὶ εἰς τὴν αὐλὴν ἐκβαλὼν τὴν θύραν ἐπήραξεν.</text:p>
            <text:p text:style-name="Text_20_body"/>
            <text:p text:style-name="P68">οἱ δ’ εὐθὺς σιωπῇ μὲν σπουδαίως δ’ ὅμως προσεπάλαιον</text:p>
            <text:p text:style-name="P68">ἀλλήλοις. ἑκάτερος γὰρ ἠθέλησεν αὐτὸς διὰ τοῦ κλειθριδίου</text:p>
            <text:p text:style-name="P68">ἀκοῦσαι. νικήσαντος δέ τοῦ Δουδλίου, ὁ ’Άρειος, τῶν διόπτρων ἐξ</text:p>
            <text:p text:style-name="P68">ἑνὸς ῶτός ἐξαρτωμένων, πρανὴς ἔκειτο χαμαὶ ἐκτεταμένος ὡς</text:p>
            <text:p text:style-name="P68">δέον ἀκοῦσαι διὰ τὸ διεστηκὸς τὸ μεταξὺ τῆς θύρας καί τοῦ</text:p>
            <text:p text:style-name="P68">ἐδάφους. ἥκουσαν δέ τάδε τῆς Πετουνίας τρομερᾷ τῇ φωνῇ</text:p>
            <text:p text:style-name="P68">φθεγγομένης·</text:p>
            <text:p text:style-name="Text_20_body"/>
            <text:p text:style-name="P68">’Ὴν βλέψον μοι, ἔφη, εἰς τὰ τῆς ἐπιγραφῆς πῶς γὰρ εἶχον ἂν</text:p>
            <text:p text:style-name="P68">ἀκριβῶς εἰδέναι ὅπου καθεύδει, ὦ Φέρνιον, εἰπέ μοι· ἆρα μὴ</text:p>
            <text:p text:style-name="P68">τηροῦσι τὴν οἰκίαν,·</text:p>
            <text:p text:style-name="Text_20_body"/>
            <text:p text:style-name="P68">Ἐξόν γε τηρεῖν ἐφορᾶν ἰχνεύειν ἡμᾶς, ἦ δ’ ὅς εἰκῇ μύζων.</text:p>
            <text:p text:style-name="Text_20_body"/>
            <text:p text:style-name="P68">ἡ δέ Οἴμοι τί δραστέον,· ἔφη. ἦ ἀποκρινώμεθα πρὸς αὐτούς,’</text:p>
            <text:p text:style-name="P68">ἀντιγράψον δὴ τάδε ὅτι οὐ βουλόμεθα</text:p>
            <text:p text:style-name="Text_20_body"/>
            <text:p text:style-name="P68">ἐν δέ τούτῳ ὁ “Αρειος ἑώρα τὰς ἀρβύλας μελαναυγεῖς τὰς τοῦ</text:p>
            <text:p text:style-name="P68">Δουρσλείου ἄνω κάτω ἐν τῷ ὀπτανίῳ περιπατοῦντος. τέλος δὴ</text:p>
            <text:p text:style-name="P68">ἤκουσε τοῦ Δουρσλείου τάδε·</text:p>
            <text:p text:style-name="Text_20_body"><text:soft-page-break/></text:p>
            <text:p text:style-name="P68">’Ήκιστα, ἔφη, ἥκιστά γε. χαιρέτω ταῦτα. ἐὰν δέ μὴ ἀντεπιθῶμεν</text:p>
            <text:p text:style-name="P68">ἐπιστολήν ναί. τοῦτο γὰρ βέλτιστον, τὸ ἀμελῆσαι πάντα.</text:p>
            <text:p text:style-name="Text_20_body"/>
            <text:p text:style-name="P68">τῆς δὲ γυναικὸς μελλούσης ἀντιφθέγξεσθαί τι ὑπολαβὼν Οὐκ</text:p>
            <text:p text:style-name="P68">ἐθέλω, ἔφη, ὦ γύναι, ξενίσαι οὐδένα τῶν τοιούτων ἐν τῇ οἰκίᾳ.</text:p>
            <text:p text:style-name="P68">οὔκουν τότε δὴ ἐφθάνομεν ἐπομοσάμενοι ἐπεὶ τὸν παῖδα ἀνειλόμεθα</text:p>
            <text:p text:style-name="P68">ἦ μὴν καθαιρήσειν τὸ ἀλιτήριον τοῦτο καὶ τὴν βωμολοχίαν,</text:p>
            <text:p text:style-name="Text_20_body"/>
            <text:p text:style-name="P68">περὶ ἑσπέραν δέ ἀπὸ τοῦ ἐργαστηρίου ἐπανελθὼν καινότατόν τι</text:p>
            <text:p text:style-name="P68">ε”παθεν οῖον πρότερον οὐδέποτέ πρὸς γὰρ τὸν Ἄρειον ἐν αὐτῳ τῷ</text:p>
            <text:p text:style-name="P68">σκευοφυλακίῳ ἔβη. καὶ τεθλιμμένος περ ταῖς φλιαῖς μόλις εἰσῆλθεν.</text:p>
            <text:p text:style-name="Text_20_body"/>
            <text:p text:style-name="P68">καί ὁ ’Άρειος παραχρῆμα Ποῦ ἐστὶν ἡ ἐμὴ ἐπιστολή; ἔφη. τίς</text:p>
            <text:p text:style-name="P68">ε”στιν ὃς ἐπιστέλλει μοι ἐπιστολήν;</text:p>
            <text:p text:style-name="P68">ΑΙ ΑΠ’ ΟΥΔΕΝΟΣ ΕΠΙΣΤΟΛΑΙ 29</text:p>
            <text:p text:style-name="P68">ἐκεῖνος δέ βραχεῖ λόγῳ Οὐδείς, ἀπεκρίνατο. αὕτη γὰρ ἐπεστάλη</text:p>
            <text:p text:style-name="P68">σοι δι’ ἁμαρτήματος. διὸ κατακέκαυκα αὐτήν.</text:p>
            <text:p text:style-name="Text_20_body"/>
            <text:p text:style-name="P68">ἀλλ’ ὁ Ἄρειος μάλα λυπούμενος Ἁμάρτημα δ’ οὐκ ἦν, ἔφη,</text:p>
            <text:p text:style-name="P68">ἐγέγραπτο γὰρ ἐν αὐτῇ τὸ σκευοφυλάκιόν μου.</text:p>
            <text:p text:style-name="Text_20_body"/>
            <text:p text:style-name="P68">ὁ δέ Δούρσλειος τόν γε παῖδα εὐφημεῖν κελεύων τοσοῦτον αὐτὸς</text:p>
            <text:p text:style-name="P68">ἀνέκραγεν ὥστε ἀράχνας οὐκ ὀλίγας ἀπ’ ὀροφῆς καταπεσεῖν. καὶ διὰ</text:p>
            <text:p text:style-name="P68">μικροῦ ἀσθμαίνειν τι ἔδει, ε”πειτα δὲ ὑπεγέλα, τὸ <text:soft-page-break/>πρόσωπον μόλις εἷς</text:p>
            <text:p text:style-name="P68">τὸ φαιδρὸν ἀναγκάσας, τοῦτό γε, ὡς ε’ὀικε, χαλεπώτατον ὅν.</text:p>
            <text:p text:style-name="Text_20_body"/>
            <text:p text:style-name="P68">Εἶὲν, ἔφη. περὶ δέ τοῦτο ἡμεῖς τὸ σκευοφυλάκιον ἐνενοησάμεθα -</text:p>
            <text:p text:style-name="P68">μικρὸν μὲν γὰρ αὐτό, μακρότερος δέ σὺ γεγένησαι - ἐννοησάμενοι</text:p>
            <text:p text:style-name="P68">δὴ ὅπως σου μάλιστα κηδώμεθα, ἐγνώκαμεν ὅτι ἡδὺ ἔσται σοί</text:p>
            <text:p text:style-name="P68">ἐνθένδε μεταστῆναι εἷς τὸ τοῦ Δουδλίου δώματιον τὸ ἕτερον.</text:p>
            <text:p text:style-name="Text_20_body"/>
            <text:p text:style-name="P68">Διὰ τί; ἔφη.</text:p>
            <text:p text:style-name="Text_20_body"/>
            <text:p text:style-name="P68">ἐκεῖνος δέ Μήδεν ἱστορεῖν. ἅγε δή· ε”νεγκε πάντα ἐπάνω τὰ σκεύη</text:p>
            <text:p text:style-name="P68">ταῦτα εἷς τὸ ὑπερῷον.</text:p>
            <text:p text:style-name="Text_20_body"/>
            <text:p text:style-name="P68">εἶχε δέ τοῖς Δουρσλείοις οὕτω τοῦ ὑπερῴου ἡ θέσις. δωματίων</text:p>
            <text:p text:style-name="P68">γὰρ τεττάρων ὑπαρχόντων, τὸ μὲν πρῶτον ἐκείνοις ἦν εὐνατήριον,</text:p>
            <text:p text:style-name="P68">τὸ δέ δεύτερον λόγῳ μὲν ξένιον ε”ργῳ δέ ὡς ἐπὶ πολὺ τῇ Μάργῃ</text:p>
            <text:p text:style-name="P68">ἐξαίρετον τῇ τοῦ Δουρσλείου ἀδελφῇ, τὸ δέ τρίτον καὶ τὸ τέταρτον</text:p>
            <text:p text:style-name="P68">τῷ γε Δουδλίῳ“ ἐν μὲν γὰρ ἑτέρῳ ἐκάθευδεν, ἑτέρῳ δέ τά τε παίγ-</text:p>
            <text:p text:style-name="P68">νια κατέθηκε καί τὰ ἄλλα σκεύη περιττὰ ὅσα ὁ θάλαμος μὴ χωροίη.</text:p>
            <text:p text:style-name="P68">ὁ δ’ Ἄρειος ἅπαξ ἀναβὰς τὰ ἑαυτοῦ πάντα μετήνεγκεν ἀπὸ τοῦ</text:p>
            <text:p text:style-name="P68">σκευοφυλακίου εἷς τὸ δωμάτιον. καῖ ἐπὶ τῇ κοίτῃ καθήμενος παν-</text:p>
            <text:p text:style-name="P68">ταχόσε περιέβλεπεν. εἶδε γὰρ πάντα ὡς εἰπεῖν διεφθαρμένα· οἷον τὸ</text:p>
            <text:p text:style-name="P68">τέχνημα κινηματογραφικόν τό μηνιαῖον ε”κειτο ὑπὲρ ἅρματος μάχης</text:p>
            <text:p text:style-name="P68">μικροῦ - τούτῳ γὰρ χρησάμενός ποτε ὁ Δούδλιος <text:soft-page-break/>κατέβαλε τὸν τοῦ</text:p>
            <text:p text:style-name="P68">παροικοῦντος κύνα. καὶ ἐν γωνίᾳ εἶδε τὸ σκεῦος τηλεοπτικὸν τὸ</text:p>
            <text:p text:style-name="P68">πρῶτον δεδωρημένον ὅπερ διέφθειρεν ἐκεῖνος λακτίσας, τοῦ προ-</text:p>
            <text:p text:style-name="P68">γράμματος τοῦ μάλιστ’ ἐρωμένου ἀναιρεθέντος. οἷκίσκος δ’ ἦν</text:p>
            <text:p text:style-name="P68">ὀρνίθειος μέγας ἔνθα ψιττακὸς διέτριβέ ποτε. τὸ δ’ ὀρνίθιον</text:p>
            <text:p text:style-name="P68">ἀντέδωκέ ποτε ἀνθ’ ὅπλου τινὸς ἀεροβόλου, ὃ ἐπὶ σανιδίῳ διεστραμ-</text:p>
            <text:p text:style-name="P68">μένον καὶ ἀνωφελές ε”κειτο ἐξ οὗ ἐκεῖνος κατ’ αὐτὸ ἐκάθισεν ἑαυτόν.</text:p>
            <text:p text:style-name="P68">εἶδε δ’ αὖ βιβλία πολλὰ ἐπ’ ἄλλοις σανιδίοις κείμενα· ταῦτα μέντοι</text:p>
            <text:p text:style-name="P68">μόνα τῶν ἐν τῷ δωματίῳ ἀκέραια ἐδόκει.</text:p>
            <text:p text:style-name="Text_20_body"/>
            <text:p text:style-name="P68">κάτωθεν δ’ ἤκουσε τοῦ Δουδλίου πρὸς τὴν μητέρα βοῶντος,</text:p>
            <text:p text:style-name="P68">μᾶλλον δέ ὑλακτοῦντος. ὁ δέ ’Έγωγ’ οὐκ ἐθέλω ἐκεῖνον ἐνεῖναι</text:p>
            <text:p text:style-name="P68">αὐτόθι, ἔφη. ἐγὼ γὰρ δέομαι τοῦ δωματίου αὐτός. πρᾶξαί μοι ὅπως</text:p>
            <text:p text:style-name="P68">ἄπεισιν.</text:p>
            <text:p text:style-name="Text_20_body"/>
            <text:p text:style-name="P68">στενάξας δὲ ὁ “Αρειος ἐξέτεινεν ἑαυτὸν ε’πί τῇ κοίτῃ, πολλὰ</text:p>
            <text:p text:style-name="P68">φιλοσοφῶν. χθές μὲν γὰρ ἐβούλετ’ ἂν οὐδέν μᾶλλον ἢ τὸ ἐνταῦθα</text:p>
            <text:p text:style-name="P68">30 ΑΡΕιοΣ Πο ΤΗΡ</text:p>
            <text:p text:style-name="P68">καθεστηκέναι· τήμερον δὲ προείλετ’ ἂν καί ἐν τῷ σκευοφυλακίῳ</text:p>
            <text:p text:style-name="P68">μένειν ἐφ’ ᾧτε ε”χειν τήν γ’ ἐπιστολὴν πρὸ τοῦ δεῦρο μεθεστηκέναι</text:p>
            <text:p text:style-name="P68">μὴ ἔχοντα.</text:p>
            <text:p text:style-name="Text_20_body"/>
            <text:p text:style-name="P68">τῇ δ’ ὑστεραίᾳ, ἐπειδὴ καιρὸς ἦν τοῦ ἀρίστου, πάντες σώφρονας</text:p>
            <text:p text:style-name="P68">καὶ μετρίους παρεῖχον ἑαυτούς. ὁ μέν γὰρ Δούδλιος παντοῖος</text:p>
            <text:p text:style-name="P68"><text:soft-page-break/>ἐγεγένητο· ἐβόησεν, ὕβρισε τὸν πατέρα τῷ χωνευτικῴ, ἤμεσεν ἐκ</text:p>
            <text:p text:style-name="P68">παρασκευῆς, ἐλάκτισε τὴν μήτερα, κατέρρηξε τὸ τοῦ θερμοκηπίου</text:p>
            <text:p text:style-name="P68">στέγος τῆν χελώνην ῥίψας εἷς αὐτό· ἀλλ’ οὐχ οὕτω τοῦ δωματίου</text:p>
            <text:p text:style-name="P68">πάλιν εἰλήχει. τῷ δ’ Ἁρείῳ μεμνημένῳ τὰ χθές ὅπως ἀπέβη,</text:p>
            <text:p text:style-name="P68">σφόδρα δὴ μετέμελε τοῦ μὴ ἐν θυρῶνι ἀνοῖξαι τὴν ἐπιστολήν. οἱ δ’</text:p>
            <text:p text:style-name="P68">αὖ Δούρσλειοι δριμύ ε”βλεπον πρὸς ἀλλήλους.</text:p>
            <text:p text:style-name="Text_20_body"/>
            <text:p text:style-name="P68">ἐπειδὴ δέ ἧκεν ὁ ἐπ’ ἐπιστολῶν, ὁ Δούρσλειος, ὡς τὸν ’Ἀρειον</text:p>
            <text:p text:style-name="P68">φιλοφρονούμενος, Δούδλιον ἐκέλευσεν ἐνεγκεῖν αὐτάς. ἤκουσας δ ’ ἂν</text:p>
            <text:p text:style-name="P68">αὐτοῦ ἀνὰ τὸν θυρῶνα βαδίζοντος τῴ χωνευτικῷ κρούοντος τὰ ἐκεῖ.</text:p>
            <text:p text:style-name="P68">ἀλλ’ ἄφνω ἐβόησε λέγων ὅτι Καινή τίς ἐστιν ἐπιστολή πρὸς τὸν</text:p>
            <text:p text:style-name="P68">’Ἀρειον Ποτῆρα, τό στενότατον δωμάτιον, ὁδὸς τῶν μυρσίνων δ’</text:p>
            <text:p text:style-name="Text_20_body"/>
            <text:p text:style-name="P68">ἐκεῖνος δέ φωνῇ ὥσπερ ἀποπνιγομένου του μόλις φθεγξάμενος,</text:p>
            <text:p text:style-name="P68">καὶ ἀπὸ τοῦ δίφρου ἀναπηδήσας, ἔδραμεν ἀνὰ τὸν θυρῶνα ὀλίγον</text:p>
            <text:p text:style-name="P68">φθάσας τὸν ’Ἀρειον ἀλλ’ ἐδέησεν αὐτὸν ὑποσκελίσαι τὸν Δούδλιον</text:p>
            <text:p text:style-name="P68">ἵνα κρατήσῃ τῆς ἐπιστολῆς· τοῦτο δέ χαλεπώτερον ἐγένετο τοῦ</text:p>
            <text:p text:style-name="P68">Ἁρείου ἐκ τοῦπισθεν λαβόντος αὐτὸν τοῦ αὐχένος, δι ’ ὀλίγου μὲν οὖν</text:p>
            <text:p text:style-name="P68">ἅπαντα συνεχύθη, διαπολεμούντων αὐτῶν ἀλλήλοις καὶ πολι) τῷ</text:p>
            <text:p text:style-name="P68">χωνευτικῴ ῥαπιζομένων, τέλος δέ ὁ Δούρσλειος ἀσθμαίνων περ</text:p>
            <text:p text:style-name="P68">ἀνέστη ἴσχων τῇ δεξιᾷ τὴν τοῦ Ἀρείου ἐπιστολήν. καί τῷ μὲν Ἀρείῳ</text:p>
            <text:p text:style-name="P68">’Ἁπιθι, ἔφη, ἄπιθι πρὸς τὸ σκευοφυλάκιον, πρὸς τὸ δωμάτιον λέγω,</text:p>
            <text:p text:style-name="P68"><text:soft-page-break/>τῷ δέ Δουδλίῳ ’Ἁπιθι ἀτεχνῶς.</text:p>
            <text:p text:style-name="Text_20_body"/>
            <text:p text:style-name="P68">ἐν δέ τῷ καινῷ δωματίῳ ἄνω καὶ κάτω περιπατῶν ὁ ’Ἁρειος</text:p>
            <text:p text:style-name="P68">ἐλογίζετο τάδε· εἶναι γὰρ οἵτινες ᾔδεσαν οὐ μόνον μεταστάντα</text:p>
            <text:p text:style-name="P68">αὐτὸν ἐκ τοῦ σκευοφυλακίου ἀλλὰ καὶ τὴν προτέραν ἐπιστολὴν οὐ</text:p>
            <text:p text:style-name="P68">λαβόντα. πῶς γὰρ τοὺς τοιούτους οὐ τὸ αὐτὸ αὖθις ἐπιχειρήσειν;</text:p>
            <text:p text:style-name="P68">μηχανήσεσθαι οὖν αὐτὸς βουλευσάμενος βούλευμα τι καίριον ὅπως</text:p>
            <text:p text:style-name="P68">μὴ σφαλήσονται.</text:p>
            <text:p text:style-name="Text_20_body"/>
            <text:p text:style-name="P68">&gt;κ</text:p>
            <text:p text:style-name="Text_20_body"/>
            <text:p text:style-name="P68">τῇ δέ ὑστεραίᾳ ἐπειδὴ κατ’ ὄρθρον τὸ ἐγερτήριον ὡρολόγιον ἐσάλ-</text:p>
            <text:p text:style-name="P68">πιγξεν ἡμέραν, ὁ ’Άρειος εὐθὺς κατασιωπήσας αὐτὸ ὅπως μὴ</text:p>
            <text:p text:style-name="P68">ἐγείρῃ τοὺς Δουρσλείους καὶ ἀψοφητὶ τὰ ἐσθήματα περιβαλ-</text:p>
            <text:p text:style-name="P68">όμενος, καί λύχνον οὐκ ἀνάψας λάθρᾳ ε”βη κάτω.</text:p>
            <text:p text:style-name="Text_20_body"/>
            <text:p text:style-name="P68">ἤλπιζε γὰρ περὶ τὸ ἔσχατον τῆς μυρσίνων ὁδοῦ καθιστάμενος</text:p>
            <text:p text:style-name="P68">καί τηρῶν τὸν ἐπ’ ἐπιστολῶν φθάσας λήψεσθαι τὰ γράμματα. καὶ</text:p>
            <text:p text:style-name="P68">πάνυ ἤδη ἀναπτοήμενος εἷρπε σκοταῖος ἐπὶ τὴν αὔλειον. ἐξαίφνης</text:p>
            <text:p text:style-name="P68">ΑΙ ΑΠ’ ΟΥΔΕΝΟΣ ΕΠΙΣΤΟΛΑΙ 31</text:p>
            <text:p text:style-name="P68">δέ Παπαπαπαῖ εἶπε βοῶν, ἅμα δέ μετέωρος ἀνεπήδησεν. ξυνῄδει</text:p>
            <text:p text:style-name="P68">γὰρ ἐαυτῷ πατοῦντι μέγα τι ἐπὶ τῷ φορμῷ κείμενον καί μαλακὸν</text:p>
            <text:p text:style-name="P68">δὴ καὶ ἔμψυχον. λύχνον δέ τινος τῶν ἐπάνω ἀνάψαντος, ἐπὶ τῷδε</text:p>
            <text:p text:style-name="P68">εἶδε τὸ μαλακὸν ἐκεῖνον χρῆμα πρόσωπον ἄρ’ ὃν τὸ τοῦ θείου, ὁ δ ’ ἐν</text:p>
            <text:p text:style-name="P68">ὑπνοσάκῳ ἀπόκοιτος ε”κειτο πρὸ τῆς αὐλείου, ὡς <text:soft-page-break/>φυλαξάμενος τὸν</text:p>
            <text:p text:style-name="P68">Ἄρειον μὴ ποιήσει ὃ καὶ τότ’ ἐποίει. προπηλακίσας δ’ αὐτὸν ἐπὶ</text:p>
            <text:p text:style-name="P68">μήκιστον ἐκέλευσεν ἐνεγκεῖν οἱ τέϊου πιεῖν, ταλαιπωρῶν οῦν οὗτος</text:p>
            <text:p text:style-name="P68">εἰς τούπτάνιον ἀκούσιος ἀπέβη. ἐπανελθὼν δ’ εἶδε τὰς ἐπιστολὰς</text:p>
            <text:p text:style-name="P68">κεκομισμένας καὶ ἐπὶ γόνασι τοῦ Δουρσλείου ἥδη κειμένας, τρεῖς</text:p>
            <text:p text:style-name="P68">δ’ αὐτῶν καλαῖνοις τοῖς γράμμασιν ἐγκεχαραγμένας.</text:p>
            <text:p text:style-name="Text_20_body"/>
            <text:p text:style-name="P68">Βούλομαι ἔλεγεν, ἀλλ’ ἶδοῦ ἐκεῖνος μανικῶς σπαράσσει τὰς</text:p>
            <text:p text:style-name="P68">ἐπιστολὰς ἐπ’ ὀφθαλμῶν αὐτοῦ ε”τι λέγοντος τὸ βούλομαι.</text:p>
            <text:p text:style-name="Text_20_body"/>
            <text:p text:style-name="P68">ε”δοξε δέ τῷ θείῳ ταύτῃ τῇ ἡμέρᾳ μὴ φοιτῆσαι εἷς τὴν ἀγοράν.</text:p>
            <text:p text:style-name="P68">μείνας οὖν οἴκοι τὸ γραμματοκιβώτιον συνέκλῃσε γόμφους</text:p>
            <text:p text:style-name="P68">καθηλώσας ἰσχυρούς.</text:p>
            <text:p text:style-name="Text_20_body"/>
            <text:p text:style-name="P68">Ἰδού, ἔφη, τοῦργον μηνύσας τῇ γυναικὶ πολλοὺς ε”τι γόμφους ἐν</text:p>
            <text:p text:style-name="P68">τῷ στόματι ἔχων. ἀδύνατον γὰρ αὐτοῖς προσκομίσαι τὰς ἐπισ-</text:p>
            <text:p text:style-name="P68">τολάς, παυστέον ἄρα δηλονότι τῆς ὁρμῆς.</text:p>
            <text:p text:style-name="Text_20_body"/>
            <text:p text:style-name="P68">ἡ δέ γυνή Ἀλλ’ ε”γωγε ού πάνυ πέπεισμαι, ἔφη, ὦ ἄνερ.</text:p>
            <text:p text:style-name="Text_20_body"/>
            <text:p text:style-name="P68">Δούρσλειος δέ Θάρρει, ἔφη, γύναι, οἱ γὰρ τοιοῦτοι οὐ φρονοῦσι</text:p>
            <text:p text:style-name="P68">τὰ καθ’ ἡμᾶς, μάλ’ ἀνόμοιοι πεφυκότες, ἐπιχειρῶν ἅμα γόμφον</text:p>
            <text:p text:style-name="P68">ε’μπῆξαι τόμῳ πλακοῦντος ὃν ἄρτι ἐδέξατο παρ’ αὐτῆς.</text:p>
            <text:p text:style-name="Text_20_body"/>
            <text:p text:style-name="P68"><text:soft-page-break/>&gt;κ</text:p>
            <text:p text:style-name="P68">τῇ δ’ ὑστεραίᾳ - τῇ Παρασκευῇ καλουμένῃ πρὸς τῶν νῦν - δώδεκα</text:p>
            <text:p text:style-name="P68">δὴ ἐπιστολαὶ Ἁρείου ὄνομα ἐγγεγραμμέναι ἐκομίσθησαν· γραμ-</text:p>
            <text:p text:style-name="P68">ματοκιβωτίῳ δέ οὐκ ἐξὸν χρῆσθαι, ὁ κομίζων ε”ωσέ τε ὑπό τῆς</text:p>
            <text:p text:style-name="P68">θύρας καὶ ἐβιάσατο παρὰ τὰς θύρας καί δὴ καί ἐνέβαλεν ἐνίας διὰ</text:p>
            <text:p text:style-name="P68">τὴν φωταγωγόν τὴν τοῦ βαλανείου στενήν περ οὖσαν.</text:p>
            <text:p text:style-name="Text_20_body"/>
            <text:p text:style-name="P68">Δούρσλειος οὖν οἴκοι αὖθις ἔμεινεν. καὶ ἐπειδὴ κατέκαυσε τὰς</text:p>
            <text:p text:style-name="P68">ἐπιστολάς, τυπάδα καί γόμφους ἐνεγκὼν πάντα τὰ περὶ τὰς θύρας</text:p>
            <text:p text:style-name="P68">ξύλῳ συνέκλῃσεν ὥστε μηδένα ἐξιέναι. καί σπουδάζων πολὺ ᾄδει</text:p>
            <text:p text:style-name="P68">μέν τέως μινυρόμενος τό ’Άκροισι διαβὰς λείρινον γύην ποσίν,</text:p>
            <text:p text:style-name="P68">ἀναπηδᾷ δ’ ἀκούσας ψόφου καὶ λεπτοῦ τινός.</text:p>
            <text:p text:style-name="Text_20_body"/>
            <text:p text:style-name="P68">*</text:p>
            <text:p text:style-name="P68">τῇ δ’ ὑστεραίᾳ - τῇ Σαββάτῳ καλουμένῃ - τὰ πράγματα ἐπὶ τὸ</text:p>
            <text:p text:style-name="P68">πλέον ἀκολασίας ἀφίκετο· καὶ γὰρ εἴκοσι καὶ τέτταρες ἐπιστολαὶ</text:p>
            <text:p text:style-name="P68">πρὸς ’Άρειον πεπεμμέναι εἷς τὴν οἰκίαν ἀπεδόθησαν. κεκρυμμέναι</text:p>
            <text:p text:style-name="P68">γὰρ ἦσαν καὶ συνεπτυγμέναι, τὸ καινότατον, μία ἐντὸς ἑκάστου τῶν</text:p>
            <text:p text:style-name="P68">ᾠῶν τῶν εἴκοσι τεττάρων ἃ ὁ ἐπὶ γάλακτος διὰ τῆς φωταγωγοῦ</text:p>
            <text:p text:style-name="P68">παρέδωκε τῇ Πετουνία μάλα τεταραγμένος. μετὰ δέ ταῦτα ὁ μὲν</text:p>
            <text:p text:style-name="P68">32 ΑΡΕιοΣ ΠοΤΗΡ</text:p>
            <text:p text:style-name="Text_20_body"/>
            <text:p text:style-name="P68">Δούρσλειος ἐν νῴ ε”χων κακῶς λέγειν τινὰ ἐτηλεφώνησε τό τε</text:p>
            <text:p text:style-name="P68">ταχυδρομεῖον καὶ τὸ γαλακτοπωλεῖον, ἡ δέ τέως <text:soft-page-break/>ἐτεμάχισε τὰς</text:p>
            <text:p text:style-name="P68">ἐπιστολὰς ἐν τῷ μίξερ - τοῦτο γὰρ ὄργανόν τί ἐστι τοῖς νῦν μαγείρ-</text:p>
            <text:p text:style-name="P68">οις χρήσιμον πρὸς τὸ ὡς τάχιστα τεμαχίζειν τᾶλλά τε καὶ τὰ</text:p>
            <text:p text:style-name="P68">λάχανα.</text:p>
            <text:p text:style-name="Text_20_body"/>
            <text:p text:style-name="P68">καὶ ὁ Δούδλιος ταῦτα σφόδρα θαυμάζων Ποῖός τις ἄν, ἐφη,</text:p>
            <text:p text:style-name="P68">μετὰ σοῦ γε, ὦ ’Ἀρειε, διαλέγεσθαι οὕτω σπουδάζοι,</text:p>
            <text:p text:style-name="Text_20_body"/>
            <text:p text:style-name="P68">&gt;κ</text:p>
            <text:p text:style-name="P68">τῇ δ’ αὖ ὑστεραίᾳ, ἢν Κυριακὴν καλοῦσιν, ὁ Δούρσλειος πρὸς τὸ</text:p>
            <text:p text:style-name="P68">ἄριστον κατεκλίνατο τετρυχωμένος μὲν δοκῶν, εὔθυμος δ’ ὅμως.</text:p>
            <text:p text:style-name="Text_20_body"/>
            <text:p text:style-name="P68">Τῇ γοῦν Κυριακῇ, ε”φη πολλῆς μετ’ εὐθυμίας, οὐ νόμιμον ἀποδ-</text:p>
            <text:p text:style-name="P68">ιδόναι τὰς ἐπιστολάς, ἀλείφων ἅμα τάς γ’ ἐφημερίδας ἀντὶ τῶν</text:p>
            <text:p text:style-name="P68">ἀρτων τῷ γλυκυπίκρῳ οἷον οἱ νῦν μαρμελάδαν καλοῦσι. Μὰ Δί’</text:p>
            <text:p text:style-name="P68">ἀλλ’ οῦ μὴ κομίσῃ τήμερον οὐδεὶς ἐπιστολὴν οὐδεμίαν.</text:p>
            <text:p text:style-name="Text_20_body"/>
            <text:p text:style-name="P68">ε”τι δέ λέγοντα τάδε, ᾆσσόν τι διὰ τῆς καπνοδόχης τὸν αὐχένα ἐκ</text:p>
            <text:p text:style-name="P68">τοῦ κάτοπιν ἐπάταξε. καὶ γὰρ ῶς τετταράκοντα ἐπιστολαὶ ἐκ τῆς</text:p>
            <text:p text:style-name="P68">ἐσχάρας ἐπέτοντο ὥσπερ ἀπὸ σφενδόνης ἐκριπιζόμεναι. κεκυφότων</text:p>
            <text:p text:style-name="P68">μὲν οὖν κάτω τῶν Δουρσλείων, τοῦ δ’ Ἀρείου ἀναπηδῶντος εἴ πως</text:p>
            <text:p text:style-name="P68">ξυλλάβοιτο καὶ μιᾶς γε, ἐκεῖνος πόλλ’ ἤδη σκορακίζων ἐξιέναι</text:p>
            <text:p text:style-name="P68">ἐκέλευσεν αὐτῷ.</text:p>
            <text:p text:style-name="Text_20_body"/>
            <text:p text:style-name="P68"><text:soft-page-break/>μέσον δ’ ε”χων τὸν ’Ἀρειον ἐξέβαλεν εἷς τὸν θυρῶνα. καὶ</text:p>
            <text:p text:style-name="P68">ἐπειδὴ τάχιστα ἡ Πετουνία καὶ ὁ Δούδλιος τὸ πρόσωπον ταῖν</text:p>
            <text:p text:style-name="P68">χεροῖν καλύψαντες ἐξέδραμον, ἐπεσπάσατο τὴν θύραν. ἀκροᾶσθαι</text:p>
            <text:p text:style-name="P68">δ’ ἦν ὅμως τὰς ἐπιστολὰς ἀεὶ εἷς τὸ δωμάτιον ἐπιρρεούσας καὶ</text:p>
            <text:p text:style-name="P68">ἁλλομένας ἀπὸ τῶν τε τοίχων καὶ τοῦ ἐδάφους.</text:p>
            <text:p text:style-name="Text_20_body"/>
            <text:p text:style-name="P68">Οὐ γὰρ ἀλλ’ ὑπερβάλλει τάδε, ἔφη ἐλπίζων κοσμίως λέγειν,</text:p>
            <text:p text:style-name="P68">ἀποτίλλων δέ τέως τρίχας ἀπὸ τοῦ μύστακος πυκνάς. κελεύσας δέ</text:p>
            <text:p text:style-name="P68">αὐτούς ταχέως ηὐτρεπισμένους εἶναι ὡς εὐθὺς ὁρμὴν ποιησομένους,</text:p>
            <text:p text:style-name="P68">Δεῖ ὑμᾶς, ἔφη, τὰ ἱμάτια μόνον συσκευάσασθαι, ἀποδημήσομεν</text:p>
            <text:p text:style-name="P68">γὰρ. οὐ μὴ ἀμφισβητήσετε.</text:p>
            <text:p text:style-name="Text_20_body"/>
            <text:p text:style-name="P68">καὶ οὕτω χαλεπὸς βλέπεται ἐφ’ ἡμιτελεῖ τῷ μύστακι ὥστ’</text:p>
            <text:p text:style-name="P68">οὐδεὶς ἀντεῖπεν. ἀλλ’ οὖ πολλῷ ὕστερον τὰς θύρας τὰς ἄρτι συγ-</text:p>
            <text:p text:style-name="P68">κεκλῃμένας μόλις ἀνοίξαντες, εἰσβάντες δέ εἷς τὸ ὄχημα ἠπείγοντο</text:p>
            <text:p text:style-name="P68">ἀνὰ τὴν λεωφόρον· ὁ δέ Δούδλιος πόλλ’ ἐκνυζεῖτο ὅς γε κατὰ</text:p>
            <text:p text:style-name="P68">κόρρης ἐπλάγη ὑπὸ τοῦ πατρὸς κωλύσαντος αὐτὸν τῷ γεμίζειν εἰς</text:p>
            <text:p text:style-name="P68">σάκον τὰ κτημάτα οἷα τὸ τηλεοπτικὸν τὸ βίντεο τὸν ὑπολογιστήν.</text:p>
            <text:p text:style-name="Text_20_body"/>
            <text:p text:style-name="P68">καί ὁ Δούρσλειος πόλλ’ ἄναντα κάταντα πάραντα ἤλαυνεν· ὅποι δ ’</text:p>
            <text:p text:style-name="P68">ἄγοι αὐτοὺς οὐδ’ ἡ Πετουνία ἐτόλμα ἐρέσθαι. ἐνίοτε γὰρ ἀνα-</text:p>
            <text:p text:style-name="P68">στρέψας τὸ ὄχημα εἷς τὸ ἔμπαλιν ἄψορρον ἕβη, καὶ μύζων ἑκάστοτ’</text:p>
            <text:p text:style-name="P68">ἔλεγεν ὅτι Σφαλῆναι δέον αὐτούς, ε”γωγε σφῆλαι <text:soft-page-break/>ὀφείλω.</text:p>
            <text:p text:style-name="P68">ΑΙ ΑΠ’ ΟΥΔΕΝΟΣ ΕΠΙΣΤΟΛΑΙ 33</text:p>
            <text:p text:style-name="P68">ἀλλ’ οὐδέν ἐπαύσαντο τῆς ὁδοῦ ὅλην τὴν ἡμέραν οὕτε πιόμενοι</text:p>
            <text:p text:style-name="P68">οὔτ’ ἐδόμενοι, ὥστε περὶ δείλην ὀψίαν Δούδλιον πάνυ κεκλαυμένον</text:p>
            <text:p text:style-name="P68">γενέσθαι. οὐπώποτε γὰρ τηλικαῦτα ἀνὰ πάντα τὸν βίον κακὰ</text:p>
            <text:p text:style-name="P68">ὑπέμεινεν ὅσα τήμερόν γε· τοῦτο μὲν τηλεορᾶν οὐκ ἐξὸν πέντε ὧν</text:p>
            <text:p text:style-name="P68">ἰδεῖν ἐγλίχετο προγραμμάτων ἤδη ἥμαρτεν· τοῦτο δέ τοσοῦτον</text:p>
            <text:p text:style-name="P68">χρόνον οὐπώποτ’ ἀπέσχε τοῦ μὴ ἐξαλεῖψαι ἐξωγήῖνον. οὗτος γάρ</text:p>
            <text:p text:style-name="P68">ἐστιν ἀνθρωποειδές τι οῖον παίζοντες φονεύειν δοκοῦσιν οἱ ἐφ’</text:p>
            <text:p text:style-name="P68">ὑπολογιστῶν ἠλεκτρονικῶν.</text:p>
            <text:p text:style-name="P68">τέλος δ’ ἐπεστάθησαν πρὸ οἶκήματός του, πανδοκεῖον γὰρ τοῦτ’</text:p>
            <text:p text:style-name="P68">ε”τυχεν ὅν, ἀτερπές δέ ἰδεῖν ἐν προαστείῳ κείμενον καὶ πόλεως οὐ</text:p>
            <text:p text:style-name="P68">πόρρω μεγάλης. καί οἱ παῖδες δωμάτιον μὲν εἶχον κοινόν, κοίτας δε</text:p>
            <text:p text:style-name="P68">ι’δίας, μυδαλέων ὄντων τῶν στρώματων ἑκατέροις καὶ ἀκαθάρτων.</text:p>
            <text:p text:style-name="P68">μετὰ δ’ οὐ πολὺ ὁ μὲν Δούδλιος εἷς ὕπνον πεσὼν ἤδη ἕρρεγκεν, ὁ δέ</text:p>
            <text:p text:style-name="P68">ἕτερος ἀγρυπνῶν ἐκαθίζετο παρὰ τῇ θυρίδι, καί ἀτενέσι τοῖς</text:p>
            <text:p text:style-name="P68">ὀφθαλμοῖς ε”βλεπε κάτω πρὸς τὰ λαμπρὰ τὰ τῶν αὖτοκινήτων ἀεὶ</text:p>
            <text:p text:style-name="P68">παρελθόντων, πολλὰ πρὸς ἑαυτὸν ἐνθυμούμενος.</text:p>
            <text:p text:style-name="P68">&gt;κ</text:p>
            <text:p text:style-name="P68">τῇ δ’ ὑστεραίᾳ ἠρίστησαν τὰ δημητριακὰ σαπρὰ καὶ τὰς ἐν κύτει</text:p>
            <text:p text:style-name="P68">τεταριχευμένας τομάτας ψυχρὰς μετ’ ἄρτου πεφρυγμένου. ἠρισ-</text:p>
            <text:p text:style-name="P68">τοποιήκεσαν δέ σχέδον καί ἡ πανδοκεύτρια πρὸς τὴν τράπεζαν</text:p>
            <text:p text:style-name="P68">ἐλθοῦσα</text:p>
            <text:p text:style-name="P68">Συγγνώμην ε”χετέ μοι, ἔφη. ἆρ’ εἷς τις ὑμῶν ἐστὶν <text:soft-page-break/>’Ἀρειος</text:p>
            <text:p text:style-name="P68">Ποτήρ; τῶν γὰρ τοιῶνδε ε”χω ὡς ἕκατον παρὰ τῷ γραμματεῖ κειμ-</text:p>
            <text:p text:style-name="P68">ένας. καὶ ἐπιστολὴν ἅνω προσείουσα ἐδείκνυ ὥστε πάντες ἀνέγν-</text:p>
            <text:p text:style-name="P68">ωσαν τάδε χαρακτῆρσι καλαΐνοις ἐπιγεγραμμένα</text:p>
            <text:p text:style-name="P68">Πρὸς τὸν ’Ἀρειον Ποτῆρα</text:p>
            <text:p text:style-name="P68">Δωμάτιον ιζ’</text:p>
            <text:p text:style-name="P68">Πανδοκεῖον τοῦ Σιδηροδρομοθεατοῦ</text:p>
            <text:p text:style-name="P68">Κωκυτόπολις</text:p>
            <text:p text:style-name="P68">ὁ δέ συνελάβετ’ ἂν αὐτῆς εἰ μὴ ὁ θεῖος ἔφθασε τὴν δεξιὰν ἐκ·</text:p>
            <text:p text:style-name="P68">κρούσας αὐτοῦ. ἡ δέ γυνὴ τέθηπεν ἰδοῦσα. ὁ δέ Δούρσλειος φάσκων</text:p>
            <text:p text:style-name="P68">αὐτὸς λήψεσθαι, ἀναστὰς ἕσπετο ἐξιούσῃ ἀπὸ τοῦ ἑστιατορίου.</text:p>
            <text:p text:style-name="P68">ηε</text:p>
            <text:p text:style-name="P68">πολλῷ δ’ ὕστερον ἡ Πετουνία φόβου μεστή Οὔκουν ἄμεινον ἂν εἴη,</text:p>
            <text:p text:style-name="P68">ἔφη, ἀτεχνῶς οἴκαδε κατελθεῖν; ἐκεῖνος δ’ οὐκ ἀκοῦσαι ἐδόκει.</text:p>
            <text:p text:style-name="P68">ἔργον γὰρ ἦν πᾶσιν ἐπίστασθαι ποῖόν τι ἀνερευνᾷ. ἀλλ’ ἑκάστοτε</text:p>
            <text:p text:style-name="P68">εἶδες ἂν αὐτὸ ἑξῆς καταβαίνοντα, περισκοποῦντα, ἀνανεύοντα,</text:p>
            <text:p text:style-name="P68">ἐμβαίνοντα, ἀποχωροῦντα εἴτ’ εἷς ὕλην ἤγαγεν αὐτοὺς εἴτ’ εἷς</text:p>
            <text:p text:style-name="P68">34 ΑΡΕιοΣ Πο ΤΗΡ</text:p>
            <text:p text:style-name="P68">ἄρουραν εἴτε κατὰ μέσην γέφυραν εἴτ’ ἐπ’ ἄκρον πολυόροφον. τοῦτο</text:p>
            <text:p text:style-name="P68">γὰρ καλοῦσιν οἱ νῦν πύργον τινὰ πολύστεγον οὗπερ τοὺς ἀγοράζον-</text:p>
            <text:p text:style-name="P68">τας δεῖ καταλιπεῖν τὰ αὐτοκίνητα ἥν ποτε βούλωνται ποσὶ βαδίζειν</text:p>
            <text:p text:style-name="P68">εἷς τὴν ἀγοράν.</text:p>
            <text:p text:style-name="Text_20_body"/>
            <text:p text:style-name="P68">Δούδλιος δέ πολλῆς μετ’ ἀθυμίας Μαίνεται δήπου, ἔφη, ὁ ἐμὸς</text:p>
            <text:p text:style-name="P68">πατήρ;</text:p>
            <text:p text:style-name="Text_20_body"/>
            <text:p text:style-name="P68">καί ἐντεῦθεν περὶ δείλην ἑσπέραν ἐκεῖνος ἐν τῇ <text:soft-page-break/>παραλίᾳ σταθμοῦ</text:p>
            <text:p text:style-name="P68">τυχῶν ἐντὸς δέ τοῦ αὐτοκινήτου πάντας καταλιπὼν συγκεκλῃμ-</text:p>
            <text:p text:style-name="P68">ένους ἀπῆλθεν. ὑετοῦ δέ γενομένου, καὶ ὄμβρου κροτοῦντος πολλοῦ</text:p>
            <text:p text:style-name="P68">κατὰ τὸ τοῦ ὀχήματος τέγος, ὁ Δούδλιος ἦρχε κνυζούμενος.</text:p>
            <text:p text:style-name="Text_20_body"/>
            <text:p text:style-name="P68">Δευτέρα, ἔφη, ἡ τήμερον ἡμέρα. πᾶσ’ οῦν ἀνάγκη καταλῦσαι</text:p>
            <text:p text:style-name="P68">παρά τινος τηλεοπτικὸν ἔχοντος. ἐπεί, φέρε, πῶς ἴδω τὸν θαυ-</text:p>
            <text:p text:style-name="P68">μαστὸν (Υπέρτονον;</text:p>
            <text:p text:style-name="Text_20_body"/>
            <text:p text:style-name="P68">ἀκούσας δέ τὸ Δευτέρα, ὁ Ἄρειος ἐμέμνητό τι· τῆσδε γὰρ τῆς</text:p>
            <text:p text:style-name="P68">ἡμέρας Δευτέρας οὔσης, αὔριον αὐτὸς ἄξειν τὰ γενέθλια τὰ</text:p>
            <text:p text:style-name="P68">ἑνδέκατα. ἀκριβῶς γὰρ τὸν Δούδλιον δύνασθαι ἂν διορίζειν τὰς</text:p>
            <text:p text:style-name="P68">ἡμέρας τηλεοράσεως ἕνεκα δήπου. οὐ μὴν οὐδὲ τὰ γενέθλια κατ’</text:p>
            <text:p text:style-name="P68">ἐνιαυτὸν ψιλὴν ὅλως παρέχειν ψυχαγωγίαν· πέρυσι γὰρ δέξασθαι</text:p>
            <text:p text:style-name="P68">δῶρα παρὰ τῶν Δουρσλείων κρεμάστραν καὶ ποδεῖα παλαιὰ τῷ</text:p>
            <text:p text:style-name="P68">θείῳ ἀποβεβλημένα. ἀλλ’ οὗ καθ’ ἡμέραν συμβαίνει τινὶ τὸ ἕνδεκα</text:p>
            <text:p text:style-name="P68">ε”τη γεγονέναι.</text:p>
            <text:p text:style-name="Text_20_body"/>
            <text:p text:style-name="P68">ἐπανῆλθε τοίνυν ὁ Δούρσλειος μετὰ γέλωτος συγκεκαλυμμένον</text:p>
            <text:p text:style-name="P68">τι φέρων δολιχὸν καὶ λεπτόν, ἀλλ’ οὐδὲ τῇ γυναικὶ ἐρομένῃ τί</text:p>
            <text:p text:style-name="P68">πέπρακεν ἀπεκρίνατο οὐδέν.</text:p>
            <text:p text:style-name="Text_20_body"/>
            <text:p text:style-name="P68">Ηῦρηκα, ἔφη, τὸ χωρίον τὸ βέλτιστον. ἄγε δή, ἐκβῆναι δεῖ</text:p>
            <text:p text:style-name="P68">πάντας.</text:p>
            <text:p text:style-name="Text_20_body"/>
            <text:p text:style-name="P68"><text:soft-page-break/>ἐκβάντες δέ μάλιστ’ ἐψύχοντο. ἐκεῖνος δέ ἐδείκνυ νησίδιον τραχὺ</text:p>
            <text:p text:style-name="P68">καὶ θαλαττόπλαγκτον καί ἐπ’ αὐτῷ καλύβην ἧς φαυλοτέραν</text:p>
            <text:p text:style-name="P68">οὐδαμοῦ κατὰ φαντασίαν ἂν εἶδες. ἀλλ’ οὐδέν βέβαιον ἂν ε”χοις πλὴν</text:p>
            <text:p text:style-name="P68">ἕν· πρὸς τὸ ἀκίνδυνον παντελῶς τὸ τηλεοπτικοῦ ἐκεῖ τυχεῖν.</text:p>
            <text:p text:style-name="Text_20_body"/>
            <text:p text:style-name="P68">ἐκεῖνος δέ μὴ ὅτι ἀθυμῶν θαρρῶν μὲν οὖν ’Ἠγγελται, ἔφη, ὁ</text:p>
            <text:p text:style-name="P68">χειμὼν ε”τι πλείων νυκτὸς γενήσεσθαι, καὶ οὑτοσὶ ἄσμενος ὑπέσ-</text:p>
            <text:p text:style-name="P68">χετο τὴν ἑαυτοῦ ναῦν δώσειν ἡμῖν.</text:p>
            <text:p text:style-name="Text_20_body"/>
            <text:p text:style-name="P68">ἅνθρωπος γάρ τις γέρων καί νωδὸς ἐβάδιζε πρὸς αὐτοὺς καὶ πάνυ</text:p>
            <text:p text:style-name="P68">μειδιάσας ἐδείκνυ λέμβον τινὰ ἀρχαιότατον ἐπ’ ἀγκυρῶν σαλεύοντα</text:p>
            <text:p text:style-name="P68">πολιᾶς παρὰ θῖνα θαλάττης.</text:p>
            <text:p text:style-name="Text_20_body"/>
            <text:p text:style-name="P68">ἀλλ’ ἐκεῖνος ἀναλαβὼν ’Έγωγε, ἔφη, τὰ ἐπιτήδεια ἤδη προκε-</text:p>
            <text:p text:style-name="P68">χείρισμαι. ἐμβῆτε πάντες δῆτα τῇ νηΐ.</text:p>
            <text:p text:style-name="Text_20_body"/>
            <text:p text:style-name="P68">ἐμβάντες δ’ εἷς τὸν λέμβον ε”τι μᾶλλον ἐψύχοντο, χαλεπῶς γὰρ τὸ</text:p>
            <text:p text:style-name="P68">ψυχρὸν ἔφερον, τοῦτο μὲν διὰ τὸ ἀφρὸν καὶ ὄμβρον ἀεὶ λείβεσθαι</text:p>
            <text:p text:style-name="P68">ΑΙ ΑΠ’ ΟΥΔΕΝΟΣ ΕΠΙΣΤΟΛΑΙ 35</text:p>
            <text:p text:style-name="P68">περὶ τὸν αὐχένα, τοῦτο δέ πρὸς τὸ τραχέως ἐπιπνεῖν αὐτοῖς τὸν</text:p>
            <text:p text:style-name="P68">ἄνεμον κατὰ πρόσωπον. ἐπειδὴ δέ διὰ πολλῶν ὡρῶν ὡς δοκεῖν</text:p>
            <text:p text:style-name="P68">τέλος ἀφίκοντο πρὸς τὸ νησίδιον, ἡγήσατο αὐτοῖς ὁ Δούρσλειος</text:p>
            <text:p text:style-name="P68">μετ’ οὐκ ὀλίγων πταισμάτων καὶ σφαλμάτων πρὸς τὰ ἐρείπια τῆς</text:p>
            <text:p text:style-name="P68">καλύβης.</text:p>
            <text:p text:style-name="Text_20_body"/>
            <text:p text:style-name="P68"><text:soft-page-break/>τὰ δ’ ε”νδον αὐχμηρὰ καὶ μάλα δυσώδη φυκίων ὄζοντα ἄνεμος δέ</text:p>
            <text:p text:style-name="P68">σφοδρὸς καὶ μάλιστα χειμερινὸς διέπνει τὰ διεστῶτα τῶν κατὰ τοὺς</text:p>
            <text:p text:style-name="P68">τοίχους σανιδωμάτων. ἡ δ’ ἐσχάρα κενὴ καὶ νοτερά. δωμάτια δ’ ἐνῆν</text:p>
            <text:p text:style-name="P68">δύο μόνον.</text:p>
            <text:p text:style-name="Text_20_body"/>
            <text:p text:style-name="P68">τὰ δέ τοῦ Δουρσλείου ἐπιτήδεια ἦν ἄρα, ὡς ἀπέβη, τέτταρα</text:p>
            <text:p text:style-name="P68">σακία πατατακίων καὶ βανάνας τέτταρας. ὁ δ’ οὖν Δούρσλειος ὡς</text:p>
            <text:p text:style-name="P68">πῦρ ἀνάψων τοῖς σακίοις ἐχρῆτο φρυγάνοις· τὰ δέ σμικρὸν μὲν</text:p>
            <text:p text:style-name="P68">ἐτύφετο, ταχὺ δέ κατέσβη.</text:p>
            <text:p text:style-name="Text_20_body"/>
            <text:p text:style-name="P68">θαρρῶν δ’ ε”τι ’Άλλο τι ἦ νῦν δὴ ἐπιστολῶν δεόμεθα, ἔφη, ἐκείνων,</text:p>
            <text:p text:style-name="Text_20_body"/>
            <text:p text:style-name="P68">μάλιστα μὲν γὰρ εὐφραίνετο νομίζων οὐδένα δύνασθαι ἂν</text:p>
            <text:p text:style-name="P68">δεῦρο ἐπιστολὴν κομίσαι οὐδεμίαν. ὁ δέ Ἄρειος καθ’ ἑαυτὸν ταύτὰ</text:p>
            <text:p text:style-name="P68">λογισάμενος οὐδέν ηὐφράνθη.</text:p>
            <text:p text:style-name="Text_20_body"/>
            <text:p text:style-name="P68">νυκτὸς δ’ ἐπιούσης ὁ τυφὼς ὡς ἠγγέλθη δεινὰ ἐφύσα περὶ τὸ</text:p>
            <text:p text:style-name="P68">οἴκημα· ἀφρὸς δέ πολὺς ἐξ ἀθρόου κλυδωνίου ἐμπεσὼν διέβρεχε</text:p>
            <text:p text:style-name="P68">τοὺς τοίχους, καὶ ἄνεμοι ἐξῶσται ε”σειον τὰ οὐκέτι διαφανῆ τῶν</text:p>
            <text:p text:style-name="P68">θυρίδων. ἀλλ’ἢ Πετουνία ὀλίγων τυχοῦσα στρωμάτων ἐν τῷ ἑτέρῳ</text:p>
            <text:p text:style-name="P68">δωματίῳ, τούτοις σαθροῖς περ οὖσι χρωμένη κλίνην που ἐσκευ-</text:p>
            <text:p text:style-name="P68">άσατο τῷ Δουδλίῳ ἐν χαμεύνῃ σητοβρώτῳ. καὶ αὕτη καὶ ὁ ἀνὴρ</text:p>
            <text:p text:style-name="P68">ἑτέρωθι ἐνυκτέρευον δυσχερῶς ἀλλ’ ἐν κοίτῃ. τὸν ’Ἀρειον μέντοι</text:p>
            <text:p text:style-name="P68">ἔδει τὸ ἁπαλώτατον τοῦ ἐδάφους ἑλόμενον <text:soft-page-break/>κλίνεσθαι ἐν λακίσιν</text:p>
            <text:p text:style-name="P68">ὑφάσματος δυσπινεστάτοις.</text:p>
            <text:p text:style-name="Text_20_body"/>
            <text:p text:style-name="P68">προβαινούσης δέ τῆς νυκτὸς ὁ τυφὼς ἐγίγνετο οὐδενὶ κοσμῴ.</text:p>
            <text:p text:style-name="Text_20_body"/>
            <text:p text:style-name="P68">Ἄρειος δέ ἀγρυπνῶν τε καί ῥιγῶν καίπερ πολλὰ στρεψάμενος</text:p>
            <text:p text:style-name="P68">ἡσύχως ἔχειν οὔπω οἷός τ’ ἦν, τῆς γαστρὸς τέως διὰ βουλιμίας</text:p>
            <text:p text:style-name="P68">βρεμούσης. ἀλλ’ οὐ κατήκουσε γοῦν τὸ τοῦ Δουδλίου ῥέγκος,</text:p>
            <text:p text:style-name="P68">ἀντιπαταγοῦντων κατὰ τὸ μεσονύκτιον βροντημάτων πολλῶν.</text:p>
            <text:p text:style-name="P68">βλέψας δέ πρὸς τὸ τούτου ὡρολόγιον - τὸν γὰρ καρπὸν παχὺν</text:p>
            <text:p text:style-name="P68">ὄντα ἦν ἰδεῖν εἷς τοσοῦτον ἐκτὸς τῶν στρωμάτων κρεμαστὸν</text:p>
            <text:p text:style-name="P68">ὥστε τὸ λαμπρὸν τὸ τῶν ἐν τῷ ὡρολογίῳ ἀριθμῶν πάνυ φαίν-</text:p>
            <text:p text:style-name="P68">εσθαι - βλέψας δ’ οὖν ἐκεῖσε λογίσασθαι ἐδύνατο ὅτι δέκα λεπτὰ</text:p>
            <text:p text:style-name="P68">μείνας ἑνδεκαέτης ἔσται. κατακλινόμενος οὖν ε”τι πρὸς τὸ ὡρολ-</text:p>
            <text:p text:style-name="P68">όγιον ἔβλεπε, προσερπούσης ἀεὶ κατὰ μικρὸν τῆς τῶν γενεθλίων</text:p>
            <text:p text:style-name="P68">εὐκαιρίας. καὶ ἐσκοπεῖτο πρὸς ἑαυτὸν εἴ γ’ ἄρα τῶν γενεθλίων</text:p>
            <text:p text:style-name="P68">μνησθήσονται οἱ Δούρσλειοι, ἢ ὅπου ἐστὶ νῦν ὁ τὰς ἐπιστολὰς</text:p>
            <text:p text:style-name="P68">γράψας.</text:p>
            <text:p text:style-name="P68">36 ΑΡΕιοΣ Πο ΤΗΡ</text:p>
            <text:p text:style-name="Text_20_body"/>
            <text:p text:style-name="P68">ἐπειδὴ δέ πέντε ἔτι ἔδει λεπτῶν, ψόφου τινὸς ἔξωθεν ἀκούσας,</text:p>
            <text:p text:style-name="P68">ἐφοβήθη μέν μὴ τὸ στέγος πέσοι, πεσόντος δ’ αὐτοῦ, ὡς ᾤετο, τὰ</text:p>
            <text:p text:style-name="P68">εἴσω θερμότερα τάχ’ ἂν γένοιτο.</text:p>
            <text:p text:style-name="Text_20_body"/>
            <text:p text:style-name="P68">καὶ ἐπειδὴ τεττάρων λεπτῶν μόνον ἔδει, <text:soft-page-break/>ἐσκοπεῖτο τὰ οἴκαδε εἶ</text:p>
            <text:p text:style-name="P68">πάντων δεῦρ’ ἐπανελθόντων καί ἐπιστολῶν πάνυ μεστὴν τὴν οἰκίαν</text:p>
            <text:p text:style-name="P68">εὑρόντων, τάχ’ ἂν δύναιτο αὐτὸς μίαν γε κλέψαι,</text:p>
            <text:p text:style-name="Text_20_body"/>
            <text:p text:style-name="P68">τρία λεπτὰ τὰ λοιπὰ καὶ ἐσκοπεῖτο εἶ τῷ ὄντι ἡ θάλαττα οὕτως</text:p>
            <text:p text:style-name="P68">ἐκρότει τὰς πέτρας τύπτουσα.</text:p>
            <text:p text:style-name="Text_20_body"/>
            <text:p text:style-name="P68">δύο δέ τὰ λοιπά. ποῖον κτυπόν ἥκουσεν,· ἦ καὶ τοῦ νησιδίου εἷς</text:p>
            <text:p text:style-name="P68">θάλατταν διαπιπτόντος,· ἓν δ’ αὖ λεπτὸν μείνας, ἑνδεκαέτης γενήσ-</text:p>
            <text:p text:style-name="P68">εσθαι, κᾶπειτα δευτερολεπτὰ λείπεται τριάκοντα - ταῦτα γὰρ ε”στιν</text:p>
            <text:p text:style-name="P68">ἥμισυ λεπτοῦ - καὶ δευτερολεπτὰ εἴκοσι, δέκα, ἐννέα - ἐν δέ τούτῳ</text:p>
            <text:p text:style-name="P68">ἐνοήσατο τὸν Δούδλιον ἐγείρειν ὡς πράγματα παρασχήσων αὐτῷ -</text:p>
            <text:p text:style-name="P68">καὶ τρία, δύο, ἕν -</text:p>
            <text:p text:style-name="Text_20_body"/>
            <text:p text:style-name="P68">μέγα δὴ ἐβόμβησέ τι.</text:p>
            <text:p text:style-name="Text_20_body"/>
            <text:p text:style-name="P68">σειομένου δέ τοῦ οἰκήματος Ἄρειος ὀρθὸς ἀνέστη διατελῶς</text:p>
            <text:p text:style-name="P68">ἀτενίζων πρὸς τὴν θύραν, ε”ξω γὰρ ἦν ὅστις ἔκοπτεν αὐτὴν ἵνα</text:p>
            <text:p text:style-name="P68">εἰσέλθῃ.</text:p>
            <text:p text:style-name="P68">βόμβον δέ δεύτερον ῆν ἀκοῦσαι, κόψαντος πάλιν τοῦ ἀοράτου</text:p>
            <text:p text:style-name="P68">τὴν θύραν. ὁ δέ Δούδλιος ἐξαίφνης ἐξεγερθεὶς ἄφρων ε”τι Ποῦ τὸ</text:p>
            <text:p text:style-name="P68">τηλεβόλον; ἔφη.</text:p>
            <text:p text:style-name="Text_20_body"/>
            <text:p text:style-name="P68">καὶ ἐνταῦθα ψόφον ὄπισθεν ἤκουσας ἂν τοῦ Δουρσλείου εἰσπη-</text:p>
            <text:p text:style-name="P68">δῶντος εἷς τὸ δωμάτιον. ὁ δέ ὄπλον ταῖς χερσῖν εἶχε πυροβόλον·</text:p>
            <text:p text:style-name="P68">τοῦτὸ γὰρ ῆν ἄρα τὸ συγκεκαλυμμένον ἐκεῖνο <text:soft-page-break/>δολιχὸν καὶ λεπτὸν</text:p>
            <text:p text:style-name="P68">ὅπερ ἐκόμιζεν ἐν τοῖς ἐπιτηδείοις.</text:p>
            <text:p text:style-name="Text_20_body"/>
            <text:p text:style-name="P68">Οὗτος τίς εἶ,· ἔφη. εὐλαβοῦ δῆτα. εὔοπλος γάρ εἶμι.</text:p>
            <text:p text:style-name="Text_20_body"/>
            <text:p text:style-name="P68">καί μετ’ οὐ πολὺν πάταγος ἐγένετο μέγας, ἀραχθέντων τοσαύτῃ</text:p>
            <text:p text:style-name="P68">βίᾳ τῶν θυρωμάτων ὥστ’ ἐκ στροφίγγων ἀποσπασθέντα χαμᾶζε</text:p>
            <text:p text:style-name="P68">συμπεσεῖν ὥσπερ ὑπὸ σεισμοῦ.</text:p>
            <text:p text:style-name="Text_20_body"/>
            <text:p text:style-name="P68">ἅνθρωπος δέ τις παμμεγέθης ἐν τῇ εἰσόδῳ ἐμβεβήκει. καί τὸ μὲν</text:p>
            <text:p text:style-name="P68">πρόσωπον ἰδεῖν οὐ ῥᾴδιον, ὡς μόνον οὐ κεκρυμμένον καί μάλα δασὺ</text:p>
            <text:p text:style-name="P68">ὂν διὰ χαίτην τε πυκνὴν καὶ γένειον ἄκουρον καί ἀκτένιστον, οἱ δ’</text:p>
            <text:p text:style-name="P68">ὀφθαλμοὶ μόλις ὑπεφαίνοντο ἐν τῷ δασκίῳ καθάπερ τὸ φαιδρὸν</text:p>
            <text:p text:style-name="P68">κανθάρων που ἐν θάμνῳ λαθόντων.</text:p>
            <text:p text:style-name="Text_20_body"/>
            <text:p text:style-name="P68">καὶ οὗτος ὁ γίγας εἷς τὸ καλύβιον ταῖς φλιαῖσι θλιβόμενος μόλις</text:p>
            <text:p text:style-name="P68">εἰσῆλθε, πάνυ ἐγκύψας μὲν ἐφαπτόμενος δ’ ὅμως τοῦ ὀρόφου τῇ</text:p>
            <text:p text:style-name="P68">κεφαλῇ, ἀλλὰ κάτω νεύσας, ἀναλαβὼν δέ τὴν θύραν τὴν ἀπεσπασ-</text:p>
            <text:p text:style-name="P68">μένην εἶς τὰς φλιὰς ῥᾳδίως κατέστησεν, ὥστε τὸν ε”ξωθεν χειμῶνα</text:p>
            <text:p text:style-name="P68">πραότερον γενέσθαι, ὡς δοκεῖν. καὶ στρεψάμενος ἐναντίον προσ-</text:p>
            <text:p text:style-name="P68">έβλεπεν ἅπαντας.</text:p>
            <text:p text:style-name="Text_20_body"/>
            <text:p text:style-name="P68">Ἆρ’ οὖν ε”χοι τις ἂν ὑμῶν, ἔφη, σκευάσασθαί μοι τεΐου τι, χαλεπὴ</text:p>
            <text:p text:style-name="P68">γὰρ ἡ ὁδός</text:p>
            <text:p text:style-name="Text_20_body"/>
            <text:p text:style-name="P68">καί διέβη ταχέως πρὸς τὸν Δούδλιον ἐπὶ τῆς <text:soft-page-break/>χαμεύνης καθήμε-</text:p>
            <text:p text:style-name="P68">νον καί φόβῳ ἅμα ἐκπεπληγμένον.</text:p>
            <text:p text:style-name="Text_20_body"/>
            <text:p text:style-name="P68">Οὗτος, ἔφη, ὧ βούπαι, οὐ κινήσῃ μοι,·</text:p>
            <text:p text:style-name="Text_20_body"/>
            <text:p text:style-name="P68">ὁ δέ γόον ἀφεῖς ἀπέδραμεν ὀξυβόης ἀποκρυψάμενος ὄπισθε τῆς</text:p>
            <text:p text:style-name="P68">μητρός. ἡ δέ ἀποκρυψαμένη ε”τυχεν φόβῳ ὀκλάζουσα ὄπισθε τοῦ</text:p>
            <text:p text:style-name="P68">ἀνδρός.</text:p>
            <text:p text:style-name="P68">38 ΑΡΕιοΣ Πο ΤΗΡ</text:p>
            <text:p text:style-name="Text_20_body"/>
            <text:p text:style-name="P68">ἐκεῖνος δέ Φέρε δή, ἔφη. ὅδε γὰρ Ἅρειός ἐστι δήπου.</text:p>
            <text:p text:style-name="Text_20_body"/>
            <text:p text:style-name="P68">καὶ οὗτος ἀναβλέψας πρὸς τὸ πρόσωπον αὐτοῦ οὕτως ἄγριόν τ’</text:p>
            <text:p text:style-name="P68">ὂν καὶ θηριῶδες καὶ ἀμαυρὸν ᾔσθετο αὐτοῦ μειδιῶντος, καὶ</text:p>
            <text:p text:style-name="P68">ἆνασπάσαντός τι τὸ κανθάρινον ἐκεῖνο τὸ τῶν ὀφρύων.</text:p>
            <text:p text:style-name="Text_20_body"/>
            <text:p text:style-name="P68">Ἀλλ’ οὐκ ἑώρακα σέ, ἔφη, ἐξ οὗ βρέφος ἦσθα. ἀλλὰ τῷ γε πατρὶ</text:p>
            <text:p text:style-name="P68">ὡς ἐπὶ τὸ πολὺ ὁμοῖος εἶ πλὴν ἀλλὰ τούς μητρῴους παρέλαβες</text:p>
            <text:p text:style-name="P68">ὀφθαλμούς.</text:p>
            <text:p text:style-name="Text_20_body"/>
            <text:p text:style-name="P68">ὁ δέ Δούρσλειος πνευστιῶν Ἐπιτάττω σοί, ἔφη, ὤνθρωπε,</text:p>
            <text:p text:style-name="P68">ἀπαναστῆναι αὐτίκα μάλα. τοιχωρυχεΐς γάρ.</text:p>
            <text:p text:style-name="Text_20_body"/>
            <text:p text:style-name="P68">ἀλλ’ ἐκεῖνος Σίγα, εἰπών, ὦ σεμνότατε, σόβει σὺ ἄλλοσε, τὴν δέ</text:p>
            <text:p text:style-name="P68">δεξιὰν πρὸς τὸ ὄπισθε τῆς χαμεύνης τείνας καὶ τὸ ὅπλον ἐκ τῶν</text:p>
            <text:p text:style-name="P68">χειρῶν αὐτῷ ἁρπάσας, οὕτως ἐλύγισεν ὥστε ἅμμα ῥᾳδίως συν-</text:p>
            <text:p text:style-name="P68"><text:soft-page-break/>άψαι ὡσεὶ ἐλαστικόν τι πλέκοι, καὶ τὸ παραχρῆμα εἰς γωνίαν</text:p>
            <text:p text:style-name="P68">ἀπέρριψεν.</text:p>
            <text:p text:style-name="Text_20_body"/>
            <text:p text:style-name="P68">ὁ δ’ ἕτερον ἀφίετο ψόφον, ὥσπερ μυὸς καταπατουμένου.</text:p>
            <text:p text:style-name="Text_20_body"/>
            <text:p text:style-name="P68">ἐκεῖνος δ’ οῦν Εὐδαιμονοίης τοίνυν, ἔφη, ὦ Ἅρειε, τῶν γενεθλίων</text:p>
            <text:p text:style-name="P68">ἕνεκα. δοτέον οὖν μοί τι· ἐκάθισά πως ἐμαυτὸν ὑπ’ αὐτό, οὐ μὴν</text:p>
            <text:p text:style-name="P68">ἀλλ’ ἡδέως ἔχει.</text:p>
            <text:p text:style-name="Text_20_body"/>
            <text:p text:style-name="P68">καὶ ἐκ τῶν τοῦ τρίβωνος θυλακίων κιβώτιόν τι παρέσχε</text:p>
            <text:p text:style-name="P68">θλιβόμενον. ὁ δ’ Ἄρειος τρόμῳ ἀνοίξας ἐξέθηκε κύκλον πλακοῦν-</text:p>
            <text:p text:style-name="P68">τος σοκολάτου μέγαν τε καὶ γλισχρόν, καί σακχαρίδι καλαΐνῃ</text:p>
            <text:p text:style-name="P68">ἐγκεχαραγμένον τοιάδε· ΧΡΟΝῙΑ ΠΟΛΛΑ, ΑΡΕῙΕ. οὕτω γὰρ</text:p>
            <text:p text:style-name="P68">λαλοῦσιν οἱ νῦν τοῖς τὰ γενέθλια ἄγουσιν.</text:p>
            <text:p text:style-name="Text_20_body"/>
            <text:p text:style-name="P68">ἀναβλέπων οὖν πρὸς ἐκεῖνον, λαθὼν δέ ἑαυτὸν χάριν εἰδέναι</text:p>
            <text:p text:style-name="P68">βουλόμενον, ε”τυχεν ἐρωτήσας αὐτὸν οἷον ὄνομα ὀνομάζεται.</text:p>
            <text:p text:style-name="Text_20_body"/>
            <text:p text:style-name="P68">ὁ δὲ γελάσας Εὖ λέγεις, ἔφη. τὸ γὰρ ὄνομά μου οὐκ ἤκουσας.</text:p>
            <text:p text:style-name="P68">Ῥούβεος Ἁγριώδης εἶμί, κλειδοφύλαξ ὢν καὶ τεμενουρὸς τοῦ</text:p>
            <text:p text:style-name="P68">“Υογοήτου.</text:p>
            <text:p text:style-name="Text_20_body"/>
            <text:p text:style-name="P68">δεξιὰν δ’ ἐκτείνας τὴν ἑαυτοῦ μεγάλην χεῖρα, συνάψας δέ τὴν</text:p>
            <text:p text:style-name="P68">Ἁρείου ἀσπαζόμενος ἔσεισεν αὐτήν τε καὶ τὸν βραχίονα.</text:p>
            <text:p text:style-name="Text_20_body"/>
            <text:p text:style-name="P68"><text:soft-page-break/>Τί μήν; ἔφη. ἧ τέῖον ἄρα μοι δώσεις ὡς διψῶντι πολύ; ἢ μεθυσ-</text:p>
            <text:p text:style-name="P68">τικώτερόν τι, εἶ πρόχειρον ἔχων τύχοις ἅν;</text:p>
            <text:p text:style-name="Text_20_body"/>
            <text:p text:style-name="P68">βλέψας δ’ πρὸς τὸ τῆς ἐσχάρας κενὸν ε”τι τὰ σακία ἡμίκαυστα</text:p>
            <text:p text:style-name="P68">ἕχον, ε’μύχθισέ τι. κᾷτα περὶ τὴν ἐσχάραν ὀκλάσας οῦκ οἶδ’ ὅπως</text:p>
            <text:p text:style-name="P68">ε”λαθεν αὐτούς θαυμαστόν τι πράξας ὥστ ἐν ἀκαρεῖ πῦρ φλέγειν</text:p>
            <text:p text:style-name="P68">μέγα. πάντ’ οὖν τὰ τοῦ δωματίου ἐφώτιζε τοῦτο τὸ πῦρ καὶ τὸ</text:p>
            <text:p text:style-name="P68">ὑγρὸν ἐξήραινεν ὥστε ’Ἀρειον ἆλεαίνειν καθάπερ θερμοῖς ἐν</text:p>
            <text:p text:style-name="P68">λούτροις γενόμενον.</text:p>
            <text:p text:style-name="Text_20_body"/>
            <text:p text:style-name="P68">ἐκεῖνος δέ πάλιν εἷς τὴν χαμεύνην καθήμενος μάλα πιεζομένην</text:p>
            <text:p text:style-name="P68">διὰ τὸ περιττὸν τὸ τοῦ βάρους αὐτοῦ, ἤρξε παντοῖα ἐκ θυλακίων</text:p>
            <text:p text:style-name="P68">ΠΕΡΙ ΤΟΥ ΚΛΕΙΔΟΦΥΛΑΚΟΣ 39</text:p>
            <text:p text:style-name="P68">ἕλκων οἷα λέβητα χαλκοῦν, καὶ ὅβελον, καὶ σακίον ἀλλάντων εἰ καί</text:p>
            <text:p text:style-name="P68">πεπιεσμένον, καὶ τεϊδόχην, ἐνίους δέ καὶ ποτὴρας σαθρούς, καὶ δὴ</text:p>
            <text:p text:style-name="P68">καί λήκυθον ὑγρόν τι καί ἠλέκτρινον τὸ χρῶμα ἔχουσαν. ἐκ δέ</text:p>
            <text:p text:style-name="P68">ταύτης πιών, δειπνοποιεῖν ἤρξεν. καὶ ἐντὸς ὀλίγου ψόφον ἦν ἀκοῦσαι</text:p>
            <text:p text:style-name="P68">τοῦ ἀλλᾶντος ὀπτωμένου κνῖσαν δ ’ ἀνιέντος θαυμασίαν. ἕως μὲν οῦν</text:p>
            <text:p text:style-name="P68">πονεῖ, οὐδεὶς τέως λαλεῖ· ἐπειδὴ δέ τάχιστα τὸν ἕκτον ἀλλᾶντα</text:p>
            <text:p text:style-name="P68">σκευασαμένος ε”λυσεν ἀπὸ τοῦ ὀβέλου πιαρόν τε καί λιπαρὸν καὶ εὖ</text:p>
            <text:p text:style-name="P68">ἠνθρακισμένον, ὁ Δούδλιος πράγματα παρέχων ἦρχεν.</text:p>
            <text:p text:style-name="Text_20_body"/>
            <text:p text:style-name="P68">ὁ δέ πατήρ Οὐ μὴ φάγῃς μοι, ἔφη, τῶν τούτῳ δεδομένων οὐδέν.</text:p>
            <text:p text:style-name="Text_20_body"><text:soft-page-break/></text:p>
            <text:p text:style-name="P68">ἐκεῖνος δέ ἠρέμα γελάσας Οὐδὲν πρᾶγμα, ὧ Δούρσλειε· ὁ γὰρ</text:p>
            <text:p text:style-name="P68">παῖς ἀλλαντοειδὴς ἥδη ἀλλάντων οὐ δεῖται.</text:p>
            <text:p text:style-name="Text_20_body"/>
            <text:p text:style-name="P68">τούτους δέ καὶ παρέθηκε τῷ Ἁρείῳ. ὁ δέ τοσοῦτο οὐπώποθ’</text:p>
            <text:p text:style-name="P68">ἥσθη ὄψου γευσάμενος, ὡς λίαν τότε πεινῶν. διετέλει μέντοι ἰταμὸν</text:p>
            <text:p text:style-name="P68">δεδορκὼς πρὸς τὸν πελώριον τοῦτον ἄνθρωπον. μέλλοντος δ’</text:p>
            <text:p text:style-name="P68">οὐδενὸς ὡς δοκεῖν ἐξηγήσεσθαι οὐδέν, Λυποῦμαι σφόδρα, ἔφη. οὐ</text:p>
            <text:p text:style-name="P68">γὰρ οἶδά σε ὅστις εἶ ὡς ἀληθῶς.</text:p>
            <text:p text:style-name="Text_20_body"/>
            <text:p text:style-name="P68">ὁ δέ τε”ι’”ου πιών τι, τὸ δέ στόμα τῇ δεξιᾷ σπογγίσας ’Έστι σοι, ἔφη,</text:p>
            <text:p text:style-name="P68">ὄνομα καλεῖν με Ἁγριώδη· τοῦτο γὰρ πάντες. κλειδοφύλαξ εἶμι, ὡς</text:p>
            <text:p text:style-name="P68">ἔλεγον, ἐν Ὑογοήτου. σὺ γὰρ οἶσθα τὰ πρὸς τὸν Ὑογοήτου δήπου,·</text:p>
            <text:p text:style-name="Text_20_body"/>
            <text:p text:style-name="P68">τοῦ δ’ Ἁρείου οὕ φάντος, τῷ παραδόξῳ τοῦ πράγματος</text:p>
            <text:p text:style-name="P68">τεθορυβούμενος ἐφαίνετο.</text:p>
            <text:p text:style-name="Text_20_body"/>
            <text:p text:style-name="P68">ὁ δ”Άρειος Λυποῦμαι, ἔφη.</text:p>
            <text:p text:style-name="Text_20_body"/>
            <text:p text:style-name="P68">πρὸς τοῦτο ἐκεῖνος Μὰ Δί’ οὐ σέ γε δεῖ λυπεῖσθαι, ἔφη, ἀλλὰ</text:p>
            <text:p text:style-name="P68">τούσδε, ἀποβλέπων ἅμα πρὸς τοὺς Δουρσλείους ἤδη πτήξαντας</text:p>
            <text:p text:style-name="P68">σκοταίους. Ἱκανώς μὲν γὰρ συνενόουν σοι τὰς ἐπιστολὰς οῦ</text:p>
            <text:p text:style-name="P68">δεξαμένῳ, ἀλλὰ μὰ τὸν Ἀπόλλωνα οὐχ ὑπώπτευον σέ περὶ τά ἐν</text:p>
            <text:p text:style-name="P68">Ὑογοήτου πάνυ ἀγνοεῖν. οὔκουν ἐσκοποῦ πρὸς σεαυτὸν περὶ τῶν</text:p>
            <text:p text:style-name="P68">γονέων, οὐκ εἰδὼς ὅποθεν ἐκείνης τῆς ἐπιστήμης <text:soft-page-break/>ε”τυχον;</text:p>
            <text:p text:style-name="Text_20_body"/>
            <text:p text:style-name="P68">Ποίαν ἐπιστήμην λέγεις; ἦ δ’ ὅς ὁ ’Ἄρειος</text:p>
            <text:p text:style-name="Text_20_body"/>
            <text:p text:style-name="P68">ἐκεῖνος δέ τραχὺ ὀγκώμενος Ὁποίαν,· ἔφη. ἀλλὰ περιμένετέ τι.</text:p>
            <text:p text:style-name="Text_20_body"/>
            <text:p text:style-name="P68">τοῦτο γὰρ δεινὸν ποιησάμενος ἀνήλατο ὥστε ἐφαίνετο ὅλον</text:p>
            <text:p text:style-name="P68">ἀναπληρῶσαι τὸ καλύβιον τοῖς γε Δουρσλείοις πρὸς τὸν τοῖχον</text:p>
            <text:p text:style-name="P68">καταπτήξασιν.</text:p>
            <text:p text:style-name="Text_20_body"/>
            <text:p text:style-name="P68">Καὶ δῆτα τολμᾶτε λέξαι μοι ὅτι οὗτος - τόνδε λέγω τὸν παῖδα</text:p>
            <text:p text:style-name="P68">τοιοῦτον ὄντα - οὗτός γε ὁ παῖς οὐ μεμάθηκεν οὐδὲν τοῦ δέοντος;</text:p>
            <text:p text:style-name="Text_20_body"/>
            <text:p text:style-name="P68">ταῦτα δέ φάσκοντα ἐνόμιζεν ὁ Ἄρειος αὐτὸν οὐ μετρίως εἰπεῖν.</text:p>
            <text:p text:style-name="P68">φοιτᾶν γὰρ αὐτὸς πρὸς διδασκαλεῖον, καὶ πολλάκις ἄξιος ὢν</text:p>
            <text:p text:style-name="P68">ἐπαίνου τυγχάνειν παρὰ τοῦ διδασκάλου.</text:p>
            <text:p text:style-name="Text_20_body"/>
            <text:p text:style-name="P68">Οὐ γὰρ παντάπασιν ἀμαθής εἰμι, ἔφη. ε”νια δ’ ἔμαθον περὶ τά τ’</text:p>
            <text:p text:style-name="P68">ἄλλα καὶ τὴν ἀριθμητικήν.</text:p>
            <text:p text:style-name="P68">40 ΑΡΕῙοΣ Πο ΤΗΡ</text:p>
            <text:p text:style-name="Text_20_body"/>
            <text:p text:style-name="P68">ἐκεῖνος δ’ ἀνανεύσας ὡς τὰ τοιαῦτα πάνυ ὀλιγωρῶν, Ἀλλὰ</text:p>
            <text:p text:style-name="P68">μηδὲν ἄρ’ ἔμαθες, ἔφη, περὶ τὸ ἡμέτερον, τὸ σὸν λέγω ἢ τὸ ἐμὸν ἦ</text:p>
            <text:p text:style-name="P68">τὸ πατρῷον.</text:p>
            <text:p text:style-name="Text_20_body"/>
            <text:p text:style-name="P68">Καὶ τουτὶ τὸ ἡμέτερον, τί δὴ ε”στιν,· εἶπεν ὁ ’Άρειος</text:p>
            <text:p text:style-name="Text_20_body"/>
            <text:p text:style-name="P68"><text:soft-page-break/>ἐκεῖνος δὲ μονονουχὶ διαρραγεὶς Ὦ οὖτος, ἔφη, βοῶν μὲν μεγάλῃ</text:p>
            <text:p text:style-name="P68">τῇ φωνῇ τὸν Δούρσλειον μάλ’ ὠχριῶντα ἤδη καὶ μυγμόν τιν’</text:p>
            <text:p text:style-name="P68">ἄνανδρον μόλις ἀφιέμενον, δεδορκὼς δ’ ἅμα παράφορον πρὸς τὸν</text:p>
            <text:p text:style-name="P68">“Ἀρειον.</text:p>
            <text:p text:style-name="Text_20_body"/>
            <text:p text:style-name="P68">Ἀλλ’ οὐκ ε”στιν ὅπως σὺ μὴ οἶσθα τὴν μήτερα καὶ τὸν πατ-</text:p>
            <text:p text:style-name="P68">έρα ὁποῖοί εἶσι. λαμπροὶ γάρ εἶσι, καὶ σύ γ’ οὐδέν ἧττον λαμπρὸς</text:p>
            <text:p text:style-name="P68">εἶ.</text:p>
            <text:p text:style-name="Text_20_body"/>
            <text:p text:style-name="P68">ὁ δέ Ἄρειος Ἆρα μὴ λαμπροί, ἔφη, οἱ γονεῖς μου,·</text:p>
            <text:p text:style-name="Text_20_body"/>
            <text:p text:style-name="P68">ἐκεῖνος δέ ὥσπερ ὑπὸ τυφῶνος βεβλημένος Οὔκουν ἄρ’ οἶσθα,</text:p>
            <text:p text:style-name="P68">ἔφη, μὰ Δί’ οὐκ οἶσθα σεαυτὸν ὅστις εῖ,·</text:p>
            <text:p text:style-name="Text_20_body"/>
            <text:p text:style-name="P68">ἐνταῦθα δέ ὁ Δούρσλειος τέλος ἀναφθεγξάμενος Πέπαυσο, ἔφη,</text:p>
            <text:p text:style-name="P68">ὤνθρωπε, μὴ πέραινε τὸν λόγον. ἀπαγορεύω γὰρ σέ μὴ δηλοῦν τῴ</text:p>
            <text:p text:style-name="P68">παιδὶ μηδέν.</text:p>
            <text:p text:style-name="Text_20_body"/>
            <text:p text:style-name="P68">ἀλλ’ εἶκαὶ ἀνδρειότερός τις ε”τυχεν ὢν τοῦ Δουρσλείου, καὶ οὗτος</text:p>
            <text:p text:style-name="P68">ὑπέπτηξεν ἂν τῴ Ἁγριώδῃ μανικὸν βλέποντι. ὁ δ’ ἐκβεβακχευμένῳ</text:p>
            <text:p text:style-name="P68">ἐοικὼς τραχύφωνος καὶ δι’ ὀργῆς τρέμων Τί δέ δή,- ἔφη. ἐῶ μέν γὰρ</text:p>
            <text:p text:style-name="P68">τὸ μὴ φράσαι αὐτῷ τὰ τοῦ βίου, ἀλλ’, ὦ αἴσχιστε σύ, οὐ συγ-</text:p>
            <text:p text:style-name="P68">γνωστὸν τὸ μὴ διδάξαι αὐτὸν τὰ τῆς γ’ ἐπιστολῆς τῆς Διμπλοδώρῳ</text:p>
            <text:p text:style-name="P68">καταλελειμμένης ἥντιν’ ἐγὼ παρὼν αὐτόπτης εἶδον τότε</text:p>
            <text:p text:style-name="P68">καταλειπομένην, ἐξ οὗ σύ γε ἀεὶ κέκρυφας αὐτόν.</text:p>
            <text:p text:style-name="Text_20_body"><text:soft-page-break/></text:p>
            <text:p text:style-name="P68">ὁ δ”Άρειος σπουδαίως Τί δὴ κέκρυπται; ἔφη.</text:p>
            <text:p text:style-name="Text_20_body"/>
            <text:p text:style-name="P68">ἐπεπληγμένος δ’ ἤδη ὁ Δούρσλειος Πέπαυσο δῆτα, ε”φη μεγάλῃ</text:p>
            <text:p text:style-name="P68">τῇ φωνῇ βοῶν, ἐγὼ γὰρ διαρρήδην ἀπαγορεύω σε τοῦ μὴ περαίνειν</text:p>
            <text:p text:style-name="P68">τοῦτο.</text:p>
            <text:p text:style-name="Text_20_body"/>
            <text:p text:style-name="P68">ἡ δέ Πετουνία πάνυ φοβουμένη μάλα πυκνὸν ἅμα ἤσθμαινε.</text:p>
            <text:p text:style-name="Text_20_body"/>
            <text:p text:style-name="P68">Κακῶς ἀπόλοισθε δῆτα, ε”φη ὁ Ἁγριώδης. Ὦ ’Άρειε, μάγος εἴ.</text:p>
            <text:p text:style-name="Text_20_body"/>
            <text:p text:style-name="P68">καί ἐνταῦθα σιωπῆς γενομένης, οὐδὲν ἂν ἐντὸς τοῦ καλυβίου</text:p>
            <text:p text:style-name="P68">ἤκουσας πλὴν ψόφον τῆς τε θαλάττης καὶ τοῦ ἀνέμου.</text:p>
            <text:p text:style-name="Text_20_body"/>
            <text:p text:style-name="P68">Ἄρειος δέ Ποῖός τίς εἶμι,·</text:p>
            <text:p text:style-name="Text_20_body"/>
            <text:p text:style-name="P68">Μάγος δήπου τῶν γε μὴν βελτίστων, εἰ μετρίως πεπαιδευμένος.</text:p>
            <text:p text:style-name="Text_20_body"/>
            <text:p text:style-name="P68">τοσαῦτ’ εἰπὼν πάλιν ἐκάθισεν εἷς τὸν δίφρον ἤδη πολλῷ κρότῳ</text:p>
            <text:p text:style-name="P68">χαμαίζηλον γενόμενον. Τοὺς γὰρ τοιούτους ἔχων τεκόντας, οὐ</text:p>
            <text:p text:style-name="P68">κινδυνεύεις ἀλλοῖος γενέσθαι. καιρὸς δ’ οὖν ἐστὶ σοὶ ἀναγνῶναι τὴν</text:p>
            <text:p text:style-name="P68">ἐπιστολήν.</text:p>
            <text:p text:style-name="Text_20_body"/>
            <text:p text:style-name="P68">λαβὼν δ’ αὐτὴν τῇ δεξιᾷ ὁ ’Ἁρειος τέλος εἶχε τὸ ξανθόν, ἐπιγε-</text:p>
            <text:p text:style-name="P68">γραμμένον χαρακτῆρσι καλαΐνοις τοιοῖσδε·</text:p>
            <text:p text:style-name="P68">ΠΕΡΙ Τογ ΚΛΕΙΔ οΦγΛΑΚοΣ 4]</text:p>
            <text:p text:style-name="P68"><text:soft-page-break/>υΑρειος Ποτῆρ,</text:p>
            <text:p text:style-name="P68">τὸ ἔδαφος,</text:p>
            <text:p text:style-name="P68">τὸ ἐν τῷ νησιδίῳ καλύβιον,</text:p>
            <text:p text:style-name="P68">Θάλαττα.</text:p>
            <text:p text:style-name="P68">τὴν δ’ ἐπιστολὴν ἐκλαβὼν ἀνέγνω τάδε’</text:p>
            <text:p text:style-name="P68">ΤΟ ΤΟΥ ΥΟΓΟΗΤΟΥΠΑΙΔΕΥΤΗΡῙΟΝ ΤΟ ΤΗΣ</text:p>
            <text:p text:style-name="P68">ΓΟΗΤΕῙΑΣ ΚΑΙ ΜΑΓΕῙΑΣ</text:p>
            <text:p text:style-name="P68">Ἀρχηγός· ’Ἁλβος Διμπλόδωρος</text:p>
            <text:p text:style-name="P68">ἀρχιφαρμακεὺς τοῦ θιάσου τοῦ Μερλῖνος ἐν πρωτίστοις καῖ</text:p>
            <text:p text:style-name="P68">ἀρχίμαγος, πρωτογόης καὶ κεφαλαιώτης τοῦ συνεδρίου</text:p>
            <text:p text:style-name="P68">παγκοσμίου τοῦ τῶν γοήτων.</text:p>
            <text:p text:style-name="P68">Ἀθηνᾶ Μαγονωγαλέα (Υπαρχηγός Ἁρείῳ Ποτῆρι χαίρειν.</text:p>
            <text:p text:style-name="P68">ε”δοξεν ἡμῖν κηρῦξαι σοι τόδε· γέγραψαι εἷς τῶν μαθητῶν</text:p>
            <text:p text:style-name="P68">τοῦ Ὑογοήτου παιδευτηρίου τοῦ τῆς γοητείας καὶ μαγείας.</text:p>
            <text:p text:style-name="P68">εὑρήσεις ε”νδον κατάλογον τῶν ἐπιτηδείων, τῶν τε βιβλίων καὶ</text:p>
            <text:p text:style-name="P68">τῶν σκευῶν.</text:p>
            <text:p text:style-name="P68">ἡ παιδευτικὴ περίοδος ἄρχεται Σεπτεμβρίου τῇ νουμηνίᾳ. τὴν</text:p>
            <text:p text:style-name="P68">γλαῦκα σου προσδοκῶμεν Ἰουλίου τῇ ἕνῃ καὶ νέᾳ.</text:p>
            <text:p text:style-name="P68">’Ἄρειος δέ τῇδε καὶ ἐκεῖσε τὸ δηλούμενον ἀναστρέφων παντοῖος</text:p>
            <text:p text:style-name="P68">ἐγένετο, βουλόμενος μὲν πόλλ’ ἅμα ἐρωτᾶν, οὐδ’ ε”χων διαγνῶναι τί</text:p>
            <text:p text:style-name="P68">πρῶτον προτείνῃ. μετ’ ὀλίγον δὲ ψελλιζόμενος Τί δὴ δύναταί μοι</text:p>
            <text:p text:style-name="P68">τοῦτο, ἔφη, τὸ γλαῦκα προσδοκῶμεν,·</text:p>
            <text:p text:style-name="P68">πρὸς ταῦθ’ ὁ Ἁγριώδης Νὴ τὰς ἱππικὰς Γοργόνας, ἔφη, ὅσον</text:p>
            <text:p text:style-name="P68">οὐκ ἐπελαθόμην τινός. καὶ τὴν κεφαλὴν τῇ δεξιᾷ πατάξας τοιαύτῃ</text:p>
            <text:p text:style-name="P68">βίᾳ οἵᾳ ἂν ἐδυνήθη καταβαλεῖν τέθριππον ἅρμα, ἀπὸ τῶν τῆς</text:p>
            <text:p text:style-name="P68">ὀθόνης θυλακίων ἐξεκάλυψεν ὡς ἀληθῶς γλαῦκά τε, ἠρεθισμένην</text:p>
            <text:p text:style-name="P68"><text:soft-page-break/>μέν τι ἔμψυχον δ’ ὅμως, καί γραφίδα πτερίνην καὶ βύβλον. καὶ</text:p>
            <text:p text:style-name="P68">γραμμάτιον ταχέως ἔγραψε, τὴν γλῶτταν διὰ μέσους τοὺς ὀδόντας</text:p>
            <text:p text:style-name="P68">ὠθῶν ὡς τὸν νοῦν μάλιστα προσέχων.</text:p>
            <text:p text:style-name="P68">ὃ καὶ Ἁρείῳ ῥᾴδιον ἦν ἀναγνῶναι καίπερ κατεναντὶ καθημένῳ.</text:p>
            <text:p text:style-name="P68">Ἁγριώδης τῷ Διμπλοδώρῳ χαίρειν.</text:p>
            <text:p text:style-name="P68">τὴν ἐπιστολὴν Ἁρείῳ ἔδωκα. αὔριον ἄξω αὐτὸν ὠνησόμενον</text:p>
            <text:p text:style-name="P68">τὰ ἐπιτήδεια. ὕεται ἡ χώρα πολλῷ. ἔρρωσο.</text:p>
            <text:p text:style-name="P68">42 ΑΡΕῙΟΣΠΟΤΗΡ</text:p>
            <text:p text:style-name="Text_20_body"/>
            <text:p text:style-name="P68">τοῦτο δὲ συμπτύξας καὶ τῇ γλαυκὶ παραδούς - τῷ γὰρ ῥάμφει αὕτη</text:p>
            <text:p text:style-name="P68">ἀπρὶξ ἐλάβετο - καὶ τὴν θύραν ἀνοίξας ἐξέβαλεν αὐτὴν εἰς τὸν</text:p>
            <text:p text:style-name="P68">χειμῶνα. κᾷτα ἐπανελθὼν ἐκάθισε πάλιν ὥσπερ οὐδέν ποιήσας</text:p>
            <text:p text:style-name="P68">δῆθεν ἀτοπώτερον ἦ εἰ ἐτηλεφώνησεν.</text:p>
            <text:p text:style-name="Text_20_body"/>
            <text:p text:style-name="P68">Ἄρειος δέ χάσκειν ταχέως ἀπέσχετο, λαθόμενος δὴ κεχηνώς.</text:p>
            <text:p text:style-name="Text_20_body"/>
            <text:p text:style-name="P68">τούτου δ’ οὖν ὅ τι δὴ εἴπῃ ἔτι σκοπουμένου, ὁ Δούρσλειος πάνυ</text:p>
            <text:p text:style-name="P68">ὠχριῶν τῆς χολῆς ἅμα ἐπιζεούσης πρὸς τὴν ἐσχάραν παραυτίκα</text:p>
            <text:p text:style-name="P68">ἔβη.</text:p>
            <text:p text:style-name="Text_20_body"/>
            <text:p text:style-name="P68">Ἀλλ ὀὐκ ε”στιν ὅπως ἄπεισιν, ἔφη.</text:p>
            <text:p text:style-name="Text_20_body"/>
            <text:p text:style-name="P68">ἐκεῖνος δέ ςῙ-ιῙ σύ ἀπαγορεύσεις αὐτόν, ἔφη, Μύγαλος ὣν τοιοῦτος,</text:p>
            <text:p text:style-name="Text_20_body"/>
            <text:p text:style-name="P68">’Άρειος δέ ὡς πλέον μαθησόμενος σπουδαίως Τί φῄς, εἶπεν.</text:p>
            <text:p text:style-name="Text_20_body"/>
            <text:p text:style-name="P68"><text:soft-page-break/>πρὸς δέ τοῦθ’ ὁ Ἁγριώδης ἀποκρινόμενος Μυγάλους γὰρ</text:p>
            <text:p text:style-name="P68">καλοῦμεν, ἔφη, τοὺς μὴ συμμετέχοντας ἡμῖν τῆς μαγείας καθάπερ</text:p>
            <text:p text:style-name="P68">τούτους. δυστυχεῖς γοῦν σὺ τρεφόμενος ἐν οἴκῳ ὑπὸ τῶν μυγαλι-</text:p>
            <text:p text:style-name="P68">ωτάτων δὴ δοκούντων· μυγαλιωτέροις γὰρ τούτων οὐπώποτ’ ἀνά</text:p>
            <text:p text:style-name="P68">τὸν βίον ἐντετύχηκα.</text:p>
            <text:p text:style-name="Text_20_body"/>
            <text:p text:style-name="P68">ὁ δέ Δούρσλειος τῇ γυναικὶ εἶπεν· Οὔκουν τότε δὴ κατωμόσαμεν</text:p>
            <text:p text:style-name="P68">ἐπεὶ αὐτὸν εἷσεποιησάμεθα καθαιρήσειν τὸ ἀλιτήριον τὸ τῆς τοιαύ-</text:p>
            <text:p text:style-name="P68">της βωμολοχίας, οὐκ ὠμόσαμεν καταπνίξειν τὸν τοιοῦτον λῆρον,·</text:p>
            <text:p text:style-name="P68">καί πῶς ἂν μάγος εἴη οὑτοσί,</text:p>
            <text:p text:style-name="Text_20_body"/>
            <text:p text:style-name="P68">’Άρειος δ’ αὖ ’Υμεῖς ἄρα ᾗστε, ἔφη. ᾗστε γὰρ πάλαι μάγον με</text:p>
            <text:p text:style-name="P68">ὅντα.</text:p>
            <text:p text:style-name="Text_20_body"/>
            <text:p text:style-name="P68">ἀλλ’ ἄφνω ἡ Πετουνία ὀξυβόης Ἆρ’ ᾖσμεν; ἔφη. ᾖσμεν δή. πῶς</text:p>
            <text:p text:style-name="P68">γὰρ οὐκ ᾖσμεν,’ ού γὰρ ε”στιν ὅπως σὺ οὗ τοιοῦτος εἴ, ἀδελφόπαις</text:p>
            <text:p text:style-name="P68">μὲν ὤν, τῆς δέ ἀδελφῆς μου τοιαύτης δὴ πεφυκυίας - σαφῶς γὰρ</text:p>
            <text:p text:style-name="P68">ᾔδη αὐτὴν θρεψομένην τερατῶδές τι καὶ δεινὸν καὶ οὐδὲν ἀπᾷδον</text:p>
            <text:p text:style-name="P68">τῆς μητρός. καί γὰρ αὕτη λαβοῦσα ὡσαύτως ἐπιστολήν, καὶ εἶτα</text:p>
            <text:p text:style-name="P68">ἀπελθοῦσα πρὸς τὸ παιδευτήριον δὴ ἐκεῖνο ἐπὶ μήκιστον, καὶ πάλιν</text:p>
            <text:p text:style-name="P68">ἐπανελθοῦσα κατ’ ἐνιαυτὸν πρὸς τὴν ἀργίαν ἄλλοτε μὲν εἶχεν ἐν τῷ</text:p>
            <text:p text:style-name="P68">προκολπίῳ γόνον βατράχων, ἄλλοτε δέ μετέβαλλε τὰ ποτήρια εἷς</text:p>
            <text:p text:style-name="P68">μῦς ἀρουραίους. καί ἐγὼ μὲν μόνη τῶν ἄλλων ἀληθῶς ᾔδη αὐτὴν ὥς</text:p>
            <text:p text:style-name="P68"><text:soft-page-break/>ἐστι τέρας τεθραμμένη· οἱμὲν οῦν τεκόντες καῖ μέγα ἐφρόνουν ε’πῖ</text:p>
            <text:p text:style-name="P68">τῷ φαρμακίδα θρέψαι, τὸ Λίλη ἀνὰ στόμα ἀεὶ καί διὸ, γλώττης</text:p>
            <text:p text:style-name="P68">ἔχοντες.</text:p>
            <text:p text:style-name="Text_20_body"/>
            <text:p text:style-name="P68">ἀλλ’ ἀναπνεύσασά τι ἐτραγῴδει μάλ’ αὖθις ὡς δὴ πόλλ’ ε”τη</text:p>
            <text:p text:style-name="P68">εἶργμένη μὴ τὰ τοιαῦτα ἀποφαίνειν.</text:p>
            <text:p text:style-name="Text_20_body"/>
            <text:p text:style-name="P68">Καὶ εἶτα περὶ τοῦ Ποτῆρος ἦν ὅλη ἀπαντήσασ’ αὐτῷ συμμαθητῇ</text:p>
            <text:p text:style-name="P68">καὶ ἀποδραμοῦσα μετ’ αὐτοῦ καὶ γημαμένη αὐτῷ καί τεκοῦσα σέ</text:p>
            <text:p text:style-name="P68">καὶ διατεθραυμένη πυροβόλῳ καί ἀποθανοῦσα καῖ δὴ καὶ τὸ και-</text:p>
            <text:p text:style-name="P68">νότατον ἀναγκάσασα ἡμᾶς εἷσποιήσασθαι σέ.</text:p>
            <text:p text:style-name="P68">ΠΕΡΙ ΤΟΥΚΛΕῙΔΟΦΥΛΑΚΟΣ 43</text:p>
            <text:p text:style-name="Text_20_body"/>
            <text:p text:style-name="P68">ὁ δὲ ’Άρειος πάνυ ὠχριήσας μετὰ δέ χρόνον ἀναφθεγξάμενος</text:p>
            <text:p text:style-name="P68">Τεθραυμένην λέγεις,· ἔφη. εἴπατε γάρ μοί ποτε ὡς ἐν συγκρούσει</text:p>
            <text:p text:style-name="P68">αὐτοκινήτων ἀπέθανον.</text:p>
            <text:p text:style-name="Text_20_body"/>
            <text:p text:style-name="P68">Ἃγριώδης δέ μεγάλῃ τῇ φωνῇ βοῶν· Τι’ δ’ ἔσθ’ ὃ λέγεις,· ἐν</text:p>
            <text:p text:style-name="P68">συγκρούσει δὴ αὐτοκινήτῳν, καὶ τοσούτῳ ἀνήλατο μένει καὶ θυμῷ</text:p>
            <text:p text:style-name="P68">ὥστε τοὺς Δουρσλείους πάλιν εἰς τὴν γωνίαν ἀποδραμεῖν. Πῶς γὰρ</text:p>
            <text:p text:style-name="P68">ἐν συγκρούσει ἀπέθανον ἂν οἶ πάνυ Ποτῆρες,· ὢ τῆς βλασφημίας. ὢ</text:p>
            <text:p text:style-name="P68">τῆς αἰσχύνης. αἰσχρὸν γὰρ δήπου τοῦτο ’ εἷ ὁ ’Ἀρειος αὐτὸς μὲν περὶ</text:p>
            <text:p text:style-name="P68">τὰ ἑαυτοῦ πράγματα μηδὲν οἶδε, πολυθρύλητος δ’ ἐστὶν ἅπασι τοῖς</text:p>
            <text:p text:style-name="P68">παρ’ ἡμῖν παισίν.</text:p>
            <text:p text:style-name="Text_20_body"/>
            <text:p text:style-name="P68"><text:soft-page-break/>’Άρειος δέ Διὰ τί; ἔφη, τί ἐγένετο,</text:p>
            <text:p text:style-name="Text_20_body"/>
            <text:p text:style-name="P68">κάκεῖνος τὴν μὲν ὀργὴν ἀφείς, φροντίδος δ ’ ἀναπλέως τὸ μέτωπον</text:p>
            <text:p text:style-name="P68">Ἀνέλπιστον δέ τοῦτο, ἔφη. δεδιότος γὰρ τοῦ Διμπλοδώρου μή πως</text:p>
            <text:p text:style-name="P68">ἐξερευνῶν σε πράγματ’ ἔχοιμι, οὐδέποτε προσεδόκησα εὑρήσειν σε</text:p>
            <text:p text:style-name="P68">οὕτως ἀπαίδευτον. ἀλλ’ εἴτ’ ἄξιός εἶμι διδάξαι σε εἴτε μή, οῦκ</text:p>
            <text:p text:style-name="P68">ε”στι σοι πρὸς ’Υογοήτου ἀπελθεῖν μὴ εἰδότι,</text:p>
            <text:p text:style-name="Text_20_body"/>
            <text:p text:style-name="P68">πρὸς δὲ τοῦς Δούρσλειους ἀπειλητικὸν βλέπων Βέλτιστον τοίνυν,</text:p>
            <text:p text:style-name="P68">ἔφη, μαθεῖν παρ’ ἐμοῦ ἐφ’ ὅσον ε”νεστί μοι διδάσκειν σέ. οὐ μὴν οὐδ’</text:p>
            <text:p text:style-name="P68">ἅπαντα λέγοιμ’ ἄν· ε”νια γὰρ πάνυ ἄδηλα</text:p>
            <text:p text:style-name="Text_20_body"/>
            <text:p text:style-name="P68">καί καθίσας ἑαυτόν, βλέψας δέ τέως πρὸς τὴν ἐσχάραν ε”λεγε</text:p>
            <text:p text:style-name="P68">τοιάδε· Ἐν ἀρχῇ, ὡς οἶμαι, ἦν τίς ποτε ὅνοματι καὶ πῶς τύχοις</text:p>
            <text:p text:style-name="P68">ἂν οὐκ εἰδὼς τούτου τὸ ὄνομα, πάντων τῶν παρ’ ἡμῖν καλῶς</text:p>
            <text:p text:style-name="P68">εἰδότων,</text:p>
            <text:p text:style-name="Text_20_body"/>
            <text:p text:style-name="P68">Τίνος,·</text:p>
            <text:p text:style-name="Text_20_body"/>
            <text:p text:style-name="P68">Ὅτου,· οὗ δὴ τοῦνομα ἑκὼν οὐ φθεγγοίμην ἂν οὔτ’ αὐτὸς οὔτ’</text:p>
            <text:p text:style-name="P68">ἄλλος τις.</text:p>
            <text:p text:style-name="Text_20_body"/>
            <text:p text:style-name="P68">Τί μή;</text:p>
            <text:p text:style-name="Text_20_body"/>
            <text:p text:style-name="P68">Νὴ τὴν ’Έμπουσαν, καθότι μορμολυττόμεθ’ ἔτι. “Ηράκλεις,</text:p>
            <text:p text:style-name="P68">ὅσον ἀμηχάνως ἔχω τοῦτον συντιθέμενος τὸν λόγον. ι’δού. μάγος</text:p>
            <text:p text:style-name="P68"><text:soft-page-break/>τις ἦν ποτέ. καὶ οὗτος κακὸς ἐγένετο ἢ μᾶλλον εἷς τοσοῦτο</text:p>
            <text:p text:style-name="P68">κακίας ἀφίκετο ἢ μᾶλλον παγκάκιστος ἦν ἢ μᾶλλον τῶν</text:p>
            <text:p text:style-name="P68">κακίστων κακίων ἦν. καί τοῦνομα αὐτῷ</text:p>
            <text:p text:style-name="Text_20_body"/>
            <text:p text:style-name="P68">κεχηνότος δέ τι καῖ δι’ ὀλίγου ἀφώνῳ ἐοικότος, ὁ ’Άρειος τῙ-ᾸῙ που</text:p>
            <text:p text:style-name="P68">γράψαι αὐτό, ἔφη, δύναιο ἄν,·</text:p>
            <text:p text:style-name="Text_20_body"/>
            <text:p text:style-name="P68">Οὐδαμῶς, ἦ δ’ ὃς ὁ Ἃγριώδης. οὐ γὰρ οἶδα πῶς γράφεται. εἶὲν.</text:p>
            <text:p text:style-name="P68">καὶ τοῦνομα αὐτῷ Φολιδομορτός. οῦ μὴ αἰτήσεις με τοῦτο πάλιν</text:p>
            <text:p text:style-name="P68">εἰπεῖν, ἀντιβολῶ σε. οὗτος δ’ οὖν ὁ μάγος μαθητὰς καταλέγεσθαι</text:p>
            <text:p text:style-name="P68">ἐκ μακροῦ χρόνου ἐπειρᾶτο, καῖ δὴ πολλοὶ κατειλεγμένοι ἦσαν</text:p>
            <text:p text:style-name="P68">αὐτῷ, οἱ μὲν ἅτε φοβούμενοι, οἱ δὲ τοῦ κράτους μετέχειν τι βουλ-</text:p>
            <text:p text:style-name="P68">όμενοι, ἐπιπολάζοντος αὐτοῦ ἤδη καὶ πάνυ κρατοῦντος. ἀλλ’ εἷς</text:p>
            <text:p text:style-name="P68">44 ΑΡΕΙΟΣ Πο ΤΗΡ</text:p>
            <text:p text:style-name="Text_20_body"/>
            <text:p text:style-name="P68">τοσοῦτο ἀπορίας ἀφικόμεθα, ὧ Ἄρειε, περὶ τῶν μαγευόντων ὥστε</text:p>
            <text:p text:style-name="P68">βασάνου δή τινος δεόμεθα, οὔτ’ εἰδότες οἷς πιστεύειν χρὴ οὔτε τολ-</text:p>
            <text:p text:style-name="P68">μώντες τοὺς ἆγνώστους διὰ φιλίας ἔχειν, δεδιότες μὴ τοῦ κιβδήλου</text:p>
            <text:p text:style-name="P68">μετέχωσι. δεινότατα γὰρ τότ’ ἐπάσχομεν πρὸς αὐτοῦ ἤδη ὑπερ-</text:p>
            <text:p text:style-name="P68">βαλλομένου· οὐ μὴν ἀλλ’ ε”νιοι ἀντεῖχον. τοὺς δέ ἀπέκτεινεν,</text:p>
            <text:p text:style-name="P68">ἐφόνευσε μὲν οὖν καί τοῦτο ἀνηλεῶς. ἀλλ’ ἐν Ὑογοήτου ἀσφαλ-</text:p>
            <text:p text:style-name="P68">έστεροι ἐγενόμεθα ἣ ἄλλοθί που τῆς γῆς. τὸν γὰρ Διμπλόδωρον</text:p>
            <text:p text:style-name="P68">μόνον, οἶμαι, δεδιὼς ὁ δεῖνα οὐκ ἐτόλμα τότε δὴ ἐπιθέσθαι τῷ</text:p>
            <text:p text:style-name="P68"><text:soft-page-break/>παιδευτηρίῳ.</text:p>
            <text:p text:style-name="Text_20_body"/>
            <text:p text:style-name="P68">ἡ δ’ οὖν μήτηρ σου φαρμακὶς οὖσα καὶ ὁ πατὴρ φαρμακεὺς ὢν</text:p>
            <text:p text:style-name="P68">ἐξ ἁπάντων ὧν πάλαι ε”γνωκα μαγώτατοι ἦσαν, σχολαρχαί τότ’</text:p>
            <text:p text:style-name="P68">εἰκότως γενόμενοι τῶν ἐφ’ εΥογοήτου ὅτε ε”πρεπεν αὐτοῖς. ἀλλ’ οὐκ</text:p>
            <text:p text:style-name="P68">οἶδα διὰ τί οὐκ ἐπειράθη προσάγεσθαι αὐτοὺς πρίν γε εἶ μὴ</text:p>
            <text:p text:style-name="P68">ἐπείθετ’ αὐτούς εὐμενεστέρους εἶναι τῲ Διμπλοδώρῳ ἢ ὥστ’</text:p>
            <text:p text:style-name="P68">ἐμπλέκεσθαι ἑκόντας πράγματι καταχθονίῳ. καὶ ἴσως μὲν ἐνόμιζεν</text:p>
            <text:p text:style-name="P68">ἱκανὸς εἶναι πεῖσαι αὐτούς, ἴσως δέ καὶ ἐν νῷ εἶχεν ἀνελεῖν. οὐδ’</text:p>
            <text:p text:style-name="P68">ἐγῷδα πλὴν ἕν. οὗτος δὴ πρὸς τὸν δῆμον οὗ τόθ’ ὑμεῖς διῃτᾶσθε</text:p>
            <text:p text:style-name="P68">ἀφίκετο δέκα ε”τεσι πρότερον ἐπὶ τῶν Ἑκαταίων. σι) γὰρ παιδίον ἦν</text:p>
            <text:p text:style-name="P68">ἑνάενον. ἧκεν οὖν εἷς τὴν ὑμετέραν οἰκίαν καί</text:p>
            <text:p text:style-name="Text_20_body"/>
            <text:p text:style-name="P68">ἀποσιωπήσας δὲ καὶ ῥινόμακτρον λαβὼν κατάστικτον καὶ μάλα</text:p>
            <text:p text:style-name="P68">ῥυπαρὸν ἇπέμυξε τοσούτῳ ψόφῳ ὅσον ὑδραύλεως ἤκουσας ἄν.</text:p>
            <text:p text:style-name="Text_20_body"/>
            <text:p text:style-name="P68">Ξύγγνωθί μοι, ἔφη, ταῦτα δυσθυμουμένῳ. ἡδέως γὰρ εἶχον τῷ</text:p>
            <text:p text:style-name="P68">τε πατριδίῳ καὶ τῷ μαμμιδίῳ, ἀστείοις μοι γενομένοις θαυμαστῶς</text:p>
            <text:p text:style-name="P68">ὡς σφόδρα. ἀπέκτεινε δ’ οὖν αὐτοὺς ὁ δεῖνα. ἔπειτα δέ, ἄδηλον ὂν</text:p>
            <text:p text:style-name="P68">πότερον μέλλει ἀπεργάσεσθαι τὸ πρᾶγμα ἢ συνήθης που γεγένηται</text:p>
            <text:p text:style-name="P68">τῷ φονεύειν, ἐπεχείρησε μέν ἀποκτεῖναι καὶ σέ, ἐσφάλη δέ τοῦ</text:p>
            <text:p text:style-name="P68">βουλεύματος. ἆρ’ οὐκ ᾐτεῐς σεαυτὸν τί παθὼν ἔλαχες τὸ τοῦ τραύμ-</text:p>
            <text:p text:style-name="P68">ατος ἴχνος τὸ ἐπὶ τῷ μετώπῳ; τοιοῦτο γὰρ ὡς <text:soft-page-break/>μηδαμῶς τῶν</text:p>
            <text:p text:style-name="P68">μετρίων ὃν τραυμάτων λαμβάνει τις εἴ γε κατήραται πρὸς</text:p>
            <text:p text:style-name="P68">ἀλάστορος μεγάλου καὶ παμπονήρου. καί γὰρ οὗτος ἀπέκτεινε μέν</text:p>
            <text:p text:style-name="P68">τοὺς σούς γονέας, ἥμαρτε δέ σοῦ. καὶ διὰ τοῦτο σὺ περιβόητος</text:p>
            <text:p text:style-name="P68">ἐγένου* ὅποτε γὰρ βούλοιτο ἀποκτεῖναί τινα, τοῦτόν γ’ ἑκάστοτ’</text:p>
            <text:p text:style-name="P68">ἀπέκτεινεν· ἀλλ’ οὐδεὶς ἐπεβίω οὐδέποτε πλὴν σύ, πολλοὺς μὲν γὰρ</text:p>
            <text:p text:style-name="P68">τῶν βελτίστων τῶν τότε μαγευόντων καί ἀπέκτονεν οἷον τοὺς</text:p>
            <text:p text:style-name="P68">Μαχίμους ἢ τοὺς Ὀστίνους ἢ τοὺς Πρωϊτέρους· σὺ δέ μόνος</text:p>
            <text:p text:style-name="P68">ἐπιβιοὺς ἔτυχες καίπερ βρεφύλλιον ὤν.</text:p>
            <text:p text:style-name="Text_20_body"/>
            <text:p text:style-name="P68">ἥκοντος δέ τοῦτου πρὸς τὴν τοῦ λόγου τελεύτην, ὁ ’Άρειος</text:p>
            <text:p text:style-name="P68">λυπηρόν τι ἐνεθυμεῖτο, ὡς περὶ τὸ λαμπρότατον τῆς ἀστραπῆς</text:p>
            <text:p text:style-name="P68">σέλας δαιόμενόν τι καὶ χλοαυγές αὖ μεμνημένος. καὶ ἐδόκει οὐ</text:p>
            <text:p text:style-name="P68">μόνον τοῦτό γε σαφέστερον ἐν φαντασίᾳ ὁρᾶν ἦ πρὸ τοῦ, ἀλλὰ καὶ</text:p>
            <text:p text:style-name="P68">ΠΕΡΙ ΤΟΥΚΛΕΙΔΟΦΥΛΑΚΟΣ 45</text:p>
            <text:p text:style-name="P68">ἀκοῦσαί τι καινόν· γέλωτος γὰρ ἀνάμνησιν ἔλαβεν ὀξέως ὡς ἀπό</text:p>
            <text:p text:style-name="P68">τινος ὠμοῦ καὶ μισανθρώπου.</text:p>
            <text:p text:style-name="Text_20_body"/>
            <text:p text:style-name="P68">ὁ δ’ Ἁγριώδης πάνυ οἰκτίρων αὐτόν ’Έσωσα σέ, ἔφη, ἐκ τῆς</text:p>
            <text:p text:style-name="P68">οἰκίας διεφθαρμένης προστάξαντος τοῦ Διμπλοδώρου καὶ δεῦρο</text:p>
            <text:p text:style-name="P68">πρὸς τοῦσδε ἐκόμισα αὐτός.</text:p>
            <text:p text:style-name="Text_20_body"/>
            <text:p text:style-name="P68">ἀλλ’ ἐξαίφνης ὁ Δούρσλειος Ληρεῖς, ἔφη. ’Άρειος δ’ ἔφριξε,</text:p>
            <text:p text:style-name="P68">ἐπελάθετο γὰρ τῶν Δουρσλείων ε”τι παρόντων. ὁ μέντοι θεῖος</text:p>
            <text:p text:style-name="P68"><text:soft-page-break/>μάλιστα θαρρῶν ἐφαίνετό δριμὺ γὰρ ε”βλεπε πρὸς τὸν Ἁγριώδη ὡς</text:p>
            <text:p text:style-name="P68">πυκτεύειν πρόχειρος ὢν μετ’ αὐτοῦ.</text:p>
            <text:p text:style-name="Text_20_body"/>
            <text:p text:style-name="P68">’Άγε δή, ὦ οὗτος, ἔφη γρύζων, ἄκουσόν μου, ὦ νεανίσκε. μετ-</text:p>
            <text:p text:style-name="P68">έχεις μὲν γὰρ σύ οὐκ οἶδ’ ὅπως τοῦ ἀτόπου, τοῦτό γ’ οὐκ</text:p>
            <text:p text:style-name="P68">ἀρνήσομαι, τὴν δέ τοιαύτην νόσον ἐξῆν ἂν πληγαῖς ἰατρεύειν, ὡς</text:p>
            <text:p text:style-name="P68">ἔμοιγε δοκεῖ. ἀλλὰ τὰ τῶν γονέων περὶ οὗδένος ποιοῦμαι’ τίς δ’</text:p>
            <text:p text:style-name="P68">οὐκ ἐρεῖ αὐτοὺς ἀλλοκότους πεφυκέναι καὶ βασκάνους, τοιγάρτοι</text:p>
            <text:p text:style-name="P68">τεθνηκότες εὖ πεποιήκασι, τὰ κατ’ ἀνθρώπους οὐκ ἀνάξια παθόν-</text:p>
            <text:p text:style-name="P68">τες οἵ γ’ ἀεὶ συνεπλέκοντο ἀνθρώποις μαγικοῖς. μηδενὸς οὖν</text:p>
            <text:p text:style-name="P68">ε”λαχον κακοῦ ὧν μὴ προσεδόκησα, προνοῶν σαφῶς τὰ κεκλωσ-</text:p>
            <text:p text:style-name="P68">μένα ἐπ’ αὐτούς.</text:p>
            <text:p text:style-name="Text_20_body"/>
            <text:p text:style-name="P68">ἐνταῦθα δέ ὁ Ἁγριώδης ἀναπηδήσας ἀπὸ τῆς χαμεύνης καί</text:p>
            <text:p text:style-name="P68">ἀλεξιβρόχιον λαβὼν ἐκ τοῦ τρίβωνος, φοινικοῦν ὂν καί πάνυ τετ-</text:p>
            <text:p text:style-name="P68">ριμμένον, ὀρθὸν ε”τεινεν ἐπὶ τὸν Δούρσλειον ὥσπερ ξίφος. Εὐλαβοῦ,</text:p>
            <text:p text:style-name="P68">ὦ Δούρσλειε, ἔφη, εἰς ὑπερβολὴν γὰρ εἴρηκας ἤδη. εὐλαβοῦ δῆτα</text:p>
            <text:p text:style-name="P68">ὅπως μή</text:p>
            <text:p text:style-name="Text_20_body"/>
            <text:p text:style-name="P68">καί οὗτος φοβούμενος κεντηθῆναι ἀκωκῇ ἀλεξιβροχίου πρὸς</text:p>
            <text:p text:style-name="P68">γίγαντος δασυπώγωνος, τῆς δ’ ἀνδρείας ἐσφαλμένος πρὸς τὸν</text:p>
            <text:p text:style-name="P68">τοῖχον ἔμπαλιν ἐβιάσθη ἄναυδος.</text:p>
            <text:p text:style-name="Text_20_body"/>
            <text:p text:style-name="P68">ἐκεῖνος δ’ αὖ ’Άμεινον δέ τοῦτο, ἔφη, πνευστιῶν ε”τι καὶ πρὸς τὴν</text:p>
            <text:p text:style-name="P68"><text:soft-page-break/>χαμεύνην ὅσον οὐκ ἤδη διεφθαρμένην καθίσας.</text:p>
            <text:p text:style-name="Text_20_body"/>
            <text:p text:style-name="P68">ἐν δέ τούτῳ βουλόμενος ε”τι μυρία ἐρωτᾶν ὁ Ἄρειος Ἀλλὰ τί</text:p>
            <text:p text:style-name="P68">ε”παθεν ἅρα; ἔφη, τὸν Φολιδο-, τὸν δεῖνα μὲν οὖν λέγοιμ’ ἄν.</text:p>
            <text:p text:style-name="Text_20_body"/>
            <text:p text:style-name="P68">”Εγωγ’ οὐδὲν οἶδα, ὦ ’Ἁρειε, πλὴν ἀλλ’ οἴχεται δή, ἀφανὴς γὰρ</text:p>
            <text:p text:style-name="P68">ἐγένετο αὐτῇ τῇ νυκτὶ ᾗ ἐπειράθη ἀποκτεῖναί σε. οὖτος μὲν οὖν</text:p>
            <text:p text:style-name="P68">ἠφάνισται, σι) δέ καὶ μᾶλλον ἐκ τούτῳ εὐδοκιμεῖς. ἀλλὰ παραδοξ-</text:p>
            <text:p text:style-name="P68">ότατόν μοι τόδε· τί τότε δὴ ἀπῆλθεν ὅτε κρείττων ἀεὶ καθ’ ἡμέραν</text:p>
            <text:p text:style-name="P68">ἐγίγνετο;</text:p>
            <text:p text:style-name="Text_20_body"/>
            <text:p text:style-name="P68">οἱ μὲν γάρ φασι τεθνηκέναι αὐτόν, ληροῦντες, ὡς οἶμαι, οὐκ</text:p>
            <text:p text:style-name="P68">εἰδὼς εἴ γ’ ἄρα τοσοῦτο ε”τι μετεῖχε τοῦ ἀνθρωπίνου ὥστε θανάσι-</text:p>
            <text:p text:style-name="P68">μον εἶναι. οἱ δέ φάσκουσιν ἔτι φῶς ὁρᾶν, καιρὸν εὖλαβούμενόν που.</text:p>
            <text:p text:style-name="P68">ἀλλ’ οὐ πιστεύω οὐδὲ τούτοις γνοὺς ὡς τῶν ἀμφὶ αὐτὸν οἱ μὲν</text:p>
            <text:p text:style-name="P68">κατεληλύθασι πρὸς τὸ ἡμέτερον, οἱ δέ ἔμφρονες γεγένηνται πάλιν</text:p>
            <text:p text:style-name="P68">46 ΑΡΕῙΟΣ ΠΟΤΗΡ</text:p>
            <text:p text:style-name="P68">ὥσπερ ἐξ ὕπνου ἐγρηγορότες. οἷα δ’ οὐκ ἂν ἐγένετο οἶμαι εἴ γ’</text:p>
            <text:p text:style-name="P68">ἐμέλλησε κατιέναι αὐτός.</text:p>
            <text:p text:style-name="Text_20_body"/>
            <text:p text:style-name="P68">οἱ δ’ αὖ πλείους ἡγούμεθα ζῆν μέν ε”τι ἐστερῆσθαι δέ τῆς δυν-</text:p>
            <text:p text:style-name="P68">άμεως, ἀσθενέστερόν πως ὄντα ἢ ὥστε ἐκπρᾶξαι τὰ βουλεύματα.</text:p>
            <text:p text:style-name="P68">διεφθάρη γὰρ οὐκ οἶδ’ ὅπως διὰ σέ, ὦ παῖ. καὶ γὰρ ταύτῃ τῇ νυκτὶ</text:p>
            <text:p text:style-name="P68">ἐγένετο τοιοῦτό τι οἵου οὔ προνοίαν εἶχε οὐδεμίαν. καὶ τοῦτο τί δὴ</text:p>
            <text:p text:style-name="P68"><text:soft-page-break/>ἔτυχεν ὂν οὔτ’ οἶδα αὐτὸς οὔτ’ ἄλλος τις, πλὴν ἀλλὰ σύ ὑπεσκέλισάς</text:p>
            <text:p text:style-name="P68">πως αὐτὸν καὶ ε”σφηλας.</text:p>
            <text:p text:style-name="Text_20_body"/>
            <text:p text:style-name="P68">καί πρὸς τὸν “Αρειον ἀεὶ ε”βλεπε πάνυ φιλοφρόνως καὶ ὡς μάλιστα</text:p>
            <text:p text:style-name="P68">ἐν τιμῇ ἔχων. ὁ δέ μὴ ὅτι μέγα ἐφρόνει καὶ ἠγάπα ταῦτ’ ἀκούσας,</text:p>
            <text:p text:style-name="P68">ἀλλὰ καὶ ἐνόμιζεν ἁμάρτημά τι γενέσθαι, ἀδύνατον γὰρ δήπου τὸ</text:p>
            <text:p text:style-name="P68">λανθάνεσθαι ἐαυτῷ μάγῳ ὅντι’ τί δῆτ’ ἀνὰ τὸν βίον ἤνεγκεν εἰς τὸ</text:p>
            <text:p text:style-name="P68">δέον τήν τε Δουδλίου ὕβριν καὶ τὴν Πετουνίας αἶκίαν,· μάγος γὰρ ὢν</text:p>
            <text:p text:style-name="P68">τί οὗ μετέβαλεν ἂν αὐτοὺς εἷς τέρας τι φρυνοειδές, ὅποταν ἐντὸς τοῦ</text:p>
            <text:p text:style-name="P68">σκευοφυλακίου ἐγκλῇσαι ἐθέλοιεν,· ἀλλ’ εἶ τὸν γόητα τὸν τῶν</text:p>
            <text:p text:style-name="P68">ε”νθαδε κράτιστον ἐνίκησέ ποτε, πῶς ἂν ἐδυνήθη ἐκεῖνος δῆτα</text:p>
            <text:p text:style-name="P68">λακτίζειν αὐτὸν καθάπερ σφαίρᾳ παίζων,·</text:p>
            <text:p text:style-name="Text_20_body"/>
            <text:p text:style-name="P68">σιωπῇ δέ Ὦ Ἁγρίωδες, ἔφη. μάλισθ’ ἥμαρτες, οἶμαι, ταῦτα</text:p>
            <text:p text:style-name="P68">λέγων. οὐ γὰρ κινδυνεύω μάγος εἶναι.</text:p>
            <text:p text:style-name="Text_20_body"/>
            <text:p text:style-name="P68">οὗτος δέ γελάσας, ὃ καὶ ἄτοπον ἐδόκει τῷ γ’ Ἁρείῳ, Εἶτ’ ού</text:p>
            <text:p text:style-name="P68">μάγος εἴ σύ, ἔφη. οὐ γὰρ δήπου περίφοβος ὢν ἢ τεθυμωμένος περί</text:p>
            <text:p text:style-name="P68">τινος μεμηχάνησαι παράδοξόν τι,·</text:p>
            <text:p text:style-name="Text_20_body"/>
            <text:p text:style-name="P68">κάνταῦθ’ Ἄρειος πρὸς ἐσχάραν βλέπων ἐλογίζετο τοιάδε ὅσα</text:p>
            <text:p text:style-name="P68">γὰρ πράγματα τοῖς Δουρσλείοις παρέσχηκε δι’ ἅττα οὗτοι μάλ’</text:p>
            <text:p text:style-name="P68">ἠγριώθησαν, τοσαῦτα γεγενῆσθαι μεταξὺ θυμωθέντος αὐτοῦ ἣ δι’</text:p>
            <text:p text:style-name="P68">ὀργῆς ε”χοντος- ποτέ μὲν γὰρ διωκόμενος ὑπὸ τῶν ἀμφὶ Δούδλιον</text:p>
            <text:p text:style-name="P68"><text:soft-page-break/>οὐκ οἶδ’ ὅπως τυχεῖν ἐκπεφευγῶς’ ποτὲ δέ φοβούμενος πρὸς</text:p>
            <text:p text:style-name="P68">διδασκαλεῖον ι’έναι γελοιότατος δοκῶν εἶναι ἐν χρῷ κεκαρμένος,</text:p>
            <text:p text:style-name="P68">μηχανήσασθαι ὅπως ἡ κόμη ἀναφύοι· ποτὲ δ’ αὖ Δουδλίου προσ-</text:p>
            <text:p text:style-name="P68">φάτως πατάξαντος αὐτόν, λαθέσθαι τιμωρήσας διὰ τὸ δράκοντα</text:p>
            <text:p text:style-name="P68">ἐπιπέμψαι αὐτῷ.</text:p>
            <text:p text:style-name="Text_20_body"/>
            <text:p text:style-name="P68">μειδιῶν δέ πρὸς τὸν Ἁγριώδη βλέψας πάνυ προσγελῶντα εἶδεν.</text:p>
            <text:p text:style-name="Text_20_body"/>
            <text:p text:style-name="P68">καί οὗτος Ἰδού, ἔφη’ εἶτα ὁ ’Άρειος Ποτῆρ οὐκ ε”στι μάγος,· ἀλλὰ</text:p>
            <text:p text:style-name="P68">προσδόκα ὀλίγον. εὐδοκιμήσεις δὴ παρὼν ἐν Ὑογοήτου.</text:p>
            <text:p text:style-name="Text_20_body"/>
            <text:p text:style-name="P68">Δούρσλειος δ’ οὐδαμῶς ε”μελλε ἀμαχεὶ ἡττᾶσθαι, εἶπε γάρ</text:p>
            <text:p text:style-name="P68">ῥοιζῶν πως ’Άλλο τι ἢ οὐκ ε”φην αὐτὸν ι’έναι; γέγραπται γὰρ εἷς τῶν</text:p>
            <text:p text:style-name="P68">μαθητῶν τῶν τῆς Κωλύσεως, ἀνθ’ ῶν χάριν εἴσεται δή. ἀλλὰ γὰρ</text:p>
            <text:p text:style-name="P68">ἀναγνοὺς ἐκείνας τὰς ἐπιστολὰς ξύνοιδα αὗτῳ δεομένῳ βιβλίων τε</text:p>
            <text:p text:style-name="P68">ἐπῳδικῶν καί ῥάβδων μαγικῶν καὶ λήρων καὶ φλυαριῶν πολλῶν...</text:p>
            <text:p text:style-name="Text_20_body"/>
            <text:p text:style-name="P68">ὁ δ’ Ἁγριώδης ὑπολαβὼν καὶ πάνυ γογγύζων Ἀλλ’ εἴ γε</text:p>
            <text:p text:style-name="P68">ΠΕΡΙ ΤΟΥ ΚΛΕΙΔΟΦΥΛΑΚΟΣ 47</text:p>
            <text:p text:style-name="P68">βούλεται ἰέναι, ἔφη, οἷος σύ Μύγαλος ἄνθρωπος οὐ δύναται</text:p>
            <text:p text:style-name="P68">κωλῦσαι αὐτόν. οὐδένα γὰρ εὕροις ἂν κωλύσοντα τὸν τῶν Ποτήρων</text:p>
            <text:p text:style-name="P68">υἱόν, τὸν Λίλης καὶ Ἰακώβου, ι’έναι πρὸς Ὑογοήτου, εἷ μὴ πάνυ</text:p>
            <text:p text:style-name="P68">μανιώδη. γέγραπται γὰρ εἷς τῶν ἐκεῖ μαθητῶν ἐξ οῦ ἐγεννήθη. καὶ</text:p>
            <text:p text:style-name="P68"><text:soft-page-break/>φοιτήσει πρὸς τὸ μαγείας καὶ γοητείας παιδευτήριον τὸ τῶν καθ’</text:p>
            <text:p text:style-name="P68">ἡμᾶς κάλλιστον. διατρίψας δέ ἑπτὰ ἔτη, οὐ γνώσεται αὐτὸς ἑαυτὸν</text:p>
            <text:p text:style-name="P68">οὕτω πεπαιδευμένον. ὁμιλήσει γὰρ μεθ’ ἑταίρων νέων τ’ ὄντων καὶ</text:p>
            <text:p text:style-name="P68">ὁμογνωμόνων αὐτῷ. καί ἀρχηγὸν ἕξει τὸν παιδευτήριον διοικοῦντα</text:p>
            <text:p text:style-name="P68">τὸν πολλῷ μείζω τῶν πρὸ τοῦ ἐφ’ εΥογοήτου πάντων, τὸν πάνυ</text:p>
            <text:p text:style-name="P68">Ἄλβον Διμπλό...</text:p>
            <text:p text:style-name="Text_20_body"/>
            <text:p text:style-name="P68">ἀλλ’ ὁ Δούρσλειος ὑπολαβὼν καὶ μέγα ὀγκώμενος οὐκ ε”φη</text:p>
            <text:p text:style-name="P68">δαπανήσειν εἷς ἄνθρωπόν τινα γέροντα καὶ ἐμβρόντητον ὡς διδ-</text:p>
            <text:p text:style-name="P68">άξοντα τὸν ’Ἀρειον σοφίσματα μαγευτικά.</text:p>
            <text:p text:style-name="Text_20_body"/>
            <text:p text:style-name="P68">τοῦτο δ’ εἰπὼν ὑπερβαλεῖν δὴ ἔδοξε τῶ γε Ἁγριώδει τὸ ἀλεξι-</text:p>
            <text:p text:style-name="P68">βρόχιον ἤδη λαβόντι καί ὑπὲρ τῆς κεφαλῆς τινάττοντι.</text:p>
            <text:p text:style-name="Text_20_body"/>
            <text:p text:style-name="P68">Οὐ μὴ λοιδορήσεις, ε”φη μυκώμενος, τὸν ’Άλβον Διμπλόδωρον</text:p>
            <text:p text:style-name="P68">ἐμοῦ γε παρόντος.</text:p>
            <text:p text:style-name="Text_20_body"/>
            <text:p text:style-name="P68">τὸ δ’ ἀλεξιβρόχιον κατὰ τάχος καθεὶς ε”τεινε πρὸς τὸν Δούδλιον.</text:p>
            <text:p text:style-name="P68">βέλος δέ κεραύνου τότ’ ἦν ι’δεῖν πορφυροῦν καὶ βόμβον ἀκοῦσαι</text:p>
            <text:p text:style-name="P68">βροντώδη, καί ἐν ἀκαρεῖ τοῦτον κορδακίζοντα εἶδες ἂν, τῶν χερῶν</text:p>
            <text:p text:style-name="P68">πρὸς πυγὴν συμπεπλεγμένων καὶ περιώδυνον ἀνολολύζοντα. νῶτον</text:p>
            <text:p text:style-name="P68">δέ δόντος αὐτοῦ, ὁ Ἄρειος εἶδε κέρκον τινά - στρεπτὸς δ’ ἦν καὶ</text:p>
            <text:p text:style-name="P68">ὥσπερ χοίρου - παρακύπτοντα διὰ τρῆμά τι τῶν βρακῶν.</text:p>
            <text:p text:style-name="Text_20_body"/>
            <text:p text:style-name="P68"><text:soft-page-break/>ἀναβρυχώμενος δ’ ὁ Δούρσλειος ἀφείλκυσε τὴν Πετουνίαν καί</text:p>
            <text:p text:style-name="P68">τὸν Δούδλιον εἷς θάτερον δωμάτιον. βλέψας δέ τὸ τελευταῖον πρὸς</text:p>
            <text:p text:style-name="P68">τὸν Ἁγριώδη καὶ πόλλ’ ε”τι φοβούμενος τὴν θύραν ἐπέσπασεν.</text:p>
            <text:p text:style-name="Text_20_body"/>
            <text:p text:style-name="P68">ὁ δέ βλέπων πρὸς τὸ ἀλεξιβρόχιον καὶ τοῦ πώγωνος ἁπτόμενος,</text:p>
            <text:p text:style-name="P68">ὡς μεταγιγνώσκων τὸ πεποιημένον εἶπε τόδε· Οὐκ ἔπρεπέ μοι εἷς</text:p>
            <text:p text:style-name="P68">τοσοῦτο ι’έναι τῆς δυσκολίας. οὐ μὴν οὐδ’ εῦ πέπραγα. ἐβουλόμην</text:p>
            <text:p text:style-name="P68">μὲν γὰρ εἷς χοῖρον μεταβαλεῖν αὐτόν, ὁ δέ τὸ σχῆμα οὕτως ὁμοῖον</text:p>
            <text:p text:style-name="P68">χοίρῳ ἤδη παρέχων, οὐ πολλοῦ ε”δειτο χοῖρος παντελῶς γενέσθαι.</text:p>
            <text:p text:style-name="Text_20_body"/>
            <text:p text:style-name="P68">ἐκ δέ πλαγίου βλέπων ἀεὶ πρὸς ’Ἀρειον κατὰ τοῦ δασέως τῶν</text:p>
            <text:p text:style-name="P68">ὀφρύων Χάριν εἴσομαί σοι πολλὴν ἐὰν μηδὲν περὶ ταῦτα λέγῃς. οὐ</text:p>
            <text:p text:style-name="P68">γὰρ θεμιτόν ἐστί μοι ἅπτεσθαι τῆς μαγικῆς ὡς ἐπὶ τὸ πολύ. ἐπι-</text:p>
            <text:p text:style-name="P68">τέτραμμαι δ’ ὀλίγον αὐτῆς, ῶς ἄρτι δέον ἐρευνᾶν σε καὶ κομίζειν τὰς</text:p>
            <text:p text:style-name="P68">σὰς ἐπιστολὰς καὶ τᾶλλα τοιαῦτα. ὅθεν μάλ’ ἐσπούδαζον ὑποστῆναι</text:p>
            <text:p text:style-name="P68">τοῦτο τὸ πρᾶγμα.</text:p>
            <text:p text:style-name="Text_20_body"/>
            <text:p text:style-name="P68">ἀλλ’ ὁ ’Άρειος Τί δέ, ἔφη, οὐ θεμιτὸν σοὶ μαγεύειν,·</text:p>
            <text:p text:style-name="Text_20_body"/>
            <text:p text:style-name="P68">ἐκεῖνος δέ Εἶὲν ἔφη. μαθητὴς γὰρ ῆν αὐτὸς ἐν (Υογοήτου, ἀλλ’</text:p>
            <text:p text:style-name="P68">ἐξέπεσον, ὡς τάληθὲς εἰπεῖν. καὶ ἄλλας τε δίκας ε”λαβον οἱ ἐν τέλει</text:p>
            <text:p text:style-name="P68">48 ΑΡΕῙΟΣ ΠΟΤΗΡ</text:p>
            <text:p text:style-name="P68">καί διέθραυσαν τὴν ἐμὴν ῥάβδον. ὁ δέ Διμπλόδωρος ἀνὴρ ὢν</text:p>
            <text:p text:style-name="P68"><text:soft-page-break/>καλοκάγαθὸς εἴασέ με μεῖναι θηρότροφον γενόμενον.</text:p>
            <text:p text:style-name="Text_20_body"/>
            <text:p text:style-name="P68">Ἀλλὰ διὰ τί ἐξέπεσες,’</text:p>
            <text:p text:style-name="Text_20_body"/>
            <text:p text:style-name="P68">ἐκεῖνος δέ Σχεδὸν ἀμφὶ βουλυτόν ἐστι καὶ αὔριον πράγματα ἡμῖν</text:p>
            <text:p text:style-name="P68">ἔσται πολλά. εἷς γὰρ ἄστυ δεῖ ἡμᾶς ἐλθόντας τὰ βιβλία πρίασθαί</text:p>
            <text:p text:style-name="P68">σοι καὶ τὰ λοιπά.</text:p>
            <text:p text:style-name="Text_20_body"/>
            <text:p text:style-name="P68">τὸν δέ τρίβωνα ἐκδυσάμενος καὶ πρὸς Ἄρειον ῥίψας Τούτῳ</text:p>
            <text:p text:style-name="P68">κεκαλυμμένος, ἔφη, κατακοιμήθητι. ἀλλὰ μὴ φρόντιζε εἰ κινεῖταί</text:p>
            <text:p text:style-name="P68">τι. τάχα μυγαλαῐ ἔτ’ εἶσί μοί τινες ἐν θυλακίῳ.</text:p>
            <text:p text:style-name="P68">τῆς δ’ ἐπιούσης ὁ ’Άρειος ἠγέρθη ἀμ’ ἥλιῳ ἀνίσχοντι. καί ᾐσθάνετο</text:p>
            <text:p text:style-name="P68">μὲν ἡμέρας ἤδη γενομένης, ὅμως δ’ οὐκ ἤθελε διοῖξαι τούς</text:p>
            <text:p text:style-name="P68">ὀφθαλμούς, ὡς παραινέσας ἑαυτῷ τοιάδε·</text:p>
            <text:p text:style-name="Text_20_body"/>
            <text:p text:style-name="P68">Ὠνειροπόλησα δήπου. ὅναρ γὰρ ἦλθέ μοι ἀνήρ τις πελώριος</text:p>
            <text:p text:style-name="P68">Ἁγριώδης ὀνόματι ἐρῶν ὡς φοιτήσω πρὸς παιδευτήριον μαγικόν.</text:p>
            <text:p text:style-name="P68">τούς δ’ ὀφθαλμοὺς ἀνοίξας εὖ οἶδ’ ὅτι πάλιν διαιτήσομαι ἐν τῷ</text:p>
            <text:p text:style-name="P68">σκευοφυλακίῳ τῶ οἴκοι.</text:p>
            <text:p text:style-name="Text_20_body"/>
            <text:p text:style-name="P68">κρότον δ’ ἄφνω ἤκουσε μέγαν, τῆς γε Πετουνίας, ὡς ᾤετο, τὴν</text:p>
            <text:p text:style-name="P68">θύραν κοπτούσης. καί πολλὴν έχων ἀθυμίαν τούς ὀφθαλμούς οὔπω</text:p>
            <text:p text:style-name="P68">ἀνέῳξεν, ἀγαπῶν ε”τι τὸ ἐνύπνιον.</text:p>
            <text:p text:style-name="Text_20_body"/>
            <text:p text:style-name="P68">τρὶς δ’ αὖ κροτοῦντος ἤκουσέ του.</text:p>
            <text:p text:style-name="Text_20_body"/>
            <text:p text:style-name="P68"><text:soft-page-break/>Καλῶς ἔχει, ἔφη, ἀνίσταμαι γάρ,</text:p>
            <text:p text:style-name="Text_20_body"/>
            <text:p text:style-name="P68">ἀναστὰς δέ καί τὸν Ἁγριώδους τρίβωνα μεθεὶς ᾔσθετο τοῦ θ’</text:p>
            <text:p text:style-name="P68">ἡλίου τὸ καλύβιον ἀκτῖσι φλέγοντος, καὶ λωφήσαντος τέλος τοῦ</text:p>
            <text:p text:style-name="P68">χειμῶνος, καὶ αὐτοῦ τοῦ Ἁγριώδους ε”τι κοιμωμένου ἐπὶ τῇ</text:p>
            <text:p text:style-name="P68">χαμεύνῃ ἤδη διεφθαρμένῃ, καὶ γλαυκὸς τῷ μέν ὄνυχι τὴν θυρίδα</text:p>
            <text:p text:style-name="P68">κροτούσης τῷ δέ ῥάμφει ἐφημερίδα ἐχούσης.</text:p>
            <text:p text:style-name="Text_20_body"/>
            <text:p text:style-name="P68">ἀνεπήδησεν οὖν οὕτως εὐδαιμονοῦντι συνειδὼς ἑαυτῷ ὡσεὶ ἀσκόν</text:p>
            <text:p text:style-name="P68">τις ε’πνευμάτου ὑπὸ τοῖς σπλάγχνοις. ἐλθὼν δ’ εὐθὺ τῆς θυρίδος καί</text:p>
            <text:p text:style-name="P68">ταχέως σπάσας ἀνέῳξεν αὐτήν. ἡ δὲ γλαῦξ εἴσω κατασκήπτουσα</text:p>
            <text:p text:style-name="P68">τὴν ἐφημερίδα μεθῆκεν ἐπὶ τὴν Ἁγριώδους κεφαλήν. ἀλλ’ ὁ μὲν οὐκ</text:p>
            <text:p text:style-name="P68">ἠγέρθη, ἐκείνη δέ πρὸς τοῦδαφος καταπτομένη ἐπετίθετο τῷ</text:p>
            <text:p text:style-name="P68">τρίβωνι αὐτοῦ.</text:p>
            <text:p text:style-name="Text_20_body"/>
            <text:p text:style-name="P68">“Άρειος δ’ ἀποσοβήσων αὐτήν Πέπαυσο, ἔφη, μὴ τοῦτο</text:p>
            <text:p text:style-name="P68">ποιήσῃς. ἡ δέ κροτήσασα ἀγρίως τὸ ῥάμφος πρὸς αὐτὸν οὐδέν</text:p>
            <text:p text:style-name="P68">ἐπαύσατο τοῦ κακὰ ποιῆσαι τὸν τρίβωνα.</text:p>
            <text:p text:style-name="Text_20_body"/>
            <text:p text:style-name="P68">καὶ μεγάλῃ τῇ φωνῇ *Ὠ Ἁγρίωδες, ἔφη, γλαῦξ ἐστίν</text:p>
            <text:p text:style-name="P68">50 ΑΡΕῙΟΣ ΠΟ ΤΗΡ</text:p>
            <text:p text:style-name="Text_20_body"/>
            <text:p text:style-name="P68">ἐκεῖνος δέ Μισθοδότει αὐτήν, ἔφη τονθορύζων, οὐδέν αὖ</text:p>
            <text:p text:style-name="P68">κινηθείς,</text:p>
            <text:p text:style-name="Text_20_body"/>
            <text:p text:style-name="P68">’Άρειος δέ Τί λέγεις,·</text:p>
            <text:p text:style-name="Text_20_body"><text:soft-page-break/></text:p>
            <text:p text:style-name="P68">καὶ ὑπολαβὼν ἐκεῖνος’ Μισθοδοτῆσαι γὰρ δεῖ αὐτὴν ἥ γ’</text:p>
            <text:p text:style-name="P68">ἐκόμισε τὴν ἐφημερίδα. βλέπε οῦν εἴσω τῶν θυλακίων μου.</text:p>
            <text:p text:style-name="Text_20_body"/>
            <text:p text:style-name="P68">ἀλλ’ ὁ τοῦ Ἁγριώδους τρίβων ἐφαίνετο ὅλος ἐκ θυλακίων συγ-</text:p>
            <text:p text:style-name="P68">κείμενος, ἕχων καὶ κοπτὰς λειμακοφθόρους καὶ σφαιρίδια σπαρ-</text:p>
            <text:p text:style-name="P68">τίου καὶ νώγαλα ἀπὸ μίνθης ἐσκευασμένα καὶ βύβλινα σακκίδια</text:p>
            <text:p text:style-name="P68">πρὸς τέϊον ῆθμοειδῆ. τέλος δέ ἐδράξατο νομίσματος καινοῦ.</text:p>
            <text:p text:style-name="Text_20_body"/>
            <text:p text:style-name="P68">Δὸς αὐτῇ, ἔφη, πέντε κονίδας.</text:p>
            <text:p text:style-name="Text_20_body"/>
            <text:p text:style-name="P68">9Ῑ·Ῑ καὶ κονίδας λέγεις;</text:p>
            <text:p text:style-name="Text_20_body"/>
            <text:p text:style-name="P68">Μικραίγ’ εἶσι καί χαλκαῖ.</text:p>
            <text:p text:style-name="Text_20_body"/>
            <text:p text:style-name="P68">ἀριθμήσαντος δέ πέντε χαλκία τοῦ Ἁρείου, ἡ γλαῦξ προῦτεινε</text:p>
            <text:p text:style-name="P68">πόδα δεξομένη αὐτὰ εἷς βαλλαντίδιον προσδεδεμένον ἐπ’ αὐτῷ.</text:p>
            <text:p text:style-name="P68">κάντεῦθεν οἴχεται ἐκπταμένη διὰ τὴν θυρίδα τὴν ἄρτι ἀνεῳγμένην.</text:p>
            <text:p text:style-name="Text_20_body"/>
            <text:p text:style-name="P68">Ἁγριώδης δ’ ε”χασκε, ἐσκορδινᾶτο, ἀνίστατο.</text:p>
            <text:p text:style-name="Text_20_body"/>
            <text:p text:style-name="P68">Ἀπιτέον εὐθὺ Λονδίνονδε· ἔχομεν γὰρ πολλὰ πράγματα περὶ</text:p>
            <text:p text:style-name="P68">τὰ ἐπιτήδειά σου· δεῖ πάντ’ ἀγοράζειν τὰ πρὸς παιδείαν.</text:p>
            <text:p text:style-name="Text_20_body"/>
            <text:p text:style-name="P68">ἀναστρέφοντι δέ Ἁρείῳ τὰ χαλκία καὶ βλέποντι πρὸς αὐτὰ</text:p>
            <text:p text:style-name="P68"><text:soft-page-break/>ἐπῆλθέ φρόνημα τι μάλ’ ἀηδές, ὡσεί τις νύξας συνέτρησεν αὐτῷ τὸν</text:p>
            <text:p text:style-name="P68">ἐντὸς ἀσκόν.</text:p>
            <text:p text:style-name="Text_20_body"/>
            <text:p text:style-name="P68">Εἰπέ μοι, ἔφη, ὧ Ἁγρίωδες</text:p>
            <text:p text:style-name="Text_20_body"/>
            <text:p text:style-name="P68">κάκεῖνος Τί δαί, ε”φη μεταξὺ ἐνδυόμενος τοὺς κοθόρνους.</text:p>
            <text:p text:style-name="Text_20_body"/>
            <text:p text:style-name="P68">’Ἄρειος δέ Οὐκ ε”στι μοι, ἔφη, ἀργυρίου οὐδέν. καὶ σύ χθιζὸς</text:p>
            <text:p text:style-name="P68">ἤκουσας τοῦ θείου οὐκ εἰπόντος δαπανήσειν οὐδὲν εἷς ε’μέ ἵνα</text:p>
            <text:p text:style-name="P68">μάθοιμι τὴν μαγικήν.</text:p>
            <text:p text:style-name="Text_20_body"/>
            <text:p text:style-name="P68">Οὐ φροντὶς σοὶ πρὸς τοῦτο, ἔφη. ἀνειστήκει γὰρ κνώμενος τὸ</text:p>
            <text:p text:style-name="P68">κράνιον. οὔκουν ᾔδησθα κληρονομῶν σὺ τοὺς τεκόντας τῆς οὐσίας,·</text:p>
            <text:p text:style-name="Text_20_body"/>
            <text:p text:style-name="P68">Ἀλλ’ εἷ διεφθάρη ἡ οἰκία αὐτῶν</text:p>
            <text:p text:style-name="Text_20_body"/>
            <text:p text:style-name="P68">ἐκεῖνος δ’ ὑπολαβών Τὸ χρυσίον οὐκ οἴκοι κατέθηκαν, ὦ</text:p>
            <text:p text:style-name="P68">μειράκιον. πρῶτον μὲν γὰρ ι’τέον εἷς Γριγγώτου, τράπεζαν τοῖς</text:p>
            <text:p text:style-name="P68">μάγοις. λαβέ ἀλλᾶντός τι, ψυχρὸν μὲν ὄν, ἀγαθὸν δ’ ὅμως. καὶ</text:p>
            <text:p text:style-name="P68">μάλιστ’ ὀρεγοίμην ἂν τοῦ σοῦ πλακοῦντος τοῦ τῶν γενεθλίων.</text:p>
            <text:p text:style-name="Text_20_body"/>
            <text:p text:style-name="P68">τΗ τραπέζας ἔχουσιν οἱ μάγοι,</text:p>
            <text:p text:style-name="Text_20_body"/>
            <text:p text:style-name="P68">Μίαν γε. τραπεζῖται δέ κόβαλοι.</text:p>
            <text:p text:style-name="Text_20_body"/>
            <text:p text:style-name="P68">’Ἁρειος δέ μεθεὶς μέρος τι τοῦ ἀλλᾶντος ἲΙΙ κόβαλοι, ἔφη.</text:p>
            <text:p text:style-name="Text_20_body"><text:soft-page-break/></text:p>
            <text:p text:style-name="P68">Πάνυ γε. ὥστ’ οὐδεὶς λῃστεύοι ἂν τὰ παρ’ αὐτοῖς, πιθοῦ μοι, εἰ</text:p>
            <text:p text:style-name="P68">μή γ’ ἄρα μαίνοιτο. μή τοι πνίγειν τούς κοβάλους, ὦ ’Άρειέ ἡ δ’ οὖν</text:p>
            <text:p text:style-name="P68">τράπεζα αὕτη χωρίον πάντων ἀσφαλέστατόν ἐστι τοῖς χρῆμά τι</text:p>
            <text:p text:style-name="P68">φυλάττεσθαι βουλομένοις πλὴν ἀμέλει τοῦ Ὑογοήτου. ἀλλ’ ἐγὼ</text:p>
            <text:p text:style-name="P68">ΠΕΡΙ ΤΟΥ ΣΤΕΝΩΠΟΥΔῙΑΓΟΝΤΟΣ 51</text:p>
            <text:p text:style-name="P68">ὀφείλω ἐπελθεῖν παρὰ τὸν Γριγγώτου ὑπέρ τοῦ Διμπλοδώρου περὶ</text:p>
            <text:p text:style-name="P68">τὰ Ὑογοήτου ὥν. καί ἑαυτὸν ἐξυπτιάζων Οὗτος γάρ, ἔφη, πολλάκις</text:p>
            <text:p text:style-name="P68">κατ’ ἔθος ἀξιοῖ με τὰ πλεῖστον διαφέροντα πρᾶξαι, οῖον τὸ συγ-</text:p>
            <text:p text:style-name="P68">κομίσαι σέ σωθέντα ῆ τὸ ἀπὸ Γριγγώτου ἐνεγκεῖν τι’ οἶδε γάρ με</text:p>
            <text:p text:style-name="P68">ἀξιόπιστον ὄντα. εἶα δή. ε”χεις τὰ πάντα;</text:p>
            <text:p text:style-name="Text_20_body"/>
            <text:p text:style-name="P68">ὁ δ’ Ἄρειος ἠκολούθησεν αὐτῷ ἐξιὼν ἐπὶ τὸν σκόπελον. αι’θρίας</text:p>
            <text:p text:style-name="P68">δ’ ἤδη γενομένης, καί πρὸς ἥλιον μαρμαιρούσης ἅμα τῆς ἁλός,</text:p>
            <text:p text:style-name="P68">εἶδε τὸν λέμβον τὸν Δουρσλείῳ μεμισθωμένον ε”τι παρόντα,</text:p>
            <text:p text:style-name="P68">καίπερ πολι) ἐν τῷ χείμωνι ἄντλον δεξάμενον.</text:p>
            <text:p text:style-name="Text_20_body"/>
            <text:p text:style-name="P68">ἕτερον δέ λέμβον οὐκ ι’δών Τίνι τρόπῳ, ἔφη, σύ γε θάλατταν</text:p>
            <text:p text:style-name="P68">διεπέρησας;</text:p>
            <text:p text:style-name="Text_20_body"/>
            <text:p text:style-name="P68">Διεπτόμην, ἔφη.</text:p>
            <text:p text:style-name="Text_20_body"/>
            <text:p text:style-name="P68">Διέπτου,</text:p>
            <text:p text:style-name="Text_20_body"/>
            <text:p text:style-name="P68">’Έγωγε ἀλλ’ ἐπαναπλεῦσαι χρὴ ἐν τῷδε· οὐκέτι γὰρ θεμιτόν μοι</text:p>
            <text:p text:style-name="P68">μαγεύειν νῦν δὴ σώσαντι σέ.</text:p>
            <text:p text:style-name="Text_20_body"><text:soft-page-break/></text:p>
            <text:p text:style-name="P68">καθημένων δ’ ἐν τῷ λέμβῳ, ὁ ’Άρειος ἀτενέσι τοῖς ὄμμασιν</text:p>
            <text:p text:style-name="P68">ε”βλεπε πρὸς τὸν Ἁγριώδη εἴ πως τοῦτον ἐν νῴ πλάττοι αἰωρού-</text:p>
            <text:p text:style-name="P68">μενον.</text:p>
            <text:p text:style-name="Text_20_body"/>
            <text:p text:style-name="P68">Ἀλλ’ οὐ πρέπει ἡμῖν ἐρεταὶ γενέσθαι, ἔφη ἐκ πλαγίου μάλ’ αὖθις</text:p>
            <text:p text:style-name="P68">βλέψας πρὸς αὐτόν. ἐὰν δέ σπεύδω τι ἡμῖν τὸν πλοῦν, οὐδενὶ</text:p>
            <text:p text:style-name="P68">τῶν ἐν Ὑογοήτου δεῖ σέ δηλῶσαι τοῦτο, εἴπερ σοὶ φίλον.</text:p>
            <text:p text:style-name="Text_20_body"/>
            <text:p text:style-name="P68">Οὐδαμῶς, ἔφη, σπεύδων αὐτὸς πλέον ἰδεῖν τῆς μαγικῆς. λαβόν-</text:p>
            <text:p text:style-name="P68">τος οῦν ἐκείνου πάλιν τὸ ἀλεξιβρόχιον τὸ φοινικοῦν, καὶ δὶς</text:p>
            <text:p text:style-name="P68">κρούσαντος ἐπὶ τὸν σκαλμὸν τὸ πλοῖον ἐτάχυνεν αὐτόματον πρὸς</text:p>
            <text:p text:style-name="P68">τὴν ἤπειρον.</text:p>
            <text:p text:style-name="Text_20_body"/>
            <text:p text:style-name="P68">Διὰ τί οὕτω μαίνοιτό τις ἂν λῃστεύειν πειρώμενος τὸν</text:p>
            <text:p text:style-name="P68">Γ ριγγώτου,·</text:p>
            <text:p text:style-name="Text_20_body"/>
            <text:p text:style-name="P68">Δι’ ἐπῳδὰς καὶ κηλήματα, ἧ δ’ ὃς ὁ Ἁγριώδης. δράκοντας γάρ</text:p>
            <text:p text:style-name="P68">φασι φυλάττειν τὰς χρυσοῦ κατώρυχας ἀβάτούς τ’ ούσας καὶ δυσ-</text:p>
            <text:p text:style-name="P68">προσόδους. ἡ γὰρ τράπεζα κάτω γῆς κεῖται ὡς ὀκτακόσια στάδια</text:p>
            <text:p text:style-name="P68">ὑπὸ τῶ Λονδίνῳ, κατωτέρω δὴ τοῦ Μετρό. ἐκφυγὼν γάρ τις λιμῷ</text:p>
            <text:p text:style-name="P68">ταχέως ἂν ἀπόλοιτο, κεῖ δύναιτο κλέψαι τι.</text:p>
            <text:p text:style-name="Text_20_body"/>
            <text:p text:style-name="P68">καὶ ’Ἀρειος μέν περὶ ταῦτα λογιζόμενος ἐκάθητο ἔτι, ὁ δ’</text:p>
            <text:p text:style-name="P68">(Αγριώδης τέως ἀνεγίγνωσκε τὴν ἐφημερίδα· <text:soft-page-break/>αὕτη δε Καθημερινός</text:p>
            <text:p text:style-name="P68">Μάντις ἔτυχε καλούμενη. ἐκεῖνος δὲ ὡς πολλάκις θεασάμενος τὸν</text:p>
            <text:p text:style-name="P68">θεῖον ἔμαθε βέλτιστον εῖναι μὴ ἐνοχλεῖν τοὺς ἐφημερίδα ἀναγιγν-</text:p>
            <text:p text:style-name="P68">ώσκοντας. ὅμως δ’ οὐ ῥᾴδιον τοῦτ’ ἐδόκει αὐτῷ τότε ποιεῖν, μυρία</text:p>
            <text:p text:style-name="P68">ἐρωτᾶν ε”τι σπουδάζοντι.</text:p>
            <text:p text:style-name="Text_20_body"/>
            <text:p text:style-name="P68">Ἁγριώδης δέ σιωπῇ πτυχὴν ἀναστρέψας τῆς ἐφημερίδος Οἱ περὶ</text:p>
            <text:p text:style-name="P68">μαγείας προβουλεύοντες, ἔφη, τῆς εἰωθυίας ἄρα ταραχῆς αἴτιοι.</text:p>
            <text:p text:style-name="P68">5 2 ΑΡΕΙοΣ ΠοΤΗΡ</text:p>
            <text:p text:style-name="Text_20_body"/>
            <text:p text:style-name="P68">Ἠ καὶ πρόβουλοι εἶσι τῆς μαγείας; ὁ γὰρ Ἄρειος τοῦτ’ εἷπε</text:p>
            <text:p text:style-name="P68">καίπερ δόξαν αὐτῷ οὐδέν ἐνοχλῆσαι.</text:p>
            <text:p text:style-name="Text_20_body"/>
            <text:p text:style-name="P68">Πῶς γὰρ οὔ, τὸν μέν γὰρ Διμπλόδωρον ἔχρῃζον ἀρχιπρόβουλον’</text:p>
            <text:p text:style-name="P68">τούτου δ’ οὐκ ἐθέλοντος ἀπαλλαγῆναι ἐξ Ὑογοήτου, πρόκειται</text:p>
            <text:p text:style-name="P68">Κορνήλιος Φουῖξ, γέρων ῶν καὶ γελωτοποιὸς εἴ τις ἄλλος. ὥστε</text:p>
            <text:p text:style-name="P68">βάλλει τὸν Διμπλόδωρον καθ’ ἡμέραν ταῖς γλαῦξι συμβουλευσ-</text:p>
            <text:p text:style-name="P68">όμενος δήπου.</text:p>
            <text:p text:style-name="Text_20_body"/>
            <text:p text:style-name="P68">Ἀλλα τί ποιοῦσιν οἱ τῆς μαγείας πρόβουλοι;</text:p>
            <text:p text:style-name="Text_20_body"/>
            <text:p text:style-name="P68">Τὸ ἔργον ἐστὶν αὐτοῖς ἐφ’ ὅσον ἐνδέχεται κωλύειν τοὺς</text:p>
            <text:p text:style-name="P68">Μυγάλους τοῦ μαθεῖν ὅτι φαρμακεῖς τε καὶ φαρμακίδες ὑπάρχ-</text:p>
            <text:p text:style-name="P68">ουσιν ε”τι πολλαχοῦ τῆς γῆς.</text:p>
            <text:p text:style-name="Text_20_body"/>
            <text:p text:style-name="P68">Τί δαί,</text:p>
            <text:p text:style-name="Text_20_body"/>
            <text:p text:style-name="P68"><text:soft-page-break/>’Ό τι,· Ἱ-Ῑράκλεις πάντες γὰρ οἱ Μύγαλοι, ὦ ’Άρειε, ἐφίειεν ἂν</text:p>
            <text:p text:style-name="P68">τοῖς μάγοις τὸ σφέτερον αὐτῶν. μὴ γένοιτο. βέλτιον γὰρ εἴ γ’ ἄρα</text:p>
            <text:p text:style-name="P68">ἐῶσιν ἡμᾶς.</text:p>
            <text:p text:style-name="Text_20_body"/>
            <text:p text:style-name="P68">ἐνταῦθα δ’ ὑποκρούσαντος τοῦ πλοίου τὰς τοῦ λιμένος χηλάς,</text:p>
            <text:p text:style-name="P68">συμπτύξαντος δ’ ἅμα τὴν ἐφημερίδα τοῦ Ἁγριώδους, ἐκβάντες ἐπὶ</text:p>
            <text:p text:style-name="P68">τὸν ἀναβαθμὸν λίθινον πρὸς τὴν ὁδὸν ἀνέβησαν.</text:p>
            <text:p text:style-name="Text_20_body"/>
            <text:p text:style-name="P68">βαδιζόντων δέ διὰ τὴν πολίχνην πρὸς τὸν σταθμὸν σιδηροδρομ-</text:p>
            <text:p text:style-name="P68">ικόν, οἱ πολῖται τόν γ’ Ἁγριώδη παριόντες κάρτ’ ἐθαύμαζον, οὐδ’</text:p>
            <text:p text:style-name="P68">ἀπροσδόκητον τοῦτ’ ἀπέβη ὡς Ἁρείῳ γοῦν ἐδόκει. καὶ γὰρ οὐ</text:p>
            <text:p text:style-name="P68">μόνον διπλάσιος ἦν τὸ ὕψος τοῦ ἐπιτυχόντος, ἀλλὰ καί δακτυλο-</text:p>
            <text:p text:style-name="P68">δεικτῶν ἀεὶ τὰ ἐν ὁδῷ ἐγκύκλια οἷον παρκόμετρο ἐβόα λέγων ὅτι</text:p>
            <text:p text:style-name="P68">Ἰδού, ὦ ’Ἀρειέ τῆς τῶν Μυγάλων εὐμηχανίας. παρκόμετρο γὰρ</text:p>
            <text:p text:style-name="P68">καλοῦσιν οἶ νῦν ’Έρμην ποιόν τινα ἐν ἄστει· ἔστι τοῖς ἀργύριον πολὺ</text:p>
            <text:p text:style-name="P68">διδοῦσι τὰ αὐτοκίνητα ὀχήματα παρ’ αὐτῷ ἐγκαταλείπειν ῥητὸν</text:p>
            <text:p text:style-name="P68">χρόνον.</text:p>
            <text:p text:style-name="Text_20_body"/>
            <text:p text:style-name="P68">ὁ δ’ οὖν ’Άρειος πνευστιῶν τι ὡς ὄπισθεν ἐπειγόμενος φθάσαι</text:p>
            <text:p text:style-name="P68">αὐτόν ῗΑρ’ εἶπας, ἔφη, δράκοντας εἶναι ἐν Γριγγώτου;</text:p>
            <text:p text:style-name="Text_20_body"/>
            <text:p text:style-name="P68">Λέγεταί γε. καὶ μὴν δράκοντα κεκτημένος ἐγὼ νὴ τὸν Ἀπόλλ-</text:p>
            <text:p text:style-name="P68">ωνα ἀγαπῴην ἄν.</text:p>
            <text:p text:style-name="Text_20_body"/>
            <text:p text:style-name="P68"><text:soft-page-break/>Τί παθὼν σύ ἀγαπῴης ἄν,-</text:p>
            <text:p text:style-name="Text_20_body"/>
            <text:p text:style-name="P68">Χρῄζων γε ἐκ παιδός. ἀλλ’ εἶα.</text:p>
            <text:p text:style-name="Text_20_body"/>
            <text:p text:style-name="P68">καὶπρὸς σταθμὸν ἀφικόμενοι ε”γνωσαν ἇμαξοστοιχίαν Λονδίνονδε</text:p>
            <text:p text:style-name="P68">ἐντὸς ὀλίγου μέλλειν ἀφορμήσειν. ἁμαξοστοιχία γὰρ ἠ τρένο</text:p>
            <text:p text:style-name="P68">καλεῖται τέρας τι σιδηροῦν καὶ πύρπνουν οῖον ἐξ αὐτομάτου ἐπὶ τρο-</text:p>
            <text:p text:style-name="P68">χίαις σιδηραῖς τρέχειν ἀτμῴ χρώμενον πρὸς τὸ κινεῖσθαι καθάπερ αἱ</text:p>
            <text:p text:style-name="P68">αιόλίπυλαι αἶ τοῦ Ἴ·Ῑρωος τοῦ Ἀλεξανδρέως. καί τὸ τρένο τοῦτο</text:p>
            <text:p text:style-name="P68">σύρει ἁμάξας πολλὰς ἐφ’ ῶν οἶ νῦν πανταχόσε τῆς χώρας ὀχοῦνται,</text:p>
            <text:p text:style-name="P68">ἀναβαίνοντες καὶ καταβαίνοντες ἐν τοῖς σταθμοῖς σιδηροδρομικοῖς. ὁ</text:p>
            <text:p text:style-name="P68">ΠΕΡΙ Τογ ΣΤΕΝΩΠΟΥ ΔιΑ ΓοΝτοΣ 53</text:p>
            <text:p text:style-name="P68">δ’ οὖνἉγριώδης ὡς μὴ ἐπιστάμενος δῆθεν τὸ μυγαλικὸν νόμισμα, τὰ</text:p>
            <text:p text:style-name="P68">κέρματα τῷ Ἁρείῳ ε”δωκεν ῶνησομένῳ τὰ πινάκια.</text:p>
            <text:p text:style-name="P68">οἱ δ’ ἐπὶ τῆς ἁμαξοστοιχίας καὶ μᾶλλον ἐθαύμαζον τὸν Ἁγριώδη</text:p>
            <text:p text:style-name="P68">δυοῖν χρώμενον δίφροις καὶ νηματοπλοκοῦντα χρῆμά τι μάλα</text:p>
            <text:p text:style-name="P68">κνηκὸν σκηνῇ ἐοικὸς Π αναθηναῖκῇ.</text:p>
            <text:p text:style-name="P68">Εἶτα τήν γ’ ἐπιστολὴν ἕχεις; εἶπε μεταξὺ ἀριθμῶν τὰ τοῦ</text:p>
            <text:p text:style-name="P68">ῥάμματος.</text:p>
            <text:p text:style-name="P68">λαβόντος δ’ αὐτὴν τοῦ Ἁρείου ἀπὸ θυλακίου Βαβαί, ἔφη. κατά-</text:p>
            <text:p text:style-name="P68">λογος ε”νεστι τῶν ἐπιτηδείων ἁπάντων.</text:p>
            <text:p text:style-name="P68">’Άρειος δέ ἀναπτύξας δεύτερόν τι βύβλινον ὃ πρώην ε”τυχε λαθὸν</text:p>
            <text:p text:style-name="P68">αὐτὸν ἀνεγίγνωσκε τάδε’</text:p>
            <text:p text:style-name="P68">ΥΟΓΟΗΤΟΥ ΠΑῙΔΕΥΤΗΡΙΟΝ ΜΑΓΕῙΑΣ ΚΑΙ</text:p>
            <text:p text:style-name="P68">ΓΘΗ ΤΕΙΑΣ</text:p>
            <text:p text:style-name="P68">στολή</text:p>
            <text:p text:style-name="P68">ὑπὸ τῶν πρωτοπείρων φερέσθω τάδε·</text:p>
            <text:p text:style-name="P68"><text:soft-page-break/>α’ τρίβωνες γ’ μέλανες</text:p>
            <text:p text:style-name="P68">β’πῖλος α’κωνοειδὴς μέλας τῆς ἡμέρας φορητός</text:p>
            <text:p text:style-name="P68">γ’χειρίδες β’σωτήριαι ἐκ δέρματος δρακοντείου</text:p>
            <text:p text:style-name="P68">ἐσκευασμέναι ἢ ἄλλου τοιούτου</text:p>
            <text:p text:style-name="P68">δ’φᾶρος α’χειμερινὸν πόρπας ἔχον ἀργυρᾶς</text:p>
            <text:p text:style-name="P68">παρεχέτω μαθητὴς ἕκαστος τὰ ἱμάτια τῷ ἑαυτοῦ ὀνόματι</text:p>
            <text:p text:style-name="P68">πεποικιλμένα.</text:p>
            <text:p text:style-name="P68">βιβλία ῥητά</text:p>
            <text:p text:style-name="P68">ὑφ’ ἑκάστου μαθητοῦ φερέσθω τάδε·</text:p>
            <text:p text:style-name="P68">Μιράνδης Φαττοφόντου ἐπῳδῶν βίβλος ἡ τοῖς ἀπείροις</text:p>
            <text:p text:style-name="P68">νενομισμένη</text:p>
            <text:p text:style-name="P68">Βαθίλδης Σακκοβόλου συγγραφὴ μαγική</text:p>
            <text:p text:style-name="P68">Ἀδαλβέρτου Ὑοφάλαγγος ἐπιστήμη μαγική</text:p>
            <text:p text:style-name="P68">Ἠμερικοῦ Μεταβολέως ὑφήγησις τῶν μεταβολῶν τοῖς</text:p>
            <text:p text:style-name="P68">ἀπείροις προκειμένη</text:p>
            <text:p text:style-name="P68">Φυλλίδης Εὐρῶτος περὶ χιλίων φαρμάκων βοτανικῶν καὶ</text:p>
            <text:p text:style-name="P68">μυκητίνων</text:p>
            <text:p text:style-name="P68">Ἀρρηνίου Κοτυλίσκου περὶ τῶν φίλτρων καί τῶν ποτῶν</text:p>
            <text:p text:style-name="P68">μαγικῶν</text:p>
            <text:p text:style-name="P68">Σαλαμάνδρου Σκαμανδρίου περὶ τῶν θηρίων τῶν μὴ ὄντων</text:p>
            <text:p text:style-name="P68">καὶ ποῦ γῆς ἐξευρετέα ἐστίν</text:p>
            <text:p text:style-name="P68">Κουεντίνου Τρίμοντος περὶ τοῦ ἀμύνεσθαι ἢ τὰ σκοτεινά.</text:p>
            <text:p text:style-name="P68">54 ΑΡΕΙΟΣ Πο ΤΗΡ</text:p>
            <text:p text:style-name="P68">σκευὴ ἄλλη</text:p>
            <text:p text:style-name="P68">ῥάβδος α’</text:p>
            <text:p text:style-name="P68">λέβης α’μολυβδοχάλκου, νενομισμένος μέγεθος β’</text:p>
            <text:p text:style-name="P68">φιάλαι ὑάλιναι ἦ κρυστάλλιναι</text:p>
            <text:p text:style-name="P68">τηλεσκόπιον α’</text:p>
            <text:p text:style-name="P68">τρυτάνη α’χαλκῆ</text:p>
            <text:p text:style-name="Text_20_body"/>
            <text:p text:style-name="P68">πρὸς τούτοις ἐξέστω τοῖς μαθηταῖς φέρειν ἢ γλαῦκα ἢ αἴλουρον</text:p>
            <text:p text:style-name="Text_20_body"/>
            <text:p text:style-name="P68"><text:soft-page-break/>ἢ φρύνην.</text:p>
            <text:p text:style-name="Text_20_body"/>
            <text:p text:style-name="P68">ὑπομνησθέντων οἱ γονεῖς τοῦ μὴ ἐξεῖναι τοῖς πρωτοπείροις ἴδια</text:p>
            <text:p text:style-name="Text_20_body"/>
            <text:p text:style-name="P68">ἔχειν τὰ σάρα.</text:p>
            <text:p text:style-name="P68">ἐννοῶν δ’ ὁ ’Άρειος πρὸς ἑαυτὸν φΑρα πάρεστιν, ἔφη, πάντα</text:p>
            <text:p text:style-name="P68">πρίασθαι ταῦτα ἐν Λονδίνῳ;</text:p>
            <text:p text:style-name="Text_20_body"/>
            <text:p text:style-name="P68">Εὶ’γ’ οἶδέ τις ὅποι δεῖ ἐλθεῖν, εἶπεν ὁ Ἁγριώδης ἀποκρινόμενος.</text:p>
            <text:p text:style-name="Text_20_body"/>
            <text:p text:style-name="P68">&gt;κ</text:p>
            <text:p text:style-name="Text_20_body"/>
            <text:p text:style-name="P68">ὁ μὲν γὰρ ’Άρειος πρότερον Λονδίνονδε οὐκ ἐληλύθει, Ἁγριώδης δέ</text:p>
            <text:p text:style-name="P68">ἐδόκει τήν γ’ ὁδὸν εὖ εἰδέναι ἀλλ’ οὗ τί δεῖ ποιεῖν τοὺς εἰθισμένους</text:p>
            <text:p text:style-name="P68">ὁδοιποροῦντας. οὐ γὰρ ῥᾴδιον ἦν αὐτῷ ἀνέχεσθαι τὰ τοῦ Μετρὸ ὡς</text:p>
            <text:p text:style-name="P68">θλιβόμενός τε τῷ θυρίῳ περιστρεφομένῳ καὶ πιεζόμενος διὰ τὴν</text:p>
            <text:p text:style-name="P68">τῶν δίφρων στενότητα καὶ ἀνιώμενος τῇ τοῦ τρένο βραδύτητι. ἀνθ’</text:p>
            <text:p text:style-name="P68">ὧν ἤκουσας ἂν αὐτοῦ τραχυφώνου τὴν πραγματείαν ἀεῖ</text:p>
            <text:p text:style-name="P68">ἐπιτιμῶντος.</text:p>
            <text:p text:style-name="Text_20_body"/>
            <text:p text:style-name="P68">Οὐκ οἶδ’ ἐγώ, ἔφη, ὅπως δὴ οἱ Μύγαλοι βίον ἄγουσιν ἄνευ τῆς</text:p>
            <text:p text:style-name="P68">μαγικῆς. ἀναβάντες δ’ ἅμα ἐπὶ κλίμακος μόλις κυλιομένης εἷς ὁδὸν</text:p>
            <text:p text:style-name="P68">ἐξίκοντο πωλητηρίοις ἑκατέρωθεν κεκρασπεδωμένην.</text:p>
            <text:p text:style-name="Text_20_body"/>
            <text:p text:style-name="P68">πάμμεγας δ’ ὢν ὁ Ἁγριώδης ῥᾳδίως διώθει τοὺς ἐν ὁδῷ ἀθροι-</text:p>
            <text:p text:style-name="P68"><text:soft-page-break/>ζομένους ὥστε μὴ ἔργον εἶναι τῷ Ἁρείῳ συνακολουθοῦντι.</text:p>
            <text:p text:style-name="P68">παρελθόντες δέ βιβλιοπώλας μὲν ἐθεάσαντο καὶ μουσικοπώλας καὶ</text:p>
            <text:p text:style-name="P68">ἀλλαντοπώλας καὶ κινηματογράφους, ῥαβδοπώλην δέ οὐδένα ἦν</text:p>
            <text:p text:style-name="P68">ι’δεῐν οὐδαμοῦ. πληθυούσης γὰρ τῆς ὁδοῦ ἀνθρώπων τῶν ἐπιτυχ-</text:p>
            <text:p text:style-name="P68">όντων, ούδέν ἂν εἶδες ἐκεῖ εἰ μὴ τὰ κοινὰ καί τὰ δημώδη. καῖ εἷς</text:p>
            <text:p text:style-name="P68">ἑαυτόν Κᾷτα σωρός ἐστιν, ἔφη, χρυσοῦ τοῖς μάγοις κάτω τεθαμ-</text:p>
            <text:p text:style-name="P68">μένος καί ὑπὸ ποσὶ πολλὰ στάδια ὑποκείμενος; ἧ ἀληθῶς</text:p>
            <text:p text:style-name="P68">ὑπάρχουσιν οἱ τάς τ’ ἐπῳδῶν βίβλους καὶ τὰ σάρα πωλοῦντες, τί</text:p>
            <text:p text:style-name="P68">ἐμποδῶν ἄρ’ ἐστι τὸ μὴ ἀποβαίνειν τὰ πάντα εἰς παιδιάν τινα τοῖς</text:p>
            <text:p text:style-name="P68">Δουρσλείοις μεμηχανημένην, εἷ γὰρ μὴ συνῄδει αὐτοῖς μηδαμῶς</text:p>
            <text:p text:style-name="P68">διακειμένοις πρὸς τὸ γελωτοποιεῖν, τοιοῦτό τι τάχ’ ἂν ἐνενόησεν εἷς</text:p>
            <text:p text:style-name="P68">ἑαυτόν. καίτοι οὐκ ε”στιν ὅπως οὐ πιστεύσει τῷ Ἁγριώδει καίπερ</text:p>
            <text:p text:style-name="P68">πολλὰ καὶ ἄπιστα ἥδη τερατευσαμένῳ.</text:p>
            <text:p text:style-name="P68">ΠΕΡΙ ΤΟΥΣΤΕΝΩΠΟΥΔΙΑΓΟΝΤΟΣ 55</text:p>
            <text:p text:style-name="Text_20_body"/>
            <text:p text:style-name="P68">ὁ δέ Τοῦτ’ ἐκεῖνο, ἔφη, τὸν Λέβητα Διάβροχον λέγω. ἐπίσημον</text:p>
            <text:p text:style-name="P68">γάρ ἐστι.</text:p>
            <text:p text:style-name="Text_20_body"/>
            <text:p text:style-name="P68">τοῦτο δὲ πανδοκεῖον ἦν οὕτω στενὸν καὶ αὐχμοῦ πλέων ὥστε καὶ</text:p>
            <text:p text:style-name="P68">λαθεῖν ἂν τὸν ”Ἀρειον εἴπερ Ἁγριώδης μὴ ἔδειξε τῴ δακτύλῳ. οἱ</text:p>
            <text:p text:style-name="P68">γὰρ ἀεὶ ταχὺ παριόντες δι’ οὐδενὸς ἐποιοῦντο, τὴν ὄψιν τρεπόμενοι</text:p>
            <text:p text:style-name="P68">ἀπὸ βιβλιοπωλείου πρὸς μουσικοπωλεῐον ὡς ἐκ θατέρου εἰς τὸ</text:p>
            <text:p text:style-name="P68">ἕτερον ἠρέμα ὑπαγόμενοι ὥσπερ ἂν εἶ τὸ πανδοκεῖον μὴ εἶδον. ὥστε</text:p>
            <text:p text:style-name="P68"><text:soft-page-break/>ξύννοιαν εἶχεν εἴγ’ ἄρα, τὸ παραδοξότατον, αὐτὸς καὶ ὁ Ἁγριώδης</text:p>
            <text:p text:style-name="P68">μόνοι οἷοίτ’ εἰσιν ἰδεῖν αὐτό, οἱ δ’ ἄλλοι οὔκ. ὁ δ’ οὖν Ἁγριώδης</text:p>
            <text:p text:style-name="P68">εἴσω ἤγαγεν αὐτὸν ε”τι μέλλοντα ἐρεῖν τι περὶ τοῦτο.</text:p>
            <text:p text:style-name="Text_20_body"/>
            <text:p text:style-name="P68">τὸ δὲ πανδοκεῖον περιθρύλητον μὲν ἦν, κατά γε τὸ εἰρημένον,</text:p>
            <text:p text:style-name="P68">αὐχμηρὸν δέ καῖ μάλα σκοτεινόν. ἄλλοτε μέν γὰρ γρᾴδια ἂν εἶδες</text:p>
            <text:p text:style-name="P68">οὐ πολλὰς ἐν μυχῷ καθημένας καὶ πινούσας τοῦ Μονεμβασίας</text:p>
            <text:p text:style-name="P68">οἴνου ἐκ ποτηριδίων, κάν ταύταις μίαν τινὰ καπνιζομένην καπνο-</text:p>
            <text:p text:style-name="P68">σύριγγα, ἄλλοτε δέ ἀνθρωπίσκον πιλίδιον φοροῦντα ὑψηλὸν καὶ</text:p>
            <text:p text:style-name="P68">διαλεγόμενον τῷ καπήλῳ, ἀνθρώπῳ γέροντι καὶ πάνυ φαλακρῷ καὶ</text:p>
            <text:p text:style-name="P68">μάλιστα καρύῳ που ἐοικότι ῥητινώδει. εἰσελθόντων δ’ οῦν τοῦ</text:p>
            <text:p text:style-name="P68">Ἁγριώδους καί τοῦ Ἁρείου, οἶ εἴσω εὐθὺς ἐσιώπησαν παυσάμενοι</text:p>
            <text:p text:style-name="P68">τοῦ μετ’ ἀλλήλων λαλεῖν. πάντες γὰρ, ὡς ἐφαίνετο, γνωρίσαντες</text:p>
            <text:p text:style-name="P68">ἐκεῖνον ἠσπάζοντο, δεξιούμενοι χερσὶ καὶ μειδιῶντες.</text:p>
            <text:p text:style-name="Text_20_body"/>
            <text:p text:style-name="P68">ὁ δέ κάπηλος τέως ποτηρίου ἐπιλαβόμενος Τὸ ξύνηθες, ἔφη, ὦ</text:p>
            <text:p text:style-name="P68">Ἁγρίωδες;</text:p>
            <text:p text:style-name="Text_20_body"/>
            <text:p text:style-name="P68">Οὐ θεμιτόν, ἔφη. ὅλος γάρ εἶμι περὶ τὰ τοῦ ρΥογοήτου, τρίβων ἅμα</text:p>
            <text:p text:style-name="P68">τὸν τοῦ Ἁρείου ὦμον οὕτω βιαίως ὥστε γνὺξ πεσεῖν κεκροτημένον.</text:p>
            <text:p text:style-name="Text_20_body"/>
            <text:p text:style-name="P68">ἐκεῖνος δέ Ἡράκλεις, ἔφη, ὀξὺ δεδορκὼς πρὸς τὸν “Αρειον.</text:p>
            <text:p text:style-name="P68">οὐκοῦν οὗτος ἀλλ’ οὗτος</text:p>
            <text:p text:style-name="Text_20_body"><text:soft-page-break/></text:p>
            <text:p text:style-name="P68">ἀποσιωπήσαντος δ’ αὐτοῦ, σιωπῇ πάντες οἱ παρόντες ἐγένοντο</text:p>
            <text:p text:style-name="P68">εὐφημίαν ἄφνω παρέχοντες.</text:p>
            <text:p text:style-name="Text_20_body"/>
            <text:p text:style-name="P68">ὁ δέ γέρων Κοινὸς Ἑρμῆς, ἔφη ψιθυρίζων. ι’δοὺ ὁ πάνυ ’Ἁρειος</text:p>
            <text:p text:style-name="P68">Ποτῆρ, βαβαῖ τῆς εὐεργεσίας.</text:p>
            <text:p text:style-name="Text_20_body"/>
            <text:p text:style-name="P68">καί ὡρμήθη ἀπὸ τῆς τραπέζης ἀσπασόμενος αὐτόν· τῆς δέ χειρὸς</text:p>
            <text:p text:style-name="P68">λαβόμενος πόλλ’ ἐδακυρρόει.</text:p>
            <text:p text:style-name="Text_20_body"/>
            <text:p text:style-name="P68">Χαῖρε, ἔφη, ὦ μέγιστε, χαῖρ’ ὦ τᾶν, κατελήλυθας γάρ.</text:p>
            <text:p text:style-name="Text_20_body"/>
            <text:p text:style-name="P68">ὁ δ’ οὐκ ᾔδει τί προσήκει λέγειν, τῶν τ’ ἄλλων πρὸς αὐτὸν</text:p>
            <text:p text:style-name="P68">ἰταμὸν βλεπόντων, καὶ τῆς γραὸς καπνιζούσης μὲν ἔτι, λαθομένης</text:p>
            <text:p text:style-name="P68">δέ τῆς καπνοσύριγγος ἤδη ἐσβεσμένης. ὁ μὲν οῦν Ἁγριώδης πάνυ</text:p>
            <text:p text:style-name="P68">ἐμειδία τῷ προσώπῳ.</text:p>
            <text:p text:style-name="Text_20_body"/>
            <text:p text:style-name="P68">καὶ ἐντεῦθεν κρότος ἦν πολὺς τῶν δίφρων ἀπωθουμένων, καὶ ἐν</text:p>
            <text:p text:style-name="P68">ἀκαρεῖ ’Ἁρειος ἐφαίνετο ἀντιδεξιούμενος ἅπαντας τοὺς ἐν τῷ</text:p>
            <text:p text:style-name="P68">πανδοκείῳ.</text:p>
            <text:p text:style-name="P68">56 ΑΡΕιοΣ Πο ΤΗΡ</text:p>
            <text:p text:style-name="Text_20_body"/>
            <text:p text:style-name="P68">ἡ μὲν γὰρ Ἰδού, ἔφη. Δωρίς εἶμι Κροκόφορος. ὡς γέγηθα ἐξ</text:p>
            <text:p text:style-name="P68">ἀπροδοκήτου συνοῦσα σοί.</text:p>
            <text:p text:style-name="Text_20_body"/>
            <text:p text:style-name="P68">ἄλλος δέ Ὡς ἀγάλλομαι, ἔφη, ἀγάλλομαι δή.</text:p>
            <text:p text:style-name="Text_20_body"/>
            <text:p text:style-name="P68"><text:soft-page-break/>ἄλλος δέ τις Ἐπὶ μήκιστον ἔγωγ’ ἐδεόμην δεξιοῦσθαι σέ. παν-</text:p>
            <text:p text:style-name="P68">τοῖος γάρ εἶμι.</text:p>
            <text:p text:style-name="Text_20_body"/>
            <text:p text:style-name="P68">ἄλλος δ’ αὖ τις Ὡς ἥδομαι, ἔφη, ὦ τᾶν, καῖ χαίρομαι κεύφραίνο-</text:p>
            <text:p text:style-name="P68">μαι. τοῦνομά ἐστί μοι Δίγλωττος, Δαίδαλος Δίγλωττος.</text:p>
            <text:p text:style-name="Text_20_body"/>
            <text:p text:style-name="P68">καί ὁ Ἄρειος Τὸ πρίν γε, ἔφη, ἑώρακά σε· προσεκύνησας γάρ μέ</text:p>
            <text:p text:style-name="P68">ποτε ἀγοράζοντα, καί ἐν τούτῳ ἐκεῖνος οὕτως ἐταράχθη ὥστε τὸ</text:p>
            <text:p text:style-name="P68">πιλίδιον ἀποπεσεῖν.</text:p>
            <text:p text:style-name="Text_20_body"/>
            <text:p text:style-name="P68">Μέμνηται δῆτα, ε”φη βοῶν καὶ περιβλέπων ἅμα πρὸς τούς</text:p>
            <text:p text:style-name="P68">ἄλλους. ἆρ’ ὴκούσατε,“ μέμνηταί μου δή.</text:p>
            <text:p text:style-name="Text_20_body"/>
            <text:p text:style-name="P68">συχνάκις οὖν ε”δει τὸν Ἄρειον ἀντιδεξιοῦσθαι τοῦς τ’ ἄλλους καὶ</text:p>
            <text:p text:style-name="P68">τὴν Δωρίδα ἀεὶ ἄπληστον ἐπανιοῦσαν.</text:p>
            <text:p text:style-name="Text_20_body"/>
            <text:p text:style-name="P68">κᾷτα νεανίας τις προσεχώρησεν. τὸ δέ πρόσωπον ὠχρὸς ὢν</text:p>
            <text:p text:style-name="P68">ἐδόκει εἷς τοσοῦτο φόβου ἀφικέσθαι ὥστε τῶν ὀμμάτων τὸ ἕτερον</text:p>
            <text:p text:style-name="P68">λίαν γενέσθαι σκαρδαμυκτικόν.</text:p>
            <text:p text:style-name="Text_20_body"/>
            <text:p text:style-name="P68">καὶ ὁ Ἁγριώδης Ἰδού, ἔφη, ὁ σοφιστὴς Κίουρος. οὗτος γὰρ εἷς</text:p>
            <text:p text:style-name="P68">ἔσται σοι τῶν ἐν Ὑογοήτου ῥητόρων.</text:p>
            <text:p text:style-name="Text_20_body"/>
            <text:p text:style-name="P68">ὁ δέ Κίουρος Ὦ Ποποποτέρ, ἔφη. τούτου γὰρ ἂν ἤκουσας πάνυ</text:p>
            <text:p text:style-name="P68">βαττολογοῦντος ταύτὰ στοιχεῖα δὶς ἦ τρὶς φθεγγομένου ὅποτε</text:p>
            <text:p text:style-name="P68">λόγου τινὸς ἄρχοιτο. λαμβάνων δ’ οὖν τῆς Ἁρείου <text:soft-page-break/>χειρός Ὧ</text:p>
            <text:p text:style-name="P68">Ποποτέρ, ἔφη, οὐ οὗ δεδίδαχά σε ὅσον γε γέγηθα δεδορκώς, ὡς</text:p>
            <text:p text:style-name="P68">ἤδη ἔδει δηλαδὴ δεδυνῆσθαι.</text:p>
            <text:p text:style-name="Text_20_body"/>
            <text:p text:style-name="P68">ὁ δ”Άρειος Ποίαν τινά, ἔφη, μαγικὴν σύ διδάσκεις, ὦ σοφιστὰ</text:p>
            <text:p text:style-name="P68">Κίουρε,·</text:p>
            <text:p text:style-name="Text_20_body"/>
            <text:p text:style-name="P68">Τήν γε φυλακικὴν τὴν πρὸς τὰ σκοτεινὰ δόγματα, εἶπε μασ-</text:p>
            <text:p text:style-name="P68">ταρύζων που ῶς ἄρα νομίζων τὰ τοιαῦτα οὐ πάνυ φροντίδος ἄξια.</text:p>
            <text:p text:style-name="P68">Οὐ μὴν οὐδέ, ἔφη, σύ γε, ὦ Ποτέρ, κινδυνεύεις ἀπορεῖν ἐκείνης τῆς</text:p>
            <text:p text:style-name="P68">τέχνης. καὶ ἐγέλασεν ἄλλως ὡς ε”τι φοβούμενός τι· ἀναλαβὼν δ’</text:p>
            <text:p text:style-name="P68">εἶπεν ὅτι Εἶτα ἦλθες ἀγορασόμενος τὰ σκεύη; κάμὲ δεῖ ξυλλαβεῖν</text:p>
            <text:p text:style-name="P68">βίβλον νέον ἐκδεδομένην περὶ τῶν Λαμιῶν. ὑπερεκπεπλῆχθαι δ’</text:p>
            <text:p text:style-name="P68">ἐφαίνετο καῖ ἐννοῶν τὰς τοιαύτας.</text:p>
            <text:p text:style-name="Text_20_body"/>
            <text:p text:style-name="P68">τοῦτον δ’ οἱ ἄλλοι οῦκ ἐβούλοντο ἐᾶν σφετερίζεσθαι τὸν ’Ἀρειον</text:p>
            <text:p text:style-name="P68">ἀπαλλάξασθαι οὖν αὐτῶν πρῶτον μέν οὗ ῥᾴδιον ἦν· τέλος δέ ὁ</text:p>
            <text:p text:style-name="P68">Ἁγριώδης ἐδυνήθη ὀξύτερον φθέγξασθαι ὥστε δεῖν ἅπαντας δὴ</text:p>
            <text:p text:style-name="P68">ἀκροᾶσθαι αὐτοῦ καίπερ οὐ μετρίως ε”τι λαλοῦντας.</text:p>
            <text:p text:style-name="Text_20_body"/>
            <text:p text:style-name="P68">Ἀπιτέον δή, ἔφη, πολλὰ γὰρ χρὴ ἀγοράζεσθαι. εἶα, ὦ Ἅρειε.</text:p>
            <text:p text:style-name="Text_20_body"/>
            <text:p text:style-name="P68">καὶ τῆς Δωρίδος πανύστατον δεξιωσαμένης τὸν Ἄρειον,</text:p>
            <text:p text:style-name="P68">ἐξήγαγεν αὐτὸν διὰ τὸ πανδοκεῖον εἰς αὐλήν. στενὴ δ’ ἦν καὶ εὖ</text:p>
            <text:p text:style-name="P68"><text:soft-page-break/>ΠΕΡΙ ΤΟΥΣΤΕΝΩΠΟΥΔΙΑΓΟΝΤΟΣ 57</text:p>
            <text:p text:style-name="P68">τετειχισμένη, ἀλλ’ οὐκ εἶδες ἂν ἐκεῖ οὐδὲν εἰ μὴ δοχεῖον φορυτοῦ</text:p>
            <text:p text:style-name="P68">καῖ φυτὰ ὀλίγα καὶ φαῦλα.</text:p>
            <text:p text:style-name="Text_20_body"/>
            <text:p text:style-name="P68">ἐνταῦθα δέ Ἁγριώδης πρὸς τὸν ’Ἀρειον βλέψας ἐγέλασεν,</text:p>
            <text:p text:style-name="P68">Οὔκουν, ἔφη, τάληθὲς ε”λεγον; οὔκουν περιβόητος εἶ σύ, καὶ γὰρ</text:p>
            <text:p text:style-name="P68">αὐτὸς ὁ πάνυ Κίουρος ε”τρεμε σπουδὴν ποιησάμενος πολλὴν τοῦ</text:p>
            <text:p text:style-name="P68">μετὰ σοῦ συνεῖναι. οὐ μὴν ἀλλ’ ὡς ἐπὶ τὸ πολὺ τρέμειν φιλεῖ.</text:p>
            <text:p text:style-name="Text_20_body"/>
            <text:p text:style-name="P68">Εἶτα φίλον ἐστὶν αὐτῷ, ἦ δ’ ὃς ὁ ’Ἁρειος, ὑπερφοβεῖσθαι,</text:p>
            <text:p text:style-name="Text_20_body"/>
            <text:p text:style-name="P68">Πάνυ γε. σοφώτατος μὲν γάρ ἐστι, κακοδαίμων δέ· τὰ μὲν τῶν</text:p>
            <text:p text:style-name="P68">βίβλων μανθάνων ἀτεχνῶς, εἷς τοσοῦτο καλῶς δὴ ἔπραττε·</text:p>
            <text:p text:style-name="P68">αὐτόπτης δέ τῶν ὄντων πειραθεὶς γενέσθαι ἐνιαύσιος περιενόστ-</text:p>
            <text:p text:style-name="P68">ησε καὶ οὕτω Λαμιῶν λέγεται ἐν τῇ Μελαίνῃ ’Ύλῃ ἐντετυχηκέναι</text:p>
            <text:p text:style-name="P68">καὶ πράγματα ἄλλως ἐσχηκέναι Γ ραίᾳ προσομιλήσας, ὅθεν ὑπὸ</text:p>
            <text:p text:style-name="P68">φόβου οὐ μετρίως τεταραγμένος τὴν γνώμην παντοῖος γεγενῆσθαι.</text:p>
            <text:p text:style-name="P68">ὥστε φοβεῖσθαι καῖ τοὺς μαθητὰς καί τὴν ι’δίαν τέχνην. λοιπόν, ποῦ</text:p>
            <text:p text:style-name="P68">τὸ ἀλεξιβρόχιόν μοι;</text:p>
            <text:p text:style-name="Text_20_body"/>
            <text:p text:style-name="P68">ἀλλ’ ὁ μὲν ’Άρειος πάνυ ἠπόρει ἐννοῶν τὰς Λαμίας καῖ τὰς</text:p>
            <text:p text:style-name="P68">Γραίας, ἐκεῖνος δ’ ἀμέλει τὰς πλίνθους ἀριθμῶν ἐτύγχανε τὰς τοῦ</text:p>
            <text:p text:style-name="P68">ὑπὲρ τὸ δοχεῖον τείχους καὶ πρὸς ἑαυτὸν λέγων ’Ἁνω τρεῖς, ἔφη, εἷς</text:p>
            <text:p text:style-name="P68">πλάγιον δύο. καλῶς ε”χει δῆτα. ἀπόστηθι, ὦ <text:soft-page-break/>Ἅρειε.</text:p>
            <text:p text:style-name="Text_20_body"/>
            <text:p text:style-name="P68">κρούσαντος δέ τρῖς ἄκρῳ τῷ ἀλεξιβροχίῳ, ἡ πλίνθος ἡ κεκρου-</text:p>
            <text:p text:style-name="P68">μένη ἐκινεῖτό τι, ἐλυγίζετο μὲν οὖν τὴν μέσην ἔστε ὀπὴ ἐφάνη. καὶ</text:p>
            <text:p text:style-name="P68">ταύτης ἐν ἀκαρεῖ πολλῷ εὐρυτέρας γενομένης, βλέπουσι πρὸς</text:p>
            <text:p text:style-name="P68">ἆψίδα ἄρτι φαινομένην δι’ ἢς ῥᾴδιον ἦν καί τῷ Ἁγριώδει εἰσιέναι.</text:p>
            <text:p text:style-name="P68">καὶ πέραν αὐτῆς στενωπὸν ἦν ι’δεῖν λιθόστρωτον, λυγισμοὺς καὶ</text:p>
            <text:p text:style-name="P68">στροφὰς παρέχοντα ἐφ’ ὅσον ἐνεδέχετο διορᾶν.</text:p>
            <text:p text:style-name="Text_20_body"/>
            <text:p text:style-name="P68">Χαῖρε, ἦ δ’ ὃς ὁ Ἁγριώδης. ι’δοὺ ὁ Στενωπὸς Δίαγων.</text:p>
            <text:p text:style-name="Text_20_body"/>
            <text:p text:style-name="P68">ταραττομένου δέ τοῦ Ἁρείου κατεγέλασέ που. καὶ διὰ τῆς</text:p>
            <text:p text:style-name="P68">ἁψίδος προῦχώρησαν. ἀναστρεψάμενος δέ πρὸς τοῦπισω ὁ ’Ἀρειος</text:p>
            <text:p text:style-name="P68">ἐθαύμασε τὸ παράδοξον τοῦ πράγματος ι’δῶν τὴν ἀψίδα πάλιν εἷς</text:p>
            <text:p text:style-name="P68">τεῖχος ἀφανίζεσθαι ἤδη στερεώμενον.</text:p>
            <text:p text:style-name="Text_20_body"/>
            <text:p text:style-name="P68">λέβητας δὲ πολλοὺς ἐν ἡλίῳ εἶδον ἀποστίλβοντας ἔξω τοῦ ἐν</text:p>
            <text:p text:style-name="P68">ποσὶ πωλητηρίου. καὶ ἐπὶ σημείῳ ὑπὲρ αὐτῶν κρεμασθέντι ἦν</text:p>
            <text:p text:style-name="P68">ἀναγιγνώσκειν τάδε· λέβητες παντοδαποί· χαλκοῖ, χαλκοειδεῖς,</text:p>
            <text:p text:style-name="P68">ἀργυροῖ, ἀργυροειδεῖς, αὐτοτορυνητοί, πτυκτοί.</text:p>
            <text:p text:style-name="Text_20_body"/>
            <text:p text:style-name="P68">Ἁγριώδης δέ Καὶ μήν, ἔφη, ὠνητέος ’γ’ ἐστὶν ἡμῖν λέβης, ἀλλὰ</text:p>
            <text:p text:style-name="P68">πρῶτον δεῖ τάργύριον σοὶ λαβεῖν,</text:p>
            <text:p text:style-name="Text_20_body"/>
            <text:p text:style-name="P68">τῷ δ’ Ἁρείῳ ἐδόκουν οὐκέτι διαρκεῖν οἶ ὀφθαλμοὶ αὐτοῦ δύο</text:p>
            <text:p text:style-name="P68"><text:soft-page-break/>ὄντες ὡς μάλιστα δεομένῳ ἄλλων εἷς ὀκτώ. καῖ γὰρ ἐκεῖσε</text:p>
            <text:p text:style-name="P68">κάκεῖσε ἐπιστρεφόμενος ἀνὰ τὴν ὁδὸν ὡς τὰ πάνθ’ ἅμα θεασ-</text:p>
            <text:p text:style-name="P68">όμενος, τοῦτο μὲν τούς τε πωλοῦντας αὐτοὺς εἶδε καὶ τὰ πράσιμα,</text:p>
            <text:p text:style-name="P68">58 ΑΡΕΙΟΣ Πο ΤΗΡ</text:p>
            <text:p text:style-name="P68">τοῦτο δέ τούς ἀγοράζοντας. ἐκ γὰρ τούτων εἶδον παριόντες</text:p>
            <text:p text:style-name="P68">γυναῖκά τινα ἀνανεύουσαν καὶ λέγουσαν ὅτι Ἶ-Ῑπαρ δρακόντειον</text:p>
            <text:p text:style-name="P68">κατὰ κύαθον ἑπτακαίδεκα ζαγκλῶν κορυβαντιῶσι δή.</text:p>
            <text:p text:style-name="P68">ἐνταῦθα δέ ψόφον ἥκουσαν λεῖον ὥς τινος κικκαβαῦ κικκαβαῦ</text:p>
            <text:p text:style-name="P68">ἠρέμα ἠχοῦντος ἀπὸ πωλητηρίου ζοφεροῦ. ὃ καὶ σημεῖον παρεῖχε</text:p>
            <text:p text:style-name="P68">τοιόνδε· γλαυκοπωλεῐόν εἰμι τοῦ Εὕλοπος, πρίω ἐνθάδε αἰγωλίους</text:p>
            <text:p text:style-name="P68">στρίγας βουβῶνας σκῶπας ὤτους βούφους ἀσκαλάφους ἐλεοὺς</text:p>
            <text:p text:style-name="P68">κικκάβας. καί ἔπειτα ὁ Ἄρειος εἶδε μειράκιά τινα ἡλικιώτας αὐτοῦ</text:p>
            <text:p text:style-name="P68">οἵπερ τὰς ῥῖνας παρεῖχον πρὸς ὕαλον πιεζομένας βλέποντες πρὸς</text:p>
            <text:p text:style-name="P68">σάρα ἀτενέσι τοῖς ὀφθαλμοῖς. ἤκουσε δέ τινος φθεγγομένου Ἰδού, ὁ</text:p>
            <text:p text:style-name="P68">νέος Ὑπερνεφελὸς Δισχιλιοστὸς θάττων ὢν ἁπάντων τῶν πρὸ τοῦ.</text:p>
            <text:p text:style-name="P68">καὶ πανταχοῦ ἦν ἰδεῖν τὰ πωλητὰ οἷον τηλεσκοπικὰ ἢ τεχνήματα</text:p>
            <text:p text:style-name="P68">ἀργυρᾶ καὶ πάνυ ξενικὰ αὐτῷ ὡς οὐπώποθ’ ἑωρακότι ἢ σπλῆνας</text:p>
            <text:p text:style-name="P68">νυκτερίδων ἢ ὀφθαλμοὺς ἐγχελύων κατ’ ἀγγεῖα ἀποκειμένους ἢ</text:p>
            <text:p text:style-name="P68">βιβλία ἐπῳδικὰ ἐπὶ βιβλίοις ἐπισφαλῶς σεσωρευμένα ἢ γραφίδας</text:p>
            <text:p text:style-name="P68">τε καὶ διφθέρας ἦ φιάλας φαρμάκου ἢ σφαίρας σεληνιακὰς ἥ</text:p>
            <text:p text:style-name="P68">ἐνταῦθα δὴ ὁ Ἁγριώδης ὑπολαβὼν τὸν Γριγγώτου ἔδειξεν. πρὸς</text:p>
            <text:p text:style-name="P68"><text:soft-page-break/>γὰρ οἰκοδόμημά τι ἀφίκοντο λευκὸν καὶ τὰ ἕτερα οἰκίδια πολλῶ</text:p>
            <text:p text:style-name="P68">ὑπερτέλλον. καί πρὸ θυρῶν - χαλκαῖ δ’ ἦσαν καί ξεσταί- τῷ</text:p>
            <text:p text:style-name="P68">Ἁρείῳ ι’δόντι τινὰ στολῇ φοίνικι καί χρυσῷ ποικίλῃ ἠμφιεσμένον</text:p>
            <text:p text:style-name="P68">καῖ μέλλοντι αἰτήσειν ὅποιός ἐστιν ὁ Ἁγριώδης Κόβαλος δῆτα,</text:p>
            <text:p text:style-name="P68">ε”φη σιωπῇ. ἐβάδιζον δ’ ἤδη ὡς αὐτὸν ἐπὶ τὴν τοῦ οἰκήματος</text:p>
            <text:p text:style-name="P68">προσανάβασιν. ὁ δέ τῇ κεφαλῇ μικρότερος ὢν τοῦ Ἁρείου τόν</text:p>
            <text:p text:style-name="P68">πώγωνα εῖχεν ὀξὺν καὶ τὸ πρόσωπον μέλαν τε καὶ ὡς ἀνδρὸς</text:p>
            <text:p text:style-name="P68">σοφωτέρου. τοὺς δὲ δακτύλους καὶ τοὺς πόδας Ἄρειος ε”γνω ὑπερ-</text:p>
            <text:p text:style-name="P68">μήκεις ὄντας. ὁ δ’ εἰσιόντας αὐτοὺς προσεκύνησε. καὶ ἔνδον γεν-</text:p>
            <text:p text:style-name="P68">όμενοι ε”βλεπον πρὸς θύρας ἑτέρας ἀργυρᾶς οὔσας. ἐνεγέγραπτο</text:p>
            <text:p text:style-name="P68">δ’ ἐπ’ αὐταῖς τάδε’</text:p>
            <text:p text:style-name="P68">Γριγγώτου δόμος εἰμ’, ὦ ξεῖνε· σύ δ’ εἴσιθι χαίρων</text:p>
            <text:p text:style-name="P68">μὴ φιλόχρυσος ἄγαν μήτε φιλάργυρος ὧν.</text:p>
            <text:p text:style-name="P68">εἷ δ’ ἀφέλοις ἀδίκως τᾶνδον καῖ ἀνάξια πλάσσοις,</text:p>
            <text:p text:style-name="P68">τούτων χρὴ διδόναι διπλασίαν σέ δίκην.</text:p>
            <text:p text:style-name="P68">εἰ δ’ ἄρα λῃστεύσων ἐθέλεις δῦναι κατὰ γαίης</text:p>
            <text:p text:style-name="P68">ἀλλότριόν τε λαβεῖν ἀργύριον μελετᾷς,</text:p>
            <text:p text:style-name="P68">κεί κλέψαι τι νοεῖς ἐμέ, δεῖ φοβέεσθαι</text:p>
            <text:p text:style-name="P68">μὴ προσιὼν σύ τυχῇς οὐ μόνον ἀργυρίου.</text:p>
            <text:p text:style-name="P68">Ὡς εἴρηκα, ε”φη ὁ Ἁγριώδης, οὐδεὶς λῃστεύοι ἂν τὰ παρ’</text:p>
            <text:p text:style-name="P68">αὐτοῖς, εἴγε μὴ μαίνοιτο δήπου.</text:p>
            <text:p text:style-name="P68">ΠΕΡΙ ΤΟΥΣΤΕΝΩΠΟΥΔῘΑῙῸΝΤΟΣ 59</text:p>
            <text:p text:style-name="P68">κοβάλων δέ δυοῖν προσκυνησάντων, εἰσελθόντες διὰ τὰς ἀργυρᾶς</text:p>
            <text:p text:style-name="P68">θύρας εἰς αὐλὴν μεγάλην καῖ μαρμαρίνην, κατέλαβον αὐτόθι</text:p>
            <text:p text:style-name="P68">κοβάλους ὡς ἕκατον ἐπὶ σκολυθρίοις καθημένους ὑψηλοῖς, τούς</text:p>
            <text:p text:style-name="P68">μέν ἐπὶ βίβλους μεγάλας λόγους συγγράφοντας, <text:soft-page-break/>τοὺς δ’ ἀργύρια</text:p>
            <text:p text:style-name="P68">ἀριθμοῦντας καὶ ἱστάντας τρυτάναις χαλκαῖς, ἄλλους δέ λιθίδια</text:p>
            <text:p text:style-name="P68">ὑπὸ διόπτρων ἐξετάζοντας, ἄλλους δ’ αὖ πρὸ τῶν θυρῶν μυρίων</text:p>
            <text:p text:style-name="P68">οὐσῶν παρεστῶτας ὅπως εἷς τὰ οἰκήματα μυρία εἰσδέχοιντο τούς</text:p>
            <text:p text:style-name="P68">εἰσιέναι ἦ ἐξιέναι ἀεὶ βουλομένους. προσέβησαν δ’ οὖν ἐκεῖνοι ἐπὶ</text:p>
            <text:p text:style-name="P68">τὴν τράπεζαν.</text:p>
            <text:p text:style-name="Text_20_body"/>
            <text:p text:style-name="P68">προσειπὼν δέ κόβαλόν τινα ὅστις εἰς τὴν διακονίαν ε”τυχε πρό-</text:p>
            <text:p text:style-name="P68">χειρος ὤν, Χαῖρε, ε”φη ὁ Ἃγριώδης. ἥκομεν παρ’ ὑμᾶς ἀπαιτῆσαί τι</text:p>
            <text:p text:style-name="P68">βουλόμενοι τῶν χρημάτων τῶν ἐν τῷ ζυγάστρῳ τῷ τοῦ Ἁρείου</text:p>
            <text:p text:style-name="P68">Ποτῆρος παρακατατεθεμένων.</text:p>
            <text:p text:style-name="Text_20_body"/>
            <text:p text:style-name="P68">Κλῇδα γὰρ, ἔφη, ὤνθρωπε, ε”χεις δήπου,</text:p>
            <text:p text:style-name="Text_20_body"/>
            <text:p text:style-name="P68">’Ἐχω γε, ἦ δ’ ὃς ὁ Ἁγριώδης, εἴπερ δυνατὸν εὑρεῖν αὐτήν. καὶ ἐκ</text:p>
            <text:p text:style-name="P68">τοῦ κόλπου ἀφελκύσας διπυρίτας οὐκ ὀλίγου σκυλακοτροφικοῦς</text:p>
            <text:p text:style-name="P68">εὐρῶτι πολλῷ κατασαπέντας, κατὰ τὸ ἐκείνου γραμματεῖον διασ-</text:p>
            <text:p text:style-name="P68">πείρων έτυχεν. ἐν δέ τούτῳ ὁ μέν κόβαλος τὰ μέτωπ’ ἀνέσπα</text:p>
            <text:p text:style-name="P68">ἀνιώμενος, ὁ δ’ ’Άρειος ἐθεᾶτο τὸν ἐν δεξιᾷ αὐτοῦ· ἵστατο γὰρ</text:p>
            <text:p text:style-name="P68">σωρὸν λυχνιτῶν ἀνθρακιαῖς ὁμοιοτάτων τὸ τε μέγεθος καὶ τὴν</text:p>
            <text:p text:style-name="P68">λαμπρότητα.</text:p>
            <text:p text:style-name="Text_20_body"/>
            <text:p text:style-name="P68">τέλος δέ ’Έχω δῆτα, ε”φη ὁ Ἀγριώδης, κλεῖν δεικνὺς μικρὰν καὶ</text:p>
            <text:p text:style-name="P68">χρυσῆν.</text:p>
            <text:p text:style-name="Text_20_body"/>
            <text:p text:style-name="P68"><text:soft-page-break/>ἐκεῖνος δέ συντόνως ἐξετάσας Καλῶς ἔχει, ἔφη, ὥς γε φαίν-</text:p>
            <text:p text:style-name="P68">εται.</text:p>
            <text:p text:style-name="Text_20_body"/>
            <text:p text:style-name="P68">Καὶ μὴν ἐπιστολὴν ἔχω, ἔφη, παρὰ τοῦ σοφιστοῦ Διμπλοδώρου,</text:p>
            <text:p text:style-name="P68">τοῦ σεμνοῦ μεστὸς ὢν καὶ ἐξυπτιάζων ἑαυτόν. Ἐν γὰρ αὐτῇ λέγει</text:p>
            <text:p text:style-name="P68">τι περὶ τοῦ ἀπορρήτου ἐκείνου τοῦ ἐν τῇ ἑπτακοσιοστῇ καῖ τρισκαι-</text:p>
            <text:p text:style-name="P68">δεκάτῃ κατώρυχι.</text:p>
            <text:p text:style-name="Text_20_body"/>
            <text:p text:style-name="P68">ἀναγνοὺς δ’ αὐτὴν ἀκριβῶς ὁ κόβαλος πρὸς Ἁγριώδη πάλιν</text:p>
            <text:p text:style-name="P68">παρέδωκεν.</text:p>
            <text:p text:style-name="Text_20_body"/>
            <text:p text:style-name="P68">Εἶὲν, ἔφη. κελεύσω οὖν τινὰ καταγαγεῖν ὑμᾶς εἰς τὰς κατώ-</text:p>
            <text:p text:style-name="P68">ρυχας. ὦ οὗτος, Γριφοῦχε.</text:p>
            <text:p text:style-name="Text_20_body"/>
            <text:p text:style-name="P68">ὁ δέ Γ ριφοῦχος ἄλλος τις ἦν κόβαλος. Ἁγριώδης δέ τὰς διπυρ-</text:p>
            <text:p text:style-name="P68">ίτας ἀποθέμενος ὑπὸ κόλπον μεθ’ Ἁρείου εἵπετ’ αὐτῷ ὑφηγουμένῳ</text:p>
            <text:p text:style-name="P68">σφισί πρὸς μίαν τῶν αὐλείων θυρῶν.</text:p>
            <text:p text:style-name="Text_20_body"/>
            <text:p text:style-name="P68">’Άρειος δέ Ποῖόν ἐστιν ἄρα, ἔφη, ἐκεῖνο τὸ ἀπόρρητον τὸ τῆς</text:p>
            <text:p text:style-name="P68">ἑπτακοσιοστῆς καὶ τρισκαιδεκάτης κατώρυχος,</text:p>
            <text:p text:style-name="Text_20_body"/>
            <text:p text:style-name="P68">Οὐ θεμιτὸν εἰπεῖν, ἦ δ’ ὃς ὁ Ἁγριώδης αἰνιττόμενος. μάλιστα</text:p>
            <text:p text:style-name="P68">γὰρ ἄρρητόν ἐστιν ἄτε περὶ τῶν Ὑογοήτου πραγμάτων ὅν. τοσοῦτο</text:p>
            <text:p text:style-name="P68">60 ΑΡΕιοΣ Πο ΤΗΡ</text:p>
            <text:p text:style-name="P68">γὰρ ἐπίστευσέ μοι ὁ Διμπλόδωρος, πλὴν ἀλλ’ οἴχεταί μοι ἡ δόξα</text:p>
            <text:p text:style-name="P68">τῆς τέχνης, εἴτι λέγοιμι.</text:p>
            <text:p text:style-name="Text_20_body"/>
            <text:p text:style-name="P68"><text:soft-page-break/>ἀνοίξαντος δὲ τοῦ Γριφούχου τὴν θύραν αὐτοῖς, εἰσῇσαν εἰς</text:p>
            <text:p text:style-name="P68">διαδρομὴν στενὴν οὖσαν καῖ λιθόστρωτον - μαρμαρίνην γὰρ</text:p>
            <text:p text:style-name="P68">ἤλπιζεν ε”σεσθαι ὁ “Αρειος - καὶ ὑπὸ δᾳδῶν καταλαμπομένην. αὕτη</text:p>
            <text:p text:style-name="P68">δ’ ἡ ἄτραπος καταντὴς οὐσα καὶ πάνυ ἐπικλινὴς κάτω ἔφερε,</text:p>
            <text:p text:style-name="P68">τροχιὰς μικρὰς καὶ σιδηροδρομικὰς χαμαὶ παρέχουσα. σημάναν-</text:p>
            <text:p text:style-name="P68">τος δ’ ἐκείνου συρίγματι, ἅμαξα βαιὰ κατὰ τροχιὰς ᾖξε πρὸς</text:p>
            <text:p text:style-name="P68">αὐτούς, οἱ δέ εἰσέβησαν - τοῦτο δ’ οὐ ῥᾴδιον ἦν τῷ γ’ Ἁγριώδει</text:p>
            <text:p text:style-name="P68">μεγάλῳ πεφυκότι - καί ἰδοῦ ἀφωρμήθησαν.</text:p>
            <text:p text:style-name="Text_20_body"/>
            <text:p text:style-name="P68">καὶ τὸ πρῶτον διὰ λαβύρινθον ἐφέροντο· ὥστε οὐχ οἷοί τ’ ῆσαν</text:p>
            <text:p text:style-name="P68">τὰ τῆς ὁδοῦ κομιδῇ ἀπομαθεῖν ἅτε πανταχόσε στρεφόμενον ἡ γὰρ</text:p>
            <text:p text:style-name="P68">ἅμαξα ᾄττει τότε μὲν πρὸς ἀριστερὰν τότε δέ πρὸς δεξιὰν ἐκεῖσε</text:p>
            <text:p text:style-name="P68">κάκεῖσε εἶτ’ ἐκεῖσε καί τὸ δεῦρο καὶ δεῦρι καῦθις ἐκεῖσε δρομαίως</text:p>
            <text:p text:style-name="P68">ἐλαύνουσα ἐξ αὐτομάτου, ὡς ἐφαίνετο, τοῦ γοῦν Γριφούχου οὐ</text:p>
            <text:p text:style-name="P68">κυβερνῶντος.</text:p>
            <text:p text:style-name="Text_20_body"/>
            <text:p text:style-name="P68">ἀλλ’ ὁ ’Ἁρειος τοῦς μὲν ὀφθαλμοὺς πάνυ ἤλγει ὑπ’ ἀνέμου παρα-</text:p>
            <text:p text:style-name="P68">πνεύοντος αὐτούς, ὅμως δ’ οὐκ ἕμυσεν. πλὴν ἀλλ’ ἀθρῶν ποτε</text:p>
            <text:p text:style-name="P68">πῦρός τι, περιέστρεψε πρὸς τούπίσω τὸν τράχηλον εἴ πως δράκοντα</text:p>
            <text:p text:style-name="P68">τύχοι ἰδὼν πυριγενῆ, καί οὕτω ἔφθασεν αὐτὸν ἡ ἅμαξα καῖ</text:p>
            <text:p text:style-name="P68">κατωτέρω καταβαίνουσα. ἐντεῦθεν δὴ παριόντες λίμνην ὑπόγειον</text:p>
            <text:p text:style-name="P68">κατεῖδον σταλαγμίτας τε καῖ σταλακτίτας ἀπὸ τοῦ τ’ ἐδάφους καὶ</text:p>
            <text:p text:style-name="P68">τῆς ὀροφῆς μεγάλους γεγενημένους.</text:p>
            <text:p text:style-name="Text_20_body"><text:soft-page-break/></text:p>
            <text:p text:style-name="P68">ὁ δέ θἈρειος μεγάλῃ τῇ φωνῇ ὡς ε”δει βοῆσαι διὰ τὸ ἄγαν ψοφεῖν</text:p>
            <text:p text:style-name="P68">τὴν ἅμαξαν Οὐδέποτε, ἔφη, συνῆκα καθ’ ὅ τι διαφέρουσιν ἀλλήλοις</text:p>
            <text:p text:style-name="P68">οἱ σταλαγμῖται καὶ οἱ σταλακτῖται.</text:p>
            <text:p text:style-name="Text_20_body"/>
            <text:p text:style-name="P68">Ἁγριώδης δέ Τὸ σταλαγμίτης, ἔφη, μῦ ε”χει δήπου. ἀλλὰ νῦν δὴ</text:p>
            <text:p text:style-name="P68">ἀντὶ τῶν πάντων ἀλλαξαίμην ἂν τὸ μὴ φιλοσοφεῖν ἐπεὶ σφόδρα</text:p>
            <text:p text:style-name="P68">ναυτιῶ.</text:p>
            <text:p text:style-name="Text_20_body"/>
            <text:p text:style-name="P68">καὶ ὕπωχρος δὴ ἐφαίνετο γενόμενος. καὶ ἐπειδὴ ἡ ἅμαξα τέλος</text:p>
            <text:p text:style-name="P68">οὐκέτι κινουμένη εἱστήκει πρὸ θυριδίου τινός, καί τότ’ αὐτὸν ε”δει</text:p>
            <text:p text:style-name="P68">ἐκβάντα τείχει ἐπερείδεσθαι ὅπως μὴ τὰ γόνατα τοσοῦτο τρέμοι.</text:p>
            <text:p text:style-name="Text_20_body"/>
            <text:p text:style-name="P68">ὁ δέ Γριφοῦχος ἀνέῳξε τὸ θυρίδιον τῇ κλῄδι. καὶ εὐθὺς καπνὸς</text:p>
            <text:p text:style-name="P68">πολὺς καὶ χλωρὸς ἄνω ἐχώρει’ ἐπειδὴ δ’ ἀπῃθρίασεν ὁ ’Άρειος</text:p>
            <text:p text:style-name="P68">κέχηνεν ε”νδον ἰδὼν χρυσία τε καὶ ἀργύρια σωρηδὸν κατακείμενα καί</text:p>
            <text:p text:style-name="P68">πόλλ’ ε”τι χαλκία τῶν κονίδων καλουμένων.</text:p>
            <text:p text:style-name="Text_20_body"/>
            <text:p text:style-name="P68">ὁ δ’ Ἁγριώδης γελάσας Σὰ γάρ, ἔφη, ἐκεῖνα πάντα.</text:p>
            <text:p text:style-name="Text_20_body"/>
            <text:p text:style-name="P68">ἀλλ’ ὁ ’Άρειος ἐνόμιζε θαῦμ’ ἀνέλπιστον εἶναι ὅτι τοσαῦτά ἐστίν</text:p>
            <text:p text:style-name="P68">οἱ χρήματα. δῆλον γὰρ ὅτι οἱ Δούρσλειοι γνόντες τι περὶ τούτων</text:p>
            <text:p text:style-name="P68">ἀφείλοντ’ ἂν αὐτὰ θᾶττον ἢ δύναιτο ἄν τις σκαρδαμύξαι. πολλάκις</text:p>
            <text:p text:style-name="P68">ΠΕΡΙ ΤΟΥΣΤΕΝΩΠΟΥ ΔῙΑῘῸΝΤΟΣ 61</text:p>
            <text:p text:style-name="P68">γὰρ ἐκείνους ἤκουσε ποτνιάσασθαι φάσκοντας <text:soft-page-break/>ὅσον χρὴ ἀναλίσκειν</text:p>
            <text:p text:style-name="P68">εἰς τὸ τρέφεσθαι αὐτόν. οὐσίαν δ’ ἄρα τοσαύτην ἐκ πολλοῦ χρόνου</text:p>
            <text:p text:style-name="P68">ὑπάρξαι αὐτῷ ὑπὸ Λονδίνῳ κάτω κεκρυμμένην.</text:p>
            <text:p text:style-name="Text_20_body"/>
            <text:p text:style-name="P68">ὁ δ’ Ἁγριώδης ἐβοήθει αὐτῷ ἐντιθεὶς ἅμα ὀλίγα κέρματα</text:p>
            <text:p text:style-name="P68">μαρσίππῳ.</text:p>
            <text:p text:style-name="Text_20_body"/>
            <text:p text:style-name="P68">Γ αλεῶται, ε”φη διηγούμενος, τὰ χρυσία ἐστί· γαλεώτην μὲν γὰρ</text:p>
            <text:p text:style-name="P68">ποιοῦσιν ἑπτακαίδεκα ἀργυραῖ ζαγκλαί, ζαγκλὴν δέ εἴκοσιν ἐννέα</text:p>
            <text:p text:style-name="P68">κονίδες. ἄλλο τι ἢ ῥᾴδιον,· καλῶς ἔχει. τάδε μὲν γὰρ διαρκέσει σοὶ</text:p>
            <text:p text:style-name="P68">εἷς δύο περιόδους. τᾶλλα ἐν ἀσφαλεῖ ἕσται. ἐπιστρεφόμενος δέ</text:p>
            <text:p text:style-name="P68">πρὸς τὸν Γριφοῦχον ’Ἁγε δή, ἔφη. κατίωμεν πρὸς τὴν κατώρυχα</text:p>
            <text:p text:style-name="P68">τὴν ἑπτακοσιοστὴν καὶ τρισκαιδεκάτην. καῖ πρὸς θεῶν ὅπως</text:p>
            <text:p text:style-name="P68">βραδύτερον ε’λᾷς.</text:p>
            <text:p text:style-name="Text_20_body"/>
            <text:p text:style-name="P68">ὁ δ’ Ἀδύνατον, ἔφη, οὐ γὰρ χωρεῖὴ ἅμαξα εἰ μὴ κατὰ τάχος.</text:p>
            <text:p text:style-name="Text_20_body"/>
            <text:p text:style-name="P68">καὶ κατωτέρω ἥδη κατέβαινον καί ε”τι θᾶττον ἤλαυνον.</text:p>
            <text:p text:style-name="P68">ᾀττούσης δέ τῆς ἀμάξης καί καμπτούσης τοὺς τῆς διαδρομῆς</text:p>
            <text:p text:style-name="P68">ἀγκῶνας, ὁ ἀὴρ ἀεὶ ψυχρότερος ἐγίγνετο περῖ αὐτῶν. διαβαινούσης</text:p>
            <text:p text:style-name="P68">δέ φάραγγα ὑπόγειον, ὁ μὲν ’Άρειος ὑπέρ τοῦ τοίχου παρέκυψεν ὡς</text:p>
            <text:p text:style-name="P68">θέλων κατιδεῖν τί ἐστιν ὑπὸ ζόφον ἐν τῷ πυθμένι, ὁ δ’ Ἁγριώδης</text:p>
            <text:p text:style-name="P68">στενάγματι τὴν χεῖρα ἐπιθεὶς τῷ τραχήλῳ ἀφείλκυσεν αὐτόν.</text:p>
            <text:p text:style-name="Text_20_body"/>
            <text:p text:style-name="P68"><text:soft-page-break/>ἡ τοίνυν κατῶρυξ ἡ ἑπτακοσιοστὴ καὶ τρισκαιδεκάτη ὀπὴν οὐκ</text:p>
            <text:p text:style-name="P68">εἶχε πρὸς κλεῖν.</text:p>
            <text:p text:style-name="Text_20_body"/>
            <text:p text:style-name="P68">Ἀπόστητε, ἔφη ὁ Γριφοῦχος σεμνυνόμενος ἑαυτόν. καί</text:p>
            <text:p text:style-name="P68">ἠρέμα ἐψηλάφησεν τὸ θυρίδιον ἑνὶ τῶν δακτύλων ὑπερμήκων. τὸ δ’</text:p>
            <text:p text:style-name="P68">ἀτεχνῶς ἀπέτηξεν.</text:p>
            <text:p text:style-name="Text_20_body"/>
            <text:p text:style-name="P68">Εἰ δέ τις, ἔφη, μὴ Γριγγώτου κόβαλος ὢν ἐπιχειρήσειε τοῦτο</text:p>
            <text:p text:style-name="P68">ποιῆσαι, διὰ θύρας ῥοφηθείς ε”νδον ἂν εἴργοιτο.</text:p>
            <text:p text:style-name="Text_20_body"/>
            <text:p text:style-name="P68">τῷ δ’ Ἁρείῳ αἰτήσαντι ὅσακις σκοποίη εἴ τις ε”νδον εἴη Σχεδόν,</text:p>
            <text:p text:style-name="P68">ε”φη μάλ’ ἀηδῶς γελάσας, δι’ ἐνιαυτοῦ δεκάτου.</text:p>
            <text:p text:style-name="Text_20_body"/>
            <text:p text:style-name="P68">ὁ δέ ἅτε πεπεισμένος δεῖν θαυμαστόν τι ὡς σφόδρα ἐντὸς τῆσδε</text:p>
            <text:p text:style-name="P68">τῆς κατώρυχος κεῖσθαι οὕτως ὀχυρᾶς οὔσης καὶ δυσπροβάτου,</text:p>
            <text:p text:style-name="P68">πολλῇ σπουδῇ προῦκυψεν ἐλπίζων λιθίδια καθάπερ τὰ μεμυθευμένα</text:p>
            <text:p text:style-name="P68">ὄψεσθαι εἴγ’ ἄλλο μηδέν’ ἀλλὰ πρῶτον μὲν κενὸν δὴ ἐνόμιζεν εἶναι</text:p>
            <text:p text:style-name="P68">τὸ οἴκημα, ε”πειτα δέ κατεῖδε μικρόν τι χαμαὶ κείμενον· αὐχμηρὸν</text:p>
            <text:p text:style-name="P68">δ’ ἦν καὶ χάρτῃ κιρρῴ κεκαλυμμένον. ἀναλαβὼν δὲ τοῦτο</text:p>
            <text:p text:style-name="P68">Ἁγριώδης εἰς κόλπον ἀπέθετο. ὁ δ’ Ἄρειος μάλιστα μὲν ἐβούλετο</text:p>
            <text:p text:style-name="P68">μαθεῖν τί ἐστι, κατεσιώπησε δ’ ὅμως.</text:p>
            <text:p text:style-name="Text_20_body"/>
            <text:p text:style-name="P68">ἐκεῖνος δέ ’Άγε δή, ἔφη. ἐπανίωμεν οὖν εἰς τὴν κατάρατον</text:p>
            <text:p text:style-name="P68">ἄμαξαν. ἀλλὰ μηδὲν πρὸς ε’μὲ διαλέγεσθαι ἐν ὁδῷ’ βοῦς γὰρ ἐπὶ</text:p>
            <text:p text:style-name="P68">γλώττῃ βέβηκε μέγας.</text:p>
            <text:p text:style-name="Text_20_body"><text:soft-page-break/></text:p>
            <text:p text:style-name="P68">&gt;κ</text:p>
            <text:p text:style-name="P68">62 ΑΡΕΙΟΣ ΠΟΤΗΡ</text:p>
            <text:p text:style-name="Text_20_body"/>
            <text:p text:style-name="P68">καὶ οὐ διὰ μακροῦ τῇ ἀμάξῃ τραχέως ἀνενεχθέντες πάλιν ἀφίκοντο</text:p>
            <text:p text:style-name="P68">ε”ξωθε τοῦ Γριγγώτου, τὰ βλέφαρα δι’ ἡλίου λαμπρότητα συμ-</text:p>
            <text:p text:style-name="P68">βάλλοντες. ὁ μέντοι ’Άρειος οὐκ ᾔδει ὅποι τὸ πρῶτον ἐλθῇ σακίον</text:p>
            <text:p text:style-name="P68">ε”χων ἀργυρίου. καῖ γὰρ μὴ λογισάμενος ὁπόσοι γαλεῶται λίραν</text:p>
            <text:p text:style-name="P68">ποιοῦσιν ἀγγλικήν, εἰδέναι γοῦν ἐξῆν τοσαῦτα κεκτημένος χρήματα</text:p>
            <text:p text:style-name="P68">ὅσα μὴ ὅτι αὐτὸς ε”σχηκέ ποτε τοῦ βίου ἀλλ’ οὐδ’ ὁ βέλτιστος</text:p>
            <text:p text:style-name="P68">Δούδλιος.</text:p>
            <text:p text:style-name="Text_20_body"/>
            <text:p text:style-name="P68">ὁ δ’ οὖν Ἁγριώδης ἐπινεύσας πρὸς πωλητήριόν τι - τοῦτο γὰρ ἦν</text:p>
            <text:p text:style-name="P68">τὸ τῆς Μαλκιούσης ε”νθα ἱμάτια παντοδαπὰ ἐπωλεῖτο - Ἠ δοκεῖ</text:p>
            <text:p text:style-name="P68">σοι, ἔφη, τὴν στολὴν νῦν πρίασθαι, ἀλλ’ εἰπέ μοι, ὦ Ἄρειε, ἦ που σύ</text:p>
            <text:p text:style-name="P68">ἀγανακτήσαις ἄν μοι ἀπιόντι ἀναληψομένῳ ἐμαυτόν, μισῶ γὰρ τὰς</text:p>
            <text:p text:style-name="P68">ἁμάξας Γριγγωτίας. καῖ τῷ ὅντι ἐφαίνετο νοσῶν τι. ὥστε ὁ ’Άρειος</text:p>
            <text:p text:style-name="P68">μόνος εἰσῆλθεν εἰς τὸ Μαλκιούσης, περίφοβος γενόμενος.</text:p>
            <text:p text:style-name="Text_20_body"/>
            <text:p text:style-name="P68">αὕτη δέ φαρμακὶς ε”τυχεν οὖσα παχεῖά τε καὶ βραχεῖα πορφυρίδ’</text:p>
            <text:p text:style-name="P68">ἠμφιεσμένη. μειδιάσασα δέ καῖ φθάσασα αὐτὸν πόλλ’ ε”τι μέλλοντα</text:p>
            <text:p text:style-name="P68">λέγειν Τὰ “Υογοητικά, ἔφη, ὦ νεανία, ἅπαντα γὰρ ε”χομεν ἐνθάδε.</text:p>
            <text:p text:style-name="P68">νεανίσκον γὰρ ἄλλον τινὰ νῦν δὴ σκευαζόμεθα. καῖ μὴν τὸ μειράκιον</text:p>
            <text:p text:style-name="P68">κατεῖδεν - ἦν δέ αὐτῷ πρόσωπον ὕπωχρον καὶ ὀξύ <text:soft-page-break/>- ἐφεστὸς</text:p>
            <text:p text:style-name="P68">σκιμπόδι ἐν ᾧ ἡ ἑτέρα φαρμακὶς τὸν μέλαν τρίβωνα ὑπερμήκη</text:p>
            <text:p text:style-name="P68">ξυνέστελλε περονίοις μικροῖς. ἐκείνη δέ στήσασα τὸν Ἄρειον</text:p>
            <text:p text:style-name="P68">πλησίον τούτου καῖ περιβαλοῦσα τρίβωνα καί αὐτῷ, ὡσαύτως</text:p>
            <text:p text:style-name="P68">ἀνεκόλπαζε περονίοις ἵνα ἀκριβέστερον ἀρμόζῃ.</text:p>
            <text:p text:style-name="Text_20_body"/>
            <text:p text:style-name="P68">Χαῖρε, ε”φη ὁ νεανίσκος. καῖ σὺ πρὸς ’Υογοήτοω</text:p>
            <text:p text:style-name="Text_20_body"/>
            <text:p text:style-name="P68">Ναί, ε”φη ὁ Ἄρειος.</text:p>
            <text:p text:style-name="Text_20_body"/>
            <text:p text:style-name="P68">ἐκεῖνος δέ φωνὴν ἀφεὶς σεμνόστομον ὡς ὑπερηφανῶν αὐτοῦ Ὁ</text:p>
            <text:p text:style-name="P68">μέν πατὴρ ὠνεῖταί μοι τὰ βιβλία παρὰ τοῦ πλησίον, ἡ δέ μήτηρ</text:p>
            <text:p text:style-name="P68">τέως οὐ πολὺ ἀπέχουσα ζητεῖ μοὶ ῥάβδον. μετὰ δέ ταῦτα ὑφηγήσ-</text:p>
            <text:p text:style-name="P68">ομαι αὐτοῖς τὰ σάρα δρομικὰ σκεψομένοις. οὐ γὰρ ἐμποδῶν οἶμαι</text:p>
            <text:p text:style-name="P68">τοῖς πρωτοπείροις μὴ οῦ τῶν ἰδίων λαχεῖν σάρων. εὐμαρὲς γὰρ ῶς</text:p>
            <text:p text:style-name="P68">ε”μοιγε δοκεῖ τὸ πεῖσαι τὸν πατέρα σάρον πρίασθαι - τελέως γὰρ</text:p>
            <text:p text:style-name="P68">δεσπόζω αὐτοῦ - πραθὲν δέ παντὶ τρόπῳ μηχανήσομαι ὅπως λαθὼν</text:p>
            <text:p text:style-name="P68">παρεισκομιῶ.</text:p>
            <text:p text:style-name="Text_20_body"/>
            <text:p text:style-name="P68">καὶ τὰ τοιαῦτα φάσκων ἐδόκει τῷ γ’ Ἁρείῳ μάλιστ’ ἐοικέναι τῷ</text:p>
            <text:p text:style-name="P68">Δουδλίῳ.</text:p>
            <text:p text:style-name="Text_20_body"/>
            <text:p text:style-name="P68">’Ἆρ’ ἴδιόν ἐστι σοὶ σάρον,</text:p>
            <text:p text:style-name="Text_20_body"/>
            <text:p text:style-name="P68">Οὐδαμῶς.</text:p>
            <text:p text:style-name="Text_20_body"/>
            <text:p text:style-name="P68">φΑρ’ ἰκαροσφαιρίζεις,</text:p>
            <text:p text:style-name="Text_20_body"><text:soft-page-break/></text:p>
            <text:p text:style-name="P68">Οὐδαμῶς γε. τοῦτο γοῦν εἶπεν ’Ἀρειος σκοπούμενος πρὸς</text:p>
            <text:p text:style-name="P68">ἑαυτὸν περὶ τῆς ἰκαροσφαιρικῆς ποῖόν τι τυγχάνει ὅν.</text:p>
            <text:p text:style-name="Text_20_body"/>
            <text:p text:style-name="P68">Ἀλλ’ ἐπεὶ ἐγὼ ἰκαροσφαιρίζειν ἥδη δεινός εἰμι, ὁ πατὴρ οὔ φησιν</text:p>
            <text:p text:style-name="P68">ΠΕΡΙ ΤΟΥΣΤΕΝΩΠΟΥΔΙΑΓΟΝΤΟΣ 63</text:p>
            <text:p text:style-name="P68">ἀνεκτὸν ἂν εἶναι εἰ μὴ ἐξείη μοι σφαιρίζειν ὑπὲρ τῆς οἰκίας</text:p>
            <text:p text:style-name="P68">ᾑρημένῳ, καὶ ξύμφημι αὐτός αὐτῷ. ἆρα σὺ τὴν οἰκίαν οἶσθας τίνι</text:p>
            <text:p text:style-name="P68">ξυνέσεσθαι μέλλεις,</text:p>
            <text:p text:style-name="Text_20_body"/>
            <text:p text:style-name="P68">Οὐδαμῶς, ἦ δ’ ὂς ὁ Ἄρειος δοκῶν ἑαυτῷ μαλ’ αὐτίκα τοῦ</text:p>
            <text:p text:style-name="P68">ἀβελτέρου μετέχειν.</text:p>
            <text:p text:style-name="Text_20_body"/>
            <text:p text:style-name="P68">ἐκεῖνος δ’ ἀναλαβὼν Ἀλλ’ οὐδείς, ἔφη, ὡς εἰκάσαι, μάλ’ ἀκριβῶς</text:p>
            <text:p text:style-name="P68">οἶδε πρῖν ἂν ἀφίκηται δήπου. οὐ μὴν ἀλλ’ ἐγῷδα αὐτὸς Σλυθήρινος</text:p>
            <text:p text:style-name="P68">γενησόμενος καθάπερ οἱ ἡμέτεροι οἱ πάλαι. καὶ δὴ τοῖς Ὑφελπύφοις</text:p>
            <text:p text:style-name="P68">συνῆν. ἀλλὰ φθάσαιμ’ ἂν εὖ οἶδ’ ὅτι δραπέτης γενόμενος.</text:p>
            <text:p text:style-name="Text_20_body"/>
            <text:p text:style-name="P68">ὁ δ’ ’Ἁρειος μῦ μῦ λαλῶν ἤθελε μὲν ἀξιόλογόν τι λέγειν, οὐδ’</text:p>
            <text:p text:style-name="P68">ἐδυνήθη.</text:p>
            <text:p text:style-name="Text_20_body"/>
            <text:p text:style-name="P68">ἐκεῖνος δέ Ἀλλ’ ὦ δαιμόνιε, ἔφη, βλέπε μοι πρὸς τουτονὶ τὸν</text:p>
            <text:p text:style-name="P68">ἄνθρωπον. ἐπένευε γὰρ πρὸς τὴν ἔμπροσθε φωταγωγόν, κατιδὼν</text:p>
            <text:p text:style-name="P68">αὐτόθι τὸν Ἁγριώδη γελῶντα καὶ ἐπιδεῖξαι θέλοντα τῷ Ἁρείῳ ὡς</text:p>
            <text:p text:style-name="P68">οὐχ οῖός τ’ ἐστιν εἰσιέναι δύο ε”χων παγωτὰ <text:soft-page-break/>μεγάλα.</text:p>
            <text:p text:style-name="Text_20_body"/>
            <text:p text:style-name="P68">Ἰδοὺ Ἁγριώδης ἐστίν, ε”φη ὁ ’Άρειοςκ ἥδετο γὰρ εἰδὼς ἕν γε μήν</text:p>
            <text:p text:style-name="P68">οῖον ἠγνόει ὁ ἕτερος.</text:p>
            <text:p text:style-name="Text_20_body"/>
            <text:p text:style-name="P68">Ἀλλ’ οἶδ’ ἀκούων. οὐκοῦν διάκονός τίς ἐστι,</text:p>
            <text:p text:style-name="Text_20_body"/>
            <text:p text:style-name="P68">Κυνηγιοφύλαξ μὲν οῦν. χαλεπώτερον γὰρ ἤδη τὸ μείρακιον</text:p>
            <text:p text:style-name="P68">ἔφερε.</text:p>
            <text:p text:style-name="Text_20_body"/>
            <text:p text:style-name="P68">ὁ δὲ Πάνυ γε, ἔφη. εἴρηται γὰρ ὥς ἐστι βάρβαρός τις ὅς γε</text:p>
            <text:p text:style-name="P68">διατρίβει μὲν ἐν καλύβῃ καί ἐνιότε μεθύει, ἐθέλει δ’ ὅμως μαγ-</text:p>
            <text:p text:style-name="P68">γανεύειν τι καὶ ἀνῆψέ ποτε τὴν κλίνην.</text:p>
            <text:p text:style-name="Text_20_body"/>
            <text:p text:style-name="P68">Ἀλλ’ ε”γωγε διαπρεπέστατον αὐτὸν ἡγοῦμαι.</text:p>
            <text:p text:style-name="Text_20_body"/>
            <text:p text:style-name="P68">ςΗ ὀρθῶς λέγεις, ἀλλ’ εἰπέ μοι διὰ τί οὑτοσὶ ξύνεστι σοί, ποῦ οἰ</text:p>
            <text:p text:style-name="P68">γονεῖς σοῦ,</text:p>
            <text:p text:style-name="Text_20_body"/>
            <text:p text:style-name="P68">Τεθνᾶσιν, ε”φη ἐν βραχεῖ εἰπὼν ὡς οὐ θέλων διεξιέναι τὸ πρᾶγμα</text:p>
            <text:p text:style-name="P68">μετ’ ἐκείνου τοιούτου ὄντος.</text:p>
            <text:p text:style-name="Text_20_body"/>
            <text:p text:style-name="P68">Λυποῦμαι, ἦ δ’ ὅς, οὐ δοκῶν λυπεῖσθαι. ἀλλ’ οὖν προσῆκόν γε</text:p>
            <text:p text:style-name="P68">τοῖς καθ’ ἡμᾶς δήπου,</text:p>
            <text:p text:style-name="Text_20_body"/>
            <text:p text:style-name="P68">Φαρμακεύς γοῦν ὢν καὶ φαρμακίς.</text:p>
            <text:p text:style-name="Text_20_body"/>
            <text:p text:style-name="P68">Καὶ γὰρ ἔγωγ’ οὐκ ἐπαινῶ τούς ἐν τέλει εἰ προσδέχονται τούς</text:p>
            <text:p text:style-name="P68">ἀλλοτρίους. οὐδέν γὰρ οἱ τοιοῦτοι ἐξισοῦνται <text:soft-page-break/>ἡμῖν, οὔτε τὰ ἡμέτερα</text:p>
            <text:p text:style-name="P68">εἰδότες οὔτε ὀρθῶς τεθραμμένοι καῖ πεπαιδευμένοι. καὶ ε”νιοι μὰ</text:p>
            <text:p text:style-name="P68">Δι’ οὐδὲν μεμαθήκασι περὶ (Υογοήτου πρίν γε τὴν ἐπιστολὴν ε”λα-</text:p>
            <text:p text:style-name="P68">βον. τοιγαροῦν ἡγοῦμαι τὴν τοιαύτην παίδευσιν δεῖν ὡρίσθαι τοῖς</text:p>
            <text:p text:style-name="P68">ἀρχαίοις γένεσι τοῖς τῶν μάγων. ἀλλὰ τὸ γένος σοῦ, τί ἐστιν ἄρα,</text:p>
            <text:p text:style-name="Text_20_body"/>
            <text:p text:style-name="P68">ἀλλὰ πρὶν τὸν ’Άρειον ἀποκρίνασθαι, ἡ Μαλκίουσα ε”φη ἀπεργ-</text:p>
            <text:p text:style-name="P68">άσασθαι ἃ δεῖ. ὁ δ’ οὐδέν ἀνιώμενος πρόφασιν ε”χειν μηκέτι</text:p>
            <text:p text:style-name="P68">διαλέγεσθαι ἐκείνῳ κατέβη ἀπὸ τοῦ σκιμπόδος.</text:p>
            <text:p text:style-name="P68">64 ΑΡΕιοΣ Πο ΤΗΡ</text:p>
            <text:p text:style-name="Text_20_body"/>
            <text:p text:style-name="P68">ὁ δέ νεανίσκος ἐντρυφῶν ε”τι Τάχα, ἔφη, ὅψομαί σε ἐν Ὑογοήτου,</text:p>
            <text:p text:style-name="Text_20_body"/>
            <text:p text:style-name="P68">’Ἄρειος μέντοι πάνυ σιωπῶν κατήσθιε τὸ παγωτόν, Ἁγριώδους</text:p>
            <text:p text:style-name="P68">ἄρτι παραδόντος αὐτό. τρία γὰρ εἶχε γεύματα, σοκολάτης τε καὶ</text:p>
            <text:p text:style-name="P68">ἀμυγδάλων καί βάτου Ἰδαίας.</text:p>
            <text:p text:style-name="Text_20_body"/>
            <text:p text:style-name="P68">Τί παθὼν σιωπᾷς; ἦ δ’ ὃς ὁ Ἁγριώδης.</text:p>
            <text:p text:style-name="Text_20_body"/>
            <text:p text:style-name="P68">Οὐδέν, ε”φη ψευδόμενος. προῆλθον δ’ οῦν βουλόμενοι πρίασθαι</text:p>
            <text:p text:style-name="P68">τῆς τε διφθέρας καὶ τῶν καλάμων. καὶ ληκύθιον εὑρὼν μελανίου</text:p>
            <text:p text:style-name="P68">μαγικοῦ ’Ἀρειος ἐθάρρει που. τοῦτο γὰρ μεταβολὰς χρώματος</text:p>
            <text:p text:style-name="P68">παρεῖχε πολλὰς τῷ γράφοντι. ἐκβάντων δ’ ἐκ τούτου τοῦ οἰκήμα·</text:p>
            <text:p text:style-name="P68">τος Ὦ Ἁγρίωδες, ἔφη, τί ἐστιν ἡ ἰκαροσφαιρική,</text:p>
            <text:p text:style-name="Text_20_body"/>
            <text:p text:style-name="P68">Τὸ δεῖνα, ὦ Ἄρειε, λέληθας γὰρ ἐμὲ οὐκ εἰδὼς <text:soft-page-break/>περὶ τῶν τ’</text:p>
            <text:p text:style-name="P68">ἄλλων καί τῆς ἰκαροσφαιρικῆς.</text:p>
            <text:p text:style-name="Text_20_body"/>
            <text:p text:style-name="P68">Μὴ ὀλιγωρήσῃς μου. καὶ οὕτως εἰπὼν ἐδίδασκε τὸν Ἁγριώδη</text:p>
            <text:p text:style-name="P68">περὶτοῦ μειρακίου τοῦ παρὰ τῇ Μαλκιούσῃ. Καὶ δὴ καί εἶπεν ὅτι οὐ</text:p>
            <text:p text:style-name="P68">πρέπει προσδέχεσθαι τούς ἀπὸ γενῶν Μυγαλίων.</text:p>
            <text:p text:style-name="Text_20_body"/>
            <text:p text:style-name="P68">Ἀλλὰ σύ γε οὐδαμῶς Μύγαλος πέφυκας’ εἰ γὰρ ἐκεῖνος εἰδείη</text:p>
            <text:p text:style-name="P68">σε ὡς ἀληθῶς ὅστις εἶ οἱ δ’ οὖν τοῦτον τεκόντες εἴ γ’ ἄρα μάγοι</text:p>
            <text:p text:style-name="P68">εἰσίν, ἔθρεψαν αὐτὸν εὖ εἰδότα τὸ σὸν ὄνομα. ἀλλ’ εἶδες δήπου τοὺς</text:p>
            <text:p text:style-name="P68">ἐν τῷ Λέβητι Διαβρόχῳ, νὴ Δί’ ἀλλὰ τί δὴ οἶδεν οὐτοσὶ περὶ τῶν</text:p>
            <text:p text:style-name="P68">τοιούτων, ε”νιοι τοίνυν τῶν μάγων τῶν ἐπ’ ἐμοῦ βελτίστων ἐκ</text:p>
            <text:p text:style-name="P68">Μυγάλων γεγένηνται, αὐτίκα γέ τοι ἡ μήτηρ αὐτὴ καίπερ τὴν</text:p>
            <text:p text:style-name="P68">τοιαύτην ε”χουσα ἀδελφήν.</text:p>
            <text:p text:style-name="Text_20_body"/>
            <text:p text:style-name="P68">Ἀλλὰ τί ἐστιν ἡ ἰκαροσφαιρικὴ δῆτα,</text:p>
            <text:p text:style-name="Text_20_body"/>
            <text:p text:style-name="P68">Παιγνία τίς ἐστι παρ’ ἡμῖν μαγική. πάντες γὰρ φιλοθεάμονές</text:p>
            <text:p text:style-name="P68">ἐσμεν τῆς ἰκαροσφαιρικῆς. ὀλίγον δέ διαφέρει τῆς ποδοσφαιρικῆς,</text:p>
            <text:p text:style-name="P68">πλὴν ἀλλὰ μετέωροι παίζοντες σάρα θ’ ἡνιοχοῦσι καὶ τέτταρας</text:p>
            <text:p text:style-name="P68">ε”χουσι σφαίρας. ἀλλὰ τὰ τοῦ ἐναγωνίου νόμου οὐ ῥᾴδιον διεξιέναι.</text:p>
            <text:p text:style-name="Text_20_body"/>
            <text:p text:style-name="P68">Καὶ Σλυθήρινοι καὶ Ὑφέλπυφοι, τίνες ἄρ’ εἰσίν,</text:p>
            <text:p text:style-name="Text_20_body"/>
            <text:p text:style-name="P68">Οἱ μαθηταὶ τελοῦνται εἰς οἰκίας τέτταρας ὥστ’ εἴ τις ἐν τῇ τῶν</text:p>
            <text:p text:style-name="P68">Σλυθηρίνων οἰκίᾳ διατρίβει Σλυθήρινος <text:soft-page-break/>ἐγγράφεται καῖ ὡσαύτως</text:p>
            <text:p text:style-name="P68">“Υφέλπυφος. οἱμὲν γάρ τοι Ὑφέλπυφοι λέγονται πρὸς τὴν νωθείαν</text:p>
            <text:p text:style-name="P68">διακεῖσθαί πως, οἱ δέ...</text:p>
            <text:p text:style-name="Text_20_body"/>
            <text:p text:style-name="P68">Ἄρειος δ’ ὑπολαβών Ἀλλ’ ἔγωγε, ε”φη κατηφές βλέπων, εἰς</text:p>
            <text:p text:style-name="P68">τούς (Υφελπύφους οὐκ οἶδ’ ὅπως τελούμενος ἀποβήσομαι.</text:p>
            <text:p text:style-name="Text_20_body"/>
            <text:p text:style-name="P68">Ἀγριώδης μέντοι αἰνιττόμενος Ἄμεινον, ἔφη συνεῖναι τοῖς</text:p>
            <text:p text:style-name="P68">(Υφελπύφοις ἢ τοῖς Σλυθηρίνοις. οὐδεὶς γὰρ ἦν τῶν κακοφρόνων</text:p>
            <text:p text:style-name="P68">οὕτε φαρμακέων οὔτε φαρμακίδων ὅστις οὐκ ἐν τοῖς Σλυθηρίνοις</text:p>
            <text:p text:style-name="P68">διέτριψεν, οῖον δὴ αὐτὸς ὁ δεῖνα...</text:p>
            <text:p text:style-name="Text_20_body"/>
            <text:p text:style-name="P68">Εἶτα ὁ Φολ- - τὸν δεῖνα λέγω - μαθητὴς ἀνεγράφθη εἷς τῶν ἐν</text:p>
            <text:p text:style-name="P68">Ὑογοήτου,</text:p>
            <text:p text:style-name="P68">ΠΕΡΙ ΤΟΥΣΤΕΝΩΠΟΥΔΙΑῘῸΝΤΟΣ 65</text:p>
            <text:p text:style-name="Text_20_body"/>
            <text:p text:style-name="P68">Πάλαι γε.</text:p>
            <text:p text:style-name="Text_20_body"/>
            <text:p text:style-name="P68">ἐπρίαντο τοίνυν τὰ βιβλία παιδευτικὰ ἐν βιβλιοπωλείῳ τινι</text:p>
            <text:p text:style-name="P68">Ποικιλογραφία καὶ Κηλῖς καλουμένῳ. ἐνθάδε πόλλ’ ἐπὶ σανιδώμα-</text:p>
            <text:p text:style-name="P68">σιν ἀπ’ ἐδάφους μέχρι ὀρόφης ε”κειτο βιβλία, τὰ μὲν πλάκεσιν ὁμοῖα</text:p>
            <text:p text:style-name="P68">τὸ μέγεθος διφθέραις περιβεβλημένα, τὰ δέ μικρότατα μετάξῃ</text:p>
            <text:p text:style-name="P68">κεκαλυμμένα καὶ οὐδὲν μείζω τῶν γραμματοσήμων οἵων οἱ νῦν ἐπ’</text:p>
            <text:p text:style-name="P68">ἐπιστολὰς κολλῶσι, τὰ δ’ αὖ σημείοις σεσαγμένα ποικίλοις καί</text:p>
            <text:p text:style-name="P68">ἀδήλοις ε”νια δέ καί πάνυ κενὰ ἦν. καί ὁ βέλτιστος Δούδλιος δήπου</text:p>
            <text:p text:style-name="P68"><text:soft-page-break/>καίπερ οὐδέν πρὸς τὸ ἀναγνῶναι σπουδάζων ἐμαίνετ’ ἂν μανίαν οὐ</text:p>
            <text:p text:style-name="P68">σμικρὰν ἐπιθυμούμενος ψαύειν τῶν τοιούτων βιβλίων. τὸν γοῦν</text:p>
            <text:p text:style-name="P68">Ἄρειον μόλις ἀπέσπασεν Ἀγριώδης ἀπὸ τοῦδε τοῦ βιβλίου’ τοῦ</text:p>
            <text:p text:style-name="P68">σοφιστοῦ Οὐινδίκτου Οὐιριδιάνου ἀναθέματα καὶ τάναντία, περὶ</text:p>
            <text:p text:style-name="P68">τοῦ φίλους γοητεύειν καὶ ἐχθροὺς μαγεύειν ταῖς καινοτάταις</text:p>
            <text:p text:style-name="P68">τιμωρίαις ἢ τριχορρυεῖς γενομένους ἦ σκελοτύρβης τυχόντας ἢ</text:p>
            <text:p text:style-name="P68">πάμπολυ κεκωφημένους ἢ πολλὰ καί ἅλλα παθόντας.</text:p>
            <text:p text:style-name="Text_20_body"/>
            <text:p text:style-name="P68">”Ηθελον, ἔφη, μαθεῖν τί ποιήσας Δουδλίῳ καταρᾶσθαι δυναίμην</text:p>
            <text:p text:style-name="P68">ἄν.</text:p>
            <text:p text:style-name="Text_20_body"/>
            <text:p text:style-name="P68">Ὀρθῶς μέν γὰρ φρονεῖς, χρῆσθαι δέ τῇ μαγικῇ οὐκ ἔξεστι σοὶ</text:p>
            <text:p text:style-name="P68">παρὰ τοῖς Μυγάλοις εἴγε μὴ πᾶσ’ ἀνάγκη. οὐδ’ ἂν δύναιο μετέχειν</text:p>
            <text:p text:style-name="P68">τῶν τοιούτων ἀμαθής τ’ ὢν πάντως τῶν ἀναθεμάτων καὶ πολλῆς</text:p>
            <text:p text:style-name="P68">ἔτι παιδεύσεως κεχρημένος,</text:p>
            <text:p text:style-name="Text_20_body"/>
            <text:p text:style-name="P68">καί ἀπέσχεν αὐτὸν μὴ χρυσοῦν γε λέβητα πρίασθαι λέγων ὅτι</text:p>
            <text:p text:style-name="P68">ἀργυροειδὴς ἐν καταλόγῳ εἴρηται. τρυτάνην δέ καλὴν ἐπρίαντο</text:p>
            <text:p text:style-name="P68">πρὸς τὰ τῶν φαρμάκων, καὶ τηλεσκοπικὸν δίοπτρον πτυκτόν.</text:p>
            <text:p text:style-name="P68">ἐντεῦθεν ἦλθον πρὸς φαρμακοπωλεῖον, ὄζον μὲν κάκιστα ᾠῶν τ’</text:p>
            <text:p text:style-name="P68">ἐξεστηκότων καὶ ῥαφάνων σαπρῶν μεμιγμένων, ἀξιοθέατον δ’</text:p>
            <text:p text:style-name="P68">ὅμως. κατὰ μὲν γὰρ τοῦδαφος περιέκειντο πίθοι ὑγροῦ τινὸς πεπλ-</text:p>
            <text:p text:style-name="P68">ηρωμένοι καὶ θολεροῦ δή, ε’πί δὲ τοῖς <text:soft-page-break/>σανιδώμασι τοῖς παρὰ τούς</text:p>
            <text:p text:style-name="P68">τοίχους εἶδεν ἅν τις ἀμφορέας τε βοτανὰ ε”χοντας καί ῥίζας ξηρὰς</text:p>
            <text:p text:style-name="P68">καὶ κονίας ποικίλας, ἀπὸ δ’ αὖ τῆς ὀρόφης πτερά τ’ ἐκκεκραμένα</text:p>
            <text:p text:style-name="P68">παντοδαπὰ καί ὀδόντας καρχάρους καὶ ὄνυχας καμπύλους. καί</text:p>
            <text:p text:style-name="P68">ὅσον χρόνον ὁ Ἁγριώδης τὸν κύριον ᾔτει τάπιτήδεια τὰ πρὸς</text:p>
            <text:p text:style-name="P68">φάρμακα ἁπλᾶ οἷα ῥᾴδιά ἐστι τοῖς ἀπείροις σκευάζεσθαι, ὁ ’Άρειος</text:p>
            <text:p text:style-name="P68">δὴ ἐξέταζε τὰ κέρατα ἀργυρᾶ τὰ ἀφ’ ἵππων μονοκέρεων - ἕκαστον</text:p>
            <text:p text:style-name="P68">γὰρ πεντήκοντα γαλεωτῶν ἐτιμᾶτο - καί τὰ κανθάρων ὀμμάτια</text:p>
            <text:p text:style-name="P68">στίλβοντα, ὧν κοχλιάριον ἐτιμᾶτο πέντε κονίδων.</text:p>
            <text:p text:style-name="Text_20_body"/>
            <text:p text:style-name="P68">ἐξελθόντων δ’ αὐτῶν ἀπὸ τοῦ φαρμακοπωλείου, ὁ Ἁγριώδης</text:p>
            <text:p text:style-name="P68">πάλιν ἀναγνοὺς τὸν κατάλογον ’Έτι δεῖ, ἔφη, μόνον τῆς ῥάβδου,</text:p>
            <text:p text:style-name="P68">πλὴν ἀλλ’ οὔπω ἐώνημαι σοὶ δῶρόν τι γενέθλιον.</text:p>
            <text:p text:style-name="Text_20_body"/>
            <text:p text:style-name="P68">Ἄρειος δέ συνῄδει ἑαυτῷ πάνυ ἐρυθριῶντι.</text:p>
            <text:p text:style-name="P68">66 ΑΡΕΙΟΣ Πο ΤΗΡ</text:p>
            <text:p text:style-name="Text_20_body"/>
            <text:p text:style-name="P68">Περιττὸν γὰρ τοῦτο.</text:p>
            <text:p text:style-name="Text_20_body"/>
            <text:p text:style-name="P68">Δοκεῖ μοι ὠνεῖσθαι σοί ζῷον, ἀλλ’ οὔτε φρύνην δώσω - ὁ γὰρ</text:p>
            <text:p text:style-name="P68">φρυνῶν τροφὸς οὐκέτι ἐπιχωριάζει, ὥστε γέλωτ ἂν ὀφλεῖν τοὺς</text:p>
            <text:p text:style-name="P68">φρύνην γε κεκτημένους, - οὔτ’ αἴλουρον - τοῖς γὰρ αἰλούροις ὁμιλῶν</text:p>
            <text:p text:style-name="P68">ἀεὶ πτάρνυμαι. γλαῦκα οῦν κτήσομαι σοί. πάντες γὰρ οἶ μαθηταὶ</text:p>
            <text:p text:style-name="P68">γλαυκῶν ἐπιθυμοῦσιν ὡς πολλὰ ὠφελουσῶν πρὸς τά τ’ ἄλλα καί τὸ</text:p>
            <text:p text:style-name="P68">ἐπιστολὰς κομίζειν.</text:p>
            <text:p text:style-name="Text_20_body"/>
            <text:p text:style-name="P68"><text:soft-page-break/>μετὰ δ’ ὀλίγον ὕστερον ἐξιόντας εἶδες ἂν αὐτοὺς ἀπὸ τοῦ</text:p>
            <text:p text:style-name="P68">γλαυκοπώλου Εὕλοπος· καὶ αὐτόθι ᾔσθου ἂν μόλις - τὰ γὰρ ε”νδον</text:p>
            <text:p text:style-name="P68">πάνυ ζοφερὰ ἧν - ῥοίζου τε πτερῶν καὶ λαμπρότητος ὀμμάτων</text:p>
            <text:p text:style-name="P68">σκαρδαμυττόντων καὶ σφόδρα στιλβόντων ὥσπερ ἀνθράκων.</text:p>
            <text:p text:style-name="Text_20_body"/>
            <text:p text:style-name="P68">οἰκίσκον δ’ ε”φερεν ὁ ’Άρειος μέγαν ἐν ᾧ γλαῦξ ἐκάθευδε καλὴ</text:p>
            <text:p text:style-name="P68">καί χιονόχρως, τὴν κεφαλὴν ὑπὸ πτεροῦ ἔχουσα. χάριν δ’ ε”χων τῷ</text:p>
            <text:p text:style-name="P68">Ἁγριώδει οὕτως ε’ψελλίζετο τῇ φωνῇ ὥστ’ εἰκάσαι ἄν τινα παρόντα</text:p>
            <text:p text:style-name="P68">τοῦ Κιούρου ἀκούειν.</text:p>
            <text:p text:style-name="Text_20_body"/>
            <text:p text:style-name="P68">ὁ δ’ οὔκ ε”φη ἄξιος εἶναι τοσαῦτ’ ἐπαινεῖσθαι. Δῶρα γὰρ οὐ</text:p>
            <text:p text:style-name="P68">πόλλ’ εἴληφας οἶμαι παρὰ τῶν καλῶν Δουρσλείων. ὥρα δ’ οὖν ἐστὶ</text:p>
            <text:p text:style-name="P68">προσιέναι εἷς Ὀλλιουάνδρου· ἐκεῖσε γὰρ φοιτῶσιν ἅπαντες</text:p>
            <text:p text:style-name="P68">ῥάβδους ὠνησόμενοι. ι’τέον οὖν καί σοὶ, δέον ῥάβδον ὡς βελτίστην</text:p>
            <text:p text:style-name="P68">πρίασθαι.</text:p>
            <text:p text:style-name="Text_20_body"/>
            <text:p text:style-name="P68">ῥάβδου μὲν γὰρ λαχεῖν μαγικῆς Ἄρειος μάλιστ’ ἐσπούδαζεν. τὸ</text:p>
            <text:p text:style-name="P68">δὲ ῥαβδοπωλεῖον αὐτὸ ηὗρεν στενόν τε καὶ αὐχμηρόν, ὑπὲρ δέ τῆς</text:p>
            <text:p text:style-name="P68">θύρας ἦν ἀναγιγνώσκειν τόδε τὸ σημεῖον χαρακτῆρσι γραπτὸν</text:p>
            <text:p text:style-name="P68">σαθροῖς μὲν χρυσοῖς δέ ·</text:p>
            <text:p text:style-name="Text_20_body"/>
            <text:p text:style-name="P68">ἀλλ’ οὐδὲν ἂν εἶδες διὰ τὸ τῆς θυρίδος ὑάλινον πάνυ κονιῶδες</text:p>
            <text:p text:style-name="P68">βλέψας εἶ μὴ ῥάβδον μίαν πορφυρῷ ἐπὶ προσκεφαλαίῳ κειμένην -</text:p>
            <text:p text:style-name="P68">ἦν δέ καὶ τοῦτο σαθρόν.</text:p>
            <text:p text:style-name="Text_20_body"><text:soft-page-break/></text:p>
            <text:p text:style-name="P68">εἰσιόντες δὲ κώδωνος ἤκουσαν ψοφοῦντος οὐκ οἶδ’ ὅπου ἐν τοῖς</text:p>
            <text:p text:style-name="P68">μυχοῖς. οἴκημα δ’ ἦν μικρότατον καὶ κενὸν πλὴν ἀλλ’ εἶχεν ἕνα</text:p>
            <text:p text:style-name="P68">δίφρον ἁβρὸν δὴ ὅντα ἐφ’ οῦ ὁ Ἁγριώδης καθίσας περιέμενεν, ὁ δ’</text:p>
            <text:p text:style-name="P68">’Άρειος μάλ’ ἠπόρει ὥσπερ εἷς τὸ αὐστηρὸν εἰσεληλυθώς ὡς</text:p>
            <text:p text:style-name="P68">ᾤετο βιβλιοθήκης μεγάλης. πόλλ’ οὖν καί καινὰ ἔχων ἐρωτῆσαι</text:p>
            <text:p text:style-name="P68">εἶπε μὲν οὐδέν, ε”βλεψε δέ μᾶλλον πρὸς τὰ κιβώτια ὧν μυρία</text:p>
            <text:p text:style-name="P68">ὑπῆρχεν μέχρι ὀρόφης ἀκριβῶς ἕν ἐξ ἑνὸς ἐπισεσωρευμένα. καὶ</text:p>
            <text:p text:style-name="P68">κεντήσεως ᾔσθετό πως τὸν αὐχένα, σι’όμενος πρὸς τὴν ἕδραν δὴ</text:p>
            <text:p text:style-name="P68">λαθραίαν ἀφίκεσθαι τὴν τῆς μαγικῆς κονιώδη περ οὖσαν καὶ πάνυ</text:p>
            <text:p text:style-name="P68">ἥσυχον.</text:p>
            <text:p text:style-name="Text_20_body"/>
            <text:p text:style-name="P68">ἀκούσας δέ τινος χαίρειν ἠρέμα προσειπόντος ἄφνω ἀνεπήδη-</text:p>
            <text:p text:style-name="P68">ΠΕΡΙ ΤΟΥΣΤΕΝΩΠΟΥΔΙΑῘῸΝΤΟΣ 67</text:p>
            <text:p text:style-name="P68">σεν. ἤκουσε δέ καὶ ψόφον μέγαν διφροῦ θραυομένου ὡς εἰκάσαι ὑφ’</text:p>
            <text:p text:style-name="P68">Ἁγριώδους ταχέως ἀναπηδήσαντος.</text:p>
            <text:p text:style-name="Text_20_body"/>
            <text:p text:style-name="P68">καὶ μὴν ἄνθρωπος γέρων εἱστήκει κατεναντί, τῶν ὀμμάτων διὰ</text:p>
            <text:p text:style-name="P68">τὸ τοῦ μυχοῦ ζοφερὸν λαμπόντων καθάπερ σεληνίων.</text:p>
            <text:p text:style-name="Text_20_body"/>
            <text:p text:style-name="P68">ὁ δ’Ἄρειος καίπερ ἀμηχανῶν τι Χαῖρε, ἔφη.</text:p>
            <text:p text:style-name="Text_20_body"/>
            <text:p text:style-name="P68">ἐκεῖνος δέ Πάνυ γε, ἔφη. καὶ εἶτα Πῶς γὰρ οὔκ, ἐλογιζόμην γὰρ</text:p>
            <text:p text:style-name="P68">οὐ διὰ πολλοῦ ὄψεσθαι σέ, τὸν ’Ἀρειον Ποτῆρα - καὶ τοῦτ’ οὐκ</text:p>
            <text:p text:style-name="P68"><text:soft-page-break/>ἐρόμενος αὐτὸν ὅστις ἐστίν. Ὀφθαλμοὺς δὴ μητρόθεν ε”χεις</text:p>
            <text:p text:style-name="P68">δεδεγμένους· χθιζὴ γὰρ ὡς δοκεῖ αὐτὴ ἡ μήτηρ παρῆν ῥάβδον</text:p>
            <text:p text:style-name="P68">ὠνησομένη τὸ πρῶτον. ἡ δὲ δακτύλων ῆν πεντεκαίδεκα τὸ μῆκος,</text:p>
            <text:p text:style-name="P68">καὶ ι’τεΐνη, καὶ μάλ’ εῦκαμπής, καὶ καλὴ πρὸς τὸ μαγγανεύειν.</text:p>
            <text:p text:style-name="Text_20_body"/>
            <text:p text:style-name="P68">ταῦτα δ’ εἰπὼν προσῆλθε τῷ Ἁρείῳ μάλ’ ἐγγὺς παριστάμενος. ὁ</text:p>
            <text:p text:style-name="P68">δέ χαλεπῶς φέρων τὸ βλέμμα αὐτοῦ τὸ ἀπ’ ὀφθαλμῶν ἀργυροειδές</text:p>
            <text:p text:style-name="P68">ἑκὼν ἂν εἶδεν αὐτὸν σκαρδαμύξαι.</text:p>
            <text:p text:style-name="Text_20_body"/>
            <text:p text:style-name="P68">ἐκεῖνος δ’ ἀναλαβὼν Ὁ δ’ αὖ πατήρ, ἔφη, ῥάβδον εἵλετο ἀπ’</text:p>
            <text:p text:style-name="P68">ἐρυθροξύλου ἐσκευασμένην, καὶ ἑκκαίδεκα δακτύλων τὸ μῆκος</text:p>
            <text:p text:style-name="P68">οὖσαν. εὐάγωγος δ’ ἧν καὶ ὀλίγῳ δυνατωτέρα πρὸς τὸ μορφὰς εἷς</text:p>
            <text:p text:style-name="P68">ἄλλας μεταβάλλειν. ἀλλ’ ῶς ὤφελον εἰπεῖν λόγῳ μὲν εἵλετο αὐτήν,</text:p>
            <text:p text:style-name="P68">ε”ργῳ δέ αἱ ῥάβδοι αἱροῦνται τοι τοὺς μάγους.</text:p>
            <text:p text:style-name="Text_20_body"/>
            <text:p text:style-name="P68">παρεστηκότος δ’ ἤδη καὶ ἐγγυτέρω ὁ ’Ἁρειος στόμα κατὰ στόμα</text:p>
            <text:p text:style-name="P68">γενόμενος αὐτοῦ οἶός τ’ ῆν ὁρᾶν τὴν ἑαυτοῦ σκιὰν ἐν τοῖς ὄμμασι</text:p>
            <text:p text:style-name="P68">χαροποῖς φαινομένην.</text:p>
            <text:p text:style-name="Text_20_body"/>
            <text:p text:style-name="P68">ὁ δέ ψαύσας τῆς τοῦ τραύματος οὐλῆς ἀστραποειδοῦς δακτύλῳ</text:p>
            <text:p text:style-name="P68">μακρῷ ὄντι καὶ λευκῷ Φεῦ φεῦ τῆς οὐλῆς, ἔφη. τοῦτ’ ἄρ’ ἐστὶ τὸ</text:p>
            <text:p text:style-name="P68">τραῦμα τὸ πρὸς ῥάβδου ἐπιβληθέν ἥνπερ αὐτὸς ἄκων ἀπεδόμην</text:p>
            <text:p text:style-name="P68">ποτέ. ἐννεακαίδεκα δ’ ἦν δακτύλων τὸ μῆκος ἐκ σμίλακος</text:p>
            <text:p text:style-name="P68">ἐσκευασμένη καί δύναμιν παρέχουσα θαυμαστὴν <text:soft-page-break/>ὅσην. λαβὼν δὲ</text:p>
            <text:p text:style-name="P68">κακός τις αὐτήν... ἐῶ δέ τοῦτο· οὗ μὴν ἀλλ’ εἷ τότ’ ἐδυνήθην ἐγὼ</text:p>
            <text:p text:style-name="P68">γνῶναι ὅ τι ἐκείνη ἡ ῥάβδος πραθεῖσα ἐξεργάσοιτο...</text:p>
            <text:p text:style-name="Text_20_body"/>
            <text:p text:style-name="P68">πολλὰ δ’ ἀνανεύσας κατεῖδεν εὐθὺς τὸν Ἁγριώδη, εὖ ποιῶν, ὡς</text:p>
            <text:p text:style-name="P68">τῴ γ’ Ἁρείῳ ἐδόκει.</text:p>
            <text:p text:style-name="Text_20_body"/>
            <text:p text:style-name="P68">ῗΩ Ῥούβεος, ἔφη, ὦ Ἁγρίωδες. ὡς ἥδομαι πάλιν ι’δών σε. οὔκουν</text:p>
            <text:p text:style-name="P68">δρυΐνη, εἴκοσι τριῶν δακτύλων, εὐκαμπεστέρα,·</text:p>
            <text:p text:style-name="Text_20_body"/>
            <text:p text:style-name="P68">Εὖ γὰρ λέγεις, ὦ δαιμόνι’ ἀνδρῶν.</text:p>
            <text:p text:style-name="Text_20_body"/>
            <text:p text:style-name="P68">Ἀγαθὴ δὴ ἐκείνη. ἀλλ’ ε”θραυσαν αὐτὴν δίχα δήπου ἐκπεσόντος</text:p>
            <text:p text:style-name="P68">σοῦ ἐκ τοῦ παιδευτηρίου,· καὶ τοῦτο λέγων εὐθὺ βαρύτερος ἐγένετο.</text:p>
            <text:p text:style-name="Text_20_body"/>
            <text:p text:style-name="P68">ὁ δέ Ἁγριώδης πάνυ ἀκόντως ὡμολόγησε, τούς πόδας δι’</text:p>
            <text:p text:style-name="P68">αι’σχύνην ἅμα κινῶν. Ἀτὰρ τά γε θραύσματα, ἔφη, ε”τι ἔχω. καὶ</text:p>
            <text:p text:style-name="P68">ἐδόκει θαρρῆσαί τι.</text:p>
            <text:p text:style-name="Text_20_body"/>
            <text:p text:style-name="P68">Μῶν, ἔφη, ἐν χρείᾳ γ’ ἐστιν,· ὀξύτερόν που προσειπὼν αὐτόν.</text:p>
            <text:p text:style-name="P68">68 ΑΡΕΙΟΣ ΠΟΤΗΡ</text:p>
            <text:p text:style-name="Text_20_body"/>
            <text:p text:style-name="P68">ταχέως δ’ ἐκεῖνος Μὰ Δί’ οὐκ ἔστιν, ἔφη, ὧ θαυμάσιε. οὐδ’</text:p>
            <text:p text:style-name="P68">ε”λαθε τόν γ’ ’Ἀρειον τοῦ ἀλεξιβροχίου τοῦ φοινικοῦ ἀπρὶξ</text:p>
            <text:p text:style-name="P68">λαμβανόμενος.</text:p>
            <text:p text:style-name="Text_20_body"/>
            <text:p text:style-name="P68">ὁ δ’ Ὀλλιούανδρος ἀτενές ἀεὶ πρὸς τὸν ’Ἀρειον <text:soft-page-break/>ἀποβλέπων Εἶὲν,</text:p>
            <text:p text:style-name="P68">ἔφη. φέρε δὴ ἴδω, ὦ Ποτέρ. καί ἔλαβεν ἐκ τοῦ κόλπου ταινίαν</text:p>
            <text:p text:style-name="P68">καταμετρικὴν μακρὰν οὖσαν καί χαρακτῆρας παρέχουσαν ἀργυροῦς.</text:p>
            <text:p text:style-name="P68">Ἀλλ’ εἶπέ μοι ὁποτέρα ταῖν χεροῖν ῥαβδοφόρος ἐστίν,’</text:p>
            <text:p text:style-name="Text_20_body"/>
            <text:p text:style-name="P68">Τῇ γε δεξιᾷ ὡς ἐπὶ τὸ πολὺ χρῶμαι.</text:p>
            <text:p text:style-name="Text_20_body"/>
            <text:p text:style-name="P68">’Έκτεινε δῆτα τὴν δεξιάν. καλῶς ἔχει. ἐμέτρει οὖν τὸν ’Ἀρειον καὶ</text:p>
            <text:p text:style-name="P68">ἀπ’ ὤμου μέχρι δακτύλων, καί ἀπὸ καρποῦ μέχρι ἀγκῶνος, καὶ ἀπ’</text:p>
            <text:p text:style-name="P68">ὤμου μέχρι τοῦ ἐδάφους, καί ἀπὸ γόνατος μέχρι μασχάλης, καί δὴ</text:p>
            <text:p text:style-name="P68">καί τὴν κεφαλὴν πέριξ. μετρῶν δέ ε”λεγε τοιάδε’ Ἑκάστη γὰρ ἡ</text:p>
            <text:p text:style-name="P68">ῥάβδος ἡ Ὀλλιουανδρική, ὧ Ποτέρ, ἔχει ἐν μεσαιτάτῳ δύνατόν τι</text:p>
            <text:p text:style-name="P68">καὶ πάνυ μαγικόν, πρὸς τοῦτο χρώμεθα τοῖς τε θριξὶ τοῖς τοῦ</text:p>
            <text:p text:style-name="P68">μονοκέρεως ἵππου, καὶ τοῖς ἄκροις πτεροῖς τοῖς τοῦ φοίνικος, καὶ</text:p>
            <text:p text:style-name="P68">τοῖς νεύροις τοῖς τῶν δρακοντείων καρδιῶν, ὡς οὖν οὐ προσεοίκα-</text:p>
            <text:p text:style-name="P68">σιν οὔθ’ οἶ μονοκέρῳ οὔθ’ οἶ δράκοντες οὔθ’ οἱ φοίνικες οὐδέν</text:p>
            <text:p text:style-name="P68">ἀλλήλοις, οὕτω καί αἱ ῥάβδοι αἶ’ γ’ Ὀλλιουανδρικαί πᾶσαι δια-</text:p>
            <text:p text:style-name="P68">φέρουσιν ἀλληλῶν. ὡς δ’ αὕτως κατὰ ταῦτὰ οὐδέποτε εὖ πράξεις</text:p>
            <text:p text:style-name="P68">τῇ ῥάβδῳ χρώμενος τῇ ἄλλου τινὸς μάγου.</text:p>
            <text:p text:style-name="Text_20_body"/>
            <text:p text:style-name="P68">καί τότε ὁ ’Άρειος ἄφνω ᾔσθετο τῆς μέν ταινίας ἐξ αὐτομάτου</text:p>
            <text:p text:style-name="P68">κινουμένης τὸ μεσηγὺ τῶν ῥινῶν μετρούσης, τοῦ δέ Ὀλλιουάνδρου</text:p>
            <text:p text:style-name="P68">τέως ἄνω καί κάτω ᾄττοντος καὶ ἀπὸ σανιδωμάτων κιβώτια</text:p>
            <text:p text:style-name="P68"><text:soft-page-break/>λαμβάνοντος.</text:p>
            <text:p text:style-name="Text_20_body"/>
            <text:p text:style-name="P68">’Άλις ἐστίν, ἔφη, μεμετρημένων. καὶ ἡ ταινία εὐθὺς ἀθρόα πρὸς</text:p>
            <text:p text:style-name="P68">τοῦδαφος συνέπεσεν. Εἶὲν, φέρε δή. πείρω τῆσδε, ὦ Ποτέρ, τῆς</text:p>
            <text:p text:style-name="P68">φηγίνης, νεῦρον ἐχούσης δρακοντεῖον, τρισκαιδεκαδακτύλου,</text:p>
            <text:p text:style-name="P68">εὐλυγίστου. λαβὲ δῆτα καὶ κράδαινε.</text:p>
            <text:p text:style-name="Text_20_body"/>
            <text:p text:style-name="P68">ὁ μὲν οὖν ἀνελόμενος αὐτὴν καί ἕσειε τι ἀπορώτερόν περ δια-</text:p>
            <text:p text:style-name="P68">κείμενος, ἐκεῖνος δὲ μάλ’ αὐτίκα ἐκ χερῶν ἀνήρπασεν.</text:p>
            <text:p text:style-name="Text_20_body"/>
            <text:p text:style-name="P68">Αὕτη γε, ἔφη, σφενδαμνίνη, δεκαδάκτυλος, εὐκαμπεστέρα. ἀλλὰ</text:p>
            <text:p text:style-name="P68">καὶ ταύτην ἀνήρπασεν, Ἀρείου σχεδὸν ἀνελομένου.</text:p>
            <text:p text:style-name="Text_20_body"/>
            <text:p text:style-name="P68">Αὕτη μὲν οῦν ἐβενίνη, δωδεκαδάκτυλος, εὕστροφος. ἄγε δή,</text:p>
            <text:p text:style-name="P68">πείρω αὐτῆς.</text:p>
            <text:p text:style-name="Text_20_body"/>
            <text:p text:style-name="P68">ὁ δ’ ’Ἁρειος καίπερ πολλῶν δὴ ῥάβδων πειραθεὶς οὐδέν πω</text:p>
            <text:p text:style-name="P68">ἠπίστατο ὧν ἐκεῖνος ἤλπιζε γενήσεσθαι. σωρὸν γὰρ τῶν ῥάβδων</text:p>
            <text:p text:style-name="P68">τῶν ἐν τῷ δίφρῳ ἀποκεκριμένων εἶδες ἂν μείζονα ἀεὶ γιγνόμενον.</text:p>
            <text:p text:style-name="P68">οὗτος μέντοι ὅσῳ πλείονας ἀπὸ σανιδωμάτων ἐλάμβανε, τόσῳ</text:p>
            <text:p text:style-name="P68">εὐδαιμονέστερος ἐδόκει αὐτὸς ὑπὸ πόνου γενέσθαι,</text:p>
            <text:p text:style-name="Text_20_body"/>
            <text:p text:style-name="P68">Δυσάρεστος μὲν οῦν, ἔφη, ὠνήτης εἶ. οὐχ ὅτι πάνυ φροντίδος</text:p>
            <text:p text:style-name="P68">ΠΕΡΙ ΤΟΥ ΣΤΕΝΩΠΟΥΔΙΑΓΟΝΤΟΣ 69</text:p>
            <text:p text:style-name="P68">ἄξιος. εὑρήσομεν γὰρ εὖ οἶδ’ ὅτι τὴν μάλιστα σοὶ <text:soft-page-break/>συγκολλῶς ε”χου-</text:p>
            <text:p text:style-name="P68">σαν. τί δέ δή; τί ἐμποδὼν μὴ οὐ τήνδε λαβεῖν,· καὶ γὰρ καινῶς</text:p>
            <text:p text:style-name="P68">ξύγκειται ἀπὸ κηλάστρου ἐσκευασμένη καὶ πτεροῦ φοίνικος, πεν-</text:p>
            <text:p text:style-name="P68">τεκαιδεκαδάκτυλος, πάνυ εὔκαμπτος.</text:p>
            <text:p text:style-name="Text_20_body"/>
            <text:p text:style-name="P68">καὶ μὴν ὁ ’Ἁρειος ταύτην γ’ ἀνελόμενος τῶν δακτύλων ᾐσθάνετο</text:p>
            <text:p text:style-name="P68">εὐθὺς θερμαινομένων που. τινάξας δ’ αὐτὴν ὑπὲρ τῆς κεφαλῆς οὕτω</text:p>
            <text:p text:style-name="P68">σειομένη ἐκίνησε τὸν ἀέρα - πλήρης γὰρ κονιορτοῦ ε”τυχεν ὤν -</text:p>
            <text:p text:style-name="P68">ὥστε πολλοὺς ἀνῆκε σπινθῆρας ἐρυθρούς τε καὶ χρυσοῦς ἀπὸ τῆς</text:p>
            <text:p text:style-name="P68">ἀκμῆς πυροτεχνήματος δίκην, καί μαρμαρυγαὶ φωτὸς ποικίλαι ἅμα</text:p>
            <text:p text:style-name="P68">ἐπὶ τῶν τοίχων ἀνέλαμπον. καί ὁ μὲν ’Ἁγριώδης μάλ’ ἐβόησε καί</text:p>
            <text:p text:style-name="P68">τῶ χεῖρε ἐκρότησεν, ὁ δ’ Ὀλλιούανδρος Βαβαί, ἔφη, βαβαιάξ.</text:p>
            <text:p text:style-name="P68">κάλλιστα μὲν γὰρ σύ γε πέπραγας, μέγιστον δ’ ἐμοὶ καί πάμπολυ</text:p>
            <text:p text:style-name="P68">ἀνέλπιστον θαῦμα ι’δεῖν παρέσχες. τὴν δέ ῥάβδον εἷς κιβώτιον πάλιν</text:p>
            <text:p text:style-name="P68">τίθεις ε”τι ε’τονθόρυζε λέγων ὅτι Θαυμαστόν ἐστιν ὡς σφόδρα τὸ</text:p>
            <text:p text:style-name="P68">γεγενημένον.</text:p>
            <text:p text:style-name="Text_20_body"/>
            <text:p text:style-name="P68">’Άρειος δὲ Ξύγγνωθί μοι, ἔφη, ἀλλ’ οὐκ ἐπίσταμαι τοῦτο δι’ ὃ</text:p>
            <text:p text:style-name="P68">θαυμαστὸν ἄρ’ ἐστίν.</text:p>
            <text:p text:style-name="Text_20_body"/>
            <text:p text:style-name="P68">ἐκεῖνος δέ ἀτενές δεδορκὼς πρὸς αὐτὸν χαροποῖς τοῖς ὄμμασι</text:p>
            <text:p text:style-name="P68">Πάσας δή, ἔφη, μνημονεύω, ὦ Ποτέρ, τὰς ῥάβδους ἃς ἀπεδόμην</text:p>
            <text:p text:style-name="P68">ποτέ. ὁ γὰρ αὐτὸς φοῖνιξ διτταῖς μόνον ῥάβδοις πτερὰ ε”δωκεν</text:p>
            <text:p text:style-name="P68">οὐραῖα ὧν γε ἑτέραν μὲν σύ μέλλεις κομιεῖσθαι, <text:soft-page-break/>ἑτέρα δέ, τὸ</text:p>
            <text:p text:style-name="P68">θαυμαστότατον, ἐπέβαλε σοὶ τὴν οὐλὴν ἐκείνην, κοινὸν ε”χουσα</text:p>
            <text:p text:style-name="P68">σπέρμα.</text:p>
            <text:p text:style-name="Text_20_body"/>
            <text:p text:style-name="P68">Ἁρείου δέ πάνυ κεχηνότος ἀναλαβών Ὀκτωκαίδεκα, ἔφη, καὶ</text:p>
            <text:p text:style-name="P68">ἡμίσους ἦν δακτύλων τὸ μῆκος σμίλακος ἐσκευασμένη. ἀπέβη δ’</text:p>
            <text:p text:style-name="P68">οὖν οὕτω, θαυμαστῶς δ’ ὅμως. αἱ γὰρ ῥάβδοι φιλοῦσί τοι ἑλέσθαι</text:p>
            <text:p text:style-name="P68">τοὺς μάγους, ὡς ἄρτι ἔλεγον. μαντευόμενος οὖν προλέγω μεγάλα</text:p>
            <text:p text:style-name="P68">δεῖν ἡμᾶς ἐλπίζειν παρὰ σοῦ, ὡς μεγάλα μὲν πράξαντος ἐκείνου</text:p>
            <text:p text:style-name="P68">δήπου τοῦ ἀπορρήτου, δεινὰ δέ τελέως.</text:p>
            <text:p text:style-name="Text_20_body"/>
            <text:p text:style-name="P68">ὁ δ”Ἀρειος πεφρίκει σκοπούμενος πρὸς ἑαυτὸν εἴγ’ ἄρα ἀρέσκει</text:p>
            <text:p text:style-name="P68">αὐτῷ ὁ Ὀλλιούανδρος. ἀποδοὺς δ’ οῦν τοὺς ἑπτὰ γαλεώτας ε’πῖ τῇ</text:p>
            <text:p text:style-name="P68">ῥάβδῳ ἀπῆλθε μετὰ τοῦ Ἀγριώδους ἐκ τοῦ οἰκήματος, προσκυ-</text:p>
            <text:p text:style-name="P68">νούντος αὐτοὺς ἐκείνου.</text:p>
            <text:p text:style-name="Text_20_body"/>
            <text:p text:style-name="P68">&gt;ιε</text:p>
            <text:p text:style-name="P68">ἅμα δ’ ἡλίῳ καταδύντι ἀμφὶ βουλυτὸν εἶδες ἂν τὸν ’Ἀρειον καὶ</text:p>
            <text:p text:style-name="P68">τὸν Ἀγριώδη ἐπανελθόντας κατὰ τὸν Στενωπὸν Διάγοντα καὶ διὰ</text:p>
            <text:p text:style-name="P68">τοῦ τείχους πάλιν διαβάντας ἥκειν πρὸς τὸν Λέβητα Διάβροχον ἥδη</text:p>
            <text:p text:style-name="P68">κενὸν γενόμενον. ἐκεῖνος δ’ ε”λεγεν οὐδὲν σιωπῇ βαδίζων κατὰ τὴν</text:p>
            <text:p text:style-name="P68">ὁδόν. ἀλλ’ οἶ ἐν τῷ Μετρὸ πολλὰ κεχηνότες ε”λαθον αὐτόν. ἐθεῶντο</text:p>
            <text:p text:style-name="P68">γὰρ αὐτοὺς πάνυ γέμοντας τῶν σκευῶν τῶν ἄρτι πραθέντων,</text:p>
            <text:p text:style-name="P68">70 ΑΡΕιοΣ Πο ΤΗΡ</text:p>
            <text:p text:style-name="Text_20_body"/>
            <text:p text:style-name="P68"><text:soft-page-break/>γελοῖα νομίζοντες τά τ’ ἄλλα καὶ τὴν γλαῦκα τὴν λευκὴν ἐν τῷ</text:p>
            <text:p text:style-name="P68">Ἁρείου κόλπῳ καθεύδουσαν. ἔνθεν δ’ ἀναβάντες ἐκεῖνοι ἐπὶ</text:p>
            <text:p text:style-name="P68">κλίμακος κυλιομένης ἐξῆλθον εἷς τὸν σταθμὸν σιδηροδρομικὸν τὸν</text:p>
            <text:p text:style-name="P68">Πάδδιγγτον ὑπὸ τῶν ἐγχωρίων καλούμενον. ’Άρειος δ’ ἐπὶ συννοίας</text:p>
            <text:p text:style-name="P68">βαδίζων οὐκ ε”γνω ὅπου εἷεν πρὶν ὁ Ἁγριώδης παρ’ ὦμον αὐτοῦ</text:p>
            <text:p text:style-name="P68">ἠπίως κρούσας Καιρός ἐστιν ἡμῖν, ἔφη, ἐμβρωματίσαι τι πρὶν</text:p>
            <text:p text:style-name="P68">εἰς τρένο ἀναβῆναι σέ. ἐπρίατο οὖν αύτῷ μᾶζαν μυττωτῷ</text:p>
            <text:p text:style-name="P68">ὠνθυλευμένην οἵαν οἱ νῦν ἀμβουγενῆ καλοῦσιν.</text:p>
            <text:p text:style-name="Text_20_body"/>
            <text:p text:style-name="P68">καθημένων δ’ ἵνα φάγωσιν αὐτάς, ὁ “Άρειος ἀεὶ περιέβλεπεν</text:p>
            <text:p text:style-name="P68">ἐννοῶν ὡς πάντως ἐστὶν ἄτοπα τὰ ἄρτι γεγενημένα.</text:p>
            <text:p text:style-name="Text_20_body"/>
            <text:p text:style-name="P68">Ἶ-Ι σύ, ἔφη ὁ Ἁγριώδης, καλῶς ἔχεις, ὦ Ἅρειε; ἄγαν γὰρ</text:p>
            <text:p text:style-name="P68">σιωπᾶν δοκεῖς.</text:p>
            <text:p text:style-name="Text_20_body"/>
            <text:p text:style-name="P68">ὁ δέ τοῦτο μὲν συνῄδει ἑαυτῷ οὐδέποτε ἐπὶ τοῖς πρότερον γενεθ-</text:p>
            <text:p text:style-name="P68">λίοις τυχόντι τοσοῦτο μετασχεῖν τῆς εὐδαιμονίας, τοῦτο δέ μάλιστ’</text:p>
            <text:p text:style-name="P68">ε”τι ἠπόρει· ἤθελε μὲν γὰρ τὰ πάντα διηγεῖσθαι, ἄναυδος δ’ ἄρα</text:p>
            <text:p text:style-name="P68">ἐδόκει γενέσθαι.</text:p>
            <text:p text:style-name="Text_20_body"/>
            <text:p text:style-name="P68">τὴν μᾶζαν γοῦν κατεσθίων λόγον ἐπειρᾶτο συντιθέναι.</text:p>
            <text:p text:style-name="Text_20_body"/>
            <text:p text:style-name="P68">τέλος δέ Ἐξαίρετον μέν, ἔφη, πάντες ἡγοῦνταί με εἶναι, τούς τ’ ἐν</text:p>
            <text:p text:style-name="P68">τῷ πανδοκείῳ λέγω καί τὸν Κίουρον καὶ τὸν <text:soft-page-break/>Ὀλλιούανδρον, αὐτὸς</text:p>
            <text:p text:style-name="P68">δέ οῦκ ἐπιστήμην ε”χω οὐδεμίαν περὶ τῆς μαγικῆς. τίνος δ’ ἕνεκα τὰ</text:p>
            <text:p text:style-name="P68">μεγάλα φασὶν ἐλπίζειν ἀπ’ ἐμοῦ; εὐδόκιμος μὲν οῦν φαίνομαι ὥν,</text:p>
            <text:p text:style-name="P68">λανθάνω δ’ ἐμαυτὸν κομιδῇ τί παθὼν εῦδοκιμῶ. οὐδ’ αὖ οἶδα τί τότ’</text:p>
            <text:p text:style-name="P68">ἐγένετο ἐκείνης τῆς νυκτὸς ὅτε ὁ πάνυ Φολιδο ἀλλὰ ξύγγνωθί μοι.</text:p>
            <text:p text:style-name="P68">ὤφελον γὰρ εἰπεῖν ὅτε οἱ γονεῖς ἀπώλοντο,</text:p>
            <text:p text:style-name="Text_20_body"/>
            <text:p text:style-name="P68">Ἁγριώδης δὲ προσκεκυφὼς αὐτῷ ἄγριος δὴ ἐδόκει διὰ τὸ δασὺ</text:p>
            <text:p text:style-name="P68">τὸ τοῦ πώγωνος καὶ τῶν ὀφρύων, ἠπίως δέ ἐγέλα.</text:p>
            <text:p text:style-name="Text_20_body"/>
            <text:p text:style-name="P68">Ἀλλ’ οὐ δεῖ σε φροντίσαι περὶ τούτων μέλλοντα ῶς τάχιστα</text:p>
            <text:p text:style-name="P68">μαθήσεσθαι. πάντες γὰρ οῖ ἐν Ὑογοήτου μαθηταὶ ἀπὸ τῆς αὐτῆς</text:p>
            <text:p text:style-name="P68">ἀφορμῆς ἄρχονται, καῖ σὺ ὡσαύτως εὖ πράξεις. οἱ μὲν γὰρ ἐξαίρε-</text:p>
            <text:p text:style-name="P68">τοι διὰ τὴν τῶν πραγμάτων καινότητα χαλεπῶς γέ τοι ἔχουσι, σῦ</text:p>
            <text:p text:style-name="P68">δ ’ ὅμως τάχ’ εὑρήσεις ἡδίστην ἄρα γενέσθαι τὴν ἐκεῖ διατριβήν. ε’γὼ</text:p>
            <text:p text:style-name="P68">γὰρ οὐ μόνον τότε μαθητὴς ὢν πάνυ ἡδόμην, ἀλλὰ καὶ τὸ νῦν ε”τι</text:p>
            <text:p text:style-name="P68">μάλ’ ἥδομαι.</text:p>
            <text:p text:style-name="Text_20_body"/>
            <text:p text:style-name="P68">ἡγησάμενος δ ’ οῦν αὐτῷ ἐπὶ τὸν σταθμὸν ἐνεβίβασεν εἰς ἁμαξοσ-</text:p>
            <text:p text:style-name="P68">τοιχίαν ἐπανιοῦσαν πρὸς τοὺς Δουρσλείους, παραδοὺς ἅμα περι-</text:p>
            <text:p text:style-name="P68">βολάδιόν τι αὐτῷ.</text:p>
            <text:p text:style-name="Text_20_body"/>
            <text:p text:style-name="P68">Τοῦτ’ ἔστιν, ἔφη, τὸ πιττάκιον σιδηροδρομικόν σοὶ τὸ πρὸς</text:p>
            <text:p text:style-name="P68">Ὑογοήτου. ἀφορμᾶσθαι γὰρ δεῖ τῇ νουμηνίᾳ τῇ Σεπτεμβρίᾳ ἀπὸ</text:p>
            <text:p text:style-name="P68">τοῦ Σταυροῦ Βασιλείου* πάντα δ’ εὑρήσεις ἐν <text:soft-page-break/>αὐτῷ τῷ δελταρίῳ</text:p>
            <text:p text:style-name="P68">γεγραμμένα, ἐὰν δέ πράγματα σοὶ παρέχωσιν οἱ Δούρσλειοι, ἐπι-</text:p>
            <text:p text:style-name="P68">ΠΕΡΙ ΤΟΥΣΤΕΝΩΠΟΥΔΙΑΓΟΝΤΟΣ 7]</text:p>
            <text:p text:style-name="P68">στολήν μοι πέμψον μετὰ τῆς γλαυκός. ἡ δ’ εἴσεται ὅποι ε”λθῃ</text:p>
            <text:p text:style-name="P68">εὑρήσουσά με. ἔρρωσο, ὦ Ἄρειε,</text:p>
            <text:p text:style-name="Text_20_body"/>
            <text:p text:style-name="P68">ἀπελαυνούσης δέ ἐκ τοῦ σταθμοῦ τῆς ἁμαξοστοιχίας, θέλων</text:p>
            <text:p text:style-name="P68">θεᾶσθαι αὐτὸν ὅσονπερ κάτοπτος ῆν, ὁ Ἄρειος ἀνεπήδησεν ἀπὸ τοῦ</text:p>
            <text:p text:style-name="P68">δίφρου ὀψόμενος τὸ ὕστατον, τὴν ὄψιν ἅμα προσέχων τῇ</text:p>
            <text:p text:style-name="P68">φωταγωγῷ. ὁ δέ ἐν στιγμῇ χρόνου ἤδη ἠφάνιστο.</text:p>
            <text:p text:style-name="P68">ἐκείνου δέ τοῦ μηνὸς ὃν πανύστατον παρὰ τοῖς Δουρσλείοις</text:p>
            <text:p text:style-name="P68">διέτριβεν ὁ ’Ἁρειος ἥ τι ἢ οὐδὲν εὐθυμίας μετεῖχεν, ἀλλὰ νὴ Δία ὁ</text:p>
            <text:p text:style-name="P68">Δούδλιος νυνὶ οὕτω φοβεῖται αὐτὸν ὥστε μὴ ἐν τῷ αὐτῷ οἰκήματι</text:p>
            <text:p text:style-name="P68">ἑκὼν παραμεῖναι. νὴ Δι’ ἀλλ’ ἡ Πετουνία καὶ ὁ Φερνίων οὐκέτι</text:p>
            <text:p text:style-name="P68">βούλονται οὔτ’ ἐν σκευοφυλακίῳ εἴργειν αὐτὸν οὔτε πρὸς βίαν χει-</text:p>
            <text:p text:style-name="P68">ροῦσθαι οὔτ’ αὖ καταβοᾶν αὐτοῦ. μὴ ὅπως ἐκεῖνοι προσλέγουσιν</text:p>
            <text:p text:style-name="P68">αὐτόν, ὡς ἄρτι μὲν δεδιότες ἄρτι δέ μάλ’ ὀργιζόμενοι. πολλῶν δ’</text:p>
            <text:p text:style-name="P68">οὖν ἕνεκα θαρρῶν τὰ νῦν παντελῶς προῦτίμα τῶν πάλαι πραγ-</text:p>
            <text:p text:style-name="P68">μάτων, οῦ μὴν ἀλλὰ συνῄδει ἑαυτῷ μετ’ οῦ πολὺν χρόνον ἇθυμοῦντί</text:p>
            <text:p text:style-name="P68">που.</text:p>
            <text:p text:style-name="Text_20_body"/>
            <text:p text:style-name="P68">ὥστε μετὰ τῆς γλαυκὸς ἐν τῷ θαλάμῳ διέτριβε τῆς ἀρτίως κεκ-</text:p>
            <text:p text:style-name="P68">τημένης. ἔδοξε δέ ὀνομάσαι αὐτὴν Ἱ-Ῑδυὶκτῖνα, τοῦτ’ ἐξευρὼν τοῦν-</text:p>
            <text:p text:style-name="P68">ομα ἐν τῇ ξυγγράφῃ μαγικῄ. καὶ γὰρ τὰ βιβλία τὰ παιδευτικὰ πάνυ</text:p>
            <text:p text:style-name="P68"><text:soft-page-break/>ἀξιόλογα νομίσας, πόρρω τῆς νυκτὸς ἐν εὐνῇ κεκλιμένος πολλάκις</text:p>
            <text:p text:style-name="P68">ἀνεγίγνωσκεν εἷς τὸ ἄκρον ἀφικόμενος τῆς ἡδονῆς, πετομένης ἅμα</text:p>
            <text:p text:style-name="P68">τῆς γλαυκὸς εἰκῇ κάκεῖσε καὶ τὸ δεῦρο διὰ τῆς θυρίδος ἀνεῳγμένης.</text:p>
            <text:p text:style-name="P68">ἀλλὰ τὸ τὴν Πετουνίαν μηκέτι εἰσελθεῖν κορήσουσαν τὸν θάλαμον</text:p>
            <text:p text:style-name="P68">ἕρμαιόν τι ἐποιεῖτο, τῆς γλαυκὸς μυγαλῶν πολλάκις εἰσφερούσης</text:p>
            <text:p text:style-name="P68">νεκρούς. θέλων δέ μαθεῖν ὁπόσας ἔτι ἡμέρας αὐτόθι μενετέον μέχρι</text:p>
            <text:p text:style-name="P68">τῆς Σεπτεμβρίου νουμηνίας, ὅσαι νύκτες πρὶν εἷς ὕπνον πεσεῖν</text:p>
            <text:p text:style-name="P68">ε”γραφέ τι ἐν χαρτιδίῳ ἐπὶ τοίχου πεπατταλευμένῳ.</text:p>
            <text:p text:style-name="Text_20_body"/>
            <text:p text:style-name="P68">Αὐγούστου δέ ἕνῃ καί νέᾳ ἔδοξεν αὐτῷ λέγειν τι τοῖς</text:p>
            <text:p text:style-name="P68">Δουρσλείοις. ἠπόρει γὰρ οὐκ εἰδὼς ᾧ τρόπῳ εἷς αὔριον πρὸς τὸν</text:p>
            <text:p text:style-name="P68">σταθμὸν ἀφίκηται τὸν Σταυρόν Βασίλειον καλούμενον. καταβὰς</text:p>
            <text:p text:style-name="P68">οὖν κατέλαβεν αὐτοὺς τηλεορῶντας παίγνιόν τι αἰνιγματῶδες.</text:p>
            <text:p text:style-name="P68">ΠΕΡΙ ΤΗΣ ΑΝΑΒΑΣΕΩΣ ΕΝΝΕΑ ΚΑΙ ΤΑ ΤΡῙΑ ΤΕΤΑΡΤΑ 73</text:p>
            <text:p text:style-name="P68">χρεμψαμένου δέ τι ὅπως μὴ παρὼν λάθοι αὐτούς, ὁ Δούδλιος μέγα</text:p>
            <text:p text:style-name="P68">βοήσας εὐθὺς ἐνθένδε ἀπέδραμεν.</text:p>
            <text:p text:style-name="Text_20_body"/>
            <text:p text:style-name="P68">ἀλλὰ πρῶτον μὲν οὐκ ἐτόλμησε λέγειν, ἔπειτα δέ ᾧΩ θεῖε, ἔφη.</text:p>
            <text:p text:style-name="Text_20_body"/>
            <text:p text:style-name="P68">ὁ δ’ ἤκουσε μὲν αὐτοῦ, ὑπετονθόρυζε δέ μόνον.</text:p>
            <text:p text:style-name="Text_20_body"/>
            <text:p text:style-name="P68">Ἰτέον ἐστί μοι αὔριον πρὸς τὸν Σταυρὸν Βασίλειον ἀπιόντι πρὸς</text:p>
            <text:p text:style-name="P68">Ὑογοήτου.</text:p>
            <text:p text:style-name="Text_20_body"/>
            <text:p text:style-name="P68"><text:soft-page-break/>τονθορύσαντος δἀῧθις τοῦ θείου, ῗΑρ’ ἐθέλεις, ἔφη, ἄγειν με</text:p>
            <text:p text:style-name="P68">ἐκεῖσε ἐν αὐτοκινήτῳ;</text:p>
            <text:p text:style-name="Text_20_body"/>
            <text:p text:style-name="P68">ὑποτονθορύσας δέ μάλ’ αὖθις ὡμολόγησεν ἄρα που, ὥς γ’ ἐδόκει</text:p>
            <text:p text:style-name="P68">τῷ Ἁρείῳ.</text:p>
            <text:p text:style-name="Text_20_body"/>
            <text:p text:style-name="P68">Εὐχάριστός εἶμι, ῆ δ’ ὅς, κᾶμελλεν ἀναβῆναι πάλιν πρὸς τὸν</text:p>
            <text:p text:style-name="P68">θάλαμον. ἐκεῖνος δ’ ἐξ ἀπροδοκήτου ἐφθέγξατό τι·</text:p>
            <text:p text:style-name="Text_20_body"/>
            <text:p text:style-name="P68">Οὔκουν σφόδρ’ ἄτοπόν ἐστι τό ἐφ’ ἁμαξοστοιχίας ι’έναι πρὸς</text:p>
            <text:p text:style-name="P68">μάγων παιδευτήριον; οἱ γὰρ τάπητες μαγικοί πάντες ἄχρηστοί εἶσι,</text:p>
            <text:p text:style-name="P68">τετρημένοι δήπου.</text:p>
            <text:p text:style-name="Text_20_body"/>
            <text:p text:style-name="P68">Ἄρειος δ’ οὐδὲν εἶπεν.</text:p>
            <text:p text:style-name="Text_20_body"/>
            <text:p text:style-name="P68">Εἰπέ μοι, ποῦ ἐστὶν ἄρα τοῦτο τὸ παιδευτήριον;</text:p>
            <text:p text:style-name="Text_20_body"/>
            <text:p text:style-name="P68">Οὐκ οἶδα, ἀπεκρίνατο. καὶ γὰρ μέχρι τοῦδε ε”λαθεν ἑαυτὸν τοῦτ’</text:p>
            <text:p text:style-name="P68">οῦκ εἰδώς. λαβὼν οῦν τὸ πιττάκιον ἐκ θυλακίου τὸ ἄρτι ὑφ’</text:p>
            <text:p text:style-name="P68">Ἁγριώδους δεδομένον ἔβλεψε πρῶτον πρὸς αὐτό.</text:p>
            <text:p text:style-name="Text_20_body"/>
            <text:p text:style-name="P68">ἀναγνοὺς δέ εἶπε τάδε’ Ἐπιτέτακταί μοι ἀτεχνῶς ἐμβαίνειν εἷς</text:p>
            <text:p text:style-name="P68">τὴν ἆμαξοστοιχίαν περὶ τὴν πέμπτην ἀπὸ τῆς ἀποβάθρας ἐννέα καί</text:p>
            <text:p text:style-name="P68">τὰ τρία τέταρτα.</text:p>
            <text:p text:style-name="Text_20_body"/>
            <text:p text:style-name="P68">Ὁποίας ἀπ’ ἀποβάθρας;</text:p>
            <text:p text:style-name="Text_20_body"/>
            <text:p text:style-name="P68"><text:soft-page-break/>Τῆς ἐννέα καὶ τὰ τρία τέταρτα.</text:p>
            <text:p text:style-name="Text_20_body"/>
            <text:p text:style-name="P68">Οὐ μὴ φλυαρήσεις. οὐ γὰρ ε”στιν ἀποβάθρα ἐννέα καὶ τὰ τρία</text:p>
            <text:p text:style-name="P68">τέταρτα.</text:p>
            <text:p text:style-name="Text_20_body"/>
            <text:p text:style-name="P68">Γέγραπταί γ’ οὕτως ἐν τῷ πιττακίῳ.</text:p>
            <text:p text:style-name="Text_20_body"/>
            <text:p text:style-name="P68">Ἑλλεβοριῶσι δῆτα, ε”φη ὁ Δούρσλειος. κορυβαντιῶσι γὰρ ἁπαν-</text:p>
            <text:p text:style-name="P68">τες νὴ τὸν Ἀπόλλω. ἀλλ’ ὁ χρόνος σοι μάθησιν δώσει, πιθοῦ μοι.</text:p>
            <text:p text:style-name="P68">ἀλλ’ οῦν καλῶς γ’ ἔχει’ ἄξομέν σε πρὸς τὸν Σταυρὸν Βασίλειον.</text:p>
            <text:p text:style-name="P68">Λονδίνονδε γὰρ ε”δει ἂν πάντως αὔριον ι’έναι· εἷ δέ μή, ἀμέλει οὐ</text:p>
            <text:p text:style-name="P68">παρεῖχον ἂν πράγματ’ ἐμαυτῷ.</text:p>
            <text:p text:style-name="Text_20_body"/>
            <text:p text:style-name="P68">Ἀλλὰ πρὸς τί Λονδίνονδε ἴτε,</text:p>
            <text:p text:style-name="Text_20_body"/>
            <text:p text:style-name="P68">καί τοῦτο μὲν εἶπεν εὐγνώμονα θέλων ἑαυτὸν παρασχεῖν, ὁ δέ</text:p>
            <text:p text:style-name="P68">Δούρσλειος γρύζων ἀπεκρίνατο</text:p>
            <text:p text:style-name="Text_20_body"/>
            <text:p text:style-name="P68">Τὸν γὰρ Δούδλιον πρὸς ιάτρὸν ἄγομεν δεῖ γὰρ τὸν κατάρατον</text:p>
            <text:p text:style-name="P68">κέρκον ἐκεῖνον ἀποτεμεῖν αῦτῲ πρὶν εἷς Χωνεύσεις ι’έναι.</text:p>
            <text:p text:style-name="Text_20_body"/>
            <text:p text:style-name="P68">ἢ(</text:p>
            <text:p text:style-name="P68">τῇ δ’ ἐπιγιγνομένῃ ἡμέρᾳ περὶ αὐτό που σχέδον τὸ λυκαυγές ὁ</text:p>
            <text:p text:style-name="P68">74 ΑΡΕιοΣ Πο ΤΗΡ</text:p>
            <text:p text:style-name="Text_20_body"/>
            <text:p text:style-name="P68">’Άρειος ἥδη ἐξέγρετο. ἀλλ’ ὡς οὐ μετρίως ἀνιώμενος τοσαύτης</text:p>
            <text:p text:style-name="P68">ἀνάπλεως ἦν φροντίδος ὥστε μὴ ε”χειν πάλιν εἰς ὕπνον πεσεῖν.</text:p>
            <text:p text:style-name="P68"><text:soft-page-break/>ἀναστὰς οὖν ἐκ τῆς εὐνῆς τὰς βράκας ὡς ε”θος περιεβάλετο· οὐ</text:p>
            <text:p text:style-name="P68">γὰρ θέλων βαδίζειν πρὸς τὸν σταθμὸν τὸν τρίβωνα ἠμφιεσμένος τὸν</text:p>
            <text:p text:style-name="P68">μαγικόν, ἐν νῷ εἶχεν ε”ν γ’ ἆμαξοστοιχίᾳ περιβαλέσθαι. ἐξέτασε δέ</text:p>
            <text:p text:style-name="P68">πάλιν αὖ τὸν πρὸς (Υογοήτου κατάλογον, διασκεψάμενος εἰ τὰ</text:p>
            <text:p text:style-name="P68">πάντ’ ἄρα πρόχειρά ἐστιν. ε”πειτα δέ ἐπιμεληθεὶς τῆς γλαυκὸς</text:p>
            <text:p text:style-name="P68">ὅπως ἐν οἰκίσκῳ ἀσφαλὴς εἴρκται, ἐν τῷ θαλάμῳ ἄνω καὶ κάτω</text:p>
            <text:p text:style-name="P68">περιεπάτει ἕωσπερ οἱ Δούρσλειοι τύχοιεν ἐγρηγορότες. ὀλίγῳ δ’</text:p>
            <text:p text:style-name="P68">ὕστερον εἶδες ἂν τοῦτο μὲν τὴν κιβωτὸν καίπερ μεγάλην οὖσαν καί</text:p>
            <text:p text:style-name="P68">βαρεῖαν εἷς τὸ αὐτοκίνητον ἥδη κεκομισμένην, τοῦτο δέ τὸν</text:p>
            <text:p text:style-name="P68">Δούδλιον ἐν τῷ αὐτοκινήτῳ καθίζοντα πλησίον τοῦ Ἀρείου - οὕτω</text:p>
            <text:p text:style-name="P68">γὰρ ποιῆσαι ἡ Πετουνία μόλις ἐπεπείκει τὸν υἱόν - τοῦτο δ’ αὖ</text:p>
            <text:p text:style-name="P68">πάντας ἐπ’ αὐτοκινήτου οἴκοθεν ἀποβαίνοντας.</text:p>
            <text:p text:style-name="Text_20_body"/>
            <text:p text:style-name="P68">ἀφίκοντο δέ πρὸς τὸν Σταυρὸν Βασίλειον ἥδη μεσούσης τῆς</text:p>
            <text:p text:style-name="P68">πέμπτης ὥρας. καὶ ὁ Δούρσλειος τὴν κιβωτὸν θεὶς ἐφ’ ἁμάξιον</text:p>
            <text:p text:style-name="P68">τοῦτ’ ἐκύλινδεν αὐτὸς ὁ ’Άρειος εἰς τὸν σταθμόν. ὁ δέ τὸ οὕτω</text:p>
            <text:p text:style-name="P68">πρᾶξαι τὸν θεῖον ἐνόμιζε φιλάνθρωπον μὲν γενέσθαι παράδοξον</text:p>
            <text:p text:style-name="P68">δέ.</text:p>
            <text:p text:style-name="Text_20_body"/>
            <text:p text:style-name="P68">οὗτος μέντοι μετ’ οὐ πολὺν ἐφίστατο κατέναντι τῶν ἀποβαθρῶν,</text:p>
            <text:p text:style-name="P68">σαρδάνιον ἅμ’ ὑπομειδιῶν.</text:p>
            <text:p text:style-name="Text_20_body"/>
            <text:p text:style-name="P68">Ἰδού, ἔφη, ὦ παῖ· ἔνθα μὲν τὴν ἀποβάθραν ε”στιν ι’δεῖν τὴν ἐνάτην,</text:p>
            <text:p text:style-name="P68"><text:soft-page-break/>ἔνθα δέ τὴν δεκάτην. τὴν δ’ αὖ σὴν ὤφελες ι’δεῖν ἐν μέσῳ που οὖσαν</text:p>
            <text:p text:style-name="P68">πλὴν ἀλλ’ οἴμοι τῆς ῥᾳθυμίας οὔπω ᾠκοδομήκασιν ἄρα, ὡς</text:p>
            <text:p text:style-name="P68">εἰκάσαι. ἦ οὐκ ὀρθως λέγω,·</text:p>
            <text:p text:style-name="Text_20_body"/>
            <text:p text:style-name="P68">ὀρθῶς γ’ ἔλεγεν. ἔνθεν γὰρ εἶδες ἂν τὸν ἀριθμὸν ἐννέα μέγαν</text:p>
            <text:p text:style-name="P68">ὄντα καὶ λευκὸν κᾶνθεν τὸν δέκα καί ἐν μέσῳ οὐδὲ γρῦ.</text:p>
            <text:p text:style-name="Text_20_body"/>
            <text:p text:style-name="P68">οὗτος δέ Ἀγαθὰ πράττοις, ἔφη, τὴν τρίμηνον, καὶ μάλα σαρδ-</text:p>
            <text:p text:style-name="P68">άνιον άνεκάγχασεν αὖ.</text:p>
            <text:p text:style-name="Text_20_body"/>
            <text:p text:style-name="P68">καὶ ἀπέβη εὐθὺς οὐδὲν πλέον εἰπών. ὁ δ’ Ἄρειος τὴν κεφαλὴν</text:p>
            <text:p text:style-name="P68">περιάγων κατεῖδε τοὺς τρεῖς Δουρσλείους πάντας ἐν αὐτοκινήτῳ</text:p>
            <text:p text:style-name="P68">γελῶντας. πάντως δ’ ἠμηχάνει ὅ τι ποιῇ. πολλοὶ γὰρ τῶν παρ-</text:p>
            <text:p text:style-name="P68">ιόντων ἤδη ἔβλεπον πρὸς αὐτὸν ὡς ἀλλόκοτόν τε νομίζοντες καῖ</text:p>
            <text:p text:style-name="P68">τὴν γλαῦκα θαυμάζοντες.</text:p>
            <text:p text:style-name="Text_20_body"/>
            <text:p text:style-name="P68">δέον δ’ οὖν ἐρωτᾶν τινά, ὡς ἐδόκει, προσεῖπε μὲν τὸν προιστάμε-</text:p>
            <text:p text:style-name="P68">νον τῆς ἇμαξοστοιχίας, μνείαν δ’ οὐκ ἐτόλμα ποιήσασθαι τῆς</text:p>
            <text:p text:style-name="P68">ἀποβάθρας πέρι τῆς ἐννέα καὶ τὰ τρία τέταρτα. ὁ δ’ ε”τυχεν οὐκ</text:p>
            <text:p text:style-name="P68">ἀκούσας οὐδέν οὐδέποτε περὶ τοῦ Ὑογοήτου, καὶ τοῦ Ἁρείου</text:p>
            <text:p text:style-name="P68">ὁμολογήσαντος οὐδ’ αὐτὸς γνῶναι ὅπου τῆς χώρας κεῖται, ἠγανάκ-</text:p>
            <text:p text:style-name="P68">τει ὑποπτεύων αὐτὸν ἐκ προνοίας τὰ σκαιὰ πράττειν. ’Ἁρειος δέ</text:p>
            <text:p text:style-name="P68">ΠΕΡΙ ΤΗΣ ΑΝΑΒΑΣΕΩΣ ΕΝΝΕΑ ΚΑΙ ΤΑ ΤΡΙΑ ΤΕΤΑΡΤΑ 75</text:p>
            <text:p text:style-name="P68">τὸ παράπαν ἀμηχάνως ἔχων ἤρετο αὐτὸν περὶ τῶν <text:soft-page-break/>ἁμαξοστοιχιῶν</text:p>
            <text:p text:style-name="P68">εἰ ἐθέλοι δεῖξαι τὴν τῇ πέμπτῃ μέλλουσαν ἀφορμήσειν. ὁ δ’ οὐκ ἔφη</text:p>
            <text:p text:style-name="P68">ὑπάρχειν τοιαύτην τινά. καὶ τέλος δὴ ἀπῆλθε πόλλ’ ε”τι τονθορύζων</text:p>
            <text:p text:style-name="P68">κατὰ τῶν πράγματα παρέχειν φιλούντων. ἐκεῖνος δέ ἤδη ἐκινδύνευε</text:p>
            <text:p text:style-name="P68">παντελῶς ἐκπεπλῆχθαι. βλέψας γὰρ πρὸς τὸ ὡρολόγιον - μέγα ἐστὶ</text:p>
            <text:p text:style-name="P68">καὶ ὑπὲρ τῶν ἀξόνων τῶν δρομολογικῶν κεῖται - συνῄδει ἑαυτῷ</text:p>
            <text:p text:style-name="P68">ἐλάχιστον ε”χων ε”τι χρόνον, εἴ γε βούλεται εἰσβῆναι εἷς τὴν ἐφ’</text:p>
            <text:p text:style-name="P68">Ὑογοήτου ἁμαξοστοιχίαν. πολλῆς οὖν ἀθυμίας μεστὸς ἵστατο ἐν</text:p>
            <text:p text:style-name="P68">μέσῳ τῷ σταθμῷ ε”χων κιβωτόν θ’ ἣν μόλις ἐδύνατο αἴρειν, καὶ</text:p>
            <text:p text:style-name="P68">ἀργύριον πολὺ μὲν μαγικὸν δέ, καὶ δὴ καὶ γλαῦκα μεγάλην.</text:p>
            <text:p text:style-name="Text_20_body"/>
            <text:p text:style-name="P68">ἀλλ’ ῆὸν Ἁγριώδη παρῆλθεν εἰπεῖν τι τῶν ἀναγκαίων,· τὸν μὲν</text:p>
            <text:p text:style-name="P68">γὰρ τότε βουλόμενον εἰσιέναι εἰς τὸν Στενωπὸν Διάγοντα ε”δει</text:p>
            <text:p text:style-name="P68">κροῦσαι τὴν πλίνθον τὴν ἀπ’ ἀριστερᾶς τρίτην. ἠπόρησε γοῦν εἶ δεῖ</text:p>
            <text:p text:style-name="P68">καί νῦν δὴ τὴν ῥάβδον λαβόντα κροῦσαι που τὸ τοῦ σταθμάρχου</text:p>
            <text:p text:style-name="P68">οἰκίδιον τὸ ἀνὰ μέσον τῶν ἀποβαθρῶν τῆς ἐνάτης καί τῆς δεκάτης.</text:p>
            <text:p text:style-name="Text_20_body"/>
            <text:p text:style-name="P68">ἀλλὰ τότε δὴ ἐνίων ὄπισθεν αὐτοῦ παριόντων ε”τυχε παρακούσας</text:p>
            <text:p text:style-name="P68">ὀλίγον τι.</text:p>
            <text:p text:style-name="Text_20_body"/>
            <text:p text:style-name="P68">εἶπε γάρ τις Ἀμέλει συναθροίζονται οἱ Μύγαλοι</text:p>
            <text:p text:style-name="Text_20_body"/>
            <text:p text:style-name="P68">περιάγων δε τὸν αὐχένα κατεῖδε γυναῖκα παχεῖαν καί εὐτραφῆ. ἡ</text:p>
            <text:p text:style-name="P68">δὲ διελέγετο πρὸς τέτταρας νεανίσκους <text:soft-page-break/>πυρρότριχας. ἕκαστον δ’</text:p>
            <text:p text:style-name="P68">αὐτῶν εἶδεν οὐ μόνον ἐν ἁμαξίῳ κυλίνδοντα κιβωτὸν ὁμοιοτάτην τῇ</text:p>
            <text:p text:style-name="P68">ἑαυτοῦ ἀλλὰ καῖ γλαῦκα δὴ ἔχοντα.</text:p>
            <text:p text:style-name="Text_20_body"/>
            <text:p text:style-name="P68">πεπτοημένης δέ τῆς ψυχῆς, ὁ Ἄρειος ἐδίωκεν αὐτοὺς τὸ</text:p>
            <text:p text:style-name="P68">ἁμάξιον ἅμα προωθῶν. ἐπειδὴ δ’ οὗτοι εἱστήκεσαν, καὶ αὐτὸς</text:p>
            <text:p text:style-name="P68">ἔστη, ὀλίγον τι ἀπέχων ὅμως ὥστ’ ἀκοῦσαι τὰ πρὸς ἀλλήλοις</text:p>
            <text:p text:style-name="P68">κοινολογούμενα.</text:p>
            <text:p text:style-name="Text_20_body"/>
            <text:p text:style-name="P68">ἡ γὰρ μήτηρ ’Άγε δή, ἔφη. τίς ἐστί μοι ἀριθμὸς τῇ ἀποβάθρᾳ;</text:p>
            <text:p text:style-name="Text_20_body"/>
            <text:p text:style-name="P68">ἀποκριναμένη δέ μειρακίσκη ὀξείᾳ τῇ φωνῇ Ἐννέα καὶ τὰ τρία</text:p>
            <text:p text:style-name="P68">τέταρτα, ἔφη. αὕτη δέ πυρρόθριξ ὁμοίως οὖσα τοῖς ἄλλοις τῆς</text:p>
            <text:p text:style-name="P68">μητρὸς ἔτι προσείχετο χειρός.</text:p>
            <text:p text:style-name="Text_20_body"/>
            <text:p text:style-name="P68">1Ὠ μάμμη, ἆρ’ οὐκ ἔξεστί μοι ...,·</text:p>
            <text:p text:style-name="Text_20_body"/>
            <text:p text:style-name="P68">Νεωτέρα γ’ εἶ σὺ ἦ ὥστ’ ι’έναι, ὦ Γίννη. σίγα δῆτα. καλῶς ε”χει</text:p>
            <text:p text:style-name="P68">τὸ σόν, ὦ Περσεῦ. δεῖ σε πρῶτον ι’έναι.</text:p>
            <text:p text:style-name="Text_20_body"/>
            <text:p text:style-name="P68">καὶ οὗτος, πρεσβύτατος ὤν, ὡς ἔοικεν, ἐβάδιζεν ἐπὶ τὰς</text:p>
            <text:p text:style-name="P68">ἀποβάθρας. ὁ μὲν οὖν ’Ἀρειος ἀσκαρδαμυκτὶ ἐτήρει φυλαττόμενος</text:p>
            <text:p text:style-name="P68">μὴ ἀποτυχεῖν τοῦ μαθέσθαι τὸ γιγνόμενον, ἐκεῖνος δ’ ἄρα ἔλαθεν</text:p>
            <text:p text:style-name="P68">αὐτὸν ἀφικόμενος πρὸς τὸ μεσηγὺ τῶν δυοῖν ἀποβαθρῶν’ πολλοὶ γὰρ</text:p>
            <text:p text:style-name="P68">ὁδοιπόροι κατὰ πρόσωπον αὐτῷ ἐμποδὼν συναθροιζόμενοι οὕτως</text:p>
            <text:p text:style-name="P68">ὠστίζοντο ὥστ’ ἐπεὶ αὐταῖς ταῖς πήραις τέλος <text:soft-page-break/>ἀπῆλθον οὐκέτ’ ἦν</text:p>
            <text:p text:style-name="P68">ἰδεῖν τὸν νεανίσκον.</text:p>
            <text:p text:style-name="P68">76 ΑΡΕιοΣ Πο ΤΗΡ</text:p>
            <text:p text:style-name="Text_20_body"/>
            <text:p text:style-name="P68">ἡ δέ μήτηρ ςΩ Φερέδικε, ἔφη, νῦν δὴ ὥρα ἐστὶ σοῖ κατὰ μέρος</text:p>
            <text:p text:style-name="P68">ι’έναι.</text:p>
            <text:p text:style-name="Text_20_body"/>
            <text:p text:style-name="P68">ἀλλ’ οὗτος Πρὸς θεῶν, ὦ γύναι, οὔκουν ε”στι σοῖ μητρί γ’ οὔσῃ</text:p>
            <text:p text:style-name="P68">τῇ ἡμετέρᾳ γνωρίσαι με Γεωργὸν ὅντα;</text:p>
            <text:p text:style-name="Text_20_body"/>
            <text:p text:style-name="P68">Λυποῦμαι, ὦ φίλτατε Γεωργέ.</text:p>
            <text:p text:style-name="Text_20_body"/>
            <text:p text:style-name="P68">ὁ δέ Εἶρωνεύομαι, ε”φη ἀπιών. Φερέδικος ἄρ’ εἶμί.</text:p>
            <text:p text:style-name="Text_20_body"/>
            <text:p text:style-name="P68">καὶ τοῦ ἀδελφοῦ - δίδυμοι γὰρ ἦσαν “ κελεύσαντος αὐτὸν</text:p>
            <text:p text:style-name="P68">σπεῦσαι, τοῦτο δὴ τάχ’ ἐποίησεν, ὡς ἐδόκει· ἠφάνιστο δ’ οὖν ἐν</text:p>
            <text:p text:style-name="P68">ἀκαρεῖ. ὁ δ’ ’Άρειος ᾧ γε τρόπῳ τοῦτ’ ἐπεποιήκει ούδέν ἠπίσ-</text:p>
            <text:p text:style-name="P68">τατο.</text:p>
            <text:p text:style-name="Text_20_body"/>
            <text:p text:style-name="P68">καῖ εἶτα ὁ τρίτος τῶν ἀδελφῶν τότε μὲν πρὸς τὴν πυλίδα ἐβάδι-</text:p>
            <text:p text:style-name="P68">ζεν ἐκεῖσε οὗ ε”λεγχον ἐποιεῖτο τῶν δελταρίων ὁ φύλαξ, τότε δέ ὅσον</text:p>
            <text:p text:style-name="P68">οὐκ ἀφίκετο, τότε δ’ αὖ ἄφνω οὐκ ἦν οὐδαμοῦ.</text:p>
            <text:p text:style-name="Text_20_body"/>
            <text:p text:style-name="P68">ὁ οὖν Ἄρειος - οὐδὲν γὰρ ἄλλο ἐδόκει οἷός τ’ εἶναι ποιῆσαι -</text:p>
            <text:p text:style-name="P68">προσειπὼν τὴν γυναῖκα Ξύγγνωθί μοι, ἔφη,</text:p>
            <text:p text:style-name="Text_20_body"/>
            <text:p text:style-name="P68">ἡ δέ Χαῖρε, ἔφη, ὧ φίλτατε. ἦ πρωτόπειρος εἶκαὶ σύ,· ὁ γὰρ Ῥοὼν</text:p>
            <text:p text:style-name="P68">οὑτοσὶ τὸ πρῶτον πρὸς (Υογοήτου ἔρχεται.</text:p>
            <text:p text:style-name="Text_20_body"><text:soft-page-break/></text:p>
            <text:p text:style-name="P68">καὶ τῷ δακτύλῳ ἔδειξεν αὐτόν, ὕστατον ὄντα καὶ νεώτατον τῶν</text:p>
            <text:p text:style-name="P68">υἱέων. ὁ δέ μέγας μὲν πέφυκε τὸ ὕψος, ι’σχνὸς δὲ ὡς σφόδρα τὴν δ’</text:p>
            <text:p text:style-name="P68">ὄφιν μάλα φακώδη παρεῖχε, καὶ τάς τε χεῖρας καὶ τούς πόδας</text:p>
            <text:p text:style-name="P68">μεγάλους. ὀξεῖα δ’ ἦν αὐτῷ ἡ ῥὶς καὶ πάνυ μακρά.</text:p>
            <text:p text:style-name="Text_20_body"/>
            <text:p text:style-name="P68">’Ἀρειος δέ ὁμολογήσας Ἀλλὰ πρᾶγμά ἐστί μοι, ἔφη, οὐ γὰρ</text:p>
            <text:p text:style-name="P68">οἶδα</text:p>
            <text:p text:style-name="Text_20_body"/>
            <text:p text:style-name="P68">’Όπως δεῖ εἷς τὴν ἀποβάθραν εἶσιέναι,·</text:p>
            <text:p text:style-name="Text_20_body"/>
            <text:p text:style-name="P68">ταῦτ’ εἶπε παραμυθησομένη αὐτῷ· κατανεύσαντος δέ ἀναλα-</text:p>
            <text:p text:style-name="P68">βοῦσα Οὐ φροντίς, ἔφη. οὐδέν γὰρ δεῖ σε ποιῆσαι ἄλλο ἢ εὐθὺ</text:p>
            <text:p text:style-name="P68">βαδίσαι ἐπὶ τὴν πυλίδα τὴν μεταξὺ τῆς ἀποβάθρας τῆς ἐνάτης καὶ</text:p>
            <text:p text:style-name="P68">τῆς δεκάτης. μήτε ὀκνήσῃς μήτε, τὸ μέγιστον, φοβήθῃς προσ-</text:p>
            <text:p text:style-name="P68">κροῦσαι αὗτήν. ἀλλ’ εἴπερ δέδιάς τι, ἄριστόν ἐστί σοι δρόμῳ ἐπ’</text:p>
            <text:p text:style-name="P68">αὐτὴν χωρῆσαι. ἅγε δὴ νῦν ἴθι τὸν Ῥοῶνα φθάσας.</text:p>
            <text:p text:style-name="Text_20_body"/>
            <text:p text:style-name="P68">κάκεῖνος μόλις κατανεύσας, τὸ δ’ ἁμάξιον εὐθύνων ὀξὺ δεδορκὼς</text:p>
            <text:p text:style-name="P68">πρὸς τὴν πυλίδα, καίπερ πυκνῶς ἀραρέναι δοκοῦσαν, ἐβάδιζεν ἐπ’</text:p>
            <text:p text:style-name="P68">αὐτήν. τῶν δέ πρὸς τὴν ἀποβάθραν ἦ τὴν ἐνάτην ἢ τὴν δεκάτην</text:p>
            <text:p text:style-name="P68">ἅμα ὠστιζομένων αὐτῷ - ἐν γάρ στενοχωρίᾳ ἐγένοντο, - καὶ</text:p>
            <text:p text:style-name="P68">θᾶττον ἐχώρει. ἐκινδύνευε δ’ ὡς ᾤετο προσκρούσας πρὸς τὸ τοῦ</text:p>
            <text:p text:style-name="P68">σταθμάρχου οἰκίδιον πράγματα παρασχεῖν ἑαυτῷ <text:soft-page-break/>πολλά.</text:p>
            <text:p text:style-name="Text_20_body"/>
            <text:p text:style-name="P68">πρώσας μέντοι τὸ ἁμάξιον καὶ θᾶττον ἐπὶ τὴν πυλίδα ἦρχε</text:p>
            <text:p text:style-name="P68">τρέχων, ἐγγυτέρω τοσαύτῃ βίᾳ προσιὼν ὥστε τὸ ἇμάξιον μηκέτι</text:p>
            <text:p text:style-name="P68">κρατούμενον πατάξαι πρὸς αὐτήν. καὶ νῦν ἐγγύτατος δὴ γενόμενος</text:p>
            <text:p text:style-name="P68">καὶ οὐ πολλοῦ δεόμενος συγκροῦσαι, τοὺς ὀφθαλμοὺς συνέμυε. ἀλλ’</text:p>
            <text:p text:style-name="P68">ΠΕΡΙ ΤΗΣ ΑΝΑΒΑΣΕΩΣ ΕΝΝΕΑ ΚΑΙ ΤΑ ΤΡΙΑ ΤΕΤΑΡΤΑ 77</text:p>
            <text:p text:style-name="P68">οὐκ ἄρα κροῦσαι συνέβη· δραμὼν μὲν οὖν συνεχῶς τοὺς ὀφθαλμοὺς</text:p>
            <text:p text:style-name="P68">ἀνέῳξεν.</text:p>
            <text:p text:style-name="Text_20_body"/>
            <text:p text:style-name="P68">καὶ μηχανὴ κοκκίνη τῶν σιδηροδρομικῶν τῶν ἀτμῷ κινουμένων</text:p>
            <text:p text:style-name="P68">παρ’ ἀποβάθραν ἵστατο πληθύουσαν δήμου. ἐν δέ σημείῳ ὕπερθεν</text:p>
            <text:p text:style-name="P68">ἧν ἀναγνῶναι· εῘ·Ι ὠκύπορος πρὸς (Υογοήτου ἁμαξοστοιχία ἡ τῇ</text:p>
            <text:p text:style-name="P68">πέμπτῃ ἀπιοῦσα.</text:p>
            <text:p text:style-name="Text_20_body"/>
            <text:p text:style-name="P68">ὁ δ’ ’Άρειος ὄπισθε βλέψας τὸ μὲν οἰκίδιον οὐκέτ’ εἶδε, πύλην δέ</text:p>
            <text:p text:style-name="P68">σιδηρότευκτον, γράμματ’ ἔχουσαν τάδε·</text:p>
            <text:p text:style-name="Text_20_body"/>
            <text:p text:style-name="P68">ὥστε συνῄδει ἑαυτῷ εὖ πεπραγότι.</text:p>
            <text:p text:style-name="Text_20_body"/>
            <text:p text:style-name="P68">εἶτά μοι ἐπινόησον ἀτμὸν μέν ἀπὸ τῆς μηχανῆς πανταχόσε κατ’</text:p>
            <text:p text:style-name="P68">οὖρον ὑπὲρ τῶν ἐκεῖ θρυλούντων φερόμενον, αἰλούρους δέ παντο-</text:p>
            <text:p text:style-name="P68">δαποὺς ἄνω καὶ κάτω διὰ τῶν σκελῶν αὐτοῖς ἕρποντας. ἄκουσον δ’</text:p>
            <text:p text:style-name="P68">ἅμα γλαυκῶν ἀλλήλαις κικκαβαζουσῶν ὡς ἀνιωμένων που. οῦ μὴν</text:p>
            <text:p text:style-name="P68">οὐδὲ ῥᾴδιον ἦν ἀκοῦσαι διὰ τὸ θόρυβον πανταχοῦ <text:soft-page-break/>γίγνεσθαι ἀπὸ</text:p>
            <text:p text:style-name="P68">τῶν τ’ ἀεὶ λαλούντων καί τῶν κιβωτοὺς περιελκόντων - τραχὺ γὰρ</text:p>
            <text:p text:style-name="P68">ἐψοφοῦν αἱ κιβωτοί βαρεῖαι οὖσαι καὶ δυσάγωγοι.</text:p>
            <text:p text:style-name="Text_20_body"/>
            <text:p text:style-name="P68">αἶ δ’ ἐγγύτεραι τῶν ἁμαξῶν πλήρεις ἦσαν ἥδη μαθητῶν· οἱμὲν</text:p>
            <text:p text:style-name="P68">γὰρ προῦκυπτον ἐκ θυρίδων διαλέγεσθαι θέλοντες μετὰ τῶν</text:p>
            <text:p text:style-name="P68">σφέτερων, οἶ δ’ ἐρίζοντο μετ’ ἀλλήλων περὶ ἕδρας. ὁ δ’ ’Ἁρειος</text:p>
            <text:p text:style-name="P68">προέωσε τὸ ἑαυτοῦ ἁμάξιον κατὰ τὴν ἀποβάθραν ζητῶν ε”τι ἕδραν</text:p>
            <text:p text:style-name="P68">οὔπω κατειλημμένην. παριὼν δέ ἤκουσε μειρακίου μέν τινος λέγον-</text:p>
            <text:p text:style-name="P68">τος ὅτι 9Ω τήθη, πάλιν αὖ φρούδη μοι ἡ φρύνη, γραὸς δέ στενούσης</text:p>
            <text:p text:style-name="P68">καὶ ἀποκρινομένης φΩ βέλτιστέ μοι Νεφέλωδες</text:p>
            <text:p text:style-name="Text_20_body"/>
            <text:p text:style-name="P68">νεανίσκος δ ’ ἅμα πλοκάμων μαλλοῖς ἐστεμμένος μελανοτρίχων -</text:p>
            <text:p text:style-name="P68">καθάπερ οἱ τὸν ἐν Αἰθίοψι βασιλέα σέβοντες - μετ’ οὐ πολλῶν</text:p>
            <text:p text:style-name="P68">ὁμιλῶν ἐν μέσῳ εἱστήκει. οἶ δέ Ἄγε δή, ἔφασαν, ῶ Λεῖε, οὔκουν</text:p>
            <text:p text:style-name="P68">θέαμα παρέχοις ἡμῖν;</text:p>
            <text:p text:style-name="Text_20_body"/>
            <text:p text:style-name="P68">τούτου δέ ἀπὸ κιβωτίου πῶμα ἄγκαθεν λαβόντος, οῖ ἐκεῖ ξυλ-</text:p>
            <text:p text:style-name="P68">λεγόμενοι πάντες ἐβόων ἀνολολύζοντες’ εἶδον γάρ τι ἔνδοθεν</text:p>
            <text:p text:style-name="P68">κινούμενον καί ἐκτείνοντα σκέλος μακρὸν καὶ λάσιον.</text:p>
            <text:p text:style-name="Text_20_body"/>
            <text:p text:style-name="P68">ὁ δ’ οὖν Ἄρειος διὰ τὸν ὄχλον σπεύσας τέλος δὴ ηὗρε χωρίον τι</text:p>
            <text:p text:style-name="P68">κενὸν ε”τι ὂν πρὸς τῇ ἐσχάτῃ ἁμάξῃ. καὶ πρῶτον μὲν τὴν γλαῦκα</text:p>
            <text:p text:style-name="P68">ε”νδον κατέθετο, ε”πειτα δ’ ἐπεχείρει ὦσαι τε καὶ βιάσασθαι τὴν</text:p>
            <text:p text:style-name="P68"><text:soft-page-break/>κιβωτὸν ἐπὶ τὸ τῆς ἁμάξης ἀναβαθμόν. ἤθελε μὲν γὰρ ἇραι αὐτὴν</text:p>
            <text:p text:style-name="P68">ἀνὰ τὰ βάθρα, μόλις δ’ ἀνέσχε τὸ ἕτερον μέρος καί δὶς εἷς πόδα</text:p>
            <text:p text:style-name="P68">μεθεὶς πάνυ ἐταλαιπώρει.</text:p>
            <text:p text:style-name="Text_20_body"/>
            <text:p text:style-name="P68">Ἆρ’ ὠφέλειαν θέλοις ἀπ’ ἐμοῦ; ε”φη τις. ε”τυχε δ’ ὢν ἕτερος τῶν</text:p>
            <text:p text:style-name="P68">διδύμων τῶν πυρροτρίχων οἷς ἕσπετο διὰ τὴν πυλίδα.</text:p>
            <text:p text:style-name="Text_20_body"/>
            <text:p text:style-name="P68">Ναί, ἦ δ’ ὃς ὁ Ἄρειος δύσπνους ἤδη γενόμενος, εἴγε δοκεῖ σοι.</text:p>
            <text:p text:style-name="P68">78 ΑΡΕιοΣ Πο ΤΗΡ</text:p>
            <text:p text:style-name="Text_20_body"/>
            <text:p text:style-name="P68">Ὦ οὗτος, ἔφη, ὦ Φερέδικε, δεῦρο.</text:p>
            <text:p text:style-name="Text_20_body"/>
            <text:p text:style-name="P68">τούτων δέ ὠφελησάντων, ἡ Ἁρείου κιβωτὸς τέλος ὑπεξέκειτο ἐν</text:p>
            <text:p text:style-name="P68">μυχῷ τοῦ χωρίου.</text:p>
            <text:p text:style-name="Text_20_body"/>
            <text:p text:style-name="P68">ὁ δὲ χάριν εἰδὼς αὐτοῖς πλόκαμον ἀπ’ ὀμμάτων ἐξέβαλλε· πολὺν</text:p>
            <text:p text:style-name="P68">γὰρ ἱδρῶτα παρεῖχεν ἑαυτῷ δια τὸ λίαν πονεῖσθαι.</text:p>
            <text:p text:style-name="Text_20_body"/>
            <text:p text:style-name="P68">ἄφνω δέ Τόδε τί ἐστίν,· ἦ δ’ ὅς ὁ ἕτερος τῶν διδύμων· δακτύλῳ</text:p>
            <text:p text:style-name="P68">γὰρ ἐδείκνυ τὴν οὐλὴν τὴν Ἁρείου ἀστραποειδῆ.</text:p>
            <text:p text:style-name="Text_20_body"/>
            <text:p text:style-name="P68">ὁ δ’ ἕτερος Ἱ-Ῑράκλεις, ἔφη, ἆρα σὺ εἶ</text:p>
            <text:p text:style-name="Text_20_body"/>
            <text:p text:style-name="P68">ἐκεῖνος δ”Έστι δή. καί αῦτῴ τῷ Ἀρείῳ ςΑρ’ οῦκ ὀρθῶς λέγω,·</text:p>
            <text:p text:style-name="Text_20_body"/>
            <text:p text:style-name="P68">Τί δέ δή, ἦ δ’ ὃς ὁ ’Άρειος</text:p>
            <text:p text:style-name="Text_20_body"/>
            <text:p text:style-name="P68">“Οτι σὺ εἶ ’Ἀρειος Ποτῆρ, ἀπεκρίναντο <text:soft-page-break/>ἀμφότεροι.</text:p>
            <text:p text:style-name="Text_20_body"/>
            <text:p text:style-name="P68">ὁ δέ μόλις ὁμολογῶν Οὗτος γάρ, ἔφη, τυγχάνω ὤν.</text:p>
            <text:p text:style-name="Text_20_body"/>
            <text:p text:style-name="P68">καὶ ἀμφοτέρων ἀτενές πρὸς αὐτὸν δεδορκότων, συνῄδει ἑαυτῷ</text:p>
            <text:p text:style-name="P68">δι’ αἰδῶ ὑπερυθριῶντι. ἐνταῦθα δέ λωφήσας ἤκουσε φθεγγομένου</text:p>
            <text:p text:style-name="P68">τινὸς διὰ τοῦ τῆς ἁμάξης θυρίου·</text:p>
            <text:p text:style-name="Text_20_body"/>
            <text:p text:style-name="P68">Ὦ Φερέδικε, ὦ Γεωργέ, ἇρα πάρεστε,</text:p>
            <text:p text:style-name="Text_20_body"/>
            <text:p text:style-name="P68">Ἐρχόμεθα γάρ, ἔφασαν. καὶ τὸ ὕστατον πρὸς ’Ἀρειον βλέψαντες,</text:p>
            <text:p text:style-name="P68">ἐκ τῆς ἁμαξοστοιχίας ἀπέβησαν.</text:p>
            <text:p text:style-name="Text_20_body"/>
            <text:p text:style-name="P68">ὁ δ’ ’Ἁρειος παρὰ τῆς θυρίδος καθήμενος λαθῶν ἐθεάσατό τε</text:p>
            <text:p text:style-name="P68">τοὺς πυρρότριχας ἐν τῇ ἀποβάθρᾳ ὁμιλοῦντας καὶ παρήκουσε τὰ</text:p>
            <text:p text:style-name="P68">πρὸς ἀλλήλων λεγόμενα. ἡ γὰρ μήτηρ ε”τυχεν ἄρτι ῥινόμακτρον</text:p>
            <text:p text:style-name="P68">λαβοῦσα.</text:p>
            <text:p text:style-name="Text_20_body"/>
            <text:p text:style-name="P68">Ὦ Ῥοών, ἔφη. ἔχεις τι ἐπὶ τῇ ῥινί.</text:p>
            <text:p text:style-name="Text_20_body"/>
            <text:p text:style-name="P68">ὁ δ’ οὐκ εἶχε φθάσαι τὴν μητέρα καταλαβοῦσαν αὐτὸν καί τὴν</text:p>
            <text:p text:style-name="P68">ῥῖνα ἀπομυξαμένην.</text:p>
            <text:p text:style-name="Text_20_body"/>
            <text:p text:style-name="P68">Ἀποσχοῦ δῆτ’, ἔφη, ὦ μῆτερ, ἐξολισθὼν τέως ἀπ’ αὐτῆς.</text:p>
            <text:p text:style-name="Text_20_body"/>
            <text:p text:style-name="P68">Οἴμοι, ε”φη ὁ ἕτερος τοῖν διδύμοιν προσειπὼν αὐτὸν ὥσπερ</text:p>
            <text:p text:style-name="P68">βρεφύλλιον ἔτ’ ὅντα. θΑρ’ ε”χει τι τὸ Ῥοωνίδιον <text:soft-page-break/>ἐπὶ μυκτῆρσιν</text:p>
            <text:p text:style-name="P68">αὖτοῦ,·</text:p>
            <text:p text:style-name="Text_20_body"/>
            <text:p text:style-name="P68">Σίγα, ἦ δ’ ὃς ὁ Ῥοών.</text:p>
            <text:p text:style-name="Text_20_body"/>
            <text:p text:style-name="P68">ἡ δέ Ποῦ ἐστὶν ὁ Περσεύς,·</text:p>
            <text:p text:style-name="Text_20_body"/>
            <text:p text:style-name="P68">Νῦν δὴ ἔρχεται.</text:p>
            <text:p text:style-name="Text_20_body"/>
            <text:p text:style-name="P68">καὶ ὁ πρεσβύτατος εἷς ὄψιν τότ’ ἐχώρει, ἠμφιεσμένος τὸν Ὑογοη-</text:p>
            <text:p text:style-name="P68">τικόν τρίβωνα ποδήρη ὅντα καὶ μέλαν· ἤδη γὰρ τὴν ἐσθῆτ’</text:p>
            <text:p text:style-name="P68">ἐξήλλαξεν. ’Ἁρειος δὲ σημεῖόν τι ἐν στήθει αὐτοῦ εἶδεν ἀργυροῦν ὂν</text:p>
            <text:p text:style-name="P68">καὶ εὐφεγγές καὶ τῷ πεῖ γεγραμμένον.</text:p>
            <text:p text:style-name="Text_20_body"/>
            <text:p text:style-name="P68">οὗτος δέ Οὐ πάρεστί μοι περιμεῖναι, ἔφη, ὧ μῆτερ, προεδρίαν</text:p>
            <text:p text:style-name="P68">γὰρ ἐλάχομεν ἡμεῖς οἱ πρυτάνεις, οἷς γε δύο χωρία</text:p>
            <text:p text:style-name="P68">ἀποκεχώρισται.</text:p>
            <text:p text:style-name="Text_20_body"/>
            <text:p text:style-name="P68">ὑπολαβὼν δέ ὁ ἕτερος τοῖν διδύμοιν Ἠ σύ πρύτανις εἶ δῆτα, ἔφη,</text:p>
            <text:p text:style-name="P68">ΠΕΡΙ ΤΗΣ ΑΝΑΒΑΣΕΩΣ ΕΝΝΕΑ ΚΑΙ ΤΑ ΤΡΙΑ ΤΕΤΑΡΤΑ 79</text:p>
            <text:p text:style-name="P68">ὦ Περσεῦ; προσποιούμενος πάνυ θαυμάζειν. Ἀλλ’ ὤφελες</text:p>
            <text:p text:style-name="P68">πρότερον λέγειν τι περὶ τούτου ἡμῖν. οὐδέν γάρ τοι ὑπωπτεύομεν σε’</text:p>
            <text:p text:style-name="P68">πρυτανεύειν.</text:p>
            <text:p text:style-name="Text_20_body"/>
            <text:p text:style-name="P68">Ἀλλὰ περίμενε· ξύνοιδα γὰρ ἀκούσας αὐτοῦ λέγοντός τι περὶ</text:p>
            <text:p text:style-name="P68">τούτου ἅπαξ...</text:p>
            <text:p text:style-name="Text_20_body"/>
            <text:p text:style-name="P68">’Ἡ δίς...</text:p>
            <text:p text:style-name="Text_20_body"/>
            <text:p text:style-name="P68"><text:soft-page-break/>Κατὰ λεπτὸν τῆς ὥρας...</text:p>
            <text:p text:style-name="Text_20_body"/>
            <text:p text:style-name="P68">Δι’ ἅπαν τὸ θέρος...</text:p>
            <text:p text:style-name="Text_20_body"/>
            <text:p text:style-name="P68">Ἀλλὰ σιγᾶτε, ἦ δ’ ὃς Περσεὺς ὁ πρύτανις.</text:p>
            <text:p text:style-name="Text_20_body"/>
            <text:p text:style-name="P68">Ἀλλ’ εἰπέ μοι, διὰ τί ὁ Περσεὺς καινὸν ε”χει τρίβωνα,·</text:p>
            <text:p text:style-name="Text_20_body"/>
            <text:p text:style-name="P68">καὶ ἡ μήτηρ στοργὴν ε”χουσα πολλὴν εἰς αὐτόν Διότι πρυτανεύει</text:p>
            <text:p text:style-name="P68">δήπου, ἔφη. καλῶς οῦν ἔχει, ὦ φίλτατε. εὐδαιμονοίης ἀνὰ πᾶσαν</text:p>
            <text:p text:style-name="P68">τὴν τρίμηνον. γλαῦκά μοι πέμψον ἀφικόμενος ἐκεῖσε,</text:p>
            <text:p text:style-name="Text_20_body"/>
            <text:p text:style-name="P68">καὶ τούτον μὲν ἐφίλησε μέλλοντα ἀποχωρῆσαι, τοὺς δε διδύμους</text:p>
            <text:p text:style-name="P68">προσειποῦσα ’Άγε δή, ἔφη. τῆτες γοῦν σωφρονεῖν δεῖ ὑμᾶς. ἐὰν γὰρ</text:p>
            <text:p text:style-name="P68">πάλιν αὖ λαβῶ καὶ μίαν γλαῦκα λέγουσαν ὅτι ἢ ἀπόπατον διεφθείρ-</text:p>
            <text:p text:style-name="P68">ατε πυροσφαίρᾳ ἥ...</text:p>
            <text:p text:style-name="Text_20_body"/>
            <text:p text:style-name="P68">Ἀλλ’ οὔπω ἀπόπατον διεφθείραμεν.</text:p>
            <text:p text:style-name="Text_20_body"/>
            <text:p text:style-name="P68">Οὐ μὴν ἀλλὰ καλῶς δὴ ἐδίδαξας ἡμᾶς. ὣ τοῦ γέλωτος· μακαρ-</text:p>
            <text:p text:style-name="P68">ίζομεν οὖν σε, ὦ μαῖα.</text:p>
            <text:p text:style-name="Text_20_body"/>
            <text:p text:style-name="P68">Ἀλλ’ οὐ πρεπόντως τοῦτο κινεῖ ὑμᾶς γελᾶν. καῖ μὴν δεῖ φυλάττ-</text:p>
            <text:p text:style-name="P68">ειν τὸν Ῥοῶνα.</text:p>
            <text:p text:style-name="Text_20_body"/>
            <text:p text:style-name="P68">Μηδὲν φροντίζειν αὐτοῦ. ἀσφαλέστατος γάρ, ὦ Ῥοωνίδιον, παρ’</text:p>
            <text:p text:style-name="P68">ἡμῖν γενήσει.</text:p>
            <text:p text:style-name="Text_20_body"><text:soft-page-break/></text:p>
            <text:p text:style-name="P68">Σιγᾶτε, ἦ δ’ ὃς ὁ Ῥοὼν μάλ’ αὖθις. Ἄρειος δ’ εἶδε τοῦτον</text:p>
            <text:p text:style-name="P68">ὀλίγῳ δὴ βραχίονα γενόμενον τῶν διδύμων τὸ ὕψος, καῖ τούς</text:p>
            <text:p text:style-name="P68">μυκτῆρας ε”τι ὑπερύθρους παρέχοντα ὑπὸ τῆς μητρὸς ἄρτι</text:p>
            <text:p text:style-name="P68">ἀπωμοργμένους.</text:p>
            <text:p text:style-name="Text_20_body"/>
            <text:p text:style-name="P68">Ἑρμαίῳ δὴ ἐντετυχήκαμεν, ὦ μαῖα. ἦ συμβάλλειν ε”χεις ὅτῳ ἐν</text:p>
            <text:p text:style-name="P68">ἀμαξοστοιχίᾳ ἄρτι συνηντήσαμεν,·</text:p>
            <text:p text:style-name="Text_20_body"/>
            <text:p text:style-name="P68">ὁ δ’Ἄρειος εὐθὺς ἀπεκρύψατο ὅπως λάθῃ αὐτοὺς θεωρῶν.</text:p>
            <text:p text:style-name="Text_20_body"/>
            <text:p text:style-name="P68">Οἶσθα δήπου τὸν νεανίσκον τὸν μελανότριχα ὂς ἐν ἀποβάθρᾳ</text:p>
            <text:p text:style-name="P68">παρίστατο ἡμῖν; ἀρ’ οἶσθα αὐτὸν τίς ἐστίν,-</text:p>
            <text:p text:style-name="Text_20_body"/>
            <text:p text:style-name="P68">Ὅστις,</text:p>
            <text:p text:style-name="Text_20_body"/>
            <text:p text:style-name="P68">Ὁ πάνυ ’Ἀρειος Ποτῆρ.</text:p>
            <text:p text:style-name="Text_20_body"/>
            <text:p text:style-name="P68">καί ὁ Ἄρειος ἤκουσε τῆς μειρακίσκης λεγούσης τάδε·</text:p>
            <text:p text:style-name="Text_20_body"/>
            <text:p text:style-name="P68">ῗΩ μάμμη, ἀρ’ ε”στι μοι εἰσβῆναι εἰς τὴν ἁμαξοστοιχίαν ὀψομένη</text:p>
            <text:p text:style-name="P68">αὐτόν,· λίσσομαι σε, ὦ μαννάριον</text:p>
            <text:p text:style-name="Text_20_body"/>
            <text:p text:style-name="P68">’Ήκιστά γε. καὶ γὰρ σὺ μὲν ἤδη ἑώρακας αὐτόν, ὦ Γίννη· τοι·</text:p>
            <text:p text:style-name="P68">οῦτος δ’ οὐκ ἔστιν ἐκεῖνος ὁ ἅθλιος οἷόν τι ζῷον ἐν κήπῳ ζωολογικῴ</text:p>
            <text:p text:style-name="P68">80 ΑΡΕΙΟΣ ΠΟΤΗΡ</text:p>
            <text:p text:style-name="P68">ὡς τέρας τοῖς θεωμένοις παρεχόμενον. ἀρ’ ἀληθὲς <text:soft-page-break/>λέγεις, ὧ Φερ-</text:p>
            <text:p text:style-name="P68">έδικε,· ἦ ποίῳ τρόπῳ ἐγνώρισας αὐτόν,·</text:p>
            <text:p text:style-name="Text_20_body"/>
            <text:p text:style-name="P68">Ἠρόμην τ’ αὐτὸν καῖ τὴν οὐλὴν εἶδον. ἀληθῶς γὰρ ε”χει τὸ τοῦ</text:p>
            <text:p text:style-name="P68">τραύματος ἴχνος ἐπὶ τοῦ μετώπου ἀστραποειδές.</text:p>
            <text:p text:style-name="Text_20_body"/>
            <text:p text:style-name="P68">Οἴμοι τῆς ταλαιπωρίας. οὐ γὰρ θαυμάζω εἰ καθ’ ἑαυτὸν ἐγένετο.</text:p>
            <text:p text:style-name="P68">ἄτοπον δ’ ἔμοιγε ἐδόκει τοῦτο. καὶ κόσμιος ἦν μοι καί εὔκολος ὡς</text:p>
            <text:p text:style-name="P68">σφόδρα ἐρωτῶν ὅπως ε”ξεστιν εἰς τὴν ἀποβάθραν εἰσιέναι.</text:p>
            <text:p text:style-name="Text_20_body"/>
            <text:p text:style-name="P68">Ἐῶ δέ τοῦτο, θέλων εἰδέναι εἴπερ μνήμην ε”χει τοῦ δεῖνα, ὅποιον</text:p>
            <text:p text:style-name="P68">ὑπάρχει ἐκείνῳ τὸ σχῆμα.</text:p>
            <text:p text:style-name="Text_20_body"/>
            <text:p text:style-name="P68">ἡ δέ μήτηρ πρὸς τοῦτο ἐξ ἀπροσδοκήτου δυσκολώτερον ε”χουσα</text:p>
            <text:p text:style-name="P68">ἐφαίνετο.</text:p>
            <text:p text:style-name="Text_20_body"/>
            <text:p text:style-name="P68">Ἀπαγορεύω σε μὴ ἐρωτᾶν αὐτόν, ὦ Φερέδικε, οὐ μὴ τολμήσεις</text:p>
            <text:p text:style-name="P68">ποιῆσαι τοῦτο. οὐ γὰρ πρέπει τούτου μνείαν ποιεῖσθαι αὐτῷ πρω-</text:p>
            <text:p text:style-name="P68">τοπείρῳ γ’ ὅντι τοῦ παιδευτηρίου.</text:p>
            <text:p text:style-name="Text_20_body"/>
            <text:p text:style-name="P68">Σίγα· ἠρέμησον. οὐδὲν γὰρ μέλλω ἐρεῖν.</text:p>
            <text:p text:style-name="Text_20_body"/>
            <text:p text:style-name="P68">νίγλαρος δ ’ ἐψόφησεν.</text:p>
            <text:p text:style-name="Text_20_body"/>
            <text:p text:style-name="P68">ἡ μέν οῦν μήτηρ Σπεύσατε, ἔφη. οἶ δέ παῖδες ἅπαντες - τρεῖς</text:p>
            <text:p text:style-name="P68">γὰρ ἦσαν - εἰς τὴν ἁμαξοστοιχίαν εἰσέβησαν. προῦκυψαν δ’ ἐκ τῆς</text:p>
            <text:p text:style-name="P68">θυρίδος ὅπως ἐκείνη φιλήσῃ αὐτοὺς χαίρειν λέγουσα· ἡ δ’ ἀδελφὴ</text:p>
            <text:p text:style-name="P68"><text:soft-page-break/>τέως ἐδάκρυε.</text:p>
            <text:p text:style-name="Text_20_body"/>
            <text:p text:style-name="P68">Μὴ δακρύσῃς, ὦ Γίννη. πέμψομεν γάρ σοι γλαῦκας πολλὰς δή.</text:p>
            <text:p text:style-name="Text_20_body"/>
            <text:p text:style-name="P68">Πέμψομεν δέ καὶ θᾶκον ἐξ ἀποπάτου Ὑογοητικοῦ.</text:p>
            <text:p text:style-name="Text_20_body"/>
            <text:p text:style-name="P68">Μὰ Δί’ οὐ πρέπει, ὦ Γεωργέ,</text:p>
            <text:p text:style-name="Text_20_body"/>
            <text:p text:style-name="P68">Εἰρωνεύομαι, ὦ μαῖα.</text:p>
            <text:p text:style-name="Text_20_body"/>
            <text:p text:style-name="P68">χωρούσης δέ τῆς ἆμαξοστοιχίας ἀπὸ τοῦ σταθμοῦ, ὁ ’Άρειος</text:p>
            <text:p text:style-name="P68">κατεῖδε τὴν μὲν τῶν παίδων μητέρα χεῖρα ἀνασείουσαν, τὴν δ’</text:p>
            <text:p text:style-name="P68">ἀδελφὴν ἅμα μὲν γελῶσαν ἅμα δέ δακρύουσαν. ἡ δέ πρῶτον μὲν</text:p>
            <text:p text:style-name="P68">ε”τρεχε τῇ ᾶμαξοστοιχίᾳ βραδέως κινουμένῃ συνεπομένη, ἐπεὶ δέ</text:p>
            <text:p text:style-name="P68">θᾶττον ἐχώρει, ε”στη καί αὐτὴ τὴν χεῖρα ἀνασείουσα.</text:p>
            <text:p text:style-name="Text_20_body"/>
            <text:p text:style-name="P68">ἐκεῖνος δ’ ἐθεώρει αὐτὰς μέχρι οὔ, τῆς ἁμαξοστοιχίας καμπ-</text:p>
            <text:p text:style-name="P68">τούσης, οὐκέτ’ ἦν ἰδεῖν. ἐντεῦθεν δέ μόλις ε”τι διὰ τῆς θυρίδος</text:p>
            <text:p text:style-name="P68">ὁρῶν τὰς οἰκίας ἀεὶ παριούσας, ὡς ἐφαίνετο, διὰ τὸ ταχὺ τὸ τῆς</text:p>
            <text:p text:style-name="P68">ἀμαξοστοιχίας, ἀνεπτερώθη ὅς γε ὅποι ἔλθῃ οὐκ εἰδὼς ᾕδει γοῦν</text:p>
            <text:p text:style-name="P68">πρὸς βέλτιόν τι ἰὼν ἢ τὸ καταλελειμμένον.</text:p>
            <text:p text:style-name="Text_20_body"/>
            <text:p text:style-name="P68">καὶ ὁ νεανίσκος ὁ νεώτατος ὢν τῶν πυρροτρίχων, τὸ τοῦ</text:p>
            <text:p text:style-name="P68">χωρίου θύριον ἀνοίξας, εἰσελθὼν Ἄρα κάθηταί τις ἐνθάδε; ἔφη,</text:p>
            <text:p text:style-name="P68">δεικνύς ἅμα τῷ δακτύλῳ τὴν ἐναντίον ἕδραν. <text:soft-page-break/>Πληρεῖς γὰρ αἱ</text:p>
            <text:p text:style-name="P68">ἄλλαι πᾶσαι.</text:p>
            <text:p text:style-name="Text_20_body"/>
            <text:p text:style-name="P68">κατανεύσαντος δέ τοῦ Ἁρείου ἐκάθισεν ἑαυτόν. ὑποβλέψας δέ</text:p>
            <text:p text:style-name="P68">τοῦτον, εὐθὺς διὰ θυρίδος ἐθεώρει προσποιούμενος μὴ βλέψαι, ὥς</text:p>
            <text:p text:style-name="P68">ΠΕΡΙ ΤΗΣ ΑΝΑΒΑΣΕΩΣ ΕΝΝΕΑ ΚΑΙ ΤΑ ΤΡΙΑ ΤΕΤΑΡΤΑ 81</text:p>
            <text:p text:style-name="P68">γ’ ἐφαίνετο. ὁ δ’ ’Άρειος ᾔσθετο αὐτοῦ ἔτι ἐν μυκτῆρσι τὸ μέλαν</text:p>
            <text:p text:style-name="P68">ἐκεῖνο ἔχοντος.</text:p>
            <text:p text:style-name="Text_20_body"/>
            <text:p text:style-name="P68">Οὗτος σύ, ε”φη τις, ὦ Ῥοών.</text:p>
            <text:p text:style-name="Text_20_body"/>
            <text:p text:style-name="P68">οἱ γὰρ ἀδελφοὶ ἐπανῆλθον.</text:p>
            <text:p text:style-name="Text_20_body"/>
            <text:p text:style-name="P68">’Ἄκουσον δῆτα· ἡμεῖς εἰς μέσον τὸ τρένο ἴμεν. ὁ γὰρ Λεῖος</text:p>
            <text:p text:style-name="P68">Ἰόρδανος ἔχει μεγάλην ἀράχνην Ταραντίνην.</text:p>
            <text:p text:style-name="Text_20_body"/>
            <text:p text:style-name="P68">Εἰκός γε, ἦ δ’ ὃς ὁ Ῥοών.</text:p>
            <text:p text:style-name="Text_20_body"/>
            <text:p text:style-name="P68">ῗΩ Ἄρειε, ε”φη ὁ ἕτερος τῶν διδύμων, ἆρ’ εἴπομέν σοι οἵτινές</text:p>
            <text:p text:style-name="P68">ἐσμεν; εὐχόμεθα γὰρ εἶναι Εὐισήλιοι τὸ γένος, Φερέδικος ὀνόματι</text:p>
            <text:p text:style-name="P68">καί Γεωργός. καὶ οὗτός ὁ Ῥοών, ἀδελφὸς ὢν ἡμέτερος. εἰς τὸ</text:p>
            <text:p text:style-name="P68">καλόν.</text:p>
            <text:p text:style-name="Text_20_body"/>
            <text:p text:style-name="P68">Εἰς τὸ καλὸν καὶ ὑμεῖς, ἀπεκρίναντο ὁ Ἄρειος καὶ ὁ Ῥοών. οἱ δ’</text:p>
            <text:p text:style-name="P68">ἀδελφοὶ τὸ τοῦ χωρίου θύριον συνέκλῃσαν.</text:p>
            <text:p text:style-name="Text_20_body"/>
            <text:p text:style-name="P68">ὁ δέ Ῥοών προπετῶς ἲΑρα σὺ ῶς ἀληθῶς, ἔφη, εἴ ’Άρειος</text:p>
            <text:p text:style-name="P68">Ποτῆρ,·</text:p>
            <text:p text:style-name="Text_20_body"><text:soft-page-break/></text:p>
            <text:p text:style-name="P68">καί κατανεύσαντος αὐτοῦ Εἶὲν, ἔφη. ἀλλ’ ἐφοβούμην μὴ ἄρα</text:p>
            <text:p text:style-name="P68">Φερέδικος ἢ Γεωργός προσπαίζων ὡς ε”θος ἔλεγεν. καὶ ε”στι σοι ὡς</text:p>
            <text:p text:style-name="P68">ἀληθῶς ἐδακτυλοδείκτει γὰρ ἅμα τὸ τοῦ Ἁρείου μέτωπον.</text:p>
            <text:p text:style-name="Text_20_body"/>
            <text:p text:style-name="P68">ἀφελκύσας οὖν τὸν πλόκαμον ὁ ’Ἁρειος ἔδειξεν αὐτῷ τὴν οὐλὴν</text:p>
            <text:p text:style-name="P68">τὴν ἀστραποειδῆ. ἐκεῖνος δ’ ἀτενῶς βλέπων Εἶτα ὁ δεῖνα αὐτόθι...</text:p>
            <text:p text:style-name="Text_20_body"/>
            <text:p text:style-name="P68">Ναί, ἦ δ’ ὃς ὁ Ἄρειος. ἀλλ’ οὐ μιμνήσκομαι οὐδενός.</text:p>
            <text:p text:style-name="Text_20_body"/>
            <text:p text:style-name="P68">ἐκεῖνος δέ σπουδαίως Οὐδενός γ’ ἀμέλει; ἔφη.</text:p>
            <text:p text:style-name="Text_20_body"/>
            <text:p text:style-name="P68">Φωτός γε μὲν πολλοῦ χλωραυγοῦς γενομένου, ἄλλου δ’ οὔ.</text:p>
            <text:p text:style-name="Text_20_body"/>
            <text:p text:style-name="P68">Οὐά, ἦ δ’ ὅς. καί ὀλίγον μέν χρόνον ἠτένιζε πρὸς τὸν ’Άρειον,</text:p>
            <text:p text:style-name="P68">ἔπειτα δέ ὥσπερ ὑπομνησθεὶς τότε τί δὴ ποιεῖ, εὐθὺς διὰ τὴν</text:p>
            <text:p text:style-name="P68">θυρίδα πάλιν αὐ ἐθεώρει τὰ ἔξω.</text:p>
            <text:p text:style-name="Text_20_body"/>
            <text:p text:style-name="P68">ὁ δ’ Ἄρειος ὡς τὸν Ῥοῶνα οὐχ ἧττον ἀξιοχρέων ἡγούμενος ἦ</text:p>
            <text:p text:style-name="P68">οὗτος αὐτόν ςΗ μάγοι, ἔφη, πάντες οἱ παρὰ σοὶ ἐν τῷ γένει,</text:p>
            <text:p text:style-name="Text_20_body"/>
            <text:p text:style-name="P68">Πάντες γε, ὡς ε”μοιγε δοκεῖ, πλὴν ἀλλ’ ἐστιν οἶμαι τῇ μητρὶ</text:p>
            <text:p text:style-name="P68">ἀνεψιαδοῦς τις λογιστὴς ὤν. λόγον δέ περὶ τούτου οὐ ποιούμεθα</text:p>
            <text:p text:style-name="P68">οὐδέποτε.</text:p>
            <text:p text:style-name="Text_20_body"/>
            <text:p text:style-name="P68"><text:soft-page-break/>Πόλλ’ οὖν ἥδη περὶ τῆς μαγικῆς μεμάθηκας, ὡς ἔοικεν.</text:p>
            <text:p text:style-name="Text_20_body"/>
            <text:p text:style-name="P68">ἐνόμιζε γὰρ δήπου τοὺς Εὐισηλίους τῶν ἀρχαίων γενῶν ἐκείνων</text:p>
            <text:p text:style-name="P68">εἶναι τῶν μαγικῶν οἵων ὁ ἐν τῷ Στενωπῴ Διάγοντι νεανίσκος ὁ</text:p>
            <text:p text:style-name="P68">ὑπωχρὸς μνείαν ἐποιήσατο.</text:p>
            <text:p text:style-name="Text_20_body"/>
            <text:p text:style-name="P68">Ἀλλ’ ἥκουσα σὲ συνοικήσαντα Μυγάλοις, ἦ δ’ ὃς ὁ Ῥοών. ποῖοί</text:p>
            <text:p text:style-name="P68">εἰσιν,·</text:p>
            <text:p text:style-name="Text_20_body"/>
            <text:p text:style-name="P68">θΌποιοι,· βδελυρώτατοι ὡς ἐπὶ τὸ πολύ. τοιοῦτοι γοῦν ὁ θεῖος</text:p>
            <text:p text:style-name="P68">ἐμοῦ καί ἡ τηθὶς καῖ ὁ ἀνέψιος. εἴθε τρεῖς εἶχον ἀδελφοὺς κᾶγωγε</text:p>
            <text:p text:style-name="P68">μάγους ὄντας.</text:p>
            <text:p text:style-name="P68">82 ΑΡΕῙΟΣ ΠΟΤΗΡ</text:p>
            <text:p text:style-name="Text_20_body"/>
            <text:p text:style-name="P68">Πέντε μέν οὖν. τοῦτ’ εἶπεν ὁ Ῥοών οὐκ οἶδ’ ὅπως σκυθρωπάζων</text:p>
            <text:p text:style-name="P68">τι. ’Έκτος γὰρ ἐγὼ ἐκ τῶν ἡμετέρων πρὸς Ὑργοήτου εἶμι. ἀλλὰ νὴ</text:p>
            <text:p text:style-name="P68">Δία ἀνάγκη ἁμιλλᾶσθαι πρὸς αὐτούς. ὁ γὰρ Γουλιέλμος καὶ ὁ</text:p>
            <text:p text:style-name="P68">Κάρολος ἥδη ἀποίχονται ἀπὸ τοῦ παιδευτηρίου ἐφηβεύσαντες·</text:p>
            <text:p text:style-name="P68">ἐκεῖνος μὲν γὰρ σχολάρχης ἦν, οὗτος δέ λοχαγέτης τῆς ἰκαροσφαιρ-</text:p>
            <text:p text:style-name="P68">ικῆς. καὶ νῦν δὴ ὁ Περσεὺς πρύτανίς ἐστιν. ὁ δἀὖ Φερέδικος καῖ ὁ</text:p>
            <text:p text:style-name="P68">Γεωργὸς πολλὰ μὲν πράγματα παρέχουσι, βαθμούς δ ’ ὅμως φέρον-</text:p>
            <text:p text:style-name="P68">ται παμπόλλους, καῖ πάντες σοφοὺς αὐτούς νομίζουσι καὶ πάνυ</text:p>
            <text:p text:style-name="P68">ψυχαγωγικούς. καὶ πᾶς τις ἐλπίζει με ταύτὰ εὖ πράξειν τοῖς</text:p>
            <text:p text:style-name="P68">ἑτέροις. ἀλλ’ εἴγ’ ἄρα εὖ πράξαιμι, οὐκ ἀξιόλογον οὐδὲ τοῦτ’ ἂν εἴη</text:p>
            <text:p text:style-name="P68"><text:soft-page-break/>ἐκείνων φθάσαντων. καῖ οὐκ ἔξεστι δέχεσθαι καινὸν οὐδέν. ὥστ’</text:p>
            <text:p text:style-name="P68">ε”χω τὸν μὲν τρίβωνα τὸν Γουλιέλμου παλαιὸν διαδεξάμενος, τὴν δέ</text:p>
            <text:p text:style-name="P68">ῥάβδον τὴν Καρόλου παλαιάν, τὸν δ’ αὐ μῦν τὸν πάλαι τοῦ Περσέως</text:p>
            <text:p text:style-name="P68">ὄντα.</text:p>
            <text:p text:style-name="Text_20_body"/>
            <text:p text:style-name="P68">καὶ ἐκ κόλπου ε”λαβε μῦν παχὺν καί σποδοειδῆ. ὁ δ’ ἐκάθευδεν.</text:p>
            <text:p text:style-name="Text_20_body"/>
            <text:p text:style-name="P68">’Όνομά ἐστιν αὐτῷ Σκάβρος - τοῦτο γὰρ ἴσον δύναται ῥωμαϊστὶ</text:p>
            <text:p text:style-name="P68">τῷ Ψωραλέος. ἄχρηστος δ’ οῦν ἐστὶν ἅτε οὔποθ’ ὡς εἰπεῖν ἐγρη-</text:p>
            <text:p text:style-name="P68">γορώς. ὁ γὰρ πατὴρ τῷ μὲν καλῴ Περσεῖ γλαῦκ’ ἐπρίατο πρύτανει</text:p>
            <text:p text:style-name="P68">γεγενημένῳ, ἐμοὶ δὲ ἔδωκε τὸν Σκάβρον, χρήματα γάρ...</text:p>
            <text:p text:style-name="Text_20_body"/>
            <text:p text:style-name="P68">καὶ τότ’ ἂν εἶδες αὐτὸν ἐρυθριῶντά τε τὰ ὦτα - ἐλογίζετο γὰρ</text:p>
            <text:p text:style-name="P68">ὅτι πλείω εἴρηκε τοῦ δέοντος - καί ἅμ’ ἀτενίζοντα πάλιν διὰ</text:p>
            <text:p text:style-name="P68">θυρίδος.</text:p>
            <text:p text:style-name="Text_20_body"/>
            <text:p text:style-name="P68">’Άρειος δ’ οὐδὲν ἐπετίμα τῷ πατρὶ αὐτοῦ ὅτι γλαῦκ’ οὐχ ἱκανός</text:p>
            <text:p text:style-name="P68">ἦν ὠνεῖσθαι. χρημάτων γὰρ αὐτὸς οὐδέποτε μεταλαβεῖν πρὶν τὰ</text:p>
            <text:p text:style-name="P68">προσφάτως κεκτημένα κατέσχεν. εἰπὼν οῦν ὅπως οὐ μόνον ε”δει</text:p>
            <text:p text:style-name="P68">αὐτὸν τὰ σαθρὰ ἱμάτια ἀεὶ φορεῖν ἅπερ ἂν ὁ Δούδλιος ἀπορρίπτοι,</text:p>
            <text:p text:style-name="P68">ἀλλὰ καὶ οὐδέποτε δῶρα ἐδέξατο τὰ γενέθλια ἄγων, ἐποιήσατο τὸν</text:p>
            <text:p text:style-name="P68">Ῥοῶνα θαρρεῖν τι.</text:p>
            <text:p text:style-name="Text_20_body"/>
            <text:p text:style-name="P68">ἀναλαβὼν δέ Οὐδὲν ἄρα συνῄδη ἐμαυτῷ μάγῳ <text:soft-page-break/>ὄντι, οὐδ’ αὖ</text:p>
            <text:p text:style-name="P68">ε”μαθον οὐδὲν οὔτε περὶ τῶν γονέων οὔτε περὶ τοῦ Φολιδομορτοῦ...</text:p>
            <text:p text:style-name="Text_20_body"/>
            <text:p text:style-name="P68">κεχηνότος δ’ ἐκείνου Τί δέ δή, ἔφη.</text:p>
            <text:p text:style-name="Text_20_body"/>
            <text:p text:style-name="P68">Ἀλλὰ τοῦνομα τὸ τοῦ δεῖνα εἶπας, ἦ δ’ ὃς ὁ Ῥοών· ἐδόκει γὰρ</text:p>
            <text:p text:style-name="P68">ἐκπεπλῆχθαι μέν, θαυμάζειν δ’ ὅμως. Καὶ γὰρ ἐνόμισα ἂν σέ γε, εἴ</text:p>
            <text:p text:style-name="P68">τιν’ ἄλλον...</text:p>
            <text:p text:style-name="Text_20_body"/>
            <text:p text:style-name="P68">ὁ δ’ εΆρειος Ἀλλ’ οὐκ ἐθέλω, ἔφη, τὴν ἀνδρείαν προσποιεῖσθαι</text:p>
            <text:p text:style-name="P68">τοῦνομα λέγων. ἁπλῶς δ’ οὐκ ε”μαθον ὅτι οὐ πρέπει. οὔκουν συνίης</text:p>
            <text:p text:style-name="P68">ὧν λέγω, πολλὰ γὰρ ε”στιν ἃ δεῖ με μαθεῖν. οὐδέν γὰρ ἂν θαυμάζοιμι</text:p>
            <text:p text:style-name="P68">εἰ ἀποβήσομαι τέλεον χείριστος ὢν τῶν μετ’ ἐμοῦ μαθητῶν. τούτου</text:p>
            <text:p text:style-name="P68">γὰρ ἕνεκα διὰ μακροῦ ἤδη πάνυ λυπούμενος νῦν δὴ τὸ πρῶτον</text:p>
            <text:p text:style-name="P68">ὡμολόγησεν,</text:p>
            <text:p text:style-name="P68">ΠΕΡΙ ΤΗΣ ΑΝΑΒΑΣΕΩΣ ΕΝΝΕΑ ΚΑΙ ΤΑ ΤΡῙΑ ΤΕΤΑΡΤΑ 83</text:p>
            <text:p text:style-name="Text_20_body"/>
            <text:p text:style-name="P68">ὁ δέ Ῥοών Οὐδαμῶς, ἔφη. πολλοὶ γάρ τοι Μυγαλίων ἐκ γενῶν</text:p>
            <text:p text:style-name="P68">γενόμενοι ὡς τάχιστα μεμαθήκασιν ἃ δεῖ.</text:p>
            <text:p text:style-name="Text_20_body"/>
            <text:p text:style-name="P68">ἐν δ’ ᾧ διελέγοντο ἡ ἁμαξοστοιχία ἀπεκόμιζεν αὐτοὺς ἐκτὸς τοῦ</text:p>
            <text:p text:style-name="P68">Λονδίνου. ἐτάχυνε γὰρ ἥδη παρὰ λειμῶνας ἐν οἷς ἔβοσκον βόες</text:p>
            <text:p text:style-name="P68">τε πολλοὶ καί πρόβατα. καί οἱ παῖδες διὰ μακροῦ σιωπῇ διὰ</text:p>
            <text:p text:style-name="P68">θυρίδος ἔβλεπον πρὸς τούς τε λειμῶνας καῖ τὰς ὁδοὺς κατὰ τάχος</text:p>
            <text:p text:style-name="P68">παραφερόμενοι.</text:p>
            <text:p text:style-name="Text_20_body"><text:soft-page-break/></text:p>
            <text:p text:style-name="P68">ἐκ δέ μεσημβρίας ψόφον ἥκουσαν μέγαν· γυνὴ γάρ τις - γελάσ-</text:p>
            <text:p text:style-name="P68">ματα δέ παρεῖχε πολλὰ διὰ τὸ ἄγαν διακεῖσθαι πρὸς τὸ μειδιᾶν - τὸ</text:p>
            <text:p text:style-name="P68">θύριον ἀνοίξασα ἲΩ φίλτατοι, ἔφη, ἆρα χρῄζετε ἐδωδίμου τινὸς ἀπὸ</text:p>
            <text:p text:style-name="P68">τοῦ ἀμαξίου,</text:p>
            <text:p text:style-name="Text_20_body"/>
            <text:p text:style-name="P68">καὶ ὁ μὲν Ἄρειος ὡς οὐκ ἀριστήσας ἀνεπήδησεν εὐθύς, ὁ δέ</text:p>
            <text:p text:style-name="P68">Ῥοὼν μάλ’ αὖθις ἠρυθριακὼς ἐτονθόρυζέ τι λέγων ὅτι αὐταρκής</text:p>
            <text:p text:style-name="P68">ἐστι ψωμοὺς ἔχων. ἐκεῖνος δ’ εἰς διαδρομὴν ἐξῆλθεν.</text:p>
            <text:p text:style-name="Text_20_body"/>
            <text:p text:style-name="P68">διατρίβων μὲν γὰρ παρὰ τοῖς Δουρσλείοις οὐδέποτε χρήματ’</text:p>
            <text:p text:style-name="P68">εἶχεν εἰς νώγαλα ἀναλώσων. νυνὶ δέ πολὺ ἔχων ἐν κόλπῳ ἀργύριον</text:p>
            <text:p text:style-name="P68">τε καί χρυσίον, ἱκανὸς ἦν πρίασθαι τόσα πλακία σοκολάτης ὅσ’</text:p>
            <text:p text:style-name="P68">ἐδύνατο φέρειν. μάλιστ’ ἐγλίχετο τῶν πλακίων τῶν ἀπὸ τοῦ ’Άρεως</text:p>
            <text:p text:style-name="P68">ἐπωνομασμένων, ὧν οἱ νῦν Μάρς καλοῦσιν.</text:p>
            <text:p text:style-name="Text_20_body"/>
            <text:p text:style-name="P68">ἀλλὰ ταῦτα μέν ἐκείνη οὐκ εἶχεν, ὅμως δέ προῦτεινε τάδε· τούς</text:p>
            <text:p text:style-name="P68">τε Βερτίου Βότου κυάμους παντογευστοὺς καὶ τὸ Δρούβλου κόμμι</text:p>
            <text:p text:style-name="P68">τὸ πρὸς πομφόλυγας ἄριστον καῖ τοὺς βατράχους σοκολατίνους καῖ</text:p>
            <text:p text:style-name="P68">τὰς μάζας κολοκυνθίνας καῖ τοὺς πλακοῦντας λεβητοειδεῖς καῖ τὰς</text:p>
            <text:p text:style-name="P68">ῥάβδους γλυκορριζίνους καί δὴ καὶ πολλὰ καὶ ἄλλα καινὰ ὄντα οἷα</text:p>
            <text:p text:style-name="P68">οὔπω ἀνὰ τὸν βίον ἑωράκει. φοβούμενος δ’ ἀπολείπεσθαί τινων,</text:p>
            <text:p text:style-name="P68">ἐπρίατο ἐξ ἁπάντων, ἀποδοὺς τῇ γυναικὶ ἕνδεκα ζάγκλας ἀργυρᾶς</text:p>
            <text:p text:style-name="P68"><text:soft-page-break/>καὶ ἑπτὰ κονίδας χαλκᾶς.</text:p>
            <text:p text:style-name="Text_20_body"/>
            <text:p text:style-name="P68">ὁ δέ Ῥοὼν ὁξὺ δεδορκὼς πρὸς αὐτὸν πάντα κομίσαντα εἰς τὸ</text:p>
            <text:p text:style-name="P68">χωρίον καὶ ἐπὶ δίφρου σωρεύσαντα Ἠ πεινᾲς; ἔφη.</text:p>
            <text:p text:style-name="Text_20_body"/>
            <text:p text:style-name="P68">ὁ δέ Κοιλογάστωρ μὲν οῦν εἰμί, ἔφη δήξας μέγα τι ἀπὸ μάζης</text:p>
            <text:p text:style-name="P68">κολοκυνθίνης. ὁ μέντοι Ῥοών σακίδιον λαβὼν ἀνέπτυξεν. ἐνῆσαν δέ</text:p>
            <text:p text:style-name="P68">τέτταρες ψωμοί, οἷον οἱ νῦν σαντούϊτς καλοῦσιν. ἕνα δ’ ἐξετάσας</text:p>
            <text:p text:style-name="P68">Αὕτη ἐπιλανθάνεται ἀεί μου οὐ ῥᾳδίως φέροντος τὰ κρέα βόεια</text:p>
            <text:p text:style-name="P68">ταριχευτά.</text:p>
            <text:p text:style-name="Text_20_body"/>
            <text:p text:style-name="P68">Ἆρα θέλεις μεταλαβεῖν τοῦδε ἀντ’ ἐκείνου, ἦ δ’ ὃς ὁ θἈρειος</text:p>
            <text:p text:style-name="P68">μᾶζαν ἀποδείξας. λαβὲ δῆτα...</text:p>
            <text:p text:style-name="Text_20_body"/>
            <text:p text:style-name="P68">Ἀλλὰ τοῦτό γε οὐχ ἡδέως ἔχει, σαπρὸν γενόμενον. ἡμεῖς γὰρ</text:p>
            <text:p text:style-name="P68">πέντε ὄντες ἀπασχολοῦμεν αὐτήν. τοῦτο δ’ εἶπεν ὡς πρόφασιν</text:p>
            <text:p text:style-name="P68">ἐνδιδοὺς τῇ μητρί.</text:p>
            <text:p text:style-name="Text_20_body"/>
            <text:p text:style-name="P68">ὁ δ’ Ἄρειος Φέρε δή, ἔφη, μᾶζαν λαβέ. πρότερον γὰρ οὐκ εἶχεν</text:p>
            <text:p text:style-name="P68">84 ΑΡΕιοΣ ΠοΤΗΡ</text:p>
            <text:p text:style-name="Text_20_body"/>
            <text:p text:style-name="P68">οὐδέν οἷον μεταδιδοίη, οὐδ’ αὖ οὐδένα ὅτῳ καὶ διδοίη. ἠγάπα</text:p>
            <text:p text:style-name="P68">οὖν ἐκεῖ καθήμενός τε μετὰ τοῦ Ῥοῶνος καὶ ἐσθίων μετ’ αὐτοῦ</text:p>
            <text:p text:style-name="P68">τάς τε μάζας ἁπάσας καὶ τοὺς πλακοῦντας ἅπαντας. τοὺς δέ</text:p>
            <text:p text:style-name="P68">ψωμοὺς χαίρειν εἴασαν.</text:p>
            <text:p text:style-name="Text_20_body"/>
            <text:p text:style-name="P68"><text:soft-page-break/>Ἀλλ’ εἶπέ μοι, τάδε τί ἐστίν; ἔφη, ἀποδεικνὺς τοὺς βατράχους</text:p>
            <text:p text:style-name="P68">τοὺς σοκολατίνους. οὐ γὰρ δήπου ὡς άληθῶς εἶσὶ βάτραχοι,· ἐνεννόει</text:p>
            <text:p text:style-name="P68">γὰρ ὅτι οὐδὲν ἀδύνατον ἄρ’ ἔσται.</text:p>
            <text:p text:style-name="Text_20_body"/>
            <text:p text:style-name="P68">Οὐδαμῶς, ε”φη ὁ Ῥοών. ἀλλὰ τὸ δελτίον εὑρέ μοι ποῖόν ἐστιν. ἐγὼ</text:p>
            <text:p text:style-name="P68">γὰρ τὸν Ἀγρίππαν οὐκ ἔχω.</text:p>
            <text:p text:style-name="Text_20_body"/>
            <text:p text:style-name="P68">Τί φῄς;</text:p>
            <text:p text:style-name="Text_20_body"/>
            <text:p text:style-name="P68">Τόδε γὰρ ἀγνοεῖς δήπου· τοῖς σοκολατίνοις βατράχοις ἔνεστι</text:p>
            <text:p text:style-name="P68">δελτία τινὰ ἃ οἶ παῖδες ξυλλέγειν σπουδάζουσι, φαρμακέων τε καὶ</text:p>
            <text:p text:style-name="P68">φαρμακίδων εὐδοκίμων εἰκόνας παρέχοντα. και πεντακόσια μὲν</text:p>
            <text:p text:style-name="P68">ε”χων οὔ κέκτημαι οὔτε τὸν Ἀγρίππαν οὔτε τὸν Πτολεμαῖον.</text:p>
            <text:p text:style-name="Text_20_body"/>
            <text:p text:style-name="P68">ὁ δ’ ’Ἁρειος ἀναπτύξας τὸν σοκολάτινον βάτραχον τὸ δελτίον</text:p>
            <text:p text:style-name="P68">ἔλαβεν. ηὑρέθη δὲ τοῦτο δεικνύν τὸ πρόσωπον ἀνδρός τινος. οὗτος</text:p>
            <text:p text:style-name="P68">δέ δίοπτρα ἐφόρει μηνοειδῆ, τὰς δέ ῥῖνας μεγάλας καὶ καμπύλας</text:p>
            <text:p text:style-name="P68">εἶχε, καὶ πολιὸν καὶ ταναὸν τόν τε πλόκαμον καί τὸν πώγωνα καὶ</text:p>
            <text:p text:style-name="P68">τὸν μύστακα, καί ὑπὸ τῇ γραφῇ ἦν τόδε τοῦνομά ’Άλβος</text:p>
            <text:p text:style-name="P68">Διμπλόδωρος.</text:p>
            <text:p text:style-name="Text_20_body"/>
            <text:p text:style-name="P68">Τοιοῦτός ἐστιν ἄρ’ ὁ Διμπλόδωρος, ἧδ’ ὃς ὁ ’Άρειος</text:p>
            <text:p text:style-name="Text_20_body"/>
            <text:p text:style-name="P68">ῗΑρ’ οὐκ οἶσθα τὸν πάνυ Διμπλόδωρον; ἦ ε”στι μοι βάτραχον</text:p>
            <text:p text:style-name="P68">λαβεῖν, τάχα τὸν Ἀγρίππαν εὑρήσω. χάριν οἶδα...</text:p>
            <text:p text:style-name="Text_20_body"><text:soft-page-break/></text:p>
            <text:p text:style-name="P68">ὁ δ’”Αρειος ἀναστρέψας τὸ ἑαυτοῦ δελτίον ἀνεγίγνωσκε τάδε·</text:p>
            <text:p text:style-name="Text_20_body"/>
            <text:p text:style-name="P68">’Ἀλβος Διμπλόδωρος, Ἀρχηγὸς ὢν τὸ νῦν ἐν Ὑογοήτου.</text:p>
            <text:p text:style-name="Text_20_body"/>
            <text:p text:style-name="P68">πολλοὶ ἡγοῦνται τὸν Διμπλόδωρον μέγιστον εἶναι τῶν ἐφ’</text:p>
            <text:p text:style-name="Text_20_body"/>
            <text:p text:style-name="P68">ἡμῶν φαρμακέων, εὐδοκιμοῦντα δι’ ἄλλα τε καί ὅτι ἐνίκησέ τε</text:p>
            <text:p text:style-name="Text_20_body"/>
            <text:p text:style-name="P68">τὸν μάγον Γ ρινδελούαλδον τὸν καταχθόνιον τῷ ε”τει χιλιοστῴ</text:p>
            <text:p text:style-name="Text_20_body"/>
            <text:p text:style-name="P68">ἐνακοσιοστῴ τετταρακοστῷ πέμπτῳ, καὶ ὅτι ἐξηῦρε τὰς</text:p>
            <text:p text:style-name="P68">δώδεκα χρείας τὰς τοῦ δρακοντείου αἵματος, καὶ ὅτι δὴ καὶ</text:p>
            <text:p text:style-name="Text_20_body"/>
            <text:p text:style-name="P68">περὶ τῆς χρυσοποιίας πόλλ’ ἔπραξε μετὰ τοῦ συνέργου</text:p>
            <text:p text:style-name="Text_20_body"/>
            <text:p text:style-name="P68">Νικολάου Φλαμήλου. ὁ σοφιστὴς Διμπλόδωρος ἥδεται τῇ τε</text:p>
            <text:p text:style-name="Text_20_body"/>
            <text:p text:style-name="P68">μουσικῇ τῇ δωματίου καί τῇ σφαιροβολίᾳ.</text:p>
            <text:p text:style-name="P68">σφαιροβολίαν γὰρ καλοῦσιν οἱ νῦν ἦ βοούλιγκ παιδιάν τινα ᾗ</text:p>
            <text:p text:style-name="P68">οἱ ἀγωνιζόμενοι ἐπιχειροῦσι δέκα καταρρῖψαι κορύνας φιαλοειδεῖς</text:p>
            <text:p text:style-name="P68">σφαίρᾳ χρώμενοι μεγάλῃ καὶ βαρείᾳ.</text:p>
            <text:p text:style-name="Text_20_body"/>
            <text:p text:style-name="P68">ἀναστρέψας δ’ αὖθις τὸ δελτίον, ἐθαύμασε τῆς ὅψεως τῆς τοῦ</text:p>
            <text:p text:style-name="P68">Διμπλοδώρου κομιδῇ ἠφανισμένης.</text:p>
            <text:p text:style-name="P68"><text:soft-page-break/>ΠΕΡΙ ΤΗΣ ΑΝΑΒΑΣΕΩΣ ΕΝΝΕΑ ΚΑΙ ΤΑ ΤΡῙΑ ΤΕΤΑΡΤΑ 85</text:p>
            <text:p text:style-name="P68">Οἴχεται δή.</text:p>
            <text:p text:style-name="Text_20_body"/>
            <text:p text:style-name="P68">ἐκεῖνος δέ Οὔκουν, ἔφη, ἐδόξαζες αὐτὸν περιμενεῖν δι’ ὅλην τὴν</text:p>
            <text:p text:style-name="P68">ἡμέραν,· ἀλλ’ ἐπάνεισιν. οἴμοι· τὴν γὰρ Μοργάναν αὖθις αὖ ἔχω,</text:p>
            <text:p text:style-name="P68">κεκτημένος ἤδη αὐτὴν ὡς ἑξάκις. ἦ σοὶ παραδῶ; ἔστι γάρ σοι τούν-</text:p>
            <text:p text:style-name="P68">θένδε ξυλλέγειν αὐτά.</text:p>
            <text:p text:style-name="Text_20_body"/>
            <text:p text:style-name="P68">καὶ παρέβλεπε θατέρῳ ὀφθαλμῷ πρὸς τὸν σωρὸν βατράχων</text:p>
            <text:p text:style-name="P68">σοκολατίνων οὔπω άνεπτυγμένων.</text:p>
            <text:p text:style-name="Text_20_body"/>
            <text:p text:style-name="P68">ὁ δ’ ’Ἀρειος Λαβέ, ἔφη, ὅ τι ἂν βούλῃ. ἀλλὰ παρὰ τοῖς γε</text:p>
            <text:p text:style-name="P68">Μυγάλοις, οἶ ἐν φωτογραφίαις ἀκινητί μένουσιν ἀεί.</text:p>
            <text:p text:style-name="Text_20_body"/>
            <text:p text:style-name="P68">Τί δέ; ἦ καὶ λέγεις ὅτι οὔ κινοῦνται οὐδέν; βαβαὶ τῆς και-</text:p>
            <text:p text:style-name="P68">νότητος.</text:p>
            <text:p text:style-name="Text_20_body"/>
            <text:p text:style-name="P68">καὶ ἀτενίζοντος τοῦ Ἁρείου, ὁ Διμπλόδωρος εἷς τὸν εἰκόνα</text:p>
            <text:p text:style-name="P68">ὑπελθὼν ἠρέμ’ ἐμείδησε. ἀλλ’ ὁ μέν Ῥοὼν μᾶλλον ἐσπούδαζε</text:p>
            <text:p text:style-name="P68">φαγεῖν τοὺς βατράχους ἢ ἐξετάσαι τὰ δελτία τὰ φαρμακέων τε καὶ</text:p>
            <text:p text:style-name="P68">φαρμακίδων εἰκόνας ἔχοντα. ὁ δ’ Ἄρειος ἀτενέσι τοῖς ὀφθαλμοῖς</text:p>
            <text:p text:style-name="P68">πρὸς αὐτὰ ὀξυ ἐδεδόρκει. καὶ δι’ ὀλίγου ἐκέκτητο οὐ μόνον τόν τε</text:p>
            <text:p text:style-name="P68">Διμπλόδωρον καί τὴν Μοργάναν, ἀλλὰ καὶ τὸν “Έγγιστον τὸν</text:p>
            <text:p text:style-name="P68">Ὑλέτην, καὶ τὸν Ἀλβερικὸν Γρυννιῶνα, καὶ τὴν Κίρκην καὶ τὸν</text:p>
            <text:p text:style-name="P68"><text:soft-page-break/>Παράκελσον καὶ δὴ καὶ τὸν Μερλῖνα. τέλος δέ μόλις παρα-</text:p>
            <text:p text:style-name="P68">μελήσας τῆς δρυΐδος Κλιόδνης ψ εἶδε γὰρ αὐτὴν τὰς ῥῖνας δακτύλῳ</text:p>
            <text:p text:style-name="P68">κνωμένην - ἀνέῳξε σακίον τῶν Βερτίου Βότου κυάμων τῶν</text:p>
            <text:p text:style-name="P68">παντογευστῶν.</text:p>
            <text:p text:style-name="Text_20_body"/>
            <text:p text:style-name="P68">Δεῖ σε πάνυ εὐλαβεῖσθαι τούτους κατατρώγοντα, ἔφη ὁ Ῥοών. οὐ</text:p>
            <text:p text:style-name="P68">μὲν γὰρ λόγῳ μόνον παντογευστοί εἶσιν, ἀλλὰ κὰι ε”ργῳ εὑρήσεις</text:p>
            <text:p text:style-name="P68">κομιδῇ παντογευστοὺς ὑπάρχειν. καὶ γὰρ οὐ μόνον σὺ γεύσῃ ὡς</text:p>
            <text:p text:style-name="P68">ε”θος τῶν μετρίων καθάπερ τῆς σοκολάτης ἢ τῆς μίνθης ἢ τῆς</text:p>
            <text:p text:style-name="P68">παλάθης, ἀλλὰ καὶ τυχὸν ἢ τῆς ἀτραφάξυος ἢ τοῦ ἥπατος ἢ τῶν</text:p>
            <text:p text:style-name="P68">ἐντοσθιδίων. καὶ ὁ Γεωργὸς πείθεται δὴ ὡς ἐγεύσατό ποτε τῆς</text:p>
            <text:p text:style-name="P68">μύξης·</text:p>
            <text:p text:style-name="Text_20_body"/>
            <text:p text:style-name="P68">κύαμον δέ χλωρὸν λαβὼν καὶ ἀκριβῶς ἀποβλέψας πρὸς αὐτὸν</text:p>
            <text:p text:style-name="P68">ε”δηξέ τι.</text:p>
            <text:p text:style-name="Text_20_body"/>
            <text:p text:style-name="P68">Αἷβοῖ, ἔφη γευσάμενος. ἦ λαχανάκια Βρυξέλλων,·</text:p>
            <text:p text:style-name="Text_20_body"/>
            <text:p text:style-name="P68">καὶ τρώγοντες ἠγάπων τοὺς παντογευστοὺς κυάμους. καί ὁ μὲν</text:p>
            <text:p text:style-name="P68">Ἄρειος ἐγεύσατο φρυγανίων τε καί κοκοφοίνικος καὶ φασιόλων</text:p>
            <text:p text:style-name="P68">καμινίτων καὶ φραούλων καὶ καρύκης Ἰνδικῆς καὶ δὴ καὶ</text:p>
            <text:p text:style-name="P68">πεπέρεως. τοῦτο γὰρ ἐν κυάμῳ φαιῲ ἦν οἷον ὅ γε Ῥοών οὔκ ε”φη</text:p>
            <text:p text:style-name="P68">ἑκὼν ε”δεσθαι.</text:p>
            <text:p text:style-name="Text_20_body"/>
            <text:p text:style-name="P68">καὶ ἤδη ἡ χώρα τοῖς διὰ θυρίδος βλέπουσιν <text:soft-page-break/>ἀγριωτέρα ἐφαίνετο·</text:p>
            <text:p text:style-name="P68">λειμῶνας μὲν γὰρ κοσμίους οὐκέτι ἦν ἰδεῖν, ὕλας δέ μᾶλλον καὶ</text:p>
            <text:p text:style-name="P68">ποταμοὺς σκολιοὺς καὶ λόφους χλοερούς.</text:p>
            <text:p text:style-name="P68">86 ΑΡΕΙΟΣ Πο ΤΗΡ</text:p>
            <text:p text:style-name="Text_20_body"/>
            <text:p text:style-name="P68">κρούσαντος δέ τινος ἐπὶ τὸ τοῦ χωρίου θύριον, εἰσῆλθεν ὁ νεαν-</text:p>
            <text:p text:style-name="P68">ίσκος ὁ τὴν ὄψιν ε”χων σφαιροειδῆ ἐκεῖνος ὃν ὁ ’Άρειος ἐπὶ τῆς</text:p>
            <text:p text:style-name="P68">ἀποβάθρας εἶδεν τῆς ἐννέα καὶ τὰ τρία τέταρτα.</text:p>
            <text:p text:style-name="Text_20_body"/>
            <text:p text:style-name="P68">καὶ οὗτος ὅσον οὐ δακρυρροῶν, ῶς ἐδόκει, Ξύγγνωθί μοι, ἔφη.</text:p>
            <text:p text:style-name="P68">ἆρ’ εἴδετέ που φρύνην τινά;</text:p>
            <text:p text:style-name="Text_20_body"/>
            <text:p text:style-name="P68">ἀνανεύσαντων δ’ αὐτῶν, δακρύων Ἀπώλεσ’ αὐτόν, ἔφη’ ἀεὶ γὰρ</text:p>
            <text:p text:style-name="P68">ἐκδιδράσκει ἀπ’ ἐμοῦ.</text:p>
            <text:p text:style-name="Text_20_body"/>
            <text:p text:style-name="P68">Ἀλλ’ ἀνακύψει πάλιν, ἧ δ’ ὃς ὁ ’Ἄρειος</text:p>
            <text:p text:style-name="Text_20_body"/>
            <text:p text:style-name="P68">ἐκεῖνος δ’ ἀπορῶν ἔτι Πάνυ γε, ἔφη. ἀλλ’ ἐὰν ἴδητε αὐτόν...</text:p>
            <text:p text:style-name="Text_20_body"/>
            <text:p text:style-name="P68">ἀπελθόντος δ’ αὐτοῦ ὁ Ῥοών Οὐκ ἐπίσταμαι, ἔφη, διὰ τί τοσ-</text:p>
            <text:p text:style-name="P68">αύτης δεῖ πραγματείας. εἰ γὰρ ἔγωγε φρύνην ἤνεγκον, ἀπώλεσ’ ἂν</text:p>
            <text:p text:style-name="P68">αὐτὴν ὡς ἐδυνάμην τάχιστα. οὐ μὴν οὐδὲ πρέπει μοι μωμᾶσθαι ὅς</text:p>
            <text:p text:style-name="P68">γε τὸν Σκαβρόν ἐνήνοχα,</text:p>
            <text:p text:style-name="Text_20_body"/>
            <text:p text:style-name="P68">ὁ δὲ μῦς ε”τι ἐκάθευδεν ἐν τοῖς τοῦ Ῥοῶνος γόνασι κείμενος.</text:p>
            <text:p text:style-name="Text_20_body"/>
            <text:p text:style-name="P68">Εἶ δ’ ε”τυχε τεθνηκὼς οὐδὲν διέφερεν άν. τοῦτο δ’ ε”λεγεν ἀηδῶν</text:p>
            <text:p text:style-name="P68"><text:soft-page-break/>τι. Ἐπεχείρησα μὲν γὰρ χθές μεταβαλεῖν αὐτὸν εἴ πως πυρρὸς</text:p>
            <text:p text:style-name="P68">γενόμενος χαριέστερος τάχ’ ἂν δοκοίη. ἡ δ’ ἐπῳδὴ εἷς τοσοῦτο οὐκ</text:p>
            <text:p text:style-name="P68">ῆν ἰσχυρά. διδάξω γάρ· ἰδού...</text:p>
            <text:p text:style-name="Text_20_body"/>
            <text:p text:style-name="P68">καί εὐθὺς ζητήσας τι ἐν τῇ κιβωτῷ, ἀπέδειξε ῥάβδον ἀρχαίαν τε</text:p>
            <text:p text:style-name="P68">καὶ σαθράν. ἐφαίνετο δ’ εἰκῇ περικεκομμένην καὶ λευκόν τι ἐξ</text:p>
            <text:p text:style-name="P68">ἀκμῆς ε”στιλβεν.</text:p>
            <text:p text:style-name="Text_20_body"/>
            <text:p text:style-name="P68">Ἡ δέ θρὶξ ἡ τοῦ μονοκέρεως ἵππου μονονουχὶ προκύπτει. ἀλλ’</text:p>
            <text:p text:style-name="P68">οὐδέν διάφερει.</text:p>
            <text:p text:style-name="Text_20_body"/>
            <text:p text:style-name="P68">καὶ τὴν ῥάβδον σχεδόν τι χερσὶ λαβὼν κατώρθου, καὶ πάλιν</text:p>
            <text:p text:style-name="P68">ἀνέῳξε τις τὸ τοῦ χωρίου θύριον.</text:p>
            <text:p text:style-name="Text_20_body"/>
            <text:p text:style-name="P68">ὁ γὰρ νεανίσκος ὁ ἅφρυνος ἐπανῆλθεν αὖθις παρθένον τότ’ ἄγων</text:p>
            <text:p text:style-name="P68">μετ’ αὐτοῦ. ἡ δέ τὸν τρίβωνα ἐφόρει ἤδη τὸν ρΥογοητικὸν νέον ὄντα.</text:p>
            <text:p text:style-name="P68">φωνὴν δ’ ἀκούσας αὐτῆς, ἐνομίσας ἂν δέσποινάν τινα πρὸς ὑπηκ-</text:p>
            <text:p text:style-name="P68">όους λέγειν. κόμην δ’ εἶχε πλουσίαν ξανθήν τ’ οὖσαν, καὶ ὀδόντας</text:p>
            <text:p text:style-name="P68">μεγάλους καὶ προῦχοντάς τι.</text:p>
            <text:p text:style-name="Text_20_body"/>
            <text:p text:style-name="P68">τ1-1 που φρύνην, ἔφη, ἑώρακέ τις; Νεφελώδης γὰρ ἀπώλεσε τὴν ἑαυτοῦ.</text:p>
            <text:p text:style-name="Text_20_body"/>
            <text:p text:style-name="P68">καὶ ὁ μὲν Ῥοών Εἴπομεν δ’ ἤδη, ἔφη, ὅτι οὐχ ἑωράκαμεν. ἡ δέ</text:p>
            <text:p text:style-name="P68">παρθένος οὐκ ἤκουε, πρὸς τὴν ῥάβδον ἀτενῶς βλέπουσα ἢν χερσῖν</text:p>
            <text:p text:style-name="P68">εἶχεν ὁ Ῥοῶν.</text:p>
            <text:p text:style-name="Text_20_body"/>
            <text:p text:style-name="P68"><text:soft-page-break/>φΑρα μαγγανεύεις τι,· ἐπιτρεπτέον οὖν ἡμῖν θεωρεῖν.</text:p>
            <text:p text:style-name="Text_20_body"/>
            <text:p text:style-name="P68">καί ἡ μὲν ἐκάθισεν, ὁ δέ Ῥοὼν ἅμ’ ἀπορεῖν ἐδόκει.</text:p>
            <text:p text:style-name="Text_20_body"/>
            <text:p text:style-name="P68">Πῶς δ’ οὕκ,’ ε”φη γρύζων τι.</text:p>
            <text:p text:style-name="Text_20_body"/>
            <text:p text:style-name="P68">ὦ χρυσέ’ ἄνθη καί σύ, φέγγος ἡλίου·</text:p>
            <text:p text:style-name="P68">βούτυρον ὦ πῖον σύ. μῦν κιρρὸν θέτε,</text:p>
            <text:p text:style-name="P68">πάχιστον ὄντα κάφρονέστατον πολύ,</text:p>
            <text:p text:style-name="P68">ΠΕΡΙ ΤΗΣ ΑΝΑΒΑΣΕΩΣ ΕΝΝΕΑ ΚΑΙ ΤΑ ΤΡῘΑ ΤΕΤΑΡΤΑ 87</text:p>
            <text:p text:style-name="P68">καῖ ἐτίναξε μὲν ἅμα τὴν ῥάβδον. ὁ δέ Σκαβρός οὐδέν μετα-</text:p>
            <text:p text:style-name="P68">βληθεὶς ἐκάθευδε τέως, φαιὸν ε”τι σῴζων τὸ χρῶμα.</text:p>
            <text:p text:style-name="Text_20_body"/>
            <text:p text:style-name="P68">ἡ δέ παρθένος Ἆρ’ ὡς ἀληθῶς, ἔφη, ἐπῳδὴ τοῦτο; οὐδεμία γὰρ</text:p>
            <text:p text:style-name="P68">δοκεῖν ἐμοὶ τῶν χρησίμων. ἐγὼ γὰρ γυμναζομένη ὀλίγα ἐπῇδον, καί</text:p>
            <text:p text:style-name="P68">τὰ πάντα κατὰ γνώμην ἀπέβη, ἀλλ’ οὐδεὶς παρ ’ ἡμῖν μαγικός ἐστιν,</text:p>
            <text:p text:style-name="P68">ὥστε πάνυ ἐξ ἀπροσδοκήτου τὴν ἐπιστολὴν ἔλαβον ἐμήν. ἀλλ’</text:p>
            <text:p text:style-name="P68">εἰκότως μάλ’ ἥσθην ὄντος τοῦ παιδευτηρίου τούτου βελτίστου ἐξ</text:p>
            <text:p text:style-name="P68">ἁπάντων - οἶδα γὰρ ἐξ ἀκοῆς. καὶ πάνυ ἀκριβῶς ἐκμεμάθηκα ἤδη</text:p>
            <text:p text:style-name="P68">τὰ βιβλία τὰ ῥητὰ ὡς εἰκός ἐξαρκείτω δὴ ταῦτα. τοῦνομα γάρ μοι</text:p>
            <text:p text:style-name="P68">Ἑρμιόνη Γέρανος· σὺ δέ τίς εἰ·</text:p>
            <text:p text:style-name="Text_20_body"/>
            <text:p text:style-name="P68">καὶ πάντ’ ἐν ἀκαρεῖ ἐλάλησε ταῦτα ταχύγλωττος οὖσα.</text:p>
            <text:p text:style-name="Text_20_body"/>
            <text:p text:style-name="P68">ὁ δ’ Ἅρειος πρὸς τὸν Ῥοῶνα βλέψας μάλ’ ἥδετο αἰσθόμενος</text:p>
            <text:p text:style-name="P68"><text:soft-page-break/>αὐτοῦ ὡσαύτως καταπεπληγμένου ὅς γε οὐκ ἐκμεμάθηκεν αὐτὸς τὰ</text:p>
            <text:p text:style-name="P68">ῥητὰ βιβλία.</text:p>
            <text:p text:style-name="Text_20_body"/>
            <text:p text:style-name="P68">καὶ ὁ Ῥοών Ἐγώ εἰμι Ῥοών Εὖισήλιος, ἔφη, τονθορύζων τι.</text:p>
            <text:p text:style-name="Text_20_body"/>
            <text:p text:style-name="P68">ὁ δ”Άρειος, ἔφη, Ποτῆρ.</text:p>
            <text:p text:style-name="Text_20_body"/>
            <text:p text:style-name="P68">ἐκείνη δέ θῙ-Ῑ ὀρθῶς λέγεις,· ἔφη. πάντα γὰρ μεμάθηκα ὡς είκὸς</text:p>
            <text:p text:style-name="P68">περὶ τὸ σόν. ε”νια γὰρ κέκτημαι βιβλία πρὸς τοῖς ῥητοῖς, καὶ σὺ</text:p>
            <text:p text:style-name="P68">θρυλούμενος ἀναγέγραψαι ε”ν τε τῇ ξυγγραφῇ μαγικῇ τῇ καθ’ ἡμᾶς</text:p>
            <text:p text:style-name="P68">κάν τῇ ἀνατολῇ καὶ φθίσει τῶν σκοτεινῶν δογμάτων κάν τῷ βιβλίῳ</text:p>
            <text:p text:style-name="P68">τῷ περὶ τῶν μαγικῶν γεγενημένων τῶν τοῦ ἡμετέρου αι’ῶνος</text:p>
            <text:p text:style-name="P68">μεγάλων.</text:p>
            <text:p text:style-name="Text_20_body"/>
            <text:p text:style-name="P68">ὁ δ’Ἅρειος καταπεπληγμένος ’Άληθες; ἔφη.</text:p>
            <text:p text:style-name="Text_20_body"/>
            <text:p text:style-name="P68">ἐκείνη δέ Οὔκουν ᾔδησθα,· ἔφη. εἴπερ γὰρ ἦν τοῦτο πρὸς τὸ ἐπ’</text:p>
            <text:p text:style-name="P68">ἐμέ, ἐξηρεύνησ’ ἂν τὰ πάντα. ἆρ’ ἑκάτερος ὑμῶν οἶδεν εἷς ποίαν</text:p>
            <text:p text:style-name="P68">οἰκίαν συντελεῖ,· πολλὰ δ’ ἐρομένη, βούλομαι τελεῖν εἷς τοὺς Γρυφιν-</text:p>
            <text:p text:style-name="P68">δώρους, πολλῲ ἀριστεύοντας, ὡς φαίνεται. ὁ γὰρ πάνυ Διμπλόδ-</text:p>
            <text:p text:style-name="P68">ωρος μετ’ αὐτῶν ἐτέλει. καὶ δὴ τῶν Ῥαφηγχλώρων γέγονα· τοῦτό</text:p>
            <text:p text:style-name="P68">μοι ἀρκοίη ἂν δήπου. ζητητέον δ’ οὖν τὴν τοῦ Νεφελώδους φρύνην.</text:p>
            <text:p text:style-name="P68">ἀλλὰ δεῖ ὑμᾶς ἐσθῆτ’ ἐξαλλάξαι, ἐπεῖ δι’ ὀλίγου ἀφιξόμεθα ἐκεῖσε,</text:p>
            <text:p text:style-name="P68">ὡς ε’ὀικεν.</text:p>
            <text:p text:style-name="Text_20_body"/>
            <text:p text:style-name="P68"><text:soft-page-break/>καὶ ἀπῆλθεν ἄγουσα τὸ μειράκιον τὸ ἀφρυνον.</text:p>
            <text:p text:style-name="Text_20_body"/>
            <text:p text:style-name="P68">ὁ δέ Ῥοών Ὁποίαν ἂν, ἔφη, εἰς οἰκίαν τύχω τελῶν, μὴ</text:p>
            <text:p text:style-name="P68">παρέστω ἐκείνη. καὶ τὴν ῥάβδον πάλιν εἰς τὴν κιβωτὸν βαλών,</text:p>
            <text:p text:style-name="P68">Ἀμαθὴς ἡ ἐπῳδή, ἔφη· ὁ γὰρ Γεωργός δῆλον ὅτι ἔδωκέ μοι εἰδὼς</text:p>
            <text:p text:style-name="P68">ἄχρηστον οὖσαν.</text:p>
            <text:p text:style-name="Text_20_body"/>
            <text:p text:style-name="P68">ὁ δ”Άρειος Εἷς ποίαν οἰκίαν οἱ ἀδελφοί,</text:p>
            <text:p text:style-name="Text_20_body"/>
            <text:p text:style-name="P68">Γ φίνδω οί εἶσιν. ἐδόκει δ’ ἀθυ εῖν ἅλ’ αὖθις. Ἠσαν δέ καῖ (</text:p>
            <text:p text:style-name="Text_20_body"/>
            <text:p text:style-name="P68">ρυ ρ μ μ η</text:p>
            <text:p text:style-name="P68">μήτηρ καὶ ὁ πατήρ. ἀλλὰ μὰ Δί’ οὐκ οἶδα τί δὴ ἐροῦσιν, ἐὰν μὴ</text:p>
            <text:p text:style-name="P68">γένωμαι Γ ρυφινδωρεύς. οἴομαι δ’ οὖν τῶν Ῥαφηγχλώρων γενέσθαι</text:p>
            <text:p text:style-name="P68">88 ΑΡΕῙΟΣ Πο ΤΗΡ</text:p>
            <text:p text:style-name="P68">ἀρκέσειν ἄν μοί που, οὐδαμῶς δ’ ἀνεκτὸν ἂν εἴη, εἰ εἰς τοὺς Σλυ-</text:p>
            <text:p text:style-name="P68">θηρίνους τελέσαιμι.</text:p>
            <text:p text:style-name="Text_20_body"/>
            <text:p text:style-name="P68">Οὔκουν ἐν τούτοις ἦν ὁ Φολ-, ῆ μᾶλλον ὁ δεῖνα, ὡς ὤφελον εἰπεῖν,·</text:p>
            <text:p text:style-name="Text_20_body"/>
            <text:p text:style-name="P68">ὁ δέ Ῥοών τοῦθ’ ὁμολογήσας πάλιν ἐκάθισεν εἰκῇ πρὸς τὴν</text:p>
            <text:p text:style-name="P68">ἕδραν, μάλιστ’ ε”τι ἀθυμῶν ὡς ἐδόκει.</text:p>
            <text:p text:style-name="Text_20_body"/>
            <text:p text:style-name="P68">ὁ δ’ ’Άρειος Ἀμέλει τὰ άκρα τριχίνια τὰ τῶν τοῦ Σκαβροῦ</text:p>
            <text:p text:style-name="P68">παρηΐδων ὀλίγῳ λευκότερα γενέσθαι ἔμοιγε δοκεῖ. παρεμυθεῖτο</text:p>
            <text:p text:style-name="P68">γὰρ τὸν Ῥοῶνα θέλων αὐτὸν ἧττον τὸν νοῦν ταῖς οἰκίαις προσέχειν.</text:p>
            <text:p text:style-name="P68"><text:soft-page-break/>Ἀλλ’ εἶπέ μοι, τί ποιοῦσιν ἀδελφοὶ ἐκεῖνοι οἵγε ἀποίχονται ἀπὸ τοῦ</text:p>
            <text:p text:style-name="P68">παιδευτηρίου; ἐσκοπεῖτο γὰρ πρὸς ἑαυτὸν οὐκ εἰδὼς ὁποίαν τέχνην</text:p>
            <text:p text:style-name="P68">ἀσκοῦσιν οἱ μάγοι διαπεπαιδευμένοι.</text:p>
            <text:p text:style-name="Text_20_body"/>
            <text:p text:style-name="P68">Ἀλλ’ ἀποδημοῦσιν ἀμφότεροι· ὁ μὲν γὰρ Κάρολος ἐν Ῥουμανίᾳ</text:p>
            <text:p text:style-name="P68">φιλοσοφεῖ, περὶ τοὺς δράκοντας ὢν· ὁ δέ Γουλιέλμος ἐν τοῖς Αἰθίοψιν</text:p>
            <text:p text:style-name="P68">ἐπιμελεῖταί τι ὑπὲρ τοῦ Γριγγώτου. οὔκουν ἤκουσας περὶ τὰ</text:p>
            <text:p text:style-name="P68">πράγματα τὰ ἐν Γριγγώτου γενόμενα,· ἐστι γὰρ πολλὰ ἀναγνῶναι</text:p>
            <text:p text:style-name="P68">περὶ ταῦτα ἐν τῷ Καθημερίνῳ Μάντει· ἀλλ’ οὐκ ἂν εἶδες δήπου</text:p>
            <text:p text:style-name="P68">ταύτην τὴν ἐφημερίδα παρὰ Μυγάλοις διατρίβων. ἐπειράθη γάρ</text:p>
            <text:p text:style-name="P68">τις λῃστεῦσαι κατώρυχα ἄβατόν περ οὖσαν καί δυσπρόσοδον.</text:p>
            <text:p text:style-name="Text_20_body"/>
            <text:p text:style-name="P68">ὁ δ’Ἃρειος κηχηνώς ’Άληθες,· τί γέγονεν;</text:p>
            <text:p text:style-name="Text_20_body"/>
            <text:p text:style-name="P68">Οὐδέν. διὰ τοῦτο γὰρ μέγα καί περιβόητον τὸ ἔργον. ού γὰρ ἑάλω</text:p>
            <text:p text:style-name="P68">ὁ ἐργασάμενος. ὁ δέ πατὴρ λέγει ὅτι μάγος ἂν εἴη δυνατὸς καί</text:p>
            <text:p text:style-name="P68">ἀποχθόνιος δὴ ὁ εἰσελθὼν εἰς Γριγγώτου, καίτοι, τὸ ἀτοπώτατον,</text:p>
            <text:p text:style-name="P68">οὐδέν ἄρ’ ἐκκλέψας. καὶ εἷ’ ποτε γίγνεται τοιοῦτόν τι, πάντες</text:p>
            <text:p text:style-name="P68">εἰκότως φοβοῦνται μή πως ὁ δεῖνα αἴτιος ᾗ.</text:p>
            <text:p text:style-name="Text_20_body"/>
            <text:p text:style-name="P68">’Άρειος δέ ταῦτ’ ἐνθυμούμενος τὸ πρῶτον συνῄδει ἑαυτῷ ὀρρω-</text:p>
            <text:p text:style-name="P68">δοῦντί που ὅποτε τις μνείαν περὶ τὸν δεῖνα ποιοίη. τοῦτο δ’ ἐνόμιζε</text:p>
            <text:p text:style-name="P68">γενέσθαι αὐτῷ ἅτε πλέον μετέχοντι ἤδη τῆς μαγικῆς, πλὴν ἀλλ’</text:p>
            <text:p text:style-name="P68">ἥδιον ἦν λέγειν ἁπλῶς τὸ Φολιδομορτός.</text:p>
            <text:p text:style-name="Text_20_body"><text:soft-page-break/></text:p>
            <text:p text:style-name="P68">ἐνταῦθα ὁ Ῥοών Τίνι λόχῳ, ἔφη, συνεῖ σύ πρὸς τὴν</text:p>
            <text:p text:style-name="P68">ἰκαροσφαιρικήν,</text:p>
            <text:p text:style-name="Text_20_body"/>
            <text:p text:style-name="P68">ἀπορῶν δέ τι ὁ ’Ἀρειος οὐκ ε”φη εἰδέναι λόχον οὐδένα.</text:p>
            <text:p text:style-name="Text_20_body"/>
            <text:p text:style-name="P68">Τί δέ δή,· ὁ γὰρ Ῥοὼν πάνυ πεπλῆχθαι δοκῶν Ἀλλὰ πάντων ἐστίν,</text:p>
            <text:p text:style-name="P68">ἔφη, τῶν ἐν τῇ οἰκουμένῃ ἀγώνων βέλτιστος. καὶ εὐθὺς ἤρξατο</text:p>
            <text:p text:style-name="P68">διεξιὼν τὰ τῆς ἰκαροσφαιρικῆς· περὶ τάς τε σφαίρας τέτταρας</text:p>
            <text:p text:style-name="P68">οὔσας, καί τούς παίζοντας ἑπτὰ καὶ τὰς θέσεις αὐτῶν. διεξῆλθε δέ</text:p>
            <text:p text:style-name="P68">καὶ ἐνίους τῶν πάλαι ἀγώνων πρὸς οὓς ἐφοίτησε μετὰ τῶν ἀδελφῶν,</text:p>
            <text:p text:style-name="P68">καί τὸ σάρον ὃ βούλοιτ’ ἂν ἀγοράσαι εἴ ποτ’ ἀργυρίου ἔχοι.</text:p>
            <text:p text:style-name="Text_20_body"/>
            <text:p text:style-name="P68">καὶ ε”τι καθ’ ἕκαστα ἠκριβολογεῖτο καὶ ἀνέῳξέ τις τὸ θύριον μάλ’</text:p>
            <text:p text:style-name="P68">αὖθις. τότε δέ οὐκ ἂν εἶδες οὔτε τὸν Νεφελώδη τὸν ἅφρυνον οὔτε</text:p>
            <text:p text:style-name="P68">τὴν Ἑρμιόνην.</text:p>
            <text:p text:style-name="P68">ΠΕΡΙ ΤΗΣ ΑΝΑΒΑΣΕΩΣ ΕΝΝΕΑ ΚΑΙ ΤΑ ΤΡῘΑ ΤΕΤΑΡΤΑ 89</text:p>
            <text:p text:style-name="Text_20_body"/>
            <text:p text:style-name="P68">τριῶν γὰρ νεανίσκων εἰσελθόντων, ὁ ’Άρειος εὐθὺς ἐγνώρισε τὸν</text:p>
            <text:p text:style-name="Text_20_body"/>
            <text:p text:style-name="P68">μεταξὺ τῶν ἑτέρων ὅντα ἐκεῖνον τὸν ὕπωχρον τὸν ἀπὸ τοῦ τῆς</text:p>
            <text:p text:style-name="Text_20_body"/>
            <text:p text:style-name="P68">Μαλκίονος τριβωνοπωλείου. ὁ δέ νῦν ε”βλεπε πρὸς τὸν ’Ἀρειον</text:p>
            <text:p text:style-name="P68">πολλῷ σπουδαιότερον ἢ τότε ἐν τῷ Στενωπῴ <text:soft-page-break/>Διάγοντι.</text:p>
            <text:p text:style-name="Text_20_body"/>
            <text:p text:style-name="P68">’Ἁληθες,· ἔφη. πάντες γὰρ οἱ κατὰ τὴν ἁμαξοστοιχίαν λέγουσιν</text:p>
            <text:p text:style-name="P68">ὅτι ὁ ’Ἁρειος Ποτῆρ πάρεστιν ἐν τούτῳ τῷ χωρίῳ. εἶτα σὺ ἐκεῖνος,</text:p>
            <text:p text:style-name="Text_20_body"/>
            <text:p text:style-name="P68">ὡμολόγησεν οὖν, δεδορκὼς τέως πρὸς τούς ἑτέρους νεανίσκους,</text:p>
            <text:p text:style-name="P68">εὐπαγεῖς ὄντας καὶ δριμὺ βλέποντας. οἱ δ’ ὥσπερ διττοὶ δορύφοροι</text:p>
            <text:p text:style-name="P68">παρίσταντο ἑκατέρωθεν αὐτοῦ.</text:p>
            <text:p text:style-name="Text_20_body"/>
            <text:p text:style-name="P68">ὁ δ ’ ὕπωχρος - συνῄδει γὰρ τῲ Ἁρείῳ ἀτενίζοντι εἰς αὐτούς - Ὁ</text:p>
            <text:p text:style-name="P68">μὲν ἕτερος, ἔφη, Κάρκινος ὀνομάζεται, ὁ δ’ ἕτερος Κέρκωψ· καὶ</text:p>
            <text:p text:style-name="P68">τοῦνομά ἐστί μοι Δράκων Μάλθακος.</text:p>
            <text:p text:style-name="Text_20_body"/>
            <text:p text:style-name="P68">ὁ δέ Ῥοών θέλων τάχα ἀνακαγχάσαι ε”βηξέ τι. καὶ ὁ Δράκων ὀξὺ</text:p>
            <text:p text:style-name="P68">βλέψας πρὸς αὐτόν,</text:p>
            <text:p text:style-name="Text_20_body"/>
            <text:p text:style-name="P68">Ἆρα τοῦνομά μου, ἔφη, κινεῖ σε γελᾶν, ἀλλ’ οὐ δεῖ ἐρωτᾶν τίς εῖ</text:p>
            <text:p text:style-name="P68">σύ. ὁ γὰρ πατὴρ εἶπέ μοι ὅτι ἅπαντες οἱ Εὐισήλιοι πυρρότριχές τ’</text:p>
            <text:p text:style-name="P68">εἶσι καὶ φακῶδεις καὶ δὴ καῖ γεννῶσιν ἀεὶ πλείω τέκνα ἢ ἱκανοί</text:p>
            <text:p text:style-name="P68">εἶσιν ἐκτρέφειν χρημάτων οῦκ ε”χοντες ἅδην.</text:p>
            <text:p text:style-name="Text_20_body"/>
            <text:p text:style-name="P68">καὶ πρὸς τὸν Ἄρειον ἀναστρεψάμενος Μετ’ οὐ πολύ, ἔφη, σύ γε</text:p>
            <text:p text:style-name="P68">μαθήσῃ ὅτι ε”νια τῶν μαγικῶν γενῶν πολλῷ ἀμείνω ἐστὶ τῶν</text:p>
            <text:p text:style-name="P68">ἄλλων, ὦ Ποτέρ. οὔκουν λυσιτελεῖ σοι ἐπιμίσγεσθαι εἷς φιλίαν τοῖς</text:p>
            <text:p text:style-name="P68">κακοῖς. ἀλλ’ ἐγὼ οἶός τ’ εἶμι ὑπουργεῖν σοι.</text:p>
            <text:p text:style-name="Text_20_body"/>
            <text:p text:style-name="P68"><text:soft-page-break/>καί ἐξέτεινε τὴν χεῖρα ὡς ἀντιδεξιωσόμενος τὸν”Αρειον· ὁ δ’ οὐκ</text:p>
            <text:p text:style-name="P68">ἔλαβεν, εἶπε δέ πάνυ ἀτάρακτος δοκῶν·</text:p>
            <text:p text:style-name="Text_20_body"/>
            <text:p text:style-name="P68">Κάλλιστ’ ἐπαινῶ. ἐπίσταμαι γὰρ αὐτὸς διακρίνειν τοὺς κακούς.</text:p>
            <text:p text:style-name="Text_20_body"/>
            <text:p text:style-name="P68">ὁ δέ Δράκων ἠρυθρίασε μὲν οὔκ, ὤχραν δ’ ἂν εἶδες τὴν παρηΐδα</text:p>
            <text:p text:style-name="P68">αὐτοῦ ὑπέρυθρόν τι γενέσθαι.</text:p>
            <text:p text:style-name="Text_20_body"/>
            <text:p text:style-name="P68">*Αν ἐμοί, ἔφη, ὦ Ποτέρ, σι) χρῆσθαι θέλῃς συμβούλῳ, πρὸς τὸ</text:p>
            <text:p text:style-name="P68">συμφέρον ε”σται εὐλαβεῖσθαι ἐν τοῖς μάλιστα, ἂν δὲ μὴ κοσ-</text:p>
            <text:p text:style-name="P68">μιώτερον σεαυτὸν παρέχῃς, κινδυνεύσεις ταῦτὰ παθεῖν τοῖς</text:p>
            <text:p text:style-name="P68">γονεῦσιν, οὔ συνειδόσι τὸ συμφέρον σφισὶ τί δή ἐστιν. εἰ δ’ αὖ ὁμιλ-</text:p>
            <text:p text:style-name="P68">ήσεις τοῖς τ’ Εὐισηλίοις καὶ τῷ Ἁγριώδει καὶ τοῖς τοιούτοις</text:p>
            <text:p text:style-name="P68">μιαρωτάτοις, καὶ σὺ τάχιστα μιανθήσῃ,</text:p>
            <text:p text:style-name="Text_20_body"/>
            <text:p text:style-name="P68">καί ταῦτ’ ἀκούσαντες ἀνέστησαν καὶ ό Ἄρειος καὶ ὁ Ῥοών.</text:p>
            <text:p text:style-name="P68">οὗτος δὲ τὴν ὄψιν παρεῖχεν οὐχ ἧττον ἐρυθρὰν τῶν τριχῶν.</text:p>
            <text:p text:style-name="Text_20_body"/>
            <text:p text:style-name="P68">Τί φῄς;</text:p>
            <text:p text:style-name="Text_20_body"/>
            <text:p text:style-name="P68">ὁ δὲ Δράκων κερτομῶν Μῶν ἐν νῷ ε”χετε μάχεσθαι ἡμῖν,</text:p>
            <text:p text:style-name="Text_20_body"/>
            <text:p text:style-name="P68">Ἄρειος μέντοι Εἴ γε μή, ἔφη, νῦν δὴ ἔξιτε, ἐοικὼς μὲν ἀνδρείῳ</text:p>
            <text:p text:style-name="P68">τινί, ε”ργῳ δέ πάνυ δεδιώς, ἰδὼν τόν τε Κάρκινον καὶ τὸν Κέρκοπα</text:p>
            <text:p text:style-name="P68">ὅσῳ μείζους ἦσαν αὐτοῦ καὶ τοῦ Ῥοῶνος.</text:p>
            <text:p text:style-name="P68"><text:soft-page-break/>90 ΑΡΕῙΟΣ Πο ΤΗΡ</text:p>
            <text:p text:style-name="Text_20_body"/>
            <text:p text:style-name="P68">Ἀλλ’ οὐκ ἀρεσκόντως ἔχει ἡμῖν ἐξιέναι. ἆρ’ οὐκ ὀρθῶς λέγω, ὧ</text:p>
            <text:p text:style-name="P68">ἑταῖροι; ἡμεῖς μέν γὰρ τὰ ἡμέτερα πάντ’ ἐφάγομεν, ὑμῖν δ’ ἔτ’</text:p>
            <text:p text:style-name="P68">ἐστὶν οὐκ ὀλίγα.</text:p>
            <text:p text:style-name="Text_20_body"/>
            <text:p text:style-name="P68">καί ὁ Κέρκωψ ταῖς χερσὶν ἥδη τῶν βατράχων ὠρέγετο τῶν</text:p>
            <text:p text:style-name="P68">σοκολατίνων τῶν παρὰ τὸν Ῥοῶνα. τὸν δ’ ἀναπηδῶντ’ ἔφθασε λιγὺ</text:p>
            <text:p text:style-name="P68">βοῶν καίπερ οὔπω πλαγείς.</text:p>
            <text:p text:style-name="Text_20_body"/>
            <text:p text:style-name="P68">Σκαβρὸν γὰρ εἶδες ἂν τὸν μῦν δήξαντα τὸν κόνδυλον αὐτῷ, καὶ</text:p>
            <text:p text:style-name="P68">τοῦ δακτύλου συνεχῶς ἐκκεκραμένον τοῖς ὀδοῦσι μικροῖς μὲν οὖσιν</text:p>
            <text:p text:style-name="P68">ὀξέσι δ’ ὡς σφόδρα. καὶ ἐκείνου τὸν μῦν ἅνω καὶ κάτω στροβοῦντος</text:p>
            <text:p text:style-name="P68">καὶ μεγάλῃ τῇ φωνῇ βοῶντος, ἀνεχώρουν ὁ Κάρκινος καὶ ὁ</text:p>
            <text:p text:style-name="P68">Δράκων. καὶ ἐπειδὴ τέλος ὁ Σκαβρὸς ἔκρουσε τὴν θυρίδα ἀποπτ-</text:p>
            <text:p text:style-name="P68">άμενος, οἱ τρεῖς ἅπαντες ἐνθένδε φροῦδοι ἦσαν. οὔ γὰρ σαφὲς</text:p>
            <text:p text:style-name="P68">πότερον τάχ’ ἐνόμισαν πλείους ἐν τοῖς νωγάλοις μύας ἐνεδρεύειν, ἥ</text:p>
            <text:p text:style-name="P68">τινος ἥκουσαν προσβαίνοντος. εἰσῆλθε δ’ οὖν ἡ Ἑρμιόνη μετ’ οὐ</text:p>
            <text:p text:style-name="P68">πολύ.</text:p>
            <text:p text:style-name="Text_20_body"/>
            <text:p text:style-name="P68">Πρὸς τῶν Χαρίτων, ἔφη, τί χρῆμα γέγονε,· κατεῖδε γὰρ καὶ τὰ</text:p>
            <text:p text:style-name="P68">νώγαλα τὰ κατ’ ἔδαφος διεσκαδασμένα καί τὸν Ῥοῶνα· ὁ δ’ ἀνα-</text:p>
            <text:p text:style-name="P68">λαβὼν τὸν Σκαβρὸν τοῦ κέρκου εἶχεν.</text:p>
            <text:p text:style-name="Text_20_body"/>
            <text:p text:style-name="P68">ἐκεῖνος δέ τῷ Ἁρείῳ Λιποψυχεῖ, ἔφη, οἶμαι. <text:soft-page-break/>ἀκριβέστερον δέ</text:p>
            <text:p text:style-name="P68">διασκεψάμενος Μὰ Δί’ οὕχ’ ὕπνῳ γὰρ πάλιν νενίκηται δήπου. καὶ</text:p>
            <text:p text:style-name="P68">τοῦθ’ ὡς ἀληθῶς ἔπαθεν,</text:p>
            <text:p text:style-name="Text_20_body"/>
            <text:p text:style-name="P68">Εἶτα σύ τῴ Δ ράκοντι ἔμπροσθεν συνέτυχες,</text:p>
            <text:p text:style-name="Text_20_body"/>
            <text:p text:style-name="P68">διεξῆλθεν οῦν ’Άρειος τὰ τοῦ Στενωποῦ Διάγοντος.</text:p>
            <text:p text:style-name="Text_20_body"/>
            <text:p text:style-name="P68">ὁ δέ Ῥοών Ἐγὼ γὰρ ξύνοιδα περὶ τοῦ γένους αὐτοῦ ἀκούσας τι.</text:p>
            <text:p text:style-name="P68">ἐπειδὴ ὁ δεῖνα ἠφάνιστο, οὗτοι ἐν πρώτοις ἦσαν τῶν ὀπίσω</text:p>
            <text:p text:style-name="P68">χωρούντων πρὸς τὸ ἡμέτερον, φάσκοντες κηληθῆναι δή. ὁ δὲ πατήρ</text:p>
            <text:p text:style-name="P68">μου ἅτε οὐ πεποιθὼς αὐτοῖς λέγει ὅτι ὁ τοῦ Δράκοντος πατὴρ</text:p>
            <text:p text:style-name="P68">προφάσεως οὐκ ἐδεῖτο μεθιστάμενος εἷς τοὺς καταχθονίους. ἔπειτα</text:p>
            <text:p text:style-name="P68">δέ στρεψάμενος πρὸς τὴν Ἑρμιόνην Ἠ που πάρεστιν ἡμῖν, ἔφη,</text:p>
            <text:p text:style-name="P68">ὠφελεῖν σε;</text:p>
            <text:p text:style-name="Text_20_body"/>
            <text:p text:style-name="P68">ἡ δέ Προσήκει μὲν οὖν ὑμῖν τοὺς τρίβωνας κατὰ σπουδὴν</text:p>
            <text:p text:style-name="P68">ἐνδῦναι. ἐπειδὴ γὰρ ἄρτι κατάσκοπος ἐγὼ εἷς τὸ προσθέν τῆς ἁμαξο-</text:p>
            <text:p text:style-name="P68">στοιχίας ἐλθοῦσα ἠρόμην τὸν ἐπιστάτην. χοῦτος εἶπεν ὅτι δι’</text:p>
            <text:p text:style-name="P68">ὀλίγου ἀφιξόμεθα. εἶὲν. ἇρα μὴ ἐμάχεσθε,· πράγματα γὰρ ἔχοιτ’ ἂν</text:p>
            <text:p text:style-name="P68">πολλὰ πρὶν ἀφικέσθαι.</text:p>
            <text:p text:style-name="Text_20_body"/>
            <text:p text:style-name="P68">Ὁ μὲν οῦν Σκαβρός ἐμάχετο, ἡμεῖς δ’ οὔ. ταῦτ’ εἶπεν ὁ Ῥοὼν ὅς</text:p>
            <text:p text:style-name="P68">γ’ ἤχθετό τι αὐτῇ. Ἠ ἔργον ἐστὶ σοί, ἔφη, ε”ρρειν; ἡμᾶς γὰρ χρὴ</text:p>
            <text:p text:style-name="P68">ἐξαλλάξαι τὴν ἐσθῆτα.</text:p>
            <text:p text:style-name="Text_20_body"><text:soft-page-break/></text:p>
            <text:p text:style-name="P68">Οὐκ ἔστιν’ ἀλλὰ διὰ τοῦτο μόνον εἰσῆλθον δίοτι οἶ ἔξω νεανι-</text:p>
            <text:p text:style-name="P68">εύονται, ὧδε καὶ ἐκεῖσε τρέχοντες ἐν ταῖς διαδρομαῖς ὡσεὶ δίαυλον</text:p>
            <text:p text:style-name="P68">ΠΕΡΙ ΤΗΣ ΑΝΑΒΑΣΕΩΣ ΕΝΝΕΑ ΚΑΙ ΤΑ ΤΡΙΑ ΤΕΤΑΡΤΑ 91</text:p>
            <text:p text:style-name="P68">ἁμιλλώμενοι πρὸς ἀλλήλους, ἦ που ξύνοισθά μέλαν τι ἐπὶ ῥινῶν</text:p>
            <text:p text:style-name="P68">ἔχων,</text:p>
            <text:p text:style-name="Text_20_body"/>
            <text:p text:style-name="P68">καί ὁ μὲν ὀξὺ ἐδεδόρκει πρὸς αὐτὴν ἀπιοῦσαν, ὁ δ’ ’Ἁρειος διὰ</text:p>
            <text:p text:style-name="P68">θυρίδος ἐθεώρει τὰ ε”ξωθεν σκότια ἤδη γιγνόμενα· τῆς γὰρ νυκτὸς</text:p>
            <text:p text:style-name="P68">ἐπιούσης τὸ φοινικόβαπτον τῶν ὀρῶν καὶ τῶν ὑλῶν ἦν θαυμάζειν.</text:p>
            <text:p text:style-name="P68">καὶ ἐντεῦθεν ἡ ἁμαξοστοιχία ἐδόκει τῷ ὄντι βραδύτερον κινεῖσθαι.</text:p>
            <text:p text:style-name="P68">οἱ οὖν παῖδες τὰς ἐφεστρίδας ἐκδυσάμενοι περιεβάλοντο τοὺς</text:p>
            <text:p text:style-name="P68">τρίβωνας. ὁ δέ τοῦ Ῥοῶνος οὕτω βραχὺς ἦν ὥστε τὰ ὑποδήματα</text:p>
            <text:p text:style-name="P68">γυμνοῦσθαι τὰ Νικαῖα.</text:p>
            <text:p text:style-name="Text_20_body"/>
            <text:p text:style-name="P68">καὶ μετ’ ὀλίγον ἥκουσαν τοιόνδε τι βρέμον κατὰ τὸ τρένο’</text:p>
            <text:p text:style-name="P68">Ἀκούετε λεῴ. αὐτίκα εἷς Ὑογοήτου ἀφιξόμεθα. λιπεῖν τὰ σκεύη ἐν</text:p>
            <text:p text:style-name="P68">τρένο’ ἄλλως γὰρ κομισθήσεται ταῦτα εἷς παιδευτήριον.</text:p>
            <text:p text:style-name="Text_20_body"/>
            <text:p text:style-name="P68">ταῦτα δ’ ἔκπληξιν παρεῖχε τῷ θ’ Ἁρείῳ καί τῷ Ῥοῶνι ὑπώχρῳ</text:p>
            <text:p text:style-name="P68">γενομένῳ καίπερ εἰς τοσοῦτο φακώδει πεφυκότι. τοὺς δ’ οὖν</text:p>
            <text:p text:style-name="P68">κόλπους πληρώσαντες τοῖς τῶν νωγάλων λειψάνοις, ὡμίλουν μετὰ</text:p>
            <text:p text:style-name="P68">τῶν πολλῶν ἤδη ἐν τῇ διαδρομῇ ἀθροιζομένων.</text:p>
            <text:p text:style-name="Text_20_body"/>
            <text:p text:style-name="P68"><text:soft-page-break/>τὴν δ’ ἁμαξοστοιχίαν εἶδες ἂν τότε μὲν ἔτι κινουμένην ἀλλὰ</text:p>
            <text:p text:style-name="P68">βραδέως, τότε δὲ κομιδῇ στάσιμον γενομένην. πάντες δ’ ὠστιζόμε-</text:p>
            <text:p text:style-name="P68">νοι ἀλλήλοις καῖ εἰς θύριον κατ’ ὀλίγον ἐπελθόντες εἷς ἀποβάθραν</text:p>
            <text:p text:style-name="P68">σκοταῖοι ἀπέβησαν μικράν. ὁ δ’ Ἄρειος πρῶτον μὲν πάνυ ἐρρίγει</text:p>
            <text:p text:style-name="P68">διὰ τὸ τῆς νυκτὸς ψυχρόν, ε”πειτα δέ λαμπάδ’ ι’δὼν ὑπὲρ τῶν ἐκβαιν-</text:p>
            <text:p text:style-name="P68">όντων ἀνεχομένην, φωνὴν ἔγνω ἀκούσας οἰκείου τινὸς λέγοντος ὅτι</text:p>
            <text:p text:style-name="P68">Ὦ πρωτόπειροι, δεῦρ’ ἔλθετε, ὦ πάντες πρωτόπειροι· ἦ καλῶς</text:p>
            <text:p text:style-name="P68">ἔχεις σύ, ὦ Ἄρειε,·</text:p>
            <text:p text:style-name="Text_20_body"/>
            <text:p text:style-name="P68">καὶ ὑπὲρ τῶν μυρίων κεφαλῶν κατεῖδε τὴν τοῦ Ἁγριώδους ὄψιν</text:p>
            <text:p text:style-name="P68">ἤδη γελῶντος.</text:p>
            <text:p text:style-name="Text_20_body"/>
            <text:p text:style-name="P68">ὁ δέ Ἄγε δή, ἔφη. ἕπεσθέ μοι. ἆρα πάντες πάρεισιν οἶ πρωτόπει-</text:p>
            <text:p text:style-name="P68">ροι,· βαδίζετε δῆτα μετ’ εὐλαβείας. ὧ πρωτόπειροι, ἕπεσθέ μοι.</text:p>
            <text:p text:style-name="Text_20_body"/>
            <text:p text:style-name="P68">καὶ οὗτοι πολλοῖς ξῦν πταίσμασι καὶ σφάλμασιν εἷ’ποντ’ ἐκείνῳ</text:p>
            <text:p text:style-name="P68">κατ’ ἀτραπόν τινα ἄγοντι στενήν τε καὶ ἀπόκρημνον, ὡς ἐδόκει</text:p>
            <text:p text:style-name="P68">αὐτοῖς σκοταίοις προσιοῦσιν. ὁ δ’ Ἄρειος διὰ τὸ κνέφας μόλις</text:p>
            <text:p text:style-name="P68">εἴκασε δένδρα πόλλ’ εἶναι ἑκατέρωθεν. καὶ τῶν πολλῶν ἥ τι ἢ οὐδὲν</text:p>
            <text:p text:style-name="P68">λεγόντων, τοῦ Νεφελώδους τοῦ φρύνην ἀπολέσαντος ἤκουσας ἂν</text:p>
            <text:p text:style-name="P68">ὅμως ἐνίοτε κνυζομένου.</text:p>
            <text:p text:style-name="Text_20_body"/>
            <text:p text:style-name="P68">ἐνταῦθα δέ ὁ Ἁγριώδης τὸν τράχηλον περιστρέψας Ἐν ἀκαρεῖ,</text:p>
            <text:p text:style-name="P68">ἔφη, τὸ πρῶτον ὄψεσθε τὸν Ὑογοήτου, ε’πὴν <text:soft-page-break/>τάχιστα τυχῶμεν</text:p>
            <text:p text:style-name="P68">κάμψαντες τὴν ἄκραν τήνδε.</text:p>
            <text:p text:style-name="Text_20_body"/>
            <text:p text:style-name="P68">καὶ πάντες μεγάλῃ τῇ φωνῇ φθεγξάμενοι σφόδρ’ ἐθαυμάζοντο.</text:p>
            <text:p text:style-name="Text_20_body"/>
            <text:p text:style-name="P68">ἡ γὰρ ἀτραπὸς οὐκέτι στενὴ ἤγαγεν αὐτοὺς πρὸς χεῖλος λίμνης</text:p>
            <text:p text:style-name="P68">τινὸς μεγάλης καὶ πάνυ μελαίνης. καὶ ὑπὲρ αὐτῆς ἦν μετέωρον</text:p>
            <text:p text:style-name="P68">9 2 ΑΡΕΙοΣ Πο ΤΗΡ</text:p>
            <text:p text:style-name="Text_20_body"/>
            <text:p text:style-name="P68">ι’δεῖν ἐν ἄκρῳ τῷ ὄρει φρούριον μέγα, πύργους ἔχον πολλοὺς καί</text:p>
            <text:p text:style-name="P68">δυσπροσόδους, τοῦ ὑαλινοῦ τῶν θυρίδων στίλβοντος διὰ τὸ τῆς</text:p>
            <text:p text:style-name="P68">νυκτὸς ἀστερωπὸν σέλας.</text:p>
            <text:p text:style-name="Text_20_body"/>
            <text:p text:style-name="P68">καὶ ὁ Ἁγριώδης Εἴσβητε, ἔφη, κατὰ τέτταρας εἰς λέμβον ἔκασ-</text:p>
            <text:p text:style-name="P68">τον. πολλοὺς δ’ ἐπέδειξε λέμβους παρ’ αἰγιάλου ὁρμοῦντας. καὶ εἷς</text:p>
            <text:p text:style-name="P68">τὸν αὐτὸν ὁ Νεφελώδης καὶ ἡ Ἑρμιόνη εἵποντο τῷ τε Ἁρείῳ καὶ τῷ</text:p>
            <text:p text:style-name="P68">Ῥοῶνι.</text:p>
            <text:p text:style-name="Text_20_body"/>
            <text:p text:style-name="P68">καὶ ὁ Ἁγριώδης - λέμβον γὰρ καθ’ ἑαυτὸν εἶχεν - Ἐπὶ νέως</text:p>
            <text:p text:style-name="P68">ἅπαντες,- ἔφη. εἶα. ΠΡΟΣΩ.</text:p>
            <text:p text:style-name="Text_20_body"/>
            <text:p text:style-name="P68">καὶ ὅλον τὸ ναυτικὸν ἀθρόον ἀναγόμενον ἔπλει διὰ τῆς λίμνης</text:p>
            <text:p text:style-name="P68">λειοκύμονος οὔσης καί ὑαλοειδοῦς. καὶ πάντες σιωπῶντες ἅνω</text:p>
            <text:p text:style-name="P68">ἐδεδόρκεσαν ἀτενές πρὸς τὸ φρούριον, πάνυ ὑπερτέλλον αὐτῶν πλε-</text:p>
            <text:p text:style-name="P68">όντων ἐγγυτέρω τῆς πέτρας ἐφ’ ᾗ ἔκειτο.</text:p>
            <text:p text:style-name="Text_20_body"/>
            <text:p text:style-name="P68"><text:soft-page-break/>Κάτω τὰς κεφαλάς, ἔφη βοῶν ὁ Ἀγριώδης, οἱ γὰρ ἔμπροσθε</text:p>
            <text:p text:style-name="P68">λέμβοι ἀφικνοῦντο πρὸς τὴν πέτραν. κύψαντας οὖν ἔφερον τοὺς</text:p>
            <text:p text:style-name="P68">μαθητὰς διὰ κιττὸν πολὺν παραπεπετασμένον πως πρὸ στόματος</text:p>
            <text:p text:style-name="P68">μεγάλου, ὃ καὶ διὰ τοῦ κρημνώδους ἦγεν. ἔπλεον οῦν δι’ ἄντρου</text:p>
            <text:p text:style-name="P68">ὑπονόμου φερόμενοι, ὡς ἐδόκει, ὑπένερθεν αὐτοῦ τοῦ φρουρίου, πρὶν</text:p>
            <text:p text:style-name="P68">ἀφικέσθαι πρὸς λίμενά τινα ὑπόγειον. ἐνταῦθα δὴ ἐξέβησαν ἅπαντες</text:p>
            <text:p text:style-name="P68">εἶς λίθους.</text:p>
            <text:p text:style-name="Text_20_body"/>
            <text:p text:style-name="P68">ῨΩ οὗτος, ἦ δ’ ὃς ὁ Ἁγριώδης. ἦ αὕτη ἡ φρύνη σου; ἐν ᾧ γὰρ οἱ</text:p>
            <text:p text:style-name="P68">μαθηταὶ ἐξέβαινον, ἐξέταζε τοὺς λέμβους.</text:p>
            <text:p text:style-name="Text_20_body"/>
            <text:p text:style-name="P68">εὐφραινόμενος δέ ὁ Νεφελώδης τΩ φίλτατε, ἔφη, ὦ Τρίφορε,</text:p>
            <text:p text:style-name="P68">ἐκτείνων ἅμα τὰς χεῖρας.</text:p>
            <text:p text:style-name="Text_20_body"/>
            <text:p text:style-name="P68">καὶ ἐντεῦθεν ἀνέβαινον διὰ κατώρυχα πετρηρεφῆ ἑπόμενοι τῷ</text:p>
            <text:p text:style-name="P68">Ἁγριώδει λαμπάδα ἔχοντι. καί οὐ διὰ μακροῦ ἀνέκυψαν εἷς</text:p>
            <text:p text:style-name="P68">λειμῶνα λεῖον καί νοτερὸν ἄγχιστον ἥδη γενόμενοι τοῦ φρουρίου.</text:p>
            <text:p text:style-name="Text_20_body"/>
            <text:p text:style-name="P68">καὶ ἀναβάντες ἀνὰ τὸν ἀναβαθμόν λίθινον ἀθρόοι ἵσταντο πρὸ</text:p>
            <text:p text:style-name="P68">θύρας μεγάλης καὶ δρυΐνης.</text:p>
            <text:p text:style-name="Text_20_body"/>
            <text:p text:style-name="P68">ςῘ-Ῑ πάντες πάρεισιν,· ὦ οὗτος, ἀρ’ ἔχεις ἔτι τὴν φρύνην,·</text:p>
            <text:p text:style-name="Text_20_body"/>
            <text:p text:style-name="P68">καῖ ταῦτ’ εἰπὼν, ὁ Ἁγριώδης τρὶς ἐπάταξε τὴν τοῦ φρουρίου</text:p>
            <text:p text:style-name="P68">θύραν.</text:p>
            <text:p text:style-name="P1"><text:soft-page-break/></text:p>
            <text:p text:style-name="P1"/>
            <text:p text:style-name="P85">εὐθὺς δ’ ἇνέῳξέ τις τὴν θύραν. καί φαρμακὶς παρῆν μεγάλη τὸ</text:p>
            <text:p text:style-name="P68">ὕψος, μελανόθριξ δ’ οὖσα καὶ καλάϊνον φοροῦσα τρίβωνα. τὴν δ’</text:p>
            <text:p text:style-name="P68">ὄψιν παρεῖχεν εἷς τοσοῦτο δυσκινήτου ἀνθρώπου ἐοικυῖαν ὥστε μὴ</text:p>
            <text:p text:style-name="P68">ἀνηκουστεῖν ἄν μηδένα ἐκείνης μηδέποτε, ὡς τῷ γ’ Ἁρείῳ ἐδόκει.</text:p>
            <text:p text:style-name="Text_20_body"/>
            <text:p text:style-name="P68">’[δοὺ οἱ πρωτόπειροι, ὦ σοφιστὰ Μαγονωγαλέα, ἦ δ’ ὃς ὁ</text:p>
            <text:p text:style-name="P68">Ἁγριώδης.</text:p>
            <text:p text:style-name="Text_20_body"/>
            <text:p text:style-name="P68">Καλῶς, ἔφη, ὦ Ἁγρίωδες. ἐγὼ δ’ ἐνθένδε ἡγήσομαι αὐτοῖς.</text:p>
            <text:p text:style-name="Text_20_body"/>
            <text:p text:style-name="P68">ἐπὶ πλέον δ’ ἀνοιχθεισῶν τῶν θυρῶν, αὐλὴν τ’ ἦν ἰδεῖν τοσαύτην</text:p>
            <text:p text:style-name="P68">ὥστε ὅλην χωρεῖν τὴν τῶν Δουρσλείων οἰκίαν, καὶ τοίχους λιθίνους</text:p>
            <text:p text:style-name="P68">λάμπασι πεφωτισμένους καθάπερ τοὺς ἐν Γριγγώτου. οὐδ’ ᾔσθου</text:p>
            <text:p text:style-name="P68">ἂν τοῦ ὀρόφου ὑψηλοτέρου ὄντος ἢ ὥστ’ ὄμμασι τυχεῖν. κλῐμαξ δ’</text:p>
            <text:p text:style-name="P68">ἦν καλὴ καὶ μαρμαρίνη πρόσθεν αὐτῶν ἐπὶ τὰ ἀνώγεα φέρουσα.</text:p>
            <text:p text:style-name="Text_20_body"/>
            <text:p text:style-name="P68">πάντες οὖν εἵποντο τῇ Μαγονωγαλέᾳ λιθόστρωτον ἔδαφος δια-</text:p>
            <text:p text:style-name="P68">βαίνοντες. καί ὁ μὲν ’Άρειος μυρίων ἤκουσε λαλούντων</text:p>
            <text:p text:style-name="P68">ἀπὸ θύρας ἐν δεξιᾷ - οἱ γὰρ ἕτεροι μαθηταὶ ἤδη παρῆσαν, ὡς ἐφαίν·</text:p>
            <text:p text:style-name="P68">ετο - ἐκείνη δέ ἡγήσατο τοῖς πρωτοπείροις εἷς δωμάτιον κενόν τι</text:p>
            <text:p text:style-name="P68">τῇ αὐλῇ προσκείμενον. καὶ ἐκεῖσε συνῆλθον, πυκνότερον συμβεβυσ-</text:p>
            <text:p text:style-name="P68"><text:soft-page-break/>μένοι ἢ τὸ ξύνηθες καὶ φοβερῶς πανταχόσε παπταίνοντες.</text:p>
            <text:p text:style-name="Text_20_body"/>
            <text:p text:style-name="P68">ἐκείνη δέ Χαίρετε, ἔφη, ὦ εἷς Ὓογοήτου ἀφικόμενοι. καί πρὶν</text:p>
            <text:p text:style-name="P68">ἑστιᾶσθαι ἐν τῇ αὐλῇ καθημένους - δι’ οὐ πολλοῦ γὰρ ἄρξεται ἡ</text:p>
            <text:p text:style-name="P68">θοίνη ἣν κατὰ νόμον ἄγομεν τῇ πρώτῃ τῆς περιόδου - νεμητέον</text:p>
            <text:p text:style-name="P68">πρότερον οἰκίας ὑμῖν. ἡ γάρ τοι νέμησίς ε’στι μέγα τι ὑμῖν, διότι ἐν</text:p>
            <text:p text:style-name="P68">ὅσῳ ἐνθάδε πάρεστε ἡ οἷκία ἀντὶ ἀναγκαίων τε καὶ οἰκείων ἔσται</text:p>
            <text:p text:style-name="P68">ὑμῖν. καὶ γὰρ χρὴ ἕκαστον ὑμῶν φοιτᾶν τε μετὰ τῶν συνοίκων παρὰ</text:p>
            <text:p text:style-name="P68">τοὺς διδασκάλους, καί καθεύδειν ἐν τῷ τῆς οἰκίας κοιμητηρίῳ, καί</text:p>
            <text:p text:style-name="P68">σχολὴν ἄγειν ὁμοῦ ἐν τῷ κοινείῳ τῷ τῆς οἰκίας,</text:p>
            <text:p text:style-name="Text_20_body"/>
            <text:p text:style-name="P68">αἱ δ’ οἰκίαι τέτταρες οὖσαι ὀνομάζονται ὧδέ Γρυφίνδωροι,</text:p>
            <text:p text:style-name="P68">Ὑφέλπυφοι, Ῥαφήγχλωροι, Σλυθήρινοι. καὶ ἑκάστη ἡ οἰκία μεγάλα</text:p>
            <text:p text:style-name="P68">δὴ τὸ πάλαι ἀπέδειξεν ε”ργα καὶ ἀρίστους πεπαίδευκε φαρμακέας καὶ</text:p>
            <text:p text:style-name="P68">φαρμακίδας.</text:p>
            <text:p text:style-name="P68">94 ΑΡΕΙΟΣ ΠοΤΗΡ</text:p>
            <text:p text:style-name="Text_20_body"/>
            <text:p text:style-name="P68">καί ἕως πάρεστε ἐν Ὑογοήτου, ἐὰν μέν τι εὖ ποιῆτε, βαθμοὺς</text:p>
            <text:p text:style-name="P68">οἴσεσθε ὑπὲρ τῆς οἰκίας, ἐὰν δέ τούς νόμους ὑπερβαίνητέ τι, βαθμῶν</text:p>
            <text:p text:style-name="P68">ὡσαύτως στερηθήσεσθε. τελευτήσαντος δὲ τοῦ ἐνιαυτοῦ τοῦ παιδ-</text:p>
            <text:p text:style-name="P68">ευτικοῦ, δίδομεν ἄγαλμα τότε τῇ οἰκίᾳ τῇ πλείστους ἐνηνεγμένῃ</text:p>
            <text:p text:style-name="P68">βαθμοὺς τὴν Φιάλην Οἷκείαν· τοῦτο γὰρ ε”στι τούπιτίμιον μέγιστον</text:p>
            <text:p text:style-name="P68">τῆς ἀρετῆς. ἐλπίζω οὖν ὑμᾶς καθ’ ἕκαστον δόξαν τε καὶ τιμὴν</text:p>
            <text:p text:style-name="P68"><text:soft-page-break/>οἴσεσθαι ὑπὲρ τῶν οἰκιῶν, εἷς ἥντιν’ ἂν τύχητε νενεμημένοι.</text:p>
            <text:p text:style-name="Text_20_body"/>
            <text:p text:style-name="P68">Τὴν δ’ οὖν νέμησιν δι’ ὀλίγου ἐργασόμεθα ἐναντίον τῶν ἄλλων</text:p>
            <text:p text:style-name="P68">μαθητῶν ἁπάντων. προσήκει δ’ ὑμῖν μεταξὺ περιμενοὺσι βέλτιον</text:p>
            <text:p text:style-name="P68">στολίζεσθαι ἐφ’ ὅσον ἐνδέχεται.</text:p>
            <text:p text:style-name="Text_20_body"/>
            <text:p text:style-name="P68">παρέβλεπε γὰρ τόν τε Νεφελώδη τρίβωνα φοροῦντα περὶ τὸ οῦς</text:p>
            <text:p text:style-name="P68">ἐζευγμένον, καὶ τὸν Ῥοῶνα τὸ μέλαν ἐκεῖνο ἐπὶ τῶν μυκτήρων ε”τι</text:p>
            <text:p text:style-name="P68">ἔχοντα. καί ὁ ’Ἁρειος δεδιώς τι ἤθελε χερσὶ κτενίσαι τὴν κόμην.</text:p>
            <text:p text:style-name="Text_20_body"/>
            <text:p text:style-name="P68">ἡ δέ Μαγονωγαλέα Ἐπάνειμι, ἔφη, ὅταν καιρὸς δοκῇ εἰσάγειν</text:p>
            <text:p text:style-name="P68">ὑμᾶς. ἀλλ’ αι’τῶ ὑμᾶς σιωπῇ περιμένειν ἡσυχάζοντας.</text:p>
            <text:p text:style-name="Text_20_body"/>
            <text:p text:style-name="P68">καὶ ἐξελθούσης αὐτῆς ὁ Ἄρειος μάλ’ ἐκεχήνει.</text:p>
            <text:p text:style-name="Text_20_body"/>
            <text:p text:style-name="P68">καὶ ἐρωτῶν τὸν Ῥοῶνα Τίνι τρόπῳ, ἔφη, νέμουσιν ἄρ’ ἡμῖν τὰς</text:p>
            <text:p text:style-name="P68">οἰκίας,</text:p>
            <text:p text:style-name="Text_20_body"/>
            <text:p text:style-name="P68">ὁ δε Βάσανον, ἔφη, διδόασί τινα εἷς ἔλεγχον, οἶμαι, πάνυ ὀδυνηρὰν</text:p>
            <text:p text:style-name="P68">οὖσαν, ὡς ὄ γε Φερέδικος εἶπεν, οὐ μὴν ἀλλὰ φιλοπαίσμων ἐστίν.</text:p>
            <text:p text:style-name="Text_20_body"/>
            <text:p text:style-name="P68">’Άρειος δέ πόλλ’ ἠθύμει. τὸ γὰρ ἐναντίον τῶν μαθητῶν ἁπάντων</text:p>
            <text:p text:style-name="P68">βασανίζεσθαι τὸν θυμὸν οὐκ ἔτερπεν· οῦ γὰρ ἐπίστασθαι οὐδέν τῆς</text:p>
            <text:p text:style-name="P68">μαγικῆς τέχνης. τί δὴ δεήσει ποιεῖν; οὐ γὰρ προσδοκᾶν τοιοῦτό τι</text:p>
            <text:p text:style-name="P68"><text:soft-page-break/>ἄρτι ἀφικόμενος. περιβλέψας δέ πόλλ’ ἅμα μεριμνῶν ᾔσθετο καὶ</text:p>
            <text:p text:style-name="P68">πάντων τῶν ἄλλων πεφροντικὸς βλεπόντων. καί ἥ τι ἢ οὐδέν</text:p>
            <text:p text:style-name="P68">διελέγοντο μετ ’ ἀλλήλων πλὴν ἀλλ ’ἡ Ἑρμιόνη ταχύγλωττος ε”τ ’ οὖσα</text:p>
            <text:p text:style-name="P68">πόλλ’ ἐλάλει περὶ τῶν ἐπῳδῶν ἃς ἤδη ἐξέμαθε καὶ ἐσκόπει ὁποίων</text:p>
            <text:p text:style-name="P68">ἄρα δεήσεται. ὥστε σφόδρ’ ἐσπούδαζεν οὐκέτι ἀκροᾶσθαι αὐτῆς.</text:p>
            <text:p text:style-name="P68">συνῄδει γὰρ ἑαυτῷ οὐπώποτε οὕτω φοβουμένῳ, οὐδὲ τότε ὅτ’</text:p>
            <text:p text:style-name="P68">ἐδέησε λόγον οἴκαδε κομίσαι ἀπὸ τοῦ διδασκαλείου πρὸς τούς</text:p>
            <text:p text:style-name="P68">Δουρσλείους ἀγγελοῦντα ὡς μετέβαλέ που τὴν τῆς διδασκαλίδος</text:p>
            <text:p text:style-name="P68">φενάκην εἷς κυανῆν.</text:p>
            <text:p text:style-name="Text_20_body"/>
            <text:p text:style-name="P68">ἠτένιζεν οὖν πρὸς τὴν θύραν, ἡγούμενος τὴν Μαγονωγαλέαν</text:p>
            <text:p text:style-name="P68">μετὰ μικρὸν ἐπανιέναι ποιησομένην κρίσιν αὐτῷ. ε”πειτα δὴ</text:p>
            <text:p text:style-name="P68">ἐγένετό τι οὕτω ἄτοπον ὥστ’ οὐ μόνον σφόδρ’ ἐπτοημένος</text:p>
            <text:p text:style-name="P68">ἀνεπήδησεν αὐτὸς ἀλλὰ καὶ πολλοὶ τῶν ὀπίσω διωλύγιον ἐκώκυσαν</text:p>
            <text:p text:style-name="P68">φοβηθέντες.</text:p>
            <text:p text:style-name="Text_20_body"/>
            <text:p text:style-name="P68">Τί δέ δή,· ἔφη κεχηνώς.</text:p>
            <text:p text:style-name="Text_20_body"/>
            <text:p text:style-name="P68">ἐκεχήνεσαν καί οἱ πλησίον. εἴδωλα γὰρ ὡς εἴκοσι διὰ τὸν ὄπισθε</text:p>
            <text:p text:style-name="P68">τοῖχον οὐκ οἷδ’ ὅπως διαβάντα ἐνεφανίζετο. λευκὰ δ’ ὄντα καὶ δια-</text:p>
            <text:p text:style-name="P68">ο ΠΙΛ οΣ ΝΕΜΗΤΗΣ 95</text:p>
            <text:p text:style-name="P68">φανῆ τι εἷρπε κατὰ τὸ δωμάτιον διαλεγόμενα μετ’ ἀλλήλων, καί</text:p>
            <text:p text:style-name="P68">τοὺς πρωτοπείρους οὐ παραβλέποντα. ἠμφεσβήτει γάρ, ὡς δοκεῖν.</text:p>
            <text:p text:style-name="P68">μοναχὸς δ’ αὐτίκα τις μικρὸς μέν ῶν τὸ ὕψος, <text:soft-page-break/>παχὺς δ’ ὅμως,</text:p>
            <text:p text:style-name="P68">ἐφαίνετο λέγων, Ξυγγνώμονες γενοίμεθα καί ἀμνήμονες. ἀλλ’ ὡς</text:p>
            <text:p text:style-name="P68">ε”μοιγε δοκεῖού προσήκει ἡμῖν μνησικακεῖν. ὑποτείνωμεν οὖν μάλ’</text:p>
            <text:p text:style-name="P68">αὖθις ἐλπίδα αὐτῷ.</text:p>
            <text:p text:style-name="Text_20_body"/>
            <text:p text:style-name="P68">ἲΩ δαιμόνιε μοναχῶν, ἀρα μὴ ὑπετείναμεν πολλάκις ἤδη ἐλπίδας</text:p>
            <text:p text:style-name="P68">τῴ Ποιφύκτῃ περιττὰ δράσαντες, δι’ ἐκεῖνον γὰρ πολλὰ προπηλακ-</text:p>
            <text:p text:style-name="P68">ιζόμεθα, καίπερ οὐκ ὄντα εἴδωλον ἀληθῶς. (Ηράκλεις τί χρῆμα</text:p>
            <text:p text:style-name="P68">ὑμεῖς πάρεστε πάντες;</text:p>
            <text:p text:style-name="Text_20_body"/>
            <text:p text:style-name="P68">τοῦτο δ’ εἶπεν εἴδωλόν τι τραχηλιστῆρα καί κνημίδας νηματικάς</text:p>
            <text:p text:style-name="P68">φοροῦν’ τοὺς γὰρ πρωτοπείρους ε”τυχεν ἄρτι κατιδόν.</text:p>
            <text:p text:style-name="Text_20_body"/>
            <text:p text:style-name="P68">ἀλλ’ οὐδεὶς ἀπεκρίνατο.</text:p>
            <text:p text:style-name="Text_20_body"/>
            <text:p text:style-name="P68">ὁ δέ μοναχός μειδιῶν αὐτοῖς Νεαροί, ἔφη, μαθηταί. ἦ που καιρὸν</text:p>
            <text:p text:style-name="P68">νεμήσεως περιμένετε,</text:p>
            <text:p text:style-name="Text_20_body"/>
            <text:p text:style-name="P68">κατανευσάντων δ’ ού πολλῶν σιωπῇ, Ἐλπίζω ὄψεσθαι ὑμᾶς,</text:p>
            <text:p text:style-name="P68">ἔφη, ἐν τοῖς Ὑφελπύφοις. (Υφέλπυφος γὰρ ἦν αὐτὸς τὸ πάλαι.</text:p>
            <text:p text:style-name="Text_20_body"/>
            <text:p text:style-name="P68">Εἴσιτε δή. ἡ γὰρ Νέμησις δι’ οὐ πολλοῦ ἄρξεται, ὀξείᾳ τῇ φωνῇ</text:p>
            <text:p text:style-name="P68">ἐφθέγξατό τις. τῆς δέ Μαγονωγαλέας ἐπανελθούσης, τὰ εἴδωλα</text:p>
            <text:p text:style-name="P68">αἰωρούμενα καθ’ ἕκαστον ἠφάνιζεν διὰ τὸν ἐναντίον τοῖχον.</text:p>
            <text:p text:style-name="Text_20_body"/>
            <text:p text:style-name="P68"><text:soft-page-break/>ἡ δέ Ἐν τάξει, ἔφη, ἕπεσθέ μοι.</text:p>
            <text:p text:style-name="Text_20_body"/>
            <text:p text:style-name="P68">Ἄρειος δέ φροντίζων μὴ τὰ σκέλη μολύβδινά που γεγένηται, ἐν</text:p>
            <text:p text:style-name="P68">τάξει ε”στη κατόπιν μειρακίου τινὸς ξανθότριχος καὶ πρόσθε τοῦ</text:p>
            <text:p text:style-name="P68">Ῥοῶνος. καὶ ἐβάδιζον ὁμοῦ ἐκ τοῦ δωματίου καί πάλιν διὰ τῆς</text:p>
            <text:p text:style-name="P68">αὐλῆς εἰς τὸ Μέγαρον.</text:p>
            <text:p text:style-name="Text_20_body"/>
            <text:p text:style-name="P68">οὐδ’ ἐν γνώμῃ ὠνειροπόλησεν ’Άρειός ποτε οἰκοδόμημα εἰς</text:p>
            <text:p text:style-name="P68">τοσοῦτο παράδοξον καὶ μεγαλοπρεπές. ἔφλεγον δ ’ αὐτὸ λυχνοί μυρίοι</text:p>
            <text:p text:style-name="P68">μετέωροι ὑπὲρ τεττάρων τραπεζῶν αἰωρούμενοι μακρῶν, παρ’ αἷς</text:p>
            <text:p text:style-name="P68">οἱ ἕτεροι μαθηταὶ ἐκάθηντο. καί ἐπὶ τῶν τραπεζῶν τούτων ε”κειντο</text:p>
            <text:p text:style-name="P68">λεκάναι καὶ φιάλαι χρυσαῖ. ἅνω δ ’ ἐκάθηντο παρ’ ἄλλῃ τινὶ τραπέζῃ</text:p>
            <text:p text:style-name="P68">μακρᾷ οἱ παιδευταί. καὶ ἐκεῖσε ἡ Μαγονωγαλέα ἤγαγε τοὺς πρω-</text:p>
            <text:p text:style-name="P68">τοπείρους, ὥστε κατὰ στοῖχον ἵσταντο, τῶν μὲν ἑτέρων μαθητῶν</text:p>
            <text:p text:style-name="P68">ἐναντίον ὄντων, τῶν δέ παιδευτῶν κατὰ νώτου. μυρίοι δ’ ἦσαν οἲ</text:p>
            <text:p text:style-name="P68">ἀτενές πρὸς πρωτοπείρομς ἔβλεπον· καὶ πᾶς τις ταῖς λαμπάσι</text:p>
            <text:p text:style-name="P68">πεφωτισμένος ἀμαυραῖς, ἐδόκει φλέγεσθαί που. καί ἦν οὗ τὰ εἴδωλα</text:p>
            <text:p text:style-name="P68">ἂν εἶδες διεσπαρμένα ἐν τοῖς μαθηταῖς στίλβοντα δι’ ὀμίχλην τινὰ</text:p>
            <text:p text:style-name="P68">ἀργυρᾶν. ὁ δ’ ’Ἁρειος, ὡς ἀποκνῶν τοὺς ἀτενίζοντας ὀφθαλμοὺς,</text:p>
            <text:p text:style-name="P68">ἅνω βλέψας ὀροφὴν ἑώρα μελαντάτην καὶ ὑπὸ τῶν ἀστέρων ἐκ δια-</text:p>
            <text:p text:style-name="P68">στήματος περιλαμπομένην καί ἐκ διαλείμματος ἀνθοῦσαν τῷ πυρί.</text:p>
            <text:p text:style-name="P68">καῖ ἡ Ἑρμιόνη πρὸς τὸ οὖς εἶπεν ὅτι Διὰ μαγίας πεποίκιλται ὁ</text:p>
            <text:p text:style-name="P68">96 ΑΡΕΙΟΣ ΠοΤΗΡ</text:p>
            <text:p text:style-name="P68"><text:soft-page-break/>ὄροφος ὅπως ὁμοῖος δοκῇ τῷ ἔξω οὐρανῷ. ἀνέγνων γὰρ τοῦτο ἐν</text:p>
            <text:p text:style-name="P68">τοῖς ἐν Ὑογοήτου γεγενημένοις.</text:p>
            <text:p text:style-name="Text_20_body"/>
            <text:p text:style-name="P68">χαλεπὸν δ’ ἦν συνιέναι ὄροφον ὡς ἀληθῶς παρόντα τὸ γὰρ</text:p>
            <text:p text:style-name="P68">μέγαρον πάνυ ὑπαίθριον ἐφαίνετο εἶναι.</text:p>
            <text:p text:style-name="Text_20_body"/>
            <text:p text:style-name="P68">ὁ δ’ Ἃρειος ταχέως κάτω πάλιν ἔβλεψεν. ἡ γὰρ Μαγονωγαλέα</text:p>
            <text:p text:style-name="P68">σιωπῇ σκολύθριον τετράπουν ε”θηκεν ἐναντίον τῶν πρωτοπείρων.</text:p>
            <text:p text:style-name="P68">καὶ ἐπ’ αὐτοῦ ε”θηκε μαγικὸν πῖλον κωνοειδῆ. τὸν δέ ἠκέσατό</text:p>
            <text:p text:style-name="P68">τις πολλάκις κατατετριμμένον καὶ αὐχμηρὸν δοκοῦντα. ἡ γοῦν</text:p>
            <text:p text:style-name="P68">Πετουνία οῦκ ἐδέξατο ἂν εἰς τὴν οἰκίαν.</text:p>
            <text:p text:style-name="Text_20_body"/>
            <text:p text:style-name="P68">ἐλογίζετο δ’ ὡς τάχ’ ἂν δέοι αὐτοὺς κύνικλόν που ἐκ τοῦ πίλου</text:p>
            <text:p text:style-name="P68">ἀποδείξαι, πόλλ’ εἰκῇ ἀναπλάττων τοιαῦτα ἐν τῇ γνώμῃ· αἴσθ-</text:p>
            <text:p text:style-name="P68">όμενος δέ πάντων τῶν ἐν τῷ μεγάρῳ νῦν δὴ ἀτενιζόντων πρὸς τὸν</text:p>
            <text:p text:style-name="P68">πῖλον, καὶ αὐτος ἠτένιζε. καί διὰ μικροῦ πάντες ηῦφήμουν. καὶ ἔπειτα</text:p>
            <text:p text:style-name="P68">ὁ πῖλος ἐσπάσατό τι. λακὶς δέ πρὸς τῷ γύρῳ καθάπερ στόμα</text:p>
            <text:p text:style-name="P68">ἐξελύετο καί ὁ πῖλος ἤρξατ’ ᾄδων τάδε·</text:p>
            <text:p text:style-name="Text_20_body"/>
            <text:p text:style-name="P68">Εἰ μὴ δοκῶ τοῖς σοῖσιν ὄμμασιν καλός,</text:p>
            <text:p text:style-name="P68">μήπω δίκαζέ μ’ εἰς ὄψιν βλέπων μόνην.</text:p>
            <text:p text:style-name="P68">ε”δομαι δ’ ἐμαυτὸν ἢν τυχεῖν πίλου σθένῃς</text:p>
            <text:p text:style-name="P68">σοφίας λαχόντος μεῖζον ἐν βροτοῖς μέρος.</text:p>
            <text:p text:style-name="P68">οὐκ ἀξιῶ ’γὼ τὰς κυνᾶς μελαντέρας</text:p>
            <text:p text:style-name="Text_20_body"/>
            <text:p text:style-name="P68">καὶ καυσίας οὐπώποθ’ ὑφηλὰς φιλῶ.</text:p>
            <text:p text:style-name="Text_20_body"/>
            <text:p text:style-name="P68">ἐγὼ γάρ εἰμι Π ῖλος Ὑογοητικός,</text:p>
            <text:p text:style-name="Text_20_body"><text:soft-page-break/></text:p>
            <text:p text:style-name="P68">νέμω δέ πάντας δεινότατος γεγὼς νέμειν.</text:p>
            <text:p text:style-name="P68">Πῖλος Νεμητὴς πάντα δέρκεται τὰ σά,</text:p>
            <text:p text:style-name="Text_20_body"/>
            <text:p text:style-name="P68">ἃ ξυγκέκρυπται πολλὰ ταῖς φρεσὶν πάλαι.</text:p>
            <text:p text:style-name="P68">ἅμπισχε δῆτα, καί φράσω τάχιστά σοι</text:p>
            <text:p text:style-name="P68">ποίαν παρ’ ἡμῖν οἰκίαν λαχεῖν σε δεῖ.</text:p>
            <text:p text:style-name="Text_20_body"/>
            <text:p text:style-name="P68">τάχ’ ἂν γένοιο σύ Γρυφινδωρεὺς ἐμοί’</text:p>
            <text:p text:style-name="P68">ἀρετῆς ἐκείνοις ἐστὶ κάνδρείας πολύ.</text:p>
            <text:p text:style-name="P68">δεινοὶ θρασεῖν τι κούδὲν ἐκφοβούμενοι,</text:p>
            <text:p text:style-name="P68">καλλίονες προῦχουσι θατέρων πολύ.</text:p>
            <text:p text:style-name="P68">Ὑφελπύφων δ’ ἄρ’ οἰκέτης γεγὼς τάχα,</text:p>
            <text:p text:style-name="P68">σὺ μεταλάβοις ἂν τοῦ καλοῦ καὶ τῆς δίκης.</text:p>
            <text:p text:style-name="P68">τούτοις γὰρ ἁπλῶς ἐστὶ καρτερεῖν νόμος,</text:p>
            <text:p text:style-name="P68">πιστοὶ γὰρ εἰσι κοῦ πόνοις πεπληγμένοι.</text:p>
            <text:p text:style-name="P68">ἥ πως γενήσῃ τῶν Ῥαφηγχλώρων σοφῶν,</text:p>
            <text:p text:style-name="P68">εἰ νοῦν ἔχεις τιν’ εἴτε φρόνιμος εἶ τάχα’</text:p>
            <text:p text:style-name="Text_20_body"/>
            <text:p text:style-name="P68">ὦ μουσικοὶ δὴ χοῖσι φιλοσοφεῖν καλόν,</text:p>
            <text:p text:style-name="P68">ἴσως ἐκεῖθι σεμνὸν οἶκον ἕξετε.</text:p>
            <text:p text:style-name="P68">Ο ΠΙΛΟΣ ΝΕΜΗΤΗΣ 97</text:p>
            <text:p text:style-name="Text_20_body"/>
            <text:p text:style-name="P68">ἔξεστι δ’ αὖθις κάν Σλυθηρίνοις καλούς</text:p>
            <text:p text:style-name="Text_20_body"/>
            <text:p text:style-name="P68">φίλους ἀνευρεῖν τοὺς ἐτητύμους σέθεν·</text:p>
            <text:p text:style-name="Text_20_body"/>
            <text:p text:style-name="P68">πολλῶν σοφιστὴς πημάτων ἐγίγνετο</text:p>
            <text:p text:style-name="Text_20_body"/>
            <text:p text:style-name="P68">μέγας δ’ ἅπασιν ἦν Σλυθήρινος δόλοις.</text:p>
            <text:p text:style-name="Text_20_body"/>
            <text:p text:style-name="P68">ε”νδυε δῆτα μηδὲν ἐκφοβούμενος -</text:p>
            <text:p text:style-name="Text_20_body"/>
            <text:p text:style-name="P68">οὔκ εἶμι δεινὸς ἣ ταραξικάρδιος.</text:p>
            <text:p text:style-name="Text_20_body"/>
            <text:p text:style-name="P68">ε”χυρος γὰρ εῖ σὺ χερσί τ’ ἀσφαλὴς ἐμαῖς.</text:p>
            <text:p text:style-name="Text_20_body"/>
            <text:p text:style-name="P68"><text:soft-page-break/>λέγω δέ τοῦτο καίπερ οὐκ ἔχων χέρας,</text:p>
            <text:p text:style-name="Text_20_body"/>
            <text:p text:style-name="P68">πῖλος γάρ εἶμι φροντίδων πολλῶν πλέως.</text:p>
            <text:p text:style-name="P68">καὶ τελευτήσαντος τοῦ πίλου, ἅπαντες οἱ ἐν τῴ μεγάρῳ ἐκρότη-</text:p>
            <text:p text:style-name="P68">σαν. ὁ δέ νεύσας πρὸς ἕκαστην τῶν τεττάρων τραπεζῶν πάλιν</text:p>
            <text:p text:style-name="P68">ἡσυχίαν ἦγεν.</text:p>
            <text:p text:style-name="Text_20_body"/>
            <text:p text:style-name="P68">καὶ ὁ Ῥοὼν πρὸς τὸ οὖς λέγων τῷ Ἁρείῳ Εἶτα οὐ δεῖ πλέον ἄρα</text:p>
            <text:p text:style-name="P68">ποιῆσαι ἦ ἀμπίσχεσθαι τὸν πῖλον. τὸν οὖν Φερέδικον ἀποκτενῶ ὡς</text:p>
            <text:p text:style-name="P68">πολλὴν φλυαρίαν φλυαροῦντα ὅς γε μ’ ε”φασκε δεῖν προσπαλαίειν</text:p>
            <text:p text:style-name="P68">κοβάλῳ δῆθεν.</text:p>
            <text:p text:style-name="Text_20_body"/>
            <text:p text:style-name="P68">ὁ δ”Άρειος ἠρέμ’ ἐγέλασεν. ἄμεινον γοῦν τὸ πῖλον ἀμπίσχεσθαι ἢ</text:p>
            <text:p text:style-name="P68">τὸ ἐπᾴδειν, ἐθελῆσαι δ ’ ἂν ἀμπίσχεσθαι οὐδενὸς θεωροῦντος. τοῦ γὰρ</text:p>
            <text:p text:style-name="P68">πίλου τοσαῦτα ἐξαιτήσαντος, νῦν δὴ αὐτὸς οὐκ εἶναι οὔτ’ ἀνδρεῖος</text:p>
            <text:p text:style-name="P68">οὔτε φρόνιμος οὔτ’ αὖ ἑτεροῖος. εἴπερ δ’ ὁ πῖλος τοῖς ναυτιῶσι δὴ</text:p>
            <text:p text:style-name="P68">οἶκίας μνείαν ἐποιήσατο, ταύτην γε βελτίστην οἶ γενέσθαι ἄν.</text:p>
            <text:p text:style-name="Text_20_body"/>
            <text:p text:style-name="P68">ἐνταῦθα δὲ ἡ Μαγονωγαλέα προῦβη βύβλον τινὰ μακρὰν ἔχουσα.</text:p>
            <text:p text:style-name="Text_20_body"/>
            <text:p text:style-name="P68">Ἐπειδάν, ἔφη, καλῶ τὸ σὸν ὄνομα, τὸν πῖλον ἀμπισχόμενον</text:p>
            <text:p text:style-name="P68">ἢ ἀμπισχομένην δεήσει σε καθίζειν ἐπὶ σκίμποδα ὡς νεμηθησόμενον</text:p>
            <text:p text:style-name="P68">ἢ νεμηθησομένην. ὦ ’Άβως Ἅννα.</text:p>
            <text:p text:style-name="Text_20_body"/>
            <text:p text:style-name="P68">παρθένος δέ τις ὑπέρυθρον ε”χουσα ὄψιν καὶ πλοκάμους ξανθοὺς</text:p>
            <text:p text:style-name="P68"><text:soft-page-break/>ἐκ τῆς τάξεως πταίσασά τι προῆλθε, καὶ ἀμπισχομένη τὸν πῖλον, ὃς</text:p>
            <text:p text:style-name="P68">καὶ τοὺς ὀφθαλμοὺς ἐκάλυπτε περιρρέων, ἐκάθισε. καὶ ἐν ἀκαρεῖ-</text:p>
            <text:p text:style-name="Text_20_body"/>
            <text:p text:style-name="P68">ὁ πῖλος βοῶν Ὑφελπύφη, ἔφη.</text:p>
            <text:p text:style-name="Text_20_body"/>
            <text:p text:style-name="P68">καὶ τῶν πρὸς τῇ ἐν δεξιᾷ τραπέζῃ καθημένων θορυβούντων καὶ</text:p>
            <text:p text:style-name="P68">κροτούντων, ἡ”Αννα ἐκάθισε παρὰ τοὺς (Υφελπύφους, ὁ δ’ ’Άρειος</text:p>
            <text:p text:style-name="P68">κατεῖδε τὸ εἴδωλον τὸ τοῦ παχέως μοναχοῦ ἥδεως χεῖρα ἀνασεῖον</text:p>
            <text:p text:style-name="P68">αὐτῇ.</text:p>
            <text:p text:style-name="Text_20_body"/>
            <text:p text:style-name="P68">ῗΩ Βοῦς Σούσαννα,</text:p>
            <text:p text:style-name="Text_20_body"/>
            <text:p text:style-name="P68">βοήσαντος δ’ αὖθις τοῦ πίλου Ὑφελπύφη, ἡ Σούσαννα ὡς</text:p>
            <text:p text:style-name="P68">τάχιστα ἀπῆλθε καθίσουσα παρὰ τὴν “Ανναν,</text:p>
            <text:p text:style-name="Text_20_body"/>
            <text:p text:style-name="P68">τΩ Βοώτης Θήριε.</text:p>
            <text:p text:style-name="Text_20_body"/>
            <text:p text:style-name="P68">Ῥαφήγχλωρος.</text:p>
            <text:p text:style-name="Text_20_body"/>
            <text:p text:style-name="P68">καὶ τότε οἶ τῇ ἐξ ἀριστερᾶς δευτέρᾳ τραπέζῃ καθήμενοι</text:p>
            <text:p text:style-name="P68">98 ΑΡΕιοΣ ΠοΤΗΡ</text:p>
            <text:p text:style-name="P68">ἐκρότησαν ε”νιοι Ῥαφήγχλωροι στάντες ἀντεδεξιώσαντο τὸν</text:p>
            <text:p text:style-name="P68">Θήριον παρ’ αὐτοὺς καθίζοντα.</text:p>
            <text:p text:style-name="Text_20_body"/>
            <text:p text:style-name="P68">καὶ ἡ μὲν Βροχολούστης Μανδύα ἦλθε παρὰ τοῦς Ῥαφηγχλ-</text:p>
            <text:p text:style-name="P68">ώρους, ἡ δέ Βραῦνα Λαφενδρία πρώτη ἐγένετο Γ ρυφινδώρη καινή.</text:p>
            <text:p text:style-name="P68">ὥστε οἱ ἐξ ἀριστερᾶς ἔσχατοι καθήμενοι πάνυ ἐθορύβησαν’ καὶ ὁ</text:p>
            <text:p text:style-name="P68"><text:soft-page-break/>’Άρειος εἶδε τοῦς Ῥοῶνος ἀδελφούς πόλλ’ ἐπαινοῦντας,</text:p>
            <text:p text:style-name="Text_20_body"/>
            <text:p text:style-name="P68">ἐντεῦθεν ἡ Βωλοστρώδη Μειλιχία ἐγένετο Σλυθηρίνη. ὁ δ’</text:p>
            <text:p text:style-name="P68">Ἄρειος οὐκ ᾔδει ει’ τῇ γνώμῃ ἀναπλάττει τοῦτο ὡς πόλλ’ ἠδη</text:p>
            <text:p text:style-name="P68">ἀκούσας περὶ τῶν Σλυθηρίνων, ἐνόμιζε δ’ ὅμως αὐτοὺς ἐπιφθον-</text:p>
            <text:p text:style-name="P68">ωτέρους δοκεῖν.</text:p>
            <text:p text:style-name="Text_20_body"/>
            <text:p text:style-name="P68">καὶ νῦν ὡς ἀληθῶς ἐναυτία, μεμνημένος ὅπως ε”σχατον ᾑροῦντο</text:p>
            <text:p text:style-name="P68">αὐτὸν οἱ τὰς ἀγέλας αἱρούμενοι ὁπόταν ἀγών τις ᾗ τοῖς παρὰ τὸν</text:p>
            <text:p text:style-name="P68">παιδοτρίβην φοιτῶσιν. ἔσχατον δ’ εἵλοντο αὐτὸν οὐχ ὡς ἄχρηστον</text:p>
            <text:p text:style-name="P68">ὄντα, ἀλλὰ δίοτι οὐδεὶς ἤθελε δοκεῖν τῷ γε Δουδλίῳ ἑταῖρος εἶναι</text:p>
            <text:p text:style-name="P68">αὐτοῦ.</text:p>
            <text:p text:style-name="Text_20_body"/>
            <text:p text:style-name="P68">Φυχοφλέξιος Ἰούστινος.</text:p>
            <text:p text:style-name="Text_20_body"/>
            <text:p text:style-name="P68">Ὑφέλπυφος.</text:p>
            <text:p text:style-name="Text_20_body"/>
            <text:p text:style-name="P68">καί ἄλλοτε μὲν τῷ Ἁρείῳ ἐδόκει ὁ πῖλος εὐθὺς ἀναβοᾶν, ἄλλοτε δέ</text:p>
            <text:p text:style-name="P68">γνώμην οὐκ ἐποιεῖτο εἷ μὴ διὰ χρόνον βουλευσάμενος. αὐτίκα γὰρ</text:p>
            <text:p text:style-name="P68">τὸν Φινιγάνην Σάμιον, ὅστις ἐν τῇ τάξει παρ’ αὐτῷ ἵστατο ξανθόθριξ</text:p>
            <text:p text:style-name="P68">ὢν, ἐν σκίμποδι διὰ μακροῦ καθίσαντα Γρυφίνδωρον ε”φη γενέσθαι.</text:p>
            <text:p text:style-name="Text_20_body"/>
            <text:p text:style-name="P68">Γέρανος Ἑρμιόνη.</text:p>
            <text:p text:style-name="Text_20_body"/>
            <text:p text:style-name="P68">ἡ δέ μονονουχὶ δραμοῦσα πρὸς τὸν σκίμποδα, τὸν πῖλον ἐβίβασεν</text:p>
            <text:p text:style-name="P68"><text:soft-page-break/>ἐπὶ τὴν κεφαλήν.</text:p>
            <text:p text:style-name="Text_20_body"/>
            <text:p text:style-name="P68">καὶ ὁ μὲν πῖλος βοῶν Γρυφινδώρη, ἔφη· ὁ δέ Ῥοῶν ἀνῴμωξέ τι.</text:p>
            <text:p text:style-name="Text_20_body"/>
            <text:p text:style-name="P68">ἐντεῦθεν δέ ὁ ’Άρειος εἰς ἀθυμίαν κατέστη - φιλεῖ γὰρ πᾶς τις</text:p>
            <text:p text:style-name="P68">ἀθυμεῖν πάνυ δεδιώς. καί δὴ οὐχ ᾕρηται,· καὶ δὴ αὑτοῦ ἐκάθισε</text:p>
            <text:p text:style-name="P68">μακρὸν χρόνον τοῦς ὀφθαλμοὺς κεκαλυμμένος μέχρι ἡ Μαγονωγαλέα</text:p>
            <text:p text:style-name="P68">ἑλκύσασα τὸν πῖλον ἀπὸ τῆς κεφαλῆς εἶπεν ὅτι διημάρτηκέ τις, καὶ</text:p>
            <text:p text:style-name="P68">ἐκέλευσεν αὐτὸν εἷς τὴν ἁμαξοστοιχίαν πάλιν ἐμβῆναι;</text:p>
            <text:p text:style-name="Text_20_body"/>
            <text:p text:style-name="P68">ὁ δέ Νεφελώδης ἐκεῖνος Μακρόπυγος, ὅστις τὴν φρύνην πολ-</text:p>
            <text:p text:style-name="P68">λάκις ἀπώλεσε, κατέπεσεν ε’πί τὸν σκίμποδα ι’ών. τοῦ δέ πίλου</text:p>
            <text:p text:style-name="P68">μακρὸν χρόνον βουλευσαμένου καὶ τὸ τελος Γ ρυφίνδωρος βοήσαν-</text:p>
            <text:p text:style-name="P68">τος, ἀπέδραμεν ε”τι φορῶν αὐτόν· ὥστε πάντων γελώντων ἠναγ-</text:p>
            <text:p text:style-name="P68">κάσθη πάλιν δραμεῖν καὶ δοῦναι τῇ Μεγαδούγλῃ Μώραγι.</text:p>
            <text:p text:style-name="Text_20_body"/>
            <text:p text:style-name="P68">ὁ δέ Δράκων τοῦνομα ἀκούσας ἑαυτοῦ παρῆλθε σεμνυνόμενος δή.</text:p>
            <text:p text:style-name="P68">εὐθὺς ἐγένετο οὗ μάλιστ’ ἐγλίχετο· ὁ γὰρ πῖλος σχέδον ἁπτόμενος</text:p>
            <text:p text:style-name="P68">τῆς κεφαλῆς αὐτοῦ μεγάλῃ τῇ φωνῇ Σλυθήρινος ἐβόησεν.</text:p>
            <text:p text:style-name="Text_20_body"/>
            <text:p text:style-name="P68">ὁ δ’ ῆλθε καθίσων μετὰ τῶν ἑταίρων τοῦ Καρκίνου καὶ τοῦ</text:p>
            <text:p text:style-name="P68">Κέρκοπος, ἀγαπῶν δὴ τῷ γεγενημένῳ.</text:p>
            <text:p text:style-name="P68">ο ΠΙΛ οΣ ΝΕΜΗΤΗΣ 99</text:p>
            <text:p text:style-name="P68">οὐδ’ ἐλλείποντο νῦν πολλοί.</text:p>
            <text:p text:style-name="Text_20_body"><text:soft-page-break/></text:p>
            <text:p text:style-name="P68">Μοῦνος Νότος Παρακίττος κᾶπειτα δίδυμαι παρθένοι</text:p>
            <text:p text:style-name="P68">Πατίλη καὶ Πατίλη κᾶπειτα Πῆξις Σαλιάνη καὶ δὴ καὶ τέλος -</text:p>
            <text:p text:style-name="Text_20_body"/>
            <text:p text:style-name="P68">Ποτῆρ Ἄρειος,</text:p>
            <text:p text:style-name="Text_20_body"/>
            <text:p text:style-name="P68">παριόντος δέ τοῦ Ἁρείου, ψόφον ἂν ἤκουσας τῶν πανταχόθεν ἀνὰ</text:p>
            <text:p text:style-name="P68">τὸ μέγαρον ψιθυριζόντων καθάπερ ῥόθον πολλῶν ἀπὸ πυρῶν</text:p>
            <text:p text:style-name="P68">μικρῶν.</text:p>
            <text:p text:style-name="Text_20_body"/>
            <text:p text:style-name="P68">9Η καὶ τὸ Ποτῆρ ἐφθέγξατο;</text:p>
            <text:p text:style-name="Text_20_body"/>
            <text:p text:style-name="P68">ἦςΗ ὁ πάνυ ’Ἀρειος Ποτῆρ,</text:p>
            <text:p text:style-name="Text_20_body"/>
            <text:p text:style-name="P68">καὶ τοῦτο μὲν ἑώρα πάντας τοῦς ἐν τῷ μεγάρῳ κάρα προβάλλ-</text:p>
            <text:p text:style-name="P68">οντας ὡς σκεψομένους εἷς αὐτόν, τοῦτο δ’ ε”βλεπε πρὸς τὰ ἐντὸς</text:p>
            <text:p text:style-name="P68">τοῦ πίλου πάνυ ζοφερά. κᾶπειτα παρέμενεν.</text:p>
            <text:p text:style-name="Text_20_body"/>
            <text:p text:style-name="P68">ἤκουσε δέ τινος ἠρέμα πρὸς οῦς λέγοντος. Εἶὲν, ἔφη, ἀμηχάνως</text:p>
            <text:p text:style-name="P68">γ’ ε”χει ὡς σφόδρα, ἀνδρεία μὲν γάρ ἐστι πολλή, εῦ οἶδ’ ὅτι· φρον-</text:p>
            <text:p text:style-name="P68">ήσεως δ’ οὐδὲν δεῖται. καί εὐφυὴς εἶ νὴ Δία καὶ πάνυ σπουδάζεις</text:p>
            <text:p text:style-name="P68">παρέχειν σαυτὸν καλὸν κάγαθόν, εἰρήσεται γάρ. ποῖ δῆτα νεμῶ σε,·</text:p>
            <text:p text:style-name="Text_20_body"/>
            <text:p text:style-name="P68">ἀντεχόμενος δέ τοῦ σκίμποδος ἐνενόει ἀεὶ Μὴ Σλυθήρινος</text:p>
            <text:p text:style-name="P68">γενοίμην, μὴ Σλυθήρινος.</text:p>
            <text:p text:style-name="Text_20_body"/>
            <text:p text:style-name="P68"><text:soft-page-break/>καὶ ἡ μικρὰ φωνή Σλυθήρινος ἄρα, ἔφη, οὐκ ἐθέλεις γίγνεσθαι,</text:p>
            <text:p text:style-name="P68">εἶτα πέπεισαι,· ἦ μὴν ἔξεστί σοι εὐδοκιμεῖν. τὰ πάντα γὰρ ἐν νῷ</text:p>
            <text:p text:style-name="P68">ἥδη φυλάττεις καί οἱ Σλυθήρινοι συγγενήσονταί σοι δήπου στοχα-</text:p>
            <text:p text:style-name="P68">ζομένῳ τῶν μεγίστων ἔργων. ἦ οὐχί, ἀλλ’ εἶ πέπεισαι δή, ἄμεινον</text:p>
            <text:p text:style-name="P68">ἄν γένοιο Γρυφίνδωρος.</text:p>
            <text:p text:style-name="Text_20_body"/>
            <text:p text:style-name="P68">ὁ δ’ ’Ἁρειος ἤκουσε τοῦ πίλου τοῦτο βοῶντος πρὸς τὴν πανη-</text:p>
            <text:p text:style-name="P68">γυρίδα πληθύουσαν. ἐκδυσάμενος δέ τὸν πῖλον, ἐβάδιζεν ὀκνηρῶς</text:p>
            <text:p text:style-name="P68">πρὸς τὴν τῶν Γρυφινδώρων τράπεζαν, καί οὕτως ἥδετο ὡς ᾑρημένος</text:p>
            <text:p text:style-name="P68">ἄρα Γ ρυφίνδωρος καὶ τοῖς Σλυθηρίνοις οῦ νενεμημένος ὥστε μόλις</text:p>
            <text:p text:style-name="P68">συνῄδει ἀκούων τὸν θόρυβον μείζω καθεστηκότα ἢ πρότερον. καί ὁ</text:p>
            <text:p text:style-name="P68">μὲν Περσεὺς ὁ πρύτανις ἀναστὰς ἀντεδεξιώσατο αὐτὸν πολλῇ</text:p>
            <text:p text:style-name="P68">σπουδῇ, τῶν δ’ Εὖισήλιων διδύμων βοώντων Ποτῆρα ἔχομεν,</text:p>
            <text:p text:style-name="P68">ἡμεῖς Π οτῆρα ἔχομεν. Ἄρειος δέ ἐκάθισεν ἐναντίον τοῦ εἰδώλου τοῦ</text:p>
            <text:p text:style-name="P68">τραχηλιστῆρα φοροῦντος ὃ πρότερον εἶδεν. ψηλαφήσαντος δέ</text:p>
            <text:p text:style-name="P68">τούτου τὸν βραχίονα αὐτῷ, πάνυ ψυχρὸς ἐγένετο ὥσπερ τὸν</text:p>
            <text:p text:style-name="P68">βραχίονα βάψας εἷς ὕδωρ κρυσταλλῶδες.</text:p>
            <text:p text:style-name="Text_20_body"/>
            <text:p text:style-name="P68">τὴν δ’ ἅνω τράπεζαν ἤδη σαφέστερον καθεώρα. ὁ γὰρ</text:p>
            <text:p text:style-name="P68">Ἁγριώδης ἅγχιστος καθήμενος καὶ τὸ βλέμμα λαβὼν ἐκείνου</text:p>
            <text:p text:style-name="P68">ἐχειρονόμησεν, ὡς ἀγαπῶν τὰ γεγενημένα. ὁ δ’ ’Άρειος ἐν μέρει</text:p>
            <text:p text:style-name="P68">ἐγέλασε. καί μὴν ἐν μέσοις τοῖς παρὰ τῇ ἄνω τραπέζῃ καθημένοις</text:p>
            <text:p text:style-name="P68">ἐν δίφρῳ μεγάλῳ καὶ χρυσῷ ἦν”Αλβος <text:soft-page-break/>Διμπλόδωρος. (Άρειος εὖθῦς</text:p>
            <text:p text:style-name="P68">ἐγνώρισεν αὐτὸν ὡς τὸν εἰκόνα ι’δὼν ἐν τῷ δελτίῳ ὅπερ ἀπὸ τοῦ</text:p>
            <text:p text:style-name="P68">100 ΑΡΕΙΟΣ ΠΟΤΗΡ</text:p>
            <text:p text:style-name="Text_20_body"/>
            <text:p text:style-name="P68">σοκολατίνου βατράχου ἐν τρένο ἐκτήσατο. ἀλλ’ ἡ τοῦ Διμπλο-</text:p>
            <text:p text:style-name="P68">δώρου κόμη ἀργυρᾶ οὖσα λαμπρότατα ἐν τῷ μεγάρῳ ἔστιλβε</text:p>
            <text:p text:style-name="P68">παρὰ τὰ εἴδωλα. ὁ δ”Ἀρειος κατεῖδε καὶ τὸν σοφιστὴν Κίουρον τὸν</text:p>
            <text:p text:style-name="P68">φοβερὸν ἐκεῖνον νεανίαν τὸν ἀπὸ τοῦ Λέβητος Διαβρόχου. ὁ δέ</text:p>
            <text:p text:style-name="P68">παραδοξώτατος τὸ σχῆμα ἐδόκει εἶναι ἅτε φορῶν μίτραν μεγάλην</text:p>
            <text:p text:style-name="P68">καὶ πορφυρᾶν.</text:p>
            <text:p text:style-name="Text_20_body"/>
            <text:p text:style-name="P68">καὶ μὴν τρεῖς ἐλείφθησαν μαθηταὶ οὔπω νενεμημένοι. καὶ τῆς</text:p>
            <text:p text:style-name="P68">Τουρπαίνης Λισσῆς Ῥαφηγχλώρας γενομένης ὥρα ῆν τῷ Ῥοῶνι,</text:p>
            <text:p text:style-name="P68">χλόας ἤδη παρέχοντι τὰς παρειάς, ὁ δ’ ’Άρειος σιωπῇ τύχην τῷ</text:p>
            <text:p text:style-name="P68">Ἑρμῇ ἀγαθὴν ηὔχετο. καί ἐν ἀκαρεῖ ὁ πῖλος τὸ Γρυφίνδωρος</text:p>
            <text:p text:style-name="P68">ἐβόησε. καὶ ὁ μὲν Ἄρειος πόλλ’ ἐκρότησε μετὰ τῶν ἑτέρων, ὁ δέ</text:p>
            <text:p text:style-name="P68">Ῥοὼν συνέπεσεν εἷς δίφρον παρακαθήμενος αὐτῷ.</text:p>
            <text:p text:style-name="Text_20_body"/>
            <text:p text:style-name="P68">καὶ ὁ Περσεύς παριδὼν τὸν ’Ἀρειον σεμνολογούμενος Καλῶς,</text:p>
            <text:p text:style-name="P68">ἔφη· εὖ γὰρ πέπραγας, ὦ βέλτιστε. ἐν δέ τούτῳ ἡ Ζαβίνη Βλαισὴ</text:p>
            <text:p text:style-name="P68">Σλυθηρίνη ἐγένετο. κᾶπειτα ἡ Μαγονωγαλέα τὴν βύβλον πτύξασα</text:p>
            <text:p text:style-name="P68">ἀπήνεγκε τὸν Πῖλον Νεμητήν.</text:p>
            <text:p text:style-name="Text_20_body"/>
            <text:p text:style-name="P68">ὁ δ’ ’Άρειος ἀπέβλεψεν εἷς τὴν λεκάνην χρυσῆν, νῦν δὴ συνειδὼς</text:p>
            <text:p text:style-name="P68"><text:soft-page-break/>αὖος ὢν καὶ ὑπὸ λιμοῦ αὐχμηρός. ἐκ γὰρ πολλοῦ καταφαγεῖν τοὺς</text:p>
            <text:p text:style-name="P68">κολλάβους ἐκείνους κολοκυνθίνους.</text:p>
            <text:p text:style-name="Text_20_body"/>
            <text:p text:style-name="P68">καὶ ὁ ’Ἁλβος Διμπλόδωρος ἤδη ἀναστὰς ἐμειδία πανταχόσε</text:p>
            <text:p text:style-name="P68">παπταίνων. χεῖρας δ’ ἀνέσχεν ῶς μάλισθ’ ἥδομενος ὁρᾶν ἐκείνους</text:p>
            <text:p text:style-name="P68">αὐτοῦ ἀθροιζομένους.</text:p>
            <text:p text:style-name="Text_20_body"/>
            <text:p text:style-name="P68">Χαίρετε, ἔφη. χαίρειν γὰρ ὑμᾶς τῆτες λέγω ἅπαντας εἰς Ὑογο-</text:p>
            <text:p text:style-name="P68">ήτου. ἀλλὰ πρὶν τῆς ἑορτῆς ἄρξασθαι, θέλοιμ’ ἂν ὀλίγα λέγειν. καί</text:p>
            <text:p text:style-name="P68">τὰ ῥήματα τάδε· βλάξ. λίπος. λείψανος. ξύνθλιψις. χάριν οἶδ’ ὑμῖν.</text:p>
            <text:p text:style-name="Text_20_body"/>
            <text:p text:style-name="P68">καθημένου δέ πάντες μὲν ἐκρότησαν καὶ ἐθορύβησαν, ὁ δ’</text:p>
            <text:p text:style-name="P68">Ἄρειος οὐκ ᾔδει πότερον δεῖ γελάσαι ἢ δακρῦσαι.</text:p>
            <text:p text:style-name="Text_20_body"/>
            <text:p text:style-name="P68">δὴΑρα μαίνεταί τι; ε”φη ἐρωτῶν τὸν Περσέα μετ’ ἀπορίας τινός.</text:p>
            <text:p text:style-name="Text_20_body"/>
            <text:p text:style-name="P68">ὁ δέ νεανικῶς 4Ἱ“Ι μανιώδης,· ἔφη. συνετὸς μὲν οὖν, μάγος γάρ ἐστι</text:p>
            <text:p text:style-name="P68">σοφώτατος τῶν ἐφ’ ἡμῶν. ἀληθῶς δ’ οὖν μαίνεταί τι. γεωμήλων</text:p>
            <text:p text:style-name="P68">σπανίζῃ, ὦ “Αρειε;</text:p>
            <text:p text:style-name="Text_20_body"/>
            <text:p text:style-name="P68">οὗτος δε κέχηνε. ὄψα γὰρ πόλλ’ ἤδη ἐν ταῖς ε”μπροσθεν αὐτοῦ</text:p>
            <text:p text:style-name="P68">λοπάσιν ἔκειτο. οὐδεπώποτε δ’ ἐπὶ μία τραπέζῃ τοσαῦθ’ ἑωράκειν</text:p>
            <text:p text:style-name="P68">ὅσων ὠρέγετο σίτων. εἶδε γὰρ τάδε· βόεια κρέα, καὶ νεοττοὺς</text:p>
            <text:p text:style-name="P68">ἀλεκτρυόνος, καί κόπαια κρέως χοιρείου τε καί ἀρνείου, καὶ</text:p>
            <text:p text:style-name="P68">ἀλλᾶντας, καὶ κρέας χοίρειον τεταριχευμένου καὶ <text:soft-page-break/>καπνιστόν, καὶ</text:p>
            <text:p text:style-name="P68">γεωμῆλα ζεστά τε καὶ ὀπτά, καί γεωμηλίσκα τετηγανισμένα,</text:p>
            <text:p text:style-name="P68">καὶ τηγανίτην ἄρτον Ὑορκιατικόν, καί πίσους, καὶ σταφυλίνους,</text:p>
            <text:p text:style-name="P68">καὶ καρύκην, καὶ κατάχυσμα ὀξύγλυκυ, καὶ δὴ καὶ οὐκ οἶδ’ ὅποθεν</text:p>
            <text:p text:style-name="P68">ἡδύσματα μίνθωνα.</text:p>
            <text:p text:style-name="P68">ο ΠΙΛ οΣ ΝΕΜΗΤΗΣ 101</text:p>
            <text:p text:style-name="Text_20_body"/>
            <text:p text:style-name="P68">μὴ ὅτι οἱ Δούρσλειοι ἐλιμοκτόνουν αὐτόν, ἀλλ’ οὐκ ἐπέτρεπον</text:p>
            <text:p text:style-name="Text_20_body"/>
            <text:p text:style-name="P68">ἐσθίειν πάνθ’ ὅσ’ ἐβούλετο. ὁ γοῦν Δούδλιος ἀεὶ ἐλάμβανεν οἵων ὁ</text:p>
            <text:p text:style-name="Text_20_body"/>
            <text:p text:style-name="P68">’Ἀρειος μάλιστ’ ὠρέγετο, καὶ εἶ ε”μελλεν εὐθὺς ἐμέσαι ἅπερ ἐρρόφη-</text:p>
            <text:p text:style-name="Text_20_body"/>
            <text:p text:style-name="P68">σεν. ἐκεῖνος δ’ οῦν ἐπέθηκε τῇ λεκάνῃ ὀλίγον τι ἀφ’ ἑκάστων τῶν</text:p>
            <text:p text:style-name="Text_20_body"/>
            <text:p text:style-name="P68">λοπάδων, πλὴν ἀλλ’ οῦκ ε”λαβε τῆς μίνθης. καί ἤρξατο ἐσθίων, μάλ’</text:p>
            <text:p text:style-name="P68">ἥδομενος πᾶσι τοῖς ὄψοις.</text:p>
            <text:p text:style-name="Text_20_body"/>
            <text:p text:style-name="P68">τὸ δέ εἴδωλον τὸ τραχηλιστῆρα φοροῦν ὁρῶν ἐκεῖνον τέμαχος</text:p>
            <text:p text:style-name="P68">κρέως βοείου τέμνοντα πολλῆς μετ’ ἀθυμίας Τοῦτο γὰρ οῦν, ἔφη,</text:p>
            <text:p text:style-name="P68">φαίνεταί μοι βέλτιστον ὅν.</text:p>
            <text:p text:style-name="Text_20_body"/>
            <text:p text:style-name="P68">Οὔκουν οἷός τ’ εῖ-</text:p>
            <text:p text:style-name="Text_20_body"/>
            <text:p text:style-name="P68">Τετρακοσίων γε δι’ ἐνιαυτῶν οὐκ ε”φαγον οὐδέν. ἦ που χρεία</text:p>
            <text:p text:style-name="P68">οὐκέτ’ ἐστί μοι τοῦ σίτου, οὐ μὴν ἀλλὰ ποθῶ. ἀλλ’ οὖν οἶμαι οῦκ</text:p>
            <text:p text:style-name="P68"><text:soft-page-break/>οἶσθά με ὅστις εἶμί. ι’δοὺ ὁ κύριος Νικολᾶος ὁ τῶν Μιμψιπορπιγ-</text:p>
            <text:p text:style-name="P68">γώτων, εἴδωλον ὢν ἐπιχώριον τοῦ τῶν Γρυφινδώρων πύργου.</text:p>
            <text:p text:style-name="Text_20_body"/>
            <text:p text:style-name="P68">ὁ δέ Ῥοὼν ἄφνω Ἀλλ’ ἐγῷδά σε, ἔφη, ὅστις εἴ, τῶν ἀδελφῶν</text:p>
            <text:p text:style-name="P68">ἐκπυθόμενος. σι) γὰρ εἶ Νικολᾶος ἐκεῖνος ὁ μονονουχὶ ἀκέφαλος.</text:p>
            <text:p text:style-name="Text_20_body"/>
            <text:p text:style-name="P68">ὁ δέ τοῦ σεμνοῦ μετέχων τι ἔφη μᾶλλον βούλεσθαι κύριος</text:p>
            <text:p text:style-name="P68">ὀνομάζεθαι Νικολᾶος ὁ τῶν Μιμψι -, καὶ ὁ Σάμιος Φοινιγάνης</text:p>
            <text:p text:style-name="P68">ὑπολαβών</text:p>
            <text:p text:style-name="Text_20_body"/>
            <text:p text:style-name="P68">Ἀλλ’ ἦ, ἔφη, μονονουχὶ δὴ ἀκέφαλος εἶ ὡς ἀληθῶς; ἀρ’ ἔσθ’</text:p>
            <text:p text:style-name="P68">ὄπως ἄνθρωπος μονονουχὶ ἀκέφαλος γένοιτ’ ἅν;</text:p>
            <text:p text:style-name="Text_20_body"/>
            <text:p text:style-name="P68">ἐκεῖνος δ’ ἐπὶ τούτῳ πόλλ’ ἀγανακτῆσαι ἐδόκει, ὅς γε οὐδαμῶς</text:p>
            <text:p text:style-name="P68">ἠγάπα τὰ ἐν τῷ διαλόγῳ γεγενημένα.</text:p>
            <text:p text:style-name="Text_20_body"/>
            <text:p text:style-name="P68">Οὕτως, ἔφη. καί λαβὼν τὸ δεξιὸν οῦς ἀφείλκυσεν ὥστε ἡ</text:p>
            <text:p text:style-name="P68">κεφαλὴ κομιδῇ ἐκ τοῦ αὐχένος ἐκινήθη, κατὰ τὸν ὦμον πεσοῦσα ὡς</text:p>
            <text:p text:style-name="P68">γεγιγγλυμωμένη. ἐπεχείρησε μὲν γάρ τις ἀποτεμεῖν ποτὲ τὴν</text:p>
            <text:p text:style-name="P68">κεφαλὴν αὐτοῦ, ἐσφάλη δὲ τοῦ βουλεύματος δήπου. φανερὸς δ’</text:p>
            <text:p text:style-name="P68">ὢν πάνυ τερπόμενος ἐκείνοις παντελῶς τῷ θεάματι τούτῳ ἐκπεπλ·</text:p>
            <text:p text:style-name="P68">ηγμένοις, ὁ μονονουχὶ ἀκέφαλος Νικολᾶος, τὴν κεφαλὴν πάλιν</text:p>
            <text:p text:style-name="P68">ὥσας εἰς τὸν αὐχένα καὶ πλατὺ χρεμψάμενος Εἶὲν, ἔφη. ἦ τοι νέοι</text:p>
            <text:p text:style-name="P68">ἐστέ Γρυφίνδωροι; ἀρ’ ὠφελήσετε ἡμᾶς τῆτες <text:soft-page-break/>νικῆσαι ἐν τοῖς τῶν</text:p>
            <text:p text:style-name="P68">οἰκιῶν ἀγῶσιν,· οἱμὲν γὰρ Γρυφίνδωροι οὐδέποτε τοσοῦτον χρόνον</text:p>
            <text:p text:style-name="P68">διέτριψαν οὐδέν νενικηκότες. οἱ δέ Σλυθήρινοι δὴ ἐκράτησαν ε”τος</text:p>
            <text:p text:style-name="P68">τουτὶ ἕκτον. καὶ μὴν ὁ Βαρόνος Αἱματοσταγὴς πόλλ’ ἤδη ὑβρίζει</text:p>
            <text:p text:style-name="P68">με - οὗτος γάρ ἐστιν εἴδωλον ἐπιχώριον τοῖς Σλυθηρίνοις,</text:p>
            <text:p text:style-name="Text_20_body"/>
            <text:p text:style-name="P68">ὁ δ’ Ἄρειος παραβλέψας πρὸς τὴν τῶν Σλυθηρίνων τράπεζαν</text:p>
            <text:p text:style-name="P68">εἶδεν εἴδωλον ἐκεῖ καθήμενον σμερδαλέον· ἐξόφθαλμον δ’ ἦν καὶ</text:p>
            <text:p text:style-name="P68">πρόσωπον εἶχεν ἀκίνητον καὶ ἰσχνόν, ἠμφίεσται δὲ τρίβωνα αἵματι</text:p>
            <text:p text:style-name="P68">ἀργυρῷ ῥυπανθέντα. τὸν δέ Δράκοντα ἥσθη ι’δὼν παρακαθήμενον</text:p>
            <text:p text:style-name="P68">αὐτῷ οὐδ’ ὁτιοῦν ἀρεσκόμενον.</text:p>
            <text:p text:style-name="P68">1 02 ΑΡΕΙΟΣ ΠΟΤΗΡ</text:p>
            <text:p text:style-name="Text_20_body"/>
            <text:p text:style-name="P68">Ἀλλ’ εἶπέ μοι, ἦ δ’ ὃς ὁ Σάμιος πολλῆς μετὰ σπουδῆς, τί παθὼν</text:p>
            <text:p text:style-name="P68">αἱματοσταγὴς ἐγένετο;</text:p>
            <text:p text:style-name="Text_20_body"/>
            <text:p text:style-name="P68">ὁ δέ μονονουχὶ ἀκέφαλος Νικολᾶος ἐμμελῶς Τοῦτό γε, ἔφη,</text:p>
            <text:p text:style-name="P68">οὐπώποτ’ ἠρόμην αὐτόν.</text:p>
            <text:p text:style-name="Text_20_body"/>
            <text:p text:style-name="P68">καὶ ἐπειδὴ ἅπαντες κατέφαγον ὅσων ἐπεθυμοῦντο, τὸ λείψανον</text:p>
            <text:p text:style-name="P68">ἀπὸ τῶν λεκανῶν ἐτάκη ὥστε καθαρὰς γενομένας πάλιν αὖ στίλ-</text:p>
            <text:p text:style-name="P68">βειν καθάπερ τὸ πρίν. καὶ ἐν ἀκαρεῖ ἐφάνη τὰ τρωγάλια τάδε·</text:p>
            <text:p text:style-name="P68">παγωτὰ γεύσματα παρέχοντα παντοῖα, καὶ πλακοῦντες μήλινοι, καὶ</text:p>
            <text:p text:style-name="P68">μελίπηκτα, καὶ κόλλαβοι σοκολάτινοι, καὶ ἅρτοι ζυμώδεις γλύκιοι,</text:p>
            <text:p text:style-name="P68">καὶ ε”τνος Ἀγγλικόν, καὶ χαμαικέρασοι, καὶ <text:soft-page-break/>πηκτή, καὶ πόλτος ἐξ</text:p>
            <text:p text:style-name="P68">ὀρύζης ἑφθῆς</text:p>
            <text:p text:style-name="Text_20_body"/>
            <text:p text:style-name="P68">τοῦ δ’ Ἁρείου λαμβάνοντος μελιπήκτου, διαλεγόμενοι ἤρχοντο</text:p>
            <text:p text:style-name="P68">περὶ τῶν ἑαυτῶν γενῶν.</text:p>
            <text:p text:style-name="Text_20_body"/>
            <text:p text:style-name="P68">καί ὁ Σάμιος Μιξογενής, ἔφη, ἔγωγε, ὁ μὲν γὰρ πατὴρ Μύγαλός</text:p>
            <text:p text:style-name="P68">ἐστιν, ἡ δέ μήτηρ φαρμακὶς οὖσα οὐδὲν εἶπεν αὐτῷ πρὶν ἐγήματο.</text:p>
            <text:p text:style-name="P68">διὸ τοῦτο χαλεπῶς ε”φερέ που.</text:p>
            <text:p text:style-name="Text_20_body"/>
            <text:p text:style-name="P68">καὶ οἱ μὲν ἕτεροι ἐγέλασαν, ὁ δέ Ῥοών Τί μήν, ἔφη, ὦ</text:p>
            <text:p text:style-name="P68">Νεφέλωδες;</text:p>
            <text:p text:style-name="Text_20_body"/>
            <text:p text:style-name="P68">ἀπεκρίνατο δέ ὧδε’ (Η μὲν τήθη μ’ ε”θρεψε φαρμακὶς οὖσα, οἱ δ’</text:p>
            <text:p text:style-name="P68">ἀναγκαῖοι ἐπὶ πολὺ ἐνόμιζόν με ὅλον εἶναι Μύγαλον. αὐτίκα γέ τοι ὁ</text:p>
            <text:p text:style-name="P68">τοῦ πάππου ἀδελφὸς Ἀλγίων ὀνόματι ἀεὶ ἤθελε φθάσαι με μαγικόν</text:p>
            <text:p text:style-name="P68">τι ποιούμενον. ε”ωσέ με γάρ ποτε ἀπὸ τοῦ ἐν Βλάκπουλ χώματος</text:p>
            <text:p text:style-name="P68">κυματοπλήκτου ὥστε μόνον οῦ κατεποντίσθην εἷς τὸ πέλαγος. ἀλλ’</text:p>
            <text:p text:style-name="P68">οὖν οὐδέν ἀπέβη μοι πρὶν ὀκταέτης ἐγενόμην. ὁ γὰρ Ἀλγίων περὶ</text:p>
            <text:p text:style-name="P68">δείλην ἑσπέραν παρ’ ἡμᾶς ἐλθών ποτε, ἐκ θυρίδος τινὸς ἐξεκρ-</text:p>
            <text:p text:style-name="P68">εμάννυ με τοῦ ὑπερῴου τοῖς σφυροῖς. τῆς δέ γυναικὸς αὐτοῦ γλυ-</text:p>
            <text:p text:style-name="P68">κίον διδούσης ε”τυχε μεθείς. ἀλλ’ ἐγὼ ἐπήδησα καθάπερ σφαῖρά τις</text:p>
            <text:p text:style-name="P68">διὰ τὸν κῆπον εἷς τὴν ὁδόν. καί οἱ τ’ ἄλλοι μάλ’ ἥδοντο καὶ ῆ τήθη,</text:p>
            <text:p text:style-name="P68">δακρύουσα χαρᾷ. εἴθ’ ὤφελες τότ’ ι’δεῖν τὰ πρόσωπα ἐκείνων ὅτε οἱ</text:p>
            <text:p text:style-name="P68">ἐνθάδε ἐγράψαντο με ἕνα τῶν μαθητῶν. <text:soft-page-break/>ἐφοβοῦντο γὰρ μὴ οὐκ ἄρα</text:p>
            <text:p text:style-name="P68">μετεῖχον ἅλις τῆς μαγικῆς ὡς φοιτήσων δεῦρο, εὖ ἴσθι. καί μὴν ὁ</text:p>
            <text:p text:style-name="P68">Ἀλγίων οὕτως ἥσθη ὥστε πρίασθαί μοι τὴν φρύνην.</text:p>
            <text:p text:style-name="Text_20_body"/>
            <text:p text:style-name="P68">ἐκ δέ τῆς ἑτέρας χειρὸς ὁ Περσεὺς τέως καὶ ἡ Ἑρμιόνη διελέγ-</text:p>
            <text:p text:style-name="P68">οντο περὶ τῶν μαθημάτων. αὕτη μὲν ἔλεγεν ὡς βούλεται εὐθὺς ἄρξαι</text:p>
            <text:p text:style-name="P68">μανθανομένη· μαθητέον γὰρ τηλικαῦτα καὶ τοσαῦτα. σπουδάζειν δ’</text:p>
            <text:p text:style-name="P68">αὐτὴ περὶ ἄλλων τε πολλῶν καὶ περὶ τῆς μεταμορφώσεως. εἶναι</text:p>
            <text:p text:style-name="P68">γὰρ τοῦτο τὸ μεταβάλλειν τι εἷς ἄλλο τι, χαλεπώτατον ὂν δήπου.</text:p>
            <text:p text:style-name="P68">ἐκεῖνος δέ ἔλεγεν ὅτι Ἀλλ’ ἐν ἀρχῇ οὐδέν μεταβαλεῖς εἰ μὴ μικρά</text:p>
            <text:p text:style-name="P68">τινα, οἷον πυρεῖα εἷς βελόνας καὶ τὰ τοιαῦτα -</text:p>
            <text:p text:style-name="Text_20_body"/>
            <text:p text:style-name="P68">ὁ δ’ “Άρειος ἥδη εὐφραινόμενος τῇ θερμότητι καὶ ὑπνώττων τι,</text:p>
            <text:p text:style-name="P68">ο ΠῙΛοΣ ΝΕΜΗΤΗΣ 103</text:p>
            <text:p text:style-name="P68">παρέβλεψεν αὖθις πρὸς τὴν ἅνω τράπεζαν. καὶ εἶδε τὸν μὲν</text:p>
            <text:p text:style-name="P68">Ἁργριώδη πολλὰ πίνοντα ἐκ τοῦ ποτηρίου, τὴν δέ Μαγονωγαλέαν</text:p>
            <text:p text:style-name="P68">διαλεγομένην μετὰ τοῦ Διμπλοδώρου, τὸν δ ἀὖ Κίουρον, γελοῖον ἔτι</text:p>
            <text:p text:style-name="P68">δοκοῦντα ἅτε τὴν μίτραν φοροῦντα ἐκείνην, εἰς λόγους ἰέναι σοφιστῇ</text:p>
            <text:p text:style-name="P68">τινι τὰς τρίχας μελαίνας παρέχοντι καὶ λιπαράς. ἦν δέ οὗτος καὶ</text:p>
            <text:p text:style-name="P68">γρυπὸς καὶ ὕπωχρος.</text:p>
            <text:p text:style-name="Text_20_body"/>
            <text:p text:style-name="P68">καί τόδε τὸ πρᾶγμα ἐξ ἀπροδοκήτου που ἐγένετο· ὁ γρυπὸς ὁ</text:p>
            <text:p text:style-name="P68">παρὰ τὴν τοῦ Κιούρου μίτραν παραβλέψας ἀτενὲς ε”λαβε τὰ τοῦ</text:p>
            <text:p text:style-name="P68">Ἁρείου ὄμματα. ὁ δὲ εὐθὺς συνῄδει ἑαυτῷ πολὺ <text:soft-page-break/>ἀλγῶν τὸ μέτωπον.</text:p>
            <text:p text:style-name="P68">σφόδρα γὰρ ἐλύπησεν αὐτὸν ἡ τοῦ τραύματος ἐκείνου οὐλή.</text:p>
            <text:p text:style-name="Text_20_body"/>
            <text:p text:style-name="P68">Οἴμοι, ε”φη τὴν χεῖρα πρὸς τὸ μέτωπον προσσχών.</text:p>
            <text:p text:style-name="Text_20_body"/>
            <text:p text:style-name="P68">Τί πάσχεις, ἦ δ’ ὃς ὁ Περσεύς,</text:p>
            <text:p text:style-name="Text_20_body"/>
            <text:p text:style-name="P68">Οὐδέν, ε”φη ὁ ’Ἄρειος</text:p>
            <text:p text:style-name="Text_20_body"/>
            <text:p text:style-name="P68">ἡ γοῦν λύπη αὕτη ταχέως γενομένη ὡσαύτως ἐπαύσατο.</text:p>
            <text:p text:style-name="P68">χαλεπώτερον δ’ ἦν τῴ Ἁρείῳ ἐπιλαθέσθαι τί ε”παθεν ι’δὼν τὴν ὄψιν</text:p>
            <text:p text:style-name="P68">τοῦ σοφιστοῦ ἐκείνου. οὐδέν γὰρ αὐτὸν ἥνδανε θυμῷ.</text:p>
            <text:p text:style-name="Text_20_body"/>
            <text:p text:style-name="P68">Τίς ἐστιν, ἔφη, οὑτοσὶ ὁ τῷ Κιούρῳ διαλεγόμενος;</text:p>
            <text:p text:style-name="Text_20_body"/>
            <text:p text:style-name="P68">Εἶτα τὸν Κίουρον σὺ ἤδη οἶσθα,· οὔκουν θαυμάζω γε εἷ οὕτω</text:p>
            <text:p text:style-name="P68">φοβερὸν βλέπει’ ἐκεῖνος γὰρ τυγχάνει ὢν ὁ σοφιστὴς Σίναπυς. καί</text:p>
            <text:p text:style-name="P68">διδάσκει μὲν τὰ φίλτρα, ἀκουσίως δ’ ὅμως. ἐπιθυμεῖ γὰρ τῆς τοῦ</text:p>
            <text:p text:style-name="P68">Κιούρου πραγματείας, ὡς πολλὰ ἐπιστάμενος περὶ τῶν σκοτεινῶν</text:p>
            <text:p text:style-name="P68">δογμάτων· τοῦτο γοῦν ἴσασιν ἅπαντες, ὡς εἰπεῖν,</text:p>
            <text:p text:style-name="Text_20_body"/>
            <text:p text:style-name="P68">καί ὁ Ἄρειος διετήρησε τὸν Σίναπυν δι’ ὀλίγον· ὁ δ’ οὐκ ἔβλεψε</text:p>
            <text:p text:style-name="P68">πάλιν πρὸς αὐτόν.</text:p>
            <text:p text:style-name="Text_20_body"/>
            <text:p text:style-name="P68">καί εἷς τέλος τῶν τρωγαλίων ε’ν μέρει ἠφανισμένων, ὁ</text:p>
            <text:p text:style-name="P68">Διμπλόδωρος ἀνέστη μάλ’ αὖθις. καὶ πάντες οἱ ἐν τῷ μεγάρῳ</text:p>
            <text:p text:style-name="P68"><text:soft-page-break/>κατεσιώπησαν.</text:p>
            <text:p text:style-name="Text_20_body"/>
            <text:p text:style-name="P68">Εἶὲν, ἔφη, καί νῦν δὴ ἐπεὶ πόσιος καὶ ἐδητύος ἐξ ε”ρον ἥσθετε,</text:p>
            <text:p text:style-name="P68">θέλοιμ’ ἂν πλείονα εἰπεῖν ῥήματα. δεῖ γὰρ ὀλίγα ἀγγεῖλαι ὑμῖν</text:p>
            <text:p text:style-name="P68">ἀρξαμένης τῆς παιδευτικῆς περιόδου.</text:p>
            <text:p text:style-name="Text_20_body"/>
            <text:p text:style-name="P68">τοῦτο μὲν ἐν νῴ ἐχόντων οἶ πρωτόπειροι· ἀπόρρητόν ε’στι πᾶσι</text:p>
            <text:p text:style-name="P68">τοῖς μαθηταῖς εἰσελθεῖν εἰς τὴν ὕλην τὴν παρ’ ἡμῖν. καὶ ἐνίους δεῖ</text:p>
            <text:p text:style-name="P68">τῶν πρεσβυτέρων τοῦτο φυλάξαι.</text:p>
            <text:p text:style-name="Text_20_body"/>
            <text:p text:style-name="P68">καὶ τοῖς ὄμμασιν ἤστραπτεν ἐπὶ τὼ Εὐισηλίω.</text:p>
            <text:p text:style-name="Text_20_body"/>
            <text:p text:style-name="P68">Καὶ ἀκούετε τοῦτο· ὁ γὰρ οἰκοφύλαξ Φήληξ ᾔτησέ με πάντας</text:p>
            <text:p text:style-name="P68">ἐπαναμιμνήσκειν τοῦδε· ἀπόρρητόν ἐστι τοῖς ἀπ’άλλου σοφιστοῦ ἐπ’</text:p>
            <text:p text:style-name="P68">ἄλλον ιὀῦσι μαγεύειν ἐν ταῖς διαδρομαῖς.</text:p>
            <text:p text:style-name="Text_20_body"/>
            <text:p text:style-name="P68">ἡ δοκιμασία γενήσεται ἡ πρὸς τὴν ἷκαροσφαιρικὴν τῇ δευτέρᾳ τῆς</text:p>
            <text:p text:style-name="P68">περιόδου ἑβδομάδι. χρὴ οὖν τοὺς βουλομένους ἇγωνίζεθαι ἐν ταῖς</text:p>
            <text:p text:style-name="P68">οἰκείαις ἀγέλαις ξυγγενέσθαι τῇ Εὐχρῇ.</text:p>
            <text:p text:style-name="P68">104 ΑΡΕΙοΣ Πο ΤΗΡ</text:p>
            <text:p text:style-name="Text_20_body"/>
            <text:p text:style-name="P68">καὶ τὸ τελευταῖον δεῖμ’ ἀγγεῖλαι ὅτι τῆτες ἀπόρρητός ἐστιν ἡ ἐκ</text:p>
            <text:p text:style-name="P68">δεξιᾶς διαδρομὴ ἡ ἐπὶ τοῦ τριστέγου, εἶ μή τις βούλοιτο ἀποθανεῖν</text:p>
            <text:p text:style-name="P68">τὰ ε”σχατα ἐσχάτων παθών.</text:p>
            <text:p text:style-name="Text_20_body"/>
            <text:p text:style-name="P68">μετὰ δέ ταῦτα ὀλίγοι τινές ἐγέλασαν καὶ ὁ ’Ἄρειος</text:p>
            <text:p text:style-name="Text_20_body"/>
            <text:p text:style-name="P68"><text:soft-page-break/>καὶ τῷ Περσεῖ τονθορύζων τι Μῶν, ἔφη, σπουδάζεται τοῦτο,</text:p>
            <text:p text:style-name="Text_20_body"/>
            <text:p text:style-name="P68">ὁ δὲ τοξοποιῶν τὰς ὀφρῦς ἐπὶ τὸν Διμπλόδωρον βλέπων ἅμα</text:p>
            <text:p text:style-name="P68">Πῶς γὰρ οὔκ; ἔφη. ἄτοπόν γε μὴν τοῦτο· λόγον γὰρ δίδωσι κατὰ τὸ</text:p>
            <text:p text:style-name="P68">εἰωθὸς διὰ τί οῦ θεμιτὸν ι’έναι ποι· αὐτίκα γέ τοι τὴν ὕλην θηρίων</text:p>
            <text:p text:style-name="P68">πλήρη εἶναι ἀγρίων’ ἅπαντες οῦν ἴσμεν τοῦτο. καί μὴν τοῖς γε</text:p>
            <text:p text:style-name="P68">πρυτανεύουσιν ἔδει φράσαι, ὡς ε”μοιγε δοκεῖ.</text:p>
            <text:p text:style-name="Text_20_body"/>
            <text:p text:style-name="P68">ὁ δέ Διμπλόδωρος Καὶ νῦν, ἔφη, πρὶν κοιμᾶσθαι, τὸν ὕμνον ᾄδωμεν</text:p>
            <text:p text:style-name="P68">(Υογοητικόν. ἐν δέ τούτῳ ’Άρειος συνῄδει τῶν ἑτέρων σοφιστῶν</text:p>
            <text:p text:style-name="P68">μειδιώντων μὲν ἔτι, δοκούντων δ’ ἅμα ἧττον ἤδη εὐφραίνεσθαι.</text:p>
            <text:p text:style-name="Text_20_body"/>
            <text:p text:style-name="P68">ἐκεῖνος δ’ ε”σεισέ τι τὴν ῥάβδον ὥσπερ θέλων μυῖαν ἐκκροῦσαι</text:p>
            <text:p text:style-name="P68">ἀπὸ τῆς ἀκωκῆς. καὶ ταινία μακρὰ καὶ χρυσῆ ἐκπταμένη ᾐωρήθη</text:p>
            <text:p text:style-name="P68">μετέωρος ὑπὲρ τῶν τραπεζῶν καὶ εἱλίσσετο γράμματα ποιουμένη</text:p>
            <text:p text:style-name="P68">καθάπερ ἐχίδνης σπειράματα.</text:p>
            <text:p text:style-name="Text_20_body"/>
            <text:p text:style-name="P68">Καὶ πᾶς τις ἑλέσθω τὸ ἴδιον μέλος ὅ τι ἂν φίλτατον ᾗ εἶα. ὥρα</text:p>
            <text:p text:style-name="P68">γὰρ μελῳδεῖν.</text:p>
            <text:p text:style-name="Text_20_body"/>
            <text:p text:style-name="P68">καί πάντες οἱ μαθηταὶ μυκώμενοι ἤρξαντο ὧδε·</text:p>
            <text:p text:style-name="Text_20_body"/>
            <text:p text:style-name="P68">Εἴθ’ Ὑογοήτης Ὑογοητικὸς γοής</text:p>
            <text:p text:style-name="P68">ἡμᾶς διδάσκοι τοῦς ἀπαιδεύτους καλῶς,</text:p>
            <text:p text:style-name="P68">εἴπερ πονοῦμεν ἀτρίχῳ γήρως νόσῳ</text:p>
            <text:p text:style-name="P68">εἴτ’ αὖ τὰ γούναθ’ ἕλκος ἐκ πληγῶν ἔχει</text:p>
            <text:p text:style-name="P68">φρένες οὐ γάρ εἰσιν ἡμῖν</text:p>
            <text:p text:style-name="P68"><text:soft-page-break/>νοεραί· σὺ δ’ ἐκδίδασκε</text:p>
            <text:p text:style-name="P68">τὸ παρόν γ’ ὕθλου γεμούσας</text:p>
            <text:p text:style-name="P68">φορύτου τε πληθυούσας.</text:p>
            <text:p text:style-name="P68">σὺ δέ δὴ σοφὸς πεφυκὼς</text:p>
            <text:p text:style-name="P68">σοφίαν δός ἡμῖν ἐσθλήν,</text:p>
            <text:p text:style-name="P68">νεότητά τ’ ἐξελαύνων</text:p>
            <text:p text:style-name="P68">κατάγων τε τάκπεσόντα.</text:p>
            <text:p text:style-name="P68">τὸ σὸν σύ πράσσοις· τᾶλλα πάνθ’ ἡμῖν μέλει</text:p>
            <text:p text:style-name="P68">πάντ’ ἂν μαθοῦσιν ἔστ’ ἂν ἀποσαπῄ νόος.</text:p>
            <text:p text:style-name="P68">καὶ ἄλλος ἄλλοτε ἐτελεύτησε τὴν ᾠδήν. τέλος δέ οἱ Εὐισήλιοι μόνοι</text:p>
            <text:p text:style-name="P68">ἔτι ὑμνοῦντες διετέλουν πολλῆς μετὰ βραδύτητος ὡσεὶ θρηνοῦντες.</text:p>
            <text:p text:style-name="P68">ᾅδοντων μέντοι ε”τι τοῦς τελευταίους στίχους ἐχειροτόνησεν ὁ</text:p>
            <text:p text:style-name="P68">Διμπλόδωρος τῇ ῥάβδῳ’ παυσαμένων δ’ ἐν πρώτοις ῆν τῶν μέγα</text:p>
            <text:p text:style-name="P68">θορυβούντων.</text:p>
            <text:p text:style-name="P68">ο ΠΜ οΣ ΝΕΜΗΤΗΣ 10 5</text:p>
            <text:p text:style-name="P68">καί δακρύσας τι ’Ῑοὺ ιὀὑ τῆς μουσικῆς, ἔφη. μαγικὸν γάρ ε’στί τι</text:p>
            <text:p text:style-name="P68">ὑπὲρ τὰ ἐνθάδε. καὶ μὴν ὥρα ἐστὶ κοιμᾶσθαι. ε”ρρετε δῆτα.</text:p>
            <text:p text:style-name="Text_20_body"/>
            <text:p text:style-name="P68">οἱ δέ τῶν Γρυφινδώρων πρωτόπειροι ἕσποντο τῷ Περσεῖ διὰ τῶν</text:p>
            <text:p text:style-name="P68">ἀθροιζομένων καὶ πόλλ’ ε”τι λαλούντων ἡγουμένῳ ἐκ τοῦ μεγάρου</text:p>
            <text:p text:style-name="P68">καί ἀνὰ τὸν ἀναβαθμόν μαρμαρίνου.</text:p>
            <text:p text:style-name="Text_20_body"/>
            <text:p text:style-name="P68">ὁ δ’ ’Ἀρειος ᾔσθετο τῶν σκελῶν πάλιν μολυβδίνων πως γεγενη-</text:p>
            <text:p text:style-name="P68">μένων τοῦτο δὲ νῦν δὴ ε”πασχεν ὡς πόνοις τε τρυχόμενος καὶ</text:p>
            <text:p text:style-name="P68">σίτῳ βεβυσμένος, καί οὕτως ὑπνώδης ἐγένετο ὥστ’ οὐδέν</text:p>
            <text:p text:style-name="P68">ἄτοπον ἐνόμισεν ι’δεῖν ἄλλοτε μὲν τούς ἐν ταῖς γραφαῖς ταῖς</text:p>
            <text:p text:style-name="P68">διὰ τῶν διαδρομῶν ψιθυρίζοντας τε καὶ δακτυλοδεικτοῦντας</text:p>
            <text:p text:style-name="P68">αὖτοὺς παριόντας ἄλλοτε δέ τὸν Περσέα δὶς <text:soft-page-break/>ἄγοντα σφᾶς διὰ θυρῶν</text:p>
            <text:p text:style-name="P68">κεκρυμμένων ὄπισθε φατνωμάτων ξυλίνων ἢ παραπετασμάτων</text:p>
            <text:p text:style-name="P68">ποικίλων, καί πλείονας ἀνέβησαν ἐπὶ κλίμακας χασμώμενοι ἅμα</text:p>
            <text:p text:style-name="P68">καὶ βραδύτερον ἀεὶ βαδίζοντες. βουλομένου δ’ Ἁρείου πυθέσθαι</text:p>
            <text:p text:style-name="P68">ὅποσόν τι ἄπωθεν ἔτ’ ἐστὶ τὸ τέρμα τῆς ὁδοῦ, ἐξ ἀπροσδοκήτου</text:p>
            <text:p text:style-name="P68">εἱστήκεσαν.</text:p>
            <text:p text:style-name="Text_20_body"/>
            <text:p text:style-name="P68">φάκελος γὰρ βακτηρίων μετέωρος αἰωρούμενος ἐναντίον ἐκείνων</text:p>
            <text:p text:style-name="P68">προσέβαλλε τῴ Περσεῖ βαδίζοντι ἐπ’ αὐτόν.</text:p>
            <text:p text:style-name="Text_20_body"/>
            <text:p text:style-name="P68">ὁ δέ πρὸς οῦς τοῖς πρωτοπείροις λέγων Ποιφύκτης γάρ ἐστιν,</text:p>
            <text:p text:style-name="P68">ἔφη, δαιμόνιον φαῦλον. καὶ μείζονι τῇ φωνῇ Ὦ Ποίφυκτα,</text:p>
            <text:p text:style-name="P68">προφαίνου.</text:p>
            <text:p text:style-name="Text_20_body"/>
            <text:p text:style-name="P68">ἐρυγμὸν δέ τινα μέγαν ἀντ’ ἀποκρίσεως παρ’ αὐτοῦ ἥκουσαν</text:p>
            <text:p text:style-name="P68">καθάπερ πνεῦμα ε’κπνοούμενον ἀπ’ ἀσκοῦ πεφυσημένου.</text:p>
            <text:p text:style-name="Text_20_body"/>
            <text:p text:style-name="P68">Ἠ θέλεις με μετελθεῖν τὸν Βαρόνον Αἶματοσταγῆ;</text:p>
            <text:p text:style-name="Text_20_body"/>
            <text:p text:style-name="P68">κᾶπειτα ψόφον ἀκούσαντες μικρόν τινα κατὰ πρόσωπον</text:p>
            <text:p text:style-name="P68">εἶδον ἀνθρωπίσκον μετέωρον ὀκλάζοντα καὶ τῶν βακτηρίων</text:p>
            <text:p text:style-name="P68">λαμβανόμενον.</text:p>
            <text:p text:style-name="Text_20_body"/>
            <text:p text:style-name="P68">ὁ δέ μαστιγίας ἐδόκει εἶναι μέλανάς τε παρέχων τοὺς ὀφθαλμοὺς</text:p>
            <text:p text:style-name="P68">καὶ εὐρὺ τὸ στόμα. καῖ μάλα σαρδάνιον ἀνακαγχάσας Μορμώ, ε”φη</text:p>
            <text:p text:style-name="P68">βοῶν, μορμὼ τῆς πρωτοπειρίας, ὦ βρεφύλλια. ῶ <text:soft-page-break/>τοῦ γέλωτος.</text:p>
            <text:p text:style-name="Text_20_body"/>
            <text:p text:style-name="P68">κατασκήπτοντος δ’ ἀέλπτως εἰς ἐκείνους, πάντες δέει κάτω</text:p>
            <text:p text:style-name="P68">ε”νευσαν.</text:p>
            <text:p text:style-name="Text_20_body"/>
            <text:p text:style-name="P68">ὁ δέ Περσεὺς γρύζων τι Οὐκ ἐς κόρακας, ἔφη, ἐρρήσεις, ὦ</text:p>
            <text:p text:style-name="P68">Ποίφυκτα; ἐὰν δέ μή, ἦ κάρθ’ ὁ Βαρόνος ἀκούσεται· οὐ γὰρ μάτην</text:p>
            <text:p text:style-name="P68">λέγω.</text:p>
            <text:p text:style-name="Text_20_body"/>
            <text:p text:style-name="P68">ἐκεῖνος δέ γλῶτταν ἐξώσας ἠφανίσθη, τὰ βακτήρια μεθεὶς ἅμα</text:p>
            <text:p text:style-name="P68">εἶς τὴν τοῦ Νεφελώδους κεφαλήν. ἥκουσαν δ’ αὐτοῦ ἀπᾴττοντος·</text:p>
            <text:p text:style-name="P68">ε”σειε γὰρ τὰς πανοπλίας παριών.</text:p>
            <text:p text:style-name="Text_20_body"/>
            <text:p text:style-name="P68">πορευομένοις δ’ αὖθις ὁ Περσεύς Δεῖ γὰρ οὖν, ἔφη, εὐλαβεῖσθαι</text:p>
            <text:p text:style-name="P68">τὸν Ποιφύκτην. ὁ γὰρ Βαρόνος Αἱματοσταγὴς μόνος οἷός τ’ ἐστι</text:p>
            <text:p text:style-name="P68">1 06 ΑΡΕιοΣ Πο ΤΗΡ</text:p>
            <text:p text:style-name="P68">κατέχειν αὐτόν, ὅς γ’ οὐκ ἐθέλει εἰσακούειν που ἡμῶν τῶν πρυτ-</text:p>
            <text:p text:style-name="P68">άνεων. ἀλλ’ οὖν ἀφίγμεθα.</text:p>
            <text:p text:style-name="Text_20_body"/>
            <text:p text:style-name="P68">καὶ ἐπ’ ε”σχατα τῆς διαδρομῆς ἦν ι’δεῖν εἰκόνα ἐν ᾗ γέγραπται γυνὴ</text:p>
            <text:p text:style-name="P68">παχυτάτη οὖσα καὶ φοινικῆν ἠμφιεσμένη στολήν.</text:p>
            <text:p text:style-name="Text_20_body"/>
            <text:p text:style-name="P68">καὶ αὕτη ξύνθημα ἀπῄτησεν αὐτούς,</text:p>
            <text:p text:style-name="Text_20_body"/>
            <text:p text:style-name="P68">τοῦ δέ Περσέως ῥωμαϊκῶς Δράκοντος κεφαλή λέξαντος, ἡ</text:p>
            <text:p text:style-name="P68">εἰκὼν πρόσω ἔρρεπε. καὶ ὀπὴν εἶδόν τινα κυκλοτερῆ ἐν τῷ τοίχῳ</text:p>
            <text:p text:style-name="P68">φανεῖσαν. πάντες οὖν διέβησαν καῖ ὁ Νεφελώδης, <text:soft-page-break/>ὠφελείας δεησ-</text:p>
            <text:p text:style-name="P68">άμενος ἅτε οὐ δεινὸς ὢν ἀναρριχᾶσθαι. καί ε”τυχον ἐν τῷ τῶν Γρυφιν-</text:p>
            <text:p text:style-name="P68">δώρων κοινείῳ γεγενημένοι· ἦν δέ τοῦτο τὸ οἰκοδόμημα κυκλοτ-</text:p>
            <text:p text:style-name="P68">ερές καὶ πάνυ εἷς τὸ τρυφερὸν τεταγμένον, πολλῶν ἐνουσῶν κλίνων</text:p>
            <text:p text:style-name="P68">εὐστρώτων.</text:p>
            <text:p text:style-name="Text_20_body"/>
            <text:p text:style-name="P68">καί δι’ ἐτέρας μὲν θύρας ταῖς παρθένοις ἡγήσατο ὁ Περσεὺς εἷς</text:p>
            <text:p text:style-name="P68">θάλαμον, δι’ ἑτέρας δέ τοῖς κόροις. ἐν δ’ ἄκρᾳ κλίμακι ἑλικοειδεῖ-</text:p>
            <text:p text:style-name="P68">δῆλοι γὰρ ἦσαν ἐν ἄκρῳ γενόμενοι τῴ πύργῳ - τελευταῖοι ηὗρον</text:p>
            <text:p text:style-name="P68">τὰς κοίτας πέντε γὰρ ἦσαν στύλους ε”χουσαι τέτταρας καὶ</text:p>
            <text:p text:style-name="P68">ὁλοσηρικὰ παραπετάσματα φοινικοβαφῆ. αἶ δέ κιβωτοὶ ἤδη</text:p>
            <text:p text:style-name="P68">εἶσεκομίσθησαν. ὡς δ’ εἷς τοσοῦτο κατατετριμμένοι οὐκ ἐπὶ πολὺ</text:p>
            <text:p text:style-name="P68">διαλεχθέντες μετ’ ἀλλήλων ἐνεδύσαντο τὰ νυκτερινὰ καὶ εἷς κοίτας</text:p>
            <text:p text:style-name="P68">ἔπεσον.</text:p>
            <text:p text:style-name="Text_20_body"/>
            <text:p text:style-name="P68">ὁ δέ Ῥοὼν τονθορύζων διὰ τῶν παραπετασμάτων τῷ Ἁρείῳ Ἆρ’</text:p>
            <text:p text:style-name="P68">οὐκ, ἔφη, καλὰ τὰ βρώματα,· ἀλλ’ ἐς κόρακας, ὦ Σκαβρέ. τρώγει</text:p>
            <text:p text:style-name="P68">γὰρ τὰ ἐμὰ στρώματα.</text:p>
            <text:p text:style-name="Text_20_body"/>
            <text:p text:style-name="P68">ὁ δ’ Ἄρειος ἐν νῲ μέν εἶχεν αι’τεῖν τὸν Ῥοῶνα εἴ τι γέγευσαι τοῦ</text:p>
            <text:p text:style-name="P68">μελιπήκτου, εἷς δ’ ὕπνον εὐθὺς ἔπεσεν.</text:p>
            <text:p text:style-name="Text_20_body"/>
            <text:p text:style-name="P68">καὶ ἴσως διὰ τὸ λίαν βεβρωκέναι ἐνύπνιον εἶδεν ἀτοπώτατον δή.</text:p>
            <text:p text:style-name="P68">ἐφόρει γὰρ τὴν τοῦ Κιούρου μίτραν, καὶ αὕτη ε”φασκε δεῖν αὐτὸν</text:p>
            <text:p text:style-name="P68">κατὰ τὸ πεπρωμένον μεταστῆναι εὐθὺς πρὸς τοὺς <text:soft-page-break/>Σλυθηρίνους. τῇ</text:p>
            <text:p text:style-name="P68">δέ μίτρᾳ οὐκ ἔφη βούλεσθαι εἷς τοὺς Σλυθηρίνους τελεῖν· βαρυτέραν</text:p>
            <text:p text:style-name="P68">δέ ταύτην ἀεὶ γιγνομένην ηὗρεν ὥστε ὅσῳ ἐπεχείρησε ταλαίπωρος</text:p>
            <text:p text:style-name="P68">ἐκδῦναι τόσῳ βεβαιότερον στεφανοῦσθαι ἔδοξεν. καὶ μὴν ι’δοὺ ὁ</text:p>
            <text:p text:style-name="P68">Δράκων τοῦτο μέν ε”σκωπτεν αὐτὸν τέως ἀγωνιζόμενον, τοῦτο δέ</text:p>
            <text:p text:style-name="P68">καὶ μετέστη Σίναπυς γενόμενος, ὁ γρυπὸς ἐκεῖνος σοφιστής· ὁ δ’</text:p>
            <text:p text:style-name="P68">ἐγέλα ἤδη λιγὺ καὶ πικρὸν ἐπ’ αὐτῷ. κᾶπειτα φῶς τι χλοαυγὲς</text:p>
            <text:p text:style-name="P68">ἐγένετο, καὶ ὁ ’Ἁρειος ἐξήγρετο, ἱδρῶν ἅμα τε καὶ φρίττων.</text:p>
            <text:p text:style-name="Text_20_body"/>
            <text:p text:style-name="P68">ἀλλ’ οὖν περιστρεψάμενος πάλιν εἷς ὕπνον ἔπεσε. τῇ δ’ ἐπιούσῃ</text:p>
            <text:p text:style-name="P68">ἐγρηγορὼς οῦδέν ἐμέμνητο τοῦ ἐνυπνίου.</text:p>
            <text:p text:style-name="P68">Ἰδού.</text:p>
            <text:p text:style-name="Text_20_body"/>
            <text:p text:style-name="P68">Ποῦ,</text:p>
            <text:p text:style-name="Text_20_body"/>
            <text:p text:style-name="P68">Παρὰ τῷ μειρακίῳ τῷ μεγάλῳ καί πυρρότριχι.</text:p>
            <text:p text:style-name="Text_20_body"/>
            <text:p text:style-name="P68">Τῷ γε δίοπτρα φοροῦντι,·</text:p>
            <text:p text:style-name="Text_20_body"/>
            <text:p text:style-name="P68">τἸ-Ι τὴν ὄψιν εἶδες αὐτοῦ;</text:p>
            <text:p text:style-name="Text_20_body"/>
            <text:p text:style-name="P68">Ἠ τὴν οῦλήν;</text:p>
            <text:p text:style-name="Text_20_body"/>
            <text:p text:style-name="P68">τῇ γὰρ οὖν ὑστεραίᾳ ψιθυρισμὸν ἤκουσε πολὺν ὁ ’Ἁρειος ἐπεὶ</text:p>
            <text:p text:style-name="P68">τάχιστα ἀπῆλθεν ἐκ τοῦ θαλάμου. οἱ γὰρ ἔξω τῶν διδασκαλείων</text:p>
            <text:p text:style-name="P68">τὸν διδάξοντα περιμένοντες ἄκρῳ ποδὶ ἵσταντο κατοψόμενοι αὐτόν,</text:p>
            <text:p text:style-name="P68">οἱ δ’ ἀεὶ παριόντες ἐν ταῖς διαδρομαῖς ὑπέστρεφον <text:soft-page-break/>θάμα, ἰταμὸν</text:p>
            <text:p text:style-name="P68">δεδορκότες. ἐκεῖνος δ’ ἐβούλετ’ ἂν αὐτοὺς τοῦτο μὴ ποιεῖν, ὡς</text:p>
            <text:p text:style-name="P68">μάλιστα θέλων διατρῖψαι ε’πὶ τῷ τυγχάνειν τῆς πρὸς σχολὴν ὁδοῦ.</text:p>
            <text:p text:style-name="Text_20_body"/>
            <text:p text:style-name="P68">καῖ γὰρ κλίμακες ἦσαν ἐν Ὑογοήτου ἕκατον τετταράκοντα</text:p>
            <text:p text:style-name="P68">δύο· τούτων δ’ αἱ μέν πλατεῖαι ἦσαν καῖ μεγαλοπρεπεῖς, αἱ δέ</text:p>
            <text:p text:style-name="P68">στεναὶ καὶ σαθραί, αἱ δέ ἄλλοσε τῇ Παρασκευῇ ἄλλοσε κατὰ τὰς</text:p>
            <text:p text:style-name="P68">ἄλλας ἡμέρας ἔφερον, αἱ δ’ αὖ βάθρον παρεῖχον ἄβαθρον κατὰ</text:p>
            <text:p text:style-name="P68">μέσην τὴν ἀνάβασιν οἷον ε”δει τούς ἀναβαίνοντας ὑπερπηδήσαι</text:p>
            <text:p text:style-name="P68">ἀκριβῶς φυλαττομένους. καῖ μὴν τῶν θυρῶν τὰς μὲν οῦκ ἦν ἇνοίξαι</text:p>
            <text:p text:style-name="P68">εἰμὴ κοσμίως ε”ροιο ῆ ἐνταυθὶ μάλιστα γαργαλίζοις, τὰς δέ εὕροις</text:p>
            <text:p text:style-name="P68">ἂν θύρας μέν οῦκ οὔσας, τοίχους δέ μᾶλλον ὑποδυσαμένους τὸ τῶν</text:p>
            <text:p text:style-name="P68">θυρῶν σχῆμα. καὶ χαλεπώτατον ἦν ἀκριβῶς μαθεῖν ὅπου τῷ ὄντι</text:p>
            <text:p text:style-name="P68">κεῖταί τι πάντων ῥεόντων, ὡς ἐδόκει. καὶ οἱ ἐν ταῖς γραφαῖς</text:p>
            <text:p text:style-name="P68">ἐφοιτῶν ἄλλος ἄλλοσε ἐπιόντες ἀλλήλους, καὶ δὴ καὶ αἱ πανοπλίαι</text:p>
            <text:p text:style-name="P68">ἐδόκουν τῴ Ἁρείῳ ἐξ αὐτομάτου περιπατεῖν δύνασθαι.</text:p>
            <text:p text:style-name="Text_20_body"/>
            <text:p text:style-name="P68">καὶ μὴν τὰ εἴδωλα ὀχληρὰ ἐγένετο. καὶ γὰρ θορύβοιο ἂν σὺ τῷ</text:p>
            <text:p text:style-name="P68">παραδόξῳ τοῦ πράγματος, εἴ ποτε εἴδωλόν τι φθάνοι σέ διαβὰν</text:p>
            <text:p text:style-name="P68">διὰ τὴν θύραν τὴν κεκλεισμένην ἣν ἀνοίξειν ἔμελλες. ἀλλ’ ὁ μὲν</text:p>
            <text:p text:style-name="P68">μονονουχὶ ἀκέφαλος Νίκος ἥδετο εὐθύνων τοῦς Γ ρυφινδωρίσκους,</text:p>
            <text:p text:style-name="P68">τῷ δέ Ποιφύκτῃ τῷ δαιμονίῳ - ἥδιον ἂν σὺ διτταῖς θύραις ἐντύχοις</text:p>
            <text:p text:style-name="P68"><text:soft-page-break/>κεκλῃμέναις καὶ μία κλίμακι ἀπατηλῇ ἢ ἐκείνῳ γε. ἐφίλει γὰρ</text:p>
            <text:p text:style-name="P68">1 08 ΑΡΕΙΟΣ Πο ΤΗΡ</text:p>
            <text:p text:style-name="P68">καί τὰ ἀγγεῖα τὰ ἀχρήστου χαρτίου πλήρη κατὰ τῆς κεφαλῆς</text:p>
            <text:p text:style-name="P68">μεθεῖναί σοι καί τὰς δαπίδας τοῖς ποσὶν ὑποσπᾶν, καὶ βάλλειν σέ τῇ</text:p>
            <text:p text:style-name="P68">γύψῳ, καὶ ἐπὶ σὲ ἀφανὴς κάτοπιν ἐφερπύσας τάς τε ῥῖνας λαβὼν</text:p>
            <text:p text:style-name="P68">βοᾶν λιγείᾳ τῇ φωνῇ Ἐγὼ τὸν μυκτῆρα σοῦ ἔχω.</text:p>
            <text:p text:style-name="Text_20_body"/>
            <text:p text:style-name="P68">ἀλλ’ ὁ οἰκοφύλαξ ὁ ’Ἁργος Φήληξ ὅσον μάλιστα καί κάκιον ἦν</text:p>
            <text:p text:style-name="P68">τοῦ Ποιφύκτου. τῆς γὰρ ἐπιούσης ἡμέρας ἅμ’ ἡλίῳ ὁ “Αρειος καὶ</text:p>
            <text:p text:style-name="P68">ὁ Ῥοών ἀπέκναισάν πως αὐτὸν ἀλοῦντες μεταξὺ ἐπιχειροῦντες βίᾳ</text:p>
            <text:p text:style-name="P68">εἰσιέναι διὰ θύραν τινά. καί αὕτη, ὡς ἀπέβη αὐτοῖς κλαίουσι δή,</text:p>
            <text:p text:style-name="P68">εἴσοδος ε”τυχεν οὖσα εἰς τὴν διαδρομὴν ἀπόρρητον ἐκείνην τὴν ἐπὶ</text:p>
            <text:p text:style-name="P68">τοῦ τρίτου ὀρόφου. ὁ δέ Φήληξ ὁ φύλαξ, οὐ πιστεύσας αὐτοῖς</text:p>
            <text:p text:style-name="P68">φάσκουσιν ἁμαρτεῖν τῆς ὁδοῦ, ἐπέπειστο τοιχωρυχεῖν αὐτοὺς ἐκ</text:p>
            <text:p text:style-name="P68">παρασκευῆς. ἠπείλει οὖν ἐνδήσειν αῦτοὺς εἰς δεσμωτήριον καί</text:p>
            <text:p text:style-name="P68">ἀπέσωσεν ὁ Κίουρος παριὼν τύχῃ τινί.</text:p>
            <text:p text:style-name="Text_20_body"/>
            <text:p text:style-name="P68">τῴ δέ Φήληκι ῆν αἴλουρός τις θηλεῖα ὀνόματι Νῶροψ, ἰσχνὴ</text:p>
            <text:p text:style-name="P68">οῦσα καί σποδοειδὴς καί ἐξόφθαλμος ἴσον αὐτῷ τῷ κυρίῳ. καὶ αὐτὴ</text:p>
            <text:p text:style-name="P68">καθ’ ἑαυτὴν μόνη περιεπόλει τὰς διαδρομάς. εἰ δέ τις παρ’ αὐτῇ</text:p>
            <text:p text:style-name="P68">παρέβαινε θεσμόν τινα ἢ πλημμελὲς καί μικρόν τι ἐποίει, ἀπῄττε</text:p>
            <text:p text:style-name="P68">μετιὼν τὸν Φήληκα. ὁ δ’ ἐν ἀκαρεῖ ἐφαίνετο ἀσθμαίνων ἅμα. τὰς</text:p>
            <text:p text:style-name="P68">γὰρ τοῦ παιδευτηρίου διαδρομὰς τὰς κρυπτὰς ῶς οὐδεὶς ἄλλος ἔγνω,</text:p>
            <text:p text:style-name="P68"><text:soft-page-break/>εἰ μὴ ε”τυχον οἱ Εὐισήλιοι ἐμπειρότεροι γενόμενοι. ὥστ’ ῆν αὐτῷ</text:p>
            <text:p text:style-name="P68">ἀνακύψαι μάλ’ ἐξ ἀπροσδοκήτου καθάπερ τὰ εἴδωλα. ἀνθ’ ὧν</text:p>
            <text:p text:style-name="P68">πάντες οἱ μαθηταὶ πάνυ ἐμίσουν αὐτὸν καὶ σκοπὸς ῆν αὐτοῖς τὴν</text:p>
            <text:p text:style-name="P68">Νώροπα πολλὰ λακτίζειν.</text:p>
            <text:p text:style-name="Text_20_body"/>
            <text:p text:style-name="P68">καί μὴν τὴν παίδευσιν αὐτὴν ἦν ἀνέχεσθαι, εἴ γ’ ἄρα εἰς τὰ</text:p>
            <text:p text:style-name="P68">διδασκαλεῖα ἀκριβῶς ἀφίκετό τις. ἐλελήθει δέ τὸν ’Ἀρειον ἡ μαγικὴ</text:p>
            <text:p text:style-name="P68">πρόσαντές τι οὖσα, δέον πολλῷ πλείονα πράττειν ἢ ῥάβδον σείοντα</text:p>
            <text:p text:style-name="P68">ὀλίγα καὶ γελοῖα λαλεῖν.</text:p>
            <text:p text:style-name="Text_20_body"/>
            <text:p text:style-name="P68">καί καθ’ ἑκάστην τὴν ἑβδομάδα τῇ Τετάρτῃ ε”δει αὐτοὺς τῆς</text:p>
            <text:p text:style-name="P68">νυκτὸς ἀστρονομοῦντας φιλοσοφεῖν τὰ τῶν ἀστέρων ὡς μαθησομ-</text:p>
            <text:p text:style-name="P68">ένους τοῦνομα ἑκάστου καὶ τούς δρόμους τοὺς τῶν πλανητῶν</text:p>
            <text:p text:style-name="P68">ἀστέρων. καὶ τρῖς τῆς ἑβδομάδος ἐξέβαινον πρὸς τὰ φυτηκομεῖα</text:p>
            <text:p text:style-name="P68">τὰ ὄπισθε τοῦ φρουρίου φιλοσοφήσοντες τὰ βοτανικὰ ξῦν φαρμακίδι</text:p>
            <text:p text:style-name="P68">τινὶ μικρᾷ οὔσῃ καὶ παχυτέρα. ἡ δέ Βλάστη - τοῦτο γὰρ ἦν ὄνομα</text:p>
            <text:p text:style-name="P68">αὐτῇ - ἐδίδασκεν αὐτοῦς οῦ μόνον ἐπιμελεῖσθαι πάντων τῶν καινῶν</text:p>
            <text:p text:style-name="P68">φυτῶν καὶ τῶν μυκητῶν ἀλλὰ καί εὑρίσκειν ἐφἰἷ) δύναμιν ἔχοιεν,</text:p>
            <text:p text:style-name="Text_20_body"/>
            <text:p text:style-name="P68">καὶ μάλιστα οὐχ ἥδοντο ἀκούοντες περὶ τῶν τοῖς πάλαι μάγοις</text:p>
            <text:p text:style-name="P68">πεπραγμένων. ταύτης γὰρ τῆς διδασκαλίας μόνης ὁ σοφιστὴς ὢν</text:p>
            <text:p text:style-name="P68">εἴδωλον ἔτυχεν. καὶγὰρ ὁ σοφιστὴς Βύνις πρεσβύτατος ῶν εἰς ὕπνον</text:p>
            <text:p text:style-name="P68">ποτέ πρὸ τῆς ἐν τῷ παιδαγωγείῳ ἑστίας <text:soft-page-break/>ἐπεπτώκει· τῇ δ’ ὑστεραίᾳ</text:p>
            <text:p text:style-name="P68">ἀναστὰς διδάξων, τὸ σῶμα κατέλιπε. καὶ τοῦ Βίνεως συνεχῶς</text:p>
            <text:p text:style-name="P68">Ο ΣΟΦῘΣΤΗΣ Ο ΕΠΙ ΠΟΣΕΩΝ 109</text:p>
            <text:p text:style-name="P68">ὑμνοῦντος, ε”γραφον ὀνόματα καί χρόνους πολλὰ συγχέοντες ἀεὶ</text:p>
            <text:p text:style-name="P68">οἷον Ἐμερικὸν τὸν κακὸν καὶ Οὐρικὸν τὸν μανικόν.</text:p>
            <text:p text:style-name="Text_20_body"/>
            <text:p text:style-name="P68">ἀλλ’ ὁ Φιλητικὸς σοφιστὴς ὢν τῶν φίλτρων οὕτω μικρὸς ἦν τὸ</text:p>
            <text:p text:style-name="P68">σῶμα ὥστε δεῖν ἐπὶ σωρῴ βιβλίων ἑστάναι ὀψόμενον ὑπὲρ τοῦ</text:p>
            <text:p text:style-name="P68">βάθρου. ἐλθόντων δέ τῶν μαθητῶν τὸ πρῶτον ὡς αὐτόν, μεταξὺ</text:p>
            <text:p text:style-name="P68">ἀναγιγνώσκων τὰ ὀνόματα αὐτῶν τὸ τοῦ γ’ Ἁρείου ι’δὼν εἷς</text:p>
            <text:p text:style-name="P68">τοσοῦτο ἐπλάγη ὥστ’ εὐθὺς τριγμὸν ἀφεῖς ἠφάνιστο καταπεσών.</text:p>
            <text:p text:style-name="Text_20_body"/>
            <text:p text:style-name="P68">ἡ τοίνυν σοφίστρια Μαγονωγαλέα ἐκ διαμέτρου ἦν τῶν τοι-</text:p>
            <text:p text:style-name="P68">ούτων. ὁ δ’ ’Άρειος ὀρθῶς ἄρ’ ε”μαθεν ὅτι οὐ προσήκει ἀνηκουστ-</text:p>
            <text:p text:style-name="P68">εῖν αὐτήν, δυσκίνητόν τ’ οὖσαν καὶ ξυνετόν. καί γὰρ ἐπεῖ τάχιστ’</text:p>
            <text:p text:style-name="P68">ἐκάθισαν τὸ πρῶτον ἀκουσόμενοι αὐτῆς οἱ μαθηταί, ἐνουθέτησεν</text:p>
            <text:p text:style-name="P68">αὐτοὺς πάνυ ποτνιωμένη·</text:p>
            <text:p text:style-name="Text_20_body"/>
            <text:p text:style-name="P68">Ἀλλὰ μὴν, ἔφη, ἥ τοι μεταμόρφωσις εἶδός ἐστι τῆς μαγικῆς</text:p>
            <text:p text:style-name="P68">δεινόν τε καί ἐπικίνδυνον ὑπὲρ τᾶλλα ἃ ἐν Ὑογοήτου μαθήσεσθε.</text:p>
            <text:p text:style-name="P68">καὶ δὴ εἴ τις παρ’ ε”μοιγε διατρίβων ἀσχημονήσει, ἐκλείψει τὸ</text:p>
            <text:p text:style-name="P68">διδασκαλεῖον οὐδ’ ἐπάνεισί ποτε. εὐλαβεῖσθε δῆτα.</text:p>
            <text:p text:style-name="Text_20_body"/>
            <text:p text:style-name="P68">ἐντεῦθεν δὲ μετέβαλε τὸ βάθρον εἷς χοῖρον <text:soft-page-break/>κᾶπειτα πάλιν ἐξ</text:p>
            <text:p text:style-name="P68">χοίρου εἷς βάθρον. καί πάντες ἐθαύμασαν μέν, συνῇσαν δέ ταχέως</text:p>
            <text:p text:style-name="P68">οὐ μετὰ μικρὸν μέλλοντες μεταβαλεῖν τὰ ε”πιπλα εἷς τὰ ζῴα.</text:p>
            <text:p text:style-name="P68">γράψαντες μὲν οὖν πολλὰ καὶ ποικίλα, ἐδέξαντο ἕκαστοι πυρεῖον</text:p>
            <text:p text:style-name="P68">ὡς εἰς βελόνην μεταβαλοῦντες. τελευτησάσης δέ τῆς σχολῆς,</text:p>
            <text:p text:style-name="P68">ἡ Ἑρμιόνη μόνη τῶν ἄλλων μετεσχημάτισέ τι τὸ πυρεῖον· καὶ ἡ</text:p>
            <text:p text:style-name="P68">Μαγονωγαλέα δείξασα τοῖς μαθηταῖς ὅπως τὸ χρῆμα ἀργυροειδές</text:p>
            <text:p text:style-name="P68">τι καὶ ὀξύθηκτον ἐγένετο ἐμειδίασέ τι τῇ Ἑρμιόνῃ ὃ καί ὀλιγάκις</text:p>
            <text:p text:style-name="P68">δήπου ἐποίει.</text:p>
            <text:p text:style-name="Text_20_body"/>
            <text:p text:style-name="P68">ἀτὰρ καί πάντες τὴν σχολὴν μάλιστα προσεδέχοντο τὴν περὶ τῆς</text:p>
            <text:p text:style-name="P68">πρὸς τὰ σκοτεινὰ δόγματα φυλακῆς. ἀλλ’ ὡς ἀπέβη, ἡ τοῦ</text:p>
            <text:p text:style-name="P68">Κιούρου διδασκαλία γελοῖόν τι ε”τυχεν οὖσα, τῶν γὰρ σκορόδων</text:p>
            <text:p text:style-name="P68">σφόδρ’ ὅζοντος τοῦ δωματίου, λόγος ἦν ὡς ἐλπίζει ἀμυνεῖν</text:p>
            <text:p text:style-name="P68">Λάμιαν τινὰ ᾗτινι ἐνέτυχέ ποτε ἐν Ῥουμανίᾳ, πάνυ φοβούμενος ε”τι</text:p>
            <text:p text:style-name="P68">μὴ μετελθοῦσα ἐν νῴ ε”χῃ αὐτὸν διαφθεῖραι. καὶ οὗτος γοῦν ε”φασκε</text:p>
            <text:p text:style-name="P68">τὴν μίτραν δῶρον δέξασθαι ἀπὸ βασιλέως τῶν Αἰθιόπων χάριν</text:p>
            <text:p text:style-name="P68">εἰδότος· ἐκκόψαι γὰρ αὐτὸς ὑπὲρ ἐκείνου μορμολυκεῖον μάλ’</text:p>
            <text:p text:style-name="P68">ὁχληρόν. οἱ δέ μαθηταὶ ἐνεδοίαζον περὶ τούτων πότερον πεπεισμ-</text:p>
            <text:p text:style-name="P68">ένοι εἰσίν. αὐτίκα γέ τοι τοῦτο μὲν τοῦ Σαμίου πολλῆς μετὰ</text:p>
            <text:p text:style-name="P68">σπουδῆς ἐρομένου αὑτὸν ὅπως δὴ ἐμαχέσατο τῷ μορμολυκείῳ, ὁ</text:p>
            <text:p text:style-name="P68">Κίουρος ἐρυθραινόμενος ἦρχε λέγων περὶ τῶν ὡρῶν· τοῦτο δέ</text:p>
            <text:p text:style-name="P68"><text:soft-page-break/>ᾔσθοντο αὐτῆς τῆς μίτρας κακὸν ὀζούσης. ἀλλ’ οὖν οἱ Εὖισήλιοι</text:p>
            <text:p text:style-name="P68">ἔφασκον σκορόδων σέσαχθαι καὶ τὴν μίτραν ἵνα ὁ Κίουρος</text:p>
            <text:p text:style-name="P68">φυλακῆς τύχοι ὅποι γῆς ἔλθοι.</text:p>
            <text:p text:style-name="P68">1 10 ΑΡΕΙΟΣ ΠοΤΗΡ</text:p>
            <text:p text:style-name="Text_20_body"/>
            <text:p text:style-name="P68">ὁ δ’ Ἄρειος ἥδετο μαθὼν ὅτι οὐκ’ ἄρ’ ῆττον ἐπίσταται τῶν</text:p>
            <text:p text:style-name="P68">ἄλλων παρατιθέμενος πολλοὶ γὰρ ἐν Μυγάλοις τεθραμμένοι οὗ</text:p>
            <text:p text:style-name="P68">συνῄσαν ἑαυτοῖς φαρμακεῦσιν ἢ φαρμακίσι πεφυκόσι. καὶ τοσαῦτα</text:p>
            <text:p text:style-name="P68">ἔδει τοὺς πάντας μανθάνειν ὥστε καὶ ὁ Ῥοὼν καὶ οἱ τοιοῦτοι οῦ</text:p>
            <text:p text:style-name="P68">πολὺ προεῖχον τῶν ἄλλων.</text:p>
            <text:p text:style-name="Text_20_body"/>
            <text:p text:style-name="P68">τῆς τοίνυν Παρασκευῆς ὁ ’Ἁρειος καὶ ὁ Ῥοὼν τὸ πρῶτον εἰς τὸ</text:p>
            <text:p text:style-name="P68">μέγαρον ἀφίκοντο ἀριστήσοντες οὐ διαμαρτόντες ὁπωστιοῦν τῆς</text:p>
            <text:p text:style-name="P68">ὁδοῦ. καί τοῦτο μέγα τι ἐνόμισαν εἶναι.</text:p>
            <text:p text:style-name="Text_20_body"/>
            <text:p text:style-name="P68">καὶ ὁ μέν μέλι εἷς τὸν χόνδρον χέων Τήμερον, ἔφη, τί ε”χομεν;</text:p>
            <text:p text:style-name="Text_20_body"/>
            <text:p text:style-name="P68">ὁ δέ Πόσεις, ἔφη, διπλᾶς μετὰ τῶν Σλυθηρίνων. ὁ δέ Σίναπυς</text:p>
            <text:p text:style-name="P68">ἅτε κύριος ὢν τοῦ τῶν Σλυθηρίνων οἴκου λέγεται πάνυ</text:p>
            <text:p text:style-name="P68">σλυθηρινίζειν· οἶοί τ’ ἐσόμεθα μαθεῖν πότερον τοῦτ’ ε”στιν ἀληθές.</text:p>
            <text:p text:style-name="Text_20_body"/>
            <text:p text:style-name="P68">Εἶ γὰρ ἡ Μαγονωγαλέα ἐγρυφινδώριζεν, ῆ δ’ ὃς ὁ ’Ἁρειος αὕτη</text:p>
            <text:p text:style-name="P68">γὰρ καίπερ κυρία οὖσα τοῦ τῶν Γρυφινδώρων οἴκου, τῂ προτεραίᾳ</text:p>
            <text:p text:style-name="P68">πόλλ’ ὅμως ἐπέβαλεν αὐτοῖς κατ’ οἶκον ἀσκήσουσι μαθήματα.</text:p>
            <text:p text:style-name="Text_20_body"><text:soft-page-break/></text:p>
            <text:p text:style-name="P68">ἐκομίσθησαν τοίνυν αἶ ἐπιστολαί. ἀλλὰ πρῶτον μὲν ἄρτι ἀφικ-</text:p>
            <text:p text:style-name="P68">όμενος κομιδῇ ἐξεπέπληκτο ὁ ’Άρειος ι’δὼν ὡς ἑκατὸν γλαῦκας</text:p>
            <text:p text:style-name="P68">ἄφνω εἷς τὸ μέγαρον μεταξὺ τοῦ ἀκρατίσματος κατασκηπτούσας</text:p>
            <text:p text:style-name="P68">καὶ ἀνὰ τὰς τραπέζας περιπετομένας καί τοὺς κυρίους ζητούσας καί</text:p>
            <text:p text:style-name="P68">ἐπιστολάς τε καὶ φορτία κατὰ τὰ γόνατα αὐτοῖς μεθείσας, τήμερον</text:p>
            <text:p text:style-name="P68">δέ πάντα τὰ τοιαῦτα μέτρια ε”χειν ἐδόκει.</text:p>
            <text:p text:style-name="Text_20_body"/>
            <text:p text:style-name="P68">καὶ μέχρι τότε ἡ Ἡδυίκτὶν οὐδέν ἐκόμισεν αὐτῷ. ε’νίοτε μὲν γὰρ</text:p>
            <text:p text:style-name="P68">εἷσπτομένη ὡς τὸ οὖς αὐτοῦ φιλήσουσα καί ἄρτου φρυκτοῦ τι παρ-</text:p>
            <text:p text:style-name="P68">εδομένη τότε δὴ ἐπὶ κοῖτον ἀπῆλθε μετὰ τῶν ἄλλων γλαυκῶν τῶν</text:p>
            <text:p text:style-name="P68">’Υογοητικῶν ἐν τῴ γλαυκοκομείῳ. τήμερον δέ μεταξὺ τῆς παλάθης</text:p>
            <text:p text:style-name="P68">καὶ τοῦ σακχάρου κύλικος καταπτομένη μεθῆκεν ἐπιστολὴν εἰς τὴν</text:p>
            <text:p text:style-name="P68">ἐκείνου λεκάνην. ὁ δ’ εὐθὺς σπουδαίως ἀνέῳξε. μόλις δ’ ἀνέγω</text:p>
            <text:p text:style-name="P68">τάδε· ὁ γὰρ γράψας ἄτεχνος ἦν τις, ὡς ε’ὀικεν.</text:p>
            <text:p text:style-name="Text_20_body"/>
            <text:p text:style-name="P68">Ἁγριώδης τῷ Ἁρείῳ χαίρειν</text:p>
            <text:p text:style-name="Text_20_body"/>
            <text:p text:style-name="P68">Εὖ οἶδ’ ὅτι καθ’ ἑβδομάδα τῆς Παρασκευῆς δείλῃ σχολά-</text:p>
            <text:p text:style-name="P68">ζεις. ἆρ’ ἐθέλεις συμμετέχειν τοῦ τεΐου μετ’ ἐμοῦ τῇ ἐνάτῃ</text:p>
            <text:p text:style-name="P68">ὥρᾳ,· βούλομαι γὰρ πάντ’ ἀκοῦσαί σου περὶ τῶν τῆς πρώτης</text:p>
            <text:p text:style-name="P68">ἑβδομάδος πεποιημένων. ἀποκρίνου δῆτα μετὰ τῆς Ἡδυϊκτ-</text:p>
            <text:p text:style-name="P68">ῖνος. ἔρρωσο.</text:p>
            <text:p text:style-name="Text_20_body"/>
            <text:p text:style-name="P68"><text:soft-page-break/>ὁ δ’ Ἄρειος χρησάμενος τὸν τοῦ Ῥοῶνος κάλαμον καὶ τὴν ἐπι-</text:p>
            <text:p text:style-name="Text_20_body"/>
            <text:p text:style-name="P68">στολὴν ἀναστρέψας ἔγραψεν ὅτι ἥδεται ἐπινεύων τοῦτο καί ὄψεται</text:p>
            <text:p text:style-name="Text_20_body"/>
            <text:p text:style-name="P68">ἐκεῖνον διὰ χρόνου. κᾶπειτα τὴν Ἡδυικτῖνα πάλιν ἐξέπεμψεν.</text:p>
            <text:p text:style-name="P68">ἕρμαιον δ’ ῆν τῷ Ἁρείῳ τὸ προσδοκᾶν τεΐου μεθέξειν μετὰ τοῦ</text:p>
            <text:p text:style-name="P68">Ο ΣΟΦῙΣΤΗΣ Ο ΕΠ] ΠΟΣΕΩΝ 11]</text:p>
            <text:p text:style-name="P68">Ἁγριώδους. ἡ γὰρ περὶ τῶν πόσεων διδασκαλία ἀπέβη οἱ εἶναι</text:p>
            <text:p text:style-name="P68">κάκιστον ἁπάντων ῶν ἤδη πέπονθε,</text:p>
            <text:p text:style-name="Text_20_body"/>
            <text:p text:style-name="P68">τῇ μὲν γὰρ πρώτῃ τῆς περιόδου ἡμέρᾳ δειπνοῦντι ἔδοξε τῷ</text:p>
            <text:p text:style-name="P68">Ἀρείῳ ὁ Σίναπυς οὐ φιλεῖν αὐτόν. τελευτησάσης δὲ τῆς πρώτης</text:p>
            <text:p text:style-name="P68">σχολῆς τῆς τῶν πόσεων συνῄδει ἑαυτῲ πάνυ ἡμαρτηκότι, οῦ μὲν</text:p>
            <text:p text:style-name="P68">γάρ τοι ἄχθεσθαι τὸν Σίναπυν αὐτῷ, μισεῖν δ’ ἔσχατον μῖσος.</text:p>
            <text:p text:style-name="Text_20_body"/>
            <text:p text:style-name="P68">καὶ πρὸς τὰς πόσεις ἔδει διατρῖψαι ἐν δεσμωτηρίῳ πολλῷ</text:p>
            <text:p text:style-name="P68">ψυχροτέρῳ τοῦ ἄνω φρουρίου ὄντι. ὥστε μάλ’ ἐφοβοῦντ’ ἂν καὶ εἰ</text:p>
            <text:p text:style-name="P68">μὴ ἔδει βλέπειν ἅμα πρὸς τὰ τεταριχευμένα ζῷα τὰ ἐν φιάλαις</text:p>
            <text:p text:style-name="P68">ὑαλίναις περὶ τοὺς τοίχους φερόμενα.</text:p>
            <text:p text:style-name="Text_20_body"/>
            <text:p text:style-name="P68">καὶ ὁ Σίναπυς τὸ αὐτὸ ποιῶν τῴ Φιλητικῴ ἤρξατο τῆς σχολῆς</text:p>
            <text:p text:style-name="P68">ἀναγιγνώσκων τὰ τῶν μαθητῶν ὀνόματα. καί ὡσαύτως ἐπαύσατο</text:p>
            <text:p text:style-name="P68">μεταξὺ ἀναγιγνώσκων τὸ Ἁρείου ὄνομα.</text:p>
            <text:p text:style-name="Text_20_body"/>
            <text:p text:style-name="P68">καί ἡσύχως Εἶὲν, ἔφη. ὁ πάνυ ’Άρειος Ποτῆρ, <text:soft-page-break/>ἐξοχώτατος</text:p>
            <text:p text:style-name="P68">δήπου τῶν νέων μαθητῶν.</text:p>
            <text:p text:style-name="Text_20_body"/>
            <text:p text:style-name="P68">τοῦτο δ’ ἀκούσαντες ὁ Δράκων Μάλθακος καί οἱ ἑταῖροι</text:p>
            <text:p text:style-name="P68">Κάρκινός τε Κέρκωψ τε ἔλαθον κιχλίζοντες, ἀναγνοὺς δ’ οὖν τὰ</text:p>
            <text:p text:style-name="P68">ὀνόματα, ὁ Σίναπυς 6ξὺ ἀνέβλεψε πάλιν πρὸς τοὺς μαθητάς.</text:p>
            <text:p text:style-name="P68">ὀφθαλμοὺς δ’ εἶχε μέλανας καθάπερ ὁ Ἁγριώδης πλὴν ἀλλ’ οὗτός</text:p>
            <text:p text:style-name="P68">γε πάνυ φιλάνθρωπον ε”βλεπε κατὰ τὸ ξύνηθες. ἐκεῖνος μὲν οὖν τούς</text:p>
            <text:p text:style-name="P68">ὀφθαλμοὺς ψυχροὺς παρεῖχε καὶ κενοὺς καὶ ὁμοίους οῦκ οἶδ’ ὅπως</text:p>
            <text:p text:style-name="P68">τῷ σκότῳ τῷ ἐν ὑπονόμῳ τινί.</text:p>
            <text:p text:style-name="Text_20_body"/>
            <text:p text:style-name="P68">’Ήκετέ που, ἔφη, μεταχειρισόμενοι τὴν ποτικὴν οῦ μόνον ἐπι-</text:p>
            <text:p text:style-name="P68">στήμην ἄδηλον οὖσαν καί τοῦ ποικίλου μετέχουσαν ἀλλὰ καί</text:p>
            <text:p text:style-name="P68">τέχνην τῆς ἀκριβείας μάλιστα δεομένην. καί ε”λεγε μὲν ὥσπερ</text:p>
            <text:p text:style-name="P68">πρὸς οὖς ψιθυρίζων τοῖς μαθηταῖς, οἱ δέ πάντ’ ἤκουσαν ὅμως.</text:p>
            <text:p text:style-name="P68">ἐδύνατο γὰρ καθάπερ ἡ Μαγονωγαλέα ἀκονιτὶ κρατεῖν τῶν</text:p>
            <text:p text:style-name="P68">μαθητῶν τέως σιωπῇ ἡσυχαζόντων. καὶ ἀναλαβὼν Πολλοὶ γάρ</text:p>
            <text:p text:style-name="P68">τοι, ἔφη, τάχ’ ἂν ἡγοῖντο ταύτην τὴν τέχνην ἥ τι ἢ οὐδὲν τοῦ</text:p>
            <text:p text:style-name="P68">μαγικοῦ μετέχειν, οὗ δέον ὑμᾶς δήπου τὰς ῥάβδους σείοντας παγ-</text:p>
            <text:p text:style-name="P68">γελοίους εἰκότως δοκεῖν. οὐδ’ αῦ προσδέχομαι ὑμᾶς κατανοήσειν</text:p>
            <text:p text:style-name="P68">ὅπως καλόν ἐστιν ὁ λέβης ἠρέμα ζέων καὶ ποικίλον παρέχων</text:p>
            <text:p text:style-name="P68">καπνόν, ἦ ὅσον δύναται τὰ ὑγρὰ διὰ φλεβῶν βροτείων ῥέοντα ὡς</text:p>
            <text:p text:style-name="P68">κηλήσοντά τε τὴν ψυχὴν καὶ ἀπατήσοντα τὰς αἰσθήσεις... ἐγὼ</text:p>
            <text:p text:style-name="P68"><text:soft-page-break/>γὰρ ε”χω διδάσκειν ὑμᾶς καί τὴν δόξαν θησαυρίζειν εἰς λήκυθον</text:p>
            <text:p text:style-name="P68">καί τὸ κλέος ἀναβράττειν καὶ δὴ καί ταριχεύειν τὸν θάνατον, εἴ γ’</text:p>
            <text:p text:style-name="P68">ἄρα μὴ οὕτως ἐμβρόντητοι τυγχάνετε πεφυκότες ὡς ἐκεῖνοι οὒς</text:p>
            <text:p text:style-name="P68">κατὰ τὸ ξύνηθες δεῖ με διδάξαι.</text:p>
            <text:p text:style-name="Text_20_body"/>
            <text:p text:style-name="P68">καὶ ταῦτ’ ἀκούσαντες οἶ μαθηταὶ διετέλουν ἡσυχάζοντες. καί ὁ</text:p>
            <text:p text:style-name="P68">“Ἀρειος καὶ ὁ Ῥοών κεκυρτωμένοι τὰς ὀφρῦς ε”βλεπον πρὸς</text:p>
            <text:p text:style-name="P68">1 1 2 ΑΡΕιοΣ Πο ΤΗΡ</text:p>
            <text:p text:style-name="P68">ἀλλήλους. ἡ δέ Ἑρμιόνη παντοία ἦν ὡς μάλιστα σπουδάζουσα</text:p>
            <text:p text:style-name="P68">ἐπιδεῖξαι ὅτι ἐμβρόντητος οὐκ ἔστιν.</text:p>
            <text:p text:style-name="Text_20_body"/>
            <text:p text:style-name="P68">ἀλλ’ ὁ Σίναπυς ἐξ ἀπροσδοκήτου Οὗτος, ἔφη, ὧ Ποτέρ. τί</text:p>
            <text:p text:style-name="P68">ἔχοιμ’ ἂν εἰπέ μοι εἰ συμμείξαιμι ῥίζαν ἀσφοδελίνην εὖ τετριμμένην</text:p>
            <text:p text:style-name="P68">μετὰ ἀψινθίου ἑφθοῦ,·</text:p>
            <text:p text:style-name="Text_20_body"/>
            <text:p text:style-name="P68">ὁ δ”Άρειος πάνυ ἀπορῶν εἷς ἑαυτόν Ποίαν, ἔφη, ῥίζαν μετὰ ποίου</text:p>
            <text:p text:style-name="P68">ἑφθοῦ,· παρέβλεψεν οὖν πρὸς τὸν Ῥοῶνα ὡσαύτως ἀποροῦντα. ἡ</text:p>
            <text:p text:style-name="P68">μέντοι Ἑρμιόνη ὡς τάχιστα τὴν χεῖρα ἀνέσχεν,</text:p>
            <text:p text:style-name="Text_20_body"/>
            <text:p text:style-name="P68">ἐκεῖνος δέ Οὐκ οἶδα, ἔφη, ῶ κύριε.</text:p>
            <text:p text:style-name="Text_20_body"/>
            <text:p text:style-name="P68">ὁ δὲ Σίναπυς μάλα σαρδάνιον μειδιάσας Φεῦ φεῦ, ἔφη, τῆς</text:p>
            <text:p text:style-name="P68">δόξης.</text:p>
            <text:p text:style-name="Text_20_body"/>
            <text:p text:style-name="P68">τῆς δέ Ἑρμιόνης ε”τι χειροτονούσης ἀμελήσας Δεῖ σε, ἔφη,</text:p>
            <text:p text:style-name="P68">πάλιν ἐγχειρῆσαι. ποῖ γῆς ζητοίης ἂν εἷ κελεύσαιμί σε ἐντερόλιθον</text:p>
            <text:p text:style-name="P68"><text:soft-page-break/>εὑρεῖν,</text:p>
            <text:p text:style-name="Text_20_body"/>
            <text:p text:style-name="P68">καὶ ἡ μὲν Ἑρμιόνη τὴν χεῖρα εἷς τοσοῦτο ἐξέτεινεν ὅσον ἐνεδέχ-</text:p>
            <text:p text:style-name="P68">ετο μὴ ἀναστᾶσα, ὁ δ’ “Άρειος οῦκ ᾔδει στιγμὴν ἦ σκιὰν περὶ τοῦ</text:p>
            <text:p text:style-name="P68">ε’ντερολίθου πάνυ ἀγνοῶν ὅ τι τυγχάνει ὤν. ὥστε οῦκ ἤθελε βλέψαι</text:p>
            <text:p text:style-name="P68">πρὸς τούς ἀμφὶ τὸν Δράκοντα πολλοῦ μετὰ γέλωτος ἤδη ἐπιχαιρε-</text:p>
            <text:p text:style-name="P68">κακοῦντας.</text:p>
            <text:p text:style-name="Text_20_body"/>
            <text:p text:style-name="P68">Οὐκ οἶδα, ὦ κύριε.</text:p>
            <text:p text:style-name="Text_20_body"/>
            <text:p text:style-name="P68">ἿῑῙ που οὐκ ε”δοξέ σοι, ὦ Ποτέρ, βίβλον ἀναπτύξαι οῦδεμίαν</text:p>
            <text:p text:style-name="P68">μέλλοντι παραγενήσεσθαι δεῦρο,·</text:p>
            <text:p text:style-name="Text_20_body"/>
            <text:p text:style-name="P68">Ἄρειος δ’ ἐβιάζετο εἰς τὸ εὐθὺ βλέπειν πρὸς τούσδε τοὺς ὀφθαλ-</text:p>
            <text:p text:style-name="P68">μοὺς τοὺς ψυχρούς. τὰ γὰρ βιβλία ὡς ἀληθῶς ἀναγνῶναι παρὰ τοῖς</text:p>
            <text:p text:style-name="P68">Δουρσλείοις. ἀλλὰ πῶς ἐπιεικές ἐστιν εἶ ὁ Σίναπυς προσδέχεται</text:p>
            <text:p text:style-name="P68">αὐτὸν μεμνῆσθαι πάνθ’ ὅσα γέγραπται ἐν τῇ βίβλῳ τῇ περὶ χιλίων</text:p>
            <text:p text:style-name="P68">φαρμάκων βοτανικῶν καὶ μυκητίνων,</text:p>
            <text:p text:style-name="Text_20_body"/>
            <text:p text:style-name="P68">ἐκεῖνος δ’ ε”τι ἠμέλει τῆς χειρὸς ἤδη τρεμούσης τῆς Ἑρμιόνης.</text:p>
            <text:p text:style-name="Text_20_body"/>
            <text:p text:style-name="P68">Πῶς διαφέρει, ὦ Ποτέρ, τὸ ἀκόνιτον τοῦ λυκοκτόνου;</text:p>
            <text:p text:style-name="Text_20_body"/>
            <text:p text:style-name="P68">πρὸς δὲ τοῦτο ἡ Ἑρμιόνη ἀνέστη, τῆς χειρὸς πρὸς τὸν τοῦ</text:p>
            <text:p text:style-name="P68">δεσμωτηρίου ὄροφον ἐκταθείσης.</text:p>
            <text:p text:style-name="Text_20_body"/>
            <text:p text:style-name="P68"><text:soft-page-break/>ἀλλ’ ὁ “Άρειος σιωπῇ Ἐγὼ μέν, ἔφη, οὐκ οῖδα· οἶδε μέντοι ἥ γ’</text:p>
            <text:p text:style-name="P68">Ἑρμιόνη, ὡς ε’ὀικε. τί οῦκ ἐρωτᾷς αὖτήν,·</text:p>
            <text:p text:style-name="Text_20_body"/>
            <text:p text:style-name="P68">καὶ γελώντων ὀλίγων, τὸ βλέμμα ἔλαβε τοῦ Σαμίου. ὁ δ’ ἐσκαρ-</text:p>
            <text:p text:style-name="P68">δάμυξεν αὐτῷ. ὁ μέντοι Σίναπυς οὐκ ἠρέσκετο.</text:p>
            <text:p text:style-name="Text_20_body"/>
            <text:p text:style-name="P68">καὶ τῇ Ἑρμιόνῃ ἀνιώμενος Κάθησο, ἔφη. εἷ δ’ ἄρα μαθεῖν τι</text:p>
            <text:p text:style-name="P68">θέλεις, ὦ Ποτέρ, ἀκοῦσόν μου. τὸν γὰρ ἀσφόδελον εἴτις συμμείγνυ</text:p>
            <text:p text:style-name="P68">τῷ ἀψινθίῳ, ναρκωτικόν ποιεῖται φάρμακον οὕτω δύνατον ὥστε</text:p>
            <text:p text:style-name="P68">καλεῖσθαι πόσιν τοῦ θανάτου ἐμψύχου. καὶ ὁ ἐντερόλιθός ἐστι λίθος</text:p>
            <text:p text:style-name="P68">τις ἐκ γαστρὸς τράγου ἀφῃρημένος ἀλεξιφάρμακος ὥν. καὶ τό τ’</text:p>
            <text:p text:style-name="P68">Ο ΣΟΦῘΣΤΗΣ Ο ΕΠ] ΠΟΣΕΩΝ 113</text:p>
            <text:p text:style-name="P68">ἀκόνιτον καὶ τὸ λυκόκτονόν ἐστι δύο ὀνόματα πρὸς τὸ αὐτὸ φυτόν.</text:p>
            <text:p text:style-name="P68">τίδὲ δή, ἦ ταῦτα συγγράφετε πάντες,</text:p>
            <text:p text:style-name="Text_20_body"/>
            <text:p text:style-name="P68">καὶ ἄφνω ἐκύπταζον ἅπαντες περὶ καλάμους καὶ χάρτην. καὶ</text:p>
            <text:p text:style-name="P68">μεταξὺ τοῦ θορύβου ἐκεῖνος Καὶ οἱ Γρυφίνδωροι βαθμοῦ στερηθ-</text:p>
            <text:p text:style-name="P68">ήσονται τῆς σῆς ὕβρεως ἕνεκα, ὦ Ποτέρ.</text:p>
            <text:p text:style-name="Text_20_body"/>
            <text:p text:style-name="P68">ἀναλαβόντες δὲ τὴν τῶν πόσεων σχολήν, οἱ Γρυφίνδωροι οὐδέν</text:p>
            <text:p text:style-name="P68">ἐπὶ τὸ βέλτιον ἐχώρουν. ὁ γὰρ Σίναπυς εἷς συνωρίδας διελὼν</text:p>
            <text:p text:style-name="P68">αὐτοὺς ἐκέλευσε μεῖξαι πόσιν ἁπλοϊκὴν ὡς δοθιῆνας ιάσομένους.</text:p>
            <text:p text:style-name="P68">περιπολῶν δέ καί τὸν τρίβωνα ἅμα σύρων τὸν μακρὸν καὶ μέλανα</text:p>
            <text:p text:style-name="P68">ἐθεώρει αὐτοὺς τὰς ἀκαλήφας ξηρὰς σταθμωμένους ἢ τοὺς ὀδόντας</text:p>
            <text:p text:style-name="P68">δρακοντείους ἀλοῦντας, πάντας ἀεὶ μωμώμενος <text:soft-page-break/>πλὴν τοῦ</text:p>
            <text:p text:style-name="P68">Δράκοντος Μαλθάκου’ τῷ δέ ἡδέως ἔχων ε’δόκει. ἀτὰρ καὶ ἐκέλευε</text:p>
            <text:p text:style-name="P68">πάντας θαυμάζειν τοῦτον ὡς ἀμέμπτως ἕψει τοὺς γυμνοὺς</text:p>
            <text:p text:style-name="P68">κοχλίους κερασφόρους καὶ ἐξ ἀπροδοκήτου κατὰ τὸ δεσμωτήριον</text:p>
            <text:p text:style-name="P68">ἅμα μὲν ἦν νέφος ι’δεῖν καπνῶδες καὶ καλάϊνον, ἅμα δέ ῥοῖζον</text:p>
            <text:p text:style-name="P68">ἀκοῦσαι μέγαν. ὁ γὰρ Νεφελώδης οὐκ οἶδ’ ὅπως ε”τυχε κατατήξας</text:p>
            <text:p text:style-name="P68">τὸν τοῦ Σαμίου λέβητα εἰς μύδρον τινὰ διάστροφον. ὥστε ἡ πόσις</text:p>
            <text:p text:style-name="P68">διαρρέουσα διὰ τὸ ἔδαφος λιθόστρωτον ε”καιε τοῖς παροῦσι τὰ</text:p>
            <text:p text:style-name="P68">ὑποδήματα. καὶ ἐν ἀκαρεῖ οἱ μὲν μαθηταὶ πάντες ε’πί σκολυθρίοις</text:p>
            <text:p text:style-name="P68">ἵσταντο, ὁ δέ Νεφελώδης τηκομένου τοῦ λέβητος πάνυ βρεχθεὶς τῇ</text:p>
            <text:p text:style-name="P68">πόσει, ἀνῴμωζεν ὀδύνῃ τειρόμενος ἐξανθοῦντος ἤδη τοῦ σώματος</text:p>
            <text:p text:style-name="P68">δοθιῆσιν ἐρυθροῖς καὶ διαπύροις.</text:p>
            <text:p text:style-name="Text_20_body"/>
            <text:p text:style-name="P68">ὁ δὲ Σίναπυς σεσηρώς Ὦ τῆς μωρίας, ἔφη, ὦ ἀνόητε παῖ. καὶ</text:p>
            <text:p text:style-name="P68">τὴν ῥάβδον ἅπαξ τινάξας τὴν πόσιν ἐκκεχυμένην εὐθὺς διέλυσεν.</text:p>
            <text:p text:style-name="P68">καὶ ἀναλαβών ἲΗ καὶ ἐνέθηκας, ἔφη, τὰς τοῦ ἀκανθίονος ἀκάνθας</text:p>
            <text:p text:style-name="P68">πρίν γ’ ἀνελεῖν τὸν λέβητα ἀπὸ τοῦ πυρός;</text:p>
            <text:p text:style-name="Text_20_body"/>
            <text:p text:style-name="P68">ἐκεῖνος δέ ἐκνυζεῖτο ἅτε πάνυ φλυκταινούμενος τὰς ῥῖνας.</text:p>
            <text:p text:style-name="Text_20_body"/>
            <text:p text:style-name="P68">ὁ δέ Σίναπυς δι’ ὀργῆς ἔχων ἐκέλευσε τὸν Σάμιον ἡγεῖσθαι αὐτῷ</text:p>
            <text:p text:style-name="P68">εἷς τὸ νοσοκομεῖον. κᾶπειτα μετῆλθε τὸν ’Ἀρειον καὶ τὸν Ῥοῶνα ὡς</text:p>
            <text:p text:style-name="P68">συμπονήσαντας τῷ Νεφελώδει.</text:p>
            <text:p text:style-name="Text_20_body"/>
            <text:p text:style-name="P68"><text:soft-page-break/>Οὗτος, ὦ Ποτέρ, τί χρῆμα σὺ οὐ παρῄνεσας αὐτὸν μὴ</text:p>
            <text:p text:style-name="P68">προσθεῖναι τὰς ἀκάνθας, ἦ που ἐνενόεις ὡς ἐκείνου σφαλέντος</text:p>
            <text:p text:style-name="P68">αὐξήσεις τὰ σαυτοῦ, τοιγαροῦν ἕτερον βαθμὸν ἀπώλεσας τοῖς</text:p>
            <text:p text:style-name="P68">Γρυφινδώροις.</text:p>
            <text:p text:style-name="Text_20_body"/>
            <text:p text:style-name="P68">τοῦτο δέ ἀδικώτατον ε”δοξε τῷ Ἁρείῳ. μέλλοντα δέ φθέγξασθαί</text:p>
            <text:p text:style-name="P68">τι ὁ Ῥοών λαθὼν ε’λάκτισεν ὄπισθε τοῦ λέβητος.</text:p>
            <text:p text:style-name="Text_20_body"/>
            <text:p text:style-name="P68">Μὴ λιπαρήσῃς, ἦ δ’ ὅς. τόδε γὰρ οἶδ’ ἀκούσας· ε”νεστι τῷ Σινά-</text:p>
            <text:p text:style-name="P68">πει μνησικακεῖν δυσκόλῳ ὄντι.</text:p>
            <text:p text:style-name="Text_20_body"/>
            <text:p text:style-name="P68">ὕστερον δέ ἀναβαινόντων αὐτῶν ἐκ τοῦ δεσμωτηρίου, ὁ ’Άρειος</text:p>
            <text:p text:style-name="P68">πόλλ’ ἐφρόντιζεν ἀθυμίας ὢν μεστός. ἀπολέσαι γὰρ δύο βαθμοὺς</text:p>
            <text:p text:style-name="P68">1 1 4 ΑΡΕΙοΣ Πο ΤΗΡ</text:p>
            <text:p text:style-name="P68">τῆσδε τῆς ἑβδομάδος πρωτόπειρος ὥν. ἀλλὰ διὰ τί ὁ Σίναπυς</text:p>
            <text:p text:style-name="P68">τοσοῦτο μισεῖ αὐτόν,</text:p>
            <text:p text:style-name="Text_20_body"/>
            <text:p text:style-name="P68">ὁ δέ Ῥοών Θάρρει δῆτα, ἔφη. οὗτος γὰρ ἀεὶ φιλεῖ ἀφαιρεῖν βαθ-</text:p>
            <text:p text:style-name="P68">μοὺς τῷ Φερεδίκῳ καὶ τῴ Γεωργῴ. ἆρ’ ἔξεστί μοι συγγενέσθαι τῴ</text:p>
            <text:p text:style-name="P68">Ἁγριώδει μετὰ σοῦ,·</text:p>
            <text:p text:style-name="Text_20_body"/>
            <text:p text:style-name="P68">καὶ περὶ τὴν ἐνάτην ἀπὸ τοῦ φρουρίου ἐξελθόντες διὰ τοῦ κήπου</text:p>
            <text:p text:style-name="P68">ἐχώρουν. ὁ δ’ Ἁγριώδης ἐνῴκει οἶκιδίῳ ξυλίνῳ πρὸς κρασπέδοις</text:p>
            <text:p text:style-name="P68">τῆς ἀπορρήτου ὕλης, καὶ πρὸ τῆς θύρας ἦν ἰδεῖν βαλλίστραν καὶ</text:p>
            <text:p text:style-name="P68">ἀρβύλας πηλοπατίδας.</text:p>
            <text:p text:style-name="Text_20_body"/>
            <text:p text:style-name="P68"><text:soft-page-break/>κόψαντος δέ τοῦ Ἁρείου, ἥκουσαν ψόφον τ’ ἄδηλον ὡς ξύοντος</text:p>
            <text:p text:style-name="P68">τινὸς μανικῶς τὸ ε”δαφος τοῖς ὄνυξι, καὶ πολλῶν κυνὸς ὑλαγ-</text:p>
            <text:p text:style-name="P68">μάτων. ε”πειτα δ’ ὁ Ἁγριώδης βοῶν Τοῦμπαλιν, ἔφη, ὦ Δάκος,</text:p>
            <text:p text:style-name="P68">πρὸς τοῦμπαλιν.</text:p>
            <text:p text:style-name="Text_20_body"/>
            <text:p text:style-name="P68">ὁ δὲ Ἁγριώδης ε”ξω προῦκυψε τὴν ὄψιν μεγάλην καὶ δασεῖαν</text:p>
            <text:p text:style-name="P68">δείξας αὐτοῖς διὰ τρῆμα, τὴν θύραν ὀλίγον τι ἀνοίξας.</text:p>
            <text:p text:style-name="Text_20_body"/>
            <text:p text:style-name="P68">Ἀλλὰ περιμένετε· τοῦμπαλιν δῆτα, ὦ Δάκος.</text:p>
            <text:p text:style-name="Text_20_body"/>
            <text:p text:style-name="P68">καί ἠσπάσατ’ αὐτοὺς μόλις κατέχων ἅμα Μολοσσικὸν κύνα</text:p>
            <text:p text:style-name="P68">ὑπέρμεγαν.</text:p>
            <text:p text:style-name="Text_20_body"/>
            <text:p text:style-name="P68">καὶ ε”νδον ἦν δωμάτιον ἒν μόνον. κωλᾶς δέ καί φασιανοὺς ἂν</text:p>
            <text:p text:style-name="P68">εἶδες ἐξ ὀρόφου ἀνηρτημένους, καὶ χαλκεῖον ἐπ’ ἐσχάρᾳ ζέον, καὶ</text:p>
            <text:p text:style-name="P68">ἐν μυχῷ κλίνην μεγάλην φάρεσι ποικίλοις ἐστρωμένην.</text:p>
            <text:p text:style-name="Text_20_body"/>
            <text:p text:style-name="P68">Χαίρετε, ἔφη, ἐπὶ ξενίαν γὰρ ἤλθετε, τὸν κύνα ἅμα μεθείς. ὁ</text:p>
            <text:p text:style-name="P68">δ’ ἀναπηδήσας εὐθὺς ἐπὶ τὸν Ῥοῶνα διέλειχε τὰ ὦτα. ὁ γὰρ</text:p>
            <text:p text:style-name="P68">κύων ὡς ἐδόκει καθάπερ ὁ Ἁγριώδης αὐτὸς δεινὸν μὲν ἐφαίνετο,</text:p>
            <text:p text:style-name="P68">ε”ργῳ δ’ ἤπιος ἦν ὅμως.</text:p>
            <text:p text:style-name="Text_20_body"/>
            <text:p text:style-name="P68">ὁ δ’ ’Ἀρειος Οὑτοσί, ἔφη, Ῥοών ἐστιν. ἐν δέ τούτῳ ὁ Ἁγριώδης</text:p>
            <text:p text:style-name="P68">ὕδωρ ζέον εἷς τεῖοδόχην χεύσας, πλακούντια ἐτίθη εἷς λοπάδα.</text:p>
            <text:p text:style-name="Text_20_body"/>
            <text:p text:style-name="P68"><text:soft-page-break/>Ἠ ἄλλος τις Εὐισήλιος εἴ δήπου - ᾔσθετο γὰρ αὐτοῦ πάνυ φακ-</text:p>
            <text:p text:style-name="P68">ώδους ὄντος - τὸ γὰρ ἥμισυ τοῦ βίου διέτριψα τὼ σὼ ἀδελφὼ</text:p>
            <text:p text:style-name="P68">ἀποδιώκων ἀπὸ τῆς ὕλης.</text:p>
            <text:p text:style-name="Text_20_body"/>
            <text:p text:style-name="P68">ἀλλὰ τοὺς ὀδόντας ὅσον οὐκ ε”θραυσαν ἐσθίοντες τὰ πλακούντια</text:p>
            <text:p text:style-name="P68">πάνυ σκληρὰ ὄντα, πρὸς ἡδόνην δ’ οὖν σχηματιζόμενοι διεξῆλθον</text:p>
            <text:p text:style-name="P68">τὰ πρῶτα μαθήματα. ὁ δέ κύων Δάκος τὴν κεφαλὴν ἔκλινεν ἐπὶ τὰ</text:p>
            <text:p text:style-name="P68">Ἁρείου γόνατα σιαλοχοῶν ἅμα κατὰ τοῦ τρίβωνος.</text:p>
            <text:p text:style-name="Text_20_body"/>
            <text:p text:style-name="P68">καὶ οἱ παῖδες μάλ’ ἥσθησαν ἀκούσαντες τοῦ Ἁγριώδους</text:p>
            <text:p text:style-name="P68">ἐπικαλοῦντος τῷ Φήληκι ἐκεῖνο τὸ παλαιὸν μίσημα.</text:p>
            <text:p text:style-name="Text_20_body"/>
            <text:p text:style-name="P68">Ἀλλὰ τὸ κατ’ ἐκείνην τὴν αἴλουρον, τὴν Νώροπα, θέλοιμ’ ἂν</text:p>
            <text:p text:style-name="P68">προσάγειν αὐτὴν τῷ Δάκει. ὁπόταν γὰρ εἷς παιδευτήριον ἔλθω,</text:p>
            <text:p text:style-name="P68">αὕτη πανταχοῦ διώκει με, οὐδ’ ἔχω ἐκφυγεῖν, τοῦ Φήληκος ἅμα</text:p>
            <text:p text:style-name="P68">προτρέποντος αὐτήν.</text:p>
            <text:p text:style-name="P68">ο ΣΟΦΙΣΤΗΣ ο ΕΠῙ ΠοΣΕΩΝ 1 15</text:p>
            <text:p text:style-name="Text_20_body"/>
            <text:p text:style-name="P68">ὁ δ”Ἁρειος καὶ περὶ τὴν σχολὴν τὴν τοῦ Σινάπεως πάντ’ εἶπε τῷ</text:p>
            <text:p text:style-name="P68">Ἁγριώδει’ ὁ δέ καθάπερ ὁ Ῥοών ἀπεῖπεν αὐτὸν πράγματα παρέχειν·</text:p>
            <text:p text:style-name="P68">τὸν γὰρ Σίναπυν οὐδένα ὡς εἰπεῖν τῶν μαθητῶν ῥᾳδίως φέρειν.</text:p>
            <text:p text:style-name="Text_20_body"/>
            <text:p text:style-name="P68">Ἀλλ’ ἐφαίνετο καί μισῶν ἐμέ.</text:p>
            <text:p text:style-name="Text_20_body"/>
            <text:p text:style-name="P68">Φλυαρεῖς, ἦ δ’ ὃς ὁ Ἁγριώδης, κατὰ τίνα λόγον,</text:p>
            <text:p text:style-name="Text_20_body"><text:soft-page-break/></text:p>
            <text:p text:style-name="P68">καίτοι οὐκ οἶδ’ ὅπως ὁ Ἀγριώδης ἔδοξεν αὐτῷ οὐκ ὀρθοῖς τοῖς</text:p>
            <text:p text:style-name="P68">ὄμμασιν ἀναβλέψαι τοῦτο λέγων.</text:p>
            <text:p text:style-name="Text_20_body"/>
            <text:p text:style-name="P68">Πῶς ε”χει ὁ ἀδελφός σου Κάρολος; ἐφίλουν γὰρ αὐτὸν δεινὸν ὄντα</text:p>
            <text:p text:style-name="P68">χρῆσθαι τοῖς ζῴοις.</text:p>
            <text:p text:style-name="Text_20_body"/>
            <text:p text:style-name="P68">ὁ δ’ “Ἀρειος ἐσκόπει πρὸς ἑαυτὸν οὐκ εἰδὼς εἶ ἐκ προνοίας δὴ</text:p>
            <text:p text:style-name="P68">ἐκεῖνος μεταβάλοι τὸν λόγον. καὶ ἐν ᾧ ὁ Ῥοὼν διεξῄει τὰ τοῦ</text:p>
            <text:p text:style-name="P68">Καρόλου τοῦ περὶ τούς δράκοντας ὄντος, χαρτίον τι ἀνέλαβεν ἐν τῇ</text:p>
            <text:p text:style-name="P68">τραπέζῃ κείμενον ὑπὸ τῷ πρὸς τεϊοδόχην χιτωνίσκῳ. τοῦτο δὲ</text:p>
            <text:p text:style-name="P68">ῥῆσιν εἶχεν ἀπὸ τοῦ Καθημερίνου Μάντεως ἐκτετμημένην τοιάνδε·</text:p>
            <text:p text:style-name="Text_20_body"/>
            <text:p text:style-name="P68">ἰχνεύουσιν ε”τι οἱ ἐν τέλει τοὺς εἷς Γριγγώτου τῇ ἕνῃ καὶ νέᾳ</text:p>
            <text:p text:style-name="Text_20_body"/>
            <text:p text:style-name="P68">τοῦ Ἰουλίου τοιχωρυχήσαντας, λεγομένους ἀγνώτους εἶναι</text:p>
            <text:p text:style-name="P68">φαρμακέας σκοτεινοὺς ἢ φαρμακίδας σκοτεινάς.</text:p>
            <text:p text:style-name="P68">οἱ δέ ἐν Γριγγώτου κόβαλοι οὐ φάσκουσιν ἀφῄρησθαι οὐδέν.</text:p>
            <text:p text:style-name="P68">τὴν γὰρ κατώρυχα ἐκείνην αὐθήμερον ἤδη κεκενῶσθαι.</text:p>
            <text:p text:style-name="P68">κοβαλόνομος δέ τις ὑπὲρ Γριγγώτου τήμερον τῆς δείλης</text:p>
            <text:p text:style-name="P68">λέγων εἶπε τάδε· Οὐ μέλλομεν ἐρεῖν ὅ τι ἐνῆν αὐτοῦ. μὴ πολυ-</text:p>
            <text:p text:style-name="P68">πραγμονεῖτε δῆτα, εἰμὴ θέλετε κακῶς ἀπόλεσθαι.</text:p>
            <text:p text:style-name="P68">καὶ ὁ Ἄρειος ἐμέμνητό πως τοῦ Ῥοῶνος ἐν τῇ ἁμαξοστοιχίᾳ</text:p>
            <text:p text:style-name="P68">λέγοντος ὡς ἐπεχείρησέ τις λῃστεῦσαι τὸν Γ ριγγώτου, ἀλλὰ τὸ</text:p>
            <text:p text:style-name="P68"><text:soft-page-break/>πότε οὗ διώρισεν.</text:p>
            <text:p text:style-name="Text_20_body"/>
            <text:p text:style-name="P68">*Ὠ Ἁγρίωδες, ἔφη, ἡ εἷς Γριγγώτου τοιχωρυχία ἐγένετο παρὰ</text:p>
            <text:p text:style-name="P68">τάμὰ γενέθλια, ἴσως που ἡμῶν καὶ παρόντων αὐτοῦ.</text:p>
            <text:p text:style-name="Text_20_body"/>
            <text:p text:style-name="P68">ἀλλὰ δῆλος ἦν νῦν δὴ ὁ Ἁγριώδης οὐκ ὀρθοῖς τοῖς ὄμμασιν</text:p>
            <text:p text:style-name="P68">ἀναβλέψας ἐξ ἴσου πρὸς τὸν ’Άρειοκ γρύζων δ’ οὖν ἄλλο προῦ-</text:p>
            <text:p text:style-name="P68">τεινε πλακούντιον. καὶ ὁ ’Άρειος αὖθις ἀνέγνω τὴν ἀγγελίαν</text:p>
            <text:p text:style-name="P68">φράζουσαν τὴν κατώρυχα ε’κείνην αῦθήμερον κεκενῶσθαι. τὸν γὰρ</text:p>
            <text:p text:style-name="P68">Ἃγριώδη κενῶσαι τὴν κατώρυχα τὴν ἑπτακοσιοστὴν καί τρισκαι-</text:p>
            <text:p text:style-name="P68">δεκάτην, εἴ γ’ ε”ξεστι κενοῦν καλεῖν τὸ ἀπενεγκεῖν ἐκεῖνο τὸ αὐχμ-</text:p>
            <text:p text:style-name="P68">ηρὸν σκεῦος. ἦ που τοῦτο δὴ οἱ τοιχωρυχοῦντες ἐζήτουν;</text:p>
            <text:p text:style-name="Text_20_body"/>
            <text:p text:style-name="P68">καὶ οἱ παῖδες πρὸς τὸ φρούριον ἐπανῆλθον δειπνήσοντες, τοὺς</text:p>
            <text:p text:style-name="P68">κόλπους παρέχοντες ε”τι βεβριθότας τοῖς πλακουντίοις ἃ ἐδέξαντο</text:p>
            <text:p text:style-name="P68">1 1 6 ΑΡΕῐοΣ Πο ΤΗΡ</text:p>
            <text:p text:style-name="Text_20_body"/>
            <text:p text:style-name="P68">οὐκ ἐθέλοντες ἀνιᾶν οὐδέν τὸν Ἁγριώδη. τῷ δ’ Ἁρείῳ ἔδοξε τὸ</text:p>
            <text:p text:style-name="P68">παρ’ Ἁγριώδει ἑστιᾶσθαι πλείω ἤδη παρασχεῖν ἄξια φροντίδος ἢ</text:p>
            <text:p text:style-name="P68">τὸ πρὸς σχολὰς φοιτᾶν. ἦ γὰρ ὁ Ἁγριώδης συνέλεξε τὸ αὐχμηρὸν</text:p>
            <text:p text:style-name="P68">ἐκεῖνο φθάσας τούς λῃστάς; ἢ ποῦ νῦν κεῖται αὐτά· ἢ οἶδεν ἄρα</text:p>
            <text:p text:style-name="P68">τι περὶ τοῦ Σινάπεως ὅπερ οὐκ ἐθέλει ἀγγεῖλαι ὁ Ἁγριώδης,·</text:p>
            <text:p text:style-name="P68">ὁ δ’ ’Ἁρειος οὐκ ἤλπιζε γνωρίσαι ποτέ παῖδα οὐδένα ὃν μᾶλλον</text:p>
            <text:p text:style-name="P68"><text:soft-page-break/>μισεῖῆ τὸν Δούδλιον, μέχρι οὗ τῷ γε Δράκοντι Μαλθάκῳ ἐνέτυχεν.</text:p>
            <text:p text:style-name="P68">ἀλλ’ οὖν τό γε μὲν πρῶτον οὐκ ε”δει τοὺς Γρυφινδώρους τοὺς πρωτο-</text:p>
            <text:p text:style-name="P68">πείρους φοιτᾶν μετὰ τῶν Σλυθηρίνων, εἰ μὴ πρὸς τὰ ποτικά,</text:p>
            <text:p text:style-name="P68">ὥστ’ οὐκ ε”τυχεν ὁμιλῶν ὡς ε’πί τὸ πολὺ τῷ Μαλθάκῳ. ὕστερον δέ οἱ</text:p>
            <text:p text:style-name="P68">Γ ρυφίνδωροι κλαίοντες κατεῖδον ἀγγελίαν τινὰ ἐν τῷ ἑαυτῶν</text:p>
            <text:p text:style-name="P68">κοινείῳ φανεῖσαν. τὰ γὰρ περὶ τῆς πτητικῆς μαθήματα τὰ</text:p>
            <text:p text:style-name="P68">πρώτιστα τῇ Πεμπτῇ γενήσεσθαι, δέον αὐτοὺς τε καὶ τοὺς</text:p>
            <text:p text:style-name="P68">Σλυθηρίνους κοινῇ φοιτᾶν.</text:p>
            <text:p text:style-name="Text_20_body"/>
            <text:p text:style-name="P68">ὁ δ’ ’Ἁρειος αἰνιττόμενος Ἀλλ’ ἕρμαιόν που, ἔφη, νομίζω τὸ</text:p>
            <text:p text:style-name="P68">ἐφορῶντος τοῦ Μαλθάκου ἐν σάρῳ εὐηθίζεσθαι.</text:p>
            <text:p text:style-name="Text_20_body"/>
            <text:p text:style-name="P68">τοῦτο γὰρ ἦν οὗ μάλιστ’ ἐγλίχετο, τὸ τὴν πτητικὴν μανθάνειν.</text:p>
            <text:p text:style-name="Text_20_body"/>
            <text:p text:style-name="P68">ὁ δέ Ῥοὼν εὖ ποιῶν Ἀλλ’ οὐκ ἀκριβῶς οἶσθ’ ὅτι εὐήθη σαυτὸν</text:p>
            <text:p text:style-name="P68">παρέξεις. πολλὰ μὲν γὰρ λαλεῖ ὁ Μάλθακος περὶ τῆς ι’καροσφαιρ-</text:p>
            <text:p text:style-name="P68">ικῆς ὥς ἐστι τεχνικὸς εἴ τις ἄλλος. ἀλλ’ ἔστι δὴ τοῦτο ψιλὴ</text:p>
            <text:p text:style-name="P68">λαλία.</text:p>
            <text:p text:style-name="Text_20_body"/>
            <text:p text:style-name="P68">καὶ ὁ Μάλθακος πολλὰ δὴ ε”λεγε περὶ τῆς πτήσεως. βαρέως γὰρ</text:p>
            <text:p text:style-name="P68">ε”φερεν ἰδὼν τούς πρωτοπείρους οὐδέποτε πρὸς τὰς ἐπ’ ι’καροσφαιρ-</text:p>
            <text:p text:style-name="P68">ικῆς ἀγέλας αἱρεῖσθαι ἀγωνισομένους. καὶ μεγαλαυχούμενος πόλλ’</text:p>
            <text:p text:style-name="P68">ἐμυθολόγει τὰ τοιαῦτα φράζων ὅπως μόλις πέφευγε Μυγάλους</text:p>
            <text:p text:style-name="P68">τινὰς ἐν ἑλικοπτέροις ἐπιδιώκοντας. καὶ οὐ μόνον <text:soft-page-break/>οὗτος τοιαῦτ’</text:p>
            <text:p text:style-name="P68">ἐτραγῴδει, ἀλλὰ καὶ ὁ Σάμιος, εἴ τις πίθοιτ’ αὐτῷ αὐχοῦντι, παῖς</text:p>
            <text:p text:style-name="P68">ὢν ἀεὶ περὶ τῆς χώρας ἐν σάρῳ ᾗττε. καὶ δὴ καὶ ὁ Ῥοών, εἴ τις</text:p>
            <text:p text:style-name="P68">βούλοιτο ἀκροᾶσθαι αὐτοῦ, πολλάκις διεξῄει ὅπως ἀνεμόπτερον</text:p>
            <text:p text:style-name="P68">μονονουχὶ προσέκρουσέ ποτε ἐν τῷ σάρῳ τῷ τοῦ Καρόλου παλαιῷ</text:p>
            <text:p text:style-name="P68">αἰωρούμενος. οἱ γάρ τοι τῶν ἀρχαίων γενῶν μαγικῶν ἅπαντες ἀεὶ</text:p>
            <text:p text:style-name="P68">περὶ τῆς ι’καροσφαιρικῆς διελέγοντο. καὶ ὁ Ῥοὼν ἤδη πολὺ περὶ</text:p>
            <text:p text:style-name="P68">1 1 8 ΑΡΕῙΟΣ ΠοΤΗΡ</text:p>
            <text:p text:style-name="Text_20_body"/>
            <text:p text:style-name="P68">τῆς ποδοσφαιρικὴς ἠμφεσβήτει τῷ Δείνῳ Θόμᾳ κοινωνοῦντι τοῦ</text:p>
            <text:p text:style-name="P68">κοιμητηρίου αὐτοῖς, ὡς οὐκ ἐπιστάμενος τοῦτο τὸ παίγνιον ὅθεν</text:p>
            <text:p text:style-name="P68">ἀξιόλογον γίγνεται, μιᾶς μὲν σφαίρας ὑπαρχούσης οὐδ’ ἐξὸν</text:p>
            <text:p text:style-name="P68">πέτεσθαι οὐδενί. καί ὁ Ἄρειος ε”λαβέ ποτε τὸν Ῥοῶνα σκαλεύοντα</text:p>
            <text:p text:style-name="P68">γραφὴν τοῦ Δείνου τινὰ εἰκασίαν παρέχουσαν τῶν ποδοσφαιριστῶν</text:p>
            <text:p text:style-name="P68">τῶν Ῥαιστήρων καλουμένων εἴ πως κινοίη αὐτούς.</text:p>
            <text:p text:style-name="Text_20_body"/>
            <text:p text:style-name="P68">ὁ δέ Νεφελώδης οὐπώποτ’ ἐν σάρῳ διέτριψε, τῆς τήθης οὐκ</text:p>
            <text:p text:style-name="P68">ἐπιτρεψάσης ποτ’ αὐτῷ οὐδ’ ἅπτεσθαι τοῦ τοιούτου.</text:p>
            <text:p text:style-name="Text_20_body"/>
            <text:p text:style-name="P68">ὁ δ”Άρειος καθ’ ἑαυτὸν λογισάμενος ἐνόμισεν αὐτὴν εὖ φρονεῖν·</text:p>
            <text:p text:style-name="P68">τὸν γὰρ Νεφελώδη πολλάκις δὴ κακὰ πεπονθέναι καὶ πεδοστιβῆ.</text:p>
            <text:p text:style-name="Text_20_body"/>
            <text:p text:style-name="P68">καὶ ἡ Ἑρμιόνη οὐχ ἧττον τοῦ Νεφελώδους ἐφοβεῖτο τὰ περὶ τῆς</text:p>
            <text:p text:style-name="P68"><text:soft-page-break/>πτήσεως. ταῦτα γοῦν οὐκ ἧν ἐκ βιβλίου μαθεῖν, οὗ μὴν ἀλλ’ ἐντόνως</text:p>
            <text:p text:style-name="P68">ἐπεχείρησεν. ἀριστῶντας γὰρ τῇ Πεμπτῄ πάνυ ἀνιῶσα πάσας</text:p>
            <text:p text:style-name="P68">διεδίδου τὰς περὶ πτήσεως ὑποθέσεις ἃς ἐξηύρηκε βιβλίον χρη-</text:p>
            <text:p text:style-name="P68">σαμένη τι παρὰ τῆς δημοσίας βιβλιοθήκης. τούτῳ γὰρ τῷ βιβλίῳ</text:p>
            <text:p text:style-name="P68">ὅνομα ἦν ἡ ι’καροσφαιρικὴ ἐξ ε”τους εἷς ἔτος. καὶ ὁ μὲν Νεφελώδης</text:p>
            <text:p text:style-name="P68">ἐκκρεμάμενος τοῦ λόγου αὐτῆς μάλιστ’ ἐσπούδαζεν εἴ πως τοῦ</text:p>
            <text:p text:style-name="P68">σάρου ἐκκρεμάσθαι δύναιτο μαθὼν ἤδη τὰ ἐπιτήδεια, οἱ δ’ ἄλλοι</text:p>
            <text:p text:style-name="P68">μάλισθ’ ἥσθησαν εἷσκεκομισμένων τῶν ἐπιστολῶν· τοῦτο γὰρ</text:p>
            <text:p text:style-name="P68">εὐθὺς δὴ ε”σχεν αὐτὴν μεταξὺ λέγουσαν.</text:p>
            <text:p text:style-name="Text_20_body"/>
            <text:p text:style-name="P68">ὁ δ’ “Ἀρειος οὐκ ἐλελήθει δήπου τὸν Μάλθακον οὐδεμίαν δεξ-</text:p>
            <text:p text:style-name="P68">άμενος ἐπιστολὴν μετὰ τὰ γράμματα τὰ τόθ’ ὑφ’ Ἁγριώδου πεμ-</text:p>
            <text:p text:style-name="P68">φθέντα. τούτῳ γὰρ ὁ ὦτος ἀεὶ νώγαλα σοφῶς χάρτῃ συγκαλυπτὰ</text:p>
            <text:p text:style-name="P68">οἴκοθεν εῖσεκόμιζεν, ἅπερ ἐκεῖνος γαυρούμενος ἐναντίον τῶν Σλυ-</text:p>
            <text:p text:style-name="P68">θηρίνων ἐξεκάλυπτεν ἀριστώντων.</text:p>
            <text:p text:style-name="Text_20_body"/>
            <text:p text:style-name="P68">καί στρίξ ἐκόμισε τῷ Νεφελώδει μικρόν τι ὑπὸ τῆς τήθης πεμ-</text:p>
            <text:p text:style-name="P68">φθέν. τοῦτο δὲ σπουδῇ ἐκκαλύψας ε”δειξεν αὐτοῖς σφαῖράν τινα</text:p>
            <text:p text:style-name="P68">ὑαλίνην καί καπνοῦ πλήρη λευκοῦ τοσαύτην ὅσην βώλῳ μεγάλῳ</text:p>
            <text:p text:style-name="P68">εἷκάζοιεν ἂν οἶ νῦν παῖδες,</text:p>
            <text:p text:style-name="Text_20_body"/>
            <text:p text:style-name="P68">Ἀλλὰ παντομνημονευτικόν ἐστιν, ἔφη. ἡ γὰρ τήθη ξύνοιδε μοι</text:p>
            <text:p text:style-name="P68">πάνυ ἐπιλήσμονι ὄντι· τοῦτο δέ σημαίνει ὅ τι ποιητέον ε”σται σοι ἥν</text:p>
            <text:p text:style-name="P68"><text:soft-page-break/>ποτε ἐπιλάθῃς του. ῖδού’ ἣν μέν σοι βεβαίως ἐχομένῳ ἐρυθρὸν γίγν-</text:p>
            <text:p text:style-name="P68">ηται, ἐπιλέλησαι τινός - ἀλλὰ μεταξὺ λέγων ταῦτα μάλιστ’ ἠπόρει,</text:p>
            <text:p text:style-name="P68">τοῦ παντομνημονευτικοῦ ἐκλάμποντος ἅμα ὥσπερ σάνδυκος. καί</text:p>
            <text:p text:style-name="P68">γὰρ αὐτὸς ἐπελάθετό τινος.</text:p>
            <text:p text:style-name="Text_20_body"/>
            <text:p text:style-name="P68">ἐπειρᾶτο δέ μεμνῆσθαι ὅτου ἐπελάθετο καὶ ὁ Δράκων Μάλθακος</text:p>
            <text:p text:style-name="P68">τὴν τῶν Γρυφινδώρων τράπεζαν παριὼν ἀνήρπασε τὸ παντομνη-</text:p>
            <text:p text:style-name="P68">μονευτικὸν αὐτῷ ἐκ τῆς χειρός.</text:p>
            <text:p text:style-name="Text_20_body"/>
            <text:p text:style-name="P68">καὶ ὁ μὲν “Ἀρειος καὶ ὁ Ῥοὼν εὐθὺς ἀνεπήδησαν, ὡς μάλ’</text:p>
            <text:p text:style-name="P68">ἐλπίζοντες πρόφασίν τινα εὑρεῖν τοῦ εἷς χεῖρας ἐλθεῖν ἐκείνῳ. ἡ δέ</text:p>
            <text:p text:style-name="P68">Η ΠΕΡῙ ΜΕΣΑΣ ΝΥΚΤΑΣ ΜΟΝΟΜΑΞΙΑ 119</text:p>
            <text:p text:style-name="Text_20_body"/>
            <text:p text:style-name="P68">Μαγονωγαλέα ἔφθασεν αὐτοὺς ἀεὶ ἐν εὐφυλάκτῳ οὖσα ὑπὲρ τῶν</text:p>
            <text:p text:style-name="P68">ἄλλων σοφιστῶν πρὸς τὸ πράγματα γιγνώσκειν.</text:p>
            <text:p text:style-name="Text_20_body"/>
            <text:p text:style-name="P68">Τί δὴ τὸ πρᾶγμα; ἔφη.</text:p>
            <text:p text:style-name="Text_20_body"/>
            <text:p text:style-name="P68">Ὁ Μάλθακος τούμὸν ε”χει παντομνημονευτικόν, ὧ σοφίστρια.</text:p>
            <text:p text:style-name="Text_20_body"/>
            <text:p text:style-name="P68">καί σκυθρωπάζων τι ὁ Μάλθακος ταχέως μεθῆκε τὸ παντομνη-</text:p>
            <text:p text:style-name="P68">μονευτικόν ἐπὶ τὴν τράπεζαν.</text:p>
            <text:p text:style-name="Text_20_body"/>
            <text:p text:style-name="P68">Οὐδέν, ἔφη, ἄλλο ἤθελον ποιῆσαι ἢ θεωρεῖν μόνον. καὶ ὑπεξῆλθεν</text:p>
            <text:p text:style-name="P68">ἄγων Κάρκινον καί Κέρκοπα.</text:p>
            <text:p text:style-name="Text_20_body"/>
            <text:p text:style-name="P68">&gt;κ</text:p>
            <text:p text:style-name="Text_20_body"><text:soft-page-break/></text:p>
            <text:p text:style-name="P68">ὀλίγον δὲ μετὰ τὴν ἐνάτην τῆς δείλης, ὅ τ’Ἅρειος καὶ ὁ Ῥοών καὶ οἱ</text:p>
            <text:p text:style-name="P68">ἄλλοι Γ ρυφίνδωροι σπεύδοντες κατέβησαν κατὰ τὴν κλίμακα εἷς</text:p>
            <text:p text:style-name="P68">τὸν κῆπον μαθησόμενοι τὰ πρῶτα τῆς πτητικῆς τέχνης. αἰθρίας δ’</text:p>
            <text:p text:style-name="P68">οὔσης ἐπορεύοντο διὰ λειμῶνος ἀνέμοις κινουμένου κάτω εἷς</text:p>
            <text:p text:style-name="P68">λειμῶνα ἄλλην ὁμαλήν, αὕτη δ’ ἦν ἐπέκεινα τοῦ κήπου, ἀπέχουσα</text:p>
            <text:p text:style-name="P68">πολὺ τῆς ὕλης ἀπορρήτου, ῆς ἂν ὅμως τὰ δένδρα τηλόθεν εἶδες</text:p>
            <text:p text:style-name="P68">κνεφαῖα ἀνέμῳ φορούμενα.</text:p>
            <text:p text:style-name="Text_20_body"/>
            <text:p text:style-name="P68">καὶ οἶ Σλυθήρινοι ἤδη παρῆσαν καί σάρα εἴκοσι πρόκροσσα ε’ν</text:p>
            <text:p text:style-name="P68">στοίχοις κοσμίως ἦν προκείμενα. ὁ δ’ ’Άρειος ἤκουσέ ποτε τῶν</text:p>
            <text:p text:style-name="P68">Εὖισηλίων σχετλιαζόντων περὶ τῶν σάρων τῶν Ὑογοητικῶν ὡς</text:p>
            <text:p text:style-name="P68">ε”στιν ἃ ἢ σφύζει ἐάν τις ἀνωτέρω πέτηται, ἢ πρὸς ἀριστερᾶν</text:p>
            <text:p text:style-name="P68">περιίσταται.</text:p>
            <text:p text:style-name="Text_20_body"/>
            <text:p text:style-name="P68">ἀφίκετο δ’ ἤδη ἡ Εὖχρῆ διδασκαλίς οὖσα. πολιὰς δέ παρεῖχε τὰς</text:p>
            <text:p text:style-name="P68">τρίχας, καί ἦσαν αὐτῇ ὀφθαλμοὶ κιρροὶ καθάπερ κίρκῳ,</text:p>
            <text:p text:style-name="Text_20_body"/>
            <text:p text:style-name="P68">καὶ γρύζουσα Τί μέλλετε; ἔφη. πᾶς τις παραστήτω σάρῳ. ἄγε</text:p>
            <text:p text:style-name="P68">δή. σπεύσατε.</text:p>
            <text:p text:style-name="Text_20_body"/>
            <text:p text:style-name="P68">ὁ δ”Ἁρειος βλέψας κάτω τοῦ ἑαυτοῦ σάρου ᾔσθετο παλαιοῦ ὄντος</text:p>
            <text:p text:style-name="P68">καί πτόρθους ε”χοντος οὐκ ὀλίγους εἰκῇ προῦχοντας.</text:p>
            <text:p text:style-name="Text_20_body"/>
            <text:p text:style-name="P68"><text:soft-page-break/>ἐκείνη δέ Προτείνατε, ἔφη, τὴν δεξιὰν ὑπὲρ τὸ σάρον καὶ ’Ἁνα</text:p>
            <text:p text:style-name="P68">βοήσατε.</text:p>
            <text:p text:style-name="Text_20_body"/>
            <text:p text:style-name="P68">καί ἅπαντες ’Άνα ἐβόησαν,</text:p>
            <text:p text:style-name="Text_20_body"/>
            <text:p text:style-name="P68">καὶ τὸ τοῦ Ἀρείου σάρον εὐθὺς εἰς τὴν δεξιὰν ἀνεπήδησεν καὶ</text:p>
            <text:p text:style-name="P68">ἄλλα ὡσαύτως τινά, ὀλίγα δέ. καί τὸ μὲν τῆς Ἑρμιόνης οὐδέν</text:p>
            <text:p text:style-name="P68">ἐκινήθη πλὴν ἀλλὰ χαμαὶ περιεστρέψατό τι, τὸ δέ τοῦ Νεφελώδους</text:p>
            <text:p text:style-name="P68">ἀκίνητον δὴ αὐτοῦ ἔκειτο. ὁ δ’ Ἄρειος ἐσκοπεῖτο πρὸς ἑαυτὸν εἴ</text:p>
            <text:p text:style-name="P68">πως τὰ σάρα ὁμοῖα ὄντα τοῖς ἵπποις εἰδεῖεν πότερον φόβον τις</text:p>
            <text:p text:style-name="P68">παρέχοι. τὴν γὰρ τοῦ Νεφελώδους φωνὴν δήλην εἶναι τρέμουσαν ὡς</text:p>
            <text:p text:style-name="P68">μάλιστα βουλομένου χαμαὶ διατρῖψαι.</text:p>
            <text:p text:style-name="Text_20_body"/>
            <text:p text:style-name="P68">ἐντεῦθεν δέ ἡ Εὖχρῆ μεταξὺ αὐτοὺς ἐπὶ σάρον ἀναβάντας δι-</text:p>
            <text:p text:style-name="P68">δάσκουσα τῆς ἀκμῆς μῆ περιρρυῆναι, διὰ στοίχους ἅνω τε καί κάτω</text:p>
            <text:p text:style-name="P68">ἐβάδιζεν ἀνορθώσουσα τοὺς μὴ προσηκόντως τοῦ σάρου ἀντι-</text:p>
            <text:p text:style-name="P68">120 ΑΡΕῙΟΣ ΠοΤΗΡ</text:p>
            <text:p text:style-name="Text_20_body"/>
            <text:p text:style-name="P68">λαμβάνοντας. ὁ δ’ Ἄρειος καὶ ὁ Ῥοών μάλισθ’ ἥδοντο ἀκούσαντες</text:p>
            <text:p text:style-name="P68">αὐτῆς τῷ γε Μαλθάκῳ λεγούσης ὡς ἐπὶ μήκιστον οὐκ ὀρθῶς</text:p>
            <text:p text:style-name="P68">ἔπραττε.</text:p>
            <text:p text:style-name="Text_20_body"/>
            <text:p text:style-name="P68">’Άγε δή, ἔφη, ἐπεὶ τάχιστα τῴ νιγλάρῳ ηὕλησα τὴν ἀρχήν, δεῖ</text:p>
            <text:p text:style-name="P68">ὑμᾶς ἐντόνως λακτίσματι ἀπῶσαι τὰ σάρα ἀπὸ τῆς γῆς ὡς ἄρδην</text:p>
            <text:p text:style-name="P68">αι’ωρησόμενοι. ἶσόρροπα δ’ ἔχοντες τὰ σάρα ἅνω <text:soft-page-break/>φέρεσθε μικρόν τι</text:p>
            <text:p text:style-name="P68">κᾶπειτα πρόσω νεύσαντες εὐθὺ χαμᾶζε κατάγεσθε. ἀκούσατε δῆτα</text:p>
            <text:p text:style-name="P68">τοῦ νιγλάρου· τρεῖς - δύο -</text:p>
            <text:p text:style-name="Text_20_body"/>
            <text:p text:style-name="P68">ὁ δέ Νεφελώδης περιδεὴς ὢν ὡς φοβούμενος χαμαὶ καταμεῖναι,</text:p>
            <text:p text:style-name="P68">ἐρρωμένως πεδόθεν ἀπεώσατο πρίν γε τὴν Εὐχρῆν αὐλῆσαι,</text:p>
            <text:p text:style-name="Text_20_body"/>
            <text:p text:style-name="P68">αὕτη δέ βοῶσα Κάτιθι, εἶπεν, ὦ παῖ. ἐκεῖνος δ’ ἤδη ἀεροδόνητος</text:p>
            <text:p text:style-name="P68">ἀνώτερω φέρεται καθάπερ βύσμα ἐκ σταμνίου πηδῶν. καί νυνὶ</text:p>
            <text:p text:style-name="P68">δώδεκα πόδας μεμετεώρισται, νῦν δ’ εἴκοσιν. ὁ δ”Άρειος κατεῖδεν</text:p>
            <text:p text:style-name="P68">αὐτὸν τοῦτο μὲν λευκὸν γεγενημένον τὴν ὄψιν καὶ δέει ἐκπεπληγμ-</text:p>
            <text:p text:style-name="P68">ένον κάτω βλέποντα πρὸς τὴν γὴν ἥδη ἐξίτηλον οὖσαν, τοῦτο δέ</text:p>
            <text:p text:style-name="P68">κεχηνότα καί ἀπορρέοντα εἰς πλάγιον ἀπὸ τοῦ σάρου -</text:p>
            <text:p text:style-name="Text_20_body"/>
            <text:p text:style-name="P68">τοῦτο δέ πέδονδε πεσόντα καῖ πατάγῳ μεγάλῳ γὴν κρούσαντα</text:p>
            <text:p text:style-name="P68">χαμαὶ πρηνὴ κείμενον ταλαίπωρον.</text:p>
            <text:p text:style-name="Text_20_body"/>
            <text:p text:style-name="P68">τὸ δέ σάρον ε”τι ἀνώτερω μετεωριζόμενον καί κατ’ οὖρον ἡσύχως</text:p>
            <text:p text:style-name="P68">φερόμενον πρὸς τὴν ὕλην ἀπόρρητον μετ’ ὀλίγον ἀφανῆ ἐγένετο.</text:p>
            <text:p text:style-name="Text_20_body"/>
            <text:p text:style-name="P68">ἡ δ’ Εὐχρῆ προσέκυπτε τῷ Νεφελῶδει λευκὴν ὡσαύτως παρέχ-</text:p>
            <text:p text:style-name="P68">ουσα τὴν ὄψιν,</text:p>
            <text:p text:style-name="Text_20_body"/>
            <text:p text:style-name="P68">καὶ ὁ ’Ἁρειος ἤκουσεν αὐτῆς λεγούσης τάδε· Τὸν καρπὸν ἔχει</text:p>
            <text:p text:style-name="P68">κατεαγότα. ἄγε δή, ὦ παῖ. καλῶς ἔχει. ἀνάστηθι <text:soft-page-break/>δῆτα.</text:p>
            <text:p text:style-name="Text_20_body"/>
            <text:p text:style-name="P68">καί τοῖς ἄλλοις μαθηταῖς Μηδείς, ἔφη, κινείσθω ἐν ᾧ ἄγω τοῦτον</text:p>
            <text:p text:style-name="P68">τὸν παῖδα πρὸς τὸ νοσοκομεῖον. καὶ δεῖ ὑμᾶς ἐᾶν τὰ σάρα χαμαὶ</text:p>
            <text:p text:style-name="P68">λιπόντας’ εἶ δέ μή, θᾶττον ἐκπεσεῖσθε ἐκ τοῦ Ὑογοήτου ἢ δύναταί</text:p>
            <text:p text:style-name="P68">τις εἰπεῖν τὸ ι’καροσφαιρική. ἄγε δή, ὦ φίλτατε.</text:p>
            <text:p text:style-name="Text_20_body"/>
            <text:p text:style-name="P68">ὁ δέ Νεφελώδης δακρυρροῶν ἔτι καὶ τοῦ καρποῦ ἐχόμενος,</text:p>
            <text:p text:style-name="P68">ἀπῆλθε χωλευόμενος μετὰ τῆς Εὐχρῆς ἀμφιβαλούσης τὴν χεῖρα</text:p>
            <text:p text:style-name="P68">αὐτῷ.</text:p>
            <text:p text:style-name="Text_20_body"/>
            <text:p text:style-name="P68">ἀποιχομένων δ’ ἐξ ἐπηκόου, ὁ Μάλθακος γέλωτα συνέθηκε</text:p>
            <text:p text:style-name="P68">πολὺν εἶπὼν ὅτι·</text:p>
            <text:p text:style-name="Text_20_body"/>
            <text:p text:style-name="P68">Ἠ καὶ τὸ πρόσωπον εἴδετε τοῦ βλακός,·</text:p>
            <text:p text:style-name="Text_20_body"/>
            <text:p text:style-name="P68">οἱ δ’ ἕτεροι Σλυθήρινοι εὐθὺς συνεγέλων.</text:p>
            <text:p text:style-name="Text_20_body"/>
            <text:p text:style-name="P68">ἡ δέ Παραβάτις Πατίλη Σίγα, ἔφη, ὦ Μάλθακε.</text:p>
            <text:p text:style-name="Text_20_body"/>
            <text:p text:style-name="P68">Μῶν παραστατεῖς τῷ Μακροπύγῳ, τοῦτ’ εἶπε Παννίκη Παρ-</text:p>
            <text:p text:style-name="P68">ακίττος, Σλυθηρίνη οὖσα σκυθρωπὴ τὴν ὄψιν. Οὐ γάρ τοι ᾠήθην ἂν</text:p>
            <text:p text:style-name="P68">σέ, ὦ Παραβάτις, ἀγαπᾶν τὰ σάρκινα παιδάρια μαμμόθρεπτα.</text:p>
            <text:p text:style-name="Text_20_body"/>
            <text:p text:style-name="P68">ὁ δέ Μάλθακος προπηδήσας ἔλαβέ τι ἐπὶ τῆς γῆς κείμενον.</text:p>
            <text:p text:style-name="P68">Η ΠΕΡΙ ΜΕΣΑΣ ΝΥΚΤΑΣ ΜΟΝΟΜΑΞΙΑ 121</text:p>
            <text:p text:style-name="Text_20_body"/>
            <text:p text:style-name="P68"><text:soft-page-break/>Ἰδού, ἔφη. τοῦτο γάρ ἐστιν ἐκεῖνο τὸ τῇ τήθῃ δεδομένον</text:p>
            <text:p text:style-name="P68">ὑπεργέλοιον.</text:p>
            <text:p text:style-name="Text_20_body"/>
            <text:p text:style-name="P68">καὶ τὸ παντομνημονευτικὸν ἂν εἶδες στίλβον ἐν ἡλίου ἀκτῖσιν ὑπ’</text:p>
            <text:p text:style-name="P68">αὐτοῦ ἀρθέν.</text:p>
            <text:p text:style-name="Text_20_body"/>
            <text:p text:style-name="P68">ὁ δ’ ’Άρειος ἠρέμα Δός, ἔφη, δὸς αὐτὸ ἔμοιγε, καί κατεσιώπων</text:p>
            <text:p text:style-name="P68">ἅπαντες θεωρήσοντες.</text:p>
            <text:p text:style-name="Text_20_body"/>
            <text:p text:style-name="P68">ὁ δέ Μάλθακος σαρδάνιον ἐγέλασεν.</text:p>
            <text:p text:style-name="Text_20_body"/>
            <text:p text:style-name="P68">Θέλοιμ’ ἅν, ἔφη, καταθεῖναί που αὐτὸ ὅθεν ὁ Μακρόπυγος οἷός</text:p>
            <text:p text:style-name="P68">τ’ ἔσται ῥᾳδίως ἀναλαβεῖν. αὐτίκα γ’ εἷς δένδρον.</text:p>
            <text:p text:style-name="Text_20_body"/>
            <text:p text:style-name="P68">κραυγάζοντος δ’ ἤδη τοῦ Ἁρείου Δὸς ἐμοὶ αὐτό, ἀναπηδήσας ἐπὶ</text:p>
            <text:p text:style-name="P68">τὸ σάρον ἀνέπτατο εἰς ἀέρα. οὐδ’ ε”ψευστο φάσκων δεινὸς εἶναι</text:p>
            <text:p text:style-name="P68">πέτεσθαι’ αἰωρούμενος γὰρ ἴσον τοῖς ἄκροις κλάδοις παρὰ δρῦν</text:p>
            <text:p text:style-name="P68">τινα, βοῶν τἨκε οὖν, ἔφη, ὦ Ποτέρ, λαβοῦ μοι.</text:p>
            <text:p text:style-name="Text_20_body"/>
            <text:p text:style-name="P68">καὶ μὴν ὁ ’Άρειος ἀνείλετο τὸ σάρον.</text:p>
            <text:p text:style-name="Text_20_body"/>
            <text:p text:style-name="P68">καὶ ἡ μὲν Ἑρμιόνη κεκραγυῖα πρὸς αὐτόν, Μή μοι σύ, ἔφη. τῆς</text:p>
            <text:p text:style-name="P68">γὰρ Εὖχρῆς ἀπειπούσης ἡμᾶς κινεῖσθαι, πράγματα παρέξεις</text:p>
            <text:p text:style-name="P68">ἅπασιν.</text:p>
            <text:p text:style-name="Text_20_body"/>
            <text:p text:style-name="P68">ὁ δ’ Ἄρειος ταῦτ’ ἐν οὐδενὶ λόγῳ ἐποιήσατο. πιμπράμενος οὖν</text:p>
            <text:p text:style-name="P68">κατ’ αὐτοῦ ε’πὶ τὸ σάρον ἀνεπήδησε, καὶ ἐντόνως ἐλάκτισε τοῦδα-</text:p>
            <text:p text:style-name="P68"><text:soft-page-break/>φος, καὶ ἄρδην ἐμετεωρίσθη, τῆς κόμης ἅμα δι’ αὔρας ᾆττομένης</text:p>
            <text:p text:style-name="P68">καὶ τοῦ τρίβωνος πρὸς ἀνέμου διαπνεομένου. καὶ ε”ζει πως τὸ τοῦ</text:p>
            <text:p text:style-name="P68">θυμοῦ μένος αὐτῷ εἰδότι ὡς πρᾶξιν ἥδη μεταχειρίζοιτο καθ’ ἣν</text:p>
            <text:p text:style-name="P68">ἂν ἀδίδακτος ἀριστεύοι. τοῦτο γὰρ ῥᾴδιον εἶναι, τοῦτο θαυμαστόν</text:p>
            <text:p text:style-name="P68">ὡς σφόδρα. καὶ ἀντισπάσας τι τὸ σάρον ὡς καὶ ἀνωτέρω εὐθυνῶν</text:p>
            <text:p text:style-name="P68">ᾔσθετο ὀλολυγμοῦ μὲν τῶν χαμαί παρθένων κεχηνυιῶν, τοῦ δέ</text:p>
            <text:p text:style-name="P68">Ῥοῶνος ἀλαλαγμοῦ ἅμα τεθηπότος.</text:p>
            <text:p text:style-name="Text_20_body"/>
            <text:p text:style-name="P68">ταχέως δέ τὸ σάρον σπάσας ηὔθυνεν ἀντιωσόμενος τῷ Μαλθάκῳ.</text:p>
            <text:p text:style-name="P68">ὁ δ’ ἐκπεπληγμένος ἐφαίνετο.</text:p>
            <text:p text:style-name="Text_20_body"/>
            <text:p text:style-name="P68">ὁ δ”Ἁρειος Δὸς ἐμοὶ αὐτό, ἔφη. εἰ δέ μή, ἐκκρούσω σ’ ἀπὸ τοῦ</text:p>
            <text:p text:style-name="P68">σάρου.</text:p>
            <text:p text:style-name="Text_20_body"/>
            <text:p text:style-name="P68">ἐκεῖνος δέ Πῶς δῆτα,’ ἔφη· ἤθελε μὲν γὰρ ἐπισκώπτειν αὐτόν,</text:p>
            <text:p text:style-name="P68">περιδεὴς δ ’ ὅντως ἐφαίνετο γενόμενος.</text:p>
            <text:p text:style-name="Text_20_body"/>
            <text:p text:style-name="P68">ἀλλ’ ὁ Ἄρειος ᾔδει πως τὸ δραστέον. προῦκυψεν οῦν καὶ τοῦ</text:p>
            <text:p text:style-name="P68">σάρου ἀπρὶξ ἐλάβετο· τὸ δέ ᾖξεν ε’πί τὸν Μάλθακον ὥσπερ βέλος.</text:p>
            <text:p text:style-name="P68">μικροῦ δ’ ἐδέησε πατάξαι αὐτὸν μόλις φθάσαντα· ’Ἀρειος δέ ταχέως</text:p>
            <text:p text:style-name="P68">ἔμπαλιν στρεψάμενος τὸ σάρον ἰσόρροπον ἀνεῖχε. καὶ ὀλίγοι τῶν</text:p>
            <text:p text:style-name="P68">κάτω ἐκρότουν.</text:p>
            <text:p text:style-name="Text_20_body"/>
            <text:p text:style-name="P68">Οὔτε Κάρκινος, ἔφη, οὔτε Κέρκωψ πάρεστιν ὥσπερ δαίμων τις</text:p>
            <text:p text:style-name="P68">ἀπὸ μηχανῆς ῥυσόμενός σε.</text:p>
            <text:p text:style-name="Text_20_body"><text:soft-page-break/></text:p>
            <text:p text:style-name="P68">ἐκεῖνος δέ ταύτὰ λογισάμενος Λαβοῦ δῆτα, ἔφη, εἶ τυχεῖν αὐτοῦ</text:p>
            <text:p text:style-name="P68">122 ΑΡΕιοΣ Πο ΤΗΡ</text:p>
            <text:p text:style-name="P68">οἷός τ’ εἶ. καὶ τὴν μὲν σφαῖραν τὴν ὑαλίνην ἄρδην ε”βαλε μετέωρον,</text:p>
            <text:p text:style-name="P68">αὐτὸς δ’ ὕψοθεν ᾖξε πρὸς τὸ ἔδαφος.</text:p>
            <text:p text:style-name="Text_20_body"/>
            <text:p text:style-name="P68">ὁ δ”Ἁρειος ἐθεάσατο αὐτὴν ὥσπερ ἐκ θεοῦ κάτοχος πρῶτον μὲν</text:p>
            <text:p text:style-name="P68">βραδέως ἀνωτέρω μετεωριζομένην, ε”πειτα δέ κατ’ ὀλίγον χαμᾶζε</text:p>
            <text:p text:style-name="P68">πίπτουσαν. ε”νευσεν οὖν καί τὴν τοῦ σάρου κώπην κάτω ηὔθυνε. καὶ</text:p>
            <text:p text:style-name="P68">ἐν ἀκαρεῖ κάταντες κατέσκηπτεν ἀεὶ θᾶττον καταιγίζων ὡς</text:p>
            <text:p text:style-name="P68">φθάσων τὴν σφαῖραν. ᾔσθετο δ’ οὐ μόνον τοῦ πνεύματος κατ’ ὦτα</text:p>
            <text:p text:style-name="P68">παφλάζοντος ἀλλὰ καῖ τοῦ θορύβου τῶν κάτω θεωρούντων. καί χεῖρα</text:p>
            <text:p text:style-name="P68">προτείνας ἔλαβεν τὴν σφαῖραν μικροῦ δέουσαν προσκροῦσαι τῷ</text:p>
            <text:p text:style-name="P68">ἐδάφει, καιρίως δ’ ἅμα τό σάρον κατορθῶν ἠρέμα κατερρύη εἷς τὸν</text:p>
            <text:p text:style-name="P68">λειμῶνα, τὸ παντομνημονευτικὸν χειρὶ ε”χων ἔτι ἀκέραιον.</text:p>
            <text:p text:style-name="Text_20_body"/>
            <text:p text:style-name="P68">Οῦτος σύ, ὦ ’Ἁρειε Ποτέρ.</text:p>
            <text:p text:style-name="Text_20_body"/>
            <text:p text:style-name="P68">ταπεινότατος δ’ ἐξ ὑψηλοτάτου παραυτίκα ἐγένετο· ἡ γὰρ</text:p>
            <text:p text:style-name="P68">Μαγονωγαλέα ε”τρεχεν ἐπ’ αὐτούς. Ἄρειος δέ τρέμων ἀνέστη.</text:p>
            <text:p text:style-name="Text_20_body"/>
            <text:p text:style-name="P68">ἐκείνη δέ ὅσον οὐκ ἄφωνος γενομένη διὰ τὸ ἀπροσδόκητον, τῶν</text:p>
            <text:p text:style-name="P68">διόπτρων ἅμα δι’ ὀργῆς ἀστραπτούντων Οὐδέποτε, ἔφη, ἐξ οὖ ἐν</text:p>
            <text:p text:style-name="P68">Ὑογοήτου - καὶ δῆτ’ ἐτόλμας - τάχ’ ἄν <text:soft-page-break/>ἐξετραχηλίσθης -</text:p>
            <text:p text:style-name="Text_20_body"/>
            <text:p text:style-name="P68">Ἀλλ’ οὗτός γ’ ἅμεμπτός ἐστιν, ὦ σοφίστρια -</text:p>
            <text:p text:style-name="Text_20_body"/>
            <text:p text:style-name="P68">Σίγα, ὦ Πατίλη -</text:p>
            <text:p text:style-name="Text_20_body"/>
            <text:p text:style-name="P68">Ἀλλ’ ὁ Μάλθακος -</text:p>
            <text:p text:style-name="Text_20_body"/>
            <text:p text:style-name="P68">’Ἁλις εἶπας, ὦ Εὖισήλιε. ἕπου μοι, ὦ Ποτέρ, νυνί.</text:p>
            <text:p text:style-name="Text_20_body"/>
            <text:p text:style-name="P68">ὁ δ’ Ἄρειος κατεῖδε Μάλθακον τε καὶ Κάρκινον καὶ Κέρκοπα</text:p>
            <text:p text:style-name="P68">παιωνίζοντας ἀθύμως βαδίζων ὄπισθε τῆς Μαγονωγαλέας</text:p>
            <text:p text:style-name="P68">προχωρούσης πρὸς τὸ φρούριον. πάντως γὰρ ᾔδει ἐκπεσούμενος.</text:p>
            <text:p text:style-name="P68">καί ἐβούλετο μὲν ἀπολογεῖσθαι, ἀφασία δέ τις εἶχεν αὐτόν, ὡς</text:p>
            <text:p text:style-name="P68">ἐφαίνετο. ὴ δ’ οῦν Μαγονωγαλέα τὸν τρίβωνα σύρουσα οὕτω</text:p>
            <text:p text:style-name="P68">ταχέως προύχώρει οῦδὲν βλέψασα πρὸς αὐτόν ὥστ’ ε”δει τρέχειν</text:p>
            <text:p text:style-name="P68">ξυνεψόμενον αὐτῇ. ἀπολωλέναι γὰρ ὡς οὐ δυνηθεὶς οὐδὲ δύο</text:p>
            <text:p text:style-name="P68">ἑβδομάδας ἀντέχειν. ἐν δ’ ἀκαρεῖ δεήσειν αὐτὸν συσκευάσασθαι τὰ</text:p>
            <text:p text:style-name="P68">χρήματα. τί ἐροῦσιν οἱ Δουρσλείοι αὐτῷ οῖκάδε ἀφικομένῳ,</text:p>
            <text:p text:style-name="Text_20_body"/>
            <text:p text:style-name="P68">καῖ ἀνὰ τὰς τοῦ φρουρίου προσαμβάσεις ε”βησαν καὶ ἀνὰ τὸν</text:p>
            <text:p text:style-name="P68">ε”νδον ἀναβαθμὸν μαρμάρινον ἐκείνης οὐδὲν αὐτῷ εἰπούσης. ἡ δέ</text:p>
            <text:p text:style-name="P68">θύρας βιαίως ἀνέῳξε καὶ παρὰ διαδρομὰς ἐπορεύθη, τοῦ Ἁρείου</text:p>
            <text:p text:style-name="P68">τέως κατὰ νῶτον ὀπισθοφυλακοῦντος ταλαιπώρου. ἴσως γὰρ</text:p>
            <text:p text:style-name="P68">ἐκείνην ἄγειν αὐτὸν ὡς τὸν Διμπλόδωρον. καὶ ἐνενόησε τὸν</text:p>
            <text:p text:style-name="P68"><text:soft-page-break/>Ἁγριώδη ἐκπεσόντα μὲν ἐξὸν δέ μεῖναι κυνηγιοφύλακα. ἴσως</text:p>
            <text:p text:style-name="P68">γενήσεσθαι αὐτὸς διάκονος τοῦ Ἁγριώδους. καὶ ἀναπλάττων ὅπως</text:p>
            <text:p text:style-name="P68">αὐτὸς τὸ σακίον οἴσει τὸ τοῦ Ἁγριώδους περιπολῶν κατ’ ἀγρούς,</text:p>
            <text:p text:style-name="P68">μάλιστα δὴ ἠθύμει.</text:p>
            <text:p text:style-name="Text_20_body"/>
            <text:p text:style-name="P68">εἱστήκει δ’ ἐκείνη πρὸ δωματίου τινός. καί τὴν θύραν ἀνοίξασα</text:p>
            <text:p text:style-name="P68">Η ΠΕΡΙ ΜΕΣΑΣ ΝΥΚΤΑΣ ΜΟΝΟΜΑΞΙΑ 123</text:p>
            <text:p text:style-name="P68">καὶ παρακύψασά τι Ξύγγνωθί μοι, ἔφη, ὦ Φιλητικέ. Ἆρ’ ε”ξεστί</text:p>
            <text:p text:style-name="P68">μοι Ὕλην χρήσασθαι διὰ μικρόν;</text:p>
            <text:p text:style-name="Text_20_body"/>
            <text:p text:style-name="P68">ὁ δ’ Ἄρειος ἀπορῶν ἐσκόπει πρὸς ἑαυτὸν εἷ”Ύλη ἐστὶ ξύλον τι</text:p>
            <text:p text:style-name="P68">πρὸς τὸ συντρῖψαι αὐτόν.</text:p>
            <text:p text:style-name="Text_20_body"/>
            <text:p text:style-name="P68">Ὀ δ’ ’Ύλης ἄρα ἀπέβη ἄνθρωπος ὤν, νεανίσκος εὐτραφὴς πεντα-</text:p>
            <text:p text:style-name="P68">ετηρίδ’ ἤδη διατρίψας, ὅστις ἀπὸ τῆς τοῦ Φιλητικοῦ σχολῆς ἦλθεν</text:p>
            <text:p text:style-name="P68">ἀμηχανῶν.</text:p>
            <text:p text:style-name="Text_20_body"/>
            <text:p text:style-name="P68">ἐκείνη δέ Ἑπεσθέ μοι, ἔφη, ἀμφότεροι. καὶ ἐπορεύθησαν ὁμοῦ ἀνὰ</text:p>
            <text:p text:style-name="P68">τὴν διαδρομήν, τοῦ ’Ύλου τέως δεινὸν βλέποντος πρὸς τὸν ’Ἀρειον.</text:p>
            <text:p text:style-name="Text_20_body"/>
            <text:p text:style-name="P68">Εἴσιτε δή.</text:p>
            <text:p text:style-name="Text_20_body"/>
            <text:p text:style-name="P68">αὕτη δ’ ἡγήσατ’ αὐτοῖς εἷς διδασκαλεῖον κενὸν πλὴν ἀλλ’ ὁ</text:p>
            <text:p text:style-name="P68">Ποιφύκτης ἐκεῖθι γράμματα ἀσχήμονα ἐπὶ τοῦ μέλανος πίνακος</text:p>
            <text:p text:style-name="P68">γυψῴ ἔγραφεν.</text:p>
            <text:p text:style-name="Text_20_body"/>
            <text:p text:style-name="P68"><text:soft-page-break/>’Άπιθι, ἔφη, ὦ Ποίφυκτα, καῖ ὁ μὲν τόν γυψὸν εῖς φορυτόν</text:p>
            <text:p text:style-name="P68">βαλὼν μεγάλου μετὰ πατάγου, πολλὰ δέ καταρώμενος ἀπῆλθεν.</text:p>
            <text:p text:style-name="P68">ἐκείνη δ’ ἐπαράξασα εὐθὺς τὴν θύραν μετεστρέψατο ἐναντίον τοῖν</text:p>
            <text:p text:style-name="P68">παίδοιν.</text:p>
            <text:p text:style-name="Text_20_body"/>
            <text:p text:style-name="P68">’Όδ’ ε’στῖν Ὀλοφώϊος Ὕλης, ὦ Ποτέρ, ὦ ’Ύλα, ἰδού, τὸν ζητητὴν</text:p>
            <text:p text:style-name="P68">ηὕρηκά σοι.</text:p>
            <text:p text:style-name="Text_20_body"/>
            <text:p text:style-name="P68">καὶ τὸν Ὕλην ἂν εἶδες μεταβαλλόμενον τὸ πρόσωπον ἐξ ἀπορίας</text:p>
            <text:p text:style-name="P68">εἰς ἡδόνην.</text:p>
            <text:p text:style-name="Text_20_body"/>
            <text:p text:style-name="P68">9Η καὶ σπουδάζεις, ἔφη, ὦ σοφίστρια;</text:p>
            <text:p text:style-name="Text_20_body"/>
            <text:p text:style-name="P68">Σπουδάζω γε. ὁ γὰρ παῖς τέχνην παρέχει αὐτόφυτον. οὐδ’</text:p>
            <text:p text:style-name="P68">ἑώρακα οὐδένα ἴσον αὐτῷ οὐδέποτε. ἦ καὶ τὸ τότε δὴ πρῶτόν σοι ἐπὶ</text:p>
            <text:p text:style-name="P68">σάρου, ὦ Ποτέρ,</text:p>
            <text:p text:style-name="Text_20_body"/>
            <text:p text:style-name="P68">ὁ δέ κατένευσε σιωπῶν. οὐ μὲν γὰρ ᾔδει ὅ τι γίγνοιτο, οὐδ’</text:p>
            <text:p text:style-name="P68">ἐκινδύνευεν ἔτι ἐκπίπτειν γοῦν, ὡς ἐδόκει. ὥστε τῆς τῶν σκελῶν</text:p>
            <text:p text:style-name="P68">νάρκης ἧττον ᾐσθάνετο.</text:p>
            <text:p text:style-name="Text_20_body"/>
            <text:p text:style-name="P68">ἐκείνη δ’ οὖν τῷ ’Ύλῃ ε”λεγε τάδε’ Μετεωρισθεὶς γὰρ πόδας</text:p>
            <text:p text:style-name="P68">πεντήκοντα κατέσκηψε χειρὶ ληψόμενος ἐκεῖνο, καὶ βλάβην οὐχ</text:p>
            <text:p text:style-name="P68">ὑπέμεινεν οὐδεμίαν. ἀλλ’ ὁ πάνυ Κάρολος Εὐισήλιος τοιοῦτ’</text:p>
            <text:p text:style-name="P68">ἀνύτειν οὐκ ἂν ἐδυνήθη.</text:p>
            <text:p text:style-name="Text_20_body"/>
            <text:p text:style-name="P68"><text:soft-page-break/>τῷ δέ Ὕλῃ, ὡς ἐφαίνετο, τὰ πάνθ’ ὅσα ὀνειροπολοίη ποτὲ νῦν δὴ</text:p>
            <text:p text:style-name="P68">ὁμοῦ ἀπέβη.</text:p>
            <text:p text:style-name="Text_20_body"/>
            <text:p text:style-name="P68">4Ἆρ’ εἶδες παρών ποτε τοὺς ι’καροσφαιρίζοντας, τοῦτ’ εἶπε πάνυ</text:p>
            <text:p text:style-name="P68">σπουδάζειν δοκῶν.</text:p>
            <text:p text:style-name="Text_20_body"/>
            <text:p text:style-name="P68">ἐκείνη δέ ἐξηγησομένη Οὗτος, ἔφη, ἀγελάρχης ἐστὶ τοῖς</text:p>
            <text:p text:style-name="P68">Γρυφινδώροις.</text:p>
            <text:p text:style-name="Text_20_body"/>
            <text:p text:style-name="P68">Καὶ τὸ σῶμα, ἦ δ’ ὃς ὁ Ὕλης, ἔχει τέλειον πρὸς τὴν ζητητικήν.</text:p>
            <text:p text:style-name="P68">καὶ περιπατῶν τὸν Ἄρειον πανταχόθεν ἐξέταξεν.</text:p>
            <text:p text:style-name="P68">124 ΑΡΕΙοΣ Πο ΤΗΡ</text:p>
            <text:p text:style-name="Text_20_body"/>
            <text:p text:style-name="P68">Ἐλαφρὸς δ’ ἐστὶ καί ταχύς, ἀλλὰ δεήσει κατακτήσασθαι αὐτῷ</text:p>
            <text:p text:style-name="P68">σάρον ἐπιεικές οἶον Ὑπερνεφελὸν Δισχιλιοστόν ἢ Καθαρίστριαν</text:p>
            <text:p text:style-name="P68">Ἑβδόμην.</text:p>
            <text:p text:style-name="Text_20_body"/>
            <text:p text:style-name="P68">Ἐγὼ οὖν διαλέξομαι τῴ Διμπλοδώρῳ ἐάν πως περιίδωμεν τὸν</text:p>
            <text:p text:style-name="P68">νόμον τὸν περὶ τῶν πρωτοπείρων. ἀλλ’ ὦ Ζεῦ καί θεοί, δέομεθα</text:p>
            <text:p text:style-name="P68">ἀγέλης βελτίονος τῆς περυσινῆς. κατ’ ἄκρας γὰρ ἐπόρθησαν ἡμᾶς</text:p>
            <text:p text:style-name="P68">οἶ Σλυθήρινοι ἐπ’ ἐκείνου τοῦ ἀγῶνος. οὐδ’ ἀνειχόμην κατ’ ὀφθαλ-</text:p>
            <text:p text:style-name="P68">μοὺς ἐλθεῖν τοῦ Σεουέρου Σινάπεως πολὺς ἐξ οῦ χρόνος</text:p>
            <text:p text:style-name="Text_20_body"/>
            <text:p text:style-name="P68">καὶ ὑπὲρ τὰ διόπτρα δριμὺ βλέπουσα πρὸς τὸν θἈρειον Ἐλπίζω</text:p>
            <text:p text:style-name="P68">ἀκούσεσθαι ὡς σὺ μετὰ σπουδῆς γυμνάζῃ. εἰ δέ μή, τάχ’ ἃν μετα-</text:p>
            <text:p text:style-name="P68">νοοίην ἐπὶ τῷ μὴ κολάσαι σε.</text:p>
            <text:p text:style-name="Text_20_body"><text:soft-page-break/></text:p>
            <text:p text:style-name="P68">κᾶπειτα ἐξαίφνης μειδιάσας Ὁ πατήρ, ἔφη, ἐφιλοτιμήθη ἂν ἐν</text:p>
            <text:p text:style-name="P68">σοί, δεινὸς ὢν ι’καροσφαιρίζειν αὐτός.</text:p>
            <text:p text:style-name="Text_20_body"/>
            <text:p text:style-name="P68">&gt;κ</text:p>
            <text:p text:style-name="P68">ὁ δέ Ῥοῶν φῙ-Ῐ που προσπαίζεις, ἔφη. ’Ἁρειος γὰρ δειπνῶν εἰρήκει</text:p>
            <text:p text:style-name="P68">αὐτῷ τί γέγονεν ἐξ οῦ ἀπὸ τοῦ κήπου ἦλθε μετὰ τῆς</text:p>
            <text:p text:style-name="P68">Μαγονωγαλέας. ὁ δέ μερίδα κρεῶν βοείων μετὰ νεφροῦ κεκαρυκ-</text:p>
            <text:p text:style-name="P68">ευμένων ἐλελήθει ἑαυτὸν ε”δεσθαι μέλλοντα.</text:p>
            <text:p text:style-name="Text_20_body"/>
            <text:p text:style-name="P68">9Ῑ-ιῙ καί ζητητὴν λέγεις; ἔφη. οἵγε μὴν πρωτόπειροι οὐδέποτε -</text:p>
            <text:p text:style-name="P68">εἶτα σύ γε κινδυνεύεις νεώτατος γενέσθαι ι’καροσφαιριστὴς ε”τος</text:p>
            <text:p text:style-name="P68">τουτί-</text:p>
            <text:p text:style-name="Text_20_body"/>
            <text:p text:style-name="P68">Ἑκατοστόν γε, ἦ δ’ ὃς ὁ ’Άρειος καταπίνων ἅμα μερίδα κρεῶν</text:p>
            <text:p text:style-name="P68">μεγάλην. μάλιστα γὰρ ἐπείνησε παντοῖος ε”τ’ ὢν διὰ τὰ τῆς δείλης</text:p>
            <text:p text:style-name="P68">γεγενημένα. μετ’ ὀλίγον δέ Ὁ γὰρ ’Ύλης, ἔφη, τοῦτ’ εἶπέ μοι.</text:p>
            <text:p text:style-name="Text_20_body"/>
            <text:p text:style-name="P68">ὁ δὲ Ῥοὼν εἷς τοσοῦτο ἐθαυμάζε καῖ ἐζήλου αὐτὸν ὥστε μηδὲν</text:p>
            <text:p text:style-name="P68">ἄλλο ποιῆσαι ἢ χάσκειν.</text:p>
            <text:p text:style-name="Text_20_body"/>
            <text:p text:style-name="P68">ὁ δ’ “Ἁρειος Γυμναζόμενος δ’ οῦν, ἔφη, τῆς ἐπιγιγνομένης ἅρχ-</text:p>
            <text:p text:style-name="P68">ομαι ἑβδομάδος. ἀλλὰ μὴ εἴπῃς μηδενί ὁ γὰρ Ὕλης βούλεται τοῦτ’</text:p>
            <text:p text:style-name="P68">ἀπόρρητον εἶναι.</text:p>
            <text:p text:style-name="Text_20_body"/>
            <text:p text:style-name="P68">καί ὁ Φερέδικος καὶ ὁ Γεωργός εἰσελθόντες εἷς τὸ <text:soft-page-break/>μέγαρον</text:p>
            <text:p text:style-name="P68">κατιδόντες δέ τὸν ’Ἀρειον ἐπειγόμενοι συνέβαλον αῦτῴ.</text:p>
            <text:p text:style-name="Text_20_body"/>
            <text:p text:style-name="P68">Εῦ πάνυ πεποίηκας, ἔφη ὁ Γεωργὸς πρὸς οῦς λέγων. Ὁ ’Ύλης</text:p>
            <text:p text:style-name="P68">εἶπεν ἡμῖν· τῆς γὰρ ἀγέλης ε’σμέν καὶ αὐτοὶ ῥαιστῆρες.</text:p>
            <text:p text:style-name="Text_20_body"/>
            <text:p text:style-name="P68">ὁ δέ Γεωργός Τῆτες γάρ, ἔφη, τὴν Φιάλην ἐκείνην τὴν ι’καροσ-</text:p>
            <text:p text:style-name="P68">φαιρικὴν εῦ οἶδ’ ὅτι οἶσόμεθα. οὐ γὰρ ἐνηνέγμεθα αὐτὴν ἐξ οῦ ὁ</text:p>
            <text:p text:style-name="P68">Κάρολος ἐφήβευσε, τῆτες δὲ ἡ ἀγέλη μέλλει ἀρίστη ἀποβήσεσθαι.</text:p>
            <text:p text:style-name="P68">ἀλλ’ οὐκ ἔστιν ὅπως σύ, ὦ Ἄρειε, οὐχὶ δεινὸς ἂν εἴης. ὁ γὰρ ’Ύλης</text:p>
            <text:p text:style-name="P68">ὅσον οὐκ ἐπωρχεῖτο τοῦτ’ ἀγγέλλων ἡμῖν.</text:p>
            <text:p text:style-name="Text_20_body"/>
            <text:p text:style-name="P68">Ἀπιτέον δ’ οὖν. ὁ γὰρ Ἰόρδανος ὡς οἴεται ηὕρηκε καινὸν</text:p>
            <text:p text:style-name="P68">ὑπόνομόν τινα κρυπτὸν ἐκ τοῦ παιδευτηρίου φέροντα.</text:p>
            <text:p text:style-name="P68">Η ΠΕΡΙ ΜΕΣΑΣ ΝΥΚΤΑΣ ΜΟΝΟΜΑΞῙΑ 125</text:p>
            <text:p text:style-name="Text_20_body"/>
            <text:p text:style-name="P68">Ἐκεῖνόν γε λέγει δήπου τὸν κατόπιν τοῦ ἀγάλματος τοῦ Γρε-</text:p>
            <text:p text:style-name="P68">γορίου τοῦ λιπαροῦ ὃν ἡμεῖς τῆς πρώτης ἑβδομάδος ηὕρομεν, χαῖρε.</text:p>
            <text:p text:style-name="Text_20_body"/>
            <text:p text:style-name="P68">ὁ δέ Φερέδικος καὶ ὁ Γεωργὸς σχεδὸν ἐξεληλύθεσαν καὶ ἄλλοι</text:p>
            <text:p text:style-name="P68">τινές ἀφίκοντο πολλῷ ἧττον ἀρεστοὶ ἐκείνοις. εἰσῆλθε γὰρ ὁ</text:p>
            <text:p text:style-name="P68">Μάλθακος, τῶν ἑταίρων Καρκίνου καὶ Κέρκοπος ἑκατέρωθεν αὐτῷ</text:p>
            <text:p text:style-name="P68">ἀκολουθούντων.</text:p>
            <text:p text:style-name="Text_20_body"/>
            <text:p text:style-name="P68">ἦῬῙ που πανύστατον, ἔφη, σὺ δειπνεῖς παρ’ ἡμῖν; <text:soft-page-break/>πηνίκα τὴν</text:p>
            <text:p text:style-name="P68">ἁμαξοστοιχίαν λήψῃ ε”μπαλιν ἐπανιὼν παρὰ τούς Μυγάλους;</text:p>
            <text:p text:style-name="Text_20_body"/>
            <text:p text:style-name="P68">“Άρειος δ’ ἀτρέμα Ἀλλὰ γὰρ σύ, ἔφη, πολλῷ ἀνδρειότερος εἶ</text:p>
            <text:p text:style-name="P68">δήπου χαμᾶζε κατελθὼν τῶν ἑταίρων τούτων ὅλιγοδρανὼν παρα-</text:p>
            <text:p text:style-name="P68">κολουθούντων. οὐχ ὅτι οὔτε ὁ Κάρκινος οὔτε ὁ Κέρκωψ ὅντως</text:p>
            <text:p text:style-name="P68">ἀσθενὴς ἦν, ἀλλὰ ὡς καθημένων διδασκάλων ε’πί τὴς ἅνω τραπέζης</text:p>
            <text:p text:style-name="P68">πολλῶν οὐδέτερος ἐτόλμησε πράττειν οὐδὲν πέρα τοῦ ψοφεῖν τοῖς</text:p>
            <text:p text:style-name="P68">κονδύλοις σκυθρωπάζων τέως.</text:p>
            <text:p text:style-name="Text_20_body"/>
            <text:p text:style-name="P68">ὁ δέ Μάλθακος Θέλοιμ’ ἄν, ἔφη, μονομαχεῖν σοι ἢ τῆσδε τῆς</text:p>
            <text:p text:style-name="P68">νυκτὸς ἢ ὅταν σύ βούλῃ μάχην μάγων τρόπῳ. τοῦτο γὰρ ε”στι τὸ</text:p>
            <text:p text:style-name="P68">μόναις ταῖς ῥάβδοις μάχεσθαι δίχα διεστῶτας. τί δ’ ἐστίν; οὔκουν</text:p>
            <text:p text:style-name="P68">ἤκουσας περὶ τῆς μαγικῆς μονομαχίας ὅ τι ἐστιν,·</text:p>
            <text:p text:style-name="Text_20_body"/>
            <text:p text:style-name="P68">’Ί-Ῑκουσε δή, ε”φη ὁ Ῥοὼν περιστρεφόμενος, ἐγὼ μὲν γὰρ προ-</text:p>
            <text:p text:style-name="P68">στάτης εἰμί αὐτῷ· τίς δ’ ἐστί σοι,-</text:p>
            <text:p text:style-name="Text_20_body"/>
            <text:p text:style-name="P68">καὶ ὁ Μάλθακος βλέψας πρὸς τὸν Κάρκινον καὶ τὸν Κέρκοπα,</text:p>
            <text:p text:style-name="P68">ὡς θέλων ἀντιτιθέναι τοῦτον ἐκείνῳ, Κάρκινος, ἔφη. ἦ που καλῶς</text:p>
            <text:p text:style-name="P68">ἔχει ἢν μεσούσης τῆς νυκτὸς συμβαλῶμεν ὑμῖν ἐν τῴ τῶν τροπαίων</text:p>
            <text:p text:style-name="P68">δωματίῳ ὡς ἀεὶ ἀκλήστῳ ὅντι;</text:p>
            <text:p text:style-name="Text_20_body"/>
            <text:p text:style-name="P68">ἀπελθόντος δέ τοῦ Μαλθάκου, ὁ Ἄρειος καὶ ὁ Ῥοὼν ἐνέβλεψαν</text:p>
            <text:p text:style-name="P68">ἀλλήλοις εἷς τὸ πρόσωπον.</text:p>
            <text:p text:style-name="Text_20_body"><text:soft-page-break/></text:p>
            <text:p text:style-name="P68">ἐκεῖνος δέ Ἀλλὰ τί ἐστιν ἄρα, ἔφη, ἡ μονομαχία μαγική; ἢ τί</text:p>
            <text:p text:style-name="P68">δύναται τὸ προστάτην εἶναι ἐμόν;</text:p>
            <text:p text:style-name="Text_20_body"/>
            <text:p text:style-name="P68">ὁ δέ Ῥοὼν εὐθύμως Εἶὲν, ἔφη. τῷ προστάτῃ ἔργον ἂν εἴη ὑπερ-</text:p>
            <text:p text:style-name="P68">μαχεῖν σου εἴ πως ἀποθάνοις. ἐσθίων δέ τέλος ἤρξατο τὸ ὄψον, ἀλλὰ</text:p>
            <text:p text:style-name="P68">κατιδὼν τὸ Ἁρείου πρόσωπον περιφοβοῦ δοκοῦντος, ταχέως ἀνα-</text:p>
            <text:p text:style-name="P68">λαβών Ἀλλ’ οἱ ἀγωνισταί, ἔφη, κατὰ τὸ ξύνηθες οὐκ ἀποθνῄσκουσιν</text:p>
            <text:p text:style-name="P68">εἰ μὴ ἀληθινοί εἶσι μάγοι ἀληθῶς μονομαχοῦντες. ἐπι πλεῖστον</text:p>
            <text:p text:style-name="P68">γὰρ σὺ καὶ ὁ Μάλθακος σπινθῆρας οἷοί τ’ ἔσεσθε ἐμβαλεῖν ἐπ’</text:p>
            <text:p text:style-name="P68">ἀλλήλους. οὐδέτερος γὰρ ἅλις οἶδεν τῆς μαγικῆς ὅπως ἕτερος</text:p>
            <text:p text:style-name="P68">ἕτερον βλάψῃ. προσεδέξατο δ’ οὖν σε ἀνανεῦσαι.</text:p>
            <text:p text:style-name="Text_20_body"/>
            <text:p text:style-name="P68">Καὶ δὴ τὴν ῥάβδον σείσαντος ἐμοῦ οὐ γέγονεν οὐδέν;</text:p>
            <text:p text:style-name="Text_20_body"/>
            <text:p text:style-name="P68">Ταύτην γ’ ἀπορρίψαντα δεῖ ἐπὶ κόρρης πὺξ πατάξαι.</text:p>
            <text:p text:style-name="Text_20_body"/>
            <text:p text:style-name="P68">καί ἀκούσαντές τινος Ξύγγνωθί μοι λεγούσης, ἀναβλέψαντες</text:p>
            <text:p text:style-name="P68">τὴν Ἑρμιόνην εἶδον.</text:p>
            <text:p text:style-name="P68">1 26 ΑΡΕΙΟΣ Πο ΤΗΡ</text:p>
            <text:p text:style-name="Text_20_body"/>
            <text:p text:style-name="P68">καὶ ὁ Ῥοών Οὔκουν ἔστιν, ἔφη, ἡσυχάζοντι δειπνεῖν ἐνθάδε;</text:p>
            <text:p text:style-name="Text_20_body"/>
            <text:p text:style-name="P68">ἐκείνη δέ τοῦτον ἐν οὐδενὶ λόγῳ ποιουμένη τῷ Ἁρείῳ Παρήκ-</text:p>
            <text:p text:style-name="P68">ουσα σοῦ, ἔφη, καὶ τοῦ Μαλθάκου ἀκουσία γε <text:soft-page-break/>μήν -</text:p>
            <text:p text:style-name="Text_20_body"/>
            <text:p text:style-name="P68">Ἑκουσία μὲν οὖν, ἦ δ’ ὃς ὁ Ῥοὼν τονθορύζων τι.</text:p>
            <text:p text:style-name="Text_20_body"/>
            <text:p text:style-name="P68">- Καὶ μὴν οὐ θεμιτὸν νύκτωρ περιπολεῖν τὸ παιδευτήριον. ἁλοὺς</text:p>
            <text:p text:style-name="P68">γὰρ - οὐδ’ ἔστιν ὅπως οὐχ ἁλώσῃ - κινδυνεύεις διὰ τὸ ἄγαν φίλ-</text:p>
            <text:p text:style-name="P68">αυτον ἐκεῖνο βαθμοὺς ἀπολέσαι τοῖς Γρυφινδώροις πολλοὺς δή.</text:p>
            <text:p text:style-name="Text_20_body"/>
            <text:p text:style-name="P68">Καὶ σύ γε, ἦ δ’ ὃς ὁ ’Άρειος, τὸ ἄγαν φιλοπρᾶγμον ἐκεῖνο</text:p>
            <text:p text:style-name="P68">ἐπιτηδεύεις.</text:p>
            <text:p text:style-name="Text_20_body"/>
            <text:p text:style-name="P68">ὁ δὲ Ῥοών χαίρειν ἐκέλευσεν αὐτήν.</text:p>
            <text:p text:style-name="Text_20_body"/>
            <text:p text:style-name="P68">,ις</text:p>
            <text:p text:style-name="Text_20_body"/>
            <text:p text:style-name="P68">μετὰ δέ ταῦτα ὁ ’Άρειος ἀγρυπνῶν μέχρι πόρρω τῆς νυκτὸς ἀκούων</text:p>
            <text:p text:style-name="P68">δέ τοῦ Δείνου καὶ τοῦ Σαμίου εἷς ὕπνον πιπτόντων - ὁ γὰρ</text:p>
            <text:p text:style-name="P68">Νεφελώδης ε”τι ἐν τῷ νοσοκομείῳ ῆν - ἐνενόει τὰ τῇδε τῇ ἡμέρᾳ</text:p>
            <text:p text:style-name="P68">γεγενημένα ὡς οὗ πάντα τύχῃ ἀγαθῇ ἧν. τὸν γὰρ Ῥοῶνα δι’</text:p>
            <text:p text:style-name="P68">ἑσπέρας νουθετῆσαι αὐτὸν λέγοντα ὅτι Ἐὰν καταράσηταί σου,</text:p>
            <text:p text:style-name="P68">δεήσει ἐκκλίνειν, ἐπεὶ τὰ ἀποτρεπτικὰ οὐ μέμυημαι ἔγωγε, καὶ</text:p>
            <text:p text:style-name="P68">πολλὰ τοιαῦτα. κινδυνευόντων δ’ αὖ ἁλῶναι ὑπὸ τοῦ Φήληκος ἢ τῆς</text:p>
            <text:p text:style-name="P68">Νώροπος, ἐφοβεῖτο νόμον προσέτι παρανομεῖν ἄλλον ἔτι ὡς ἄγαν</text:p>
            <text:p text:style-name="P68">ἤδη εὐτυχήσας. καίτοι τῆν Μαλθάκου ὄψιν σαρδάνιον γελῶντος ἀεὶ</text:p>
            <text:p text:style-name="P68">διὰ τοῦ σκότου ἀνέπλαττε, δῆλον γὰρ ὅτι ὥρα ἐστὶ νῦν δὴ νικῆσαι</text:p>
            <text:p text:style-name="P68"><text:soft-page-break/>τόν Μάλθακον κατ’ ὄμματα ἀντιταττόμενος ἐκείνῳ. καί τούτου</text:p>
            <text:p text:style-name="P68">γε τοῦ καιροῦ οὐχ ἁμαρτήσει.</text:p>
            <text:p text:style-name="Text_20_body"/>
            <text:p text:style-name="P68">ὁ δ’ οὖν Ῥοών Περὶ τρίτην, ἔφη, φυλακήν ἐσμεν τῆς νυκτός.</text:p>
            <text:p text:style-name="P68">ἀπιτέον δῆτα.</text:p>
            <text:p text:style-name="Text_20_body"/>
            <text:p text:style-name="P68">καὶ τὰς κοιτωνικὰς ἐνδυσάμενοι τὰς δέ ῥάβδους ἀναλαβόντες διὰ</text:p>
            <text:p text:style-name="P68">τὸν πύργον καὶ κατὰ τῆς κλίμακος ἑλικοειδοῦς εἷρπον καὶ εἷς τὸ</text:p>
            <text:p text:style-name="P68">κοινεῖον τὸ τῶν Γρυφινδώρων. διὰ δέ τοὺς ἐν ἐσχάρᾳ φεψάλους ε”τι</text:p>
            <text:p text:style-name="P68">φλέγοντάς τι ἧν ι’δεῖν τοὺς θρόνους ὡσεὶ ὀκλάζοντάς πως καθάπερ</text:p>
            <text:p text:style-name="P68">σκιὰς μελαίνας. καὶ παρὰ μικρὸν ἀφιγμένοι ἦσαν πρὸς τὴν</text:p>
            <text:p text:style-name="P68">εἷκονικὴν ὀπὴν καὶ φωνὴν ἐγγύθεν ἥκουσαν τινὸς ἐν θρόνῳ καθη-</text:p>
            <text:p text:style-name="P68">μένου. καὶ εἶπεν ὅτι Οὐκ ᾠόμην σε τοῦτο ὅντως ποιήσειν, ὦ</text:p>
            <text:p text:style-name="P68">’Ἄρειε,</text:p>
            <text:p text:style-name="Text_20_body"/>
            <text:p text:style-name="P68">λύχνου δέ καιομένου εἶδον τὴν Ἑρμιόνην παρέχουσαν κοιτωνικήν</text:p>
            <text:p text:style-name="P68">τε φοινικῆν καὶ νέφος ὀφρύων στυγνόν.</text:p>
            <text:p text:style-name="Text_20_body"/>
            <text:p text:style-name="P68">Ἀλλ’ ἦ σύ πάρει; ἔφη ὁ Ῥοών. ἄπιθι εἷς κοῖτον.</text:p>
            <text:p text:style-name="Text_20_body"/>
            <text:p text:style-name="P68">ἐκείνη δ’ Ἐδέησα κατειπεῖν σου τῷ ἀδελφῷ Περσεῖ. οὗτος γὰρ</text:p>
            <text:p text:style-name="P68">ἅτε πρύτανις ὢν κωλύσαι ἂν ταῦτα.</text:p>
            <text:p text:style-name="Text_20_body"/>
            <text:p text:style-name="P68">ὁ δ’ Ἄρειος οὐκ ἐνόμιζεν ἐνδέχεσθαι οὐδενὶ εἰς τοσοῦτο</text:p>
            <text:p text:style-name="P68">πολυπραγμονεῖν.</text:p>
            <text:p text:style-name="P68">Η ΠΕΡΙ ΜΕΣΑΣ ΝΥΚΤΑΣ ΜοΝοΜΑΞΙΑ 127</text:p>
            <text:p text:style-name="P68">τὸν οῦν Ῥοῶνα ἐποτρύνας, τὴν δὲ τῆς παχείας <text:soft-page-break/>εἰκόνα ἀνοίξας,</text:p>
            <text:p text:style-name="P68">διὰ τὴν ὀπὴν ἀνέβη.</text:p>
            <text:p text:style-name="Text_20_body"/>
            <text:p text:style-name="P68">ἡ δ’ Ἑρμιόνη οὐχ οἵα τ’ ἦν ἀκονιτὶ παραχωρῆσαι. ἕσπετ’ οὖν τὸν</text:p>
            <text:p text:style-name="P68">Ῥοῶνα διὰ τὴν ὀπὴν συρίζουσα τέως ὥσπερ χήν τις πικρά.</text:p>
            <text:p text:style-name="Text_20_body"/>
            <text:p text:style-name="P68">Οὔκουν μέλει ὑμῖν τῶν Γρυφινδώρων μελετῶσι μόνον τὰ καθ’</text:p>
            <text:p text:style-name="P68">ἐαυτούς,· ἐγὼ μὲν γὰρ οῦκ ἐθέλω τοὺς Σλυθηρίνους οἴσεσθαι τὴν</text:p>
            <text:p text:style-name="P68">Φιάλην Οἶκείαν, ὑμεῖς δέ πάντας μεθήσετε τοὺς βαθμοὺς οὓς</text:p>
            <text:p text:style-name="P68">ἐκτησάμην παρὰ τῆς Μαγονωγαλέας πολλὰ συνεῖσα περὶ τῆς</text:p>
            <text:p text:style-name="P68">μεταμορφώσεως.</text:p>
            <text:p text:style-name="Text_20_body"/>
            <text:p text:style-name="P68">Ἄπιθι.</text:p>
            <text:p text:style-name="Text_20_body"/>
            <text:p text:style-name="P68">’Άπειμί γε. ἀλλὰ παρῄνεσα ὑμῖν μὴ τοῦτο ποιῆσαι. μέμνησθε δῆτα</text:p>
            <text:p text:style-name="P68">ὅ τι εἶπον αὔριον ἐφ’ ἁμαξοστοιχίας ὄντες, τοιοῦτοι γὰρ ε”στε -</text:p>
            <text:p text:style-name="Text_20_body"/>
            <text:p text:style-name="P68">ἀλλ’ οὐκ ε”μελλον ἄρ’ εὑρεῖν ὅποιοί εἶσιν. ἐκείνη γὰρ στρεψαμένη</text:p>
            <text:p text:style-name="P68">πρὸς τὴν τῆς παχείας ἀνθρώπου εἰκόνα ὡς ε”νδον ἐπανιοῦσα, πρὸς</text:p>
            <text:p text:style-name="P68">κενὴν ε”τυχέ που βλέπουσα εἰκόνα. τῆς γὰρ παχείας ἀνθρώπου</text:p>
            <text:p text:style-name="P68">νύκτωρ ἐπιφοιτησάσης παρά τινα, ἤ γ’ Ἑρμιόνη ἀπεκέκλῃτο τοῦ</text:p>
            <text:p text:style-name="P68">τῶν Γρυφινδώρων πύργου.</text:p>
            <text:p text:style-name="Text_20_body"/>
            <text:p text:style-name="P68">Τί δὴ ποιήσω,’ ἔφη ὀξείᾳ τῇ φωνῇ.</text:p>
            <text:p text:style-name="Text_20_body"/>
            <text:p text:style-name="P68">ἀλλ’ ὁ Ῥοών Σόν ἄρα τὸ πρᾶγμα, ἔφη. ἡμῖν δ’ <text:soft-page-break/>ι’τέον ἐστίν· ἄλλως</text:p>
            <text:p text:style-name="P68">γὰρ κινδυνεύουμεν ὑστερίζειν τοῦ καιροῦ.</text:p>
            <text:p text:style-name="Text_20_body"/>
            <text:p text:style-name="P68">ἡ δέ ἐπειγομένη ἔφθασεν αὐτοὺς οὔπω ἀφικομένους εἷς τὸ ἔσχα-</text:p>
            <text:p text:style-name="P68">τον τῆς διαδρομῆς.</text:p>
            <text:p text:style-name="Text_20_body"/>
            <text:p text:style-name="P68">Ἐγώ, ἔφη, συγγενήσομαι ὑμῖν,</text:p>
            <text:p text:style-name="Text_20_body"/>
            <text:p text:style-name="P68">’Ήκιστα.</text:p>
            <text:p text:style-name="Text_20_body"/>
            <text:p text:style-name="P68">Ἀλλ’ ἦ ἐλπίζετε με μενεῖν ἐνθάδε ἆλωσομένη ὑπὸ τοῦ Φήληκος,·</text:p>
            <text:p text:style-name="P68">ἢν γὰρ λάβῃ ἡμᾶς ἅπαντας τοὺς τρεῖς, ἀληθεύουσα ἐρῶ ὅτι</text:p>
            <text:p text:style-name="P68">ἐπεχείρουν ἐγὼ κωλῦσαι ὑμᾶς. καὶ δεήσει ὑμᾶς βεβαιοῦσθαι τὸν</text:p>
            <text:p text:style-name="P68">ἐμὸν λόγον.</text:p>
            <text:p text:style-name="Text_20_body"/>
            <text:p text:style-name="P68">καὶ ὁ Ῥοών Καὶ δῆτα τολμᾷς -</text:p>
            <text:p text:style-name="Text_20_body"/>
            <text:p text:style-name="P68">ὁ δ’ Ἄρειος ὑπολαβών Σιγᾶτε, ἔφη, ἀμφότεροι. ψόφον γὰρ</text:p>
            <text:p text:style-name="P68">ἥκουσα.</text:p>
            <text:p text:style-name="Text_20_body"/>
            <text:p text:style-name="P68">Ἀλλ’ ἦ Νῶροψ πάρεστιν,· ἦ δ’ ὃς ὁ Ῥοὼν κεχηνώς· περιεσκόπει</text:p>
            <text:p text:style-name="P68">γὰρ ἐπὶ τὸ κνέφας,</text:p>
            <text:p text:style-name="Text_20_body"/>
            <text:p text:style-name="P68">ἀλλ’ ὡς ἀπέβη Νῶροψ μὲν οὐκ ἦν, Νεφελώδης δέ. ε”κειτο γὰρ</text:p>
            <text:p text:style-name="P68">ὕπνῳ χαμαί νικηθείς· ἐξαίφνης δ’ ἠγέρθη ἐκείνων προσιόντων.</text:p>
            <text:p text:style-name="Text_20_body"/>
            <text:p text:style-name="P68">’Έρμαιον δή ἐστί μοι, ἔφη, ὅτι ηὕρετέ με. ἐπὶ μήκιστον γὰρ ἔξω</text:p>
            <text:p text:style-name="P68">περιέμενον λαθόντος ἐμὲ κοιμητικῶς ἔχοντα τοῦ <text:soft-page-break/>εἰσιτηρίου ξυνθ-</text:p>
            <text:p text:style-name="P68">ήματος τοῦ καινοῦ.</text:p>
            <text:p text:style-name="Text_20_body"/>
            <text:p text:style-name="P68">Σίγα μέντοι, ὦ Νεφέλωδες. τὸ ξύνθημά ἐστι ῥύγχος χοίρειον, οὐ</text:p>
            <text:p text:style-name="P68">μὴν οὐδὲ νῦν συμφέρει σοι, περιπολούσης ἄλλοσε τῆς παχείας.</text:p>
            <text:p text:style-name="P68">1 28 ΑΡΕιοΣ Πο ΤΗΡ</text:p>
            <text:p text:style-name="Text_20_body"/>
            <text:p text:style-name="P68">Πῶς ε”χει ὁ βραχίων σούς ἦ δ’ ὃς ὁ Ἄρειος.</text:p>
            <text:p text:style-name="Text_20_body"/>
            <text:p text:style-name="P68">Εὖ γε, ἔφη, δεικνὺς αὐτόν. ἡ γὰρ Πομφόλυξ ι’άσατο ἐν ἀκαρεῖ.</text:p>
            <text:p text:style-name="Text_20_body"/>
            <text:p text:style-name="P68">Καὶ τοῦτο μὲν μάλ’ ἡδέως ε”χει μοι. ἀλλὰ φέρε δή, ὦ Νεφέλωδες.</text:p>
            <text:p text:style-name="P68">πρὸς μὲν γὰρ τὸ παρὸν δεῖ ἡμᾶς γε ἄλλοσε ἰέναι, πρὸς δέ τὰ μετὰ</text:p>
            <text:p text:style-name="P68">ταῦτα ὄψόμεθά σε.</text:p>
            <text:p text:style-name="Text_20_body"/>
            <text:p text:style-name="P68">ἀλλ’ ἐκεῖνος ἀναπηδήσας Μὴ καταλίπητε με, ἔφη. οὐ γὰρ</text:p>
            <text:p text:style-name="P68">βούλομαι μόνος ἐνθάδε καταμένειν. καὶ μὴν ὁ Βαρόνος Αἵματο-</text:p>
            <text:p text:style-name="P68">σταγὴς δὶς ἥδη παρελήλυθεν.</text:p>
            <text:p text:style-name="Text_20_body"/>
            <text:p text:style-name="P68">ὁ δέ Ῥοών τῷ ὡρολόγιῳ χρησάμενος δεινὸν ε”βλεπε πρὸς τὴν</text:p>
            <text:p text:style-name="P68">Ἑρμιόνην καί τὸν Νεφελώδη.</text:p>
            <text:p text:style-name="Text_20_body"/>
            <text:p text:style-name="P68">Ἲ-Ιν δέ ὁποτεροσοῦν σφῷν πράξῃ ὅπως ἁλωσόμεθα, ἐπ’ ἐμαυτὸν</text:p>
            <text:p text:style-name="P68">ἀναδέξομαι τοῦτο μέν μαθήσεσθαι τὴν ἀρὰν ἐκείνην τὴν τῶν μορ-</text:p>
            <text:p text:style-name="P68">μολυκείων ἣν ὁ Κίουρος άρτι διῆλθε, τοῦτο δὲ μαθὼν χρήσεσθαι</text:p>
            <text:p text:style-name="P68">ἐφ’ ὑμᾶς.</text:p>
            <text:p text:style-name="Text_20_body"/>
            <text:p text:style-name="P68"><text:soft-page-break/>ἀλλ’ οῦν ἡ μὲν Ἑρμιόνη ε”χασκέ τι, ὡς διδάξουσα τὸν Ῥοῶνα</text:p>
            <text:p text:style-name="P68">δήπου τίνι τρόπῳ δεῖ χρῆσθαι τῇ τῶν μορμολυκείων ἀρᾷ, ὁ δ’</text:p>
            <text:p text:style-name="P68">’Άρειος συρίζων ἐκέλευσεν αὐτήν γε σιωπᾶν καὶ πᾶσι δεξιᾷ ε”νευσε</text:p>
            <text:p text:style-name="P68">προχωρῆσαι.</text:p>
            <text:p text:style-name="Text_20_body"/>
            <text:p text:style-name="P68">καί ᾖξαν κατὰ διαδρομὰς φωτὶ πεποικιλμένας, τῆς σελενῆς λαμ-</text:p>
            <text:p text:style-name="P68">πρῶς διὰ τὰ τῶν ὑψηλῶν θυρίδων διαφράγματα μαρμαιρούσης. καῖ</text:p>
            <text:p text:style-name="P68">ὅτε εἷς ἀγκῶνα ἀφίκοιντο, ὁ μὲν ’Άρειος ἐφοβεῖτο συμβαλεῖν τῷ</text:p>
            <text:p text:style-name="P68">Φήληκι ἦ τῇ Νώροπι, ηὐτύχησαν δ’ ἐφεξῆς. ταχέως δ’ ἀνέβησαν</text:p>
            <text:p text:style-name="P68">ἀνὰ κλίμακα εἷς τὸ τρίστεγον οἴκημα, ἄκρῳ ποδὶ ἐπιβαίνοντες</text:p>
            <text:p text:style-name="P68">πρὸς τὸ τῶν τροπαίων δωμάτιον.</text:p>
            <text:p text:style-name="Text_20_body"/>
            <text:p text:style-name="P68">ἀλλ’ ὁ Μάλθακος καί ὁ Κάρκινος οὔπω παρεγένοντο. ἔστιλβον δέ</text:p>
            <text:p text:style-name="P68">οἱ κρυστάλλινοι πυργίσκοι οἶ τὰ τρόπαια φυλάττοντες. φιάλαι δ’</text:p>
            <text:p text:style-name="P68">ἦσαν καὶ ἀσπίδες καὶ λεκάναι καῖ ἀγάλματα χρυσᾶ τε καί ἀργυρᾶ</text:p>
            <text:p text:style-name="P68">ἀστράπτοντα διὰ τὸ κνέφας. βραδέως δ’ εἷ’ρπυσαν κατὰ τοὺς</text:p>
            <text:p text:style-name="P68">τοίχους, ὀξὺ δεδορκότες πρὸς τὰς θύρας τὰς ἑκατέρωθεν τοῦ δωμα-</text:p>
            <text:p text:style-name="P68">τίου. καῖ ὁ ’Ἀρειος ε”λαβε τὴν ῥάβδον, εὐλαβούμενος μὴ ὁ Μάλθακος</text:p>
            <text:p text:style-name="P68">λάθῃ αὐτοὺς ἐναλλόμενος.</text:p>
            <text:p text:style-name="Text_20_body"/>
            <text:p text:style-name="P68">καὶ μετ’ ὀλίγον ὁ Ῥοὼν πρὸς οὖς λέγων Χρονίζει δή, ἔφη. τάχα</text:p>
            <text:p text:style-name="P68">ὑπέστρεψεν ἐπτοημένος καὶ ἐμαλακίσθη.</text:p>
            <text:p text:style-name="Text_20_body"/>
            <text:p text:style-name="P68">καὶ τότε μάλ’ ἐξεπλάγησαν ψόφον ἀκούσαντες παρὰ τοῦ παρα-</text:p>
            <text:p text:style-name="P68"><text:soft-page-break/>κειμένου δωματίου. ὁ δ’ Ἄρειος τὴν ῥάβδον εἰλήφει καὶ εὐθὺς</text:p>
            <text:p text:style-name="P68">ἥκουσαν φθεγγομένου τινός. Μάλθακος μέν οὐκ ἄρ’ ε”τυχεν ὥν,</text:p>
            <text:p text:style-name="P68">Φήληξ δέ τῇ Νώροπι Ἐρεύνα καλῶς, λέγων, ὦ γλυκυτάτη, ἢν που</text:p>
            <text:p text:style-name="P68">ἐκεῖνοι ἐν μύχῳ κρύπτωνται.</text:p>
            <text:p text:style-name="Text_20_body"/>
            <text:p text:style-name="P68">καταφοβούμενος δέ δὴ ὁ Ἄρειος ταῖν χεροῖν μανικῶς ε”νευσε τοῖς</text:p>
            <text:p text:style-name="P68">ἄλλοις ὡς τάχιστα ἕπεσθαι αὐτῷ. οἱ δέ σιωπῇ ἀπέδραμον πρὸς τὴν</text:p>
            <text:p text:style-name="P68">Η ΠΕΡΙ ΜΕΣΑΣ ΝΥΚΤΑΣ ΜΟΝΟΜΑΞῙΑ 129</text:p>
            <text:p text:style-name="P68">θύραν ἐκποδῶν γενησόμενοι τῷ Φήληκι ἔτι φθεγγομένῳ. ὁ δέ</text:p>
            <text:p text:style-name="P68">Νεφελώδης μόλις σύρων τὸν τρίβωνα ἀρτίως ἐξεληλύθει καὶ</text:p>
            <text:p text:style-name="P68">εἰσιόντος ᾔσθοντο τοῦ Φήληκος εἷς τὸ τῶν τροπαίων δωμάτιον.</text:p>
            <text:p text:style-name="Text_20_body"/>
            <text:p text:style-name="P68">καῖ ἥκουσαν αὐτοῦ μασταρύζοντός τι καὶ λέγοντος ὅτι ’Ένεισί</text:p>
            <text:p text:style-name="P68">που· εἰκότως δ’ ἀποκρύπτονται.</text:p>
            <text:p text:style-name="Text_20_body"/>
            <text:p text:style-name="P68">ὁ δ’ Ἄρειος σιωπῇ ἐσήμανε τοῖς ἄλλοις ἕπεσθαι. καὶ πάντες</text:p>
            <text:p text:style-name="P68">ἐκπεπληγμένοι εἷρπον κατὰ περίδρομον μακρὸν πανοπλίας ε”χοντα</text:p>
            <text:p text:style-name="P68">πολλάς. ἤκουον δ’ ἀεὶ τοῦ Φήληκος πλησιάζοντος. ἄφνω δέ</text:p>
            <text:p text:style-name="P68">ὁ Νεφελώδης δέει κεκραγὼς ἦρξε τρέχων· σφαλεὶς δέ μέσον</text:p>
            <text:p text:style-name="P68">ἥρπασε τὸν Ῥοῶνα ὥστ’ ἀμφότεροι ἄντικρυς πρὸς πανοπλίαν</text:p>
            <text:p text:style-name="P68">προσέκρουσαν.</text:p>
            <text:p text:style-name="Text_20_body"/>
            <text:p text:style-name="P68">καῖ κτύπον ἐποίησαν τοσοῦτον ὥστε πάντας ἐγεῖραι τοῦς ἐν τῶ</text:p>
            <text:p text:style-name="P68">φρουρίῳ-</text:p>
            <text:p text:style-name="Text_20_body"/>
            <text:p text:style-name="P68"><text:soft-page-break/>ὁ δ’ ’Ἁρειος μέγα βοῶν ἐκέλευσεν αὐτοὺς ἀποδραμεῖν ὡς</text:p>
            <text:p text:style-name="P68">τάχιστα. καῖ οἱ τέτταρες ὥσπερ δίαυλον τρέχοντες κατὰ τὸν περί-</text:p>
            <text:p text:style-name="P68">δρομον ἠπείγοντο οὐδ’ ἐστρέψαντό ποτε πρὸς τοῦμπαλιν οὐδ’</text:p>
            <text:p text:style-name="P68">ὀψόμενοι εἴ πως ὁ Φήληξ δίωκοι. κάμψαντες δέ τὸν τῆς θύρας</text:p>
            <text:p text:style-name="P68">σταθμὸν δρόμῳ ἐξ ἄλλης ὥρμησαν διαδρομῆς εἷς ἄλλην, τοῦ Ἁρείου</text:p>
            <text:p text:style-name="P68">ἀεὶ ἡγουμένου οὐκ εἰδότος οὔτε ποῦ εἰσὶν οὔτε ποῖ φέρονται. εἶτα</text:p>
            <text:p text:style-name="P68">σχίζοντες διείλκυσαν παραπέτασμά τι. τύχοντες δ’ ἐν διόδῳ γεν-</text:p>
            <text:p text:style-name="P68">όμενοι κρυπτῇ, ᾄξαντες δέ κατ’ αὐτὸν ἀνέκυψαν ἐγγὺς τοῦ</text:p>
            <text:p text:style-name="P68">διδασκαλείου οὗ περὶ τὰ φίλτρα ἐμάνθανον τοῦτό γε ᾔδεσαν ὅτι</text:p>
            <text:p text:style-name="P68">πλεῖστον ἀπέχει τοῦ τῶν τροπαίων δωματίου.</text:p>
            <text:p text:style-name="Text_20_body"/>
            <text:p text:style-name="P68">Ἀλλὰ φθάσαντες ε”χομεν αὐτὸν οἶμαι, εἶπεν ὁ “Ἀρειος τῴ τοίχῳ</text:p>
            <text:p text:style-name="P68">ἐπερειδόμενος ἄσθματος μεστός. καῖ ψυχροῦ μὲν τοῦ τοίχου ᾔσθετο</text:p>
            <text:p text:style-name="P68">ὄντος θερμαινόμενος δ’ αὐτὸς ἱδρῶτα ἀπὸ τοῦ μετώπου στάζοντα</text:p>
            <text:p text:style-name="P68">ἀπέματτεν. ὁ μέντοι Νεφελώδης ὀκλάζων ἐπνευστία καὶ πολὺ</text:p>
            <text:p text:style-name="P68">ἐχρέμπτετο.</text:p>
            <text:p text:style-name="Text_20_body"/>
            <text:p text:style-name="P68">ἡ δ’ αὖ Ἑρμιόνη ε”χασκε πάνυ φυσῶσα καὶ τῶν πλευρῶν ἐλαμβ-</text:p>
            <text:p text:style-name="P68">άνετο σφόδρα λυπουμένη. καὶ χαλεπῶς Οὐκ ἠγόρευον; ἔφη.</text:p>
            <text:p text:style-name="P68">ἠγόρευον γάρ.</text:p>
            <text:p text:style-name="Text_20_body"/>
            <text:p text:style-name="P68">ἀλλ’ ὁ Ῥοών Ἀνάγκη δή, ἔφη, ὡς τάχιστα ἐπανελθεῖν εἷς τὸν</text:p>
            <text:p text:style-name="P68">τῶν Γρυφινδώρων πύργον.</text:p>
            <text:p text:style-name="Text_20_body"/>
            <text:p text:style-name="P68"><text:soft-page-break/>ἐκείνη δέ τῷ Ἁρείῳ Ἐξαπάτησε γὰρ σέ, ἔφη, ὁ Μάλθακος. ἦ καῖ</text:p>
            <text:p text:style-name="P68">τοῦτο συνίης,· οὐκ ἐμέλλησε συμβαλεῖν σοι· ὁ γὰρ Φήληξ εὖ ᾔδει ὡς</text:p>
            <text:p text:style-name="P68">παρέσοιτό τις ἐν τῷ δωματίῳ δῆλον ὅτι ἐκεῖνος συκοφάντης ὢν</text:p>
            <text:p text:style-name="P68">κατεῖπε σοῦ πρὸς αὐτόν.</text:p>
            <text:p text:style-name="Text_20_body"/>
            <text:p text:style-name="P68">καῖ ὁ ’Άρειος ἐνόμιζε μὲν αὐτὴν ὀρθῶς εἰπεῖν, ἀλλ’ οῦκ ἐν νῲ εἶχε</text:p>
            <text:p text:style-name="P68">τοῦτο μηνύειν τῇ γ’ Ἑρμιόνῃ,</text:p>
            <text:p text:style-name="Text_20_body"/>
            <text:p text:style-name="P68">’Ἴωμεν δῆτα.</text:p>
            <text:p text:style-name="P68">130 ΑΡΕιοΣ Πο ΤΗΡ</text:p>
            <text:p text:style-name="Text_20_body"/>
            <text:p text:style-name="P68">οῦ μὴν εἵμαρτό γ’ αὐτοῦς ἀθῴους ἀπαλλάξαι. μικρὸν γὰρ</text:p>
            <text:p text:style-name="P68">προῦχώρησαν καὶ μοχλοῦ ψοφοῦντος ἐξῇξε τις ἐκ τοῦ ἔμπροσθεν</text:p>
            <text:p text:style-name="P68">αὐτῶν διδασκαλείου.</text:p>
            <text:p text:style-name="Text_20_body"/>
            <text:p text:style-name="P68">καὶ μὴν Ποιφύκτης ἦν. κατιδὼν δ’ αὐτοὺς ἠλάλαξεν ὑφ’ ἡδονῆς.</text:p>
            <text:p text:style-name="Text_20_body"/>
            <text:p text:style-name="P68">Σίγα, ὦ Ποίφυκτα, ἀντιβολῶ σέ. ἐὰν δέ μή, πράξεις ὅπως</text:p>
            <text:p text:style-name="P68">ἐκπεσούμεθα.</text:p>
            <text:p text:style-name="Text_20_body"/>
            <text:p text:style-name="P68">ὁ δ’ ἀνεκάγχασε πάνυ σαρδάνιον.</text:p>
            <text:p text:style-name="Text_20_body"/>
            <text:p text:style-name="P68">Ἠ περιπολεῖτε μεσούσης τῆς νυκτός, ὦ βρεφύλλια; βομβάξ, ἔφη,</text:p>
            <text:p text:style-name="P68">βομβαλοβομβάξ, δέον δεδέσθαι δὴ κακῶς κακοὺς κακουργοῦντας.</text:p>
            <text:p text:style-name="Text_20_body"/>
            <text:p text:style-name="P68">Οὐδ’ ἂν γένοιτο, εἰμὴ σὺ προδοίης ἡμᾶς.</text:p>
            <text:p text:style-name="Text_20_body"/>
            <text:p text:style-name="P68"><text:soft-page-break/>οὗτος δέ φωνὴν μέν ἀφῆκε θεοσεβὴς εἶναι δοκῶν, τὰ δ’ ὄμματα</text:p>
            <text:p text:style-name="P68">εἶδες ἂν ὡς πονηροῦ τινος φλέγοντα. Ἐγὼ γάρ, ἔφη, ὀφείλω τῷ</text:p>
            <text:p text:style-name="P68">Φήληκι λέγειν ταῦτα, ὑμᾶς δὴ ἅμα εὖ ποιήσων.</text:p>
            <text:p text:style-name="Text_20_body"/>
            <text:p text:style-name="P68">ὁ δέ Ῥοών Ἐκποδών, ἔφη. καὶ ἅμα ἐπεχείρησεν ἐκείνῳ, ἀξύμ-</text:p>
            <text:p text:style-name="P68">φορόν τι ποιῶν, ὡς ἀπέβη.</text:p>
            <text:p text:style-name="Text_20_body"/>
            <text:p text:style-name="P68">ὁ γὰρ Ποιφύκτης μεγίστῃ τῇ φωνῇ βοῶν Μαθηταὶ ἐκ κοιτῶν,</text:p>
            <text:p text:style-name="P68">ἔφη, μαθηταὶ ἐκ κοιτῶν κατὰ φίλτρων διαδρομήν.</text:p>
            <text:p text:style-name="Text_20_body"/>
            <text:p text:style-name="P68">ε”πειτα δ’ ὀκλάσαντες ὡς παριόντες ἐκεῖνον ἀπέδραμον ὡς</text:p>
            <text:p text:style-name="P68">τάχιστα ἐπὶ τὸ ἔσχατον τῆς διαδρομῆς. ἐνταῦθα δ’ εἰς θύραν ἤραξαν</text:p>
            <text:p text:style-name="P68">κακῇ τύχῃ κεκλῃμένην.</text:p>
            <text:p text:style-name="Text_20_body"/>
            <text:p text:style-name="P68">καὶ μάτην ε”ωσαν τὴν θύραν· Ἀπωλόμεθα, ἦ δ’ ὃς ὁ Ῥοὼν πολλῆς</text:p>
            <text:p text:style-name="P68">μετ ’ἀθυμίας πάντα γὰρ τὰ πράγματ ’ἀνατέτραπται. τίτοῖς τοιούτοις</text:p>
            <text:p text:style-name="P68">κακοῖς τις χρήσεται;</text:p>
            <text:p text:style-name="Text_20_body"/>
            <text:p text:style-name="P68">ἤκουον γὰρ ψόφον ἤδη τοῦ Φήληκος ὡς τάχιστα βοηθοῦντος τῷ</text:p>
            <text:p text:style-name="P68">Ποιφύκτῃ.</text:p>
            <text:p text:style-name="Text_20_body"/>
            <text:p text:style-name="P68">ἡ δ’ Ἑρμιόνη ἀγριουμένη Ἀναγε σαυτὸν ἐκποδών, ἔφη, καὶ</text:p>
            <text:p text:style-name="P68">ἁρπάσασα τὴν Ἀρείου ῥάβδον ἔκοψε τὰ κλῇθρα ψιθυρίζουσα ἅμα τὸ</text:p>
            <text:p text:style-name="P68">Ἀλωὼμωρά.</text:p>
            <text:p text:style-name="Text_20_body"/>
            <text:p text:style-name="P68">λεπτὸν δέ κροτούντων τῶν κλῄθρων ἡ θύρα ἀνεῴχθη, οῖ δέ παῖδες</text:p>
            <text:p text:style-name="P68"><text:soft-page-break/>διαβάντες ταχέως ε”κλεισαν αὐτὴν καὶ τὰ ὦτα προσεῖχον αὐτῇ</text:p>
            <text:p text:style-name="P68">ἀκουσόμενοι.</text:p>
            <text:p text:style-name="Text_20_body"/>
            <text:p text:style-name="P68">καὶ μὴν ἥκουσαν τοῦ Φήληκος λέγοντος Ποῖ ἔβησαν, ὦ</text:p>
            <text:p text:style-name="P68">Ποίφυκτα,· εἰπέ μοι ὅσον τάχος.</text:p>
            <text:p text:style-name="Text_20_body"/>
            <text:p text:style-name="P68">Λέγε μοι τὸ Εἰ σοῖ δοκεῖ.</text:p>
            <text:p text:style-name="Text_20_body"/>
            <text:p text:style-name="P68">Οὐ μὴ πράγματα ποιήσεις μοι, ὦ Ποίφυκτα, ποῖ βεβήκασιν;</text:p>
            <text:p text:style-name="Text_20_body"/>
            <text:p text:style-name="P68">Ούκ οῦδὲν ἐρῶ ἐὰν μὴ τὸ Εἴ σοῖ δοκεῖ λέγῃς. τοῦτ’ ε”φη δι’</text:p>
            <text:p text:style-name="P68">ἀχθηδόνα λεπτόν τι καὶ γυναικεῖον ἐμφθεγξάμενος κατὰ τὸ</text:p>
            <text:p text:style-name="P68">ξύνηθες.</text:p>
            <text:p text:style-name="Text_20_body"/>
            <text:p text:style-name="P68">Καλῶς ε”χει δῆτα, εἰ σοῖ δοκεῖ.</text:p>
            <text:p text:style-name="Text_20_body"/>
            <text:p text:style-name="P68">Οὐδέν, ἔφη μεγάλῃ τῇ φωνῇ. καὶπολλὰ κιχλίζων καῖ μωκώμενος</text:p>
            <text:p text:style-name="P68">ΗΠΕΡΙ ΜΕΣΑΣ ΝΥΚΤΑΣ ΜΟΝΟΜΑΞῙΑ 131</text:p>
            <text:p text:style-name="P68">ἀναλαβών Εἶπον γάρ ὅτι οῦκ οὐδέν ἐροίην ἂν εἶ μὴ συ Εἰ σοὶ</text:p>
            <text:p text:style-name="P68">δοκεῖ λέγοις. καὶ εἶτα τοῦ μὲν Ποιφύκτου γελῶντος ἔτι ἤκουσαν</text:p>
            <text:p text:style-name="P68">ἀπᾴττοντος, τοῦ δέ Φήληκος ἅμα δι’ ὀργῆς λοιδοροῦντος ἐκεῖνον.</text:p>
            <text:p text:style-name="Text_20_body"/>
            <text:p text:style-name="P68">ὁ δ’ Ἄρειος ψιθυρίζων Κεκλῃμένην γὰρ οἴεται, ἔφη, τήνδε τὴν</text:p>
            <text:p text:style-name="P68">θύραν. ἀσφαλεῖς οὖν ἐσμέν οἶμαι. ἀλλ’ ὦ Νεφέλωδες, μὴ ψαύσῃς</text:p>
            <text:p text:style-name="P68">μου. οὗτος γὰρ πάλαι ἥπτετο τῆς κοιτωνικῆς αὐτοῦ. Τί δέ δή; ἦ δ’</text:p>
            <text:p text:style-name="P68">ὂς ὁ Ἄρειος.</text:p>
            <text:p text:style-name="Text_20_body"><text:soft-page-break/></text:p>
            <text:p text:style-name="P68">ἀλλὰ τί ἐστι σαφῶς εἶδε μεταστρεψάμενος. καῖ δι’ ἀκαρὲς</text:p>
            <text:p text:style-name="P68">ἐνένοησεν καί πάνυ ἐκ δειμάτων νυκτερίνων πεπλασμένον παρεῖναί</text:p>
            <text:p text:style-name="P68">οἱ δεινόν τι. τοῦτο γὰρ καθ’ ὑπερβολὴν δὴ εἶναι τοῖς τοσαῦτ’ ἤδη</text:p>
            <text:p text:style-name="P68">κακὰ παθοῦσιν.</text:p>
            <text:p text:style-name="Text_20_body"/>
            <text:p text:style-name="P68">καὶ γὰρ ἐν δωματίῳ μὲν οὐκ ἄρ’ ἦσαν, ἀλλ’ ἐν διαδρομῄ τινὶ</text:p>
            <text:p text:style-name="P68">ε”τυχον ὄντες. συνῄδεσαν δ’ εὐθύς ἑαυτοῖς ἐν τῇ ἀπορρήτῳ γενομ-</text:p>
            <text:p text:style-name="P68">ένοις διαδρομῇ τῇ ἐπὶ τοῦ τριστέγου. καὶ νῦν δὴ ᾔδεσαν διὰ τί</text:p>
            <text:p text:style-name="P68">ἀπόρρητον εἴη.</text:p>
            <text:p text:style-name="Text_20_body"/>
            <text:p text:style-name="P68">κατ’ ὀφθαλμοὺς ῆν αὐτοῖς κυνὸς χρῆμα μέγα. ὁ δέ ἐπλήρου τὸ</text:p>
            <text:p text:style-name="P68">πᾶν ἀφ’ ὀρόφου μέχρι ἐδάφους. κεφαλὰς μὲν γὰρ εἶχε τρεῖς, οῖ δ’</text:p>
            <text:p text:style-name="P68">ὀφθαλμοὶ καθ’ ἑκάστην μανικῶς ἐνεκυκλοῦντο. ἐκ δέ τῶν τριῶν</text:p>
            <text:p text:style-name="P68">ῥυγχῶν πνεύματ’ ἤκουσας ἄν μυκτηρόκομπα αὐτοῦ ἀγχίμολον</text:p>
            <text:p text:style-name="P68">προσιόντος. στόματα δ’ ἦν αὐτῷ τρία πάνυ σιαλοχοῦντα, στάζοντα</text:p>
            <text:p text:style-name="P68">ἀεὶ πτύαλον ἀπ’ ὀδόντων ὑποξάνθων πολὺ καθάπερ καλώδια</text:p>
            <text:p text:style-name="P68">φλεγματώδη.</text:p>
            <text:p text:style-name="Text_20_body"/>
            <text:p text:style-name="P68">καί τὸ παραυτίκα ἡσύχαζεν ἀκίνητος, δεδορκὼς πρὸς αὐτοὺς</text:p>
            <text:p text:style-name="P68">ἀτενέσι τοῖς ὄμμασιν ἒξ οὖσιν. ὁ δ’ Ἄρειος ἠπίστατο γοῦν</text:p>
            <text:p text:style-name="P68">τάδε· φανέντες γὰρ αὐτοὶ ἐξ ἀπροσδοκήτου λαθεῖν δήπου τὸ</text:p>
            <text:p text:style-name="P68">πελώριον, καί δί ούδέν ἄλλο οὔπω τεθνάναι. ἀλλ’ οὖν ὁ κύων</text:p>
            <text:p text:style-name="P68">δηλονότι μέλλων ἥδη ταῦτ’ ἐξορθώσειν πολλὴν <text:soft-page-break/>ἀνίει κλαγγὴν καῖ</text:p>
            <text:p text:style-name="P68">ὑλαγμὸν βροντῆς ὀλίγον διαφέροντα.</text:p>
            <text:p text:style-name="Text_20_body"/>
            <text:p text:style-name="P68">καὶ ὁ “Ἀρειος τοι) μοχλὸν ἐψηλάφησε λογιζόμενος ὅτι βέλτιον</text:p>
            <text:p text:style-name="P68">ἔσται τῷ Φήληκι ἀπαντῆσαι ἢ τῷ θανάτῳ.</text:p>
            <text:p text:style-name="Text_20_body"/>
            <text:p text:style-name="P68">καὶ ὕπτιοι ἐκπεσόντες καὶ ἐπισπάσαντος τοῦ Ἁρείου τὴν θύραν</text:p>
            <text:p text:style-name="P68">ἔτρεχον ἤδη μᾶλλον δέ ἐπέτοντο πάλιν κατὰ τὴν διαδρομήν. ὁ δέ</text:p>
            <text:p text:style-name="P68">Φήληξ ἄλλοσε ἐπειγόμενος δήπου ἐζήτει αὐτούς. οῦ γὰρ εἶδον</text:p>
            <text:p text:style-name="P68">ἐκεῖνον οὐδαμοῦ - ού μὴν οὐδ’ ἐμέλησεν αὐτοῖς βουλομένοις γε</text:p>
            <text:p text:style-name="P68">τοσοῦτο ἀπέχειν τοῦ κυνὸς ὅσον ἐνεδέχετο. οὐδ’ ε”ληξαν τρέχοντες</text:p>
            <text:p text:style-name="P68">πρὶν ἀφίκοντο πρὸς τὴν τῆς παχείας εἰκόνα ἐπὶ τοῦ ἑβδόμου</text:p>
            <text:p text:style-name="P68">ὀρόφου.</text:p>
            <text:p text:style-name="Text_20_body"/>
            <text:p text:style-name="P68">ἡ δέ Πόθεν ἤλθετε, ἔφη, βλέψασα πρὸς αὐτοῦς τάς τε κοιτωνικὰς</text:p>
            <text:p text:style-name="P68">παρέχοντας ἀπορρεούσας τῶν ὤμων καὶ τὰς ὄψεις ἐρυθραινούσας</text:p>
            <text:p text:style-name="P68">καῖ ἱδρῶτι ῥεούσας.</text:p>
            <text:p text:style-name="P68">132 ΑΡΕΙοΣ Πο ΤΗΡ</text:p>
            <text:p text:style-name="Text_20_body"/>
            <text:p text:style-name="P68">ὁ δ’ ’Ἀρειος ἀσθμαίνων Οὐδέν διαφέρει, ε”φη καὶ ἀκούσασα</text:p>
            <text:p text:style-name="P68">ῥύγχος χοίρειον, ῥύγχος χοίρειον ἡ εἰκὼν πρόσω ἔρρεψεν. ἐκεῖνοι</text:p>
            <text:p text:style-name="P68">δέ ἐπανελθόντες εἰς τὸ κοινεῖον, ἐκάθισαν ἑαυτοὺς κατὰ τοὺς</text:p>
            <text:p text:style-name="P68">θρόνους πολὺ ἔτι φρίττοντες.</text:p>
            <text:p text:style-name="Text_20_body"/>
            <text:p text:style-name="P68">καί ἐπὶ μήκιστον οὐδὲν εἶπον· καί ὁ Νεφελώδης οὐκ ἐδόκει</text:p>
            <text:p text:style-name="P68">οὐδέν ποτε μετέπειτα φθέγξεσθαι.</text:p>
            <text:p text:style-name="Text_20_body"><text:soft-page-break/></text:p>
            <text:p text:style-name="P68">τέλος δέ ὁ Ῥοών Ἐπὶ τί, ἔφη, κατακλῄουσι τὸν τοιοῦτον κύνα ἐν</text:p>
            <text:p text:style-name="P68">παιδευτηρίῳ,· οὗτος γὰρ εἴ τις ἄλλος σωμασκίας δεῖται.</text:p>
            <text:p text:style-name="Text_20_body"/>
            <text:p text:style-name="P68">ἀλλ’ ἡ Ἑρμιόνη ἤδη οὐ μόνον ἀνέπνευσε τοῦ πόνου, ἀλλὰ καί τὴν</text:p>
            <text:p text:style-name="P68">ἐωθυῖαν δυσκολίαν ἀνέλαβεν.</text:p>
            <text:p text:style-name="Text_20_body"/>
            <text:p text:style-name="P68">Οὔκουν, ἔφη, τοῖς ὀφθαλμοῖς χρῆσθε οὐδέποτε. οὐ γὰρ εἴδετε</text:p>
            <text:p text:style-name="P68">ἐφ’ οὗ εἱστήκει;</text:p>
            <text:p text:style-name="Text_20_body"/>
            <text:p text:style-name="P68">ἲῙ-ιῙ καὶ ἐπὶ τοῦ ἐδάφους,· ε”φη ὁ ’Ἄρειος οὐ γὰρ εἶς τούς γε πόδας</text:p>
            <text:p text:style-name="P68">αὐτοῦ ἔβλεπον, ὅλος ὢν περὶ τῶν κεφαλῶν,</text:p>
            <text:p text:style-name="Text_20_body"/>
            <text:p text:style-name="P68">Τό γ’ ἔδαφος οὗ λέγω· ἐπὶ θύρας γὰρ ἐπιρρακτῆς τινὸς εἱστήκει.</text:p>
            <text:p text:style-name="P68">δῆλον ὅτι φυλάττει τι.</text:p>
            <text:p text:style-name="Text_20_body"/>
            <text:p text:style-name="P68">καὶ ἀνέστη δεινὸν βλέπουσα πρὸς αὐτούς.</text:p>
            <text:p text:style-name="Text_20_body"/>
            <text:p text:style-name="P68">Ὑμεῖς γοῦν ἀγαπᾶτε ταῦτα δήπου. πάντες γὰρ ἐκινδυνεύομεν</text:p>
            <text:p text:style-name="P68">ἀποθανεῖν, μᾶλλον δ’ ἐκπεσεῖν. καί νυνί κοιμήσομαι, εἴ γε δοκεῖ</text:p>
            <text:p text:style-name="P68">ὑμῖν.</text:p>
            <text:p text:style-name="Text_20_body"/>
            <text:p text:style-name="P68">Δοκεῖ γε, ἦ δ’ ὃς ὁ Ῥοών κεχηνὼς ἔτι πρὸς αὐτὴν ἀτενίζων.</text:p>
            <text:p text:style-name="P68">ἀλλὰ νὴ Δία ἠναγκάσαμεν αὐτὴν συγγενέσθαι. ἠ ὀρθῶς λέγω;</text:p>
            <text:p text:style-name="Text_20_body"/>
            <text:p text:style-name="P68">ἀλλ’ οὖν ἥ γ’ Ἑρμιόνη παρέσχε τι τῷ Ἁρείῳ οῖον δέοι ἂν λογίζ-</text:p>
            <text:p text:style-name="P68"><text:soft-page-break/>εσθαι πάλιν εἷς κοίτην ἐπανελθόντι. τὸν γὰρ κύνα φυλάττειν τι. τί</text:p>
            <text:p text:style-name="P68">δὲ ὁ Ἁγριώδης εἴρηκε, τὸν Γριγγώτου εἶναι χωρίον ἀσφαλέστατον</text:p>
            <text:p text:style-name="P68">τοῖς χρῆμά τι φυλάττουσι πλὴν τοῦ Ὑογοήτου.</text:p>
            <text:p text:style-name="Text_20_body"/>
            <text:p text:style-name="P68">ὁ γὰρ Ἄρειος, ὤς γ’ ἐφαίνετο, ηὑρήκει τὸ αὐχμηρὸν σκεῦος</text:p>
            <text:p text:style-name="P68">ἐκεῖνο τὸ ἀπὸ τῆς κατώρυχος ἑπτακοσιοστῆς καὶ τρισκαιδεκάτης</text:p>
            <text:p text:style-name="Text_20_body"/>
            <text:p text:style-name="P68">Α , ι</text:p>
            <text:p text:style-name="P68">που εστιν.</text:p>
            <text:p text:style-name="P68">τῇ δ’ ἐπιούσῃ ὁ Μάλθακος ἐδόκει ἐψευσμένος ἑαυτοῦ ὁρῶν τὸν</text:p>
            <text:p text:style-name="P68">Ἄρειον καὶ τὸν Ῥοῶνα ε”τι παρόντας ἐν τῷ Ὑογοήτου ταλαιπώρους</text:p>
            <text:p text:style-name="P68">μὲν φαινομένους φαιδροὺς δ’ ἀμέλει. καί μὴν οὗτοι ἤδη ἐνόμιζον τὸ</text:p>
            <text:p text:style-name="P68">τοῦ κυνὸς τρικεφάλου λαμπρόν τι εἶναι καὶ εἷς τοσοῦτο ἀξιόλογον</text:p>
            <text:p text:style-name="P68">ὥστε ἑκόντες παθεῖν ἂν παρόμοιόν τι. ὁ Ἄρειος τοίνυν ἐδίδαξε τὸν</text:p>
            <text:p text:style-name="P68">Ῥοῶνα τὰ τοῦ σκεύους τοῦ αὐχμηροῦ, ὅπως μετεκομίσθη τοῦτο ἐκ</text:p>
            <text:p text:style-name="P68">Γριγγώτου εἰς Ὑογοήτου ὡς ε’ὀικε. καῖ χρόνον διέτριψαν πολὺν</text:p>
            <text:p text:style-name="P68">σκοπούμενοι ὁποῖόν τι δὴ τύχοι δεόμενον τοῦ ἐν φυλακῇ τοσαύτῃ</text:p>
            <text:p text:style-name="P68">κατέχεσθαι.</text:p>
            <text:p text:style-name="Text_20_body"/>
            <text:p text:style-name="P68">καὶ ὁ Ῥοών Ἲ-Ῑ πολυτελέστατόν τί ἐστιν, ἔφη, ἢ οἷόν τε πολλὰ</text:p>
            <text:p text:style-name="P68">λυμαίνεσθαι.</text:p>
            <text:p text:style-name="Text_20_body"/>
            <text:p text:style-name="P68">“Ὴ καί τὰ ἀμφότερα ἰσχύει, ἡδ’ ὃς ὁ Ἄρειος.</text:p>
            <text:p text:style-name="Text_20_body"/>
            <text:p text:style-name="P68">ἀλλ’ ἐπειδὴ οὐδὲν περὶ τοῦ κρυπτοῦ ᾔδεσαν πλὴν ὅτι διδάκτυλόν</text:p>
            <text:p text:style-name="P68"><text:soft-page-break/>ἐστιν, οὐ κινδυνεύοιεν ἂν εἰκάσαι τί ἐστιν εἶ μὴ πλείω εὕροιεν.</text:p>
            <text:p text:style-name="Text_20_body"/>
            <text:p text:style-name="P68">ἀλλ’ οὔθ’ ὁ Νεφελώδης οὔθ’ ἡ Ἑρμιόνη ἐσπούδαζεν εἰδέναι τί</text:p>
            <text:p text:style-name="P68">ὑπόκειται τῷ κυνὶ καῖ τῇ θύρᾳ τῇ ἐπιρρακτῇ. καὶ ἐκείνῳ γοῦν οὐδὲν</text:p>
            <text:p text:style-name="P68">ἐμέλει ὑπὲρ τὸ μὴ συνεῖναί ποτε τῷ κυνί.</text:p>
            <text:p text:style-name="Text_20_body"/>
            <text:p text:style-name="P68">ἀλλ’ἢ Ἑρμιόνη οὐκέτ’ ἤθελε διαλέγεσθαι οὔτε τῷ Ἁρείῳ οὔτε τῴ</text:p>
            <text:p text:style-name="P68">Ῥοῶνι. οἶ δέ διὰ τὴν πολυπραγμοσύνην αὐτῆς τοῦτ’ ἀγαθόν τι</text:p>
            <text:p text:style-name="P68">ἐνόμιζον. ἤλπιζον δ’ οὖν δίκας λήψεσθαι τοῦ Μαλθάκου· τοῦτο γὰρ</text:p>
            <text:p text:style-name="P68">μέγιστον ἦν αὐτοῖς. ὥστε μάλισθ’ ἥδοντο ού πολλῷ ὕστερον, τοῦ</text:p>
            <text:p text:style-name="P68">ἀγγέλου χρῆμά τι κομίσαντος πάνυ σύμμετρον πρὸς τὴν τιμωρίαν.</text:p>
            <text:p text:style-name="Text_20_body"/>
            <text:p text:style-name="P68">τῶν γὰρ γλαυκῶν ἀφικομένων ὡς ε”θος εἰς τὸ μέγαρον, ἅπαντες</text:p>
            <text:p text:style-name="P68">εὐθὺς ἐθαύμαζον κατιδόντες σκεῦός τι μακρὸν καῖ λεπτὸν ὑπὸ</text:p>
            <text:p text:style-name="P68">στριγῶν ἐξ μεγάλων φερόμενον. ὁ δ’ ’Άρειος οὐχ ἦττον σπουδάζων</text:p>
            <text:p text:style-name="P68">τῶν ἑτέρων μαθεῖν ὅ τι ε”νεστι τῷ τοσούτῳ σκεύει, μάλ’ ἐξεπλάγη</text:p>
            <text:p text:style-name="P68">ὅτε κατασκήψασαι αῖ γλαῦκες τοῦτο ἀφῆκαν ε”μπροσθεν αὐτοῦ, τὸ</text:p>
            <text:p text:style-name="P68">χοιρεῖον τάριχον ἅμα κατ’ ἔδαφος κρούσασαι. καῖ αὗταί γε μὲν</text:p>
            <text:p text:style-name="P68">ἄρτι ἐκποδὼν ε”πταντο, ἄλλη δέ τις ἐπιστολὴν ἀφῆκεν ἐπὶ τὸ</text:p>
            <text:p text:style-name="P68">σκεῦος.</text:p>
            <text:p text:style-name="P68">1 34 ΑΡΕιοΣ Πο ΤΗΡ</text:p>
            <text:p text:style-name="P68">ὁ δ’ ’Ἁρειος τήν γ’ ἐπιστολὴν πρῶτον ἔλυσεν, εὖ ποιῶν. ἀνέγνω</text:p>
            <text:p text:style-name="P68">γὰρ τάδε·</text:p>
            <text:p text:style-name="P68">Μαγονωγαλέα Ἁρείῳ Ποτῆρι</text:p>
            <text:p text:style-name="P68"><text:soft-page-break/>οὗ μὴ λύσεις τὸ σκεῦος μεταξῦ ἀριστῶν.</text:p>
            <text:p text:style-name="P68">ἔνεστιν ὁ Ὑπερνεφελός Δισχιλιοστὸς σοῦ νεοχμός.</text:p>
            <text:p text:style-name="P68">ἀλλ’ οὐκ ἐθέλω πάντας συνειδέναι σοὶ σάρον ἔχοντι.</text:p>
            <text:p text:style-name="P68">αὐτοὶ γὰρ ἐπιθυμοῖεν ἂν τοιοῦτο λαβεῖν.</text:p>
            <text:p text:style-name="P68">ὁ Ὀλοφώϊος ρΎλης πρὸς τῷ ι’καροσφαιριστηρίῳ</text:p>
            <text:p text:style-name="P68">συμβαλεῖ σοὶ περὶ πρώτην φυλακὴν τῆς νυκτὸς</text:p>
            <text:p text:style-name="P68">τὸ πρῶτον γυμνασομένῳ.</text:p>
            <text:p text:style-name="P68">ἔρρωσο.</text:p>
            <text:p text:style-name="P68">ὁ δ”Ἀρειος δῆλος ἦν γεγηθὼς ἐν ᾧ ἐδίδου τὴν ἐπιστολὴν τῷ Ῥοῶνι</text:p>
            <text:p text:style-name="P68">ἀναγνῶναι.</text:p>
            <text:p text:style-name="Text_20_body"/>
            <text:p text:style-name="P68">ὁ δέ ὥσπερ ἐπιφθόνως διακείμενος αὐτῷ εἶπεν ὅτι Ὠ Ὑπερ-</text:p>
            <text:p text:style-name="P68">νεφελὸς Δισχιλιοστός. οὐδ’ ἡψάμην οὐδέποτε τοῦ τοιούτου.</text:p>
            <text:p text:style-name="Text_20_body"/>
            <text:p text:style-name="P68">ἐπειγόμενοι δέ ταχέως ἀπέβησαν ἐκ τοῦ μεγάρου, θέλοντες ι’δίᾳ</text:p>
            <text:p text:style-name="P68">λῦσαι τὸ σάρον πρὸ τῆς πρῶ σχολῆς. ἀλλὰ μέχρι μέσης τῆς αὐλῆς</text:p>
            <text:p text:style-name="P68">μόνον προχωρήσαντες συνέβαλον τῷ Καρκίνῳ καῖ τῷ Κέρκοπι</text:p>
            <text:p text:style-name="P68">φράττουσι τὴν κλίμακα. ὁ δέ Μάλθακος τὸ σκεῦος ἀναρπάσας</text:p>
            <text:p text:style-name="P68">ἐψηλάφησεν.</text:p>
            <text:p text:style-name="Text_20_body"/>
            <text:p text:style-name="P68">βαλὼν δέ πάλιν αὐτὸ πρὸς τὸν“Άρειον ἐφαίνετο ἅμα καὶ ἐπίφθονος</text:p>
            <text:p text:style-name="P68">ὢν καῖ δυσμενής. ’ἷΗ καῖ σάρον ἐστίν, ἔφη. δίκας οὖν δώσει τὸ νῦν,</text:p>
            <text:p text:style-name="P68">ὦ Ποτέρ, οὐκ ἐξὸν τοῖς γε πρωτοπείροις ἔχειν τὰ τοιαῦτα.</text:p>
            <text:p text:style-name="Text_20_body"/>
            <text:p text:style-name="P68">ὁ Ῥοών μέντοι ἀπὸ ταύτομάτου Ἀλλ’ οὔκ ἔστιν, ἐφη, τοῦτο τῶν</text:p>
            <text:p text:style-name="P68">ἐπιτυχόντων σάρων τῶν ἐγκυκλίων Ὑπερνεφελός γάρ ἐστι Δισχιλ-</text:p>
            <text:p text:style-name="P68"><text:soft-page-break/>ιοστός. ποῖον εἶπας οἴκοι εἶναι σοί, ῶ Μάλθακε; ἦ Κομήτης Διακο-</text:p>
            <text:p text:style-name="P68">σιοστός Ἑξηκοστός; καὶ μεταξὺ μειδιῶν πρὸς ’Ἀρειον ἀναλαβών Οἱ</text:p>
            <text:p text:style-name="P68">γὰρ Κομῆται δοκοῦσι μὲν τοῦ σεμνοῦ μετέχειν, ἔργῳ δέ πολλῶ</text:p>
            <text:p text:style-name="P68">καταδεέστεροι ὑπάρχουσι τῶν Ὑπερνεφελῶν.</text:p>
            <text:p text:style-name="Text_20_body"/>
            <text:p text:style-name="P68">ἐκεῖνος δέ πικρῶς Ἦ που εἰκός ἐστι σέ εἰδέναι τι περὶ τούτου, ὅς</text:p>
            <text:p text:style-name="P68">γ’ οὐκ ἱκανὸς εἴης ὠνεῖσθαι οὐδὲ τὸ ἥμισυ τῆς κώπης; ἀλλὰ δεῖ σέ</text:p>
            <text:p text:style-name="P68">δήπου καὶ τοὺς ἀδελφοὺς κατὰ κλῶνα ἀγοράζειν τὰ σάρα, τὸ</text:p>
            <text:p text:style-name="P68">ἀργύριον κατὰ μικρὸν ἀποτιθέντας.</text:p>
            <text:p text:style-name="Text_20_body"/>
            <text:p text:style-name="P68">μέλλοντος δ’ ἔτι τοῦ Ῥοῶνος ἀποκρινεῖσθαι, ὁ σοφιστὴς Φιλη-</text:p>
            <text:p text:style-name="P68">τικός παρὰ τῷ Μαλθάκῳ ἐφάνη.</text:p>
            <text:p text:style-name="Text_20_body"/>
            <text:p text:style-name="P68">Μῶν ἐρίζετέ μοι, ἔφη τῇ φωνῇ γυναικείᾳ.</text:p>
            <text:p text:style-name="Text_20_body"/>
            <text:p text:style-name="P68">Ὁ γὰρ Ποτὴρ σάρον δέδεκται, ὦ σοφιστά, εἶπεν εὐθύς ὁ</text:p>
            <text:p text:style-name="P68">Μάλθακος,</text:p>
            <text:p text:style-name="P68">ΤΑ ΝΕΚΥΣΙΑ 135</text:p>
            <text:p text:style-name="Text_20_body"/>
            <text:p text:style-name="P68">ἐκεῖνος δέ Ναὶ ναὶ καλῶς ἔχει, ἔφη μειδιῶν τέως πρὸς τὸν</text:p>
            <text:p text:style-name="Text_20_body"/>
            <text:p text:style-name="P68">’Ἀρειον ἡ γὰρ Μαγονωγαλέα σαφῶς μοι ἀπέδειξε διάφορα ὅντα τὰ</text:p>
            <text:p text:style-name="P68">σά, ὦ Ποτέρ. καὶ ποῖόν ἐστιν αὐτό,·</text:p>
            <text:p text:style-name="Text_20_body"/>
            <text:p text:style-name="P68">ὁ δ’ ’Άρειος μόνον οὐκ ἐγέλα ἰδὼν τὸν Μάλθακον δεινὸν</text:p>
            <text:p text:style-name="P68">βλέποντα. Ὑπερνεφελός ἐστιν, ἔφη, Δισχιλιοστός. καῖ τόδε τοῦ</text:p>
            <text:p text:style-name="P68"><text:soft-page-break/>χρυσοῦ Μαλθάκου ἀπολαύω.</text:p>
            <text:p text:style-name="Text_20_body"/>
            <text:p text:style-name="P68">καὶ ὁ ’Ἀρειος καί ὁ Ῥοών κατὰ τάχος ἀνέβησαν, τὸν δέ γέλωτα</text:p>
            <text:p text:style-name="P68">εἰρωνευόμενοι ἐπεκρύπτοντο· μάλιστα γὰρ ἠγάπων τὸν Μάλθακον</text:p>
            <text:p text:style-name="P68">ὁρῶντες ὀργιζόμενόν τε καὶ ἀποροῦντα.</text:p>
            <text:p text:style-name="Text_20_body"/>
            <text:p text:style-name="P68">ἐπειδὴ δ’ εἷς ἄκραν τὴν κλίμακα ἀφίκοντο ὁ ’Άρειος πολλοῦ μετὰ</text:p>
            <text:p text:style-name="P68">γέλωτος Ἀλλ’ ἀληθές γάρ ἐστιν. εἰ δέ μὴ τὸ παντομνημονευτικὸν</text:p>
            <text:p text:style-name="P68">ἀφείλετο τῷ Νεφελώδει ἐκεῖνος, ἐγὼ οὐκ ἂν ἐγενόμην τῆς ἀγέλης.</text:p>
            <text:p text:style-name="Text_20_body"/>
            <text:p text:style-name="P68">φωνὴν δ ’ ἤκουσέ τινος κατόπιν ὀργίλως φθεγγομένης τοιάδε· Καὶ</text:p>
            <text:p text:style-name="P68">δῆτα νομίζεις μισθὸν εἶναι τοῦτο ἀξιον τῆς ἀδικίας; ἡ γὰρ Ἑρμιόνη</text:p>
            <text:p text:style-name="P68">ἐβάδιζεν ἀνὰ τὴν κλίμακα δριμὺ βλέπουσα πρὸς τὸ ἐν ταῖς χερσῖν</text:p>
            <text:p text:style-name="P68">ἐκείνου.</text:p>
            <text:p text:style-name="Text_20_body"/>
            <text:p text:style-name="P68">ὁ δέ Πῶς σύ, ἔφη, σαυτὸν νῦν δὴ ἀξιοῖς διαλέγεσθαι μεθ’ ἡμῶν;</text:p>
            <text:p text:style-name="Text_20_body"/>
            <text:p text:style-name="P68">καῖ ὁ Ῥοών Καὶ γὰρ εὖ ποιοῦσα ἐκ τοσούτου ούδέν ἔλεγες.</text:p>
            <text:p text:style-name="P68">ἐκείνη δέ περιοργὴς ἀπέβη.</text:p>
            <text:p text:style-name="Text_20_body"/>
            <text:p text:style-name="P68">ὁ δ’ ’Άρειος πᾶσαν τὴν ἡμέραν τὸν νοῦν μόλις προσεῖχεν τῇ</text:p>
            <text:p text:style-name="P68">σχολῇ. ἐνενόει γὰρ ἄλλοτε μέν τὸ σάρον ὅτι ἐν τῷ δωματίῳ κεῖται</text:p>
            <text:p text:style-name="P68">ὑπὸ τῇ κοίτῃ, ἄλλοτε δέ τὸ ι’καροσφαιριστήριον’ ἐνθάδε γὰρ τῆς</text:p>
            <text:p text:style-name="P68">ἑσπέρας μαθήσεσθαι ι’καροσφαιρίζειν. καῖ ἀπὸ δείπνου ὅσον</text:p>
            <text:p text:style-name="P68">τάχιστα φαγὼν ὡς ἀμέλει περὶ οὐδενὸς <text:soft-page-break/>ποιησάμενος τὰ ὀψά ἀνέβη</text:p>
            <text:p text:style-name="P68">μετὰ τοῦ Ῥοῶνος λύσων τέλος τὸν (Υπερνεφελόν Δισχιλιοστόν,</text:p>
            <text:p text:style-name="Text_20_body"/>
            <text:p text:style-name="P68">Ούά, ἦ δ’ ὃς ὁ Ῥοων ἰδὼν τὸ σάρον ἐπὶ τῆς Ἁρείου κοίτης</text:p>
            <text:p text:style-name="P68">ἀνακεκαλυμμένον.</text:p>
            <text:p text:style-name="Text_20_body"/>
            <text:p text:style-name="P68">καὶ ἐκεῖνος καίπερ οὐδὲν ἐπιστάμενος περὶ τὰ σάρα ἐνόμισε</text:p>
            <text:p text:style-name="P68">τοῦτό γε θαυμαστὸν δὴ εἶναι. ἦν γὰρ λεῖον καί λαμπρὸν καὶ κώπην</text:p>
            <text:p text:style-name="P68">μέν εἶχεν ἀπ’ ἐρυθροξύλου ἐσκευασμένην, κέρκον δέ δολιχὴν ἀπ’</text:p>
            <text:p text:style-name="P68">ὀρθῶν κλωνίων κοσμίως πεποιημένην. καὶ τὸ “Υπερνεφελὸς Δισ-</text:p>
            <text:p text:style-name="P68">χιλιοστὸς ἐνεγέγραπτο χαρακτῆρσι χρυσοῖς πρὸς τῴ ἀνωτέρω.</text:p>
            <text:p text:style-name="Text_20_body"/>
            <text:p text:style-name="P68">ἀμφὶ δέ τὴν πρώτην φυλακὴν ὁ ’Άρειος ἐξελθὼν ἀπὸ τοῦ</text:p>
            <text:p text:style-name="P68">φρουρίου κνεφαῖος ἀνέβαινε πρὸς τὸ ι’καροσφαιριστήριον.</text:p>
            <text:p text:style-name="P68">πρότερον γὰρ οῦκ εἰσῆλθεν ἐκεῖσε. καὶ βάθρα εῖδε μυρία καθάπερ</text:p>
            <text:p text:style-name="P68">ἐν θεάτρῳ κατὰ κύκλον περίξ ὑψηλὸν ᾠκοδομημένα ὅπως οἱ</text:p>
            <text:p text:style-name="P68">θεαταὶ μετέωροι καθήμενοι ἄμεινον ἴδοιεν τὰ γιγνόμενα, καῖ</text:p>
            <text:p text:style-name="P68">ἑκατέρωθεν τοῦ σταδίου ἦσαν χάρακες τρεῖς χρυσοῖ, ἔκαστος</text:p>
            <text:p text:style-name="P68">κυκλίσκον ἐν ἄκρῳ παρέχων. τῷ δ’ Ἁρείῳ ἐδόκουν πάνυ προσ-</text:p>
            <text:p text:style-name="P68">εικέναι τοῖς ξυλίνοις ἐκείνοις λεπτοῖς οἷς χρώμενοι οἱ Μυγαλίσκοι</text:p>
            <text:p text:style-name="P68">136 ΑΡΕιοΣ ΠοΤΗΡ</text:p>
            <text:p text:style-name="P68">πομφόλυγας ποιοῦνται σαπωναρικάς, πλὴν ἀλλὰ πεντήκοντα</text:p>
            <text:p text:style-name="P68">ποδῶν ἦσαν τὸ ὕψος.</text:p>
            <text:p text:style-name="Text_20_body"/>
            <text:p text:style-name="P68"><text:soft-page-break/>μάλα δέ σπουδάζων αὖθις πέτεσθαι καὶ οὐ θέλων ὑπομεῖναι τὸν</text:p>
            <text:p text:style-name="P68">’Ύλην, εἷς τὸ σάρον ἐμβὰς λακτίσματι ἀνεώθει ἀπὸ τοῦ ἐδάφους. οἷα</text:p>
            <text:p text:style-name="P68">γὰρ οἶα ἔχει θαύματα, κατασκήπτων περὶ τοὺς χάρακας καὶ ἅνω</text:p>
            <text:p text:style-name="P68">καῖ κάτω πετόμενος ῦπέρ τοῦ σταδίου. ἐδύνατο γὰρ ἀκριβῶς</text:p>
            <text:p text:style-name="P68">κυβερνᾶν τὸν (Υπερνεφελὸν Δισχιλιοστὸν ὅποι βούλοιτο ἠρέμα</text:p>
            <text:p text:style-name="P68">ἁπτόμενος αὐτοῦ.</text:p>
            <text:p text:style-name="Text_20_body"/>
            <text:p text:style-name="P68">Οὗτος σύ, ὦ Ποτέρ. κατάβηθι.</text:p>
            <text:p text:style-name="Text_20_body"/>
            <text:p text:style-name="P68">ὁ γὰρ Ὀλοφώῖος Ὕλης ἥκε, φέρων ἐν ἀγκάλαις κιβωτὸν μακρὰν</text:p>
            <text:p text:style-name="P68">καῖ ξυλίνην. ὁ δ”Άρειος κατέβη παρ’ αὐτόν.</text:p>
            <text:p text:style-name="Text_20_body"/>
            <text:p text:style-name="P68">Καλῶς ἔχεις, ἔφη ὀξῦ δεδορκώς. ἡ γὰρ Μαγονωγαλέα ὀρθῶς</text:p>
            <text:p text:style-name="P68">εῖχεν εἰποῦσα σέ αὐτόφυτον παρέχειν τὴν τέχνην εὐμαθῆ πεφυκότα.</text:p>
            <text:p text:style-name="P68">καὶ αὐθημερὸν μὲν διδάξω σέ τοὺς νόμους ἐναγωνίους, ἔπειτα δέ</text:p>
            <text:p text:style-name="P68">δεήσει γυμνάζεσθαι συνὼν τοῖς ἄλλοις ἀγελαίοις τρίς καθ’</text:p>
            <text:p text:style-name="P68">ἑβδομάδα.</text:p>
            <text:p text:style-name="Text_20_body"/>
            <text:p text:style-name="P68">καὶ ἀνέῳξε τὴν κιβωτόν. ἐνῆσαν δέ σφαῖραι τέτταρες δια-</text:p>
            <text:p text:style-name="P68">φέρουσαι τό μέγεθος.</text:p>
            <text:p text:style-name="Text_20_body"/>
            <text:p text:style-name="P68">ὁ δ’ ’Ύλης Λοιπόν, ἔφη. τὴν γάρ τοι ι’καροσφαιρικὴν ῥᾴδιον μέν</text:p>
            <text:p text:style-name="P68">ἐστι καταμαθεῖν, χαλεπὸν δέ που παίζειν. ἐφ’ ἑκατέρᾳ ἀγέλῃ ἑπτὰ</text:p>
            <text:p text:style-name="P68">ὑπάρχουσι σφαιρισταί, ὧν τρεῖς θηρευταί εἰσι.</text:p>
            <text:p text:style-name="Text_20_body"/>
            <text:p text:style-name="P68">Τρεῖς θηρευταί, ἦ δ’ ὃς ὁ “Αρειος ι’δὼν ἐκεῖνον <text:soft-page-break/>σφαῖραν λαμβ-</text:p>
            <text:p text:style-name="P68">άνοντα κοκκίνην ὁμοίαν τὸ μέγεθος φουλλίκλῳ ποδοσφαιρικῴ.</text:p>
            <text:p text:style-name="Text_20_body"/>
            <text:p text:style-name="P68">καὶ ἐκεῖνος αῦ Αὕτη γὰρ ἡ σφαῖρα κολοφῶν καλεῖται. οῖ</text:p>
            <text:p text:style-name="P68">θηρευταὶ ῥίπτουσι τὸν κολοφῶνα ἐπ’ ἀλλήλους θέλοντες ἱέναι διὰ</text:p>
            <text:p text:style-name="P68">κυκλίσκον ἵνα σκοποῦ τύχωσιν. ἡ γὰρ ἀγέλη κερδαίνει δέκα τίμια</text:p>
            <text:p text:style-name="P68">ὁσάκις ὁ κολοφῶν φέρεται διὰ κυκλίσκον. ε”γνωκας,·</text:p>
            <text:p text:style-name="Text_20_body"/>
            <text:p text:style-name="P68">Οἵ γε μὴν θηρευταὶ ῥίπτουσι τὸν κολοφῶνα καῖ ῖᾶσι διὰ τοὺς</text:p>
            <text:p text:style-name="P68">κυκλίσκους ἵνα σκοποῦ τύχωσιν. ἐπεὶ παραπλήσιόν τί ἐστιν ἀμέλει</text:p>
            <text:p text:style-name="P68">τῇ καλαθοσφαιρικῇ, πλὴν ἀλλ’ ἔχει σάρα καί ἒξ κυκλίσκους.</text:p>
            <text:p text:style-name="Text_20_body"/>
            <text:p text:style-name="P68">Τί δ’ ἐστιν ἡ καλαθοσφαιρική, εἶπεν ἐκεῖνος ὡς φιλομαθὴς ὤν.</text:p>
            <text:p text:style-name="Text_20_body"/>
            <text:p text:style-name="P68">ὁ δ’Ἄρειος ταχέως Οὐδέν διαφέρει, ἔφη.</text:p>
            <text:p text:style-name="Text_20_body"/>
            <text:p text:style-name="P68">Καὶ ἔστιν ἄλλος τις ἑκατέρᾳ τῇ ἀγέλῃ σφαιριστὴς φύλαξ</text:p>
            <text:p text:style-name="P68">καλούμενος. ἐγώ γὰρ φύλαξ ὢν τοῖς Γρυφινδώροις περιπέτομαι τούς</text:p>
            <text:p text:style-name="P68">ἡμετέρους κυκλίσκους κωλύσων τοὺς ἐναντίους τυχεῖν τοῦ σκοποῦ.</text:p>
            <text:p text:style-name="Text_20_body"/>
            <text:p text:style-name="P68">καὶ ὁ ’Άρειος σπουδάζων τὰ πάντα μαθεῖν Θηρευταί γὰρ τρεῖς,</text:p>
            <text:p text:style-name="P68">ἔφη, καὶ φύλαξ εἷς καῖ παίζουσι μετὰ τοῦ κολοφῶνος. καλῶς ἔχει’</text:p>
            <text:p text:style-name="P68">ταῦτά γ’ ἐπίσταμαι. τί δῆτα αἵδε ποιοῦσιν, ἐδείκνυ γὰρ τὰς σφαίρας</text:p>
            <text:p text:style-name="P68">τρεῖς ἔτι ἐν τῇ κιβωτῷ κειμένας.</text:p>
            <text:p text:style-name="Text_20_body"><text:soft-page-break/></text:p>
            <text:p text:style-name="P68">Δηλώσω σοὶ νυνί. λαβέ τόδε.</text:p>
            <text:p text:style-name="P68">ΤΑ ΝΕΚΥΣΙΑ 137</text:p>
            <text:p text:style-name="P68">καὶ ε”δωκε τῷ Ἁρείῳ ῥόπαλόν τι μικρὸν οὐ πολὺ διαφέρον τοῦ τῆς</text:p>
            <text:p text:style-name="P68">σφαιριστικῆς ἣν αἱ παρ’ ἡμῖν παρθένοι παίζουσι.</text:p>
            <text:p text:style-name="Text_20_body"/>
            <text:p text:style-name="P68">Δηλώσω σοὶ ὅ τι ποιεῖ τὰ ῥοπαλοσφαίρια. τώδε γὰρ ἐστὸν</text:p>
            <text:p text:style-name="P68">ῥοπαλοσφαιρίω,</text:p>
            <text:p text:style-name="Text_20_body"/>
            <text:p text:style-name="P68">καὶ ἔδειξεν αὐτῷ δύο σφαίρας ὁμοίας ἀλλήλαις, μελαίνας οὔσας</text:p>
            <text:p text:style-name="P68">καῖ ὀλίγῳ μικροτέρας τῆς κοκκίνης. αἱ δ’ ἐδόκουν τῷ ’Ἀρείῳ συν-</text:p>
            <text:p text:style-name="P68">τείνειν ὡς φευξόμεναι ἀπὸ τῶν ἱμάντων οἷς ἐν κιβωτῷ</text:p>
            <text:p text:style-name="P68">κατέχονται.</text:p>
            <text:p text:style-name="Text_20_body"/>
            <text:p text:style-name="P68">Ἀπόστηθι ἐκ τοῦ μέσου, εἶπεν ἐκεῖνος νουθετῶν τὸν ’Άρειον. καὶ</text:p>
            <text:p text:style-name="P68">νεύσας ε”λυσεν ἓν τῶν ῥοπαλοσφαιρίων.</text:p>
            <text:p text:style-name="Text_20_body"/>
            <text:p text:style-name="P68">καὶ εὐθὺς ἡ μέλαινα σφαῖρα τότε μὲν ἐπάνω ἐφέρετο, τότε δέ κατὰ</text:p>
            <text:p text:style-name="P68">κόρρης ε”βαλλε τὸν ’Ἀρειον ὁ δὲ σφενδονηδὸν διενεγκὼν τὸ ῥόπαλον</text:p>
            <text:p text:style-name="P68">ὅπως μὴ τὰς ῥῖνας ῥάττοιτο ἀφῆκε τὸ σφαίριον εἷς δόχμια καὶ</text:p>
            <text:p text:style-name="P68">σκολιά. κᾶπειτα περιδινῆσαν τοῦτο τὰς κεφαλὰς αὐτῶν μετῆλθε τὸν</text:p>
            <text:p text:style-name="P68">’Ύλην ὁ δέ ἐνηλάμενος καὶ χαμᾶζε βιασάμενος μόλις κατέλαβεν</text:p>
            <text:p text:style-name="P68">αὐτό.</text:p>
            <text:p text:style-name="Text_20_body"/>
            <text:p text:style-name="P68">ὟΗ δῆλον; ε”φη πνευστιῶν τι μεταξὺ καταβιαζόμενός τε τὸ ῥοπαλο-</text:p>
            <text:p text:style-name="P68">σφαίριον ε”τι παλαίων αὐτῷ βεβαίως δέων εἷς τὴν κιβωτόν. Τὰ</text:p>
            <text:p text:style-name="P68"><text:soft-page-break/>ῥοπαλοσφαίρια ᾄττει ἅνω καί κάτω ἐκκρούσοντα τοὺς σφαιριστὰς</text:p>
            <text:p text:style-name="P68">ἀπὸ τῶν σάρων. διὸ χρὴ δύο ῥαιστῆρας ἐν ἀγέλῃ ἔχειν, ἀτὰρ καὶ οἱ</text:p>
            <text:p text:style-name="P68">δίδυμοι Εὐισήλιοι ἡμέτεροί εἶσι ραιστῆρες. ἔργον ἐστὶν ἀμύνειν μὲν</text:p>
            <text:p text:style-name="P68">τὰ ῥοπαλοσφαίρια τοῖς σφετέροις, ἀποκρούειν δέ πρὸς τοὺς ἐναν-</text:p>
            <text:p text:style-name="P68">τίους. ἦ καί ἔχεις τὰ πάντα;</text:p>
            <text:p text:style-name="Text_20_body"/>
            <text:p text:style-name="P68">ὁ δ’ ’Άρειος ῥαψῳδῶν Τοῦτο μὲν οἶ θηρευταὶ τρεῖς ἐπιχειροῦσι</text:p>
            <text:p text:style-name="P68">σκοποῦ τυχεῖν τῷ κολοφῶνι· τοῦτὸ δέ ὁ φύλαξ φυλάττει τούς</text:p>
            <text:p text:style-name="P68">χάρακας· τοῦτο δὲ οἱ ραιστῆρες ἀμύνουσι τὰ ῥοπαλοσφαίρια τοῖς</text:p>
            <text:p text:style-name="P68">ἑαυτῶν σφαιρισταῖς.</text:p>
            <text:p text:style-name="Text_20_body"/>
            <text:p text:style-name="P68">Εὖ γε.</text:p>
            <text:p text:style-name="Text_20_body"/>
            <text:p text:style-name="P68">Ἡ ποτέ ἀπέκτεινέ τινα τὰ ῥοπαλοσφαίρια; εἶπεν ἐκεῖνος ἐλπίζων</text:p>
            <text:p text:style-name="P68">μὴ δοκήσειν ἄγαν σπουδαῖος εἶναι.</text:p>
            <text:p text:style-name="Text_20_body"/>
            <text:p text:style-name="P68">Τῶν γε Ὑογοητίων οὐδένα. ὀλίγοι γὰρ τὴν σιαγόνα κατ-</text:p>
            <text:p text:style-name="P68">εάγασιν, οὐδέν δέ ὑπὲρ ταῦτα γέγονεν οὐδεπώποτε. ἄγε δή. ὁ γὰρ</text:p>
            <text:p text:style-name="P68">ἐπίλοιπος τῶν σφαιριστῶν ζητητής ἐστι. ζητητὴν δ’ ὄντα σε’ οὐ δεῖ</text:p>
            <text:p text:style-name="P68">πράγματα ε”χειν ὑπὲρ τοῦ κολοφῶνος ἢ τῶν ῥοπαλοσφαιρίων -</text:p>
            <text:p text:style-name="Text_20_body"/>
            <text:p text:style-name="P68">- Ἠν γε μὴ τὴν κεφαλήν μου δηλαδὴ καταρρήξωσι.</text:p>
            <text:p text:style-name="Text_20_body"/>
            <text:p text:style-name="P68">Μηδὲν φροντίσῃς τούτου. οἱ γὰρ Εὐισήλιοι τεχνικώτεροί εἰσι</text:p>
            <text:p text:style-name="P68">πολλῷ τῶν ῥοπαλοσφαιρίων, πεφυκότες αὐτοὶ <text:soft-page-break/>ὁμοῖοι ἀνθρωπίνοις</text:p>
            <text:p text:style-name="P68">δὴ ῥοπαλοσφαιρίοις.</text:p>
            <text:p text:style-name="Text_20_body"/>
            <text:p text:style-name="P68">καὶ ἐκ τῆς κιβωτοῦ ε”λαβε τέλος τὴν τετάρτην σφαῖραν. παρα-</text:p>
            <text:p text:style-name="P68">τιθεμένη δέ τῷ τε κολοφῶνι καῖ τοῖς ῥοπαλοσφαιρίοις μικρότατον</text:p>
            <text:p text:style-name="P68">138 ΑΡΕῙΟΣ Πο ΤΗΡ</text:p>
            <text:p text:style-name="P68">ἦν, πάνυ ὁμοιούμενον τὸ μέγεθος καρύῳ μεγάλῳ. χρυσοῦν δ’ ἦν καὶ</text:p>
            <text:p text:style-name="P68">ἐρριπίζετο συνεχῶς τὰ πτερὰ μικρὰ καὶ ἀργυρᾶ.</text:p>
            <text:p text:style-name="Text_20_body"/>
            <text:p text:style-name="P68">Καὶ μὴν τοῦτο, ἔφη, φθαστέον ἐστὶ χρυσοῦν, ἀξιόλογον ὂν ὑπὲρ</text:p>
            <text:p text:style-name="P68">τὰς ἄλλας σφαίρας. καὶ πάνυ δυσάλωτόν ἐστιν οὕτω ταχὺ ὂν καὶ</text:p>
            <text:p text:style-name="P68">δυσόρατον. ἔργον δ’ οὖν τῷ ζητητῇ λαβεῖν αὐτό. δεῖ σε περιπετόμε-</text:p>
            <text:p text:style-name="P68">νον μεταξὺ τῶν τε θηρευτῶν καὶ τῶν ῥαιστήρων καῖ τῶν ῥοπαλο-</text:p>
            <text:p text:style-name="P68">σφαιρίων καὶ δὴ καὶ τοῦ κολοφῶνος φθάσαι τὸν ἕτερον ζητητὴν</text:p>
            <text:p text:style-name="P68">λαβόντα τὸ φθαστέον. ὁπότερος ἂν λάβῃ τὸ φθαστέον προσέτι κερ-</text:p>
            <text:p text:style-name="P68">δαίνει ἕκατον πεντήκοντα τίμια ὑπὲρ τῆς ἑαυτοῦ οἰκίας. ὥστε νικᾷ</text:p>
            <text:p text:style-name="P68">αὕτη ἡ οἰκία ὡς ἐπὶ τὸ πολύ. καὶ διὰ τοῦτο τοῖς ζητηταῖς πολλάκις ἐκ</text:p>
            <text:p text:style-name="P68">προνοίας προσπίπτει τις. ἡ δ ’ ι’καροσφαιρικὴ οὗ τελευτᾷ πρὶν ἂν ἕλῃ</text:p>
            <text:p text:style-name="P68">τις τὸ φθαστέον, ὥστε τὸν ἀγῶνα εἰς μακρὸν πολλάκις χρονίζεσθαι.</text:p>
            <text:p text:style-name="P68">ἦν γὰρ ὅτε, τὸ ἀγωνιστικώτατον, τρεῖς μῆνας ἐχρονίσατο. ε”δει γὰρ</text:p>
            <text:p text:style-name="P68">ἀεὶ ἀντεισάγειν τούς ἐπιτάκτους ὅπως οἱ σφαιρισταί ὕπνου τύχοιεν.</text:p>
            <text:p text:style-name="Text_20_body"/>
            <text:p text:style-name="P68">τοιαῦτα μὲν δὴ ταῦτα. ἦ θέλεις ε”τι ἐρωτῆσαί τι;</text:p>
            <text:p text:style-name="Text_20_body"/>
            <text:p text:style-name="P68">ἀνένευσε δ’ ὁ Ἄρειος, ὡς εἰδὼς μὲν τί δραστέον, <text:soft-page-break/>ἀγνοῶν δ’ ὅπως.</text:p>
            <text:p text:style-name="Text_20_body"/>
            <text:p text:style-name="P68">ἐκεῖνος δ’ εὐλαβούμενος πάλιν ε”κλεισε τὸ φθαστέον εἷς τὴν</text:p>
            <text:p text:style-name="P68">κιβωτόν. Ἀλλ’ οὔπω, ἔφη, γυμναζώμεθα μετὰ τοῦ φθαστέου, σκο-</text:p>
            <text:p text:style-name="P68">ταῖοι δ’ ἤδη τάχ’ ἂν ἀπολέσαιμεν αὐτό. πειρώμεθα δὴ τάδε.</text:p>
            <text:p text:style-name="Text_20_body"/>
            <text:p text:style-name="P68">ἔλαβε δέ μαρσίππιον ἐκ τοῦ κόλπου ε”χον ὀλίγα σφαιρία ἐγκύκλια</text:p>
            <text:p text:style-name="P68">τοῦ γκόλφ. τὸ γὰρ γκόλφ παίγνιόν ἐστί τι μαλ’ ἐν ἡδόνῃ γενόμενον</text:p>
            <text:p text:style-name="P68">τοῖς νῦν· οἶ δέ παίζοντες ταῖς βακτηρίαις τύπτουσι τὰ σφαιρία τὰ</text:p>
            <text:p text:style-name="P68">τοῦ γκόλφ-μικρά ἐστὶ καί λευκά-ἐλπίζοντες εἰς ὀπὴν εὖθυνεῖν</text:p>
            <text:p text:style-name="P68">μικροτάτην.</text:p>
            <text:p text:style-name="Text_20_body"/>
            <text:p text:style-name="P68">καὶ ἐν ἀκαρεῖ ἀμφότεροι ἐμετεωρίζοντο, ὁ μὲν ἐρρωμένως παν-</text:p>
            <text:p text:style-name="P68">ταχόσε ῥίπτων τὰ σφαιρία, ὁ δέ κατὰ τὸ δυνατὸν ἐπιχειρῶν ἅμα</text:p>
            <text:p text:style-name="P68">καταλαβεῖν.</text:p>
            <text:p text:style-name="Text_20_body"/>
            <text:p text:style-name="P68">πάντα δέ ἐνδεχομένου τοῦ Ἃρείου, ἐκεῖνος μάλισθ’ ἥδετο. μετὰ</text:p>
            <text:p text:style-name="P68">δ’ ἡμιώριον πολλῆς ἤδη νυκτὸς γενομένης οὐκέτ’ ἦν σφαιρίζειν.</text:p>
            <text:p text:style-name="Text_20_body"/>
            <text:p text:style-name="P68">Ἠ μὴν τὴν Φιάλην ἐκείνην τὴν ἶκαροσφαιρικὴν εὖ οἶδ’ ὅτι τῆτες</text:p>
            <text:p text:style-name="P68">οἶσόμεθα. τοῦτο γὰρ ὁ Ὕλης πολλῆς μετ’ εὐψυχίας ε”λεγεν ἐν ᾧ</text:p>
            <text:p text:style-name="P68">ἐβάδιζον πάλιν πρὸς τὸ φρούριον. Οὐ γὰρ παράδοξον ἂν εἴη εἰ σύ</text:p>
            <text:p text:style-name="P68">τέλος ἀποβαίη βελτίων γενόμενος τοῦ Καρόλου Εὖισηλίου. οὗτος</text:p>
            <text:p text:style-name="P68">γὰρ ἐσφαίρισεν ἂν μετὰ τῆς τῶν ’Ἁγγλων ἀγέλης, <text:soft-page-break/>εἰ μὴ ἀπῆλθε</text:p>
            <text:p text:style-name="P68">τοὺς δράκοντας θηρεύσων.</text:p>
            <text:p text:style-name="Text_20_body"/>
            <text:p text:style-name="P68">»ιε</text:p>
            <text:p text:style-name="P68">οὗ μόνον ἡ τῆς ι’καροσφαιρικῆς ἄσκησις ἀλλὰ καὶ ἡ τῶν κατ’</text:p>
            <text:p text:style-name="P68">οἶκον μαθημάτων μελέτη εἷς τοσοῦτο ἀπησχόλησαν τὸν Ἄρειον</text:p>
            <text:p text:style-name="P68">ὥστε πάνυ ἐθαύμαζε λογιζόμενος ὅτι ἤδη δίμηνος ἐνῴκει ἐν</text:p>
            <text:p text:style-name="P68">(Υογοήτου. τὸ γὰρ φρούριον πάνυ οἰκειότερον ἥδη δοκεῖν αὐτῷ τῆς</text:p>
            <text:p text:style-name="P68">ΤΑ ΝΕΚΥΣΙΑ 139</text:p>
            <text:p text:style-name="P68">τότε οἰκίας τῆς ἐν τῇ τῶν μυρσίνων ὁδῷ. καὶ αἱ σχολαὶ ἐπαγωγότε-</text:p>
            <text:p text:style-name="P68">ραι ἐγένοντο αὐτῷ τὰ πρῶτα ἐκμεμαθηκότι.</text:p>
            <text:p text:style-name="Text_20_body"/>
            <text:p text:style-name="P68">τῇ δέ τῶν Νεκυσίων ἡμέρᾳ ἐγρηγορότες εὐθὺς κατὰ τὰς</text:p>
            <text:p text:style-name="P68">διαδρομὰς ῶσφραίνοντο κολοκύνθου ὀπτωμένου εὐώδους. καὶ πρὸς</text:p>
            <text:p text:style-name="P68">τούτῳ ἐν τῇ περὶ φίλτρων σχολῇ ὁ Φιλητικὸς ἤγγειλεν ὅτι νομίζει</text:p>
            <text:p text:style-name="P68">αὐτοὺς ἅλις ἥδη μεμαθηκέναι ὥστε καινουργεῖν τι περὶ τῆς</text:p>
            <text:p text:style-name="P68">μετακινήσεως, μαθησομένους πράττειν ὅπως μεταπτήσεταί τι</text:p>
            <text:p text:style-name="P68">κάκεῖσε καὶτὸ δεῦρο. τοῦτο γὰρ διὰ μακρὸν ἐβούλοντο ποιεῖν, ναὶ δὴ</text:p>
            <text:p text:style-name="P68">ἐξ οὗ εἶδον ἐκεῖνον πρᾶξαί τὴν τοῦ Νεφελώδους φρύνην περιπτάσθαι</text:p>
            <text:p text:style-name="P68">ἄνω καί κάτω περὶ τὸ διδασκαλεῖον. ἐκεῖνος δέ εἷς δύο ἔταξεν</text:p>
            <text:p text:style-name="P68">αὐτοὺς ἀσκήσοντας τὰ τῆς τέχνης. τῴ μὲν οὖν Ἀρείῳ συνεργὸς ἦν ὁ</text:p>
            <text:p text:style-name="P68">Σάμιος Φινιγάνης, ὅπερ αὐτῷ παραμύθιον ῆν. ὁ γὰρ Νεφελώδης</text:p>
            <text:p text:style-name="P68">βουλόμενος αὐτὸς συνεργάζεσθαι τῷ Ἁρείῳ γλίσχρον δὴ ἔβλεψε</text:p>
            <text:p text:style-name="P68">πρὸς αὐτόν. ὁ δέ Ῥοῶν σύνεργον εἶχε τὴν Ἑρμιόνην Γέρανον.</text:p>
            <text:p text:style-name="P68"><text:soft-page-break/>δύσκριτον δ’ ῆν διαγνῶναι πότερον αὕτη ἤ ἐκεῖνος πλέον ἠνιάθη</text:p>
            <text:p text:style-name="P68">τοῦτο. ἡ γὰρ Ἑρμιόνη οὐδέν εἰρήκει οὐδετέρῳ αὐτῶν ἀφ’ οῦ ὁ</text:p>
            <text:p text:style-name="P68">Ἄρειος τὸ σάρον ἐδέξατο.</text:p>
            <text:p text:style-name="Text_20_body"/>
            <text:p text:style-name="P68">ὁ δέ σοφιστὴς Φιλητικός, ἑστὼς κατὰ τὸ σύνηθες ἐπὶ σωρῴ</text:p>
            <text:p text:style-name="P68">βιβλίων, τῇ φωνῇ λιγείᾳ Μέμνησθε δῆτα τὰ τοῦ καρποῦ κινήματα,</text:p>
            <text:p text:style-name="P68">ἔφη, ἅπερ ἄρτι ἠσκοῦμεν. πάλλε καὶ παῖε, μέμνησο, πάλλε καὶ</text:p>
            <text:p text:style-name="P68">παῖε. καὶ ὀρθῶς φθέγγου τὰ μαγικὰ ῥήματα, τοῦτο γὰρ μέγιστον</text:p>
            <text:p text:style-name="P68">δή. μέμνησο καὶ τοῦ μάγου Βαρύφρονος. οὗτος γὰρ τὸ σῖγμα φων-</text:p>
            <text:p text:style-name="P68">ήσας ἀντὶ τοῦ φεῖ ἀπέβη χαμαὶ κείμενος βουβάλου ἐπι τῶν στέρνων</text:p>
            <text:p text:style-name="P68">καθημένου.</text:p>
            <text:p text:style-name="Text_20_body"/>
            <text:p text:style-name="P68">καὶ χαλεπώτατον ὡς ἀληθῶς ἧν. ὁ γὰρ ’Άρειος καὶ ὁ Σάμιος</text:p>
            <text:p text:style-name="P68">ε”παλλον μὲν καὶ ἔπαιον, τὸ δέ πτερὸν ὃ καὶ ἄνω ε”δει μετέωρον ἱέναι</text:p>
            <text:p text:style-name="P68">ε”κειτο ἁπλῶς ἐπὶ τῷ βάθρῳ. ἀτὰρ Σάμιος οὕτω ἠγανάκτει ὥστε</text:p>
            <text:p text:style-name="P68">σκαλεύσας τῇ ῥάβδῳ πυρὶ ἀνῆψε δή. τοῦτο δ’ ἔδει τὸν ’Άρειον</text:p>
            <text:p text:style-name="P68">κατασβέσαι τὸν πῖλον προσέχοντα.</text:p>
            <text:p text:style-name="Text_20_body"/>
            <text:p text:style-name="P68">οὐδ’ ὁ Ῥοὼν πλησίον αὐτοῦ καθήμενος βέλτιον ἔπραττεν.</text:p>
            <text:p text:style-name="Text_20_body"/>
            <text:p text:style-name="P68">Οὐιγγαρδιὸν λεουιοσά κεκραγὼς τοὺς βραχίονας οὐ βραχεῖς</text:p>
            <text:p text:style-name="P68">ὄντας ἅμα ἀνέσεισεν ἀνεμομύλῳ ἐοικώς.</text:p>
            <text:p text:style-name="Text_20_body"/>
            <text:p text:style-name="P68">ἤκουσε δ’ ὁ ’Άρειος τῆς Ἑρμιόνης ἐπιτιμῶσης αὐτῷ ὧδέ Οὐκ</text:p>
            <text:p text:style-name="P68"><text:soft-page-break/>ὀρθῶς φωνεῖς, ἔφη. ε”στι δέ Οὖιγγάρδιον λεουιώσα· δεῖ φωνῆσαι τὸ</text:p>
            <text:p text:style-name="P68">γὰρ μακρότερον.</text:p>
            <text:p text:style-name="Text_20_body"/>
            <text:p text:style-name="P68">ὁ δέ παρωξυμμένος Φώνησον οὖν, ἔφη, αὐτὴ σοφωτέρα δὴ οὖσα.</text:p>
            <text:p text:style-name="Text_20_body"/>
            <text:p text:style-name="P68">ἡ δέ συστειλαμένη ἑαυτὴν ἕπηλε τὴν ῥάβδον. Οὐιγγάρδιον, ἔφη,</text:p>
            <text:p text:style-name="P68">λεουιώσα.</text:p>
            <text:p text:style-name="Text_20_body"/>
            <text:p text:style-name="P68">καὶ τὸ πτερὸν αὐτῶν ἀπὸ τοῦ βάθρου μετεωριζόμενον ἐξ ἀέρος</text:p>
            <text:p text:style-name="P68">ἐκρέματο ὑπέρ τῶν κεφαλῶν ὡς τέτταρας πόδας αἰωρούμενον.</text:p>
            <text:p text:style-name="P68">1 40 ΑΡΕΙΟΣ Πο ΤΗΡ</text:p>
            <text:p text:style-name="Text_20_body"/>
            <text:p text:style-name="P68">Πύππαξ, κροτῶν εἶπεν ὀ Φιλητικός. ἰδού. ἀναβλέψασθε δεῦρο. ἡ</text:p>
            <text:p text:style-name="P68">γὰρ Γέρανος πέπραχε δή.</text:p>
            <text:p text:style-name="Text_20_body"/>
            <text:p text:style-name="P68">ὁ δέ Ῥοών τελευτησάσης τῆς σχολῆς ἐξειστήκει τελέως ἑαυτοῦ.</text:p>
            <text:p text:style-name="Text_20_body"/>
            <text:p text:style-name="P68">Μὴ θαύμαζ’ εἷ πάντες χαλεπῶς φέρουσιν αὐτὴν μιαρωτάτην</text:p>
            <text:p text:style-name="P68">γενομένην, πιθοῦ μοι. τοιαῦτα γὰρ ἔλεγε τῷ Ἁρείῳ μεταξὺ βιαζ-</text:p>
            <text:p text:style-name="P68">όμενος μετ’ αὐτοῦ παρὰ τοὺς ἐν τῇ διαδρομῇ στενοχωρουμένους.</text:p>
            <text:p text:style-name="Text_20_body"/>
            <text:p text:style-name="P68">ὠστίζετο δέ τις τῷ Ἁρείῳ ῥύμῃ παριοῦσα. κατιδὼν δέ τι τῆς</text:p>
            <text:p text:style-name="P68">ὅψεως ταύτης τὴν Ἑρμιόνην ἐγνώρισεν. ἐθορυβήθη δ ’ αὖ δακρυούσης</text:p>
            <text:p text:style-name="P68">αἰσθόμενος.</text:p>
            <text:p text:style-name="Text_20_body"/>
            <text:p text:style-name="P68">’Ϊ-Ῑκουσε γὰρ σοῦ, ἔφη, οἶμαι.</text:p>
            <text:p text:style-name="Text_20_body"><text:soft-page-break/></text:p>
            <text:p text:style-name="P68">ἐκεῖνος δέ Τὸ δεῖνα, ἔφη. ξύνοιδε δήπου ἑαυτῇ φίλον οὐκ ε”χουσα</text:p>
            <text:p text:style-name="P68">οὐδένα,’ καίτοι αἰσχύνεσθαί τι ἐδόκει δή.</text:p>
            <text:p text:style-name="Text_20_body"/>
            <text:p text:style-name="P68">ἐκείνη δ’ οὖν οὐ παρῆν τῇ ἐπιούσῃ σχολῇ, οὐδ’ εἶδέ τις αὐτὴν ἀνὰ</text:p>
            <text:p text:style-name="P68">πᾶσαν τὴν δείλην. προσιόντες δέ πρὸς τὸ μέγαρον ἐπὶ τὴν τῶν</text:p>
            <text:p text:style-name="P68">νεκυσίων ἑορτήν, ὁ (Ἁρειος καὶ ὁ Ῥοών παρήκουσαν τῆς</text:p>
            <text:p text:style-name="P68">Παραβάτιδος Πατίλης λεγούσης τῇ Λαφενδρίᾳ συνήθει οὔσῃ ῶς ἡ</text:p>
            <text:p text:style-name="P68">Ἑρμιόνη ἐν τῷ παρθενικῶ λουτρῶνι δακρυρροεῖ, τὰς δέ μελετᾶν</text:p>
            <text:p text:style-name="P68">αὐτῆς θελούσας ἑταίρας ἀπωθεῖ ἁπάσας. καὶ πρὸς τοῦτο ὁ Ῥοών</text:p>
            <text:p text:style-name="P68">καί πλέον αἰσχυνόμενος μέχρι γέ τινος ἐφαίνετο· μετ’ ὀλίγον δέ</text:p>
            <text:p text:style-name="P68">πάντων εἷς τὸ μέγαρον ἡκόντων ἐπελάθετο καὶ αὐτὸς τῆς γ’</text:p>
            <text:p text:style-name="P68">Ἑρμιόνης. ἐξεπλάγησαν γὰρ πάντες ὁρῶντες τὰ θεατρικὰ τὰ τῆς</text:p>
            <text:p text:style-name="P68">πρὸς ἑορτὴν σκηνογραφικῆς θαυματουργίας.</text:p>
            <text:p text:style-name="Text_20_body"/>
            <text:p text:style-name="P68">νυκτερίδες μὲν γὰρ χίλιαι περιεπέτοντο παρὰ τῶν τοίχων καῖ τοῦ</text:p>
            <text:p text:style-name="P68">ὀρόφου, χίλιαι δ’ αὖ κατέσκηπτον ὑπὲρ τῶν τραπεζῶν ἴσαι θυέλλαις</text:p>
            <text:p text:style-name="P68">μελαίναις, ὥστε ῥιπιζόμεναι μικροῦ ἐδέησαν κατασβέσαι τὰς ἐν</text:p>
            <text:p text:style-name="P68">κολοκύνθοις λαμπάδας. ἡ δέ θοίνη ἐξ ἀπροσδοκήτου ἀνεφάνη,</text:p>
            <text:p text:style-name="P68">καθάπερ ἡ κατ’ ἀρχὴν τῆς περιόδου.</text:p>
            <text:p text:style-name="Text_20_body"/>
            <text:p text:style-name="P68">ὁ δ’ Ἄρειος ὠρέγετο πρὸς γεωμῆλον μετ’ αὐτοῦ τοῦ φλοιοῦ</text:p>
            <text:p text:style-name="P68">ὠπτημένον καὶ ὁ Κίουρος εἶσέδραμεν εἷς τὸ μέσον, τὴν μίτραν</text:p>
            <text:p text:style-name="P68">χύδην ἀπορρέουσαν παρέχων οὐδενὶ κοσμῴ. <text:soft-page-break/>δῆλος δ’ ἦν φόβῳ</text:p>
            <text:p text:style-name="P68">καταπεπληγμένος. καῖ πάντων ἀτενιζόντων, ἥκων παρὰ τὸν τοῦ</text:p>
            <text:p text:style-name="P68">Διμπλοδώρου θρόνον ε”πεσε πρὸς τὴν τράπεζαν. καὶ μάλ’ ἄσθματος</text:p>
            <text:p text:style-name="P68">μεστὸς πνευστιῶν τέως μόλις Τρωγλοδύτης, ἔφη, ἐν τῇ γοργύρᾳ.</text:p>
            <text:p text:style-name="P68">ᾠόμην γὰρ ὑμᾶς θέλειν πυθέσθαι.</text:p>
            <text:p text:style-name="Text_20_body"/>
            <text:p text:style-name="P68">καὶ ταῦτ’ εἰπὼν χαμαὶ κατέπεσε λιποψυχήσας.</text:p>
            <text:p text:style-name="Text_20_body"/>
            <text:p text:style-name="P68">ταραχὴ δ’ εὐθὺς ἐνεγένετο πᾶσι πολλή. τὸ δέ τελευταῖον ὁ Διμ-</text:p>
            <text:p text:style-name="P68">πλόδωρος ἐξ ἄκρας τῆς ῥάβδου πυρφόρα πορφυρᾶ ἀνιεὶς οὐκ ὀλίγα</text:p>
            <text:p text:style-name="P68">κατεσιώπησεν ἅπαντας.</text:p>
            <text:p text:style-name="Text_20_body"/>
            <text:p text:style-name="P68">ἺΩ πρυτάνεις, ἔφη, ἀπαγέτω ἕκαστος τοὺς οἰκείους πρὸς τὰ</text:p>
            <text:p text:style-name="P68">κοιμητήρια.</text:p>
            <text:p text:style-name="P68">ΤΑ ΝΕΚΥΣΙΑ 14]</text:p>
            <text:p text:style-name="Text_20_body"/>
            <text:p text:style-name="P68">ὁ δέ Περσεὺς ἀμέλει ἀγαπῶν τὸ πρᾶγμα “Έπεσθέ μοι, ὧ πρωτό-</text:p>
            <text:p text:style-name="P68">πειροι. μένετε ἀθρόοι. οὐ φοβητέος ὁ Τρωγλοδύτης ἐστὶν ὑμῖν</text:p>
            <text:p text:style-name="P68">πειθομένοις γ’ ἐμοί. συνακολουθεῖτε δῆτα. ἀπέλθετ’ ἐκποδών.</text:p>
            <text:p text:style-name="P68">πρωτόπειροι γὰρ διαβαίνουσι. ξύγγνωθί μοι. πρύτανις γάρ εἰμι.</text:p>
            <text:p text:style-name="Text_20_body"/>
            <text:p text:style-name="P68">ὁ δ’ Ἄρειος ἀναβαίνων ἤρετο ποίῳ τρόπῳ Τρωγλοδύτῃ ἐξῆν</text:p>
            <text:p text:style-name="P68">εἰσιέναι.</text:p>
            <text:p text:style-name="Text_20_body"/>
            <text:p text:style-name="P68">ὁ δὲ Ῥοών Οὐκ οἶδ’ ἔγωγε. οἱ γὰρ Τρωγλοδύται λέγονται</text:p>
            <text:p text:style-name="P68">νωθέστατοι πεφυκέναι. τάχ’ ὁ Ποιφύκτης εἰσήγαγεν ἐν σκώμ-</text:p>
            <text:p text:style-name="P68"><text:soft-page-break/>ματος μέρει πρὸς τὰ Νεκύσια.</text:p>
            <text:p text:style-name="Text_20_body"/>
            <text:p text:style-name="P68">παρέβαινον δ’ ἄλλους ἄλλοσε ἐπειγομένους. καὶ ἐν ᾧ ὠστίζοντο</text:p>
            <text:p text:style-name="P68">δι’ Ὑφελπύφων στῖφος συντεταραγμένων, ὁ ’Ἁρειος τοῦ Ῥοῶνος</text:p>
            <text:p text:style-name="P68">ἄφνω βραχίονος λαβόμενος</text:p>
            <text:p text:style-name="Text_20_body"/>
            <text:p text:style-name="P68">Τὸ δεῖνα, ἔφη, ἐνενόησά τι περὶ τῆς Ἑρμιόνης.</text:p>
            <text:p text:style-name="Text_20_body"/>
            <text:p text:style-name="P68">Ποῖον δὲ τί,·</text:p>
            <text:p text:style-name="Text_20_body"/>
            <text:p text:style-name="P68">Ἀλλ’ αὕτη τοῦ Τρωγλοδύτου πέρι οὐδέν μὰ Δί’ οἶδεν.</text:p>
            <text:p text:style-name="Text_20_body"/>
            <text:p text:style-name="P68">ἐκεῖνος δέ χεῖλος δακὼν ἀνέσχετο.</text:p>
            <text:p text:style-name="Text_20_body"/>
            <text:p text:style-name="P68">δυσκόλως μὲν γὰρ ε”τι διέκειτο, ὁμῶς δέ Καλῶς ἔχει, ἔφη.</text:p>
            <text:p text:style-name="P68">εὐλαβώμεθα μέντοι μὴ ὀ Περσεὺς κατίδῃ ἡμᾶς.</text:p>
            <text:p text:style-name="Text_20_body"/>
            <text:p text:style-name="P68">καὶ νεύσαντες κάτω, προσμείξαντες δέ τοῖς Ὑφελπύφοις εἷς</text:p>
            <text:p text:style-name="P68">τοῦμπαλιν ἰοῦσιν, ὑπεξελθόντες δ ’ αὖ εἷς τὸ πλάγιον κατὰ διαδρομήν</text:p>
            <text:p text:style-name="P68">τινα, ἔσπευσαν πρὸς τὸν παρθενικόν λουτρῶνα. κάμψαντες δέ</text:p>
            <text:p text:style-name="P68">ἀγκῶνα, ἐκ τοῦ ὄπισθεν ἥκουσαν ψόφον τινὸς ῶς ποδῶν ἔχει</text:p>
            <text:p text:style-name="P68">διώκοντος.</text:p>
            <text:p text:style-name="Text_20_body"/>
            <text:p text:style-name="P68">Περσεύς, ῆ δ’ ὃς ὁ Ῥοὼν ψιθυρίζων, ὠθῶν δ’ ἅμα τὸν ’Ἀρειον</text:p>
            <text:p text:style-name="P68">κατόπιν μεγάλου γρῦπος λιθίνου ὥστε κρύψασθαι.</text:p>
            <text:p text:style-name="Text_20_body"/>
            <text:p text:style-name="P68">προκύψαντες δὲ τὸν μὲν Περσέα οὐκ εἶδον, <text:soft-page-break/>Σίναπυν δέ. ὁ δέ</text:p>
            <text:p text:style-name="P68">διαβὰς τὴν διαδρομὴν ἐξ ὀμμάτων ἀπῆλθεν αὐτοῖς.</text:p>
            <text:p text:style-name="Text_20_body"/>
            <text:p text:style-name="P68">ὁ δ’ ’Άρειος Τί χρῆμα δρᾲ,· ἔφη ψιθυρίζων. διὰ τί οὐκ ἐν τῇ</text:p>
            <text:p text:style-name="P68">γοργύρᾳ ἐστὶ μετὰ τῶν ἄλλων σοφιστῶν;</text:p>
            <text:p text:style-name="Text_20_body"/>
            <text:p text:style-name="P68">Οὐκ οἶδ’ ἔγωγε.</text:p>
            <text:p text:style-name="Text_20_body"/>
            <text:p text:style-name="P68">καὶ ἐφ’ ὅσον ἐνεδέχετο ἀψοφητὶ ἐδίωκον τὸν Σίναπυν ἤδη</text:p>
            <text:p text:style-name="P68">φθάνοντα αὐτοὺς· ἀλλ’ ἤδη κατὰ τὴν διαδρομὴν τὴν ἑξῆς ἀφανὴς</text:p>
            <text:p text:style-name="P68">ἐγένετο.</text:p>
            <text:p text:style-name="Text_20_body"/>
            <text:p text:style-name="P68">Καὶ δὴ ἐπὶ τὸ τρίστεγον ὁρμᾶται, ἧ δ’ ὃς ὁ Ἄρειος. ὁ δέ Ῥοὼν</text:p>
            <text:p text:style-name="P68">χεῖρα προτείνας ἔπαυσεν αὐτόν.</text:p>
            <text:p text:style-name="Text_20_body"/>
            <text:p text:style-name="P68">Ἠ που ὀσφραίνει σύ τινος,·</text:p>
            <text:p text:style-name="Text_20_body"/>
            <text:p text:style-name="P68">καὶ ὀ ’Ἀρειος δυσοδμοτάτου δή τινος ῶσφραίνετο, ὥσπερ ἀπὸ</text:p>
            <text:p text:style-name="P68">ποδείων σαθρῶν ἢ ἀπ’ ἀφόδου δημοσίας οἷἀν αὐχμηρὰν εἰς τοσοῦτο</text:p>
            <text:p text:style-name="P68">γεγεημένην οὐδεὶς ὡς ἔοικεν ἐκκεκάθαρκε.</text:p>
            <text:p text:style-name="Text_20_body"/>
            <text:p text:style-name="P68">καί μὴν ἥκουσαν γρυλισμοὺς καὶ ἑλκυσμοὺς ὥσπερ εἶ μέγα τι</text:p>
            <text:p text:style-name="P68">1 4 2 ΑΡΕιοΣ Πο ΤΗΡ</text:p>
            <text:p text:style-name="P68">χρῆμα ἀνθρώπου βραδέως ἐπορεύετο χωλεύων τούς πόδας παμμε-</text:p>
            <text:p text:style-name="P68">γέθεις ὄντας. καὶ δακτυλοδεικτήσαντος τοῦ Ῥοῶνος εἶδον Αἰτναῖον</text:p>
            <text:p text:style-name="P68">τι κνώδαλον προσερχόμενον. καὶ εἰς σκιὰν πτήξαντες εἷς σελήνιον</text:p>
            <text:p text:style-name="P68">ἐτήρουν αὐτὸ προβαῖνον.</text:p>
            <text:p text:style-name="Text_20_body"><text:soft-page-break/></text:p>
            <text:p text:style-name="P68">δεινὸν δ’ ἦν ἰδέσθαι. ὁ γὰρ Τρωγλοδύτης δώδεκα ποδῶν ὢν τὸ</text:p>
            <text:p text:style-name="P68">ὕψος τὴν χροίαν φαιὰν παρεῖχε καί ι’ώδη καῖ πετρίνοις λίθοις πως</text:p>
            <text:p text:style-name="P68">ὁμοίαν. καὶ σῶμα μὲν ἦν αὐτῷ μέγα καὶ ῶγκωμένον χερμάδι δ’</text:p>
            <text:p text:style-name="P68">ἴσον ἐν ὄρεσί τινι, κεφαλὴ δὲ μικρὰ καὶ φαλακρὰ ἐν κορυφῇ ε”φυ</text:p>
            <text:p text:style-name="P68">ὀλίγον διαφέρουσα φοινικοβαλάνου. σκέλη δ’ αὖ βραχέα καὶ δεν-</text:p>
            <text:p text:style-name="P68">δρώδη, πόδες δέ πλατεῖς καὶ κερατοειδεῖς. δυσοσμία δ’ ἀπ’ αὐτοῦ</text:p>
            <text:p text:style-name="P68">ἐγίγνετο θαυμασία ὡς σφόδρα. εἶχε δέ ῥόπαλον ξύλινον καὶ παμ-</text:p>
            <text:p text:style-name="P68">μέγεθες. τοῦτο δ’ ἔσυρεν ἐπ’ ἐδάφους, τῶν βραχιόνων αὐτοῦ</text:p>
            <text:p text:style-name="P68">τοσούτων ὄντων.</text:p>
            <text:p text:style-name="Text_20_body"/>
            <text:p text:style-name="P68">στὰς δέ πρὸς θυρῶνι εἴσω προῦκυψε. τὰ δ’ ὦτ’ ὄνου δίκην</text:p>
            <text:p text:style-name="P68">ὑποκινήσας καὶ ὅπερ ὀλίγον εἶχε τοῦ φρονίμου πρὸς τὸ μηχαν-</text:p>
            <text:p text:style-name="P68">ᾶσθαί τι βιάζειν δοκῶν, βραδέως εἰσῆλθεν.</text:p>
            <text:p text:style-name="Text_20_body"/>
            <text:p text:style-name="P68">ὁ δ’ ’Άρειος Τῆς κλειδός, ἔφη, παρούσης τῇ θύρᾳ, ἔστιν ἡμῖν</text:p>
            <text:p text:style-name="P68">συγκλεῖσαι αὐτόν.</text:p>
            <text:p text:style-name="Text_20_body"/>
            <text:p text:style-name="P68">Εὖ φρονεῖς, ἦ δ’ ὃς ὁ Ῥοών δεδιώς τι.</text:p>
            <text:p text:style-name="Text_20_body"/>
            <text:p text:style-name="P68">καῖ πρὸς τὴν θύραν ἔτι ἀνεῳγμένην εἷ’ρπυσαν, φόβον παρέχοντες</text:p>
            <text:p text:style-name="P68">διψητικὸν καί ἐλπίζοντες ἅμα τὸν Τρωγλοδύτην μὴ ἐξιέναι. προπη-</text:p>
            <text:p text:style-name="P68">δήσας δέ ὁ ’Ἁρειος καί τὴν κλεῖν λαβὼν τὴν θύραν ἐπαράξας</text:p>
            <text:p text:style-name="P68">κατέκλεισεν.</text:p>
            <text:p text:style-name="Text_20_body"/>
            <text:p text:style-name="P68"><text:soft-page-break/>καὶ ἰοῦ ιόῦ κεκραγότες νικήφοροι ε”τρεχον ἔμπαλιν κατὰ τὴν</text:p>
            <text:p text:style-name="P68">διαδρομήν. μέλλοντες δέ κάμψαι τὸν ἀγκῶνα ἥκουσαν καρδιό-</text:p>
            <text:p text:style-name="P68">δηκτόν τι. ὄρθιον γάρ τις φόβῳ ἀνωλόλυξε τοῦ δωματίου ἐντὸς</text:p>
            <text:p text:style-name="P68">ἐκείνου ὅπερ ἄρτι ἐκεκλείκεσαν.</text:p>
            <text:p text:style-name="Text_20_body"/>
            <text:p text:style-name="P68">Μὴ γένοιτο, ἔφη ὁ Ῥοῶν ὠχραινόμενος οἷον ὁ Βαρόνος</text:p>
            <text:p text:style-name="P68">Αἶματοσταγής.</text:p>
            <text:p text:style-name="Text_20_body"/>
            <text:p text:style-name="P68">ὁ δ’ “Ἀρειος ἀπορῶν Τοῦτο γὰρ τὸ δωμάτιον, ἔφη, λουτρῶν</text:p>
            <text:p text:style-name="P68">παρθενικός ἐστι.</text:p>
            <text:p text:style-name="Text_20_body"/>
            <text:p text:style-name="P68">καὶ ὁμοῦ ἄμφω φωνοῦντες εΗ Ἑρμιόνη, ἔφασαν, ἔνεστιν.</text:p>
            <text:p text:style-name="Text_20_body"/>
            <text:p text:style-name="P68">ἄκοντες οὖν ἀποτρέψαντες ἀνέδραμον ἐπὶ τὴν θύραν. κλῇθρον δέ</text:p>
            <text:p text:style-name="P68">μόλις χαλάσας - πεπληγμένος γὰρ εἰς τοσοῦτο τὴν κλεῖν μονον-</text:p>
            <text:p text:style-name="P68">ουχὶ μεθῆκεν - ὁ Ἄρειος τὴν θύραν ἀνέῳξεν.</text:p>
            <text:p text:style-name="Text_20_body"/>
            <text:p text:style-name="P68">εἰσελθόντες δέ κατέλαβον τὴν μὲν Ἑρμιόνην πτήττουσαν παρὰ</text:p>
            <text:p text:style-name="P68">τοῦ τοίχου ὀλίγου δέουσαν λιποψυχῆσαι, τὸν δέ Τρωγλοδύτην προ-</text:p>
            <text:p text:style-name="P68">σχωροῦντα ἐπ’ αὐτὴν καὶ ἅμα ἐκκρούοντα τὰ λουτηρίδια ἀπὸ τῶν</text:p>
            <text:p text:style-name="P68">τοίχων.</text:p>
            <text:p text:style-name="Text_20_body"/>
            <text:p text:style-name="P68">καὶ ὁ ’Άρειος ἠθύμει μέν ἐκέλευε δ’ ὅμως τὸν Ῥοῶνα ταράξαι</text:p>
            <text:p text:style-name="P68">ΤΑ ΝΕΚΥΣῙΑ 14 3</text:p>
            <text:p text:style-name="P68">ἐκεῖνον, αὐτὸς δέ τέως λαβὼν αὐλῶνος τι βιαίως ἔρριψε πρὸς τοῖχον</text:p>
            <text:p text:style-name="P68">ὡς ψόφῳ στροβήσων αὐτόν.</text:p>
            <text:p text:style-name="Text_20_body"><text:soft-page-break/></text:p>
            <text:p text:style-name="P68">ὁ δέ Τρωγλοδύτης εἱστήκει ὀλίγον ἀπέχων τῆς Ἑρμιόνης,</text:p>
            <text:p text:style-name="P68">καλινδούμενος ἀεὶ ἐσκαρδαμύκτει που σκαιότατος ὢν ὡς μαθησ-</text:p>
            <text:p text:style-name="P68">όμενος τί δὴ ψόφον ἀνῆκε. καὶ μὴν τὸν “Άρειον κατεῖδε πικρόν</text:p>
            <text:p text:style-name="P68">βλέπων πρὸς αὐτόν. ἀπορήσας δ’ οὐ διὰ πολὺν μετῆλθε τοῦτον, τὸ</text:p>
            <text:p text:style-name="P68">ῥόπαλον ἅμα ἀναιρούμενος.</text:p>
            <text:p text:style-name="Text_20_body"/>
            <text:p text:style-name="P68">ἀλλ’ ὁ Ῥοὼν ἐκ πλαγίου Οὗτος, ἔφη, ὁ ἐμβρόντητος. καὶ</text:p>
            <text:p text:style-name="P68">αὐλῶνος τι ἔρριψεν. καῖ τῆς μὲν τοῦ αὐλῶνος πληγῆς πρὸς ὦμον</text:p>
            <text:p text:style-name="P68">πατάξαντος οὐδὲν ἔδοξεν αἰσθέσθαι, τὴν δέ βοὴν ἀκούσας αὖθις</text:p>
            <text:p text:style-name="P68">εἱστήκει ῥύγχος δυσειδὲς περιάγων ἅμα ἐπὶ τὸν Ῥοῶνα. καὶ οὔτως</text:p>
            <text:p text:style-name="P68">ὁ Ἄρειος ἐφθάσεν ἐκεῖνον παραδραμών.</text:p>
            <text:p text:style-name="Text_20_body"/>
            <text:p text:style-name="P68">τῇ δ’ Ἑρμιόνῃ βοῶν εἶπεν Ἄγε δη. δράμε σύ, ἀπόδραμε, πρὸς</text:p>
            <text:p text:style-name="P68">τὴν θύραν ἅμα θέλων ἀποσπᾶν αὐτήν. ἡ δ’ ἔτι ἀκίνητος ἔμενε</text:p>
            <text:p text:style-name="P68">πτήττουσα πρὸς τῷ τοίχῳ δέει κεχηνυῖα.</text:p>
            <text:p text:style-name="Text_20_body"/>
            <text:p text:style-name="P68">τεταραγμένος δ ’ἤδη ὁ Τρωγλοδύτης τῇ τε κραυγῇ νῦν δὴ τετυφω-</text:p>
            <text:p text:style-name="P68">μένος καὶ τῇ ἠχοῖπάντως ἐξεβάκχευε. πάλιν δ ’ αὖ μυκώμενος προσ-</text:p>
            <text:p text:style-name="P68">έβαλλε τῷ Ῥοῶνι ἐπὶ ποσὶν ὅντι αὐτῷ οὐδ’ ἔχοντι ποῖ φύγοι.</text:p>
            <text:p text:style-name="Text_20_body"/>
            <text:p text:style-name="P68">καί ἔπειτα ὁ ’Ἁρειος ἐποίησέ τι ἀνδρειότατον μέν, ἀξυνετ-</text:p>
            <text:p text:style-name="P68">ώτατον δ’ ὅμως. ἐπιδραμὼν γὰρ αὐτῷ ἄρδην ἐπήδησεν ὥστε ἐκ τοῦ</text:p>
            <text:p text:style-name="P68">ὄπισθεν περιβαλέσθαι τὸν τοῦ Τρωγλοδύτου <text:soft-page-break/>τράχηλον ταῖς χερσίν.</text:p>
            <text:p text:style-name="P68">οὐ μὴν οὐδ’ οὗτος ᾔσθετ’ αὐτοῦ ἐκκρεμαμένου ἐκεῖ, ἀλλὰ καὶ οἱ</text:p>
            <text:p text:style-name="P68">Τρωγλοδύται δήπου εἰκότως νοῦν ἕξουσιν ἐὰν ξύλινόν τις ἀνωθῇ</text:p>
            <text:p text:style-name="P68">μακρὸν εἷς τὸν μυκτῆρα. καὶ γὰρ ὁ ’Άρειος ε”τι τῆς ῥάβδου τῇ δεξιᾷ</text:p>
            <text:p text:style-name="P68">εἴχετο πηδήσας. αὔτη δ’ ἄρα ἐσκάλευσεν εὐθὺ μίαν τῶν ῥινῶν</text:p>
            <text:p text:style-name="P68">αὐτοῦ.</text:p>
            <text:p text:style-name="Text_20_body"/>
            <text:p text:style-name="P68">ὁ δέ μέγα ῶλόλυζε τὰς ῥῖνας μάλ’ ἀλγῶν. στροβεῖ δ’ οὖν τό</text:p>
            <text:p text:style-name="P68">ῥόπαλον πάντ’ εἶκῃ καί φύρδην πραττόμενος. ὁ δ’ ’Άρειος τέως</text:p>
            <text:p text:style-name="P68">συνεχῶς ἐλαμβάνετο οὐκ εἰδὼς εἷ ἐν ἀκαρεῖ οὗτος ἢ ἀποσπάσει</text:p>
            <text:p text:style-name="P68">αὐτὸν ἀπὸ τοῦ τραχήλου ῆ πληγὴν πλήξει καιρίαν τῷ ῥοπάλῳ.</text:p>
            <text:p text:style-name="Text_20_body"/>
            <text:p text:style-name="P68">ἐν δέ τούτῳ ἡ μὲν Ἑρμιόνη χαμᾶζε φόβῳ ἐπεπτώκει, ὁ δέ Ῥοών</text:p>
            <text:p text:style-name="P68">ἀνέλαβε τὴν ἑαυτοῦ ῥάβδον. οὐδ’ εἰδὼς τί δὴ μέλλει ποιήσειν,</text:p>
            <text:p text:style-name="P68">ἔλαθεν ἑαυτὸν ἐπᾴδοντα τὸ φίλτρον τὸ ἐπιτυχὸν τάδε’ Οὐιγγάρδιον</text:p>
            <text:p text:style-name="P68">λεουιώσα.</text:p>
            <text:p text:style-name="Text_20_body"/>
            <text:p text:style-name="P68">καὶ τὸ ῥόπαλον ἄφνω πτάμενον ἐκ τῶν τοῦ Τρωγλοδύτου χειρῶν</text:p>
            <text:p text:style-name="P68">καὶ μετέωρον ἄνω εἰς τὸν ἀέρα ἀναφορούμενον, περιεστρέψατο</text:p>
            <text:p text:style-name="P68">εὐθὺς καὶ κατέπεσεν ὥσθ’ ὅσον μὴ συντρῖψαι τὸ τοῦ ἑαυτοῦ κυρίου</text:p>
            <text:p text:style-name="P68">κράνιον, ψόφον ἀηδῆ ἅμα παρασχόν. ἐκεῖνος δὲ ι’λλιγγιάσας τι</text:p>
            <text:p text:style-name="P68">πρανὴς ἐπὶ στόμα κατέπεσε, κτύπον παρέχων τοσοῦτον ὥστε πᾶν</text:p>
            <text:p text:style-name="P68">τὸ δωμάτιον σεισθῆναι.</text:p>
            <text:p text:style-name="P68">1 44 ΑΡΕΙοΣ ΠοΤΗΡ</text:p>
            <text:p text:style-name="Text_20_body"><text:soft-page-break/></text:p>
            <text:p text:style-name="P68">καί ὁ μὲν Ἄρειος ἀνέστη τρέμων καί πνευστιῶν. ὁ δὲ Ῥοών</text:p>
            <text:p text:style-name="P68">ἐκεῖ ἵστατο, τὴν ῥάβδον ἔτι ἀνέχων καὶ ἀτενές δεδορκὼς ἐπὶ τὸ</text:p>
            <text:p text:style-name="P68">πεποιημένον.</text:p>
            <text:p text:style-name="Text_20_body"/>
            <text:p text:style-name="P68">ἀλλ’ ἡ Ἑρμιόνη ἔφθασε λέγων ὅτι ἲ1ῐῖ καί τέθνηκεν,</text:p>
            <text:p text:style-name="Text_20_body"/>
            <text:p text:style-name="P68">ὁ δ’ Ἄρειος ἀπεκρίνατο ὡς τεθνάναι μὲν οὐ δοκεῖ, λιποψυχῆσαι</text:p>
            <text:p text:style-name="P68">δέ, ὡς εἰκός. νεύσας δέ τὴν ῥάβδον ἐξείλκυσεν ἐκ τοῦ μυκτῆρος</text:p>
            <text:p text:style-name="P68">τοῦ Τρωγλοδύτου. ἐδόκει δέ κεκαλύφθαι κόμμι φαιῷ καὶ ἰώδει.</text:p>
            <text:p text:style-name="Text_20_body"/>
            <text:p text:style-name="P68">Αἶβοῖ, ἔφη, τῆς κορύζης τρωγλοδυτικῆς.</text:p>
            <text:p text:style-name="Text_20_body"/>
            <text:p text:style-name="P68">καί ἀπώμορξε δῆτα ἐπὶ τὰς βράκας τὰς τρωγλοδυτικάς.</text:p>
            <text:p text:style-name="Text_20_body"/>
            <text:p text:style-name="P68">καὶ ἐντεῦθεν οἶ τριττοὶ ἀκούσαντές τινος θύραν ἐπαράξαντος καὶ</text:p>
            <text:p text:style-name="P68">ἐγγυτέρω προσιόντος τὰ ῶτα ὀρθὰ παρέσχον. οὐ γὰρ συνῄδεσαν</text:p>
            <text:p text:style-name="P68">ἑαυτοῖς τοσοῦτο θορυβήσαντες. ἀλλ’ οὖν τις τῶν κάτω δηλαδὴ ἔτυχεν</text:p>
            <text:p text:style-name="P68">ἀκούσας τῶν τε κτύπων καὶ τῶν τοῦ Τρωγλοδύτου μυκημάτων.</text:p>
            <text:p text:style-name="Text_20_body"/>
            <text:p text:style-name="P68">καὶ ἐν ἀκαρεῖ ἡ Μαγονωγαλέα εἰς τὸ δωμάτιον εἰσέπεσεν,</text:p>
            <text:p text:style-name="P68">ἑπομένων αὐτῇ τοῦ τε Σινάπεως καὶ τοῦ Κιούρου ὀπισθοφυλακοῦν-</text:p>
            <text:p text:style-name="P68">τος. οὗτος δ’ ὀλίγον ὑποβλέψας τὸν Τρωγλοδύτην κνυσάμενός τι</text:p>
            <text:p text:style-name="P68">ἐκάθισεν εὐθὺς ἐπ’ ἀφόδου, τοῦ στέρνου <text:soft-page-break/>ἁπτόμενος.</text:p>
            <text:p text:style-name="Text_20_body"/>
            <text:p text:style-name="P68">καὶ ὁ μὲν Σίναπυς προῦκυπτε τῷ Τρωγλοδύτῃ, ἡ δέ</text:p>
            <text:p text:style-name="P68">Μαγονωγαλέα ἔβλεπε πρὸς τὸν Ῥοῶνα καὶ τὸν ’Άρειον. ὁ δὲ</text:p>
            <text:p text:style-name="P68">οὐπώποτ’ εἶδεν αὐτὴν οὕτω θυμουμένην, τὰ χείλη λευκὰ δὴ παρ-</text:p>
            <text:p text:style-name="P68">έχουσαν. οὐκέτ’ ἤλπιζε δηλαδὴ οἴσεσθαι πεντήκοντα βαθμοὺς ὑπὲρ</text:p>
            <text:p text:style-name="P68">τῶν Γρυφινδώρων.</text:p>
            <text:p text:style-name="Text_20_body"/>
            <text:p text:style-name="P68">ἐκείνη δέ μάλα πικραινομένη τραχείᾳ τῇ φωνῇ Ἀλλὰ τί πρὸς</text:p>
            <text:p text:style-name="P68">θεῶν, ἔφη, ἐν νῷ εἴχετε,- ’Ἁρειος δέ πρὸς τὸν Ῥοῶνα ἔβλεψεν ἔτι</text:p>
            <text:p text:style-name="P68">ἑστῶτ’ ἀκίνητον, τῆς ῥάβδου ἄνω τεινομένης. ἐκείνη δ’ ἀναλαβοῦσα</text:p>
            <text:p text:style-name="P68">Ἐκινδυνεύετε γάρ τοι, ἔφη, ἀποθανεῖν. τίείς τὴν οἰκίαν οὐκ ἀνέβητε,·</text:p>
            <text:p text:style-name="Text_20_body"/>
            <text:p text:style-name="P68">ὁ δέ Σίναπυς ὀξὺ ἔβλεψε πρὸς τὸν ’Ἀρειον ὁ δέ πρὸς τὴν γῆν</text:p>
            <text:p text:style-name="P68">ἔβλεπε, χρῄζων τοῦ Ῥοῶνος καταθεῖναι τὴν ῥάβδον.</text:p>
            <text:p text:style-name="Text_20_body"/>
            <text:p text:style-name="P68">κᾶπειτα ἦν ἀκοῦσαι φωνήν τινα μικρὰν ἀπὸ τοῦ σκότου</text:p>
            <text:p text:style-name="P68">γιγνομένην.</text:p>
            <text:p text:style-name="Text_20_body"/>
            <text:p text:style-name="P68">Ξύγγνωθί μοι, ἔφη, ὦ σοφιστὰ Μαγονωγαλέα. ἀλλ’ ἐκεῖνοι</text:p>
            <text:p text:style-name="P68">ἠρεύνων ἐμέ.</text:p>
            <text:p text:style-name="Text_20_body"/>
            <text:p text:style-name="P68">Ἡ Γ έρανος.</text:p>
            <text:p text:style-name="Text_20_body"/>
            <text:p text:style-name="P68">ἡ γὰρ Ἑρμιόνη ἀναστᾶσ’ ἥδη Ἀλλὰ γὰρ ἐγὼ τὸν Τρωγλοδύτην</text:p>
            <text:p text:style-name="P68"><text:soft-page-break/>ἴχνευον, νομίζουσα αὐτὴ καθ’ ἑαυτὴν οἵα τ’ ἔσεσθαι χρῆσθαι αὐτῷ</text:p>
            <text:p text:style-name="P68">ὡς πόλλ’ ἀναγνοῦσα περὶ τῶν τοιούτων.</text:p>
            <text:p text:style-name="Text_20_body"/>
            <text:p text:style-name="P68">καί ὁ Ῥοῶν μεθῆκε τὴν ῥάβδον, θαυμάζων εῖῆ χρυσῆ Ἑρμιόνη</text:p>
            <text:p text:style-name="P68">Γέρανος σοφιστὴν δὴ ἑκοῦσα καὶ ἐξαπατᾷ τι.</text:p>
            <text:p text:style-name="Text_20_body"/>
            <text:p text:style-name="P68">ἡ δ’ ἀναλαβοῦσα Εἴγ’ ἄρα μὴ ηῦρον ἐμέ, ἀπέθανον ἄν. ὁ μὲν γὰρ</text:p>
            <text:p text:style-name="P68">’Άρειος τὴν ῥάβδον ἀνέωσεν εἷς τὸν μυκτῆρα αὐτοῦ, ὁ δὲ Ῥοὼν</text:p>
            <text:p text:style-name="P68">ΤΑ ΝΕΚΥΣΙΑ 145</text:p>
            <text:p text:style-name="P68">ἔπραξεν ὅπως ἐλιποψύχησε καταβληθείς τῷ ἑαυτοῦ ῥοπάλῳ, οὐ</text:p>
            <text:p text:style-name="P68">παρὸν ζητεῖν οὐδένα βοηθήσοντα. ἔμελλε γὰρ ἥδη ἀποκτενεῖν με</text:p>
            <text:p text:style-name="P68">καὶ ἀφίκοντο.</text:p>
            <text:p text:style-name="Text_20_body"/>
            <text:p text:style-name="P68">ὁ δ’ ’Άρειος καὶ ὁ Ῥοῶν μάλιστ’ ἐβούλοντο μὴ δοκεῖν ταῦτα τὸ</text:p>
            <text:p text:style-name="P68">πρῶτον νῦν δὴ ἀκούσαντες.</text:p>
            <text:p text:style-name="Text_20_body"/>
            <text:p text:style-name="P68">καί ἡ Μαγονωγαλέα ὀξὺ βλέπουσα πρὸς αὐτούς Εἶὲν, ἔφη. ἀλλὰ</text:p>
            <text:p text:style-name="P68">πῶς σύ, ὦ Γέρανε ἀνόητε, ἐτόλμας παρθένος οὖσα καθ’ ἑαυτὴν</text:p>
            <text:p text:style-name="P68">χρῆσθαι Τρωγλοδύτῃ ὀρεινῷ,·</text:p>
            <text:p text:style-name="Text_20_body"/>
            <text:p text:style-name="P68">καὶ ἡ μὲν οὖν ἔκυψεν αἰσχυνομένη. ὁ δ’ “Άρειος ἄφωνος ἐγένετο,</text:p>
            <text:p text:style-name="P68">ἐννοῶν ὅτι τήν γ’ Ἑρμιόνην ἐν πρώτοις εὕροι τις ἂν οὖσαν τῶν</text:p>
            <text:p text:style-name="P68">μηδὲν παρανομούντων. καίτοι νῦν δὴ παρανομεῖν προσποιεῖται</text:p>
            <text:p text:style-name="P68">διασώσουσα αὐτούς, ἄτοπα πράττουσα ὡσπέρει τῷ γε Σινάπει</text:p>
            <text:p text:style-name="P68">δοκοίη ποτὲ νώγαλα διαδιδόναι.</text:p>
            <text:p text:style-name="Text_20_body"/>
            <text:p text:style-name="P68"><text:soft-page-break/>ἡ μέντοι Μαγονωγαλέα Πέντε, ἔφη, βαθμῶν ἁμαρτοῦσιν οἶ</text:p>
            <text:p text:style-name="P68">Γρυφίνδωροι διὰ ταῦτα. καὶ γὰρ ἔσφηλας με τῆς ἐλπίδος. ἀλλ’</text:p>
            <text:p text:style-name="P68">εἴγ’ ἄρα μὴ βέβλαψαι μηδέν, δεῖ σέ ἀπελθεῖν πρὸς τὸν τῶν Γρυφιν-</text:p>
            <text:p text:style-name="P68">δώρων πύργον. οἱ γὰρ μαθηταὶ τὴν ἑορτὴν κατ’ οἰκίας τελοῦσιν.</text:p>
            <text:p text:style-name="Text_20_body"/>
            <text:p text:style-name="P68">ἡ δ’ ἀπέβη.</text:p>
            <text:p text:style-name="Text_20_body"/>
            <text:p text:style-name="P68">ἐκείνη δέ πρὸς ’Ἀρειον καὶ Ῥοῶνα τρεψαμένη Εἶὲν, ἔφη. ἀλλ’ ὡς</text:p>
            <text:p text:style-name="P68">ἔμοιγε δοκεῖτε, ηὐτυχήσατε μὲν ἀμέλει, ἐδράσατε δ’ οἶα ἤ τις ἢ</text:p>
            <text:p text:style-name="P68">οὐδεὶς πρωτόπειρος ὢν προσβαλόντες Τρωγλοδύτῃ ὀρεινῷ. ἔκασ-</text:p>
            <text:p text:style-name="P68">τος οῦν φερέσθω πέντε βαθμοὺς ὑπὲρ τῶν Γρυφινδώρων. καί ὁ Διμ-</text:p>
            <text:p text:style-name="P68">πλόδωρος μαθήσεται περὶ τοῦ πράγματος. ἄπιτε δῆτα.</text:p>
            <text:p text:style-name="Text_20_body"/>
            <text:p text:style-name="P68">καὶ ἐκ τοῦ δωματίου σπεύσαντες οὐδέν εἶπον πρῖν ἀναβάντες</text:p>
            <text:p text:style-name="P68">ἀφίκοντο ἐπὶ τό δίστεγον. ἥδοντο γὰρ ἀπέχοντες τῶν τ’ ἄλλων καὶ</text:p>
            <text:p text:style-name="P68">τῆς δυσοσμίας τῆς τρωγλοδυτικῆς.</text:p>
            <text:p text:style-name="Text_20_body"/>
            <text:p text:style-name="P68">ὁ δέ Ῥοών ἀχθόμενός τι Ἀλλ’ ὠφέλομεν ἐνεγκέσθαι βαθμοὺς</text:p>
            <text:p text:style-name="P68">πλέον ἢ τοὺς δέκα.</text:p>
            <text:p text:style-name="Text_20_body"/>
            <text:p text:style-name="P68">Πέντε μὲν οὖν, ἦ δ’ ὃς ὁ ’Άρειος, ἀφειλούσης γ’ ἐκείνης τοὺς</text:p>
            <text:p text:style-name="P68">τῆς Ἑρμιόνης.</text:p>
            <text:p text:style-name="Text_20_body"/>
            <text:p text:style-name="P68">Καλῶς δ’ οὖν ἐποίησεν οὕτω διασῴζουσα ἡμᾶς τῶν κακῶν τότ’</text:p>
            <text:p text:style-name="P68">ἀπολαύοντας, οὐ μὴν ἀλλὰ καί ἡμεῖς αὐτὴν ἤδη <text:soft-page-break/>ἐσώσαμεν.</text:p>
            <text:p text:style-name="Text_20_body"/>
            <text:p text:style-name="P68">Σῶσαι γοῦν οὐ δέον, εἰμὴ τὸ κνώδαλον μετ’ αὐτῆς συνεκλείσα-</text:p>
            <text:p text:style-name="P68">μεν, εἶπεν ὁ ’Άρειος ἀναμιμνήσκων αὐτὸν τοῦ πράγματος.</text:p>
            <text:p text:style-name="Text_20_body"/>
            <text:p text:style-name="P68">καὶ ἤδη ἄφικοντο πρὸς τὴν τῆς παχείας εἰκόνα.</text:p>
            <text:p text:style-name="Text_20_body"/>
            <text:p text:style-name="P68">καί Ῥύγκος χοίρειον εἰπόντες εἰσῆλθον.</text:p>
            <text:p text:style-name="Text_20_body"/>
            <text:p text:style-name="P68">θόρυβος δ’ ἐγένετο πολὺς ἐν τῷ κοινείῳ συγκαθημένων αὐτοῦ</text:p>
            <text:p text:style-name="P68">πάντων ἐσθιόντων δ’ ἅμα τὴν τροφὴν τὴν ἄρτι δεδομένην. ἡ δ’</text:p>
            <text:p text:style-name="P68">Ἑρμιόνη μόνη καθ’ ἑαυτὴν ἵστατο πρόσθε τῆς θύρας περιμένουσα</text:p>
            <text:p text:style-name="P68">αὐτούς. καὶ δι) ὀλίγου πολλὴν δι’ ἀπορίαν οὐδεὶς ἐφθέγξατο οὐδέν.</text:p>
            <text:p text:style-name="P68">146 ΑΡΕΙΟΣ ΠΟΤΗΡ</text:p>
            <text:p text:style-name="P68">ἔπειτα δέ πάντες οὐδέν βλέψαντες πρὸς ἀλλήλους, εὐχαριστήσαντες</text:p>
            <text:p text:style-name="P68">δ’ ὅμως ἄλλος ἄλλῳ ταχέως ἦλθον κομιούμενοι τὰς λοπάδας.</text:p>
            <text:p text:style-name="Text_20_body"/>
            <text:p text:style-name="P68">ἀλλὰ εἷς τὸν ἔπειτα χρόνον, τὴν Ἑρμιόνην Γέρανον φίλην ἡγοῦντο,</text:p>
            <text:p text:style-name="P68">οὐκ ἐξὸν ἂν μετέχειν τῶν τ’ ἄλλων καὶ τοῦ διαφθεῖραι Τρωγλοδύτην</text:p>
            <text:p text:style-name="P68">ὀρεινὸν δώδεκα ποδῶν τὸ ὕψος εἰμὴ διὰ φιλίας ἄρα διακέοιτό τις.</text:p>
            <text:p text:style-name="P68">τοῦ δέ Νοεμβρίου εὐθὺς ἀρχομένου τὰ σφόδρα ψύχη ἔπαθες ἄν,</text:p>
            <text:p text:style-name="P68">ὁρῶν ἅμα τά τ’ ὅρη τὰ περὶ τὸ φρούριον πάγου χυθέντος πάνυ</text:p>
            <text:p text:style-name="P68">κεχιονισμένα καί τὴν λίμνην σιδήρῳ ψυχρῷ μάλιστ’ ἐοικυῖαν. καὶ</text:p>
            <text:p text:style-name="P68">τὸν Ἁγριώδη ἂν εἶδες ἐπὶ τῷ ὑπερῴῳ ἀπὸ θυρίδος θεωρῶν θερμαί-</text:p>
            <text:p text:style-name="P68"><text:soft-page-break/>νοντά που τὰ σάρα ἐν τῷ ι’καροσφαιριστηρίῳ, ἠμφιεσμένον ἀμέλει</text:p>
            <text:p text:style-name="P68">στόλον σισυρνώδη σπαλακορύπαινον, χειρίδας δέ φοροῦντα κυν-</text:p>
            <text:p text:style-name="P68">ίκλου ἐκ τριχῶν, κοθόρνους δ’ αὖ μεγάλους καστορείους.</text:p>
            <text:p text:style-name="Text_20_body"/>
            <text:p text:style-name="P68">καί ὥρας ἔτους ἐπελθούσης τῇ ι’καροσφαιρικῇ, τῷ Σαββάτῳ τὸ</text:p>
            <text:p text:style-name="P68">πρῶτον σφαιριεῖν ἔμελλεν ὁ Ἄρειος πολὺν χρόνον γυμνασάμενος·</text:p>
            <text:p text:style-name="P68">τοῖς γὰρ Γρυφινδώροις ἀναγκαῖον ἦν ἀγωνίσασθαι πρὸς τοὺς</text:p>
            <text:p text:style-name="P68">Σλυθηρίνους. εἷ δ’ οἶ Γρυφίνδωροι νικήσειαν, αὐξηθήσεσθαι</text:p>
            <text:p text:style-name="P68">δευτερεύοντες πρὸς τὴν Φιάλην Οἶκείαν.</text:p>
            <text:p text:style-name="Text_20_body"/>
            <text:p text:style-name="P68">τὸν μέντοι Ἄρειον ἥ τις ἢ οὐδεὶς σφαιρίζοντα ἑωράκει· ἔδοξε γὰρ</text:p>
            <text:p text:style-name="P68">τῷ ’Ύλῃ αὐτὸν κεκρυμμένον ἔχειν ὥσπερ κρυπτὸν ὄντα σόφισμά τι. ἡ</text:p>
            <text:p text:style-name="P68">δ’ οὖν φήμη ἐξηνέχθη ὅτι Ἄρειος ζητητὴς γενήσεται. ὥστε οὐκ ἦν</text:p>
            <text:p text:style-name="P68">αὐτῷ ἐννοῆσαι πότερον περὶ ἥττονος ποιεῖται τοὺς φάσκοντας ὅτι</text:p>
            <text:p text:style-name="P68">λαμπρὸς ἔσται, ἢ τούς ὑπεσχομένους πανταχόσε περιδραμεῖσθαι</text:p>
            <text:p text:style-name="P68">ὑπ’ αὐτοῦ πετομένου στιβάδα παρέχοντας.</text:p>
            <text:p text:style-name="Text_20_body"/>
            <text:p text:style-name="P68">καὶ ἕρμαιον δὴ ἦν τῷ Ἁρείῳ τὸ Ἑρμιόνην νῦν ἔχειν φίλην. οὐ γὰρ</text:p>
            <text:p text:style-name="P68">ἠπίστατο ποίῳ τρόπῳ καθ’ ἑαυτὸν μόνος ἀπ’ αὐτῆς ἐδυνήθη ἂν εὖ</text:p>
            <text:p text:style-name="P68">τιθέναι τὰ κατ’ οἶκον μαθήματα, ὡς δέον θαμὰ ἐπὶ καιροῦ γυμνάζ-</text:p>
            <text:p text:style-name="P68">εσθαι πρὸς τὴν ι’καροσφαιρικὴν κελεύοντος τοῦ ’Ύλού καὶ ἔχρησεν</text:p>
            <text:p text:style-name="P68">ἐκείνη βιβλίον αὐτῷ τὴν ι’καροσφαιρικὴν ἐξ ἔτους εἷς ἔτος καὶ τοῦτο</text:p>
            <text:p text:style-name="P68">πάνυ ἄξιον ηὗρεν ἀναγνῶναι.</text:p>
            <text:p text:style-name="Text_20_body"><text:soft-page-break/></text:p>
            <text:p text:style-name="P68">ἔμαθεν δὲ τοῦτο μὲν ὡς ἀδικεῖν ἔστιν τοῖς ι’καροσφαιρίζουσιν ἐν</text:p>
            <text:p text:style-name="P68">τρόποις ἑπτακοσίοις, τοῦτο δ’ ὡς οἱ περὶ τὴν Φιάλην Κοσμικὴν</text:p>
            <text:p text:style-name="P68">ἀγωνιζόμενοι πρὸ τοῦ ὡς πεντακόσια ἔτη τῷ ε”τει χιλιοστῴ τετρα-</text:p>
            <text:p text:style-name="P68">148 ΑΡΕιοΣ Πο ΤΗΡ</text:p>
            <text:p text:style-name="Text_20_body"/>
            <text:p text:style-name="P68">κοσιοστῴ ἑβδομηκοστῷ τρίτῳ ἁπαξαπάσας δὴ ἠδίκησαν τὰς</text:p>
            <text:p text:style-name="P68">ἀδικίας* τοῦτο δ’ ὡς οἶ ζητηταὶ κατὰ τὸ ξύνηθες λεπτότατοι ὄντες</text:p>
            <text:p text:style-name="P68">καί δρομικώτατοι τῶν σφαιριστῶν πλεῖστον τραυματίζονται</text:p>
            <text:p text:style-name="P68">ἠδικημένοι· τοῦτο δ’ αὖ ὡς ὀλίγοι μὲν ἀπέθανον ι’καροσφαιρίζον-</text:p>
            <text:p text:style-name="P68">τες, ῥαβδοῦχοι δέ ἐνίοτε ἠφανισμένοι μετὰ πολλοὺς μῆνας πάλιν</text:p>
            <text:p text:style-name="P68">ἐφάνησαν ἐν τοῖς τῆς Λιβύης ἐρήμοις.</text:p>
            <text:p text:style-name="Text_20_body"/>
            <text:p text:style-name="P68">ἡ δ’ Ἑρμιόνη ἧττον ἤδη ἐφρόντιζε περὶ τὸ παρανομεῖν ἐξ οὗ ὁ</text:p>
            <text:p text:style-name="P68">’Ἁρειος καὶ ὁ Ῥοὼν ἔσωσεν αὐτὴν ἀπὸ τοῦ ὀρείνου Τρωγλοδύτου,</text:p>
            <text:p text:style-name="P68">διὸ καὶ πάνυ ἀστεία ἐδόκει γενέσθαι. τῇ γὰρ προτεραίᾳ τῇ τοῦ ἀγῶνος</text:p>
            <text:p text:style-name="P68">ἶκαροσφαιρικοῦ ᾧ ’Ἁρειος τὸ πρῶτον ἔμελλε σφαιριεῖν, οἱ τρεῖς ἐν τῇ</text:p>
            <text:p text:style-name="P68">αὐλῇ πρὸς τὴν σχολῆς ἀνάπαυσιν παρόντες ψυχροὶ δὴ ἐγίγνοντο καί</text:p>
            <text:p text:style-name="P68">ἐκείνη γοητεύουσα παρέσχε πῦρ τι κυανοῦν ὅπερ καὶ ἐξῆν τῷ βουλ-</text:p>
            <text:p text:style-name="P68">ομένῳ ἐν ληκυθίῳ περιφέρειν, καὶ νῶτον δίδοντες πρὸς αὐτὸ</text:p>
            <text:p text:style-name="P68">ἀλεανοῦντες ἵσταντο, καί ὁ Σίναπυς διέβη διὰ τὴν αὐλήν. καὶ ὁ</text:p>
            <text:p text:style-name="P68">“Αρειος εὐθὺς ᾔσθετ’ αὐτοῦ χωλεύοντος. οἱ οῦν τρεῖς συστρεψάμε-</text:p>
            <text:p text:style-name="P68">νοι ἤθελον φράξαι τὸ πῦρ, εἰκάζοντες οῦ θεμιτὸν <text:soft-page-break/>εἶναι. ἀλλὰ κακῇ</text:p>
            <text:p text:style-name="P68">τύχῃ οῦκ ἔλαθον αὐτὸν ὕποπτόν που βλέποντες ὡς ἐδόκει. χωλεύων</text:p>
            <text:p text:style-name="P68">δέ προσῆλθε τό γε πῦρ οὐ κατιδών, βουλόμενος δ’ οὖν εἰκῇ ἐπιτιμᾶν</text:p>
            <text:p text:style-name="P68">αὐτοῖς.</text:p>
            <text:p text:style-name="Text_20_body"/>
            <text:p text:style-name="P68">τί ἔχεις, ὦ Ποτέρ;</text:p>
            <text:p text:style-name="Text_20_body"/>
            <text:p text:style-name="P68">ὁ δ’ ’Άρειος ἔδειξεν αὐτῷ τὸ ἐχόμενον, τὴν ι’καροσφαιρικὴν</text:p>
            <text:p text:style-name="P68">ἐξ ἔτους εἷς ἔτος.</text:p>
            <text:p text:style-name="Text_20_body"/>
            <text:p text:style-name="P68">ἀλλ’ ὁ Σίναπυς Οὐ θεμιτόν, ἔφη, κομίζειν τὰ βιβλία τὰ πρὸς</text:p>
            <text:p text:style-name="P68">βιβλιοθήκην ἔξω τοῦ φρουρίου. δός μοι. πέντε γὰρ βαθμοὺς</text:p>
            <text:p text:style-name="P68">ἀπώλεσας τοῖς Γρυφινδώροις.</text:p>
            <text:p text:style-name="Text_20_body"/>
            <text:p text:style-name="P68">Τοῦτον γὰρ τὸν νόμον, ἧ δ’ ὃς ὁ ’Άρειος πάνυ ἀνιώμενος, ἄρτι</text:p>
            <text:p text:style-name="P68">συνέπλαξε. ἀλλὰ τί μοι πάσχει τὸ σκέλος αὐτοῦ;</text:p>
            <text:p text:style-name="Text_20_body"/>
            <text:p text:style-name="P68">ὁ δὲ Ῥοών πικρῶς Οὐκ οἶδα, ἔφη. ἀλλ’ εἰ γὰρ πόλλ’ ἀλγοίη.</text:p>
            <text:p text:style-name="Text_20_body"/>
            <text:p text:style-name="P68">&gt;κ</text:p>
            <text:p text:style-name="Text_20_body"/>
            <text:p text:style-name="P68">πολὺ δ’ ἐθορύβουν ταύτῃ τῇ νυκτὶ οἶ ἐν τῷ τῶν Γρυφινδώρων</text:p>
            <text:p text:style-name="P68">κοινείῳ. ὁ δ”Άρειος καὶ ὁ Ῥοών καὶ ἡ Ἑρμιόνη ἐκάθηντο ὁμοῦ πρὸς</text:p>
            <text:p text:style-name="P68">θυρίδα. αὕτη γὰρ ἐξέταζε τὰ κατ’ οἶκον μαθήματα τὰ πρὸς τὰ</text:p>
            <text:p text:style-name="P68">φίλτρα ὑπὲρ τοῦ θ’ Ἁρειόυ καὶ τοῦ Ῥοῶνος. ἀλλ’ οὐκ ἤθελεν</text:p>
            <text:p text:style-name="P68">ἐκείνους μιμεῖσθαι τὰ ἑαυτῆς, λογισαμένη ὅτι οὕτως οὐδέν μαθ-</text:p>
            <text:p text:style-name="P68"><text:soft-page-break/>ήσονται. ἀναγνούσης δ’ οὖν αὐτῆς τὰ γεγραμμένα, εὖ ἔπραττον</text:p>
            <text:p text:style-name="P68">πρὸς τὰ προσκείμενα ὡς ἐπὶ τὸ πολύ.</text:p>
            <text:p text:style-name="Text_20_body"/>
            <text:p text:style-name="P68">ἀλλ’ ὁ ’Ἁρειος ἠγανάκτει πως, βουλόμενος ἀναλαβεῖν τὴν</text:p>
            <text:p text:style-name="P68">ῖκαροσφαιρικὴν ἐξ ἔτους εἷς ἔτος. ἀναγιγνώσκων γὰρ αὐτὸ τάχ’</text:p>
            <text:p text:style-name="P68">ἂν ἐπιλήσεσθαι τῶν φροντίδων τῶν περὶ τὸν τῆς ὑστεραίας</text:p>
            <text:p text:style-name="P68">ἀγῶνα. ἀλλὰ διὰ τί δεῖ τόν γε Σίναπυν δεδιέναι,· ἀναστὰς οὖν</text:p>
            <text:p text:style-name="P68">ΠΕΡΙ ΤΗΣ ΙΚΑΡΟΣΦΑῙΡῘΚΗΣ 149</text:p>
            <text:p text:style-name="P68">εἶπε τῷ Ῥοῶνι καὶ τῇ Ἑρμιόνῃ ὅτι μέλλει ἀπαιτήρειν αὐτὸ παρ’</text:p>
            <text:p text:style-name="P68">ἐκείνου.</text:p>
            <text:p text:style-name="Text_20_body"/>
            <text:p text:style-name="P68">οἶ δέ τοῦτ’ ἔφασαν στέργειν ἄν, εἷ’Άρειος μὲν ἔλθοι, αὐτοὶ δὲ μή.</text:p>
            <text:p text:style-name="P68">ὁ μέντοι ’Άρειος ἐλογίζετο ὅτι ἐκεῖνος εἰκότως ὁμολογήσει, ἐὰν</text:p>
            <text:p text:style-name="P68">ἄλλοι τινές σοφισταὶ παρόντες ἀκούσωσιν.</text:p>
            <text:p text:style-name="Text_20_body"/>
            <text:p text:style-name="P68">ἥκων δέ πρὸς τὸ τῶν σοφιστῶν κοινεῖον ἔκοψε τὴν θύραν. οὐδενὸς</text:p>
            <text:p text:style-name="P68">δέ ἀνοίξαντος, μάλ’ αὖθις ἔκοψεν. ἀνέῳξε δ’ οὐδείς.</text:p>
            <text:p text:style-name="Text_20_body"/>
            <text:p text:style-name="P68">καὶ δὴ τὸ βιβλίον ἐντὸς κατέλιπεν ὁ Σίναπυς. ἐπιχειρητέον οὖν.</text:p>
            <text:p text:style-name="P68">ἀνοίξας δ’ ὀλίγον τὴν θύραν εἴσω προῦκυψε. ἀλλὰ θέαμα δυσθέατον</text:p>
            <text:p text:style-name="P68">ε”νδον ἦν ἰδεῖν.</text:p>
            <text:p text:style-name="Text_20_body"/>
            <text:p text:style-name="P68">μόνοι γὰρ παρῆσαν ὁ Σίναπυς καὶ ὁ Φήληξ. κάκεῖνος δὴ τὸν</text:p>
            <text:p text:style-name="P68">τρίβωνα ὑπὲρ τὰ γόνατα εἶχεν ἀποκαλύπτων τὸ σκέλος αἱματηρὸν</text:p>
            <text:p text:style-name="P68">καί κατεσπαραγμένον. οὗτος δ’ ὀθόνια παρεῖχεν <text:soft-page-break/>αὐτῷ.</text:p>
            <text:p text:style-name="Text_20_body"/>
            <text:p text:style-name="P68">’Ὼ κατάρατον τὸ χρῆμα κυνός, ἔφη. πῶς γὰρ ἔστιν ἅμα διατη-</text:p>
            <text:p text:style-name="P68">ρεῖν τὰς τρεῖς κεφαλάς;</text:p>
            <text:p text:style-name="Text_20_body"/>
            <text:p text:style-name="P68">τοῦ δ’ Ἁρείου σιωπῇ κλείοντος τὴν θύραν, βοῶν Ὁ Ποτέρ,</text:p>
            <text:p text:style-name="P68">ἔφη διαστρεφόμενος ἅμα δι’ ὀργῆς τὸ. ὄμματα καὶ μεθεὶς τὸν</text:p>
            <text:p text:style-name="P68">τρίβωνα ἐπικαλύψαι τὸ σκέλος. Ἄρειος δ’ ἀσκήσας ἑαυτὸν εἰς</text:p>
            <text:p text:style-name="P68">εὐτολμίαν</text:p>
            <text:p text:style-name="Text_20_body"/>
            <text:p text:style-name="P68">Εἰ οἷόν τε, ἔφη, προτεῖναι ἐρώτημά τι, θέλοιμ’ ἂν εἰδέναι εἴ γ’</text:p>
            <text:p text:style-name="P68">ἄρ’ ἔξεστί μοι ἀπαιτεῖν τὸ βιβλίον μου,-</text:p>
            <text:p text:style-name="Text_20_body"/>
            <text:p text:style-name="P68">’Ἁπιθι, ἄπιθι ἐς κόρακας ἤδη.</text:p>
            <text:p text:style-name="Text_20_body"/>
            <text:p text:style-name="P68">ἀπῆλθεν οὖν εὐθὺς ὁ Ἄρειος πρὶν ἐκεῖνον αὖθις ἀφελέσθαι</text:p>
            <text:p text:style-name="P68">βαθμῶν τούς Γρυφινδώρους. ἄνω δέ ὡς τάχιστα ἀναβὰς πάλιν ξυν-</text:p>
            <text:p text:style-name="P68">εγένετο τοῖς ἑταίροις.</text:p>
            <text:p text:style-name="Text_20_body"/>
            <text:p text:style-name="P68">ὁ δέ Ῥοών ἲΑρ’ ἔχεις αὑτά· ἔφη. ἀλλὰ τί δὴ πάσχεις;</text:p>
            <text:p text:style-name="Text_20_body"/>
            <text:p text:style-name="P68">ἐκεῖνος δέ μόλις ψιθυρίζων εἶπεν αὐτοῖς ὅ τι ἑώρακεν.</text:p>
            <text:p text:style-name="Text_20_body"/>
            <text:p text:style-name="P68">τελευταῖον δέ πνευστιῶν ε”τι Ἀλλ’ ἴστε που, ἔφη, τοῦτο τί δύνα-</text:p>
            <text:p text:style-name="P68">ται,· ἐπεχείρησε γὰρ λαθὼν παρελθεῖν τὸν τρικάρηνον ἐπὶ τῶν</text:p>
            <text:p text:style-name="P68">νεκυσίων ὁ Σίναπυς. καὶ ἐθεωροῦμεν αὐτὸν ἐκεῖσε τότε χωροῦντα</text:p>
            <text:p text:style-name="P68"><text:soft-page-break/>δηλαδὴ κλέψοντα τὸ πρὸς ἐκείνου φυλαττόμενον. καὶ περίδου μοι</text:p>
            <text:p text:style-name="P68">περὶ τοῦ σάρου εἰ μὴ αὐτὸς εἰσῆγε τὸν Τρωγλοδύτην ὡς ῥᾷον λήσων</text:p>
            <text:p text:style-name="P68">ἅπαντας.</text:p>
            <text:p text:style-name="Text_20_body"/>
            <text:p text:style-name="P68">ἡ δ’ Ἑρμιόνη πεφροντικὸς βλέπων Περιττόν τι λέγεις, ἔφη.</text:p>
            <text:p text:style-name="P68">δυσχερὴς μὲν γάρ ἐστιν εὖ οἶδ’ ὅτι, ἀλλ’ οὐκ ἐπίδοξός ἐστι κλέψων</text:p>
            <text:p text:style-name="P68">τὸ Διμπλοδώρῳ πεφυλαγμένον.</text:p>
            <text:p text:style-name="Text_20_body"/>
            <text:p text:style-name="P68">ὁ δέ Ῥοών εΗράκλεις, ἔφη ἀνιώμενος. σὺ μὲν γὰρ νομίζεις τοὺς</text:p>
            <text:p text:style-name="P68">σοφιστὰς πάντας θείου τι μετέχοντας δήπου. ἐγὼ δέ ταύτὰ τῷ</text:p>
            <text:p text:style-name="P68">Ἁρείῳ φρονῶ. πανοῦργος γάρ ἐστιν ὁ Σίναπυς. ἀλλὰ τί θέλει, τί</text:p>
            <text:p text:style-name="P68">φυλάττει ὁ κύων;</text:p>
            <text:p text:style-name="P68">150 ΑΡΕιοΣ ΠοΤΗΡ</text:p>
            <text:p text:style-name="Text_20_body"/>
            <text:p text:style-name="P68">καί ὁ Ἄρειος περὶ ταῦτα ἔτι φροντίζων ἀπέβη κοιμησόμενος.</text:p>
            <text:p text:style-name="P68">ἀλλὰ τραχὺ ῥέγκοντος ἤδη τοῦ Νεφελώδους, αὐτὸς οὐκ εἶς ὕπνον</text:p>
            <text:p text:style-name="P68">ἔπεσε καίπερ μάλιστα χρῄζων πεσεῖν, ὡς δέον μετ’ ὀλίγον ι’καρο-</text:p>
            <text:p text:style-name="P68">σφαιρίσαι τὸ πρῶτον. τοῦ δ’ οὖν Σινάπεως οῦ ῥᾴδιον ῆν ἐπιλαθέσθαι</text:p>
            <text:p text:style-name="P68">δεινὸν βλέποντος ἥνικα τὸ σκέλος εἶδεν αὐτοῦ.</text:p>
            <text:p text:style-name="Text_20_body"/>
            <text:p text:style-name="P68">&gt;κ</text:p>
            <text:p text:style-name="P68">τῇ δ’ ὑστεραίᾳ αι’θρίου μὲν ὄντος τοῦ ἀέρος ψυχροῦ δέ, ἅπαντες</text:p>
            <text:p text:style-name="P68">οἶ ἐν μεγάρῳ ἀριστῶντες, μεταξὺ σφόδρα τερπόμενοι τῇ εὐοσμίᾳ τῇ</text:p>
            <text:p text:style-name="P68">τῶν χορδευμάτων τηγανιζομένων, πολλῆς μετ’ εὐφροσύνης</text:p>
            <text:p text:style-name="P68">διελέγοντο ἐν σφίσι προσδεχόμενοι καλὸν ἔσεσθαι τὸν μέλλοντ’</text:p>
            <text:p text:style-name="P68"><text:soft-page-break/>ἀγῶνα τὸν ἷκαροσφαιρικόν.</text:p>
            <text:p text:style-name="Text_20_body"/>
            <text:p text:style-name="P68">Ἀλλὰ δεῖ σέ φαγεῖν τι.</text:p>
            <text:p text:style-name="Text_20_body"/>
            <text:p text:style-name="P68">Ἀλλ’ οὐ δέομαι.</text:p>
            <text:p text:style-name="Text_20_body"/>
            <text:p text:style-name="P68">Ἀλλ’ ἄρτου γ’ ὀλίγον. τῆς γὰρ Ἑρμιόνης ἔτυχον ὅντες οὗτοι οἶ</text:p>
            <text:p text:style-name="P68">θῶπες λόγοι.</text:p>
            <text:p text:style-name="Text_20_body"/>
            <text:p text:style-name="P68">Ἀνορέκτως δ’ ἔχω.</text:p>
            <text:p text:style-name="Text_20_body"/>
            <text:p text:style-name="P68">ὁ δ’ ’Ἁρειος κακῶς δὴ εἶχεν ἐννοῶν ὡς ἐντὸς οὐ πολλοῦ εἷς τὸ</text:p>
            <text:p text:style-name="P68">σταδίον εἷσβήσεται.</text:p>
            <text:p text:style-name="Text_20_body"/>
            <text:p text:style-name="P68">καὶ ὁ Σάμιος Φινιγάνης ῗΩ ’Ἄρειε, ἔφη, δεῖ σέ εὐτραφῆ γενέσθαι</text:p>
            <text:p text:style-name="P68">ὡς μάλα συντενῶν σεαυτόν. τοῖς γὰρ ζητηταῖς ἀεὶ ἐκ προνοίας</text:p>
            <text:p text:style-name="P68">προσπίπτειν φιλοῦσιν οἱ ἐναντίοι.</text:p>
            <text:p text:style-name="Text_20_body"/>
            <text:p text:style-name="P68">ὁ δ’ θἈρειος θεώμενος αὐτὸν καρύκην τοματίνην πρὸς τὰ χορ-</text:p>
            <text:p text:style-name="P68">δεύματα χέοντα Εὐχαριστῶ σοί, ἔφη, ὧ Σάμιε.</text:p>
            <text:p text:style-name="Text_20_body"/>
            <text:p text:style-name="P68">καὶ περὶ τὴν πεμπτὴν ὥραν πάντες ὡς εἰπεῖν οἱ μαθηταὶ ἐκάθ-</text:p>
            <text:p text:style-name="P68">ηντο ἐν τοῖς περὶ τὸ ι’καροσφαιριστήριον βάθροις πρὸς τὸ στάδιον</text:p>
            <text:p text:style-name="P68">ἀτενὲς βλέποντες, ἔνιοι δέ καὶ δίοπτρα ἔχοντες τηλεσκοπικά. ἐνίοτε</text:p>
            <text:p text:style-name="P68">γὰρ χαλεπὸν ῆν τοῖς θεαταῖς καίπερ μετεώροις οῦσιν ἰδεῖν τί</text:p>
            <text:p text:style-name="P68">γίγνεται.</text:p>
            <text:p text:style-name="Text_20_body"/>
            <text:p text:style-name="P68">ὁ δέ Ῥοὼν καί ἡ Ἑρμιόνη ξυνεγένοντο ἐπ’ ἄκροις <text:soft-page-break/>τοῖς βάθροις τῷ</text:p>
            <text:p text:style-name="P68">τε Νεφελώδει καί τῷ Σαμίῳ καὶ τῴ Δείνῳ ἐκείνῳ τῷ τῶν ποδο-</text:p>
            <text:p text:style-name="P68">σφαιριστῶν τῶν Ῥαιστήρων καλουμένων φιλοθεάμονι. καί καινόν τι</text:p>
            <text:p text:style-name="P68">ἐγεγράφεσαν σημεῖον μέγα ὡς χαρισάμενοι τῷ Ἁρείῳ ἐφ’ ἑνὸς τῶν</text:p>
            <text:p text:style-name="P68">στρωμάτων τῶν Σκαβρῴ τετρωγμένων. καὶ ῆν ἀναγνῶναι ὅτι</text:p>
            <text:p text:style-name="P68">Προεδρευέτω Ποτῆρ. καὶ ὁ Δεῖνος δεινὸς ὢν γράφειν μέγαν ὑπεγε-</text:p>
            <text:p text:style-name="P68">γράφει τὸν λέοντα τὸν τῶν Γρυφινδώρων. καὶμὴν ἡ Ἑρμιόνη φίλτρον</text:p>
            <text:p text:style-name="P68">τι χαλεπώτερον ἐτεθήκει ὥστε πάντα τὰ γράμματα ποικίλοις ἀεὶ</text:p>
            <text:p text:style-name="P68">ἀστράπτειν χρώμασιν,</text:p>
            <text:p text:style-name="Text_20_body"/>
            <text:p text:style-name="P68">ἐν δέ τούτῳ ὁ ’Ἀρειος καί οἱ ἕτεροι τῆς ἀγέλης ἐν τῷ ἀποδυτηρίῳ</text:p>
            <text:p text:style-name="P68">μεταμφιαζόμενοι ἐνεδύοντο τούς ἷκαροσφαιριστικοὺς τρίβωνας κοκ-</text:p>
            <text:p text:style-name="P68">κίνους. οῖ δέ Σλυθήρινοι πρασίνους ἔμελλον φορήσειν.</text:p>
            <text:p text:style-name="P68">ΠΕΡΙ ΤΗΣ [ΚΑΡΟΣΦΑΙΡῙΚΗΣ 15]</text:p>
            <text:p text:style-name="P68">καὶ τότε ὁ ’Ύλης ἐχρέμψατό τι εὐφημίαν κηρύττων.</text:p>
            <text:p text:style-name="Text_20_body"/>
            <text:p text:style-name="P68">Λοιπόν, ἔφη, ὦ ἄνδρες Γρυφίνδωροι.</text:p>
            <text:p text:style-name="Text_20_body"/>
            <text:p text:style-name="P68">Καὶ γυναῖκες Γρυφίνδωραι, ὑπολαβοῦσα εἶπεν ἡ Ἀγγελίνη</text:p>
            <text:p text:style-name="P68">Ἰωάννου.</text:p>
            <text:p text:style-name="Text_20_body"/>
            <text:p text:style-name="P68">ἐκεῖνος δέ συνέφη ταῦτα. ΦΩ ἄνδρες, ἔφη, καί γυναῖκες. τοῦτ’</text:p>
            <text:p text:style-name="P68">ἔστ’ ἐκεῖνο.</text:p>
            <text:p text:style-name="Text_20_body"/>
            <text:p text:style-name="P68">Τό γε μέγιστον ἁπάντων, εἶπεν ὁ Φερέδικος Εὖισήλιος.</text:p>
            <text:p text:style-name="Text_20_body"><text:soft-page-break/></text:p>
            <text:p text:style-name="P68">Τό γε μὴν ἐκ μακροῦ χρόνου προσδεδεγμένον, ἀναλαβὼν εἶπεν ὁ</text:p>
            <text:p text:style-name="P68">Γεωργός.</text:p>
            <text:p text:style-name="Text_20_body"/>
            <text:p text:style-name="P68">Καὶ γὰρ ἀπὸ γλώττης ἔστιν ἡμῖν φράσαι τὸν τοῦ Ὀλοφωίου</text:p>
            <text:p text:style-name="P68">λόγον ῶς τῆς πέρυσιν ἀγέλης οὖσιν.</text:p>
            <text:p text:style-name="Text_20_body"/>
            <text:p text:style-name="P68">ὁ δ’ ’Ύλης Σιγᾶτον, ἔφη. ἥδε γὰρ ἡ ἀγέλη βελτίστη ἐστὶν ἐκ</text:p>
            <text:p text:style-name="P68">πολλῶν ἐτῶν. νικήσομεν δῆτα εὖ οἶδ’ ὅτι.</text:p>
            <text:p text:style-name="Text_20_body"/>
            <text:p text:style-name="P68">καὶ πρὸς αὐτοὺς ὀξὺ ἔβλεψεν ὡς θέλων εἰπεῖν ὅτι Εἰ δέ μή</text:p>
            <text:p text:style-name="Text_20_body"/>
            <text:p text:style-name="P68">Εἶὲν. εἷς γὰρ αὐτὸν τὸν καιρὸν ἥκομεν. ἀγαθῇ τύχῃ ὑμῖν ἅπασιν.</text:p>
            <text:p text:style-name="Text_20_body"/>
            <text:p text:style-name="P68">ὁ δ’ ’Ἀρειος τῷ Φερεδίκῳ καῖ τῷ Γεωργῴ ἐκ τοῦ ἀποδυτηρίου</text:p>
            <text:p text:style-name="P68">ἐπισπόμενος, ἀπευχόμενος δέ τέως μὴ λιποψυχῆσαι, τῶν πολλῶν</text:p>
            <text:p text:style-name="P68">μέγα θορυβούντων εἰσέβη ἐπὶ τὸ στάδιον.</text:p>
            <text:p text:style-name="Text_20_body"/>
            <text:p text:style-name="P68">ἡ δ’ Εὐχρῆ ῥαβδούχη οὖσα ἐν μέσῳ ἵστατο προσδεξομένη τοὺς</text:p>
            <text:p text:style-name="P68">δύο ἀγέλας, τὸ σάρον ἤδη χειρὶ ἔχουσα.</text:p>
            <text:p text:style-name="Text_20_body"/>
            <text:p text:style-name="P68">Δέομαι τοίνυν, ἔφη, πάντων ὑμῶν ὀρθῶς ἐνδίκως τε ἀγωνίζ-</text:p>
            <text:p text:style-name="P68">εσθαι. τοῦτο δ’ ἔλεγεν ἐκείνοις ἤδη ἀθροιζομένοις ἀμφὶ αὐτήν. ὁ</text:p>
            <text:p text:style-name="P68">δ’ Ἄρειος ξυνῄδει αὐτῇ λεγούσῃ ἐν τοῖς μάλιστα τῷ Μάρκῳ</text:p>
            <text:p text:style-name="P68">Φλίντῳ, τῷ τῶν Σλυθηρίνων ἀγελάρχῃ πενταετήρῳ ὅντι. ὁ δ’</text:p>
            <text:p text:style-name="P68">ἐφαίνετο ξυγγενὴς εἶναι τοῖς Τρωγλοδύταις. <text:soft-page-break/>Ἄρειος δέ πρὸς τὸ</text:p>
            <text:p text:style-name="P68">ἐπάνω σημεῖον τὸ Προεδρευέτω Ποτῆρ κηρῦττον ὑπὲρ τὸν ὄχλον</text:p>
            <text:p text:style-name="P68">πρὸς ἄνεμον ἀεὶ κινούμενον παραβλέψας, ξυστελλόμενος ἑαυτὸν</text:p>
            <text:p text:style-name="P68">μάλ ’ ἐθάρρει.</text:p>
            <text:p text:style-name="Text_20_body"/>
            <text:p text:style-name="P68">Εἴσβητε δῆτα ἐπὶ τὰ σάρα.</text:p>
            <text:p text:style-name="Text_20_body"/>
            <text:p text:style-name="P68">καὶ ὁ ’Άρειος ἐπὶ τὸν Ὑπερνεφελὸν Δισχιλιοστὸν εἰσέβη.</text:p>
            <text:p text:style-name="Text_20_body"/>
            <text:p text:style-name="P68">καὶ ἐπειδὴ τάχιστα τὸν ἀγῶνα νιγλάρῳ ἐσήμανεν ἡ Εὖχρῆ -</text:p>
            <text:p text:style-name="P68">ἀργυροῦν δ’ ῆν καί μέγα δὴ ἐψόφει - πεντεκαίδεκα σάρα εὐθὺς</text:p>
            <text:p text:style-name="P68">μετέωρα ἅνω φέρεται ἀεροδρομοῦντα.</text:p>
            <text:p text:style-name="Text_20_body"/>
            <text:p text:style-name="P68">καί διήγησιν μὲν ἀναγορέυων ἔτυχεν ὁ Ἰόρδανος, τοῖν Εὐισηλίοιν</text:p>
            <text:p text:style-name="P68">εὔνους ὥν, ἐπεσκόπει δ’ αὐτὸν ἡ Μαγονωγαλέα. διηγούμενος</text:p>
            <text:p text:style-name="P68">μέν γὰρ ἐκεῖνος Καὶ τὸν κολοφῶνα, ἔφη, εὐθὺς ἁρπάζει Ἀγγελίνη</text:p>
            <text:p text:style-name="P68">ἡ Ἰωάννου ὑπὲρ τῶν Γρυφινδώρων, δεινή τ’ οὖσα θηρεύειν καὶ</text:p>
            <text:p text:style-name="P68">εὐειδεστάτη...</text:p>
            <text:p text:style-name="Text_20_body"/>
            <text:p text:style-name="P68">ἡ δέ Μαγονωγαλέα ὡς τοῦτο χαλεπῶς φέρουσα Τί δέ δή, ἔφη</text:p>
            <text:p text:style-name="P68">ὑπολαβοῦσα, ὦ ’Ῑόρδανε;</text:p>
            <text:p text:style-name="P68">1 5 2 ΑΡΕΙΟΣ ΠοΤΗΡ</text:p>
            <text:p text:style-name="Text_20_body"/>
            <text:p text:style-name="P68">ὁ δέ συγγνώμην αἰτήσας τῆς πλημμελείας ἀναλαβών Καὶ ἀερο-</text:p>
            <text:p text:style-name="P68">δρομοῦσα, ἔφη, τὸν κολοφῶνα παραδίδωσιν ὡς τάχιστα τῇ Ἀλικίᾳ</text:p>
            <text:p text:style-name="P68">Σπινήτῃ, ἣν ἄρτι ἐξηῦρεν Ὀλοφώιος ’Ύλης, πέρυσιν ἔφεδρον οὖσαν.</text:p>
            <text:p text:style-name="P68"><text:soft-page-break/>τὴν δέ πρὸς τὴν Ἀγγελίνην πάλιν βαλεῖν μέλλουσαν Μάρκος</text:p>
            <text:p text:style-name="P68">Φλίντος ὁ τῶν Σλυθηρίνων ἀγελάρχης ἔφθασε, καὶ λαβὼν τὸν</text:p>
            <text:p text:style-name="P68">κολοφῶνα μετεωρίζεται ἀετοῦ τρόπον. σκοποῦ δέ τευξόμενον</text:p>
            <text:p text:style-name="P68">ἔφθασεν αὖ ὁ τῶν Γρυφινδώρων φύλαξ, καὶ λαβόντων τούτων τὸν</text:p>
            <text:p text:style-name="P68">κολοφῶνα, Κατὴ Βέλη θηρευτὴς κάτω τε πετομένη καί</text:p>
            <text:p text:style-name="P68">διακρουομένη καλῶς τὸν Μάρκον ἀεροδρομεῖ κατὰ τάχος ὑπὲρ τὸ</text:p>
            <text:p text:style-name="P68">στάδιον. οἴμοι πέπληκται αὕτη πληγὴν ῥοπαλοσφαιρίῳ βληθεῖσα</text:p>
            <text:p text:style-name="P68">δυσχερῆ ὥστε λυπεῖσθαι σφόδρα μοι δοκεῖν. τῶν δὲ Σλυθηρίνων</text:p>
            <text:p text:style-name="P68">πάλιν αὖ λαβόντων τὸν κολοφῶνα, Ἁδρίανος Πεύσιος μετ’ αὐτοῦ</text:p>
            <text:p text:style-name="P68">ταχύνει μὲν πρὸς τὸ τέρμα, κωλύεται δέ δευτέρῳ ῥοπαλοσφαιρίῳ</text:p>
            <text:p text:style-name="P68">βληθεὶς ὑφ’ ἑτέρου τῶν Εῦισηλίων πεμφθέντι - οὐ γὰρ ἔγνωκα τὸν</text:p>
            <text:p text:style-name="P68">ῥαιστῆρα πότερον Φερέδικός ἐστιν ἢ Γεωργός. εὐτυχήσαντος δ’ οὖν</text:p>
            <text:p text:style-name="P68">τοῦ τῶν Γρυφινδώρων ῥαιστῆρος, ἡ Ἀγγελίνη μάλ’ αὖθις τόν τε</text:p>
            <text:p text:style-name="P68">κολοφῶνα λαβοῦσα καὶ οὐδενὸς κωλύοντος ἀεροδρομοῦσα, καί ἄλλο</text:p>
            <text:p text:style-name="P68">αὖ ῥοπαλοσφαίριον φυγοῦσα, καί πρὸς τὸ τέρμα σκήπτουσα, καί</text:p>
            <text:p text:style-name="P68">τὸν φύλακα Βληχρόν μάτην προπηδήσαντα φθάσασα, τοῦ σκοποῦ</text:p>
            <text:p text:style-name="P68">τυγχάνει. βαβαὶ βαβαὶ τῆς τῶν Γρυφινδώρων εὐστοχίας.</text:p>
            <text:p text:style-name="Text_20_body"/>
            <text:p text:style-name="P68">ἀναθορυβούντων μὲν οὖν τῶν Γρυφινδώρων εἷς τόσον εὖ</text:p>
            <text:p text:style-name="P68">πεπραγότων, στενόντων δέ τῶν Σλυθηρίνων, φθέγμα τι τοίονδε</text:p>
            <text:p text:style-name="P68">ῆν ἀκοῦσαι·</text:p>
            <text:p text:style-name="Text_20_body"/>
            <text:p text:style-name="P68"><text:soft-page-break/>Ἀπέλθετ’ ἐκποδών. ἀνάγεθ’ ἑαυτοὺς ἐκ τοῦ μέσου.</text:p>
            <text:p text:style-name="Text_20_body"/>
            <text:p text:style-name="P68">καὶ ὁ Ῥοὼν καὶ ἡ Ἑρμιόνη γνόντες τὸν Ἁγριώδη, ἐγγυτέρω δ’</text:p>
            <text:p text:style-name="P68">ἀλλήλοις παρεστηκότες, ἐῶσι συγγενέσθαι. ὁ δέ τηλεσκοπικὰ</text:p>
            <text:p text:style-name="P68">δίοπτρα δεικνύς Οἴκοθεν μὲν γὰρ ἐσκόπουν, ἔφη, ἄμεινον δέ ὁμιλεῖν</text:p>
            <text:p text:style-name="P68">μετὰ τοῦ ὄχλου. εἶτα τό γε φθαστέον οὐδεὶς ἑώρακέ που;</text:p>
            <text:p text:style-name="Text_20_body"/>
            <text:p text:style-name="P68">ὁ δέ Ῥοών ὁμολογῶν ’Ώσθ’ ὁ Ἄρειος, ἔφη, οὔπω πεποίηκεν</text:p>
            <text:p text:style-name="P68">οὐδέν, ὡς εἰπεῖν.</text:p>
            <text:p text:style-name="Text_20_body"/>
            <text:p text:style-name="P68">Πόνου γε’ ἀφίσταται, ῆ δ’ ὃς ὁ Ἁγριώδης. τὰ δὲ τηλεσκοπικὰ</text:p>
            <text:p text:style-name="P68">λαβών τε καὶ τὴν ὄψιν εἷς τὸ ἀτενές ἀπερεισάμενος ἐγνώρισεν οὕτω</text:p>
            <text:p text:style-name="P68">τὸν ’Άρειον, βραχύ τι κατιδὼν πολὺ ἀπέχον ἐν οὐρανῷ.</text:p>
            <text:p text:style-name="Text_20_body"/>
            <text:p text:style-name="P68">ὁ δ’ ἀνωτέρω πάντων φερόμενος μετέωρος ἐκαραδόκει τῷ</text:p>
            <text:p text:style-name="P68">φθαστέῳ. τοῦτο γὰρ συνεβούλευον ἀρτίως αὐτὸς καὶ ὁ ’Ύλης</text:p>
            <text:p text:style-name="P68">ἐλπίζοντες οὕτω ἐν τῷ ἀγῶνι ῥᾷον νικήσειν.</text:p>
            <text:p text:style-name="Text_20_body"/>
            <text:p text:style-name="P68">οὗτος γὰρ ε1ῐ·.Ῑσυχίαν ἄγε τοίνυν, ἔφη, ἕως ἂν τὸ φθαστέον</text:p>
            <text:p text:style-name="P68">κατίδῃς ὅπως μὴ πρότερον ἢ δεῖ ἐπιχειρήσῃ τις σοί.</text:p>
            <text:p text:style-name="Text_20_body"/>
            <text:p text:style-name="P68">τῆς μὲν γὰρ Ἀγγελίνης σκοποῦ τυχούσης, ἀεροβατικὰ κυβιστ-</text:p>
            <text:p text:style-name="P68">ήματα διττὰ ἀπέδειξε τόθ’ ἅτε μάλισθ’ ἡδόμενος’ νῦν δέ πάλιν αὖ</text:p>
            <text:p text:style-name="P68">ΠΕΡΙ ΤΗΣ [κΑΡοΣΦΑΙΡΙΚΗΣ 1 5 3</text:p>
            <text:p text:style-name="P68"><text:soft-page-break/>ἐπιτηρῶν τὸ φθαστέον, ἄλλοτε μὲν χρυσοῦν τι καθεωρακέναι</text:p>
            <text:p text:style-name="P68">ἔδοξεν, - ἔργῳ δ’ ἔτυχεν ι’δὼν τὸ τοῦ ἑτέρου Εῦισηλίου ὡρολόγιον</text:p>
            <text:p text:style-name="P68">ἀπολάμπον, - ἄλλοτε δέ ῥοπαλοσφαίριον ἤμυνεν ἐπιπετόμενον αὐτῶ</text:p>
            <text:p text:style-name="P68">ὥσπερ μύδρον τινὰ διάπυρον τοῦ Φερεδίκου διώκοντος.</text:p>
            <text:p text:style-name="Text_20_body"/>
            <text:p text:style-name="P68">ὁ δ ’ ἀναβοῶνΐΗ καλῶς ἔχεις, ἔφη, ὦ ’Άρειε,“ καὶ ἔβαλλε συντόνως</text:p>
            <text:p text:style-name="P68">ἐπὶ τὸν Μάρκον.</text:p>
            <text:p text:style-name="Text_20_body"/>
            <text:p text:style-name="P68">καὶ ὁ Ἰόρδανος διηγούμενος ἔτι τὸν ἀγῶνα Τῶν δέ Σλυθηρίνων,</text:p>
            <text:p text:style-name="P68">ἔφη, τὸν κολοφῶνα πάλιν λαβόντων, ὁ θηρευτὴς Ἀδρίανος</text:p>
            <text:p text:style-name="P68">διακρουσάμενος καί ῥοπαλοσφαίρια δύο, καί τούς Εῦισηλίους</text:p>
            <text:p text:style-name="P68">ἀμφοτέρους, καί δὴ καὶ τὸν θηρευτὴν Βέλην, πρὸς τὸ τέρμα</text:p>
            <text:p text:style-name="P68">ταχύνων μέλλει - ἀλλ’ ι’δού· ῆ που τὸ φθαστέον ἑώρακα,·</text:p>
            <text:p text:style-name="Text_20_body"/>
            <text:p text:style-name="P68">μεθέντος δέ τοῦ Ἀδριάνου τὸν κολοφῶνα - αἰσθόμενος γὰρ</text:p>
            <text:p text:style-name="P68">χρήματος τινὸς χρυσοῦ παρὰ τὸ δεξιὸν οῦς ἐγγύτατα παριόντος,</text:p>
            <text:p text:style-name="P68">ἐστρέψατο τὸν τράχηλον εἷς τούπίσω σπουδαζόμενος κατιδεῖν αὐτό</text:p>
            <text:p text:style-name="P68">- θορυβοῦσιν οἶ θεώμενοι. ἀλλ’ οὔτε τὸν Ἄρειον ἔλαθε τὸ φθαστέον</text:p>
            <text:p text:style-name="P68">κάτω ἥδη σκήψαντα ἐπ’ αὐτό, οὔτε τὸν Τερέντιον ’Ῐξὸν τὸν ζητητὴν</text:p>
            <text:p text:style-name="P68">τὸν τῶν Σλυθηρίνων. οἱ μὲν οὖν ὄμοσε φέρονται ἐπ’ αὐτὸ ὡς</text:p>
            <text:p text:style-name="P68">τάχιστα, οἱ δὲ θηρευταὶ πάντες φαίνονται ἐπιλαθόμενοι τοῦ δέοντος</text:p>
            <text:p text:style-name="P68">μετέωροι ἀεροβατοῦντες ὥσπερ θεαταὶ δὴ γεγενημένοι.</text:p>
            <text:p text:style-name="Text_20_body"><text:soft-page-break/></text:p>
            <text:p text:style-name="P68">θάττων δέ ἤδη γενόμενος τοῦ Τερεντίου, ὁ ’Άρειος νῦν δὴ παρ’</text:p>
            <text:p text:style-name="P68">ἑαυτῷ ᾇττον ὁρῶν τὸ φθαστέον - μικρὸν γὰρ ῆν καί στρόγγυλον καὶ</text:p>
            <text:p text:style-name="P68">τὰ πτερὰ ἐβόμβει - μᾶλλον ἔτι ταχύνων μέλλει -</text:p>
            <text:p text:style-name="Text_20_body"/>
            <text:p text:style-name="P68">τότε δὴ ὁ Μάρκος ἐκ παρασκευῆς προσκρούει τὸν Ἄρειον</text:p>
            <text:p text:style-name="P68">τοσαύτῃ βίᾳ ὥστ’ ἀνατρέψαι τὸ σάρον αὐτοῦ, ὃ καὶ ἀπόρως</text:p>
            <text:p text:style-name="P68">στροβεῖται ἐξωθισμένον. ὁ δέ τοῦ σάρου ἐκκρεμαμένος κινδυνεύει</text:p>
            <text:p text:style-name="P68">χαμᾶζε πεσὼν διαφθαρῆναι. ὥστε οἱ κάτω Γρυφίνδωροι τοῦτ’</text:p>
            <text:p text:style-name="P68">ἰδόντες μέγ’ ἐθορύβουν, δεινὸν ποιούμενοι ὡς αἰσχρόν τε καί παρ-</text:p>
            <text:p text:style-name="P68">άνομον τὸ γεγενημένον, καὶ Ἀδικεῖς, ὦ πανοῦργε, ἔφασαν</text:p>
            <text:p text:style-name="P68">ἀναβοῶντες.</text:p>
            <text:p text:style-name="Text_20_body"/>
            <text:p text:style-name="P68">τὴν δ’ οὖν ἀδικίαν τῲ Μάρκῳ ἐπιτιμήσασα ἡ Εὖχρῆ τοῖς</text:p>
            <text:p text:style-name="P68">Γ ρυφινδώροις ἀκώλυτον στοχασμὸν παρῆκεν. ἐπιγενομένης δέ</text:p>
            <text:p text:style-name="P68">τοσαύτης τῆς ταραχῆς καί ἠφανίσθη πάλιν οιῦ τὸ φθαστέον.</text:p>
            <text:p text:style-name="Text_20_body"/>
            <text:p text:style-name="P68">ἐν δέ τοῖς θεαταῖς, ὁ Δεῖνος Θόμας πρὸς τὴν ῥαβδούχην βοῶν</text:p>
            <text:p text:style-name="P68">Ἐκπεσέτω οὑτοσί, ἔφη, ὧ γύναι· ἰδέτω τὸ μιλτόπρεπτον.</text:p>
            <text:p text:style-name="Text_20_body"/>
            <text:p text:style-name="P68">ἀλλ’ ὁ Ῥοῶν ἀναμνήσας αὐτὸν Ἀλλ’ ὦ Δεῖνε, ἔφη, ποδοσφαιρικὴ</text:p>
            <text:p text:style-name="P68">οὐκ ἔστι. κατὰ γὰρ τοὺς τῆς ι’καροσφαιρικῆς νόμους, οὐκ ἔξεστιν</text:p>
            <text:p text:style-name="P68">ἐκβαλεῖν οὐδένα. ἐκεῖνο δ’ οὖν τὸ μιλτόπρεπτον λεγόμενον, τί ἐστιν,·</text:p>
            <text:p text:style-name="Text_20_body"><text:soft-page-break/></text:p>
            <text:p text:style-name="P68">ἀλλ’ ὁ Ἁγριώδης συνιστάμενος μετ’ ἐκείνου Μεταγράψαι δῆτα,</text:p>
            <text:p text:style-name="P68">ἔφη, δεῖ τοὺς νόμους, μόνον γὰρ οῦκ ἐξέκρουσε τὸν “Ἀρειον ἐκ τοῦ</text:p>
            <text:p text:style-name="P68">οὐρανοῦ ὁ Μάρκος.</text:p>
            <text:p text:style-name="P68">154 ΑΡΕΙΟΣ ΠοτΗΡ</text:p>
            <text:p text:style-name="Text_20_body"/>
            <text:p text:style-name="P68">καὶ ὁ Ἰόρδανος ἀμήχανος ὢν τοῦ μὴ συναγωνίζεσθαι τοῖς Γ ρυφιν-</text:p>
            <text:p text:style-name="P68">δώροις Διὰ τοίνυν τὴν παρανομίαν ταύτην, ἦ δ’ ὅς, φανερωτάτην</text:p>
            <text:p text:style-name="P68">δή -</text:p>
            <text:p text:style-name="Text_20_body"/>
            <text:p text:style-name="P68">τῆς δέ Μαγονωγαλέας τοῦτο χαλεπῶς φερούσης, ἀναλαβών Διὰ</text:p>
            <text:p text:style-name="P68">μὲν οῦν τὴν ὁμολογουμένην πανουργίαν ταύτην, ἔφη, πονηροτάτην</text:p>
            <text:p text:style-name="P68">δή -</text:p>
            <text:p text:style-name="Text_20_body"/>
            <text:p text:style-name="P68">νουθετησάσης δ’ αὖθις ἐκείνης Ἀλλ’ ἐξαρκείτω τοσοῦτο, ἔφη.</text:p>
            <text:p text:style-name="P68">οῦ μὴν ἀλλ) ὁ Μάρκος ὅσον οῦκ ἀπέκτεινε τὸν τῶν Γρυφινδώρων</text:p>
            <text:p text:style-name="P68">ζητητήν - τοιαῦτα γάρ τοι εἰκότως ἐποίησαν ἅπαντες δήπου. δίκην</text:p>
            <text:p text:style-name="P68">δ’ οὖν λαβόντων τῶν Γρυφινδώρων, τῆς δ’ Ἀλικίας ἀφθόνως</text:p>
            <text:p text:style-name="P68">ἐφιεμένης καὶ τοῦ σκοποῦ τυχούσης, αὖθις αὖ ἀγωνίζονται, ἐχόντων</text:p>
            <text:p text:style-name="P68">τούτων ε”τι τὸν κολοφῶνα.</text:p>
            <text:p text:style-name="Text_20_body"/>
            <text:p text:style-name="P68">τοῦ μέντοι Ἁρείου ἄλλο φεύγοντος ῥοπαλοσφαίριον ὃ καὶ περι-</text:p>
            <text:p text:style-name="P68">στρεφόμενον παρ’ αὐτὸν μόνον οὐκ ε”τυχε τῆς κεφαλῆς, ἐγένετο</text:p>
            <text:p text:style-name="P68">παράδοξον τοίονδέ τι. τοῦ γὰρ σάρου ἄφνω σφαδάζοντος, πεσεῖν</text:p>
            <text:p text:style-name="P68">φοβούμενος ἀπρὶξ ε”χεται αὐτοῦ χερσί τε καὶ <text:soft-page-break/>γόνασιν. τοιοῦτο γὰρ</text:p>
            <text:p text:style-name="P68">οὐπώποτ’ ἔπαθεν· ἐπειδὴ δὲ τὸ αὐτὸ μάλ’ αὖθις ἐγένετο, τὸ σάρον</text:p>
            <text:p text:style-name="P68">αὐτό, ὡς ἔοικεν, ἤθελεν ἀναχαιτίσαι αὐτόν. ἀλλὰ νὴ Δία τὰ</text:p>
            <text:p text:style-name="P68">τοιαῦτα σάρα, ὡς οἴεται, οὐδέποτ’ ἀνεχαίτισε τοὺς ἶππαζομένους·</text:p>
            <text:p text:style-name="P68">Ὑπερνεφελὸν γὰρ τοῦτο τὸ σάρον εῖναι Δισχιλιοστόν.</text:p>
            <text:p text:style-name="Text_20_body"/>
            <text:p text:style-name="P68">ἇναστρεψάμενος δέ πρὸς τοὺς τῶν Γρυφινδώρων χάρακας ὡς ἐν</text:p>
            <text:p text:style-name="P68">νῷ ε”χων ἀναπνοὴν αἰτεῖν τὸν εΎλην, ᾔσθετο τότε τοῦ σάρου παν-</text:p>
            <text:p text:style-name="P68">τελῶς δυσπειθοῦς γενομένου. οὗ γὰρ εἶχεν οὔτε κυβερνῆσαι οὔτ’</text:p>
            <text:p text:style-name="P68">εὐθῦναι αὐτὸ σκολιὸν ἀεὶ δι’ αἰθέρος περιδινούμενον καὶ νῦν δὴ</text:p>
            <text:p text:style-name="P68">ἀποσεισόμενον αὐτόν, ὡς ε’ὀικεν.</text:p>
            <text:p text:style-name="Text_20_body"/>
            <text:p text:style-name="P68">ὁ δ’ οὖν Ἰόρδανος ε”τι διηγούμενος τὸν ἀγῶνα Καὶ Σλυθήρινοι</text:p>
            <text:p text:style-name="P68">μὲν, ἔφη, εἰλήφασι τὸν κολοφῶνα, ὁ δέ Μάρκος ε”χων αὐτὸν καί</text:p>
            <text:p text:style-name="P68">φυγὼν τήν τ’ Ἀλικίαν καὶ τὴν Κατὴν ῥοπαλοσφαιρίῳ πέπληκται</text:p>
            <text:p text:style-name="P68">τὴν ὄψιν - τοὺς δέ δὴ μυκτῆρας καταρραγῆναι ἐλπίζω - ἀλλ’ οὐκ</text:p>
            <text:p text:style-name="P68">ἔγωγε· ξύγγνωθί μοι, ὦ Μαγονωγαλέα, παίζω γάρ - καί οἴμοι τοῦ</text:p>
            <text:p text:style-name="P68">σκοποῦ τετύχηκε.</text:p>
            <text:p text:style-name="Text_20_body"/>
            <text:p text:style-name="P68">θορυβούντων δέ τῶν Σλυθηρίνων, ἅπαντας ἔλαθεν ὁ ’Άρειος τοῦ</text:p>
            <text:p text:style-name="P68">σάρου παράδοξα ἀεὶ παθόντος κατ’ ὀλίγον πορρωτέρω ἐπ’ αὐτῷ</text:p>
            <text:p text:style-name="P68">φερόμενος σείοντι καὶ σφαδᾴζοντι.</text:p>
            <text:p text:style-name="Text_20_body"/>
            <text:p text:style-name="P68">ὁ δὲ Ἁγριώδης πρὸς τὸν Ἄρειον διὰ τὰ τηλεσκοπικὰ βλέπων</text:p>
            <text:p text:style-name="P68"><text:soft-page-break/>Ἀλλὰ πρὸς θεῶν τί ποιεῖς ἔφη. ε”λεγον γὰρ ἂν ἔγωγ’ ὡς οὐκέτι</text:p>
            <text:p text:style-name="P68">δύναται κατευθῦναι τὸ σάρον, εἴγε μὴ τοῦτ’ ἀδύνατον ἦν.</text:p>
            <text:p text:style-name="Text_20_body"/>
            <text:p text:style-name="P68">καῖ ε”νιοι τῶν θεατῶν ἐξ ἀπροσδοκήτου ι’δόντες τὸν ’Ἀρειον</text:p>
            <text:p text:style-name="P68">κεχηνότες ἐπιδείκνυνται· κυκλουμένου μὲν γὰρ καὶ περιδινοῦντος</text:p>
            <text:p text:style-name="P68">τοῦ σάρου μόλις ε”τι προσέχεται, ἆποσεισαμένου δὲ ἤδη καὶ</text:p>
            <text:p text:style-name="P68">ΠΕΡΙ ΤΗΣ [ΚΑ ΡοΣΦΑιΡιΚΗΣ 155</text:p>
            <text:p text:style-name="P68">ἀναχαιτίσαντος καὶ δὴ καὶ ἀποβαλόντος, αἰωρεῖται τε καὶ τῇ ἑτέρᾳ</text:p>
            <text:p text:style-name="P68">μόνον χειρὶ ἐκκρέμαται.</text:p>
            <text:p text:style-name="Text_20_body"/>
            <text:p text:style-name="P68">ὁ δὲ Σάμιος τῷ Ἀγριώδει πρὸς οῦς ψιθυρίζων ῖΑρα τότ’</text:p>
            <text:p text:style-name="P68">ἐβλάφθη, ἔφη, τὸ σάρον ὅθ’ ὁ Μάρκος προσέκρουσεν αὐτό,·</text:p>
            <text:p text:style-name="Text_20_body"/>
            <text:p text:style-name="P68">ὁ δέ Ἁγριώδης τρομερᾷ τῇ φωνῇ Ἀδύνατόν γε μέντοι τοῦτο.</text:p>
            <text:p text:style-name="P68">σάρον γὰρ οὐκ ε”στι κακὰ ποιῆσαι εἷ μή τις τῆς μαγικῆς ἅπτοιτο</text:p>
            <text:p text:style-name="P68">σκοτεινῆς δήπου. τίς δέ δὴ μαθητὴς ὢν δύναιτ’ ἄν ποτε τοῦτο</text:p>
            <text:p text:style-name="P68">ποιῆσαι,·</text:p>
            <text:p text:style-name="Text_20_body"/>
            <text:p text:style-name="P68">ταῦτα δ’ ἀκούσασα ἡ Ἑρμιόνη ἥρπασε τὰ τοῦ Ἁγριώδους δίοπ-</text:p>
            <text:p text:style-name="P68">τρα· ἀλλὰ πρὸς μὲν τὸν ’Ἀρειον ἅνω οὐκ ἔβλεπε, πρὸς δέ τοῦς</text:p>
            <text:p text:style-name="P68">θεωμένους μανικῶς ὡς σφόδρα.</text:p>
            <text:p text:style-name="Text_20_body"/>
            <text:p text:style-name="P68">ὁ δὲ Ῥοών στένων τι καὶ ὕπωχρος δοκῶν Τί ποιεῖς, ἔφη.</text:p>
            <text:p text:style-name="Text_20_body"/>
            <text:p text:style-name="P68">ἡ δέ κεχηνυῖα Καὶ δὴ προῦγνων τόδε· ἰδοῦ ὁ <text:soft-page-break/>Σίναπυς.</text:p>
            <text:p text:style-name="Text_20_body"/>
            <text:p text:style-name="P68">λαβὼν δέ τὰ δίοπτρα ὁ Ῥοὼν ε”βλεψε πρὸς ἐκεῖνον ἐν μέσοις τοῖς</text:p>
            <text:p text:style-name="P68">καταντικρὺ βάθροις καθήμενον. ὁ δ’ ἠτένιζεν εἷς τὸν ’Ἀρειον τον-</text:p>
            <text:p text:style-name="P68">θορύζων ἅμα σιωπῇ.</text:p>
            <text:p text:style-name="Text_20_body"/>
            <text:p text:style-name="P68">ἡ δ’ Ἑρμιόνη Μηχανᾶται γάρ τι, ἔφη, ἴυγγι καταγοητεύων τὸ</text:p>
            <text:p text:style-name="P68">σάρον.</text:p>
            <text:p text:style-name="Text_20_body"/>
            <text:p text:style-name="P68">Τί ποιητέον ἡμῖν,·</text:p>
            <text:p text:style-name="Text_20_body"/>
            <text:p text:style-name="P68">Ἀλλ’ ἐπίτρεψον ἐμοὶ τὸ πρᾶγμα.</text:p>
            <text:p text:style-name="Text_20_body"/>
            <text:p text:style-name="P68">καὶ ἀπῆλθεν εὐθὺ πρὶν τὸν Ῥοῶνα πλείω εἰπεῖν. ὁ δέ πάλιν αὖθις</text:p>
            <text:p text:style-name="P68">ἠτένιζε τοῖς διόπτροις εἰς τὸν ’Ἀρειον τὸ γὰρ σάρον ἤδη εἷς τοσοῦτο</text:p>
            <text:p text:style-name="P68">σφύζον καὶ σφαδᾴζον ἐδέησεν ἀναχαιτίσαι αὐτὸν ε”τι ταλαντευόμε-</text:p>
            <text:p text:style-name="P68">νον. καὶ οἱ θεαταὶ πάντες ἀναστάντες ἐν φόβῳ ἐθεώρουν τοὺς</text:p>
            <text:p text:style-name="P68">Εὖισηλίους πτήσει μὲν βοηθοῦντας αὐτῷ καὶ μεταθήσοντας εἷς</text:p>
            <text:p text:style-name="P68">ἕτερον τῶν σφετέρων σάρων, ἁμαρτάνοντας δ’ ἑκάστοτε τοῦ σάρου</text:p>
            <text:p text:style-name="P68">ἀνωτέρω ὀρχουμένου εἴ ποτε πλησίον προσπέτοιντο. οἱ δὲ κατ·</text:p>
            <text:p text:style-name="P68">ωτέρω κύκλον ἐποιοῦντο δηλονότι ἐλπίζοντες ἐκδέξεσθαι αὐτὸν</text:p>
            <text:p text:style-name="P68">πεσόντα. ἐν δέ τούτοις ὁ Μάρκος κολοφῶν’ ἀναρπάσας πεντάκις</text:p>
            <text:p text:style-name="P68">σκοποῦ τετυχηκὼς πάντας πάντως ἔλαθεν.</text:p>
            <text:p text:style-name="Text_20_body"/>
            <text:p text:style-name="P68">ὁ δέ Ῥοὼν ἀθυμῶν Σπεῦσον δῆτ’, ἔφη, ὦ Ἑρμιόνη.</text:p>
            <text:p text:style-name="Text_20_body"/>
            <text:p text:style-name="P68"><text:soft-page-break/>ἡ δ’ οὐκ ἀκονιτὶ ἀφικομένη πρὸς τὰ βάθρα ἕνθ’ ὁ Σίναπυς ἵστατο,</text:p>
            <text:p text:style-name="P68">ἤδη πολλῇ ῥύμῃ ε”τρεχε παρὰ τοὺς ὄπισθεν αὐτοῦ καθημένους. καὶ</text:p>
            <text:p text:style-name="P68">οὐδὲ τόθ’ εἱστήκει συγγνώμην παραιτησομένη ὅτε τὸν Κίουρον ἐπὶ</text:p>
            <text:p text:style-name="P68">τὴν κεφαλὴν ὦσεν εἷς τοὺς ἔμπροσθε θεατάς. ἥκουσα δέ πρὸς τὸν</text:p>
            <text:p text:style-name="P68">Σίναπυν καὶ ὀκλάζουσα καὶ τὴν ῥάβδον ἀναλαβοῦσα ἐφιθύριζε</text:p>
            <text:p text:style-name="P68">ῥήματά τινα ὀλίγα μὲν πρόσφορα δ’ ὅμως. καὶ ἦν ι’δεῖν εὐθὺ φλογὰς</text:p>
            <text:p text:style-name="P68">κυανᾶς ἐκ τῆς ῥάβδου ἀφιεμένας ε’πί τὰ τοῦ ἐκείνου τρίβωνος</text:p>
            <text:p text:style-name="P68">κράσπεδα.</text:p>
            <text:p text:style-name="Text_20_body"/>
            <text:p text:style-name="P68">καὶ ἐν ἀκαρεῖ οὗτος μὲν ξυνῄδει ἑαυτῷ καιομένῳ, ἐκείνη δ’</text:p>
            <text:p text:style-name="P68">156 ΑΡΕΙΟΣ Πο ΤΗΡ</text:p>
            <text:p text:style-name="Text_20_body"/>
            <text:p text:style-name="P68">ἀκούσασα ὕλαγμά τι συνῄδει εὖ πεποιηκυῖα. καὶ ξυλλέξασα τὸ πῦρ</text:p>
            <text:p text:style-name="P68">εἶς ληκύθιόν τι καὶ τοῦτ’ εἷς προκόλπιον θεῖσα ἐπανῆλθε διὰ τοὺς</text:p>
            <text:p text:style-name="P68">θεατὰς λαθοῦσα ἀμέλει τὸν Σίναπυν.</text:p>
            <text:p text:style-name="Text_20_body"/>
            <text:p text:style-name="P68">καὶ ἅλις ἐπεποιήκει. ὁ γὰρ ’Ἀρειος ἄφνω ἐδυνήθη περικαθίζειν</text:p>
            <text:p text:style-name="P68">πάλιν αὖ ἐπὶ τῷ σάρῳ.</text:p>
            <text:p text:style-name="Text_20_body"/>
            <text:p text:style-name="P68">ὁ δέ Ῥοών φΩ Νεφέλωδες, ἔφη, ἀσφαλές ἐστι σοὶ θεωρεῖν αὖ. ὁ</text:p>
            <text:p text:style-name="P68">γὰρ Νεφελώδης ἐπὶ χρόνον ἔκλαιε, τὴν κεφαλὴν δέει κρύπτων εἶς</text:p>
            <text:p text:style-name="P68">τὴν Ἁγριώδους ἐφεστρίδα.</text:p>
            <text:p text:style-name="Text_20_body"/>
            <text:p text:style-name="P68">ὁ δ’ ’Άρειος χαμᾶζε ἤδη κατὰ τάχος ε”πιπτε καί οἶ θεαταὶ εἶδον</text:p>
            <text:p text:style-name="P68">αὐτὸν τὴν χεῖρα πρὸς τὸ στόμα προσέχοντα ὡς <text:soft-page-break/>ἐμέσοντα. κᾶπειτα</text:p>
            <text:p text:style-name="P68">πρὸς οὖδας φορεῖται· τετραποδηδὸν δ’ ἑστὼς ἑβηξε καὶ εἰς τὴν</text:p>
            <text:p text:style-name="P68">χεῖρα αὐτοῦ κατέπεσε χρυσοῦν τι.</text:p>
            <text:p text:style-name="Text_20_body"/>
            <text:p text:style-name="P68">Τὸ φθαστέον ἔχω, ἔφη βοῶν καί ὑπὲρ τῆς κεφαλῆς σείων αὐτό.</text:p>
            <text:p text:style-name="P68">ἐτελεύτησεν οὖν ὁ ἀγὼν πολλῆς μετὰ ταραχῆς.</text:p>
            <text:p text:style-name="Text_20_body"/>
            <text:p text:style-name="P68">Ἀλλ’ οῦ μὰ Δί’ ἐξεδέξατο τὸ φθαστέον, κατέπινε μὲν οῦν, τοῦτο</text:p>
            <text:p text:style-name="P68">δ’ ε”λεγεν ὁ Μάρκος Φλίντος διὰ πολλοῦ χρόνου σχετλιάσας μὲν ε”τι</text:p>
            <text:p text:style-name="P68">ὠνήσας δ’ οὐδέν. ὁ μέν γὰρ ’Άρειος οὐδέν ἐκακομάχησεν, ὁ δ’</text:p>
            <text:p text:style-name="P68">Ἰόρδανος ἐβόα Τί γέγονε, λέγων ὅτι οἱ Γρυφίνδωροι νενικήκασι</text:p>
            <text:p text:style-name="P68">τίμια ἔχοντες ἑξακόσια ἑβδομήκοντα πρὸς ἑξήκοντα. οὐ μὴν οὐδ’ ὁ</text:p>
            <text:p text:style-name="P68">Ἅρειος ἤκουσεν οὐδέν τῶν τοιούτων, ἐντὸς ὢν ἤδη τοῦ Ἁγριώδους</text:p>
            <text:p text:style-name="P68">οἰκιδίου καὶ μέλλων ἀποκερδανεῖν τεῖου ι’σχυροῦ μετὰ τοῦ Ῥοῶνος</text:p>
            <text:p text:style-name="P68">καὶ τῆς Ἑρμιόνης.</text:p>
            <text:p text:style-name="Text_20_body"/>
            <text:p text:style-name="P68">καὶ ὁ Ῥοών διεξιὼν τὰ γεγενημένα 9ΡΙ κάρτα, ἔφη, ὁ Σίναπυς</text:p>
            <text:p text:style-name="P68">αἴτιος ἦν. ἐγὼ γὰρ μετὰ τῆσδε εἶδον αὐτὸν καταγοητεύοντα τὸ σὸν</text:p>
            <text:p text:style-name="P68">σάρον, τονθορύζοντα δέ τέως καὶ ἐπιτηροῦντα σέ,</text:p>
            <text:p text:style-name="Text_20_body"/>
            <text:p text:style-name="P68">Φλυαρεῖς, ἦ δ’ ὃς ὁ Ἁγριώδης οῦδὲν ἀκηκοὼς τῶν ἐν τοῖς παρ’</text:p>
            <text:p text:style-name="P68">ἑαυτῷ βάθροις γεγενημένων. Ἀλλ’ εἰπέ μοι, τί δὴ ὁ Σίναπυς τοι-</text:p>
            <text:p text:style-name="P68">οῦτον ἂν παρέχοι ἑαυτόν,’</text:p>
            <text:p text:style-name="Text_20_body"/>
            <text:p text:style-name="P68">οἱ δέ παῖδες πρὸς ἀλλήλους ἔβλεψαν, ἐνδοιάζοντες τί εἴπωσιν</text:p>
            <text:p text:style-name="P68"><text:soft-page-break/>αὐτῷ. ἔδοξε δέ τῷ Ἁρείῳ ἀληθεύειν,</text:p>
            <text:p text:style-name="Text_20_body"/>
            <text:p text:style-name="P68">ὁ δ’ οῦν Ἀλλ ’ ηῦρον γάρ τι, ἔφη, περὶ αὐτοῦ. ἐπεχείρησε παρελθεῖν</text:p>
            <text:p text:style-name="P68">ἐκεῖνον τὸν κύνα τὸν τρικέφαλον ἐπὶ Νεκυσίων. ὁ δ’ ε”δηξεν</text:p>
            <text:p text:style-name="P68">αὐτόν. λογιζόμεθ’ οῦν ὅτι ἐπεχείρει κλέψαι τὸ ὑπ’ ἐκείνου φυλαττό-</text:p>
            <text:p text:style-name="P68">μενον.</text:p>
            <text:p text:style-name="Text_20_body"/>
            <text:p text:style-name="P68">ὁ δ’ Ἁγρίωδης μεθῆκε τὸ τεϊοδοχεῖον,</text:p>
            <text:p text:style-name="Text_20_body"/>
            <text:p text:style-name="P68">Ἀλλὰ πῶς ἴστε περὶ τοῦ Οὖλότριχος,</text:p>
            <text:p text:style-name="Text_20_body"/>
            <text:p text:style-name="P68">Οῦλόθριξ γὰρ καλεῖται,·</text:p>
            <text:p text:style-name="Text_20_body"/>
            <text:p text:style-name="P68">Ναί. ἐμὸς γάρ ἐστιν· ἐπριάμην δ’ αὐτὸν παρ’ ἀνθρώπου τινὸς</text:p>
            <text:p text:style-name="P68">’Έλληνος ᾧ πέρυσιν ἐν πανδοκείῳ συνέβαλον. καί ε”χρησα τῷ Διμ-</text:p>
            <text:p text:style-name="P68">πλοδώρῳ φυλάξοντα -</text:p>
            <text:p text:style-name="P68">ΠΕΡΙ ΤΗΣ ΙΚΑΡΟΣΦΑῘΡΙΚΗΣ 157</text:p>
            <text:p text:style-name="Text_20_body"/>
            <text:p text:style-name="P68">Τί δέ, ἦ δ’ ὃς ὁ ’Άρειος σπουδῇ πολλῇ.</text:p>
            <text:p text:style-name="Text_20_body"/>
            <text:p text:style-name="P68">ὁ δ’ (Αγριώδης τραχέως Ἀλλὰ μηδὲν πρὸς τούτοις, ἔφη. ἐκεῖνο</text:p>
            <text:p text:style-name="P68">γὰρ ἀπόρρητόν ἐστιν.</text:p>
            <text:p text:style-name="Text_20_body"/>
            <text:p text:style-name="P68">Ἀλλ’ ὁ Σίναπυς ἐθέλει κλέψαι αὐτό.</text:p>
            <text:p text:style-name="Text_20_body"/>
            <text:p text:style-name="P68">Φλυαρεῖς, μάλ’ αὖθις ε”φη ὁ Ἁγριώδης. ὁ γὰρ Σίναπυς ἅτε τῶν</text:p>
            <text:p text:style-name="P68">σοφιστῶν ὢν τῶν ἐν ρΥογοήτου οὐδέν ἂν ποιοίη τοιοῦτο ὡς εἶκός.</text:p>
            <text:p text:style-name="Text_20_body"/>
            <text:p text:style-name="P68">Εἶτα διὰ τί, ε”φη ἡ Ἑρμιόνη, ἐπεχείρησεν <text:soft-page-break/>ἀποκτεῖναι τὸν ”Αρειον;</text:p>
            <text:p text:style-name="Text_20_body"/>
            <text:p text:style-name="P68">μετέγνω γὰρ ἀμέλει περὶ τοῦ Σινάπεως ε’πί τοῖς τῆς δείλης</text:p>
            <text:p text:style-name="P68">γεγενημένοις.</text:p>
            <text:p text:style-name="Text_20_body"/>
            <text:p text:style-name="P68">’Ίυγγα γὰρ, ἔφη, ἰδοῦσα γιγνώσκω, πολλὰ περὶ αὐτῶν ἀνα-</text:p>
            <text:p text:style-name="P68">γνοῦσα. τοὺς μὲν γὰρ ἴυγξι χρωμένους δεῖ κατ’ ὄμματα ἀτενίζειν</text:p>
            <text:p text:style-name="P68">ἀεί, τὸν δέ Σίναπυν ἀσκαρδαμυκτόν εἶδον.</text:p>
            <text:p text:style-name="Text_20_body"/>
            <text:p text:style-name="P68">Ὁ δ’ Ἁγριώδης ἐντόνως Σύ γε μήν, ἔφη, οὐκ ὀρθῶς λέγεις, οὐ</text:p>
            <text:p text:style-name="P68">μὴν οὐδ’ ἐγῷδα τί χρῆμα τὸ τοῦ Ἁρείου σάρον τοιαῦτ’ ἔπαθεν. ὁ δ’</text:p>
            <text:p text:style-name="P68">οῦν Σίναπυς οὐδαμῶς μαθητὴν ἀποκτεῖναι ἐπεχείρησεν ἄν. ἀλλ’</text:p>
            <text:p text:style-name="P68">ἀκούσατέ μου οὗτοι οἱ τριττοί. ἐπικινδύνως γὰρ ε”χετε πολυπραγ-</text:p>
            <text:p text:style-name="P68">μονοῦντες περὶ ὧν ὑμέτερον οὐκ ἔστιν εἰδέναι. ἐπιλάθεσθε δῆτα τοῦ</text:p>
            <text:p text:style-name="P68">κυνός, ἐπιλάθεσθε δ’ αὖ τοῦ πρὸς αὐτοῦ φυλαττομένου. τοῦτο γὰρ</text:p>
            <text:p text:style-name="P68">ε”στι τοῦ τε Διμπλοδώρου μόνον καὶ τοῦ Νικολάου Φλαμήλου.</text:p>
            <text:p text:style-name="Text_20_body"/>
            <text:p text:style-name="P68">Τὸ δεῖνα, ἦ δ’ ὃς ὁ Ἄρειος. εἶτα μετέχει τοῦ πράγματος Νικολᾶος</text:p>
            <text:p text:style-name="P68">τις Φλάμηλος;</text:p>
            <text:p text:style-name="Text_20_body"/>
            <text:p text:style-name="P68">ὁ δ’ Ἁγριώδης ἐδόκει πάνυ χαλεπαίνειν ἑαυτῷ.</text:p>
            <text:p text:style-name="P68">καὶ μεσοῦντος τοῦ Δεκεμβρίου ἐπιόντων δέ τῶν Χριστουγέννων οἱ</text:p>
            <text:p text:style-name="P68">ἐν Ὑογοήτου ἐγρηγορότες ποτέ ἐπῄσθοντο πάντα τὰ ε”ξω τοῦ</text:p>
            <text:p text:style-name="P68">φρουρίου στιλπνότατα καί πολλῇ κεκαλυμμένα χιόνι. ἀτὰρ καὶ ἡ</text:p>
            <text:p text:style-name="P68">λίμνη ἐπεπήγει, καὶ οἱ δίδυμοι δίκας ε”δωκαν <text:soft-page-break/>κηλήσαντες σφαίρας</text:p>
            <text:p text:style-name="P68">χιόνος. αῦται γὰρ διώκουσαι τὸν Κίουρον ἐβεβλήκεσαν τὴν μίτραν</text:p>
            <text:p text:style-name="P68">αὐτοῦ ἐκ τοῦπισθεν. αἱ δέ γλαῦκες, εἴ τις κατ’ οὐρανὸν χειμασθεῖσα</text:p>
            <text:p text:style-name="P68">ἐπιστολὴν κομίσαι οἶά τ’ ῆν, ἐνοσηλεύοντο Ἁγριώδους θεραπεύον-</text:p>
            <text:p text:style-name="P68">τος πρίν πάλιν πέτεσθαι.</text:p>
            <text:p text:style-name="Text_20_body"/>
            <text:p text:style-name="P68">πάντες δ’ οἱ μαθηταὶ σπουδῇ ηὐτρεπίζοντο πρὸς τὴν τῆς</text:p>
            <text:p text:style-name="P68">ἀναπαύλης ἀρχήν. πυρὶ μὴν γὰρ ἐθέροντο ε”ν τε τῴ τῶν Γρυφινδώρων</text:p>
            <text:p text:style-name="P68">κοινείῳ καὶ ἐν τῷ μεγάρῳ - ὁ δέ κρυμὸς εἰσεδύετο μέχρι μυελῶν</text:p>
            <text:p text:style-name="P68">ὅμως - ε”ν τε ταῖς διαδρομαῖς ταῖς κρυσταλλοπήκτοις κάν τοῖς</text:p>
            <text:p text:style-name="P68">διδασκαλείοις, τοσούτου ἀνέμου γενομένου ὥστε τὰς θυρίδας ψοφεῖν</text:p>
            <text:p text:style-name="P68">τῷ πνεύματι. ἀλλὰ χείριστον ηὗρον τὰς τοῦ Σινάπεως σχολάς,</text:p>
            <text:p text:style-name="P68">κάτω γιγνομένας ἐν τῷ δεσμωτηρίῳ. τὸ πνεῦμα γὰρ ῆν αὐτοῖς ἰδεῖν</text:p>
            <text:p text:style-name="P68">καθάπερ ὁμίχλην κατ’ ὄμμα ἀτμίζουσαν, διὸ ε”μενον ἐφ’ ὅσον ἐδυν-</text:p>
            <text:p text:style-name="P68">ήθησαν ἐγγὺς τοῖς λέβησι θερμοῖς.</text:p>
            <text:p text:style-name="Text_20_body"/>
            <text:p text:style-name="P68">καὶ ὁ Δράκων Μάλθακός ποτε τοῖς ἐν τῇ ἐπὶ πόσεων σχολῇ</text:p>
            <text:p text:style-name="P68">μαθηταῖς Ἐγὼ γὰρ οῦν, ἔφη, μάλ’ οἰκτείρω τοὺς αὐτοῦ διὰ τὰ</text:p>
            <text:p text:style-name="P68">Χριστούγεννα μένοντας ὡς μὴ ποθεινοί ὄντες τοῖς οἴκοι.</text:p>
            <text:p text:style-name="Text_20_body"/>
            <text:p text:style-name="P68">καῖ μεταξὺ λέγων πρὸς τόν γ’ (Ἀρειον παρέβλεπεν. κιχλίζοντας</text:p>
            <text:p text:style-name="P68">δέ τὸν Κάρκινον καῖ τὸν Κέρκοπα δι’ οὐδενὸς ἐποιήσατο ὁ ’Άρειος</text:p>
            <text:p text:style-name="P68">ὅλος ὢν περὶ τὸ ἐκμετρεῖν ῥάχιν τετριμμένην σκορπαίνης. ὁ γὰρ</text:p>
            <text:p text:style-name="P68"><text:soft-page-break/>Μάλθακος καὶ ἀηδέστερον παρεῖχεν ἑαυτὸν ἐκ τοῦ τότε ἀγῶνος</text:p>
            <text:p text:style-name="P68">ἰκαροσφαιρικοῦ. δυσχεραίνων γὰρ τοὺς Σλυθηρίνους πταῖσμά τι</text:p>
            <text:p text:style-name="P68">λαβόντας, ε”λεγεν ὡς χλωρὸς βάτραχος εὖρυχαδὴς τῷ Ἁρείῳ διάδο-</text:p>
            <text:p text:style-name="P68">χος ἔσται ζητητής. ἀλλὰ μαθων ὅτι οὐκ ε”στιν ὅστις τοῦτό γε</text:p>
            <text:p text:style-name="P68">ΠΕΡΙ ΤΟΥ ΕΣΟΠΤΡΟΥ ΤΟΥ ΝΑῙΜΥΘΙΠΕ 159</text:p>
            <text:p text:style-name="P68">γελοῖον νομίζει - πάντες γὰρ ἐθαύμαζον τὸν ’Ἀρειον ὡς ἐκράτησεν</text:p>
            <text:p text:style-name="P68">εὖ τοῦ σάρου σφαδάζοντος - ζηλοτυπῶν καῖ φθονῶν πάλιν αὖθις δι’</text:p>
            <text:p text:style-name="P68">ὀργῆς ὠνείδιζεν αὐτὸν ῶς οὐ γένος ἔχοντα ἐτήτυμον.</text:p>
            <text:p text:style-name="Text_20_body"/>
            <text:p text:style-name="P68">καὶ ὡς ἀληθῶς ὁ ’Ἀρειος οὐκ ε”μελλεν ἐπανιέναι πρὸς τὴν τῶν</text:p>
            <text:p text:style-name="P68">μυρσίνων ὁδὸν ἐπὶ τῶν Χριστουγέννων. ἡ γὰρ Μαγονωγαλέα</text:p>
            <text:p text:style-name="P68">κατάλογον ὀλίγῳ πρότερον ἐπεποίητο τῶν μαθητῶν εἴ τις ἤθελεν</text:p>
            <text:p text:style-name="P68">αὐτόθι μεῖναι διὰ τὴν ἀνάπαυλαν. καὶ ὁ ’Άρειος εὐθὺς ἐγράψατο</text:p>
            <text:p text:style-name="P68">ἑαυτὸν ἐν αὐτοῖς, ἀγαπῶν τῴ πεπραγμένῳ ἄλλως τε καί ἐννοῶν</text:p>
            <text:p text:style-name="P68">τοῖς γε τῆτες Χριστουγέννοις ὡς εἰκὸς ἥδιστα ε”σεσθαι τῶν προγε-</text:p>
            <text:p text:style-name="P68">γενημένων. καὶ τὸν Ῥοῶνα καὶ τοὺς ἀδελφοὺς ε”δει μένειν, διότι οἱ</text:p>
            <text:p text:style-name="P68">γονεῖς αὐτῶν ἔμελλον εἰς Ῥουμανίαν ἰέναι φοιτήσοντες παρὰ τὸν</text:p>
            <text:p text:style-name="P68">Κάρολον.</text:p>
            <text:p text:style-name="Text_20_body"/>
            <text:p text:style-name="P68">ἀνιόντες δέ ἀπὸ τοῦ δεσμωτηρίου μετὰ τὴν ἐπὶ πόσεων σχολήν,</text:p>
            <text:p text:style-name="P68">ἐνέτυχον πεύκῃ μεγάλῃ τὴν διαδρομὴν ἐμποδῶν φραττούσῃ.</text:p>
            <text:p text:style-name="P68">ἰδόντες μὲν οὖν πόδας δύο ὑπερμεγέθεις ε”νερθε προῦχοντας,</text:p>
            <text:p text:style-name="P68">ἀκούσαντες δέ τινος τραχέως δὴ πνευστιῶντος, <text:soft-page-break/>ε”γνωσαν τοῦ</text:p>
            <text:p text:style-name="P68">Ἁγριώδους ὄπισθεν ὄντος.</text:p>
            <text:p text:style-name="Text_20_body"/>
            <text:p text:style-name="P68">καί ὁ Ῥοῶν προκύψας μεταξὺ τῶν κλάδων Χαῖρε, ἔφη, ῶ</text:p>
            <text:p text:style-name="P68">Ἁγρίωδες. ῆ δέῃ σὺ συνέργου,·</text:p>
            <text:p text:style-name="Text_20_body"/>
            <text:p text:style-name="P68">Κάλλιστ’ ἐπαινῶ.</text:p>
            <text:p text:style-name="Text_20_body"/>
            <text:p text:style-name="P68">ἀλλ’ ἀκοῦσαι ῆν τινὸς κατόπιν φάσκοντος ὅτι Ἐκποδὼν ἄναγε</text:p>
            <text:p text:style-name="P68">σεαυτὸν εἰ δοκεῖ σοι. ὁ γὰρ Μάλθακος ἐντρυφῶν ὡς ε”θος ἦν αὐτῷ</text:p>
            <text:p text:style-name="P68">Ἦ σὺ μισθοῖς σεαυτὸν παρ’ ἐκείνῳ, ἔφη, ὦ Εὐισήλιε, ἦ καὶ βούλῃ</text:p>
            <text:p text:style-name="P68">αὐτὸς κυνηγιοφύλαξ γενέσθαι ἀποιχόμενος ἀπὸ τοῦ Ὑογοήτου,· τὸ</text:p>
            <text:p text:style-name="P68">γὰρ οἰκίδιον τούτου βασιλείοις δήπου ε’ὀικε παρατιθέμενον τῷ τοῦ</text:p>
            <text:p text:style-name="P68">σεαυτοῦ γένους καλυβίῳ.</text:p>
            <text:p text:style-name="Text_20_body"/>
            <text:p text:style-name="P68">καὶ ἐμπίπτοντος αὐτῷ τοῦ Ῥοῶνος, ὁ Σίναπυς ἀνῆλθεν.</text:p>
            <text:p text:style-name="Text_20_body"/>
            <text:p text:style-name="P68">Οὗτος σύ, ε”φη βοῶν, ῶ Εὐισήλιε.</text:p>
            <text:p text:style-name="Text_20_body"/>
            <text:p text:style-name="P68">ὁ δὲ μεθῆκε τὸν τρίβωνα ἐκείνου.</text:p>
            <text:p text:style-name="Text_20_body"/>
            <text:p text:style-name="P68">ὁ δ’ Ἁγριώδης προκύψας τὴν ὄψιν δασεῖαν ὄπισθε τοῦ δένδρου</text:p>
            <text:p text:style-name="P68">Ἀλλὰ παρώξυνεν αὐτόν, ἔφη, ὁ Μάλθακος τὸ γένος προπηλακίζων.</text:p>
            <text:p text:style-name="Text_20_body"/>
            <text:p text:style-name="P68">ὁ δέ Σίναπυς ἠπίως Παρενόμησε δ’ οὖν, ἔφη, ῶ δαιμόνιε, οὐ</text:p>
            <text:p text:style-name="P68">θεμιτὸν ὃν τὸ ὑβριστικῶς ἐρίζειν. ὥστε πέντε βαθμούς, ῶ Εὐισ-</text:p>
            <text:p text:style-name="P68">ήλιε, ἀπώλεσας τοῖς Γ ρυφινδώροις. καί χάριν ἴσθι <text:soft-page-break/>ὅτι οῦ πλείους.</text:p>
            <text:p text:style-name="P68">ἀλλ’ ἐκ τοῦ μέσου ἅπαντες.</text:p>
            <text:p text:style-name="Text_20_body"/>
            <text:p text:style-name="P68">καὶ ὁ Μάλθακος μετὰ τοῦ Καρκίνου καὶ τοῦ Κέρκοπος παρωθ-</text:p>
            <text:p text:style-name="P68">ήσας τὸ δένδρον ὥστε φύλλια χυδὴν σκεδάσαι σαρδάνιον ἐγέλα.</text:p>
            <text:p text:style-name="Text_20_body"/>
            <text:p text:style-name="P68">καῖ ὁ Ῥοῶν πρὸς τὸ νῶτον τούτου βλέπων καὶ πρίων ἅμα τοὺς</text:p>
            <text:p text:style-name="P68">ὀδόντας Τιμωρήσομαι γὰρ αὐτόν, ἔφη. ε”σται νὴ τὸν Δί’ ὅτε</text:p>
            <text:p text:style-name="P68">τιμωρήσομαι αὐτόν.</text:p>
            <text:p text:style-name="P68">160 ΑΡΕιοΣ Πο τΗΡ</text:p>
            <text:p text:style-name="Text_20_body"/>
            <text:p text:style-name="P68">Ἀμφοτέρους γὰρ μισῶ, ἦ δ’ ὃς ὁ Ἄρειος, καὶ τὸν Μάλθακον καὶ</text:p>
            <text:p text:style-name="P68">τὸν Σίναπυν.</text:p>
            <text:p text:style-name="Text_20_body"/>
            <text:p text:style-name="P68">Ἀλλ’ εἶα, ἔφη ὁ Ἁγριώδης. καί γὰρ τὰ Χριστούγεννα οῦ πολὺ</text:p>
            <text:p text:style-name="P68">ἀπέχει. θάρρει δῆτα. ἄλλο τι ἢ μετ’ ἐμοῦ ἐλθόντες θεάσεσθε τὸ</text:p>
            <text:p text:style-name="P68">μέγαρον περικαλλὲς ἤδη γενόμενον;</text:p>
            <text:p text:style-name="Text_20_body"/>
            <text:p text:style-name="P68">ὁ οὖν ’Άρειος καί ὁ Ῥοῶν καὶ ἡ Ἑρμιόνη εἵποντο τῷ θ’</text:p>
            <text:p text:style-name="P68">Ἁγριώδει καὶ τῷ δένδρῳ πρὸς τὸ μέγαρον, οῦ ἡ Μαγονωγαλέα καὶ</text:p>
            <text:p text:style-name="P68">ὁ Φηλητικὸς διέτριβον περὶ τὴν πρὸς Χριστούγεννα κόσμησιν.</text:p>
            <text:p text:style-name="Text_20_body"/>
            <text:p text:style-name="P68">’Έα, ῶἉγρίωδες. τὸ γὰρ ὕστατον ἔχεις τῶν δένδρων. οὔκουν εἰς τὸν</text:p>
            <text:p text:style-name="P68">μυχὸν θήσεις;</text:p>
            <text:p text:style-name="Text_20_body"/>
            <text:p text:style-name="P68">καί μὴν εὐπρεπέστατον δὴ ἐνόμισας ἂν τὸ μέγαρον. πλόκους δ’</text:p>
            <text:p text:style-name="P68"><text:soft-page-break/>ἂν περὶ τοῦς τοίχους εἶδες ἀπὸ τῆς τε κηλάστρου καί τοῦ ἰξοῦ</text:p>
            <text:p text:style-name="P68">ἐσκευασμένους, καί δώδεκα πευκὰς πύργων ὀλίγον διαφερούσας τὸ</text:p>
            <text:p text:style-name="P68">ὕψος, τὰς μὲν κρυστάλλῳ ἀστεροειδεῖ στιλβούσας, τὰς δέ μυρίοις</text:p>
            <text:p text:style-name="P68">κηροῖς μικροῖς.</text:p>
            <text:p text:style-name="Text_20_body"/>
            <text:p text:style-name="P68">καί ὁ Ἁγριώδης Πόσας σύ, ἔφη, ε”τι περιμενεῖς ἐνθάδε ἡμέρας</text:p>
            <text:p text:style-name="P68">πρὶν ἀναπαύλης ἄρξαι,·</text:p>
            <text:p text:style-name="Text_20_body"/>
            <text:p text:style-name="P68">Μίαν γε, εἶπεν ἡ Ἑρμιόνη, διόπερ ὀφείλομεν ἐν τῇ βιβλιοθήκῃ ἤδη</text:p>
            <text:p text:style-name="P68">παρεῖναι, ἡμιώριον μόνον ἔχοντες πρὶν ἀριστᾶν.</text:p>
            <text:p text:style-name="Text_20_body"/>
            <text:p text:style-name="P68">Ὀρθῶς γὰρ λέγεις, εἶπεν ὁ Ῥοῶν οὐκέτ’ ἀτενίζων πρὸς τὸν</text:p>
            <text:p text:style-name="P68">Φιλητικόν· οὗτος γὰρ ε”πραττεν ὅπως ἡ ῥάβδος ἐξανθεῖ, πομφόλυγας</text:p>
            <text:p text:style-name="P68">ἀφιεῖσα χρυσᾶς εἰς τοὺς τοῦ καινοῦ δένδρου κλάδους.</text:p>
            <text:p text:style-name="Text_20_body"/>
            <text:p text:style-name="P68">ὁ δ’ Ἁγριώδης ἑπόμενος αὐτοῖς ἐκ τοῦ μεγάρου ἐλθοῦσιν Ἢ καὶ</text:p>
            <text:p text:style-name="P68">εἰς βιβλιοθήκην, ἔφη. οὔκουν λίαν φιλομαθεῖτε τῆς ἀναπαύλης</text:p>
            <text:p text:style-name="P68">μονονουχὶ ἀρξαμένης;</text:p>
            <text:p text:style-name="Text_20_body"/>
            <text:p text:style-name="P68">ὁ δ’ ’Άρειος ῥᾳδίως φέρων τοῦτο, Φιλοπονοῦμεν μὲν οὕκ, ἐφη,</text:p>
            <text:p text:style-name="P68">σπουδάζομεν δέ μαθεῖν περὶ τὸν Νικολᾶον Φλάμηλον ὅστις ἐστὶν ἐξ</text:p>
            <text:p text:style-name="P68">οὗ σύ εἶπας τοῦνομ’ αὐτοῦ.</text:p>
            <text:p text:style-name="Text_20_body"/>
            <text:p text:style-name="P68">ἐκεῖνος δέ πεπλῆχθαι δοκῶν Τί δέ δή, ἔφη. ἀκούσατέ μου.</text:p>
            <text:p text:style-name="P68">ἐκέλευσα γὰρ ὑμᾶς ἐὰν ταῦτα ὡς οὐδὲν προσήκοντα τοῦ ὑπὸ τοῦ</text:p>
            <text:p text:style-name="P68"><text:soft-page-break/>κυνὸς φυλαττομένου.</text:p>
            <text:p text:style-name="Text_20_body"/>
            <text:p text:style-name="P68">ἡ δ’ εΕρμιόνη Βουλόμεθα δ’ οῦν, ἔφη, εἰδέναι ἁπλῶς τὸν Νικο-</text:p>
            <text:p text:style-name="P68">λᾶον Φλάμηλον ὅστις ἐστίν.</text:p>
            <text:p text:style-name="Text_20_body"/>
            <text:p text:style-name="P68">ὁ δ”Ἁρειος ἀναλαβών Εἰ μὴ σὺ θέλοις εἰπεῖν ἡμῖν ώνήσας,· μυρία</text:p>
            <text:p text:style-name="P68">γὰρ βιβλία ἤδη ἐξετάσαντες οὐκ ηὑρήκαμεν αὐτὸν οὐδαμοῦ. τὸ δ’</text:p>
            <text:p text:style-name="P68">ὄνομα αὐτοῦ εῦ οἷδ’ ὅτι ἀνέγνων που. ἦ δοκεῖ σοι καὶ μικρόν τι εἰπεῖν;</text:p>
            <text:p text:style-name="Text_20_body"/>
            <text:p text:style-name="P68">’Ἠκιστα, ἔφη.</text:p>
            <text:p text:style-name="Text_20_body"/>
            <text:p text:style-name="P68">καὶ ὁ Ῥοών Ἐξιχνευτέον δῆτα, ἔφη, μόνοις ἡμῖν. καὶ τὸν Ἃγρι-</text:p>
            <text:p text:style-name="P68">ώδη ἀνιώμενόν τι καταλιπόντες εἰς τὴν βιβλιοθήκην ἠπείγοντο.</text:p>
            <text:p text:style-name="Text_20_body"/>
            <text:p text:style-name="P68">καὶ γὰρ ἐν βιβλίοις ἐξίχνευον τὸ τοῦ Φλαμήλου ὄνομα ἐξ οὗ ὁ</text:p>
            <text:p text:style-name="P68">ΠΕΡΙ ΤΟΥ ΕΣΟΠΤΡΟΥ ΤΟΥ ΝᾹῘΜΥΘῙΠΕ 161</text:p>
            <text:p text:style-name="P68">Ἁγριώδης λαθόμενος εἶπεν αὐτό, ἀλλ’ εἰ μὴ οὕτως, οὐκ ᾔδεσαν</text:p>
            <text:p text:style-name="P68">ὅπως εὕρωσι τί δὴ ὁ Σίναπυς μέλλοι κλέψειν. ἀλλ’ ὃ πράγματα</text:p>
            <text:p text:style-name="P68">ποιεῖ τὰ μέγιστα δὴ τοῦτ’ εἶναι, τὸ μὴ εἰδέναι ποῦ ἅρχωνται οὐκ</text:p>
            <text:p text:style-name="P68">ἀκριβῶς ἐπισταμένους ὅ τι μνήμης ἐκεῖνος ἄξιον πεποίηκεν. οὐ γὰρ</text:p>
            <text:p text:style-name="P68">ἀναγεγράφθαι οὔτ’ ἐν τοῖς μεγάλοις μάγοις τοῖς τῆς εἰκοστῆς</text:p>
            <text:p text:style-name="P68">ἑκατονταετίας οὔτ’ ἐν τοῖς εὖδοκίμοις ὀνόμασι τοῖς ἐφ’ ἡμῶν</text:p>
            <text:p text:style-name="P68">μαγικοῖς, οὔτ’ ἐν τοῖς μεγάλοις τοῦ νῦν χρόνου εὑρήμασιν, οὔτ’</text:p>
            <text:p text:style-name="P68">αὖ ἐν τῇ σκέψει τῇ τῆς περὶ τὰ μαγικὰ καινοτομίας. καὶ δὴ καί</text:p>
            <text:p text:style-name="P68"><text:soft-page-break/>παμμεγέθη εἶναι αὐτὴν τὴν βιβλιοθήκην βιβλία μὲν μυρία ἔχουσαν,</text:p>
            <text:p text:style-name="P68">χίλια δέ θηκάρια κατὰ στοίχους ἑκατὸν στενοὺς τεταγμένα.</text:p>
            <text:p text:style-name="Text_20_body"/>
            <text:p text:style-name="P68">καὶ ἡ μέν Ἑρμιόνη κατάλογον ἀνέλαβε τῶν σκεμμάτων καὶ τῶν</text:p>
            <text:p text:style-name="P68">ἐπιγραμμάτων ἃ ε”δοξεν αὐτῇ ζητεῖν· ὁ δέ Ῥοῶν βαδίζων παρὰ</text:p>
            <text:p text:style-name="P68">στοῖχόν τινα ἀτάκτως ἀφεῖλκε τὰ βιβλία ἐκ τῶν θηκαρίων. ὁ δ’</text:p>
            <text:p text:style-name="P68">“Άρειος αῦ προσῆλθε τὸ χωρίον τὸ τῶν ἐξαιρέτων βιβλίων. πολὺν</text:p>
            <text:p text:style-name="P68">γὰρ χρόνον ἐσκοπεῖτο πρὸς ἑαυτὸν εἰ τὸ τοῦ Φλαμήλου οὐκ οἶδ’</text:p>
            <text:p text:style-name="P68">ὅπως ε”νεστι τῇδε. ἀλλὰ κομιστέον ἂν εἶναι ἐπιστολὴν διδασκάλῳ</text:p>
            <text:p text:style-name="P68">τινὶ ἐπισφραγισμένην εἰ βούλοιτό τις ζητεῖν ἐν τοῖς ἐξαιρέτοις</text:p>
            <text:p text:style-name="P68">βιβλίοις. καί ταύτης δηλαδὴ ού λαχεῖν ἂν αὐτὸς οὐδέποτε. τοῖς γὰρ</text:p>
            <text:p text:style-name="P68">βιβλίοις ἐκείνοις ἐνεῖναι τῆν μαγικὴν σκοτεινήν τε καί δραστήριον,</text:p>
            <text:p text:style-name="P68">οἵαν οὐδεὶς τῶν ἐν τΥογοήτου μάθοι εἰ μὴ μαθητὴς πρεσβύτερος</text:p>
            <text:p text:style-name="P68">τύχοι τις φιλοσοφῶν περὶ τὴν φυλακικὴν τέχνην τὴν πρὸς τὰ</text:p>
            <text:p text:style-name="P68">σκοτεινὰ δόγματα.</text:p>
            <text:p text:style-name="Text_20_body"/>
            <text:p text:style-name="P68">Οὗτος, τί ζητεῖς, ῶ παῖ,’</text:p>
            <text:p text:style-name="Text_20_body"/>
            <text:p text:style-name="P68">Οὐδέν, ἧ δ’ ὂς ὁ “Αρειος.</text:p>
            <text:p text:style-name="Text_20_body"/>
            <text:p text:style-name="P68">ἡ γὰρ Πινσός ε”φορος οὖσα τῆς βιβλιοθήκης μάκτρον τινάξασα</text:p>
            <text:p text:style-name="P68">πτερωτὸν κατ’ αὐτόν ’Άναγε σεαυτόν, ἔφη, ἄπιθι ἐκποδών.</text:p>
            <text:p text:style-name="Text_20_body"/>
            <text:p text:style-name="P68">ἐκεῖνος οῦν εὐθὺς ἐκ τῆς βιβλιοθήκης ἀπῆλθεν. <text:soft-page-break/>μετεμέλετο δ’</text:p>
            <text:p text:style-name="P68">ὡς οὐ λόγον θᾶττον μηχανησάμενος. τῷ γὰρ Ῥοῶνι καὶ τῇ</text:p>
            <text:p text:style-name="P68">Ἑρμιόνῃ καί αὐτῷ ἤδη ε”δοξε μὴ ἐρωτᾶν τὴν Πινσὸν ὅπου ἔξεστιν</text:p>
            <text:p text:style-name="P68">εὑρεῖν τὸν Φλάμηλον. ἀλλ’ ᾔδεσαν μὲν αὐτὴν οἵαν τ’ οὖσαν εἰπεῖν,</text:p>
            <text:p text:style-name="P68">ἐφοβοῦντο δέ μὴ ὁ Σίναπυς μάθοι τί ἐν νῴ ἔχοιεν.</text:p>
            <text:p text:style-name="Text_20_body"/>
            <text:p text:style-name="P68">ὁ δ’ ’Ἁρειος περιέμενε τοὺς ἕτερους ε”ξω ἐν τῇ διαδρομῇ εἴ πως</text:p>
            <text:p text:style-name="P68">οῦτοι μάθοιεν τι, καίπερ εὔελπις οὐκ ὤν. ἐζήτουν μέν γὰρ πεντε-</text:p>
            <text:p text:style-name="P68">καίδεκα ἡμέρας, σπάνιον δ’ ῆν ζητεῖν εἴ γε μὴ ὀλιγάκις μεταξὺ</text:p>
            <text:p text:style-name="P68">τῶν σχολῶν. ὥστ’ οὐ θαυμάζοις ἂν εἰ ούδέν ἄρ’ ἐξηυρήκεσαν’</text:p>
            <text:p text:style-name="P68">χρέων γὰρ πολὺν χρόνον ζητῆσαι τῆς Πινσοῦ ἀπούσης.</text:p>
            <text:p text:style-name="Text_20_body"/>
            <text:p text:style-name="P68">καί ἐν ἀκαρεῖ ὁ Ῥοῶν καί ἡ Ἑρμιόνη συνεγένοντο αὐτῷ, ἀνα-</text:p>
            <text:p text:style-name="P68">νεύοντες ἅμα. ἀπῆλθον οὖν ὁμοῦ πρὸς ἄριστον.</text:p>
            <text:p text:style-name="Text_20_body"/>
            <text:p text:style-name="P68">καὶ ἡ Ἑρμιόνη Ἠ που διατελεῖτε, ἐφη, ζητοῦντες ἐμοῦ ἀπούσης,“</text:p>
            <text:p text:style-name="P68">καῖ γλαῦκα πέμψετε ἐὰν εὕρητε τι,·</text:p>
            <text:p text:style-name="P68">1 62 ΑΡΕΙΟΣ Πο ΤΗΡ</text:p>
            <text:p text:style-name="Text_20_body"/>
            <text:p text:style-name="P68">καὶ ὁ Ῥοών Καὶ μὴν ἔξεστι σοὶ ἐρωτᾶν τοὺς γονέας εἶ ἴσασι τὸν</text:p>
            <text:p text:style-name="P68">Φλάμηλον ὅστις ἐστίν. ἀσφαλὲς γὰρ ἂν εἴη τοῦτο,</text:p>
            <text:p text:style-name="Text_20_body"/>
            <text:p text:style-name="P68">Ἀσφαλέστατόν γε ὡς ἰατρῶν ὄντων ἀμφοτέρων ὀδοντικῶν.</text:p>
            <text:p text:style-name="Text_20_body"/>
            <text:p text:style-name="P68">&gt;κ</text:p>
            <text:p text:style-name="Text_20_body"/>
            <text:p text:style-name="P68"><text:soft-page-break/>τῆς δ’ ἀναπαύλης ἀρχομένης, ὁ Ἄρειος καὶ ὁ Ῥοὼν εὐθὺς εἷς</text:p>
            <text:p text:style-name="P68">τοσοῦτο ηὖφραίνοντο ὥστε μήκετι φροντίζειν πολὺ περὶ τοῦ</text:p>
            <text:p text:style-name="P68">Φλαμήλου. μόνοι γὰρ ἦσαν ἐν τῴ κοιμητηρίῳ, καὶ τὸ κοινεῖον</text:p>
            <text:p text:style-name="P68">πολλῷ κενότερον τοῦ συνήθους ηὕρισκον ὥστ’ ἔχειν καθῆσθαι ἐν</text:p>
            <text:p text:style-name="P68">τοῖς προκρίτοις τῶν θρόνων τοῖς πρὸς ἐσχάραν. ἐκάθηντο γὰρ</text:p>
            <text:p text:style-name="P68">ἐκεῖ ὤραν ἐξ ὥρας καὶ τρώγοντες ὅ τι δύναιντο σκαλεύειν τε καὶ</text:p>
            <text:p text:style-name="P68">ξανθίζειν ἐπ’ ἇμφωβόλῳ, οῖον ἄρτους ἦ πέμματα ἢ μαλάχας</text:p>
            <text:p text:style-name="P68">ἑλώδεις - τοῦτο γάρ ε”στιν εἶδος τραγήματος ὀλίγον διάφερον τοῦ</text:p>
            <text:p text:style-name="P68">νῦν λουκουμὶ καλουμένου - καὶ ἐπιβουλεύοντες τέως τῷ Μαλθάκῳ</text:p>
            <text:p text:style-name="P68">εἴ πως πράξειαν ὅπως ἐκπεσεῖται ἐκ τοῦ παιδευτηρίου, καὶ οὕτω</text:p>
            <text:p text:style-name="P68">τινὰ ψυχαγωγίαν γοῦν παρεῖχον ἑαυτοῖς, καὶ εἰ τῷ ὄντι οὐδέν ἄρα</text:p>
            <text:p text:style-name="P68">πράξειν ἔμελλον.</text:p>
            <text:p text:style-name="Text_20_body"/>
            <text:p text:style-name="P68">καὶ ὁ Ῥοὼν ἐδίδασκε τὸν ’Ἀρειον τὴν πεττείαν παίζειν τὴν</text:p>
            <text:p text:style-name="P68">μαγικήν. αὕτη δ’ οὐδέν διαφέρει τῆς πεττείας μυγαλίας πλὴν ἀλλ’</text:p>
            <text:p text:style-name="P68">οἶ πεττοῖ ε”μψυχοί εἶσι. καὶ οὕτω οἱ πεττεύοντες στρατηγοῦσί τι. οἱ</text:p>
            <text:p text:style-name="P68">δέ τοῦ Ῥοῶνος πεττοί παλαιότατοι ἦσαν καί σαθροί που ὡς ὄντες</text:p>
            <text:p text:style-name="P68">ποτὲ τοῦ πάππου πάντα γὰρ τὰ τοῦ Ῥοῶνος ἦν τὸ πρὶν ἄλλου τινὸς</text:p>
            <text:p text:style-name="P68">τῶν ἀναγκαίων. ἀλλ’ οὐδαμῶς ε”λαττον εἶχε πεττεύων τοῖς παλ-</text:p>
            <text:p text:style-name="P68">αίοις πεττοῖς, εἷς τοσοῦτο συνήθως ε”χων ὥστ’ ἐκείνους ῥᾳδίως</text:p>
            <text:p text:style-name="P68">πειθαρχεῖν αὐτῷ.</text:p>
            <text:p text:style-name="Text_20_body"/>
            <text:p text:style-name="P68">ὁ δ’ ’Άρειος ἐπέττευε μετὰ τῶν πεττῶν ὧν ὁ <text:soft-page-break/>Σάμιος ἐχρήσατο</text:p>
            <text:p text:style-name="P68">αὐτῷ οὐ πειθαρχούντων οὐδέν. πεττευτικὸς γὰρ οὔπω γενόμενος</text:p>
            <text:p text:style-name="P68">ἤκουεν αὐτῶν ἀεὶ ποικίλα βοώντων αὐτίκα γε καί Οὔκουν τὸν ἵππον</text:p>
            <text:p text:style-name="P68">ἑώρακας, ἐμὲ μὲν οὖν μὴ πέμψῃς, τοῦτον δ’ ἄχρηστον ὅντα.</text:p>
            <text:p text:style-name="Text_20_body"/>
            <text:p text:style-name="P68">τῇ δὲ προτεραίᾳ τῶν Χριστουγέννων πρὶν καθεύδειν προσεδέχετο</text:p>
            <text:p text:style-name="P68">τὰ μὲν ὄψα τὰ τῆς αὔριον καὶ τὰ σκώμματα, δῶρα δ’ οὔκ. ἀλλ’ ἐξ</text:p>
            <text:p text:style-name="P68">ἑωθινοῦ ἀνεγρόμενος εὐθὺς εἶδε σωρὸν μικρὸν σκευῶν χαρτίοις</text:p>
            <text:p text:style-name="P68">ἐγκεκαλυμμένων καί ἐγγὺς τῆς κοίτης κειμένων.</text:p>
            <text:p text:style-name="Text_20_body"/>
            <text:p text:style-name="P68">Καλὰ Χριστούγεννα, ἦ δ’ ὃς ὁ Ῥοὼν ε”τι νυστάζων αὐτῷ τὸν</text:p>
            <text:p text:style-name="P68">κοιτωνίτην ἅμα μόλις περιβαλλομένῳ.</text:p>
            <text:p text:style-name="Text_20_body"/>
            <text:p text:style-name="P68">Καὶ σοι) ὡσαύτως, ἔφη ὁ Ἄρειος. ἀλλ’ ἰδού· δῶρα γάρ ἐστί μοι.</text:p>
            <text:p text:style-name="Text_20_body"/>
            <text:p text:style-name="P68">Ἀλλὰ τί ποτε προσεδέχου; ἦ γογγυλίδας,· καὶ ταῦτ’ εἰπὼν ἔβλεπε</text:p>
            <text:p text:style-name="P68">πρὸς τὸν ἑαυτοῦ σωρὸν πολλῷ μείζω ὅντα.</text:p>
            <text:p text:style-name="Text_20_body"/>
            <text:p text:style-name="P68">καὶ ὁ Ἄρειος ἀνέλαβε τὸ σκεῦος τὸ ἐγγυτάτω κείμενον, ἐγκε-</text:p>
            <text:p text:style-name="P68">καλυμμένον χάρτῃ ξανθῷ καί βαρεῖ. ἆνεγράφθη δ’ ἐπ’ αὐτῷ</text:p>
            <text:p text:style-name="P68">Ἁγριώδης Ἁρείῳ γράμμασιν ἀκόσμοις. ε”νδον δ’ ε”κειτο αὐλὸς</text:p>
            <text:p text:style-name="P68">ΠΕΡΙ ΤΟΥΕΣΟΠΤΡΟΥ ΤΟΥΝΑῙΜΥΘῙΠΕ 163</text:p>
            <text:p text:style-name="P68">ξύλινός τε καὶ τραχέως ἐξεσμένος αύτῷ τῷ Ἁγριώδει ὡς εἷκός. καὶ</text:p>
            <text:p text:style-name="P68">ὁ ’Άρειος αὐλήσας τι ψόφον ἀνῆκεν ἄγχιστα ἐοικότα γλαυκί τινι</text:p>
            <text:p text:style-name="P68">κλωζούσῃ.</text:p>
            <text:p text:style-name="Text_20_body"><text:soft-page-break/></text:p>
            <text:p text:style-name="P68">ἐνῆν δέ ἄλλῳ σκεύει μικροτάτῳ ὄντι γράμματά τινα·</text:p>
            <text:p text:style-name="Text_20_body"/>
            <text:p text:style-name="P68">Δεξάμενοι τὴν ἀγγελίαν σοῦ τοῦτο τὸ δῶρον Χριστουγεν-</text:p>
            <text:p text:style-name="P68">νικόν πέμπομεν Φερνίων καὶ Πετουνία. καί ηὗρε ταινίᾳ κολλητικῇ</text:p>
            <text:p text:style-name="P68">ἠρτημένον κέρμα τι ἑπταγωνικὸν οῖον οἶ κατ’ Ἀγγλίαν Μύγαλοι</text:p>
            <text:p text:style-name="P68">πεντήκοντα δηναρίων στερλίνων τιμῶνται οὐδ’ ἂν στριβιλικίγξ</text:p>
            <text:p text:style-name="P68">τοῦτο νομίζοις.</text:p>
            <text:p text:style-name="Text_20_body"/>
            <text:p text:style-name="P68">ὁ δ”Άρειος Πρὸς τῆς Ἑστίας, ἔφη, ιὀὑ ιὀὒ τῆς ἀφθονίας.</text:p>
            <text:p text:style-name="Text_20_body"/>
            <text:p text:style-name="P68">ἀλλ’ ὁ Ῥοών πάνυ ἐθαύμαζε τὸ κέρμα.</text:p>
            <text:p text:style-name="Text_20_body"/>
            <text:p text:style-name="P68">Τεράστιον τὸ χρῆμα, ἔφη. βαβαὶ τῆς εὐμορφίας. ἦ καὶ τοῦτ’ ε”στι</text:p>
            <text:p text:style-name="P68">κέρμα;</text:p>
            <text:p text:style-name="Text_20_body"/>
            <text:p text:style-name="P68">Λαβέ δῆτα, ἔφη ὁ ’Άρειος καταγελῶν τι τὸν Ῥοῶνα ὡς</text:p>
            <text:p text:style-name="P68">οὕτω εὐφραινόμενον. τοῦτο μὲν Ἁγριώδης, τοῦτο δέ ἡ τηθὶς καὶ ὁ</text:p>
            <text:p text:style-name="P68">ἀνὴρ αὐτῆς, τοῦτο δ’ αὖ τίς ε”πεμψε;</text:p>
            <text:p text:style-name="Text_20_body"/>
            <text:p text:style-name="P68">καὶ ὁ Ῥοὼν ἐρυθριακώς τι καὶ δείξας σκεῦος ὀγκῶδες Ἐκεῖνο</text:p>
            <text:p text:style-name="P68">γοῦν, ἔφη, οῖδα τῇ ἐμῇ μητρὶ εἰκότως πεπεμμένον. εἶπον γὰρ αὐτῇ</text:p>
            <text:p text:style-name="P68">ὅτι σὺ δῶρα οὐ προσδέχῃ ὥστε - οἴμοι πεποίηται σοὶ πουλόβερ</text:p>
            <text:p text:style-name="P68">Εὐισηλιακόν,</text:p>
            <text:p text:style-name="Text_20_body"/>
            <text:p text:style-name="P68">διασπασάμενος δέ τὸ σκεῦος ἀνηῦρεν ὁ Ἅρειος <text:soft-page-break/>ὕφασμά τε</text:p>
            <text:p text:style-name="P68">βατράχειον τὸ χρῶμα καί κιβωτάριον νώγαλα ε”χον κατ’ οἶκον</text:p>
            <text:p text:style-name="P68">κατεσκευασμένα.</text:p>
            <text:p text:style-name="Text_20_body"/>
            <text:p text:style-name="P68">Καὶ γὰρ καθ’ ἕκαστον ἐνιαυτὸν φιλεῖ ὑφαίνειν τι ἡμῖν. τὸ δ’ ἐμὸν</text:p>
            <text:p text:style-name="P68">ἑκάστοτε ἰῶδες δὴ ἀποβαίνει.</text:p>
            <text:p text:style-name="Text_20_body"/>
            <text:p text:style-name="P68">Φιλάνθρωπος δ’ οὖν ἐστὶν ἐκείνη. καί ταῦτ’ εἰπὼν ἐγεύσατο τῶν</text:p>
            <text:p text:style-name="P68">νωγάλων γλυκέων ὅντων.</text:p>
            <text:p text:style-name="Text_20_body"/>
            <text:p text:style-name="P68">καὶ ἕτερον ἐδέξατο δῶρον νώγαλα. ἡ γὰρ Ἑρμιόνη μέγα ε”δωκεν</text:p>
            <text:p text:style-name="P68">αὐτῷ κιβώτιον βατράχους σοκολατίνους ἕχον.</text:p>
            <text:p text:style-name="Text_20_body"/>
            <text:p text:style-name="P68">καὶ ἓν μόνον ἐλείπετο σκεῦος. ὁ δ’ ’Άρειος ἀναλαβὼν αὐτὸ</text:p>
            <text:p text:style-name="P68">καὶ ψηλαφήσας κουφότατον δοκοῦν ἀνεκάλυψεν.</text:p>
            <text:p text:style-name="Text_20_body"/>
            <text:p text:style-name="P68">καὶ τοῦτο εὐθὺς πρὸς τοῦδαφος ὀλισθόν - ὑγρόν γάρ τι ἦν καί</text:p>
            <text:p text:style-name="P68">ἀργυροῦν - ε”κειτο χαμαὶ τῶν πτυχῶν πάνυ μαρμαιρουσῶν. καὶ ὁ</text:p>
            <text:p text:style-name="P68">Ῥοὼν ε”χασκεν ἅμα.</text:p>
            <text:p text:style-name="Text_20_body"/>
            <text:p text:style-name="P68">Οἶδα γὰρ τοῦτο τί ἐστιν ἤδη πόλλ’ ἀκούσας, ἔφη μεθεὶς ἅμα τὸ</text:p>
            <text:p text:style-name="P68">κιβωτάριον κυάμων παντογευστῶν ὅπερ ἡ Ἑρμιόνη ἔδωκεν αὐτῷ.</text:p>
            <text:p text:style-name="P68">Εἰ δέ τυγχάνει ὃν οἷον ἐννοῶ, ε”στι καί διαπρεπές τι καί τιμιώτατον.</text:p>
            <text:p text:style-name="Text_20_body"/>
            <text:p text:style-name="P68">Τί δ’ ἐστι δῆτα;</text:p>
            <text:p text:style-name="Text_20_body"/>
            <text:p text:style-name="P68">καί ἀπὸ τοῦ ἐδάφους ἀνέλαβεν αὐτό· ἄτοπον γὰρ ἦν ψαύειν ὡσεὶ</text:p>
            <text:p text:style-name="P68"><text:soft-page-break/>ὕδωρ ὑφασμένον οὐκ οἶδ’ ὅπως εἷς πλοκήν.</text:p>
            <text:p text:style-name="P68">164 ΑΡΕΙοΣ Πο ΤΗΡ</text:p>
            <text:p text:style-name="Text_20_body"/>
            <text:p text:style-name="P68">ὁ δέ Ῥοών κεχηνὼς ε”τι Ἠ κάρτα χλαῖνά ἐστιν, ἔφη, τῆς</text:p>
            <text:p text:style-name="P68">ἀφανείας. περιβαλοῦ δῆτα.</text:p>
            <text:p text:style-name="Text_20_body"/>
            <text:p text:style-name="P68">καὶ τοῦ Ἁρείου περιβαλομένου αὐτὴν περὶ τοὺς ὤμους, μέγ’</text:p>
            <text:p text:style-name="P68">ἐβόησεν.</text:p>
            <text:p text:style-name="Text_20_body"/>
            <text:p text:style-name="P68">’Έστι δή. θεώρησον κάτω.</text:p>
            <text:p text:style-name="Text_20_body"/>
            <text:p text:style-name="P68">καί ἐκεῖνος κάτω θεωρήσας τοὺς πόδας οὐκ εἶδεν ἀφανεῖς</text:p>
            <text:p text:style-name="P68">γεγενημένους. καῖ εὐθὺς πρὸς τὸ ἔσοπτρον δραμὼν εἶδεν εἴδωλον</text:p>
            <text:p text:style-name="P68">ἑαυτοῦ, τὴν μὲν κεφαλὴν μετέωρον αἰωρουμένην ἀσώματον, τὸ δέ</text:p>
            <text:p text:style-name="P68">σῶμα πάνυ ἀφανὲς γεγενημένον, ἑλκύσας δέ τὴν χλαῖναν πρὸ τῆς</text:p>
            <text:p text:style-name="P68">ὅψεως ἔπραξεν ὅπως τὸ εἴδωλον ἀμέλει οὐκέτ’ ἦν ἰδεῖν.</text:p>
            <text:p text:style-name="Text_20_body"/>
            <text:p text:style-name="P68">ὁ δέ Ῥοῶν ἄφνω Καὶ μὴν ε”στιν ἐπιστολή, ἔφη. ἐπιστολὴ γὰρ ἄρτι</text:p>
            <text:p text:style-name="P68">κατέπεσεν.</text:p>
            <text:p text:style-name="Text_20_body"/>
            <text:p text:style-name="P68">ἐκδυσάμενος δέ τὴν χλαῖναν ὁ “Άρειος ἀνήρπασε τὴν ἐπιστολήν,</text:p>
            <text:p text:style-name="P68">τῆς δέ γραφῆς στενῆς οὔσης καὶ λεπτῆς, ἀνέγνω τάδε ἀγνώστῳ</text:p>
            <text:p text:style-name="P68">τινὶ γεγραμμένα</text:p>
            <text:p text:style-name="Text_20_body"/>
            <text:p text:style-name="P68">Ὁ πατὴρ σοῦ τοῦτο παρέδωκέ μοι πρὶν τεθνάναι.</text:p>
            <text:p text:style-name="Text_20_body"/>
            <text:p text:style-name="P68">’Ώρα νῦν ἐστιν ἀποδοῦναι.</text:p>
            <text:p text:style-name="Text_20_body"/>
            <text:p text:style-name="P68"><text:soft-page-break/>Φρόντιζε ὅπως εὖ χρήσῃ.</text:p>
            <text:p text:style-name="Text_20_body"/>
            <text:p text:style-name="P68">Κάλλιστα Χριστούγεννα σοί.</text:p>
            <text:p text:style-name="P68">ὄνομα δέ παρῆν οὐδέν, καὶ ὁ μὲν ’Άρειος ἀτενὲς ε”βλεπε πρὸς τὴν</text:p>
            <text:p text:style-name="P68">ἐπιστολήν, ὁ δέ Ῥοὼν ἐθαύμαζε τὴν χλαῖναν.</text:p>
            <text:p text:style-name="Text_20_body"/>
            <text:p text:style-name="P68">Ἐγὼ γὰρ θέλοιμ’ ἄν, ἔφη, ἀναλῶσαι ὁτιοῦν κτησόμενος τοιαύτην</text:p>
            <text:p text:style-name="P68">τινά. ἀναλώσαιμ’ ἂν ὁτιοῦν. ἀλλὰ τί ἐ’χεις,·</text:p>
            <text:p text:style-name="Text_20_body"/>
            <text:p text:style-name="P68">Οὐδέν, ἦ δ’ ὃς ὁ ’Άρειος, ἀπορῶν τι. τίς γὰρ ε”πεμψε τὴν χλαῖναν;</text:p>
            <text:p text:style-name="P68">ἦ καὶ τοῦ πατρὸς ἦν ποτέ,·</text:p>
            <text:p text:style-name="Text_20_body"/>
            <text:p text:style-name="P68">ἀλλὰ τυχὸν ε”τι πλείω θέλοντα λέγειν ἣ φροντίζειν ἔφθασαν ὁ</text:p>
            <text:p text:style-name="P68">Φερέδικος καὶ ὁ Γεωργὸς εἰσπηδήσαντες εἷς τὸ δωμάτιον. ὁ δ’</text:p>
            <text:p text:style-name="P68">”Αρειος ὡς τάχιστα ε”κρυψε τὴν χλαῖναν οὐ θέλων μεταδοῦναι οὔπω</text:p>
            <text:p text:style-name="P68">αὐτῆς.</text:p>
            <text:p text:style-name="Text_20_body"/>
            <text:p text:style-name="P68">Καλὰ Χριστούγεννα.</text:p>
            <text:p text:style-name="Text_20_body"/>
            <text:p text:style-name="P68">Ἰδού. καὶ ὁ Ἄρειος πουλόβερ Εὗισηλιακὸν ἔχει.</text:p>
            <text:p text:style-name="Text_20_body"/>
            <text:p text:style-name="P68">ὁ γὰρ Φερέδικος καὶ ὁ Γεωργὸς ἐφόρουν ὑφάσματα κυανᾶ, τὸ</text:p>
            <text:p text:style-name="P68">μὲν φεῖ μέγα ε”χον μήλινον, τὸ δέ γάμμα.</text:p>
            <text:p text:style-name="Text_20_body"/>
            <text:p text:style-name="P68">ὁ δέ Φερέδικος δεικνὺς τὸ τοῦ Ἁρείου ὕφασμα Ἀλλὰ τὸ τούτου,</text:p>
            <text:p text:style-name="P68">ἔφη, βέλτιόν ἐστι τῶν ἡμετέρων, ὡς τῆς μητρὸς μᾶλλον δια-</text:p>
            <text:p text:style-name="P68">τεινομένης που τοῖς γε μὴ γενικοῖς.</text:p>
            <text:p text:style-name="Text_20_body"/>
            <text:p text:style-name="P68"><text:soft-page-break/>καὶ ὁ Γεωργὸς Διὰ τί σὺ οὐ φορεῖς τὸ σεαυτοῦ, ὦ Ῥοών; περι-</text:p>
            <text:p text:style-name="P68">βαλοῦ δῆτα ὡς πρέπον τ’ ὅν καὶ εὕθερμον.</text:p>
            <text:p text:style-name="P68">ΠΕΡΙ ΤΟΥΕΣΟΠΤΡΟΥ ΤΟΥ ΝΑῘΜΥΘΙΠΕ 165</text:p>
            <text:p text:style-name="Text_20_body"/>
            <text:p text:style-name="P68">ὁ δέ περιβαλλόμενος αὐτὸ καὶ στένων τι ἅμα Ἀλλὰ τό γ’</text:p>
            <text:p text:style-name="P68">ι’ῶδες, ἔφη, σφόδρα μισῶ.</text:p>
            <text:p text:style-name="Text_20_body"/>
            <text:p text:style-name="P68">καὶ ἐκεῖνος Ἀλλὰ τὸ σόν, ἔφη, γράμμα οὐκ ἔχει· ἡ γὰρ μήτηρ</text:p>
            <text:p text:style-name="P68">λογίζεται δήπου ὅτι σύ γε οὐ κινδυνεύεις λαθέσθαι τοῦ ὀνόματος. ἀλλ ’</text:p>
            <text:p text:style-name="P68">ἡμεῖς οὔκ ἐσμεν ἀνόητοι, εὖ εἰδότες ὠνομασμένοι Γερέδικος καί</text:p>
            <text:p text:style-name="P68">Φεωργός.</text:p>
            <text:p text:style-name="Text_20_body"/>
            <text:p text:style-name="P68">Διὰ τί ἄγαν θορυβεῖτε,·</text:p>
            <text:p text:style-name="Text_20_body"/>
            <text:p text:style-name="P68">ὁ γὰρ Περσεὺς προκύψας διὰ τὴν θύραν δριμὺ ἔβλεπε. δῆλος δ’</text:p>
            <text:p text:style-name="P68">ἦν ἐλθὼν τῶν δώρων τὰ μὲν ἥδη ἀνακαλύψας, τὰ δ’ οὔχ, ὡς ἐν</text:p>
            <text:p text:style-name="P68">ἀγκάλαις φέρων ὕφασμα ὀγκῶδες.</text:p>
            <text:p text:style-name="Text_20_body"/>
            <text:p text:style-name="P68">λαβὼν δέ τοῦτο ὁ Φερέδικος ’Έχει γε μὴν τὸ πεῖ ἀντὶ τοῦ</text:p>
            <text:p text:style-name="P68">πρύτανις. ἀλλὰ περιβαλοῦ, ὦ Περσεῦ. πάντες γὰρ φοροῦμεν τὰ</text:p>
            <text:p text:style-name="P68">ἡμέτερα καὶ ὁ Ἄρειος.</text:p>
            <text:p text:style-name="Text_20_body"/>
            <text:p text:style-name="P68">καί βίᾳ περιέβαλον τὸ ὕφασμα αὐτῷ σχετλιάζοντι, τὰ δίοπτρα</text:p>
            <text:p text:style-name="P68">παρακρούσαντες.</text:p>
            <text:p text:style-name="Text_20_body"/>
            <text:p text:style-name="P68">Καὶ οὖ προσήκει σοί, ε”φη ὁ Γεωργός, τήμερον συγγενέσθαι τοῖς</text:p>
            <text:p text:style-name="P68">πρυτάνεσιν. ἐπὶ γὰρ τῶν Χριστουγέννων ἐστὶ <text:soft-page-break/>καιρὸς πανοικεσίᾳ</text:p>
            <text:p text:style-name="P68">κωμάζειν.</text:p>
            <text:p text:style-name="Text_20_body"/>
            <text:p text:style-name="P68">καὶ τὸν Περσέα ἐξήγαγον τὰς χεῖρας ἀμφοτέρωθεν κατέχοντες</text:p>
            <text:p text:style-name="P68">τῷ ὕφασματι.</text:p>
            <text:p text:style-name="Text_20_body"/>
            <text:p text:style-name="P68">&gt;κ</text:p>
            <text:p text:style-name="P68">δαιτὸς δέ Χριστουγεννικοῦ τοιούτου ὁ “Ἀρειος πρότερον οῦκ ὤνητο.</text:p>
            <text:p text:style-name="P68">ὅρνεῖς γὰρ ἦσαν ὡς ἑκατὸν πίονες τε καὶ εὖ ὠπτημένοι, καὶ</text:p>
            <text:p text:style-name="P68">γεωμῆλα ζεστά τε καὶ ὀπτὰ πολλά, καὶ λοπάδες χορδαρίων</text:p>
            <text:p text:style-name="P68">παχέων, καὶ τρύβλια πίσων βουτύρῳ καταλείπτων, καὶ χόες</text:p>
            <text:p text:style-name="P68">καρύκης τε πίονος καὶ βάτων ἐρυθρῶν κεχυλωμένων, καὶ δὴ καὶ</text:p>
            <text:p text:style-name="P68">κρακέρες μαγικοί πολλοὶ ἑξῆς σεσωρευμένοι ἀνὰ τὴν τράπεζαν.</text:p>
            <text:p text:style-name="P68">κρακέρες δ’ εἰσιν αὐλοί τινες χάρτῃ ἐσκευασμένοι καὶ χρώμασι</text:p>
            <text:p text:style-name="P68">παντοδαποῖς πεποικιλμένοι. παρὰ μὲν γὰρ τοῖς Μυγάλοις ε”χουσιν</text:p>
            <text:p text:style-name="P68">ὧδέ ἔνεστι δ’ ἑκάστῳ δῶρόν τι εὐτελές οἷον παίγνιον φαῦλον ἢ</text:p>
            <text:p text:style-name="P68">πῖλος βύβλινος. καὶ οἱ δαιτυμόνες κατ’ ἀγῶνα διέλκουσιν αὐτούς.</text:p>
            <text:p text:style-name="P68">σχιζομένου δέ τὸ τελευταῖον τοῦ κρακέρας, ὁ νικήσας δῶρον</text:p>
            <text:p text:style-name="P68">λαμβάνει καὶ πῖλον, καὶ οἱ Δούρσλειοι κρακέρας εὖτελεστάτους καὶ</text:p>
            <text:p text:style-name="P68">φαυλοτάτους ἐφίλουν πρίασθαι. οἱ δέ μαγικοὶ κρακέρες παντελῶς</text:p>
            <text:p text:style-name="P68">διαφέρουσι τούτων. τοῦ γὰρ Ἀρείου καὶ τοὺ Ῥοῶνος κρακέρα</text:p>
            <text:p text:style-name="P68">διελκυσάντων ὁμοῦ, οὐ κρότον ἦν ἀκοῦσαι μόνον, κτύπον δὲ ὑπερ-</text:p>
            <text:p text:style-name="P68">μεγέθη ὡσπέρει ῥύαξ τις πυρὸς ἐξερράγη ἐκ τῆς Αἴτνης. καὶ</text:p>
            <text:p text:style-name="P68">πάντες λιγνύῖ κυανῇ ἐκαπνίζοντο, καί ε”νδοθεν <text:soft-page-break/>ἐξεπήδησαν ἅμα</text:p>
            <text:p text:style-name="P68">πῖλος τε ὑποναυάρχου καὶ οὐκ ὀλίγοι μῦες λευκοί. ἐν δέ τούτοις ἐπὶ</text:p>
            <text:p text:style-name="P68">τῆς ἅνω τραπέζης ὁ Διμπλόδωρος τοῦ μαγικοῦ πίλου κωνοειδοῦς</text:p>
            <text:p text:style-name="P68">166 ΑΡΕιοΣ Πο ΤΗΡ</text:p>
            <text:p text:style-name="P68">πέτασον ἀνταλλαξάμενος ἄνθινον καθ’ ἡδόνην ἐκίχλιζεν ἀκούσας</text:p>
            <text:p text:style-name="P68">σκῶμμά τι ὂ ἄρτι ἀνέγνω ὁ Φιλητικός.</text:p>
            <text:p text:style-name="Text_20_body"/>
            <text:p text:style-name="P68">μετὰ δέ τὰς ὄρνιθας ἐφάνησαν κολλύραι Χριστουγεννικαί φλέγου-</text:p>
            <text:p text:style-name="P68">σαι. καί ὁ Περσεὺς μονονουχὶ ὀδόντα κατέαγε δακὼν ζαγκλὴν</text:p>
            <text:p text:style-name="P68">ἀργυρᾶν ἐν κολλύρας τμήματι κεκρυμμένην. τὸν δ’ Ἁγριώδη τόσῳ</text:p>
            <text:p text:style-name="P68">ἐρυθραινόμενον εἶδεν ὁ ’Ἁρειος ὅσῳ πλέον οἴνου ᾔτησεν. ὁ δέ τέλεον</text:p>
            <text:p text:style-name="P68">τὴν Μαγονωγαλέαν ε”κυσε τὴν παρειάν. ἡ δέ, θέαμα παραδοξότα-</text:p>
            <text:p text:style-name="P68">τον, ἐκίχλιζέ τε καί ἠρυθρία, διαστρόφου γενομένου τοῦ πίλου.</text:p>
            <text:p text:style-name="Text_20_body"/>
            <text:p text:style-name="P68">καὶ ὁ ’Ἁρειος τὸ τελευταῖον ἀπὸ τῆς τραπέζης ἀναστὰς ἔγεμε</text:p>
            <text:p text:style-name="P68">σκευῶν ἐκ τῶν κρακέρων ξυλλεχθέντων, ἄχρι καί σακίου ἀσκίων</text:p>
            <text:p text:style-name="P68">ἀδιαλύτων καὶ φωτεινῶν ἠνεμωμένων, καὶ τεχνήματος αὐτομυρμ-</text:p>
            <text:p text:style-name="P68">ηκιογεννητικοῦ, καὶ τῶν ἰδίων πεττῶν μαγικῶν. οἶ δέ μῦες λευκοὶ</text:p>
            <text:p text:style-name="P68">ἤδη φύγοντες ἐκινδύνευον, ὡς ᾤετο, ἀποβῆναι τέλος δεῖπνον</text:p>
            <text:p text:style-name="P68">παρέχοντες Χριστουγεννικὸν τῇ αἰλούρῳ Νώροπι.</text:p>
            <text:p text:style-name="Text_20_body"/>
            <text:p text:style-name="P68">τῆς δὲ δείλης ὁ ’Άρειος καὶ οἶ Εὖισήλιοι ἐν τῷ πεδίῳ καθ’ ἡδονὴν</text:p>
            <text:p text:style-name="P68">διημιλλῶντο βάλλοντες ἀλλήλους σφαίραις χιονέαις. ε”πειτα δέ</text:p>
            <text:p text:style-name="P68">ψυχροὶ γενόμενοι καὶ διάβροχοι πνευστιῶντες <text:soft-page-break/>ε”τι ἐπανῆλθον πρὸς τὴν</text:p>
            <text:p text:style-name="P68">ἐσχάραν τὴν τοῦ Γρυφινδωρίου κοινείου. καὶ ἐνταῦθα ὁ ’Ἀρειος τοῖς</text:p>
            <text:p text:style-name="P68">καινοῖς πεττοῖς τὸ πρῶτον πεττεύων πολὺ ἐνικήθη ὑπὸ τοῦ</text:p>
            <text:p text:style-name="P68">Ῥοῶνος, ἐννοῶν οὐ τοσοῦτο ἡττηθῆναι ἂν εἴ γ’ ὁ Περσεὺς μὴ</text:p>
            <text:p text:style-name="P68">συνεβούλευεν αὐτῷ.</text:p>
            <text:p text:style-name="Text_20_body"/>
            <text:p text:style-name="P68">καὶ φαγόντες ἀμφὶ βουλυτὸν ψωμούς μετ’ ὀρνιθείων κρεῶν, καὶ</text:p>
            <text:p text:style-name="P68">ἄρτους τετρυπωμένους μετὰ βουτύρου πολλοῦ, καί ζωμὸν</text:p>
            <text:p text:style-name="P68">Ἁγγλικόν, καὶ πλακοῦντα Χριστουγεννικὸν οὕτω τὴν γαστέρα</text:p>
            <text:p text:style-name="P68">σεσαγμένοι καὶ ἅμα νυστάζοντές τι οὐδέν ἠθέλησαν ε”τι ποιεῖν πρὶν</text:p>
            <text:p text:style-name="P68">κοιμᾶσθαι εἷ μὴ θεωρεῖν τὸν Περσέα πανταχόσε θηρεύοντα τοὺς</text:p>
            <text:p text:style-name="P68">ἀδελφοὺς κατὰ τὸν τῶν Γρυφινδώρων πύργον ὡς ἀφελομένους τὸ</text:p>
            <text:p text:style-name="P68">σύμβολον τὸ πρυτάνειον.</text:p>
            <text:p text:style-name="Text_20_body"/>
            <text:p text:style-name="P68">“Ἀρειος τοίνυν τῇ τῶν Χριστουγέννων ἡμέρα οὐπώποτ’ εἶς</text:p>
            <text:p text:style-name="P68">τοσοῦτο πρότερον ἥσθη. ὅμως δ’ οὐκ ε”λαθεν αὐτόν τι δι’ ἡμέρας</text:p>
            <text:p text:style-name="P68">πρᾶγμα ἀεὶ παρέχον. καιροῦ δ’ οῦκ ε”τυχε φροντίδος μέχρι ἀπῆλθε</text:p>
            <text:p text:style-name="P68">κοιμησόμενος· τὴν γὰρ χλαῖναν τὴν τῆς ἀφανείας οὐκ εἰδέναι τίς</text:p>
            <text:p text:style-name="P68">ἔπεμψεν.</text:p>
            <text:p text:style-name="Text_20_body"/>
            <text:p text:style-name="P68">ὁ μὲν οῦν Ῥοων ὀρνιθείων τε κρεῶν σεσαγμένος καὶ πλακοῦντος</text:p>
            <text:p text:style-name="P68">καὶ οὐ μετέχων οὐδέν τοῦ αἰνιγματώδους εἷς ὕπνον ε”πεσεν ἐπειδὴ</text:p>
            <text:p text:style-name="P68">τάχιστα τὰ τῆς κοίτης τῆς τετραστύλου παραπετάσματα</text:p>
            <text:p text:style-name="P68">συνείλκυσεν. ὁ δ’ “Ἀρειος προνεύσας ἀνέλαβε <text:soft-page-break/>τὴν χλαῖναν ἀπὸ τοῦ</text:p>
            <text:p text:style-name="P68">κάτωθεν τῆς ἑαυτοῦ κοίτης.</text:p>
            <text:p text:style-name="Text_20_body"/>
            <text:p text:style-name="P68">τοῦ γὰρ πατρὸς εἶναι ἐκείνην· τὸν πατέρα δὴ φορῆσαί ποτε, καὶ</text:p>
            <text:p text:style-name="P68">εἴασε τὸ ὕφασμα ῥεῖν κατὰ τοὺς δακτύλους, λειότερον ὂν τοῦ</text:p>
            <text:p text:style-name="P68">ΠΕΡΙ ΤΟΥΕΣΟΠΤΡΟΥ ΤΟΥ ΝΑῙΜΥΘῘΠΕ 167</text:p>
            <text:p text:style-name="P68">σηρικοῦ, λεπτὸν δ’ οἷον ἀήρ. καῖ τὰ γράμματα εἰπεῖν ὅτι Φρόν-</text:p>
            <text:p text:style-name="P68">τιζε ὅπως εὖ χρήσῃ.</text:p>
            <text:p text:style-name="Text_20_body"/>
            <text:p text:style-name="P68">ἀλλ’ οὖν δεῖν νῦν δὴ πειρᾶσθαι αὐτῆς. ἀναστὰς δέ λάθρᾳ τὴν</text:p>
            <text:p text:style-name="P68">χλαῖναν περιεβάλετο. βλέπων δέ κάτω πρὸς τὰ σκέλη, τὸ καινότα-</text:p>
            <text:p text:style-name="P68">τον, οὐδὲν εἶδε πλὴν σελήνιον καῖ σκιάς.</text:p>
            <text:p text:style-name="Text_20_body"/>
            <text:p text:style-name="P68">Φρόντιζε ὅπως εὖ χρήσῃ.</text:p>
            <text:p text:style-name="Text_20_body"/>
            <text:p text:style-name="P68">καί ἄφνω ὁ ’Άρειος συνῄδει ἑαυτῷ πάνυ προθυμοῦντι. παντελῶς</text:p>
            <text:p text:style-name="P68">γὰρ πρόχειρον ε”χειν ὅλον τὸ παιδευτήριον ταύτην ἠμφιεσμένος τὴν</text:p>
            <text:p text:style-name="P68">χλαῖναν. καὶ ἀνὰ σκότον τε καῖ σιωπὴν ἑστῶς ἐκεῖ μάλιστ’</text:p>
            <text:p text:style-name="P68">ἀνηρεθίζετο, ἐξὸν αὐτῷ πανταχόσε ι’έναι ὅποι ἂν βούληται ταύτην</text:p>
            <text:p text:style-name="P68">γε φοροῦντι καί λανθάνοντι ἀεὶ τὸν Φήληκα.</text:p>
            <text:p text:style-name="Text_20_body"/>
            <text:p text:style-name="P68">γρύζοντος δέ τι τοῦ Ῥοῶνος - ἐκάθευδε δ’ ε”τι - ἐσκόπει πρὸς</text:p>
            <text:p text:style-name="P68">ἑαυτὸν εἰ προσήκει ἐγεῖραι αὐτόν. ἀλλ’ οὐδέν ἄρ’ ἔπραξε λογιζ-</text:p>
            <text:p text:style-name="P68">όμενος ὡς τῆς χλαίνης τοῦ πατρὸς οὔσης βούλεται μόνος καθ’</text:p>
            <text:p text:style-name="P68">ἑαυτὸν χρῆσθαι αὐτῇ ἅτε πρῶτον χρώμενος.</text:p>
            <text:p text:style-name="Text_20_body"/>
            <text:p text:style-name="P68">καί ἐκ τοῦ κοιμητηρίου καὶ κατὰ τῆς κλίμακος καὶ <text:soft-page-break/>διὰ τοῦ κοιν-</text:p>
            <text:p text:style-name="P68">είου ἑρπύσας εἷς τὸ πέραν τοῦ τῆς παχείας τρήματος ἀνέβη.</text:p>
            <text:p text:style-name="Text_20_body"/>
            <text:p text:style-name="P68">ἡ δέ κλάζουσα Τίς πάρεστιν, ἔφη. ὁ δ”Άρειος οὐδὲν εἰπὼν προῦ-</text:p>
            <text:p text:style-name="P68">χώρησεν εὐθὺ κατὰ τὴν διαδρομήν.</text:p>
            <text:p text:style-name="Text_20_body"/>
            <text:p text:style-name="P68">καῖ πάνυ ὀρρωδῶν πρῶτον μὲν μέχρι γέ τινος τρέμων εἱστήκει</text:p>
            <text:p text:style-name="P68">ὡς ἀπορῶν ποῖ ἐντεῦθεν ἔλθῃ. ε”πειτα δ’ ε”δοξεν αὐτῷ προσελθεῖν εἷς</text:p>
            <text:p text:style-name="P68">τὸ ἐξαίρετον τῆς βιβλιοθήκης. μένειν γὰρ ἐκεῖ οἷός τ’ ἔσεσθαι ὅσον</text:p>
            <text:p text:style-name="P68">χρόνον δεήσει μαθησόμενος τίς ἐστὶν ὁ Φλάμηλος. καί βεβαίως</text:p>
            <text:p text:style-name="P68">περιβαλλόμενος τὴν χλαῖναν ἀφωρμήθη.</text:p>
            <text:p text:style-name="Text_20_body"/>
            <text:p text:style-name="P68">καὶ ἐκεῖσε ἀφιγμένος μάλ’ ἐφοβεῖτο· σκότου γὰρ πολλοῦ γενομ-</text:p>
            <text:p text:style-name="P68">ένου, ἔδει λύχνον ἀνάψαι ὅπως ἴδοι τὴν ὁδὸν παρὰ τούς βιβλίων</text:p>
            <text:p text:style-name="P68">στοίχους. ὁ δέ λύχνος ἐδόκει ἆέριος φέρεσθαι, ὥστε τὸν ’Ἀρειον</text:p>
            <text:p text:style-name="P68">συνειδέναι μὲν τῇ δεξιᾷ ε”τι ἐχόμενον αὐτοῦ, μορμολύττεσθαι δ’</text:p>
            <text:p text:style-name="P68">ὅμως.</text:p>
            <text:p text:style-name="Text_20_body"/>
            <text:p text:style-name="P68">τοῦ γὰρ τῶν βιβλίων ἐξαιρέτων χωρίου πρὸς τὸ ὄπισθεν ὄντος, ὁ</text:p>
            <text:p text:style-name="P68">’Άρειος εὐλαβῶς βαδίσας ὑπὲρ τὸν κάλων τὸν ταῦτα τὰ βιβλία ἀπὸ</text:p>
            <text:p text:style-name="P68">τῶν ἑτέρων χωρίζοντα, τὸν δέ λύχνον ἄρας ἀνεγίγνωσκε τὰ</text:p>
            <text:p text:style-name="P68">ἐπιγράμματα.</text:p>
            <text:p text:style-name="Text_20_body"/>
            <text:p text:style-name="P68">οὐδ’ ε”μαθε πολὺ βλέπων πρὸς τὰ γράμματα ἐξίτηλα τε καὶ</text:p>
            <text:p text:style-name="P68">ῥήματα παρέχοντα ἐν γλώτταις γεγραμμένα <text:soft-page-break/>ἀγνώστοις. καὶ ἐνίοις</text:p>
            <text:p text:style-name="P68">οὐκ ἦν ἐπίγραμμα οὐδέν. καὶ ἕν τι βιβλίον μέλαιναν εἶχε κηλῖδα</text:p>
            <text:p text:style-name="P68">ἇγχίστην δὴ ῶς ἐῴκε τῇ τοὺ αἵματος. καὶ μὴν ἔφριξεν ἢ ἀκούσας ἢ</text:p>
            <text:p text:style-name="P68">δοκῶν ἀκοῦσαι ψιθυρισμόν τινα ὡς τῶν βιβλίων συνειδότων τινῖ</text:p>
            <text:p text:style-name="P68">παρόντι ᾧ παρεῖναι μὴ θεμιτόν εἴη.</text:p>
            <text:p text:style-name="Text_20_body"/>
            <text:p text:style-name="P68">ἀλλ’ οὖν δέον ἄρξασθαί που, εὐλαβῶς τὸν λύχνον ἐπὶ τοῦδαφος</text:p>
            <text:p text:style-name="P68">1 68 ΑΡΕιοΣ Πο ΤΗΡ</text:p>
            <text:p text:style-name="Text_20_body"/>
            <text:p text:style-name="P68">καταθείς, ε”βλεπε παρὰ τὸ κάτω σανίδωμα ὡς εὑρήσων βιβλίον</text:p>
            <text:p text:style-name="P68">ἀξιόλογον. κατεῖδε δὲ μέγα βιβλίον μέλαν καί ἀργυροῦν. μόλις δ’</text:p>
            <text:p text:style-name="P68">ἐξελκύσας - βαρύτατον γὰρ ἦν - καὶ πρὸς γόνατα καταθείς, ἔπρα-</text:p>
            <text:p text:style-name="P68">ξεν ὅπως εἰκῇ ἀνοιχθήσεται.</text:p>
            <text:p text:style-name="Text_20_body"/>
            <text:p text:style-name="P68">καί εὐθὺς ἐξεπλάγη ἀκούσας βοὴν δεινὴν καῖ φρικώδη,</text:p>
            <text:p text:style-name="P68">τοῦ βιβλίου διωλύγιον κωκύοντος. καὶ τοῦ Ἀρείου ῶς τάχιστα</text:p>
            <text:p text:style-name="P68">κατακλείσαντος αὐτό, τὴν γοῦν κραυγὴν ἔτ’ ἦν ἀκοῦσαι ὀξεῖαν τε</text:p>
            <text:p text:style-name="P68">καὶ μονότονον καὶ σφόδρα δυσαλγῆ τοῖς οὖσι. καῖ εἰς τοῦπισθεν</text:p>
            <text:p text:style-name="P68">πηδήσας ἔπταισε πρὸς τὸν λύχνον καὶ ἅκων κατέσβεσεν αὐτόν,</text:p>
            <text:p text:style-name="P68">δειματούμενος οὖν - ἤκουσε γάρ τινος προσιόντος κατὰ τὴν ἔξω</text:p>
            <text:p text:style-name="P68">διαδρομήν - τὸ βιβλίον ε”τι λιγύ φθεγγόμενον μόλις ἀποθεὶς εἷς τὸ</text:p>
            <text:p text:style-name="P68">σανίδωμα κατὰ τάχος ἀπέδραμεν. καῖ ὅσον ού πρὸς τὴν θύραν ἧκε</text:p>
            <text:p text:style-name="P68">καί τὸν Φήληκα παρῆλθεν. τὸν δὲ βλέποντα πρὸς αὐτὸν ὀρθοῖς</text:p>
            <text:p text:style-name="P68">ὄμμασι - χαροποῖς δ’ οὖσι καὶ θηριώδεσιν - ἀλλ’ <text:soft-page-break/>οὐκ ἰδόντα ἔλαθεν</text:p>
            <text:p text:style-name="P68">ὁ ’Άρειος νεύσας θ’ ὑπὸ τὰς χεῖρας προτεινομένας καὶ ἐκφυγὼν</text:p>
            <text:p text:style-name="P68">κατὰ τὴν διαδρομὴν ἀκούων ἔτι τὰς τοῦ βιβλίου βοάς.</text:p>
            <text:p text:style-name="Text_20_body"/>
            <text:p text:style-name="P68">εἱστήκει δέ πρόσθεν πανοπλίας μακρᾶς. σπουδάζων γὰρ φυγεῖν</text:p>
            <text:p text:style-name="P68">ἀπὸ τῆς βιβλιοθήκης νοῦν οὐ προσεῖχε τῇ ὁδῷ. τυχὸν δέ διὰ τοῦ</text:p>
            <text:p text:style-name="P68">σκότου οὐκ ε”γνω ποῦ ἐστί’ πρὸς μὲν γὰρ τὸ ὀπτάνιον ᾔδει</text:p>
            <text:p text:style-name="P68">ἱδρυμένην πανοπλίαν, ἀνῶτερος δέ πολὺ δὴ ε”γνω ἐν τῷ τότε γεν-</text:p>
            <text:p text:style-name="P68">ομενος καῖ δὴ ἐν τῷ πέμπτῳ οἰκήματι ὡς εἰκός.</text:p>
            <text:p text:style-name="Text_20_body"/>
            <text:p text:style-name="P68">Ἐκέλευσας μέντοι, ὦ σοφιστά, εὐθὺς ἀγγέλλειν σοὶ εἴ τις νυκτὶ</text:p>
            <text:p text:style-name="P68">πλανῷτο. καὶ ἦν τις ἄρα ἐν τῇ βιβλιοθήκῃ πλανώμενος, ἐν τοῖς</text:p>
            <text:p text:style-name="P68">ἐξαιρέτοις βιβλίοις.</text:p>
            <text:p text:style-name="Text_20_body"/>
            <text:p text:style-name="P68">ὁ δ’ Ἄρειος ὠχριακῶς ἤδη ὑπώπτευε μὴ ὁ Φήληξ δίοδον</text:p>
            <text:p text:style-name="P68">ξύντομον οἶδεν· ἤκουε γὰρ τὴν τοῦ διαβόλου τούτου φωνὴν τρυφερὰν</text:p>
            <text:p text:style-name="P68">ἀεῖ ἐξ ἐγγυτέρου γιγνομένην. καὶ τὸ δεινότατον ὁ ἀποκρινόμενος</text:p>
            <text:p text:style-name="P68">ἀπέβη Σίναπυς ὢν.</text:p>
            <text:p text:style-name="Text_20_body"/>
            <text:p text:style-name="P68">Ἠ τὰ ἐξαίρετα λέγεις,· ἔφη. λοιπόν, πλησίον ἔτ’ ὄντας ὡς</text:p>
            <text:p text:style-name="P68">εἰκὸς ῥᾳδίως καταληψόμεθα αὐτούς.</text:p>
            <text:p text:style-name="Text_20_body"/>
            <text:p text:style-name="P68">καὶ τοῦ Ἁρείου ἅμα ἀκινήτου ἑστηκότος ὁ Φήληξ καί ὁ Σίναπυς</text:p>
            <text:p text:style-name="P68">κάμψαντες τὸν ἀγκῶνα προσῇσαν, ἶδεῖν μὲν αὐτὸν ἀμέλει οὐχ οἷοί</text:p>
            <text:p text:style-name="P68">τ’ ὄντες, οὗ μὴν ἀλλὰ στενῆς οὔσης τῆς <text:soft-page-break/>διαδρομῆς προσκροῦσαι</text:p>
            <text:p text:style-name="P68">ἐκινδύνευον ἐγγυτέρω προϊόντες. ἀφανῆ μέν γὰρ ἡ χλαῖνα ἐποίει</text:p>
            <text:p text:style-name="P68">αὐτόν, στερεὸς δ’ αὖ διετέλει ὤν.</text:p>
            <text:p text:style-name="Text_20_body"/>
            <text:p text:style-name="P68">ἀνεχώρει οὖν ὁ ’Ἀρειος ἐφ’ ὅσον ἐδύνατο μετὰ σιωπῆς. ἐν δ’</text:p>
            <text:p text:style-name="P68">ἀριστερᾷ ἦν θύρα τύχῃ ἀνεῳγμένη τι. ἐλπὶς δ’ ἐπῆλθεν αὐτῷ</text:p>
            <text:p text:style-name="P68">σῴζεσθαι, εἴ πως παρίοι εἰς τὸ δωμάτιον λαθὼν ἐκείνους. καὶ</text:p>
            <text:p text:style-name="P68">τοῦτο πάνυ θλιβόμενος καῖ ἅμα ἀπνευστὶ ἔχων χαίρων ἔπραξε.</text:p>
            <text:p text:style-name="P68">παριόντων δ’ ἐκείνων ἐπερειδόμενος τέως τῷ τοίχῳ καὶ πνευστιῶν</text:p>
            <text:p text:style-name="P68">ΠΕΡΙ ΤΟΥ ΕΣΟΠΤΡΟΥ ΤΟΥ ΝΑῙΜΥΘῙΠΕ 169</text:p>
            <text:p text:style-name="P68">πολὺ ἤκουε ψόφον αὐτῶν κατ’ ὀλίγον ἐκποδὼν ἀπελθόντων. μικροῦ</text:p>
            <text:p text:style-name="P68">δὴ ἐδέησεν ἁλῶναι, ὡς ᾤετο. ὥστε χρόνον τινὰ οὐ προσεῖχε τὸν</text:p>
            <text:p text:style-name="P68">νοῦν τῷ δωματίῳ ἐν ᾧ κρυπτόμενος ἐλάνθανε.</text:p>
            <text:p text:style-name="Text_20_body"/>
            <text:p text:style-name="P68">τοῦτο δ’ ἦν τὸ πάλαι ὡς ἐφαίνετο διδασκαλεῖον. βάθρα γὰρ ἦν</text:p>
            <text:p text:style-name="P68">ι’δεῖν καὶ δίφρους ἀρχαίους παρὰ τοὺς τοίχους σεσωρευμένους καῖ</text:p>
            <text:p text:style-name="P68">φορυτοδοχεῖον ὑπτιωμένον. ἀλλ’ ἐναντίον αὐτοῦ πρὸς τοῖχον ἐρει-</text:p>
            <text:p text:style-name="P68">δόμενον ἄτοπόν τι ἦν καῖ ὅλως ἀνάρμοστον ῶς δοκεῖν τῶ ἐτερῶ</text:p>
            <text:p text:style-name="P68">σκεύει, ῶσπέρει τις ἐκεῖσε κατέθηκεν ἐκποδῶν κρυψόμενος αὐτό.</text:p>
            <text:p text:style-name="Text_20_body"/>
            <text:p text:style-name="P68">ἔσοπτρον δ’ ἦν μεγαλοπρεπές τὸ ὕψος τῷ ὀρόφῳ ἰσούμενον·</text:p>
            <text:p text:style-name="P68">πλαισίῳ δ’ ἐνῆν χρυσῷ, καὶ πόδας μὲν εἶχε δύο ὄνυξιν ἐοικότας</text:p>
            <text:p text:style-name="P68">λειοντείοις, ἐν δ’ ἄκρῳ ἐπίγραμμα τοιόνδε κεχαραγμένον</text:p>
            <text:p text:style-name="Text_20_body"/>
            <text:p text:style-name="P68"><text:soft-page-break/>ἀλλ’ οὐκέτ’ ἀκούων οὔτε τοῦ Φήληκος οὔτε τοῦ Σινάπεως, ἧττον</text:p>
            <text:p text:style-name="P68">δ’ ἤδη φοβούμενος, προσῄει τὸ ἔσοπτρον θέλων αὖθις μὲν ἐσοπτρίζ-</text:p>
            <text:p text:style-name="P68">εσθαι αὖθις δέ μηδὲν εἴδωλον ι’δεῖν. εἱστήκει οὖν ἐναντίον αὐτοῦ.</text:p>
            <text:p text:style-name="Text_20_body"/>
            <text:p text:style-name="P68">ἐνταῦθα δ’ ε”δει τὰς χεῖρας τῷ στόματι προσθεῖναι ὅπως μὴ</text:p>
            <text:p text:style-name="P68">ἀναβοάσῃ ἐκπλήξεως ὕπο. ἐπέστρεψε δ’ ἐπτοημένος καῖ μᾶλλον</text:p>
            <text:p text:style-name="P68">ἔτ’ ῆ τὸ πάροιθεν ἀκούσας τοῦ βιβλίου τότε φθεγγομένου· ἑώρα γὰρ</text:p>
            <text:p text:style-name="P68">ἐν τῷ κατόπτρῳ οὐ μόνον ἑαυτὸν ἀλλὰ καί πολλοὺς ἀνθρώπους ὄπισ-</text:p>
            <text:p text:style-name="P68">θεν ἑστῶτας.</text:p>
            <text:p text:style-name="Text_20_body"/>
            <text:p text:style-name="P68">κενοῦ δ’ ὄντος τοῦ δωματίου, μεστὸς ἄσθματος γενόμενος τὸ</text:p>
            <text:p text:style-name="P68">στόμα βραδέως ἀνεστρέφετο πρὸς τὸ ἔσοπτρον.</text:p>
            <text:p text:style-name="Text_20_body"/>
            <text:p text:style-name="P68">καί εἶδεν ἑαυτὸν μὲν μάλ’ αὖθις ὕπωχρόν τε τῆν ὄψιν καὶ περί-</text:p>
            <text:p text:style-name="P68">φοβον, ἅλλους δέ τινας ὡς δέκα ἐμφαινομένους. περιάγων δέ τὸν</text:p>
            <text:p text:style-name="P68">αὐχένα οὐδέν’ εἶδε παρόντα. ἦ που καὶ οὗτοι ἀφανεῖς ὑπάρχουσιν, ἦ</text:p>
            <text:p text:style-name="P68">τοι ἐν δωματίῳ ἀνθρώπων πλήρει ἠφανισμένων ὢν ἀθρεῖ σόφισμά τι</text:p>
            <text:p text:style-name="P68">τοῦ ἐσόπτρου, πάντας δὴ ἐμφαίνοντος εἴτε ἀφανεῖς γεγενημένους</text:p>
            <text:p text:style-name="P68">εἴτε μή;</text:p>
            <text:p text:style-name="Text_20_body"/>
            <text:p text:style-name="P68">καὶ πάλιν εἶσοπτριζόμενος εἶδε γυναῖκά τινα ὄπισθεν ἑαυτοῦ</text:p>
            <text:p text:style-name="P68">ἑστῶσαν μειδιῶσαν θ’ ἅμα καὶ δεξιὰν ἀνασείουσαν. περιστρεφθείς</text:p>
            <text:p text:style-name="P68">δέ καί τὴν χεῖρα προτείνας ἀέρος μόνου ἔψαυσεν. εἷ γὰρ ὡς ἀληθῶς</text:p>
            <text:p text:style-name="P68">παρῆν, ε”ψαυεν ἂν αὐτῆς, τῶν σκιῶν εἷς τοσοῦτο <text:soft-page-break/>πλησίον δοκουσῶν.</text:p>
            <text:p text:style-name="P68">οὐδενὸς δ’ ἄρα ψαύσας πλὴν τοῦ ἀέρος, συνῄδει τοῖς τ’ ἄλλοις καί</text:p>
            <text:p text:style-name="P68">ἐκείνῃ μὴ οὖσιν εἰμὴ ἐν τῲ ἐσόπτρῳ.</text:p>
            <text:p text:style-name="Text_20_body"/>
            <text:p text:style-name="P68">ὡραιοτάτη δ’ οὖν οὖσα τὰς τρίχας ὑποπύρρους εἶχεν αὕτη καῖ</text:p>
            <text:p text:style-name="P68">τοὺς ὀφθαλμοὺς γλαυκούς. τούτους δ’ ὁ ’Άρειος ἐνόμιζεν ὁμοιοτ-</text:p>
            <text:p text:style-name="P68">άτους εἶναι τοῖς ἑαυτοῦ τό τε χρῶμα καί τὴν μορφήν. καὶ ἔπειτα</text:p>
            <text:p text:style-name="P68">ᾔσθετο αὐτῆς δακρυούσης μέν, μειδιώσης δ’ ἅμα. καί ἀνήρ τις</text:p>
            <text:p text:style-name="P68">παριστάμενος περιεβάλλετο αὐτῆς. μελανόθριξ δ’ ἦν οὗτος καί</text:p>
            <text:p text:style-name="P68">170 ΑΡΕῙοΣ Πο ΤΗΡ</text:p>
            <text:p text:style-name="P68">ἰσχνὸς καὶ μακρὸς τὸ ὕψος διόπτρα φορῶν. ἡ δέ κόμη αὐτοῦ</text:p>
            <text:p text:style-name="P68">ἀκτένιστος οὖσα τὸ ὄπισθεν ὀρθὴ ἔφριττε οἷον ἡ αὐτοῦ τοῦ Ἁρείου.</text:p>
            <text:p text:style-name="Text_20_body"/>
            <text:p text:style-name="P68">ὁ δὲ οὕτω ἐπλησίαζεν ἤδη τῴ ἐσόπτρῳ ὥστε τοὺς μυκτῆρας</text:p>
            <text:p text:style-name="P68">μονονουχὶ ψαύειν ἐκείνων τῶν τῆς ἂντιστοίχου σκιᾶς.</text:p>
            <text:p text:style-name="Text_20_body"/>
            <text:p text:style-name="P68">Ἠ μάμμη εἶ σύ,· ἔφη ψιθυρίζων. ἦ πάππας,·</text:p>
            <text:p text:style-name="Text_20_body"/>
            <text:p text:style-name="P68">καὶ οἶ μὲν ἀμέλει πρὸς αὐτὸν ε”βλεπον μειδιῶντες. ἐκεῖνος δέ κατὰ</text:p>
            <text:p text:style-name="P68">βραχὺ ἐναντίον βλέψας πρὸς τοὺς ἄλλους τοὺς ἐν τῷ ἐσόπτρῳ, τοὺς</text:p>
            <text:p text:style-name="P68">μὲν εἶδεν ὁμοίους ἔχοντας ὀφθαλμοὺς γλαυκούς, τούς δέ μυκτῆρας</text:p>
            <text:p text:style-name="P68">ὁμοίους, καὶ δὴ καί ἄνδρα τινὰ γέροντα δοκοῦντα γόνατα ἔχειν</text:p>
            <text:p text:style-name="P68">ὁμοῖα πάνυ ὀζώδη ὅντα ὡς μάλιστα δένδρου τινὸς κλάδοις ἐοικότα.</text:p>
            <text:p text:style-name="P68">καὶ γὰρ τὸ ἑαυτοῦ γένος τὸ πρῶτον ἑώρα.</text:p>
            <text:p text:style-name="Text_20_body"/>
            <text:p text:style-name="P68"><text:soft-page-break/>οἱ μὲν οὖν Ποτῆρες ἐμειδίων καὶ δεξιὰν ἔσειον, ὁ δ’ ’Ἀρειος</text:p>
            <text:p text:style-name="P68">πάλιν ἠτένιζε πρὸς αὐτούς, τὰς χεῖρας ὠθῶν ἅμα ἐπὶ τὴν ὕαλον</text:p>
            <text:p text:style-name="P68">ὡσεὶ ἐλπίζων διαβὰς ἅψεσθαι αὐτῶν. καὶ ὑπὸ τοῖς σπλάγχνοις</text:p>
            <text:p text:style-name="P68">πόθον εἶχε δύσμαχον· δακρύειν γὰρ ἐβούλετο ἅμα καὶ γελᾶν.</text:p>
            <text:p text:style-name="Text_20_body"/>
            <text:p text:style-name="P68">καί πόσον χρόνον ἐκεῖ διέμενεν ἑστηκὼς οὐκ ᾕδει. τῶν γὰρ</text:p>
            <text:p text:style-name="P68">εἰδώλων οὐδαμῶς ἀπορρεόντων, διηνεκῶς ἐθεώρει μέχρι οὗ ψόφου</text:p>
            <text:p text:style-name="P68">τινὸς τηλωποῦ ἀκούσας ε”ννους ἐγένετο. οὗ γὰρ ἀναμενετέον, δέον</text:p>
            <text:p text:style-name="P68">παρελθόντα κοιμᾶσθαι. ὥστ’ ἄκων ἇποστρεψάμενος τῆς μητρὸς</text:p>
            <text:p text:style-name="P68">καὶ διὰ ψιθυρισμοῦ ὑποσχόμενος ἐπανιέναι, ἐκ τοῦ δωματίου ἐπει-</text:p>
            <text:p text:style-name="P68">γόμενος ἀπέβη.</text:p>
            <text:p text:style-name="Text_20_body"/>
            <text:p text:style-name="P68">&gt;κ</text:p>
            <text:p text:style-name="Text_20_body"/>
            <text:p text:style-name="P68">“Ως ὤφελες ἐγεῖραί με, ἦ δ’ ὃς ὁ Ῥοὼν ἀνιώμενός τι.</text:p>
            <text:p text:style-name="Text_20_body"/>
            <text:p text:style-name="P68">Ἀλλ’ ἔξεστι σοὶ ἐλθεῖν τῇδε τῇ νυκτί. ἐπάνειμι γάρ. βούλομαι δ’</text:p>
            <text:p text:style-name="P68">οὖν δεῖξαι σοὶ τὸ ἔσοπτρον.</text:p>
            <text:p text:style-name="Text_20_body"/>
            <text:p text:style-name="P68">Ἐγὼ γὰρ βούλομαι τὴν σὴν μητέρα ἰδεῖν καί τὸν σὸν πατέρα.</text:p>
            <text:p text:style-name="Text_20_body"/>
            <text:p text:style-name="P68">Κάγὼ βούλομαι δὴ ἰδεῖν πᾶν τὸ σὸν γένος, τοὺς Εὖισηλίους</text:p>
            <text:p text:style-name="P68">ἅπαντας. ἐξέσται γὰρ σοὶ δεῖξαί μοι τούς τ’ ἄλλους καὶ τοὺς ἀδελ-</text:p>
            <text:p text:style-name="P68">φοὺς τοὺς προγενεστέρους.</text:p>
            <text:p text:style-name="Text_20_body"/>
            <text:p text:style-name="P68"><text:soft-page-break/>Ἀλλ’ ε”στιν ι’δεῖν αὐτοὺς ὅταν βούλῃ, φοιτήσας παρ’ ἐμαυτῷ τοῦ</text:p>
            <text:p text:style-name="P68">ἐπιγιγνομένου θέρους. ἀλλὰ νὴ Δία φαίνει τὸ ἔσοπτρον τούς γε τε-</text:p>
            <text:p text:style-name="P68">θνηκότας μόνον. οὐ μὴν ἀλλὰ δεινόν ἐστι τὸ μὴ Φλάμηλον ηὑρηκέναι.</text:p>
            <text:p text:style-name="P68">λαβὲ δέ τῶν τεταριχευμένων ἢ ἄλλου τινός. διὰ τί οὐδέν ἐσθίεις,</text:p>
            <text:p text:style-name="Text_20_body"/>
            <text:p text:style-name="P68">ὁ δ’ ’Άρειος οὐδὲν οἶός τ’ ἦν καταπίνειν. τοὺς μὲν γὰρ γονέας</text:p>
            <text:p text:style-name="P68">ἑωρακέναι καὶ πάλιν αὖθις ὄψεσθαι τῆσδε τῆς νυκτός. τοῦ δὲ</text:p>
            <text:p text:style-name="P68">Φλαμήλου ὅσον οὐκ ἐπιλαθέσθαι, οὐκέτ’ ἀξιόλογον ἡγούμενος τὸ</text:p>
            <text:p text:style-name="P68">πρᾶγμα. ἦ καὶ μέλει ἔτι γιγνώσκειν ὅ τι φυλάττει ὁ τρικάρηνος</text:p>
            <text:p text:style-name="P68">κύων,’ ἢ τί πρᾶγμα ἂν εἴη εἷ ὁ Σίναπυς κλέπτοι αὖτό,·</text:p>
            <text:p text:style-name="Text_20_body"/>
            <text:p text:style-name="P68">ΫΗ καλῶς ε”χειςς ε”φη ὁ Ῥοών. πεφροντικὸς γὰρ βλέπεις.</text:p>
            <text:p text:style-name="Text_20_body"/>
            <text:p text:style-name="P68">&gt;κ</text:p>
            <text:p text:style-name="P68">ΠΕΡΙ ΤΟΥ ΕΣΟΠΤΡΟΥ ΤΟΥΝΑΙΜΥΘῙΠΕ 171</text:p>
            <text:p text:style-name="Text_20_body"/>
            <text:p text:style-name="P68">καὶ γὰρ ὁ ’Άρειος μάλιστ’ ἐφοβεῖτο τὸ μὴ δύνασθαι αὖθις εὑρεῖν</text:p>
            <text:p text:style-name="Text_20_body"/>
            <text:p text:style-name="P68">τὸ τοῦ ἐσόπτρου δωμάτιον. δέον δέ καί τὸν Ῥοῶνα συγκαλύψαι τῇ</text:p>
            <text:p text:style-name="Text_20_body"/>
            <text:p text:style-name="P68">χλαίνῃ, βραδύτερον ἀπὸ τῆς βιβλιοθήκης ἐβάδιζον ἢ τῇ προτεραίᾳ</text:p>
            <text:p text:style-name="Text_20_body"/>
            <text:p text:style-name="P68">ἐπανελθόντες ἐκεῖσε τῇ αὐτῇ ὁδῷ. ἐπειδὴ δέ ὤραν ὅλην ἀμέλει</text:p>
            <text:p text:style-name="P68">περιεπόλουν εἰκῇ τὰς διαδρομάς, ὁ Ῥοών</text:p>
            <text:p text:style-name="Text_20_body"><text:soft-page-break/></text:p>
            <text:p text:style-name="P68">Ῥιγῶ δή, ἔφη. ἐπιλαθόμενοι οὖν τοῦ πράγματος κατέλθωμεν.</text:p>
            <text:p text:style-name="Text_20_body"/>
            <text:p text:style-name="P68">ὁ δ’Ἅρειος σίζων τι Οὐχί, ἔφη. οὐ γὰρ πολὺ ἀπέχει, εὖ οἶδ’ ὅτι.</text:p>
            <text:p text:style-name="Text_20_body"/>
            <text:p text:style-name="P68">καὶ φάσμα μέν τι φαρμακίδος μεγάλης εἶδον πρὸς τοῦμπαλιν</text:p>
            <text:p text:style-name="P68">ᾆττον, ἄλλον δ’ οὐδένα. ἀλλ’ ὁ Ῥοών δεινὸν ποιούμενος ἔφη</text:p>
            <text:p text:style-name="P68">κρυμῷ νεναρκηκέναι τοὺς πόδας καὶ ἐκεῖνος τὴν πανοπλίαν κατεῖδεν.</text:p>
            <text:p text:style-name="Text_20_body"/>
            <text:p text:style-name="P68">’Ἐστι γὰρ αὐτοῦ, ἔφη. ναί. πάρεσμεν δῆτα.</text:p>
            <text:p text:style-name="Text_20_body"/>
            <text:p text:style-name="P68">καὶ ἐπειδὴ τὸ θύριον ἀνέῳξαν, ὁ ’Ἄρειος τὴν χλαῖναν μεθεὶς πρὸς</text:p>
            <text:p text:style-name="P68">τὸ ἔσοπτρον ἔδραμε.</text:p>
            <text:p text:style-name="Text_20_body"/>
            <text:p text:style-name="P68">καὶ μὴν παρῆσαν. οἱ γονεῖς πάνυ ἐμειδίων ἰδόντες αὐτόν,</text:p>
            <text:p text:style-name="Text_20_body"/>
            <text:p text:style-name="P68">Ὁρᾷς»ι</text:p>
            <text:p text:style-name="Text_20_body"/>
            <text:p text:style-name="P68">Οὐδέν.</text:p>
            <text:p text:style-name="Text_20_body"/>
            <text:p text:style-name="P68">Ἰδού. ὁρᾶν πάρα τοὺς πάντας. μυρίοι γὰρ πάρεισιν.</text:p>
            <text:p text:style-name="Text_20_body"/>
            <text:p text:style-name="P68">Οὐδένα ὁρῶ πλὴν σοῦ γε.</text:p>
            <text:p text:style-name="Text_20_body"/>
            <text:p text:style-name="P68">Ἀλλὰ θεώρησον πρεπόντως. στῆθι αὐτοῦ ἀντ’ ἐμοῦ.</text:p>
            <text:p text:style-name="Text_20_body"/>
            <text:p text:style-name="P68">καὶ ὁ “Αρειος παραστὰς τὸ μέν γένος οὐκέτ’ εἶχεν <text:soft-page-break/>ι’δεῖν τὸν δέ</text:p>
            <text:p text:style-name="P68">Ῥοῶνα μόνον, τὰ ἀνθηρὰ κοιτωνικὰ φοροῦντα καὶ πρόσθεν τοῦ</text:p>
            <text:p text:style-name="P68">ἐσόπτρου ἑστηκότα.</text:p>
            <text:p text:style-name="Text_20_body"/>
            <text:p text:style-name="P68">οὗτος γοῦν ἠτένιζε πρὸς τὸ ἑαυτοῦ εἴδωλον.</text:p>
            <text:p text:style-name="Text_20_body"/>
            <text:p text:style-name="P68">Θεώρησον ἐμέ, ἔφη.</text:p>
            <text:p text:style-name="Text_20_body"/>
            <text:p text:style-name="P68">ἲΗ τοὺς οἰκείους θεωρεῖς περιισταμένους;</text:p>
            <text:p text:style-name="Text_20_body"/>
            <text:p text:style-name="P68">Οὐδαμῶς. μόνος γάρ εἶμι κατ’ ἐμαυτόν. ἑτεροῖος δ’ αὖ φαίνομαι</text:p>
            <text:p text:style-name="P68">γενόμενος, ἅτε πρεσβύτερος δοκῶν εἶναι. καὶ σχολάρχης εἰμί.</text:p>
            <text:p text:style-name="Text_20_body"/>
            <text:p text:style-name="P68">Τί δέ δή,·</text:p>
            <text:p text:style-name="Text_20_body"/>
            <text:p text:style-name="P68">Ἐγὼ γὰρ φορῶ τὸ σύμβολον ἐκεῖνο οἶόν ποθ’ ὁ Γουλιέλμος, καὶ</text:p>
            <text:p text:style-name="P68">τὴν Φιάλην Οἶκείαν ἔχω καὶ τὴν Φιάλην Ἰκαροσφαιρικὴν καὶ</text:p>
            <text:p text:style-name="P68">ἀγελάρχης εἶμί τῆς ι’καροσφαιρικῆς.</text:p>
            <text:p text:style-name="Text_20_body"/>
            <text:p text:style-name="P68">Ὁ δὲ Ῥοὼν ἀκουσίως ἀποστρεψάμενος πρὸς τὸν Ἄρειον ἔβλεπε</text:p>
            <text:p text:style-name="P68">παντοῖος ὥν.</text:p>
            <text:p text:style-name="Text_20_body"/>
            <text:p text:style-name="P68">ΫΗ καὶ τὸ ἐσόμενον δείκνυσι τοῦτο τὸ ἐ’σοπτρον,·</text:p>
            <text:p text:style-name="Text_20_body"/>
            <text:p text:style-name="P68">Οὐκ εἰκός. πάντες γὰρ οἶ οἰκεῖοί μου τεθνᾶσιν. ἀλλ’ ε”α με πάλιν</text:p>
            <text:p text:style-name="P68">αὖ θεωρεῖν.</text:p>
            <text:p text:style-name="Text_20_body"/>
            <text:p text:style-name="P68">Ἀλλὰ σὺ χθές ἐθεώρεις κατὰ σεαυτὸν. ε”α με πλέον τι θεωρῆσαι</text:p>
            <text:p text:style-name="P68"><text:soft-page-break/>τήμερον.</text:p>
            <text:p text:style-name="Text_20_body"/>
            <text:p text:style-name="P68">Σὺ μέν γὰρ τὴν Φιάλην ε”χεις τὴν ’Ῑκαροσφαιρικὴν δήπου. πόθεν</text:p>
            <text:p text:style-name="P68">τοῦτο ἀξιόλογον,· ἐγὼ δέ τούς γονέας ι’δεῖν θέλοιμ’ ἄν.</text:p>
            <text:p text:style-name="P68">1 7 2 ΑΡΕιοΣ Πο ΤΗΡ</text:p>
            <text:p text:style-name="Text_20_body"/>
            <text:p text:style-name="P68">Μὴ ὤσῃς με.</text:p>
            <text:p text:style-name="Text_20_body"/>
            <text:p text:style-name="P68">ἀκούσαντες δ ’ ἄφνω ψόφον τι ἔξω ἐν τῇ διαδρομῇ γενόμενον ἔληξαν</text:p>
            <text:p text:style-name="P68">εὐθὺς ἐρίζοντες. ἔλαθον γὰρ ἑαυτοὺς ἐπιτείνοντες τὸ φθέγμα μέχρι</text:p>
            <text:p text:style-name="P68">πρὸς τὸ ὄρθιον.</text:p>
            <text:p text:style-name="Text_20_body"/>
            <text:p text:style-name="P68">Σπεῦσον.</text:p>
            <text:p text:style-name="Text_20_body"/>
            <text:p text:style-name="P68">καὶ τοῦ Ῥοῶνος ἄρτι περιβαλομένου αὖθις τὴν χλαῖναν αὐτοῖς,</text:p>
            <text:p text:style-name="P68">τῆς αἰλούρου Νώροπος διὰ τὸ θύριον προσιούσης ἦν ι’δεῖν τὰ</text:p>
            <text:p text:style-name="P68">ὄμματα ἐν σκότῳ λαμπρὰ φαινόμενα. ἐκεῖνοι δ’ ἀκίνητοι περι-</text:p>
            <text:p text:style-name="P68">έμενον, σκοποῦντες ἀμφότεροι εἴπερ ἡ χλαῖνα δύναταί τι πρὸς τοὺς</text:p>
            <text:p text:style-name="P68">αἰλούρους. ἀλλ’ ἐπειδὴ ἐπὶ μήκιστον ὡς ἐδόκει ἐτήρησαν, αὕτη</text:p>
            <text:p text:style-name="P68">ἀποστρεψαμένη ἀπέβη.</text:p>
            <text:p text:style-name="Text_20_body"/>
            <text:p text:style-name="P68">Τοῦτ’ οὐκ ε”στιν ἀσφαλές. τυχὸν μετελήλυθε τὸν Φήληκα</text:p>
            <text:p text:style-name="P68">ἀκούσασα ἡμῶν δηλαδή. εἶα, σπεῦσον.</text:p>
            <text:p text:style-name="Text_20_body"/>
            <text:p text:style-name="P68">καί ὁ Ῥοών εἵλκυσε τὸν ’Ἀρειον ἐκ τοῦ δωματίου.</text:p>
            <text:p text:style-name="Text_20_body"/>
            <text:p text:style-name="P68">&gt;κ</text:p>
            <text:p text:style-name="Text_20_body"/>
            <text:p text:style-name="P68"><text:soft-page-break/>τῇ δ’ ὑστεραίᾳ ἡ χιὼν ἐκάλυπτεν ἔτι τοῦδαφος.</text:p>
            <text:p text:style-name="Text_20_body"/>
            <text:p text:style-name="P68">Ἆρα βούλῃ πεττεύειν, ὦ Ἅρειε;</text:p>
            <text:p text:style-name="Text_20_body"/>
            <text:p text:style-name="P68">’Ήκιστω</text:p>
            <text:p text:style-name="Text_20_body"/>
            <text:p text:style-name="P68">Ἆρα βούλῃ φοιτῆσαι παρὰ τὸν Ἁγριώδη,</text:p>
            <text:p text:style-name="Text_20_body"/>
            <text:p text:style-name="P68">’Ἠκιστά ἀλλὰ σύ δὴ ἴθι καθ ’ ἑαυτόν.</text:p>
            <text:p text:style-name="Text_20_body"/>
            <text:p text:style-name="P68">Ξύνοιδα σοὶ φροντίζοντι περὶ τοῦ ἐσόπτρου ἐκείνου. ἀλλὰ μὴ</text:p>
            <text:p text:style-name="P68">ἐκεῖσ’ ἐπανέλθῃς ὀψιζόμενος.</text:p>
            <text:p text:style-name="Text_20_body"/>
            <text:p text:style-name="P68">Τί μή·</text:p>
            <text:p text:style-name="Text_20_body"/>
            <text:p text:style-name="P68">Οὐκ οῖδα πλὴν ἕν· πόλλ’ ε”χω πράγματα συνειδώς σοι τοσούτων</text:p>
            <text:p text:style-name="P68">ἤδη περιγενομένῳ ἐκ κακῶν. ὁ γὰρ Φήληξ καὶ ὁ Σίναπυς καί ἡ</text:p>
            <text:p text:style-name="P68">Νῶροψ περιπολοῦσιν ἅπαντες. ἀλλὰ νὴ Δί’ ἀφανὴς εἶ. ἀλλ’</text:p>
            <text:p text:style-name="P68">ἢν προσκρούωσί σοι, τί μήν,· ἀλλ’ ἣν σὺ προσκρούῃς πρός τι;</text:p>
            <text:p text:style-name="Text_20_body"/>
            <text:p text:style-name="P68">Ἀλλὰ λαλεῖς σὺ ἴσα τῇ Ἑρμιόνῃ.</text:p>
            <text:p text:style-name="Text_20_body"/>
            <text:p text:style-name="P68">Σπουδάζω δέ ταῦτ’, ὦ ’Ἁρειέ μὴ ἔλθῃς, ἀντιβολῶ σε.</text:p>
            <text:p text:style-name="Text_20_body"/>
            <text:p text:style-name="P68">ὁ δ’ ’Άρειος σπουδάζων αὐτὸς πρὸς ἐν μόνον ἐπανιέναι ε”μ-</text:p>
            <text:p text:style-name="P68">προσθε τοῦ ἐσόπτρου περὶ οὐδενὸς ἐποιήσατο τὸν τοῦ Ῥοῶνος</text:p>
            <text:p text:style-name="P68">λόγον.</text:p>
            <text:p text:style-name="Text_20_body"/>
            <text:p text:style-name="P68">ῆι</text:p>
            <text:p text:style-name="Text_20_body"><text:soft-page-break/></text:p>
            <text:p text:style-name="P68">καί τῇδε τῇ νυκτὶ τρῖς ἤδη ἐληλυθὼς τὴν ὁδὸν ῥᾷον ηὗρεν ἢ τὸ</text:p>
            <text:p text:style-name="P68">πρίν. βαδίζων δέ ὡς τάχιστα συνῄδει μέν ψόφον ποιουμένῳ πλείον’</text:p>
            <text:p text:style-name="P68">ἢ χρή, οὐδενὶ δ’ ἐνέτυχεν.</text:p>
            <text:p text:style-name="Text_20_body"/>
            <text:p text:style-name="P68">καῖ μὴν ἐθεᾶτο μάλ’ αὖθις τήν τε μητέρα καί τὸν πατέρα μειδι-</text:p>
            <text:p text:style-name="P68">ῶντας πρὸς αὐτὸν καί δὴ καί πάππον ἱλαρὸν βλέποντα. καὶ πρὸς</text:p>
            <text:p text:style-name="P68">ἔδαφος ἐκάθισε πρὸ τοῦ κατόπτρου. τί γὰρ ἐμποδών ἐστιν αὐτῷ μὴ</text:p>
            <text:p text:style-name="P68">οὗ παρακαθῆσθαι τοῖς οἰκείοις ἀνὰ πᾶσαν τὴν νύκτα;</text:p>
            <text:p text:style-name="P68">ΠΕΡΙ ΤΟΥ ΕΣΟΠΤΡΟΥ ΤΟΥ ΝΑῙΜΥΘΙΠΕ 1 73</text:p>
            <text:p text:style-name="P68">οὐδέν δ’ ἐκώλυσεν ἂν αὐτὸν εἶ μή ἤκουσε τόδε·</text:p>
            <text:p text:style-name="Text_20_body"/>
            <text:p text:style-name="P68">Ἐπανῆλθες ἄρα, ὦ Ἅρειε;</text:p>
            <text:p text:style-name="Text_20_body"/>
            <text:p text:style-name="P68">τῴ δ’ Ἁρείῳ ἐδόκει τὰ σπλάγχνα κελαινοῦσθαι. ἀναγαγὼν δέ</text:p>
            <text:p text:style-name="P68">τὸν τράχηλον εἶδε καθήμενον ἐν βάθρῳ πρὸς τῇ θύρᾳ τὸν θεσπέσιον</text:p>
            <text:p text:style-name="P68">Ἄλβον Διμπλόδωρον λαθόντα αὐτὸν ὡς εἰκός’ οὕτω γὰρ ἐσπούδαζε</text:p>
            <text:p text:style-name="P68">πρὸς τὸ ἔσοπτρον ἀφικέσθαι.</text:p>
            <text:p text:style-name="Text_20_body"/>
            <text:p text:style-name="P68">’Έλαθες γὰρ ἐμέ, ὧ κύριε.</text:p>
            <text:p text:style-name="Text_20_body"/>
            <text:p text:style-name="P68">Θαῦμα δ’ ὅτι ἐξ ἀφανείας μύωψ γίγνεταί τις. τοῦτο δέ λέγων ὁ</text:p>
            <text:p text:style-name="P68">Διμπλόδωρος ἐμειδία κουφίζων ἅμα τῷ Ἁρείῳ τὴν φροντίδα.</text:p>
            <text:p text:style-name="Text_20_body"/>
            <text:p text:style-name="P68">καὶ ἀπὸ τοῦ βάθρου κατέβη ὥστε καθῆσθαι ἐπὶ τοῦδαφος μετὰ</text:p>
            <text:p text:style-name="P68">τοῦ Ἀρείου. Ηῦρες ἄρα τὸ ἔσοπτρον τὸ τοῦ <text:soft-page-break/>ναιμύθιπε ἀρεσκόντως</text:p>
            <text:p text:style-name="P68">ἔχον σοι καθάπερ μυρίοι τῶν πρὸ σοῦ.</text:p>
            <text:p text:style-name="Text_20_body"/>
            <text:p text:style-name="P68">Οὐ γὰρ ἐγίγνωσκον αὐτό, ὦ κύριε, τὸ τοιοῦτον ὄνομα ἕχον.</text:p>
            <text:p text:style-name="Text_20_body"/>
            <text:p text:style-name="P68">Ἀλλ’ ἔγνωκας δήπου τί πράττει;</text:p>
            <text:p text:style-name="Text_20_body"/>
            <text:p text:style-name="P68">Φαίνει γέ μοι τοὺς οἰκείους -</text:p>
            <text:p text:style-name="Text_20_body"/>
            <text:p text:style-name="P68">Τῷ δέ Ῥοῶνι ἑαυτὸν σχολάρχην γεγενημένον.</text:p>
            <text:p text:style-name="Text_20_body"/>
            <text:p text:style-name="P68">Καὶ πῶς τοῦτ’ ἔμαθες;</text:p>
            <text:p text:style-name="Text_20_body"/>
            <text:p text:style-name="P68">Χλαίνης ἔγωγ’ οὐ δέομαι, ἔφη, ὡς ἀφανὴς γενησόμενος. ἀλλ’ ἦ</text:p>
            <text:p text:style-name="P68">ἐννοεῖς ὅ τι τὸ ἔσοπτρον φαίνει ἡμῶν ἑκάστῳ,</text:p>
            <text:p text:style-name="Text_20_body"/>
            <text:p text:style-name="P68">ὁ δ’ ἀνένευσε.</text:p>
            <text:p text:style-name="Text_20_body"/>
            <text:p text:style-name="P68">Ἐξηγήσομαι δῆτα, εἴ σοι δοκεῖ. ὁ γάρ τοι τῶν ἐφ’ ἡμῶν εὐδαι-</text:p>
            <text:p text:style-name="P68">μονέστατος δύναιτ’ ἂν χρῆσθαι τῷ ἐσόπτρῳ τοῦ ναιμύθιπε ἐκείνῳ</text:p>
            <text:p text:style-name="P68">καθάπερ τινὶ τῶν ἐπιτυχόντων, ὀπτριζόμενος δ’ ἴδοι ἂν ἁπλῶς</text:p>
            <text:p text:style-name="P68">ἑαυτὸν ὡς ἔχει. ἆρ’ εἰπὼν ὥνησα,</text:p>
            <text:p text:style-name="Text_20_body"/>
            <text:p text:style-name="P68">λογισάμενος δέ τι ό ’Άρειος βραδέως Φαίνει γάρ, ἔφη, τὰ</text:p>
            <text:p text:style-name="P68">ἐπιθυμήματα ἡμῶν, ὅτων ἂν ἐπιθυμῆται τις.</text:p>
            <text:p text:style-name="Text_20_body"/>
            <text:p text:style-name="P68">ὁ δέ Διμπλόδωρος μεθ’ ἡσυχίας Καί φημι, ἔφη, κάπόφημι.</text:p>
            <text:p text:style-name="P68">φαίνει γοῦν τὰ ἐπιθυμήματα καί τὰ σπουδαιότατα καὶ τὰ</text:p>
            <text:p text:style-name="P68">δεινότατα. σὺ μέν γὰρ οὐκ εἰδὼς τοὺς οἰκείους <text:soft-page-break/>ὁρᾷς αὐτοὺς περι-</text:p>
            <text:p text:style-name="P68">ισταμένους. ὁ δέ Ῥόναλδος Εύισήλιος ὡς πεπεισμένος πόλλ’ ἀεὶ</text:p>
            <text:p text:style-name="P68">ἐλαττοῦσθαι τῶν ἀδελφῶν ὁρᾷ ἑαυτὸν μόνον ἑστῶτα ἄριστον</text:p>
            <text:p text:style-name="P68">γεγενημένον τῶν πάντων. τοῦτο μέντοι τὸ ἔσοπτρον δίδωσιν ἡμῖν</text:p>
            <text:p text:style-name="P68">οὔτε τὴν ἐπιστήμην οὔτε τὴν ἀλήθειαν. πρόσθε γὰρ αὐτοῦ ἑστῶτες</text:p>
            <text:p text:style-name="P68">οἱ μὲν ἐμαράνθησαν κεκηλημένοι τῇ θεωρίᾳ, οἱ δέ μεμήνασιν οὐκ</text:p>
            <text:p text:style-name="P68">εἰδότες περὶ τὸ φαινόμενον πότερον ἀληθές τι τυγχάνει ὃν ἢ καὶ</text:p>
            <text:p text:style-name="P68">ἀδύνατον.</text:p>
            <text:p text:style-name="Text_20_body"/>
            <text:p text:style-name="P68">ἀλλ’ αὔριον τὸ ἑ’σποπτον ἄλλοσε κομισθήσεται, ὦ ’Ἄρειε, καῖ</text:p>
            <text:p text:style-name="P68">ἀπαιτῶ σε τὸ λοιπὸν μὴ ἑκόντα ἐξερευνήσαι αὐτό. ἀλλ’ εἴ που</text:p>
            <text:p text:style-name="P68">ἐντύχοις, εὐτρεπὴς ἂν εἴης. οὐ γάρ τοι προσήκει τοὺς ἀνθρώπους</text:p>
            <text:p text:style-name="P68">ὀνειροπολοῦντας ἐπιλαθέσθαι τοῦ ζῆν μέμνησο ταῦτα. εἶὲν. ἄλλο</text:p>
            <text:p text:style-name="P68">1 74 ΑΡΕιοΣ Πο ΤΗΡ</text:p>
            <text:p text:style-name="P68">τι ἢ θέλεις τὴν θαυμαστὴν χλαῖναν περιβαλόμενος ἀπελθεῖν</text:p>
            <text:p text:style-name="P68">κοιμησόμενος;</text:p>
            <text:p text:style-name="Text_20_body"/>
            <text:p text:style-name="P68">ὁ δ’ Ἄρειος ἀναστάς Ὦ κύριε, ἔφη, ὦ σοφιστὰ Διμπλόδωρε. ἆρ’</text:p>
            <text:p text:style-name="P68">ἔστι μοι ἐρέσθαι τι,·</text:p>
            <text:p text:style-name="Text_20_body"/>
            <text:p text:style-name="P68">Πῶς γὰρ οὕκ; ἔφη μειδιῶν. ἄρτι γὰρ ἤρου. ἀλλ’ ἔξεστί σοι ε”τι</text:p>
            <text:p text:style-name="P68">ἓν μόνον ἐρέσθαι.</text:p>
            <text:p text:style-name="Text_20_body"/>
            <text:p text:style-name="P68">Σύ γε εἷς τὸ ε”σοπτρον βλέπων τί χρῆμ’ ἄρ’ ὁρᾲς;</text:p>
            <text:p text:style-name="Text_20_body"/>
            <text:p text:style-name="P68">’Ό τι,· ὁρῶ γ’ ἐμαυτὸν ἔχοντα ποδεῖα ε’ρεᾶ καὶ <text:soft-page-break/>εὕποκα.</text:p>
            <text:p text:style-name="Text_20_body"/>
            <text:p text:style-name="P68">καὶ τοῦ Ἁρείου κεχηνότος Οὐκ ε”στι κόρον ε”χειν ποδείων. οὐδένα</text:p>
            <text:p text:style-name="P68">γὰρ εἴληφα ἐπὶ τῶν ἄρτι Χριστουγέννων, βιβλία διδόντων ἀεὶ τῶν</text:p>
            <text:p text:style-name="P68">ξυγγενῶν.</text:p>
            <text:p text:style-name="Text_20_body"/>
            <text:p text:style-name="P68">ἐπανέλθοντι δέ καὶ ἥδη ἐν κοίτῃ κειμένῳ ἐπῆλθεν ὅτι τάχα</text:p>
            <text:p text:style-name="P68">ἐκεῖνος οὐκ ἀμέλει ἠλήθευεν. ἀλλὰ γὰρ τὸν Σκαβρὸν ἀπὸ τοῦ</text:p>
            <text:p text:style-name="P68">προσκεφαλαίου ὦσας ἐνόμιζε καὶ αὐτὸς πολυπραγμονῆσαί τι.</text:p>
            <text:p text:style-name="P68">πεισθεὶς τοίνυν ὑπὸ τοῦ Διμπλοδώρου μὴ ἐρευνᾶν αὖ τὸ ἔσοπτρον</text:p>
            <text:p text:style-name="P68">τὸ τοῦ ναιμύθιπε, διὰ τὴν ἄλλην ἀνάπαυλαν τὴν τῶν Χριστουγέννων</text:p>
            <text:p text:style-name="P68">ὁ “Άρειος τὴν ἀφανείας χλαῖναν εἶχε πεπτυγμένην ἐν τῇ κιβωτῷ.</text:p>
            <text:p text:style-name="P68">ἀλλ’ ἔχρῃζε μὲν ὡσαύτως ἐπιλαθέσθαι ὧν ἐν τῷ κατόπτρῳ</text:p>
            <text:p text:style-name="P68">ἑώρακεν, ἀλλ’ οὐχ’ οῖός τ’ ῆν. φαντάσμασι γὰρ ἐνυπνίοις πυκνῶς</text:p>
            <text:p text:style-name="P68">ἐταράττετο, ὀνειροπολῶν πολλάκις φῶς τι χλοαυγές ὥσπερ</text:p>
            <text:p text:style-name="P68">ἀστραπὴν ἐκλάμπον, καῖ τοὺς γονέας διὰ τοῦτο ἀφανισθῆναί που,</text:p>
            <text:p text:style-name="P68">μέγα ἀνακαγχάζοντος τέως ὅξυφώνου τινός.</text:p>
            <text:p text:style-name="Text_20_body"/>
            <text:p text:style-name="P68">Ἷ“Ῑ κάρτα ὁ Διμπλόδωρος ὀρθῶς ε”λεγεν εἰπὼν ὅτι τῷ ἐσόπτρῳ</text:p>
            <text:p text:style-name="P68">ἐκείνῳ ε”νεστιν οἰστρᾶν σε, ἔφη ὁ Ῥοών. ὁ γὰρ ’Ἁρειος περὶ τῶν</text:p>
            <text:p text:style-name="P68">ἄρτι ἐνυπνίων εἶπεν αὐτῷ.</text:p>
            <text:p text:style-name="Text_20_body"/>
            <text:p text:style-name="P68">ἡ δέ Ἑρμιόνη τῇ προτεραίᾳ τῆς περιόδου ἐπανελθοῦσα ἄλλα δὴ</text:p>
            <text:p text:style-name="P68">ἐφρόνει. ἠνιᾶτο μὲν γὰρ πολὺ ἐννοοῦσα τὸν Ἅρειον ἀγρυπνοῦντά τε</text:p>
            <text:p text:style-name="P68"><text:soft-page-break/>καῖ περιπολοῦντα τὸ φρούριον διὰ νυκτῶν τριῶν ὡς κινδυνεύοντα</text:p>
            <text:p text:style-name="P68">ἁλῶναι ὑπὸ τοῦ Φήληκος, χαλεπῶς δ’ εἶχεν αὐτῷ οὐδὲν ἄρα</text:p>
            <text:p text:style-name="P68">μεμαθηκότι περὶ τοῦ Νικολάου Φλαμήλου ὅστις ἐστίν.</text:p>
            <text:p text:style-name="Text_20_body"/>
            <text:p text:style-name="P68">καὶ μικροῦ ἐδέοντο ἀπογνῶναι τὰ τοῦ Φλαμήλου ἐν βιβλίοις</text:p>
            <text:p text:style-name="P68">εὑρήσειν, καὶ εἰ ὁ ’Ἀρειος ἔτ’ ἐπίστευεν ἀναγνῶναί που τὸ ὄνομα.</text:p>
            <text:p text:style-name="P68">ἀρξαμένης δέ τῆς περιόδου, οῦκ εἶχον ποιεῖν εἰμὴ διὰ βραχυτάτων</text:p>
            <text:p text:style-name="P68">εἰκῇ ἅπτεσθαι τῶν βιβλίων μεταξὺ τῶν σχολῶν. τῷ δ’ Ἀρείῳ καὶ</text:p>
            <text:p text:style-name="P68">σπανιώτερον ῆν καιρὸς ἀναγνώσεως, δέον ἤδη πρὸς τὴν ἰκαροσ-</text:p>
            <text:p text:style-name="P68">φαιρικὴν αὖ γυμνάζεσθαι.</text:p>
            <text:p text:style-name="Text_20_body"/>
            <text:p text:style-name="P68">καὶ γὰρ ὁ (Ύλης ἤσκει τοὺς σφαιριστὰς πλέον σπουδάζων ἢ πρὸ</text:p>
            <text:p text:style-name="P68">τοῦ. οὐδ’ οἶ ὄμβροι πολλοὶ γενόμενοι καῖ λάβροι - ἡ γὰρ χιὼν ἤδη</text:p>
            <text:p text:style-name="P68">ἐτετήκει - τὸν θυμὸν αὐτοῦ ἤμβλυνον οὐδέν. οἱ μέν οὖν Εὐισήλιοι</text:p>
            <text:p text:style-name="P68">κατηγόρουν ἐκεῖνου ὡς μανιώδης που γίγνεται, ὁ δ’ ’Άρειος</text:p>
            <text:p text:style-name="P68">συνῆν αὐτῷ, εἰ γὰρ νικήσαιεν ἐν τῷ μέλλοντι ἀγῶνι τῷ πρὸς τοὺς</text:p>
            <text:p text:style-name="P68">1 76 ΑΡΕιοΣ Πο ΤΗΡ</text:p>
            <text:p text:style-name="Text_20_body"/>
            <text:p text:style-name="P68">εΥφελπύφους, τὸ πρῶτον δι’ ἑπτὰ ἔτη παρελεύσεσθαι τοῦς Σλυθηρ-</text:p>
            <text:p text:style-name="P68">ίνους ἀγωνιζόμενοι περὶ τῆς Οἰκείας Φιάλης. καί ὁ ’Ἀρειος οὐ μόνον</text:p>
            <text:p text:style-name="P68">νικῆσαι ἐσπούδαζεν, ἀλλὰ καί σπανιώτερον τοῖς ἐννυχίοις φάσμα-</text:p>
            <text:p text:style-name="P68">σιν ἐταράττετο ἀτε ἀποκάμνων ἐκ τῆς γυμνασίας.</text:p>
            <text:p text:style-name="Text_20_body"/>
            <text:p text:style-name="P68">καὶ ἐνταῦθα σφόδρα πονούντων ποτ’ αὐτῶν κατ’ <text:soft-page-break/>ἀσκήματα -</text:p>
            <text:p text:style-name="P68">ὑετὸς γὰρ πολὺς ἐγένετο καί πηλὸς πολύς - ὁ ’Ύλης κακάγγελον</text:p>
            <text:p text:style-name="P68">παρέσχεν ἑαυτόν. ἀχθόμενος γὰρ ἤδη τοῖς Εὖισηλίοις οἵτινες ἀεὶ</text:p>
            <text:p text:style-name="P68">κατέσκηπτον ἀλλήλοις καὶ προσεποιοῦντο πεσεῖν ἀπὸ τῶν σάρων</text:p>
            <text:p text:style-name="P68">τραχύφωνος</text:p>
            <text:p text:style-name="Text_20_body"/>
            <text:p text:style-name="P68">’ἾΩ οῦτοι, ἔφη, πέπαυσθε τῆς τε παιδιᾶς καὶ τῆς φλυαρίας. οὕτω</text:p>
            <text:p text:style-name="P68">γὰρ πράξεθ’ ὅπως νικηθησόμεθα. ῥαβδουχῶν γὰρ ὁ Σίναπυς</text:p>
            <text:p text:style-name="P68">πρόφασιν ἀεὶ ζητήσει πρόχειρον ὡς ἀφαιρήσων τίμια τοὺς</text:p>
            <text:p text:style-name="P68">Γρυφινδώρους.</text:p>
            <text:p text:style-name="Text_20_body"/>
            <text:p text:style-name="P68">ἀκούσας δέ ταῦθ’ ὁ Γεωργός τῷ ὄντι ε”πεσεν ἀπὸ τοῦ σάρου.</text:p>
            <text:p text:style-name="Text_20_body"/>
            <text:p text:style-name="P68">καὶ βόρβορον πολὺν τοῦ στόματος ἐκπτύσας Ἀλλ’ ἦ ὁ Σίναπυς,</text:p>
            <text:p text:style-name="P68">ἔφη, μέλλει ραβδουχεῖν,· καὶ πῶς δὴ πρὸς ἀγῶνα οὗτος ἰκαρο-</text:p>
            <text:p text:style-name="P68">σφαιρικόν ἱκανὸς ῆν ῥαβδουχεῖν; φοβοῦμαι γὰρ μὴ οῦ κοινὸς</text:p>
            <text:p text:style-name="P68">ἀποβῇ ἢν φανῶμεν νικήσοντες τοὺς Σλυθηρίνους.</text:p>
            <text:p text:style-name="Text_20_body"/>
            <text:p text:style-name="P68">καὶ οἶ ἕτεροι σφαιρισταῖ καταβάντες παρὰ τὸν Γεωργὸν</text:p>
            <text:p text:style-name="P68">πράγματα ἐποιοῦντο καὶ αὐτοί.</text:p>
            <text:p text:style-name="Text_20_body"/>
            <text:p text:style-name="P68">Οὐδ’ ἔγωγ’ ἐπαίτιος, ἔφη ὁ ”Υλης. ἀλλ ’ἡμᾶς γε πᾶσ’ ἀνάγκη μὴ</text:p>
            <text:p text:style-name="P68">παρανομεῖν ὅπως μὴ πρόφασιν ἔχῃ φενακίζειν.</text:p>
            <text:p text:style-name="Text_20_body"/>
            <text:p text:style-name="P68">ἀλλ’ ὁ Ἄρειος εὔστοχον μὲν ἡγεῖτο τοῦτο, ἴδιον δ’ εἶχε λόγον τοῦ</text:p>
            <text:p text:style-name="P68">μὴ βούλεσθαι τὸν Σίναπυν πέλας ἔχειν <text:soft-page-break/>ἰκαροσφαιρίζων.</text:p>
            <text:p text:style-name="Text_20_body"/>
            <text:p text:style-name="P68">καὶ οῖ μὲν ἄλλοι κατὰ τὸ ξύνηθες μετὰ τὴν γυμνασίαν περι-</text:p>
            <text:p text:style-name="P68">έμειναν διαλεγόμενοι μετ’ ἀλλήλων, ὁ δ’ “Άρειος εῦθὺ ἐπανελθὼν</text:p>
            <text:p text:style-name="P68">εἷς τὸ τῶν Γρυφινδώρων κοινεῖον κατέλαβε τὸν Ῥοῶνα καὶ τὴν</text:p>
            <text:p text:style-name="P68">Ἑρμιόνην πεττεύοντας. ἡ δέ ἐν τῇ γε πεττεία πολλάκις ἡττᾶτο. καί</text:p>
            <text:p text:style-name="P68">τοῦτο πολὺ λυσιτελεῖν αὐτῇ ἐνόμιζον ὁ θ’ Ἄρειος καὶ ὁ Ῥοὼν ὡς</text:p>
            <text:p text:style-name="P68">πρὸς τᾶλλα ἀεὶ ἐνίκα.</text:p>
            <text:p text:style-name="Text_20_body"/>
            <text:p text:style-name="P68">παρακαθημένου δέ τοῦ Ἁρείου ὁ Ῥοών πρῶτον μέν Μὴ λαλήσῃς,</text:p>
            <text:p text:style-name="P68">ἔφη, δεῖ γὰρ προσέχειν τὸν νοῦν - ἔπειτα δέ κατιδὼν τὴν Ἁρείου</text:p>
            <text:p text:style-name="P68">ὄψιν Τί ἔχεις,· ῆ καὶ νοσεῖς;</text:p>
            <text:p text:style-name="Text_20_body"/>
            <text:p text:style-name="P68">ὁ δέ πρὸς οῦς λέγων αὐτοῖς ὅπως μή τις ἐπακούοι εἶπεν ὡς ὁ</text:p>
            <text:p text:style-name="P68">Σίναπυς ἐξ ἀπροσδοκήτου ἐπιθυμίαν οὐδαμῶς ἐπιεικῆ ἐπιθυμεῖ</text:p>
            <text:p text:style-name="P68">ῥαβδοῦχος δὴ ἰκαροσφαιρικὸς γένεσθαι.</text:p>
            <text:p text:style-name="Text_20_body"/>
            <text:p text:style-name="P68">Ἀλλὰ μὴ σφαίριζε, εἶπεν αὐτίκα ἡ Ἑρμιόνη.</text:p>
            <text:p text:style-name="Text_20_body"/>
            <text:p text:style-name="P68">Εἶπέ ὡς νοσεῖς, ἔφη ὁ Ῥοών.</text:p>
            <text:p text:style-name="Text_20_body"/>
            <text:p text:style-name="P68">Εἰπέ ὡς σκέλος κατέαγες, ἔφη ὁ Ἑρμιόνη.</text:p>
            <text:p text:style-name="Text_20_body"/>
            <text:p text:style-name="P68">Κάταξον μέν οὖν ὡς ἀληθῶς.</text:p>
            <text:p text:style-name="P68">ΠΕΡΙ ΤΟΥ ΝΙΚΟΛΑΟΥ ΦΛΑΜΗΛΟΥ 177</text:p>
            <text:p text:style-name="Text_20_body"/>
            <text:p text:style-name="P68">Ἀλλ’ οὐ πάρεστί μοι, ἦ δ’ ὃς ὁ ’Ἄρειος οὐ γὰρ ὑπάρχει ζητητὴς</text:p>
            <text:p text:style-name="P68">ἄλλος ἔφεδρος. εἰ δ’ ἐγὼ ἀποσταίην τοῦ ἀγῶνος, <text:soft-page-break/>σφαιρίζειν οὐκ ἂν</text:p>
            <text:p text:style-name="P68">ἔχοιεν οἱ Γρυφίνδωροι.</text:p>
            <text:p text:style-name="Text_20_body"/>
            <text:p text:style-name="P68">ἐνταῦθα δέ ὁ Νεφελώδης ε”πεσεν εἷς τὸ κοινεῖον. ἀνέβη γὰρ οὐκ</text:p>
            <text:p text:style-name="P68">οἶδ’ ὅπως διὰ τῆς ὀπῆς εἷκονικῆς τὰ σκέλη συγκεκολλημένα</text:p>
            <text:p text:style-name="P68">παρέχων· κεκηλὴσθαι γὰρ ἐδόκει φίλτρῳ σκελοκολλητικῴ. ἐδέησε</text:p>
            <text:p text:style-name="P68">γὰρ αὐτὸν ἀναβῆναι συνεχῶς ἀεὶ πρὸς πυγὴν ἅλλομενον ἐπὶ τὸν τῶν</text:p>
            <text:p text:style-name="P68">Γρυφινδώρων πύργον,</text:p>
            <text:p text:style-name="Text_20_body"/>
            <text:p text:style-name="P68">καί τοῦτο μάλιστ’ ἐκίνει τοὺς πολλοὺς γελᾶν· ἡ δ’ Ἑρμιόνη</text:p>
            <text:p text:style-name="P68">ἀναπηδήσασα θέλκτρον ἀντίδοτον εὐθὺς ἐπῇσε. καὶ τὰ τοῦ Νεφελ-</text:p>
            <text:p text:style-name="P68">ώδους σκέλη αὐτόματα δίχα διελύθη. αὐτὸς δ’ ἀνέστη τρέμων ἔτι.</text:p>
            <text:p text:style-name="Text_20_body"/>
            <text:p text:style-name="P68">Τί γέγονεν; εἶπεν ἡ Ἑρμιόνη μεταξὺ παρακαθίζουσα αὐτὸν τῷ</text:p>
            <text:p text:style-name="P68">Ἁρείῳ καὶ τῴ Ῥοῶνι.</text:p>
            <text:p text:style-name="Text_20_body"/>
            <text:p text:style-name="P68">ὁ δέ τρομερώς Μάλθακος, ἔφη. ἐνέτυχον γὰρ αὐτῷ πρὸς τῇ</text:p>
            <text:p text:style-name="P68">βιβλιοθήκῃ. ὁ δ’ ε”φασκεν ἐρευνᾶν τινα μέλλων προμελετήσειν ἃ δεῖ</text:p>
            <text:p text:style-name="P68">ποιεῖν.</text:p>
            <text:p text:style-name="Text_20_body"/>
            <text:p text:style-name="P68">ἡ δέ Ἑρμιόνη πιθανῶς Ἄγε δή, ἔφη, πρὸς τὴν Μαγονωγαλέαν</text:p>
            <text:p text:style-name="P68">καταμήνυσον αὐτοῦ.</text:p>
            <text:p text:style-name="Text_20_body"/>
            <text:p text:style-name="P68">ὁ δέ Νεφελώδης ἀνανεύσας Οὐ γὰρ θέλω, ἔφη, πράγματ’ ἔχειν</text:p>
            <text:p text:style-name="P68">καί πλείω.</text:p>
            <text:p text:style-name="Text_20_body"/>
            <text:p text:style-name="P68"><text:soft-page-break/>Ἀλλ’ ὦ Νεφέλωδες, ε”φη ὁ Ῥοών, δεῖ σέ ἀνθίστασθαι αὐτῷ.</text:p>
            <text:p text:style-name="P68">οὗτος μὲν γὰρ φιλεῖ καταπατεῖν τοὺς ἐπιτυχόντας, σὺ δ’ οὐκ</text:p>
            <text:p text:style-name="P68">ὀφείλεις προκείμενος παραδοῦναι σεαυτὸν λὰξ πατεῖσθαι.</text:p>
            <text:p text:style-name="Text_20_body"/>
            <text:p text:style-name="P68">ὁ δ’ ἀκαρές δέων κλαῦσαι Ἀλλ’ οὐ δεῖ σὲ γοῦν εἰπεῖν ἐμοὶ ὡς</text:p>
            <text:p text:style-name="P68">ἀνδρείας ἐνδέης οὐκ ἐπάξιός εἶμι τῶν Γρυφινδώρων. τοῦτο γὰρ ὁ</text:p>
            <text:p text:style-name="P68">Μάλθακος εἴρηκεν ἥδη.</text:p>
            <text:p text:style-name="Text_20_body"/>
            <text:p text:style-name="P68">ὁ δ’ ’Ἁρειος ἐν προκολπίῳ ζητήσας βάτραχον σοκολάτινον</text:p>
            <text:p text:style-name="P68">ἔδειξε, πανύστατον ὄντα ἀπὸ τοῦ κιβωτίου τοῦ Ἑρμιόνῃ πρὸς τὰ</text:p>
            <text:p text:style-name="P68">Χριστούγεννα δεδομένου. καὶ τοῦτον ε”δωκε τῷ Νεφελώδει παρ’</text:p>
            <text:p text:style-name="P68">ὀλίγον ἐλθόντι δακρύειν.</text:p>
            <text:p text:style-name="Text_20_body"/>
            <text:p text:style-name="P68">Ἀλλὰ σύ γε, ἔφη, δύνασαι δώδεκα Μαλθάκους. ἆρ’ οὐκ ὁ Πῖλος</text:p>
            <text:p text:style-name="P68">Νεμητὴς εἵλετο σὲ Γρυφίνδωρον; καὶ ποῦ ’στιν ὁ Μάλθακος; ἐν τοῖς</text:p>
            <text:p text:style-name="P68">καταράτοις Σλυθηρίνοις.</text:p>
            <text:p text:style-name="Text_20_body"/>
            <text:p text:style-name="P68">ὁ δέ Νεφελώδης ἠρέμα γελῶν τὸν βάτραχον ἀνεκάλυψε. Χάριν</text:p>
            <text:p text:style-name="P68">οἶδα, ἔφη, ὦ ’Ἄρειε, ἀλλ’ εἶμι κοῖτον ποιησόμενος. ἦ τοῦ δελτίου</text:p>
            <text:p text:style-name="P68">ἐπιθυμεῖς,· οἶδα γὰρ σε’ σπουδάζοντα ξυλλέγειν αὐτά.</text:p>
            <text:p text:style-name="Text_20_body"/>
            <text:p text:style-name="P68">καὶ τοῦ Νεφελώδους ἀπιόντος ἐκεῖνος ἐξέταζε τὸ δελτίον· ἦν γὰρ</text:p>
            <text:p text:style-name="P68">ἐκείνων τῶν εἰκόνας παρεχόντων φαρμακέων τε καί φαρμακίδων</text:p>
            <text:p text:style-name="P68">εὐδοκιμῶν.</text:p>
            <text:p text:style-name="Text_20_body"><text:soft-page-break/></text:p>
            <text:p text:style-name="P68">Διμπλόδωρός ἐστι μάλ’ αὖθις, ἔφη. τοῦτον γὰρ πρῶτον -</text:p>
            <text:p text:style-name="P68">1 78 ΑΡΕΙοΣ Πο ΤΗΡ</text:p>
            <text:p text:style-name="Text_20_body"/>
            <text:p text:style-name="P68">καὶ ἀτενές μέν δεδορκὼς πρὸς τὸ νῶτον τοῦ δελτίου, κεχηνὼς δέ</text:p>
            <text:p text:style-name="P68">πρὸς τὸν Ῥοῶνα καὶ τῆν Ἑρμιόνην ἀποβλέψας</text:p>
            <text:p text:style-name="Text_20_body"/>
            <text:p text:style-name="P68">Ηῦρηκα, ἔφη. ηὕρηκα γὰρ τὸν Φλάμηλον. καῖ εἶπον πάλαι ὅτι</text:p>
            <text:p text:style-name="P68">πρὸ τοῦ ἀνέγνων τοῦνομά που, ἀναγνοὺς δὴ δεῦρο ι’ὼν ἐπὶ τῆς</text:p>
            <text:p text:style-name="P68">ἁμαξοστοιχίας. ἀκούσατε δῆτα’ Πολλοὶ ἡγοῦνται τὸν Διμπλό-</text:p>
            <text:p text:style-name="P68">δωρον μέγιστον εἶναι τῶν ἐφ’ ἡμῶν φαρμακέων, εὐδοκιμοῦντα δι’</text:p>
            <text:p text:style-name="P68">ἄλλα τε καί ὅτι ἐνίκησέ τε τὸν μάγον Γ ρινδελούαλδον τὸν κατα-</text:p>
            <text:p text:style-name="P68">χθόνιον τῷ ε”τει χιλιοστῴ ἐνακοσιοστῴ τετταρακοστῷ πέμπτῳ, καὶ</text:p>
            <text:p text:style-name="P68">ἐξηῦρέ τὰς δώδεκα χρείας τὰς τοῦ αἵματος δρακοντείου, καὶ δὴ καί</text:p>
            <text:p text:style-name="P68">περὶ τῆς χρυσοποιίας πόλλ’ ἔπραξε μετὰ τοῦ συνέργου Νικολάου</text:p>
            <text:p text:style-name="P68">Φλαμήλου.</text:p>
            <text:p text:style-name="Text_20_body"/>
            <text:p text:style-name="P68">ἡ δ’ Ἑρμιόνη ἀνεπήδησε λίαν ἐσπουδασμένως - ἐδόκει γὰρ τόσον</text:p>
            <text:p text:style-name="P68">ἀνηρεθισμένη ὅσον ἐν ᾧ τὰ τίμια ε”λαβε τὰ πρῶτα πρὸς τὰ κατ’ οἶκον</text:p>
            <text:p text:style-name="P68">μαθήματα.</text:p>
            <text:p text:style-name="Text_20_body"/>
            <text:p text:style-name="P68">Ἀλλὰ περιμένετε, ἔφη. καὶ ἅνω ἔδραμεν ἐπὶ τὰ παρθενικὰ κοιμ-</text:p>
            <text:p text:style-name="P68">ητήρια. ὁ δ’ “Αρειος καὶ ὁ Ῥοών ἀποροῦντες δὴ σχεδὸν ἔβλεψαν εἰς</text:p>
            <text:p text:style-name="P68">ἀλλήλους καὶ τρέχουσα ἐπανῆλθεν, ἐν ἀγκάλαις ἔχουσα βίβλον τινὰ</text:p>
            <text:p text:style-name="P68"><text:soft-page-break/>μεγάλην.</text:p>
            <text:p text:style-name="Text_20_body"/>
            <text:p text:style-name="P68">καὶ προθυμουμένη μὲν ψιθυρίζουσα δ’ ἅμα ἵνα μὴ παρακούσῃ</text:p>
            <text:p text:style-name="P68">τις Ταύτην μὲν γάρ, ἔφη, ἀπὸ τῆς βιβλιοθήκης πρὸ πολλῶν ἡμερῶν</text:p>
            <text:p text:style-name="P68">ἐχρησάμην θέλουσα ἱλαρώτερον τι παρέχειν ἐμαυτῇ ἀναγιγν-</text:p>
            <text:p text:style-name="P68">ώσκειν σχολαζούσῃ, οὐδ’ ἐπῆλθέ μοι ἐν αὐτῇ ζητεῖν τὰ ὑπὲρ</text:p>
            <text:p text:style-name="P68">ἐκείνου.</text:p>
            <text:p text:style-name="Text_20_body"/>
            <text:p text:style-name="P68">καὶ τῷ Ῥοῶνι, δυσκρίτως ἔχοντι περὶ τῆς βίβλου εἴ τις καὶ</text:p>
            <text:p text:style-name="P68">σχολάζων ἅπτεται τῆς τοιαύτης σιγᾶν μηνύσασα, διότι ὅλη περὶ</text:p>
            <text:p text:style-name="P68">ζητήσεως ἐστί, μανικῶς ἀνήλιττε τὰς σελίδας ῦποτονθορύζουσα</text:p>
            <text:p text:style-name="P68">τέως πρὸς ἑαυτήν,</text:p>
            <text:p text:style-name="Text_20_body"/>
            <text:p text:style-name="P68">καὶ τέλος τὸ ζητούμενον ἀνευροῦσα Σαφῶς γὰρ ἔγνωκα, ἔφη,</text:p>
            <text:p text:style-name="P68">σαφέστατα μὲν οὖν.</text:p>
            <text:p text:style-name="Text_20_body"/>
            <text:p text:style-name="P68">καὶ τὸν Ῥοῶνα σκυθρωπάζοντ’ ε”τι ἐρόμενον δ’ εἶ θεμιτὸν εἴη νυνὶ</text:p>
            <text:p text:style-name="P68">φωνῆσαι περὶ οὐδενὸς ποιησαμένη -</text:p>
            <text:p text:style-name="Text_20_body"/>
            <text:p text:style-name="P68">Ὁ Νικολᾶος Φλάμηλος, ἔφη ψιθυρίζουσα ε”τι καὶ τραγῳδοῦσά τι,</text:p>
            <text:p text:style-name="P68">μόνος ἐστὶ καθ’ ὅσον ἐγνώκαμεν δημιουργὸς τῆς τοῦ φιλοσόφου</text:p>
            <text:p text:style-name="P68">λίθου.</text:p>
            <text:p text:style-name="Text_20_body"/>
            <text:p text:style-name="P68">οἱ δ’ ἀκουσάμενοι παρ’ ἐλπίδα οὐδὲν ἄρ’ ἀπεκρίναντο ὧν</text:p>
            <text:p text:style-name="P68">προσεδέχετο.</text:p>
            <text:p text:style-name="Text_20_body"/>
            <text:p text:style-name="P68"><text:soft-page-break/>Τῆς ποίας; ἔφασαν.</text:p>
            <text:p text:style-name="Text_20_body"/>
            <text:p text:style-name="P68">Ἀλλὰ νὴ τὼ θεώ, οὖ γὰρ ε”χετε ἀναγιγνώσκειν; ἰδού. ἀνάγνωτε</text:p>
            <text:p text:style-name="P68">δῆτα ταυτί.</text:p>
            <text:p text:style-name="Text_20_body"/>
            <text:p text:style-name="P68">οἱ δέ τὴν βίβλον ἐπ’ αὐτοὺς ὠσθεῖσαν λαβόντες ἀνέγνωσαν τάδε’</text:p>
            <text:p text:style-name="P68">ΠΕΡΙ ΤΟΥ ΝΙΚΟΛΑΟΥΦΛΑΜΗΛΟΥ 179</text:p>
            <text:p text:style-name="P68">οἱ μελετῶντες τὴν παλαίαν τέχνην τὴν χρυσοποιίαν</text:p>
            <text:p text:style-name="P68">καλουμένην σπουδάζουσι ποιεῖσθαι τὴν τοῦ φιλοσόφου</text:p>
            <text:p text:style-name="P68">λίθον τὴν μεμυθολογευμένην. αὕτη γὰρ δυνάμεις ε”χει</text:p>
            <text:p text:style-name="P68">μεγάλας καὶ θαυμαστάς, ἱκανὴ οὖσα τοῦτο μὲν εἷς</text:p>
            <text:p text:style-name="P68">ἄπεφθον χρυσὸν μεταβάλλειν τὰ ἐπιτυχόντα τῶν</text:p>
            <text:p text:style-name="P68">μεταλλείων τοῦτο δὲ τίκτειν τὸ τῆς ζωῆς φάρμακον ὅπερ</text:p>
            <text:p text:style-name="P68">καὶ ἀθάνατον ποιήσει τὸν πεπωκότα.</text:p>
            <text:p text:style-name="Text_20_body"/>
            <text:p text:style-name="P68">καί διὰ μὲν τὸν αι’ῶνα πάντα ἡ λίθος πολλὰ</text:p>
            <text:p text:style-name="Text_20_body"/>
            <text:p text:style-name="P68">τεθρύληται’ ἐφ ’ ἡμῶν δέ τῶν λίθων τὴν μόνην ὑπάρχουσαν</text:p>
            <text:p text:style-name="Text_20_body"/>
            <text:p text:style-name="P68">κέκτηται Νικολᾶος Φλάμηλος εὐδοκιμῶν τῆς τε</text:p>
            <text:p text:style-name="Text_20_body"/>
            <text:p text:style-name="P68">χρυσοποιίας ἕνεκα καί ὡς πάνυ φιλόμουσος ὤν. ὁ δέ</text:p>
            <text:p text:style-name="Text_20_body"/>
            <text:p text:style-name="P68">Φλάμηλος πέρυσιν ε”τη γεγονὼς ἑξακόσια ἑξήκοντα</text:p>
            <text:p text:style-name="Text_20_body"/>
            <text:p text:style-name="P68">πέντε οἰκεῖ ἀτάρακτος παρὰ τοῖς Ἐπιζεφυρίοις μετὰ</text:p>
            <text:p text:style-name="Text_20_body"/>
            <text:p text:style-name="P68"><text:soft-page-break/>τῆς γυναικὸς Περενέλλης, ε”τη ἐχούσης ἑξακόσια</text:p>
            <text:p text:style-name="Text_20_body"/>
            <text:p text:style-name="P68">πεντήκοντα ὀκτώ.</text:p>
            <text:p text:style-name="P68">τῷ δ’ Ἁρείῳ καὶ τῷ Ῥοῶνι τοῦργον ἀνύσασιν ἡ Ἑρμιόνη</text:p>
            <text:p text:style-name="P68">Ἐγνώκατε; ἔφη. ὁ γὰρ κύων ὡς εἰκὸς φυλάττει τὴν λίθον τὴν τοῦ</text:p>
            <text:p text:style-name="P68">Φλαμηλου. οὗτος δ’ ᾔτησε δηλαδὴ τὸν Διμπλόδωρον διασῶσαι</text:p>
            <text:p text:style-name="P68">αὐτὴν φίλον ὅντα διότι μέλλει τις κλέψειν. διὸ ἔδοξεν ἐκ τοῦ Γριγ-</text:p>
            <text:p text:style-name="P68">γώτου κομισθῆναι αὐτήν.</text:p>
            <text:p text:style-name="Text_20_body"/>
            <text:p text:style-name="P68">Λίθον τοίνυν λέγεις, ε”φη ὁ “Αρειος, ἥτις χρυσόν τε ποιεῖ καὶ</text:p>
            <text:p text:style-name="P68">κωλύει σε ἀποθανεῖν. ὥστ’ οὐδὲν θαῦμα εί ὁ Σίναπυς ἐπιθυμεῖ</text:p>
            <text:p text:style-name="P68">αὐτῆς. ἀλλὰ γὰρ πᾶς τις ἐπιθυμοίη ἄν.</text:p>
            <text:p text:style-name="Text_20_body"/>
            <text:p text:style-name="P68">Θαῦμα δ’ οῦκ ἔστιν εἶ Φλάμηλον οὐκ ηὑρήκαμεν ἐν ἐκείνῃ τῇ</text:p>
            <text:p text:style-name="P68">σκέψει τῇ τῆς περὶ τὰ μαγικὰ καινοτομίας. οὗ γὰρ δήπου ἄρτι</text:p>
            <text:p text:style-name="P68">ἐκαινοτόμει οὐδέν ε”τη γεγονὼς ἤδη ἑξακόσια ἑξήκοντα πέντε.</text:p>
            <text:p text:style-name="Text_20_body"/>
            <text:p text:style-name="P68">τῆς δ’ ἐπιούσης ἡμέρας ὁ ’Άρειος καῖ ό Ῥοὼν μεταξὺ ἐκγραφόμε,</text:p>
            <text:p text:style-name="P68">νοι πολλὰ καὶ ποικίλα περὶ τῆς τῶν ὑπὸ λυκανθρώπου δηχθέντων</text:p>
            <text:p text:style-name="P68">θεραπείας - ἐν σχολῇ γὰρ ἐτύγχανον διατρίβοντες περὶ τῆς τέχνης</text:p>
            <text:p text:style-name="P68">φυλακικῆς τῆς πρὸς τὰ σκοτεινὰ δόγματα - ἐβουλεύοντο ἔτι ὑπὲρ</text:p>
            <text:p text:style-name="P68">τῆς τοῦ φιλοσόφου λίθου τί δὴ δράσουσιν ἔχοντες. τοῦ δέ Ῥοῶνος</text:p>
            <text:p text:style-name="P68">φράζοντος ὡς ι’δίαν ὠνήσεται αὐτὸς καθ’ ἑαυτὸν ἀγέλην ι’καρο-</text:p>
            <text:p text:style-name="P68">σφαιρικήν, ὁ Ἄρειος ἄφνω ἐμέμνητο τοῦ τε Σινάπεως καὶ τοῦ</text:p>
            <text:p text:style-name="P68"><text:soft-page-break/>μέλλοντος ἀγῶνος.</text:p>
            <text:p text:style-name="Text_20_body"/>
            <text:p text:style-name="P68">Ἀλλὰ μέλλω σφαιριεῖν ἄρα, εἶπε τῷ Ῥοῶνι καὶ τῇ Ἑρμιόνῃ. εἶ δέ</text:p>
            <text:p text:style-name="P68">μή, οἱ Σλυθήρινοι ἅπαντες ἡγήσονταί με περιφοβώτερον εἶναι ἢ</text:p>
            <text:p text:style-name="P68">ὥσθ’ ὑπομένειν τὸν Σίναπυν. βεβασανισμένων μὲν γὰρ αὐτῶν ἐν τῷ</text:p>
            <text:p text:style-name="P68">ἀγῶνι, νικησάντων δ’ ἡμῶν παύσω τῶν γελασμάτων άπομόρξας</text:p>
            <text:p text:style-name="P68">τὴν ὕβριν.</text:p>
            <text:p text:style-name="P68">180 ΑΡΕΙοΣ ΠοΤΗΡ</text:p>
            <text:p text:style-name="P68">Ἐφ’ ᾧτε μὴ ἀπομόρξαι σέ ἀπὸ τοῦ σταδίου, εἶπεν ἡ Ἑρμιόνη.</text:p>
            <text:p text:style-name="P68">&gt;κ</text:p>
            <text:p text:style-name="Text_20_body"/>
            <text:p text:style-name="P68">προϊούσης δέ τῆς τοῦ ἀγῶνος ἡμέρας ὁ Ἄρειος λόγοις μὲν ἐπεκρύπ-</text:p>
            <text:p text:style-name="P68">τετο τὴν ἑαυτοῦ ἀπορίαν πρὸς τὸν Ῥοῶνα καί τὴν Ἑρμιόνην, ἔργῳ δέ</text:p>
            <text:p text:style-name="P68">ὡς ἀληθῶς πλείον’ ἐπὶ πλείοσι καθ’ ἡμέραν ἐφοβεῖτο. οἵ δ’ ἄλλοι</text:p>
            <text:p text:style-name="P68">σφαιρισταὶ ὡσαύτως ἐφοβήθησαν· λόγῳ μὲν γὰρ ηὖτρεπισμένοι</text:p>
            <text:p text:style-name="P68">ἤσαν. ἐξὸν αὐτοῖς τέλος δὴ νικῆσαι τοῦς Σλυθηρίνους τοὺς ἑπτὰ</text:p>
            <text:p text:style-name="P68">ε”τη ἀνικήτους γενομένους, ε”ργῳ δ’ ἠπόρουν οῦκ εἰδότες πότερον</text:p>
            <text:p text:style-name="P68">ῥαβδοῦχος τις κακόνους ἐπιτρέψει νίκην αὐτοῖς ἢ οὔκ.</text:p>
            <text:p text:style-name="Text_20_body"/>
            <text:p text:style-name="P68">ὁ δ ’Ἄρειος συνῄδει ἑαυτῷ συνεχῶς ἐντυγχάνοντι τῷ Σινάπει ὅποι</text:p>
            <text:p text:style-name="P68">ἔλθοι, εἴ γε μὴ ταῦτ’ ε”τυχεν ἀναπλάττων. καὶ ἐνίοτε ἐπῆλθεν αὐτῷ</text:p>
            <text:p text:style-name="P68">ὡς οὗτος τάχα διώκει αὐτὸν ἐλπίζων πῃ μόνον καθ’ ἑαυτὸν κατα-</text:p>
            <text:p text:style-name="P68">λήψεσθαι. ἐν δ’ οῦν ταῖς καθ’ ἑβδομάδα πόσεων σχολαῖς ὥσπερ ἐπὶ</text:p>
            <text:p text:style-name="P68">τὸν τράχον ἐβίβαζε τὸν ’Ἀρειον κακὰ ποιῶν. ἦ <text:soft-page-break/>καί μεμάθηκεν ὅτι</text:p>
            <text:p text:style-name="P68">ἐξηυρήκασίτι περὶ τῆς τοῦ φιλοσόφου λίθου; καί ὁἌρειος ἔγνωκε μὲν</text:p>
            <text:p text:style-name="P68">τοῦτ’ ἀδύνατον ὅν, ἐφρόντιζε δ’ ἐνίοτε μὴ ὁ Σίναπυς ἀμέλει εἷς τὴν</text:p>
            <text:p text:style-name="P68">ψυχὴν ε”χοι δέρκεσθαι.</text:p>
            <text:p text:style-name="Text_20_body"/>
            <text:p text:style-name="P68">*</text:p>
            <text:p text:style-name="P68">τῇ δ’ ὑστεραίᾳ ἀμφὶ βουλυτὸν ὁ “Αρειος ᾔδει τὸν Ῥοῶνα καὶ τὴν</text:p>
            <text:p text:style-name="P68">Ἑρμιόνην εὐχομένους μὲν αὐτῷ ἀγαθὴν τύχην δεδιότας δ’ ἅμα μὴ</text:p>
            <text:p text:style-name="P68">οῦ πάλιν ἴδοιεν ἔτ’ ἔμπνουν, οὕτω δ’ οὐκ ὠνήσαντας αὐτὸν οὐδέν.</text:p>
            <text:p text:style-name="P68">καῖ ἤ τι ἢ οῦδὲν ἤκουε τοῦ Ὕλου παρακελευομένου μέχρι περιβαλ-</text:p>
            <text:p text:style-name="P68">λόμενος τὸ τριβώνιον ι’καροσφαιρικὸν τὸν Ὑπερνεφελὸν Δισχιλι-</text:p>
            <text:p text:style-name="P68">οστὸν ἀνελάμβανεν.</text:p>
            <text:p text:style-name="Text_20_body"/>
            <text:p text:style-name="P68">ἐν δέ τούτῳ ὁ Ῥοών καί ἡ Ἑρμιόνη ἐν τοῖς βάθροις παρίσταντο</text:p>
            <text:p text:style-name="P68">πρὸς τῷ Νεφελώδει οὐ συνιέντι οὔτ’ ἀνθ’ ὧν οὕτω πεφροντικὸς</text:p>
            <text:p text:style-name="P68">ε”βλεπον οὔτε διὰ τί τὰς ῥάβδους πρὸς τὸν ἀγῶνα ἐκόμισαν. τὸν γὰρ</text:p>
            <text:p text:style-name="P68">Ἄρειον ἔλαθον προμελετῶντες τὸ σκελοκόλλης φίλτρον. τοῦτο δ’</text:p>
            <text:p text:style-name="P68">ἐνενόησαν ἰδόντες τὸν Μάλθακον καταγοητεύσαντα τὸν Νεφελώδη,</text:p>
            <text:p text:style-name="P68">καῖ τὸν Σίναπυν ἔμελλον ὡσαύτως καταγοητεύσειν ἥν πῃ θέλῃ</text:p>
            <text:p text:style-name="P68">βλάψαι τὸν Ἄρειον.</text:p>
            <text:p text:style-name="Text_20_body"/>
            <text:p text:style-name="P68">καὶ τοῦ Ῥοῶνος τῆν ῥάβδον εἰς προκόλπιον ὤσαντος, ἐκείνη</text:p>
            <text:p text:style-name="P68">Λοιπόν, ἔφη, μέμνησο τόδε· Τηλεκίνησις Θανάτου.</text:p>
            <text:p text:style-name="Text_20_body"/>
            <text:p text:style-name="P68">ὁ δέ’Έγνων, ε”φη ἀνιώμενος. ἀλλὰ μὴ φιλόψογος <text:soft-page-break/>ἴσθι.</text:p>
            <text:p text:style-name="Text_20_body"/>
            <text:p text:style-name="P68">ἐν δέ τῲ ἀποδυτηρίῳ ὁ ’Ύλης τῷ Ἁρείῳ πρὸς οῦς ε”λεγέ</text:p>
            <text:p text:style-name="Text_20_body"/>
            <text:p text:style-name="P68">Μὴ ὅτι θέλοιμ’ ἄν, ἔφη, λιπαρεῖν, ὦ Ποτέρ, ἀλλὰ νῦν δὴ εἴ ποτε</text:p>
            <text:p text:style-name="P68">καῖ ἑτέρωθι δεῖ ὡς τάχιστα καταλαβεῖν τὸ φθαστέον. καὶ οὕτω</text:p>
            <text:p text:style-name="P68">τελέωσον τὸν ἀγῶνα πρὶν τὸν Σίναπυν λίαν ὠφελῆσαι τοῦς</text:p>
            <text:p text:style-name="P68">(Υφελπύφους.</text:p>
            <text:p text:style-name="P68">ΠΕΡΙ ΤΟΥ ΝΙΚΟΛΑΟΥΦΛΑΜΗΛΟΥ 18]</text:p>
            <text:p text:style-name="Text_20_body"/>
            <text:p text:style-name="P68">ὁ δέ Φερέδικος διὰ τῆς θύρας προκύψας Καὶ μὴν ἅπαντες, ἔφη,</text:p>
            <text:p text:style-name="P68">πάρεισιν ἔξω καῖ τὸ καινότατον αὐτὸς ὁ Διμπλόδωρος.</text:p>
            <text:p text:style-name="Text_20_body"/>
            <text:p text:style-name="P68">ὁ δ”Άρειος τρόμῳ συσχεθεὶς ἀχανὴς εἱστήκει.</text:p>
            <text:p text:style-name="Text_20_body"/>
            <text:p text:style-name="P68">Ἠ καί Διμπλόδωρον ε”λεγες,’ εἶπεν ἐκθορὼν ἤδη πρὸς τὴν θύραν</text:p>
            <text:p text:style-name="P68">ὡς βεβαιότερον γνωσόμενος. ἀλλ’ ἐκεῖνος ὀρθῶς γ’ ἔλεγε· τὸ γὰρ</text:p>
            <text:p text:style-name="P68">γένειον ἐκεῖνο ἀργυροῦν καῖ σεμνὸν τίς οὐκ ἐγνώρισεν άν;</text:p>
            <text:p text:style-name="Text_20_body"/>
            <text:p text:style-name="P68">καῖ οὕτω κεκουφισμένος τῶν κακῶν μικροῦ ἐδέησεν ἐκ τοῦ</text:p>
            <text:p text:style-name="P68">φανεροῦ γελᾶν. ἐν ἀσφαλεῖ γὰρ γενέσθαι· ἀδύνατον γὰρ εἶναι τῷ</text:p>
            <text:p text:style-name="P68">Σινάπει βλάψαι αὐτὸν θεωμένου τοῦ Διμπλοδώρου.</text:p>
            <text:p text:style-name="Text_20_body"/>
            <text:p text:style-name="P68">καῖ δὴ πορευομένων εἷς τὸ στάδιον τῶν σφαιριστῶν ἐσκοπεῖτο</text:p>
            <text:p text:style-name="P68">πρὸς ἑαυτὸν εἷ τούτου γ’ ἕνεκα ἐδόκει ὁ Σίναπυς <text:soft-page-break/>χόλῳ οἶδούμενος</text:p>
            <text:p text:style-name="P68">πλέον τοῦ συνήθους. καί ὁ Ῥοὼν ταῦτὰ ἐνενόει.</text:p>
            <text:p text:style-name="Text_20_body"/>
            <text:p text:style-name="P68">τῇ γὰρ Ἑρμιόνῃ Οὐπώποτ’ ἔγωγε, ἔφη, τὸν Σίναπυν εἶδον οὕτω</text:p>
            <text:p text:style-name="P68">πικρὸν βλέποντα. θεώρησόν νυν - ἀλλὰ σφαιρίζονται. οἴμοι.</text:p>
            <text:p text:style-name="Text_20_body"/>
            <text:p text:style-name="P68">ἐσκάλευσε γάρ τις αὐτὸν ἐκ τοῦ ὄπισθεν τὴν αὐχένα. Μάλθακος</text:p>
            <text:p text:style-name="P68">ἦν.</text:p>
            <text:p text:style-name="Text_20_body"/>
            <text:p text:style-name="P68">Ξύγγνωθί μοι, ἔφη, ὦ Εῦισήλιε. οὐ γὰρ ε”γνων σε παρόντα.</text:p>
            <text:p text:style-name="Text_20_body"/>
            <text:p text:style-name="P68">καῖ ἐγέλα βλέπων πρὸς τὸν Κάρκινον καῖ τὸν Κέρκοπα.</text:p>
            <text:p text:style-name="Text_20_body"/>
            <text:p text:style-name="P68">Πόσον χρόνον ὁ Ποτῆρ τήμερον δὴ περικαθίσει; τίς ἐθέλει</text:p>
            <text:p text:style-name="P68">περιδόσθαι; ἦ σύ, ὦ Εὐισήλιε;</text:p>
            <text:p text:style-name="Text_20_body"/>
            <text:p text:style-name="P68">ὁ δ’ οὐδὲν ἀπεκρίνατο. ὁ γὰρ Σίναπυς τοῦ Γεωργοῦ ῥοπαλο-</text:p>
            <text:p text:style-name="P68">σφαίριον ἐπ’ αὐτὸν βαλόντος ε”φεσιν ἄρτι ε”δωκεν ἄφθονον τοῖς</text:p>
            <text:p text:style-name="P68">Ὑφελπύφοις. ἡ δ’ Ἑρμιόνη συνεχῶς ἠτένιζε πρὸς τὸν Ἄρειον, ὂς</text:p>
            <text:p text:style-name="P68">μακρότερον τέως ἐποιεῖτο τῆς πτήσεως κύκλον ὑπὲρ τῶν σφαιριζ-</text:p>
            <text:p text:style-name="P68">ομένων τρόπον αἰγυπιοῦ, τὸ φθαστέον ἐπιτηρῶν.</text:p>
            <text:p text:style-name="Text_20_body"/>
            <text:p text:style-name="P68">καὶ δι’ ὀλίγου, δόντος διὰ κενῆς ε”φεσιν ἑτέραν ἄλογον δὴ τοῦ</text:p>
            <text:p text:style-name="P68">Σινάπεως τοῖς Ὑφελπύφοις, ὁ Μάλθακος τραχείᾳ τῇ φωνῇ Τί</text:p>
            <text:p text:style-name="P68">οὖν, ἔφη, βουλεύουσιν ἐτεὸν αἱρούμενοι τοὺς τῶν Γρυφινδώρων</text:p>
            <text:p text:style-name="P68"><text:soft-page-break/>ἀγελαίους,’ τοὺς γὰρ πονηροὺς φιλοῦσιν αἱρεῖσθαι οἰκτίροντες,</text:p>
            <text:p text:style-name="P68">αὐτίκα γέ τοι τὸν Ποτῆρα πατέρας οὐκ ἔχοντα ἢ τοῦς Εὖισηλίους</text:p>
            <text:p text:style-name="P68">χρήματ’ οὐκ ἔχοντας. καὶ σύ, ὦ Μακρόπυγε, ὤφελες εῖναι τῆς</text:p>
            <text:p text:style-name="P68">ἀγέλης ὡς νοῦν οὐκ ἔχων.</text:p>
            <text:p text:style-name="Text_20_body"/>
            <text:p text:style-name="P68">ὁ δ’ ἠρυθρίασε μὲν πολι) ἀνέστρεψε δ’ ἐναντίον τοῦ Μαλθάκου.</text:p>
            <text:p text:style-name="Text_20_body"/>
            <text:p text:style-name="P68">Δύναμαι δὲ δώδεκα Μαλθάκους, ε”φη βαττολογῶν.</text:p>
            <text:p text:style-name="Text_20_body"/>
            <text:p text:style-name="P68">ὁ μὲν οὖν Μάλθακος συνάμα τῷ Καρκίνῳ καί τῴ Κέρκοπι</text:p>
            <text:p text:style-name="P68">ἀνεκάγχασε πολύ, ὁ δέ Ῥοών ἀτενίζων ε”τι πρὸς τοὺς σφαιριζομ-</text:p>
            <text:p text:style-name="P68">ένους Διδάσκεις γὰρ αὐτόν, ἔφη, ὦ Νεφέλωδες.</text:p>
            <text:p text:style-name="Text_20_body"/>
            <text:p text:style-name="P68">ἧιΩ Μακρόπυγε, εἶ πᾶς τις χρυσοῦν ε”χοι τὸν νοῦν, ἐφ’ ὅσον ἐνδέχ·</text:p>
            <text:p text:style-name="P68">εται σύ γ’ ἄνους ὢν ἀπορώτερος ἂν ἀποβαίνοις τοῦ Εὐισηλίου.</text:p>
            <text:p text:style-name="Text_20_body"/>
            <text:p text:style-name="P68">καὶ ὁ Ῥοὼν παντοῖος ἤδη ἐγίγνετο δεδιὼς ὑπὲρ τοῦ Ἀρείου.</text:p>
            <text:p text:style-name="P68">182 ΑΡΕιοΣ ΠοΤΗΡ</text:p>
            <text:p text:style-name="Text_20_body"/>
            <text:p text:style-name="P68">Εἷ σύ, ἔφη, ἄλλο τι φωνήσεις, ὄμνυμι ἦ μὴν ἔγωγε -</text:p>
            <text:p text:style-name="Text_20_body"/>
            <text:p text:style-name="P68">ἄφνω δ’ Ἡ Ἑρμιόνη ςΩ Ῥοών, ἔφη. ’Άρειος -</text:p>
            <text:p text:style-name="Text_20_body"/>
            <text:p text:style-name="P68">Τί πάσχει,· ἢ ποῦ ἐστιν;</text:p>
            <text:p text:style-name="Text_20_body"/>
            <text:p text:style-name="P68">ἐκεῖνον μὲν γὰρ ἐξ ἀπροσδοκήτου ῥύμῃ <text:soft-page-break/>κατασκήπτοντα ἂν εἶδες</text:p>
            <text:p text:style-name="P68">ε’πί τοῦδαφος, τοὺς δέ θεατὰς ἅμα χάσκοντάς τε καῖ θορυβοῦντας.</text:p>
            <text:p text:style-name="P68">ἡ δ’ Ἑρμιόνη πάντως ἐπτοημένη ἀνεπήδησεν ἰδοῦσα δέ τὸν ’Ἀρειον</text:p>
            <text:p text:style-name="P68">κάτω πεσόντα ὥσπερ ἀπὸ σφενδόνης ἐξερριπισμένον ε”λαθε τρίς εἰς</text:p>
            <text:p text:style-name="P68">κόλπον πτύσασα.</text:p>
            <text:p text:style-name="Text_20_body"/>
            <text:p text:style-name="P68">Εὐδαιμονεῖς ἄρα, ἦ δ’ ὃς ὁ Μάλθακος, ὦ Εῦισήλιε, κατιδόντος</text:p>
            <text:p text:style-name="P68">τοῦ Ποτῆρος κέρματα δήπου χαμαὶ κείμενα,</text:p>
            <text:p text:style-name="Text_20_body"/>
            <text:p text:style-name="P68">καὶ ὁ Ῥοὼν θυμῷ πυρακτούμενος ἔφθασε τῲ Μαλθάκῳ προσ-</text:p>
            <text:p text:style-name="P68">βαλὼν καὶ παλαίσας πρὸς τοῦδαφος. ὁ δέ Νεφελώδης πρῶτον μὲν</text:p>
            <text:p text:style-name="P68">ἀπώκνει τι, ἔπειτα δέ τὸ βάθρον ὑπερβὰς ἐβοήθησεν.</text:p>
            <text:p text:style-name="Text_20_body"/>
            <text:p text:style-name="P68">καῖ ἡ Ἑρμιόνη ἀεί Ἴθι, βοώσα, ῶ ”Αρειε, ἀνεπήδησεν ἐπὶ τὸ</text:p>
            <text:p text:style-name="P68">βάθρον θεασομένη αὐτὸν κατὰ τάχος φερόμενον ἄρδην πρὸς τὸν</text:p>
            <text:p text:style-name="P68">Σίναπυν. καὶ ὥσπερ ἐνθουσιῶσαν ἔλαθον αὐτὴν καί οἱ ὑπὸ τῷ</text:p>
            <text:p text:style-name="P68">βάθρῳ καλινδούμενοι - τὸν Μάλθακον λέγω καὶ τὸν Ῥοῶνα - καῖ οἱ</text:p>
            <text:p text:style-name="P68">πὺξ πολεμοῦντες καὶ βαΰζοντες τέως - λέγω τὸν τε Νεφελώδην καὶ</text:p>
            <text:p text:style-name="P68">τὸν Κάρκινον καὶ τὸν Κέρκοπα.</text:p>
            <text:p text:style-name="Text_20_body"/>
            <text:p text:style-name="P68">ἅνω δέ βλέψας εἶδες ἂν τοῦτο μὲν τὸν Σίναπυν τὸ σάρον νῦν δὴ</text:p>
            <text:p text:style-name="P68">περιάγοντα ἵνα ἀλεείνῃ κόκκινόν τι παρ’ αὐτὸν ᾇττον καί ἀκαρὲς</text:p>
            <text:p text:style-name="P68">δέον τυχεῖν, τοῦτο δέ τὸν ’Ἀρειον εἰς τὸ ὁμαλὸν εὐθύνοντα τὸ σάρον</text:p>
            <text:p text:style-name="P68">τήν τε χεῖρα ἄραντα καλλίνικον καί τοῦ φθαστέου τῇ δεξιᾷ ἀπρὶξ</text:p>
            <text:p text:style-name="P68"><text:soft-page-break/>ἐχόμενον.</text:p>
            <text:p text:style-name="Text_20_body"/>
            <text:p text:style-name="P68">οἶ δέ θεαταὶ τὸν νικήφορον ἐκώμαζον· οὐδεὶς γὰρ ἀναμέτρησ-</text:p>
            <text:p text:style-name="P68">άμενος τοὺς πάλαι ἀγῶνας εἶχε μνησθῆναι ζητητὴν οὐδένα ὅστις</text:p>
            <text:p text:style-name="P68">τὸ φθαστέον ἐν βραχίονι χρόνῳ προσεδέξατο.</text:p>
            <text:p text:style-name="Text_20_body"/>
            <text:p text:style-name="P68">καὶ ἡ Ἑρμιόνη ἐπορχουμένη τ’ ἐπὶ τοῖς βάθροις καί χεῖρας</text:p>
            <text:p text:style-name="P68">περιβάλλουσα τῇ Παραβάτιδι Πατίλῃ - ῆ δ’ ε”μπροσθεν ἐκάθητο -</text:p>
            <text:p text:style-name="P68">βοῶσα συνεχῶς Ποῦ εἶ σύ, ἔφη, ὦ Ῥοών, τοῦ γὰρ ἀγῶνος</text:p>
            <text:p text:style-name="P68">τελευτήσαντος ὁ θ’ ’Άρειος νενίκηκε καῖ ἡμεῖς νενικήκαμεν. οἱ</text:p>
            <text:p text:style-name="P68">Γρυφίνδωροι προῦχουσι δή.</text:p>
            <text:p text:style-name="Text_20_body"/>
            <text:p text:style-name="P68">καῖ τὸ σάρον ε”τι μικρόν τι ταλαντεύων ὑπὲρ τοῦδαφος, ὁ ’Ἁρειος</text:p>
            <text:p text:style-name="P68">ἀπέπηδησεν, ἄπιστος μὲν γὰρ ἦν αὐτὸς ἑαυτῷ νενικηκώς, ἐνίκησε</text:p>
            <text:p text:style-name="P68">δ’ ὅμως. τὸν γὰρ ἀγῶνα ἤδη τελευτῆσαι στιγμῆς δὴ χρόνου</text:p>
            <text:p text:style-name="P68">ἀπαρκεσάσης πρὸς νίκην, καί τῶν Γρυφινδώρων κατὰ πᾶν τὸ</text:p>
            <text:p text:style-name="P68">στάδιον ἥδη πληθυόντων, τόν τε Σίναπυν ι’δὼν ὕπωχρον γενόμενον</text:p>
            <text:p text:style-name="P68">τὴν χροιὰν καῖ δριμὺ βλέποντα, ᾔσθετό τινος τοῦ ὤμου ἁπτομένου“</text:p>
            <text:p text:style-name="P68">ἀποβλέπων δέ τὸν Διμπλόδωρον ἐγνώριζεν ἠρέμα γελῶντα.</text:p>
            <text:p text:style-name="Text_20_body"/>
            <text:p text:style-name="P68">ὁ δέ πρὸς οῦς λέγων οὐδενὸς παρακούσοντος Εῦ γε, ἔφη. καὶ</text:p>
            <text:p text:style-name="P68">ΠΕΡΙ ΤΟΥ ΝΙΚΟΛΑΟΥ ΦΛΑΜΗΛΟΥ 183</text:p>
            <text:p text:style-name="P68">μὴν εὖ ἐποίησας οὐδέν φροντίζων τοῦ ἐσόπτρου ἐκείνου, ἀσχολούμ-</text:p>
            <text:p text:style-name="P68">ενος ἀεὶ περί τι. εὖ γε.</text:p>
            <text:p text:style-name="Text_20_body"><text:soft-page-break/></text:p>
            <text:p text:style-name="P68">ὁ δὲ Σίναπυς δυσχεραίνων ε”πτξζσεκ</text:p>
            <text:p text:style-name="Text_20_body"/>
            <text:p text:style-name="P68">καὶ ὀλίγον ὕστερον ὁ ’Άρειος ἐκ τοῦ ἀποδυτηρίου μόνος ἀπῄει,</text:p>
            <text:p text:style-name="P68">τὸν Ὑπερνεφελὸν Δισχιλιοστὸν καταθήσων κατὰ τὴν σαροθήκην.</text:p>
            <text:p text:style-name="P68">καὶ συνῄδει ἑαυτῷ οὐδέποτε εἷς τοσοῦτο τῆς εὐδαιμονίας ἀφικομένῳ.</text:p>
            <text:p text:style-name="P68">ἐπειδὴ γὰρ νῦν δὴ πεποίηκεν ἀξιόλογόν τι, οὐκέτ’ ἐνεῖναι οὐδενὶ</text:p>
            <text:p text:style-name="P68">λέγειν ὡς μᾶλλον εὐδοκιμεῖ παρὰ τοῖς τοῦνομα αὐτοῦ τιμῶσιν ἢ</text:p>
            <text:p text:style-name="P68">παρὰ τοῖς τῶν πεποιημένων σκεψαμένοις. καὶ ἑσπέρας γιγνομένης</text:p>
            <text:p text:style-name="P68">ἐδόκουν αὐτῷ περιπατοῦντι ποσὶ διαβρόχοις διὰ τὸν λειμῶνα αἶ</text:p>
            <text:p text:style-name="P68">πνοαὶ οὐπώποτ’ εὐωδέστεραι γενέσθαι. Καὶ ἀνεμίμνῃσκε τέως τὰ</text:p>
            <text:p text:style-name="P68">ἄρτι γεγενημένα ἃ καί ἥδη καθ’ ἕκαστα μεμνῆσθαι χαλεπὸν μὲν ἦν</text:p>
            <text:p text:style-name="P68">πρὸς ἡδονὴν δ’ ὅμως. ἐνενόει γοῦν αὐτίκα μὲν τοὺς Γρυφινδώρους</text:p>
            <text:p text:style-name="P68">θέοντας ἐπ’ ὤμοις φέρειν αὐτόν πόρρωθεν δέ τὸν Ῥοῶνα καὶ τὴν</text:p>
            <text:p text:style-name="P68">Ἑρμιόνην ἄνω κάτω ἁλλομένους, τὸν δ’ αὖ Ῥοῶνα ἐποτρύνοντα</text:p>
            <text:p text:style-name="P68">καίπερ ἐκ ῥινῶν αἱμορραγοῦντα πολύ.</text:p>
            <text:p text:style-name="Text_20_body"/>
            <text:p text:style-name="P68">καὶ ἤδη ἀφικόμενος πρὸς τὴν σαροθήκην ἐπερειδόμενος δέ τῇ θύρᾳ</text:p>
            <text:p text:style-name="P68">ξυλίνῃ ἀπέβλεπε πρὸς τὸ φρούριον, τῶν θυρίδων ἐμφαινουσῶν τὸ</text:p>
            <text:p text:style-name="P68">ἐρυθρὸν σέλας τὸ τοῦ ἡλίου δύνοντος. τοῦς μὲν γὰρ Γρυφινδώρους</text:p>
            <text:p text:style-name="P68">προῦχειν. αὐτὸς δ’ εὐτυχῆσαι. καὶ ταῦτα πάντα τῷ Σινάπει εἰς</text:p>
            <text:p text:style-name="P68">ε”λεγχον διδόσθω.</text:p>
            <text:p text:style-name="Text_20_body"/>
            <text:p text:style-name="P68">καὶ μνείαν τοῦ Σινάπεως ποιησάμενος ἄνθρωπον <text:soft-page-break/>κατεῖδε συγ-</text:p>
            <text:p text:style-name="P68">κεκαλυμμένον κατὰ τὸν ἀναβαθμὸν τὸν ε”μπροσθε τοῦ φρουρίου</text:p>
            <text:p text:style-name="P68">σπουδῇ καταβαίνοντα. καί οὗτος ἐκ τοῦ φανεροῦ οὐ θέλων ὀφθῆναι</text:p>
            <text:p text:style-name="P68">ὡς τάχιστα ἐβάδιζε πρὸς τὴν ἀπόρρητον ὕλην. θεώμενος δὲ ὁ</text:p>
            <text:p text:style-name="P68">Ἄρειος ἐπιλησμονέστερος ἤδη ἐγίγνετο τῆς νίκης, γνωρίσας τὸ τοῦ</text:p>
            <text:p text:style-name="P68">περιπολοῦντος βάδισμα ὅν ὅμοιον τῷ τοῦ Σινάπεως. τί θέλων εἷς</text:p>
            <text:p text:style-name="P68">τὴν ὕλην ἕρπει τῶν ἄλλων δειπνούντων,-</text:p>
            <text:p text:style-name="Text_20_body"/>
            <text:p text:style-name="P68">εἰσβὰς οῦν πάλιν ἐπὶ τὸν Ὑπερνεφελὸν Δισχιλιοστὸν ἀπῆρεν. καί</text:p>
            <text:p text:style-name="P68">σιωπῇ ὑπὲρ τοῦ φρουρίου φερόμενος, ι’δὼν δ’ ἐκεῖνον δρόμῳ εἷς τὴν</text:p>
            <text:p text:style-name="P68">ὕλην εἰσιόντα, παρηκολούθει.</text:p>
            <text:p text:style-name="Text_20_body"/>
            <text:p text:style-name="P68">πυκνῆς δ’ οὔσης δένδρεσι τῆς ὕλης, οὐκ ἦν ἰδεῖν ὅποι ἐλήλυθεν</text:p>
            <text:p text:style-name="P68">ἐκεῖνος, κύκλους δέ ποιούμενος κατωτέρω δ’ ἀεὶ αἰωρούμενος</text:p>
            <text:p text:style-name="P68">ἔψαυεν ἤδη ἄκρων τῶν δένδρων, καί δι’ ὀλίγου φωνὰς ἀκούσας πρὸς</text:p>
            <text:p text:style-name="P68">δ’ αὐτὰς φερόμενος ἐπὶ φηγὸν ταλαντευόμενος ὑψηλὴν σιωπῇ ἀπέβη.</text:p>
            <text:p text:style-name="Text_20_body"/>
            <text:p text:style-name="P68">ἀνερριξᾶτο δ’ εὐλαβῶς παρὰ κλάδον τοῦ σάρου ἀπρὶξ ἐχόμενος,</text:p>
            <text:p text:style-name="P68">διὰ τῶν φύλλων προκύπτων.</text:p>
            <text:p text:style-name="Text_20_body"/>
            <text:p text:style-name="P68">καί κάτω ἐν νάπῃ εἱστήκει ὁ Σίναπυς, ἀλλ’ οὐ μόνος καθ’ ἑαυτόν·</text:p>
            <text:p text:style-name="P68">συνῆν γὰρ ὁ Κίουρος. ἀλλὰ τὸ μὲν τοῦ προσώπου βλέμμα οὐκ ἦν</text:p>
            <text:p text:style-name="P68">1 84 ΑΡΕιοΣ Πο ΤΗΡ</text:p>
            <text:p text:style-name="P68">ἀκριβῶς διαγνῶναι· ἐβαττολόγει δέ χαλεπώτερον αὐτὸς ἑαυτοῦ.</text:p>
            <text:p text:style-name="P68">“Αρειος δ’ οὖν ἐσπούδαζεν ἀκοῦσαι τί λέγουσιν.</text:p>
            <text:p text:style-name="Text_20_body"><text:soft-page-break/></text:p>
            <text:p text:style-name="P68">- Οὐ μεμάθηκα εἷς τί βεβούλευσαι συγγεγενῆσθαι ἐν τούτῳ τῷ</text:p>
            <text:p text:style-name="P68">τόπῳ, ὧ Σεούερε -</text:p>
            <text:p text:style-name="Text_20_body"/>
            <text:p text:style-name="P68">ὁ δέ Σίναπυς πικρῶς ’Έδοξε γάρ μοι, ἔφη, τοῦτό γε κρυπτὸν</text:p>
            <text:p text:style-name="P68">παρέχειν, ὡς οὐκ ἐξὸν δήπου τοῖς μαθηταῖς εἰδέναι οὐδέν περὶ τῆς</text:p>
            <text:p text:style-name="P68">τοῦ φιλοσόφου λίθου.</text:p>
            <text:p text:style-name="Text_20_body"/>
            <text:p text:style-name="P68">καὶ ὁ Ἄρειος προκύψας ἥκουσε μασταρύζοντος μὲν τοῦ Κιούρου</text:p>
            <text:p text:style-name="P68">τι, ὑπολαμβάνοντος δ’ εὐθὺς τοῦ Σινάπεως.</text:p>
            <text:p text:style-name="Text_20_body"/>
            <text:p text:style-name="P68">Ἠ που μεμάθηκας τίνι τρόπῳ ἔξεστι παρελθεῖν ἐκεῖνο τὸ τοῦ</text:p>
            <text:p text:style-name="P68">Ἁγριώδου κνώδαλον;</text:p>
            <text:p text:style-name="Text_20_body"/>
            <text:p text:style-name="P68">Ἀλλ’ ὦ Σεούερε, ἔγωγε -</text:p>
            <text:p text:style-name="Text_20_body"/>
            <text:p text:style-name="P68">Οὐ δήπου σὺ ἐχθρὸν ἑκῶν ἐμέ παρέξειν μέλλεις,· εἶπεν ὁ Σίναπυς</text:p>
            <text:p text:style-name="P68">ἐπ’ αὐτὸν ὀλίγον προχωρήσας.</text:p>
            <text:p text:style-name="Text_20_body"/>
            <text:p text:style-name="P68">Ἀλλ’ οὐ ξυνίημ’ ἔγωγε τί δή -</text:p>
            <text:p text:style-name="Text_20_body"/>
            <text:p text:style-name="P68">Ἀκριβῶς γε ξυνίης τί λέγω.</text:p>
            <text:p text:style-name="Text_20_body"/>
            <text:p text:style-name="P68">γλαυκὸς δὲ μέγα κικκαβαζούσης ὁ ’Ἀρειος παρ’ ὀλίγον ἢλθεν</text:p>
            <text:p text:style-name="P68">ἐκπεσεῖν ἀπὸ τοῦ δένδρου. μόλις δέ ταλαντευσάμενος ἤκουσε τοῦ</text:p>
            <text:p text:style-name="P68">Σινάπεως λέγοντος ὅτι »-</text:p>
            <text:p text:style-name="Text_20_body"/>
            <text:p text:style-name="P68">Τὰ σὰ γοητεύματα, περιμένω.</text:p>
            <text:p text:style-name="Text_20_body"><text:soft-page-break/></text:p>
            <text:p text:style-name="P68">Ἀλλ’ ε”γωγε μὲν οὐκ -</text:p>
            <text:p text:style-name="Text_20_body"/>
            <text:p text:style-name="P68">ἐκεῖνος δ’ ὑπολαβών Καλῶς ἔχει, ἔφη. ἀλλ’ αὐτίκα διαλεγώμεθα</text:p>
            <text:p text:style-name="P68">οὐ διὰ πολλοῦ. τάχα δεῖ σε σχολάζειν τι γνωσόμενον ᾧτινι εὔνοιαν</text:p>
            <text:p text:style-name="P68">ὀφείλεις.</text:p>
            <text:p text:style-name="Text_20_body"/>
            <text:p text:style-name="P68">συγκεκαλυμμένος δὲ πάλιν αὖ ἐβάδιζεν ἐκ τῆς νάπης. καὶ ἤδη</text:p>
            <text:p text:style-name="P68">σκοταῖος ἐθεάσατο ὁ Ἄρειος τὸν Κίουρον ἀκίνητον ἑστῶτα ὥσπερ</text:p>
            <text:p text:style-name="P68">πεπετρωμένον.</text:p>
            <text:p text:style-name="Text_20_body"/>
            <text:p text:style-name="P68">&gt;κ</text:p>
            <text:p text:style-name="P68">Ἑρμιόνη τοίνυν ὀρθία φωνοῦσα Πόθεν ἐτεόν, ἔφη, ὦ θἌρειε,·</text:p>
            <text:p text:style-name="Text_20_body"/>
            <text:p text:style-name="P68">καὶ ὁ Ῥοῶν μακαρίζων αὐτόν Ἐνικήσαμεν ἡμεῖς, ἔφη, ἐνίκησας</text:p>
            <text:p text:style-name="P68">καὶ σύ. ἐνικήσαμεν ἅπαντες. καὶ ἐγὼ μὲν τῷ Μαλθάκῳ ὀφθαλμὸν</text:p>
            <text:p text:style-name="P68">συνέκλῃσα, ὁ δέ Νεφελώδης καθ’ ἑαυτὸν ὑπέμεινε μονομάχος τόν</text:p>
            <text:p text:style-name="P68">τε Κάρκινον καὶ τὸν Κέρκοπα. λιποψυχήσαντα δ’ αὐτὸν ἡ Πομ-</text:p>
            <text:p text:style-name="P68">φόλυξ φάσκει ἀναπνεύσειν μετ’ οὐ πολύ. καῖ μὴν τοῖς Σλυθηρίνοις</text:p>
            <text:p text:style-name="P68">ἔλεγχον πεποιήμεθα. ἀλλὰ πάντες περιμένουσι σε κατὰ τὸ κοινεῖον</text:p>
            <text:p text:style-name="P68">ἐν κώμῳ ἐσόμενοι. ὁ γὰρ Φερέδικος καί ὁ Γεωργὸς ὑφείλοντο</text:p>
            <text:p text:style-name="P68">πέμματα καὶ τραγήματα ἀπὸ τοῦ ὀπτανίου.</text:p>
            <text:p text:style-name="Text_20_body"/>
            <text:p text:style-name="P68">ὁ μέντοι ’Ἁρειος πνευστιῶν ε”τι Τοῦτό γ’ οἶμαι, ἔφη, οὐδέν εἶναι</text:p>
            <text:p text:style-name="P68">ἡμῖν τὸ παραχρῆμα. ζητητέον μὲν οῦν δωμάτιόν τι κενόν· δεῖ γὰρ</text:p>
            <text:p text:style-name="P68"><text:soft-page-break/>ὑμᾶς ἀκοῦσαι τάδε.</text:p>
            <text:p text:style-name="P68">ΠΕΡΙ Τογ ΝΙΚοΛΑογ φΛΑΜΗΛοΥ 185</text:p>
            <text:p text:style-name="P68">καί εὐλαβηθεὶς ὅπως μὴ ὁ Ποιφύκτης ε”νδον ὢν τύχῃ, τὴν δέ</text:p>
            <text:p text:style-name="P68">θύραν συγκλείσας πάντ’ εἶπεν αὐτοῖς ἅττα εἶδε καὶ ἤκουσεν.</text:p>
            <text:p text:style-name="Text_20_body"/>
            <text:p text:style-name="P68">Ὀρθῶς ἄρ’ ἐφρονοῦμεν περὶτῆς λίθου ὡς ἐτητύμως δὴ οὔσης τοῦ</text:p>
            <text:p text:style-name="P68">φιλοσόφου. καί ὁ Σίναπυς ἐπιχειρεῖ βιάζεσθαι τὸν Κίουρον ὑπὲρ</text:p>
            <text:p text:style-name="P68">ἑαυτοῦ κτήσασθαι. ἤρετο μὲν γὰρ εἷ οὗτος ἐπίσταται ὅπως ε”στι</text:p>
            <text:p text:style-name="P68">λαθεῖν τὸν Οὐλότριχα, ε”λεγε δέ τι περὶ τῶν τοῦ Κιούρου γοη-</text:p>
            <text:p text:style-name="P68">τευμάτων καλουμένων. οὐ γὰρ μόνος ὁ Οὐλόθριξ τὴν λίθον φυλάτ-</text:p>
            <text:p text:style-name="P68">τει, πρὸς δέ, ὡς εἰκάσαι, ἀλλοῖά τινα οἶα καί μαγγανεύματα πολλὰ</text:p>
            <text:p text:style-name="P68">καί τυχὸν φίλτρον τι φυλακικὸν πρὸς τὰ σκοτεινὰ ὅπερ δεῖ τὸν</text:p>
            <text:p text:style-name="P68">Σίναπυν ἐξεπᾴδειν.</text:p>
            <text:p text:style-name="Text_20_body"/>
            <text:p text:style-name="P68">Λέγεις τοίνυν ὡς ἡ λίθος ἀσφαλής ἐστιν ὅσον μὲν ἂν χρόνον ὁ</text:p>
            <text:p text:style-name="P68">Κίουρος ἀμύνηται τὸν Σίναπυν, ἄλλως δέ μή; ε”φη ἡ Ἑρμιόνη</text:p>
            <text:p text:style-name="P68">διαπτοημένη.</text:p>
            <text:p text:style-name="Text_20_body"/>
            <text:p text:style-name="P68">ὁ δέ Ῥοών Οἶχήσεταί τοι, ἔφη, ἡ λίθος τριῶν ἡμερῶν.</text:p>
            <text:p text:style-name="P68">ἀνδρειότερος δ’ οῦν ἀπέβη ὁ Κίουρος τῆς δόξης, ὠχριῶν γε μὴν</text:p>
            <text:p text:style-name="P68">μᾶλλόν τι καθ’ ἡμέραν καὶ λεπτυνόμενος τὸ σῶμα, ὀρθῶς δ’ ε”τι</text:p>
            <text:p text:style-name="P68">φρονῶν, ὡς ἐδόκει.</text:p>
            <text:p text:style-name="Text_20_body"/>
            <text:p text:style-name="P68">ὁ δ’ Ἄρειος καί ὁ Ῥοὼν ξύναμα τῇ Ἑρμιόνῃ ὅτε τὴν τοῦ τρι-</text:p>
            <text:p text:style-name="P68">στέγου διαδρομὴν παρέλθοιεν, τὰ ὦτα προσεῖχον <text:soft-page-break/>ἑκάστοτε τῇ θύρᾳ</text:p>
            <text:p text:style-name="P68">εἴπως ἀκούσαιεν τοῦ Οὐλότριχος γρύζοντος ἔτι. ὁ δέ Σίναπυς κατὰ</text:p>
            <text:p text:style-name="P68">τὸ ξύνηθες δύσκολον ἑαυτὸν παρέχων ἅνω καὶ κάτω ὡρμᾶτο περὶ</text:p>
            <text:p text:style-name="P68">τὰ πράγματα ὤν· τοῦτο δ’ ἐνόμιζον ἐκεῖνοι μηνύειν τὴν λίθον ἔτ’ ἐν</text:p>
            <text:p text:style-name="P68">ἀσφαλεῖ οῦσαν. καὶ ὁ μὲν Ἄρειος παριὼν ἑκάστοτ’ ἐμειδία πρὸς τὸν</text:p>
            <text:p text:style-name="P68">Κίουρον ῶς παραμυθησόμενος, ὁ δέ Ῥοὼν ἤρξατο ἐπιτιμῶν τοῖς</text:p>
            <text:p text:style-name="P68">σκώπτουσι τὴν βαττολογίαν αὐτοῦ.</text:p>
            <text:p text:style-name="Text_20_body"/>
            <text:p text:style-name="P68">ἡ δ’ Ἑρμιόνη ἔλαττον φροντίζουσα τῆς τοῦ φιλοσόφου λίθου,</text:p>
            <text:p text:style-name="P68">ἤρξατο χρονικόν τε κατάλογον ποιουμένη ὡς ἀναθεωρήσουσα τὰ</text:p>
            <text:p text:style-name="P68">μαθήματα, καὶ ποικίλλουσα τὰ γεγραμμένα χρώμασι παντο-</text:p>
            <text:p text:style-name="P68">δαποῖς. ἀλλ’ οὐ φρόντις ἂν ἐγένετο οὔτε τῷ Ἁρείῳ οὕτε τῷ</text:p>
            <text:p text:style-name="P68">Ῥοῶνι εἶ μὴ πολυπραγμονοῦσα ἐπεκέλευε καὶ αὐτοὺς ταύτὰ</text:p>
            <text:p text:style-name="P68">ποιεῖν.</text:p>
            <text:p text:style-name="Text_20_body"/>
            <text:p text:style-name="P68">Ἀλλ’ ὦ θεσπεσία αἱ δοκιμασίαι ἀπέχουσι πολύ.</text:p>
            <text:p text:style-name="Text_20_body"/>
            <text:p text:style-name="P68">ἐκείνη δέ δυσχεραίνουσα Δέκα, ἔφη, ἑβδομάδας, χρόνον οὐ</text:p>
            <text:p text:style-name="P68">μακρόν. ἀκαρὲς γὰρ ἂν εἴη τῷ γε Φλαμήλῳ.</text:p>
            <text:p text:style-name="Text_20_body"/>
            <text:p text:style-name="P68">ὁ δέ Ῥοών Ἀλλ’ ἡμεῖς μέν, ἔφη, οὐδαμῶς ἑξακοσίων ἐτῶν</text:p>
            <text:p text:style-name="P68">ε’σμέν, σύ δ’ ἐκμαθοῦσα ἤδη τὰ πάντα τί δὴ ἀναθεωρεῖς,</text:p>
            <text:p text:style-name="Text_20_body"/>
            <text:p text:style-name="P68">’Ό τι,’ ἦ μαινόμενος σύ δήπου οὐκ οἶσθα δέον δοκιμασθῆναι τοὺς</text:p>
            <text:p text:style-name="P68">μέλλοντας προχωρήσειν εἷς τοὺς σοφομώρους; <text:soft-page-break/>ὤφελον γὰρ ἀρχὴν</text:p>
            <text:p text:style-name="P68">πρὸ τριῶν μηνῶν ποιήσασθαι τῶν μελετῶν μεγίστων οὐσῶν. οὐ γὰρ</text:p>
            <text:p text:style-name="P68">οῖδα τί παθῶν οὐ μελετῶ ταῦτα.</text:p>
            <text:p text:style-name="Text_20_body"/>
            <text:p text:style-name="P68">ἀλλ’ οὖν κακῇ τύχῃ οἱ σοφισταὶ ταύτὰ ἐφρόνουν τῇ Ἑρμιόνῃ, περὶ</text:p>
            <text:p text:style-name="P68">ΝΟΡΒΕΡΤΟΣ Ο ΓΛ ΥΠΤΟΝΩΤΟΣ ΥΠΕΡΒΟΡΕΟΣ 187</text:p>
            <text:p text:style-name="P68">τὰ κατ’ οἶκον μαθητέα προστιθέντες πλείω ἐπὶ πλείοσιν, ὥστε οὐκ</text:p>
            <text:p text:style-name="P68">ἦν τοσοῦτο ἐν τῇ πασχαλινῇ ἀναπαύλῃ εὐφραίνεσθαι ὅσον ἐπὶ τῶν</text:p>
            <text:p text:style-name="P68">Χριστουγέννων. χαλεπὸν γὰρ ἦν αὐτοῖς ἀνιέναι τὴν διανοίαν τῆς</text:p>
            <text:p text:style-name="P68">Ἑρμιόνης ἀεὶ παρούσης καὶ ἀπαγγελλούσης τὰς δώδεκα χρείας τὰς</text:p>
            <text:p text:style-name="P68">τοῦ δρακοντείου αἵματος ἢ μελετώσης τὰς τῶν ῥάβδων κινήσεις.</text:p>
            <text:p text:style-name="P68">ἀλλὰ στένοντας καὶ ἐνοχλουμένους ε”δει σχολήν περ ε”χοντας</text:p>
            <text:p text:style-name="P68">διατρίβειν μετ’ αὐτῆς ἐν τῇ βιβλιοθήκῃ ὡς διαπράξοντας τὰ</text:p>
            <text:p text:style-name="P68">μαθήματα.</text:p>
            <text:p text:style-name="Text_20_body"/>
            <text:p text:style-name="P68">Ἀλλ’ ὁ μὲν Ῥοῶν τὴν γραφίδα καταβαλών ποτε, Οὐκ ε”σται μοι,</text:p>
            <text:p text:style-name="P68">ἔφη, ταῦτα ἐν νῷ διασῴζεσθαι, θεωρῶν ἅμα διὰ τῆς φωταγωγοῦ</text:p>
            <text:p text:style-name="P68">πρὸς τὸν οὐρανὸν φαιδρότατον τε γενόμενον καί χρῶμα παρέχοντα</text:p>
            <text:p text:style-name="P68">οῖον τῶν μυοσωτίδων. καὶ γὰρ διὰ πολλῶν ἤδη μηνῶν αἰθρίαν καῖ</text:p>
            <text:p text:style-name="P68">νηνεμίαν ποθῶν ᾐσθάνετο τέλος τοῦ θέρους ἀρξομένου.</text:p>
            <text:p text:style-name="Text_20_body"/>
            <text:p text:style-name="P68">ὁ δ’ Ἄρειος ζητῶν τέως τὸ δίκταμνον ἐν τοῖς χιλίοις φαρμ-</text:p>
            <text:p text:style-name="P68">άκοις βοτανικοῖς καῖ μυκητίνοις οὐκ ἀνέβλεψε πρὶν ἤκουσε τοῦ</text:p>
            <text:p text:style-name="P68"><text:soft-page-break/>Ῥοῶνος ἺΩ Ἀγρίωδες, λέγοντος, τί χρῆμα σὺ ἐν βιβλιοθήκῃ</text:p>
            <text:p text:style-name="P68">περιπολεῖς,·</text:p>
            <text:p text:style-name="Text_20_body"/>
            <text:p text:style-name="P68">τοῦτον δὲ παρῆν ι’δεῖν βραδέως ἐπιόντα, ἔχοντά τε κρυπτόν τι</text:p>
            <text:p text:style-name="P68">ὄπισθε τοῦ νώτου. καὶ πάνυ ἄτοπος ἐδόκει τὸν τρίβωνα φορῶν</text:p>
            <text:p text:style-name="P68">τὸν σπαλακορύπαινον,</text:p>
            <text:p text:style-name="Text_20_body"/>
            <text:p text:style-name="P68">Θεωρῶ δ’ ἀτεχνῶς ἐγώ, ἔφη. ἀλλ’ οἱ μὲν ὑπώπτευον αὐτὸν</text:p>
            <text:p text:style-name="P68">κίβδηλόν τι λέγειν ἀπίστῳ πως τῇ φωνῇ φθεγγόμενον, ἐκεῖνος δ’ αὖ</text:p>
            <text:p text:style-name="P68">τούτους, λέγων ὅτι Τί καινὸν ὑμεῖς περιεργάζεσθε ἐτεόν,· μῶν ε”τι</text:p>
            <text:p text:style-name="P68">τὸν Φλάμηλον ζητεῖτε,</text:p>
            <text:p text:style-name="Text_20_body"/>
            <text:p text:style-name="P68">Ἐγνώκαμέν γε πάλαι, ἀπεκρίνατο ὁ Ῥοών λαμπρυνάμενος τῇ</text:p>
            <text:p text:style-name="P68">ἐπιστήμῃ, οὐ μόνον περὶ ἐκείνου ὅστις ἐστίν, ἀλλὰ καὶ ὅ τι φυλάτ-</text:p>
            <text:p text:style-name="P68">τει ὁ κύων· φιλοσόφου γάρ ἐστι -</text:p>
            <text:p text:style-name="Text_20_body"/>
            <text:p text:style-name="P68">ὁ δ’ Ἁγριώδης Σίγα σίγα εἰπὼν περιέβλεπεν εὐλαβούμενος μή</text:p>
            <text:p text:style-name="P68">τις παράκουοι.Τι’ πάσχεις, μὴ βοῶν διασπείρῃς ταῦτα.</text:p>
            <text:p text:style-name="Text_20_body"/>
            <text:p text:style-name="P68">καὶ ὁ Ἄρειος Ἀλλ’ οὖν, ἔφη, ε”στιν ἃ ἐβουλόμεθα ἐρωτᾶν σε, περὶ</text:p>
            <text:p text:style-name="P68">τοῦ τί τὴν λίθον φύλαττει χωρὶς τοῦ Οὐλότριχος.</text:p>
            <text:p text:style-name="Text_20_body"/>
            <text:p text:style-name="P68">Σίγα, ἦ δ’ ὃς αὖθις ὁ Ἁγριώδης καὶ μείζονι τῇ φωνῇ. ἀλλ’</text:p>
            <text:p text:style-name="P68">ἀκούσατέ μου, εἰσαῦθις φοιτᾶτε παρ’ ἐμέ. οὐ μὴν οὐδ’ ὑπισχνοῦμαι</text:p>
            <text:p text:style-name="P68">λέξειν οὐδέν ὑμῖν, ἀλλὰ μὴ ἀδολεσχεῖτε γοῦν περὶ αὐτὰ ἐνθάδε</text:p>
            <text:p text:style-name="P68"><text:soft-page-break/>παρόντες οὐ γὰρ θεμιτὸν τοῖς μαθηταῖς εἰδέναι οὐδέν. τυχὸν νομ-</text:p>
            <text:p text:style-name="P68">ίζοιεν ἄν με δεδηλωκέναι τι ὑμῖν -</text:p>
            <text:p text:style-name="Text_20_body"/>
            <text:p text:style-name="P68">Εἷς καλὸν δῆτα, ὑπολαβὼν ἔφη ὁ “Αρειος.</text:p>
            <text:p text:style-name="Text_20_body"/>
            <text:p text:style-name="P68">καῖ βραδέως αὖ ἀπέβη ὁ Ἁγριώδης.</text:p>
            <text:p text:style-name="Text_20_body"/>
            <text:p text:style-name="P68">ἡ δ’ Ἑρμιόνη ἐνθυμουμένη τι Ἀλλὰ τί ἔκρυπτεν, ἔφη, ε”χων</text:p>
            <text:p text:style-name="P68">ὄπισθεν τοῦ νώτου,·</text:p>
            <text:p text:style-name="P68">188 ΑΡΕιοΣ Πο ΤΗΡ</text:p>
            <text:p text:style-name="Text_20_body"/>
            <text:p text:style-name="P68">ΤΗ καί προσῆκόν τι τῇ λίθῳ,</text:p>
            <text:p text:style-name="Text_20_body"/>
            <text:p text:style-name="P68">Μέλλω οῦν μαθήσεσθαι ἐν τίνι μερίδι διέτριβεν, εἶπεν ὁ Ῥοὼν</text:p>
            <text:p text:style-name="P68">τοῖς μαθήμασι κορεσθείς. καῖ ἐν ἀκαρεῖ ἐπανελθὼν πολλὰ ἐν</text:p>
            <text:p text:style-name="P68">ἀγκάλαις βιβλία ἐκόμιζε, καῖ ταῦτ’ ἐπὶ τὴν τράπεζαν καταθεὶς</text:p>
            <text:p text:style-name="P68">ψιθυρίζων Δρακόντων, ἔφη. ἐζητεῖ γὰρ ἐκεῖνος τὰ τῶν δρακόντων.</text:p>
            <text:p text:style-name="P68">ι’δού τάδε’ εῖδὴ δρακόντεια τῆς Μεγάλης Βρεταννίας καί τῆς</text:p>
            <text:p text:style-name="P68">Ἰέρνης· ἀπὸ τοῦ ᾠοῦ εἷς τὴν ἔμπρησιν, ἐγχειρίδιον τοῖς</text:p>
            <text:p text:style-name="P68">δρακοντοκόλοις.</text:p>
            <text:p text:style-name="Text_20_body"/>
            <text:p text:style-name="P68">Ἄρειος δέ Ὁ γὰρ Ἁγριώδης, ἔφη, ἀεὶ δράκοντος ἐγλίχετο, οὕτω</text:p>
            <text:p text:style-name="P68">γὰρ εἶπέ μοι πρῶτον συγγενόμενος.</text:p>
            <text:p text:style-name="Text_20_body"/>
            <text:p text:style-name="P68">Ἀλλὰ τοῦτο, ε”φη ὁ Ῥοών, παράνομόν ε’στιν ἡμῖν. ἡ γάρ τοι δρα-</text:p>
            <text:p text:style-name="P68">κοντοτροφία ε”τει χιλιοστῴ ἑπτακοσιοστῶ ἐνάτῳ ἀπερρήθη ὑπὸ τοῦ</text:p>
            <text:p text:style-name="P68">τῶν φαρμακέων συνεδρίου, οὐδ’ ἔστιν ὅστις οὐκ <text:soft-page-break/>οἶδε τοῦτο. καὶγὰρ</text:p>
            <text:p text:style-name="P68">οὐ μόνον χαλεπόν ἐστιν οἴκοι δρακοντοτροφεῖν λάθρᾳ τῶν</text:p>
            <text:p text:style-name="P68">Μυγάλων, ἀλλὰ καὶ τούς δράκοντας ἡμεροῦν ἀδύνατόν τε καὶ</text:p>
            <text:p text:style-name="P68">ἐπικίνδυνον. εἴθ’ ὤφελες ι’δεῖν τὰς φλυκταίνας ἃς ὁ Κάρολος ὑπέσχεν</text:p>
            <text:p text:style-name="P68">ἐν Ῥουμανίᾳ ὑπὸ δρακόντων ἀγρίων κεκαυμένος.</text:p>
            <text:p text:style-name="Text_20_body"/>
            <text:p text:style-name="P68">Μῶν ἐν Βρεταννίᾳ ἀγριοί εἶσι δράκοντες,· ἦ δ’ ὃς ὁ “Άρειος.</text:p>
            <text:p text:style-name="Text_20_body"/>
            <text:p text:style-name="P68">Μάλιστα, ε”φη ὁ Ῥοών. ἐνδημοῦσι γὰρ καί οἱ Οὐαλικοὶ χλῶροι</text:p>
            <text:p text:style-name="P68">καί οἱ Θουλικοῖ μέλανες. ἔργον δ’ ἐστὶ δὴ τῇ βουλῇ τῇ τῶν μάγων</text:p>
            <text:p text:style-name="P68">ἀποκρύπτεσθαι ταῦτα, δέον ἀεῖ βασκαίνειν τοὺς Μυγάλους εἴ τις</text:p>
            <text:p text:style-name="P68">δράκοντα ἑώρακεν ὅπως ἐπιλησμόνες γενήσονται.</text:p>
            <text:p text:style-name="Text_20_body"/>
            <text:p text:style-name="P68">Ἀλλ’ εἶπέ μοι, ἔφη ἡ Ἑρμιόνη, ποίου πρὸς θεῶν πράγματος</text:p>
            <text:p text:style-name="P68">ἅπτεται ὁ Ἁγριώδης;</text:p>
            <text:p text:style-name="Text_20_body"/>
            <text:p text:style-name="P68">&gt;ι’</text:p>
            <text:p text:style-name="P68">καὶ μεθ’ ὥραν τὴν τοῦ καλυβίου θύραν κόπτοντες εἶδον τὰς θυρίδας</text:p>
            <text:p text:style-name="P68">καταπετάσμασιν ἁπάσας συγκεκλεισμένας. καῖ ὁ Ἁγριώδης Τίς</text:p>
            <text:p text:style-name="P68">ε”στι βοήσας ἀσπασάμενος δ’ αὐτοὺς τὴν θύραν κάτοπιν εὐθὺς</text:p>
            <text:p text:style-name="P68">ἔκλεισεν.</text:p>
            <text:p text:style-name="Text_20_body"/>
            <text:p text:style-name="P68">καὶ ἐπειδὴ τάχιστα εἰσῆλθον, καύματι πάνυ διεθερμαίνοντο,</text:p>
            <text:p text:style-name="P68">πυρὸς ἐν τῇ ἐσχάρᾳ καιομένου καίπερ τοῦ ἐκτὸς ἀέρος θερίνου ἤδη</text:p>
            <text:p text:style-name="P68">γενομένου. ἐκεῖνος δέ ὕδωρ ἐθέρμαινε καί τέϊον ἐποιήσατο αὐτοῖς.</text:p>
            <text:p text:style-name="P68"><text:soft-page-break/>τὰ δ’ ἄρτου ψωμία γαλῆς κρεῶν σεσαγμένα καταφρονοῦντες οὐκ</text:p>
            <text:p text:style-name="P68">ἐδέξαντο,</text:p>
            <text:p text:style-name="Text_20_body"/>
            <text:p text:style-name="P68">Εἶτα ἐπεθυμεῖτε ἀνερωτῆσαί τι,·</text:p>
            <text:p text:style-name="Text_20_body"/>
            <text:p text:style-name="P68">Μάλιστα, ἔφη ὁ ’Άρειος, ὡς οὐ μέλλων λόγῳ ὑποστελεῖσθαι</text:p>
            <text:p text:style-name="P68">οὐδὲν τοῦ δέοντος, σπούδαζομεν γὰρ μαθεῖν τί φυλάττει τὴν φιλο-</text:p>
            <text:p text:style-name="P68">σόφου λίθον χωρῖς τοῦ Οὐλότριχος, εἴπερ δοκεῖ σοι λέγειν.</text:p>
            <text:p text:style-name="Text_20_body"/>
            <text:p text:style-name="P68">Μὰ Δί’ οὐκ ἔμοιγε, ἔφη, τοῦτο μὲν ὡς οὐκ εἰδότι, τοῦτο δέ</text:p>
            <text:p text:style-name="P68">εἴ πῃ κατῄδη οὐ βουλομένῳ τοῖς ἄγαν ἤδη μεμαθηκόσι λέγειν</text:p>
            <text:p text:style-name="P68">ΝΟΡΒΕΡΤΟΣ Ο ΓΛ ΥΠΤΟΝΩΤΟΣ ΥΠΕΡΒΟΡΕΟΣ 189</text:p>
            <text:p text:style-name="P68">οὐδέν. ἡ γὰρ λίθος ἐνθάδε πάρεστιν ἐκ προνοίας, παρὰ μικρὸν</text:p>
            <text:p text:style-name="P68">ἐλθοῦσα ἐκ Γριγγώτου κλεφθῆναι. ἀλλ’ οἶμαι καί ταῦτα ηὑρή-</text:p>
            <text:p text:style-name="P68">κατε δήπου,· λελήθατε γὰρ ἐμὲ εὑρόντες οὐκ οἶδ’ ὅπως τὰ τοῦ</text:p>
            <text:p text:style-name="P68">Οὗλότριχος.</text:p>
            <text:p text:style-name="Text_20_body"/>
            <text:p text:style-name="P68">ἡ δ’ Ἑρμιόνη χαριέντως μὲν κολακευτικῶς δέ Ἀλλ’ ὦ Ἁγρίωδες,</text:p>
            <text:p text:style-name="P68">εἰπεῖν μὲν ἡμῖν δῆλον ὅτι οὐ βούλῃ, οἶσθα δ’ ὅμως ἅτε πάντ’ εἰδὼς</text:p>
            <text:p text:style-name="P68">τὰ ἐνθάδε γιγνόμενα. καί αὐτοῦ ᾔσθοντο μειδιῶντος - τὸν γὰρ</text:p>
            <text:p text:style-name="P68">πώγωνα κινούμενόν τι εἶδον. κάκείνη ἀναλαβοῦσα Ἐβουλόμεθα</text:p>
            <text:p text:style-name="P68">μαθεῖν ἁπλῶς τίς ἄρ’ ἦν ὁ φύλαξ, οὐκ εἰδότες ὅτῳ ἐπίστευσεν ὁ</text:p>
            <text:p text:style-name="P68">Διμπλόδωρος συμφυλάττοντι χωρὶς σοῦ.</text:p>
            <text:p text:style-name="Text_20_body"/>
            <text:p text:style-name="P68"><text:soft-page-break/>ταῦτα δ’ εἰπούσης ὁ μὲν Ἁγριώδης ἐσεμνύνετο ὥς τι ὧν, ὁ δ’</text:p>
            <text:p text:style-name="P68">Ἄρειος καὶ ὁ Ῥοών προσεγέλων θαυμάζοντες αὐτήν.</text:p>
            <text:p text:style-name="Text_20_body"/>
            <text:p text:style-name="P68">Λοιπόν· οὐδέν ἄρ’ ἐμποδών ἐστιν οἶμαι μὴ τοῦτο λέγειν. εἶὲν.</text:p>
            <text:p text:style-name="P68">πρῶτον μὲν γὰρ ἐχρήσατο τὸν Οὐλότριχα ἀπ’ ἐμοῦ, ἔπειτα δέ</text:p>
            <text:p text:style-name="P68">σοφισταί τινες ἐμαγγάνευόν τι, οἷον ἡ Βλάστη, καὶ ὁ Φιλητικὸς καὶ</text:p>
            <text:p text:style-name="P68">ἡ Μαγονωγαλέα - τοῖς γὰρ δακτύλοις διηρίθμει αὐτούς - καὶ ὁ</text:p>
            <text:p text:style-name="P68">Κίουρος, καὶ αὐτὸς ὁ Διμπλόδωρος ἐποίησέ τι. ἀλλὰ περιμένετε·</text:p>
            <text:p text:style-name="P68">ἐπελαθόμην τινός. καὶ δὴ καὶ ὁ Σίναπυς.</text:p>
            <text:p text:style-name="Text_20_body"/>
            <text:p text:style-name="P68">Ἠ τὸν Σίναπυν λέγεις,·</text:p>
            <text:p text:style-name="Text_20_body"/>
            <text:p text:style-name="P68">Πάνυ γε. μῶν ἔτι περὶ τούτων πράγματα ε”χετε; πίθεσθέ μοι· ὁ</text:p>
            <text:p text:style-name="P68">Σίναπυς ἅτε φυλάττων τὴν λίθον οὐδαμῶς κλέψειν μέλλει.</text:p>
            <text:p text:style-name="Text_20_body"/>
            <text:p text:style-name="P68">ὁ δ”Άρειος ᾔδει τόν τε Ῥοῶνα καὶ τὴν Ἑρμιόνην ταύτὰ ἐννοοῦν-</text:p>
            <text:p text:style-name="P68">τας. εἰ γὰρ ἐκεῖνος μετεῖχε τοῦ φυλάττειν, ῥᾴδιον ἄρα γενέσθαι</text:p>
            <text:p text:style-name="P68">αὐτῷ εὑρεῖν ᾧ τρόπῳ οἶ ἄλλοι σοφισταὶ φυλάττοιεν. ἐπίστασθαι οὖν</text:p>
            <text:p text:style-name="P68">ἐδόκει τὰ πάντα ὡς εἶπειν εἰ μὴ διακρούεσθαι δὴ τὸ τοῦ Κίουρου</text:p>
            <text:p text:style-name="P68">φίλτρον καὶ τὸν Οὖλότριχα.</text:p>
            <text:p text:style-name="Text_20_body"/>
            <text:p text:style-name="P68">καί ὁ Ἄρειος φοβερὸς γεγώς Οὔκουν σὺ μόνος, ἔφη, ὦ</text:p>
            <text:p text:style-name="P68">Ἀγρίωδες, σοφὸς εἶ ἐπιστάμενος ᾧ τρόπῳ ε”στι παρελθεῖν τὸν</text:p>
            <text:p text:style-name="P68">Οὐλότριχα,· οὐδ’ εἴποις ἂν τοῦτο οὐδενὶ οὐδὲ τῶν <text:soft-page-break/>σοφιστῶν,·</text:p>
            <text:p text:style-name="Text_20_body"/>
            <text:p text:style-name="P68">Οὐδεὶς γὰρ ἐπίσταται, ἦ δ’ ὃς ὁ Αγριώδης σεμνὸν βλέπων,</text:p>
            <text:p text:style-name="P68">χωρὶς ἐμαυτοῦ καὶ τοῦ Διμπλοδώρου.</text:p>
            <text:p text:style-name="Text_20_body"/>
            <text:p text:style-name="P68">Τοῦτο γοῦν χρήσιμόν ἐστί τι, εἶπεν ὁ Ἄρειος λάθρᾳ ἐκείνου. ἀλλ’</text:p>
            <text:p text:style-name="P68">ἔξεστι θυρίδα ἆνοίξαι; θερμαίνομαι γὰρ σφόδρα.</text:p>
            <text:p text:style-name="Text_20_body"/>
            <text:p text:style-name="P68">Ἀδύνατόν γε. ἀλλὰ λυποῦμαι, ε”φη ἀποβλέπων ἅμα πρὸς τὴν</text:p>
            <text:p text:style-name="P68">ἐσχάραν, οὐδὲ λαθὼν τὸν ’Ἀρειοκ ὁ δέ ἐκεῖσε βλέψας αὐτός Ὦ</text:p>
            <text:p text:style-name="P68">δαιμόνιε, ἔφη, ἐκεῖνο τί δή,·</text:p>
            <text:p text:style-name="Text_20_body"/>
            <text:p text:style-name="P68">ἀλλ’ ᾔδει αὐτὸ τί ἐστίν, ἐν γὰρ μέσῃ τῇ ἐσχάρᾳ ὑπὸ τῷ λέβητι</text:p>
            <text:p text:style-name="P68">ᾠόν τι ἦν μέγα δὴ καὶ μέλαν.</text:p>
            <text:p text:style-name="Text_20_body"/>
            <text:p text:style-name="P68">ὁ δ’ Ἁγριώδης τοῦ γενείου δέει ἁπτόμενος ἐτονθόρυζέ τι ὡς οὐκ</text:p>
            <text:p text:style-name="P68">ἔχων τάληθὲς εἰπεῖν.</text:p>
            <text:p text:style-name="P68">190 ΑΡΕΙΟΣ Πο ΤΗΡ</text:p>
            <text:p text:style-name="Text_20_body"/>
            <text:p text:style-name="P68">καί ὁ Ῥοών ἐπὶ τῇ ἐσχάρᾳ ὀκλάζων ὡς ἐγγύθεν ὀψόμενος τὸ ᾠόν</text:p>
            <text:p text:style-name="P68">Πόθεν ἐκτήσω, ἔφη, ὧ Ἁγρίωδες,· πολυτελέστατον γὰρ ἦν σοι ὡς</text:p>
            <text:p text:style-name="P68">ε’ὀικε,</text:p>
            <text:p text:style-name="Text_20_body"/>
            <text:p text:style-name="P68">Κομίζω γὰρ τόδε νικητήρια λαβών· χθὲς γὰρ τῆς ἑσπέρας ἐν τῴ</text:p>
            <text:p text:style-name="P68">δήμῳ μεθ’ ἑταίρων συμπίνων ξένῳ τινὶ συνεγενόμην κυβεύων. ἀλλ’</text:p>
            <text:p text:style-name="P68">ἔμοιγ’ ἐδόκει ἄσμενος δὴ καταλιπεῖν αὐτό.</text:p>
            <text:p text:style-name="Text_20_body"/>
            <text:p text:style-name="P68">Ἀλλὰ πῶς, ε”φη ἡ Ἑρμιόνη, ἐν νῷ ε”χεις χρῆσθαι <text:soft-page-break/>αὐτῷ</text:p>
            <text:p text:style-name="P68">ἐννενεοττευμένῳ;</text:p>
            <text:p text:style-name="Text_20_body"/>
            <text:p text:style-name="P68">βιβλίον δέ μέγα ὑπὸ τοῦ προσκεφαλαίου λαβών Φιλοσοφῶν</text:p>
            <text:p text:style-name="P68">γὰρ, ἔφη, τόδε κέκτημαι τὸ βιβλίον ἀπὸ τῆς βιβλιοθήκης χρησ-</text:p>
            <text:p text:style-name="P68">άμενος, τὸ περὶ τῆς δρακοντοτροφείας τέρψεως χάριν ἢ</text:p>
            <text:p text:style-name="P68">ἐπικαρπίας, ἀρχαῖον μὲν χρήσιμον δ’ ὅμως. χρεία γάρ τοί ἐστι τὸ</text:p>
            <text:p text:style-name="P68">μὲν ᾠὸν ἐν ἐσχάρᾳ θεραπεύειν, τῶν μητέρων θερμὸν ἐμπνεουσῶν</text:p>
            <text:p text:style-name="P68">αὐτοῖς, τὸν δέ νέοττον τρέφειν καθ’ ἡμιώρια ἀμφορέα δίδοντα</text:p>
            <text:p text:style-name="P68">ἴσον ἴσῳ οἰνοπνεύματι καὶ αἵματι ὀρνιθείῳ πεπληρωμένον. καῖ</text:p>
            <text:p text:style-name="P68">ι’δοὺ λέγει τὸ βιβλίον ὅπως ε”νεστι τὰ ᾠὰ διαγιγνώσκειν ἄλλο ἀπ’</text:p>
            <text:p text:style-name="P68">ἄλλου τούμὸν γάρ ἐστι Γλυπτόνωτος Ὑπερβόρεος, τῶν ἐπιτυχ-</text:p>
            <text:p text:style-name="P68">όντων οὐδαμῶς ὅν.</text:p>
            <text:p text:style-name="Text_20_body"/>
            <text:p text:style-name="P68">καὶ οὗτος μὲν ἐδόκει πάνυ ἀγαπᾶν τοῖς πεπραγμένοις, ἡ δ’</text:p>
            <text:p text:style-name="P68">Ἑρμιόνη οὐχ ἡδομένη ῗΩ Ἃγρίωδες, ἔφη, ἐν ξυλίνῃ διατρίβεις οἰκίᾳ.</text:p>
            <text:p text:style-name="P68">ὁ δ’ οὐκ ἤκουεν, ἐμινύριζε δέ εὐθύμως φρύγανα εἷς τὴν ἐσχάραν ἅμα</text:p>
            <text:p text:style-name="P68">ῥίπτων.</text:p>
            <text:p text:style-name="Text_20_body"/>
            <text:p text:style-name="P68">&gt;κ</text:p>
            <text:p text:style-name="P68">καινὸν οὖν πρᾶγμα νῦν εἶχον καὶ ἀνιαρότερον, οὐκ εἰδότες τί πάθοι</text:p>
            <text:p text:style-name="P68">ἂν ὁ Ἁγριώδης εἴ τις πύθοιτο αὐτοῦ δράκοντα τρέφοντος παρά-</text:p>
            <text:p text:style-name="P68">νομον ἐν τῷ καλυβίῳ.</text:p>
            <text:p text:style-name="Text_20_body"/>
            <text:p text:style-name="P68">Εἴθ’ ἐφ’ ἡσυχίας μοι συμβαίη διατρίβειν εὖδαιμονοὺντι, εἶπεν ὁ</text:p>
            <text:p text:style-name="P68"><text:soft-page-break/>Ῥοών ποτε. ἠγωνίζοντο γὰρ ἀνὰ πᾶσαν τὴν ἑσπέραν τῶν κατ’ οἶκον</text:p>
            <text:p text:style-name="P68">μαθημάτων, ὧν πλείονα ἤδη ἐλάμβανον, μόλις κρατῆσαι. καὶ ἡ</text:p>
            <text:p text:style-name="P68">Ἑρμιόνη, ἤρξατο ἤδη καταλόγους ποιουμένη, ὑπὲρ τοῦ θ ’Ἁρείου καῖ</text:p>
            <text:p text:style-name="P68">τοῦ Ῥοῶνος πάνυ ἐπαχθὴς αὐτοῖς γενομένη.</text:p>
            <text:p text:style-name="Text_20_body"/>
            <text:p text:style-name="P68">κᾶπειτα πρωΐνη ἡ Ἱ-Ῑδυικτίν ἐκόμισέ ποτ’ ἐπιστολὴν τῴ Ἁρείῳ</text:p>
            <text:p text:style-name="P68">ἑτέραν ὑφ’ Ἁγριώδους πεμφθεῖσαν βραχυλογήσαντος ὧδέ</text:p>
            <text:p text:style-name="Text_20_body"/>
            <text:p text:style-name="P68">Ἐννεοττεύει.</text:p>
            <text:p text:style-name="Text_20_body"/>
            <text:p text:style-name="P68">ὁ μὲν οὖν Ῥοών εἶπεν ἀφιστάμενος τῆς βοτανικῆς σχολῆς ἴέναι</text:p>
            <text:p text:style-name="P68">εὐθὺς πρὸς τὸ καλύβιον, ἡ δ’Ἑρμιόνη τοῦτ’ οὐκ ἐβουλήθη.</text:p>
            <text:p text:style-name="Text_20_body"/>
            <text:p text:style-name="P68">Ποσάκις διὰ βίου σοι δράκοντα ι’δεῖν ἐννεοττεύοντα ἐξέσται;</text:p>
            <text:p text:style-name="Text_20_body"/>
            <text:p text:style-name="P68">Οὔ μόνον πρὸς σχολὰς δεῖ φοιτῆσαι, ἀλλὰ καὶ πράγμαθ’ ἕξομεν</text:p>
            <text:p text:style-name="P68">ἡμεῖς τε καί ὁ Ἁγριώδης εἴ πῄ τις εὕροι ὅ τι πράττει -</text:p>
            <text:p text:style-name="Text_20_body"/>
            <text:p text:style-name="P68">Σίγα, ἔφη ὁ ’Άρειος πρὸς οὖς αὐτῇ λέγων.</text:p>
            <text:p text:style-name="P68"/>
          </table:table-cell>
          <table:table-cell table:style-name="Table7.A1" office:value-type="string">
            <text:p text:style-name="P1">She threw a sharp, sideways glance at Dumbledore here, as though hoping he was going to tell her something, but he didn't, so she went on. "A fine thing it would be if, on the very day YouKnow-Who seems to have disappeared at last, the Muggles found out about us all. I suppose he really has gone, Dumbledore?" </text:p>
            <text:p text:style-name="P1"/>
            <text:p text:style-name="P1">"It certainly seems so," said Dumbledore. "We have much to be thankful for. Would you care for a lemon drop?" </text:p>
            <text:p text:style-name="P1"/>
            <text:p text:style-name="P1"><text:soft-page-break/>"A what?" </text:p>
            <text:p text:style-name="P1"/>
            <text:p text:style-name="P1">"A lemon drop. They're a kind of Muggle sweet I'm rather fond of" </text:p>
            <text:p text:style-name="P1"/>
            <text:p text:style-name="P1">"No, thank you," said Professor McGonagall coldly, as though she didn't think this was the moment for lemon drops. "As I say, even if You-Know-Who has gone -" </text:p>
            <text:p text:style-name="P1"/>
            <text:p text:style-name="P1">"My dear Professor, surely a sensible person like yourself can call him by his name? All this 'You- Know-Who' nonsense -- for eleven years I have been trying to persuade people to call him by his proper name: Voldemort." Professor McGonagall flinched, but Dumbledore, who was unsticking two lemon drops, seemed not to notice. "It all gets so confusing if we keep saying 'You-Know-Who.' I have never seen any reason to be frightened of saying Voldemort's name. </text:p>
            <text:p text:style-name="P1"/>
            <text:p text:style-name="P1">"I know you haven 't, said Professor McGonagall, sounding half exasperated, half admiring. "But you're different. Everyone knows you're the only one You-Know- oh, all right, Voldemort, was frightened of." </text:p>
            <text:p text:style-name="P1"/>
            <text:p text:style-name="P1">"You flatter me," said Dumbledore calmly. "Voldemort had powers I will never have." </text:p>
            <text:p text:style-name="P1"/>
            <text:p text:style-name="P1">"Only because you're too -- well -- noble to use them." </text:p>
            <text:p text:style-name="P1"/>
            <text:p text:style-name="P1">"It's lucky it's dark. I haven't blushed so much since Madam Pomfrey told me she liked my new earmuffs." </text:p>
            <text:p text:style-name="P1"/>
            <text:p text:style-name="P1">Professor McGonagall shot a sharp look at Dumbledore and said, "The owls are nothing next to the rumors that are flying around. You know what everyone's saying? About why he's disappeared? About what finally stopped him?" </text:p>
            <text:p text:style-name="P1"/>
            <text:p text:style-name="P1">It seemed that Professor McGonagall had reached the point she was most anxious to discuss, the real reason she had been waiting on a cold, hard wall all day, for neither as a cat nor as a woman had she fixed Dumbledore with such a piercing stare as she <text:soft-page-break/>did now. It was plain that whatever "everyone" was saying, she was not going to believe it until Dumbledore told her it was true. Dumbledore, however, was choosing another lemon drop and did not answer. </text:p>
            <text:p text:style-name="P1"/>
            <text:p text:style-name="P1">"What they're saying," she pressed on, "is that last night Voldemort turned up in Godric's Hollow. He went to find the Potters. The rumor is that Lily and James Potter are -- are -- that they're -- dead. “ </text:p>
            <text:p text:style-name="P1"/>
            <text:p text:style-name="P1">Dumbledore bowed his head. Professor McGonagall gasped. </text:p>
            <text:p text:style-name="P1"/>
            <text:p text:style-name="P1">"Lily and James... I can't believe it... I didn't want to believe it... </text:p>
            <text:p text:style-name="P1"/>
            <text:p text:style-name="P1">Oh, Albus..." </text:p>
            <text:p text:style-name="P1"/>
            <text:p text:style-name="P1">Dumbledore reached out and patted her on the shoulder. "I know... I know..." he said heavily. </text:p>
            <text:p text:style-name="P1"/>
            <text:p text:style-name="P1">Professor McGonagall's voice trembled as she went on. "That's not all. </text:p>
            <text:p text:style-name="P1"/>
            <text:p text:style-name="P1">They're saying he tried to kill the Potter's son, Harry. But -- he couldn't. He couldn't kill that little boy. No one knows why, or how, but they're saying that when he couldn't kill Harry Potter, Voldemort's power somehow broke -- and that's why he's gone. </text:p>
            <text:p text:style-name="P1"/>
            <text:p text:style-name="P1">Dumbledore nodded glumly. </text:p>
            <text:p text:style-name="P1"/>
            <text:p text:style-name="P1">"It's -- it's true?" faltered Professor McGonagall. "After all he's done... all the people he's killed... he couldn't kill a little boy? It's just astounding... of all the things to stop him... but how in the name of heaven did Harry survive?" </text:p>
            <text:p text:style-name="P1"/>
            <text:p text:style-name="P1">"We can only guess," said Dumbledore. "We may never know." </text:p>
            <text:p text:style-name="P1"/>
            <text:p text:style-name="P1">Professor McGonagall pulled out a lace handkerchief and dabbed at her eyes beneath her spectacles. Dumbledore gave a great sniff as he took a golden watch from his pocket and examined it. It was a very odd watch. </text:p>
            <text:p text:style-name="P1"/>
            <text:p text:style-name="P1"><text:soft-page-break/>It had twelve hands but no numbers; instead, little planets were moving around the edge. It must have made sense to Dumbledore, though, because he put it back in his pocket and said, "Hagrid's late. I suppose it was he who told you I'd be here, by the way?" </text:p>
            <text:p text:style-name="P1"/>
            <text:p text:style-name="P1">"Yes," said Professor McGonagall. "And I don't suppose you're going to tell me why you're here, of all places?" </text:p>
            <text:p text:style-name="P1"/>
            <text:p text:style-name="P1">"I've come to bring Harry to his aunt and uncle. They're the only family he has left now." </text:p>
            <text:p text:style-name="P1"/>
            <text:p text:style-name="P1">"You don't mean -- you can't mean the people who live here?" cried Professor McGonagall, jumping to her feet and pointing at number four. </text:p>
            <text:p text:style-name="P1"/>
            <text:p text:style-name="P1">"Dumbledore -- you can't. I've been watching them all day. You couldn't find two people who are less like us. And they've got this son -- I saw him kicking his mother all the way up the street, screaming for sweets. </text:p>
            <text:p text:style-name="P1"/>
            <text:p text:style-name="P1">Harry Potter come and live here!" </text:p>
            <text:p text:style-name="P1"/>
            <text:p text:style-name="P1">"It's the best place for him," said Dumbledore firmly. "His aunt and uncle will be able to explain everything to him when he's older. I've written them a letter." </text:p>
            <text:p text:style-name="P1"/>
            <text:p text:style-name="P1">"A letter?" repeated Professor McGonagall faintly, sitting back down on the wall. "Really, Dumbledore, you think you can explain all this in a letter? These people will never understand him! He'll be famous -- a legend -- I wouldn't be surprised if today was known as Harry Potter day in the future -- there will be books written about Harry -- every child in our world will know his name!" </text:p>
            <text:p text:style-name="P1"/>
            <text:p text:style-name="P1">"Exactly," said Dumbledore, looking very seriously over the top of his half-moon glasses. "It would be enough to turn any boy's head. Famous before he can walk and talk! Famous for something he won't even remember! CarA you see how much better off he'll be, growing up away from all that until he's ready to take it?" </text:p>
            <text:p text:style-name="P1"><text:soft-page-break/></text:p>
            <text:p text:style-name="P1">Professor McGonagall opened her mouth, changed her mind, swallowed, and then said, "Yes -- yes, you're right, of course. But how is the boy getting here, Dumbledore?" She eyed his cloak suddenly as though she thought he might be hiding Harry underneath it. </text:p>
            <text:p text:style-name="P1"/>
            <text:p text:style-name="P1">"Hagrid's bringing him." </text:p>
            <text:p text:style-name="P1"/>
            <text:p text:style-name="P1">"You think it -- wise -- to trust Hagrid with something as important as this?" </text:p>
            <text:p text:style-name="P1"/>
            <text:p text:style-name="P1">I would trust Hagrid with my life," said Dumbledore. </text:p>
            <text:p text:style-name="P1"/>
            <text:p text:style-name="P1">"I'm not saying his heart isn't in the right place," said Professor McGonagall grudgingly, "but you can't pretend he's not careless. He does tend to -- what was that?" </text:p>
            <text:p text:style-name="P1"/>
            <text:p text:style-name="P1">A low rumbling sound had broken the silence around them. It grew steadily louder as they looked up and down the street for some sign of a headlight; it swelled to a roar as they both looked up at the sky -- and a huge motorcycle fell out of the air and landed on the road in front of them. </text:p>
            <text:p text:style-name="P1"/>
            <text:p text:style-name="P1">If the motorcycle was huge, it was nothing to the man sitting astride it. He was almost twice as tall as a normal man and at least five times as wide. He looked simply too big to be allowed, and so wild - long tangles of bushy black hair and beard hid most of his face, he had hands the size of trash can lids, and his feet in their leather boots were like baby dolphins. In his vast, muscular arms he was holding a bundle of blankets. </text:p>
            <text:p text:style-name="P1"/>
            <text:p text:style-name="P1">"Hagrid," said Dumbledore, sounding relieved. "At last. And where did you get that motorcycle?" </text:p>
            <text:p text:style-name="P1"/>
            <text:p text:style-name="P1">"Borrowed it, Professor Dumbledore, sit," said the giant, climbing carefully off the motorcycle as he spoke. "Young Sirius Black lent it to me. I've got him, sir." </text:p>
            <text:p text:style-name="P1"/>
            <text:p text:style-name="P1">"No problems, were there?" </text:p>
            <text:p text:style-name="P1"/>
            <text:p text:style-name="P1"><text:soft-page-break/>"No, sir -- house was almost destroyed, but I got him out all right before the Muggles started swarmin' around. He fell asleep as we was flyin' over Bristol." </text:p>
            <text:p text:style-name="P1"/>
            <text:p text:style-name="P1">Dumbledore and Professor McGonagall bent forward over the bundle of blankets. Inside, just visible, was a baby boy, fast asleep. Under a tuft of jet-black hair over his forehead they could see a curiously shaped cut, like a bolt of lightning. </text:p>
            <text:p text:style-name="P1"/>
            <text:p text:style-name="P1">"Is that where -?" whispered Professor McGonagall. </text:p>
            <text:p text:style-name="P1"/>
            <text:p text:style-name="P1">"Yes," said Dumbledore. "He'll have that scar forever." </text:p>
            <text:p text:style-name="P1"/>
            <text:p text:style-name="P1">"Couldn't you do something about it, Dumbledore?" </text:p>
            <text:p text:style-name="P1"/>
            <text:p text:style-name="P1">"Even if I could, I wouldn't. Scars can come in handy. I have one myself above my left knee that is a perfect map of the London Underground. Well -- give him here, Hagrid -- we'd better get this over with." </text:p>
            <text:p text:style-name="P1"/>
            <text:p text:style-name="P1">Dumbledore took Harry in his arms and turned toward the Dursleys' house. </text:p>
            <text:p text:style-name="P1"/>
            <text:p text:style-name="P1">"Could I -- could I say good-bye to him, sir?" asked Hagrid. He bent his great, shaggy head over Harry and gave him what must have been a very scratchy, whiskery kiss. Then, suddenly, Hagrid let out a howl like a wounded dog. </text:p>
            <text:p text:style-name="P1"/>
            <text:p text:style-name="P1">"Shhh!" hissed Professor McGonagall, "you'll wake the Muggles!" </text:p>
            <text:p text:style-name="P1"/>
            <text:p text:style-name="P1">"S-s-sorry," sobbed Hagrid, taking out a large, spotted handkerchief and burying his face in it. "But I c-c-can't stand it -- Lily an' James dead -- an' poor little Harry off ter live with Muggles -" </text:p>
            <text:p text:style-name="P1"/>
            <text:p text:style-name="P1">"Yes, yes, it's all very sad, but get a grip on yourself, Hagrid, or we'll be found," Professor McGonagall whispered, patting Hagrid gingerly on the arm as Dumbledore stepped over the low garden wall and walked to the front door. He laid <text:soft-page-break/>Harry gently on the doorstep, took a letter out of his cloak, tucked it inside Harry's blankets, and then came back to the other two. For a full minute the three of them stood and looked at the little bundle; Hagrid's shoulders shook, Professor McGonagall blinked furiously, and the twinkling light that usually shone from Dumbledore's eyes seemed to have gone out. </text:p>
            <text:p text:style-name="P1"/>
            <text:p text:style-name="P1">"Well," said Dumbledore finally, "that's that. We've no business staying here. We may as well go and join the celebrations." </text:p>
            <text:p text:style-name="P1"/>
            <text:p text:style-name="P1">"Yeah," said Hagrid in a very muffled voice, "I'll be takin' Sirius his bike back. G'night, Professor McGonagall -- Professor Dumbledore, sir." </text:p>
            <text:p text:style-name="P1"/>
            <text:p text:style-name="P1">Wiping his streaming eyes on his jacket sleeve, Hagrid swung himself onto the motorcycle and kicked the engine into life; with a roar it rose into the air and off into the night. </text:p>
            <text:p text:style-name="P1"/>
            <text:p text:style-name="P1">"I shall see you soon, I expect, Professor McGonagall," said Dumbledore, nodding to her. Professor McGonagall blew her nose in reply. </text:p>
            <text:p text:style-name="P1"/>
            <text:p text:style-name="P1">Dumbledore turned and walked back down the street. On the corner he stopped and took out the silver Put-Outer. He clicked it once, and twelve balls of light sped back to their street lamps so that Privet Drive glowed suddenly orange and he could make out a tabby cat slinking around the corner at the other end of the street. He could just see the bundle of blankets on the step of number four. </text:p>
            <text:p text:style-name="P1"/>
            <text:p text:style-name="P1">"Good luck, Harry," he murmured. He turned on his heel and with a swish of his cloak, he was gone. </text:p>
            <text:p text:style-name="P1"/>
            <text:p text:style-name="P1">A breeze ruffled the neat hedges of Privet Drive, which lay silent and tidy under the inky sky, the very last place you would expect astonishing things to happen. Harry Potter rolled over inside his blankets without waking up. One small hand closed on the letter beside him and he slept on, not knowing he was special, not knowing he was famous, not knowing he would be woken in a few hours' time by Mrs. Dursley's scream as she opened the front door to put out the milk bottles, nor that <text:soft-page-break/>he would spend the next few weeks being prodded and pinched by his cousin Dudley... He couldn't know that at this very moment, people meeting in secret all over the country were holding up their glasses and saying in hushed voices: "To Harry Potter -- the boy who lived!" </text:p>
            <text:p text:style-name="P1"/>
            <text:p text:style-name="P1">CHAPTER TWO </text:p>
            <text:p text:style-name="P1"/>
            <text:p text:style-name="P1">THE VANISHING GLASS </text:p>
            <text:p text:style-name="P1"/>
            <text:p text:style-name="P1">Nearly ten years had passed since the Dursleys had woken up to find their nephew on the front step, but Privet Drive had hardly changed at all. The sun rose on the same tidy front gardens and lit up the brass number four on the Dursleys' front door; it crept into their living room, which was almost exactly the same as it had been on the night when Mr. Dursley had seen that fateful news report about the owls. Only the photographs on the mantelpiece really showed how much time had passed. </text:p>
            <text:p text:style-name="P1"/>
            <text:p text:style-name="P1">Ten years ago, there had been lots of pictures of what looked like a large pink beach ball wearing different-colored bonnets -- but Dudley Dursley was no longer a baby, and now the photographs showed a large blond boy riding his first bicycle, on a carousel at the fair, playing a computer game with his father, being hugged and kissed by his mother. </text:p>
            <text:p text:style-name="P1"/>
            <text:p text:style-name="P1">The room held no sign at all that another boy lived in the house, too. </text:p>
            <text:p text:style-name="P1"/>
            <text:p text:style-name="P1">Yet Harry Potter was still there, asleep at the moment, but not for long. His Aunt Petunia was awake and it was her shrill voice that made the first noise of the day. </text:p>
            <text:p text:style-name="P1"/>
            <text:p text:style-name="P1">"Up! Get up! Now!" </text:p>
            <text:p text:style-name="P1"/>
            <text:p text:style-name="P1">Harry woke with a start. His aunt rapped on the door again. </text:p>
            <text:p text:style-name="P1"/>
            <text:p text:style-name="P1">"Up!" she screeched. Harry heard her walking toward the kitchen and then the sound of the frying pan being put on the stove. He rolled onto his back and tried to remember the dream he had been <text:soft-page-break/>having. It had been a good one. There had been a flying motorcycle in it. He had a funny feeling he'd had the same dream before. </text:p>
            <text:p text:style-name="P1"/>
            <text:p text:style-name="P1">His aunt was back outside the door. </text:p>
            <text:p text:style-name="P1"/>
            <text:p text:style-name="P1">"Are you up yet?" she demanded. </text:p>
            <text:p text:style-name="P1"/>
            <text:p text:style-name="P1">"Nearly," said Harry. </text:p>
            <text:p text:style-name="P1"/>
            <text:p text:style-name="P1">"Well, get a move on, I want you to look after the bacon. And don't you dare let it burn, I want everything perfect on Duddy's birthday." </text:p>
            <text:p text:style-name="P1"/>
            <text:p text:style-name="P1">Harry groaned. </text:p>
            <text:p text:style-name="P1"/>
            <text:p text:style-name="P1">"What did you say?" his aunt snapped through the door. </text:p>
            <text:p text:style-name="P1"/>
            <text:p text:style-name="P1">"Nothing, nothing..." </text:p>
            <text:p text:style-name="P1"/>
            <text:p text:style-name="P1">Dudley's birthday -- how could he have forgotten? Harry got slowly out of bed and started looking for socks. He found a pair under his bed and, after pulling a spider off one of them, put them on. Harry was used to spiders, because the cupboard under the stairs was full of them, and that was where he slept. </text:p>
            <text:p text:style-name="P1"/>
            <text:p text:style-name="P1">When he was dressed he went down the hall into the kitchen. The table was almost hidden beneath all Dudley's birthday presents. It looked as though Dudley had gotten the new computer he wanted, not to mention the second television and the racing bike. Exactly why Dudley wanted a racing bike was a mystery to Harry, as Dudley was very fat and hated exercise -- unless of course it involved punching somebody. Dudley's favorite punching bag was Harry, but he couldn't often catch him. Harry didn't look it, but he was very fast. </text:p>
            <text:p text:style-name="P1"/>
            <text:p text:style-name="P1">Perhaps it had something to do with living in a dark cupboard, but Harry had always been small and skinny for his age. He looked even smaller and skinnier than he really was because all he had to wear were old clothes of Dudley's, and Dudley was about four times bigger than he was. Harry had a thin face, knobbly knees, black hair, and bright <text:soft-page-break/>green eyes. He wore round glasses held together with a lot of Scotch tape because of all the times Dudley had punched him on the nose. The only thing Harry liked about his own appearance was a very thin scar on his forehead that was shaped like a bolt of lightning. He had had it as long as he could remember, and the first question he could ever remember asking his Aunt Petunia was how he had gotten it. </text:p>
            <text:p text:style-name="P1"/>
            <text:p text:style-name="P1">"In the car crash when your parents died," she had said. "And don't ask questions." </text:p>
            <text:p text:style-name="P1"/>
            <text:p text:style-name="P1">Don't ask questions -- that was the first rule for a quiet life with the Dursleys. </text:p>
            <text:p text:style-name="P1"/>
            <text:p text:style-name="P1">Uncle Vernon entered the kitchen as Harry was turning over the bacon. </text:p>
            <text:p text:style-name="P1"/>
            <text:p text:style-name="P1">"Comb your hair!" he barked, by way of a morning greeting. </text:p>
            <text:p text:style-name="P1"/>
            <text:p text:style-name="P1">About once a week, Uncle Vernon looked over the top of his newspaper and shouted that Harry needed a haircut. Harry must have had more haircuts than the rest of the boys in his class put together, but it made no difference, his hair simply grew that way -- all over the place. </text:p>
            <text:p text:style-name="P1"/>
            <text:p text:style-name="P1">Harry was frying eggs by the time Dudley arrived in the kitchen with his mother. Dudley looked a lot like Uncle Vernon. He had a large pink face, not much neck, small, watery blue eyes, and thick blond hair that lay smoothly on his thick, fat head. Aunt Petunia often said that Dudley looked like a baby angel -- Harry often said that Dudley looked like a pig in a wig. </text:p>
            <text:p text:style-name="P1"/>
            <text:p text:style-name="P1">Harry put the plates of egg and bacon on the table, which was difficult as there wasn't much room. Dudley, meanwhile, was counting his presents. </text:p>
            <text:p text:style-name="P1"/>
            <text:p text:style-name="P1">His face fell. </text:p>
            <text:p text:style-name="P1"/>
            <text:p text:style-name="P1">"Thirty-six," he said, looking up at his mother and father. "That's two less than last year." </text:p>
            <text:p text:style-name="P1"/>
            <text:p text:style-name="P1">"Darling, you haven't counted Auntie Marge's <text:soft-page-break/>present, see, it's here under this big one from Mommy and Daddy." </text:p>
            <text:p text:style-name="P1"/>
            <text:p text:style-name="P1">"All right, thirty-seven then," said Dudley, going red in the face. </text:p>
            <text:p text:style-name="P1"/>
            <text:p text:style-name="P1">Harry, who could see a huge Dudley tantrum coming on, began wolfing down his bacon as fast as possible in case Dudley turned the table over. </text:p>
            <text:p text:style-name="P1"/>
            <text:p text:style-name="P1">Aunt Petunia obviously scented danger, too, because she said quickly, "And we'll buy you another two presents while we're out today. How's that, popkin? Two more presents. Is that all right'' Dudley thought for a moment. It looked like hard work. Finally he said slowly, "So I'll have thirty ... thirty..." </text:p>
            <text:p text:style-name="P1"/>
            <text:p text:style-name="P1">"Thirty-nine, sweetums," said Aunt Petunia. </text:p>
            <text:p text:style-name="P1"/>
            <text:p text:style-name="P1">"Oh." Dudley sat down heavily and grabbed the nearest parcel. "All right then." </text:p>
            <text:p text:style-name="P1"/>
            <text:p text:style-name="P1">Uncle Vernon chuckled. "Little tyke wants his money's worth, just like his father. 'Atta boy, Dudley!" He ruffled Dudley's hair. </text:p>
            <text:p text:style-name="P1"/>
            <text:p text:style-name="P1">At that moment the telephone rang and Aunt Petunia went to answer it while Harry and Uncle Vernon watched Dudley unwrap the racing bike, a video camera, a remote control airplane, sixteen new computer games, and a VCR. He was ripping the paper off a gold wristwatch when Aunt Petunia came back from the telephone looking both angry and worried. </text:p>
            <text:p text:style-name="P1"/>
            <text:p text:style-name="P1">"Bad news, Vernon," she said. "Mrs. Figg's broken her leg. She can't take him." She jerked her head in Harry's direction. </text:p>
            <text:p text:style-name="P1"/>
            <text:p text:style-name="P1">Dudley's mouth fell open in horror, but Harry's heart gave a leap. Every year on Dudley's birthday, his parents took him and a friend out for the day, to adventure parks, hamburger restaurants, or the movies. Every year, Harry was left behind with Mrs. Figg, a mad old lady who lived two streets away. Harry hated it there. The whole house smelled of cabbage and Mrs. Figg made him look <text:soft-page-break/>at photographs of all the cats she'd ever owned. </text:p>
            <text:p text:style-name="P1"/>
            <text:p text:style-name="P1">"Now what?" said Aunt Petunia, looking furiously at Harry as though he'd planned this. Harry knew he ought to feel sorry that Mrs. Figg had broken her leg, but it wasn't easy when he reminded himself it would be a whole year before he had to look at Tibbles, Snowy, Mr. Paws, and Tufty again. </text:p>
            <text:p text:style-name="P1"/>
            <text:p text:style-name="P1">"We could phone Marge," Uncle Vernon suggested. </text:p>
            <text:p text:style-name="P1"/>
            <text:p text:style-name="P1">"Don't be silly, Vernon, she hates the boy." </text:p>
            <text:p text:style-name="P1"/>
            <text:p text:style-name="P1">The Dursleys often spoke about Harry like this, as though he wasn't there -- or rather, as though he was something very nasty that couldn't understand them, like a slug. </text:p>
            <text:p text:style-name="P1"/>
            <text:p text:style-name="P1">"What about what's-her-name, your friend -- Yvonne?" </text:p>
            <text:p text:style-name="P1"/>
            <text:p text:style-name="P1">"On vacation in Majorca," snapped Aunt Petunia. </text:p>
            <text:p text:style-name="P1"/>
            <text:p text:style-name="P1">"You could just leave me here," Harry put in hopefully (he'd be able to watch what he wanted on television for a change and maybe even have a go on Dudley's computer). </text:p>
            <text:p text:style-name="P1"/>
            <text:p text:style-name="P1">Aunt Petunia looked as though she'd just swallowed a lemon. </text:p>
            <text:p text:style-name="P1"/>
            <text:p text:style-name="P1">"And come back and find the house in ruins?" she snarled. </text:p>
            <text:p text:style-name="P1"/>
            <text:p text:style-name="P1">"I won't blow up the house," said Harry, but they weren't listening. </text:p>
            <text:p text:style-name="P1"/>
            <text:p text:style-name="P1">"I suppose we could take him to the zoo," said Aunt Petunia slowly, "... </text:p>
            <text:p text:style-name="P1"/>
            <text:p text:style-name="P1">and leave him in the car...." </text:p>
            <text:p text:style-name="P1"/>
            <text:p text:style-name="P1">"That car's new, he's not sitting in it alone...." </text:p>
            <text:p text:style-name="P1"/>
            <text:p text:style-name="P1">Dudley began to cry loudly. In fact, he wasn't really crying -- it had been years since he'd really cried -- but he knew that if he screwed up his face and wailed, his mother would give him anything he <text:soft-page-break/>wanted. </text:p>
            <text:p text:style-name="P1"/>
            <text:p text:style-name="P1">"Dinky Duddydums, don't cry, Mummy won't let him spoil your special day!" she cried, flinging her arms around him. </text:p>
            <text:p text:style-name="P1"/>
            <text:p text:style-name="P1">"I... don't... want... him... t-t-to come!" Dudley yelled between huge, pretend sobs. "He always sp- spoils everything!" He shot Harry a nasty grin through the gap in his mother's arms. </text:p>
            <text:p text:style-name="P1"/>
            <text:p text:style-name="P1">Just then, the doorbell rang -- "Oh, good Lord, they're here!" said Aunt Petunia frantically -- and a moment later, Dudley's best friend, Piers Polkiss, walked in with his mother. Piers was a scrawny boy with a face like a rat. He was usually the one who held people's arms behind their backs while Dudley hit them. Dudley stopped pretending to cry at once. </text:p>
            <text:p text:style-name="P1"/>
            <text:p text:style-name="P1">Half an hour later, Harry, who couldn't believe his luck, was sitting in the back of the Dursleys' car with Piers and Dudley, on the way to the zoo for the first time in his life. His aunt and uncle hadn't been able to think of anything else to do with him, but before they'd left, Uncle Vernon had taken Harry aside. </text:p>
            <text:p text:style-name="P1"/>
            <text:p text:style-name="P1">"I'm warning you," he had said, putting his large purple face right up close to Harry's, "I'm warning you now, boy -- any funny business, anything at all -- and you'll be in that cupboard from now until Christmas." </text:p>
            <text:p text:style-name="P1"/>
            <text:p text:style-name="P1">"I'm not going to do anything," said Harry, "honestly.. </text:p>
            <text:p text:style-name="P1"/>
            <text:p text:style-name="P1">But Uncle Vernon didn't believe him. No one ever did. </text:p>
            <text:p text:style-name="P1"/>
            <text:p text:style-name="P1">The problem was, strange things often happened around Harry and it was just no good telling the Dursleys he didn't make them happen. </text:p>
            <text:p text:style-name="P1"/>
            <text:p text:style-name="P1">Once, Aunt Petunia, tired of Harry coming back from the barbers looking as though he hadn't been at all, had taken a pair of kitchen scissors and cut his hair so short he was almost bald except for his bangs, which she left "to hide that horrible scar." <text:soft-page-break/>Dudley had laughed himself silly at Harry, who spent a sleepless night imagining school the next day, where he was already laughed at for his baggy clothes and taped glasses. </text:p>
            <text:p text:style-name="P1"/>
            <text:p text:style-name="P1">Next morning, however, he had gotten up to find his hair exactly as it had been before Aunt Petunia had sheared it off He had been given a week in his cupboard for this, even though he had tried to explain that he couldn't explain how it had grown back so quickly. </text:p>
            <text:p text:style-name="P1"/>
            <text:p text:style-name="P1">Another time, Aunt Petunia had been trying to force him into a revolting old sweater of Dudley's (brown with orange puff balls) -- The harder she tried to pull it over his head, the smaller it seemed to become, until finally it might have fitted a hand puppet, but certainly wouldn't fit Harry. Aunt Petunia had decided it must have shrunk in the wash and, to his great relief, Harry wasn't punished. </text:p>
            <text:p text:style-name="P1"/>
            <text:p text:style-name="P1">On the other hand, he'd gotten into terrible trouble for being found on the roof of the school kitchens. Dudley's gang had been chasing him as usual when, as much to Harry's surprise as anyone else's, there he was sitting on the chimney. The Dursleys had received a very angry letter from Harry's headmistress telling them Harry had been climbing school buildings. But all he'd tried to do (as he shouted at Uncle Vernon through the locked door of his cupboard) was jump behind the big trash cans outside the kitchen doors. Harry supposed that the wind must have caught him in mid- jump. </text:p>
            <text:p text:style-name="P1"/>
            <text:p text:style-name="P1">But today, nothing was going to go wrong. It was even worth being with Dudley and Piers to be spending the day somewhere that wasn't school, his cupboard, or Mrs. Figg's cabbage-smelling living room. </text:p>
            <text:p text:style-name="P1"/>
            <text:p text:style-name="P1">While he drove, Uncle Vernon complained to Aunt Petunia. He liked to complain about things: people at work, Harry, the council, Harry, the bank, and Harry were just a few of his favorite subjects. This morning, it was motorcycles. </text:p>
            <text:p text:style-name="P1"/>
            <text:p text:style-name="P1">"... roaring along like maniacs, the young hoodlums," he said, as a motorcycle overtook them. </text:p>
            <text:p text:style-name="P1"><text:soft-page-break/></text:p>
            <text:p text:style-name="P1">I had a dream about a motorcycle," said Harry, remembering suddenly. "It was flying." </text:p>
            <text:p text:style-name="P1"/>
            <text:p text:style-name="P1">Uncle Vernon nearly crashed into the car in front. He turned right around in his seat and yelled at Harry, his face like a gigantic beet with a mustache: "MOTORCYCLES DON'T FLY!" </text:p>
            <text:p text:style-name="P1"/>
            <text:p text:style-name="P1">Dudley and Piers sniggered. </text:p>
            <text:p text:style-name="P1"/>
            <text:p text:style-name="P1">I know they don't," said Harry. "It was only a dream." </text:p>
            <text:p text:style-name="P1"/>
            <text:p text:style-name="P1">But he wished he hadn't said anything. If there was one thing the Dursleys hated even more than his asking questions, it was his talking about anything acting in a way it shouldn't, no matter if it was in a dream or even a cartoon -- they seemed to think he might get dangerous ideas. </text:p>
            <text:p text:style-name="P1"/>
            <text:p text:style-name="P1">It was a very sunny Saturday and the zoo was crowded with families. The Dursleys bought Dudley and Piers large chocolate ice creams at the entrance and then, because the smiling lady in the van had asked Harry what he wanted before they could hurry him away, they bought him a cheap lemon ice pop. It wasn't bad, either, Harry thought, licking it as they watched a gorilla scratching its head who looked remarkably like Dudley, except that it wasn't blond. </text:p>
            <text:p text:style-name="P1"/>
            <text:p text:style-name="P1">Harry had the best morning he'd had in a long time. He was careful to walk a little way apart from the Dursleys so that Dudley and Piers, who were starting to get bored with the animals by lunchtime, wouldn't fall back on their favorite hobby of hitting him. They ate in the zoo restaurant, and when Dudley had a tantrum because his knickerbocker glory didn't have enough ice cream on top, Uncle Vernon bought him another one and Harry was allowed to finish the first. </text:p>
            <text:p text:style-name="P1"/>
            <text:p text:style-name="P1">Harry felt, afterward, that he should have known it was all too good to last. </text:p>
            <text:p text:style-name="P1"/>
            <text:p text:style-name="P1">After lunch they went to the reptile house. It was cool and dark in there, with lit windows all along <text:soft-page-break/>the walls. Behind the glass, all sorts of lizards and snakes were crawling and slithering over bits of wood and stone. Dudley and Piers wanted to see huge, poisonous cobras and thick, man-crushing pythons. Dudley quickly found the largest snake in the place. It could have wrapped its body twice around Uncle Vernon's car and crushed it into a trash can -- but at the moment it didn't look in the mood. In fact, it was fast asleep. </text:p>
            <text:p text:style-name="P1"/>
            <text:p text:style-name="P1">Dudley stood with his nose pressed against the glass, staring at the glistening brown coils. </text:p>
            <text:p text:style-name="P1"/>
            <text:p text:style-name="P1">"Make it move," he whined at his father. Uncle Vernon tapped on the glass, but the snake didn't budge. </text:p>
            <text:p text:style-name="P1"/>
            <text:p text:style-name="P1">"Do it again," Dudley ordered. Uncle Vernon rapped the glass smartly with his knuckles, but the snake just snoozed on. </text:p>
            <text:p text:style-name="P1"/>
            <text:p text:style-name="P1">"This is boring," Dudley moaned. He shuffled away. </text:p>
            <text:p text:style-name="P1"/>
            <text:p text:style-name="P1">Harry moved in front of the tank and looked intently at the snake. He wouldn't have been surprised if it had died of boredom itself -- no company except stupid people drumming their fingers on the glass trying to disturb it all day long. It was worse than having a cupboard as a bedroom, where the only visitor was Aunt Petunia hammering on the door to wake you up; at least he got to visit the rest of the house. </text:p>
            <text:p text:style-name="P1"/>
            <text:p text:style-name="P1">The snake suddenly opened its beady eyes. Slowly, very slowly, it raised its head until its eyes were on a level with Harry's. </text:p>
            <text:p text:style-name="P1"/>
            <text:p text:style-name="P1">It winked. </text:p>
            <text:p text:style-name="P1"/>
            <text:p text:style-name="P1">Harry stared. Then he looked quickly around to see if anyone was watching. They weren't. He looked back at the snake and winked, too. </text:p>
            <text:p text:style-name="P1"/>
            <text:p text:style-name="P1">The snake jerked its head toward Uncle Vernon and Dudley, then raised its eyes to the ceiling. It gave Harry a look that said quite plainly: "I get that all the time. </text:p>
            <text:p text:style-name="P1"><text:soft-page-break/></text:p>
            <text:p text:style-name="P1">"I know," Harry murmured through the glass, though he wasn't sure the snake could hear him. "It must be really annoying." </text:p>
            <text:p text:style-name="P1"/>
            <text:p text:style-name="P1">The snake nodded vigorously. </text:p>
            <text:p text:style-name="P1"/>
            <text:p text:style-name="P1">"Where do you come from, anyway?" Harry asked. </text:p>
            <text:p text:style-name="P1"/>
            <text:p text:style-name="P1">The snake jabbed its tail at a little sign next to the glass. Harry peered at it. </text:p>
            <text:p text:style-name="P1"/>
            <text:p text:style-name="P1">Boa Constrictor, Brazil. </text:p>
            <text:p text:style-name="P1"/>
            <text:p text:style-name="P1">"Was it nice there?" </text:p>
            <text:p text:style-name="P1"/>
            <text:p text:style-name="P1">The boa constrictor jabbed its tail at the sign again and Harry read on: This specimen was bred in the zoo. "Oh, I see -- so you've never been to Brazil?" </text:p>
            <text:p text:style-name="P1"/>
            <text:p text:style-name="P1">As the snake shook its head, a deafening shout behind Harry made both of them jump. </text:p>
            <text:p text:style-name="P1"/>
            <text:p text:style-name="P1">"DUDLEY! MR. DURSLEY! COME AND LOOK AT THIS SNAKE! YOU WON'T BELIEVE WHAT IT'S DOING!" </text:p>
            <text:p text:style-name="P1"/>
            <text:p text:style-name="P1">Dudley came waddling toward them as fast as he could. </text:p>
            <text:p text:style-name="P1"/>
            <text:p text:style-name="P1">"Out of the way, you," he said, punching Harry in the ribs. Caught by surprise, Harry fell hard on the concrete floor. What came next happened so fast no one saw how it happened -- one second, Piers and Dudley were leaning right up close to the glass, the next, they had leapt back with howls of horror. </text:p>
            <text:p text:style-name="P1"/>
            <text:p text:style-name="P1">Harry sat up and gasped; the glass front of the boa constrictor's tank had vanished. The great snake was uncoiling itself rapidly, slithering out onto the floor. People throughout the reptile house screamed and started running for the exits. </text:p>
            <text:p text:style-name="P1"/>
            <text:p text:style-name="P1">As the snake slid swiftly past him, Harry could have sworn a low, hissing voice said, "Brazil, here I come.... Thanksss, amigo." </text:p>
            <text:p text:style-name="P1"/>
            <text:p text:style-name="P1">The keeper of the reptile house was in shock. </text:p>
            <text:p text:style-name="P1"><text:soft-page-break/></text:p>
            <text:p text:style-name="P1">"But the glass," he kept saying, "where did the glass go?" </text:p>
            <text:p text:style-name="P1"/>
            <text:p text:style-name="P1">The zoo director himself made Aunt Petunia a cup of strong, sweet tea while he apologized over and over again. Piers and Dudley could only gibber. As far as Harry had seen, the snake hadn't done anything except snap playfully at their heels as it passed, but by the time they were all back in Uncle Vernon's car, Dudley was telling them how it had nearly bitten off his leg, while Piers was swearing it had tried to squeeze him to death. But worst of all, for Harry at least, was Piers calming down enough to say, "Harry was talking to it, weren't you, Harry?" </text:p>
            <text:p text:style-name="P1"/>
            <text:p text:style-name="P1">Uncle Vernon waited until Piers was safely out of the house before starting on Harry. He was so angry he could hardly speak. He managed to say, "Go -- cupboard -- stay -- no meals," before he collapsed into a chair, and Aunt Petunia had to run and get him a large brandy. </text:p>
            <text:p text:style-name="P1"/>
            <text:p text:style-name="P1">Harry lay in his dark cupboard much later, wishing he had a watch. He didn't know what time it was and he couldn't be sure the Dursleys were asleep yet. Until they were, he couldn't risk sneaking to the kitchen for some food. </text:p>
            <text:p text:style-name="P1"/>
            <text:p text:style-name="P1">He'd lived with the Dursleys almost ten years, ten miserable years, as long as he could remember, ever since he'd been a baby and his parents had died in that car crash. He couldn't remember being in the car when his parents had died. Sometimes, when he strained his memory during long hours in his cupboard, he came up with a strange vision: a blinding flash of green light and a burn- ing pain on his forehead. This, he supposed, was the crash, though he couldn't imagine where all the green light came from. He couldn't remember his parents at all. His aunt and uncle never spoke about them, and of course he was forbidden to ask questions. There were no photographs of them in the house. </text:p>
            <text:p text:style-name="P1"/>
            <text:p text:style-name="P1">When he had been younger, Harry had dreamed and dreamed of some unknown relation coming to take him away, but it had never happened; the <text:soft-page-break/>Dursleys were his only family. Yet sometimes he thought (or maybe hoped) that strangers in the street seemed to know him. Very strange strangers they were, too. A tiny man in a violet top hat had bowed to him once while out shopping with Aunt Petunia and Dudley. After asking Harry furiously if he knew the man, Aunt Petunia had rushed them out of the shop without buying anything. A wild-looking old woman dressed all in green had waved merrily at him once on a bus. A bald man in a very long purple coat had actually shaken his hand in the street the other day and then walked away without a word. The weirdest thing about all these people was the way they seemed to vanish the second Harry tried to get a closer look. </text:p>
            <text:p text:style-name="P1"/>
            <text:p text:style-name="P1">At school, Harry had no one. Everybody knew that Dudley's gang hated that odd Harry Potter in his baggy old clothes and broken glasses, and nobody liked to disagree with Dudley's gang. </text:p>
            <text:p text:style-name="P1"/>
            <text:p text:style-name="P1">CHAPTER THREE </text:p>
            <text:p text:style-name="P1"/>
            <text:p text:style-name="P1">THE LETTERS FROM NO ONE </text:p>
            <text:p text:style-name="P1"/>
            <text:p text:style-name="P1">The escape of the Brazilian boa constrictor earned Harry his longest-ever punishment. By the time he was allowed out of his cupboard again, the summer holidays had started and Dudley had already broken his new video camera, crashed his remote control airplane, and, first time out on his racing bike, knocked down old Mrs. Figg as she crossed Privet Drive on her crutches. </text:p>
            <text:p text:style-name="P1"/>
            <text:p text:style-name="P1">Harry was glad school was over, but there was no escaping Dudley's gang, who visited the house every single day. Piers, Dennis, Malcolm, and Gordon were all big and stupid, but as Dudley was the biggest and stupidest of the lot, he was the leader. The rest of them were all quite happy to join in Dudley's favorite sport: Harry Hunting. </text:p>
            <text:p text:style-name="P1"/>
            <text:p text:style-name="P1">This was why Harry spent as much time as possible out of the house, wandering around and thinking about the end of the holidays, where he could see a tiny ray of hope. When September came he would be going off to secondary school and, for the first time in his life, he wouldn't be with Dudley. Dudley <text:soft-page-break/>had been accepted at Uncle Vernon's old private school, Smeltings. Piers Polkiss was going there too. Harry, on the other hand, was going to Stonewall High, the local public school. Dudley thought this was very funny. </text:p>
            <text:p text:style-name="P1"/>
            <text:p text:style-name="P1">"They stuff people's heads down the toilet the first day at Stonewall," </text:p>
            <text:p text:style-name="P1"/>
            <text:p text:style-name="P1">he told Harry. "Want to come upstairs and practice?" </text:p>
            <text:p text:style-name="P1"/>
            <text:p text:style-name="P1">"No, thanks," said Harry. "The poor toilet's never had anything as horrible as your head down it -- it might be sick." Then he ran, before Dudley could work out what he'd said. </text:p>
            <text:p text:style-name="P1"/>
            <text:p text:style-name="P1">One day in July, Aunt Petunia took Dudley to London to buy his Smeltings uniform, leaving Harry at Mrs. Figg's. Mrs. Figg wasn 't as bad as usual. It turned out she'd broken her leg tripping over one of her cats, and she didn't seem quite as fond of them as before. She let Harry watch television and gave him a bit of chocolate cake that tasted as though she'd had it for several years. </text:p>
            <text:p text:style-name="P1"/>
            <text:p text:style-name="P1">That evening, Dudley paraded around the living room for the family in his brand-new uniform. Smeltings' boys wore maroon tailcoats, orange knickerbockers, and flat straw hats called boaters. They also carried knobbly sticks, used for hitting each other while the teachers weren't looking. This was supposed to be good training for later life. </text:p>
            <text:p text:style-name="P1"/>
            <text:p text:style-name="P1">As he looked at Dudley in his new knickerbockers, Uncle Vernon said gruffly that it was the proudest moment of his life. Aunt Petunia burst into tears and said she couldn't believe it was her Ickle Dudleykins, he looked so handsome and grown-up. Harry didn't trust himself to speak. He thought two of his ribs might already have cracked from trying not to laugh. </text:p>
            <text:p text:style-name="P1"/>
            <text:p text:style-name="P1">There was a horrible smell in the kitchen the next morning when Harry went in for breakfast. It seemed to be coming from a large metal tub in the sink. He went to have a look. The tub was full of what looked like dirty rags swimming in gray <text:soft-page-break/>water. </text:p>
            <text:p text:style-name="P1"/>
            <text:p text:style-name="P1">"What's this?" he asked Aunt Petunia. Her lips tightened as they always did if he dared to ask a question. </text:p>
            <text:p text:style-name="P1"/>
            <text:p text:style-name="P1">"Your new school uniform," she said. </text:p>
            <text:p text:style-name="P1"/>
            <text:p text:style-name="P1">Harry looked in the bowl again. </text:p>
            <text:p text:style-name="P1"/>
            <text:p text:style-name="P1">"Oh," he said, "I didn't realize it had to be so wet." </text:p>
            <text:p text:style-name="P1"/>
            <text:p text:style-name="P1">"DotA be stupid," snapped Aunt Petunia. "I'm dyeing some of Dudley's old things gray for you. It'll look just like everyone else's when I've finished." </text:p>
            <text:p text:style-name="P1"/>
            <text:p text:style-name="P1">Harry seriously doubted this, but thought it best not to argue. He sat down at the table and tried not to think about how he was going to look on his first day at Stonewall High -- like he was wearing bits of old elephant skin, probably. </text:p>
            <text:p text:style-name="P1"/>
            <text:p text:style-name="P1">Dudley and Uncle Vernon came in, both with wrinkled noses because of the smell from Harry's new uniform. Uncle Vernon opened his newspaper as usual and Dudley banged his Smelting stick, which he carried everywhere, on the table. </text:p>
            <text:p text:style-name="P1"/>
            <text:p text:style-name="P1">They heard the click of the mail slot and flop of letters on the doormat. </text:p>
            <text:p text:style-name="P1"/>
            <text:p text:style-name="P1">"Get the mail, Dudley," said Uncle Vernon from behind his paper. </text:p>
            <text:p text:style-name="P1"/>
            <text:p text:style-name="P1">"Make Harry get it." </text:p>
            <text:p text:style-name="P1"/>
            <text:p text:style-name="P1">"Get the mail, Harry." </text:p>
            <text:p text:style-name="P1"/>
            <text:p text:style-name="P1">"Make Dudley get it." </text:p>
            <text:p text:style-name="P1"/>
            <text:p text:style-name="P1">"Poke him with your Smelting stick, Dudley." </text:p>
            <text:p text:style-name="P1"/>
            <text:p text:style-name="P1">Harry dodged the Smelting stick and went to get the mail. Three things lay on the doormat: a postcard from Uncle Vernon's sister Marge, who was vacationing on the Isle of Wight, a brown envelope that looked like a bill, and -- a letter for <text:soft-page-break/>Harry. </text:p>
            <text:p text:style-name="P1"/>
            <text:p text:style-name="P1">Harry picked it up and stared at it, his heart twanging like a giant elastic band. No one, ever, in his whole life, had written to him. Who would? He had no friends, no other relatives -- he didn't belong to the library, so he'd never even got rude notes asking for books back. Yet here it was, a letter, addressed so plainly there could be no mistake: Mr. H. Potter The Cupboard under the Stairs 4 Privet Drive Little Whinging Surrey The envelope was thick and heavy, made of yellowish parchment, and the address was written in emerald-green ink. There was no stamp. </text:p>
            <text:p text:style-name="P1"/>
            <text:p text:style-name="P1">Turning the envelope over, his hand trembling, Harry saw a purple wax seal bearing a coat of arms; a lion, an eagle, a badger, and a snake surrounding a large letter H. </text:p>
            <text:p text:style-name="P1"/>
            <text:p text:style-name="P1">"Hurry up, boy!" shouted Uncle Vernon from the kitchen. "What are you doing, checking for letter bombs?" He chuckled at his own joke. </text:p>
            <text:p text:style-name="P1"/>
            <text:p text:style-name="P1">Harry went back to the kitchen, still staring at his letter. He handed Uncle Vernon the bill and the postcard, sat down, and slowly began to open the yellow envelope. </text:p>
            <text:p text:style-name="P1"/>
            <text:p text:style-name="P1">Uncle Vernon ripped open the bill, snorted in disgust, and flipped over the postcard. </text:p>
            <text:p text:style-name="P1"/>
            <text:p text:style-name="P1">"Marge's ill," he informed Aunt Petunia. "Ate a funny whelk. --." </text:p>
            <text:p text:style-name="P1"/>
            <text:p text:style-name="P1">"Dad!" said Dudley suddenly. "Dad, Harry's got something!" </text:p>
            <text:p text:style-name="P1"/>
            <text:p text:style-name="P1">Harry was on the point of unfolding his letter, which was written on the same heavy parchment as the envelope, when it was jerked sharply out of his hand by Uncle Vernon. </text:p>
            <text:p text:style-name="P1"/>
            <text:p text:style-name="P1">"That's mine!" said Harry, trying to snatch it back. </text:p>
            <text:p text:style-name="P1"/>
            <text:p text:style-name="P1">"Who'd be writing to you?" sneered Uncle Vernon, shaking the letter open with one hand and glancing at it. His face went from red to green faster than a <text:soft-page-break/>set of traffic lights. And it didn't stop there. Within seconds it was the grayish white of old porridge. </text:p>
            <text:p text:style-name="P1"/>
            <text:p text:style-name="P1">"P-P-Petunia!" he gasped. </text:p>
            <text:p text:style-name="P1"/>
            <text:p text:style-name="P1">Dudley tried to grab the letter to read it, but Uncle Vernon held it high out of his reach. Aunt Petunia took it curiously and read the first line. For a moment it looked as though she might faint. She clutched her throat and made a choking noise. </text:p>
            <text:p text:style-name="P1"/>
            <text:p text:style-name="P1">"Vernon! Oh my goodness -- Vernon!" </text:p>
            <text:p text:style-name="P1"/>
            <text:p text:style-name="P1">They stared at each other, seeming to have forgotten that Harry and Dudley were still in the room. Dudley wasn't used to being ignored. He gave his father a sharp tap on the head with his Smelting stick. </text:p>
            <text:p text:style-name="P1"/>
            <text:p text:style-name="P1">"I want to read that letter," he said loudly. want to read it," said Harry furiously, "as it's mine." </text:p>
            <text:p text:style-name="P1"/>
            <text:p text:style-name="P1">"Get out, both of you," croaked Uncle Vernon, stuffing the letter back inside its envelope. </text:p>
            <text:p text:style-name="P1"/>
            <text:p text:style-name="P1">Harry didn't move. </text:p>
            <text:p text:style-name="P1"/>
            <text:p text:style-name="P1">I WANT MY LETTER!" he shouted. </text:p>
            <text:p text:style-name="P1"/>
            <text:p text:style-name="P1">"Let me see it!" demanded Dudley. </text:p>
            <text:p text:style-name="P1"/>
            <text:p text:style-name="P1">"OUT!" roared Uncle Vernon, and he took both Harry and Dudley by the scruffs of their necks and threw them into the hall, slamming the kitchen door behind them. Harry and Dudley promptly had a furious but silent fight over who would listen at the keyhole; Dudley won, so Harry, his glasses dangling from one ear, lay flat on his stomach to listen at the crack between door and floor. </text:p>
            <text:p text:style-name="P1"/>
            <text:p text:style-name="P1">"Vernon," Aunt Petunia was saying in a quivering voice, "look at the address -- how could they possibly know where he sleeps? You don't think they're watching the house?" </text:p>
            <text:p text:style-name="P1"/>
            <text:p text:style-name="P1">"Watching -- spying -- might be following us," muttered Uncle Vernon wildly. </text:p>
            <text:p text:style-name="P1"/>
            <text:p text:style-name="P1"><text:soft-page-break/>"But what should we do, Vernon? Should we write back? Tell them we don't want --" </text:p>
            <text:p text:style-name="P1"/>
            <text:p text:style-name="P1">Harry could see Uncle Vernon's shiny black shoes pacing up and down the kitchen. </text:p>
            <text:p text:style-name="P1"/>
            <text:p text:style-name="P1">"No," he said finally. "No, we'll ignore it. If they don't get an answer... Yes, that's best... we won't do anything.... </text:p>
            <text:p text:style-name="P1"/>
            <text:p text:style-name="P1">"But --" </text:p>
            <text:p text:style-name="P1"/>
            <text:p text:style-name="P1">"I'm not having one in the house, Petunia! Didn't we swear when we took him in we'd stamp out that dangerous nonsense?" </text:p>
            <text:p text:style-name="P1"/>
            <text:p text:style-name="P1">That evening when he got back from work, Uncle Vernon did something he'd never done before; he visited Harry in his cupboard. </text:p>
            <text:p text:style-name="P1"/>
            <text:p text:style-name="P1">"Where's my letter?" said Harry, the moment Uncle Vernon had squeezed through the door. "Who's writing to me?" </text:p>
            <text:p text:style-name="P1"/>
            <text:p text:style-name="P1">"No one. it was addressed to you by mistake," said Uncle Vernon shortly. </text:p>
            <text:p text:style-name="P1"/>
            <text:p text:style-name="P1">"I have burned it." </text:p>
            <text:p text:style-name="P1"/>
            <text:p text:style-name="P1">"It was not a mistake," said Harry angrily, "it had my cupboard on it." </text:p>
            <text:p text:style-name="P1"/>
            <text:p text:style-name="P1">"SILENCE!" yelled Uncle Vernon, and a couple of spiders fell from the ceiling. He took a few deep breaths and then forced his face into a smile, which looked quite painful. </text:p>
            <text:p text:style-name="P1"/>
            <text:p text:style-name="P1">"Er -- yes, Harry -- about this cupboard. Your aunt and I have been thinking... you're really getting a bit big for it... we think it might be nice if you moved into Dudley's second bedroom. </text:p>
            <text:p text:style-name="P1"/>
            <text:p text:style-name="P1">"Why?" said Harry. </text:p>
            <text:p text:style-name="P1"/>
            <text:p text:style-name="P1">"Don't ask questions!" snapped his uncle. "Take this stuff upstairs, now." </text:p>
            <text:p text:style-name="P1"/>
            <text:p text:style-name="P1">The Dursleys' house had four bedrooms: one for <text:soft-page-break/>Uncle Vernon and Aunt Petunia, one for visitors (usually Uncle Vernon's sister, Marge), one where Dudley slept, and one where Dudley kept all the toys and things that wouldn't fit into his first bedroom. It only took Harry one trip upstairs to move everything he owned from the cupboard to this room. He sat down on the bed and stared around him. Nearly everything in here was broken. The month-old video camera was lying on top of a small, working tank Dudley had once driven over the next door neighbor's dog; in the corner was Dudley's first-ever television set, which he'd put his foot through when his favorite program had been canceled; there was a large birdcage, which had once held a parrot that Dudley had swapped at school for a real air rifle, which was up on a shelf with the end all bent because Dudley had sat on it. Other shelves were full of books. They were the only things in the room that looked as though they'd never been touched. </text:p>
            <text:p text:style-name="P1"/>
            <text:p text:style-name="P1">From downstairs came the sound of Dudley bawling at his mother, I don't want him in there... I need that room... make him get out...." </text:p>
            <text:p text:style-name="P1"/>
            <text:p text:style-name="P1">Harry sighed and stretched out on the bed. Yesterday he'd have given anything to be up here. Today he'd rather be back in his cupboard with that letter than up here without it. </text:p>
            <text:p text:style-name="P1"/>
            <text:p text:style-name="P1">Next morning at breakfast, everyone was rather quiet. Dudley was in shock. He'd screamed, whacked his father with his Smelting stick, been sick on purpose, kicked his mother, and thrown his tortoise through the greenhouse roof, and he still didn't have his room back. Harry was thinking about this time yesterday and bitterly wishing he'd opened the letter in the hall. Uncle Vernon and Aunt Petunia kept looking at each other darkly. </text:p>
            <text:p text:style-name="P1"/>
            <text:p text:style-name="P1">When the mail arrived, Uncle Vernon, who seemed to be trying to be nice to Harry, made Dudley go and get it. They heard him banging things with his Smelting stick all the way down the hall. Then he shouted, "There's another one! 'Mr. H. Potter, The Smallest Bedroom, 4 Privet Drive --'“ </text:p>
            <text:p text:style-name="P1"/>
            <text:p text:style-name="P1">With a strangled cry, Uncle Vernon leapt from his <text:soft-page-break/>seat and ran down the hall, Harry right behind him. Uncle Vernon had to wrestle Dudley to the ground to get the letter from him, which was made difficult by the fact that Harry had grabbed Uncle Vernon around the neck from behind. After a minute of confused fighting, in which everyone got hit a lot by the Smelting stick, Uncle Vernon straightened up, gasping for breath, with Harry's letter clutched in his hand. </text:p>
            <text:p text:style-name="P1"/>
            <text:p text:style-name="P1">"Go to your cupboard -- I mean, your bedroom," he wheezed at Harry. </text:p>
            <text:p text:style-name="P1"/>
            <text:p text:style-name="P1">"Dudley -- go -- just go." </text:p>
            <text:p text:style-name="P1"/>
            <text:p text:style-name="P1">Harry walked round and round his new room. Someone knew he had moved out of his cupboard and they seemed to know he hadn't received his first letter. Surely that meant they'd try again? And this time he'd make sure they didn't fail. He had a plan. </text:p>
            <text:p text:style-name="P1"/>
            <text:p text:style-name="P1">The repaired alarm clock rang at six o'clock the next morning. Harry turned it off quickly and dressed silently. He mustn't wake the Dursleys. He stole downstairs without turning on any of the lights. </text:p>
            <text:p text:style-name="P1"/>
            <text:p text:style-name="P1">He was going to wait for the postman on the corner of Privet Drive and get the letters for number four first. His heart hammered as he crept across the dark hall toward the front door -- Harry leapt into the air; he'd trodden on something big and squashy on the doormat -- something alive! Lights clicked on upstairs and to his horror Harry realized that the big, squashy something had been his uncle's face. Uncle Vernon had been lying at the foot of the front door in a sleeping bag, clearly making sure that Harry didn't do exactly what he'd been trying to do. He shouted at Harry for about half an hour and then told him to go and make a cup of tea. Harry shuffled miserably off into the kitchen and by the time he got back, the mail had arrived, right into Uncle Vernon's lap. </text:p>
            <text:p text:style-name="P1"/>
            <text:p text:style-name="P1">Harry could see three letters addressed in green ink. </text:p>
            <text:p text:style-name="P1"/>
            <text:p text:style-name="P1">I want --" he began, but Uncle Vernon was tearing <text:soft-page-break/>the letters into pieces before his eyes. Uncle Vernon didnt go to work that day. He stayed at home and nailed up the mail slot. </text:p>
            <text:p text:style-name="P1"/>
            <text:p text:style-name="P1">"See," he explained to Aunt Petunia through a mouthful of nails, "if they can't deliver them they'll just give up." </text:p>
            <text:p text:style-name="P1"/>
            <text:p text:style-name="P1">"I'm not sure that'll work, Vernon." </text:p>
            <text:p text:style-name="P1"/>
            <text:p text:style-name="P1">"Oh, these people's minds work in strange ways, Petunia, they're not like you and me," said Uncle Vernon, trying to knock in a nail with the piece of fruitcake Aunt Petunia had just brought him. </text:p>
            <text:p text:style-name="P1"/>
            <text:p text:style-name="P1">On Friday, no less than twelve letters arrived for Harry. As they couldn't go through the mail slot they had been pushed under the door, slotted through the sides, and a few even forced through the small window in the downstairs bathroom. </text:p>
            <text:p text:style-name="P1"/>
            <text:p text:style-name="P1">Uncle Vernon stayed at home again. After burning all the letters, he got out a hammer and nails and boarded up the cracks around the front and back doors so no one could go out. He hummed "Tiptoe Through the Tulips" </text:p>
            <text:p text:style-name="P1"/>
            <text:p text:style-name="P1">as he worked, and jumped at small noises. </text:p>
            <text:p text:style-name="P1"/>
            <text:p text:style-name="P1">On Saturday, things began to get out of hand. Twenty-four letters to Harry found their way into the house, rolled up and hidden inside each of the two dozen eggs that their very confused milkman had handed Aunt Petunia through the living room window. While Uncle Vernon made furious telephone calls to the post office and the dairy trying to find someone to complain to, Aunt Petunia shredded the letters in her food processor. </text:p>
            <text:p text:style-name="P1"/>
            <text:p text:style-name="P1">"Who on earth wants to talk to you this badly?" Dudley asked Harry in amazement. </text:p>
            <text:p text:style-name="P1"/>
            <text:p text:style-name="P1">On Sunday morning, Uncle Vernon sat down at the breakfast table looking tired and rather ill, but happy. </text:p>
            <text:p text:style-name="P1"/>
            <text:p text:style-name="P1">"No post on Sundays," he reminded them cheerfully as he spread marmalade on his <text:soft-page-break/>newspapers, "no damn letters today --" </text:p>
            <text:p text:style-name="P1"/>
            <text:p text:style-name="P1">Something came whizzing down the kitchen chimney as he spoke and caught him sharply on the back of the head. Next moment, thirty or forty letters came pelting out of the fireplace like bullets. The Dursleys ducked, but Harry leapt into the air trying to catch one. </text:p>
            <text:p text:style-name="P1"/>
            <text:p text:style-name="P1">"Out! OUT!" </text:p>
            <text:p text:style-name="P1"/>
            <text:p text:style-name="P1">Uncle Vernon seized Harry around the waist and threw him into the hall. </text:p>
            <text:p text:style-name="P1"/>
            <text:p text:style-name="P1">When Aunt Petunia and Dudley had run out with their arms over their faces, Uncle Vernon slammed the door shut. They could hear the letters still streaming into the room, bouncing off the walls and floor. </text:p>
            <text:p text:style-name="P1"/>
            <text:p text:style-name="P1">"That does it," said Uncle Vernon, trying to speak calmly but pulling great tufts out of his mustache at the same time. I want you all back here in five minutes ready to leave. We're going away. Just pack some clothes. No arguments!" </text:p>
            <text:p text:style-name="P1"/>
            <text:p text:style-name="P1">He looked so dangerous with half his mustache missing that no one dared argue. Ten minutes later they had wrenched their way through the boarded-up doors and were in the car, speeding toward the highway. </text:p>
            <text:p text:style-name="P1"/>
            <text:p text:style-name="P1">Dudley was sniffling in the back seat; his father had hit him round the head for holding them up while he tried to pack his television, VCR, and computer in his sports bag. </text:p>
            <text:p text:style-name="P1"/>
            <text:p text:style-name="P1">They drove. And they drove. Even Aunt Petunia didn't dare ask where they were going. Every now and then Uncle Vernon would take a sharp turn and drive in the opposite direction for a while. "Shake'em off... shake 'em off," he would mutter whenever he did this. </text:p>
            <text:p text:style-name="P1"/>
            <text:p text:style-name="P1">They didn't stop to eat or drink all day. By nightfall Dudley was howling. He'd never had such a bad day in his life. He was hungry, he'd missed five television programs he'd wanted to see, and he'd <text:soft-page-break/>never gone so long without blowing up an alien on his computer. </text:p>
            <text:p text:style-name="P1"/>
            <text:p text:style-name="P1">Uncle Vernon stopped at last outside a gloomy-looking hotel on the outskirts of a big city. Dudley and Harry shared a room with twin beds and damp, musty sheets. Dudley snored but Harry stayed awake, sitting on the windowsill, staring down at the lights of passing cars and wondering.... </text:p>
            <text:p text:style-name="P1"/>
            <text:p text:style-name="P1">They ate stale cornflakes and cold tinned tomatoes on toast for breakfast the next day. They had just finished when the owner of the hotel came over to their table. </text:p>
            <text:p text:style-name="P1"/>
            <text:p text:style-name="P1">"'Scuse me, but is one of you Mr. H. Potter? Only I got about an 'undred of these at the front desk." </text:p>
            <text:p text:style-name="P1"/>
            <text:p text:style-name="P1">She held up a letter so they could read the green ink address: Mr. H. Potter Room 17 Railview Hotel Cokeworth Harry made a grab for the letter but Uncle Vernon knocked his hand out of the way. The woman stared. </text:p>
            <text:p text:style-name="P1"/>
            <text:p text:style-name="P1">"I'll take them," said Uncle Vernon, standing up quickly and following her from the dining room. </text:p>
            <text:p text:style-name="P1"/>
            <text:p text:style-name="P1">Wouldn't it be better just to go home, dear?" Aunt Petunia suggested timidly, hours later, but Uncle Vernon didn't seem to hear her. Exactly what he was looking for, none of them knew. He drove them into the middle of a forest, got out, looked around, shook his head, got back in the car, and off they went again. The same thing happened in the middle of a plowed field, halfway across a suspension bridge, and at the top of a multilevel parking garage. </text:p>
            <text:p text:style-name="P1"/>
            <text:p text:style-name="P1">"Daddy's gone mad, hasn't he?" Dudley asked Aunt Petunia dully late that afternoon. Uncle Vernon had parked at the coast, locked them all inside the car, and disappeared. </text:p>
            <text:p text:style-name="P1"/>
            <text:p text:style-name="P1">It started to rain. Great drops beat on the roof of the car. Dud ley sniveled. </text:p>
            <text:p text:style-name="P1"/>
            <text:p text:style-name="P1">"It's Monday," he told his mother. "The Great Humberto's on tonight. I want to stay somewhere <text:soft-page-break/>with a television. “ </text:p>
            <text:p text:style-name="P1"/>
            <text:p text:style-name="P1">Monday. This reminded Harry of something. If it was Monday -- and you could usually count on Dudley to know the days the week, because of television -- then tomorrow, Tuesday, was Harry's eleventh birthday. Of course, his birthdays were never exactly fun -- last year, the Dursleys had given him a coat hanger and a pair of Uncle Vernon's old socks. </text:p>
            <text:p text:style-name="P1"/>
            <text:p text:style-name="P1">Still, you weren't eleven every day. </text:p>
            <text:p text:style-name="P1"/>
            <text:p text:style-name="P1">Uncle Vernon was back and he was smiling. He was also carrying a long, thin package and didn't answer Aunt Petunia when she asked what he'd bought. </text:p>
            <text:p text:style-name="P1"/>
            <text:p text:style-name="P1">"Found the perfect place!" he said. "Come on! Everyone out!" </text:p>
            <text:p text:style-name="P1"/>
            <text:p text:style-name="P1">It was very cold outside the car. Uncle Vernon was pointing at what looked like a large rock way out at sea. Perched on top of the rock was the most miserable little shack you could imagine. One thing was certain, there was no television in there. </text:p>
            <text:p text:style-name="P1"/>
            <text:p text:style-name="P1">"Storm forecast for tonight!" said Uncle Vernon gleefully, clapping his hands together. "And this gentleman's kindly agreed to lend us his boat!" </text:p>
            <text:p text:style-name="P1"/>
            <text:p text:style-name="P1">A toothless old man came ambling up to them, pointing, with a rather wicked grin, at an old rowboat bobbing in the iron-gray water below them. </text:p>
            <text:p text:style-name="P1"/>
            <text:p text:style-name="P1">"I've already got us some rations," said Uncle Vernon, "so all aboard!" </text:p>
            <text:p text:style-name="P1"/>
            <text:p text:style-name="P1">It was freezing in the boat. Icy sea spray and rain crept down their necks and a chilly wind whipped their faces. After what seemed like hours they reached the rock, where Uncle Vernon, slipping and sliding, led the way to the broken-down house. </text:p>
            <text:p text:style-name="P1"/>
            <text:p text:style-name="P1">The inside was horrible; it smelled strongly of seaweed, the wind whistled through the gaps in the wooden walls, and the fireplace was damp and <text:soft-page-break/>empty. There were only two rooms. </text:p>
            <text:p text:style-name="P1"/>
            <text:p text:style-name="P1">Uncle Vernon's rations turned out to be a bag of chips each and four bananas. He tried to start a fire but the empty chip bags just smoked and shriveled up. </text:p>
            <text:p text:style-name="P1"/>
            <text:p text:style-name="P1">"Could do with some of those letters now, eh?" he said cheerfully. </text:p>
            <text:p text:style-name="P1"/>
            <text:p text:style-name="P1">He was in a very good mood. Obviously he thought nobody stood a chance of reaching them here in a storm to deliver mail. Harry privately agreed, though the thought didn't cheer him up at all. </text:p>
            <text:p text:style-name="P1"/>
            <text:p text:style-name="P1">As night fell, the promised storm blew up around them. Spray from the high waves splattered the walls of the hut and a fierce wind rattled the filthy windows. Aunt Petunia found a few moldy blankets in the second room and made up a bed for Dudley on the moth-eaten sofa. She and Uncle Vernon went off to the lumpy bed next door, and Harry was left to find the softest bit of floor he could and to curl up under the thinnest, most ragged blanket. </text:p>
            <text:p text:style-name="P1"/>
            <text:p text:style-name="P1">The storm raged more and more ferociously as the night went on. Harry couldn't sleep. He shivered and turned over, trying to get comfortable, his stomach rumbling with hunger. Dudley's snores were drowned by the low rolls of thunder that started near midnight. The lighted dial of Dudley's watch, which was dangling over the edge of the sofa on his fat wrist, told Harry he'd be eleven in ten minutes' time. He lay and watched his birthday tick nearer, wondering if the Dursleys would remember at all, wondering where the letter writer was now. </text:p>
            <text:p text:style-name="P1"/>
            <text:p text:style-name="P1">Five minutes to go. Harry heard something creak outside. He hoped the roof wasn't going to fall in, although he might be warmer if it did. </text:p>
            <text:p text:style-name="P1"/>
            <text:p text:style-name="P1">Four minutes to go. Maybe the house in Privet Drive would be so full of letters when they got back that he'd be able to steal one somehow. </text:p>
            <text:p text:style-name="P1"/>
            <text:p text:style-name="P1">Three minutes to go. Was that the sea, slapping hard on the rock like that? And (two minutes to go) <text:soft-page-break/>what was that funny crunching noise? Was the rock crumbling into the sea? One minute to go and he'd be eleven. Thirty seconds... twenty ... ten... </text:p>
            <text:p text:style-name="P1"/>
            <text:p text:style-name="P1">nine -- maybe he'd wake Dudley up, just to annoy him -- three... two... </text:p>
            <text:p text:style-name="P1"/>
            <text:p text:style-name="P1">one... </text:p>
            <text:p text:style-name="P1"/>
            <text:p text:style-name="P1">BOOM. </text:p>
            <text:p text:style-name="P1"/>
            <text:p text:style-name="P1">The whole shack shivered and Harry sat bolt upright, staring at the door. Someone was outside, knocking to come in. </text:p>
            <text:p text:style-name="P1"/>
            <text:p text:style-name="P1">CHAPTER FOUR </text:p>
            <text:p text:style-name="P1"/>
            <text:p text:style-name="P1">THE KEEPER OF THE KEYS </text:p>
            <text:p text:style-name="P1"/>
            <text:p text:style-name="P1">BOOM. They knocked again. Dudley jerked awake. "Where's the cannon?" he said stupidly. </text:p>
            <text:p text:style-name="P1"/>
            <text:p text:style-name="P1">There was a crash behind them and Uncle Vernon came skidding into the room. He was holding a rifle in his hands -- now they knew what had been in the long, thin package he had brought with them. </text:p>
            <text:p text:style-name="P1"/>
            <text:p text:style-name="P1">"Who's there?" he shouted. "I warn you -- I'm armed!" </text:p>
            <text:p text:style-name="P1"/>
            <text:p text:style-name="P1">There was a pause. Then – </text:p>
            <text:p text:style-name="P1"/>
            <text:p text:style-name="P1">SMASH! </text:p>
            <text:p text:style-name="P1"/>
            <text:p text:style-name="P1">The door was hit with such force that it swung clean off its hinges and with a deafening crash landed flat on the floor. </text:p>
            <text:p text:style-name="P1"/>
            <text:p text:style-name="P1">A giant of a man was standing in the doorway. His face was almost completely hidden by a long, shaggy mane of hair and a wild, tangled beard, but you could make out his eyes, glinting like black beetles under all the hair. </text:p>
            <text:p text:style-name="P1"/>
            <text:p text:style-name="P1">The giant squeezed his way into the hut, stooping so that his head just brushed the ceiling. He bent down, picked up the door, and fitted it easily back into its frame. The noise of the storm outside <text:soft-page-break/>dropped a little. He turned to look at them all. </text:p>
            <text:p text:style-name="P1"/>
            <text:p text:style-name="P1">"Couldn't make us a cup o' tea, could yeh? It's not been an easy journey..." </text:p>
            <text:p text:style-name="P1"/>
            <text:p text:style-name="P1">He strode over to the sofa where Dudley sat frozen with fear. </text:p>
            <text:p text:style-name="P1"/>
            <text:p text:style-name="P1">"Budge up, yeh great lump," said the stranger. </text:p>
            <text:p text:style-name="P1"/>
            <text:p text:style-name="P1">Dudley squeaked and ran to hide behind his mother, who was crouching, terrified, behind Uncle Vernon. </text:p>
            <text:p text:style-name="P1"/>
            <text:p text:style-name="P1">"An' here's Harry!" said the giant. </text:p>
            <text:p text:style-name="P1"/>
            <text:p text:style-name="P1">Harry looked up into the fierce, wild, shadowy face and saw that the beetle eyes were crinkled in a smile. </text:p>
            <text:p text:style-name="P1"/>
            <text:p text:style-name="P1">"Las' time I saw you, you was only a baby," said the giant. "Yeh look a lot like yet dad, but yeh've got yet mom's eyes." </text:p>
            <text:p text:style-name="P1"/>
            <text:p text:style-name="P1">Uncle Vernon made a funny rasping noise. </text:p>
            <text:p text:style-name="P1"/>
            <text:p text:style-name="P1">I demand that you leave at once, sit!" he said. "You are breaking and entering!" </text:p>
            <text:p text:style-name="P1"/>
            <text:p text:style-name="P1">"Ah, shut up, Dursley, yeh great prune," said the giant; he reached over the back of the sofa, jerked the gun out of Uncle Vernon's hands, bent it into a knot as easily as if it had been made of rubber, and threw it into a corner of the room. </text:p>
            <text:p text:style-name="P1"/>
            <text:p text:style-name="P1">Uncle Vernon made another funny noise, like a mouse being trodden on. </text:p>
            <text:p text:style-name="P1"/>
            <text:p text:style-name="P1">"Anyway -- Harry," said the giant, turning his back on the Dursleys, "a very happy birthday to yeh. Got summat fer yeh here -- I mighta sat on it at some point, but it'll taste all right." </text:p>
            <text:p text:style-name="P1"/>
            <text:p text:style-name="P1">From an inside pocket of his black overcoat he pulled a slightly squashed box. Harry opened it with trembling fingers. Inside was a large, sticky chocolate cake with Happy Birthday Harry written on it in green icing. </text:p>
            <text:p text:style-name="P1"><text:soft-page-break/></text:p>
            <text:p text:style-name="P1">Harry looked up at the giant. He meant to say thank you, but the words got lost on the way to his mouth, and what he said instead was, "Who are you?" </text:p>
            <text:p text:style-name="P1"/>
            <text:p text:style-name="P1">The giant chuckled. </text:p>
            <text:p text:style-name="P1"/>
            <text:p text:style-name="P1">"True, I haven't introduced meself. Rubeus Hagrid, Keeper of Keys and Grounds at Hogwarts." </text:p>
            <text:p text:style-name="P1"/>
            <text:p text:style-name="P1">He held out an enormous hand and shook Harry's whole arm. </text:p>
            <text:p text:style-name="P1"/>
            <text:p text:style-name="P1">"What about that tea then, eh?" he said, rubbing his hands together. </text:p>
            <text:p text:style-name="P1"/>
            <text:p text:style-name="P1">"I'd not say no ter summat stronger if yeh've got it, mind." </text:p>
            <text:p text:style-name="P1"/>
            <text:p text:style-name="P1">His eyes fell on the empty grate with the shriveled chip bags in it and he snorted. He bent down over the fireplace; they couldn't see what he was doing but when he drew back a second later, there was a roaring fire there. It filled the whole damp hut with flickering light and Harry felt the warmth wash over him as though he'd sunk into a hot bath. </text:p>
            <text:p text:style-name="P1"/>
            <text:p text:style-name="P1">The giant sat back down on the sofa, which sagged under his weight, and began taking all sorts of things out of the pockets of his coat: a copper kettle, a squashy package of sausages, a poker, a teapot, several chipped mugs, and a bottle of some amber liquid that he took a swig from before starting to make tea. Soon the hut was full of the sound and smell of sizzling sausage. Nobody said a thing while the giant was working, but as he slid the first six fat, juicy, slightly burnt sausages from the poker, Dudley fidgeted a little. Uncle Vernon said sharply, "Don't touch anything he gives you, Dudley." </text:p>
            <text:p text:style-name="P1"/>
            <text:p text:style-name="P1">The giant chuckled darkly. </text:p>
            <text:p text:style-name="P1"/>
            <text:p text:style-name="P1">"Yet great puddin' of a son don' need fattenin' anymore, Dursley, don' worry." </text:p>
            <text:p text:style-name="P1"/>
            <text:p text:style-name="P1">He passed the sausages to Harry, who was so <text:soft-page-break/>hungry he had never tasted anything so wonderful, but he still couldn't take his eyes off the giant. Finally, as nobody seemed about to explain anything, he said, "I'm sorry, but I still don't really know who you are." </text:p>
            <text:p text:style-name="P1"/>
            <text:p text:style-name="P1">The giant took a gulp of tea and wiped his mouth with the back of his hand. </text:p>
            <text:p text:style-name="P1"/>
            <text:p text:style-name="P1">"Call me Hagrid," he said, "everyone does. An' like I told yeh, I'm Keeper of Keys at Hogwarts -- yeh'll know all about Hogwarts, o' course. </text:p>
            <text:p text:style-name="P1"/>
            <text:p text:style-name="P1">"Er -- no," said Harry. </text:p>
            <text:p text:style-name="P1"/>
            <text:p text:style-name="P1">Hagrid looked shocked. </text:p>
            <text:p text:style-name="P1"/>
            <text:p text:style-name="P1">"Sorry," Harry said quickly. </text:p>
            <text:p text:style-name="P1"/>
            <text:p text:style-name="P1">"Sony?" barked Hagrid, turning to stare at the Dursleys, who shrank back into the shadows. "It' s them as should be sorry! I knew yeh weren't gettin' yer letters but I never thought yeh wouldn't even know abou' Hogwarts, fer cryin' out loud! Did yeh never wonder where yet parents learned it all?" </text:p>
            <text:p text:style-name="P1"/>
            <text:p text:style-name="P1">"All what?" asked Harry. </text:p>
            <text:p text:style-name="P1"/>
            <text:p text:style-name="P1">"ALL WHAT?" Hagrid thundered. "Now wait jus' one second!" </text:p>
            <text:p text:style-name="P1"/>
            <text:p text:style-name="P1">He had leapt to his feet. In his anger he seemed to fill the whole hut. </text:p>
            <text:p text:style-name="P1"/>
            <text:p text:style-name="P1">The Dursleys were cowering against the wall. </text:p>
            <text:p text:style-name="P1"/>
            <text:p text:style-name="P1">"Do you mean ter tell me," he growled at the Dursleys, "that this boy -- this boy! -- knows nothin' abou' -- about ANYTHING?" </text:p>
            <text:p text:style-name="P1"/>
            <text:p text:style-name="P1">Harry thought this was going a bit far. He had been to school, after all, and his marks weren't bad. </text:p>
            <text:p text:style-name="P1"/>
            <text:p text:style-name="P1">"I know some things," he said. "I can, you know, do math and stuff." But Hagrid simply waved his hand and said, "About our world, I mean. Your world. My world. Yer parents' world." </text:p>
            <text:p text:style-name="P1"/>
            <text:p text:style-name="P1"><text:soft-page-break/>"What world?" </text:p>
            <text:p text:style-name="P1"/>
            <text:p text:style-name="P1">Hagrid looked as if he was about to explode. </text:p>
            <text:p text:style-name="P1"/>
            <text:p text:style-name="P1">"DURSLEY!" he boomed. </text:p>
            <text:p text:style-name="P1"/>
            <text:p text:style-name="P1">Uncle Vernon, who had gone very pale, whispered something that sounded like "Mimblewimble." Hagrid stared wildly at Harry. </text:p>
            <text:p text:style-name="P1"/>
            <text:p text:style-name="P1">"But yeh must know about yet mom and dad," he said. "I mean, they're famous. You're famous." </text:p>
            <text:p text:style-name="P1"/>
            <text:p text:style-name="P1">"What? My -- my mom and dad weren't famous, were they?" </text:p>
            <text:p text:style-name="P1"/>
            <text:p text:style-name="P1">"Yeh don' know... yeh don' know..." Hagrid ran his fingers through his hair, fixing Harry with a bewildered stare. </text:p>
            <text:p text:style-name="P1"/>
            <text:p text:style-name="P1">"Yeh don' know what yeh are?" he said finally. </text:p>
            <text:p text:style-name="P1"/>
            <text:p text:style-name="P1">Uncle Vernon suddenly found his voice. </text:p>
            <text:p text:style-name="P1"/>
            <text:p text:style-name="P1">"Stop!" he commanded. "Stop right there, sit! I forbid you to tell the boy anything!" </text:p>
            <text:p text:style-name="P1"/>
            <text:p text:style-name="P1">A braver man than Vernon Dursley would have quailed under the furious look Hagrid now gave him; when Hagrid spoke, his every syllable trembled with rage. </text:p>
            <text:p text:style-name="P1"/>
            <text:p text:style-name="P1">"You never told him? Never told him what was in the letter Dumbledore left fer him? I was there! I saw Dumbledore leave it, Dursley! An' you've kept it from him all these years?" </text:p>
            <text:p text:style-name="P1"/>
            <text:p text:style-name="P1">"Kept what from me?" said Harry eagerly. </text:p>
            <text:p text:style-name="P1"/>
            <text:p text:style-name="P1">"STOP! I FORBID YOU!" yelled Uncle Vernon in panic. </text:p>
            <text:p text:style-name="P1"/>
            <text:p text:style-name="P1">Aunt Petunia gave a gasp of horror. </text:p>
            <text:p text:style-name="P1"/>
            <text:p text:style-name="P1">"Ah, go boil yet heads, both of yeh," said Hagrid. "Harry -- yet a wizard." </text:p>
            <text:p text:style-name="P1"/>
            <text:p text:style-name="P1">There was silence inside the hut. Only the sea and <text:soft-page-break/>the whistling wind could be heard. </text:p>
            <text:p text:style-name="P1"/>
            <text:p text:style-name="P1">"-- a what?" gasped Harry. </text:p>
            <text:p text:style-name="P1"/>
            <text:p text:style-name="P1">"A wizard, o' course," said Hagrid, sitting back down on the sofa, which groaned and sank even lower, "an' a thumpin' good'un, I'd say, once yeh've been trained up a bit. With a mum an' dad like yours, what else would yeh be? An' I reckon it's abou' time yeh read yer letter." </text:p>
            <text:p text:style-name="P1"/>
            <text:p text:style-name="P1">Harry stretched out his hand at last to take the yellowish envelope, addressed in emerald green to Mr. H. Potter, The Floor, Hut-on-the-Rock, The Sea. He pulled out the letter and read: HOGWARTS SCHOOL of WITCHCRAFT and WIZARDRY Headmaster: ALBUS DUMBLEDORE (Order of Merlin, First Class, Grand Sorc., Chf. Warlock, Supreme Mugwump, International Confed. of Wizards) Dear Mr. Potter, We are pleased to inform you that you have been accepted at Hogwarts School of Witchcraft and Wizardry. Please find enclosed a list of all necessary books and equipment. </text:p>
            <text:p text:style-name="P1"/>
            <text:p text:style-name="P1">Term begins on September 1. We await your owl by no later than July 31. </text:p>
            <text:p text:style-name="P1"/>
            <text:p text:style-name="P1">Yours sincerely, Minerva McGonagall, Deputy Headmistress Questions exploded inside Harry's head like fireworks and he couldn't decide which to ask first. After a few minutes he stammered, "What does it mean, they await my owl?" </text:p>
            <text:p text:style-name="P1"/>
            <text:p text:style-name="P1">"Gallopin' Gorgons, that reminds me," said Hagrid, clapping a hand to his forehead with enough force to knock over a cart horse, and from yet another pocket inside his overcoat he pulled an owl -- a real, live, rather ruffled-looking owl -- a long quill, and a roll of parchment. </text:p>
            <text:p text:style-name="P1"/>
            <text:p text:style-name="P1">With his tongue between his teeth he scribbled a note that Harry could read upside down: Dear Professor Dumbledore, Given Harry his letter. </text:p>
            <text:p text:style-name="P1"/>
            <text:p text:style-name="P1">Taking him to buy his things tomorrow. </text:p>
            <text:p text:style-name="P1"/>
            <text:p text:style-name="P1">Weather's horrible. Hope you're Well. </text:p>
            <text:p text:style-name="P1"><text:soft-page-break/></text:p>
            <text:p text:style-name="P1">Hagrid Hagrid rolled up the note, gave it to the owl, which clamped it in its beak, went to the door, and threw the owl out into the storm. Then he came back and sat down as though this was as normal as talking on the telephone. </text:p>
            <text:p text:style-name="P1"/>
            <text:p text:style-name="P1">Harry realized his mouth was open and closed it quickly. </text:p>
            <text:p text:style-name="P1"/>
            <text:p text:style-name="P1">"Where was I?" said Hagrid, but at that moment, Uncle Vernon, still ashen-faced but looking very angry, moved into the firelight. </text:p>
            <text:p text:style-name="P1"/>
            <text:p text:style-name="P1">"He's not going," he said. </text:p>
            <text:p text:style-name="P1"/>
            <text:p text:style-name="P1">Hagrid grunted. </text:p>
            <text:p text:style-name="P1"/>
            <text:p text:style-name="P1">"I'd like ter see a great Muggle like you stop him," he said. </text:p>
            <text:p text:style-name="P1"/>
            <text:p text:style-name="P1">"A what?" said Harry, interested. </text:p>
            <text:p text:style-name="P1"/>
            <text:p text:style-name="P1">"A Muggle," said Hagrid, "it's what we call nonmagic folk like thern. </text:p>
            <text:p text:style-name="P1"/>
            <text:p text:style-name="P1">An' it's your bad luck you grew up in a family o' the biggest Muggles I ever laid eyes on." </text:p>
            <text:p text:style-name="P1"/>
            <text:p text:style-name="P1">"We swore when we took him in we'd put a stop to that rubbish," said Uncle Vernon, "swore we'd stamp it out of him! Wizard indeed!" </text:p>
            <text:p text:style-name="P1"/>
            <text:p text:style-name="P1">"You knew?" said Harry. "You knew I'm a -- a wizard?" </text:p>
            <text:p text:style-name="P1"/>
            <text:p text:style-name="P1">"Knew!" shrieked Aunt Petunia suddenly. "Knew! Of course we knew! How could you not be, my dratted sister being what she was? Oh, she got a letter just like that and disappeared off to that-that school-and came home every vacation with her pockets full of frog spawn, turning teacups into rats. I was the only one who saw her for what she was -- a freak! But for my mother and father, oh no, it was Lily this and Lily that, they were proud of having a witch in the family!" </text:p>
            <text:p text:style-name="P1"/>
            <text:p text:style-name="P1">She stopped to draw a deep breath and then went <text:soft-page-break/>ranting on. It seemed she had been wanting to say all this for years. </text:p>
            <text:p text:style-name="P1"/>
            <text:p text:style-name="P1">"Then she met that Potter at school and they left and got married and had you, and of course I knew you'd be just the same, just as strange, just as -- as -- abnormal -- and then, if you please, she went and got herself blown up and we got landed with you!" </text:p>
            <text:p text:style-name="P1"/>
            <text:p text:style-name="P1">Harry had gone very white. As soon as he found his voice he said, "Blown up? You told me they died in a car crash!" </text:p>
            <text:p text:style-name="P1"/>
            <text:p text:style-name="P1">"CAR CRASH!" roared Hagrid, jumping up so angrily that the Dursleys scuttled back to their corner. "How could a car crash kill Lily an' James Potter? It's an outrage! A scandal! Harry Potter not knowin' his own story when every kid in our world knows his name!" "But why? What happened?" Harry asked urgently. </text:p>
            <text:p text:style-name="P1"/>
            <text:p text:style-name="P1">The anger faded from Hagrid's face. He looked suddenly anxious. </text:p>
            <text:p text:style-name="P1"/>
            <text:p text:style-name="P1">"I never expected this," he said, in a low, worried voice. "I had no idea, when Dumbledore told me there might be trouble gettin' hold of yeh, how much yeh didn't know. Ah, Harry, I don' know if I'm the right person ter tell yeh -- but someone 3 s gotta -- yeh can't go off ter Hogwarts not knowin'." </text:p>
            <text:p text:style-name="P1"/>
            <text:p text:style-name="P1">He threw a dirty look at the Dursleys. </text:p>
            <text:p text:style-name="P1"/>
            <text:p text:style-name="P1">"Well, it's best yeh know as much as I can tell yeh -- mind, I can't tell yeh everythin', it's a great myst'ry, parts of it...." </text:p>
            <text:p text:style-name="P1"/>
            <text:p text:style-name="P1">He sat down, stared into the fire for a few seconds, and then said, "It begins, I suppose, with -- with a person called -- but it's incredible yeh don't know his name, everyone in our world knows --" </text:p>
            <text:p text:style-name="P1"/>
            <text:p text:style-name="P1">"Who? “ </text:p>
            <text:p text:style-name="P1"/>
            <text:p text:style-name="P1">"Well -- I don' like sayin' the name if I can help it. No one does." </text:p>
            <text:p text:style-name="P1"/>
            <text:p text:style-name="P1">"Why not?" </text:p>
            <text:p text:style-name="P1"><text:soft-page-break/></text:p>
            <text:p text:style-name="P1">"Gulpin' gargoyles, Harry, people are still scared. Blimey, this is difficult. See, there was this wizard who went... bad. As bad as you could go. Worse. Worse than worse. His name was..." </text:p>
            <text:p text:style-name="P1"/>
            <text:p text:style-name="P1">Hagrid gulped, but no words came out. </text:p>
            <text:p text:style-name="P1"/>
            <text:p text:style-name="P1">"Could you write it down?" Harry suggested. </text:p>
            <text:p text:style-name="P1"/>
            <text:p text:style-name="P1">"Nah -can't spell it. All right -- Voldemort. " Hagrid shuddered. "Don' make me say it again. Anyway, this -- this wizard, about twenty years ago now, started lookin' fer followers. Got 'em, too -- some were afraid, some just wanted a bit o' his power, 'cause he was gettin' himself power, all right. Dark days, Harry. Didn't know who ter trust, didn't dare get friendly with strange wizards or witches... terrible things happened. He was takin' over. 'Course, some stood up to him -- an' he killed 'em. Horribly. One o' the only safe places left was Hogwarts. Reckon Dumbledore's the only one You-Know-Who was afraid of. </text:p>
            <text:p text:style-name="P1"/>
            <text:p text:style-name="P1">Didn't dare try takin' the school, not jus' then, anyway. </text:p>
            <text:p text:style-name="P1"/>
            <text:p text:style-name="P1">"Now, yer mum an' dad were as good a witch an' wizard as I ever knew. </text:p>
            <text:p text:style-name="P1"/>
            <text:p text:style-name="P1">Head boy an' girl at Hogwarts in their day! Suppose the myst'ry is why You-Know-Who never tried to get 'em on his side before... probably knew they were too close ter Dumbledore ter want anythin' ter do with the Dark Side. </text:p>
            <text:p text:style-name="P1"/>
            <text:p text:style-name="P1">"Maybe he thought he could persuade 'em... maybe he just wanted 'em outta the way. All anyone knows is, he turned up in the village where you was all living, on Halloween ten years ago. You was just a year old. </text:p>
            <text:p text:style-name="P1"/>
            <text:p text:style-name="P1">He came ter yer house an' -- an' --" </text:p>
            <text:p text:style-name="P1"/>
            <text:p text:style-name="P1">Hagrid suddenly pulled out a very dirty, spotted handkerchief and blew his nose with a sound like a foghorn. </text:p>
            <text:p text:style-name="P1"/>
            <text:p text:style-name="P1"><text:soft-page-break/>"Sorry," he said. "But it's that sad -- knew yer mum an' dad, an' nicer people yeh couldn't find -- anyway..." </text:p>
            <text:p text:style-name="P1"/>
            <text:p text:style-name="P1">"You-Know-Who killed 'em. An' then -- an' this is the real myst'ry of the thing -- he tried to kill you, too. Wanted ter make a clean job of it, I suppose, or maybe he just liked killin' by then. But he couldn't do it. Never wondered how you got that mark on yer forehead? That was no ordinary cut. That's what yeh get when a Powerful, evil curse touches yeh -- took care of yer mum an' dad an' yer house, even -- but it didn't work on you, an' that's why yer famous, Harry. No one ever lived after he decided ter kill 'em, no one except you, an' he'd killed some o' the best witches an' wizards of the age -- the McKinnons, the Bones, the Prewetts -- an' you was only a baby, an' you lived." </text:p>
            <text:p text:style-name="P1"/>
            <text:p text:style-name="P1">Something very painful was going on in Harry's mind. As Hagrid's story came to a close, he saw again the blinding flash of green light, more clearly than he had ever remembered it before -- and he remembered something else, for the first time in his life: a high, cold, cruel laugh. </text:p>
            <text:p text:style-name="P1"/>
            <text:p text:style-name="P1">Hagrid was watching him sadly. </text:p>
            <text:p text:style-name="P1"/>
            <text:p text:style-name="P1">"Took yeh from the ruined house myself, on Dumbledore's orders. Brought yeh ter this lot..." </text:p>
            <text:p text:style-name="P1"/>
            <text:p text:style-name="P1">"Load of old tosh," said Uncle Vernon. Harry jumped; he had almost forgotten that the Dursleys were there. Uncle Vernon certainly seemed to have got back his courage. He was glaring at Hagrid and his fists were clenched. </text:p>
            <text:p text:style-name="P1"/>
            <text:p text:style-name="P1">"Now, you listen here, boy," he snarled, "I accept there's something strange about you, probably nothing a good beating wouldn't have cured -- and as for all this about your parents, well, they were weirdos, no denying it, and the world's better off without them in my opinion -- asked for all they got, getting mixed up with these wizarding types -- just what I expected, always knew they'd come to a sticky end --" </text:p>
            <text:p text:style-name="P1"/>
            <text:p text:style-name="P1">But at that moment, Hagrid leapt from the sofa and <text:soft-page-break/>drew a battered pink umbrella from inside his coat. Pointing this at Uncle Vernon like a sword, he said, "I'm warning you, Dursley -I'm warning you -- one more word... “ </text:p>
            <text:p text:style-name="P1"/>
            <text:p text:style-name="P1">In danger of being speared on the end of an umbrella by a bearded giant, Uncle Vernon's courage failed again; he flattened himself against the wall and fell silent. </text:p>
            <text:p text:style-name="P1"/>
            <text:p text:style-name="P1">"That's better," said Hagrid, breathing heavily and sitting back down on the sofa, which this time sagged right down to the floor. </text:p>
            <text:p text:style-name="P1"/>
            <text:p text:style-name="P1">Harry, meanwhile, still had questions to ask, hundreds of them. </text:p>
            <text:p text:style-name="P1"/>
            <text:p text:style-name="P1">"But what happened to Vol--, sorry -- I mean, You-Know-Who?" </text:p>
            <text:p text:style-name="P1"/>
            <text:p text:style-name="P1">"Good question, Harry. Disappeared. Vanished. Same night he tried ter kill you. Makes yeh even more famous. That's the biggest myst'ry, see... </text:p>
            <text:p text:style-name="P1"/>
            <text:p text:style-name="P1">he was gettin' more an' more powerful -- why'd he go? "Some say he died. Codswallop, in my opinion. Dunno if he had enough human left in him to die. Some say he's still out there, bidin' his time, like, but I don' believe it. People who was on his side came back ter ours. Some of 'em came outta kinda trances. Don~ reckon they could've done if he was comin' back. </text:p>
            <text:p text:style-name="P1"/>
            <text:p text:style-name="P1">"Most of us reckon he's still out there somewhere but lost his powers. </text:p>
            <text:p text:style-name="P1"/>
            <text:p text:style-name="P1">Too weak to carry on. 'Cause somethin' about you finished him, Harry. </text:p>
            <text:p text:style-name="P1"/>
            <text:p text:style-name="P1">There was somethin' goin' on that night he hadn't counted on -- I dunno what it was, no one does -- but somethin' about you stumped him, all right." </text:p>
            <text:p text:style-name="P1"/>
            <text:p text:style-name="P1">Hagrid looked at Harry with warmth and respect blazing in his eyes, but Harry, instead of feeling pleased and proud, felt quite sure there had been a horrible mistake. A wizard? Him? How could he possibly be? He'd spent his life being clouted by <text:soft-page-break/>Dudley, and bullied by Aunt Petunia and Uncle Vernon; if he was really a wizard, why hadn't they been turned into warty toads every time they'd tried to lock him in his cupboard? If he'd once defeated the greatest sorcerer in the world, how come Dudley had always been able to kick him around like a football? "Hagrid," he said quietly, "I think you must have made a mistake. I don't think I can be a wizard." </text:p>
            <text:p text:style-name="P1"/>
            <text:p text:style-name="P1">To his surprise, Hagrid chuckled. </text:p>
            <text:p text:style-name="P1"/>
            <text:p text:style-name="P1">"Not a wizard, eh? Never made things happen when you was scared or angry?" </text:p>
            <text:p text:style-name="P1"/>
            <text:p text:style-name="P1">Harry looked into the fire. Now he came to think about it... every odd thing that had ever made his aunt and uncle furious with him had happened when he, Harry, had been upset or angry... chased by Dudley's gang, he had somehow found himself out of their reach... dreading going to school with that ridiculous haircut, he'd managed to make it grow back... and the very last time Dudley had hit him, hadn't he got his revenge, without even realizing he was doing it? Hadn't he set a boa constrictor on him? Harry looked back at Hagrid, smiling, and saw that Hagrid was positively beaming at him. </text:p>
            <text:p text:style-name="P1"/>
            <text:p text:style-name="P1">"See?" said Hagrid. "Harry Potter, not a wizard -- you wait, you'll be right famous at Hogwarts." </text:p>
            <text:p text:style-name="P1"/>
            <text:p text:style-name="P1">But Uncle Vernon wasn't going to give in without a fight. </text:p>
            <text:p text:style-name="P1"/>
            <text:p text:style-name="P1">"Haven't I told you he's not going?" he hissed. "He's going to Stonewall High and he'll be grateful for it. I've read those letters and he needs all sorts of rubbish -- spell books and wands and --" </text:p>
            <text:p text:style-name="P1"/>
            <text:p text:style-name="P1">"If he wants ter go, a great Muggle like you won't stop him," growled Hagrid. "Stop Lily an' James Potter' s son goin' ter Hogwarts! Yer mad. </text:p>
            <text:p text:style-name="P1"/>
            <text:p text:style-name="P1">His name's been down ever since he was born. He's off ter the finest school of witchcraft and wizardry in the world. Seven years there and he won't know himself. He'll be with youngsters of his own sort, <text:soft-page-break/>fer a change, an' he'll be under the greatest headmaster Hogwarts ever had Albus Dumbled--" </text:p>
            <text:p text:style-name="P1"/>
            <text:p text:style-name="P1">"I AM NOT PAYING FOR SOME CRACKPOT OLD FOOL To TEACH HIM MAGIC TRICKS!" </text:p>
            <text:p text:style-name="P1"/>
            <text:p text:style-name="P1">yelled Uncle Vernon. </text:p>
            <text:p text:style-name="P1"/>
            <text:p text:style-name="P1">But he had finally gone too far. Hagrid seized his umbrella and whirled it over his head, "NEVER," he thundered, "- INSULT- ALBUS- DUMBLEDOREIN- FRONT- OF- ME!" </text:p>
            <text:p text:style-name="P1"/>
            <text:p text:style-name="P1">He brought the umbrella swishing down through the air to point at Dudley -- there was a flash of violet light, a sound like a firecracker, a sharp squeal, and the next second, Dudley was dancing on the spot with his hands clasped over his fat bottom, howling in pain. When he turned his back on them, Harry saw a curly pig's tail poking through a hole in his trousers. </text:p>
            <text:p text:style-name="P1"/>
            <text:p text:style-name="P1">Uncle Vernon roared. Pulling Aunt Petunia and Dudley into the other room, he cast one last terrified look at Hagrid and slammed the door behind them. </text:p>
            <text:p text:style-name="P1"/>
            <text:p text:style-name="P1">Hagrid looked down at his umbrella and stroked his beard. </text:p>
            <text:p text:style-name="P1"/>
            <text:p text:style-name="P1">"Shouldn'ta lost me temper," he said ruefully, "but it didn't work anyway. Meant ter turn him into a pig, but I suppose he was so much like a pig anyway there wasn't much left ter do." </text:p>
            <text:p text:style-name="P1"/>
            <text:p text:style-name="P1">He cast a sideways look at Harry under his bushy eyebrows. </text:p>
            <text:p text:style-name="P1"/>
            <text:p text:style-name="P1">"Be grateful if yeh didn't mention that ter anyone at Hogwarts," he said. "I'm -- er -- not supposed ter do magic, strictly speakin'. I was allowed ter do a bit ter follow yeh an' get yer letters to yeh an' stuff -- one o' the reasons I was so keen ter take on the job "Why aren't you supposed to do magic?" asked Harry. </text:p>
            <text:p text:style-name="P1"/>
            <text:p text:style-name="P1">"Oh, well -- I was at Hogwarts meself but I -- er -- got expelled, ter tell yeh the truth. In me third year. <text:soft-page-break/>They snapped me wand in half an' everything. But Dumbledore let me stay on as gamekeeper. Great man, Dumbledore." "Why were you expelled?" </text:p>
            <text:p text:style-name="P1"/>
            <text:p text:style-name="P1">"It's gettin' late and we've got lots ter do tomorrow," said Hagrid loudly. "Gotta get up ter town, get all yer books an' that." </text:p>
            <text:p text:style-name="P1"/>
            <text:p text:style-name="P1">He took off his thick black coat and threw it to Harry. </text:p>
            <text:p text:style-name="P1"/>
            <text:p text:style-name="P1">"You can kip under that," he said. "Don' mind if it wriggles a bit, I think I still got a couple o' dormice in one o' the pockets." </text:p>
            <text:p text:style-name="P1"/>
            <text:p text:style-name="P1">CHAPTER FIVE </text:p>
            <text:p text:style-name="P1"/>
            <text:p text:style-name="P1">DIAGON ALLEY </text:p>
            <text:p text:style-name="P1"/>
            <text:p text:style-name="P1">Harry woke early the next morning. Although he could tell it was daylight, he kept his eyes shut tight. </text:p>
            <text:p text:style-name="P1"/>
            <text:p text:style-name="P1">"It was a dream, he told himself firmly. "I dreamed a giant called Hagrid came to tell me I was going to a school for wizards. When I open my eyes I'll be at home in my cupboard." </text:p>
            <text:p text:style-name="P1"/>
            <text:p text:style-name="P1">There was suddenly a loud tapping noise. </text:p>
            <text:p text:style-name="P1"/>
            <text:p text:style-name="P1">And there's Aunt Petunia knocking on the door, Harry thought, his heart sinking. But he still didn't open his eyes. It had been such a good dream. </text:p>
            <text:p text:style-name="P1"/>
            <text:p text:style-name="P1">Tap. Tap. Tap. </text:p>
            <text:p text:style-name="P1"/>
            <text:p text:style-name="P1">"All right," Harry mumbled, "I'm getting up." </text:p>
            <text:p text:style-name="P1"/>
            <text:p text:style-name="P1">He sat up and Hagrid's heavy coat fell off him. The hut was full of sunlight, the storm was over, Hagrid himself was asleep on the collapsed sofa, and there was an owl rapping its claw on the window, a newspaper held in its beak. </text:p>
            <text:p text:style-name="P1"/>
            <text:p text:style-name="P1">Harry scrambled to his feet, so happy he felt as though a large balloon was swelling inside him. He went straight to the window and jerked it open. The owl swooped in and dropped the newspaper on top <text:soft-page-break/>of Hagrid, who didn't wake up. The owl then fluttered onto the floor and began to attack Hagrid's coat. </text:p>
            <text:p text:style-name="P1"/>
            <text:p text:style-name="P1">"Don't do that." </text:p>
            <text:p text:style-name="P1"/>
            <text:p text:style-name="P1">Harry tried to wave the owl out of the way, but it snapped its beak fiercely at him and carried on savaging the coat. </text:p>
            <text:p text:style-name="P1"/>
            <text:p text:style-name="P1">"Hagrid!" said Harry loudly. "There's an owl "Pay him," Hagrid grunted into the sofa. </text:p>
            <text:p text:style-name="P1"/>
            <text:p text:style-name="P1">"What?" </text:p>
            <text:p text:style-name="P1"/>
            <text:p text:style-name="P1">"He wants payin' fer deliverin' the paper. Look in the pockets." </text:p>
            <text:p text:style-name="P1"/>
            <text:p text:style-name="P1">Hagrid's coat seemed to be made of nothing but pockets -- bunches of keys, slug pellets, balls of string, peppermint humbugs, teabags... </text:p>
            <text:p text:style-name="P1"/>
            <text:p text:style-name="P1">finally, Harry pulled out a handful of strange-looking coins. </text:p>
            <text:p text:style-name="P1"/>
            <text:p text:style-name="P1">"Give him five Knuts," said Hagrid sleepily. </text:p>
            <text:p text:style-name="P1"/>
            <text:p text:style-name="P1">"Knuts?" </text:p>
            <text:p text:style-name="P1"/>
            <text:p text:style-name="P1">"The little bronze ones." </text:p>
            <text:p text:style-name="P1"/>
            <text:p text:style-name="P1">Harry counted out five little bronze coins, and the owl held out his leg so Harry could put the money into a small leather pouch tied to it. Then he flew off through the open window. </text:p>
            <text:p text:style-name="P1"/>
            <text:p text:style-name="P1">Hagrid yawned loudly, sat up, and stretched. </text:p>
            <text:p text:style-name="P1"/>
            <text:p text:style-name="P1">"Best be Off, Harry, lots ter do today, gotta get up ter London an' buy all yer stuff fer school." </text:p>
            <text:p text:style-name="P1"/>
            <text:p text:style-name="P1">Harry was turning over the wizard coins and looking at them. He had just thought of something that made him feel as though the happy balloon inside him had got a puncture. </text:p>
            <text:p text:style-name="P1"/>
            <text:p text:style-name="P1">"Um -- Hagrid?" </text:p>
            <text:p text:style-name="P1"/>
            <text:p text:style-name="P1"><text:soft-page-break/>"Mm?" said Hagrid, who was pulling on his huge boots. </text:p>
            <text:p text:style-name="P1"/>
            <text:p text:style-name="P1">"I haven't got any money -- and you heard Uncle Vernon last night ... he won't pay for me to go and learn magic." </text:p>
            <text:p text:style-name="P1"/>
            <text:p text:style-name="P1">"Don't worry about that," said Hagrid, standing up and scratching his head. "D'yeh think yer parents didn't leave yeh anything?" </text:p>
            <text:p text:style-name="P1"/>
            <text:p text:style-name="P1">"But if their house was destroyed --" </text:p>
            <text:p text:style-name="P1"/>
            <text:p text:style-name="P1">"They didn' keep their gold in the house, boy! Nah, first stop fer us is Gringotts. Wizards' bank. Have a sausage, they're not bad cold -- an' I wouldn' say no teh a bit o' yer birthday cake, neither." </text:p>
            <text:p text:style-name="P1"/>
            <text:p text:style-name="P1">"Wizards have banks?" </text:p>
            <text:p text:style-name="P1"/>
            <text:p text:style-name="P1">"Just the one. Gringotts. Run by goblins." </text:p>
            <text:p text:style-name="P1"/>
            <text:p text:style-name="P1">Harry dropped the bit of sausage he was holding. </text:p>
            <text:p text:style-name="P1"/>
            <text:p text:style-name="P1">"Goblins?" </text:p>
            <text:p text:style-name="P1"/>
            <text:p text:style-name="P1">"Yeah -- so yeh'd be mad ter try an' rob it, I'll tell yeh that. Never mess with goblins, Harry. Gringotts is the safest place in the world fer anything yeh want ter keep safe -- 'cept maybe Hogwarts. As a matter o' fact, I gotta visit Gringotts anyway. Fer Dumbledore. Hogwarts business." Hagrid drew himself up proudly. "He usually gets me ter do important stuff fer him. Fetchin' you gettin' things from Gringotts -- knows he can trust me, see. </text:p>
            <text:p text:style-name="P1"/>
            <text:p text:style-name="P1">"Got everythin'? Come on, then." </text:p>
            <text:p text:style-name="P1"/>
            <text:p text:style-name="P1">Harry followed Hagrid out onto the rock. The sky was quite clear now and the sea gleamed in the sunlight. The boat Uncle Vernon had hired was still there, with a lot of water in the bottom after the storm. </text:p>
            <text:p text:style-name="P1"/>
            <text:p text:style-name="P1">"How did you get here?" Harry asked, looking around for another boat. </text:p>
            <text:p text:style-name="P1"/>
            <text:p text:style-name="P1">"Flew," said Hagrid. </text:p>
            <text:p text:style-name="P1"><text:soft-page-break/></text:p>
            <text:p text:style-name="P1">"Flew?" </text:p>
            <text:p text:style-name="P1"/>
            <text:p text:style-name="P1">"Yeah -- but we'll go back in this. Not s'pposed ter use magic now I've got yeh." </text:p>
            <text:p text:style-name="P1"/>
            <text:p text:style-name="P1">They settled down in the boat, Harry still staring at Hagrid, trying to imagine him flying. </text:p>
            <text:p text:style-name="P1"/>
            <text:p text:style-name="P1">"Seems a shame ter row, though," said Hagrid, giving Harry another of his sideways looks. "If I was ter -- er -- speed things up a bit, would yeh mind not mentionin' it at Hogwarts?" </text:p>
            <text:p text:style-name="P1"/>
            <text:p text:style-name="P1">"Of course not," said Harry, eager to see more magic. Hagrid pulled out the pink umbrella again, tapped it twice on the side of the boat, and they sped off toward land. </text:p>
            <text:p text:style-name="P1"/>
            <text:p text:style-name="P1">"Why would you be mad to try and rob Gringotts?" Harry asked. </text:p>
            <text:p text:style-name="P1"/>
            <text:p text:style-name="P1">"Spells -- enchantments," said Hagrid, unfolding his newspaper as he spoke. "They say there's dragons guardin' the highsecurity vaults. And then yeh gotta find yer way -- Gringotts is hundreds of miles under London, see. Deep under the Underground. Yeh'd die of hunger tryin' ter get out, even if yeh did manage ter get yer hands on summat." </text:p>
            <text:p text:style-name="P1"/>
            <text:p text:style-name="P1">Harry sat and thought about this while Hagrid read his newspaper, the Daily Prophet. Harry had learned from Uncle Vernon that people liked to be left alone while they did this, but it was very difficult, he'd never had so many questions in his life. </text:p>
            <text:p text:style-name="P1"/>
            <text:p text:style-name="P1">"Ministry o' Magic messin' things up as usual," Hagrid muttered, turning the page. </text:p>
            <text:p text:style-name="P1"/>
            <text:p text:style-name="P1">"There's a Ministry of Magic?" Harry asked, before he could stop himself. </text:p>
            <text:p text:style-name="P1"/>
            <text:p text:style-name="P1">"'Course," said Hagrid. "They wanted Dumbledore fer Minister, 0 ' course, but he'd never leave Hogwarts, so old Cornelius Fudge got the job. Bungler if ever there was one. So he pelts <text:soft-page-break/>Dumbledore with owls every morning, askin' fer advice." </text:p>
            <text:p text:style-name="P1"/>
            <text:p text:style-name="P1">"But what does a Ministry of Magic do?" </text:p>
            <text:p text:style-name="P1"/>
            <text:p text:style-name="P1">"Well, their main job is to keep it from the Muggles that there's still witches an' wizards up an' down the country." </text:p>
            <text:p text:style-name="P1"/>
            <text:p text:style-name="P1">"Why?" </text:p>
            <text:p text:style-name="P1"/>
            <text:p text:style-name="P1">"Why? Blimey, Harry, everyone'd be wantin' magic solutions to their problems. Nah, we're best left alone." </text:p>
            <text:p text:style-name="P1"/>
            <text:p text:style-name="P1">At this moment the boat bumped gently into the harbor wall. Hagrid folded up his newspaper, and they clambered up the stone steps onto the street. </text:p>
            <text:p text:style-name="P1"/>
            <text:p text:style-name="P1">Passersby stared a lot at Hagrid as they walked through the little town to the station. Harry couldn't blame them. Not only was Hagrid twice as tall as anyone else, he kept pointing at perfectly ordinary things like parking meters and saying loudly, "See that, Harry? Things these Muggles dream up, eh?" </text:p>
            <text:p text:style-name="P1"/>
            <text:p text:style-name="P1">"Hagrid," said Harry, panting a bit as he ran to keep up, "did you say there are dragons at Gringotts?" </text:p>
            <text:p text:style-name="P1"/>
            <text:p text:style-name="P1">"Well, so they say," said Hagrid. "Crikey, I'd like a dragon." </text:p>
            <text:p text:style-name="P1"/>
            <text:p text:style-name="P1">"You'd like one?" </text:p>
            <text:p text:style-name="P1"/>
            <text:p text:style-name="P1">"Wanted one ever since I was a kid -- here we go." </text:p>
            <text:p text:style-name="P1"/>
            <text:p text:style-name="P1">They had reached the station. There was a train to London in five minutes' time. Hagrid, who didn't understand "Muggle money," as he called it, gave the bills to Harry so he could buy their tickets. </text:p>
            <text:p text:style-name="P1"/>
            <text:p text:style-name="P1">People stared more than ever on the train. Hagrid took up two seats and sat knitting what looked like a canary-yellow circus tent. </text:p>
            <text:p text:style-name="P1"/>
            <text:p text:style-name="P1">"Still got yer letter, Harry?" he asked as he counted stitches. Harry took the parchment envelope out of his pocket. </text:p>
            <text:p text:style-name="P1"><text:soft-page-break/></text:p>
            <text:p text:style-name="P1">"Good," said Hagrid. "There's a list there of everything yeh need." </text:p>
            <text:p text:style-name="P1"/>
            <text:p text:style-name="P1">Harry unfolded a second piece of paper he hadn't noticed the night before, and read: HOGWARTS SCHOOL of WITCHCRAFT and WIZARDRY UNIFORM First-year students will require: 1. Three sets of plain work robes (black) 2. One plain pointed hat (black) for day wear 3. One pair of protective gloves (dragon hide or similar) 4. One winter cloak (black, silver fastenings) Please note that all pupils' clothes should carry name tags COURSE BOOKS All students should have a copy of each of the following: The Standard Book of Spells (Grade 1) by Miranda Goshawk A History of Magic by Bathilda Bagshot Magical Theory by Adalbert Waffling A Beginners' Guide to Transfiguration by Emetic Switch One Thousand Magical Herbs and Fungi by Phyllida Spore Magical Drafts and Potions by Arsenius Jigger Fantastic Beasts and Where to Find Them by Newt Scamander The Dark Forces: A Guide to Self-Protection by Quentin Trimble OTHER EQUIPMENT wand cauldron (pewter, standard size 2) set glass or crystal phials telescope set brass scales Students may also bring an owl OR a cat OR a toad PARENTS ARE REMINDED THAT FIRST YEARS ARE NOT ALLOWED THEIR OWN BROOMSTICKS "Can we buy all this in London?" Harry wondered aloud. </text:p>
            <text:p text:style-name="P1"/>
            <text:p text:style-name="P1">"If yeh know where to go," said Hagrid. </text:p>
            <text:p text:style-name="P1"/>
            <text:p text:style-name="P1">Harry had never been to London before. Although Hagrid seemed to know where he was going, he was obviously not used to getting there in an ordinary way. He got stuck in the ticket barrier on the Underground, and complained loudly that the seats were too small and the trains too slow. </text:p>
            <text:p text:style-name="P1"/>
            <text:p text:style-name="P1">"I don't know how the Muggles manage without magic," he said as they climbed a broken-down escalator that led up to a bustling road lined with shops. </text:p>
            <text:p text:style-name="P1"/>
            <text:p text:style-name="P1">Hagrid was so huge that he parted the crowd easily; all Harry had to do was keep close behind him. <text:soft-page-break/>They passed book shops and music stores, hamburger restaurants and cinemas, but nowhere that looked as if it could sell you a magic wand. This was just an ordinary street full of ordinary people. Could there really be piles of wizard gold buried miles beneath them? Were there really shops that sold spell books and broomsticks? Might this not all be some huge joke that the Dursleys had cooked up? If Harry hadn't known that the Dursleys had no sense of humor, he might have thought so; yet somehow, even though everything Hagrid had told him so far was unbelievable, Harry couldn't help trusting him. </text:p>
            <text:p text:style-name="P1"/>
            <text:p text:style-name="P1">"This is it," said Hagrid, coming to a halt, "the Leaky Cauldron. It's a famous place." </text:p>
            <text:p text:style-name="P1"/>
            <text:p text:style-name="P1">It was a tiny, grubby-looking pub. If Hagrid hadn't pointed it out, Harry wouldn't have noticed it was there. The people hurrying by didn't glance at it. Their eyes slid from the big book shop on one side to the record shop on the other as if they couldn't see the Leaky Cauldron at all. In fact, Harry had the most peculiar feeling that only he and Hagrid could see it. Before he could mention this, Hagrid had steered him inside. </text:p>
            <text:p text:style-name="P1"/>
            <text:p text:style-name="P1">For a famous place, it was very dark and shabby. A few old women were sitting in a corner, drinking tiny glasses of sherry. One of them was smoking a long pipe. A little man in a top hat was talking to the old bartender, who was quite bald and looked like a toothless walnut. The low buzz of chatter stopped when they walked in. Everyone seemed to know Hagrid; they waved and smiled at him, and the bartender reached for a glass, saying, "The usual, Hagrid?" </text:p>
            <text:p text:style-name="P1"/>
            <text:p text:style-name="P1">"Can't, Tom, I'm on Hogwarts business," said Hagrid, clapping his great hand on Harry's shoulder and making Harry's knees buckle. </text:p>
            <text:p text:style-name="P1"/>
            <text:p text:style-name="P1">"Good Lord," said the bartender, peering at Harry, "is this -- can this be --?" </text:p>
            <text:p text:style-name="P1"/>
            <text:p text:style-name="P1">The Leaky Cauldron had suddenly gone completely still and silent. </text:p>
            <text:p text:style-name="P1"/>
            <text:p text:style-name="P1"><text:soft-page-break/>"Bless my soul," whispered the old bartender, "Harry Potter... what an honor." </text:p>
            <text:p text:style-name="P1"/>
            <text:p text:style-name="P1">He hurried out from behind the bar, rushed toward Harry and seized his hand, tears in his eyes. </text:p>
            <text:p text:style-name="P1"/>
            <text:p text:style-name="P1">"Welcome back, Mr. Potter, welcome back." </text:p>
            <text:p text:style-name="P1"/>
            <text:p text:style-name="P1">Harry didn't know what to say. Everyone was looking at him. The old woman with the pipe was puffing on it without realizing it had gone out. </text:p>
            <text:p text:style-name="P1"/>
            <text:p text:style-name="P1">Hagrid was beaming. </text:p>
            <text:p text:style-name="P1"/>
            <text:p text:style-name="P1">Then there was a great scraping of chairs and the next moment, Harry found himself shaking hands with everyone in the Leaky Cauldron. </text:p>
            <text:p text:style-name="P1"/>
            <text:p text:style-name="P1">"Doris Crockford, Mr. Potter, can't believe I'm meeting you at last." </text:p>
            <text:p text:style-name="P1"/>
            <text:p text:style-name="P1">"So proud, Mr. Potter, I'm just so proud." </text:p>
            <text:p text:style-name="P1"/>
            <text:p text:style-name="P1">"Always wanted to shake your hand -- I'm all of a flutter." </text:p>
            <text:p text:style-name="P1"/>
            <text:p text:style-name="P1">"Delighted, Mr. Potter, just can't tell you, Diggle's the name, Dedalus Diggle." </text:p>
            <text:p text:style-name="P1"/>
            <text:p text:style-name="P1">"I've seen you before!" said Harry, as Dedalus Diggle's top hat fell off in his excitement. "You bowed to me once in a shop." </text:p>
            <text:p text:style-name="P1"/>
            <text:p text:style-name="P1">"He remembers!" cried Dedalus Diggle, looking around at everyone. "Did you hear that? He remembers me!" Harry shook hands again and again -- Doris Crockford kept coming back for more. </text:p>
            <text:p text:style-name="P1"/>
            <text:p text:style-name="P1">A pale young man made his way forward, very nervously. One of his eyes was twitching. </text:p>
            <text:p text:style-name="P1"/>
            <text:p text:style-name="P1">"Professor Quirrell!" said Hagrid. "Harry, Professor Quirrell will be one of your teachers at Hogwarts." </text:p>
            <text:p text:style-name="P1"/>
            <text:p text:style-name="P1">"P-P-Potter," stammered Professor Quirrell, grasping Harry's hand, "c-can't t-tell you how p- pleased I am to meet you." </text:p>
            <text:p text:style-name="P1"><text:soft-page-break/></text:p>
            <text:p text:style-name="P1">"What sort of magic do you teach, Professor Quirrell?" </text:p>
            <text:p text:style-name="P1"/>
            <text:p text:style-name="P1">"D-Defense Against the D-D-Dark Arts," muttered Professor Quirrell, as though he'd rather not think about it. "N-not that you n-need it, eh, P-P-Potter?" He laughed nervously. "You'll be g-getting all your equipment, I suppose? I've g-got to p-pick up a new b-book on vampires, m-myself." He looked terrified at the very thought. </text:p>
            <text:p text:style-name="P1"/>
            <text:p text:style-name="P1">But the others wouldn't let Professor Quirrell keep Harry to himself. It took almost ten minutes to get away from them all. At last, Hagrid managed to make himself heard over the babble. </text:p>
            <text:p text:style-name="P1"/>
            <text:p text:style-name="P1">"Must get on -- lots ter buy. Come on, Harry." </text:p>
            <text:p text:style-name="P1"/>
            <text:p text:style-name="P1">Doris Crockford shook Harry's hand one last time, and Hagrid led them through the bar and out into a small, walled courtyard, where there was nothing but a trash can and a few weeds. </text:p>
            <text:p text:style-name="P1"/>
            <text:p text:style-name="P1">Hagrid grinned at Harry. </text:p>
            <text:p text:style-name="P1"/>
            <text:p text:style-name="P1">"Told yeh, didn't I? Told yeh you was famous. Even Professor Quirrell was tremblin' ter meet yeh -- mind you, he's usually tremblin'." </text:p>
            <text:p text:style-name="P1"/>
            <text:p text:style-name="P1">"Is he always that nervous?" </text:p>
            <text:p text:style-name="P1"/>
            <text:p text:style-name="P1">"Oh, yeah. Poor bloke. Brilliant mind. He was fine while he was studyin' outta books but then he took a year off ter get some firsthand experience.... They say he met vampires in the Black Forest, and there was a nasty bit o' trouble with a hag -- never been the same since. </text:p>
            <text:p text:style-name="P1"/>
            <text:p text:style-name="P1">Scared of the students, scared of his own subject now, where's me umbrella?" </text:p>
            <text:p text:style-name="P1"/>
            <text:p text:style-name="P1">Vampires? Hags? Harry's head was swimming. Hagrid, meanwhile, was counting bricks in the wall above the trash can. </text:p>
            <text:p text:style-name="P1"/>
            <text:p text:style-name="P1">"Three up... two across he muttered. "Right, stand back, Harry." </text:p>
            <text:p text:style-name="P1"><text:soft-page-break/></text:p>
            <text:p text:style-name="P1">He tapped the wall three times with the point of his umbrella. </text:p>
            <text:p text:style-name="P1"/>
            <text:p text:style-name="P1">The brick he had touched quivered -- it wriggled -- in the middle, a small hole appeared -- it grew wider and wider -- a second later they were facing an archway large enough even for Hagrid, an archway onto a cobbled street that twisted and turned out of sight. </text:p>
            <text:p text:style-name="P1"/>
            <text:p text:style-name="P1">"Welcome," said Hagrid, "to Diagon Alley." </text:p>
            <text:p text:style-name="P1"/>
            <text:p text:style-name="P1">He grinned at Harry's amazement. They stepped through the archway. Harry looked quickly over his shoulder and saw the archway shrink instantly back into solid wall. </text:p>
            <text:p text:style-name="P1"/>
            <text:p text:style-name="P1">The sun shone brightly on a stack of cauldrons outside the nearest shop. </text:p>
            <text:p text:style-name="P1"/>
            <text:p text:style-name="P1">Cauldrons -- All Sizes - Copper, Brass, Pewter, Silver -- Self-Stirring -- Collapsible, said a sign hanging over them. </text:p>
            <text:p text:style-name="P1"/>
            <text:p text:style-name="P1">"Yeah, you'll be needin' one," said Hagrid, "but we gotta get yer money first." </text:p>
            <text:p text:style-name="P1"/>
            <text:p text:style-name="P1">Harry wished he had about eight more eyes. He turned his head in every direction as they walked up the street, trying to look at everything at once: the shops, the things outside them, the people doing their shopping. A plump woman outside an Apothecary was shaking her head as they passed, saying, "Dragon liver, seventeen Sickles an ounce, they're mad...." </text:p>
            <text:p text:style-name="P1"/>
            <text:p text:style-name="P1">A low, soft hooting came from a dark shop with a sign saying Eeylops Owl Emporium -- Tawny, Screech, Barn, Brown, and Snowy. Several boys of about Harry's age had their noses pressed against a window with broomsticks in it. "Look," Harry heard one of them say, "the new Nimbus Two Thousand -- fastest ever --" There were shops selling robes, shops selling telescopes and strange silver instruments Harry had never seen before, windows stacked with barrels of bat spleens and eels' eyes, tottering piles of spell books, quills, and <text:soft-page-break/>rolls of parchment, potion bottles, globes of the moon.... </text:p>
            <text:p text:style-name="P1"/>
            <text:p text:style-name="P1">"Gringotts," said Hagrid. </text:p>
            <text:p text:style-name="P1"/>
            <text:p text:style-name="P1">They had reached a snowy white building that towered over the other little shops. Standing beside its burnished bronze doors, wearing a uniform of scarlet and gold, was - "Yeah, that's a goblin," said Hagrid quietly as they walked up the white stone steps toward him. The goblin was about a head shorter than Harry. </text:p>
            <text:p text:style-name="P1"/>
            <text:p text:style-name="P1">He had a swarthy, clever face, a pointed beard and, Harry noticed, very long fingers and feet. He bowed as they walked inside. Now they were facing a second pair of doors, silver this time, with words engraved upon them: Enter, stranger, but take heed Of what awaits the sin of greed, For those who take, but do not earn, Must pay most dearly in their turn. </text:p>
            <text:p text:style-name="P1"/>
            <text:p text:style-name="P1">So if you seek beneath our floors A treasure that was never yours, Thief, you have been warned, beware Of finding more than treasure there. </text:p>
            <text:p text:style-name="P1"/>
            <text:p text:style-name="P1">"Like I said, Yeh'd be mad ter try an' rob it," said Hagrid. </text:p>
            <text:p text:style-name="P1"/>
            <text:p text:style-name="P1">A pair of goblins bowed them through the silver doors and they were in a vast marble hall. About a hundred more goblins were sitting on high stools behind a long counter, scribbling in large ledgers, weighing coins in brass scales, examining precious stones through eyeglasses. </text:p>
            <text:p text:style-name="P1"/>
            <text:p text:style-name="P1">There were too many doors to count leading off the hall, and yet more goblins were showing people in and out of these. Hagrid and Harry made for the counter. </text:p>
            <text:p text:style-name="P1"/>
            <text:p text:style-name="P1">"Morning," said Hagrid to a free goblin. "We've come ter take some money outta Mr. Harry Potter's safe." </text:p>
            <text:p text:style-name="P1"/>
            <text:p text:style-name="P1">"You have his key, Sir?" </text:p>
            <text:p text:style-name="P1"/>
            <text:p text:style-name="P1">"Got it here somewhere," said Hagrid, and he <text:soft-page-break/>started emptying his pockets onto the counter, scattering a handful of moldy dog biscuits over the goblin's book of numbers. The goblin wrinkled his nose. Harry watched the goblin on their right weighing a pile of rubies as big as glowing coals. </text:p>
            <text:p text:style-name="P1"/>
            <text:p text:style-name="P1">"Got it," said Hagrid at last, holding up a tiny golden key. </text:p>
            <text:p text:style-name="P1"/>
            <text:p text:style-name="P1">The goblin looked at it closely. </text:p>
            <text:p text:style-name="P1"/>
            <text:p text:style-name="P1">"That seems to be in order." </text:p>
            <text:p text:style-name="P1"/>
            <text:p text:style-name="P1">"An' I've also got a letter here from Professor Dumbledore," said Hagrid importantly, throwing out his chest. "It's about the YouKnow-What in vault seven hundred and thirteen." </text:p>
            <text:p text:style-name="P1"/>
            <text:p text:style-name="P1">The goblin read the letter carefully. </text:p>
            <text:p text:style-name="P1"/>
            <text:p text:style-name="P1">"Very well," he said, handing it back to Hagrid, "I will have Someone take you down to both vaults. Griphook!" </text:p>
            <text:p text:style-name="P1"/>
            <text:p text:style-name="P1">Griphook was yet another goblin. Once Hagrid had crammed all the dog biscuits back inside his pockets, he and Harry followed Griphook toward one of the doors leading off the hall. </text:p>
            <text:p text:style-name="P1"/>
            <text:p text:style-name="P1">"What's the You-Know-What in vault seven hundred and thirteen?" Harry asked. </text:p>
            <text:p text:style-name="P1"/>
            <text:p text:style-name="P1">"Can't tell yeh that," said Hagrid mysteriously. "Very secret. Hogwarts business. Dumbledore's trusted me. More'n my job's worth ter tell yeh that." </text:p>
            <text:p text:style-name="P1"/>
            <text:p text:style-name="P1">Griphook held the door open for them. Harry, who had expected more marble, was surprised. They were in a narrow stone passageway lit with flaming torches. It sloped steeply downward and there were little railway tracks on the floor. Griphook whistled and a small cart came hurtling up the tracks toward them. They climbed in -- Hagrid with some difficulty -- and were off. </text:p>
            <text:p text:style-name="P1"/>
            <text:p text:style-name="P1">At first they just hurtled through a maze of twisting passages. Harry tried to remember, left, right, right, left, middle fork, right, left, but it was impossible. <text:soft-page-break/>The rattling cart seemed to know its own way, because Griphook wasn't steering. </text:p>
            <text:p text:style-name="P1"/>
            <text:p text:style-name="P1">Harry's eyes stung as the cold air rushed past them, but he kept them wide open. Once, he thought he saw a burst of fire at the end of a passage and twisted around to see if it was a dragon, but too late - - they plunged even deeper, passing an underground lake where huge stalactites and stalagmites grew from the ceiling and floor. </text:p>
            <text:p text:style-name="P1"/>
            <text:p text:style-name="P1">I never know," Harry called to Hagrid over the noise of the cart, "what's the difference between a stalagmite and a stalactite?" </text:p>
            <text:p text:style-name="P1"/>
            <text:p text:style-name="P1">"Stalagmite's got an 'm' in it," said Hagrid. "An' don' ask me questions just now, I think I'm gonna be sick." </text:p>
            <text:p text:style-name="P1"/>
            <text:p text:style-name="P1">He did look very green, and when the cart stopped at last beside a small door in the passage wall, Hagrid got out and had to lean against the wall to stop his knees from trembling. </text:p>
            <text:p text:style-name="P1"/>
            <text:p text:style-name="P1">Griphook unlocked the door. A lot of green smoke came billowing out, and as it cleared, Harry gasped. Inside were mounds of gold coins. Columns of silver. Heaps of little bronze Knuts. </text:p>
            <text:p text:style-name="P1"/>
            <text:p text:style-name="P1">"All yours," smiled Hagrid. </text:p>
            <text:p text:style-name="P1"/>
            <text:p text:style-name="P1">All Harry's -- it was incredible. The Dursleys couldn't have known about this or they'd have had it from him faster than blinking. How often had they complained how much Harry cost them to keep? And all the time there had been a small fortune belonging to him, buried deep under London. </text:p>
            <text:p text:style-name="P1"/>
            <text:p text:style-name="P1">Hagrid helped Harry pile some of it into a bag. </text:p>
            <text:p text:style-name="P1"/>
            <text:p text:style-name="P1">"The gold ones are Galleons," he explained. "Seventeen silver Sickles to a Galleon and twenty-nine Knuts to a Sickle, it's easy enough. Right, that should be enough fer a couple o' terms, we'll keep the rest safe for yeh." He turned to Griphook. "Vault seven hundred and thirteen now, please, and can we go more slowly?" </text:p>
            <text:p text:style-name="P1"><text:soft-page-break/></text:p>
            <text:p text:style-name="P1">"One speed only," said Griphook. </text:p>
            <text:p text:style-name="P1"/>
            <text:p text:style-name="P1">They were going even deeper now and gathering speed. The air became colder and colder as they hurtled round tight corners. They went rattling over an underground ravine, and Harry leaned over the side to try to see what was down at the dark bottom, but Hagrid groaned and pulled him back by the scruff of his neck. </text:p>
            <text:p text:style-name="P1"/>
            <text:p text:style-name="P1">Vault seven hundred and thirteen had no keyhole. </text:p>
            <text:p text:style-name="P1"/>
            <text:p text:style-name="P1">"Stand back," said Griphook importantly. He stroked the door gently with one of his long fingers and it simply melted away. </text:p>
            <text:p text:style-name="P1"/>
            <text:p text:style-name="P1">"If anyone but a Gringotts goblin tried that, they'd be sucked through the door and trapped in there," said Griphook. </text:p>
            <text:p text:style-name="P1"/>
            <text:p text:style-name="P1">"How often do you check to see if anyone's inside?" Harry asked. </text:p>
            <text:p text:style-name="P1"/>
            <text:p text:style-name="P1">"About once every ten years," said Griphook with a rather nasty grin. </text:p>
            <text:p text:style-name="P1"/>
            <text:p text:style-name="P1">Something really extraordinary had to be inside this top security vault, Harry was sure, and he leaned forward eagerly, expecting to see fabulous jewels at the very least -- but at first he thought it was empty. Then he noticed a grubby little package wrapped up in brown paper lying on the floor. Hagrid picked it up and tucked it deep inside his coat. Harry longed to know what it was, but knew better than to ask. </text:p>
            <text:p text:style-name="P1"/>
            <text:p text:style-name="P1">"Come on, back in this infernal cart, and don't talk to me on the way back, it's best if I keep me mouth shut," said Hagrid. </text:p>
            <text:p text:style-name="P1"/>
            <text:p text:style-name="P1">One wild cart ride later they stood blinking in the sunlight outside Gringotts. Harry didn't know where to run first now that he had a bag full of money. He didn't have to know how many Galleons there were to a pound to know that he was holding more money than he'd had in his whole life -- more money than even Dudley had ever had. </text:p>
            <text:p text:style-name="P1"><text:soft-page-break/></text:p>
            <text:p text:style-name="P1">"Might as well get yer uniform," said Hagrid, nodding toward Madam Malkin's Robes for All Occasions. "Listen, Harry, would yeh mind if I slipped off fer a pick-me-up in the Leaky Cauldron? I hate them Gringotts carts." He did still look a bit sick, so Harry entered Madam Malkin's shop alone, feeling nervous. </text:p>
            <text:p text:style-name="P1"/>
            <text:p text:style-name="P1">Madam Malkin was a squat, smiling witch dressed all in mauve. </text:p>
            <text:p text:style-name="P1"/>
            <text:p text:style-name="P1">"Hogwarts, clear?" she said, when Harry started to speak. "Got the lot here -- another young man being fitted up just now, in fact. “ </text:p>
            <text:p text:style-name="P1"/>
            <text:p text:style-name="P1">In the back of the shop, a boy with a pale, pointed face was standing on a footstool while a second witch pinned up his long black robes. Madam Malkin stood Harry on a stool next to him) slipped a long robe over his head, and began to pin it to the right length. </text:p>
            <text:p text:style-name="P1"/>
            <text:p text:style-name="P1">"Hello," said the boy, "Hogwarts, too?" </text:p>
            <text:p text:style-name="P1"/>
            <text:p text:style-name="P1">"Yes," said Harry. </text:p>
            <text:p text:style-name="P1"/>
            <text:p text:style-name="P1">"My father's next door buying my books and mother's up the street looking at wands," said the boy. He had a bored, drawling voice. "Then I'm going to drag them off to took at racing brooms. I don't see why first years can't have their own. I think I'll bully father into getting me one and I'll smuggle it in somehow." </text:p>
            <text:p text:style-name="P1"/>
            <text:p text:style-name="P1">Harry was strongly reminded of Dudley. </text:p>
            <text:p text:style-name="P1"/>
            <text:p text:style-name="P1">"Have you got your own broom?" the boy went on. </text:p>
            <text:p text:style-name="P1"/>
            <text:p text:style-name="P1">"No," said Harry. </text:p>
            <text:p text:style-name="P1"/>
            <text:p text:style-name="P1">"Play Quidditch at all?" </text:p>
            <text:p text:style-name="P1"/>
            <text:p text:style-name="P1">"No," Harry said again, wondering what on earth Quidditch could be. </text:p>
            <text:p text:style-name="P1"/>
            <text:p text:style-name="P1">"I do -- Father says it's a crime if I'm not picked to play for my house, and I must say, I agree. Know <text:soft-page-break/>what house you'll be in yet?" </text:p>
            <text:p text:style-name="P1"/>
            <text:p text:style-name="P1">"No," said Harry, feeling more stupid by the minute. </text:p>
            <text:p text:style-name="P1"/>
            <text:p text:style-name="P1">"Well, no one really knows until they get there, do they, but I know I'll be in Slytherin, all our family have been -- imagine being in Hufflepuff, I think I'd leave, wouldn't you?" "Mmm," said Harry, wishing he could say something a bit more interesting. </text:p>
            <text:p text:style-name="P1"/>
            <text:p text:style-name="P1">"I say, look at that man!" said the boy suddenly, nodding toward the front window. Hagrid was standing there, grinning at Harry and pointing at two large ice creams to show he couldn't come in. </text:p>
            <text:p text:style-name="P1"/>
            <text:p text:style-name="P1">"That's Hagrid," said Harry, pleased to know something the boy didn't. </text:p>
            <text:p text:style-name="P1"/>
            <text:p text:style-name="P1">"He works at Hogwarts." </text:p>
            <text:p text:style-name="P1"/>
            <text:p text:style-name="P1">"Oh," said the boy, "I've heard of him. He's a sort of servant, isn't he?" </text:p>
            <text:p text:style-name="P1"/>
            <text:p text:style-name="P1">"He's the gamekeeper," said Harry. He was liking the boy less and less every second. </text:p>
            <text:p text:style-name="P1"/>
            <text:p text:style-name="P1">"Yes, exactly. I heard he's a sort of savage -- lives in a hut on the school grounds and every now and then he gets drunk, tries to do magic, and ends up setting fire to his bed." </text:p>
            <text:p text:style-name="P1"/>
            <text:p text:style-name="P1">"I think he's brilliant," said Harry coldly. </text:p>
            <text:p text:style-name="P1"/>
            <text:p text:style-name="P1">"Do you?" said the boy, with a slight sneer. "Why is he with you? Where are your parents?" </text:p>
            <text:p text:style-name="P1"/>
            <text:p text:style-name="P1">"They're dead," said Harry shortly. He didn't feel much like going into the matter with this boy. </text:p>
            <text:p text:style-name="P1"/>
            <text:p text:style-name="P1">"Oh, sorry," said the other,. not sounding sorry at all. "But they were our kind, weren't they?" </text:p>
            <text:p text:style-name="P1"/>
            <text:p text:style-name="P1">"They were a witch and wizard, if that's what you mean." </text:p>
            <text:p text:style-name="P1"/>
            <text:p text:style-name="P1">"I really don't think they should let the other sort in, <text:soft-page-break/>do you? They're just not the same, they've never been brought up to know our ways. Some of them have never even heard of Hogwarts until they get the letter, imagine. I think they should keep it in the old wizarding families. </text:p>
            <text:p text:style-name="P1"/>
            <text:p text:style-name="P1">What's your surname, anyway?" </text:p>
            <text:p text:style-name="P1"/>
            <text:p text:style-name="P1">But before Harry could answer, Madam Malkin said, "That's you done, my dear," and Harry, not sorry for an excuse to stop talking to the boy, hopped down from the footstool. </text:p>
            <text:p text:style-name="P1"/>
            <text:p text:style-name="P1">"Well, I'll see you at Hogwarts, I suppose," said the drawling boy. </text:p>
            <text:p text:style-name="P1"/>
            <text:p text:style-name="P1">Harry was rather quiet as he ate the ice cream Hagrid had bought him (chocolate and raspberry with chopped nuts). </text:p>
            <text:p text:style-name="P1"/>
            <text:p text:style-name="P1">"What's up?" said Hagrid. </text:p>
            <text:p text:style-name="P1"/>
            <text:p text:style-name="P1">"Nothing," Harry lied. They stopped to buy parchment and quills. Harry cheered up a bit when he found a bottle of ink that changed color as you wrote. When they had left the shop, he said, "Hagrid, what's Quidditch?" </text:p>
            <text:p text:style-name="P1"/>
            <text:p text:style-name="P1">"Blimey, Harry, I keep forgettin' how little yeh know -- not knowin' about Quidditch!" </text:p>
            <text:p text:style-name="P1"/>
            <text:p text:style-name="P1">"Don't make me feel worse," said Harry. He told Hagrid about the pate boy in Madam Malkin's. </text:p>
            <text:p text:style-name="P1"/>
            <text:p text:style-name="P1">"--and he said people from Muggle families shouldn't even be allowed in." </text:p>
            <text:p text:style-name="P1"/>
            <text:p text:style-name="P1">"Yer not from a Muggle family. If he'd known who yeh were -- he's grown up knowin' yer name if his parents are wizardin' folk. You saw what everyone in the Leaky Cauldron was like when they saw yeh. Anyway, what does he know about it, some o' the best I ever saw were the only ones with magic in 'em in a long line 0' Muggles -- look at yer mum! Look what she had fer a sister!" </text:p>
            <text:p text:style-name="P1"/>
            <text:p text:style-name="P1">"So what is Quidditch?" </text:p>
            <text:p text:style-name="P1"/>
            <text:p text:style-name="P1"><text:soft-page-break/>"It's our sport. Wizard sport. It's like -- like soccer in the Muggle world -- everyone follows Quidditch -- played up in the air on broomsticks and there's four balls -- sorta hard ter explain the rules." </text:p>
            <text:p text:style-name="P1"/>
            <text:p text:style-name="P1">"And what are Slytherin and Hufflepuff?" </text:p>
            <text:p text:style-name="P1"/>
            <text:p text:style-name="P1">"School houses. There's four. Everyone says Hufflepuff are a lot o' duffers, but --" </text:p>
            <text:p text:style-name="P1"/>
            <text:p text:style-name="P1">"I bet I'm in Hufflepuff" said Harry gloomily. </text:p>
            <text:p text:style-name="P1"/>
            <text:p text:style-name="P1">"Better Hufflepuff than Slytherin," said Hagrid darkly. "There's not a single witch or wizard who went bad who wasn't in Slytherin. </text:p>
            <text:p text:style-name="P1"/>
            <text:p text:style-name="P1">You-Know-Who was one." </text:p>
            <text:p text:style-name="P1"/>
            <text:p text:style-name="P1">"Vol-, sorry - You-Know-Who was at Hogwarts?" </text:p>
            <text:p text:style-name="P1"/>
            <text:p text:style-name="P1">"Years an' years ago," said Hagrid. </text:p>
            <text:p text:style-name="P1"/>
            <text:p text:style-name="P1">They bought Harry's school books in a shop called Flourish and Blotts where the shelves were stacked to the ceiling with books as large as paving stones bound in leather; books the size of postage stamps in covers of silk; books full of peculiar symbols and a few books with nothing in them at all. Even Dudley, who never read anything, would have been wild to get his hands on some of these. Hagrid almost had to drag Harry away from Curses and Countercurses (Bewitch Your Friends and Befuddle Your Enemies with the Latest Revenges: Hair Loss, Jelly-Legs, Tongue- Tying and Much, Much More) by Professor Vindictus Viridian. </text:p>
            <text:p text:style-name="P1"/>
            <text:p text:style-name="P1">"I was trying to find out how to curse Dudley." </text:p>
            <text:p text:style-name="P1"/>
            <text:p text:style-name="P1">"I'm not sayin' that's not a good idea, but yer not ter use magic in the Muggle world except in very special circumstances," said Hagrid. "An' anyway, yeh couldn' work any of them curses yet, yeh'll need a lot more study before yeh get ter that level." </text:p>
            <text:p text:style-name="P1"/>
            <text:p text:style-name="P1">Hagrid wouldn't let Harry buy a solid gold cauldron, either ("It says pewter on yer list"), but they got a nice set of scales for weighing potion ingredients and a collapsible brass telescope. Then <text:soft-page-break/>they visited the Apothecary, which was fascinating enough to make up for its horrible smell, a mixture of bad eggs and rotted cabbages. Barrels of slimy stuff stood on the floor; jars of herbs, dried roots, and bright powders lined the walls; bundles of feathers, strings of fangs, and snarled claws hung from the ceiling. While Hagrid asked the man behind the counter for a supply of some basic potion ingredients for Harry, Harry himself examined silver unicorn horns at twenty-one Galleons each and minuscule, glittery-black beetle eyes (five Knuts a scoop). </text:p>
            <text:p text:style-name="P1"/>
            <text:p text:style-name="P1">Outside the Apothecary, Hagrid checked Harry's list again. </text:p>
            <text:p text:style-name="P1"/>
            <text:p text:style-name="P1">"Just yer wand left - A yeah, an' I still haven't got yeh a birthday present." </text:p>
            <text:p text:style-name="P1"/>
            <text:p text:style-name="P1">Harry felt himself go red. </text:p>
            <text:p text:style-name="P1"/>
            <text:p text:style-name="P1">"You don't have to --" </text:p>
            <text:p text:style-name="P1"/>
            <text:p text:style-name="P1">"I know I don't have to. Tell yeh what, I'll get yer animal. Not a toad, toads went outta fashion years ago, yeh'd be laughed at - an' I don' like cats, they make me sneeze. I'll get yer an owl. All the kids want owls, they're dead useful, carry yer mail an' everythin'." </text:p>
            <text:p text:style-name="P1"/>
            <text:p text:style-name="P1">Twenty minutes later, they left Eeylops Owl Emporium, which had been dark and full of rustling and flickering, jewel-bright eyes. Harry now carried a large cage that held a beautiful snowy owl, fast asleep with her head under her wing. He couldn't stop stammering his thanks, sounding just like Professor Quirrell. </text:p>
            <text:p text:style-name="P1"/>
            <text:p text:style-name="P1">"Don' mention it," said Hagrid gruffly. "Don' expect you've had a lotta presents from them Dursleys. Just Ollivanders left now - only place fer wands, Ollivanders, and yeh gotta have the best wand." </text:p>
            <text:p text:style-name="P1"/>
            <text:p text:style-name="P1">A magic wand... this was what Harry had been really looking forward to. </text:p>
            <text:p text:style-name="P1"/>
            <text:p text:style-name="P1">The last shop was narrow and shabby. Peeling gold <text:soft-page-break/>letters over the door read Ollivanders: Makers of Fine Wands since 382 B.C. A single wand lay on a faded purple cushion in the dusty window. </text:p>
            <text:p text:style-name="P1"/>
            <text:p text:style-name="P1">A tinkling bell rang somewhere in the depths of the shop as they stepped inside. It was a tiny place, empty except for a single, spindly chair that Hagrid sat on to wait. Harry felt strangely as though he had entered a very strict library; he swallowed a lot of new questions that had just occurred to him and looked instead at the thousands of narrow boxes piled neatly right up to the ceiling. For some reason, the back of his neck prickled. The very dust and silence in here seemed to tingle with some secret magic. </text:p>
            <text:p text:style-name="P1"/>
            <text:p text:style-name="P1">"Good afternoon," said a soft voice. Harry jumped. Hagrid must have jumped, too, because there was a loud crunching noise and he got quickly off the spindly chair. </text:p>
            <text:p text:style-name="P1"/>
            <text:p text:style-name="P1">An old man was standing before them, his wide, pale eyes shining like moons through the gloom of the shop. </text:p>
            <text:p text:style-name="P1"/>
            <text:p text:style-name="P1">"Hello," said Harry awkwardly. </text:p>
            <text:p text:style-name="P1"/>
            <text:p text:style-name="P1">"Ah yes," said the man. "Yes, yes. I thought I'd be seeing you soon. </text:p>
            <text:p text:style-name="P1"/>
            <text:p text:style-name="P1">Harry Potter." It wasn't a question. "You have your mother's eyes. It seems only yesterday she was in here herself, buying her first wand. Ten and a quarter inches long, swishy, made of willow. Nice wand for charm work." </text:p>
            <text:p text:style-name="P1"/>
            <text:p text:style-name="P1">Mr. Ollivander moved closer to Harry. Harry wished he would blink. Those silvery eyes were a bit creepy. </text:p>
            <text:p text:style-name="P1"/>
            <text:p text:style-name="P1">"Your father, on the other hand, favored a mahogany wand. Eleven inches. </text:p>
            <text:p text:style-name="P1"/>
            <text:p text:style-name="P1">Pliable. A little more power and excellent for transfiguration. Well, I say your father favored it -- it's really the wand that chooses the wizard, of course." </text:p>
            <text:p text:style-name="P1"/>
            <text:p text:style-name="P1"><text:soft-page-break/>Mr. Ollivander had come so close that he and Harry were almost nose to nose. Harry could see himself reflected in those misty eyes. </text:p>
            <text:p text:style-name="P1"/>
            <text:p text:style-name="P1">"And that's where..." </text:p>
            <text:p text:style-name="P1"/>
            <text:p text:style-name="P1">Mr. Ollivander touched the lightning scar on Harry's forehead with a long, white finger. </text:p>
            <text:p text:style-name="P1"/>
            <text:p text:style-name="P1">"I'm sorry to say I sold the wand that did it," he said softly. </text:p>
            <text:p text:style-name="P1"/>
            <text:p text:style-name="P1">"Thirteen-and-a-half inches. Yew. Powerful wand, very powerful, and in the wrong hands... well, if I'd known what that wand was going out into the world to do...." </text:p>
            <text:p text:style-name="P1"/>
            <text:p text:style-name="P1">He shook his head and then, to Harry's relief, spotted Hagrid. </text:p>
            <text:p text:style-name="P1"/>
            <text:p text:style-name="P1">"Rubeus! Rubeus Hagrid! How nice to see you again.... Oak, sixteen inches, rather bendy, wasn't it?" </text:p>
            <text:p text:style-name="P1"/>
            <text:p text:style-name="P1">"It was, sir, yes," said Hagrid. </text:p>
            <text:p text:style-name="P1"/>
            <text:p text:style-name="P1">"Good wand, that one. But I suppose they snapped it in half when you got expelled?" said Mr. Ollivander, suddenly stern. </text:p>
            <text:p text:style-name="P1"/>
            <text:p text:style-name="P1">"Er -- yes, they did, yes," said Hagrid, shuffling his feet. "I've still got the pieces, though," he added brightly. </text:p>
            <text:p text:style-name="P1"/>
            <text:p text:style-name="P1">"But you don't use them?" said Mr. Ollivander sharply. </text:p>
            <text:p text:style-name="P1"/>
            <text:p text:style-name="P1">"Oh, no, sit," said Hagrid quickly. Harry noticed he gripped his pink umbrella very tightly as he spoke. </text:p>
            <text:p text:style-name="P1"/>
            <text:p text:style-name="P1">"Hmmm," said Mr. Ollivander, giving Hagrid a piercing look. "Well, now -- Mr. Potter. Let me see." He pulled a long tape measure with silver markings out of his pocket. "Which is your wand arm?" </text:p>
            <text:p text:style-name="P1"/>
            <text:p text:style-name="P1">"Er -- well, I'm right-handed," said Harry. </text:p>
            <text:p text:style-name="P1"/>
            <text:p text:style-name="P1"><text:soft-page-break/>"Hold out your arm. That's it." He measured Harry from shoulder to finger, then wrist to elbow, shoulder to floor, knee to armpit and round his head. As he measured, he said, "Every Ollivander wand has a core of a powerful magical substance, Mr. Potter. We use unicorn hairs, phoenix tail feathers, and the heartstrings of dragons. No two Ollivander wands are the same, just as no two unicorns, dragons, or phoenixes are quite the same. And of course, you will never get such good results with another wizard's wand." </text:p>
            <text:p text:style-name="P1"/>
            <text:p text:style-name="P1">Harry suddenly realized that the tape measure, which was measuring between his nostrils, was doing this on its own. Mr. Ollivander was flitting around the shelves, taking down boxes. </text:p>
            <text:p text:style-name="P1"/>
            <text:p text:style-name="P1">"That will do," he said, and the tape measure crumpled into a heap on the floor. "Right then, Mr. Potter. Try this one. Beechwood and dragon heartstring. Nine inches. Nice and flexible. just take it and give it a wave." </text:p>
            <text:p text:style-name="P1"/>
            <text:p text:style-name="P1">Harry took the wand and (feeling foolish) waved it around a bit, but Mr. Ollivander snatched it out of his hand almost at once. </text:p>
            <text:p text:style-name="P1"/>
            <text:p text:style-name="P1">"Maple and phoenix feather. Seven inches. Quite whippy. Try --" </text:p>
            <text:p text:style-name="P1"/>
            <text:p text:style-name="P1">Harry tried -- but he had hardly raised the wand when it, too, was snatched back by Mr. Ollivander. </text:p>
            <text:p text:style-name="P1"/>
            <text:p text:style-name="P1">"No, no -here, ebony and unicorn hair, eight and a half inches, springy. </text:p>
            <text:p text:style-name="P1"/>
            <text:p text:style-name="P1">Go on, go on, try it out." </text:p>
            <text:p text:style-name="P1"/>
            <text:p text:style-name="P1">Harry tried. And tried. He had no idea what Mr. Ollivander was waiting for. The pile of tried wands was mounting higher and higher on the spindly chair, but the more wands Mr. Ollivander pulled from the shelves, the happier he seemed to become. </text:p>
            <text:p text:style-name="P1"/>
            <text:p text:style-name="P1">"Tricky customer, eh? Not to worry, we'll find the perfect match here somewhere -- I wonder, now - - yes, why not -- unusual combination -- holly and phoenix feather, eleven inches, nice and supple." </text:p>
            <text:p text:style-name="P1"><text:soft-page-break/></text:p>
            <text:p text:style-name="P1">Harry took the wand. He felt a sudden warmth in his fingers. He raised the wand above his head, brought it swishing down through the dusty air and a stream of red and gold sparks shot from the end like a firework, throwing dancing spots of light on to the walls. Hagrid whooped and clapped and Mr. Ollivander cried, "Oh, bravo! Yes, indeed, oh, very good. Well, well, well... how curious... how very curious... “ </text:p>
            <text:p text:style-name="P1"/>
            <text:p text:style-name="P1">He put Harry's wand back into its box and wrapped it in brown paper, still muttering, "Curious... curious.. </text:p>
            <text:p text:style-name="P1"/>
            <text:p text:style-name="P1">"Sorry," said Harry, "but what's curious?" </text:p>
            <text:p text:style-name="P1"/>
            <text:p text:style-name="P1">Mr. Ollivander fixed Harry with his pale stare. </text:p>
            <text:p text:style-name="P1"/>
            <text:p text:style-name="P1">"I remember every wand I've ever sold, Mr. Potter. Every single wand. It so happens that the phoenix whose tail feather is in your wand, gave another feather -- just one other. It is very curious indeed that you should be destined for this wand when its brother why, its brother gave you that scar." </text:p>
            <text:p text:style-name="P1"/>
            <text:p text:style-name="P1">Harry swallowed. </text:p>
            <text:p text:style-name="P1"/>
            <text:p text:style-name="P1">"Yes, thirteen-and-a-half inches. Yew. Curious indeed how these things happen. The wand chooses the wizard, remember.... I think we must expect great things from you, Mr. Potter.... After all, He- Who-Must-Not-Be-Named did great things -- terrible, yes, but great." </text:p>
            <text:p text:style-name="P1"/>
            <text:p text:style-name="P1">Harry shivered. He wasn't sure he liked Mr. Ollivander too much. He paid seven gold Galleons for his wand, and Mr. Ollivander bowed them from his shop. </text:p>
            <text:p text:style-name="P1"/>
            <text:p text:style-name="P1">The late afternoon sun hung low in the sky as Harry and Hagrid made their way back down Diagon Alley, back through the wall, back through the Leaky Cauldron, now empty. Harry didn't speak at all as they walked down the road; he didn't even notice how much people were gawking at them on the Underground, laden as they were with all their funny-shaped packages, with the snowy owl asleep <text:soft-page-break/>in its cage on Harry's lap. Up another escalator, out into Paddington station; Harry only realized where they were when Hagrid tapped him on the shoulder. </text:p>
            <text:p text:style-name="P1"/>
            <text:p text:style-name="P1">"Got time fer a bite to eat before yer train leaves," he said. </text:p>
            <text:p text:style-name="P1"/>
            <text:p text:style-name="P1">He bought Harry a hamburger and they sat down on plastic seats to eat them. Harry kept looking around. Everything looked so strange, somehow. </text:p>
            <text:p text:style-name="P1"/>
            <text:p text:style-name="P1">"You all right, Harry? Yer very quiet," said Hagrid. </text:p>
            <text:p text:style-name="P1"/>
            <text:p text:style-name="P1">Harry wasn't sure he could explain. He'd just had the best birthday of his life -- and yet -- he chewed his hamburger, trying to find the words. </text:p>
            <text:p text:style-name="P1"/>
            <text:p text:style-name="P1">"Everyone thinks I'm special," he said at last. "All those people in the Leaky Cauldron, Professor Quirrell, Mr. Ollivander... but I don't know anything about magic at all. How can they expect great things? I'm famous and I can't even remember what I'm famous for. I don't know what happened when Vol-, sorry -- I mean, the night my parents died." </text:p>
            <text:p text:style-name="P1"/>
            <text:p text:style-name="P1">Hagrid leaned across the table. Behind the wild beard and eyebrows he wore a very kind smile. </text:p>
            <text:p text:style-name="P1"/>
            <text:p text:style-name="P1">"Don' you worry, Harry. You'll learn fast enough. Everyone starts at the beginning at Hogwarts, you'll be just fine. just be yerself. I know it's hard. Yeh've been singled out, an' that's always hard. But yeh'll have a great time at Hogwarts -- I did -- still do, 'smatter of fact." </text:p>
            <text:p text:style-name="P1"/>
            <text:p text:style-name="P1">Hagrid helped Harry on to the train that would take him back to the Dursleys, then handed him an envelope. </text:p>
            <text:p text:style-name="P1"/>
            <text:p text:style-name="P1">"Yer ticket fer Hogwarts, " he said. "First o' September -- King's Cross -- it's all on yer ticket. Any problems with the Dursleys, send me a letter with yer owl, she'll know where to find me.... See yeh soon, Harry." </text:p>
            <text:p text:style-name="P1"/>
            <text:p text:style-name="P1">The train pulled out of the station. Harry wanted to watch Hagrid until he was out of sight; he rose in <text:soft-page-break/>his seat and pressed his nose against the window, but he blinked and Hagrid had gone. </text:p>
            <text:p text:style-name="P1"/>
            <text:p text:style-name="P1">CHAPTER SIX </text:p>
            <text:p text:style-name="P1"/>
            <text:p text:style-name="P1">THE JOURNEY FROM PLATFORM NINE AND THREE-QUARTERS </text:p>
            <text:p text:style-name="P1"/>
            <text:p text:style-name="P1">Harry's last month with the Dursleys wasn't fun. True, Dudley was now so scared of Harry he wouldn't stay in the same room, while Aunt Petunia and Uncle Vernon didn't shut Harry in his cupboard, force him to do anything, or shout at him -- in fact, they didn't speak to him at all. </text:p>
            <text:p text:style-name="P1"/>
            <text:p text:style-name="P1">Half terrified, half furious, they acted as though any chair with Harry in it were empty. Although this was an improvement in many ways, it did become a bit depressing after a while. </text:p>
            <text:p text:style-name="P1"/>
            <text:p text:style-name="P1">Harry kept to his room, with his new owl for company. He had decided to call her Hedwig, a name he had found in A History of Magic. His school books were very interesting. He lay on his bed reading late into the night, Hedwig swooping in and out of the open window as she pleased. It was lucky that Aunt Petunia didn't come in to vacuum anymore, because Hedwig kept bringing back dead mice. Every night before he went to sleep, Harry ticked off another day on the piece of paper he had pinned to the wall, counting down to September the first. On the last day of August he thought he'd better speak to his aunt and uncle about getting to King's Cross station the next day, so he went down to the living room where they were watching a quiz show on television. He cleared his throat to let them know he was there, and Dudley screamed and ran from the room. "Er -- Uncle Vernon?" Uncle Vernon grunted to show he was listening. </text:p>
            <text:p text:style-name="P1">"Er -- I need to be at King's Cross tomorrow to -- to go to Hogwarts." </text:p>
            <text:p text:style-name="P1"/>
            <text:p text:style-name="P1">Uncle Vernon grunted again. </text:p>
            <text:p text:style-name="P1"/>
            <text:p text:style-name="P1">"Would it be all right if you gave me a lift?" </text:p>
            <text:p text:style-name="P1"/>
            <text:p text:style-name="P1">Grunt. Harry supposed that meant yes. </text:p>
            <text:p text:style-name="P1"><text:soft-page-break/></text:p>
            <text:p text:style-name="P1">"Thank you." </text:p>
            <text:p text:style-name="P1"/>
            <text:p text:style-name="P1">He was about to go back upstairs when Uncle Vernon actually spoke. </text:p>
            <text:p text:style-name="P1"/>
            <text:p text:style-name="P1">"Funny way to get to a wizards' school, the train. Magic carpets all got punctures, have they?" </text:p>
            <text:p text:style-name="P1"/>
            <text:p text:style-name="P1">Harry didn't say anything. </text:p>
            <text:p text:style-name="P1"/>
            <text:p text:style-name="P1">"Where is this school, anyway?" </text:p>
            <text:p text:style-name="P1"/>
            <text:p text:style-name="P1">"I don't know," said Harry, realizing this for the first time. He pulled the ticket Hagrid had given him out of his pocket. </text:p>
            <text:p text:style-name="P1"/>
            <text:p text:style-name="P1">"I just take the train from platform nine and three-quarters at eleven o'clock," he read. </text:p>
            <text:p text:style-name="P1"/>
            <text:p text:style-name="P1">His aunt and uncle stared. </text:p>
            <text:p text:style-name="P1"/>
            <text:p text:style-name="P1">"Platform what?" </text:p>
            <text:p text:style-name="P1"/>
            <text:p text:style-name="P1">"Nine and three-quarters." </text:p>
            <text:p text:style-name="P1"/>
            <text:p text:style-name="P1">"Don't talk rubbish," said Uncle Vernon. "There is no platform nine and three-quarters." </text:p>
            <text:p text:style-name="P1"/>
            <text:p text:style-name="P1">"It's on my ticket." </text:p>
            <text:p text:style-name="P1"/>
            <text:p text:style-name="P1">"Barking," said Uncle Vernon, "howling mad, the lot of them. You'll see. </text:p>
            <text:p text:style-name="P1"/>
            <text:p text:style-name="P1">You just wait. All right, we'll take you to King's Cross. We're going up to London tomorrow anyway, or I wouldn't bother." </text:p>
            <text:p text:style-name="P1"/>
            <text:p text:style-name="P1">"Why are you going to London?" Harry asked, trying to keep things friendly. </text:p>
            <text:p text:style-name="P1"/>
            <text:p text:style-name="P1">"Taking Dudley to the hospital," growled Uncle Vernon. "Got to have that ruddy tail removed before he goes to Smeltings." </text:p>
            <text:p text:style-name="P1"/>
            <text:p text:style-name="P1">Harry woke at five o'clock the next morning and was too excited and nervous to go back to sleep. He got up and pulled on his jeans because he didn't <text:soft-page-break/>want to walk into the station in his wizard's robes -- he'd change on the train. He checked his Hogwarts list yet again to make sure he had everything he needed, saw that Hedwig was shut safely in her cage, and then paced the room, waiting for the Dursleys to get up. Two hours later, Harry's huge, heavy trunk had been loaded into the Dursleys' car, Aunt Petunia had talked Dudley into sitting next to Harry, and they had set off. </text:p>
            <text:p text:style-name="P1"/>
            <text:p text:style-name="P1">They reached King's Cross at half past ten. Uncle Vernon dumped Harry's trunk onto a cart and wheeled it into the station for him. Harry thought this was strangely kind until Uncle Vernon stopped dead, facing the platforms with a nasty grin on his face. </text:p>
            <text:p text:style-name="P1"/>
            <text:p text:style-name="P1">"Well, there you are, boy. Platform nine -- platform ten. Your platform should be somewhere in the middle, but they don't seem to have built it yet, do they?" </text:p>
            <text:p text:style-name="P1"/>
            <text:p text:style-name="P1">He was quite right, of course. There was a big plastic number nine over one platform and a big plastic number ten over the one next to it, and in the middle, nothing at all. </text:p>
            <text:p text:style-name="P1"/>
            <text:p text:style-name="P1">"Have a good term," said Uncle Vernon with an even nastier smile. He left without another word. Harry turned and saw the Dursleys drive away. </text:p>
            <text:p text:style-name="P1"/>
            <text:p text:style-name="P1">All three of them were laughing. Harry's mouth went rather dry. What on earth was he going to do? He was starting to attract a lot of funny looks, because of Hedwig. He'd have to ask someone. </text:p>
            <text:p text:style-name="P1"/>
            <text:p text:style-name="P1">He stopped a passing guard, but didn't dare mention platform nine and three-quarters. The guard had never heard of Hogwarts and when Harry couldn't even tell him what part of the country it was in, he started to get annoyed, as though Harry was being stupid on purpose. Getting desperate, Harry asked for the train that left at eleven o'clock, but the guard said there wasn't one. In the end the guard strode away, muttering about time wasters. Harry was now trying hard not to panic. </text:p>
            <text:p text:style-name="P1"/>
            <text:p text:style-name="P1">According to the large clock over the arrivals <text:soft-page-break/>board, he had ten minutes left to get on the train to Hogwarts and he had no idea how to do it; he was stranded in the middle of a station with a trunk he could hardly lift, a pocket full of wizard money, and a large owl. </text:p>
            <text:p text:style-name="P1"/>
            <text:p text:style-name="P1">Hagrid must have forgotten to tell him something you had to do, like tapping the third brick on the left to get into Diagon Alley. He wondered if he should get out his wand and start tapping the ticket inspector's stand between platforms nine and ten. </text:p>
            <text:p text:style-name="P1"/>
            <text:p text:style-name="P1">At that moment a group of people passed just behind him and he caught a few words of what they were saying. </text:p>
            <text:p text:style-name="P1"/>
            <text:p text:style-name="P1">"-- packed with Muggles, of course --" </text:p>
            <text:p text:style-name="P1"/>
            <text:p text:style-name="P1">Harry swung round. The speaker was a plump woman who was talking to four boys, all with flaming red hair. Each of them was pushing a trunk like Harry's in front of him -- and they had an owl. </text:p>
            <text:p text:style-name="P1"/>
            <text:p text:style-name="P1">Heart hammering, Harry pushed his cart after them. They stopped and so did he, just near enough to hear what they were saying. </text:p>
            <text:p text:style-name="P1"/>
            <text:p text:style-name="P1">"Now, what's the platform number?" said the boys' mother. </text:p>
            <text:p text:style-name="P1"/>
            <text:p text:style-name="P1">"Nine and three-quarters!" piped a small girl, also red-headed, who was holding her hand, "Mom, can't I go... “ </text:p>
            <text:p text:style-name="P1"/>
            <text:p text:style-name="P1">"You're not old enough, Ginny, now be quiet. All right, Percy, you go first." </text:p>
            <text:p text:style-name="P1"/>
            <text:p text:style-name="P1">What looked like the oldest boy marched toward platforms nine and ten. </text:p>
            <text:p text:style-name="P1"/>
            <text:p text:style-name="P1">Harry watched, careful not to blink in case he missed it -- but just as the boy reached the dividing barrier between the two platforms, a large crowd of tourists came swarming in front of him and by the time the last backpack had cleared away, the boy had vanished. </text:p>
            <text:p text:style-name="P1"/>
            <text:p text:style-name="P1">"Fred, you next," the plump woman said. </text:p>
            <text:p text:style-name="P1"><text:soft-page-break/></text:p>
            <text:p text:style-name="P1">"I'm not Fred, I'm George," said the boy. "Honestly, woman, you call yourself our mother? CarA you tell I'm George?" </text:p>
            <text:p text:style-name="P1"/>
            <text:p text:style-name="P1">"Sorry, George, dear." </text:p>
            <text:p text:style-name="P1"/>
            <text:p text:style-name="P1">"Only joking, I am Fred," said the boy, and off he went. His twin called after him to hurry up, and he must have done so, because a second later, he had gone -- but how had he done it? Now the third brother was walking briskly toward the barrier he was almost there -- and then, quite suddenly, he wasn't anywhere. </text:p>
            <text:p text:style-name="P1"/>
            <text:p text:style-name="P1">There was nothing else for it. </text:p>
            <text:p text:style-name="P1"/>
            <text:p text:style-name="P1">"Excuse me," Harry said to the plump woman. </text:p>
            <text:p text:style-name="P1"/>
            <text:p text:style-name="P1">"Hello, dear," she said. "First time at Hogwarts? Ron's new, too." </text:p>
            <text:p text:style-name="P1"/>
            <text:p text:style-name="P1">She pointed at the last and youngest of her sons. He was tall, thin, and gangling, with freckles, big hands and feet, and a long nose. </text:p>
            <text:p text:style-name="P1"/>
            <text:p text:style-name="P1">"Yes," said Harry. "The thing is -- the thing is, I don't know how to --" </text:p>
            <text:p text:style-name="P1"/>
            <text:p text:style-name="P1">"How to get onto the platform?" she said kindly, and Harry nodded. </text:p>
            <text:p text:style-name="P1"/>
            <text:p text:style-name="P1">"Not to worry," she said. "All you have to do is walk straight at the barrier between platforms nine and ten. Don't stop and don't be scared you'll crash into it, that's very important. Best do it at a bit of a run if you're nervous. Go on, go now before Ron." </text:p>
            <text:p text:style-name="P1"/>
            <text:p text:style-name="P1">"Er -- okay," said Harry. </text:p>
            <text:p text:style-name="P1"/>
            <text:p text:style-name="P1">He pushed his trolley around and stared at the barrier. It looked very solid. </text:p>
            <text:p text:style-name="P1"/>
            <text:p text:style-name="P1">He started to walk toward it. People jostled him on their way to platforms nine and ten. Harry walked more quickly. He was going to smash right into that barrier and then he'd be in trouble -- leaning forward on his cart, he broke into a heavy run -- the <text:soft-page-break/>barrier was coming nearer and nearer -- he wouldn't be able to stop -- the cart was out of control -- he was a foot away -- he closed his eyes ready for the crash -- It didn't come... he kept on running... he opened his eyes. A scarlet steam engine was waiting next to a platform packed with people. A sign overhead said Hogwarts Express, eleven O'clock. Harry looked behind him and saw a wrought-iron archway where the barrier had been, with the words Platform Nine and Three-Quarters on it, He had done it. </text:p>
            <text:p text:style-name="P1"/>
            <text:p text:style-name="P1">Smoke from the engine drifted over the heads of the chattering crowd, while cats of every color wound here and there between their legs. Owls hooted to one another in a disgruntled sort of way over the babble and the scraping of heavy trunks. </text:p>
            <text:p text:style-name="P1"/>
            <text:p text:style-name="P1">The first few carriages were already packed with students, some hanging out of the window to talk to their families, some fighting over seats. </text:p>
            <text:p text:style-name="P1"/>
            <text:p text:style-name="P1">Harry pushed his cart off down the platform in search of an empty seat. </text:p>
            <text:p text:style-name="P1"/>
            <text:p text:style-name="P1">He passed a round-faced boy who was saying, "Gran, I've lost my toad again." </text:p>
            <text:p text:style-name="P1"/>
            <text:p text:style-name="P1">"Oh, Neville," he heard the old woman sigh. </text:p>
            <text:p text:style-name="P1"/>
            <text:p text:style-name="P1">A boy with dreadlocks was surrounded by a small crowd. </text:p>
            <text:p text:style-name="P1"/>
            <text:p text:style-name="P1">"Give us a look, Lee, go on." </text:p>
            <text:p text:style-name="P1"/>
            <text:p text:style-name="P1">The boy lifted the lid of a box in his arms, and the people around him shrieked and yelled as something inside poked out a long, hairy leg. </text:p>
            <text:p text:style-name="P1"/>
            <text:p text:style-name="P1">Harry pressed on through the crowd until he found an empty compartment near the end of the train. He put Hedwig inside first and then started to shove and heave his trunk toward the train door. He tried to lift it up the steps but could hardly raise one end and twice he dropped it painfully on his foot. </text:p>
            <text:p text:style-name="P1"/>
            <text:p text:style-name="P1">"Want a hand?" It was one of the red-haired twins he'd followed through the barrier. </text:p>
            <text:p text:style-name="P1"><text:soft-page-break/></text:p>
            <text:p text:style-name="P1">"Yes, please," Harry panted. </text:p>
            <text:p text:style-name="P1"/>
            <text:p text:style-name="P1">"Oy, Fred! C'mere and help!" </text:p>
            <text:p text:style-name="P1"/>
            <text:p text:style-name="P1">With the twins' help, Harry's trunk was at last tucked away in a corner of the compartment. </text:p>
            <text:p text:style-name="P1"/>
            <text:p text:style-name="P1">"Thanks," said Harry, pushing his sweaty hair out of his eyes. </text:p>
            <text:p text:style-name="P1"/>
            <text:p text:style-name="P1">"What's that?" said one of the twins suddenly, pointing at Harry's lightning scar. </text:p>
            <text:p text:style-name="P1"/>
            <text:p text:style-name="P1">"Blimey," said the other twin. "Are you "He is," said the first twin. "Aren't you?" he added to Harry. </text:p>
            <text:p text:style-name="P1"/>
            <text:p text:style-name="P1">"What?" said Harry. </text:p>
            <text:p text:style-name="P1"/>
            <text:p text:style-name="P1">"Harry Potter, "chorused the twins. </text:p>
            <text:p text:style-name="P1"/>
            <text:p text:style-name="P1">"Oh, him," said Harry. "I mean, yes, I am." </text:p>
            <text:p text:style-name="P1"/>
            <text:p text:style-name="P1">The two boys gawked at him, and Harry felt himself turning red. Then, to his relief, a voice came floating in through the train's open door. </text:p>
            <text:p text:style-name="P1"/>
            <text:p text:style-name="P1">"Fred? George? Are you there?" </text:p>
            <text:p text:style-name="P1"/>
            <text:p text:style-name="P1">"Coming, Mom." </text:p>
            <text:p text:style-name="P1"/>
            <text:p text:style-name="P1">With a last look at Harry, the twins hopped off the train. </text:p>
            <text:p text:style-name="P1"/>
            <text:p text:style-name="P1">Harry sat down next to the window where, half hidden, he could watch the red-haired family on the platform and hear what they were saying. Their mother had just taken out her handkerchief. </text:p>
            <text:p text:style-name="P1"/>
            <text:p text:style-name="P1">"Ron, you've got something on your nose." </text:p>
            <text:p text:style-name="P1"/>
            <text:p text:style-name="P1">The youngest boy tried to jerk out of the way, but she grabbed him and began rubbing the end of his nose. </text:p>
            <text:p text:style-name="P1"/>
            <text:p text:style-name="P1">"Mom -- geroff" He wriggled free. </text:p>
            <text:p text:style-name="P1"/>
            <text:p text:style-name="P1">"Aaah, has ickle Ronnie got somefink on his <text:soft-page-break/>nosie?" said one of the twins. </text:p>
            <text:p text:style-name="P1"/>
            <text:p text:style-name="P1">"Shut up," said Ron. </text:p>
            <text:p text:style-name="P1"/>
            <text:p text:style-name="P1">"Where's Percy?" said their mother. </text:p>
            <text:p text:style-name="P1"/>
            <text:p text:style-name="P1">"He's coming now." </text:p>
            <text:p text:style-name="P1"/>
            <text:p text:style-name="P1">The oldest boy came striding into sight. He had already changed into his billowing black Hogwarts robes, and Harry noticed a shiny silver badge on his chest with the letter P on it. </text:p>
            <text:p text:style-name="P1"/>
            <text:p text:style-name="P1">"Can't stay long, Mother," he said. "I'm up front, the prefects have got two compartments to themselves --" </text:p>
            <text:p text:style-name="P1"/>
            <text:p text:style-name="P1">"Oh, are you a prefect, Percy?" said one of the twins, with an air of great surprise. "You should have said something, we had no idea." </text:p>
            <text:p text:style-name="P1"/>
            <text:p text:style-name="P1">"Hang on, I think I remember him saying something about it," said the other twin. "Once --" </text:p>
            <text:p text:style-name="P1"/>
            <text:p text:style-name="P1">"Or twice --" </text:p>
            <text:p text:style-name="P1"/>
            <text:p text:style-name="P1">"A minute --" </text:p>
            <text:p text:style-name="P1"/>
            <text:p text:style-name="P1">"All summer --" </text:p>
            <text:p text:style-name="P1"/>
            <text:p text:style-name="P1">"Oh, shut up," said Percy the Prefect. </text:p>
            <text:p text:style-name="P1"/>
            <text:p text:style-name="P1">"How come Percy gets new robes, anyway?" said one of the twins. </text:p>
            <text:p text:style-name="P1"/>
            <text:p text:style-name="P1">"Because he's a prefect," said their mother fondly. "All right, dear, well, have a good term -- send me an owl when you get there." </text:p>
            <text:p text:style-name="P1"/>
            <text:p text:style-name="P1">She kissed Percy on the cheek and he left. Then she turned to the twins. </text:p>
            <text:p text:style-name="P1"/>
            <text:p text:style-name="P1">"Now, you two -- this year, you behave yourselves. If I get one more owl telling me you've -- you've blown up a toilet or --" </text:p>
            <text:p text:style-name="P1"/>
            <text:p text:style-name="P1">"Blown up a toilet? We've never blown up a toilet." </text:p>
            <text:p text:style-name="P1"/>
            <text:p text:style-name="P1"><text:soft-page-break/>"Great idea though, thanks, Mom." </text:p>
            <text:p text:style-name="P1"/>
            <text:p text:style-name="P1">"It's not funny. And look after Ron." </text:p>
            <text:p text:style-name="P1"/>
            <text:p text:style-name="P1">"Don't worry, ickle Ronniekins is safe with us." </text:p>
            <text:p text:style-name="P1"/>
            <text:p text:style-name="P1">"Shut up," said Ron again. He was almost as tall as the twins already and his nose was still pink where his mother had rubbed it. </text:p>
            <text:p text:style-name="P1"/>
            <text:p text:style-name="P1">"Hey, Mom, guess what? Guess who we just met on the train?" </text:p>
            <text:p text:style-name="P1"/>
            <text:p text:style-name="P1">Harry leaned back quickly so they couldn't see him looking. </text:p>
            <text:p text:style-name="P1"/>
            <text:p text:style-name="P1">"You know that black-haired boy who was near us in the station? Know who he is?" </text:p>
            <text:p text:style-name="P1"/>
            <text:p text:style-name="P1">"Who?" </text:p>
            <text:p text:style-name="P1"/>
            <text:p text:style-name="P1">"Harry Potter!" </text:p>
            <text:p text:style-name="P1"/>
            <text:p text:style-name="P1">Harry heard the little girl's voice. </text:p>
            <text:p text:style-name="P1"/>
            <text:p text:style-name="P1">"Oh, Mom, can I go on the train and see him, Mom, eh please...." </text:p>
            <text:p text:style-name="P1"/>
            <text:p text:style-name="P1">"You've already seen him, Ginny, and the poor boy isn't something you goggle at in a zoo. Is he really, Fred? How do you know?" </text:p>
            <text:p text:style-name="P1"/>
            <text:p text:style-name="P1">"Asked him. Saw his scar. It's really there - like lightning." </text:p>
            <text:p text:style-name="P1"/>
            <text:p text:style-name="P1">"Poor dear - no wonder he was alone, I wondered. He was ever so polite when he asked how to get onto the platform." </text:p>
            <text:p text:style-name="P1"/>
            <text:p text:style-name="P1">"Never mind that, do you think he remembers what You-Know-Who looks like?" </text:p>
            <text:p text:style-name="P1"/>
            <text:p text:style-name="P1">Their mother suddenly became very stern. </text:p>
            <text:p text:style-name="P1"/>
            <text:p text:style-name="P1">"I forbid you to ask him, Fred. No, don't you dare. As though he needs reminding of that on his first day at school." </text:p>
            <text:p text:style-name="P1"/>
            <text:p text:style-name="P1"><text:soft-page-break/>"All right, keep your hair on." </text:p>
            <text:p text:style-name="P1"/>
            <text:p text:style-name="P1">A whistle sounded. </text:p>
            <text:p text:style-name="P1"/>
            <text:p text:style-name="P1">"Hurry up!" their mother said, and the three boys clambered onto the train. They leaned out of the window for her to kiss them good-bye, and their younger sister began to cry. </text:p>
            <text:p text:style-name="P1"/>
            <text:p text:style-name="P1">"Don't, Ginny, we'll send you loads of owls." </text:p>
            <text:p text:style-name="P1"/>
            <text:p text:style-name="P1">"We'll send you a Hogwarts toilet seat." </text:p>
            <text:p text:style-name="P1"/>
            <text:p text:style-name="P1">"George!" </text:p>
            <text:p text:style-name="P1"/>
            <text:p text:style-name="P1">"Only joking, Mom." </text:p>
            <text:p text:style-name="P1"/>
            <text:p text:style-name="P1">The train began to move. Harry saw the boys' mother waving and their sister, half laughing, half crying, running to keep up with the train until it gathered too much speed, then she fell back and waved. </text:p>
            <text:p text:style-name="P1"/>
            <text:p text:style-name="P1">Harry watched the girl and her mother disappear as the train rounded the corner. Houses flashed past the window. Harry felt a great leap of excitement. He didn't know what he was going to but it had to be better than what he was leaving behind. </text:p>
            <text:p text:style-name="P1"/>
            <text:p text:style-name="P1">The door of the compartment slid open and the youngest redheaded boy came in. </text:p>
            <text:p text:style-name="P1"/>
            <text:p text:style-name="P1">"Anyone sitting there?" he asked, pointing at the seat opposite Harry. </text:p>
            <text:p text:style-name="P1"/>
            <text:p text:style-name="P1">"Everywhere else is full." </text:p>
            <text:p text:style-name="P1"/>
            <text:p text:style-name="P1">Harry shook his head and the boy sat down. He glanced at Harry and then looked quickly out of the window, pretending he hadn't looked. Harry saw he still had a black mark on his nose. </text:p>
            <text:p text:style-name="P1"/>
            <text:p text:style-name="P1">"Hey, Ron." </text:p>
            <text:p text:style-name="P1"/>
            <text:p text:style-name="P1">The twins were back. </text:p>
            <text:p text:style-name="P1"/>
            <text:p text:style-name="P1">"Listen, we're going down the middle of the train -- Lee Jordan's got a giant tarantula down there." </text:p>
            <text:p text:style-name="P1"><text:soft-page-break/></text:p>
            <text:p text:style-name="P1">"Right," mumbled Ron. </text:p>
            <text:p text:style-name="P1"/>
            <text:p text:style-name="P1">"Harry," said the other twin, "did we introduce ourselves? Fred and George Weasley. And this is Ron, our brother. See you later, then. </text:p>
            <text:p text:style-name="P1"/>
            <text:p text:style-name="P1">"Bye," said Harry and Ron. The twins slid the compartment door shut behind them. </text:p>
            <text:p text:style-name="P1"/>
            <text:p text:style-name="P1">"Are you really Harry Potter?" Ron blurted out. </text:p>
            <text:p text:style-name="P1"/>
            <text:p text:style-name="P1">Harry nodded. </text:p>
            <text:p text:style-name="P1"/>
            <text:p text:style-name="P1">"Oh -well, I thought it might be one of Fred and George's jokes," said Ron. "And have you really got -- you know..." </text:p>
            <text:p text:style-name="P1"/>
            <text:p text:style-name="P1">He pointed at Harry's forehead. </text:p>
            <text:p text:style-name="P1"/>
            <text:p text:style-name="P1">Harry pulled back his bangs to show the lightning scar. Ron stared. </text:p>
            <text:p text:style-name="P1"/>
            <text:p text:style-name="P1">"So that's where You-Know-Who "Yes," said Harry, "but I can't remember it." </text:p>
            <text:p text:style-name="P1"/>
            <text:p text:style-name="P1">"Nothing?" said Ron eagerly. </text:p>
            <text:p text:style-name="P1"/>
            <text:p text:style-name="P1">"Well -- I remember a lot of green light, but nothing else." </text:p>
            <text:p text:style-name="P1"/>
            <text:p text:style-name="P1">"Wow," said Ron. He sat and stared at Harry for a few moments, then, as though he had suddenly realized what he was doing, he looked quickly out of the window again. </text:p>
            <text:p text:style-name="P1"/>
            <text:p text:style-name="P1">"Are all your family wizards?" asked Harry, who found Ron just as interesting as Ron found him. </text:p>
            <text:p text:style-name="P1"/>
            <text:p text:style-name="P1">"Er -- Yes, I think so," said Ron. "I think Mom's got a second cousin who's an accountant, but we never talk about him." </text:p>
            <text:p text:style-name="P1"/>
            <text:p text:style-name="P1">"So you must know loads of magic already." </text:p>
            <text:p text:style-name="P1"/>
            <text:p text:style-name="P1">The Weasleys were clearly one of those old wizarding families the pale boy in Diagon Alley had talked about. </text:p>
            <text:p text:style-name="P1"><text:soft-page-break/></text:p>
            <text:p text:style-name="P1">"I heard you went to live with Muggles," said Ron. "What are they like?" </text:p>
            <text:p text:style-name="P1"/>
            <text:p text:style-name="P1">"Horrible -well, not all of them. My aunt and uncle and cousin are, though. Wish I'd had three wizard brothers." </text:p>
            <text:p text:style-name="P1"/>
            <text:p text:style-name="P1">"Five," said Ron. For some reason, he was looking gloomy. "I'm the sixth in our family to go to Hogwarts. You could say I've got a lot to live up to. Bill and Charlie have already left -- Bill was head boy and Charlie was captain of Quidditch. Now Percy's a prefect. Fred and George mess around a lot, but they still get really good marks and everyone thinks they're really funny. Everyone expects me to do as well as the others, but if I do, it's no big deal, because they did it first. You never get anything new, either, with five brothers. I've got Bill's old robes, Charlie's old wand, and Percy's old rat." </text:p>
            <text:p text:style-name="P1"/>
            <text:p text:style-name="P1">Ron reached inside his jacket and pulled out a fat gray rat, which was asleep. </text:p>
            <text:p text:style-name="P1"/>
            <text:p text:style-name="P1">"His name's Scabbers and he's useless, he hardly ever wakes up. Percy got an owl from my dad for being made a prefect, but they couldn't aff -- I mean, I got Scabbers instead." </text:p>
            <text:p text:style-name="P1"/>
            <text:p text:style-name="P1">Ron's ears went pink. He seemed to think he'd said too much, because he went back to staring out of the window. </text:p>
            <text:p text:style-name="P1"/>
            <text:p text:style-name="P1">Harry didn't think there was anything wrong with not being able to afford an owl. After all, he'd never had any money in his life until a month ago, and he told Ron so, all about having to wear Dudley's old clothes and never getting proper birthday presents. This seemed to cheer Ron up. </text:p>
            <text:p text:style-name="P1"/>
            <text:p text:style-name="P1">"... and until Hagrid told me, I didn't know anything about be ing a wizard or about my parents or Voldemort" </text:p>
            <text:p text:style-name="P1"/>
            <text:p text:style-name="P1">Ron gasped. </text:p>
            <text:p text:style-name="P1"/>
            <text:p text:style-name="P1">"What?" said Harry. </text:p>
            <text:p text:style-name="P1"><text:soft-page-break/></text:p>
            <text:p text:style-name="P1">"You said You-Know-Who's name!" said Ron, sounding both shocked and impressed. "I'd have thought you, of all people --" </text:p>
            <text:p text:style-name="P1"/>
            <text:p text:style-name="P1">"I'm not trying to be brave or anything, saying the name," said Harry, I just never knew you shouldn't. See what I mean? I've got loads to learn.... I bet," he added, voicing for the first time something that had been worrying him a lot lately, "I bet I'm the worst in the class." </text:p>
            <text:p text:style-name="P1"/>
            <text:p text:style-name="P1">"You won't be. There's loads of people who come from Muggle families and they learn quick enough." </text:p>
            <text:p text:style-name="P1"/>
            <text:p text:style-name="P1">While they had been talking, the train had carried them out of London. </text:p>
            <text:p text:style-name="P1"/>
            <text:p text:style-name="P1">Now they were speeding past fields full of cows and sheep. They were quiet for a time, watching the fields and lanes flick past. </text:p>
            <text:p text:style-name="P1"/>
            <text:p text:style-name="P1">Around half past twelve there was a great clattering outside in the corridor and a smiling, dimpled woman slid back their door and said, "Anything off the cart, dears?" </text:p>
            <text:p text:style-name="P1"/>
            <text:p text:style-name="P1">Harry, who hadn't had any breakfast, leapt to his feet, but Ron's ears went pink again and he muttered that he'd brought sandwiches. Harry went out into the corridor. </text:p>
            <text:p text:style-name="P1"/>
            <text:p text:style-name="P1">He had never had any money for candy with the Dursleys, and now that he had pockets rattling with gold and silver he was ready to buy as many Mars Bars as he could carry -- but the woman didn't have Mars Bars. What she did have were Bettie Bott's Every Flavor Beans, Drooble's Best Blowing Gum, Chocolate Frogs. Pumpkin Pasties, Cauldron Cakes, Licorice Wands, and a number of other strange things Harry had never seen in his life. Not wanting to miss anything, he got some of everything and paid the woman eleven silver Sickles and seven bronze Knuts. </text:p>
            <text:p text:style-name="P1"/>
            <text:p text:style-name="P1">Ron stared as Harry brought it all back in to the compartment and tipped it onto an empty seat. </text:p>
            <text:p text:style-name="P1"><text:soft-page-break/></text:p>
            <text:p text:style-name="P1">"Hungry, are you?" </text:p>
            <text:p text:style-name="P1"/>
            <text:p text:style-name="P1">"Starving," said Harry, taking a large bite out of a pumpkin pasty. </text:p>
            <text:p text:style-name="P1"/>
            <text:p text:style-name="P1">Ron had taken out a lumpy package and unwrapped it. There were four sandwiches inside. He pulled one of them apart and said, "She always forgets I don't like corned beef." </text:p>
            <text:p text:style-name="P1"/>
            <text:p text:style-name="P1">"Swap you for one of these," said Harry, holding up a pasty. "Go on --" </text:p>
            <text:p text:style-name="P1"/>
            <text:p text:style-name="P1">"You don't want this, it's all dry," said Ron. "She hasn't got much time," he added quickly, "you know, with five of us." </text:p>
            <text:p text:style-name="P1"/>
            <text:p text:style-name="P1">"Go on, have a pasty," said Harry, who had never had anything to share before or, indeed, anyone to share it with. It was a nice feeling, sitting there with Ron, eating their way through all Harry's pasties, cakes, and candies (the sandwiches lay forgotten). </text:p>
            <text:p text:style-name="P1"/>
            <text:p text:style-name="P1">"What are these?" Harry asked Ron, holding up a pack of Chocolate Frogs. </text:p>
            <text:p text:style-name="P1"/>
            <text:p text:style-name="P1">"They're not really frogs, are they?" He was starting to feel that nothing would surprise him. </text:p>
            <text:p text:style-name="P1"/>
            <text:p text:style-name="P1">"No," said Ron. "But see what the card is. I'm missing Agrippa." </text:p>
            <text:p text:style-name="P1"/>
            <text:p text:style-name="P1">"What?" </text:p>
            <text:p text:style-name="P1"/>
            <text:p text:style-name="P1">"Oh, of course, you wouldn't know -- Chocolate Frogs have cards, inside them, you know, to collect -- famous witches and wizards. I've got about five hundred, but I haven't got Agrippa or Ptolemy." </text:p>
            <text:p text:style-name="P1"/>
            <text:p text:style-name="P1">Harry unwrapped his Chocolate Frog and picked up the card. It showed a man's face. He wore half- moon glasses, had a long, crooked nose, and flowing silver hair, beard, and mustache. Underneath the picture was the name Albus Dumbledore. </text:p>
            <text:p text:style-name="P1"/>
            <text:p text:style-name="P1"><text:soft-page-break/>"So this is Dumbledore!" said Harry. </text:p>
            <text:p text:style-name="P1"/>
            <text:p text:style-name="P1">"Don't tell me you'd never heard of Dumbledore!" said Ron. "Can I have a frog? I might get Agrippa -- thanks Harry turned over his card and read: ALBUS DUMBLEDORE CURRENTLY HEADMASTER OF HOGWARTS Considered by many the greatest wizard of modern times, Dumbledore is particularly famous for his defeat of the dark wizard Grindelwald in 1945, for the discovery of the twelve uses of dragon's blood, and his work on alchemy with his partner, Nicolas Flamel. Professor Dumbledore enjoys chamber music and tenpin bowling. </text:p>
            <text:p text:style-name="P1"/>
            <text:p text:style-name="P1">Harry turned the card back over and saw, to his astonishment, that Dumbledore's face had disappeared. </text:p>
            <text:p text:style-name="P1"/>
            <text:p text:style-name="P1">"He's gone!" </text:p>
            <text:p text:style-name="P1"/>
            <text:p text:style-name="P1">"Well, you can't expect him to hang around all day," said Ron. "He'll be back. No, I've got Morgana again and I've got about six of her... do you want it? You can start collecting." </text:p>
            <text:p text:style-name="P1"/>
            <text:p text:style-name="P1">Ron's eyes strayed to the pile of Chocolate Frogs waiting to be unwrapped. </text:p>
            <text:p text:style-name="P1"/>
            <text:p text:style-name="P1">"Help yourself," said Harry. "But in, you know, the Muggle world, people just stay put in photos." </text:p>
            <text:p text:style-name="P1"/>
            <text:p text:style-name="P1">"Do they? What, they don't move at all?" Ron sounded amazed. "weird!" </text:p>
            <text:p text:style-name="P1"/>
            <text:p text:style-name="P1">Harry stared as Dumbledore sidled back into the picture on his card and gave him a small smile. Ron was more interested in eating the frogs than looking at the Famous Witches and Wizards cards, but Harry couldn't keep his eyes off them. Soon he had not only Dumbledore and Morgana, but Hengist of Woodcroft, Alberic Grunnion, Circe, Paracelsus, and Merlin. </text:p>
            <text:p text:style-name="P1"/>
            <text:p text:style-name="P1">He finally tore his eyes away from the druidess Cliodna, who was scratching her nose, to open a bag of Bertie Bott's Every Flavor Beans. </text:p>
            <text:p text:style-name="P1"/>
            <text:p text:style-name="P1"><text:soft-page-break/>"You want to be careful with those," Ron warned Harry. "When they say every flavor, they mean every flavor -- you know, you get all the ordinary ones like chocolate and peppermint and mar- malade, but then you can get spinach and liver and tripe. George reckons he had a boogerflavored one once." </text:p>
            <text:p text:style-name="P1"/>
            <text:p text:style-name="P1">Ron picked up a green bean, looked at it carefully, and bit into a corner. </text:p>
            <text:p text:style-name="P1"/>
            <text:p text:style-name="P1">"Bleaaargh -- see? Sprouts." </text:p>
            <text:p text:style-name="P1"/>
            <text:p text:style-name="P1">They had a good time eating the Every Flavor Beans. Harry got toast, coconut, baked bean, strawberry, curry, grass, coffee, sardine, and was even brave enough to nibble the end off a funny gray one Ron wouldn't touch, which turned out to be pepper. </text:p>
            <text:p text:style-name="P1"/>
            <text:p text:style-name="P1">The countryside now flying past the window was becoming wilder. The neat fields had gone. Now there were woods, twisting rivers, and dark green hills. </text:p>
            <text:p text:style-name="P1"/>
            <text:p text:style-name="P1">There was a knock on the door of their compartment and the round-faced boy Harry had passed on platform nine and threequarters came in. He looked tearful. </text:p>
            <text:p text:style-name="P1"/>
            <text:p text:style-name="P1">"Sorry," he said, "but have you seen a toad at all?" </text:p>
            <text:p text:style-name="P1"/>
            <text:p text:style-name="P1">When they shook their heads, he wailed, "I've lost him! He keeps getting away from me!" </text:p>
            <text:p text:style-name="P1"/>
            <text:p text:style-name="P1">"He'll turn up," said Harry. </text:p>
            <text:p text:style-name="P1"/>
            <text:p text:style-name="P1">"Yes," said the boy miserably. "Well, if you see him..." </text:p>
            <text:p text:style-name="P1"/>
            <text:p text:style-name="P1">He left. </text:p>
            <text:p text:style-name="P1"/>
            <text:p text:style-name="P1">"Don't know why he's so bothered," said Ron. "If I'd brought a toad I'd lose it as quick as I could. Mind you, I brought Scabbers, so I can't talk." </text:p>
            <text:p text:style-name="P1"/>
            <text:p text:style-name="P1">The rat was still snoozing on Ron's lap. </text:p>
            <text:p text:style-name="P1"/>
            <text:p text:style-name="P1"><text:soft-page-break/>"He might have died and you wouldn't know the difference," said Ron in disgust. "I tried to turn him yellow yesterday to make him more interesting, but the spell didn't work. I'll show you, look..." </text:p>
            <text:p text:style-name="P1"/>
            <text:p text:style-name="P1">He rummaged around in his trunk and pulled out a very battered-looking wand. It was chipped in places and something white was glinting at the end. </text:p>
            <text:p text:style-name="P1"/>
            <text:p text:style-name="P1">"Unicorn hair's nearly poking out. Anyway He had just raised his 'wand when the compartment door slid open again. </text:p>
            <text:p text:style-name="P1"/>
            <text:p text:style-name="P1">The toadless boy was back, but this time he had a girl with him. She was already wearing her new Hogwarts robes. </text:p>
            <text:p text:style-name="P1"/>
            <text:p text:style-name="P1">"Has anyone seen a toad? Neville's lost one," she said. She had a bossy sort of voice, lots of bushy brown hair, and rather large front teeth. </text:p>
            <text:p text:style-name="P1"/>
            <text:p text:style-name="P1">"We've already told him we haven't seen it," said Ron, but the girl wasn't listening, she was looking at the wand in his hand. </text:p>
            <text:p text:style-name="P1"/>
            <text:p text:style-name="P1">"Oh, are you doing magic? Let's see it, then." </text:p>
            <text:p text:style-name="P1"/>
            <text:p text:style-name="P1">She sat down. Ron looked taken aback. </text:p>
            <text:p text:style-name="P1"/>
            <text:p text:style-name="P1">"Er -- all right." </text:p>
            <text:p text:style-name="P1"/>
            <text:p text:style-name="P1">He cleared his throat. </text:p>
            <text:p text:style-name="P1"/>
            <text:p text:style-name="P1">"Sunshine, daisies, butter mellow, Turn this stupid, fat rat yellow." </text:p>
            <text:p text:style-name="P1"/>
            <text:p text:style-name="P1">He waved his wand, but nothing happened. Scabbers stayed gray and fast asleep. </text:p>
            <text:p text:style-name="P1"/>
            <text:p text:style-name="P1">"Are you sure that's a real spell?" said the girl. "Well, it's not very good, is it? I've tried a few simple spells just for practice and it's all worked for me. Nobody in my family's magic at all, it was ever such a surprise when I got my letter, but I was ever so pleased, of course, I mean, it's the very best school of witchcraft there is, I've heard -- I've learned all our course books by heart, of course, I just hope it will be enough -- I'm Hermione <text:soft-page-break/>Granger, by the way, who are you. </text:p>
            <text:p text:style-name="P1"/>
            <text:p text:style-name="P1">She said all this very fast. </text:p>
            <text:p text:style-name="P1"/>
            <text:p text:style-name="P1">Harry looked at Ron, and was relieved to see by his stunned face that he hadn't learned all the course books by heart either. </text:p>
            <text:p text:style-name="P1"/>
            <text:p text:style-name="P1">"I'm Ron Weasley," Ron muttered. </text:p>
            <text:p text:style-name="P1"/>
            <text:p text:style-name="P1">"Harry Potter," said Harry. </text:p>
            <text:p text:style-name="P1"/>
            <text:p text:style-name="P1">"Are you really?" said Hermione. "I know all about you, of course -- I got a few extra books. for background reading, and you're in Modern Magical History and The Rise and Fall of the Dark Arts and Great Wizarding Events of the Twentieth Century. </text:p>
            <text:p text:style-name="P1"/>
            <text:p text:style-name="P1">"Am I?" said Harry, feeling dazed. </text:p>
            <text:p text:style-name="P1"/>
            <text:p text:style-name="P1">"Goodness, didn't you know, I'd have found out everything I could if it was me," said Hermione. "Do either of you know what house you'll be in? I've been asking around, and I hope I'm in Gryffindor, it sounds by far the best; I hear Dumbledore himself was in it, but I suppose Ravenclaw wouldn't be too bad.... Anyway, we'd better go and look for Neville's toad. You two had better change, you know, I expect we'll be there soon." </text:p>
            <text:p text:style-name="P1"/>
            <text:p text:style-name="P1">And she left, taking the toadless boy with her. </text:p>
            <text:p text:style-name="P1"/>
            <text:p text:style-name="P1">"Whatever house I'm in, I hope she's not in it," said Ron. He threw his wand back into his trunk. "Stupid spell -- George gave it to me, bet he knew it was a dud." </text:p>
            <text:p text:style-name="P1"/>
            <text:p text:style-name="P1">"What house are your brothers in?" asked Harry. </text:p>
            <text:p text:style-name="P1"/>
            <text:p text:style-name="P1">"Gryffindor," said Ron. Gloom seemed to be settling on him again. "Mom and Dad were in it, too. I don't know what they'll say if I'm not. I don't suppose Ravenclaw would be too bad, but imagine if they put me in Slytherin." </text:p>
            <text:p text:style-name="P1"/>
            <text:p text:style-name="P1">"That's the house Vol-, I mean, You-Know-Who was in?" </text:p>
            <text:p text:style-name="P1"><text:soft-page-break/></text:p>
            <text:p text:style-name="P1">"Yeah," said Ron. He flopped back into his seat, looking depressed. </text:p>
            <text:p text:style-name="P1"/>
            <text:p text:style-name="P1">"You know, I think the ends of Scabbers' whiskers are a bit lighter," </text:p>
            <text:p text:style-name="P1"/>
            <text:p text:style-name="P1">said Harry, trying to take Ron's mind off houses. "So what do your oldest brothers do now that they've left, anyway?" </text:p>
            <text:p text:style-name="P1"/>
            <text:p text:style-name="P1">Harry was wondering what a wizard did once he'd finished school. </text:p>
            <text:p text:style-name="P1"/>
            <text:p text:style-name="P1">"Charlie's in Romania studying dragons, and Bill's in Africa doing something for Gringotts," said Ron. "Did you hear about Gringotts? It's been all over the Daily Prophet, but I don't suppose you get that with the Muggles -- someone tried to rob a high security vault." </text:p>
            <text:p text:style-name="P1"/>
            <text:p text:style-name="P1">Harry stared. </text:p>
            <text:p text:style-name="P1"/>
            <text:p text:style-name="P1">"Really? What happened to them?" </text:p>
            <text:p text:style-name="P1"/>
            <text:p text:style-name="P1">"Nothing, that's why it's such big news. They haven't been caught. My dad says it must've been a powerful Dark wizard to get round Gringotts, but they don't think they took anything, that's what's odd. 'Course, everyone gets scared when something like this happens in case You-Know-Who's behind it." </text:p>
            <text:p text:style-name="P1"/>
            <text:p text:style-name="P1">Harry turned this news over in his mind. He was starting to get a prickle of fear every time You- Know-Who was mentioned. He supposed this was all part of entering the magical world, but it had been a lot more comfortable saying "Voldemort" without worrying. </text:p>
            <text:p text:style-name="P1"/>
            <text:p text:style-name="P1">"What's your Quidditch team?" Ron asked. </text:p>
            <text:p text:style-name="P1"/>
            <text:p text:style-name="P1">"Er -- I don't know any," Harry confessed. </text:p>
            <text:p text:style-name="P1"/>
            <text:p text:style-name="P1">"What!" Ron looked dumbfounded. "Oh, you wait, it's the best game in the world --" And he was off, explaining all about the four balls and the positions of the seven players, describing famous games he'd <text:soft-page-break/>been to with his brothers and the broomstick he'd like to get if he had the money. He was just taking Harry through the finer points of the game when the compartment door slid open yet again, but it wasn't Neville the toadless boy, or Hermione Granger this time. </text:p>
            <text:p text:style-name="P1"/>
            <text:p text:style-name="P1">Three boys entered, and Harry recognized the middle one at once: it was the pale boy from Madam Malkin's robe shop. He was looking at Harry with a lot more interest than he'd shown back in Diagon Alley. </text:p>
            <text:p text:style-name="P1"/>
            <text:p text:style-name="P1">"Is it true?" he said. "They're saying all down the train that Harry Potter's in this compartment. So it's you, is it?" </text:p>
            <text:p text:style-name="P1"/>
            <text:p text:style-name="P1">"Yes," said Harry. He was looking at the other boys. Both of them were thickset and looked extremely mean. Standing on either side of the pale boy, they looked like bodyguards. </text:p>
            <text:p text:style-name="P1"/>
            <text:p text:style-name="P1">"Oh, this is Crabbe and this is Goyle," said the pale boy carelessly, noticing where Harry was looking. "And my name's Malfoy, Draco Malfoy." </text:p>
            <text:p text:style-name="P1"/>
            <text:p text:style-name="P1">Ron gave a slight cough, which might have been hiding a snigget. Draco Malfoy looked at him. </text:p>
            <text:p text:style-name="P1"/>
            <text:p text:style-name="P1">"Think my name's funny, do you? No need to ask who you are. My father told me all the Weasleys have red hair, freckles, and more children than they can afford." </text:p>
            <text:p text:style-name="P1"/>
            <text:p text:style-name="P1">He turned back to Harry. "You'll soon find out some wizarding families are much better than others, Potter. You don't want to go making friends with the wrong sort. I can help you there." </text:p>
            <text:p text:style-name="P1"/>
            <text:p text:style-name="P1">He held out his hand to shake Harry's, but Harry didn't take it. </text:p>
            <text:p text:style-name="P1"/>
            <text:p text:style-name="P1">"I think I can tell who the wrong sort are for myself, thanks," he said coolly. </text:p>
            <text:p text:style-name="P1"/>
            <text:p text:style-name="P1">Draco Malfoy didn't go red, but a pink tinge appeared in his pale cheeks. </text:p>
            <text:p text:style-name="P1"/>
            <text:p text:style-name="P1"><text:soft-page-break/>"I'd be careful if I were you, Potter," he said slowly. "Unless you're a bit politer you'll go the same way as your parents. They didn't know what was good for them, either. You hang around with riffraff like the Weasleys and that Hagrid, and it'll rub off on you." </text:p>
            <text:p text:style-name="P1"/>
            <text:p text:style-name="P1">Both Harry and Ron stood up. </text:p>
            <text:p text:style-name="P1"/>
            <text:p text:style-name="P1">"Say that again," Ron said, his face as red as his hair. </text:p>
            <text:p text:style-name="P1"/>
            <text:p text:style-name="P1">"Oh, you're going to fight us, are you?" Malfoy sneered. </text:p>
            <text:p text:style-name="P1"/>
            <text:p text:style-name="P1">"Unless you get out now," said Harry, more bravely than he felt, because Crabbe and Goyle were a lot bigger than him or Ron. </text:p>
            <text:p text:style-name="P1"/>
            <text:p text:style-name="P1">"But we don't feet like leaving, do we, boys? We've eaten all our food and you still seem to have some." </text:p>
            <text:p text:style-name="P1"/>
            <text:p text:style-name="P1">Goyle reached toward the Chocolate Frogs next to Ron - Ron leapt forward, but before he'd so much as touched Goyle, Goyle let out a horrible yell. </text:p>
            <text:p text:style-name="P1"/>
            <text:p text:style-name="P1">Scabbers the rat was hanging off his finger, sharp little teeth sunk deep into Goyle's knuckle - Crabbe and Malfoy backed away as Goyle swung Scabbers round and round, howling, and when Scabbets finally flew off and hit the window, all three of them disappeared at once. Perhaps they thought there were more rats lurking among the sweets, or perhaps they'd heard footsteps, because a second later, Hermione Granger had come in. </text:p>
            <text:p text:style-name="P1"/>
            <text:p text:style-name="P1">"What has been going on?" she said, looking at the sweets all over the floor and Ron picking up Scabbers by his tail. </text:p>
            <text:p text:style-name="P1"/>
            <text:p text:style-name="P1">I think he's been knocked out," Ron said to Harry. He looked closer at Scabbers. "No -- I don't believe it -- he's gone back to sleep-" </text:p>
            <text:p text:style-name="P1"/>
            <text:p text:style-name="P1">And so he had. </text:p>
            <text:p text:style-name="P1"/>
            <text:p text:style-name="P1">"You've met Malfoy before?" </text:p>
            <text:p text:style-name="P1"/>
            <text:p text:style-name="P1"><text:soft-page-break/>Harry explained about their meeting in Diagon Alley. </text:p>
            <text:p text:style-name="P1"/>
            <text:p text:style-name="P1">"I've heard of his family," said Ron darkly. "They were some of the first to come back to our side after You-Know-Who disappeared. Said they'd been bewitched. My dad doesn't believe it. He says Malfoy's father didn't need an excuse to go over to the Dark Side." He turned to Hermione. "Can we help you with something?" </text:p>
            <text:p text:style-name="P1"/>
            <text:p text:style-name="P1">"You'd better hurry up and put your robes on, I've just been up to the front to ask the conductor, and he says we're nearly there. You haven't been fighting, have you? You'll be in trouble before we even get there!" </text:p>
            <text:p text:style-name="P1"/>
            <text:p text:style-name="P1">"Scabbers has been fighting, not us," said Ron, scowling at her. "Would you mind leaving while we change?" </text:p>
            <text:p text:style-name="P1"/>
            <text:p text:style-name="P1">"All right -- I only came in here because people outside are behaving very childishly, racing up and down the corridors," said Hermione in a sniffy voice. "And you've got dirt on your nose, by the way, did you know?" </text:p>
            <text:p text:style-name="P1"/>
            <text:p text:style-name="P1">Ron glared at her as she left. Harry peered out of the window. It was getting dark. He could see mountains and forests under a deep purple sky. The train did seem to be slowing down. </text:p>
            <text:p text:style-name="P1"/>
            <text:p text:style-name="P1">He and Ron took off their jackets and pulled on their long black robes. </text:p>
            <text:p text:style-name="P1"/>
            <text:p text:style-name="P1">Ron's were a bit short for him, you could see his sneakers underneath them. </text:p>
            <text:p text:style-name="P1"/>
            <text:p text:style-name="P1">A voice echoed through the train: "We will be reaching Hogwarts in five minutes' time. Please leave your luggage on the train, it will be taken to the school separately." </text:p>
            <text:p text:style-name="P1"/>
            <text:p text:style-name="P1">Harry's stomach lurched with nerves and Ron, he saw, looked pale under his freckles. They crammed their pockets with the last of the sweets and joined the crowd thronging the corridor. </text:p>
            <text:p text:style-name="P1"/>
            <text:p text:style-name="P1"><text:soft-page-break/>The train slowed right down and finally stopped. People pushed their way toward the door and out on to a tiny, dark platform. Harry shivered in the cold night air. Then a lamp came bobbing over the heads of the students, and Harry heard a familiar voice: "Firs' years! Firs' years over here! All right there, Harry?" </text:p>
            <text:p text:style-name="P1"/>
            <text:p text:style-name="P1">Hagrid's big hairy face beamed over the sea of heads. </text:p>
            <text:p text:style-name="P1"/>
            <text:p text:style-name="P1">"C'mon, follow me -- any more firs' years? Mind yer step, now! Firs' years follow me!" </text:p>
            <text:p text:style-name="P1"/>
            <text:p text:style-name="P1">Slipping and stumbling, they followed Hagrid down what seemed to be a steep, narrow path. It was so dark on either side of them that Harry thought there must be thick trees there. Nobody spoke much. Neville, the boy who kept losing his toad, sniffed once or twice. </text:p>
            <text:p text:style-name="P1"/>
            <text:p text:style-name="P1">"Ye' all get yer firs' sight o' Hogwarts in a sec," Hagrid called over his shoulder, "jus' round this bend here." </text:p>
            <text:p text:style-name="P1"/>
            <text:p text:style-name="P1">There was a loud "Oooooh!" </text:p>
            <text:p text:style-name="P1"/>
            <text:p text:style-name="P1">The narrow path had opened suddenly onto the edge of a great black take. </text:p>
            <text:p text:style-name="P1"/>
            <text:p text:style-name="P1">Perched atop a high mountain on the other side, its windows sparkling in the starry sky, was a vast castle with many turrets and towers. </text:p>
            <text:p text:style-name="P1"/>
            <text:p text:style-name="P1">"No more'n four to a boat!" Hagrid called, pointing to a fleet of little boats sitting in the water by the shore. Harry and Ron were followed into their boat by Neville and Hermione. "Everyone in?" shouted Hagrid, who had a boat to himself. "Right then -- FORWARD!" </text:p>
            <text:p text:style-name="P1"/>
            <text:p text:style-name="P1">And the fleet of little boats moved off all at once, gliding across the lake, which was as smooth as glass. Everyone was silent, staring up at the great castle overhead. It towered over them as they sailed nearer and nearer to the cliff on which it stood. </text:p>
            <text:p text:style-name="P1"/>
            <text:p text:style-name="P1">"Heads down!" yelled Hagrid as the first boats <text:soft-page-break/>reached the cliff; they all bent their heads and the little boats carried them through a curtain of ivy that hid a wide opening in the cliff face. They were carried along a dark tunnel, which seemed to be taking them right underneath the castle, until they reached a kind of underground harbor, where they clambered out onto rocks and pebbles. </text:p>
            <text:p text:style-name="P1"/>
            <text:p text:style-name="P1">"Oy, you there! Is this your toad?" said Hagrid, who was checking the boats as people climbed out of them. </text:p>
            <text:p text:style-name="P1"/>
            <text:p text:style-name="P1">"Trevor!" cried Neville blissfully, holding out his hands. Then they clambered up a passageway in the rock after Hagrid's lamp, coming out at last onto smooth, damp grass right in the shadow of the castle. </text:p>
            <text:p text:style-name="P1"/>
            <text:p text:style-name="P1">They walked up a flight of stone steps and crowded around the huge, Oak front door. </text:p>
            <text:p text:style-name="P1"/>
            <text:p text:style-name="P1">"Everyone here? You there, still got yer toad?" </text:p>
            <text:p text:style-name="P1"/>
            <text:p text:style-name="P1">Hagrid raised a gigantic fist and knocked three times on the castle door. </text:p>
            <text:p text:style-name="P1"/>
            <text:p text:style-name="P1">CHAPTER SEVEN </text:p>
            <text:p text:style-name="P1"/>
            <text:p text:style-name="P1">THE SORTING HAT </text:p>
            <text:p text:style-name="P1"/>
            <text:p text:style-name="P1">The door swung open at once. A tall, black-haired witch in emerald-green robes stood there. She had a very stern face and Harry's first thought was that this was not someone to cross. </text:p>
            <text:p text:style-name="P1"/>
            <text:p text:style-name="P1">"The firs' years, Professor McGonagall," said Hagrid. </text:p>
            <text:p text:style-name="P1"/>
            <text:p text:style-name="P1">"Thank you, Hagrid. I will take them from here." </text:p>
            <text:p text:style-name="P1"/>
            <text:p text:style-name="P1">She pulled the door wide. The entrance hall was so big you could have fit the whole of the Dursleys' house in it. The stone walls were lit with flaming torches like the ones at Gringotts, the ceiling was too high to make out, and a magnificent marble staircase facing them led to the upper floors. </text:p>
            <text:p text:style-name="P1"/>
            <text:p text:style-name="P1">They followed Professor McGonagall across the <text:soft-page-break/>flagged stone floor. Harry could hear the drone of hundreds of voices from a doorway to the right -the rest of the school must already be here -- but Professor McGonagall showed the first years into a small, empty chamber off the hall. They crowded in, standing rather closer together than they would usually have done, peering about nervously. </text:p>
            <text:p text:style-name="P1"/>
            <text:p text:style-name="P1">"Welcome to Hogwarts," said Professor McGonagall. "The start-of-term banquet will begin shortly, but before you take your seats in the Great Hall, you will be sorted into your houses. The Sorting is a very important ceremony because, while you are here, your house will be something like your family within Hogwarts. You will have classes with the rest of your house, sleep in your house dormitory, and spend free time in your house common room. </text:p>
            <text:p text:style-name="P1"/>
            <text:p text:style-name="P1">"The four houses are called Gryffindor, Hufflepuff, Ravenclaw, and Slytherin. Each house has its own noble history and each has produced outstanding witches and wizards. While you are at Hogwarts, your triumphs will earn your house points, while any rulebreaking will lose house points. At the end of the year, the house with the most points is awarded the house cup, a great honor. I hope each of you will be a credit to whichever house becomes yours. </text:p>
            <text:p text:style-name="P1"/>
            <text:p text:style-name="P1">"The Sorting Ceremony will take place in a few minutes in front of the rest of the school. I suggest you all smarten yourselves up as much as you can while you are waiting." </text:p>
            <text:p text:style-name="P1"/>
            <text:p text:style-name="P1">Her eyes lingered for a moment on Neville's cloak, which was fastened under his left ear, and on Ron's smudged nose. Harry nervously tried to flatten his hair. </text:p>
            <text:p text:style-name="P1"/>
            <text:p text:style-name="P1">"I shall return when we are ready for you," said Professor McGonagall. </text:p>
            <text:p text:style-name="P1"/>
            <text:p text:style-name="P1">"Please wait quietly." </text:p>
            <text:p text:style-name="P1"/>
            <text:p text:style-name="P1">She left the chamber. Harry swallowed. </text:p>
            <text:p text:style-name="P1"/>
            <text:p text:style-name="P1">"How exactly do they sort us into houses?" he <text:soft-page-break/>asked Ron. </text:p>
            <text:p text:style-name="P1"/>
            <text:p text:style-name="P1">"Some sort of test, I think. Fred said it hurts a lot, but I think he was joking." </text:p>
            <text:p text:style-name="P1"/>
            <text:p text:style-name="P1">Harry's heart gave a horrible jolt. A test? In front of the whole school? But he didn't know any magic yet -- what on earth would he have to do? He hadn't expected something like this the moment they arrived. </text:p>
            <text:p text:style-name="P1"/>
            <text:p text:style-name="P1">He looked around anxiously and saw that everyone else looked terrified, too. No one was talking much except Hermione Granger, who was whispering very fast about all the spells she'd learned and wondering which one she'd need. Harry tried hard not to listen to her. He'd never been more nervous, never, not even when he'd had to take a school report home to the Dursleys saying that he'd somehow turned his teacher's wig blue. He kept his eyes fixed on the door. Any second now, Professor McGonagall would come back and lead him to his doom. </text:p>
            <text:p text:style-name="P1"/>
            <text:p text:style-name="P1">Then something happened that made him jump about a foot in the air -- several people behind him screamed. </text:p>
            <text:p text:style-name="P1"/>
            <text:p text:style-name="P1">"What the --?" </text:p>
            <text:p text:style-name="P1"/>
            <text:p text:style-name="P1">He gasped. So did the people around him. About twenty ghosts had just streamed through the back wall. Pearly-white and slightly transparent, they glided across the room talking to one another and hardly glancing at the first years. They seemed to be arguing. What looked like a fat little monk was saying: "Forgive and forget, I say, we ought to give him a second chance --" </text:p>
            <text:p text:style-name="P1"/>
            <text:p text:style-name="P1">"My dear Friar, haven't we given Peeves all the chances he deserves? He gives us all a bad name and you know, he's not really even a ghost -- I say, what are you all doing here?" </text:p>
            <text:p text:style-name="P1"/>
            <text:p text:style-name="P1">A ghost wearing a ruff and tights had suddenly noticed the first years. </text:p>
            <text:p text:style-name="P1"/>
            <text:p text:style-name="P1">Nobody answered. </text:p>
            <text:p text:style-name="P1"><text:soft-page-break/></text:p>
            <text:p text:style-name="P1">"New students!" said the Fat Friar, smiling around at them. "About to be Sorted, I suppose?" </text:p>
            <text:p text:style-name="P1"/>
            <text:p text:style-name="P1">A few people nodded mutely. </text:p>
            <text:p text:style-name="P1"/>
            <text:p text:style-name="P1">"Hope to see you in Hufflepuff!" said the Friar. "My old house, you know." </text:p>
            <text:p text:style-name="P1"/>
            <text:p text:style-name="P1">"Move along now," said a sharp voice. "The Sorting Ceremony's about to start." </text:p>
            <text:p text:style-name="P1"/>
            <text:p text:style-name="P1">Professor McGonagall had returned. One by one, the ghosts floated away through the opposite wall. </text:p>
            <text:p text:style-name="P1"/>
            <text:p text:style-name="P1">"Now, form a line," Professor McGonagall told the first years, "and follow me." </text:p>
            <text:p text:style-name="P1"/>
            <text:p text:style-name="P1">Feeling oddly as though his legs had turned to lead, Harry got into line behind a boy with sandy hair, with Ron behind him, and they walked out of the chamber, back across the hall, and through a pair of double doors into the Great Hall. </text:p>
            <text:p text:style-name="P1"/>
            <text:p text:style-name="P1">Harry had never even imagined such a strange and splendid place. It was lit by thousands and thousands of candles that were floating in midair over four long tables, where the rest of the students were sitting. </text:p>
            <text:p text:style-name="P1"/>
            <text:p text:style-name="P1">These tables were laid with glittering golden plates and goblets. At the top of the hall was another long table where the teachers were sitting. </text:p>
            <text:p text:style-name="P1"/>
            <text:p text:style-name="P1">Professor McGonagall led the first years up here, so that they came to a halt in a line facing the other students, with the teachers behind them. </text:p>
            <text:p text:style-name="P1"/>
            <text:p text:style-name="P1">The hundreds of faces staring at them looked like pale lanterns in the flickering candlelight. Dotted here and there among the students, the ghosts shone misty silver. Mainly to avoid all the staring eyes, Harry looked upward and saw a velvety black ceiling dotted with stars. He heard Hermione whisper, "Its bewitched to look like the sky outside. I read about it in Hogwarts, A History." </text:p>
            <text:p text:style-name="P1"/>
            <text:p text:style-name="P1">It was hard to believe there was a ceiling there at <text:soft-page-break/>all, and that the Great Hall didn't simply open on to the heavens. </text:p>
            <text:p text:style-name="P1"/>
            <text:p text:style-name="P1">Harry quickly looked down again as Professor McGonagall silently placed a four-legged stool in front of the first years. On top of the stool she put a pointed wizard's hat. This hat was patched and frayed and extremely dirty. Aunt Petunia wouldn't have let it in the house. </text:p>
            <text:p text:style-name="P1"/>
            <text:p text:style-name="P1">Maybe they had to try and get a rabbit out of it, Harry thought wildly, that seemed the sort of thing -- noticing that everyone in the hall was now staring at the hat, he stared at it, too. For a few seconds, there was complete silence. Then the hat twitched. A rip near the brim opened wide like a mouth -- and the hat began to sing: "Oh, you may not think I'm pretty, But don't judge on what you see, I'll eat myself if you can find A smarter hat than me. </text:p>
            <text:p text:style-name="P1"/>
            <text:p text:style-name="P1">You can keep your bowlers black, Your top hats sleek and tall, For I'm the Hogwarts Sorting Hat And I can cap them all. </text:p>
            <text:p text:style-name="P1"/>
            <text:p text:style-name="P1">There's nothing hidden in your head The Sorting Hat can't see, So try me on and I will tell you Where you ought to be. </text:p>
            <text:p text:style-name="P1"/>
            <text:p text:style-name="P1">You might belong in Gryffindor, Where dwell the brave at heart, Their daring, nerve, and chivalry Set Gryffindors apart; You might belong in Hufflepuff, Where they are just and loyal, Those patient Hufflepuffis are true And unafraid of toil; Or yet in wise old Ravenclaw, if you've a ready mind, Where those of wit and learning, Will always find their kind; Or perhaps in Slytherin You'll make your real friends, Those cunning folk use any means To achieve their ends. </text:p>
            <text:p text:style-name="P1"/>
            <text:p text:style-name="P1">So put me on! Don't be afraid! And don't get in a flap! You're in safe hands (though I have none) For I'm a Thinking Cap!" </text:p>
            <text:p text:style-name="P1"/>
            <text:p text:style-name="P1">The whole hall burst into applause as the hat finished its song. It bowed to each of the four tables and then became quite still again. </text:p>
            <text:p text:style-name="P1"/>
            <text:p text:style-name="P1"><text:soft-page-break/>"So we've just got to try on the hat!" Ron whispered to Harry. "I'll kill Fred, he was going on about wrestling a troll." </text:p>
            <text:p text:style-name="P1"/>
            <text:p text:style-name="P1">Harry. smiled weakly. Yes, trying on the hat was a lot better than having to do a spell, but he did wish they could have tried it on without everyone watching. The hat seemed to be asking rather alot; Harry didn't feel brave or quick-witted or any of it at the moment. If only the hat had mentioned a house for people who felt a bit queasy, that would have been the one for him. </text:p>
            <text:p text:style-name="P1"/>
            <text:p text:style-name="P1">Professor McGonagall now stepped forward holding a long roll of parchment. </text:p>
            <text:p text:style-name="P1"/>
            <text:p text:style-name="P1">"When I call your name, you will put on the hat and sit on the stool to be sorted," she said. "Abbott, Hannah!" </text:p>
            <text:p text:style-name="P1"/>
            <text:p text:style-name="P1">A pink-faced girl with blonde pigtails stumbled out of line, put on the hat, which fell right down over her eyes, and sat down. A moments pause -- "HUFFLEPUFF!" shouted the hat. </text:p>
            <text:p text:style-name="P1"/>
            <text:p text:style-name="P1">The table on the right cheered and clapped as Hannah went to sit down at the Hufflepuff table. Harry saw the ghost of the Fat Friar waving merrily at her. </text:p>
            <text:p text:style-name="P1"/>
            <text:p text:style-name="P1">"Bones, Susan!" </text:p>
            <text:p text:style-name="P1"/>
            <text:p text:style-name="P1">"HUFFLEPUFF!" shouted the hat again, and Susan scuttled off to sit next to Hannah. </text:p>
            <text:p text:style-name="P1"/>
            <text:p text:style-name="P1">"Boot, Terry!" </text:p>
            <text:p text:style-name="P1"/>
            <text:p text:style-name="P1">"RAVENCLAW!" </text:p>
            <text:p text:style-name="P1"/>
            <text:p text:style-name="P1">The table second from the left clapped this time; several Ravenclaws stood up to shake hands with Terry as he joined them. </text:p>
            <text:p text:style-name="P1"/>
            <text:p text:style-name="P1">" Brocklehurst, Mandy" went to Ravenclaw too, but "Brown, Lavender" </text:p>
            <text:p text:style-name="P1"/>
            <text:p text:style-name="P1">became the first new Gryffindor, and the table on the far left exploded with cheers; Harry could see <text:soft-page-break/>Ron's twin brothers catcalling. </text:p>
            <text:p text:style-name="P1"/>
            <text:p text:style-name="P1">"Bulstrode, Millicent" then became a Slytherin. Perhaps it was Harry's imagination, after all he'd heard about Slytherin, but he thought they looked like an unpleasant lot. He was starting to feel definitely sick now. He remembered being picked for teams during gym at his old school. </text:p>
            <text:p text:style-name="P1"/>
            <text:p text:style-name="P1">He had always been last to be chosen, not because he was no good, but because no one wanted Dudley to think they liked him. </text:p>
            <text:p text:style-name="P1"/>
            <text:p text:style-name="P1">"Finch-Fletchley, Justin!" </text:p>
            <text:p text:style-name="P1"/>
            <text:p text:style-name="P1">"HUFFLEPUFF!" </text:p>
            <text:p text:style-name="P1"/>
            <text:p text:style-name="P1">Sometimes, Harry noticed, the hat shouted out the house at once, but at others it took a little while to decide. "Finnigan, Seamus," the sandy-haired boy next to Harry in the line, sat on the stool for almost a whole minute before the hat declared him a Gryffindor. </text:p>
            <text:p text:style-name="P1"/>
            <text:p text:style-name="P1">"Granger, Hermione!" </text:p>
            <text:p text:style-name="P1"/>
            <text:p text:style-name="P1">Hermione almost ran to the stool and jammed the hat eagerly on her head. </text:p>
            <text:p text:style-name="P1"/>
            <text:p text:style-name="P1">"GRYFFINDOR!" shouted the hat. Ron groaned. </text:p>
            <text:p text:style-name="P1"/>
            <text:p text:style-name="P1">A horrible thought struck Harry, as horrible thoughts always do when you're very nervous. What if he wasn't chosen at all? What if he just sat there with the hat over his eyes for ages, until Professor McGonagall jerked it off his head and said there had obviously been a mistake and he'd better get back on the train? When Neville Longbottom, the boy who kept losing his toad, was called, he fell over on his way to the stool. The hat took a long time to decide with Neville. When it finally shouted, "GRYFFINDOR," Neville ran off still wearing it, and had to jog back amid gales of laughter to give it to "MacDougal, Morag." </text:p>
            <text:p text:style-name="P1"/>
            <text:p text:style-name="P1">Malfoy swaggered forward when his name was called and got his wish at once: the hat had barely touched his head when it screamed, <text:soft-page-break/>"SLYTHERIN!" </text:p>
            <text:p text:style-name="P1"/>
            <text:p text:style-name="P1">Malfoy went to join his friends Crabbe and Goyle, looking pleased with himself. </text:p>
            <text:p text:style-name="P1"/>
            <text:p text:style-name="P1">There weren't many people left now. "Moon" "Nott" "Parkinson" then a pair of twin girls, "Patil" and "Patil" then "Perks, Sally-Anne" and then, at last -- "Potter, Harry!" </text:p>
            <text:p text:style-name="P1"/>
            <text:p text:style-name="P1">As Harry stepped forward, whispers suddenly broke out like little hissing fires all over the hall. </text:p>
            <text:p text:style-name="P1"/>
            <text:p text:style-name="P1">"Potter, did she say?" </text:p>
            <text:p text:style-name="P1"/>
            <text:p text:style-name="P1">The Harry Potter?" </text:p>
            <text:p text:style-name="P1"/>
            <text:p text:style-name="P1">The last thing Harry saw before the hat dropped over his eyes was the hall full of people craning to get a good look at him. Next second he was looking at the black inside of the hat. He waited. </text:p>
            <text:p text:style-name="P1"/>
            <text:p text:style-name="P1">Hmm," said a small voice in his ear. "Difficult. Very difficult. Plenty of courage, I see. Not a bad mind either. There's talent, A my goodness, yes -- and a nice thirst to prove yourself, now that's interesting.... </text:p>
            <text:p text:style-name="P1"/>
            <text:p text:style-name="P1">So where shall I put you?" </text:p>
            <text:p text:style-name="P1"/>
            <text:p text:style-name="P1">Harry gripped the edges of the stool and thought, Not Slytherin, not Slytherin. </text:p>
            <text:p text:style-name="P1"/>
            <text:p text:style-name="P1">"Not Slytherin, eh?" said the small voice. "Are you sure? You could be great, you know, it's all here in your head, and Slytherin will help you on the way to greatness, no doubt about that -- no? Well, if you're sure -- better be GRYFFINDOR!" </text:p>
            <text:p text:style-name="P1"/>
            <text:p text:style-name="P1">Harry heard the hat shout the last word to the whole hall. He took off the hat and walked shakily toward the Gryffindor table. He was so relieved to have been chosen and not put in Slytherin, he hardly noticed that he was getting the loudest cheer yet. Percy the Prefect got up and shook his hand vigorously, while the Weasley twins yelled, "We got Potter! We got Potter!" Harry sat down opposite the ghost in the ruff he'd seen earlier. The ghost <text:soft-page-break/>patted his arm, giving Harry the sudden, horrible feeling he'd just plunged it into a bucket of ice-cold water. </text:p>
            <text:p text:style-name="P1"/>
            <text:p text:style-name="P1">He could see the High Table properly now. At the end nearest him sat Hagrid, who caught his eye and gave him the thumbs up. Harry grinned back. And there, in the center of the High Table, in a large gold chair, sat Albus Dumbledore. Harry recognized him at once from the card he'd gotten out of the Chocolate Frog on the train. Dumbledore's silver hair was the only thing in the whole hall that shone as brightly as the ghosts. Harry spotted Professor Quirtell, too, the nervous young man from the Leaky Cauldron. He was looking very peculiar in a large purple turban. </text:p>
            <text:p text:style-name="P1"/>
            <text:p text:style-name="P1">And now there were only three people left to be sorted. "Thomas, Dean," </text:p>
            <text:p text:style-name="P1"/>
            <text:p text:style-name="P1">a Black boy even taller than Ron, joined Harry at the Gryffindor table. </text:p>
            <text:p text:style-name="P1"/>
            <text:p text:style-name="P1">"Turpin, Lisa," became a Ravenclaw and then it was Ron's turn. He was pale green by now. Harry crossed his fingers under the table and a second later the hat had shouted, "GRYFFINDOR!" </text:p>
            <text:p text:style-name="P1"/>
            <text:p text:style-name="P1">Harry clapped loudly with the rest as Ron collapsed into the chair next to him. </text:p>
            <text:p text:style-name="P1"/>
            <text:p text:style-name="P1">"Well done, Ron, excellent," said Percy Weasley Pompously across Harry as "Zabini, Blaise," was made a Slytherin. Professor McGonagall rolled up her scroll and took the Sorting Hat away. </text:p>
            <text:p text:style-name="P1"/>
            <text:p text:style-name="P1">Harry looked down at his empty gold plate. He had only just realized how hungry he was. The pumpkin pasties seemed ages ago. </text:p>
            <text:p text:style-name="P1"/>
            <text:p text:style-name="P1">Albus Dumbledore had gotten to his feet. He was beaming at the students, his arms opened wide, as if nothing could have pleased him more than to see them all there. </text:p>
            <text:p text:style-name="P1"/>
            <text:p text:style-name="P1">"Welcome," he said. "Welcome to a new year at Hogwarts! Before we begin our banquet, I would like to say a few words. And here they are: Nitwit! <text:soft-page-break/>Blubber! Oddment! Tweak! "Thank you!" </text:p>
            <text:p text:style-name="P1"/>
            <text:p text:style-name="P1">He sat back down. Everybody clapped and cheered. Harry didn't know whether to laugh or not. </text:p>
            <text:p text:style-name="P1"/>
            <text:p text:style-name="P1">"Is he -- a bit mad?" he asked Percy uncertainly. </text:p>
            <text:p text:style-name="P1"/>
            <text:p text:style-name="P1">"Mad?" said Percy airily. "He's a genius! Best wizard in the world! But he is a bit mad, yes. Potatoes, Harry?" </text:p>
            <text:p text:style-name="P1"/>
            <text:p text:style-name="P1">Harry's mouth fell open. The dishes in front of him were now piled with food. He had never seen so many things he liked to eat on one table: roast beef, roast chicken, pork chops and lamb chops, sausages, bacon and steak, boiled potatoes, roast potatoes, fries, Yorkshire pudding, peas, carrots, gravy, ketchup, and, for some strange reason, peppermint humbugs. </text:p>
            <text:p text:style-name="P1"/>
            <text:p text:style-name="P1">The Dursleys had never exactly starved Harry, but he'd never been allowed to eat as much as he liked. Dudley had always taken anything that Harry really wanted, even if It made him sick. Harry piled his plate with a bit of everything except the peppermints and began to eat. </text:p>
            <text:p text:style-name="P1"/>
            <text:p text:style-name="P1">It was all delicious. </text:p>
            <text:p text:style-name="P1"/>
            <text:p text:style-name="P1">"That does look good," said the ghost in the ruff sadly, watching Harry cut up his steak, "Can't you --?" </text:p>
            <text:p text:style-name="P1"/>
            <text:p text:style-name="P1">I haven't eaten for nearly four hundred years," said the ghost. "I don't need to, of course, but one does miss it. I don't think I've in troduced myself? Sir Nicholas de Mimsy-Porpington at your service. Resident ghost of Gryffindor Tower." </text:p>
            <text:p text:style-name="P1"/>
            <text:p text:style-name="P1">"I know who you are!" said Ron suddenly. "My brothers told me about you -- you're Nearly Headless Nick!" </text:p>
            <text:p text:style-name="P1"/>
            <text:p text:style-name="P1">"I would prefer you to call me Sir Nicholas de Mimsy --" the ghost began stiffly, but sandy-haired Seamus Finnigan interrupted. </text:p>
            <text:p text:style-name="P1"/>
            <text:p text:style-name="P1">"Nearly Headless? How can you be nearly <text:soft-page-break/>headless?" </text:p>
            <text:p text:style-name="P1"/>
            <text:p text:style-name="P1">Sir Nicholas looked extremely miffed, as if their little chat wasn't going at all the way he wanted. </text:p>
            <text:p text:style-name="P1"/>
            <text:p text:style-name="P1">"Like this," he said irritably. He seized his left ear and pulled. His whole head swung off his neck and fell onto his shoulder as if it was on a hinge. Someone had obviously tried to behead him, but not done it properly. Looking pleased at the stunned looks on their faces, Nearly Headless Nick flipped his head back onto his neck, coughed, and said, "So -- new Gryffindors! I hope you're going to help us win the house championship this year? Gryffindors have never gone so long without winning. Slytherins have got the cup six years in a row! The Bloody Baron's becoming almost unbearable -- he's the Slytherin ghost." </text:p>
            <text:p text:style-name="P1"/>
            <text:p text:style-name="P1">Harry looked over at the Slytherin table and saw a horrible ghost sitting there, with blank staring eyes, a gaunt face, and robes stained with silver blood. He was right next to Malfoy who, Harry was pleased to see, didn't look too pleased with the seating arrangements. </text:p>
            <text:p text:style-name="P1"/>
            <text:p text:style-name="P1">"How did he get covered in blood?" asked Seamus with great interest. </text:p>
            <text:p text:style-name="P1"/>
            <text:p text:style-name="P1">"I've never asked," said Nearly Headless Nick delicately. </text:p>
            <text:p text:style-name="P1"/>
            <text:p text:style-name="P1">When everyone had eaten as much as they could, the remains of the food faded from the plates, leaving them sparkling clean as before. A moment later the desserts appeared. Blocks of ice cream in every flavor you could think of, apple pies, treacle tarts, chocolate eclairs and jam doughnuts, trifle, strawberries, Jell-O, rice pudding -- “ </text:p>
            <text:p text:style-name="P1"/>
            <text:p text:style-name="P1">As Harry helped himself to a treacle tart, the talk turned to their families. </text:p>
            <text:p text:style-name="P1"/>
            <text:p text:style-name="P1">"I'm half-and-half," said Seamus. "Me dad's a Muggle. Mom didn't tell him she was a witch 'til after they were married. Bit of a nasty shock for him." </text:p>
            <text:p text:style-name="P1"/>
            <text:p text:style-name="P1"><text:soft-page-break/>The others laughed. </text:p>
            <text:p text:style-name="P1"/>
            <text:p text:style-name="P1">"What about you, Neville?" said Ron. </text:p>
            <text:p text:style-name="P1"/>
            <text:p text:style-name="P1">"Well, my gran brought me up and she's a witch," said Neville, "but the family thought I was all- Muggle for ages. My Great Uncle Algie kept trying to catch me off my guard and force some magic out of me -- he pushed me off the end of Blackpool pier once, I nearly drowned -- but nothing happened until I was eight. Great Uncle Algie came round for dinner, and he was hanging me out of an upstairs window by the ankles when my Great Auntie Enid offered him a meringue and he accidentally let go. But I bounced -- all the way down the garden and into the road. They were all really pleased, Gran was crying, she was so happy. And you should have seen their faces when I got in here -- they thought I might not be magic enough to come, you see. Great Uncle Algie was so pleased he bought me my toad." </text:p>
            <text:p text:style-name="P1"/>
            <text:p text:style-name="P1">On Harry's other side, Percy Weasley and Hermione were talking about lessons ("I do hope they start right away, there's so much to learn, I'm particularly interested in Transfiguration, you know, turning something into something else, of course, it's supposed to be very difficult-"; "You'll be starting small, just matches into needles and that sort of thing -- "). </text:p>
            <text:p text:style-name="P1"/>
            <text:p text:style-name="P1">Harry, who was starting to feel warm and sleepy, looked up at the High Table again. Hagrid was drinking deeply from his goblet. </text:p>
            <text:p text:style-name="P1"/>
            <text:p text:style-name="P1">Professor McGonagall was talking to Professor Dumbledore. Professor Quirrell, in his absurd turban, was talking to a teacher with greasy black hair, a hooked nose, and sallow skin. </text:p>
            <text:p text:style-name="P1"/>
            <text:p text:style-name="P1">It happened very suddenly. The hook-nosed teacher looked past Quirrell's turban straight into Harry's eyes -- and a sharp, hot pain shot across the scar on Harry's forehead. </text:p>
            <text:p text:style-name="P1"/>
            <text:p text:style-name="P1">"Ouch!" Harry clapped a hand to his head. </text:p>
            <text:p text:style-name="P1"/>
            <text:p text:style-name="P1">"What is it?" asked Percy. </text:p>
            <text:p text:style-name="P1"><text:soft-page-break/></text:p>
            <text:p text:style-name="P1">"N-nothing." </text:p>
            <text:p text:style-name="P1"/>
            <text:p text:style-name="P1">The pain had gone as quickly as it had come. Harder to shake off was the feeling Harry had gotten from the teacher's look -- a feeling that he didn't like Harry at all. </text:p>
            <text:p text:style-name="P1"/>
            <text:p text:style-name="P1">"Who's that teacher talking to Professor Quirrell?" he asked Percy. </text:p>
            <text:p text:style-name="P1"/>
            <text:p text:style-name="P1">"Oh, you know Quirrell already, do you? No wonder he's looking so nervous, that's Professor Snape. He teaches Potions, but he doesn't want to -- everyone knows he's after Quirrell's job. Knows an awful lot about the Dark Arts, Snape." </text:p>
            <text:p text:style-name="P1"/>
            <text:p text:style-name="P1">Harry watched Snape for a while, but Snape didn't look at him again. </text:p>
            <text:p text:style-name="P1"/>
            <text:p text:style-name="P1">At last, the desserts too disappeared, and Professor Dumbledore got to his feet again. The hall fell silent. </text:p>
            <text:p text:style-name="P1"/>
            <text:p text:style-name="P1">"Ahern -- just a few more words now that we are all fed and watered. I have a few start-of-term notices to give you. </text:p>
            <text:p text:style-name="P1"/>
            <text:p text:style-name="P1">"First years should note that the forest on the grounds is forbidden to all pupils. And a few of our older students would do well to remember that as well." </text:p>
            <text:p text:style-name="P1"/>
            <text:p text:style-name="P1">Dumbledore's twinkling eyes flashed in the direction of the Weasley twins. </text:p>
            <text:p text:style-name="P1"/>
            <text:p text:style-name="P1">"I have also been asked by Mr. Filch, the caretaker, to remind you all that no magic should be used between classes in the corridors. </text:p>
            <text:p text:style-name="P1"/>
            <text:p text:style-name="P1">"Quidditch trials will be held in the second week of the term. Anyone interested in playing for their house teams should contact Madam Hooch. </text:p>
            <text:p text:style-name="P1"/>
            <text:p text:style-name="P1">"And finally, I must tell you that this year, the third-floor corridor on the right-hand side is out of bounds to everyone who does not wish to die a very painful death." </text:p>
            <text:p text:style-name="P1"><text:soft-page-break/></text:p>
            <text:p text:style-name="P1">Harry laughed, but he was one of the few who did. </text:p>
            <text:p text:style-name="P1"/>
            <text:p text:style-name="P1">"He's not serious?" he muttered to Percy. </text:p>
            <text:p text:style-name="P1"/>
            <text:p text:style-name="P1">"Must be," said Percy, frowning at Dumbledore. "It's odd, because he usually gives us a reason why we're not allowed to go somewhere -- the forest's full of dangerous beasts, everyone knows that. I do think he might have told us prefects, at least." </text:p>
            <text:p text:style-name="P1"/>
            <text:p text:style-name="P1">"And now, before we go to bed, let us sing the school song!" cried Dumbledore. Harry noticed that the other teachers' smiles had become rather fixed. </text:p>
            <text:p text:style-name="P1"/>
            <text:p text:style-name="P1">Dumbledore gave his wand a little flick, as if he was trying to get a fly off the end, and a long golden ribbon flew out of it, which rose high above the tables and twisted itself, snakelike, into words. </text:p>
            <text:p text:style-name="P1"/>
            <text:p text:style-name="P1">"Everyone pick their favorite tune," said Dumbledore, "and off we go!" </text:p>
            <text:p text:style-name="P1"/>
            <text:p text:style-name="P1">And the school bellowed: "Hogwarts, Hogwarts, Hoggy Warty Hogwarts, Teach us something please, Whether we be old and bald Or young with scabby knees, Our heads could do with filling With some interesting stuff, For now they're bare and full of air, Dead flies and bits of fluff, So teach us things worth knowing, Bring back what we've forgot, just do your best, we'll do the rest, And learn until our brains all rot. </text:p>
            <text:p text:style-name="P1"/>
            <text:p text:style-name="P1">Everybody finished the song at different times. At last, only the Weasley twins were left singing along to a very slow funeral march. </text:p>
            <text:p text:style-name="P1"/>
            <text:p text:style-name="P1">Dumbledore conducted their last few lines with his wand and when they had finished, he was one of those who clapped loudest. </text:p>
            <text:p text:style-name="P1"/>
            <text:p text:style-name="P1">"Ah, music," he said, wiping his eyes. "A magic beyond all we do here! And now, bedtime. Off you trot!" </text:p>
            <text:p text:style-name="P1"/>
            <text:p text:style-name="P1">The Gryffindor first years followed Percy through the chattering crowds, out of the Great Hall, and up the marble staircase. Harry's legs were like lead <text:soft-page-break/>again, but only because he was so tired and full of food. He was too sleepy even to be surprised that the people in the portraits along the corridors whispered and pointed as they passed, or that twice Percy led them through doorways hidden behind sliding panels and hanging tapestries. They climbed more staircases, yawning and dragging their feet, and Harry was just wondering how much farther they had to go when they came to a sudden halt. </text:p>
            <text:p text:style-name="P1"/>
            <text:p text:style-name="P1">A bundle of walking sticks was floating in midair ahead of them, and as Percy took a step toward them they started throwing themselves at him. </text:p>
            <text:p text:style-name="P1"/>
            <text:p text:style-name="P1">"Peeves," Percy whispered to the first years. "A poltergeist." He raised his voice, "Peeves -- show yourself" </text:p>
            <text:p text:style-name="P1"/>
            <text:p text:style-name="P1">A loud, rude sound, like the air being let out of a balloon, answered. </text:p>
            <text:p text:style-name="P1"/>
            <text:p text:style-name="P1">"Do you want me to go to the Bloody Baron?" </text:p>
            <text:p text:style-name="P1"/>
            <text:p text:style-name="P1">There was a pop, and a little man with wicked, dark eyes and a wide mouth appeared, floating cross- legged in the air, clutching the walking sticks. </text:p>
            <text:p text:style-name="P1"/>
            <text:p text:style-name="P1">"Oooooooh!" he said, with an evil cackle. "Ickle Firsties! What fun!" </text:p>
            <text:p text:style-name="P1"/>
            <text:p text:style-name="P1">He swooped suddenly at them. They all ducked. </text:p>
            <text:p text:style-name="P1"/>
            <text:p text:style-name="P1">"Go away, Peeves, or the Baron'll hear about this, I mean it!" barked Percy. </text:p>
            <text:p text:style-name="P1"/>
            <text:p text:style-name="P1">Peeves stuck out his tongue and vanished, dropping the walking sticks on Neville's head. They heard him zooming away, rattling coats of armor as he passed. </text:p>
            <text:p text:style-name="P1"/>
            <text:p text:style-name="P1">"You want to watch out for Peeves," said Percy, as they set off again. </text:p>
            <text:p text:style-name="P1"/>
            <text:p text:style-name="P1">"The Bloody Baron's the only one who can control him, he won't even listen to us prefects. Here we are." </text:p>
            <text:p text:style-name="P1"/>
            <text:p text:style-name="P1">At the very end of the corridor hung a portrait of a <text:soft-page-break/>very fat woman in a pink silk dress. </text:p>
            <text:p text:style-name="P1"/>
            <text:p text:style-name="P1">"Password?" she said. "Caput Draconis," said Percy, and the portrait swung forward to reveal a round hole in the wall. They all scrambled through it -- Neville needed a leg up -- and found themselves in the Gryffindor common room, a cozy, round room full of squashy armchairs. </text:p>
            <text:p text:style-name="P1"/>
            <text:p text:style-name="P1">Percy directed the girls through one door to their dormitory and the boys through another. At the top of a spiral staircase -- they were obviously in one of the towers -- they found their beds at last: five four-posters hung with deep red, velvet curtains. Their trunks had already been brought up. Too tired to talk much, they pulled on their pajamas and fell into bed. </text:p>
            <text:p text:style-name="P1"/>
            <text:p text:style-name="P1">" Great food, isn't it?" Ron muttered to Harry through the hangings. </text:p>
            <text:p text:style-name="P1"/>
            <text:p text:style-name="P1">"Get off, Scabbers! He's chewing my sheets." </text:p>
            <text:p text:style-name="P1"/>
            <text:p text:style-name="P1">Harry was going to ask Ron if he'd had any of the treacle tart, but he fell asleep almost at once. </text:p>
            <text:p text:style-name="P1"/>
            <text:p text:style-name="P1">Perhaps Harry had eaten a bit too much, because he had a very strange dream. He was wearing Professor Quirrell's turban, which kept talking to him, telling him he must transfer to Slytherin at once, because it was his destiny. Harry told the turban he didn't want to be in Slytherin; it got heavier and heavier; he tried to pull it off but it tightened painfully -- and there was Malfoy, laughing at him as he struggled with it -then Malfoy turned into the hook-nosed teacher, Snape, whose laugh became high and cold -- there was a burst of green light and Harry woke, sweating and shaking. </text:p>
            <text:p text:style-name="P1"/>
            <text:p text:style-name="P1">He rolled over and fell asleep again, and when he woke next day, he didn't remember the dream at all. </text:p>
            <text:p text:style-name="P1"/>
            <text:p text:style-name="P1">CHAPTER EIGHT </text:p>
            <text:p text:style-name="P1"/>
            <text:p text:style-name="P1">THE POTIONS MASTER </text:p>
            <text:p text:style-name="P1"/>
            <text:p text:style-name="P1">There, look." </text:p>
            <text:p text:style-name="P1"><text:soft-page-break/></text:p>
            <text:p text:style-name="P1">"Where?" </text:p>
            <text:p text:style-name="P1"/>
            <text:p text:style-name="P1">"Next to the tall kid with the red hair." </text:p>
            <text:p text:style-name="P1"/>
            <text:p text:style-name="P1">"Wearing the glasses?" </text:p>
            <text:p text:style-name="P1"/>
            <text:p text:style-name="P1">"Did you see his face?" </text:p>
            <text:p text:style-name="P1"/>
            <text:p text:style-name="P1">"Did you see his scar?" </text:p>
            <text:p text:style-name="P1"/>
            <text:p text:style-name="P1">Whispers followed Harry from the moment he left his dormitory the next day. People lining up outside classrooms stood on tiptoe to get a look at him, or doubled back to pass him in the corridors again, staring. </text:p>
            <text:p text:style-name="P1"/>
            <text:p text:style-name="P1">Harry wished they wouldn't, because he was trying to concentrate on finding his way to classes. </text:p>
            <text:p text:style-name="P1"/>
            <text:p text:style-name="P1">There were a hundred and forty-two staircases at Hogwarts: wide, sweeping ones; narrow, rickety ones; some that led somewhere different on a Friday; some with a vanishing step halfway up that you had to remember to jump. Then there were doors that wouldn't open unless you asked politely, or tickled them in exactly the right place, and doors that weren't really doors at all, but solid walls just pretending. It was also very hard to remember where anything was, because it all seemed to move around a lot. The people in the portraits kept going to visit each other, and Harry was sure the coats of armor could walk. </text:p>
            <text:p text:style-name="P1"/>
            <text:p text:style-name="P1">The ghosts didn't help, either. It was always a nasty shock when one of them glided suddenly through a door you were trying to open. Nearly Headless Nick was always happy to point new Gryffindors in the right direction, but Peeves the Poltergeist was worth two locked doors and a trick staircase if you met him when you were late for class. He would drop wastepaper baskets on your head, pull rugs from under your feet, pelt you with bits of chalk, or sneak up behind you, invisible, grab your nose, and screech, "GOT YOUR CONK!" </text:p>
            <text:p text:style-name="P1"/>
            <text:p text:style-name="P1">Even worse than Peeves, if that was possible, was the caretaker, Argus Filch. Harry and Ron managed <text:soft-page-break/>to get on the wrong side of him on their very first morning. Filch found them trying to force their way through a door that unluckily turned out to be the entrance to the out-of-bounds corridor on the third floor. He wouldn't believe they were lost, was sure they were trying to break into it on purpose, and was threatening to lock them in the dungeons when they were rescued by Professor Quirrell, who was passing. </text:p>
            <text:p text:style-name="P1"/>
            <text:p text:style-name="P1">Filch owned a cat called Mrs. Norris, a scrawny, dust-colored creature with bulging, lamp like eyes just like Filch's. She patrolled the corridors alone. Break a rule in front of her, put just one toe out of line, and she'd whisk off for Filch, who'd appear, wheezing, two seconds later. Filch knew the secret passageways of the school better than anyone (except perhaps the Weasley twins) and could pop up as suddenly as any of the ghosts. The students all hated him, and it was the dearest ambition of many to give Mrs. Norris a good kick. </text:p>
            <text:p text:style-name="P1"/>
            <text:p text:style-name="P1">And then, once you had managed to find them, there were the classes themselves. There was a lot more to magic, as Harry quickly found out, than waving your wand and saying a few funny words. </text:p>
            <text:p text:style-name="P1"/>
            <text:p text:style-name="P1">They had to study the night skies through their telescopes every Wednesday at midnight and learn the names of different stars and the movements of the planets. Three times a week they went out to the greenhouses behind the castle to study Herbology, with a dumpy little witch called Professor Sprout, where they learned how to take care of all the strange plants and fungi, and found out what they were used for. </text:p>
            <text:p text:style-name="P1"/>
            <text:p text:style-name="P1">Easily the most boring class was History of Magic, which was the only one taught by a ghost. Professor Binns had been very old indeed when he had fallen asleep in front of the staff room fire and got up next morning to teach, leaving his body behind him. Binns droned on and on while they scribbled down names and dates, and got Emetic the Evil and Uric the Oddball mixed up. </text:p>
            <text:p text:style-name="P1"/>
            <text:p text:style-name="P1">Professor Flitwick, the Charms teacher, was a tiny little wizard who had to stand on a pile of books to <text:soft-page-break/>see over his desk. At the start of their first class he took the roll call, and when he reached Harry's name he gave an excited squeak and toppled out of sight. </text:p>
            <text:p text:style-name="P1"/>
            <text:p text:style-name="P1">Professor McGonagall was again different. Harry had been quite right to think she wasn't a teacher to cross. Strict and clever, she gave them a talking-to the moment they sat down in her first class. </text:p>
            <text:p text:style-name="P1"/>
            <text:p text:style-name="P1">"Transfiguration is some of the most complex and dangerous magic you will learn at Hogwarts," she said. "Anyone messing around in my class will leave and not come back. You have been warned." </text:p>
            <text:p text:style-name="P1"/>
            <text:p text:style-name="P1">Then she changed her desk into a pig and back again. They were all very impressed and couldn't wait to get started, but soon realized they weren't going to be changing the furniture into animals for a long time. </text:p>
            <text:p text:style-name="P1"/>
            <text:p text:style-name="P1">After taking a lot of complicated notes, they were each given a match and started trying to turn it into a needle. By the end of the lesson, only Hermione Granger had made any difference to her match; Professor McGonagall showed the class how it had gone all silver and pointy and gave Hermione a rare smile. </text:p>
            <text:p text:style-name="P1"/>
            <text:p text:style-name="P1">The class everyone had really been looking forward to was Defense Against the Dark Arts, but Quirrell's lessons turned out to be a bit of a joke. His classroom smelled strongly of garlic, which everyone said was to ward off a vampire he'd met in Romania and was afraid would be coming back to get him one of these days. His turban, he told them, had been given to him by an African prince as a thank-you for getting rid of a troublesome zombie, but they weren't sure they believed this story. </text:p>
            <text:p text:style-name="P1"/>
            <text:p text:style-name="P1">For one thing, when Seamus Finnigan asked eagerly to hear how Quirrell had fought off the zombie, Quirrell went pink and started talking about the weather; for another, they had noticed that a funny smell hung around the turban, and the Weasley twins insisted that it was stuffed full of garlic as well, so that Quirrell was protected <text:soft-page-break/>wherever he went. </text:p>
            <text:p text:style-name="P1"/>
            <text:p text:style-name="P1">Harry was very relieved to find out that he wasn't miles behind everyone else. Lots of people had come from Muggle families and, like him, hadn't had any idea that they were witches and wizards. There was so much to learn that even people like Ron didn't have much of a head start. </text:p>
            <text:p text:style-name="P1"/>
            <text:p text:style-name="P1">Friday was an important day for Harry and Ron. They finally managed to find their way down to the Great Hall for breakfast without getting lost once. </text:p>
            <text:p text:style-name="P1"/>
            <text:p text:style-name="P1">"What have we got today?" Harry asked Ron as he poured sugar on his porridge. </text:p>
            <text:p text:style-name="P1"/>
            <text:p text:style-name="P1">"Double Potions with the Slytherins," said Ron. "Snape's Head of Slytherin House. They say he always favors them -- we'll be able to see if it's true." </text:p>
            <text:p text:style-name="P1"/>
            <text:p text:style-name="P1">"Wish McGonagall favored us, " said Harry. Professor McGonagall was head of Gryffindor House, but it hadn't stopped her from giving them a huge pile of homework the day before. </text:p>
            <text:p text:style-name="P1"/>
            <text:p text:style-name="P1">Just then, the mail arrived. Harry had gotten used to this by now, but it had given him a bit of a shock on the first morning, when about a hundred owls had suddenly streamed into the Great Hall during breakfast, circling the tables until they saw their owners, and dropping letters and packages onto their laps. </text:p>
            <text:p text:style-name="P1"/>
            <text:p text:style-name="P1">Hedwig hadn't brought Harry anything so far. She sometimes flew in to nibble his ear and have a bit of toast before going off to sleep in the owlery with the other school owls. This morning, however, she fluttered down between the marmalade and the sugar bowl and dropped a note onto Harry's plate. Harry tore it open at once. It said, in a very untidy scrawl: Dear Harry, I know you get Friday afternoons off, so would you like to come and have a cup of tea with me around three? I want to hear all about your first week. Send us an answer back with Hedwig. </text:p>
            <text:p text:style-name="P1"/>
            <text:p text:style-name="P1">Hagrid Harry borrowed Ron's quill, scribbled Yes, <text:soft-page-break/>please, see you later on the back of the note, and sent Hedwig off again. </text:p>
            <text:p text:style-name="P1"/>
            <text:p text:style-name="P1">It was lucky that Harry had tea with Hagrid to look forward to, because the Potions lesson turned out to be the worst thing that had happened to him so far. </text:p>
            <text:p text:style-name="P1"/>
            <text:p text:style-name="P1">At the start-of-term banquet, Harry had gotten the idea that Professor Snape disliked him. By the end of the first Potions lesson, he knew he'd been wrong. Snape didn't dislike Harry -- he hated him. </text:p>
            <text:p text:style-name="P1"/>
            <text:p text:style-name="P1">Potions lessons took place down in one of the dungeons. It was colder here than up in the main castle, and would have been quite creepy enough without the pickled animals floating in glass jars all around the walls. </text:p>
            <text:p text:style-name="P1"/>
            <text:p text:style-name="P1">Snape, like Flitwick, started the class by taking the roll call, and like Flitwick, he paused at Harry's name. </text:p>
            <text:p text:style-name="P1"/>
            <text:p text:style-name="P1">"Ah, Yes," he said softly, "Harry Potter. Our new -- celebrity." </text:p>
            <text:p text:style-name="P1"/>
            <text:p text:style-name="P1">Draco Malfoy and his friends Crabbe and Goyle sniggered behind their hands. Snape finished calling the names and looked up at the class. His eyes were black like Hagrid's, but they had none of Hagrid's warmth. </text:p>
            <text:p text:style-name="P1"/>
            <text:p text:style-name="P1">They were cold and empty and made you think of dark tunnels. </text:p>
            <text:p text:style-name="P1"/>
            <text:p text:style-name="P1">"You are here to learn the subtle science and exact art of potionmaking," he began. He spoke in barely more than a whisper, but they caught every word -- like Professor McGonagall, Snape had y caught every word -- like Professor McGonagall, Snape had the gift of keeping a class silent without effort. "As there is little foolish wand-waving here, many of you will hardly believe this is magic. I don't expect you will really understand the beauty of the softly simmering cauldron with its shimmering fumes, the delicate power of liquids that creep through human veins, bewitching the mind, ensnaring the senses.... I can teach you how to bottle fame, brew glory, even stopper death -- if <text:soft-page-break/>you aren't as big a bunch of dunderheads as I usually have to teach." </text:p>
            <text:p text:style-name="P1"/>
            <text:p text:style-name="P1">More silence followed this little speech. Harry and Ron exchanged looks with raised eyebrows. Hermione Granger was on the edge of her seat and looked desperate to start proving that she wasn't a dunderhead. </text:p>
            <text:p text:style-name="P1"/>
            <text:p text:style-name="P1">"Potter!" said Snape suddenly. "What would I get if I added powdered root of asphodel to an infusion of wormwood?" </text:p>
            <text:p text:style-name="P1"/>
            <text:p text:style-name="P1">Powdered root of what to an infusion of what? Harry glanced at Ron, who looked as stumped as he was; Hermione's hand had shot into the air. </text:p>
            <text:p text:style-name="P1"/>
            <text:p text:style-name="P1">"I don't know, sit," said Harry. </text:p>
            <text:p text:style-name="P1"/>
            <text:p text:style-name="P1">Snape's lips curled into a sneer. </text:p>
            <text:p text:style-name="P1"/>
            <text:p text:style-name="P1">"Tut, tut -- fame clearly isn't everything." </text:p>
            <text:p text:style-name="P1"/>
            <text:p text:style-name="P1">He ignored Hermione's hand. </text:p>
            <text:p text:style-name="P1"/>
            <text:p text:style-name="P1">"Let's try again. Potter, where would you look if I told you to find me a bezoar?" </text:p>
            <text:p text:style-name="P1"/>
            <text:p text:style-name="P1">Hermione stretched her hand as high into the air as it would go without her leaving her seat, but Harry didn't have the faintest idea what a bezoar was. He tried not to look at Malfoy, Crabbe, and Goyle, who were shaking with laughter. </text:p>
            <text:p text:style-name="P1"/>
            <text:p text:style-name="P1">"I don't know, sit." "Thought you wouldn't open a book before coming, eh, Potter?" Harry forced himself to keep looking straight into those cold eyes. He had looked through his books at the Dursleys', but did Snape expect him to remember everything in One Thousand Magical Herbs and Fungi? Snape was still ignoring Hermione's quivering hand. </text:p>
            <text:p text:style-name="P1"/>
            <text:p text:style-name="P1">"What is the difference, Potter, between monkshood and wolfsbane?" </text:p>
            <text:p text:style-name="P1"/>
            <text:p text:style-name="P1">At this, Hermione stood up, her hand stretching toward the dungeon ceiling. </text:p>
            <text:p text:style-name="P1"><text:soft-page-break/></text:p>
            <text:p text:style-name="P1">"I don't know," said Harry quietly. "I think Hermione does, though, why don't you try her?" </text:p>
            <text:p text:style-name="P1"/>
            <text:p text:style-name="P1">A few people laughed; Harry caught Seamus's eye, and Seamus winked. </text:p>
            <text:p text:style-name="P1"/>
            <text:p text:style-name="P1">Snape, however, was not pleased. </text:p>
            <text:p text:style-name="P1"/>
            <text:p text:style-name="P1">"Sit down," he snapped at Hermione. "For your information, Potter, asphodel and wormwood make a sleeping potion so powerful it is known as the Draught of Living Death. A bezoar is a stone taken from the stomach of a goat and it will save you from most poisons. As for monkshood and wolfsbane, they are the same plant, which also goes by the name of aconite. Well? Why aren't you all copying that down?" </text:p>
            <text:p text:style-name="P1"/>
            <text:p text:style-name="P1">There was a sudden rummaging for quills and parchment. Over the noise, Snape said, "And a point will be taken from Gryffindor House for your cheek, Potter." </text:p>
            <text:p text:style-name="P1"/>
            <text:p text:style-name="P1">Things didn't improve for the Gryffindors as the Potions lesson continued. Snape put them all into pairs and set them to mixing up a simple potion to cure boils. He swept around in his long black cloak, watching them weigh dried nettles and crush snake fangs, criticizing almost everyone except Malfoy, whom he seemed to like. He was just telling everyone to look at the perfect way Malfoy had stewed his horned slugs when clouds of acid green smoke and a loud hissing filled the dungeon. Neville had somehow managed to melt Seamus's cauldron into a twisted blob, and their potion was seeping across the stone floor, burning holes in people's shoes. Within seconds, the whole class was standing on their stools while Neville, who had been drenched in the potion when the cauldron collapsed, moaned in pain as angry red boils sprang up all over his arms and legs. </text:p>
            <text:p text:style-name="P1"/>
            <text:p text:style-name="P1">"Idiot boy!" snarled Snape, clearing the spilled potion away with one wave of his wand. "I suppose you added the porcupine quills before taking the cauldron off the fire?" </text:p>
            <text:p text:style-name="P1"/>
            <text:p text:style-name="P1"><text:soft-page-break/>Neville whimpered as boils started to pop up all over his nose. </text:p>
            <text:p text:style-name="P1"/>
            <text:p text:style-name="P1">"Take him up to the hospital wing," Snape spat at Seamus. Then he rounded on Harry and Ron, who had been working next to Neville. </text:p>
            <text:p text:style-name="P1"/>
            <text:p text:style-name="P1">"You -- Potter -- why didn't you tell him not to add the quills? Thought he'd make you look good if he got it wrong, did you? That's another point you've lost for Gryffindor." </text:p>
            <text:p text:style-name="P1"/>
            <text:p text:style-name="P1">This was so unfair that Harry opened his mouth to argue, but Ron kicked him behind their cauldron. </text:p>
            <text:p text:style-name="P1"/>
            <text:p text:style-name="P1">"Doi* push it," he muttered, "I've heard Snape can turn very nasty." </text:p>
            <text:p text:style-name="P1"/>
            <text:p text:style-name="P1">As they climbed the steps out of the dungeon an hour later, Harry's mind was racing and his spirits were low. He'd lost two points for Gryffindor in his very first week -- why did Snape hate him so much? "Cheer up," </text:p>
            <text:p text:style-name="P1"/>
            <text:p text:style-name="P1">said Ron, "Snape's always taking points off Fred and George. Can I come and meet Hagrid with you?" </text:p>
            <text:p text:style-name="P1"/>
            <text:p text:style-name="P1">At five to three they left the castle and made their way across the grounds. Hagrid lived in a small wooden house on the edge of the forbidden forest. A crossbow and a pair of galoshes were outside the front door. </text:p>
            <text:p text:style-name="P1"/>
            <text:p text:style-name="P1">When Harry knocked they heard a frantic scrabbling from inside and several booming barks. Then Hagrid's voice rang out, saying, "Back, Fang -- back." </text:p>
            <text:p text:style-name="P1"/>
            <text:p text:style-name="P1">Hagrid's big, hairy face appeared in the crack as he pulled the door open. </text:p>
            <text:p text:style-name="P1"/>
            <text:p text:style-name="P1">"Hang on," he said. "Back, Fang." </text:p>
            <text:p text:style-name="P1"/>
            <text:p text:style-name="P1">He let them in, struggling to keep a hold on the collar of an enormous black boarhound. </text:p>
            <text:p text:style-name="P1"/>
            <text:p text:style-name="P1">There was only one room inside. Hams and <text:soft-page-break/>pheasants were hanging from the ceiling, a copper kettle was boiling on the open fire, and in the corner stood a massive bed with a patchwork quilt over it. </text:p>
            <text:p text:style-name="P1"/>
            <text:p text:style-name="P1">"Make yerselves at home," said Hagrid, letting go of Fang, who bounded straight at Ron and started licking his ears. Like Hagrid, Fang was clearly not as fierce as he looked. </text:p>
            <text:p text:style-name="P1"/>
            <text:p text:style-name="P1">"This is Ron," Harry told Hagrid, who was pouring boiling water into a large teapot and putting rock cakes onto a plate. </text:p>
            <text:p text:style-name="P1"/>
            <text:p text:style-name="P1">"Another Weasley, eh?" said Hagrid, glancing at Ron's freckles. I spent half me life chasin' yer twin brothers away from the forest." </text:p>
            <text:p text:style-name="P1"/>
            <text:p text:style-name="P1">The rock cakes were shapeless lumps with raisins that almost broke their teeth, but Harry and Ron pretended to be enjoying them as they told Hagrid all about their first -lessons. Fang rested his head on Harry's knee and drooled all over his robes. </text:p>
            <text:p text:style-name="P1"/>
            <text:p text:style-name="P1">Harry and Ron were delighted to hear Hagrid call Fitch "that old git." </text:p>
            <text:p text:style-name="P1"/>
            <text:p text:style-name="P1">"An' as fer that cat, Mrs. Norris, I'd like ter introduce her to Fang sometime. D'yeh know, every time I go up ter the school, she follows me everywhere? Can't get rid of her -- Fitch puts her up to it." </text:p>
            <text:p text:style-name="P1"/>
            <text:p text:style-name="P1">Harry told Hagrid about Snape's lesson. Hagrid, like Ron, told Harry not to worry about it, that Snape liked hardly any of the students. </text:p>
            <text:p text:style-name="P1"/>
            <text:p text:style-name="P1">"But he seemed to really hate me." </text:p>
            <text:p text:style-name="P1"/>
            <text:p text:style-name="P1">"Rubbish!" said Hagrid. "Why should he?" </text:p>
            <text:p text:style-name="P1"/>
            <text:p text:style-name="P1">Yet Harry couldn't help thinking that Hagrid didn't quite meet his eyes when he said that. </text:p>
            <text:p text:style-name="P1"/>
            <text:p text:style-name="P1">"How's yer brother Charlie?" Hagrid asked Ron. "I liked him a lot -- great with animals." </text:p>
            <text:p text:style-name="P1"/>
            <text:p text:style-name="P1">Harry wondered if Hagrid had changed the subject <text:soft-page-break/>on purpose. While Ron told Hagrid all about Charlie's work with dragons, Harry picked up a piece of paper that was lying on the table under the tea cozy. It was a cutting from the Daily Prophet: GRINGOTTS BREAK-IN LATEST Investigations continue into the break-in at Gringotts on 31 July, widely believed to be the work of Dark wizards or witches unknown. </text:p>
            <text:p text:style-name="P1"/>
            <text:p text:style-name="P1">Gringotts goblins today insisted that nothing had been taken. The vault that was searched had in fact been emptied the same day. </text:p>
            <text:p text:style-name="P1"/>
            <text:p text:style-name="P1">"But we're not telling you what was in there, so keep your noses out if you know what's good for you," said a Gringotts spokesgoblin this afternoon. </text:p>
            <text:p text:style-name="P1"/>
            <text:p text:style-name="P1">Harry remembered Ron telling him on the train that someone had tried to rob Gringotts, but Ron hadn't mentioned the date. </text:p>
            <text:p text:style-name="P1"/>
            <text:p text:style-name="P1">"Hagrid!" said Harry, "that Gringotts break-in happened on my birthday! It might've been happening while we were there!" </text:p>
            <text:p text:style-name="P1"/>
            <text:p text:style-name="P1">There was no doubt about it, Hagrid definitely didn't meet Harry's eyes this time. He grunted and offered him another rock cake. Harry read the story again. The vault that was searched had in fact been emptied earlier that same day. Hagrid had emptied vault seven hundred and thirteen, if you could call it emptying, taking out that grubby little package. Had that been what the thieves were looking for? As Harry and Ron walked back to the castle for dinner, their pockets weighed down with rock cakes they'd been too polite to refuse, Harry thought that none of the lessons he'd had so far had given him as much to think about as tea with Hagrid. Had Hagrid collected that package just in time? Where was it now? And did Hagrid know something about Snape that he didn't want to tell Harry? CHAPTER NINE </text:p>
            <text:p text:style-name="P1"/>
            <text:p text:style-name="P1">THE MIDNIGHT DUEL </text:p>
            <text:p text:style-name="P1"/>
            <text:p text:style-name="P1">Harry had never believed he would meet a boy he hated more than Dudley, but that was before he met Draco Malfoy. Still, first-year Gryffindors only had <text:soft-page-break/>Potions with the Slytherins, so they didn't have to put up with Malfoy much. Or at least, they didn't until they spotted a notice pinned up in the Gryffindor common room that made them all groan. </text:p>
            <text:p text:style-name="P1"/>
            <text:p text:style-name="P1">Flying lessons would be starting on Thursday -- and Gryffindor and Slytherin would be learning together. </text:p>
            <text:p text:style-name="P1"/>
            <text:p text:style-name="P1">"Typical," said Harry darkly. "Just what I always wanted. To make a fool of myself on a broomstick in front of Malfoy." </text:p>
            <text:p text:style-name="P1"/>
            <text:p text:style-name="P1">He had been looking forward to learning to fly more than anything else. </text:p>
            <text:p text:style-name="P1"/>
            <text:p text:style-name="P1">"You don't know that you'll make a fool of yourself," said Ron reasonably. "Anyway, I know Malfoy's always going on about how good he is at Quidditch, but I bet that's all talk." </text:p>
            <text:p text:style-name="P1"/>
            <text:p text:style-name="P1">Malfay certainly did talk about flying a lot. He complained loudly about first years never getting on the house Quidditch teams and told long, boastful stories that always seemed to end with him narrowly escaping Muggles in helicopters. He wasn't the only one, though: the way Seamus Finnigan told it, he'd spent most of his childhood zooming around the countryside on his broomstick. Even Ron would tell anyone who'd listen about the time he'd almost hit a hang glider on Charlie's old broom. </text:p>
            <text:p text:style-name="P1"/>
            <text:p text:style-name="P1">Everyone from wizarding families talked about Quidditch constantly. Ron had already had a big argument with Dean Thomas, who shared their dormitory, about soccer. Ron couldn't see what was exciting about a game with only one ball where no one was allowed to fly. Harry had caught Ron prodding Dean's poster of West Ham soccer team, trying to make the players move. </text:p>
            <text:p text:style-name="P1"/>
            <text:p text:style-name="P1">Neville had never been on a broomstick in his life, because his grandmother had never let him near one. Privately, Harry felt she'd had good reason, because Neville managed to have an extraordinary number of accidents even with both feet on the <text:soft-page-break/>ground. </text:p>
            <text:p text:style-name="P1"/>
            <text:p text:style-name="P1">Hermione Granger was almost as nervous about flying as Neville was. This was something you couldn't learn by heart out of a book -- not that she hadn't tried. At breakfast on Thursday she bored them all stupid with flying tips she'd gotten out of a library book called Quidditch Through the Ages. Neville was hanging on to her every word, desperate for anything that might help him hang on to his broomstick later, but everybody else was very pleased when Hermione's lecture was interrupted by the arrival of the mail. </text:p>
            <text:p text:style-name="P1"/>
            <text:p text:style-name="P1">Harry hadn't had a single letter since Hagrid's note, something that Malfoy had been quick to notice, of course. Malfoy's eagle owl was always bringing him packages of sweets from home, which he opened gloatingly at the Slytherin table. </text:p>
            <text:p text:style-name="P1"/>
            <text:p text:style-name="P1">A barn owl brought Neville a small package from his grandmother. He opened it excitedly and showed them a glass ball the size of a large marble, which seemed to be full of white smoke. </text:p>
            <text:p text:style-name="P1"/>
            <text:p text:style-name="P1">"It's a Remembrall!" he explained. "Gran knows I forget things -- this tells you if there's something you've forgotten to do. Look, you hold it tight like this and if it turns red -- oh..." His face fell, because the Remembrall had suddenly glowed scarlet, "You've forgotten something..." </text:p>
            <text:p text:style-name="P1"/>
            <text:p text:style-name="P1">Neville was trying to remember what he'd forgotten when Draco Malfoy, who was passing the Gryffindor table, snatched the Remembrall out of his hand. </text:p>
            <text:p text:style-name="P1"/>
            <text:p text:style-name="P1">Harry and Ron jumped to their feet. They were half hoping for a reason to fight Malfay, but Professor McGonagall, who could spot trouble quicker than any teacher in the school, was there in a flash. </text:p>
            <text:p text:style-name="P1"/>
            <text:p text:style-name="P1">"What's going on?" </text:p>
            <text:p text:style-name="P1"/>
            <text:p text:style-name="P1">"Malfoy's got my Remembrall, Professor." </text:p>
            <text:p text:style-name="P1"/>
            <text:p text:style-name="P1">Scowling, Malfoy quickly dropped the Remembrall back on the table. </text:p>
            <text:p text:style-name="P1"><text:soft-page-break/></text:p>
            <text:p text:style-name="P1">"Just looking," he said, and he sloped away with Crabbe and Goyle behind him. </text:p>
            <text:p text:style-name="P1"/>
            <text:p text:style-name="P1">At three-thirty that afternoon, Harry, Ron, and the other Gryffindors hurried down the front steps onto the grounds for their first flying lesson. It was a clear, breezy day, and the grass rippled under their feet as they marched down the sloping lawns toward a smooth, flat lawn on the opposite side of the grounds to the forbidden forest, whose trees were swaying darkly in the distance. </text:p>
            <text:p text:style-name="P1"/>
            <text:p text:style-name="P1">The Slytherins were already there, and so were twenty broomsticks lying in neat lines on the ground. Harry had heard Fred and George Weasley complain about the school brooms, saying that some of them started to vibrate if you flew too high, or always flew slightly to the left. </text:p>
            <text:p text:style-name="P1"/>
            <text:p text:style-name="P1">Their teacher, Madam Hooch, arrived. She had short, gray hair, and yellow eyes like a hawk. </text:p>
            <text:p text:style-name="P1"/>
            <text:p text:style-name="P1">"Well, what are you all waiting for?" she barked. "Everyone stand by a broomstick. Come on, hurry up." </text:p>
            <text:p text:style-name="P1"/>
            <text:p text:style-name="P1">Harry glanced down at his broom. It was old and some of the twigs stuck out at odd angles. </text:p>
            <text:p text:style-name="P1"/>
            <text:p text:style-name="P1">"Stick out your right hand over your broom," called Madam Hooch at the front, "and say 'Up!"' "UPF everyone shouted. </text:p>
            <text:p text:style-name="P1"/>
            <text:p text:style-name="P1">Harry's broom jumped into his hand at once, but it was one of the few that did. Hermione Granger's had simply rolled over on the ground, and Neville's hadn't moved at all. Perhaps brooms, like horses, could tell when you were afraid, thought Harry; there was a quaver in Neville's voice that said only too clearly that he wanted to keep his feet on the ground. </text:p>
            <text:p text:style-name="P1"/>
            <text:p text:style-name="P1">Madam Hooch then showed them how to mount their brooms without sliding off the end, and walked up and down the rows correcting their grips. </text:p>
            <text:p text:style-name="P1"/>
            <text:p text:style-name="P1"><text:soft-page-break/>Harry and Ron were delighted when she told Malfoy he'd been doing it wrong for years. </text:p>
            <text:p text:style-name="P1"/>
            <text:p text:style-name="P1">"Now, when I blow my whistle, you kick off from the ground, hard," said Madam Hooch. "Keep your brooms steady, rise a few feet, and then come straight back down by leaning forward slightly. On my whistle -- three -- two --" </text:p>
            <text:p text:style-name="P1"/>
            <text:p text:style-name="P1">But Neville, nervous and jumpy and frightened of being left on the ground, pushed off hard before the whistle had touched Madam Hooch's lips. </text:p>
            <text:p text:style-name="P1"/>
            <text:p text:style-name="P1">"Come back, boy!" she shouted, but Neville was rising straight up like a cork shot out of a bottle -- twelve feet -- twenty feet. Harry saw his scared white face look down at the ground falling away, saw him gasp, slip sideways off the broom and -- WHAM -- a thud and a nasty crack and Neville lay facedown on the grass in a heap. His broomstick was still rising higher and higher, and started to drift lazily toward the forbidden forest and out of sight. </text:p>
            <text:p text:style-name="P1"/>
            <text:p text:style-name="P1">Madam Hooch was bending over Neville, her face as white as his. </text:p>
            <text:p text:style-name="P1"/>
            <text:p text:style-name="P1">"Broken wrist," Harry heard her mutter. "Come on, boy -- it's all right, up you get.". </text:p>
            <text:p text:style-name="P1"/>
            <text:p text:style-name="P1">She turned to the rest of the class. </text:p>
            <text:p text:style-name="P1"/>
            <text:p text:style-name="P1">"None of you is to move while I take this boy to the hospital wing! You leave those brooms where they are or you'll be out of Hogwarts before you can say 'Quidditch.' Come on, dear." </text:p>
            <text:p text:style-name="P1"/>
            <text:p text:style-name="P1">Neville, his face tear-streaked, clutching his wrist, hobbled off with Madam Hooch, who had her arm around him. </text:p>
            <text:p text:style-name="P1"/>
            <text:p text:style-name="P1">No sooner were they out of earshot than Malfoy burst into laughter. </text:p>
            <text:p text:style-name="P1"/>
            <text:p text:style-name="P1">"Did you see his face, the great lump?" </text:p>
            <text:p text:style-name="P1"/>
            <text:p text:style-name="P1">The other Slytherins joined in. </text:p>
            <text:p text:style-name="P1"/>
            <text:p text:style-name="P1"><text:soft-page-break/>"Shut up, Malfoy," snapped Parvati Patil. </text:p>
            <text:p text:style-name="P1"/>
            <text:p text:style-name="P1">"Ooh, sticking up for Longbottom?" said Pansy Parkinson, a hard-faced Slytherin girl. "Never thought you'd like fat little crybabies, Parvati." </text:p>
            <text:p text:style-name="P1"/>
            <text:p text:style-name="P1">"Look!" said Malfoy, darting forward and snatching something out of the grass. "It's that stupid thing Longbottom's gran sent him." </text:p>
            <text:p text:style-name="P1"/>
            <text:p text:style-name="P1">The Remembrall glittered in the sun as he held it up. </text:p>
            <text:p text:style-name="P1"/>
            <text:p text:style-name="P1">"Give that here, Malfoy," said Harry quietly. Everyone stopped talking to watch. </text:p>
            <text:p text:style-name="P1"/>
            <text:p text:style-name="P1">Malfoy smiled nastily. </text:p>
            <text:p text:style-name="P1"/>
            <text:p text:style-name="P1">"I think I'll leave it somewhere for Longbottom to find -- how about -- up a tree?" </text:p>
            <text:p text:style-name="P1"/>
            <text:p text:style-name="P1">"Give it here!" Harry yelled, but Malfoy had leapt onto his broomstick and taken off. He hadn't been lying, he could fly well. Hovering level with the topmost branches of an oak he called, "Come and get it, Potter!" </text:p>
            <text:p text:style-name="P1"/>
            <text:p text:style-name="P1">Harry grabbed his broom. </text:p>
            <text:p text:style-name="P1"/>
            <text:p text:style-name="P1">"No!" shouted Hermione Granger. "Madam Hooch told us not to move -- you'll get us all into trouble." </text:p>
            <text:p text:style-name="P1"/>
            <text:p text:style-name="P1">Harry ignored her. Blood was pounding in his ears. He mounted the broom and kicked hard against the ground and up, up he soared; air rushed through his hair, and his robes whipped out behind him -and in a rush of fierce joy he realized he'd found something he could do without being taught -- this was easy, this was wonderful. He pulled his broomstick up a little to take it even higher, and heard screams and gasps of girls back on the ground and an admiring whoop from Ron. </text:p>
            <text:p text:style-name="P1"/>
            <text:p text:style-name="P1">He turned his broomstick sharply to face Malfoy in midair. Malfoy looked stunned. </text:p>
            <text:p text:style-name="P1"/>
            <text:p text:style-name="P1">"Give it here," Harry called, "or I'll knock you off that broom!" "Oh, yeah?" said Malfoy, trying to <text:soft-page-break/>sneer, but looking worried. </text:p>
            <text:p text:style-name="P1"/>
            <text:p text:style-name="P1">Harry knew, somehow, what to do. He leaned forward and grasped the broom tightly in both hands, and it shot toward Malfay like a javelin. Malfoy only just got out of the way in time; Harry made a sharp about-face and held the broom steady. A few people below were clapping. </text:p>
            <text:p text:style-name="P1"/>
            <text:p text:style-name="P1">"No Crabbe and Goyle up here to save your neck, Malfoy," Harry called. </text:p>
            <text:p text:style-name="P1"/>
            <text:p text:style-name="P1">The same thought seemed to have struck Malfoy. </text:p>
            <text:p text:style-name="P1"/>
            <text:p text:style-name="P1">"Catch it if you can, then!" he shouted, and he threw the glass ball high into the air and streaked back toward the ground. </text:p>
            <text:p text:style-name="P1"/>
            <text:p text:style-name="P1">Harry saw, as though in slow motion, the ball rise up in the air and then start to fall. He leaned forward and pointed his broom handle down -- next second he was gathering speed in a steep dive, racing the ball -- wind whistled in his ears, mingled with the screams of people watching -- he stretched out his hand -- a foot from the ground he caught it, just in time to pull his broom straight, and he toppled gently onto the grass with the Remembrall clutched safely in his fist. </text:p>
            <text:p text:style-name="P1"/>
            <text:p text:style-name="P1">"HARRY POTTER!" </text:p>
            <text:p text:style-name="P1"/>
            <text:p text:style-name="P1">His heart sank faster than he'd just dived. Professor McGonagall was running toward them. He got to his feet, trembling. </text:p>
            <text:p text:style-name="P1"/>
            <text:p text:style-name="P1">"Never -- in all my time at Hogwarts --" </text:p>
            <text:p text:style-name="P1"/>
            <text:p text:style-name="P1">Professor McGonagall was almost speechless with shock, and her glasses flashed furiously, "-- how dare you -- might have broken your neck --" </text:p>
            <text:p text:style-name="P1"/>
            <text:p text:style-name="P1">"It wasn't his fault, Professor --" </text:p>
            <text:p text:style-name="P1"/>
            <text:p text:style-name="P1">"Be quiet, Miss Patil "But Malfoy --" </text:p>
            <text:p text:style-name="P1"/>
            <text:p text:style-name="P1">"That's enough, Mr. Weasley. Potter, follow me, now." </text:p>
            <text:p text:style-name="P1"/>
            <text:p text:style-name="P1"><text:soft-page-break/>Harry caught sight of Malfoy, Crabbe, and Goyle's triumphant faces as he left, walking numbly in Professor McGonagall's wake as she strode toward the castle. He was going to be expelled, he just knew it. He wanted to say something to defend himself, but there seemed to be something wrong with his voice. Professor McGonagall was sweeping along without even looking at him; he had to jog to keep up. Now he'd done it. He hadn't even lasted two weeks. He'd be packing his bags in ten minutes. What would the Dursleys say when he turned up on the doorstep? Up the front steps, up the marble staircase inside, and still Professor McGonagall didn't say a word to him. She wrenched open doors and marched along corridors with Harry trotting miserably behind her. Maybe she was taking him to Dumbledore. He thought of Hagrid, expelled but allowed to stay on as gamekeeper. Perhaps he could be Hagrid's assistant. His stomach twisted as he imagined it, watching Ron and the others becoming wizards, while he stumped around the grounds carrying Hagrid's bag. </text:p>
            <text:p text:style-name="P1"/>
            <text:p text:style-name="P1">Professor McGonagall stopped outside a classroom. She opened the door and poked her head inside. </text:p>
            <text:p text:style-name="P1"/>
            <text:p text:style-name="P1">"Excuse me, Professor Flitwick, could I borrow Wood for a moment?" </text:p>
            <text:p text:style-name="P1"/>
            <text:p text:style-name="P1">Wood? thought Harry, bewildered; was Wood a cane she was going to use on him? But Wood turned out to be a person, a burly fifth-year boy who came out of Flitwicles class looking confused. </text:p>
            <text:p text:style-name="P1"/>
            <text:p text:style-name="P1">"Follow me, you two," said Professor McGonagall, and they marched on up the corridor, Wood looking curiously at Harry. </text:p>
            <text:p text:style-name="P1"/>
            <text:p text:style-name="P1">"In here." </text:p>
            <text:p text:style-name="P1"/>
            <text:p text:style-name="P1">Professor McGonagall pointed them into a classroom that was empty except for Peeves, who was busy writing rude words on the blackboard. </text:p>
            <text:p text:style-name="P1"/>
            <text:p text:style-name="P1">"Out, Peeves!" she barked. Peeves threw the chalk into a bin, which clanged loudly, and he swooped <text:soft-page-break/>out cursing. Professor McGonagall slammed the door behind him and turned to face the two boys. </text:p>
            <text:p text:style-name="P1"/>
            <text:p text:style-name="P1">"Potter, this is Oliver Wood. Wood -- I've found you a Seeker." </text:p>
            <text:p text:style-name="P1"/>
            <text:p text:style-name="P1">Wood's expression changed from puzzlement to delight. </text:p>
            <text:p text:style-name="P1"/>
            <text:p text:style-name="P1">"Are you serious, Professor?" </text:p>
            <text:p text:style-name="P1"/>
            <text:p text:style-name="P1">"Absolutely," said Professor McGonagall crisply. "The boy's a natural. </text:p>
            <text:p text:style-name="P1"/>
            <text:p text:style-name="P1">I've never seen anything like it. Was that your first time on a broomstick, Potter?" </text:p>
            <text:p text:style-name="P1"/>
            <text:p text:style-name="P1">Harry nodded silently. He didn't have a clue what was going on, but he didn't seem to be being expelled, and some of the feeling started coming back to his legs. </text:p>
            <text:p text:style-name="P1"/>
            <text:p text:style-name="P1">"He caught that thing in his hand after a fifty-foot dive," Professor McGonagall told Wood. "Didn't even scratch himself. Charlie Weasley couldn't have done it." </text:p>
            <text:p text:style-name="P1"/>
            <text:p text:style-name="P1">Wood was now looking as though all his dreams had come true at once. </text:p>
            <text:p text:style-name="P1"/>
            <text:p text:style-name="P1">"Ever seen a game of Quidditch, Potter?" he asked excitedly. </text:p>
            <text:p text:style-name="P1"/>
            <text:p text:style-name="P1">"Wood's captain of the Gryffindor team," Professor McGonagall explained. </text:p>
            <text:p text:style-name="P1"/>
            <text:p text:style-name="P1">"He's just the build for a Seeker, too," said Wood, now walking around Harry and staring at him. "Light -- speedy -- we'll have to get him a decent broom, Professor -- a Nimbus Two Thousand or a Cleansweep Seven, I'd say." </text:p>
            <text:p text:style-name="P1"/>
            <text:p text:style-name="P1">I shall speak to Professor Dumbledore and see if we can't bend the first-year rule. Heaven knows, we need a better team than last year. </text:p>
            <text:p text:style-name="P1"/>
            <text:p text:style-name="P1">Flattened in that last match by Slytherin, I couldn't look Severus Snape in the face for weeks...." </text:p>
            <text:p text:style-name="P1"><text:soft-page-break/></text:p>
            <text:p text:style-name="P1">Professor McGonagall peered sternly over her glasses at Harry. </text:p>
            <text:p text:style-name="P1"/>
            <text:p text:style-name="P1">"I want to hear you're training hard, Potter, or I may change my mind about punishing you." </text:p>
            <text:p text:style-name="P1"/>
            <text:p text:style-name="P1">Then she suddenly smiled. </text:p>
            <text:p text:style-name="P1"/>
            <text:p text:style-name="P1">"Your father would have been proud," she said. "He was an excellent Quidditch player himself." </text:p>
            <text:p text:style-name="P1"/>
            <text:p text:style-name="P1">"You're joking." </text:p>
            <text:p text:style-name="P1"/>
            <text:p text:style-name="P1">It was dinnertime. Harry had just finished telling Ron what had happened when he'd left the grounds with Professor McGonagall. Ron had a piece of steak and kidney pie halfway to his mouth, but he'd forgotten all about it. </text:p>
            <text:p text:style-name="P1"/>
            <text:p text:style-name="P1">"Seeker?" he said. "But first years never -- you must be the youngest house player in about a century, said Harry, shoveling pie into his mouth. He felt particularly hungry after the excitement of the afternoon. "Wood told me." </text:p>
            <text:p text:style-name="P1"/>
            <text:p text:style-name="P1">Ron was so amazed, so impressed, he just sat and gaped at Harry. </text:p>
            <text:p text:style-name="P1"/>
            <text:p text:style-name="P1">"I start training next week," said Harry. "Only don't tell anyone, Wood wants to keep it a secret." </text:p>
            <text:p text:style-name="P1"/>
            <text:p text:style-name="P1">Fred and George Weasley now came into the hall, spotted Harry, and hurried over. </text:p>
            <text:p text:style-name="P1"/>
            <text:p text:style-name="P1">"Well done," said George in a low voice. "Wood told us. We're on the team too -- Beaters." </text:p>
            <text:p text:style-name="P1"/>
            <text:p text:style-name="P1">"I tell you, we're going to win that Quidditch cup for sure this year," </text:p>
            <text:p text:style-name="P1"/>
            <text:p text:style-name="P1">said Fred. "We haven't won since Charlie left, but this year's team is going to be brilliant. You must be good, Harry, Wood was almost skipping when he told us." </text:p>
            <text:p text:style-name="P1"/>
            <text:p text:style-name="P1">"Anyway, we've got to go, Lee Jordan reckons he's found a new secret passageway out of the school." </text:p>
            <text:p text:style-name="P1"><text:soft-page-break/></text:p>
            <text:p text:style-name="P1">"Bet it's that one behind the statue of Gregory the Smarmy that we found in our first week. See you." </text:p>
            <text:p text:style-name="P1"/>
            <text:p text:style-name="P1">Fred and George had hardly disappeared when someone far less welcome turned up: Malfoy, flanked by Crabbe and Goyle. </text:p>
            <text:p text:style-name="P1"/>
            <text:p text:style-name="P1">"Having a last meal, Potter? When are you getting the train back to the Muggles?" </text:p>
            <text:p text:style-name="P1"/>
            <text:p text:style-name="P1">"You're a lot braver now that you're back on the ground and you've got your little friends with you," said Harry coolly. There was of course nothing at all little about Crabbe and Goyle, but as the High Table was full of teachers, neither of them could do more than crack their knuckles and scowl. </text:p>
            <text:p text:style-name="P1"/>
            <text:p text:style-name="P1">"I'd take you on anytime on my own," said Malfoy. "Tonight, if you want. </text:p>
            <text:p text:style-name="P1"/>
            <text:p text:style-name="P1">Wizard's duel. Wands only -- no contact. What's the matter? Never heard of a wizard's duel before, I suppose?" </text:p>
            <text:p text:style-name="P1"/>
            <text:p text:style-name="P1">"Of course he has," said Ron, wheeling around. "I'm his second, who's yours?" </text:p>
            <text:p text:style-name="P1"/>
            <text:p text:style-name="P1">Malfoy looked at Crabbe and Goyle, sizing them up. </text:p>
            <text:p text:style-name="P1"/>
            <text:p text:style-name="P1">"Crabbe," he said. "Midnight all right? We'll meet you in the trophy room; that's always unlocked." </text:p>
            <text:p text:style-name="P1"/>
            <text:p text:style-name="P1">When Malfoy had gone, Ron and Harry looked at each other. "What is a wizard's duel?" said Harry. "And what do you mean, you're my second?" </text:p>
            <text:p text:style-name="P1"/>
            <text:p text:style-name="P1">"Well, a second's there to take over if you die," said Ron casually, getting started at last on his cold pie. Catching the look on Harry's face, he added quickly, "But people only die in proper duels, you know, with real wizards. The most you and Malfoy'll be able to do is send sparks at each other. Neither of you knows enough magic to do any real damage. I bet he expected you to refuse, anyway." </text:p>
            <text:p text:style-name="P1"/>
            <text:p text:style-name="P1">"And what if I wave my wand and nothing <text:soft-page-break/>happens?" </text:p>
            <text:p text:style-name="P1"/>
            <text:p text:style-name="P1">"Throw it away and punch him on the nose," Ron suggested. "Excuse me." </text:p>
            <text:p text:style-name="P1"/>
            <text:p text:style-name="P1">They both looked up. It was Hermione Granger. </text:p>
            <text:p text:style-name="P1"/>
            <text:p text:style-name="P1">"Can't a person eat in peace in this place?" said Ron. </text:p>
            <text:p text:style-name="P1"/>
            <text:p text:style-name="P1">Hermione ignored him and spoke to Harry. </text:p>
            <text:p text:style-name="P1"/>
            <text:p text:style-name="P1">"I couldn't help overhearing what you and Malfoy were saying --" </text:p>
            <text:p text:style-name="P1"/>
            <text:p text:style-name="P1">"Bet you could," Ron muttered. </text:p>
            <text:p text:style-name="P1"/>
            <text:p text:style-name="P1">"--and you mustn't go wandering around the school at night, think of the points you'll lose Gryffindor if you're caught, and you're bound to be. </text:p>
            <text:p text:style-name="P1"/>
            <text:p text:style-name="P1">It's really very selfish of you." </text:p>
            <text:p text:style-name="P1"/>
            <text:p text:style-name="P1">"And it's really none of your business," said Harry. </text:p>
            <text:p text:style-name="P1"/>
            <text:p text:style-name="P1">"Good-bye," said Ron. </text:p>
            <text:p text:style-name="P1"/>
            <text:p text:style-name="P1">All the same, it wasn't what you'd call the perfect end to the day, Harry thought, as he lay awake much later listening to Dean and Seamus falling asleep (Neville wasn't back from the hospital wing). Ron had spent all evening giving him advice such as "If he tries to curse you, you'd better dodge it, because I can't remember how to block them." </text:p>
            <text:p text:style-name="P1"/>
            <text:p text:style-name="P1">There was a very good chance they were going to get caught by Filch or Mrs. Norris, and Harry felt he was pushing his luck, breaking another school rule today. On the other hand, Malfoys sneering face kept looming up out of the darkness - this was his big chance to beat Malfoy face-to-face. He couldn't miss it. </text:p>
            <text:p text:style-name="P1"/>
            <text:p text:style-name="P1">"Half-past eleven," Ron muttered at last, "we'd better go." </text:p>
            <text:p text:style-name="P1"/>
            <text:p text:style-name="P1">They pulled on their bathrobes, picked up their wands, and crept across the tower room, down the <text:soft-page-break/>spiral staircase, and into the Gryffindor common room. A few embers were still glowing in the fireplace, turning all the armchairs into hunched black shadows. They had almost reached the portrait hole when a voice spoke from the chair nearest them, "I can't believe you're going to do this, Harry." </text:p>
            <text:p text:style-name="P1"/>
            <text:p text:style-name="P1">A lamp flickered on. It was Hermione Granger, wearing a pink bathrobe and a frown. </text:p>
            <text:p text:style-name="P1"/>
            <text:p text:style-name="P1">"You!" said Ron furiously. "Go back to bed!" </text:p>
            <text:p text:style-name="P1"/>
            <text:p text:style-name="P1">"I almost told your brother," Hermione snapped, "Percy -- he's a prefect, he'd put a stop to this." </text:p>
            <text:p text:style-name="P1"/>
            <text:p text:style-name="P1">Harry couldn't believe anyone could be so interfering. </text:p>
            <text:p text:style-name="P1"/>
            <text:p text:style-name="P1">"Come on," he said to Ron. He pushed open the portrait of the Fat Lady and climbed through the hole. </text:p>
            <text:p text:style-name="P1"/>
            <text:p text:style-name="P1">Hermione wasn't going to give up that easily. She followed Ron through the portrait hole, hissing at them like an angry goose. </text:p>
            <text:p text:style-name="P1"/>
            <text:p text:style-name="P1">"Don't you care about Gryffindor, do you only care about yourselves, I don't want Slytherin to win the house cup, and you'll lose all the points I got from Professor McGonagall for knowing about Switching Spells." </text:p>
            <text:p text:style-name="P1"/>
            <text:p text:style-name="P1">"Go away." "All right, but I warned you, you just remember what I said when you're on the train home tomorrow, you're so --" </text:p>
            <text:p text:style-name="P1"/>
            <text:p text:style-name="P1">But what they were, they didn't find out. Hermione had turned to the portrait of the Fat Lady to get back inside and found herself facing an empty painting. The Fat Lady had gone on a nighttime visit and Hermione was locked out of Gryffindor tower. </text:p>
            <text:p text:style-name="P1"/>
            <text:p text:style-name="P1">"Now what am I going to do?" she asked shrilly. </text:p>
            <text:p text:style-name="P1"/>
            <text:p text:style-name="P1">"That's your problem," said Ron. "We've got to go, we 3 re going to be late." </text:p>
            <text:p text:style-name="P1"><text:soft-page-break/></text:p>
            <text:p text:style-name="P1">They hadn't even reached the end of the corridor when Hermione caught up with them. </text:p>
            <text:p text:style-name="P1"/>
            <text:p text:style-name="P1">"I'm coming with you," she said. </text:p>
            <text:p text:style-name="P1"/>
            <text:p text:style-name="P1">"You are not." </text:p>
            <text:p text:style-name="P1"/>
            <text:p text:style-name="P1">"D'you think I'm going to stand out here and wait for Filch to catch me? If he finds all three of us I'll tell him the truth, that I was trying to stop you, and you can back me up." </text:p>
            <text:p text:style-name="P1"/>
            <text:p text:style-name="P1">"You've got some nerve --" said Ron loudly. </text:p>
            <text:p text:style-name="P1"/>
            <text:p text:style-name="P1">"Shut up, both of you!" said Harry sharply. I heard something." </text:p>
            <text:p text:style-name="P1"/>
            <text:p text:style-name="P1">It was a sort of snuffling. </text:p>
            <text:p text:style-name="P1"/>
            <text:p text:style-name="P1">"Mrs. Norris?" breathed Ron, squinting through the dark. </text:p>
            <text:p text:style-name="P1"/>
            <text:p text:style-name="P1">It wasn't Mrs. Norris. It was Neville. He was curled up on the floor, fast asleep, but jerked suddenly awake as they crept nearer. </text:p>
            <text:p text:style-name="P1"/>
            <text:p text:style-name="P1">"Thank goodness you found me! I've been out here for hours, I couldn't remember the new password to get in to bed." </text:p>
            <text:p text:style-name="P1"/>
            <text:p text:style-name="P1">"Keep your voice down, Neville. The password's 'Pig snout' but it won't help you now, the Fat Lady's gone off somewhere." </text:p>
            <text:p text:style-name="P1"/>
            <text:p text:style-name="P1">"How's your arm?" said Harry. </text:p>
            <text:p text:style-name="P1"/>
            <text:p text:style-name="P1">"Fine," said Neville, showing them. "Madam Pomfrey mended it in about a minute." </text:p>
            <text:p text:style-name="P1"/>
            <text:p text:style-name="P1">"Good - well, look, Neville, we've got to be somewhere, we'll see you later --" </text:p>
            <text:p text:style-name="P1"/>
            <text:p text:style-name="P1">"Don't leave me!" said Neville, scrambling to his feet, "I don't want to stay here alone, the Bloody Baron's been past twice already." </text:p>
            <text:p text:style-name="P1"/>
            <text:p text:style-name="P1">Ron looked at his watch and then glared furiously <text:soft-page-break/>at Hermione and Neville. </text:p>
            <text:p text:style-name="P1"/>
            <text:p text:style-name="P1">"If either of you get us caught, I'll never rest until I've learned that Curse of the Bogies Quirrell told us about, and used it on you. </text:p>
            <text:p text:style-name="P1"/>
            <text:p text:style-name="P1">Hermione opened her mouth, perhaps to tell Ron exactly how to use the Curse of the Bogies, but Harry hissed at her to be quiet and beckoned them all forward. </text:p>
            <text:p text:style-name="P1"/>
            <text:p text:style-name="P1">They flitted along corridors striped with bars of moonlight from the high windows. At every turn Harry expected to run into Filch or Mrs. Norris, but they were lucky. They sped up a staircase to the third floor and tiptoed toward the trophy room. </text:p>
            <text:p text:style-name="P1"/>
            <text:p text:style-name="P1">Malfoy and Crabbe weren't there yet. The crystal trophy cases glimmered where the moonlight caught them. Cups, shields, plates, and statues winked silver and gold in the darkness. They edged along the walls, keeping their eyes on the doors at either end of the room. Harry took out his wand in case Malfoy leapt in and started at once. The minutes crept by. </text:p>
            <text:p text:style-name="P1"/>
            <text:p text:style-name="P1">"He's late, maybe he's chickened out," Ron whispered. </text:p>
            <text:p text:style-name="P1"/>
            <text:p text:style-name="P1">Then a noise in the next room made them jump. Harry had only just raised his wand when they heard someone speak -and it wasn't Malfoy. </text:p>
            <text:p text:style-name="P1"/>
            <text:p text:style-name="P1">"Sniff around, my sweet, they might be lurking in a corner." </text:p>
            <text:p text:style-name="P1"/>
            <text:p text:style-name="P1">It was Filch speaking to Mrs. Norris. Horror-struck, Harry waved madly at the other three to follow him as quickly as possible; they scurried silently toward the door, away from Filch's voice. Neville's robes had barely whipped round the corner when they heard Filch enter the trophy room. </text:p>
            <text:p text:style-name="P1"/>
            <text:p text:style-name="P1">"They're in here somewhere," they heard him mutter, "probably hiding." </text:p>
            <text:p text:style-name="P1"/>
            <text:p text:style-name="P1">"This way!" Harry mouthed to the others and, petrified, they began to creep down a long gallery <text:soft-page-break/>full of suits of armor. They could hear Filch getting nearer. Neville suddenly let out a frightened squeak and broke into a run -he tripped, grabbed Ron around the waist, and the pair of them toppled right into a suit of armor. </text:p>
            <text:p text:style-name="P1"/>
            <text:p text:style-name="P1">The clanging and crashing were enough to wake the whole castle. </text:p>
            <text:p text:style-name="P1"/>
            <text:p text:style-name="P1">"RUN!" Harry yelled, and the four of them sprinted down the gallery, not looking back to see whether Filch was following -- they swung around the doorpost and galloped down one corridor then another, Harry in the lead, without any idea where they were or where they were going -- they ripped through a tapestry and found themselves in a hidden passageway, hurtled along it and came out near their Charms classroom, which they knew was miles from the trophy room. </text:p>
            <text:p text:style-name="P1"/>
            <text:p text:style-name="P1">"I think we've lost him," Harry panted, leaning against the cold wall and wiping his forehead. Neville was bent double, wheezing and spluttering. </text:p>
            <text:p text:style-name="P1"/>
            <text:p text:style-name="P1">I -- told -you," Hermione gasped, clutching at the stitch in her chest, "I -- told -- you." </text:p>
            <text:p text:style-name="P1"/>
            <text:p text:style-name="P1">"We've got to get back to Gryffindor tower," said Ron, "quickly as possible." </text:p>
            <text:p text:style-name="P1"/>
            <text:p text:style-name="P1">"Malfoy tricked you," Hermione said to Harry. "You realize that, don't you? He was never going to meet you -- Filch knew someone was going to be in the trophy room, Malfoy must have tipped him off." </text:p>
            <text:p text:style-name="P1"/>
            <text:p text:style-name="P1">Harry thought she was probably right, but he wasn't going to tell her that. </text:p>
            <text:p text:style-name="P1"/>
            <text:p text:style-name="P1">"Let's go." </text:p>
            <text:p text:style-name="P1"/>
            <text:p text:style-name="P1">It wasn't going to be that simple. They hadn't gone more than a dozen paces when a doorknob rattled and something came shooting out of a classroom in front of them. </text:p>
            <text:p text:style-name="P1"/>
            <text:p text:style-name="P1">It was Peeves. He caught sight of them and gave a squeal of delight. </text:p>
            <text:p text:style-name="P1"><text:soft-page-break/></text:p>
            <text:p text:style-name="P1">"Shut up, Peeves -- please -- you'll get us thrown out." </text:p>
            <text:p text:style-name="P1"/>
            <text:p text:style-name="P1">Peeves cackled. </text:p>
            <text:p text:style-name="P1"/>
            <text:p text:style-name="P1">"Wandering around at midnight, Ickle Firsties? Tut, tut, tut. Naughty, naughty, you'll get caughty." </text:p>
            <text:p text:style-name="P1"/>
            <text:p text:style-name="P1">"Not if you don't give us away, Peeves, please." </text:p>
            <text:p text:style-name="P1"/>
            <text:p text:style-name="P1">"Should tell Filch, I should," said Peeves in a saintly voice, but his eyes glittered wickedly. "It's for your own good, you know." </text:p>
            <text:p text:style-name="P1"/>
            <text:p text:style-name="P1">"Get out of the way," snapped Ron, taking a swipe at Peeves this was a big mistake. </text:p>
            <text:p text:style-name="P1"/>
            <text:p text:style-name="P1">"STUDENTS OUT OF BED!" Peeves bellowed, "STUDENTS OUT OF BED DOWN THE CHARMS CORRIDOR" </text:p>
            <text:p text:style-name="P1"/>
            <text:p text:style-name="P1">Ducking under Peeves, they ran for their lives, right to the end of the corridor where they slammed into a door -- and it was locked. </text:p>
            <text:p text:style-name="P1"/>
            <text:p text:style-name="P1">"This is it!" Ron moaned, as they pushed helplessly at the door, "We're done for! This is the end!" They could hear footsteps, Filch running as fast as he could toward Peeves's shouts. </text:p>
            <text:p text:style-name="P1"/>
            <text:p text:style-name="P1">"Oh, move over," Hermione snarled. She grabbed Harry's wand, tapped the lock, and whispered, 'Alohomora!" </text:p>
            <text:p text:style-name="P1"/>
            <text:p text:style-name="P1">The lock clicked and the door swung open -- they piled through it, shut it quickly, and pressed their ears against it, listening. </text:p>
            <text:p text:style-name="P1"/>
            <text:p text:style-name="P1">"Which way did they go, Peeves?" Filch was saying. "Quick, tell me." </text:p>
            <text:p text:style-name="P1"/>
            <text:p text:style-name="P1">"Say 'please."' "Don't mess with me, Peeves, now where did they go?" </text:p>
            <text:p text:style-name="P1"/>
            <text:p text:style-name="P1">"Shan't say nothing if you don't say please," said Peeves in his annoying singsong voice. </text:p>
            <text:p text:style-name="P1"/>
            <text:p text:style-name="P1"><text:soft-page-break/>"All right -please." </text:p>
            <text:p text:style-name="P1"/>
            <text:p text:style-name="P1">"NOTHING! Ha haaa! Told you I wouldn't say nothing if you didn't say please! Ha ha! Haaaaaa!" And they heard the sound of Peeves whooshing away and Filch cursing in rage. </text:p>
            <text:p text:style-name="P1"/>
            <text:p text:style-name="P1">"He thinks this door is locked," Harry whispered. "I think we'll be okay -- get off, Neville!" For Neville had been tugging on the sleeve of Harry's bathrobe for the last minute. "What?" </text:p>
            <text:p text:style-name="P1"/>
            <text:p text:style-name="P1">Harry turned around -- and saw, quite clearly, what. For a moment, he was sure he'd walked into a nightmare -- this was too much, on top of everything that had happened so far. </text:p>
            <text:p text:style-name="P1"/>
            <text:p text:style-name="P1">They weren't in a room, as he had supposed. They were in a corridor. The forbidden corridor on the third floor. And now they knew why it was forbidden. </text:p>
            <text:p text:style-name="P1"/>
            <text:p text:style-name="P1">They were looking straight into the eyes of a monstrous dog, a dog that filled the whole space between ceiling and floor. It had three heads. </text:p>
            <text:p text:style-name="P1"/>
            <text:p text:style-name="P1">Three pairs of rolling, mad eyes; three noses, twitching and quivering in their direction; three drooling mouths, saliva hanging in slippery ropes from yellowish fangs. </text:p>
            <text:p text:style-name="P1"/>
            <text:p text:style-name="P1">It was standing quite still, all six eyes staring at them, and Harry knew that the only reason they weren't already dead was that their sudden appearance had taken it by surprise, but it was quickly getting over that, there was no mistaking what those thunderous growls meant. </text:p>
            <text:p text:style-name="P1"/>
            <text:p text:style-name="P1">Harry groped for the doorknob -- between Filch and death, he'd take Filch. </text:p>
            <text:p text:style-name="P1"/>
            <text:p text:style-name="P1">They fell backward -- Harry slammed the door shut, and they ran, they almost flew, back down the corridor. Filch must have hurried off to look for them somewhere else, because they didn't see him anywhere, but they hardly cared -- all they wanted to do was put as much space as possible between them and that monster. They didn't stop running <text:soft-page-break/>until they reached the portrait of the Fat Lady on the seventh floor. </text:p>
            <text:p text:style-name="P1"/>
            <text:p text:style-name="P1">"Where on earth have you all been?" she asked, looking at their bathrobes hanging off their shoulders and their flushed, sweaty faces. </text:p>
            <text:p text:style-name="P1"/>
            <text:p text:style-name="P1">"Never mind that -- pig snout, pig snout," panted Harry, and the portrait swung forward. They scrambled into the common room and collapsed, trembling, into armchairs. </text:p>
            <text:p text:style-name="P1"/>
            <text:p text:style-name="P1">It was a while before any of them said anything. Neville, indeed, looked as if he'd never speak again. </text:p>
            <text:p text:style-name="P1"/>
            <text:p text:style-name="P1">"What do they think they're doing, keeping a thing like that locked up in a school?" said Ron finally. "If any dog needs exercise, that one does." </text:p>
            <text:p text:style-name="P1"/>
            <text:p text:style-name="P1">Hermione had got both her breath and her bad temper back again. "You don't use your eyes, any of you, do you?" she snapped. "Didn't you see what it was standing on. </text:p>
            <text:p text:style-name="P1"/>
            <text:p text:style-name="P1">"The floor?" Harry suggested. "I wasn't looking at its feet, I was too busy with its heads." </text:p>
            <text:p text:style-name="P1"/>
            <text:p text:style-name="P1">"No, not the floor. It was standing on a trapdoor. It's obviously guarding something." </text:p>
            <text:p text:style-name="P1"/>
            <text:p text:style-name="P1">She stood up, glaring at them. </text:p>
            <text:p text:style-name="P1"/>
            <text:p text:style-name="P1">I hope you're pleased with yourselves. We could all have been killed -- or worse, expelled. Now, if you don't mind, I'm going to bed." </text:p>
            <text:p text:style-name="P1"/>
            <text:p text:style-name="P1">Ron stared after her, his mouth open. </text:p>
            <text:p text:style-name="P1"/>
            <text:p text:style-name="P1">"No, we don't mind," he said. "You'd think we dragged her along, wouldn't you. </text:p>
            <text:p text:style-name="P1"/>
            <text:p text:style-name="P1">But Hermione had given Harry something else to think about as he climbed back into bed. The dog was guarding something.... What had Hagrid said? Gringotts was the safest place in the world for something you wanted to hide -- except perhaps Hogwarts. </text:p>
            <text:p text:style-name="P1"><text:soft-page-break/></text:p>
            <text:p text:style-name="P1">It looked as though Harry had found out where the grubby littie package from vault seven hundred and thirteen was. </text:p>
            <text:p text:style-name="P1"/>
            <text:p text:style-name="P1">CHAPTER TEN </text:p>
            <text:p text:style-name="P1"/>
            <text:p text:style-name="P1">HALLOWEEN </text:p>
            <text:p text:style-name="P1"/>
            <text:p text:style-name="P1">Malfoy couldn't believe his eyes when he saw that Harry and Ron were still at Hogwarts the next day, looking tired but perfectly cheerful. </text:p>
            <text:p text:style-name="P1"/>
            <text:p text:style-name="P1">Indeed, by the next morning Harry and Ron thought that meeting the three-headed dog had been an excellent adventure, and they were quite keen to have another one. In the meantime, Harry filled Ron in about the package that seemed to have been moved from Gringotts to Hogwarts, and they spent a lot of time wondering what could possibly need such heavy protection. "It's either really valuable or really dangerous," said Ron. </text:p>
            <text:p text:style-name="P1"/>
            <text:p text:style-name="P1">"Or both," said Harry. </text:p>
            <text:p text:style-name="P1"/>
            <text:p text:style-name="P1">But as all they knew for sure about the mysterious object was that it was about two inches long, they didn't have much chance of guessing what it was without further clues. </text:p>
            <text:p text:style-name="P1"/>
            <text:p text:style-name="P1">Neither Neville nor Hermione showed the slightest interest in what lay underneath the dog and the trapdoor. All Neville cared about was never going near the dog again. </text:p>
            <text:p text:style-name="P1"/>
            <text:p text:style-name="P1">Hermione was now refusing to speak to Harry and Ron, but she was such a bossy know-it-all that they saw this as an added bonus. All they really wanted now was a way of getting back at Malfoy, and to their great delight, just such a thing arrived in the mail about a week later. </text:p>
            <text:p text:style-name="P1"/>
            <text:p text:style-name="P1">As the owls flooded into the Great Hall as usual, everyone's attention was caught at once by a long, thin package carried by six large screech owls. Harry was just as interested as everyone else to see what was in this large parcel, and was amazed when the owls soared down and dropped it right in <text:soft-page-break/>front of him, knocking his bacon to the floor. They had hardly fluttered out of the way when another owl dropped a letter on top of the parcel. </text:p>
            <text:p text:style-name="P1"/>
            <text:p text:style-name="P1">Harry ripped open the letter first, which was lucky, because it said: DO NOT OPEN THE PARCEL AT THE TABLE. </text:p>
            <text:p text:style-name="P1"/>
            <text:p text:style-name="P1">It contains your new Nimbus Two Thousand, but I don't want everybody knowing you've got a broomstick or they'll all want one. Oliver Wood will meet you tonight on the Quidditch field at seven o'clock for your first training session. </text:p>
            <text:p text:style-name="P1"/>
            <text:p text:style-name="P1">Professor McGonagall Harry had difficulty hiding his glee as he handed the note to Ron to read. </text:p>
            <text:p text:style-name="P1"/>
            <text:p text:style-name="P1">"A Nimbus Two Thousand!" Ron moaned enviously. "I've never even touched one." </text:p>
            <text:p text:style-name="P1"/>
            <text:p text:style-name="P1">They left the hall quickly, wanting to unwrap the broomstick in private before their first class, but halfway across the entrance hall they found the way upstairs barred by Crabbe and Goyle. Malfoy seized the package from Harry and felt it. </text:p>
            <text:p text:style-name="P1"/>
            <text:p text:style-name="P1">"That's a broomstick," he said, throwing it back to Harry with a mixture of jealousy and spite on his face. "You'll be in for it this time, Potter, first years aren't allowed them." </text:p>
            <text:p text:style-name="P1"/>
            <text:p text:style-name="P1">Ron couldn't resist it. </text:p>
            <text:p text:style-name="P1"/>
            <text:p text:style-name="P1">"It's not any old broomstick," he said, "it's a Nimbus Two Thousand. </text:p>
            <text:p text:style-name="P1"/>
            <text:p text:style-name="P1">What did you say you've got at home, Malfoy, a Comet Two Sixty?" Ron grinned at Harry. "Comets look flashy, but they're not in the same league as the Nimbus." </text:p>
            <text:p text:style-name="P1"/>
            <text:p text:style-name="P1">"What would you know about it, Weasley, you couldn't afford half the handle," Malfoy snapped back. "I suppose you and your brothers have to save up twig by twig." </text:p>
            <text:p text:style-name="P1"/>
            <text:p text:style-name="P1">Before Ron could answer, Professor Flitwick appeared at Malfoy's elbow. </text:p>
            <text:p text:style-name="P1"><text:soft-page-break/></text:p>
            <text:p text:style-name="P1">"Not arguing, I hope, boys?" he squeaked. </text:p>
            <text:p text:style-name="P1"/>
            <text:p text:style-name="P1">"Potter's been sent a broomstick, Professor," said Malfoy quickly. </text:p>
            <text:p text:style-name="P1"/>
            <text:p text:style-name="P1">"Yes, yes, that's right," said Professor Flitwick, beaming at Harry. </text:p>
            <text:p text:style-name="P1"/>
            <text:p text:style-name="P1">"Professor McGonagall told me all about the special circumstances, Potter. And what model is it?" </text:p>
            <text:p text:style-name="P1"/>
            <text:p text:style-name="P1">"A Nimbus Two Thousand, sit," said Harry, fighting not to laugh at the look of horror on Malfoy's face. "And it's really thanks to Malfoy here that I've got it," he added. </text:p>
            <text:p text:style-name="P1"/>
            <text:p text:style-name="P1">Harry and Ron headed upstairs, smothering their laughter at Malfoy's obvious rage and confusion. "Well, it's true," Harry chortled as they reached the top of the marble staircase, "If he hadn't stolen Neville's Remembrall I wouln't be on the team...." </text:p>
            <text:p text:style-name="P1"/>
            <text:p text:style-name="P1">"So I suppose you think that's a reward for breaking rules?" came an angry voice from just behind them. Hermione was stomping up the stairs, looking disapprovingly at the package in Harry's hand. </text:p>
            <text:p text:style-name="P1"/>
            <text:p text:style-name="P1">"I thought you weren't speaking to us?" said Harry. </text:p>
            <text:p text:style-name="P1"/>
            <text:p text:style-name="P1">"Yes, don't stop now," said Ron, "it's doing us so much good." </text:p>
            <text:p text:style-name="P1"/>
            <text:p text:style-name="P1">Hermione marched away with her nose in the air. </text:p>
            <text:p text:style-name="P1"/>
            <text:p text:style-name="P1">Harry had a lot of trouble keeping his mind on his lessons that day. It kept wandering up to the dormitory where his new broomstick was lying under his bed, or straying off to the Quidditch field where he'd be learning to play that night. He bolted his dinner that evening without noticing what he was eating, and then rushed upstairs with Ron to unwrap the Nimbus Two Thousand at last. </text:p>
            <text:p text:style-name="P1"/>
            <text:p text:style-name="P1">"Wow," Ron sighed, as the broomstick rolled onto Harry's bedspread. </text:p>
            <text:p text:style-name="P1"><text:soft-page-break/></text:p>
            <text:p text:style-name="P1">Even Harry, who knew nothing about the different brooms, thought it looked wonderful. Sleek and shiny, with a mahogany handle, it had a long tail of neat, straight twigs and Nimbus Two Thousand written in gold near the top. </text:p>
            <text:p text:style-name="P1"/>
            <text:p text:style-name="P1">As seven o'clock drew nearer, Harry left the castle and set off in the dusk toward the Quidditch field. Held never been inside the stadium before. Hundreds of seats were raised in stands around the field so that the spectators were high enough to see what was going on. At either end of the field were three golden poles with hoops on the end. They reminded Harry of the little plastic sticks Muggle children blew bubbles through, except that they were fifty feet high. </text:p>
            <text:p text:style-name="P1"/>
            <text:p text:style-name="P1">Too eager to fly again to wait for Wood, Harry mounted his broomstick and kicked off from the ground. What a feeling -- he swooped in and out of the goal posts and then sped up and down the field. The Nimbus Two Thousand turned wherever he wanted at his lightest touch. </text:p>
            <text:p text:style-name="P1"/>
            <text:p text:style-name="P1">"Hey, Potter, come down!' Oliver Wood had arrived. fie was carrying a large wooden crate under his arm. Harry landed next to him. </text:p>
            <text:p text:style-name="P1"/>
            <text:p text:style-name="P1">"Very nice," said Wood, his eyes glinting. "I see what McGonagall meant... you really are a natural. I'm just going to teach you the rules this evening, then you'll be joining team practice three times a week." </text:p>
            <text:p text:style-name="P1"/>
            <text:p text:style-name="P1">He opened the crate. Inside were four different-sized balls. </text:p>
            <text:p text:style-name="P1"/>
            <text:p text:style-name="P1">"Right," said Wood. "Now, Quidditch is easy enough to understand, even if it's not too easy to play. There are seven players on each side. </text:p>
            <text:p text:style-name="P1"/>
            <text:p text:style-name="P1">Three of them are called Chasers." </text:p>
            <text:p text:style-name="P1"/>
            <text:p text:style-name="P1">"Three Chasers," Harry repeated, as Wood took out a bright red ball about the size of a soccer ball. </text:p>
            <text:p text:style-name="P1"/>
            <text:p text:style-name="P1">"This ball's called the Quaffle," said Wood. "The <text:soft-page-break/>Chasers throw the Quaffle to each other and try and get it through one of the hoops to score a goal. Ten points every time the Quaffle goes through one of the hoops. Follow me?" </text:p>
            <text:p text:style-name="P1"/>
            <text:p text:style-name="P1">"The Chasers throw the Quaffle and put it through the hoops to score," </text:p>
            <text:p text:style-name="P1"/>
            <text:p text:style-name="P1">Harry recited. "So -- that's sort of like basketball on broomsticks with six hoops, isn't it?" </text:p>
            <text:p text:style-name="P1"/>
            <text:p text:style-name="P1">"What's basketball?" said Wood curiously. "Never mind," said Harry quickly. </text:p>
            <text:p text:style-name="P1"/>
            <text:p text:style-name="P1">"Now, there's another player on each side who's called the Keeper -I'm Keeper for Gryffindor. I have to fly around our hoops and stop the other team from scoring." </text:p>
            <text:p text:style-name="P1"/>
            <text:p text:style-name="P1">"Three Chasers, one Keeper," said Harry, who was determined to remember it all. "And they play with the Quaffle. Okay, got that. So what are they for?" He pointed at the three balls left inside the box. </text:p>
            <text:p text:style-name="P1"/>
            <text:p text:style-name="P1">"I'll show you now," said Wood. "Take this." </text:p>
            <text:p text:style-name="P1"/>
            <text:p text:style-name="P1">He handed Harry a small club, a bit like a short baseball bat. </text:p>
            <text:p text:style-name="P1"/>
            <text:p text:style-name="P1">"I'm going to show you what the Bludgers do," Wood said. "These two are the Bludgers." </text:p>
            <text:p text:style-name="P1"/>
            <text:p text:style-name="P1">He showed Harry two identical balls, jet black and slightly smaller than the red Quaffle. Harry noticed that they seemed to be straining to escape the straps holding them inside the box. </text:p>
            <text:p text:style-name="P1"/>
            <text:p text:style-name="P1">"Stand back," Wood warned Harry. He bent down and freed one of the Bludgers. </text:p>
            <text:p text:style-name="P1"/>
            <text:p text:style-name="P1">At once, the black ball rose high in the air and then pelted straight at Harry's face. Harry swung at it with the bat to stop it from breaking his nose, and sent it zigzagging away into the air -- it zoomed around their heads and then shot at Wood, who dived on top of it and managed to pin it to the ground. </text:p>
            <text:p text:style-name="P1"/>
            <text:p text:style-name="P1"><text:soft-page-break/>"See?" Wood panted, forcing the struggling Bludger back into the crate and strapping it down safely. "The Bludgers rocket around, trying to knock players off their brooms. That's why you have two Beaters on each team -- the Weasley twins are ours -- it's their job to protect their side from the Bludgers and try and knock them toward the other team. So -- think you've got all that?" </text:p>
            <text:p text:style-name="P1"/>
            <text:p text:style-name="P1">"Three Chasers try and score with the Quaffle; the Keeper guards the goal posts; the Beaters keep the Bludgers away from their team," Harry reeled off. </text:p>
            <text:p text:style-name="P1"/>
            <text:p text:style-name="P1">"Very good," said Wood. </text:p>
            <text:p text:style-name="P1"/>
            <text:p text:style-name="P1">"Er -- have the Bludgers ever killed anyone?" Harry asked, hoping he sounded offhand. </text:p>
            <text:p text:style-name="P1"/>
            <text:p text:style-name="P1">"Never at Hogwarts. We've had a couple of broken jaws but nothing worse than that. Now, the last member of the team is the Seeker. That's you. And you don't have to worry about the Quaffle or the Bludgers unless they crack my head open." </text:p>
            <text:p text:style-name="P1"/>
            <text:p text:style-name="P1">"Don't worry, the Weasleys are more than a match for the Bludgers -- I mean, they're like a pair of human Bludgers themselves." </text:p>
            <text:p text:style-name="P1"/>
            <text:p text:style-name="P1">Wood reached into the crate and took out the fourth and last ball. </text:p>
            <text:p text:style-name="P1"/>
            <text:p text:style-name="P1">Compared with the Quaffle and the Bludgers, it was tiny, about the size of a large walnut. It was bright gold and had little fluttering silver wings. </text:p>
            <text:p text:style-name="P1"/>
            <text:p text:style-name="P1">"This," said Wood, "is the Golden Snitch, and it's the most important ball of the lot. It's very hard to catch because it's so fast and difficult to see. It's the Seeker's job to catch it. You've got to weave in and out of the Chasers, Beaters, Bludgers, and Quaffle to get it before the other team's Seeker, because whichever Seeker catches the Snitch wins his team an extra hundred and fifty points, so they nearly always win. That's why Seekers get fouled so much. A game of Quidditch only ends when the Snitch is caught, so it can go on for ages -- I think the record is three months, they had to keep bringing on substitutes so the players could get <text:soft-page-break/>some sleep. "Well, that's it -- any questions?" </text:p>
            <text:p text:style-name="P1"/>
            <text:p text:style-name="P1">Harry shook his head. He understood what he had to do all right, it was doing it that was going to be the problem. </text:p>
            <text:p text:style-name="P1"/>
            <text:p text:style-name="P1">"We won't practice with the Snitch yet," said Wood, carefully shutting it back inside the crate, "it's too dark, we might lose it. Let's try you out with a few of these." </text:p>
            <text:p text:style-name="P1"/>
            <text:p text:style-name="P1">He pulled a bag of ordinary golf balls out of his pocket and a few minutes later, he and Harry were up in the air, Wood throwing the golf balls as hard as he could in every direction for Harry to catch. </text:p>
            <text:p text:style-name="P1"/>
            <text:p text:style-name="P1">Harry didn't miss a single one, and Wood was delighted. After half an hour, night had really fallen and they couldn't carry on. </text:p>
            <text:p text:style-name="P1"/>
            <text:p text:style-name="P1">"That Quidditch cup'll have our name on it this year," said Wood happily as they trudged back up to the castle. "I wouldn't be surprised if you turn out better than Charlie Weasley, and he could have played for England if he hadn't gone off chasing dragons." </text:p>
            <text:p text:style-name="P1"/>
            <text:p text:style-name="P1">Perhaps it was because he was now so busy, what with Quidditch practice three evenings a week on top of all his homework, but Harry could hardly believe it when he realized that he'd already been at Hogwarts two months. The castle felt more like home than Privet Drive ever had. His lessons, too, were becoming more and more interesting now that they had mastered the basics. </text:p>
            <text:p text:style-name="P1"/>
            <text:p text:style-name="P1">On Halloween morning they woke to the delicious smell of baking pumpkin wafting through the corridors. Even better, Professor Flitwick announced in Charms that he thought they were ready to start making objects fly, something they had all been dying to try since they'd seen him make Neville's toad zoom around the classroom. Professor Flitwick put the class into pairs to practice. Harry's partner was Seamus Finnigan (which was a relief, because Neville had been trying to catch his eye). Ron, however, was to be working with Hermione Granger. It was hard to tell <text:soft-page-break/>whether Ron or Hermione was angrier about this. She hadn't spoken to either of them since the day Harry's broomstick had arrived. </text:p>
            <text:p text:style-name="P1"/>
            <text:p text:style-name="P1">"Now, don't forget that nice wrist movement we've been practicing!" </text:p>
            <text:p text:style-name="P1"/>
            <text:p text:style-name="P1">squeaked Professor Flitwick, perched on top of his pile of books as usual. "Swish and flick, remember, swish and flick. And saying the magic words properly is very important, too -- never forget Wizard Baruffio, who said 's' instead of 'f' and found himself on the floor with a buffalo on his chest." </text:p>
            <text:p text:style-name="P1"/>
            <text:p text:style-name="P1">It was very difficult. Harry and Seamus swished and flicked, but the feather they were supposed to be sending skyward just lay on the desktop. Seamus got so impatient that he prodded it with his wand and set fire to it -- Harry had to put it out with his hat. </text:p>
            <text:p text:style-name="P1"/>
            <text:p text:style-name="P1">Ron, at the next table, wasn't having much more luck. </text:p>
            <text:p text:style-name="P1"/>
            <text:p text:style-name="P1">"Wingardium Leviosa!" he shouted, waving his long arms like a windmill. </text:p>
            <text:p text:style-name="P1"/>
            <text:p text:style-name="P1">"You're saying it wrong," Harry heard Hermione snap. "It's Wing-gar-dium Levi-o-sa, make the 'gar' nice and long." </text:p>
            <text:p text:style-name="P1"/>
            <text:p text:style-name="P1">"You do it, then, if you're so clever," Ron snarled. </text:p>
            <text:p text:style-name="P1"/>
            <text:p text:style-name="P1">Hermione rolled up the sleeves of her gown, flicked her wand, and said, "Wingardium Leviosa!" </text:p>
            <text:p text:style-name="P1"/>
            <text:p text:style-name="P1">Their feather rose off the desk and hovered about four feet above their heads. </text:p>
            <text:p text:style-name="P1"/>
            <text:p text:style-name="P1">"Oh, well done!" cried Professor Flitwick, clapping. "Everyone see here, Miss Granger's done it!" </text:p>
            <text:p text:style-name="P1"/>
            <text:p text:style-name="P1">Ron was in a very bad mood by the end of the class. "It's no wonder no one can stand her," he said to Harry as they pushed their way into the crowded corridor, "she's a nightmare, honestly. “ </text:p>
            <text:p text:style-name="P1"><text:soft-page-break/></text:p>
            <text:p text:style-name="P1">Someone knocked into Harry as they hurried past him. It was Hermione. </text:p>
            <text:p text:style-name="P1"/>
            <text:p text:style-name="P1">Harry caught a glimpse of her face -- and was startled to see that she was in tears. </text:p>
            <text:p text:style-name="P1"/>
            <text:p text:style-name="P1">"I think she heard you." </text:p>
            <text:p text:style-name="P1"/>
            <text:p text:style-name="P1">"So?" said Ron, but he looked a bit uncomfortable. "She must've noticed she's got no friends." </text:p>
            <text:p text:style-name="P1"/>
            <text:p text:style-name="P1">Hermione didn't turn up for the next class and wasn't seen all afternoon. On their way down to the Great Hall for the Halloween feast, Harry and Ron overheard Parvati Patil telling her friend Lavender that Hermione was crying in the girls' bathroom and wanted to be left alone. </text:p>
            <text:p text:style-name="P1"/>
            <text:p text:style-name="P1">Ron looked still more awkward at this, but a moment later they had entered the Great Hall, where the Halloween decorations put Hermione out of their minds. </text:p>
            <text:p text:style-name="P1"/>
            <text:p text:style-name="P1">A thousand live bats fluttered from the walls and ceiling while a thousand more swooped over the tables in low black clouds, making the candles in the pumpkins stutter. The feast appeared suddenly on the golden plates, as it had at the start-of-term banquet. </text:p>
            <text:p text:style-name="P1"/>
            <text:p text:style-name="P1">Harry was just helping himself to a baked potato when Professor Quirrell came sprinting into the hall, his turban askew and terror on his face. </text:p>
            <text:p text:style-name="P1"/>
            <text:p text:style-name="P1">Everyone stared as he reached Professor Dumbledore's chair, slumped against the table, and gasped, "Troll -- in the dungeons -- thought you ought to know." </text:p>
            <text:p text:style-name="P1"/>
            <text:p text:style-name="P1">He then sank to the floor in a dead faint. </text:p>
            <text:p text:style-name="P1"/>
            <text:p text:style-name="P1">There was an uproar. It took several purple firecrackers exploding from the end of Professor Dumbledore's wand to bring silence. </text:p>
            <text:p text:style-name="P1"/>
            <text:p text:style-name="P1">"Prefects," he rumbled, "lead your Houses back to the dormitories immediately!" </text:p>
            <text:p text:style-name="P1"><text:soft-page-break/></text:p>
            <text:p text:style-name="P1">Percy was in his element. </text:p>
            <text:p text:style-name="P1"/>
            <text:p text:style-name="P1">"Follow me! Stick together, first years! No need to fear the troll if you follow my orders! Stay close behind me, now. Make way, first years coming through! Excuse me, I'm a prefect!" </text:p>
            <text:p text:style-name="P1"/>
            <text:p text:style-name="P1">"How could a troll get in?" Harry asked as they climbed the stairs. </text:p>
            <text:p text:style-name="P1"/>
            <text:p text:style-name="P1">"Don't ask me, they're supposed to be really stupid," said Ron. "Maybe Peeves let it in for a Halloween joke." </text:p>
            <text:p text:style-name="P1"/>
            <text:p text:style-name="P1">They passed different groups of people hurrying in different directions. </text:p>
            <text:p text:style-name="P1"/>
            <text:p text:style-name="P1">As they jostled their way through a crowd of confused Hufflepuffs, Harry suddenly grabbed Ron's arm. </text:p>
            <text:p text:style-name="P1"/>
            <text:p text:style-name="P1">"I've just thought -- Hermione." </text:p>
            <text:p text:style-name="P1"/>
            <text:p text:style-name="P1">"What about her?" </text:p>
            <text:p text:style-name="P1"/>
            <text:p text:style-name="P1">"She doesn't know about the troll." </text:p>
            <text:p text:style-name="P1"/>
            <text:p text:style-name="P1">Ron bit his lip. </text:p>
            <text:p text:style-name="P1"/>
            <text:p text:style-name="P1">"Oh, all right," he snapped. "But Percy'd better not see us." </text:p>
            <text:p text:style-name="P1"/>
            <text:p text:style-name="P1">Ducking down, they joined the Hufflepuffs going the other way, slipped down a deserted side corridor, and hurried off toward the girls' bathroom. They had just turned the corner when they heard quick footsteps behind them. </text:p>
            <text:p text:style-name="P1"/>
            <text:p text:style-name="P1">"Percy!" hissed Ron, pulling Harry behind a large stone griffin. </text:p>
            <text:p text:style-name="P1"/>
            <text:p text:style-name="P1">Peering around it, however, they saw not Percy but Snape. He crossed the corridor and disappeared from view. </text:p>
            <text:p text:style-name="P1"/>
            <text:p text:style-name="P1">"What's he doing?" Harry whispered. "Why isn't he down in the dungeons with the rest of the <text:soft-page-break/>teachers?" </text:p>
            <text:p text:style-name="P1"/>
            <text:p text:style-name="P1">"Search me." </text:p>
            <text:p text:style-name="P1"/>
            <text:p text:style-name="P1">Quietly as possible, they crept along the next corridor after Snape's fading footsteps. </text:p>
            <text:p text:style-name="P1"/>
            <text:p text:style-name="P1">"He's heading for the third floor," Harry said, but Ron held up his hand. </text:p>
            <text:p text:style-name="P1"/>
            <text:p text:style-name="P1">"Can you smell something?" </text:p>
            <text:p text:style-name="P1"/>
            <text:p text:style-name="P1">Harry sniffed and a foul stench reached his nostrils, a mixture of old socks and the kind of public toilet no one seems to clean. </text:p>
            <text:p text:style-name="P1"/>
            <text:p text:style-name="P1">And then they heard it -- a low grunting, and the shuffling footfalls of gigantic feet. Ron pointed -- at the end of a passage to the left, something huge was moving toward them. They shrank into the shadows and watched as it emerged into a patch of moonlight. </text:p>
            <text:p text:style-name="P1"/>
            <text:p text:style-name="P1">It was a horrible sight. Twelve feet tall, its skin was a dull, granite gray, its great lumpy body like a boulder with its small bald head perched on top like a coconut. It had short legs thick as tree trunks with flat, horny feet. The smell coming from it was incredible. It was holding a huge wooden club, which dragged along the floor because its arms were so long. </text:p>
            <text:p text:style-name="P1"/>
            <text:p text:style-name="P1">The troll stopped next to a doorway and peered inside. It waggled its long ears, making up its tiny mind, then slouched slowly into the room. </text:p>
            <text:p text:style-name="P1"/>
            <text:p text:style-name="P1">"The keys in the lock," Harry muttered. "We could lock it in." </text:p>
            <text:p text:style-name="P1"/>
            <text:p text:style-name="P1">"Good idea," said Ron nervously. </text:p>
            <text:p text:style-name="P1"/>
            <text:p text:style-name="P1">They edged toward the open door, mouths dry, praying the troll wasn't about to come out of it. With one great leap, Harry managed to grab the key, slam the door, and lock it. </text:p>
            <text:p text:style-name="P1"/>
            <text:p text:style-name="P1">'Yes!" </text:p>
            <text:p text:style-name="P1"/>
            <text:p text:style-name="P1"><text:soft-page-break/>Flushed with their victory, they started to run back up the passage, but as they reached the corner they heard something that made their hearts stop -- a high, petrified scream -- and it was coming from the chamber they'd just chained up. </text:p>
            <text:p text:style-name="P1"/>
            <text:p text:style-name="P1">"Oh, no," said Ron, pale as the Bloody Baron. </text:p>
            <text:p text:style-name="P1"/>
            <text:p text:style-name="P1">"It's the girls' bathroom!" Harry gasped. </text:p>
            <text:p text:style-name="P1"/>
            <text:p text:style-name="P1">"Hermione!" they said together. </text:p>
            <text:p text:style-name="P1"/>
            <text:p text:style-name="P1">It was the last thing they wanted to do, but what choice did they have? Wheeling around, they sprinted back to the door and turned the key, fumbling in their panic. Harry pulled the door open and they ran inside. </text:p>
            <text:p text:style-name="P1"/>
            <text:p text:style-name="P1">Hermione Granger was shrinking against the wall opposite, looking as if she was about to faint. The troll was advancing on her, knocking the sinks off the walls as it went. </text:p>
            <text:p text:style-name="P1"/>
            <text:p text:style-name="P1">"Confuse it!" Harry said desperately to Ron, and, seizing a tap, he threw it as hard as he could against the wall. </text:p>
            <text:p text:style-name="P1"/>
            <text:p text:style-name="P1">The troll stopped a few feet from Hermione. It lumbered around, blinking stupidly, to see what had made the noise. Its mean little eyes saw Harry. It hesitated, then made for him instead, lifting its club as it went. </text:p>
            <text:p text:style-name="P1"/>
            <text:p text:style-name="P1">"Oy, pea-brain!" yelled Ron from the other side of the chamber, and he threw a metal pipe at it. The troll didn't even seem to notice the pipe hitting its shoulder, but it heard the yell and paused again, turning its ugly snout toward Ron instead, giving Harry time to run around it. </text:p>
            <text:p text:style-name="P1"/>
            <text:p text:style-name="P1">"Come on, run, run!" Harry yelled at Hermione, trying to pull her toward the door, but she couldn't move, she was still flat against the wall, her mouth open with terror. </text:p>
            <text:p text:style-name="P1"/>
            <text:p text:style-name="P1">The shouting and the echoes seemed to be driving the troll berserk. It roared again and started toward Ron, who was nearest and had no way to escape. </text:p>
            <text:p text:style-name="P1"><text:soft-page-break/></text:p>
            <text:p text:style-name="P1">Harry then did something that was both very brave and very stupid: He took a great running jump and managed to fasten his arms around the troll's neck from behind. The troll couldn't feel Harry hanging there, but even a troll will notice if you stick a long bit of wood up its nose, and Harry's wand had still been in his hand when he'd jumped -- it had gone straight up one of the troll's nostrils. </text:p>
            <text:p text:style-name="P1"/>
            <text:p text:style-name="P1">Howling with pain, the troll twisted and flailed its club, with Harry clinging on for dear life; any second, the troll was going to rip him off or catch him a terrible blow with the club. </text:p>
            <text:p text:style-name="P1"/>
            <text:p text:style-name="P1">Hermione had sunk to the floor in fright; Ron pulled out his own wand -- not knowing what he was going to do he heard himself cry the first spell that came into his head: "Wingardium Leviosa!" </text:p>
            <text:p text:style-name="P1"/>
            <text:p text:style-name="P1">The club flew suddenly out of the troll's hand, rose high, high up into the air, turned slowly over -- and dropped, with a sickening crack, onto its owner's head. The troll swayed on the spot and then fell flat on its face, with a thud that made the whole room tremble. </text:p>
            <text:p text:style-name="P1"/>
            <text:p text:style-name="P1">Harry got to his feet. He was shaking and out of breath. Ron was standing there with his wand still raised, staring at what he had done. </text:p>
            <text:p text:style-name="P1"/>
            <text:p text:style-name="P1">It was Hermione who spoke first. </text:p>
            <text:p text:style-name="P1"/>
            <text:p text:style-name="P1">"Is it -- dead?" </text:p>
            <text:p text:style-name="P1"/>
            <text:p text:style-name="P1">I don't think so," said Harry, I think it's just been knocked out." </text:p>
            <text:p text:style-name="P1"/>
            <text:p text:style-name="P1">He bent down and pulled his wand out of the troll's nose. It was covered in what looked like lumpy gray glue. </text:p>
            <text:p text:style-name="P1"/>
            <text:p text:style-name="P1">"Urgh -- troll boogers." </text:p>
            <text:p text:style-name="P1"/>
            <text:p text:style-name="P1">He wiped it on the troll's trousers. </text:p>
            <text:p text:style-name="P1"/>
            <text:p text:style-name="P1">A sudden slamming and loud footsteps made the three of them look up. </text:p>
            <text:p text:style-name="P1"><text:soft-page-break/></text:p>
            <text:p text:style-name="P1">They hadn't realized what a racket they had been making, but of course, someone downstairs must have heard the crashes and the troll's roars. A moment later, Professor McGonagall had come bursting into the room, closely followed by Snape, with Quirrell bringing up the rear. Quirrell took one look at the troll, let out a faint whimper, and sat quickly down on a toilet, clutching his heart. </text:p>
            <text:p text:style-name="P1"/>
            <text:p text:style-name="P1">Snape bent over the troll. Professor McGonagall was looking at Ron and Harry. Harry had never seen her look so angry. Her lips were white. </text:p>
            <text:p text:style-name="P1"/>
            <text:p text:style-name="P1">Hopes of winning fifty points for Gryffindor faded quickly from Harry's mind. </text:p>
            <text:p text:style-name="P1"/>
            <text:p text:style-name="P1">"What on earth were you thinking of?" said Professor McGonagall, with cold fury in her voice. Harry looked at Ron, who was still standing with his wand in the air. "You're lucky you weren't killed. Why aren't you in your dormitory?" </text:p>
            <text:p text:style-name="P1"/>
            <text:p text:style-name="P1">Snape gave Harry a swift, piercing look. Harry looked at the floor. He wished Ron would put his wand down. </text:p>
            <text:p text:style-name="P1"/>
            <text:p text:style-name="P1">Then a small voice came out of the shadows. </text:p>
            <text:p text:style-name="P1"/>
            <text:p text:style-name="P1">"Please, Professor McGonagall -- they were looking for me." </text:p>
            <text:p text:style-name="P1"/>
            <text:p text:style-name="P1">"Miss Granger!" </text:p>
            <text:p text:style-name="P1"/>
            <text:p text:style-name="P1">Hermione had managed to get to her feet at last. </text:p>
            <text:p text:style-name="P1"/>
            <text:p text:style-name="P1">I went looking for the troll because I -- I thought I could deal with it on my own -- you know, because I've read all about them." </text:p>
            <text:p text:style-name="P1"/>
            <text:p text:style-name="P1">Ron dropped his wand. Hermione Granger, telling a downright lie to a teacher? "If they hadn't found me, I'd be dead now. Harry stuck his wand up its nose and Ron knocked it out with its own club. They didn't have time to come and fetch anyone. It was about to finish me off when they arrived." </text:p>
            <text:p text:style-name="P1"/>
            <text:p text:style-name="P1">Harry and Ron tried to look as though this story <text:soft-page-break/>wasn't new to them. </text:p>
            <text:p text:style-name="P1"/>
            <text:p text:style-name="P1">"Well -- in that case..." said Professor McGonagall, staring at the three of them, "Miss Granger, you foolish girl, how could you think of tackling a mountain troll on your own?" </text:p>
            <text:p text:style-name="P1"/>
            <text:p text:style-name="P1">Hermione hung her head. Harry was speechless. Hermione was the last person to do anything against the rules, and here she was, pretending she had, to get them out of trouble. It was as if Snape had started handing out sweets. </text:p>
            <text:p text:style-name="P1"/>
            <text:p text:style-name="P1">"Miss Granger, five points will be taken from Gryffindor for this," said Professor McGonagall. "I'm very disappointed in you. If you're not hurt at all, you'd better get off to Gryffindor tower. Students are finishing the feast in their houses." </text:p>
            <text:p text:style-name="P1"/>
            <text:p text:style-name="P1">Hermione left. </text:p>
            <text:p text:style-name="P1"/>
            <text:p text:style-name="P1">Professor McGonagall turned to Harry and Ron. </text:p>
            <text:p text:style-name="P1"/>
            <text:p text:style-name="P1">"Well, I still say you were lucky, but not many first years could have taken on a full-grown mountain troll. You each win Gryffindor five points. Professor Dumbledore will be informed of this. You may go." </text:p>
            <text:p text:style-name="P1"/>
            <text:p text:style-name="P1">They hurried out of the chamber and didn't speak at all until they had climbed two floors up. It was a relief to be away from the smell of the troll, quite apart from anything else. </text:p>
            <text:p text:style-name="P1"/>
            <text:p text:style-name="P1">"We should have gotten more than ten points," Ron grumbled. </text:p>
            <text:p text:style-name="P1"/>
            <text:p text:style-name="P1">"Five, you mean, once she's taken off Hermione's." </text:p>
            <text:p text:style-name="P1"/>
            <text:p text:style-name="P1">"Good of her to get us out of trouble like that," Ron admitted. "Mind you, we did save her." </text:p>
            <text:p text:style-name="P1"/>
            <text:p text:style-name="P1">"She might not have needed saving if we hadn't locked the thing in with her," Harry reminded him. </text:p>
            <text:p text:style-name="P1"/>
            <text:p text:style-name="P1">They had reached the portrait of the Fat Lady. </text:p>
            <text:p text:style-name="P1"/>
            <text:p text:style-name="P1">"Pig snout," they said and entered. </text:p>
            <text:p text:style-name="P1"><text:soft-page-break/></text:p>
            <text:p text:style-name="P1">The common room was packed and noisy. Everyone was eating the food that had been sent up. Hermione, however, stood alone by the door, waiting for them. There was a very embarrassed pause. Then, none of them looking at each other, they all said "Thanks," and hurried off to get plates. </text:p>
            <text:p text:style-name="P1"/>
            <text:p text:style-name="P1">But from that moment on, Hermione Granger became their friend. There are some things you can't share without ending up liking each other, and knocking out a twelve-foot mountain troll is one of them. </text:p>
            <text:p text:style-name="P1"/>
            <text:p text:style-name="P1">CHAPTER ELEVEN </text:p>
            <text:p text:style-name="P1"/>
            <text:p text:style-name="P1">QUIDDITCH </text:p>
            <text:p text:style-name="P1"/>
            <text:p text:style-name="P1">As they entered November, the weather turned very cold. The mountains around the school became icy gray and the lake like chilled steel. Every morning the ground was covered in frost. Hagrid could be seen from the upstairs windows defrosting broomsticks on the Quidditch field, bundled up in a long moleskin overcoat, rabbit fur gloves, and enormous beaverskin boots. </text:p>
            <text:p text:style-name="P1"/>
            <text:p text:style-name="P1">The Quidditch season had begun. On Saturday, Harry would be playing in his first match after weeks of training: Gryffindor versus Slytherin. If Gryffindor won, they would move up into second place in the house championship. </text:p>
            <text:p text:style-name="P1"/>
            <text:p text:style-name="P1">Hardly anyone had seen Harry play because Wood had decided that, as their secret weapon, Harry should be kept, well, secret. But the news that he was playing Seeker had leaked out somehow, and Harry didn't know which was worse -- people telling him he'd be brilliant or people telling him they'd be running around underneath him holding a mattress. </text:p>
            <text:p text:style-name="P1"/>
            <text:p text:style-name="P1">It was really lucky that Harry now had Hermlone as a friend. He didn't know how he'd have gotten through all his homework without her, what with all the last-minute Quidditch practice Wood was making them do. She had also tent him Quidditch Through the Ages, which turned out to be a very <text:soft-page-break/>interesting read. </text:p>
            <text:p text:style-name="P1"/>
            <text:p text:style-name="P1">Harry learned that there were seven hundred ways of committing a Quidditch foul and that all of them had happened during a World Cup match in 1473; that Seekers were usually the smallest and fastest players, and that most serious Quidditch accidents seemed to happen to them; that although people rarely died playing Quidditch, referees had been known to vanish and turn up months later in the Sahara Desert. </text:p>
            <text:p text:style-name="P1"/>
            <text:p text:style-name="P1">Hermione had become a bit more relaxed about breaking rules since Harry and Ron had saved her from the mountain troll, and she was much nicer for it. The day before Harry's first Quidditch match the three of them were out in the freezing courtyard during break, and she had conjured them up a bright blue fire that could be carried around in a jam jar. </text:p>
            <text:p text:style-name="P1"/>
            <text:p text:style-name="P1">They were standing with their backs to it, getting warm, when Snape crossed the yard. Harry noticed at once that Snape was limping. Harry, Ron, and Hermione moved closer together to block the fire from view; they were sure it wouldn't be allowed. Unfortunately, something about their guilty faces caught Snape's eye. He limped over. He hadn't seen the fire, but he seemed to be looking for a reason to tell them off anyway. </text:p>
            <text:p text:style-name="P1"/>
            <text:p text:style-name="P1">"What's that you've got there, Potter?" </text:p>
            <text:p text:style-name="P1"/>
            <text:p text:style-name="P1">It was Quidditch Through the Ages. Harry showed him. </text:p>
            <text:p text:style-name="P1"/>
            <text:p text:style-name="P1">"Library books are not to be taken outside the school," said Snape. </text:p>
            <text:p text:style-name="P1"/>
            <text:p text:style-name="P1">"Give it to me. Five points from Gryffindor." </text:p>
            <text:p text:style-name="P1"/>
            <text:p text:style-name="P1">"He's just made that rule up," Harry muttered angrily as Snape limped away. "Wonder what's wrong with his leg?" </text:p>
            <text:p text:style-name="P1"/>
            <text:p text:style-name="P1">"Dunno, but I hope it's really hurting him," said Ron bitterly. </text:p>
            <text:p text:style-name="P1"/>
            <text:p text:style-name="P1"><text:soft-page-break/>The Gryffindor common room was very noisy that evening. Harry, Ron, and Hermione sat together next to a window. Hermione was checking Harry and Ron's Charms homework for them. She would never let them copy ("How will you learn?"), but by asking her to read it through, they got the right answers anyway. </text:p>
            <text:p text:style-name="P1"/>
            <text:p text:style-name="P1">Harry felt restless. He wanted Quidditch Through the Ages back, to take his mind off his nerves about tomorrow. Why should he be afraid of Snape? Getting up, he told Ron and Hermione he was going to ask Snape if he could have it. </text:p>
            <text:p text:style-name="P1"/>
            <text:p text:style-name="P1">"Better you than me," they said together, but Harry had an idea that Snape wouldn't refuse if there were other teachers listening. </text:p>
            <text:p text:style-name="P1"/>
            <text:p text:style-name="P1">He made his way down to the staffroom and knocked. There was no answer. </text:p>
            <text:p text:style-name="P1"/>
            <text:p text:style-name="P1">He knocked again. Nothing. </text:p>
            <text:p text:style-name="P1"/>
            <text:p text:style-name="P1">Perhaps Snape had left the book in there? It was worth a try. He pushed the door ajar and peered inside -- and a horrible scene met his eyes. </text:p>
            <text:p text:style-name="P1"/>
            <text:p text:style-name="P1">Snape and Filch were inside, alone. Snape was holding his robes above his knees. One of his legs was bloody and mangled. Filch was handing Snape bandages. </text:p>
            <text:p text:style-name="P1"/>
            <text:p text:style-name="P1">"Blasted thing*," Snape was saying. "How are you supposed to keep your eyes on all three heads at once?" </text:p>
            <text:p text:style-name="P1"/>
            <text:p text:style-name="P1">Harry tried to shut the door quietly, but -- "POTTER!" </text:p>
            <text:p text:style-name="P1"/>
            <text:p text:style-name="P1">Snape's face was twisted with fury as he dropped his robes quickly to hide his leg. Harry gulped. </text:p>
            <text:p text:style-name="P1"/>
            <text:p text:style-name="P1">"I just wondered if I could have my book back." </text:p>
            <text:p text:style-name="P1"/>
            <text:p text:style-name="P1">"GET OUT! OUT!" </text:p>
            <text:p text:style-name="P1"/>
            <text:p text:style-name="P1">Harry left, before Snape could take any more points from Gryffindor. He sprinted back upstairs. </text:p>
            <text:p text:style-name="P1"><text:soft-page-break/></text:p>
            <text:p text:style-name="P1">"Did you get it?" Ron asked as Harry joined them. "What's the matter?" </text:p>
            <text:p text:style-name="P1"/>
            <text:p text:style-name="P1">In a low whisper, Harry told them what he'd seen. </text:p>
            <text:p text:style-name="P1"/>
            <text:p text:style-name="P1">"You know what this means?" he finished breathlessly. "He tried to get past that three-headed dog at Halloween! That's where he was going when we saw him -- he's after whatever it's guarding! And Id bet my broomstick he let that troll in, to make a diversion!" </text:p>
            <text:p text:style-name="P1"/>
            <text:p text:style-name="P1">Hermione's eyes were wide. </text:p>
            <text:p text:style-name="P1"/>
            <text:p text:style-name="P1">"No -- he wouldn't, she said. "I know he's not very nice, but he wouldn't try and steal something Dumbledore was keeping safe." </text:p>
            <text:p text:style-name="P1"/>
            <text:p text:style-name="P1">"Honestly, Hermione, you think all teachers are saints or something," </text:p>
            <text:p text:style-name="P1"/>
            <text:p text:style-name="P1">snapped Ron. "I'm with Harry. I wouldn't put anything past Snape. But what's he after? What's that dog guarding?" </text:p>
            <text:p text:style-name="P1"/>
            <text:p text:style-name="P1">Harry went to bed with his head buzzing with the same question. Neville was snoring loudly, but Harry couldn't sleep. He tried to empty his mind -- he needed to sleep, he had to, he had his first Quidditch match in a few hours -- but the expression on Snape's face when Harry had seen his leg wasn't easy to forget. </text:p>
            <text:p text:style-name="P1"/>
            <text:p text:style-name="P1">The next morning dawned very bright and cold. The Great Hall was full of the delicious smell of fried sausages and the cheer ful chatter of everyone looking forward to a good Quidditch match. </text:p>
            <text:p text:style-name="P1"/>
            <text:p text:style-name="P1">"You've got to eat some breakfast." </text:p>
            <text:p text:style-name="P1"/>
            <text:p text:style-name="P1">"I don't want anything." </text:p>
            <text:p text:style-name="P1"/>
            <text:p text:style-name="P1">"Just a bit of toast," wheedled Hermione. </text:p>
            <text:p text:style-name="P1"/>
            <text:p text:style-name="P1">"I'm not hungry." </text:p>
            <text:p text:style-name="P1"/>
            <text:p text:style-name="P1">Harry felt terrible. In an hour's time he'd be <text:soft-page-break/>walking onto the field. </text:p>
            <text:p text:style-name="P1"/>
            <text:p text:style-name="P1">"Harry, you need your strength," said Seamus Finnigan. "Seekers are always the ones who get clobbered by the other team." </text:p>
            <text:p text:style-name="P1"/>
            <text:p text:style-name="P1">"Thanks, Seamus," said Harry, watching Seamus pile ketchup on his sausages. </text:p>
            <text:p text:style-name="P1"/>
            <text:p text:style-name="P1">By eleven o'clock the whole school seemed to be out in the stands around the Quidditch pitch. Many students had binoculars. The seats might be raised high in the air, but it was still difficult to see what was going on sometimes. </text:p>
            <text:p text:style-name="P1"/>
            <text:p text:style-name="P1">Ron and Hermione joined Neville, Seamus, and Dean the West Ham fan up in the top row. As a surprise for Harry, they had painted a large banner on one of the sheets Scabbers had ruined. It said Potter for President, and Dean, who was good at drawing, had done a large Gryffindor lion underneath. Then Hermione had performed a tricky little charm so that the paint flashed different colors. </text:p>
            <text:p text:style-name="P1"/>
            <text:p text:style-name="P1">Meanwhile, in the locker room, Harry and the rest of the team were changing into their scarlet Quidditch robes (Slytherin would be playing in green). </text:p>
            <text:p text:style-name="P1"/>
            <text:p text:style-name="P1">Wood cleared his throat for silence. </text:p>
            <text:p text:style-name="P1"/>
            <text:p text:style-name="P1">"Okay, men," he said. </text:p>
            <text:p text:style-name="P1"/>
            <text:p text:style-name="P1">"And women," said Chaser Angelina Johnson. </text:p>
            <text:p text:style-name="P1"/>
            <text:p text:style-name="P1">"And women," Wood agreed. "This is it." </text:p>
            <text:p text:style-name="P1"/>
            <text:p text:style-name="P1">"The big one," said Fred Weasley. </text:p>
            <text:p text:style-name="P1"/>
            <text:p text:style-name="P1">"The one we've all been waiting for," said George. </text:p>
            <text:p text:style-name="P1"/>
            <text:p text:style-name="P1">"We know Oliver's speech by heart," Fred told Harry, "we were on the team last year." </text:p>
            <text:p text:style-name="P1"/>
            <text:p text:style-name="P1">"Shut up, you two," said Wood. "This is the best team Gryffindor's had in years. We're going to win. I know it." </text:p>
            <text:p text:style-name="P1"><text:soft-page-break/></text:p>
            <text:p text:style-name="P1">He glared at them all as if to say, "Or else." </text:p>
            <text:p text:style-name="P1"/>
            <text:p text:style-name="P1">"Right. It's time. Good luck, all of you." </text:p>
            <text:p text:style-name="P1"/>
            <text:p text:style-name="P1">Harry followed Fred and George out of the locker room and, hoping his knees weren't going to give way, walked onto the field to loud cheers. </text:p>
            <text:p text:style-name="P1"/>
            <text:p text:style-name="P1">Madam Hooch was refereeing. She stood in the middle of the field waiting for the two teams, her broom in her hand. </text:p>
            <text:p text:style-name="P1"/>
            <text:p text:style-name="P1">"Now, I want a nice fair game, all of you," she said, once they were all gathered around her. Harry noticed that she seemed to be speaking particularly to the Slytherin Captain, Marcus Flint, a sixth year. Harry thought Flint looked as if he had some troll blood in him. Out of the corner of his eye he saw the fluttering banner high above, flashing Potter for President over the crowd. His heart skipped. He felt braver. </text:p>
            <text:p text:style-name="P1"/>
            <text:p text:style-name="P1">"Mount your brooms, please." </text:p>
            <text:p text:style-name="P1"/>
            <text:p text:style-name="P1">Harry clambered onto his Nimbus Two Thousand. </text:p>
            <text:p text:style-name="P1"/>
            <text:p text:style-name="P1">Madam Hooch gave a loud blast on her silver whistle. </text:p>
            <text:p text:style-name="P1"/>
            <text:p text:style-name="P1">Fifteen brooms rose up, high, high into the air. They were off. "And the Quaffle is taken immediately by Angelina Johnson of Gryffindor -- what an excellent Chaser that girl is, and rather attractive, too --" </text:p>
            <text:p text:style-name="P1"/>
            <text:p text:style-name="P1">"JORDAN!" </text:p>
            <text:p text:style-name="P1"/>
            <text:p text:style-name="P1">"Sorry, Professor." </text:p>
            <text:p text:style-name="P1"/>
            <text:p text:style-name="P1">The Weasley twins' friend, Lee Jordan, was doing the commentary for the match, closely watched by Professor McGonagall. </text:p>
            <text:p text:style-name="P1"/>
            <text:p text:style-name="P1">"And she's really belting along up there, a neat pass to Alicia Spinnet, a good find of Oliver Wood's, last year only a reserve -- back to Johnson and -- no, the Slytherins have taken the Quaffle, Slytherin <text:soft-page-break/>Captain Marcus Flint gains the Quaffle and off he goes -- Flint flying like an eagle up there -- he's going to sc- no, stopped by an excellent move by Gryffindor Keeper Wood and the Gryffindors take the Quaffle -- that's Chaser Katie Bell of Gryffindor there, nice dive around Flint, off up the field and -- OUCH -- that must have hurt, hit in the back of the head by a Bludger -- Quaffle taken by the Slytherins -- that's Adrian Pucey speeding off toward the goal posts, but he's blocked by a second Bludger -- sent his way by Fred or George Weasley, can't tell which -- nice play by the Gryffindor Beater, anyway, and Johnson back in possession of the Quaffle, a clear field ahead and off she goes -- she's really flying -- dodges a speeding Bludger -- the goal posts are ahead -- come on, now, Angelina -- Keeper Bletchley dives -- misses -- GRYFFINDORS SCORE!" </text:p>
            <text:p text:style-name="P1"/>
            <text:p text:style-name="P1">Gryffindor cheers filled the cold air, with howls and moans from the Slytherins. </text:p>
            <text:p text:style-name="P1"/>
            <text:p text:style-name="P1">"Budge up there, move along." </text:p>
            <text:p text:style-name="P1"/>
            <text:p text:style-name="P1">"Hagrid!" </text:p>
            <text:p text:style-name="P1"/>
            <text:p text:style-name="P1">Ron and Hermione squeezed together to give Hagrid enough space to join them. </text:p>
            <text:p text:style-name="P1"/>
            <text:p text:style-name="P1">"Bin watchin' from me hut," said Hagrid, patting a large pair of binoculars around his neck, "But it isn't the same as bein' in the crowd. No sign of the Snitch yet, eh?" </text:p>
            <text:p text:style-name="P1"/>
            <text:p text:style-name="P1">"Nope," said Ron. "Harry hasn't had much to do yet." </text:p>
            <text:p text:style-name="P1"/>
            <text:p text:style-name="P1">"Kept outta trouble, though, that's somethin'," said Hagrid, raising his binoculars and peering skyward at the speck that was Harry. </text:p>
            <text:p text:style-name="P1"/>
            <text:p text:style-name="P1">Way up above them, Harry was gliding over the game, squinting about for some sign of the Snitch. This was part of his and Wood's game plan. </text:p>
            <text:p text:style-name="P1"/>
            <text:p text:style-name="P1">"Keep out of the way until you catch sight of the Snitch," Wood had said. "We don't want you attacked before you have to be." </text:p>
            <text:p text:style-name="P1"><text:soft-page-break/></text:p>
            <text:p text:style-name="P1">When Angelina had scored, Harry had done a couple of loop-the-loops to let off his feelings. Now he was back to staring around for the Snitch. </text:p>
            <text:p text:style-name="P1"/>
            <text:p text:style-name="P1">Once he caught sight of a flash of gold, but it was just a reflection from one of the Weasleys' wristwatches, and once a Bludger decided to come pelting his way, more like a cannonball than anything, but Harry dodged it and Fred Weasley came chasing after it. </text:p>
            <text:p text:style-name="P1"/>
            <text:p text:style-name="P1">"All right there, Harry?" he had time to yell, as he beat the Bludger furiously toward Marcus Flint. </text:p>
            <text:p text:style-name="P1"/>
            <text:p text:style-name="P1">"Slytherin in possession," Lee Jordan was saying, "Chaser Pucey ducks two Bludgers, two Weasleys, and Chaser Bell, and speeds toward the -- wait a moment -- was that the Snitch?" </text:p>
            <text:p text:style-name="P1"/>
            <text:p text:style-name="P1">A murmur ran through the crowd as Adrian Pucey dropped the Quaffle, too busy looking over his shoulder at the flash of gold that had passed his left ear. </text:p>
            <text:p text:style-name="P1"/>
            <text:p text:style-name="P1">Harry saw it. In a great rush of excitement he dived downward after the streak of gold. Slytherin Seeker Terence Higgs had seen it, too. Neck and neck they hurtled toward the Snitch -all the Chasers seemed to have forgotten what they were supposed to be doing as they hung in midair to watch. </text:p>
            <text:p text:style-name="P1"/>
            <text:p text:style-name="P1">Harry was faster than Higgs -- he could see the little round ball, wings fluttering, darting up ahead - - he put on an extra spurt of speed -- WHAM! A roar of rage echoed from the Gryffindors below -- Marcus Flint had blocked Harry on purpose, and Harry's broom spun off course, Harry holding on for dear life. </text:p>
            <text:p text:style-name="P1"/>
            <text:p text:style-name="P1">"Foul!" screamed the Gryffindors. </text:p>
            <text:p text:style-name="P1"/>
            <text:p text:style-name="P1">Madam Hooch spoke angrily to Flint and then ordered a free shot at the goal posts for Gryffindor. But in all the confusion, of course, the Golden Snitch had disappeared from sight again. </text:p>
            <text:p text:style-name="P1"/>
            <text:p text:style-name="P1">Down in the stands, Dean Thomas was yelling, <text:soft-page-break/>"Send him off, ref! Red card!" </text:p>
            <text:p text:style-name="P1"/>
            <text:p text:style-name="P1">"What are you talking about, Dean?" said Ron. </text:p>
            <text:p text:style-name="P1"/>
            <text:p text:style-name="P1">"Red card!" said Dean furiously. "In soccer you get shown the red card and you're out of the game!" </text:p>
            <text:p text:style-name="P1"/>
            <text:p text:style-name="P1">"But this isn't soccer, Dean," Ron reminded him. </text:p>
            <text:p text:style-name="P1"/>
            <text:p text:style-name="P1">Hagrid, however, was on Dean's side. </text:p>
            <text:p text:style-name="P1"/>
            <text:p text:style-name="P1">"They oughta change the rules. Flint coulda knocked Harry outta the air." </text:p>
            <text:p text:style-name="P1"/>
            <text:p text:style-name="P1">Lee Jordan was finding it difficult not to take sides. </text:p>
            <text:p text:style-name="P1"/>
            <text:p text:style-name="P1">"So -- after that obvious and disgusting bit of cheating "Jordan!" growled Professor McGonagall. </text:p>
            <text:p text:style-name="P1"/>
            <text:p text:style-name="P1">"I mean, after that open and revolting foul 'Jordan, I'm warning you --" </text:p>
            <text:p text:style-name="P1"/>
            <text:p text:style-name="P1">"All right, all right. Flint nearly kills the Gryffindor Seeker, which could happen to anyone, I'm sure, so a penalty to Gryffindor, taken by Spinner, who puts it away, no trouble, and we continue play, Gryffindor still in possession." </text:p>
            <text:p text:style-name="P1"/>
            <text:p text:style-name="P1">It was as Harry dodged another Bludger, which went spinning dangerously past his head, that it happened. His broom gave a sudden, frightening lurch. For a split second, he thought he was going to fall. He gripped the broom tightly with both his hands and knees. He'd never felt anything like that. </text:p>
            <text:p text:style-name="P1"/>
            <text:p text:style-name="P1">It happened again. It was as though the broom was trying to buck him off. But Nimbus Two Thousands did not suddenly decide to buck their riders off. Harry tried to turn back toward the Gryffindor goal- posts -- he had half a mind to ask Wood to call time-out -- and then he realized that his broom was completely out of his control. He couldn't turn it. He couldn't direct it at all. It was zigzagging through the air, and every now and then making violent swishing movements that almost unseated him. </text:p>
            <text:p text:style-name="P1"/>
            <text:p text:style-name="P1">Lee was still commentating. </text:p>
            <text:p text:style-name="P1"><text:soft-page-break/></text:p>
            <text:p text:style-name="P1">"Slytherin in possession -- Flint with the Quaffle -- passes Spinnet -- passes Bell -- hit hard in the face by a Bludger, hope it broke his nose -- only joking, Professor -- Slytherins score -- A no... </text:p>
            <text:p text:style-name="P1"/>
            <text:p text:style-name="P1">The Slytherins were cheering. No one seemed to have noticed that Harry's broom was behaving strangely. It was carrying- him slowly higher, away from the game, jerking and twitching as it went. </text:p>
            <text:p text:style-name="P1"/>
            <text:p text:style-name="P1">"Dunno what Harry thinks he's doing," Hagrid mumbled. He stared through his binoculars. "If I didn' know better, I'd say he'd lost control of his broom... but he can't have...." </text:p>
            <text:p text:style-name="P1"/>
            <text:p text:style-name="P1">Suddenly, people were pointing up at Harry all over the stands. His broom had started to roll over and over, with him only just managing to hold on. Then the whole crowd gasped. Harry's broom had given a wild jerk and Harry swung off it. He was now dangling from it, holding on with only one hand. </text:p>
            <text:p text:style-name="P1"/>
            <text:p text:style-name="P1">"Did something happen to it when Flint blocked him?" Seamus whispered. </text:p>
            <text:p text:style-name="P1"/>
            <text:p text:style-name="P1">"Can't have," Hagrid said, his voice shaking. "Can't nothing interfere with a broomstick except powerful Dark magic -- no kid could do that to a Nimbus Two Thousand." </text:p>
            <text:p text:style-name="P1"/>
            <text:p text:style-name="P1">At these words, Hermione seized Hagrid's binoculars, but instead of looking up at Harry, she started looking frantically at the crowd. </text:p>
            <text:p text:style-name="P1"/>
            <text:p text:style-name="P1">"What are you doing?" moaned Ron, gray-faced. </text:p>
            <text:p text:style-name="P1"/>
            <text:p text:style-name="P1">"I knew it," Hermione gasped, "Snape -- look." </text:p>
            <text:p text:style-name="P1"/>
            <text:p text:style-name="P1">Ron grabbed the binoculars. Snape was in the middle of the stands opposite them. He had his eyes fixed on Harry and was muttering nonstop under his breath. </text:p>
            <text:p text:style-name="P1"/>
            <text:p text:style-name="P1">"He's doing something -- jinxing the broom," said Hermione. </text:p>
            <text:p text:style-name="P1"/>
            <text:p text:style-name="P1">"What should we do?" </text:p>
            <text:p text:style-name="P1"><text:soft-page-break/></text:p>
            <text:p text:style-name="P1">"Leave it to me." </text:p>
            <text:p text:style-name="P1"/>
            <text:p text:style-name="P1">Before Ron could say another word, Hermione had disappeared. Ron turned the binoculars back on Harry. His broom was vibrating so hard, it was almost impossible for him to hang on much longer. The whole crowd was on its feet, watching, terrified, as the Weasleys flew up to try and pull Harry safely onto one of their brooms, but it was no good -- every time they got near him, the broom would jump higher still. They dropped lower and circled beneath him, obviously hoping to catch him if he fell. </text:p>
            <text:p text:style-name="P1"/>
            <text:p text:style-name="P1">Marcus Flint seized the Quaffle and scored five times without anyone noticing. </text:p>
            <text:p text:style-name="P1"/>
            <text:p text:style-name="P1">"Come on, Hermione," Ron muttered desperately. </text:p>
            <text:p text:style-name="P1"/>
            <text:p text:style-name="P1">Hermione had fought her way across to the stand where Snape stood, and was now racing along the row behind him; she didn't even stop to say sorry as she knocked Professor Quirrell headfirst into the row in front. </text:p>
            <text:p text:style-name="P1"/>
            <text:p text:style-name="P1">Reaching Snape, she crouched down, pulled out her wand, and whispered a few, well- chosen words. Bright blue flames shot from her wand onto the hem of Snape's robes. </text:p>
            <text:p text:style-name="P1"/>
            <text:p text:style-name="P1">It took perhaps thirty seconds for Snape to realize that he was on fire. </text:p>
            <text:p text:style-name="P1"/>
            <text:p text:style-name="P1">A sudden yelp told her she had done her job. Scooping the fire off him into a little jar in her pocket, she scrambled back along the row -- Snape would never know what had happened. </text:p>
            <text:p text:style-name="P1"/>
            <text:p text:style-name="P1">It was enough. Up in the air, Harry was suddenly able to clamber back on to his broom. </text:p>
            <text:p text:style-name="P1"/>
            <text:p text:style-name="P1">"Neville, you can look!" Ron said. Neville had been sobbing into Hagrid's jacket for the last five minutes. </text:p>
            <text:p text:style-name="P1"/>
            <text:p text:style-name="P1">Harry was speeding toward the ground when the crowd saw him clap his hand to his mouth as <text:soft-page-break/>though he was about to be sick -- he hit the field on all fours -- coughed -- and something gold fell into his hand. </text:p>
            <text:p text:style-name="P1"/>
            <text:p text:style-name="P1">"I've got the Snitch!" he shouted, waving it above his head, and the game ended in complete confusion. </text:p>
            <text:p text:style-name="P1"/>
            <text:p text:style-name="P1">"He didn't catch it, he nearly swallowed it," Flint was still howling twenty minutes later, but it made no difference -- Harry hadn't broken any rules and Lee Jordan was still happily shouting the results -- Gryffindor had won by one hundred and seventy points to sixty. Harry heard none of this, though. He was being made a cup of strong tea back in Hagrid's hut, with Ron and Hermione. </text:p>
            <text:p text:style-name="P1"/>
            <text:p text:style-name="P1">"It was Snape," Ron was explaining, "Hermione and I saw him. He was cursing your broomstick, muttering, he wouldn't take his eyes off you." </text:p>
            <text:p text:style-name="P1"/>
            <text:p text:style-name="P1">"Rubbish," said Hagrid, who hadn't heard a word of what had gone on next to him in the stands. "Why would Snape do somethin' like that?" </text:p>
            <text:p text:style-name="P1"/>
            <text:p text:style-name="P1">Harry, Ron, and Hermione looked at one another, wondering what to tell him. Harry decided on the truth. </text:p>
            <text:p text:style-name="P1"/>
            <text:p text:style-name="P1">"I found out something about him," he told Hagrid. "He tried to get past that three-headed dog on Halloween. It bit him. We think he was trying to steal whatever it's guarding." </text:p>
            <text:p text:style-name="P1"/>
            <text:p text:style-name="P1">Hagrid dropped the teapot. </text:p>
            <text:p text:style-name="P1"/>
            <text:p text:style-name="P1">"How do you know about Fluffy?" he said. </text:p>
            <text:p text:style-name="P1"/>
            <text:p text:style-name="P1">"Fluffy?" </text:p>
            <text:p text:style-name="P1"/>
            <text:p text:style-name="P1">"Yeah -- he's mine -- bought him off a Greek chappie I met in the pub las' year -- I lent him to Dumbledore to guard the "Yes?" said Harry eagerly. </text:p>
            <text:p text:style-name="P1"/>
            <text:p text:style-name="P1">"Now, don't ask me anymore," said Hagrid gruffly. "That's top secret, that is." </text:p>
            <text:p text:style-name="P1"/>
            <text:p text:style-name="P1"><text:soft-page-break/>"But Snape's trying to steal it." </text:p>
            <text:p text:style-name="P1"/>
            <text:p text:style-name="P1">"Rubbish," said Hagrid again. "Snape's a Hogwarts teacher, he'd do nothin' of the sort." </text:p>
            <text:p text:style-name="P1"/>
            <text:p text:style-name="P1">"So why did he just try and kill Harry?" cried Hermione. </text:p>
            <text:p text:style-name="P1"/>
            <text:p text:style-name="P1">The afternoon's events certainly seemed to have changed her mind about Snape. </text:p>
            <text:p text:style-name="P1"/>
            <text:p text:style-name="P1">I know a jinx when I see one, Hagrid, I've read all about them! You've got to keep eye contact, and Snape wasn't blinking at all, I saw him!" </text:p>
            <text:p text:style-name="P1"/>
            <text:p text:style-name="P1">"I'm tellin' yeh, yer wrong!" said Hagrid hotly. "I don' know why Harry's broom acted like that, but Snape wouldn' try an' kill a student! Now, listen to me, all three of yeh -- yer meddlin' in things that don' concern yeh. It's dangerous. You forget that dog, an' you forget what it's guardin', that's between Professor Dumbledore an' Nicolas Flamel --" </text:p>
            <text:p text:style-name="P1"/>
            <text:p text:style-name="P1">"Aha!" said Harry, "so there's someone called Nicolas Flamel involved, is there?" </text:p>
            <text:p text:style-name="P1"/>
            <text:p text:style-name="P1">Hagrid looked furious with himself. </text:p>
            <text:p text:style-name="P1"/>
            <text:p text:style-name="P1">CHAPTER TWELVE </text:p>
            <text:p text:style-name="P1"/>
            <text:p text:style-name="P1">THE MIRROR OF ERISED </text:p>
            <text:p text:style-name="P1"/>
            <text:p text:style-name="P1">Christmas was coming. One morning in mid-December, Hogwarts woke to find itself covered in several feet of snow. The lake froze solid and the Weasley twins were punished for bewitching several snowballs so that they followed Quirrell around, bouncing off the back of his turban. The few owls that managed to battle their way through the stormy sky to deliver mail had to be nursed back to health by Hagrid before they could fly off again. </text:p>
            <text:p text:style-name="P1"/>
            <text:p text:style-name="P1">No one could wait for the holidays to start. While the Gryffindor common room and the Great Hall had roaring fires, the drafty corridors had become icy and a bitter wind rattled the windows in the classrooms. </text:p>
            <text:p text:style-name="P1"><text:soft-page-break/></text:p>
            <text:p text:style-name="P1">Worst of all were Professor Snape's classes down in the dungeons, where their breath rose in a mist before them and they kept as close as possible to their hot cauldrons. </text:p>
            <text:p text:style-name="P1"/>
            <text:p text:style-name="P1">"I do feel so sorry," said Draco Malfoy, one Potions class, "for all those people who have to stay at Hogwarts for Christmas because they're not wanted at home." </text:p>
            <text:p text:style-name="P1"/>
            <text:p text:style-name="P1">He was looking over at Harry as he spoke. Crabbe and Goyle chuckled. </text:p>
            <text:p text:style-name="P1"/>
            <text:p text:style-name="P1">Harry, who was measuring out powdered spine of lionfish, ignored them. </text:p>
            <text:p text:style-name="P1"/>
            <text:p text:style-name="P1">Malfoy had been even more unpleasant than usual since the Quidditch match. Disgusted that the Slytherins had lost, he had tried to get everyone laughing at how a wide-mouthed tree frog would be replacing Harry as Seeker next. Then he'd realized that nobody found this funny, because they were all so impressed at the way Harry had managed to stay on his bucking broomstick. So Malfoy, jealous and angry, had gone back to taunting Harry about having no proper family. </text:p>
            <text:p text:style-name="P1"/>
            <text:p text:style-name="P1">It was true that Harry wasn't going back to Privet Drive for Christmas. </text:p>
            <text:p text:style-name="P1"/>
            <text:p text:style-name="P1">Professor McGonagall had come around the week before, making a list of students who would be staying for the holidays, and Harry had signed up at once. He didn't feel sorry for himself at all; this would probably be the best Christmas he'd ever had. Ron and his brothers were staying, too, because Mr. and Mrs. Weasley were going to Romania to visit Charlie. </text:p>
            <text:p text:style-name="P1"/>
            <text:p text:style-name="P1">When they left the dungeons at the end of Potions, they found a large fir tree blocking the corridor ahead. Two enormous feet sticking out at the bottom and a loud puffing sound told them that Hagrid was behind it. </text:p>
            <text:p text:style-name="P1"/>
            <text:p text:style-name="P1">"Hi, Hagrid, want any help?" Ron asked, sticking his head through the branches. </text:p>
            <text:p text:style-name="P1"><text:soft-page-break/></text:p>
            <text:p text:style-name="P1">"Nah, I'm all right, thanks, Ron." </text:p>
            <text:p text:style-name="P1"/>
            <text:p text:style-name="P1">"Would you mind moving out of the way?" came Malfoys cold drawl from behind them. "Are you trying to earn some extra money, Weasley? Hoping to be gamekeeper yourself when you leave Hogwarts, I suppose -- that hut of Hagrid's must seem like a palace compared to what your family's used to." </text:p>
            <text:p text:style-name="P1"/>
            <text:p text:style-name="P1">Ron dived at Malfoy just as Snape came up the stairs. </text:p>
            <text:p text:style-name="P1"/>
            <text:p text:style-name="P1">"WEASLEY!" </text:p>
            <text:p text:style-name="P1"/>
            <text:p text:style-name="P1">Ron let go of the front of Malfoy's robes. </text:p>
            <text:p text:style-name="P1"/>
            <text:p text:style-name="P1">"He was provoked, Professor Snape," said Hagrid, sticking his huge hairy face out from behind the tree. "Malfoy was insultin' his family." </text:p>
            <text:p text:style-name="P1"/>
            <text:p text:style-name="P1">"Be that as it may, fighting is against Hogwarts rules, Hagrid," said Snape silkily. "Five points from Gryffindor, Weasley, and be grateful it isn't more. Move along, all of you." </text:p>
            <text:p text:style-name="P1"/>
            <text:p text:style-name="P1">Malfoy, Crabbe, and Goyle pushed roughly past the tree, scattering needles everywhere and smirking. </text:p>
            <text:p text:style-name="P1"/>
            <text:p text:style-name="P1">"I'll get him," said Ron, grinding his teeth at Malfoy's back, "one of these days, I'll get him --" </text:p>
            <text:p text:style-name="P1"/>
            <text:p text:style-name="P1">"I hate them both," said Harry, "Malfoy and Snape." </text:p>
            <text:p text:style-name="P1"/>
            <text:p text:style-name="P1">"Come on, cheer up, it's nearly Christmas," said Hagrid. "Tell yeh what, come with me an' see the Great Hall, looks a treat." </text:p>
            <text:p text:style-name="P1"/>
            <text:p text:style-name="P1">So the three of them followed Hagrid and his tree off to -the Great Hall, where Professor McGonagall and Professor Flitwick were busy with the Christmas decorations. </text:p>
            <text:p text:style-name="P1"/>
            <text:p text:style-name="P1">"Ah, Hagrid, the last tree -- put it in the far corner, would you?" </text:p>
            <text:p text:style-name="P1"/>
            <text:p text:style-name="P1"><text:soft-page-break/>The hall looked spectacular. Festoons of holly and mistletoe hung all around the walls, and no less than twelve towering Christmas trees stood around the room, some sparkling with tiny icicles, some glittering with hundreds of candles. </text:p>
            <text:p text:style-name="P1"/>
            <text:p text:style-name="P1">"How many days you got left until yer holidays?" Hagrid asked. </text:p>
            <text:p text:style-name="P1"/>
            <text:p text:style-name="P1">"Just one," said Hermione. "And that reminds me -Harry, Ron, we've got half an hour before lunch, we should be in the library." </text:p>
            <text:p text:style-name="P1"/>
            <text:p text:style-name="P1">"Oh yeah, you're right," said Ron, tearing his eyes away from Professor Flitwick, who had golden bubbles blossoming out of his wand and was trailing them over the branches of the new tree. </text:p>
            <text:p text:style-name="P1"/>
            <text:p text:style-name="P1">"The library?" said Hagrid, following them out of the hall. "Just before the holidays? Bit keen, aren't yeh?" </text:p>
            <text:p text:style-name="P1"/>
            <text:p text:style-name="P1">"Oh, we're not working," Harry told him brightly. "Ever since you mentioned Nicolas Flamel we've been trying to find out who he is." </text:p>
            <text:p text:style-name="P1"/>
            <text:p text:style-name="P1">"You what?" Hagrid looked shocked. "Listen here -- I've told yeh -- drop it. It's nothin' to you what that dog's guardin'." </text:p>
            <text:p text:style-name="P1"/>
            <text:p text:style-name="P1">"We just want to know who Nicolas Flamel is, that's all," said Hermione. </text:p>
            <text:p text:style-name="P1"/>
            <text:p text:style-name="P1">"Unless you'd like to tell us and save us the trouble?" Harry added. "We must've been through hundreds of books already and we can't find him anywhere -- just give us a hint -- I know I've read his name somewhere." </text:p>
            <text:p text:style-name="P1"/>
            <text:p text:style-name="P1">"I'm sayin' nothin, said Hagrid flatly. </text:p>
            <text:p text:style-name="P1"/>
            <text:p text:style-name="P1">"Just have to find out for ourselves, then," said Ron, and they left Hagrid looking disgruntled and hurried off to the library. </text:p>
            <text:p text:style-name="P1"/>
            <text:p text:style-name="P1">They had indeed been searching books for Flamel's name ever since Hagrid had let it slip, because how else were they going to find out what Snape was <text:soft-page-break/>trying to steal? The trouble was, it was very hard to know where to begin, not knowing what Flamel might have done to get himself into a book. He wasn't in Great Wizards of the Twentieth Century, or Notable Magical Names of Our Time; he was missing, too, from Important Modern Magical Discoveries, and A Study of Recent Developments in Wizardry. And then, of course, there was the sheer size of the library; tens of thousands of books; thousands of shelves; hundreds of narrow rows. </text:p>
            <text:p text:style-name="P1"/>
            <text:p text:style-name="P1">Hermione took out a list of subjects and titles she had decided to search while Ron strode off down a row of books and started pulling them off the shelves at random. Harry wandered over to the Restricted Section. He had been wondering for a while if Flamel wasn't somewhere in there. Unfortunately, you needed a specially signed note from one of the teachers to look in any of the restricted books, and he knew he'd never get one. These were the books containing powerful Dark Magic never taught at Hogwarts, and only read by older students studying advanced Defense Against the Dark Arts. </text:p>
            <text:p text:style-name="P1"/>
            <text:p text:style-name="P1">"What are you looking for, boy?" </text:p>
            <text:p text:style-name="P1"/>
            <text:p text:style-name="P1">"Nothing," said Harry. </text:p>
            <text:p text:style-name="P1"/>
            <text:p text:style-name="P1">Madam Pince the librarian brandished a feather duster at him. </text:p>
            <text:p text:style-name="P1"/>
            <text:p text:style-name="P1">"You'd better get out, then. Go on -- out!" </text:p>
            <text:p text:style-name="P1"/>
            <text:p text:style-name="P1">Wishing he'd been a bit quicker at thinking up some story, Harry left the library. He, Ron, and Hermione had already agreed they'd better not ask Madam Pince where they could find Flamel. They were sure she'd be able to tell them, but they couldn't risk Snape hearing what they were up to. </text:p>
            <text:p text:style-name="P1"/>
            <text:p text:style-name="P1">Harry waited outside in the corridor to see if the other two had found anything, but he wasn't very hopeful. They had been looking for two weeks, after A, but as they only had odd moments between lessons it wasn't surprising they'd found nothing. What they really needed was a nice long search <text:soft-page-break/>without Madam Pince breathing down their necks. </text:p>
            <text:p text:style-name="P1"/>
            <text:p text:style-name="P1">Five minutes later, Ron and Hermione joined him, shaking their heads. </text:p>
            <text:p text:style-name="P1"/>
            <text:p text:style-name="P1">They went off to lunch. </text:p>
            <text:p text:style-name="P1"/>
            <text:p text:style-name="P1">"You will keep looking while I'm away, won't you?" said Hermione. "And send me an owl if you find anything." </text:p>
            <text:p text:style-name="P1"/>
            <text:p text:style-name="P1">"And you could ask your parents if they know who Flamel is," said Ron. </text:p>
            <text:p text:style-name="P1"/>
            <text:p text:style-name="P1">"It'd be safe to ask them." </text:p>
            <text:p text:style-name="P1"/>
            <text:p text:style-name="P1">"Very safe, as they're both dentists," said Hermione. </text:p>
            <text:p text:style-name="P1"/>
            <text:p text:style-name="P1">Once the holidays had started, Ron and Harry were having too good a time to think much about Flamel. They had the dormitory to themselves and the common room was far emptier than usual, so they were able to get the good armchairs by the fire. They sat by the hour eating anything they could spear on a toasting fork -- bread, English muffins, marshmallows -- and plotting ways of getting Malfoy expelled, which were fun to talk about even if they wouldn't work. </text:p>
            <text:p text:style-name="P1"/>
            <text:p text:style-name="P1">Ron also started teaching Harry wizard chess. This was exactly like Muggle chess except that the figures were alive, which made it a lot like directing troops in battle. Ron's set was very old and battered. </text:p>
            <text:p text:style-name="P1"/>
            <text:p text:style-name="P1">Like everything else he owned, it had once belonged to someone else in his family -- in this case, his grandfather. However, old chessmen weren't a drawback at all. Ron knew them so well he never had trouble getting them to do what he wanted. </text:p>
            <text:p text:style-name="P1"/>
            <text:p text:style-name="P1">Harry played with chessmen Seamus Finnigan had lent him, and they didn't trust him at all. He wasn't a very good player yet and they kept shouting different bits of advice at him, which was confusing. "Don't send me there, can't you see his <text:soft-page-break/>knight? Send him, we can afford to lose him." On Christmas Eve, Harry went to bed looking forward to the next day for the food and the fun, but not expecting any presents at all. </text:p>
            <text:p text:style-name="P1"/>
            <text:p text:style-name="P1">When he woke early in the morning, however, the first thing he saw was a small pile of packages at the foot of his bed. </text:p>
            <text:p text:style-name="P1"/>
            <text:p text:style-name="P1">"Merry Christmas," said Ron sleepily as Harry scrambled out of bed and pulled on his bathrobe. </text:p>
            <text:p text:style-name="P1"/>
            <text:p text:style-name="P1">"You, too," said Harry. "Will you look at this? I've got some presents!" </text:p>
            <text:p text:style-name="P1"/>
            <text:p text:style-name="P1">"What did you expect, turnips?" said Ron, turning to his own pile, which was a lot bigger than Harry's. </text:p>
            <text:p text:style-name="P1"/>
            <text:p text:style-name="P1">Harry picked up the top parcel. It was wrapped in thick brown paper and scrawled across it was To Harry, from Hagrid. Inside was a roughly cut wooden flute. Hagrid had obviously whittled it himself. Harry blew it -- it sounded a bit like an owl. </text:p>
            <text:p text:style-name="P1"/>
            <text:p text:style-name="P1">A second, very small parcel contained a note. </text:p>
            <text:p text:style-name="P1"/>
            <text:p text:style-name="P1">We received your message and enclose your Christmas present. From Uncle Vernon and Aunt Petunia. Taped to the note was a fifty-pence piece. </text:p>
            <text:p text:style-name="P1"/>
            <text:p text:style-name="P1">"That's friendly," said Harry. </text:p>
            <text:p text:style-name="P1"/>
            <text:p text:style-name="P1">Ron was fascinated by the fifty pence. </text:p>
            <text:p text:style-name="P1"/>
            <text:p text:style-name="P1">"Weird!" he said, 'NMat a shape! This is money?" </text:p>
            <text:p text:style-name="P1"/>
            <text:p text:style-name="P1">"You can keep it," said Harry, laughing at how pleased Ron was. "Hagrid and my aunt and uncle -- so who sent these?" </text:p>
            <text:p text:style-name="P1"/>
            <text:p text:style-name="P1">"I think I know who that one's from," said Ron, turning a bit pink and pointing to a very lumpy parcel. "My mom. I told her you didn't expect any presents and -- oh, no," he groaned, "she's made you a Weasley sweater." </text:p>
            <text:p text:style-name="P1"/>
            <text:p text:style-name="P1"><text:soft-page-break/>Harry had torn open the parcel to find a thick, hand-knitted sweater in emerald green and a large box of homemade fudge. </text:p>
            <text:p text:style-name="P1"/>
            <text:p text:style-name="P1">"Every year she makes us a sweater," said Ron, unwrapping his own, "and mine's always maroon." </text:p>
            <text:p text:style-name="P1"/>
            <text:p text:style-name="P1">"That's really nice of her," said Harry, trying the fudge, which was very tasty. </text:p>
            <text:p text:style-name="P1"/>
            <text:p text:style-name="P1">His next present also contained candy -- a large box of Chocolate Frogs from Hermione. </text:p>
            <text:p text:style-name="P1"/>
            <text:p text:style-name="P1">This only left one parcel. Harry picked it up and felt it. It was very light. He unwrapped it. </text:p>
            <text:p text:style-name="P1"/>
            <text:p text:style-name="P1">Something fluid and silvery gray went slithering to the floor where it lay in gleaming folds. Ron gasped. </text:p>
            <text:p text:style-name="P1"/>
            <text:p text:style-name="P1">"I've heard of those," he said in a hushed voice, dropping the box of Every Flavor Beans he'd gotten from Hermione. "If that's what I think it is -- they're really rare, and really valuable." </text:p>
            <text:p text:style-name="P1"/>
            <text:p text:style-name="P1">"What is it?" </text:p>
            <text:p text:style-name="P1"/>
            <text:p text:style-name="P1">Harry picked the shining, silvery cloth off the floor. It was strange to the touch, like water woven into material. </text:p>
            <text:p text:style-name="P1"/>
            <text:p text:style-name="P1">"It's an invisibility cloak," said Ron, a look of awe on his face. "I'm sure it is -- try it on." </text:p>
            <text:p text:style-name="P1"/>
            <text:p text:style-name="P1">Harry threw the cloak around his shoulders and Ron gave a yell. </text:p>
            <text:p text:style-name="P1"/>
            <text:p text:style-name="P1">"It is! Look down!" </text:p>
            <text:p text:style-name="P1"/>
            <text:p text:style-name="P1">Harry looked down at his feet, but they were gone. He dashed to the mirror. Sure enough, his reflection looked back at him, just his head suspended in midair, his body completely invisible. He pulled the cloak over his head and his reflection vanished completely. </text:p>
            <text:p text:style-name="P1"/>
            <text:p text:style-name="P1">"There's a note!" said Ron suddenly. "A note fell out of it!" </text:p>
            <text:p text:style-name="P1"><text:soft-page-break/></text:p>
            <text:p text:style-name="P1">Harry pulled off the cloak and seized the letter. Written in narrow, loopy writing he had never seen before were the following words: Your father left this in my possession before he died. It is time it was returned to you. Use it well. </text:p>
            <text:p text:style-name="P1"/>
            <text:p text:style-name="P1">A Very Merry Christmas to you. </text:p>
            <text:p text:style-name="P1"/>
            <text:p text:style-name="P1">There was no signature. Harry stared at the note. Ron was admiring the cloak. </text:p>
            <text:p text:style-name="P1"/>
            <text:p text:style-name="P1">"I'd give anything for one of these," he said. "Anything. What's the matter?" </text:p>
            <text:p text:style-name="P1"/>
            <text:p text:style-name="P1">"Nothing," said Harry. He felt very strange. Who had sent the cloak? Had it really once belonged to his father? Before he could say or think anything else, the dormitory door was flung open and Fred and George Weasley bounded in. Harry stuffed the cloak quickly out of sight. He didn't feel like sharing it with anyone else yet. </text:p>
            <text:p text:style-name="P1"/>
            <text:p text:style-name="P1">"Merry Christmas!" </text:p>
            <text:p text:style-name="P1"/>
            <text:p text:style-name="P1">"Hey, look -- Harry's got a Weasley sweater, too!" </text:p>
            <text:p text:style-name="P1"/>
            <text:p text:style-name="P1">Fred and George were wearing blue sweaters, one with a large yellow F on it, the other a G. </text:p>
            <text:p text:style-name="P1"/>
            <text:p text:style-name="P1">"Harry's is better than ours, though," said Fred, holding up Harry's sweater. "She obviously makes more of an effort if you're not family." </text:p>
            <text:p text:style-name="P1"/>
            <text:p text:style-name="P1">"Why aren't you wearing yours, Ron?" George demanded. "Come on, get it on, they're lovely and warm." </text:p>
            <text:p text:style-name="P1"/>
            <text:p text:style-name="P1">"I hate maroon," Ron moaned halfheartedly as he pulled it over his head. </text:p>
            <text:p text:style-name="P1"/>
            <text:p text:style-name="P1">"You haven't got a letter on yours," George observed. "I suppose she thinks you don't forget your name. But we're not stupid -- we know we're called Gred and Forge." </text:p>
            <text:p text:style-name="P1"/>
            <text:p text:style-name="P1">"What's all th is noise. </text:p>
            <text:p text:style-name="P1"/>
            <text:p text:style-name="P1"><text:soft-page-break/>Percy Weasley stuck his head through the door, looking disapproving. He had clearly gotten halfway through unwrapping his presents as he, too, carried a lumpy sweater over his arm, which Fred seized. </text:p>
            <text:p text:style-name="P1"/>
            <text:p text:style-name="P1">"P for prefect! Get it on, Percy, come on, we're all wearing ours, even Harry got one." </text:p>
            <text:p text:style-name="P1"/>
            <text:p text:style-name="P1">"I -- don't -- want said Percy thickly, as the twins forced the sweater over his head, knocking his glasses askew. </text:p>
            <text:p text:style-name="P1"/>
            <text:p text:style-name="P1">"And you're not sitting with the prefects today, either," said George. "Christmas is a time for family." </text:p>
            <text:p text:style-name="P1"/>
            <text:p text:style-name="P1">They frog-marched Percy from the room, his arms pinned to his side by his sweater. </text:p>
            <text:p text:style-name="P1"/>
            <text:p text:style-name="P1">Harry had never in all his life had such a Christmas dinner. A hundred fat, roast turkeys; mountains of roast and boiled potatoes; platters of chipolatas; tureens of buttered peas, silver boats of thick, rich gravy and cranberry sauce -- and stacks of wizard crackers every few feet along the table. These fantastic party favors were nothing like the feeble Muggle ones the Dursleys usually bought, with their little plastic toys and their flimsy paper hats inside. Harry pulled a wizard cracker with Fred and it didn't just bang, it went off with a blast like a cannon and engulfed them all in a cloud of blue smoke, while from the inside exploded a rear admiral's hat and several live, white mice. Up at the High Table, Dumbledore had swapped his pointed wizard's hat for a flowered bonnet, and was chuckling merrily at a joke Professor Flitwick had just read him. </text:p>
            <text:p text:style-name="P1"/>
            <text:p text:style-name="P1">Flaming Christmas puddings followed the turkey. Percy nearly broke his teeth on a silver sickle embedded in his slice. Harry watched Hagrid getting redder and redder in the face as he called for more wine, finally kissing Professor McGonagall on the cheek, who, to Harry's amazement, giggled and blushed, her top hat lopsided. </text:p>
            <text:p text:style-name="P1"/>
            <text:p text:style-name="P1"><text:soft-page-break/>When Harry finally left the table, he was laden down with a stack of things out of the crackers, including a pack of nonexplodable, luminous balloons, a Grow-Your-Own-Warts kit, and his own new wizard chess set. </text:p>
            <text:p text:style-name="P1"/>
            <text:p text:style-name="P1">The white mice had disappeared and Harry had a nasty feeling they were going to end up as Mrs. Norris's Christmas dinner. </text:p>
            <text:p text:style-name="P1"/>
            <text:p text:style-name="P1">Harry and the Weasleys spent a happy afternoon having a furious snowball fight on the grounds. Then, cold, wet, and gasping for breath, they returned to the fire in the Gryffindor common room, where Harry broke in his new chess set by losing spectacularly to Ron. He suspected he wouldn't have lost so badly if Percy hadn't tried to help him so much. </text:p>
            <text:p text:style-name="P1"/>
            <text:p text:style-name="P1">After a meal of turkey sandwiches, crumpets, trifle, and Christmas cake, everyone felt too full and sleepy to do much before bed except sit and watch Percy chase Fred and George all over Gryffindor tower because they'd stolen his prefect badge. </text:p>
            <text:p text:style-name="P1"/>
            <text:p text:style-name="P1">It had been Harry's best Christmas day ever. Yet something had been nagging at the back of his mind all day. Not until he climbed into bed was he free to think about it: the invisibility cloak and whoever had sent it. </text:p>
            <text:p text:style-name="P1"/>
            <text:p text:style-name="P1">Ron, full of turkey and cake and with nothing mysterious to bother him, fell asleep almost as soon as he'd drawn the curtains of his four-poster. Harry leaned over the side of his own bed and pulled the cloak out from under it. </text:p>
            <text:p text:style-name="P1"/>
            <text:p text:style-name="P1">His father's... this had been his father's. He let the material flow over his hands, smoother than silk, light as air. Use it well, the note had said. </text:p>
            <text:p text:style-name="P1"/>
            <text:p text:style-name="P1">He had to try it, now. He slipped out of bed and wrapped the cloak around himself. Looking down at his legs, he saw only moonlight and shadows. It was a very funny feeling. </text:p>
            <text:p text:style-name="P1"/>
            <text:p text:style-name="P1">Use it well. </text:p>
            <text:p text:style-name="P1"/>
            <text:p text:style-name="P1"><text:soft-page-break/>Suddenly, Harry felt wide-awake. The whole of Hogwarts was open to him in this cloak. Excitement flooded through him as he stood there in the dark and silence. He could go anywhere in this, anywhere, and Filch would never know. </text:p>
            <text:p text:style-name="P1"/>
            <text:p text:style-name="P1">Ron grunted in his sleep. Should Harry wake him? Something held him back -- his father's cloak -- he felt that this time -- the first time -- he wanted to use it alone. </text:p>
            <text:p text:style-name="P1"/>
            <text:p text:style-name="P1">He crept out of the dormitory, down the stairs, across the common room, and climbed through the portrait hole. </text:p>
            <text:p text:style-name="P1"/>
            <text:p text:style-name="P1">"Who's there?" squawked the Fat Lady. Harry said nothing. He walked quickly down the corridor. </text:p>
            <text:p text:style-name="P1"/>
            <text:p text:style-name="P1">Where should he go? He stopped, his heart racing, and thought. And then it came to him. The Restricted Section in the library. He'd be able to read as long as he liked, as long as it took to find out who Flamel was. </text:p>
            <text:p text:style-name="P1"/>
            <text:p text:style-name="P1">He set off, drawing the invisibility cloak tight around him as he walked. </text:p>
            <text:p text:style-name="P1"/>
            <text:p text:style-name="P1">The library was pitch-black and very eerie. Harry lit a lamp to see his way along the rows of books. The lamp looked as if it was floating along in midair, and even though Harry could feel his arm supporting it, the sight gave him the creeps. </text:p>
            <text:p text:style-name="P1"/>
            <text:p text:style-name="P1">The Restricted Section was right at the back of the library. Step ping carefully over the rope that separated these books from the rest of the library, he held up his lamp to read the titles. </text:p>
            <text:p text:style-name="P1"/>
            <text:p text:style-name="P1">They didn't tell him much. Their peeling, faded gold letters spelled words in languages Harry couldn't understand. Some had no title at all. </text:p>
            <text:p text:style-name="P1"/>
            <text:p text:style-name="P1">One book had a dark stain on it that looked horribly like blood. The hairs on the back of Harry's neck prickled. Maybe he was imagining it, maybe not, but he thought a faint whispering was coming from the books, as though they knew someone was there who shouldn't be. </text:p>
            <text:p text:style-name="P1"><text:soft-page-break/></text:p>
            <text:p text:style-name="P1">He had to start somewhere. Setting the lamp down carefully on the floor, he looked along the bottom shelf for an interestinglooking book. A large black and silver volume caught his eye. He pulled it out with difficulty, because it was very heavy, and, balancing it on his knee, let it fall open. </text:p>
            <text:p text:style-name="P1"/>
            <text:p text:style-name="P1">A piercing, bloodcurdling shriek split the silence -- the book was screaming! Harry snapped it shut, but the shriek went on and on, one high, unbroken, earsplitting note. He stumbled backward and knocked over his lamp, which went out at once. Panicking, he heard footsteps coming down the corridor outside -- stuffing the shrieking book back on the shelf, he ran for it. He passed Filch in the doorway; Filch's pale, wild eyes looked straight through him, and Harry slipped under Filch's outstretched arm and streaked off up the corridor, the book's shrieks still ringing in his ears. </text:p>
            <text:p text:style-name="P1"/>
            <text:p text:style-name="P1">He came to a sudden halt in front of a tall suit of armor. He had been so busy getting away from the library, he hadn't paid attention to where he was going. Perhaps because it was dark, he didn't recognize where he was at all. There was a suit of armor near the kitchens, he knew, but he must be five floors above there. </text:p>
            <text:p text:style-name="P1"/>
            <text:p text:style-name="P1">"You asked me to come directly to you, Professor, if anyone was wandering around at night, and somebody's been in the library Restricted Section." </text:p>
            <text:p text:style-name="P1"/>
            <text:p text:style-name="P1">Harry felt the blood drain out of his face. Wherever he was, Filch must know a shortcut, because his soft, greasy voice was getting nearer, and to his horror, it was Snape who replied, "The Restricted Section? Well, they can't be far, we'll catch them." </text:p>
            <text:p text:style-name="P1"/>
            <text:p text:style-name="P1">Harry stood rooted to the spot as Filch and Snape came around the corner ahead. They couldn't see him, of course, but it was a narrow corridor and if they came much nearer they'd knock right into him -- the cloak didn't stop him from being solid. </text:p>
            <text:p text:style-name="P1"/>
            <text:p text:style-name="P1">He backed away as quietly as he could. A door stood ajar to his left. It was his only hope. He squeezed through it, holding his breath, trying not <text:soft-page-break/>to move it, and to his relief he managed to get inside the room without their noticing anything. They walked straight past, and Harry leaned against the wall, breathing deeply, listening to their footsteps dying away. That had been close, very close. It was a few seconds before he noticed anything about the room he had hidden in. </text:p>
            <text:p text:style-name="P1"/>
            <text:p text:style-name="P1">It looked like an unused classroom. The dark shapes of desks and chairs were piled against the walls, and there was an upturned wastepaper basket -- but propped against the wall facing him was something that didn't look as if it belonged there, something that looked as if someone had just put it there to keep it out of the way. </text:p>
            <text:p text:style-name="P1"/>
            <text:p text:style-name="P1">It was a magnificent mirror, as high as the ceiling, with an ornate gold frame, standing on two clawed feet. There was an inscription carved around the top: Erised stra ehru oyt ube cafru oyt on wohsi. His panic fading now that there was no sound of Filch and Snape, Harry moved nearer to the mirror, wanting to look at himself but see no reflection again. He stepped in front of it. </text:p>
            <text:p text:style-name="P1"/>
            <text:p text:style-name="P1">He had to clap his hands to his mouth to stop himself from screaming. He whirled around. His heart was pounding far more furiously than when the book had screamed -- for he had seen not only himself in the mirror, but a whole crowd of people standing right behind him. </text:p>
            <text:p text:style-name="P1"/>
            <text:p text:style-name="P1">But the room was empty. Breathing very fast, he turned slowly back to the mirror. </text:p>
            <text:p text:style-name="P1"/>
            <text:p text:style-name="P1">There he was, reflected in it, white and scared-looking, and there, reflected behind him, were at least ten others. Harry looked over his shoulder -- but still, no one was there. Or were they all invisible, too? Was he in fact in a room full of invisible people and this mirror's trick was that it reflected them, invisible or not? He looked in the mirror again. A woman standing right behind his reflection was smiling at him and waving. He reached out a hand and felt the air behind him. If she was really there, he'd touch her, their reflections were so close together, but he felt only air -- she and the others existed only in the mirror. </text:p>
            <text:p text:style-name="P1"><text:soft-page-break/></text:p>
            <text:p text:style-name="P1">She was a very pretty woman. She had dark red hair and her eyes -- her eyes are just like mine, Harry thought, edging a little closer to the glass. Bright green -- exactly the same shape, but then he noticed that she was crying; smiling, but crying at the same time. The tall, thin, black-haired man standing next to her put his arm around her. He wore glasses, and his hair was very untidy. It stuck up at the back, just as Harry's did. </text:p>
            <text:p text:style-name="P1"/>
            <text:p text:style-name="P1">Harry was so close to the mirror now that his nose was nearly touching that of his reflection. </text:p>
            <text:p text:style-name="P1"/>
            <text:p text:style-name="P1">"Mom?" he whispered. "Dad?" </text:p>
            <text:p text:style-name="P1"/>
            <text:p text:style-name="P1">They just looked at him, smiling. And slowly, Harry looked into the faces of the other people in the mirror, and saw other pairs of green eyes like his, other noses like his, even a little old man who looked as though he had Harry's knobbly knees -- Harry was looking at his family, for the first time in his life. </text:p>
            <text:p text:style-name="P1"/>
            <text:p text:style-name="P1">The Potters smiled and waved at Harry and he stared hungrily back at them, his hands pressed flat against the glass as though he was hoping to fall right through it and reach them. He had a powerful kind of ache inside him, half joy, half terrible sadness. </text:p>
            <text:p text:style-name="P1"/>
            <text:p text:style-name="P1">How long he stood there, he didn't know. The reflections did not fade and he looked and looked until a distant noise brought him back to his senses. He couldn't stay here, he had to find his way back to bed. He tore his eyes away from his mother's face, whispered, "I'll come back," </text:p>
            <text:p text:style-name="P1"/>
            <text:p text:style-name="P1">and hurried from the room. </text:p>
            <text:p text:style-name="P1"/>
            <text:p text:style-name="P1">"You could have woken me up," said Ron, crossly. </text:p>
            <text:p text:style-name="P1"/>
            <text:p text:style-name="P1">"You can come tonight, I'm going back, I want to show you the mirror. </text:p>
            <text:p text:style-name="P1"/>
            <text:p text:style-name="P1">"I'd like to see your mom and dad," Ron said eagerly. </text:p>
            <text:p text:style-name="P1"/>
            <text:p text:style-name="P1"><text:soft-page-break/>"And I want to see all your family, all the Weasleys, you'll be able to show me your other brothers and everyone." </text:p>
            <text:p text:style-name="P1"/>
            <text:p text:style-name="P1">"You can see them any old time," said Ron. "Just come round my house this summer. Anyway, maybe it only shows dead people. Shame about not finding Flamel, though. Have some bacon or something, why aren't you eating anything?" </text:p>
            <text:p text:style-name="P1"/>
            <text:p text:style-name="P1">Harry couldn't eat. He had seen his parents and would be seeing them again tonight. He had almost forgotten about Flamel. It didn't seem very important anymore. Who cared what the three headed dog was guarding? What did it matter if Snape stole it, really? "Are you all right?" said Ron. "You look odd." </text:p>
            <text:p text:style-name="P1"/>
            <text:p text:style-name="P1">What Harry feared most was that he might not be able to find the mirror room again. With Ron covered in the cloak, too, they had to walk much more slowly the next night. They tried retracing Harry's route from the library, wandering around the dark passageways for nearly an hour. </text:p>
            <text:p text:style-name="P1"/>
            <text:p text:style-name="P1">"I'm freezing," said Ron. "Let's forget it and go back." </text:p>
            <text:p text:style-name="P1"/>
            <text:p text:style-name="P1">"No!" Harry hissed. I know it's here somewhere." </text:p>
            <text:p text:style-name="P1"/>
            <text:p text:style-name="P1">They passed the ghost of a tall witch gliding in the opposite direction, but saw no one else. just as Ron started moaning that his feet were dead with cold, Harry spotted the suit of armor. </text:p>
            <text:p text:style-name="P1"/>
            <text:p text:style-name="P1">"It's here -- just here -- yes!" </text:p>
            <text:p text:style-name="P1"/>
            <text:p text:style-name="P1">They pushed the door open. Harry dropped the cloak from around his shoulders and ran to the mirror. </text:p>
            <text:p text:style-name="P1"/>
            <text:p text:style-name="P1">There they were. His mother and father beamed at the sight of him. </text:p>
            <text:p text:style-name="P1"/>
            <text:p text:style-name="P1">"See?" Harry whispered. </text:p>
            <text:p text:style-name="P1"/>
            <text:p text:style-name="P1">"I can't see anything." </text:p>
            <text:p text:style-name="P1"/>
            <text:p text:style-name="P1"><text:soft-page-break/>"Look! Look at them all... there are loads of them...." </text:p>
            <text:p text:style-name="P1"/>
            <text:p text:style-name="P1">"I can only see you." </text:p>
            <text:p text:style-name="P1"/>
            <text:p text:style-name="P1">"Look in it properly, go on, stand where I am." </text:p>
            <text:p text:style-name="P1"/>
            <text:p text:style-name="P1">Harry stepped aside, but with Ron in front of the mirror, he couldn't see his family anymore, just Ron in his paisley pajamas. </text:p>
            <text:p text:style-name="P1"/>
            <text:p text:style-name="P1">Ron, though, was staring transfixed at his image. </text:p>
            <text:p text:style-name="P1"/>
            <text:p text:style-name="P1">"Look at me!" he said. </text:p>
            <text:p text:style-name="P1"/>
            <text:p text:style-name="P1">"Can you see all your family standing around you?" </text:p>
            <text:p text:style-name="P1"/>
            <text:p text:style-name="P1">"No -- I'm alone -- but I'm different -- I look older -- and I'm head boy!" </text:p>
            <text:p text:style-name="P1"/>
            <text:p text:style-name="P1">"What?" </text:p>
            <text:p text:style-name="P1"/>
            <text:p text:style-name="P1">"I am -- I'm wearing the badge like Bill used to -- and I'm holding the house cup and the Quidditch cup -- I'm Quidditch captain, too. </text:p>
            <text:p text:style-name="P1"/>
            <text:p text:style-name="P1">Ron tore his eyes away from this splendid sight to look excitedly at Harry. </text:p>
            <text:p text:style-name="P1"/>
            <text:p text:style-name="P1">"Do you think this mirror shows the future?" </text:p>
            <text:p text:style-name="P1"/>
            <text:p text:style-name="P1">"How can it? All my family are dead -- let me have another look --" </text:p>
            <text:p text:style-name="P1"/>
            <text:p text:style-name="P1">"You had it to yourself all last night, give me a bit more time." </text:p>
            <text:p text:style-name="P1"/>
            <text:p text:style-name="P1">"You're only holding the Quidditch cup, what's interesting about that? I want to see my parents." </text:p>
            <text:p text:style-name="P1"/>
            <text:p text:style-name="P1">"Don't push me --" </text:p>
            <text:p text:style-name="P1"/>
            <text:p text:style-name="P1">A sudden noise outside in the corridor put an end to their discussion. </text:p>
            <text:p text:style-name="P1"/>
            <text:p text:style-name="P1">They hadn't realized how loudly they had been talking. </text:p>
            <text:p text:style-name="P1"/>
            <text:p text:style-name="P1"><text:soft-page-break/>"Quick!" </text:p>
            <text:p text:style-name="P1"/>
            <text:p text:style-name="P1">Ron threw the cloak back over them as the luminous eyes of Mrs. Norris came round the door. Ron and Harry stood quite still, both thinking the same thing -- did the cloak work on cats? After what seemed an age, she turned and left. </text:p>
            <text:p text:style-name="P1"/>
            <text:p text:style-name="P1">"This isn't safe -- she might have gone for Filch, I bet she heard us. </text:p>
            <text:p text:style-name="P1"/>
            <text:p text:style-name="P1">Come on." </text:p>
            <text:p text:style-name="P1"/>
            <text:p text:style-name="P1">And Ron pulled Harry out of the room. </text:p>
            <text:p text:style-name="P1"/>
            <text:p text:style-name="P1">The snow still hadn't melted the next morning. </text:p>
            <text:p text:style-name="P1"/>
            <text:p text:style-name="P1">"Want to play chess, Harry?" said Ron. </text:p>
            <text:p text:style-name="P1"/>
            <text:p text:style-name="P1">"No." </text:p>
            <text:p text:style-name="P1"/>
            <text:p text:style-name="P1">"Why don't we go down and visit Hagrid?" </text:p>
            <text:p text:style-name="P1"/>
            <text:p text:style-name="P1">"No... you go..." </text:p>
            <text:p text:style-name="P1"/>
            <text:p text:style-name="P1">"I know what you're thinking about, Harry, that mirror. Don't go back tonight." </text:p>
            <text:p text:style-name="P1"/>
            <text:p text:style-name="P1">"Why not?" </text:p>
            <text:p text:style-name="P1"/>
            <text:p text:style-name="P1">"I dunno, I've just got a bad feeling about it -- and anyway, you've had too many close shaves already. Filch, Snape, and Mrs. Norris are wandering around. So what if they can't see you? What if they walk into you? What if you knock something over?" </text:p>
            <text:p text:style-name="P1"/>
            <text:p text:style-name="P1">"You sound like Hermione." </text:p>
            <text:p text:style-name="P1"/>
            <text:p text:style-name="P1">"I'm serious, Harry, don't go." </text:p>
            <text:p text:style-name="P1"/>
            <text:p text:style-name="P1">But Harry only had one thought in his head, which was to get back in front of the mirror, and Ron wasn't going to stop him. </text:p>
            <text:p text:style-name="P1"/>
            <text:p text:style-name="P1">That third night he found his way more quickly than before. He was walking so fast he knew he was making more noise than was wise, but he <text:soft-page-break/>didn't meet anyone. </text:p>
            <text:p text:style-name="P1"/>
            <text:p text:style-name="P1">And there were his mother and father smiling at him again, and one of his grandfathers nodding happily. Harry sank down to sit on the floor in front of the mirror. There was nothing to stop him from staying here all night with his family. Nothing at all. </text:p>
            <text:p text:style-name="P1"/>
            <text:p text:style-name="P1">Except -- "So -- back again, Harry?" </text:p>
            <text:p text:style-name="P1"/>
            <text:p text:style-name="P1">Harry felt as though his insides had turned to ice. He looked behind him. Sitting on one of the desks by the wall was none other than Albus Dumbledore. Harry must have walked straight past him, so desperate to get to the mirror he hadn't noticed him. </text:p>
            <text:p text:style-name="P1"/>
            <text:p text:style-name="P1">" -- I didn't see you, sir." </text:p>
            <text:p text:style-name="P1"/>
            <text:p text:style-name="P1">"Strange how nearsighted being invisible can make you," said Dumbledore, and Harry was relieved to see that he was smiling. </text:p>
            <text:p text:style-name="P1"/>
            <text:p text:style-name="P1">"So," said Dumbledore, slipping off the desk to sit on the floor with Harry, "you, like hundreds before you, have discovered the delights of the Mirror of Erised." </text:p>
            <text:p text:style-name="P1"/>
            <text:p text:style-name="P1">"I didn't know it was called that, Sir." </text:p>
            <text:p text:style-name="P1"/>
            <text:p text:style-name="P1">"But I expect you've realized by now what it does?" </text:p>
            <text:p text:style-name="P1"/>
            <text:p text:style-name="P1">"It -- well -- it shows me my family --" </text:p>
            <text:p text:style-name="P1"/>
            <text:p text:style-name="P1">"And it showed your friend Ron himself as head boy." </text:p>
            <text:p text:style-name="P1"/>
            <text:p text:style-name="P1">"How did you know --?" </text:p>
            <text:p text:style-name="P1"/>
            <text:p text:style-name="P1">"I don't need a cloak to become invisible," said Dumbledore gently. </text:p>
            <text:p text:style-name="P1"/>
            <text:p text:style-name="P1">"Now, can you think what the Mirror of Erised shows us all?" </text:p>
            <text:p text:style-name="P1"/>
            <text:p text:style-name="P1">Harry shook his head. </text:p>
            <text:p text:style-name="P1"/>
            <text:p text:style-name="P1"><text:soft-page-break/>"Let me explain. The happiest man on earth would be able to use the Mirror of Erised like a normal mirror, that is, he would look into it and see himself exactly as he is. Does that help?" </text:p>
            <text:p text:style-name="P1"/>
            <text:p text:style-name="P1">Harry thought. Then he said slowly, "It shows us what we want... </text:p>
            <text:p text:style-name="P1"/>
            <text:p text:style-name="P1">whatever we want..." </text:p>
            <text:p text:style-name="P1"/>
            <text:p text:style-name="P1">"Yes and no," said Dumbledore quietly. "It shows us nothing more or less than the deepest, most desperate desire of our hearts. You, who have never known your family, see them standing around you. Ronald Weasley, who has always been overshadowed by his brothers, sees himself standing alone, the best of all of them. However, this mirror will give us neither knowledge or truth. Men have wasted away before it, entranced by what they have seen, or been driven mad, not knowing if what it shows is real or even possible. </text:p>
            <text:p text:style-name="P1"/>
            <text:p text:style-name="P1">"The Mirror will be moved to a new home tomorrow, Harry, and I ask you not to go looking for it again. If you ever do run across it, you will now be prepared. It does not do to dwell on dreams and forget to live, remember that. Now, why don't you put that admirable cloak back on and get off to bed?" </text:p>
            <text:p text:style-name="P1"/>
            <text:p text:style-name="P1">Harry stood up. </text:p>
            <text:p text:style-name="P1"/>
            <text:p text:style-name="P1">"Sir -- Professor Dumbledore? Can I ask you something?" </text:p>
            <text:p text:style-name="P1"/>
            <text:p text:style-name="P1">"Obviously, you've just done so," Dumbledore smiled. "You may ask me one more thing, however." </text:p>
            <text:p text:style-name="P1"/>
            <text:p text:style-name="P1">"What do you see when you look in the mirror?" </text:p>
            <text:p text:style-name="P1"/>
            <text:p text:style-name="P1">"I? I see myself holding a pair of thick, woolen socks." </text:p>
            <text:p text:style-name="P1"/>
            <text:p text:style-name="P1">Harry stared. </text:p>
            <text:p text:style-name="P1"/>
            <text:p text:style-name="P1">"One can never have enough socks," said Dumbledore. "Another Christmas has come and <text:soft-page-break/>gone and I didn't get a single pair. People will insist on giving me books." </text:p>
            <text:p text:style-name="P1"/>
            <text:p text:style-name="P1">It was only when he was back in bed that it struck Harry that Dumbledore might not have been quite truthful. But then, he thought, as he shoved Scabbers off his pillow, it had been quite a personal question. </text:p>
            <text:p text:style-name="P1"/>
            <text:p text:style-name="P1">CHAPTER THIRTEEN </text:p>
            <text:p text:style-name="P1"/>
            <text:p text:style-name="P1">NICOLAS FLAMEL </text:p>
            <text:p text:style-name="P1"/>
            <text:p text:style-name="P1">Dumbledore had convinced Harry not to go looking for the Mirror of Erised again, and for the rest of the Christmas holidays the invisibility cloak stayed folded at the bottom of his trunk. Harry wished he could forget what he'd seen in the mirror as easily, but he couldn't. He started having nightmares. Over and over again he dreamed about his parents disappearing in a flash of green light, while a high voice cackled with laughter. </text:p>
            <text:p text:style-name="P1"/>
            <text:p text:style-name="P1">"You see, Dumbledore was right, that mirror could drive you mad," said Ron, when Harry told him about these drearns. </text:p>
            <text:p text:style-name="P1"/>
            <text:p text:style-name="P1">Hermione, who came back the day before term started, took a different view of things. She was torn between horror at the idea of Harry being out of bed, roaming the school three nights in a row ("If Filch had caught you!"), and disappointment that he hadn't at least found out who Nicolas Flamel was. </text:p>
            <text:p text:style-name="P1"/>
            <text:p text:style-name="P1">They had almost given up hope of ever finding Flamel in a li- brary book, even though Harry was still sure he'd read the name somewhere. </text:p>
            <text:p text:style-name="P1"/>
            <text:p text:style-name="P1">Once term had started, they were back to skimming through books for ten minutes during their breaks. Harry had even less time than the other two, because Quidditch practice had started again. </text:p>
            <text:p text:style-name="P1"/>
            <text:p text:style-name="P1">Wood was working the team harder than ever. Even the endless rain that had replaced the snow couldn't dampen his spirits. The Weasleys complained that Wood was becoming a fanatic, but Harry was on <text:soft-page-break/>Wood's side. If they won their next match, against Hufflepuff, they would overtake Slytherin in the house championship for the first time in seven years. Quite apart from wanting to win, Harry found that he had fewer nightmares when he was tired out after training. </text:p>
            <text:p text:style-name="P1"/>
            <text:p text:style-name="P1">Then, during one particularly wet and muddy practice session, Wood gave the team a bit of bad news. He'd just gotten very angry with the Weasleys, who kept dive-bombing each other and pretending to fall off their brooms. </text:p>
            <text:p text:style-name="P1"/>
            <text:p text:style-name="P1">"Will you stop messing around!" he yelled. "That's exactly the sort of thing that'll lose us the match! Snape's refereeing this time, and he'll be looking for any excuse to knock points off Gryffindor!" </text:p>
            <text:p text:style-name="P1"/>
            <text:p text:style-name="P1">George Weasley really did fall off his broom at these words. </text:p>
            <text:p text:style-name="P1"/>
            <text:p text:style-name="P1">"Snape's refereeing?" he spluttered through a mouthful of mud. "When's he ever refereed a Quidditch match? He's not going to be fair if we might overtake Slytherin." </text:p>
            <text:p text:style-name="P1"/>
            <text:p text:style-name="P1">The rest of the team landed next to George to complain, too. </text:p>
            <text:p text:style-name="P1"/>
            <text:p text:style-name="P1">"It's not my fault," said Wood. "We've just got to make sure we play a clean game, so Snape hasn't got an excuse to pick on us." </text:p>
            <text:p text:style-name="P1"/>
            <text:p text:style-name="P1">Which was all very well, thought Harry, but he had another reason for not wanting Snape near him while he was playing Quidditch.... </text:p>
            <text:p text:style-name="P1"/>
            <text:p text:style-name="P1">The rest of the team hung back to talk to one another as usual at the end of practice, but Harry headed straight back to the Gryffindor common room, where he found Ron and Hermione playing chess. Chess was the only thing Hermione ever lost at, something Harry and Ron thought was very good for her. </text:p>
            <text:p text:style-name="P1"/>
            <text:p text:style-name="P1">"Don't talk to me for a moment," said Ron when Harry sat down next to him, "I need to concen --" He caught sight of Harry's face. "What's the matter <text:soft-page-break/>with you? You look terrible." </text:p>
            <text:p text:style-name="P1"/>
            <text:p text:style-name="P1">Speaking quietly so that no one else would hear, Harry told the other two about Snape's sudden, sinister desire to be a Quidditch referee. </text:p>
            <text:p text:style-name="P1"/>
            <text:p text:style-name="P1">"Don't play," said Hermione at once. </text:p>
            <text:p text:style-name="P1"/>
            <text:p text:style-name="P1">"Say you're ill," said Ron. </text:p>
            <text:p text:style-name="P1"/>
            <text:p text:style-name="P1">"Pretend to break your leg," Hermione suggested. </text:p>
            <text:p text:style-name="P1"/>
            <text:p text:style-name="P1">"Really break your leg," said Ron. </text:p>
            <text:p text:style-name="P1"/>
            <text:p text:style-name="P1">"I can't," said Harry. "There isn't a reserve Seeker. If I back out, Gryffindor can't play at all." </text:p>
            <text:p text:style-name="P1"/>
            <text:p text:style-name="P1">At that moment Neville toppled into the common room. How he had managed to climb through the portrait hole was anyone's guess, because his legs had been stuck together with what they recognized at once as the Leg-Locker Curse. He must have had to bunny hop all the way up to Gryffindor tower. </text:p>
            <text:p text:style-name="P1"/>
            <text:p text:style-name="P1">Everyone fell over laughing except Hermione, who leapt up and performed the countercurse. Neville's legs sprang apart and he got to his feet, trembling. "What happened?" Hermione asked him, leading him over to sit with Harry and Ron. </text:p>
            <text:p text:style-name="P1"/>
            <text:p text:style-name="P1">"Malfoy," said Neville shakily. "I met him outside the library. He said he'd been looking for someone to practice that on." </text:p>
            <text:p text:style-name="P1"/>
            <text:p text:style-name="P1">"Go to Professor McGonagall!" Hermione urged Neville. "Report him!" </text:p>
            <text:p text:style-name="P1"/>
            <text:p text:style-name="P1">Neville shook his head. </text:p>
            <text:p text:style-name="P1"/>
            <text:p text:style-name="P1">"I don't want more trouble," he mumbled. </text:p>
            <text:p text:style-name="P1"/>
            <text:p text:style-name="P1">"You've got to stand up to him, Neville!" said Ron. "He's used to walking all over people, but that's no reason to lie down in front of him and make it easier." </text:p>
            <text:p text:style-name="P1"/>
            <text:p text:style-name="P1">"There's no need to tell me I'm not brave enough to be in Gryffindor, Malfoy's already done that," <text:soft-page-break/>Neville choked out. </text:p>
            <text:p text:style-name="P1"/>
            <text:p text:style-name="P1">Harry felt in the pocket of his robes and pulled out a Chocolate Frog, the very last one from the box Hermione had given him for Christmas. He gave it to Neville, who looked as though he might cry. </text:p>
            <text:p text:style-name="P1"/>
            <text:p text:style-name="P1">"You're worth twelve of Malfoy," Harry said. "The Sorting Hat chose you for Gryffindor, didn't it? And where's Malfoy? In stinking Slytherin." </text:p>
            <text:p text:style-name="P1"/>
            <text:p text:style-name="P1">Neville's lips twitched in a weak smile as he unwrapped the frog. </text:p>
            <text:p text:style-name="P1"/>
            <text:p text:style-name="P1">"Thanks, Harry... I think I'll go to bed.... D'you want the card, you collect them, don't you?" </text:p>
            <text:p text:style-name="P1"/>
            <text:p text:style-name="P1">As Neville walked away, Harry looked at the Famous Wizard card. </text:p>
            <text:p text:style-name="P1"/>
            <text:p text:style-name="P1">"Dumbledore again," he said, "He was the first one I ever-" </text:p>
            <text:p text:style-name="P1"/>
            <text:p text:style-name="P1">He gasped. He stared at the back of the card. Then he looked up at Ron and Hermione. </text:p>
            <text:p text:style-name="P1"/>
            <text:p text:style-name="P1">"I've found him!" he whispered. "I've found Flamel! I told you I'd read the name somewhere before, I read it on the train coming here -- listen to this: 'Dumbledore is particularly famous for his defeat of the dark wizard Grindelwald in 1945, for the discovery of the twelve uses of dragon's blood, and his work on alchemy with his partner, Nicolas Flamel'!" </text:p>
            <text:p text:style-name="P1"/>
            <text:p text:style-name="P1">Hermione jumped to her feet. She hadn't looked so excited since they'd gotten back the marks for their very first piece of homework. </text:p>
            <text:p text:style-name="P1"/>
            <text:p text:style-name="P1">"Stay there!" she said, and she sprinted up the stairs to the girls' dormitories. Harry and Ron barely had time to exchange mystified looks before she was dashing back, an enormous old book in her arms. </text:p>
            <text:p text:style-name="P1"/>
            <text:p text:style-name="P1">"I never thought to look in here!" she whispered excitedly. "I got this out of the library weeks ago for a bit of light reading." </text:p>
            <text:p text:style-name="P1"/>
            <text:p text:style-name="P1"><text:soft-page-break/>"Light?" said Ron, but Hermione told him to be quiet until she'd looked something up, and started flicking frantically through the pages, muttering to herself. </text:p>
            <text:p text:style-name="P1"/>
            <text:p text:style-name="P1">At last she found what she was looking for. </text:p>
            <text:p text:style-name="P1"/>
            <text:p text:style-name="P1">"I knew it! I knew it!" </text:p>
            <text:p text:style-name="P1"/>
            <text:p text:style-name="P1">"Are we allowed to speak yet?" said Ron grumpily. Hermione ignored him. </text:p>
            <text:p text:style-name="P1"/>
            <text:p text:style-name="P1">"Nicolas Flamel," she whispered dramatically, "is the only known maker of the Sorcerer's Stone!" </text:p>
            <text:p text:style-name="P1"/>
            <text:p text:style-name="P1">This didn't have quite the effect she'd expected. </text:p>
            <text:p text:style-name="P1"/>
            <text:p text:style-name="P1">"The what?" said Harry and Ron. </text:p>
            <text:p text:style-name="P1"/>
            <text:p text:style-name="P1">"Oh, honestly, don't you two read? Look -- read that, there." </text:p>
            <text:p text:style-name="P1"/>
            <text:p text:style-name="P1">She pushed the book toward them, and Harry and Ron read: The ancient study of alchemy is concerned with making the Sorcerer's Stone, a legendary substance with astonishing powers. The stone will transform any metal into pure gold. It also produces the Elixir of Life, which will make the drinker immortal. </text:p>
            <text:p text:style-name="P1"/>
            <text:p text:style-name="P1">There have been many reports of the Sorcerer's Stone over the centuries, but the only Stone currently in existence belongs to Mr. Nicolas Flamel, the noted alchemist and opera lover. Mr. Flamel, who celebrated his six hundred and sixty-fifth birthday last year, enjoys a quiet life in Devon with his wife, Perenelle (six hundred and fifty-eight). </text:p>
            <text:p text:style-name="P1"/>
            <text:p text:style-name="P1">"See?" said Hermione, when Harry and Ron had finished. "The dog must be guarding Flamel's Sorcerer's Stone! I bet he asked Dumbledore to keep it safe for him, because they're friends and he knew someone was after it, that's why he wanted the Stone moved out of Gringotts!" </text:p>
            <text:p text:style-name="P1"/>
            <text:p text:style-name="P1">"A stone that makes gold and stops you from ever dying!" said Harry. "No wonder Snape's after it! <text:soft-page-break/>Anyone would want it." </text:p>
            <text:p text:style-name="P1"/>
            <text:p text:style-name="P1">"And no wonder we couldn't find Flamel in that Study of Recent Developments in Wizardry," said Ron. "He's not exactly recent if he's six hundred and sixty-five, is he?" </text:p>
            <text:p text:style-name="P1"/>
            <text:p text:style-name="P1">The next morning in Defense Against the Dark Arts, while copying down different ways of treating werewolf bites, Harry and Ron were still discussing what they'd do with a Sorcerer's Stone if they had one. It wasn't until Ron said he'd buy his own Quidditch team that Harry remembered about Snape and the coming match. </text:p>
            <text:p text:style-name="P1"/>
            <text:p text:style-name="P1">"I'm going to play," he told Ron and Hermione. "If I don't, all the Slytherins will think I'm just too scared to face Snape. I'll show them... it'll really wipe the smiles off their faces if we win." </text:p>
            <text:p text:style-name="P1"/>
            <text:p text:style-name="P1">"Just as long as we're not wiping you off the field," said Hermione. </text:p>
            <text:p text:style-name="P1"/>
            <text:p text:style-name="P1">As the match drew nearer, however, Harry became more and more nervous, whatever he told Ron and Hermione. The rest of the team wasn't too calm, either. The idea of overtaking Slytherin in the house championship was wonderful, no one had done it for seven years, but would they be allowed to, with such a biased referee? Harry didn't know whether he was imagining it or not, but he seemed to keep running into Snape wherever he went. At times, he even wondered whether Snape was following him, trying to catch him on his own. Potions lessons were turning into a sort of weekly torture, Snape was so horrible to Harry. Could Snape possibly know they'd found out about the Sorcerer's Stone? Harry didn't see how he could -- yet he sometimes had the horrible feeling that Snape could read minds. </text:p>
            <text:p text:style-name="P1"/>
            <text:p text:style-name="P1">Harry knew, when they wished him good luck outside the locker rooms the next afternoon, that Ron and Hermione were wondering whether they'd ever see him alive again. This wasn't what you'd call comforting. Harry hardly heard a word of Wood's pep talk as he pulled on his Quidditch robes and picked up his Nimbus Two Thousand. </text:p>
            <text:p text:style-name="P1"><text:soft-page-break/></text:p>
            <text:p text:style-name="P1">Ron and Hermione, meanwhile, had found a place in the stands next to Neville, who couldn't understand why they looked so grim and worried, or why they had both brought their wands to the match. Little did Harry know that Ron and Hermione had been secretly practicing the Leg-Locker Curse. They'd gotten the idea from Malfoy using it on Neville, and were ready to use it on Snape if he showed any sign of wanting to hurt Harry. </text:p>
            <text:p text:style-name="P1"/>
            <text:p text:style-name="P1">"Now, don't forget, it's Locomotor Mortis," Hermione muttered as Ron slipped his wand up his sleeve. </text:p>
            <text:p text:style-name="P1"/>
            <text:p text:style-name="P1">"I know," Ron snapped. "Don't nag." </text:p>
            <text:p text:style-name="P1"/>
            <text:p text:style-name="P1">Back in the locker room, Wood had taken Harry aside. </text:p>
            <text:p text:style-name="P1"/>
            <text:p text:style-name="P1">"Don't want to pressure you, Potter, but if we ever need an early capture of the Snitch it's now. Finish the game before Snape can favor Hufflepuff too much." </text:p>
            <text:p text:style-name="P1"/>
            <text:p text:style-name="P1">"The whole school's out there!" said Fred Weasley, peering out of the door. "Even -- blimey -- Dumbledore's come to watch!" </text:p>
            <text:p text:style-name="P1"/>
            <text:p text:style-name="P1">Harry's heart did a somersault. </text:p>
            <text:p text:style-name="P1"/>
            <text:p text:style-name="P1">"Dumbledore?" he said, dashing to the door to make sure. Fred was right. </text:p>
            <text:p text:style-name="P1"/>
            <text:p text:style-name="P1">There was no mistaking that silver beard. </text:p>
            <text:p text:style-name="P1"/>
            <text:p text:style-name="P1">Harry could have laughed out loud with relief He was safe. There was simply no way that Snape would dare to try to hurt him if Dumbledore was watching. </text:p>
            <text:p text:style-name="P1"/>
            <text:p text:style-name="P1">Perhaps that was why Snape was looking so angry as the teams marched onto the field, something that Ron noticed, too. </text:p>
            <text:p text:style-name="P1"/>
            <text:p text:style-name="P1">"I've never seen Snape look so mean," he told Hermione. "Look -they're off Ouch!" </text:p>
            <text:p text:style-name="P1"><text:soft-page-break/></text:p>
            <text:p text:style-name="P1">Someone had poked Ron in the back of the head. It was Malfoy. </text:p>
            <text:p text:style-name="P1"/>
            <text:p text:style-name="P1">"Oh, sorry, Weasley, didn't see you there." </text:p>
            <text:p text:style-name="P1"/>
            <text:p text:style-name="P1">Malfoy grinned broadly at Crabbe and Goyle. </text:p>
            <text:p text:style-name="P1"/>
            <text:p text:style-name="P1">"Wonder how long Potter's going to stay on his broom this time? Anyone want a bet? What about you, Weasley?" </text:p>
            <text:p text:style-name="P1"/>
            <text:p text:style-name="P1">Ron didn't answer; Snape had just awarded Hufflepuff a penalty because George Weasley had hit a Bludger at him. Hermione, who had all her fingers crossed in her lap, was squinting fixedly at Harry, who was circling the game like a hawk, looking for the Snitch. </text:p>
            <text:p text:style-name="P1"/>
            <text:p text:style-name="P1">"You know how I think they choose people for the Gryffindor team?" said Malfoy loudly a few minutes later, as Snape awarded Hufflepuff another penalty for no reason at all. "It's people they feel sorry for. See, there's Potter, who's got no parents, then there's the Weasleys, who've got no money -- you should be on the team, Longbottom, you've got no brains." </text:p>
            <text:p text:style-name="P1"/>
            <text:p text:style-name="P1">Neville went bright red but turned in his seat to face Malfoy. </text:p>
            <text:p text:style-name="P1"/>
            <text:p text:style-name="P1">"I'm worth twelve of you, Malfoy," he stammered. </text:p>
            <text:p text:style-name="P1"/>
            <text:p text:style-name="P1">Malfoy, Crabbe, and Goyle howled with laughter, but Ron, still not daring to take his eyes from the game, said, "You tell him, Neville." </text:p>
            <text:p text:style-name="P1"/>
            <text:p text:style-name="P1">"Longbottom, if brains were gold you'd be poorer than Weasley, and that's saying something." </text:p>
            <text:p text:style-name="P1"/>
            <text:p text:style-name="P1">Ron's nerves were already stretched to the breaking point with anxiety about Harry. </text:p>
            <text:p text:style-name="P1"/>
            <text:p text:style-name="P1">"I'm warning you, Malfoy -- one more word "Ron!" said Hermione suddenly, "Harry --" </text:p>
            <text:p text:style-name="P1"/>
            <text:p text:style-name="P1">"What? Where?" </text:p>
            <text:p text:style-name="P1"/>
            <text:p text:style-name="P1"><text:soft-page-break/>Harry had suddenly gone into a spectacular dive, which drew gasps and cheers from the crowd. Hermione stood up, her crossed fingers in her mouth, as Harry streaked toward the ground like a bullet. </text:p>
            <text:p text:style-name="P1"/>
            <text:p text:style-name="P1">"You're in luck, Weasley, Potter's obviously spotted some money on the ground!" said Malfoy. </text:p>
            <text:p text:style-name="P1"/>
            <text:p text:style-name="P1">Ron snapped. Before Malfoy knew what was happening, Ron was on top of him, wrestling him to the ground. Neville hesitated, then clambered over the back of his seat to help. </text:p>
            <text:p text:style-name="P1"/>
            <text:p text:style-name="P1">"Come on, Harry!" Hermione screamed, leaping onto her seat to watch as Harry sped straight at Snape -- she didn't even notice Malfoy and Ron rolling around under her seat, or the scuffles and yelps coming from the whirl of fists that was Neville, Crabbe, and Goyle. </text:p>
            <text:p text:style-name="P1"/>
            <text:p text:style-name="P1">Up in the air, Snape turned on his broomstick just in time to see something scarlet shoot past him, missing him by inches -- the next second, Harry had pulled out of the dive, his arm raised in triumph, the Snitch clasped in his hand. </text:p>
            <text:p text:style-name="P1"/>
            <text:p text:style-name="P1">The stands erupted; it had to be a record, no one could ever remember the Snitch being caught so quickly. </text:p>
            <text:p text:style-name="P1"/>
            <text:p text:style-name="P1">"Ron! Ron! Where are you? The game's over! Harry's won! We've won! Gryffindor is in the lead!" shrieked Hermione, dancing up and down on her seat and hugging Parvati Patil in the row in front. </text:p>
            <text:p text:style-name="P1"/>
            <text:p text:style-name="P1">Harry jumped off his broom, a foot from the ground. He couldn't believe it. He'd done it -- the game was over; it had barely lasted five minutes. As Gryffindors came spilling onto the field, he saw Snape land nearby, white-faced and tight-lipped -- then Harry felt a hand on his shoulder and looked up into Dumbledore's smiling face. </text:p>
            <text:p text:style-name="P1"/>
            <text:p text:style-name="P1">"Well done," said Dumbledore quietly, so that only Harry could hear. </text:p>
            <text:p text:style-name="P1"/>
            <text:p text:style-name="P1"><text:soft-page-break/>"Nice to see you haven't been brooding about that mirror... been keeping busy... excellent..." </text:p>
            <text:p text:style-name="P1"/>
            <text:p text:style-name="P1">Snape spat bitterly on the ground. </text:p>
            <text:p text:style-name="P1"/>
            <text:p text:style-name="P1">Harry left the locker room alone some time later, to take his Nimbus Two Thousand back to the broomshed. He couldn't ever remember feeling happier. He'd really done something to be proud of now -- no one could say he was just a famous name any more. The evening air had never smelled so sweet. He walked over the damp grass, reliving the last hour in his head, which was a happy blur: Gryffindors running to lift him onto their shoulders; Ron and Hermione in the distance, jumping up and down, Ron cheering through a heavy nosebleed. </text:p>
            <text:p text:style-name="P1"/>
            <text:p text:style-name="P1">Harry had reached the shed. He leaned against the wooden door and looked up at Hogwarts, with its windows glowing red in the setting sun. </text:p>
            <text:p text:style-name="P1"/>
            <text:p text:style-name="P1">Gryffindor in the lead. He'd done it, he'd shown Snape.... </text:p>
            <text:p text:style-name="P1"/>
            <text:p text:style-name="P1">And speaking of Snape... </text:p>
            <text:p text:style-name="P1"/>
            <text:p text:style-name="P1">A hooded figure came swiftly down the front steps of the castle. Clearly not wanting to be seen, it walked as fast as possible toward the forbidden forest. Harry's victory faded from his mind as he watched. He recognized the figure's prowling walk. Snape, sneaking into the forest while everyone else was at dinner -- what was going on? Harry jumped back on his Nimbus Two Thousand and took off. Gliding silently over the castle he saw Snape enter the forest at a run. He followed. </text:p>
            <text:p text:style-name="P1"/>
            <text:p text:style-name="P1">The trees were so thick he couldn't see where Snape had gone. He flew in circles, lower and lower, brushing the top branches of trees until he heard voices. He glided toward them and landed noiselessly in a towering beech tree. </text:p>
            <text:p text:style-name="P1"/>
            <text:p text:style-name="P1">He climbed carefully along one of the branches, holding tight to his broomstick, trying to see through the leaves. Below, in a shadowy clearing, stood Snape, but he wasn't alone. Quirrell was <text:soft-page-break/>there, too. </text:p>
            <text:p text:style-name="P1"/>
            <text:p text:style-name="P1">Harry couldn't make out the look on his face, but he was stuttering worse than ever. Harry strained to catch what they were saying. </text:p>
            <text:p text:style-name="P1"/>
            <text:p text:style-name="P1">"... d-don't know why you wanted t-t-to meet here of all p-places, Severus..." </text:p>
            <text:p text:style-name="P1"/>
            <text:p text:style-name="P1">"Oh, I thought we'd keep this private," said Snape, his voice icy. </text:p>
            <text:p text:style-name="P1"/>
            <text:p text:style-name="P1">"Students aren't supposed to know about the Sorcerer's Stone, after all." </text:p>
            <text:p text:style-name="P1"/>
            <text:p text:style-name="P1">Harry leaned forward. Quirrell was mumbling something. Snape interrupted him. </text:p>
            <text:p text:style-name="P1"/>
            <text:p text:style-name="P1">"Have you found out how to get past that beast of Hagrid's yet?" </text:p>
            <text:p text:style-name="P1"/>
            <text:p text:style-name="P1">"B-b-but Severus, I --" </text:p>
            <text:p text:style-name="P1"/>
            <text:p text:style-name="P1">"You don't want me as your enemy, Quirrell," said Snape, taking a step toward him. </text:p>
            <text:p text:style-name="P1"/>
            <text:p text:style-name="P1">"I-I don't know what you "You know perfectly well what I mean." </text:p>
            <text:p text:style-name="P1"/>
            <text:p text:style-name="P1">An owl hooted loudly, and Harry nearly fell out of the tree. He steadied himself in time to hear Snape say, "-- your little bit of hocus-pocus. </text:p>
            <text:p text:style-name="P1"/>
            <text:p text:style-name="P1">I'm waiting." </text:p>
            <text:p text:style-name="P1"/>
            <text:p text:style-name="P1">"B-but I d-d-don't --" </text:p>
            <text:p text:style-name="P1"/>
            <text:p text:style-name="P1">"Very well," Snape cut in. "We'll have another little chat soon, when you've had time to think things over and decided where your loyalties lie." </text:p>
            <text:p text:style-name="P1"/>
            <text:p text:style-name="P1">He threw his cloak over his head and strode out of the clearing. It was almost dark now, but Harry could see Quirrell, standing quite still as though he was petrified. </text:p>
            <text:p text:style-name="P1"/>
            <text:p text:style-name="P1">"Harry, where have you been?" Hermione squeaked. </text:p>
            <text:p text:style-name="P1"><text:soft-page-break/></text:p>
            <text:p text:style-name="P1">"We won! You won! We won!" shouted Ron, thumping Harry on the back. "And I gave Malfoy a black eye, and Neville tried to take on Crabbe and Goyle single-handed! He's still out cold but Madam Pomftey says he'll be all right - talk about showing Slytherin! Everyone's waiting for you in the common room, we're having a party, Fred and George stole some cakes and stuff from the kitchens." </text:p>
            <text:p text:style-name="P1"/>
            <text:p text:style-name="P1">"Never mind that now," said Harry breathlessly. "Let's find an empty room, you wait 'til you hear this...." </text:p>
            <text:p text:style-name="P1"/>
            <text:p text:style-name="P1">He made sure Peeves wasn't inside before shutting the door behind them, then he told them what he'd seen and heard. </text:p>
            <text:p text:style-name="P1"/>
            <text:p text:style-name="P1">"So we were right, it is the Sorcerer's Stone, and Snape's trying to force Quirrell to help him get it. He asked if he knew how to get past Fluffy - and he said something about Quirrell's 'hocus pocuss-- I reckon there are other things guarding the stone apart from Fluffy, loads of enchantments, probably, and Quirrell would have done some anti-Dark Arts spell that Snape needs to break through --" </text:p>
            <text:p text:style-name="P1"/>
            <text:p text:style-name="P1">"So you mean the Stone's only safe as long as Quirrell stands up to Snape?" said Hermione in alarm. </text:p>
            <text:p text:style-name="P1"/>
            <text:p text:style-name="P1">"It'll be gone by next Tuesday," said Ron. </text:p>
            <text:p text:style-name="P1"/>
            <text:p text:style-name="P1">CHAPTER FOURTEEN </text:p>
            <text:p text:style-name="P1"/>
            <text:p text:style-name="P1">NORBERT THE NORWEGIAN RIDGEBACK </text:p>
            <text:p text:style-name="P1"/>
            <text:p text:style-name="P1">Quirrell, however, must have been braver than they'd thought. In the weeks that followed he did seem to be getting paler and thinner, but it didn't look as though he'd cracked yet. </text:p>
            <text:p text:style-name="P1"/>
            <text:p text:style-name="P1">Every time they passed the third-floor corridor, Harry, Ron, and Hermione would press their ears to the door to check that Fluffy was still growling inside. Snape was sweeping about in his usual bad temper, which surely meant that the Stone was still <text:soft-page-break/>safe. Whenever Harry passed Quirrell these days he gave him an encouraging sort of smile, and Ron had started telling people off for laughing at Quirrell's stutter. </text:p>
            <text:p text:style-name="P1"/>
            <text:p text:style-name="P1">Hermione, however, had more on her mind than the Sorcerer's Stone. She had started drawing up study schedules and colorcoding all her notes. </text:p>
            <text:p text:style-name="P1"/>
            <text:p text:style-name="P1">Harry and Ron wouldn't have minded, but she kept nagging them to do the same. </text:p>
            <text:p text:style-name="P1"/>
            <text:p text:style-name="P1">"Hermione, the exams are ages away." </text:p>
            <text:p text:style-name="P1"/>
            <text:p text:style-name="P1">"Ten weeks," Hermione snapped. "That's not ages, that's like a second to Nicolas Flamel." </text:p>
            <text:p text:style-name="P1"/>
            <text:p text:style-name="P1">"But we're not six hundred years old," Ron reminded her. "Anyway, what are you studying for, you already know it A." </text:p>
            <text:p text:style-name="P1"/>
            <text:p text:style-name="P1">"What am I studying for? Are you crazy? You realize we need to pass these exams to get into the second year? They're very important, I should have started studying a month ago, I don't know what's gotten into me...." </text:p>
            <text:p text:style-name="P1"/>
            <text:p text:style-name="P1">Unfortunately, the teachers seemed to be thinking along the same lines as Hermione. They piled so much homework on them that the Easter holidays weren't nearly as much fun as the Christmas ones. It was hard to relax with Hermione next to you reciting the twelve uses of dragon's blood or practicing wand movements. Moaning and yawning, Harry and Ron spent most of their free time in the library with her, trying to get through all their extra work. </text:p>
            <text:p text:style-name="P1"/>
            <text:p text:style-name="P1">"I'll never remember this," Ron burst out one afternoon, throwing down his quill and looking longingly out of the library window. It was the first really fine day they'd had in months. The sky was a clear, forget-me-not blue, and there was a feeling in the air of summer coming. </text:p>
            <text:p text:style-name="P1"/>
            <text:p text:style-name="P1">Harry, who was looking up "Dittany" in One Thousand Magical Herbs and Fungi, didn't look up until he heard Ron say, "Hagrid! What are you <text:soft-page-break/>doing in the library?" </text:p>
            <text:p text:style-name="P1"/>
            <text:p text:style-name="P1">Hagrid shuffled into view, hiding something behind his back. He looked very out of place in his moleskin overcoat. </text:p>
            <text:p text:style-name="P1"/>
            <text:p text:style-name="P1">"Jus' lookin'," he said, in a shifty voice that got their interest at once. "An' what're you lot up ter?" He looked suddenly suspicious. "Yer not still lookin' fer Nicolas Flamel, are yeh?" "Oh, we found out who he is ages ago," said Ron impressively. "And we know what that dog's guarding, it's a Sorcerer's St --" </text:p>
            <text:p text:style-name="P1"/>
            <text:p text:style-name="P1">"Shhhh!" Hagrid looked around quickly to see if anyone was listening. </text:p>
            <text:p text:style-name="P1"/>
            <text:p text:style-name="P1">"Don' go shoutin' about it, what's the matter with yeh?" </text:p>
            <text:p text:style-name="P1"/>
            <text:p text:style-name="P1">"There are a few things we wanted to ask you, as a matter of fact," said Harry, "about what's guarding the Stone apart from Fluffy --" </text:p>
            <text:p text:style-name="P1"/>
            <text:p text:style-name="P1">"SHHHH!" said Hagrid again. "Listen - come an' see me later, I'm not promisin' I'll tell yeh anythin', mind, but don' go rabbitin' about it in here, students aren' s'pposed ter know. They'll think I've told yeh --" </text:p>
            <text:p text:style-name="P1"/>
            <text:p text:style-name="P1">"See you later, then," said Harry. </text:p>
            <text:p text:style-name="P1"/>
            <text:p text:style-name="P1">Hagrid shuffled off. </text:p>
            <text:p text:style-name="P1"/>
            <text:p text:style-name="P1">"What was he hiding behind his back?" said Hermione thoughtfully. </text:p>
            <text:p text:style-name="P1"/>
            <text:p text:style-name="P1">"Do you think it had anything to do with the Stone?" </text:p>
            <text:p text:style-name="P1"/>
            <text:p text:style-name="P1">"I'm going to see what section he was in," said Ron, who'd had enough of working. He came back a minute later with a pile of books in his arms and slammed them down on the table. </text:p>
            <text:p text:style-name="P1"/>
            <text:p text:style-name="P1">"Dragons!" he whispered. "Hagrid was looking up stuff about dragons! Look at these: Dragon Species of Great Britain and Ireland; From Egg to Inferno, <text:soft-page-break/>A Dragon Keeper's Guide." </text:p>
            <text:p text:style-name="P1"/>
            <text:p text:style-name="P1">"Hagrid's always wanted a dragon, he told me so the first time I ever met him, " said Harry. </text:p>
            <text:p text:style-name="P1"/>
            <text:p text:style-name="P1">"But it's against our laws," said Ron. "Dragon breeding was outlawed by the Warlocks' Convention of 1709, everyone knows that. It's hard to stop Muggles from noticing us if we're keeping dragons in the back garden - anyway, you can't tame dragons, it's dangerous. You should see the burns Charlie's got off wild ones in Romania." </text:p>
            <text:p text:style-name="P1"/>
            <text:p text:style-name="P1">"But there aren't wild dragons in Britain?" said Harry. </text:p>
            <text:p text:style-name="P1"/>
            <text:p text:style-name="P1">"Of course there are," said Ron. "Common Welsh Green and Hebridean Blacks. The Ministry of Magic has a job hushing them up, I can tell you. </text:p>
            <text:p text:style-name="P1"/>
            <text:p text:style-name="P1">Our kind have to keep putting spells on Muggles who've spotted them, to make them forget." </text:p>
            <text:p text:style-name="P1"/>
            <text:p text:style-name="P1">"So what on earths Hagrid up to?" said Hermione. </text:p>
            <text:p text:style-name="P1"/>
            <text:p text:style-name="P1">When they knocked on the door of the gamekeeper's hut an hour later, they were surprised to see that all the curtains were closed. Hagrid called "Who is it?" before he let them in, and then shut the door quickly behind them. </text:p>
            <text:p text:style-name="P1"/>
            <text:p text:style-name="P1">It was stifling hot inside. Even though it was such a warm day, there was a blazing fire in the grate. Hagrid made them tea and offered them stoat sandwiches, which they refused. </text:p>
            <text:p text:style-name="P1"/>
            <text:p text:style-name="P1">"So -- yeh wanted to ask me somethin'?" </text:p>
            <text:p text:style-name="P1"/>
            <text:p text:style-name="P1">"Yes," said Harry. There was no point beating around the bush. "We were wondering if you could tell us what's guarding the Sorcerer's Stone apart from Fluffy." </text:p>
            <text:p text:style-name="P1"/>
            <text:p text:style-name="P1">Hagrid frowned at him. </text:p>
            <text:p text:style-name="P1"/>
            <text:p text:style-name="P1">"0' course I cant, he said. "Number one, I don' know meself. Number two, yeh know too much already, so I wouldn' tell yeh if I could. That <text:soft-page-break/>Stone's here fer a good reason. It Was almost stolen outta Gringotts - I s'ppose yeh've worked that out an' all? Beats me how yeh even know abou' Fluffy." </text:p>
            <text:p text:style-name="P1"/>
            <text:p text:style-name="P1">"Oh, come on, Hagrid, you might not want to tell us, but you do know, you know everything that goes on round here," said Hermione in a warm, flattering voice. Hagrid's beard twitched and they could tell he was smiling. "We only wondered who had done the guarding, really." Hermione went on. "We wondered who Dumbledore had trusted enough to help him, apart from you." </text:p>
            <text:p text:style-name="P1"/>
            <text:p text:style-name="P1">Hagrid's chest swelled at these last words. Harry and Ron beamed at Hermione. </text:p>
            <text:p text:style-name="P1"/>
            <text:p text:style-name="P1">"Well, I don' s'pose it could hurt ter tell yeh that... let's see... he borrowed Fluffy from me... then some o' the teachers did enchantments... </text:p>
            <text:p text:style-name="P1"/>
            <text:p text:style-name="P1">Professor Sprout -- Professor Flitwick -- Professor McGonagall --" he ticked them off on his fingers, "Professor Quirrell -- an' Dumbledore himself did somethin', o' course. Hang on, I've forgotten someone. Oh yeah, Professor Snape." </text:p>
            <text:p text:style-name="P1"/>
            <text:p text:style-name="P1">"Snape?" </text:p>
            <text:p text:style-name="P1"/>
            <text:p text:style-name="P1">"Yeah -- yer not still on abou' that, are yeh? Look, Snape helped protect the Stone, he's not about ter steal it." </text:p>
            <text:p text:style-name="P1"/>
            <text:p text:style-name="P1">Harry knew Ron and Hermione were thinking the same as he was. If Snape had been in on protecting the Stone, it must have been easy to find out how the other teachers had guarded it. He probably knew everything -- except, it seemed, Quirrell's spell and how to get past Fluffy. </text:p>
            <text:p text:style-name="P1"/>
            <text:p text:style-name="P1">"You're the only one who knows how to get past Fluffy. aren't you, Hagrid?" said Harry anxiously. "And you wouldn't tell anyone, would you? Not even one of the teachers?" </text:p>
            <text:p text:style-name="P1"/>
            <text:p text:style-name="P1">"Not a soul knows except me an' Dumbledore," said Hagrid proudly. </text:p>
            <text:p text:style-name="P1"/>
            <text:p text:style-name="P1">"Well, that's something," Harry muttered to the <text:soft-page-break/>others. "Hagrid, can we have a window open? I'm boiling." </text:p>
            <text:p text:style-name="P1"/>
            <text:p text:style-name="P1">"Can't, Harry, sorry," said Hagrid. Harry noticed him glance at the fire. Harry looked at it, too. </text:p>
            <text:p text:style-name="P1"/>
            <text:p text:style-name="P1">"Hagrid -- what's that?" </text:p>
            <text:p text:style-name="P1"/>
            <text:p text:style-name="P1">But he already knew what it was. In the very heart of the fire, underneath the kettle, was a huge, black egg. </text:p>
            <text:p text:style-name="P1"/>
            <text:p text:style-name="P1">"Ah," said Hagrid, fiddling nervously with his beard, "That's er..." </text:p>
            <text:p text:style-name="P1"/>
            <text:p text:style-name="P1">"Where did you get it, Hagrid?" said Ron, crouching over the fire to get a closer look at the egg. "It must've cost you a fortune." </text:p>
            <text:p text:style-name="P1"/>
            <text:p text:style-name="P1">"Won it," said Hagrid. "Las' night. I was down in the village havin' a few drinks an' got into a game o' cards with a stranger. Think he was quite glad ter get rid of it, ter be honest." </text:p>
            <text:p text:style-name="P1"/>
            <text:p text:style-name="P1">"But what are you going to do with it when it's hatched?" said Hermione. </text:p>
            <text:p text:style-name="P1"/>
            <text:p text:style-name="P1">"Well, I've bin doin' some readin' , said Hagrid, pulling a large book from under his pillow. "Got this outta the library -- Dragon Breeding for Pleasure and Profit -- it's a bit outta date, o' course, but it's all in here. Keep the egg in the fire, 'cause their mothers breathe on I em, see, an' when it hatches, feed it on a bucket o' brandy mixed with chicken blood every half hour. An' see here -- how ter recognize diff'rent eggs -- what I got there's a Norwegian Ridgeback. They're rare, them." </text:p>
            <text:p text:style-name="P1"/>
            <text:p text:style-name="P1">He looked very pleased with himself, but Hermione didn't. </text:p>
            <text:p text:style-name="P1"/>
            <text:p text:style-name="P1">"Hagrid, you live in a wooden house," she said. </text:p>
            <text:p text:style-name="P1"/>
            <text:p text:style-name="P1">But Hagrid wasn't listening. He was humming merrily as he stoked the fire. </text:p>
            <text:p text:style-name="P1"/>
            <text:p text:style-name="P1">So now they had something else to worry about: what might happen to Hagrid if anyone found out <text:soft-page-break/>he was hiding an illegal dragon in his hut. </text:p>
            <text:p text:style-name="P1"/>
            <text:p text:style-name="P1">"Wonder what it's like to have a peaceful life," Ron sighed, as evening after evening they struggled through all the extra homework they were getting. Hermione had now started making study schedules for Harry and Ron, too. It was driving them nuts. </text:p>
            <text:p text:style-name="P1"/>
            <text:p text:style-name="P1">Then, one breakfast time, Hedwig brought Harry another note from Hagrid. </text:p>
            <text:p text:style-name="P1"/>
            <text:p text:style-name="P1">He had written only two words: It's hatching. </text:p>
            <text:p text:style-name="P1"/>
            <text:p text:style-name="P1">Ron wanted to skip Herbology and go straight down to the hut. Hermione wouldn't hear of it. </text:p>
            <text:p text:style-name="P1"/>
            <text:p text:style-name="P1">"Hermione, how many times in our lives are we going to see a dragon hatching?" </text:p>
            <text:p text:style-name="P1"/>
            <text:p text:style-name="P1">"We've got lessons, we'll get into trouble, and that's nothing to what Hagrid's going to be in when someone finds out what he's doing --" </text:p>
            <text:p text:style-name="P1"/>
            <text:p text:style-name="P1">"Shut up!" Harry whispered. </text:p>
            <text:p text:style-name="P1"/>
            <text:p text:style-name="P1">Malfoy was only a few feet away and he had stopped dead to listen. How much had he heard? Harry didn't like the look on Malfoy's face at all. </text:p>
            <text:p text:style-name="P1"/>
            <text:p text:style-name="P1">Ron and Hermione argued all the way to Herbology and in the end, Hermione agreed to run down to Hagrid's with the other two during morning break. When the bell sounded from the castle at the end of their lesson, the three of them dropped their trowels at once and hurried through the grounds to the edge of the forest. Hagrid greeted them, looking flushed and excited. </text:p>
            <text:p text:style-name="P1"/>
            <text:p text:style-name="P1">"It's nearly out." He ushered them inside. </text:p>
            <text:p text:style-name="P1"/>
            <text:p text:style-name="P1">The egg was lying on the table. There were deep cracks in it. Something was moving inside; a funny clicking noise was coming from it. </text:p>
            <text:p text:style-name="P1"/>
            <text:p text:style-name="P1">They all drew their chairs up to the table and watched with bated breath. </text:p>
            <text:p text:style-name="P1"/>
            <text:p text:style-name="P1">All at once there was a scraping noise and the egg <text:soft-page-break/>split open. The baby dragon flopped onto the table. It wasn't exactly pretty; Harry thought it looked like a crumpled, black umbrella. Its spiny wings were huge compared to its skinny jet body, it had a long snout with wide nostrils, the stubs of horns and bulging, orange eyes. </text:p>
            <text:p text:style-name="P1"/>
            <text:p text:style-name="P1">It sneezed. A couple of sparks flew out of its snout. </text:p>
            <text:p text:style-name="P1"/>
            <text:p text:style-name="P1">"Isn't he beautiful?" Hagrid murmured. He reached out a hand to stroke the dragon's head. It snapped at his fingers, showing pointed fangs. </text:p>
            <text:p text:style-name="P1"/>
            <text:p text:style-name="P1">"Bless him, look, he knows his mommy!" said Hagrid. </text:p>
            <text:p text:style-name="P1"/>
            <text:p text:style-name="P1">"Hagrid," said Hermione, "how fast do Norwegian Ridgebacks grow, exactly?" </text:p>
            <text:p text:style-name="P1"/>
            <text:p text:style-name="P1">Hagrid was about to answer when the color suddenly drained from his face -- he leapt to his feet and ran to the window. </text:p>
            <text:p text:style-name="P1"/>
            <text:p text:style-name="P1">"What's the matter?" </text:p>
            <text:p text:style-name="P1"/>
            <text:p text:style-name="P1">"Someone was lookin' through the gap in the curtains -- it's a kid -- he's runnin' back up ter the school." </text:p>
            <text:p text:style-name="P1"/>
            <text:p text:style-name="P1">Harry bolted to the door and looked out. Even at a distance there was no mistaking him. </text:p>
            <text:p text:style-name="P1"/>
            <text:p text:style-name="P1">Malfoy had seen the dragon. </text:p>
            <text:p text:style-name="P1"/>
            <text:p text:style-name="P1">Something about the smile lurking on Malfoy's face during the next week made Harry, Ron, and Hermione very nervous. They spent most of their free time in Hagrid's darkened hut, trying to reason with him. </text:p>
            <text:p text:style-name="P1"/>
            <text:p text:style-name="P1">"Just let him go," Harry urged. "Set him free." </text:p>
            <text:p text:style-name="P1"/>
            <text:p text:style-name="P1">"I can't," said Hagrid. "He's too little. He'd die." </text:p>
            <text:p text:style-name="P1"/>
            <text:p text:style-name="P1">They looked at the dragon. It had grown three times in length in just a week. Smoke kept furling out of its nostrils. Hagrid hadn't been doing his gamekeeping duties because the dragon was <text:soft-page-break/>keeping him so busy. There were empty brandy bottles and chicken feathers all over the floor. </text:p>
            <text:p text:style-name="P1"/>
            <text:p text:style-name="P1">"I've decided to call him Norbert," said Hagrid, looking at the dragon with misty eyes. "He really knows me now, watch. Norbert! Norbert! Where's Mommy?" </text:p>
            <text:p text:style-name="P1"/>
            <text:p text:style-name="P1">"He's lost his marbles," Ron muttered in Harry's ear. </text:p>
            <text:p text:style-name="P1"/>
            <text:p text:style-name="P1">"Hagrid," said Harry loudly, "give it two weeks and Norbert's going to be as long as your house. Malfoy could go to Dumbledore at any moment." </text:p>
            <text:p text:style-name="P1"/>
            <text:p text:style-name="P1">Hagrid bit his lip. </text:p>
            <text:p text:style-name="P1"/>
            <text:p text:style-name="P1">"I -- I know I can't keep him forever, but I can't jus' dump him, I can't." </text:p>
            <text:p text:style-name="P1"/>
            <text:p text:style-name="P1">Harry suddenly turned to Ron. Charlie, he said. </text:p>
            <text:p text:style-name="P1"/>
            <text:p text:style-name="P1">"You're losing it, too," said Ron. "I'm Ron, remember?" </text:p>
            <text:p text:style-name="P1"/>
            <text:p text:style-name="P1">"No -- Charlie -- your brother, Charlie. In Romania. Studying dragons. </text:p>
            <text:p text:style-name="P1"/>
            <text:p text:style-name="P1">We could send Norbert to him. Charlie can take care of him and then put him back in the wild!" </text:p>
            <text:p text:style-name="P1"/>
            <text:p text:style-name="P1">"Brilliant!" said Ron. "How about it, Hagrid?" </text:p>
            <text:p text:style-name="P1"/>
            <text:p text:style-name="P1">And in the end, Hagrid agreed that they could send -an owl to Charlie to ask him. </text:p>
            <text:p text:style-name="P1"/>
            <text:p text:style-name="P1">The following week dragged by. Wednesday night found Hermione and Harry sitting alone in the common room, long after everyone else had gone to bed. The clock on the wall had just chimed midnight when the portrait hole burst open. Ron appeared out of nowhere as he pulled off Harry's invisibility cloak. He had been down at Hagrid's hut, helping him feed Norbert, who was now eating dead rats by the crate. </text:p>
            <text:p text:style-name="P1"/>
            <text:p text:style-name="P1">"It bit me!" he said, showing them his hand, which was wrapped in a bloody handkerchief. "I'm not <text:soft-page-break/>going to be able to hold a quill for a week. I tell you, that dragon's the most horrible animal I've ever met, but the way Hagrid goes on about it, you'd think it was a fluffy little bunny rabbit. When it bit me he told me off for frightening it. And when I left, he was singing it a lullaby." </text:p>
            <text:p text:style-name="P1"/>
            <text:p text:style-name="P1">There was a tap on the dark window. </text:p>
            <text:p text:style-name="P1"/>
            <text:p text:style-name="P1">"It's Hedwig!" said Harry, hurrying to let her in. "She'll have Charlie's answer!" </text:p>
            <text:p text:style-name="P1"/>
            <text:p text:style-name="P1">The three of them put their heads together to read the note. </text:p>
            <text:p text:style-name="P1"/>
            <text:p text:style-name="P1">Dear Ron, </text:p>
            <text:p text:style-name="P1"/>
            <text:p text:style-name="P1">How are you? Thanks for the letter -- I'd be glad to take the Norwegian Ridgeback, but it won't be easy getting him here. I think the best thing will be to send him over with some friends of mine who are coming to visit me next week. Trouble is, they mustn't be seen carrying an illegal dragon. </text:p>
            <text:p text:style-name="P1"/>
            <text:p text:style-name="P1">Could you get the Ridgeback up the tallest tower at midnight on Saturday? They can meet you there and take him away while it's still dark. </text:p>
            <text:p text:style-name="P1"/>
            <text:p text:style-name="P1">Send me an answer as soon as possible. </text:p>
            <text:p text:style-name="P1"/>
            <text:p text:style-name="P1">Love, </text:p>
            <text:p text:style-name="P1"/>
            <text:p text:style-name="P1">Charlie </text:p>
            <text:p text:style-name="P1"/>
            <text:p text:style-name="P1">They looked at one another. </text:p>
            <text:p text:style-name="P1"/>
            <text:p text:style-name="P1">"We've got the invisibility cloak," said Harry. "It shouldn't be too difficult -- I think the cloaks big enough to cover two of us and Norbert." </text:p>
            <text:p text:style-name="P1"/>
            <text:p text:style-name="P1">It was a mark of how bad the last week had been that the other two agreed with him. Anything to get rid of Norbert -- and Malfoy. </text:p>
            <text:p text:style-name="P1"/>
            <text:p text:style-name="P1">There was a hitch. By the next morning, Ron's bitten hand had swollen to twice its usual size. He didn't know whether it was safe to go to Madam Pomfrey -- would she recognize a dragon bite? By <text:soft-page-break/>the afternoon, though, he had no choice. The cut had turned a nasty shade of green. It looked as if Norbert's fangs were poisonous. </text:p>
            <text:p text:style-name="P1"/>
            <text:p text:style-name="P1">Harry and Hermione rushed up to the hospital wing at the end of the day to find Ron in a terrible state in bed. </text:p>
            <text:p text:style-name="P1"/>
            <text:p text:style-name="P1">"It's not just my hand," he whispered, "although that feels like it's about to fall off. Malfoy told Madam Pomfrey he wanted to borrow one of my books so he could come and have a good laugh at me. He kept threatening to tell her what really bit me -- I've told her it was a dog, but I don't think she believes me -I shouldn't have hit him at the Quidditch match, that's why he's doing this." </text:p>
            <text:p text:style-name="P1"/>
            <text:p text:style-name="P1">Harry and Hermione tried to calm Ron down. </text:p>
            <text:p text:style-name="P1"/>
            <text:p text:style-name="P1">"It'll all be over at midnight on Saturday," said Hermione, but this didn't soothe Ron at all. On the contrary, he sat bolt upright and broke into a sweat. </text:p>
            <text:p text:style-name="P1"/>
            <text:p text:style-name="P1">"Midnight on Saturday!" he said in a hoarse voice. "Oh no oh no -- I've just remembered -- Charlie's letter was in that book Malfoy took, he's going to know we're getting rid of Norbert." </text:p>
            <text:p text:style-name="P1"/>
            <text:p text:style-name="P1">Harry and Hermione didn't get a chance to answer. Madam Pomfrey came over at that moment and made them leave, saying Ron needed sleep. </text:p>
            <text:p text:style-name="P1"/>
            <text:p text:style-name="P1">"It's too late to change the plan now," Harry told Hermione. "We haven't got time to send Charlie another owl, and this could be our only chance to get rid of Norbert. We'll have to risk it. And we have got the invisibility cloak, Malfoy doesn't know about that." </text:p>
            <text:p text:style-name="P1"/>
            <text:p text:style-name="P1">They found Fang, the boarhound, sitting outside with a bandaged tail when they went to tell Hagrid, who opened a window to talk to them. </text:p>
            <text:p text:style-name="P1"/>
            <text:p text:style-name="P1">"I won't let you in," he puffed. "Norbert's at a tricky stage -- nothin' I can't handle." </text:p>
            <text:p text:style-name="P1"/>
            <text:p text:style-name="P1">When they told him about Charlie's letter, his eyes filled with tears, although that might have been <text:soft-page-break/>because Norbert had just bitten him on the leg. </text:p>
            <text:p text:style-name="P1"/>
            <text:p text:style-name="P1">"Aargh! It's all right, he only got my boot -- jus' playin' -- he's only a baby, after all." </text:p>
            <text:p text:style-name="P1"/>
            <text:p text:style-name="P1">The baby banged its tail on the wall, making the windows rattle. Harry and Hermione walked back to the castle feeling Saturday couldn't come quickly enough. </text:p>
            <text:p text:style-name="P1"/>
            <text:p text:style-name="P1">They would have felt sorry for Hagrid when the time came for him to say good-bye to Norbert if they hadn't been so worried about what they had to do. It was a very dark, cloudy night, and they were a bit late arriving at Hagrid's hut because they'd had to wait for Peeves to get out of their way in the entrance hall, where he'd been playing tennis against the wall. Hagrid had Norbert packed and ready in a large crate. </text:p>
            <text:p text:style-name="P1"/>
            <text:p text:style-name="P1">"He's got lots o' rats an' some brandy fer the journey," said Hagrid in a muffled voice. "An' I've packed his teddy bear in case he gets lonely." </text:p>
            <text:p text:style-name="P1"/>
            <text:p text:style-name="P1">From inside the crate came ripping noises that sounded to Harry as though the teddy was having his head torn off. </text:p>
            <text:p text:style-name="P1"/>
            <text:p text:style-name="P1">"Bye-bye, Norbert!" Hagrid sobbed, as Harry and Hermione covered the crate with the invisibility cloak and stepped underneath it themselves. </text:p>
            <text:p text:style-name="P1"/>
            <text:p text:style-name="P1">"Mommy will never forget you!" </text:p>
            <text:p text:style-name="P1"/>
            <text:p text:style-name="P1">How they managed to get the crate back up to the castle, they never knew. Midnight ticked nearer as they heaved Norbert up the marble staircase in the entrance hall and along the dark corridors. UP another staircase, then another -- even one of Harry's shortcuts didn't make the work much easier. </text:p>
            <text:p text:style-name="P1"/>
            <text:p text:style-name="P1">"Nearly there!" Harry panted as they reached the corridor beneath the tallest tower. </text:p>
            <text:p text:style-name="P1"/>
            <text:p text:style-name="P1">Then a sudden movement ahead of them made them almost drop the crate. </text:p>
            <text:p text:style-name="P1"/>
            <text:p text:style-name="P1">Forgetting that they were already invisible, they <text:soft-page-break/>shrank into the shadows, staring at the dark outlines of two people grappling with each other ten feet away. A lamp flared. </text:p>
            <text:p text:style-name="P1"/>
            <text:p text:style-name="P1">Professor McGonagall, in a tartan bathrobe and a hair net, had Malfoy by the ear. </text:p>
            <text:p text:style-name="P1"/>
            <text:p text:style-name="P1">"Detention!" she shouted. "And twenty points from Slytherin! Wandering around in the middle of the night, how dare you --" </text:p>
            <text:p text:style-name="P1"/>
            <text:p text:style-name="P1">"You don't understand, Professor. Harry Potter's coming -- he's got a dragon!" </text:p>
            <text:p text:style-name="P1"/>
            <text:p text:style-name="P1">"What utter rubbish! How dare you tell such lies! Come on -- I shall see Professor Snape about you, Malfoy!" </text:p>
            <text:p text:style-name="P1"/>
            <text:p text:style-name="P1">The steep spiral staircase up to the top of the tower seemed the easiest thing in the world after that. Not until they'd stepped out into the cold night air did they throw off the cloak, glad to be able to breathe properly again. Hermione did a sort of jig. </text:p>
            <text:p text:style-name="P1"/>
            <text:p text:style-name="P1">"Malfoy's got detention! I could sing!" </text:p>
            <text:p text:style-name="P1"/>
            <text:p text:style-name="P1">"Don't," Harry advised her. </text:p>
            <text:p text:style-name="P1"/>
            <text:p text:style-name="P1">Chuckling about Malfoy, they waited, Norbert thrashing about in his crate. About ten minutes later, four broomsticks came swooping down out of the darkness. </text:p>
            <text:p text:style-name="P1"/>
            <text:p text:style-name="P1">Charlie's friends were a cheery lot. They showed Harry and Hermione the harness they'd rigged up, so they could suspend Norbert between them. </text:p>
            <text:p text:style-name="P1"/>
            <text:p text:style-name="P1">They all helped buckle Norbert safely into it and then Harry and Hermione shook hands with the others and thanked them very much. </text:p>
            <text:p text:style-name="P1"/>
            <text:p text:style-name="P1">At last, Norbert was going... going... gone. </text:p>
            <text:p text:style-name="P1"/>
            <text:p text:style-name="P1">They slipped back down the spiral staircase, their hearts as light as their hands, now that Norbert was off them. No more dragon -- Malfoy in detention -- what could spoil their happiness? The answer to that was waiting at the foot of the stairs. As they <text:soft-page-break/>stepped into the corridor, Filch's face loomed suddenly out of the darkness. </text:p>
            <text:p text:style-name="P1"/>
            <text:p text:style-name="P1">"Well, well, well," he whispered, "we are in trouble." </text:p>
            <text:p text:style-name="P1"/>
            <text:p text:style-name="P1">They'd left the invisibility cloak on top of the tower. </text:p>
            <text:p text:style-name="P1"/>
            <text:p text:style-name="P1">CHAPTER FIFTEEN </text:p>
            <text:p text:style-name="P1"/>
            <text:p text:style-name="P1">THE FORIBIDDEN FOREST </text:p>
            <text:p text:style-name="P1"/>
            <text:p text:style-name="P1">Things couldn't have been worse. </text:p>
            <text:p text:style-name="P1"/>
            <text:p text:style-name="P1">Filch took them down to Professor McGonagall's study on the first floor, where they sat and waited without saying a word to each other. Hermione was trembling. Excuses, alibis, and wild cover- up stories chased each other around Harry's brain, each more feeble than the last. He couldn't see how they were going to get out of trouble this time. They were cornered. How could they have been so stupid as to forget the cloak? There was no reason on earth that Professor McGonagall would accept for their being out of bed and creeping around the school in the dead of night, let alone being up the tallest astronomy tower, which was out-of-bounds except for classes. Add Norbert and the invisibility cloak, and they might as well be packing their bags already. </text:p>
            <text:p text:style-name="P1"/>
            <text:p text:style-name="P1">Had Harry thought that things couldn't have been worse? He was wrong. </text:p>
            <text:p text:style-name="P1"/>
            <text:p text:style-name="P1">When Professor McGonagall appeared, she was leading Neville. </text:p>
            <text:p text:style-name="P1"/>
            <text:p text:style-name="P1">"Harry!" Neville burst Out, the moment he saw the other two. "I was trying to find you to warn you, I heard Malfoy saying he was going to catch you, he said you had a drag --" </text:p>
            <text:p text:style-name="P1"/>
            <text:p text:style-name="P1">Harry shook his head violently to shut Neville up, but Professor McGonagall had seen. She looked more likely to breathe fire than Norbert as she towered over the three of them. </text:p>
            <text:p text:style-name="P1"/>
            <text:p text:style-name="P1"><text:soft-page-break/>"I would never have believed it of any of you. Mr. Filch says you were up in the astronomy tower. It's one o'clock in the morning. Explain yourselves." </text:p>
            <text:p text:style-name="P1"/>
            <text:p text:style-name="P1">It was the first time Hermione had ever failed to answer a teacher's question. She was staring at her slippers, as still as a statue. </text:p>
            <text:p text:style-name="P1"/>
            <text:p text:style-name="P1">"I think I've got a good idea of what's been going on," said Professor McGonagall. "It doesn't take a genius to work it out. You fed Draco Malfoy some cock-and-bull story about a dragon, trying to get him out of bed and into trouble. I've already caught him. I suppose you think it's funny that Longbottom here heard the story and believed it, too?" </text:p>
            <text:p text:style-name="P1"/>
            <text:p text:style-name="P1">Harry caught Neville's eye and tried to tell him without words that this wasn't true, because Neville was looking stunned and hurt. Poor, blundering Neville -- Harry knew what it must have cost him to try and find them in the dark, to warn them. </text:p>
            <text:p text:style-name="P1"/>
            <text:p text:style-name="P1">"I'm disgusted," said Professor McGonagall. "Four students out of bed in one night! I've never heard of such a thing before! You, Miss Granger, I thought you had more sense. As for you, Mr. Potter, I thought Gryffindor meant more to you than this. All three of you will receive detentions -- yes, you too, Mr. Longbottom, nothing gives you the right to walk around school at night, especially these days, it's very dangerous -- and fifty points will be taken from Gryffindor." </text:p>
            <text:p text:style-name="P1"/>
            <text:p text:style-name="P1">"Fifty?" Harry gasped -- they would lose the lead, the lead he'd won in the last Quidditch match. </text:p>
            <text:p text:style-name="P1"/>
            <text:p text:style-name="P1">"Fifty points each," said Professor McGonagall, breathing heavily through her long, pointed nose. </text:p>
            <text:p text:style-name="P1"/>
            <text:p text:style-name="P1">"Professor -- please "You can't --" </text:p>
            <text:p text:style-name="P1"/>
            <text:p text:style-name="P1">"Don't tell me what I can and can't do, Potter. Now get back to bed, all of you. I've never been more ashamed of Gryffindor students." </text:p>
            <text:p text:style-name="P1"/>
            <text:p text:style-name="P1">A hundred and fifty points lost. That put Gryffindor in last place. In one night, they'd ruined any chance <text:soft-page-break/>Gryffindor had had for the house cup. Harry felt as though the bottom had dropped out of his stomach. How could they ever make up for this? Harry didn't sleep all night. He could hear Neville sobbing into his pillow for what seemed like hours. Harry couldn't think of anything to say to comfort him. He knew Neville, like himself, was dreading the dawn. What would happen when the rest of Gryffindor found out what they'd done? At first, Gryffindors passing the giant hourglasses that recorded the house points the next day thought there'd been a mistake. How could they suddenly have a hundred and fifty points fewer than yesterday? And then the story started to spread: Harry Potter, the famous Harry Potter, their hero of two Quidditch matches, had lo st them all those points, him and a couple of other stupid first years. </text:p>
            <text:p text:style-name="P1"/>
            <text:p text:style-name="P1">From being one of the most popular and admired people at the school, Harry was suddenly the most hated. Even Ravenclaws and Hufflepuffs turned on him, because everyone had been longing to see Slytherin lose the house cup. Everywhere Harry went, people pointed and didn't trouble to lower their voices as they insulted him. Slytherins, on the other hand, clapped as he walked past them, whistling and cheering, "Thanks Potter, we owe you one!" </text:p>
            <text:p text:style-name="P1"/>
            <text:p text:style-name="P1">Only Ron stood by him. </text:p>
            <text:p text:style-name="P1"/>
            <text:p text:style-name="P1">"They'll all forget this in a few weeks. Fred and George have lost loads of points in all the time they've been here, and people still like them." </text:p>
            <text:p text:style-name="P1"/>
            <text:p text:style-name="P1">"They've never lost a hundred and fifty points in one go, though, have they?" said Harry miserably. </text:p>
            <text:p text:style-name="P1"/>
            <text:p text:style-name="P1">"Well -- no," Ron admitted. </text:p>
            <text:p text:style-name="P1"/>
            <text:p text:style-name="P1">It was a bit late to repair the damage, but Harry swore to himself not to meddle in things that weren't his business from now on. He'd had it with sneaking around and spying. He felt so ashamed of himself that he went to Wood and offered to resign from the Quidditch team. </text:p>
            <text:p text:style-name="P1"/>
            <text:p text:style-name="P1">"Resign?" Wood thundered. "What good'll that do? <text:soft-page-break/>How are we going to get any points back if we can't win at Quidditch?" </text:p>
            <text:p text:style-name="P1"/>
            <text:p text:style-name="P1">But even Quidditch had lost its fun. The rest of the team wouldn't speak to Harry during practice, and if they had to speak about him, they called him "the Seeker." </text:p>
            <text:p text:style-name="P1"/>
            <text:p text:style-name="P1">Hermione and Neville were suffering, too. They didn't have as bad a time as Harry, because they weren't as well-known, but nobody would speak to them, either. Hermione had stopped drawing attention to herself in class, keeping her head down and working in silence. </text:p>
            <text:p text:style-name="P1"/>
            <text:p text:style-name="P1">Harry was almost glad that the exams weren't far away. All the studying he had to do kept his mind off his misery. He, Ron, and Hermione kept to themselves, working late into the night, trying to remember the ingredients in complicated potions, learn charms and spells by heart, memorize the dates of magical discoveries and goblin rebellions.... </text:p>
            <text:p text:style-name="P1"/>
            <text:p text:style-name="P1">Then, about a week before the exams were due to start, Harry's new resolution not to interfere in anything that didn't concern him was put to an unexpected test. Walking back from the library on his own one afternoon, he heard somebody whimpering from a classroom up ahead. As he drew closer, he heard Quirrell's voice. </text:p>
            <text:p text:style-name="P1"/>
            <text:p text:style-name="P1">"No -- no -- not again, please --" </text:p>
            <text:p text:style-name="P1"/>
            <text:p text:style-name="P1">It sounded as though someone was threatening him. Harry moved closer. </text:p>
            <text:p text:style-name="P1"/>
            <text:p text:style-name="P1">"All right -- all right --" he heard Quirrell sob. </text:p>
            <text:p text:style-name="P1"/>
            <text:p text:style-name="P1">Next second, Quirrell came hurrying out of the classroom straightening his turban. He was pale and looked as though he was about to cry. He strode out of sight; Harry didn't think Quirrell had even noticed him. </text:p>
            <text:p text:style-name="P1"/>
            <text:p text:style-name="P1">He waited until Quirrell's footsteps had disappeared, then peered into the classroom. It was empty, but a door stood ajar at the other end. </text:p>
            <text:p text:style-name="P1"><text:soft-page-break/></text:p>
            <text:p text:style-name="P1">Harry was halfway toward it before he remembered what he'd promised himself about not meddling. </text:p>
            <text:p text:style-name="P1"/>
            <text:p text:style-name="P1">All the same, he'd have gambled twelve Sorcerer's Stones that Snape had just left the room, and from what Harry had just heard, Snape would be walking with a new spring in his step -- Quirrell seemed to have given in at last. </text:p>
            <text:p text:style-name="P1"/>
            <text:p text:style-name="P1">Harry went back to the library, where Hermione was testing Ron on Astronomy. Harry told them what he'd heard. </text:p>
            <text:p text:style-name="P1"/>
            <text:p text:style-name="P1">"Snape's done it, then!" said Ron. "If Quirrell's told him how to break his Anti-Dark Force spell --" </text:p>
            <text:p text:style-name="P1"/>
            <text:p text:style-name="P1">"There's still Fluffy, though," said Hermione. </text:p>
            <text:p text:style-name="P1"/>
            <text:p text:style-name="P1">"Maybe Snape's found out how to get past him without asking Hagrid," </text:p>
            <text:p text:style-name="P1"/>
            <text:p text:style-name="P1">said Ron, looking up at the thousands of books surrounding them. "I bet there's a book somewhere in here telling you how to get past a giant three-headed dog. So what do we do, Harry?" </text:p>
            <text:p text:style-name="P1"/>
            <text:p text:style-name="P1">The light of adventure was kindling again in Ron's eyes, but Hermione answered before Harry could. </text:p>
            <text:p text:style-name="P1"/>
            <text:p text:style-name="P1">"Go to Dumbledore. That's what we should have done ages ago. If we try anything ourselves we'll be thrown out for sure." </text:p>
            <text:p text:style-name="P1"/>
            <text:p text:style-name="P1">"But we've got no proof!" said Harry. "Quirrell's too scared to back us up. Snape's only got to say he doesn't know how the troll got in at Halloween and that he was nowhere near the third floor -- who do you think they'll believe, him or us? It's not exactly a secret we hate him, Dumbledore'll think we made it up to get him sacked. Filch wouldn't help us if his life depended on it, he's too friendly with Snape, and the more students get thrown out, the better, he'll think. And don't forget, we're not supposed to know about the Stone or Fluffy. That'll take a lot of explaining." </text:p>
            <text:p text:style-name="P1"/>
            <text:p text:style-name="P1">Hermione looked convinced, but Ron didn't. </text:p>
            <text:p text:style-name="P1"><text:soft-page-break/></text:p>
            <text:p text:style-name="P1">"If we just do a bit of poking around --" </text:p>
            <text:p text:style-name="P1"/>
            <text:p text:style-name="P1">"No," said Harry flatly, "we've done enough poking around." </text:p>
            <text:p text:style-name="P1"/>
            <text:p text:style-name="P1">He pulled a map of Jupiter toward him and started to learn the names of its moons. </text:p>
            <text:p text:style-name="P1"/>
            <text:p text:style-name="P1">The following morning, notes were delivered to Harry, Hermione, and Neville at the breakfast table. They were all the same: Your detention will take place at eleven o'clock tonight. Meet Mr. Filch in the entrance hall. </text:p>
            <text:p text:style-name="P1"/>
            <text:p text:style-name="P1">Professor McGonagall Harry had forgotten they still had detentions to do in the furor over the points they'd lost. He half expected Hermione to complain that this was a whole night of studying lost, but she didn't say a word. Like Harry, she felt they deserved what they'd got. </text:p>
            <text:p text:style-name="P1"/>
            <text:p text:style-name="P1">At eleven o'clock that night, they said good-bye to Ron in the common room and went down to the entrance hall with Neville. Filch was already there -- and so was Malfoy. Harry had also forgotten that Malfoy had gotten a detention, too. </text:p>
            <text:p text:style-name="P1"/>
            <text:p text:style-name="P1">"Follow me," said Filch, lighting a lamp and leading them outside. </text:p>
            <text:p text:style-name="P1"/>
            <text:p text:style-name="P1">I bet you'll think twice about breaking a school rule again, won't you, eh?" he said, leering at them. "Oh yes... hard work and pain are the best teachers if you ask me.... It's just a pity they let the old punishments die out... hang you by your wrists from the ceiling for a few days, I've got the chains still in my office, keep 'em well oiled in case they're ever needed.... Right, off we go, and don't think of running off, now, it'll be worse for you if you do." </text:p>
            <text:p text:style-name="P1"/>
            <text:p text:style-name="P1">They marched off across the dark grounds. Neville kept sniffing. Harry wondered what their punishment was going to be. It must be something really horrible, or Filch wouldn't be sounding so delighted. </text:p>
            <text:p text:style-name="P1"/>
            <text:p text:style-name="P1"><text:soft-page-break/>The moon was bright, but clouds scudding across it kept throwing them into darkness. Ahead, Harry could see the lighted windows of Hagrid's hut. Then they heard a distant shout. </text:p>
            <text:p text:style-name="P1"/>
            <text:p text:style-name="P1">"Is that you, Filch? Hurry up, I want ter get started." </text:p>
            <text:p text:style-name="P1"/>
            <text:p text:style-name="P1">Harry's heart rose; if they were going to be working with Hagrid it wouldn't be so bad. His relief must have showed in his -face, because Filch said, "I suppose you think you'll be enjoying yourself with that oaf? Well, think again, boy -- it's into the forest you're going and I'm much mistaken if you'll all come out in one piece." </text:p>
            <text:p text:style-name="P1"/>
            <text:p text:style-name="P1">At this, Neville let out a little moan, and Malfoy stopped dead in his tracks. </text:p>
            <text:p text:style-name="P1"/>
            <text:p text:style-name="P1">"The forest?" he repeated, and he didn't sound quite as cool as usual. </text:p>
            <text:p text:style-name="P1"/>
            <text:p text:style-name="P1">"We can't go in there at night -- there's all sorts of things in there -- werewolves, I heard." </text:p>
            <text:p text:style-name="P1"/>
            <text:p text:style-name="P1">Neville clutched the sleeve of Harry's robe and made a choking noise. </text:p>
            <text:p text:style-name="P1"/>
            <text:p text:style-name="P1">"That's your problem, isn't it?" said Filch, his voice cracking with glee. "Should've thought of them werewolves before you got in trouble, shouldn't you?" </text:p>
            <text:p text:style-name="P1"/>
            <text:p text:style-name="P1">Hagrid came striding toward them out of the dark, Fang at his heel. He was carrying his large crossbow, and a quiver of arrows hung over his shoulder. </text:p>
            <text:p text:style-name="P1"/>
            <text:p text:style-name="P1">"Abou' time," he said. "I bin waitin' fer half an hour already. All right, Harry, Hermione?" </text:p>
            <text:p text:style-name="P1"/>
            <text:p text:style-name="P1">"I shouldn't be too friendly to them, Hagrid," said Filch coldly, they're here to be punished, after all." </text:p>
            <text:p text:style-name="P1"/>
            <text:p text:style-name="P1">"That's why yer late, is it?" said Hagrid, frowning at Filch. "Bin lecturin' them, eh? 'Snot your place ter do that. Yeh've done yer bit, I'll take over from here." </text:p>
            <text:p text:style-name="P1"><text:soft-page-break/></text:p>
            <text:p text:style-name="P1">"I'll be back at dawn," said Filch, "for what's left of them," he added nastily, and he turned and started back toward the castle, his lamp bobbing away in the darkness. </text:p>
            <text:p text:style-name="P1"/>
            <text:p text:style-name="P1">Malfoy now turned to Hagrid. </text:p>
            <text:p text:style-name="P1"/>
            <text:p text:style-name="P1">"I'm not going in that forest, he said, and Harry was pleased to hear the note of panic in his voice. </text:p>
            <text:p text:style-name="P1"/>
            <text:p text:style-name="P1">"Yeh are if yeh want ter stay at Hogwarts," said Hagrid fiercely. </text:p>
            <text:p text:style-name="P1"/>
            <text:p text:style-name="P1">"Yeh've done wrong an' now yehve got ter pay fer it." </text:p>
            <text:p text:style-name="P1"/>
            <text:p text:style-name="P1">"But this is servant stuff, it's not for students to do. I thought we'd be copying lines or something, if my father knew I was doing this, he'd tell yer that's how it is at Hogwarts," Hagrid growled. "Copyin' lines! What good's that ter anyone? Yeh'll do summat useful or Yeh'll get out. </text:p>
            <text:p text:style-name="P1"/>
            <text:p text:style-name="P1">If yeh think yer father'd rather you were expelled, then get back off ter the castle an' pack. Go on"' Malfoy didn't move. He looked at Hagrid furiously, but then dropped his gaze. </text:p>
            <text:p text:style-name="P1"/>
            <text:p text:style-name="P1">"Right then," said Hagrid, "now, listen carefully, 'cause it's dangerous what we're gonna do tonight, an' I don' want no one takin' risks. Follow me over here a moment." </text:p>
            <text:p text:style-name="P1"/>
            <text:p text:style-name="P1">He led them to the very edge of the forest. Holding his lamp up high, he pointed down a narrow, winding earth track that disappeared into the thick black trees. A light breeze lifted their hair as they looked into the forest. </text:p>
            <text:p text:style-name="P1"/>
            <text:p text:style-name="P1">"Look there," said Hagrid, "see that stuff shinin' on the ground? Silvery stuff? That's unicorn blood. There's a unicorn in there bin hurt badly by summat. This is the second time in a week. I found one dead last Wednesday. We're gonna try an' find the poor thing. We might have ter put it out of its misery." </text:p>
            <text:p text:style-name="P1"/>
            <text:p text:style-name="P1"><text:soft-page-break/>"And what if whatever hurt the unicorn finds us first?" said Malfoy, unable to keep the fear out of his voice. </text:p>
            <text:p text:style-name="P1"/>
            <text:p text:style-name="P1">"There's nothin' that lives in the forest that'll hurt yeh if yer with me or Fang," said Hagrid. "An' keep ter the path. Right, now, we're gonna split inter two parties an' follow the trail in diff'rent directions. There's blood all over the place, it must've bin staggerin' around since last night at least." </text:p>
            <text:p text:style-name="P1"/>
            <text:p text:style-name="P1">"I want Fang," said Malfoy quickly, looking at Fang's long teeth. </text:p>
            <text:p text:style-name="P1"/>
            <text:p text:style-name="P1">"All right, but I warn yeh, he's a coward," said Hagrid. " So me, Harry, an' Hermione'll go one way an' Draco, Neville, an' Fang'll go the other. </text:p>
            <text:p text:style-name="P1"/>
            <text:p text:style-name="P1">Now, if any of us finds the unicorn, we'll send up green sparks, right? Get yer wands out an' practice now -- that's it -- an' if anyone gets in trouble, send up red sparks, an' we'll all come an' find yeh -- so, be careful -- let's go." </text:p>
            <text:p text:style-name="P1"/>
            <text:p text:style-name="P1">The forest was black and silent. A little way into it they reached a fork in the earth path, and Harry, Hermione, and Hagrid took the left path while Malfoy, Neville, and Fang took the right. </text:p>
            <text:p text:style-name="P1"/>
            <text:p text:style-name="P1">They walked in silence, their eyes on the ground. Every now and then a ray of moonlight through the branches above lit a spot of silver-blue blood on the fallen leaves. </text:p>
            <text:p text:style-name="P1"/>
            <text:p text:style-name="P1">Harry saw that Hagrid looked very worried. </text:p>
            <text:p text:style-name="P1"/>
            <text:p text:style-name="P1">"Could a werewolf be killing the unicorns?" Harry asked. </text:p>
            <text:p text:style-name="P1"/>
            <text:p text:style-name="P1">"Not fast enough," said Hagrid. "It's not easy ter catch a unicorn, they're powerful magic creatures. I never knew one ter be hurt before." </text:p>
            <text:p text:style-name="P1"/>
            <text:p text:style-name="P1">They walked past a mossy tree stump. Harry could hear running water; there must be a stream somewhere close by. There were still spots of unicorn blood here and there along the winding path. </text:p>
            <text:p text:style-name="P1"><text:soft-page-break/></text:p>
            <text:p text:style-name="P1">"You all right, Hermione?" Hagrid whispered. "Don' worry, it can't've gone far if it's this badly hurt, an' then we'll be able ter -- GET BEHIND THAT TREE!" </text:p>
            <text:p text:style-name="P1"/>
            <text:p text:style-name="P1">Hagrid seized Harry and Hermione and hoisted them off the path behind a towering oak. He pulled out an arrow and fitted it into his crossbow, raising it, ready to fire. The three of them listened. Something was slithering over dead leaves nearby: it sounded like a cloak trailing along the ground. Hagrid was squinting up the dark path, but after a few seconds, the sound faded away. </text:p>
            <text:p text:style-name="P1"/>
            <text:p text:style-name="P1">"I knew it, " he murmured. "There's summat in here that shouldn' be." </text:p>
            <text:p text:style-name="P1"/>
            <text:p text:style-name="P1">"A werewolf?" Harry suggested. </text:p>
            <text:p text:style-name="P1"/>
            <text:p text:style-name="P1">"That wasn' no werewolf an' it wasn' no unicorn, neither," said Hagrid grimly. "Right, follow me, but careful, now." </text:p>
            <text:p text:style-name="P1"/>
            <text:p text:style-name="P1">They walked more slowly, ears straining for the faintest sound. </text:p>
            <text:p text:style-name="P1"/>
            <text:p text:style-name="P1">Suddenly, in a clearing ahead, something definitely moved. </text:p>
            <text:p text:style-name="P1"/>
            <text:p text:style-name="P1">"Who's there?" Hagrid called. "Show yerself -- I'm armed!" </text:p>
            <text:p text:style-name="P1"/>
            <text:p text:style-name="P1">And into the clearing came -- was it a man, or a horse? To the waist, a man, with red hair and beard, but below that was a horse's gleaming chestnut body with a long, reddish tail. Harry and Hermione's jaws dropped. </text:p>
            <text:p text:style-name="P1"/>
            <text:p text:style-name="P1">"Oh, it's you, Ronan," said Hagrid in relief. "How are yeh?" </text:p>
            <text:p text:style-name="P1"/>
            <text:p text:style-name="P1">He walked forward and shook the centaur's hand. </text:p>
            <text:p text:style-name="P1"/>
            <text:p text:style-name="P1">"Good evening to you, Hagrid," said Ronan. He had a deep, sorrowful voice. "Were you going to shoot me?" </text:p>
            <text:p text:style-name="P1"/>
            <text:p text:style-name="P1"><text:soft-page-break/>"Can't be too careful, Ronan," said Hagrid, patting his crossbow. </text:p>
            <text:p text:style-name="P1"/>
            <text:p text:style-name="P1">"There's summat bad loose in this forest. This is Harry Potter an' Hermione Granger, by the way. Students up at the school. An' this is Ronan, you two. He's a centaur.)) "We'd noticed," said Hermione faintly. </text:p>
            <text:p text:style-name="P1"/>
            <text:p text:style-name="P1">"Good evening," said Ronan. "Students, are you? And do you learn much, up at the school?" </text:p>
            <text:p text:style-name="P1"/>
            <text:p text:style-name="P1">"Erm --" </text:p>
            <text:p text:style-name="P1"/>
            <text:p text:style-name="P1">"A bit," said Hermione timidly. </text:p>
            <text:p text:style-name="P1"/>
            <text:p text:style-name="P1">"A bit. Well, that's something." Ronan sighed. He flung back his head and stared at the sky. "Mars is bright tonight." </text:p>
            <text:p text:style-name="P1"/>
            <text:p text:style-name="P1">"Yeah," said Hagrid, glancing up, too. "Listen, I'm glad we've run inter yeh, Ronan, 'cause there's a unicorn bin hurt -- you seen anythin'?" </text:p>
            <text:p text:style-name="P1"/>
            <text:p text:style-name="P1">Ronan didn't answer immediately. He stared unblinkingly upward, then sighed again. </text:p>
            <text:p text:style-name="P1"/>
            <text:p text:style-name="P1">"Always the innocent are the first victims," he said. "So it has been for ages past, so it is now." </text:p>
            <text:p text:style-name="P1"/>
            <text:p text:style-name="P1">"Yeah," said Hagrid, "but have yeh seen anythin', Ronan? Anythin' unusual?" </text:p>
            <text:p text:style-name="P1"/>
            <text:p text:style-name="P1">"Mars is bright tonight," Ronan repeated, while Hagrid watched him impatiently. "Unusually bright." </text:p>
            <text:p text:style-name="P1"/>
            <text:p text:style-name="P1">"Yeah, but I was meanin' anythin' unusual a bit nearer home, said Hagrid. "So yeh haven't noticed anythin' strange?" </text:p>
            <text:p text:style-name="P1"/>
            <text:p text:style-name="P1">Yet again, Ronan took a while to answer. At last, he said, "The forest hides many secrets." </text:p>
            <text:p text:style-name="P1"/>
            <text:p text:style-name="P1">A movement in the trees behind Ronan made Hagrid raise his bow again, but it was only a second centaur, black-haired and -bodied and wilder-looking than Ronan. </text:p>
            <text:p text:style-name="P1"><text:soft-page-break/></text:p>
            <text:p text:style-name="P1">"Hullo, Bane," said Hagrid. "All right?" </text:p>
            <text:p text:style-name="P1"/>
            <text:p text:style-name="P1">"Good evening, Hagrid, I hope you are well?" </text:p>
            <text:p text:style-name="P1"/>
            <text:p text:style-name="P1">"Well enough. Look, I've jus' bin askin' Ronan, you seen anythin' odd in here lately? There's a unicorn bin injured -- would yeh know anythin' about it?" </text:p>
            <text:p text:style-name="P1"/>
            <text:p text:style-name="P1">Bane walked over to stand next to Ronan. He looked skyward. "Mars is bright tonight," he said simply. </text:p>
            <text:p text:style-name="P1"/>
            <text:p text:style-name="P1">"We've heard," said Hagrid grumpily. "Well, if either of you do see anythin', let me know, won't yeh? We'll be off, then." </text:p>
            <text:p text:style-name="P1"/>
            <text:p text:style-name="P1">Harry and Hermione followed him out of the clearing, staring over their shoulders at Ronan and Bane until the trees blocked their view. </text:p>
            <text:p text:style-name="P1"/>
            <text:p text:style-name="P1">"Never," said Hagrid irritably, "try an' get a straight answer out of a centaur. Ruddy stargazers. Not interested in anythin' closer'n the moon." </text:p>
            <text:p text:style-name="P1"/>
            <text:p text:style-name="P1">"Are there many of them in here?" asked Hermione. </text:p>
            <text:p text:style-name="P1"/>
            <text:p text:style-name="P1">"Oh, a fair few... Keep themselves to themselves mostly, but they're good enough about turnin' up if ever I want a word. They're deep, mind, centaurs... they know things... jus' don' let on much." </text:p>
            <text:p text:style-name="P1"/>
            <text:p text:style-name="P1">"D'you think that was a centaur we heard earlier?" said Harry. </text:p>
            <text:p text:style-name="P1"/>
            <text:p text:style-name="P1">"Did that sound like hooves to you? Nah, if yeh ask me, that was what's bin killin' the unicorns -- never heard anythin' like it before." </text:p>
            <text:p text:style-name="P1"/>
            <text:p text:style-name="P1">They walked on through the dense, dark trees. Harry kept looking nervously over his shoulder. He had the nasty feeling they were being watched. He was very glad they had Hagrid and his crossbow with them. </text:p>
            <text:p text:style-name="P1"/>
            <text:p text:style-name="P1">They had just passed a bend in the path when Hermione grabbed Hagrid's arm. </text:p>
            <text:p text:style-name="P1"><text:soft-page-break/></text:p>
            <text:p text:style-name="P1">"Hagrid! Look! Red sparks, the others are in trouble!" </text:p>
            <text:p text:style-name="P1"/>
            <text:p text:style-name="P1">"You two wait here!" Hagrid shouted. "Stay on the path, I'll come back for yeh!" </text:p>
            <text:p text:style-name="P1"/>
            <text:p text:style-name="P1">They heard him crashing away through the undergrowth and stood looking at each other, very scared, until they couldn't hear anything but the rustling of leaves around them. </text:p>
            <text:p text:style-name="P1"/>
            <text:p text:style-name="P1">"You don't think they've been hurt, do you?" whispered Hermione. </text:p>
            <text:p text:style-name="P1"/>
            <text:p text:style-name="P1">"I don't care if Malfoy has, but if something's got Neville... it's our fault he's here in the first place." </text:p>
            <text:p text:style-name="P1"/>
            <text:p text:style-name="P1">The minutes dragged by. Their ears seemed sharper than usual. Harry's seemed to be picking up every sigh of the wind, every cracking twig. </text:p>
            <text:p text:style-name="P1"/>
            <text:p text:style-name="P1">What was going on? Where were the others? At last, a great crunching noise announced Hagrid's return. Malfoy, Neville, and Fang were with him. Hagrid was fuming. Malfoy, it seemed, had sneaked up behind Neville and grabbed him as a joke. Neville had panicked and sent up the sparks. </text:p>
            <text:p text:style-name="P1"/>
            <text:p text:style-name="P1">"We'll be lucky ter catch anythin' now, with the racket you two were makin'. Right, we're changin' groups -- Neville, you stay with me an' Hermione, Harry, you go with Fang an' this idiot. I'm sorry," Hagrid added in a whisper to Harry, "but he'll have a harder time frightenin' you, an' we've gotta get this done." </text:p>
            <text:p text:style-name="P1"/>
            <text:p text:style-name="P1">So Harry set off into the heart of the forest with Malfoy and Fang. They walked for nearly half an hour, deeper and deeper into the forest, until the path became almost impossible to follow because the trees were so thick. Harry thought the blood seemed to be getting thicker. There were splashes on the roots of a tree, as though the poor creature had been thrashing around in pain close by. Harry could see a clearing ahead, through the tangled branches of an ancient oak. </text:p>
            <text:p text:style-name="P1"/>
            <text:p text:style-name="P1"><text:soft-page-break/>"Look --" he murmured, holding out his arm to stop Malfoy. </text:p>
            <text:p text:style-name="P1"/>
            <text:p text:style-name="P1">Something bright white was gleaming on the ground. They inched closer. </text:p>
            <text:p text:style-name="P1"/>
            <text:p text:style-name="P1">It was the unicorn all right, and it was dead. Harry had never seen anything so beautiful and sad. Its long, slender legs were stuck out at odd angles where it had fallen and its mane was spread pearly-white on the dark leaves. </text:p>
            <text:p text:style-name="P1"/>
            <text:p text:style-name="P1">Harry had taken one step toward it when a slithering sound made him freeze where he stood. A bush on the edge of the clearing quivered.... </text:p>
            <text:p text:style-name="P1"/>
            <text:p text:style-name="P1">Then, out of the shadows, a hooded figure came crawling across the ground like some stalking beast. Harry, Malfoy, and Fang stood transfixed. The cloaked figure reached the unicorn, lowered its head over the wound in the animal's side, and began to drink its blood. </text:p>
            <text:p text:style-name="P1"/>
            <text:p text:style-name="P1">"AAAAAAAAAARGH!" </text:p>
            <text:p text:style-name="P1"/>
            <text:p text:style-name="P1">Malfoy let out a terrible scream and bolted -- so did Fang. The hooded figure raised its head and looked right at Harry -- unicorn blood was dribbling down its front. It got to its feet and came swiftly toward Harry -- he couldn't move for fear. </text:p>
            <text:p text:style-name="P1"/>
            <text:p text:style-name="P1">Then a pain like he'd never felt before pierced his head; it was as though his scar were on fire. Half blinded, he staggered backward. He heard hooves behind him, galloping, and something jumped clean over Harry, charging at the figure. </text:p>
            <text:p text:style-name="P1"/>
            <text:p text:style-name="P1">The pain in Harry's head was so bad he fell to his knees. It took a minute or two to pass. When he looked up, the figure had gone. A centaur was standing over him, not Ronan or Bane; this one looked younger; he had white-blond hair and a palomino body. </text:p>
            <text:p text:style-name="P1"/>
            <text:p text:style-name="P1">"Are you all right?" said the centaur, pulling Harry to his feet. </text:p>
            <text:p text:style-name="P1"/>
            <text:p text:style-name="P1">"Yes -- thank you -- what was that?" </text:p>
            <text:p text:style-name="P1"><text:soft-page-break/></text:p>
            <text:p text:style-name="P1">The centaur didn't answer. He had astonishingly blue eyes, like pale sapphires. He looked carefully at Harry, his eyes lingering on the scar that stood out, livid, on Harry's forehead. </text:p>
            <text:p text:style-name="P1"/>
            <text:p text:style-name="P1">"You are the Potter boy," he said. "You had better get back to Hagrid. </text:p>
            <text:p text:style-name="P1"/>
            <text:p text:style-name="P1">The forest is not safe at this time -- especially for you. Can you ride? It will be quicker this way. </text:p>
            <text:p text:style-name="P1"/>
            <text:p text:style-name="P1">"My name is Firenze," he added, as he lowered himself on to his front legs so that Harry could clamber onto his back. </text:p>
            <text:p text:style-name="P1"/>
            <text:p text:style-name="P1">There was suddenly a sound of more galloping from the other side of the clearing. Ronan and Bane came bursting through the trees, their flanks heaving and sweaty. </text:p>
            <text:p text:style-name="P1"/>
            <text:p text:style-name="P1">"Firenze!" Bane thundered. "What are you doing? You have a human on your back! Have you no shame? Are you a common mule?" </text:p>
            <text:p text:style-name="P1"/>
            <text:p text:style-name="P1">"Do you realize who this is?" said Firenze. "This is the Potter boy. The quicker he leaves this forest, the better." </text:p>
            <text:p text:style-name="P1"/>
            <text:p text:style-name="P1">"What have you been telling him?" growled Bane. "Remember, Firenze, we are sworn not to set ourselves against the heavens. Have we not read what is to come in the movements of the planets?" </text:p>
            <text:p text:style-name="P1"/>
            <text:p text:style-name="P1">Ronan pawed the ground nervously. "I'm sure Firenze thought he was acting for the best, " he said in his gloomy voice. </text:p>
            <text:p text:style-name="P1"/>
            <text:p text:style-name="P1">Bane kicked his back legs in anger. </text:p>
            <text:p text:style-name="P1"/>
            <text:p text:style-name="P1">"For the best! What is that to do with us? Centaurs are concerned with what has been foretold! It is not our business to run around like donkeys after stray humans in our forest!" </text:p>
            <text:p text:style-name="P1"/>
            <text:p text:style-name="P1">Firenze suddenly reared on to his hind legs in anger, so that Harry had to grab his shoulders to stay on. </text:p>
            <text:p text:style-name="P1"><text:soft-page-break/></text:p>
            <text:p text:style-name="P1">"Do you not see that unicorn?" Firenze bellowed at Bane. "Do you not understand why it was killed? Or have the planets not let you in on that secret? I set myself against what is lurking in this forest, Bane, yes, with humans alongside me if I must." </text:p>
            <text:p text:style-name="P1"/>
            <text:p text:style-name="P1">And Firenze whisked around; with Harry clutching on as best he could, they plunged off into the trees, leaving Ronan and Bane behind them. </text:p>
            <text:p text:style-name="P1"/>
            <text:p text:style-name="P1">Harry didn't have a clue what was going on. </text:p>
            <text:p text:style-name="P1"/>
            <text:p text:style-name="P1">"Why's Bane so angry?" he asked. "What was that thing you saved me from, anyway?" </text:p>
            <text:p text:style-name="P1"/>
            <text:p text:style-name="P1">Firenze slowed to a walk, warned Harry to keep his head bowed in case of low-hanging branches, but did not answer Harry's question. They made their way through the trees in silence for so long that Harry thought Firenze didn't want to talk to him anymore. They were passing through a particularly dense patch of trees, however, when Firenze suddenly stopped. </text:p>
            <text:p text:style-name="P1"/>
            <text:p text:style-name="P1">"Harry Potter, do you know what unicorn blood is used -for?" </text:p>
            <text:p text:style-name="P1"/>
            <text:p text:style-name="P1">"No," said Harry, startled by the odd question. "We've only used the horn and tail hair in Potions." </text:p>
            <text:p text:style-name="P1"/>
            <text:p text:style-name="P1">"That is because it is a monstrous thing, to slay a unicorn," said Firenze. "Only one who has nothing to lose, and everything to gain, would commit such a crime. The blood of a unicorn will keep you alive, even if you are an inch from death, but at a terrible price. You have slain something pure and defenseless to save yourself, and you will have but a half-life, a cursed life, from the moment the blood touches your lips." </text:p>
            <text:p text:style-name="P1"/>
            <text:p text:style-name="P1">Harry stared at the back of Firenze's head, which was dappled silver in the moonlight. </text:p>
            <text:p text:style-name="P1"/>
            <text:p text:style-name="P1">"But who'd be that desperate?" he wondered aloud. "If you're going to be cursed forever, deaths better, isn't it?" </text:p>
            <text:p text:style-name="P1"/>
            <text:p text:style-name="P1"><text:soft-page-break/>"It is," Firenze agreed, "unless all you need is to stay alive long enough to drink something else -- something that will bring you back to full strength and power -- something that will mean you can never die. </text:p>
            <text:p text:style-name="P1"/>
            <text:p text:style-name="P1">Mr. Potter, do you know what is hidden in the school at this very moment?" </text:p>
            <text:p text:style-name="P1"/>
            <text:p text:style-name="P1">"The Sorcerer's Stone! Of course -- the Elixir of Life! But I don't understand who --" </text:p>
            <text:p text:style-name="P1"/>
            <text:p text:style-name="P1">"Can you think of nobody who has waited many years to return to power, who has clung to life, awaiting their chance?" </text:p>
            <text:p text:style-name="P1"/>
            <text:p text:style-name="P1">It was as though an iron fist had clenched suddenly around Harry's heart. Over the rustling of the trees, he seemed to hear once more what Hagrid had told him on the night they had met: "Some say he died. </text:p>
            <text:p text:style-name="P1"/>
            <text:p text:style-name="P1">Codswallop, in my opinion. Dunno if he had enough human left in him to die." </text:p>
            <text:p text:style-name="P1"/>
            <text:p text:style-name="P1">"Do you mean," Harry croaked, "that was Vol-" </text:p>
            <text:p text:style-name="P1"/>
            <text:p text:style-name="P1">"Harry! Harry, are you all right?" </text:p>
            <text:p text:style-name="P1"/>
            <text:p text:style-name="P1">Hermione was running toward them down the path, Hagrid puffing along behind her. </text:p>
            <text:p text:style-name="P1"/>
            <text:p text:style-name="P1">"I'm fine," said Harry, hardly knowing what he was saying. "The unicorn's dead, Hagrid, it's in that clearing back there." </text:p>
            <text:p text:style-name="P1"/>
            <text:p text:style-name="P1">"This is where I leave you," Firenze murmured as Hagrid hurried off to examine the unicorn. "You are safe now." </text:p>
            <text:p text:style-name="P1"/>
            <text:p text:style-name="P1">Harry slid off his back. </text:p>
            <text:p text:style-name="P1"/>
            <text:p text:style-name="P1">"Good luck, Harry Potter," said Firenze. "The planets have been read wrongly before now, even by centaurs. I hope this is one of those times." </text:p>
            <text:p text:style-name="P1"/>
            <text:p text:style-name="P1">He turned and cantered back into the depths of the forest, leaving Harry shivering behind him. </text:p>
            <text:p text:style-name="P1"/>
            <text:p text:style-name="P1"><text:soft-page-break/>Ron had fallen asleep in the dark common room, waiting for them to return. He shouted something about Quidditch fouls when Harry roughly shook him awake. In a matter of seconds, though, he was wide-eyed as Harry began to tell him and Hermione what had happened in the forest. </text:p>
            <text:p text:style-name="P1"/>
            <text:p text:style-name="P1">Harry couldn't sit down. He paced up and down in front of the fire. He was still shaking. </text:p>
            <text:p text:style-name="P1"/>
            <text:p text:style-name="P1">"Snape wants the stone for Voldemort... and Voldemort's waiting in the forest... and all this time we thought Snape just wanted to get rich...." </text:p>
            <text:p text:style-name="P1"/>
            <text:p text:style-name="P1">"Stop saying the name!" said Ron in a terrified whisper, as if he thought Voldemort could hear them. </text:p>
            <text:p text:style-name="P1"/>
            <text:p text:style-name="P1">Harry wasn't listening. </text:p>
            <text:p text:style-name="P1"/>
            <text:p text:style-name="P1">"Firenze saved me, but he shouldn't have done so.... Bane was furious... </text:p>
            <text:p text:style-name="P1"/>
            <text:p text:style-name="P1">he was talking about interfering with what the planets say is going to happen.... They must show that Voldemort's coming back.... Bane thinks Firenze should have let Voldemort kill me.... I suppose that's written in the stars as well." </text:p>
            <text:p text:style-name="P1"/>
            <text:p text:style-name="P1">"Will you stop saying the name!" Ron hissed. </text:p>
            <text:p text:style-name="P1"/>
            <text:p text:style-name="P1">"So all I've got to wait for now is Snape to steal the Stone," Harry went on feverishly, "then Voldemort will be able to come and finish me off... Well, I suppose Bane'll be happy." </text:p>
            <text:p text:style-name="P1"/>
            <text:p text:style-name="P1">Hermione looked very frightened, but she had a word of comfort. </text:p>
            <text:p text:style-name="P1"/>
            <text:p text:style-name="P1">"Harry, everyone says Dumbledore's the only one You-Know-Who was ever afraid of With Dumbledore around, You-Know-Who won't touch you. Anyway, who says the centaurs are right? It sounds like fortune-telling to me, and Professor McGonagall says that's a very imprecise branch of magic." </text:p>
            <text:p text:style-name="P1"/>
            <text:p text:style-name="P1">The sky had turned light before they stopped <text:soft-page-break/>talking. They went to bed exhausted, their throats sore. But the night's surprises weren't over. </text:p>
            <text:p text:style-name="P1"/>
            <text:p text:style-name="P1">When Harry pulled back his sheets, he found his invisibility cloak folded neatly underneath them. There was a note pinned to it: Just in case. </text:p>
            <text:p text:style-name="P1"/>
            <text:p text:style-name="P1">CHAPTER SIXTEEN </text:p>
            <text:p text:style-name="P1"/>
            <text:p text:style-name="P1">THROUGH THE TRAPDOOR </text:p>
            <text:p text:style-name="P1"/>
            <text:p text:style-name="P1">In years to come, Harry would never quite remember how he had managed to get through his exams when he half expected Voldemort to come bursting through the door at any moment. Yet the days crept by, and there could be no doubt that Fluffy was still alive and well behind the locked door. </text:p>
            <text:p text:style-name="P1"/>
            <text:p text:style-name="P1">It was sweltering hot, especially in the large classroom where they did their written papers. They had been given special, new quills for the exams, which had been bewitched with an AntiCheating spell. </text:p>
            <text:p text:style-name="P1"/>
            <text:p text:style-name="P1">They had practical exams as well. Professor Flitwick called them one by one into his class to see if they could make a pineapple tapdance across a desk. Professor McGonagall watched them turn a mouse into a snuffbox -- points were given for how pretty the snuffbox was, but taken away if it had whiskers. Snape made them all nervous, breathing down their necks while they tried to remember how to make a Forgetfulness potion. </text:p>
            <text:p text:style-name="P1"/>
            <text:p text:style-name="P1">Harry did the best he could, trying to ignore the stabbing pains in his forehead, which had been bothering him ever since his trip into the forest. Neville thought Harry had a bad case of exam nerves because Harry couldn't sleep, but the truth was that Harry kept being woken by his old nightmare, except that it was now worse than ever because there was a hooded figure dripping blood in it. </text:p>
            <text:p text:style-name="P1"/>
            <text:p text:style-name="P1">Maybe it was because they hadn't seen what Harry had seen in the forest, or because they didn't have scars burning on their foreheads, but Ron and <text:soft-page-break/>Hermione didn't seem as worried about the Stone as Harry. The idea of Voldemort certainly scared them, but he didn't keep visiting them in dreams, and they were so busy with their studying they didn't have much time to fret about what Snape or anyone else might be up to. </text:p>
            <text:p text:style-name="P1"/>
            <text:p text:style-name="P1">Their very last exam was History of Magic. One hour of answering questions about batty old wizards who'd invented selfstirring cauldrons and they'd be free, free for a whole wonderful week until their exam results came out. When the ghost of Professor Binns told them to put down their quills and roll up their parchment, Harry couldn't help cheering with the rest. </text:p>
            <text:p text:style-name="P1"/>
            <text:p text:style-name="P1">"That was far easier than I thought it would be," said Hermione as they joined the crowds flocking out onto the sunny grounds. "I needn't have learned about the 1637 Werewolf Code of Conduct or the uprising of Elfric the Eager." </text:p>
            <text:p text:style-name="P1"/>
            <text:p text:style-name="P1">Hermione always liked to go through their exam papers afterward, but Ron said this made him feel ill, so they wandered down to the lake and flopped under a tree. The Weasley twins and Lee Jordan were tickling the tentacles of a giant squid, which was basking in the warm shallows. "No more studying," Ron sighed happily, stretching out on the grass. "You could look more cheerful, Harry, we've got a week before we find out how badly we've done, there's no need to worry yet." </text:p>
            <text:p text:style-name="P1"/>
            <text:p text:style-name="P1">Harry was rubbing his forehead. </text:p>
            <text:p text:style-name="P1"/>
            <text:p text:style-name="P1">"I wish I knew what this means!" he burst out angrily. "My scar keeps hurting -- it's happened before, but never as often as this." </text:p>
            <text:p text:style-name="P1"/>
            <text:p text:style-name="P1">"Go to Madam Pomfrey," Hermione suggested. </text:p>
            <text:p text:style-name="P1"/>
            <text:p text:style-name="P1">"I'm not ill," said Harry. "I think it's a warning... it means danger's coming...." </text:p>
            <text:p text:style-name="P1"/>
            <text:p text:style-name="P1">Ron couldn't get worked up, it was too hot. </text:p>
            <text:p text:style-name="P1"/>
            <text:p text:style-name="P1">"Harry, relax, Hermione's right, the Stone's safe as long as Dumbledore's around. Anyway, we've never <text:soft-page-break/>had any proof Snape found out how to get past Fluffy. He nearly had his leg ripped off once, he's not going to try it again in a hurry. And Neville will play Quidditch for England before Hagrid lets Dumbledore down." </text:p>
            <text:p text:style-name="P1"/>
            <text:p text:style-name="P1">Harry nodded, but he couldn't shake off a lurking feeling that there was something he'd forgotten to do, something important. When he tried to explain this, Hermione said, "That's just the exams. I woke up last night and was halfway through my Transfiguration notes before I remembered we'd done that one." </text:p>
            <text:p text:style-name="P1"/>
            <text:p text:style-name="P1">Harry was quite sure the unsettled feeling didn't have anything to do with work, though. He watched an owl flutter toward the school across the bright blue sky, a note clamped in its mouth. Hagrid was the only one who ever sent him letters. Hagrid would never betray Dumbledore. </text:p>
            <text:p text:style-name="P1"/>
            <text:p text:style-name="P1">Hagrid would never tell anyone how to get past Fluffy... never... but -- Harry suddenly jumped to his feet. </text:p>
            <text:p text:style-name="P1"/>
            <text:p text:style-name="P1">"Where're you going?" said Ron sleepily. </text:p>
            <text:p text:style-name="P1"/>
            <text:p text:style-name="P1">"I've just thought of something," said Harry. He had turned white. </text:p>
            <text:p text:style-name="P1"/>
            <text:p text:style-name="P1">"We've got to go and see Hagrid, now." </text:p>
            <text:p text:style-name="P1"/>
            <text:p text:style-name="P1">"Why?" panted Hermione, hurrying to keep up. </text:p>
            <text:p text:style-name="P1"/>
            <text:p text:style-name="P1">"Don't you think it's a bit odd," said Harry, scrambling up the grassy slope, "that what Hagrid wants more than anything else is a dragon, and a stranger turns up who just happens to have an egg in his pocket? How many people wander around with dragon eggs if it's against wizard law? Lucky they found Hagrid, don't you think? Why didn't I see it before?" </text:p>
            <text:p text:style-name="P1"/>
            <text:p text:style-name="P1">"What are you talking about?" said Ron, but Harry, sprinting across the grounds toward the forest, didn't answer. </text:p>
            <text:p text:style-name="P1"/>
            <text:p text:style-name="P1">Hagrid was sitting in an armchair outside his <text:soft-page-break/>house; his trousers and sleeves were rolled up, and he was shelling peas into a large bowl. </text:p>
            <text:p text:style-name="P1"/>
            <text:p text:style-name="P1">"Hullo," he said, smiling. "Finished yer exams? Got time fer a drink?" </text:p>
            <text:p text:style-name="P1"/>
            <text:p text:style-name="P1">"Yes, please," said Ron, but Harry cut him off. </text:p>
            <text:p text:style-name="P1"/>
            <text:p text:style-name="P1">"No, we're in a hurry. Hagrid, I've got to ask you something. You know that night you won Norbert? What did the stranger you were playing cards with look like?" </text:p>
            <text:p text:style-name="P1"/>
            <text:p text:style-name="P1">"Dunno," said Hagrid casually, "he wouldn' take his cloak off." </text:p>
            <text:p text:style-name="P1"/>
            <text:p text:style-name="P1">He saw the three of them look stunned and raised his eyebrows. </text:p>
            <text:p text:style-name="P1"/>
            <text:p text:style-name="P1">"It's not that unusual, yeh get a lot o' funny folk in the Hog's Head -- that's the pub down in the village. Mighta bin a dragon dealer, mightn' he? I never saw his face, he kept his hood up." </text:p>
            <text:p text:style-name="P1"/>
            <text:p text:style-name="P1">Harry sank down next to the bowl of peas. "What did you talk to him about, Hagrid? Did you mention Hogwarts at all?" </text:p>
            <text:p text:style-name="P1"/>
            <text:p text:style-name="P1">"Mighta come up," said Hagrid, frowning as he tried to remember. </text:p>
            <text:p text:style-name="P1"/>
            <text:p text:style-name="P1">"Yeah... he asked what I did, an' I told him I was gamekeeper here.... </text:p>
            <text:p text:style-name="P1"/>
            <text:p text:style-name="P1">He asked a bit about the sorta creatures I took after... so I told him... an' I said what I'd always really wanted was a dragon... an' then... I can' remember too well, 'cause he kept buyin' me drinks.... </text:p>
            <text:p text:style-name="P1"/>
            <text:p text:style-name="P1">Let's see... yeah, then he said he had the dragon egg an' we could play cards fer it if I wanted... but he had ter be sure I could handle it, he didn' want it ter go ter any old home.... So I told him, after Fluffy, a dragon would be easy..." </text:p>
            <text:p text:style-name="P1"/>
            <text:p text:style-name="P1">"And did he -- did he seem interested in Fluffy?" Harry asked, try ing to keep his voice calm. </text:p>
            <text:p text:style-name="P1"><text:soft-page-break/></text:p>
            <text:p text:style-name="P1">"Well -- yeah -- how many three-headed dogs d'yeh meet, even around Hogwarts? So I told him, Fluffy's a piece o' cake if yeh know how to calm him down, jus' play him a bit o' music an' he'll go straight off ter sleep --" </text:p>
            <text:p text:style-name="P1"/>
            <text:p text:style-name="P1">Hagrid suddenly looked horrified. </text:p>
            <text:p text:style-name="P1"/>
            <text:p text:style-name="P1">"I shouldn'ta told yeh that!" he blurted out. "Forget I said it! Hey -- where're yeh goin'?" </text:p>
            <text:p text:style-name="P1"/>
            <text:p text:style-name="P1">Harry, Ron, and Hermione didn't speak to each other at all until they came to a halt in the entrance hall, which seemed very cold and gloomy after the grounds. </text:p>
            <text:p text:style-name="P1"/>
            <text:p text:style-name="P1">"We've got to go to Dumbledore," said Harry. "Hagrid told that stranger how to get past Fluffy, and it was either Snape or Voldemort under that cloak -- it must've been easy, once he'd got Hagrid drunk. I just hope Dumbledore believes us. Firenze might back us up if Bane doesn't stop him. Where's Dumbledore's office?" </text:p>
            <text:p text:style-name="P1"/>
            <text:p text:style-name="P1">They looked around, as if hoping to see a sign pointing them in the right direction. They had never been told where Dumbledore lived, nor did they know anyone who had been sent to see him. </text:p>
            <text:p text:style-name="P1"/>
            <text:p text:style-name="P1">"We'll just have to --" Harry began, but a voice suddenly rang across the hall. </text:p>
            <text:p text:style-name="P1"/>
            <text:p text:style-name="P1">"What are you three doing inside?" </text:p>
            <text:p text:style-name="P1"/>
            <text:p text:style-name="P1">It was Professor McGonagall, carrying a large pile of books. </text:p>
            <text:p text:style-name="P1"/>
            <text:p text:style-name="P1">"We want to see Professor Dumbledore," said Hermione, rather bravely, Harry and Ron thought. </text:p>
            <text:p text:style-name="P1"/>
            <text:p text:style-name="P1">"See Professor Dumbledore?" Professor McGonagall repeated, as though this was a very fishy thing to want to do. "Why?" </text:p>
            <text:p text:style-name="P1"/>
            <text:p text:style-name="P1">Harry swallowed -- now what? "It's sort of secret," he said, but he wished at once he hadn't, because Professor McGonagall's nostrils flared. </text:p>
            <text:p text:style-name="P1"><text:soft-page-break/></text:p>
            <text:p text:style-name="P1">"Professor Dumbledore left ten minutes ago," she said coldly. "He received an urgent owl from the Ministry of Magic and flew off for London at once." </text:p>
            <text:p text:style-name="P1"/>
            <text:p text:style-name="P1">"He's gone?" said Harry frantically. "Now?" </text:p>
            <text:p text:style-name="P1"/>
            <text:p text:style-name="P1">"Professor Dumbledore is a very great wizard, Potter, he has many demands on his time -- "But this is important." </text:p>
            <text:p text:style-name="P1"/>
            <text:p text:style-name="P1">"Something you have to say is more important than the Ministry of Magic, Potter. </text:p>
            <text:p text:style-name="P1"/>
            <text:p text:style-name="P1">"Look," said Harry, throwing caution to the winds, "Professor -- it's about the Sorcerer's tone --" </text:p>
            <text:p text:style-name="P1"/>
            <text:p text:style-name="P1">Whatever Professor McGonagall had expected, it wasn't that. The books she was carrying tumbled out of her arms, but she didn't pick them up. </text:p>
            <text:p text:style-name="P1"/>
            <text:p text:style-name="P1">"How do you know --?" she spluttered. </text:p>
            <text:p text:style-name="P1"/>
            <text:p text:style-name="P1">"Professor, I think -- I know -- that Sn- that someone's going to try and steal the Stone. I've got to talk to Professor Dumbledore." </text:p>
            <text:p text:style-name="P1"/>
            <text:p text:style-name="P1">She eyed him with a mixture of shock and suspicion. </text:p>
            <text:p text:style-name="P1"/>
            <text:p text:style-name="P1">"Professor Dumbledore will be back tomorrow," she said finally. I don't know how you found out about the Stone, but rest assured, no one can possibly steal it, it's too well protected." </text:p>
            <text:p text:style-name="P1"/>
            <text:p text:style-name="P1">"But Professor --" </text:p>
            <text:p text:style-name="P1"/>
            <text:p text:style-name="P1">"Potter, I know what I'm talking about," she said shortly. She bent down and gathered up the fallen books. I suggest you all go back outside and enjoy the sunshine." </text:p>
            <text:p text:style-name="P1"/>
            <text:p text:style-name="P1">But they didn't. </text:p>
            <text:p text:style-name="P1"/>
            <text:p text:style-name="P1">"It's tonight," said Harry, once he was sure Professor McGonagall was out of earshot. "Snape's going through the trapdoor tonight. He's found out <text:soft-page-break/>everything he needs, and now he's got Dumbledore out of the way. He sent that note, I bet the Ministry of Magic will get a real shock when Dumbledore turns up." </text:p>
            <text:p text:style-name="P1"/>
            <text:p text:style-name="P1">"But what can we --" </text:p>
            <text:p text:style-name="P1"/>
            <text:p text:style-name="P1">Hermione gasped. Harry and Ron wheeled round. </text:p>
            <text:p text:style-name="P1"/>
            <text:p text:style-name="P1">Snape was standing there. </text:p>
            <text:p text:style-name="P1"/>
            <text:p text:style-name="P1">"Good afternoon," he said smoothly. </text:p>
            <text:p text:style-name="P1"/>
            <text:p text:style-name="P1">They stared at him. </text:p>
            <text:p text:style-name="P1"/>
            <text:p text:style-name="P1">"You shouldn't be inside on a day like this," he said, with an odd, twisted smile. </text:p>
            <text:p text:style-name="P1"/>
            <text:p text:style-name="P1">"We were --" Harry began, without any idea what he was going to say. </text:p>
            <text:p text:style-name="P1"/>
            <text:p text:style-name="P1">"You want to be more careful," said Snape. "Hanging around like this, people will think you're up to something. And Gryffindor really can't afford to lose any more points, can it?" </text:p>
            <text:p text:style-name="P1"/>
            <text:p text:style-name="P1">Harry flushed. They turned to go outside, but Snape called them back. </text:p>
            <text:p text:style-name="P1"/>
            <text:p text:style-name="P1">"Be warned, Potter -- any more nighttime wanderings and I will personally make sure you are expelled. Good day to you." </text:p>
            <text:p text:style-name="P1"/>
            <text:p text:style-name="P1">He strode off in the direction of the staffroom. </text:p>
            <text:p text:style-name="P1"/>
            <text:p text:style-name="P1">Out on the stone steps, Harry turned to the others. </text:p>
            <text:p text:style-name="P1"/>
            <text:p text:style-name="P1">"Right, here's what we've got to do," he whispered urgently. "One of us has got to keep an eye on Snape -- wait outside the staff room and follow him if he leaves it. Hermione, you'd better do that." </text:p>
            <text:p text:style-name="P1"/>
            <text:p text:style-name="P1">"Why me?" </text:p>
            <text:p text:style-name="P1"/>
            <text:p text:style-name="P1">"It's obvious," said Ron. "You can pretend to be waiting for Professor Flitwick, you know." He put on a high voice, "'Oh Professor Flitwick, I'm so worried, I think I got question fourteen b wrong....'“ </text:p>
            <text:p text:style-name="P1"><text:soft-page-break/></text:p>
            <text:p text:style-name="P1">"Oh, shut up," said Hermione, but she agreed to go and watch out for Snape. </text:p>
            <text:p text:style-name="P1"/>
            <text:p text:style-name="P1">"And we'd better stay outside the third-floor corridor," Harry told Ron. </text:p>
            <text:p text:style-name="P1"/>
            <text:p text:style-name="P1">"Come on." </text:p>
            <text:p text:style-name="P1"/>
            <text:p text:style-name="P1">But that part of the plan didn't work. No sooner had they reached the door separating Fluffy from the rest of the school than Professor McGonagall turned up again and this time, she lost her temper. </text:p>
            <text:p text:style-name="P1"/>
            <text:p text:style-name="P1">"I suppose you think you're harder to get past than a pack of enchantments!" she stormed. "Enough of this nonsense! If I hear you 've come anywhere near here again, I'll take another fifty points from Gryffindor! Yes, Weasley, from my own house!" Harry and Ron went back to the common room, Harry had just said, "At least Hermione's on Snape's tail," when the portrait of the Fat Lady swung open and Hermione came in. </text:p>
            <text:p text:style-name="P1"/>
            <text:p text:style-name="P1">"I'm sorry, Harry!" she wailed. "Snape came out and asked me what I was doing, so I said I was waiting for Flitwick, and Snape went to get him, and I've only just got away, I don't know where Snape went." </text:p>
            <text:p text:style-name="P1"/>
            <text:p text:style-name="P1">"Well, that's it then, isn't it?" Harry said. </text:p>
            <text:p text:style-name="P1"/>
            <text:p text:style-name="P1">The other two stared at him. He was pale and his eyes were glittering. </text:p>
            <text:p text:style-name="P1"/>
            <text:p text:style-name="P1">"I'm going out of here tonight and I'm going to try and get to the Stone first." </text:p>
            <text:p text:style-name="P1"/>
            <text:p text:style-name="P1">"You're mad!" said Ron. </text:p>
            <text:p text:style-name="P1"/>
            <text:p text:style-name="P1">"You can't!" said Hermione. "After what McGonagall and Snape have said? You'll be expelled!" </text:p>
            <text:p text:style-name="P1"/>
            <text:p text:style-name="P1">"SO WHAP" Harry shouted. "Don't you understand? If Snape gets hold of the Stone, Voldemort's coming back! Haven't you heard what it was like when he was trying to take over? There <text:soft-page-break/>won't be any Hogwarts to get expelled from! He'll flatten it, or turn it into a school for the Dark Arts! Losing points doesn't matter anymore, can't you see? D'you think he'll leave you and your families alone if Gryffindor wins the house cup? If I get caught before I can get to the Stone, well, I'll have to go back to the Dursleys and wait for Voldemort to find me there, it's only dying a bit later than I would have, because I'm never going over to the Dark Side! I'm going through that trapdoor tonight and nothing you two say is going to stop me! Voldemort killed my parents, remember?" </text:p>
            <text:p text:style-name="P1"/>
            <text:p text:style-name="P1">He glared at them. </text:p>
            <text:p text:style-name="P1"/>
            <text:p text:style-name="P1">"You're right Harry," said Hermione in a small voice. </text:p>
            <text:p text:style-name="P1"/>
            <text:p text:style-name="P1">"I'll use the invisibility cloak," said Harry. "It's just lucky I got it back." </text:p>
            <text:p text:style-name="P1"/>
            <text:p text:style-name="P1">"But will it cover all three of us?" said Ron. </text:p>
            <text:p text:style-name="P1"/>
            <text:p text:style-name="P1">"All -- all three of us?" </text:p>
            <text:p text:style-name="P1"/>
            <text:p text:style-name="P1">"Oh, come off it, you don't think we'd let you go alone?" </text:p>
            <text:p text:style-name="P1"/>
            <text:p text:style-name="P1">"Of course not," said Hermione briskly. "How do you think you'd get to the Stone without us? I'd better go and took through my books, there might be something useful..." </text:p>
            <text:p text:style-name="P1"/>
            <text:p text:style-name="P1">"But if we get caught, you two will be expelled, too." </text:p>
            <text:p text:style-name="P1"/>
            <text:p text:style-name="P1">"Not if I can help it," said Hermione grimly. "Flitwick told me in secret that I got a hundred and twelve percent on his exam. They're not throwing me out after that." </text:p>
            <text:p text:style-name="P1"/>
            <text:p text:style-name="P1">After dinner the three of them sat nervously apart in the common room. </text:p>
            <text:p text:style-name="P1"/>
            <text:p text:style-name="P1">Nobody bothered them; none of the Gryffindors had anything to say to Harry any more, after all. This was the first night he hadn't been upset by it. Hermione was skimming through all her notes, <text:soft-page-break/>hoping to come across one of the enchantments they were about to try to break. Harry and Ron didn't talk much. Both of them were thinking about what they were about to do. </text:p>
            <text:p text:style-name="P1"/>
            <text:p text:style-name="P1">Slowly, the room emptied as people drifted off to bed. </text:p>
            <text:p text:style-name="P1"/>
            <text:p text:style-name="P1">"Better get the cloak," Ron muttered, as Lee Jordan finally left, stretching and yawning. Harry ran upstairs to their dark dormitory. He putted out the cloak and then his eyes fell on the flute Hagrid had given him for Christmas. He pocketed it to use on Fluffy -- he didn't feel much like singing. </text:p>
            <text:p text:style-name="P1"/>
            <text:p text:style-name="P1">He ran back down to the common room. </text:p>
            <text:p text:style-name="P1"/>
            <text:p text:style-name="P1">"We'd better put the cloak on here, and make sure it covers all three of us -- if Filch spots one of our feet wandering along on its own --" </text:p>
            <text:p text:style-name="P1"/>
            <text:p text:style-name="P1">"What are you doing?" said a voice from the corner of the room. Neville appeared from behind an armchair, clutching Trevor the toad, who looked as though he'd been making another bid for freedom. </text:p>
            <text:p text:style-name="P1"/>
            <text:p text:style-name="P1">"Nothing, Neville, nothing," said Harry, hurriedly putting the cloak behind his back. </text:p>
            <text:p text:style-name="P1"/>
            <text:p text:style-name="P1">Neville stared at their guilty faces. </text:p>
            <text:p text:style-name="P1"/>
            <text:p text:style-name="P1">"You're going out again," he said. </text:p>
            <text:p text:style-name="P1"/>
            <text:p text:style-name="P1">"No, no, no," said Hermione. "No, we're not. Why don't you go to bed, Neville?" </text:p>
            <text:p text:style-name="P1"/>
            <text:p text:style-name="P1">Harry looked at the grandfather clock by the door. They couldn't afford to waste any more time, Snape might even now be playing Fluffy to sleep. </text:p>
            <text:p text:style-name="P1"/>
            <text:p text:style-name="P1">"You can't go out," said Neville, "you'll be caught again. Gryffindor will be in even more trouble." </text:p>
            <text:p text:style-name="P1"/>
            <text:p text:style-name="P1">"You don't understand," said Harry, "this is important." </text:p>
            <text:p text:style-name="P1"/>
            <text:p text:style-name="P1">But Neville was clearly steeling himself to do something desperate. </text:p>
            <text:p text:style-name="P1"><text:soft-page-break/></text:p>
            <text:p text:style-name="P1">I won't let you do it," he said, hurrying to stand in front of the portrait hole. "I'll -- I'll fight you!" </text:p>
            <text:p text:style-name="P1"/>
            <text:p text:style-name="P1">"Neville, "Ron exploded, "get away from that hole and don't be an idiot --" </text:p>
            <text:p text:style-name="P1"/>
            <text:p text:style-name="P1">"Don't you call me an idiot!" said Neville. I don't think you should be breaking any more rules! And you were the one who told me to stand up to people!" </text:p>
            <text:p text:style-name="P1"/>
            <text:p text:style-name="P1">"Yes, but not to us," said Ron in exasperation. "Neville, you don't know what you're doing." </text:p>
            <text:p text:style-name="P1"/>
            <text:p text:style-name="P1">He took a step forward and Neville dropped Trevor the toad, who leapt out of sight. </text:p>
            <text:p text:style-name="P1"/>
            <text:p text:style-name="P1">"Go on then, try and hit me!" said Neville, raising his fists. "I'm ready!" </text:p>
            <text:p text:style-name="P1"/>
            <text:p text:style-name="P1">Harry turned to Hermione. </text:p>
            <text:p text:style-name="P1"/>
            <text:p text:style-name="P1">"Do something," he said desperately. </text:p>
            <text:p text:style-name="P1"/>
            <text:p text:style-name="P1">Hermione stepped forward. </text:p>
            <text:p text:style-name="P1"/>
            <text:p text:style-name="P1">"Neville," she said, "I'm really, really sorry about this." </text:p>
            <text:p text:style-name="P1"/>
            <text:p text:style-name="P1">She raised her wand. </text:p>
            <text:p text:style-name="P1"/>
            <text:p text:style-name="P1">"Petrificus Totalus!" she cried, pointing it at Neville. </text:p>
            <text:p text:style-name="P1"/>
            <text:p text:style-name="P1">Neville's arms snapped to his sides. His legs sprang together. His whole body rigid, he swayed where he stood and then fell flat on his face, stiff as a board. </text:p>
            <text:p text:style-name="P1"/>
            <text:p text:style-name="P1">Hermione ran to turn him over. Neville's jaws were jammed together so he couldn't speak. Only his eyes were moving, looking at them in horror. </text:p>
            <text:p text:style-name="P1"/>
            <text:p text:style-name="P1">"What've you done to him?" Harry whispered. </text:p>
            <text:p text:style-name="P1"/>
            <text:p text:style-name="P1">"It's the full Body-Bind," said Hermione miserably. "Oh, Neville, I'm so sorry." </text:p>
            <text:p text:style-name="P1"><text:soft-page-break/></text:p>
            <text:p text:style-name="P1">"We had to, Neville, no time to explain," said Harry. </text:p>
            <text:p text:style-name="P1"/>
            <text:p text:style-name="P1">"You'll understand later, Neville," said Ron as they stepped over him and pulled on the invisibility cloak. </text:p>
            <text:p text:style-name="P1"/>
            <text:p text:style-name="P1">But leaving Neville lying motionless on the floor didn't feel like a very good omen. In their nervous state, every statue's shadow looked like Filch, every distant breath of wind sounded like Peeves swooping down on them. At the foot of the first set of stairs, they spotted Mrs. Norris skulking near the top. </text:p>
            <text:p text:style-name="P1"/>
            <text:p text:style-name="P1">"Oh, let's kick her, just this once," Ron whispered in Harry's ear, but Harry shook his head. As they climbed carefully around her, Mrs. Norris turned her lamplike eyes on them, but didn't do anything. </text:p>
            <text:p text:style-name="P1"/>
            <text:p text:style-name="P1">They didn't meet anyone else until they reached the staircase up to the third floor. Peeves was bobbing halfway up, loosening the carpet so that people would trip. </text:p>
            <text:p text:style-name="P1"/>
            <text:p text:style-name="P1">"Who's there?" he said suddenly as they climbed toward him. He narrowed his wicked black eyes. "Know you're there, even if I can't see you. Are you ghoulie or ghostie or wee student beastie?" </text:p>
            <text:p text:style-name="P1"/>
            <text:p text:style-name="P1">He rose up in the air and floated there, squinting at them. </text:p>
            <text:p text:style-name="P1"/>
            <text:p text:style-name="P1">"Should call Filch, I should, if something's a-creeping around unseen." </text:p>
            <text:p text:style-name="P1"/>
            <text:p text:style-name="P1">Harry had a sudden idea. </text:p>
            <text:p text:style-name="P1"/>
            <text:p text:style-name="P1">"Peeves," he said, in a hoarse whisper, "the Bloody Baron has his own reasons for being invisible." </text:p>
            <text:p text:style-name="P1"/>
            <text:p text:style-name="P1">Peeves almost fell out of the air in shock. He caught himself in time and hovered about a foot off the stairs. </text:p>
            <text:p text:style-name="P1"/>
            <text:p text:style-name="P1">"So sorry, your bloodiness, Mr. Baron, Sir," he said greasily. "My mistake, my mistake -- I didn't see <text:soft-page-break/>you -- of course I didn't, you're invisible -- forgive old Peevsie his little joke, sir." </text:p>
            <text:p text:style-name="P1"/>
            <text:p text:style-name="P1">"I have business here, Peeves," croaked Harry. "Stay away from this place tonight." </text:p>
            <text:p text:style-name="P1"/>
            <text:p text:style-name="P1">"I will, sir, I most certainly will," said Peeves, rising up in the air again. "Hope your business goes well, Baron, I'll not bother you." </text:p>
            <text:p text:style-name="P1"/>
            <text:p text:style-name="P1">And he scooted off "Brilliant, Harry!" whispered Ron. </text:p>
            <text:p text:style-name="P1"/>
            <text:p text:style-name="P1">A few seconds later, they were there, outside the third-floor corridor -- and the door was already ajar. </text:p>
            <text:p text:style-name="P1"/>
            <text:p text:style-name="P1">"Well, there you are," Harry said quietly, "Snape's already got past Fluffy." </text:p>
            <text:p text:style-name="P1"/>
            <text:p text:style-name="P1">Seeing the open door somehow seemed to impress upon all three of them what was facing them. Underneath the cloak, Harry turned to the other two. </text:p>
            <text:p text:style-name="P1"/>
            <text:p text:style-name="P1">"If you want to go back, I won't blame you," he said. "You can take the cloak, I won't need it now." </text:p>
            <text:p text:style-name="P1"/>
            <text:p text:style-name="P1">"Don't be stupid," said Ron. </text:p>
            <text:p text:style-name="P1"/>
            <text:p text:style-name="P1">"We're coming," said Hermione. </text:p>
            <text:p text:style-name="P1"/>
            <text:p text:style-name="P1">Harry pushed the door open. </text:p>
            <text:p text:style-name="P1"/>
            <text:p text:style-name="P1">As the door creaked, low, rumbling growls met their ears. All three of the dog's noses sniffed madly in their direction, even though it couldn't see them. </text:p>
            <text:p text:style-name="P1"/>
            <text:p text:style-name="P1">"What's that at its feet?" Hermione whispered. </text:p>
            <text:p text:style-name="P1"/>
            <text:p text:style-name="P1">"Looks like a harp," said Ron. "Snape must have left it there." </text:p>
            <text:p text:style-name="P1"/>
            <text:p text:style-name="P1">"It must wake up the moment you stop playing," said Harry. "Well, here goes..." </text:p>
            <text:p text:style-name="P1"/>
            <text:p text:style-name="P1">He put Hagrid's flute to his lips and blew. It wasn't really a tune, but from the first note the beast's eyes <text:soft-page-break/>began to droop. Harry hardly drew breath. Slowly, the dog's growls ceased -- it tottered on its paws and fell to its knees, then it slumped to the ground, fast asleep. </text:p>
            <text:p text:style-name="P1"/>
            <text:p text:style-name="P1">"Keep playing," Ron warned Harry as they slipped out of the cloak and crept toward the trapdoor. They could feel the dog's hot, smelly breath as they approached the giant heads. "I think we'll be able to pull the door open," said Ron, peering over the dog's back. "Want to go first, Hermione?" </text:p>
            <text:p text:style-name="P1"/>
            <text:p text:style-name="P1">"No, I don't!" </text:p>
            <text:p text:style-name="P1"/>
            <text:p text:style-name="P1">"All right." Ron gritted his teeth and stepped carefully over the dog's legs. He bent and pulled the ring of the trapdoor, which swung up and open. </text:p>
            <text:p text:style-name="P1"/>
            <text:p text:style-name="P1">"What can you see?" Hermione said anxiously. </text:p>
            <text:p text:style-name="P1"/>
            <text:p text:style-name="P1">"Nothing -- just black -- there's no way of climbing down, we'll just have to drop." </text:p>
            <text:p text:style-name="P1"/>
            <text:p text:style-name="P1">Harry, who was still playing the flute, waved at Ron to get his attention and pointed at himself. </text:p>
            <text:p text:style-name="P1"/>
            <text:p text:style-name="P1">"You want to go first? Are you sure?" said Ron. "I don't know how deep this thing goes. Give the flute to Hermione so she can keep him asleep." </text:p>
            <text:p text:style-name="P1"/>
            <text:p text:style-name="P1">Harry handed the flute over. In the few seconds' silence, the dog growled and twitched, but the moment Hermione began to play, it fell back into its deep sleep. </text:p>
            <text:p text:style-name="P1"/>
            <text:p text:style-name="P1">Harry climbed over it and looked down through the trapdoor. There was no sign of the bottom. </text:p>
            <text:p text:style-name="P1"/>
            <text:p text:style-name="P1">He lowered himself through the hole until he was hanging on by his fingertips. Then he looked up at Ron and said, "If anything happens to me, don't follow. Go straight to the owlery and send Hedwig to Dumbledore, right?" </text:p>
            <text:p text:style-name="P1"/>
            <text:p text:style-name="P1">"Right," said Ron. </text:p>
            <text:p text:style-name="P1"/>
            <text:p text:style-name="P1">"See you in a minute, I hope... </text:p>
            <text:p text:style-name="P1"/>
            <text:p text:style-name="P1"><text:soft-page-break/>And Harry let go. Cold, damp air rushed past him as he fell down, down, down and -- FLUMP. With a funny, muffled sort of thump he landed on something soft. He sat up and felt around, his eyes not used to the gloom. It felt as though he was sitting on some sort of plant. </text:p>
            <text:p text:style-name="P1"/>
            <text:p text:style-name="P1">"It's okay!" he called up to the light the size of a postage stamp, which was the open trapdoor, "it's a soft landing, you can jump!" </text:p>
            <text:p text:style-name="P1"/>
            <text:p text:style-name="P1">Ron followed right away. He landed, sprawled next to Harry. </text:p>
            <text:p text:style-name="P1"/>
            <text:p text:style-name="P1">"What's this stuff?" were his first words. </text:p>
            <text:p text:style-name="P1"/>
            <text:p text:style-name="P1">"Dunno, some sort of plant thing. I suppose it's here to break the fall. </text:p>
            <text:p text:style-name="P1"/>
            <text:p text:style-name="P1">Come on, Hermione!" </text:p>
            <text:p text:style-name="P1"/>
            <text:p text:style-name="P1">The distant music stopped. There was a loud bark from the dog, but Hermione had already jumped. She landed on Harry's other side. </text:p>
            <text:p text:style-name="P1"/>
            <text:p text:style-name="P1">"We must be miles under the school , she said. </text:p>
            <text:p text:style-name="P1"/>
            <text:p text:style-name="P1">"Lucky this plant thing's here, really," said Ron. </text:p>
            <text:p text:style-name="P1"/>
            <text:p text:style-name="P1">"Lucky!" shrieked Hermione. "Look at you both!" </text:p>
            <text:p text:style-name="P1"/>
            <text:p text:style-name="P1">She leapt up and struggled toward a damp wall. She had to struggle because the moment she had landed, the plant had started to twist snakelike tendrils around her ankles. As for Harry and Ron, their legs had already been bound tightly in long creepers without their noticing. </text:p>
            <text:p text:style-name="P1"/>
            <text:p text:style-name="P1">Hermione had managed to free herself before the plant got a firm grip on her. Now she watched in horror as the two boys fought to pull the plant off them, but the more they strained against it, the tighter and faster the plant wound around them. </text:p>
            <text:p text:style-name="P1"/>
            <text:p text:style-name="P1">"Stop moving!" Hermione ordered them. "I know what this is -- it's Devil's Snare!" </text:p>
            <text:p text:style-name="P1"/>
            <text:p text:style-name="P1">"Oh, I'm so glad we know what it's called, that's a <text:soft-page-break/>great help," snarled Ron, leaning back, trying to stop the plant from curling around his neck. "Shut up, I'm trying to remember how to kill it!" said Hermione. </text:p>
            <text:p text:style-name="P1"/>
            <text:p text:style-name="P1">"Well, hurry up, I can't breathe!" Harry gasped, wrestling with it as it curled around his chest. </text:p>
            <text:p text:style-name="P1"/>
            <text:p text:style-name="P1">"Devil's Snare, Devil's Snare... what did Professor Sprout say? -- it likes the dark and the damp "So light a fire!" Harry choked. </text:p>
            <text:p text:style-name="P1"/>
            <text:p text:style-name="P1">"Yes -- of course -- but there's no wood!" Hermione cried, wringing her hands. </text:p>
            <text:p text:style-name="P1"/>
            <text:p text:style-name="P1">"HAVE YOU GONE MAD?" Ron bellowed. "ARE YOU A WITCH OR NOT?" </text:p>
            <text:p text:style-name="P1"/>
            <text:p text:style-name="P1">"Oh, right!" said Hermione, and she whipped out her wand, waved it, muttered something, and sent a jet of the same bluebell flames she had used on Snape at the plant. In a matter of seconds, the two boys felt it loosening its grip as it cringed away from the light and warmth. </text:p>
            <text:p text:style-name="P1"/>
            <text:p text:style-name="P1">Wriggling and flailing, it unraveled itself from their bodies, and they were able to pull free. </text:p>
            <text:p text:style-name="P1"/>
            <text:p text:style-name="P1">"Lucky you pay attention in Herbology, Hermione," said Harry as he joined her by the wall, wiping sweat off his face. </text:p>
            <text:p text:style-name="P1"/>
            <text:p text:style-name="P1">"Yeah," said Ron, "and lucky Harry doesn't lose his head in a crisis -- 'there's no wood,' honestly." </text:p>
            <text:p text:style-name="P1"/>
            <text:p text:style-name="P1">"This way," said Harry, pointing down a stone passageway, which was the only way forward. </text:p>
            <text:p text:style-name="P1"/>
            <text:p text:style-name="P1">All they could hear apart from their footsteps was the gentle drip of water trickling down the walls. The passageway sloped downward, and Harry was reminded of Gringotts. With an unpleasant jolt of the heart, he remembered the dragons said to be guarding vaults in the wizards' bank. If they met a dragon, a fully-grown dragon -- Norbert had been bad enough... </text:p>
            <text:p text:style-name="P1"/>
            <text:p text:style-name="P1">"Can you hear something?" Ron whispered. </text:p>
            <text:p text:style-name="P1"><text:soft-page-break/></text:p>
            <text:p text:style-name="P1">Harry listened. A soft rustling and clinking seemed to be coming from up ahead. </text:p>
            <text:p text:style-name="P1"/>
            <text:p text:style-name="P1">"Do you think it's a ghost?" </text:p>
            <text:p text:style-name="P1"/>
            <text:p text:style-name="P1">"I don't know... sounds like wings to me." </text:p>
            <text:p text:style-name="P1"/>
            <text:p text:style-name="P1">"There's light ahead -- I can see something moving." </text:p>
            <text:p text:style-name="P1"/>
            <text:p text:style-name="P1">They reached the end of the passageway and saw before them a brilliantly lit chamber, its ceiling arching high above them. It was full of small, jewel-bright birds, fluttering and tumbling all around the room. On the opposite side of the chamber was a heavy wooden door. </text:p>
            <text:p text:style-name="P1"/>
            <text:p text:style-name="P1">"Do you think they'll attack us if we cross the room?" said Ron. </text:p>
            <text:p text:style-name="P1"/>
            <text:p text:style-name="P1">"Probably," said Harry. "They don't look very vicious, but I suppose if they all swooped down at once... well, there's no other choice... I'll run." </text:p>
            <text:p text:style-name="P1"/>
            <text:p text:style-name="P1">He took a deep breath, covered his face with his arms, and sprinted across the room. He expected to feel sharp beaks and claws tearing at him any second, but nothing happened. He reached the door untouched. He pulled the handle, but it was locked. </text:p>
            <text:p text:style-name="P1"/>
            <text:p text:style-name="P1">The other two followed him. They tugged and heaved at the door, but it wouldn't budge, not even when Hermione tried her Alohomora charm. </text:p>
            <text:p text:style-name="P1"/>
            <text:p text:style-name="P1">"Now what?" said Ron. </text:p>
            <text:p text:style-name="P1"/>
            <text:p text:style-name="P1">"These birds... they can't be here just for decoration," said Hermione. </text:p>
            <text:p text:style-name="P1"/>
            <text:p text:style-name="P1">They watched the birds soaring overhead, glittering -- glittering? "They're not birds!" Harry said suddenly. "They're keys! Winged keys -- look carefully. So that must mean..." he looked around the chamber while the other two squinted up at the flock of keys. "... yes -- look! Broomsticks! We've got to catch the key to the door!" </text:p>
            <text:p text:style-name="P1"/>
            <text:p text:style-name="P1"><text:soft-page-break/>"But there are hundreds of them!" </text:p>
            <text:p text:style-name="P1"/>
            <text:p text:style-name="P1">Ron examined the lock on the door. </text:p>
            <text:p text:style-name="P1"/>
            <text:p text:style-name="P1">"We're looking for a big, old-fashioned one -- probably silver, like the handle." </text:p>
            <text:p text:style-name="P1"/>
            <text:p text:style-name="P1">They each seized a broomstick and kicked off into the air, soaring into the midst of the cloud of keys. They grabbed and snatched, but the bewitched keys darted and dived so quickly it was almost impossible to catch one. </text:p>
            <text:p text:style-name="P1"/>
            <text:p text:style-name="P1">Not for nothing, though, was Harry the youngest Seeker in a century. He had a knack for spotting things other people didn't. After a minute's weaving about through the whirl of rainbow feathers, he noticed a large silver key that had a bent wing, as if it had already been caught and stuffed roughly into the keyhole. </text:p>
            <text:p text:style-name="P1"/>
            <text:p text:style-name="P1">"That one!" he called to the others. "That big one -- there -- no, there -- with bright blue wings -- the feathers are all crumpled on one side." </text:p>
            <text:p text:style-name="P1"/>
            <text:p text:style-name="P1">Ron went speeding in the direction that Harry was pointing, crashed into the ceiling, and nearly fell off his broom. </text:p>
            <text:p text:style-name="P1"/>
            <text:p text:style-name="P1">"We've got to close in on it!" Harry called, not taking his eyes off the key with the damaged wing. "Ron, you come at it from above -- Hermione, stay below and stop it from going down and I'll try and catch it. Right, NOW!" </text:p>
            <text:p text:style-name="P1"/>
            <text:p text:style-name="P1">Ron dived, Hermione rocketed upward, the key dodged them both, and Harry streaked after it; it sped toward the wall, Harry leaned forward and with a nasty, crunching noise, pinned it against the stone with one hand. Ron and Hermione's cheers echoed around the high chamber. </text:p>
            <text:p text:style-name="P1"/>
            <text:p text:style-name="P1">They landed quickly, and Harry ran to the door, the key struggling in his hand. He rammed it into the lock and turned -- it worked. The moment the lock had clicked open, the key took flight again, looking very battered now that it had been caught twice. </text:p>
            <text:p text:style-name="P1"/>
            <text:p text:style-name="P1"><text:soft-page-break/>"Ready?" Harry asked the other two, his hand on the door handle. They nodded. He pulled the door open. </text:p>
            <text:p text:style-name="P1"/>
            <text:p text:style-name="P1">The next chamber was so dark they couldn't see anything at all. But as they stepped into it, light suddenly flooded the room to reveal an astonishing sight. </text:p>
            <text:p text:style-name="P1"/>
            <text:p text:style-name="P1">They were standing on the edge of a huge chessboard, behind the black chessmen, which were all taller than they were and carved from what looked like black stone. Facing them, way across the chamber, were the white pieces. Harry, Ron and Hermione shivered slightly -- the towering white chessmen had no faces. </text:p>
            <text:p text:style-name="P1"/>
            <text:p text:style-name="P1">"Now what do we do?" Harry whispered. </text:p>
            <text:p text:style-name="P1"/>
            <text:p text:style-name="P1">"It's obvious, isn't it?" said Ron. "We've got to play our way across the room." </text:p>
            <text:p text:style-name="P1"/>
            <text:p text:style-name="P1">Behind the white pieces they could see another door. </text:p>
            <text:p text:style-name="P1"/>
            <text:p text:style-name="P1">"How?" said Hermione nervously. </text:p>
            <text:p text:style-name="P1"/>
            <text:p text:style-name="P1">"I think," said Ron, "we're going to have to be chessmen." </text:p>
            <text:p text:style-name="P1"/>
            <text:p text:style-name="P1">He walked up to a black knight and put his hand out to touch the knight's horse. At once, the stone sprang to life. The horse pawed the ground and the knight turned his helmeted head to look down at Ron. </text:p>
            <text:p text:style-name="P1"/>
            <text:p text:style-name="P1">"Do we -- er -- have to join you to get across?" The black knight nodded. Ron turned to the other two. </text:p>
            <text:p text:style-name="P1"/>
            <text:p text:style-name="P1">"This needs thinking about he said. I suppose we've got to take the place of three of the black pieces...." </text:p>
            <text:p text:style-name="P1"/>
            <text:p text:style-name="P1">Harry and Hermione stayed quiet, watching Ron think. Finally he said, "Now, don't be offended or anything, but neither of you are that good at chess --" </text:p>
            <text:p text:style-name="P1"/>
            <text:p text:style-name="P1">"We're not offended," said Harry quickly. "Just tell <text:soft-page-break/>us what to do." </text:p>
            <text:p text:style-name="P1"/>
            <text:p text:style-name="P1">"Well, Harry, you take the place of that bishop, and Hermione, YOU 90 next to him instead of that castle." </text:p>
            <text:p text:style-name="P1"/>
            <text:p text:style-name="P1">"What about you?" </text:p>
            <text:p text:style-name="P1"/>
            <text:p text:style-name="P1">"I'm going to be a knight," said Ron. </text:p>
            <text:p text:style-name="P1"/>
            <text:p text:style-name="P1">The chessmen seemed to have been listening, because at these words a knight, a bishop, and a castle turned their backs on the white pieces and walked off the board, leaving three empty squares that Harry, Ron, and Hermione took. </text:p>
            <text:p text:style-name="P1"/>
            <text:p text:style-name="P1">"White always plays first in chess," said Ron, peering across the board. </text:p>
            <text:p text:style-name="P1"/>
            <text:p text:style-name="P1">"Yes... look..." </text:p>
            <text:p text:style-name="P1"/>
            <text:p text:style-name="P1">A white pawn had moved forward two squares. </text:p>
            <text:p text:style-name="P1"/>
            <text:p text:style-name="P1">Ron started to direct the black pieces. They moved silently wherever he sent them. Harry's knees were trembling. What if they lost? "Harry -- move diagonally four squares to the right." </text:p>
            <text:p text:style-name="P1"/>
            <text:p text:style-name="P1">Their first real shock came when their other knight was taken. The white queen smashed him to the floor and dragged him off the board, where he lay quite still, facedown. </text:p>
            <text:p text:style-name="P1"/>
            <text:p text:style-name="P1">"Had to let that happen," said Ron, looking shaken. "Leaves you free to take that bishop, Hermione, go on." </text:p>
            <text:p text:style-name="P1"/>
            <text:p text:style-name="P1">Every time one of their men was lost, the white pieces showed no mercy. </text:p>
            <text:p text:style-name="P1"/>
            <text:p text:style-name="P1">Soon there was a huddle of limp black players slumped along the wall. </text:p>
            <text:p text:style-name="P1"/>
            <text:p text:style-name="P1">Twice, Ron only just noticed in time that Harry and Hermione were in danger. He himself darted around the board, taking almost as many white pieces as they had lost black ones. </text:p>
            <text:p text:style-name="P1"/>
            <text:p text:style-name="P1"><text:soft-page-break/>"We're nearly there," he muttered suddenly. "Let me think let me think..." </text:p>
            <text:p text:style-name="P1"/>
            <text:p text:style-name="P1">The white queen turned her blank face toward him. </text:p>
            <text:p text:style-name="P1"/>
            <text:p text:style-name="P1">"Yes..." said Ron softly, "It's the only way... I've got to be taken." </text:p>
            <text:p text:style-name="P1"/>
            <text:p text:style-name="P1">"NOF Harry and Hermione shouted. </text:p>
            <text:p text:style-name="P1"/>
            <text:p text:style-name="P1">"That's chess!" snapped Ron. "You've got to make some sacrifices! I take one step forward and she'll take me -- that leaves you free to checkmate the king, Harry!" </text:p>
            <text:p text:style-name="P1"/>
            <text:p text:style-name="P1">"But --" </text:p>
            <text:p text:style-name="P1"/>
            <text:p text:style-name="P1">"Do you want to stop Snape or not?" </text:p>
            <text:p text:style-name="P1"/>
            <text:p text:style-name="P1">"Ron --" </text:p>
            <text:p text:style-name="P1"/>
            <text:p text:style-name="P1">"Look, if you don't hurry up, he'll already have the Stone!" </text:p>
            <text:p text:style-name="P1"/>
            <text:p text:style-name="P1">There was no alternative. </text:p>
            <text:p text:style-name="P1"/>
            <text:p text:style-name="P1">"Ready?" Ron called, his face pale but determined. "Here I go - now, don't hang around once you've won." </text:p>
            <text:p text:style-name="P1"/>
            <text:p text:style-name="P1">He stepped forward, and the white queen pounced. She struck Ron hard across the head with her stone arm, and he crashed to the floor - Hermione screamed but stayed on her square - the white queen dragged Ron to one side. He looked as if he'd been knocked out. </text:p>
            <text:p text:style-name="P1"/>
            <text:p text:style-name="P1">Shaking, Harry moved three spaces to the left. </text:p>
            <text:p text:style-name="P1"/>
            <text:p text:style-name="P1">The white king took off his crown and threw it at Harry's feet. They had won. The chessmen parted and bowed, leaving the door ahead clear. With one last desperate look back at Ron, Harry and Hermione charged through the door and up the next passageway. </text:p>
            <text:p text:style-name="P1"/>
            <text:p text:style-name="P1">"What if he's --?" </text:p>
            <text:p text:style-name="P1"/>
            <text:p text:style-name="P1"><text:soft-page-break/>"He'll be all right," said Harry, trying to convince himself. "What do you reckon's next?" </text:p>
            <text:p text:style-name="P1"/>
            <text:p text:style-name="P1">"We've had Sprout's, that was the Devil's Snare; Flitwick must've put charms on the keys; McGonagall transfigured the chessmen to make them alive; that leaves Quirrell's spell, and Snape's." </text:p>
            <text:p text:style-name="P1"/>
            <text:p text:style-name="P1">They had reached another door. </text:p>
            <text:p text:style-name="P1"/>
            <text:p text:style-name="P1">"All right?" Harry whispered. </text:p>
            <text:p text:style-name="P1"/>
            <text:p text:style-name="P1">"Go on." </text:p>
            <text:p text:style-name="P1"/>
            <text:p text:style-name="P1">Harry pushed it open. </text:p>
            <text:p text:style-name="P1"/>
            <text:p text:style-name="P1">A disgusting smell filled their nostrils, making both of them pull their robes up over their noses. Eyes watering, they saw, flat on the floor in front of them, a troll even larger than the one they had tackled, out cold with a bloody lump on its head. </text:p>
            <text:p text:style-name="P1"/>
            <text:p text:style-name="P1">"I'm glad we didn't have to fight that one," Harry whispered as they stepped carefully over one of its massive legs. "Come on, I can't breathe." </text:p>
            <text:p text:style-name="P1"/>
            <text:p text:style-name="P1">He pulled open the next door, both of them hardly daring to look at what came next - but there was nothing very frightening in here, just a table with seven differently shaped bottles standing on it in a line. </text:p>
            <text:p text:style-name="P1"/>
            <text:p text:style-name="P1">"Snape's," said Harry. "What do we have to do?" </text:p>
            <text:p text:style-name="P1"/>
            <text:p text:style-name="P1">They stepped over the threshold, and immediately a fire sprang up behind them in the doorway. It wasn't ordinary fire either; it was purple. At the same instant, black flames shot up in the doorway leading onward. </text:p>
            <text:p text:style-name="P1"/>
            <text:p text:style-name="P1">They were trapped. </text:p>
            <text:p text:style-name="P1"/>
            <text:p text:style-name="P1">"Look!" Hermione seized a roll of paper lying next to the bottles. Harry looked over her shoulder to read it: Danger lies before you, while safety lies behind, Two of us will help you, which ever you would find, One among us seven will let you move <text:soft-page-break/>ahead, Another will transport the drinker back instead, Two among our number hold only nettle wine, Three of us are killers, waiting bidden in line. </text:p>
            <text:p text:style-name="P1"/>
            <text:p text:style-name="P1">Choose, unless you wish to stay here forevermore, To help you in your choice, we give you these clues four: First, however slyly the poison tries to hide You will always find some on nettle wine's left side; Second, different are those who stand at either end, But if you would move onward, neither is your friend; Third, as you see clearly, all are different size, Neither dwarf nor giant holds death in their insides; Fourth, the second left and the second on the right Are twins once you taste them, though different at first sight. </text:p>
            <text:p text:style-name="P1"/>
            <text:p text:style-name="P1">Hermione let out a great sigh and Harry, amazed, saw that she was smiling, the very last thing he felt like doing. </text:p>
            <text:p text:style-name="P1"/>
            <text:p text:style-name="P1">"Brilliant," said Hermione. "This isn't magic -- it's logic -- a puzzle. </text:p>
            <text:p text:style-name="P1"/>
            <text:p text:style-name="P1">A lot of the greatest wizards haven't got an ounce of logic, they'd be stuck in here forever." </text:p>
            <text:p text:style-name="P1"/>
            <text:p text:style-name="P1">"But so will we, won't we?" "Of course not," said Hermione. "Everything we need is here on this paper. Seven bottles: three are poison; two are wine; one will get us safely through the black fire, and one will get us back through the purple." </text:p>
            <text:p text:style-name="P1"/>
            <text:p text:style-name="P1">"But how do we know which to drink?" </text:p>
            <text:p text:style-name="P1"/>
            <text:p text:style-name="P1">"Give me a minute." </text:p>
            <text:p text:style-name="P1"/>
            <text:p text:style-name="P1">Hermione read the paper several times. Then she walked up and down the line of bottles, muttering to herself and pointing at them. At last, she clapped her hands. </text:p>
            <text:p text:style-name="P1"/>
            <text:p text:style-name="P1">"Got it," she said. "The smallest bottle will get us through the black fire -- toward the Stone." </text:p>
            <text:p text:style-name="P1"/>
            <text:p text:style-name="P1">Harry looked at the tiny bottle. </text:p>
            <text:p text:style-name="P1"/>
            <text:p text:style-name="P1">"There's only enough there for one of us," he said. "That's hardly one swallow." </text:p>
            <text:p text:style-name="P1"><text:soft-page-break/></text:p>
            <text:p text:style-name="P1">They looked at each other. </text:p>
            <text:p text:style-name="P1"/>
            <text:p text:style-name="P1">"Which one will get you back through the purple flames?" </text:p>
            <text:p text:style-name="P1"/>
            <text:p text:style-name="P1">Hermione pointed at a rounded bottle at the right end of the line. </text:p>
            <text:p text:style-name="P1"/>
            <text:p text:style-name="P1">"You drink that," said Harry. "No, listen, get back and get Ron. Grab brooms from the flying- key room, they'll get you out of the trapdoor and past Fluffy -- go straight to the owlery and send Hedwig to Dumbledore, we need him. I might be able to hold Snape off for a while, but I'm no match for him, really." </text:p>
            <text:p text:style-name="P1"/>
            <text:p text:style-name="P1">"But Harry -- what if You-Know-Who's with him?" </text:p>
            <text:p text:style-name="P1"/>
            <text:p text:style-name="P1">"Well -- I was lucky once, wasn't I?" said Harry, pointing at his scar. </text:p>
            <text:p text:style-name="P1"/>
            <text:p text:style-name="P1">"I might get lucky again." </text:p>
            <text:p text:style-name="P1"/>
            <text:p text:style-name="P1">Hermione's lip trembled, and she suddenly dashed at Harry and threw her arms around him. </text:p>
            <text:p text:style-name="P1"/>
            <text:p text:style-name="P1">"Hermione!" </text:p>
            <text:p text:style-name="P1"/>
            <text:p text:style-name="P1">"Harry -- you're a great wizard, you know." </text:p>
            <text:p text:style-name="P1"/>
            <text:p text:style-name="P1">"I'm not as good as you," said Harry, very embarrassed, as she let go of him. </text:p>
            <text:p text:style-name="P1"/>
            <text:p text:style-name="P1">"Me!" said Hermione. "Books! And cleverness! There are more important things -- friendship and bravery and -- oh Harry -- be careful!" </text:p>
            <text:p text:style-name="P1"/>
            <text:p text:style-name="P1">"You drink first," said Harry. "You are sure which is which, aren't you?" </text:p>
            <text:p text:style-name="P1"/>
            <text:p text:style-name="P1">"Positive," said Hermione. She took a long drink from the round bottle at the end, and shuddered. </text:p>
            <text:p text:style-name="P1"/>
            <text:p text:style-name="P1">"It's not poison?" said Harry anxiously. </text:p>
            <text:p text:style-name="P1"/>
            <text:p text:style-name="P1">"No -- but it's like ice." </text:p>
            <text:p text:style-name="P1"/>
            <text:p text:style-name="P1"><text:soft-page-break/>"Quick, go, before it wears off." </text:p>
            <text:p text:style-name="P1"/>
            <text:p text:style-name="P1">"Good luck -- take care." </text:p>
            <text:p text:style-name="P1"/>
            <text:p text:style-name="P1">"GO!" </text:p>
            <text:p text:style-name="P1"/>
            <text:p text:style-name="P1">Hermione turned and walked straight through the purple fire. </text:p>
            <text:p text:style-name="P1"/>
            <text:p text:style-name="P1">Harry took a deep breath and picked up the smallest bottle. He turned to face the black flames. </text:p>
            <text:p text:style-name="P1"/>
            <text:p text:style-name="P1">"Here I come," he said, and he drained the little bottle in one gulp. </text:p>
            <text:p text:style-name="P1"/>
            <text:p text:style-name="P1">It was indeed as though ice was flooding his body. He put the bottle down and walked forward; he braced himself, saw the black flames licking his body, but couldn't feel them -- for a moment he could see nothing but dark fire -- then he was on the other side, in the last chamber. </text:p>
            <text:p text:style-name="P1"/>
            <text:p text:style-name="P1">There was already someone there -- but it wasn't Snape. It wasn't even Voldemort. </text:p>
            <text:p text:style-name="P1"/>
            <text:p text:style-name="P1">CHAPTER SEVENTEEN </text:p>
            <text:p text:style-name="P1"/>
            <text:p text:style-name="P1">THE MAN WITH TWO FACES It was Quirrell. </text:p>
            <text:p text:style-name="P1"/>
            <text:p text:style-name="P1">"You!" gasped Harry. </text:p>
            <text:p text:style-name="P1"/>
            <text:p text:style-name="P1">Quirrell smiled. His face wasn't twitching at all. </text:p>
            <text:p text:style-name="P1"/>
            <text:p text:style-name="P1">"Me," he said calmly. "I wondered whether I'd be meeting you here, Potter." </text:p>
            <text:p text:style-name="P1"/>
            <text:p text:style-name="P1">"But I thought -- Snape --" </text:p>
            <text:p text:style-name="P1"/>
            <text:p text:style-name="P1">"Severus?" Quirrell laughed, and it wasn't his usual quivering treble, either, but cold and sharp. "Yes, Severus does seem the type, doesn't he? So useful to have him swooping around like an overgrown bat. Next to him, who would suspect p-p-poor, st-stuttering P-Professor Quirrell?" </text:p>
            <text:p text:style-name="P1"/>
            <text:p text:style-name="P1">Harry couldn't take it in. This couldn't be true, it couldn't. </text:p>
            <text:p text:style-name="P1"/>
            <text:p text:style-name="P1"><text:soft-page-break/>"But Snape tried to kill me!" </text:p>
            <text:p text:style-name="P1"/>
            <text:p text:style-name="P1">"No, no, no. I tried to kill you. Your friend Miss Granger accidentally knocked me over as she rushed to set fire to Snape at that Quidditch match. She broke my eye contact with you. Another few seconds and I'd have got you off that broom. I'd have managed it before then if Snape hadn't been muttering a countercurse, trying to save you." </text:p>
            <text:p text:style-name="P1"/>
            <text:p text:style-name="P1">"Snape was trying to save me?" </text:p>
            <text:p text:style-name="P1"/>
            <text:p text:style-name="P1">"Of course," said Quirrell coolly. "\Why do you think he wanted to referee your next match? He was trying to make sure I didn't do it again. Funny, really... he needn't have bothered. I couldn't do anything with Dumbledore watching. All the other teachers thought Snape was trying to stop Gryffindor from winning, he did make himself unpopular... </text:p>
            <text:p text:style-name="P1"/>
            <text:p text:style-name="P1">and what a waste of time, when after all that, I'm going to kill you tonight." </text:p>
            <text:p text:style-name="P1"/>
            <text:p text:style-name="P1">Quirrell snapped his fingers. Ropes sprang out of thin air and wrapped themselves tightly around Harry. </text:p>
            <text:p text:style-name="P1"/>
            <text:p text:style-name="P1">"You're too nosy to live, Potter. Scurrying around the school on Halloween like that, for all I knew you'd seen me coming to look at what was guarding the Stone." </text:p>
            <text:p text:style-name="P1"/>
            <text:p text:style-name="P1">"You let the troll in?" </text:p>
            <text:p text:style-name="P1"/>
            <text:p text:style-name="P1">"Certainly. I have a special gift with trolls -- you must have seen what I did to the one in the chamber back there? Unfortunately, while everyone else was running around looking for it, Snape, who already suspected me, went straight to the third floor to head me off -- and not only did my troll fail to beat you to death, that three-headed dog didn't even manage to bite Snape's leg off properly. </text:p>
            <text:p text:style-name="P1"/>
            <text:p text:style-name="P1">"Now, wait quietly, Potter. I need to examine this interesting mirror. </text:p>
            <text:p text:style-name="P1"/>
            <text:p text:style-name="P1">It was only then that Harry realized what was <text:soft-page-break/>standing behind Quirrell. </text:p>
            <text:p text:style-name="P1"/>
            <text:p text:style-name="P1">It was the Mirror of Erised. </text:p>
            <text:p text:style-name="P1"/>
            <text:p text:style-name="P1">"This mirror is the key to finding the Stone," Quirrell murmured, tapping his way around the frame. "Trust Dumbledore to come up with something like this... but he's in London... I'll be far away by the time he gets back...." </text:p>
            <text:p text:style-name="P1"/>
            <text:p text:style-name="P1">All Harry could think of doing was to keep Quirrell talking and stop him from concentrating on the mirror. </text:p>
            <text:p text:style-name="P1"/>
            <text:p text:style-name="P1">"I saw you and Snape in the forest --" he blurted out. </text:p>
            <text:p text:style-name="P1"/>
            <text:p text:style-name="P1">"Yes," said Quirrell idly, walking around the mirror to look at the back. "He was on to me by that time, trying to find out how far I'd got. </text:p>
            <text:p text:style-name="P1"/>
            <text:p text:style-name="P1">He suspected me all along. Tried to frighten me - as though he could, when I had Lord Voldemort on my side...." </text:p>
            <text:p text:style-name="P1"/>
            <text:p text:style-name="P1">Quirrell came back out from behind the mirror and stared hungrily into it. </text:p>
            <text:p text:style-name="P1"/>
            <text:p text:style-name="P1">"I see the Stone... I'm presenting it to my master... but where is it?" </text:p>
            <text:p text:style-name="P1"/>
            <text:p text:style-name="P1">Harry struggled against the ropes binding him, but they didn't give. He had to keep Quirrell from giving his whole attention to the mirror. </text:p>
            <text:p text:style-name="P1"/>
            <text:p text:style-name="P1">"But Snape always seemed to hate me so much." </text:p>
            <text:p text:style-name="P1"/>
            <text:p text:style-name="P1">"Oh, he does," said Quirrell casually, "heavens, yes. He was at Hogwarts with your father, didn't you know? They loathed each other. But he never wanted you dead." </text:p>
            <text:p text:style-name="P1"/>
            <text:p text:style-name="P1">"But I heard you a few days ago, sobbing -- I thought Snape was threatening you...." </text:p>
            <text:p text:style-name="P1"/>
            <text:p text:style-name="P1">For the first time, a spasm of fear flitted across Quirrell's face. </text:p>
            <text:p text:style-name="P1"/>
            <text:p text:style-name="P1"><text:soft-page-break/>"Sometimes," he said, "I find it hard to follow my master's instructions -- he is a great wizard and I am weak --" </text:p>
            <text:p text:style-name="P1"/>
            <text:p text:style-name="P1">"You mean he was there in the classroom with you?" Harry gasped. </text:p>
            <text:p text:style-name="P1"/>
            <text:p text:style-name="P1">"He is with me wherever I go," said Quirrell quietly. "I met him when I traveled around the world. A foolish young man I was then, full of ridiculous ideas about good and evil. Lord Voldemort showed me how wrong I was. There is no good and evil, there is only power, and those too weak to seek it.... Since then, I have served him faithfully, although I have let him down many times. He has had to be very hard on me." </text:p>
            <text:p text:style-name="P1"/>
            <text:p text:style-name="P1">Quirrell shivered suddenly. "He does not forgive mistakes easily. When I failed to steal the stone from Gringotts, he was most displeased. He punished me... decided he would have to keep a closer watch on me...." </text:p>
            <text:p text:style-name="P1"/>
            <text:p text:style-name="P1">Quirrell's voice trailed away. Harry was remembering his trip to Diagon Alley -how could he have been so stupid? He'd seen Quirrell there that very day, shaken hands with him in the Leaky Cauldron. </text:p>
            <text:p text:style-name="P1"/>
            <text:p text:style-name="P1">Quirrell cursed under his breath. </text:p>
            <text:p text:style-name="P1"/>
            <text:p text:style-name="P1">"I don't understand... is the Stone inside the mirror? Should I break it?" </text:p>
            <text:p text:style-name="P1"/>
            <text:p text:style-name="P1">Harry's mind was racing. </text:p>
            <text:p text:style-name="P1"/>
            <text:p text:style-name="P1">What I want more than anything else in the world at the moment, he thought, is to find the Stone before Quirrell does. So if I look in the mirror, I should see myseff finding it -- which means I'll see where it's hidden! But how can I look without Quirrell realizing what I'm up to? He tried to edge to the left, to get in front of the glass without Quirrell noticing, but the ropes around his ankles were too tight: he tripped and fell over. Quirrell ignored him. He was still talking to himself. "What does this mirror do? How does it work? Help me, Master!" </text:p>
            <text:p text:style-name="P1"><text:soft-page-break/></text:p>
            <text:p text:style-name="P1">And to Harry's horror, a voice answered, and the voice seemed to come from Quirrell himself "Use the boy... Use the boy..." </text:p>
            <text:p text:style-name="P1"/>
            <text:p text:style-name="P1">Quirrell rounded on Harry. </text:p>
            <text:p text:style-name="P1"/>
            <text:p text:style-name="P1">"Yes -- Potter -- come here." </text:p>
            <text:p text:style-name="P1"/>
            <text:p text:style-name="P1">He clapped his hands once, and the ropes binding Harry fell off. Harry got slowly to his feet. </text:p>
            <text:p text:style-name="P1"/>
            <text:p text:style-name="P1">"Come here," Quirrell repeated. "Look in the mirror and tell me what you see." </text:p>
            <text:p text:style-name="P1"/>
            <text:p text:style-name="P1">Harry walked toward him. </text:p>
            <text:p text:style-name="P1"/>
            <text:p text:style-name="P1">I must lie, he thought desperately. I must look and lie about what I see, that's all. </text:p>
            <text:p text:style-name="P1"/>
            <text:p text:style-name="P1">Quirrell moved close behind him. Harry breathed in the funny smell that seemed to come from Quirrell's turban. He closed his eyes, stepped in front of the mirror, and opened them again. </text:p>
            <text:p text:style-name="P1"/>
            <text:p text:style-name="P1">He saw his reflection, pale and scared-looking at first. But a moment later, the reflection smiled at him. It put its hand into its pocket and pulled out a blood-red stone. It winked and put the Stone back in its pocket -- and as it did so, Harry felt something heavy drop into his real pocket. Somehow -- incredibly -- he'd gotten the Stone. </text:p>
            <text:p text:style-name="P1"/>
            <text:p text:style-name="P1">"Well?" said Quirrell impatiently. "What do you see?" </text:p>
            <text:p text:style-name="P1"/>
            <text:p text:style-name="P1">Harry screwed up his courage. </text:p>
            <text:p text:style-name="P1"/>
            <text:p text:style-name="P1">"I see myself shaking hands with Dumbledore," he invented. "I -- I've won the house cup for Gryffindor." </text:p>
            <text:p text:style-name="P1"/>
            <text:p text:style-name="P1">Quirrell cursed again. </text:p>
            <text:p text:style-name="P1"/>
            <text:p text:style-name="P1">"Get out of the way," he said. As Harry moved aside, he felt the Sorcerer's Stone against his leg. Dare he make a break for it? But he hadn't walked five paces before a high voice spoke, though <text:soft-page-break/>Quirrell wasn't moving his lips. </text:p>
            <text:p text:style-name="P1"/>
            <text:p text:style-name="P1">"He lies... He lies..." </text:p>
            <text:p text:style-name="P1"/>
            <text:p text:style-name="P1">"Potter, come back here!" Quirrell shouted. "Tell me the truth! What did you just see?" </text:p>
            <text:p text:style-name="P1"/>
            <text:p text:style-name="P1">The high voice spoke again. </text:p>
            <text:p text:style-name="P1"/>
            <text:p text:style-name="P1">"Let me speak to him... face-to-face..." </text:p>
            <text:p text:style-name="P1"/>
            <text:p text:style-name="P1">"Master, you are not strong enough!" </text:p>
            <text:p text:style-name="P1"/>
            <text:p text:style-name="P1">"I have strength enough... for this...." </text:p>
            <text:p text:style-name="P1"/>
            <text:p text:style-name="P1">Harry felt as if Devil's Snare was rooting him to the spot. He couldn't move a muscle. Petrified, he watched as Quirrell reached up and began to unwrap his turban. What was going on? The turban fell away. Quirrell's head looked strangely small without it. Then he turned slowly on the spot. </text:p>
            <text:p text:style-name="P1"/>
            <text:p text:style-name="P1">Harry would have screamed, but he couldn't make a sound. Where there should have been a back to Quirrell's head, there was a face, the most terrible face Harry had ever seen. It was chalk white with glaring red eyes and slits for nostrils, like a snake. </text:p>
            <text:p text:style-name="P1"/>
            <text:p text:style-name="P1">"Harry Potter..." it whispered. </text:p>
            <text:p text:style-name="P1"/>
            <text:p text:style-name="P1">Harry tried to take a step backward but his legs wouldn't move. </text:p>
            <text:p text:style-name="P1"/>
            <text:p text:style-name="P1">"See what I have become?" the face said. "Mere shadow and vapor ... I have form only when I can share another's body... but there have always been those willing to let me into their hearts and minds.... Unicorn blood has strengthened me, these past weeks... you saw faithful Quirrell drinking it for me in the forest... and once I have the Elixir of Life, I will be able to create a body of my own.... Now... why don't you give me that Stone in your pocket?" </text:p>
            <text:p text:style-name="P1"/>
            <text:p text:style-name="P1">So he knew. The feeling suddenly surged back into Harry's legs. He stumbled backward. </text:p>
            <text:p text:style-name="P1"/>
            <text:p text:style-name="P1">"Don't be a fool," snarled the face. "Better save <text:soft-page-break/>your own life and join me... or you'll meet the same end as your parents.... They died begging me for mercy..." </text:p>
            <text:p text:style-name="P1"/>
            <text:p text:style-name="P1">"LIAR!" Harry shouted suddenly. </text:p>
            <text:p text:style-name="P1"/>
            <text:p text:style-name="P1">Quirrell was walking backward at him, so that Voldemort could still see him. The evil face was now smiling. </text:p>
            <text:p text:style-name="P1"/>
            <text:p text:style-name="P1">"How touching..." it hissed. "I always value bravery... Yes, boy, your parents were brave.... I killed your father first; and he put up a courageous fight... but your mother needn't have died... she was trying to protect you.... Now give me the Stone, unless you want her to have died in vain." </text:p>
            <text:p text:style-name="P1"/>
            <text:p text:style-name="P1">"NEVER!" </text:p>
            <text:p text:style-name="P1"/>
            <text:p text:style-name="P1">Harry sprang toward the flame door, but Voldemort screamed "SEIZE HIM!" </text:p>
            <text:p text:style-name="P1"/>
            <text:p text:style-name="P1">and the next second, Harry felt Quirrell's hand close on his wrist. At once, a needle-sharp pain seared across Harry's scar; his head felt as though it was about to split in two; he yelled, struggling with all his might, and to his surprise, Quirrell let go of him. The pain in his head lessened -- he looked around wildly to see where Quirrell had gone, and saw him hunched in pain, looking at his fingers -- they were blistering before his eyes. </text:p>
            <text:p text:style-name="P1"/>
            <text:p text:style-name="P1">"Seize him! SEIZE HIM!" shrieked Voldemort again, and Quirrell lunged, knocking Harry clean off his feet' landing on top of him, both hands around Harry's neck -- Harry's scar was almost blinding him with pain, yet he could see Quirrell howling in agony. </text:p>
            <text:p text:style-name="P1"/>
            <text:p text:style-name="P1">"Master, I cannot hold him -- my hands -- my hands!" </text:p>
            <text:p text:style-name="P1"/>
            <text:p text:style-name="P1">And Quirrell, though pinning Harry to the ground with his knees, let go of his neck and stared, bewildered, at his own palms -- Harry could see they looked burned, raw, red, and shiny. </text:p>
            <text:p text:style-name="P1"/>
            <text:p text:style-name="P1">"Then kill him, fool, and be done!" screeched <text:soft-page-break/>Voldemort. </text:p>
            <text:p text:style-name="P1"/>
            <text:p text:style-name="P1">Quirrell raised his hand to perform a deadly curse, but Harry, by instinct, reached up and grabbed Quirrell's face -- "AAAARGH!" </text:p>
            <text:p text:style-name="P1"/>
            <text:p text:style-name="P1">Quirrell rolled off him, his face blistering, too, and then Harry knew: Quirrell couldn't touch his bare skin, not without suffering terrible pain -- his only chance was to keep hold of Quirrell, keep him in enough pain to stop him from doing a curse. </text:p>
            <text:p text:style-name="P1"/>
            <text:p text:style-name="P1">Harry jumped to his feet, caught Quirrell by the arm, and hung on as tight as he could. Quirrell screamed and tried to throw Harry off -- the pain in Harry's head was building -- he couldn't see -- he could only hear Quirrell's terrible shrieks and Voldemort's yells of, "KILL HIM! KILL HIM!" and other voices, maybe in Harry's own head, crying, "Harry! Harry!" </text:p>
            <text:p text:style-name="P1"/>
            <text:p text:style-name="P1">He felt Quirrell's arm wrenched from his grasp, knew all was lost, and fell into blackness, down ... down... down... </text:p>
            <text:p text:style-name="P1"/>
            <text:p text:style-name="P1">Something gold was glinting just above him. The Snitch! He tried to catch it, but his arms were too heavy. </text:p>
            <text:p text:style-name="P1"/>
            <text:p text:style-name="P1">He blinked. It wasn't the Snitch at all. It was a pair of glasses. How strange. </text:p>
            <text:p text:style-name="P1"/>
            <text:p text:style-name="P1">He blinked again. The smiling face of Albus Dumbledore swam into view above him. </text:p>
            <text:p text:style-name="P1"/>
            <text:p text:style-name="P1">"Good afternoon, Harry," said Dumbledore. Harry stared at him. Then he remembered: "Sir! The Stone! It was Quirrell! He's got the Stone! Sir, quick --" </text:p>
            <text:p text:style-name="P1"/>
            <text:p text:style-name="P1">"Calm yourself, dear boy, you are a little behind the times," said Dumbledore. "Quirrell does not have the Stone." </text:p>
            <text:p text:style-name="P1"/>
            <text:p text:style-name="P1">"Then who does? Sir, I --" </text:p>
            <text:p text:style-name="P1"/>
            <text:p text:style-name="P1">"Harry, please relax, or Madam Pomfrey will have me thrown out. </text:p>
            <text:p text:style-name="P1"><text:soft-page-break/></text:p>
            <text:p text:style-name="P1">Harry swallowed and looked around him. He realized he must be in the hospital wing. He was lying in a bed with white linen sheets, and next to him was a table piled high with what looked like half the candy shop. </text:p>
            <text:p text:style-name="P1"/>
            <text:p text:style-name="P1">"Tokens from your friends and admirers," said Dumbledore, beaming. "What happened down in the dungeons between you and Professor Quirrell is a complete secret, so, naturally, the whole school knows. I believe your friends Misters Fred and George Weasley were responsible for trying to send you a toilet seat. No doubt they thought it would amuse you. Madam Pomfrey, however, felt it might not be very hygienic, and confiscated it." </text:p>
            <text:p text:style-name="P1"/>
            <text:p text:style-name="P1">"How long have I been in here?" </text:p>
            <text:p text:style-name="P1"/>
            <text:p text:style-name="P1">"Three days. Mr. Ronald Weasley and Miss Granger will be most relieved you have come round, they have been extremely worried." </text:p>
            <text:p text:style-name="P1"/>
            <text:p text:style-name="P1">"But sit, the Stone I see you are not to be distracted. Very well, the Stone. Professor Quirrell did not manage to take it from you. I arrived in time to prevent that, although you were doing very well on your own, I must say. </text:p>
            <text:p text:style-name="P1"/>
            <text:p text:style-name="P1">"You got there? You got Hermione's owl?" </text:p>
            <text:p text:style-name="P1"/>
            <text:p text:style-name="P1">"We must have crossed in midair. No sooner had I reached London than it became clear to me that the place I should be was the one I had just left. I arrived just in time to pull Quirrell off you." </text:p>
            <text:p text:style-name="P1"/>
            <text:p text:style-name="P1">"It was you." </text:p>
            <text:p text:style-name="P1"/>
            <text:p text:style-name="P1">"I feared I might be too late." </text:p>
            <text:p text:style-name="P1"/>
            <text:p text:style-name="P1">"You nearly were, I couldn't have kept him off the Stone much longer --" </text:p>
            <text:p text:style-name="P1"/>
            <text:p text:style-name="P1">"Not the Stone, boy, you -- the effort involved nearly killed you. For one terrible moment there, I was afraid it had. As for the Stone, it has been destroyed." </text:p>
            <text:p text:style-name="P1"/>
            <text:p text:style-name="P1"><text:soft-page-break/>"Destroyed?" said Harry blankly. "But your friend -- Nicolas Flamel --" </text:p>
            <text:p text:style-name="P1"/>
            <text:p text:style-name="P1">"Oh, you know about Nicolas?" said Dumbledore, sounding quite delighted. </text:p>
            <text:p text:style-name="P1"/>
            <text:p text:style-name="P1">"You did do the thing properly, didn't you? Well, Nicolas and I have had a little chat, and agreed it's all for the best." </text:p>
            <text:p text:style-name="P1"/>
            <text:p text:style-name="P1">"But that means he and his wife will die, won't they?" </text:p>
            <text:p text:style-name="P1"/>
            <text:p text:style-name="P1">"They have enough Elixir stored to set their affairs in order and then, yes, they will die." </text:p>
            <text:p text:style-name="P1"/>
            <text:p text:style-name="P1">Dumbledore smiled at the look of amazement on Harry's face. </text:p>
            <text:p text:style-name="P1"/>
            <text:p text:style-name="P1">"To one as young as you, I'm sure it seems incredible, but to Nicolas and Perenelle, it really is like going to bed after a very, very long day. After all, to the well-organized mind, death is but the next great adventure. You know, the Stone was really not such a wonderful thing. As much money and life as you could want! The two things most human beings would choose above all -- the trouble is, humans do have a knack of choosing precisely those things that are worst for them." Harry lay there, lost for words. Dumbledore hummed a little and smiled at the ceiling. </text:p>
            <text:p text:style-name="P1"/>
            <text:p text:style-name="P1">"Sir?" said Harry. "I've been thinking... sir -- even if the Stone's gone, Vol-, I mean, You-Know- Who --" </text:p>
            <text:p text:style-name="P1"/>
            <text:p text:style-name="P1">"Call him Voldemort, Harry. Always use the proper name for things. Fear of a name increases fear of the thing itself." </text:p>
            <text:p text:style-name="P1"/>
            <text:p text:style-name="P1">"Yes, sir. Well, Voldemort's going to try other ways of coming back, isn't he? I mean, he hasn't gone, has he?" </text:p>
            <text:p text:style-name="P1"/>
            <text:p text:style-name="P1">"No, Harry, he has not. He is still out there somewhere, perhaps looking for another body to share... not being truly alive, he cannot be killed. </text:p>
            <text:p text:style-name="P1"/>
            <text:p text:style-name="P1"><text:soft-page-break/>He left Quirrell to die; he shows just as little mercy to his followers as his enemies. Nevertheless, Harry, while you may only have delayed his return to power, it will merely take someone else who is prepared to fight what seems a losing battle next time -- and if he is delayed again, and again, why, he may never return to power." </text:p>
            <text:p text:style-name="P1"/>
            <text:p text:style-name="P1">Harry nodded, but stopped quickly, because it made his head hurt. Then he said, "Sir, there are some other things I'd like to know, if you can tell me... things I want to know the truth about...." </text:p>
            <text:p text:style-name="P1"/>
            <text:p text:style-name="P1">"The truth." Dumbledore sighed. "It is a beautiful and terrible thing, and should therefore be treated with great caution. However, I shall answer your questions unless I have a very good reason not to, in which case I beg you'll forgive me. I shall not, of course, lie." </text:p>
            <text:p text:style-name="P1"/>
            <text:p text:style-name="P1">"Well... Voldemort said that he only killed my mother because she tried to stop him from killing me. But why would he want to kill me in the first place?" </text:p>
            <text:p text:style-name="P1"/>
            <text:p text:style-name="P1">Dumbledore sighed very deeply this time. </text:p>
            <text:p text:style-name="P1"/>
            <text:p text:style-name="P1">"Alas, the first thing you ask me, I cannot tell you. Not today. Not now. You will know, one day... put it from your mind for now, Harry. </text:p>
            <text:p text:style-name="P1"/>
            <text:p text:style-name="P1">When you are older... I know you hate to hear this... when you are ready, you will know." </text:p>
            <text:p text:style-name="P1"/>
            <text:p text:style-name="P1">And Harry knew it would be no good to argue. </text:p>
            <text:p text:style-name="P1"/>
            <text:p text:style-name="P1">"But why couldn't Quirrell touch me?" </text:p>
            <text:p text:style-name="P1"/>
            <text:p text:style-name="P1">"Your mother died to save you. If there is one thing Voldemort cannot understand, it is love. He didn't realize that love as powerful as your mother's for you leaves its own mark. Not a scar, no visible sign... to have been loved so deeply, even though the person who loved us is gone, will give us some protection forever. It is in your very skin. Quirrell, full of hatred, greed, and ambition, sharing his soul with Voldemort, could not touch you for this reason. It was agony to touch a person marked by <text:soft-page-break/>something so good." </text:p>
            <text:p text:style-name="P1"/>
            <text:p text:style-name="P1">Dumbledore now became very interested in a bird out on the windowsill, which gave Harry time to dry his eyes on the sheet. When he had found his voice again, Harry said, "And the invisibility cloak - do you know who sent it to me?" </text:p>
            <text:p text:style-name="P1"/>
            <text:p text:style-name="P1">"Ah - your father happened to leave it in my possession, and I thought you might like it." Dumbledore's eyes twinkled. "Useful things... your father used it mainly for sneaking off to the kitchens to steal food when he was here." </text:p>
            <text:p text:style-name="P1"/>
            <text:p text:style-name="P1">"And there's something else..." </text:p>
            <text:p text:style-name="P1"/>
            <text:p text:style-name="P1">"Fire away." </text:p>
            <text:p text:style-name="P1"/>
            <text:p text:style-name="P1">"Quirrell said Snape --" </text:p>
            <text:p text:style-name="P1"/>
            <text:p text:style-name="P1">"Professor Snape, Harry." "Yes, him -- Quirrell said he hates me because he hated my father. Is that true?" </text:p>
            <text:p text:style-name="P1"/>
            <text:p text:style-name="P1">"Well, they did rather detest each other. Not unlike yourself and Mr. Malfoy. And then, your father did something Snape could never forgive." </text:p>
            <text:p text:style-name="P1"/>
            <text:p text:style-name="P1">"What?" </text:p>
            <text:p text:style-name="P1"/>
            <text:p text:style-name="P1">"He saved his life." </text:p>
            <text:p text:style-name="P1"/>
            <text:p text:style-name="P1">"What?" </text:p>
            <text:p text:style-name="P1"/>
            <text:p text:style-name="P1">"Yes..." said Dumbledore dreamily. "Funny, the way people's minds work, isn't it? Professor Snape couldn't bear being in your father's debt.... </text:p>
            <text:p text:style-name="P1"/>
            <text:p text:style-name="P1">I do believe he worked so hard to protect you this year because he felt that would make him and your father even. Then he could go back to hating your father's memory in peace...." </text:p>
            <text:p text:style-name="P1"/>
            <text:p text:style-name="P1">Harry tried to understand this but it made his head pound, so he stopped. </text:p>
            <text:p text:style-name="P1"/>
            <text:p text:style-name="P1">"And sir, there's one more thing..." </text:p>
            <text:p text:style-name="P1"/>
            <text:p text:style-name="P1"><text:soft-page-break/>"Just the one?" </text:p>
            <text:p text:style-name="P1"/>
            <text:p text:style-name="P1">"How did I get the Stone out of the mirror?" </text:p>
            <text:p text:style-name="P1"/>
            <text:p text:style-name="P1">"Ah, now, I'm glad you asked me that. It was one of my more brilliant ideas, and between you and me, that's saying something. You see, only one who wanted to find the Stone -- find it, but not use it -- would be able to get it, otherwise they'd just see themselves making gold or drinking Elixir of Life. My brain surprises even me sometimes.... Now, enough questions. I suggest you make a start on these sweets. Ah! Bettie Bott's Every Flavor Beans! I was unfortunate enough in my youth to come across a vomitflavored one, and since then I'm afraid I've rather lost my liking for them -- but I think I'll be safe with a nice toffee, don't you?" </text:p>
            <text:p text:style-name="P1"/>
            <text:p text:style-name="P1">He smiled and popped the golden-brown bean into his mouth. Then he choked and said, "Alas! Ear wax!" </text:p>
            <text:p text:style-name="P1"/>
            <text:p text:style-name="P1">Madam Pomfrey, the nurse, was a nice woman, but very strict. </text:p>
            <text:p text:style-name="P1"/>
            <text:p text:style-name="P1">"Just five minutes," Harry pleaded. </text:p>
            <text:p text:style-name="P1"/>
            <text:p text:style-name="P1">"Absolutely not." </text:p>
            <text:p text:style-name="P1"/>
            <text:p text:style-name="P1">"You let Professor Dumbledore in..." </text:p>
            <text:p text:style-name="P1"/>
            <text:p text:style-name="P1">"Well, of course, that was the headmaster, quite different. You need rest." </text:p>
            <text:p text:style-name="P1"/>
            <text:p text:style-name="P1">"I am resting, look, lying down and everything. Oh, go on, Madam Pomfrey..." </text:p>
            <text:p text:style-name="P1"/>
            <text:p text:style-name="P1">"Oh, very well," she said. "But five minutes only." </text:p>
            <text:p text:style-name="P1"/>
            <text:p text:style-name="P1">And she let Ron and Hermione in. </text:p>
            <text:p text:style-name="P1"/>
            <text:p text:style-name="P1">"Harry!" </text:p>
            <text:p text:style-name="P1"/>
            <text:p text:style-name="P1">Hermione looked ready to fling her arms around him again, but Harry was glad she held herself in as his head was still very sore. </text:p>
            <text:p text:style-name="P1"/>
            <text:p text:style-name="P1">"Oh, Harry, we were sure you were going to -- <text:soft-page-break/>Dumbledore was so worried --" </text:p>
            <text:p text:style-name="P1"/>
            <text:p text:style-name="P1">"The whole school's talking about it," said Ron. "What really happened?" </text:p>
            <text:p text:style-name="P1"/>
            <text:p text:style-name="P1">It was one of those rare occasions when the true story is even more strange and exciting than the wild rumors. Harry told them everything: Quirrell; the mirror; the Stone; and Voldemort. Ron and Hermione were a very good audience; they gasped in all the right places, and when Harry told them what was under Quirrell's turban, Hermione screamed out loud. </text:p>
            <text:p text:style-name="P1"/>
            <text:p text:style-name="P1">"So the Stone's gone?" said Ron finally. "Flamel's just going to die?" </text:p>
            <text:p text:style-name="P1"/>
            <text:p text:style-name="P1">"That's what I said, but Dumbledore thinks that -- what was it? -- 'to the well-organized mind, death is but the next great adventure. </text:p>
            <text:p text:style-name="P1"/>
            <text:p text:style-name="P1">"I always said he was off his rocker," said Ron, looking quite impressed at how crazy his hero was. </text:p>
            <text:p text:style-name="P1"/>
            <text:p text:style-name="P1">"So what happened to you two?" said Harry. </text:p>
            <text:p text:style-name="P1"/>
            <text:p text:style-name="P1">"Well, I got back all right," said Hermione. "I brought Ron round -- that took a while -- and we were dashing up to the owlery to contact Dumbledore when we met him in the entrance hall -- he already knew -- he just said, 'Harry's gone after him, hasn't he?' and hurtled off to the third floor." </text:p>
            <text:p text:style-name="P1"/>
            <text:p text:style-name="P1">"D'you think he meant you to do it?" said Ron. "Sending you your father's cloak and everything?" </text:p>
            <text:p text:style-name="P1"/>
            <text:p text:style-name="P1">"Well, " Hermione exploded, "if he did -- I mean to say that's terrible -- you could have been killed." </text:p>
            <text:p text:style-name="P1"/>
            <text:p text:style-name="P1">"No, it isn't," said Harry thoughtfully. "He's a funny man, Dumbledore. </text:p>
            <text:p text:style-name="P1"/>
            <text:p text:style-name="P1">I think he sort of wanted to give me a chance. I think he knows more or less everything that goes on here, you know. I reckon he had a pretty good idea we were going to try, and instead of stopping us, he just taught us enough to help. I don't think it <text:soft-page-break/>was an accident he let me find out how the mirror worked. It's almost like he thought I had the right to face Voldemort if I could...." </text:p>
            <text:p text:style-name="P1"/>
            <text:p text:style-name="P1">"Yeah, Dumbledore's off his rocker, all right," said Ron proudly. </text:p>
            <text:p text:style-name="P1"/>
            <text:p text:style-name="P1">"Listen, you've got to be up for the end-of-year feast tomorrow. The points are all in and Slytherin won, of course -- you missed the last Quidditch match, we were steamrollered by Ravenclaw without you -- but the food'll be good." </text:p>
            <text:p text:style-name="P1"/>
            <text:p text:style-name="P1">At that moment, Madam Pomfrey bustled over. </text:p>
            <text:p text:style-name="P1"/>
            <text:p text:style-name="P1">"You've had nearly fifteen minutes, now OUT" she said firmly. </text:p>
            <text:p text:style-name="P1"/>
            <text:p text:style-name="P1">After a good night's sleep, Harry felt nearly back to normal. </text:p>
            <text:p text:style-name="P1"/>
            <text:p text:style-name="P1">I want to go to the feast," he told Madam Pomfrey as she straightened his many candy boxes. I can, can't I?" </text:p>
            <text:p text:style-name="P1"/>
            <text:p text:style-name="P1">"Professor Dumbledore says you are to be allowed to go," she said stiffily, as though in her opinion Professor Dumbledore didn't realize how risky feasts could be. "And you have another visitor." </text:p>
            <text:p text:style-name="P1"/>
            <text:p text:style-name="P1">"Oh, good," said Harry. "Who is it?" </text:p>
            <text:p text:style-name="P1"/>
            <text:p text:style-name="P1">Hagrid sidled through the door as he spoke. As usual when he was indoors, Hagrid looked too big to be allowed. He sat down next to Harry, took one look at him, and burst into tears. </text:p>
            <text:p text:style-name="P1"/>
            <text:p text:style-name="P1">"It's -- all -- my -- ruddy -- fault!" he sobbed, his face in his hands. </text:p>
            <text:p text:style-name="P1"/>
            <text:p text:style-name="P1">I told the evil git how ter get past Fluffy! I told him! It was the only thing he didn't know, an' I told him! Yeh could've died! All fer a dragon egg! I'll never drink again! I should be chucked out an' made ter live as a Muggle!" </text:p>
            <text:p text:style-name="P1"/>
            <text:p text:style-name="P1">"Hagrid!" said Harry, shocked to see Hagrid shaking with grief and remorse, great tears leaking <text:soft-page-break/>down into his beard. "Hagrid, he'd have found out somehow, this is Voldemort we're talking about, he'd have found out even if you hadn't told him." </text:p>
            <text:p text:style-name="P1"/>
            <text:p text:style-name="P1">"Yeh could've died!" sobbed Hagrid. "An' don' say the name!" </text:p>
            <text:p text:style-name="P1"/>
            <text:p text:style-name="P1">"VOLDEMORT!" Harry bellowed, and Hagrid was so shocked, he stopped crying. "I've met him and I'm calling him by his name. Please cheer up, Hagrid, we saved the Stone, it's gone, he can't use it. Have a Chocolate Frog, I've got loads...." </text:p>
            <text:p text:style-name="P1"/>
            <text:p text:style-name="P1">Hagrid wiped his nose on the back of his hand and said, "That reminds me. I've got yeh a present." </text:p>
            <text:p text:style-name="P1"/>
            <text:p text:style-name="P1">"It's not a stoat sandwich, is it?" said Harry anxiously, and at last Hagrid gave a weak chuckle. "Nah. Dumbledore gave me the day off yesterday ter fix it. 'Course, he shoulda sacked me instead -- anyway, got yeh this..." </text:p>
            <text:p text:style-name="P1"/>
            <text:p text:style-name="P1">It seemed to be a handsome, leather-covered book. Harry opened it curiously. It was full of wizard photographs. Smiling and waving at him from every page were his mother and father. </text:p>
            <text:p text:style-name="P1"/>
            <text:p text:style-name="P1">"Sent owls off ter all yer parents' old school friends, askin' fer photos... knew yeh didn' have any... d'yeh like it?" </text:p>
            <text:p text:style-name="P1"/>
            <text:p text:style-name="P1">Harry couldn't speak, but Hagrid understood. </text:p>
            <text:p text:style-name="P1"/>
            <text:p text:style-name="P1">Harry made his way down to the end-of-year feast alone that night. He had been held up by Madam Pomfrey's fussing about, insisting on giving him one last checkup, so the Great Hall was already full. It was decked out in the Slytherin colors of green and silver to celebrate Slytherin's winning the house cup for the seventh year in a row. A huge banner showing the Slytherin serpent covered the wall behind the High Table. </text:p>
            <text:p text:style-name="P1"/>
            <text:p text:style-name="P1">When Harry walked in there was a sudden hush, and then everybody started talking loudly at once. He slipped into a seat between Ron and Hermione at the Gryffindor table and tried to ignore the fact that people were standing up to look at him. </text:p>
            <text:p text:style-name="P1"><text:soft-page-break/></text:p>
            <text:p text:style-name="P1">Fortunately, Dumbledore arrived moments later. The babble died away. </text:p>
            <text:p text:style-name="P1"/>
            <text:p text:style-name="P1">"Another year gone!" Dumbledore said cheerfully. "And I must trouble you with an old man's wheezing waffle before we sink our teeth into our delicious feast. What a year it has been! Hopefully your heads are all a little fuller than they were... you have the whole summer ahead to get them nice and empty before next year starts.... </text:p>
            <text:p text:style-name="P1"/>
            <text:p text:style-name="P1">"Now, as I understand it, the house cup here needs awarding, and the points stand thus: In fourth place, Gryffindor, with three hundred and twelve points; in third, Hufflepuff, with three hundred and fifty-two; Ravenclaw has four hundred and twenty-six and Slytherin, four hundred and seventy- two." </text:p>
            <text:p text:style-name="P1"/>
            <text:p text:style-name="P1">A storm of cheering and stamping broke out from the Slytherin table. </text:p>
            <text:p text:style-name="P1"/>
            <text:p text:style-name="P1">Harry could see Draco Malfoy banging his goblet on the table. It was a sickening sight. </text:p>
            <text:p text:style-name="P1"/>
            <text:p text:style-name="P1">"Yes, Yes, well done, Slytherin," said Dumbledore. "However, recent events must be taken into account." </text:p>
            <text:p text:style-name="P1"/>
            <text:p text:style-name="P1">The room went very still. The Slytherins' smiles faded a little. </text:p>
            <text:p text:style-name="P1"/>
            <text:p text:style-name="P1">"Ahem," said Dumbledore. "I have a few last-minute points to dish out. </text:p>
            <text:p text:style-name="P1"/>
            <text:p text:style-name="P1">Let me see. Yes... </text:p>
            <text:p text:style-name="P1"/>
            <text:p text:style-name="P1">"First -- to Mr. Ronald Weasley..." </text:p>
            <text:p text:style-name="P1"/>
            <text:p text:style-name="P1">Ron went purple in the face; he looked like a radish with a bad sunburn. </text:p>
            <text:p text:style-name="P1"/>
            <text:p text:style-name="P1">"...for the best-played game of chess Hogwarts has seen in many years, I award Gryffindor house fifty points." </text:p>
            <text:p text:style-name="P1"/>
            <text:p text:style-name="P1">Gryffindor cheers nearly raised the bewitched ceiling; the stars overhead seemed to quiver. Percy <text:soft-page-break/>could be heard telling the other prefects, "My brother, you know! My youngest brother! Got past McGonagall's giant chess set!" </text:p>
            <text:p text:style-name="P1"/>
            <text:p text:style-name="P1">At last there was silence again. </text:p>
            <text:p text:style-name="P1"/>
            <text:p text:style-name="P1">"Second -- to Miss Hermione Granger... for the use of cool logic in the face of fire, I award Gryffindor house fifty points." </text:p>
            <text:p text:style-name="P1"/>
            <text:p text:style-name="P1">Hermione buried her face in her arms; Harry strongly suspected she had burst into tears. Gryffindors up and down the table were beside themselves -- they were a hundred points up. "Third -- to Mr. Harry Potter..." said Dumbledore. The room went deadly quiet for pure nerve and outstanding courage, I award Gryffindor house sixty points." </text:p>
            <text:p text:style-name="P1"/>
            <text:p text:style-name="P1">The din was deafening. Those who could add up while yelling themselves hoarse knew that Gryffindor now had four hundred and seventy-two points -- exactly the same as Slytherin. They had tied for the house cup -- if only Dumbledore had given Harry just one more point. </text:p>
            <text:p text:style-name="P1"/>
            <text:p text:style-name="P1">Dumbledore raised his hand. The room gradually fell silent. </text:p>
            <text:p text:style-name="P1"/>
            <text:p text:style-name="P1">"There are all kinds of courage," said Dumbledore, smiling. "It takes a great deal of bravery to stand up to our enemies, but just as much to stand up to our friends. I therefore award ten points to Mr. Neville Longbottom." </text:p>
            <text:p text:style-name="P1"/>
            <text:p text:style-name="P1">Someone standing outside the Great Hall might well have thought some sort of explosion had taken place, so loud was the noise that erupted from the Gryffindor table. Harry, Ron, and Hermione stood up to yell and cheer as Neville, white with shock, disappeared under a pile of people hugging him. He had never won so much as a point for Gryffindor before. </text:p>
            <text:p text:style-name="P1"/>
            <text:p text:style-name="P1">Harry, still cheering, nudged Ron in the ribs and pointed at Malfoy, who couldn't have looked more stunned and horrified if he'd just had the Body-Bind Curse put on him. </text:p>
            <text:p text:style-name="P1"><text:soft-page-break/></text:p>
            <text:p text:style-name="P1">"Which means, Dumbledore called over the storm of applause, for even Ravenclaw and Hufflepuff were celebrating the downfall of Slytherin, "we need a little change of decoration." </text:p>
            <text:p text:style-name="P1"/>
            <text:p text:style-name="P1">He clapped his hands. In an instant, the green hangings became scarlet and the silver became gold; the huge Slytherin serpent vanished and a towering Gryffindor lion took its place. Snape was shaking Professor McGonagall's hand, with a horrible, forced smile. He caught Harry's eye and Harry knew at once that Snape's feelings toward him hadn't changed one jot. This didn't worry Harry. It seemed as though life would be back to normal next year, or as normal as it ever was at Hogwarts. </text:p>
            <text:p text:style-name="P1"/>
            <text:p text:style-name="P1">It was the best evening of Harry's life, better than winning at Quidditch, or Christmas, or knocking out mountain trolls... he would never, ever forget tonight. </text:p>
            <text:p text:style-name="P1"/>
            <text:p text:style-name="P1">Harry had almost forgotten that the exam results were still to come, but come they did. To their great surprise, both he and Ron passed with good marks; Hermione, of course, had the best grades of the first years. Even Neville scraped through, his good Herbology mark making up for his abysmal Potions one. They had hoped that Goyle, who was almost as stupid as he was mean, might be thrown out, but he had passed, too. It was a shame, but as Ron said, you couldn't have everything in life. </text:p>
            <text:p text:style-name="P1"/>
            <text:p text:style-name="P1">And suddenly, their wardrobes were empty, their trunks were packed, Neville's toad was found lurking in a corner of the toilets; notes were handed out to all students, warning them not to use magic over the holidays ("I always hope they'll forget to give us these," said Fred Weasley sadly); Hagrid was there to take them down to the fleet of boats that sailed across the lake; they were boarding the Hogwarts Express; talking and laughing as the countryside became greener and tidier; eating Bettie Bott's Every Flavor Beans as they sped past Muggle towns; pulling off their wizard robes and putting on jackets and coats; pulling into platform nine and three-quarters at King's Cross Station. </text:p>
            <text:p text:style-name="P1"><text:soft-page-break/></text:p>
            <text:p text:style-name="P1">It took quite a while for them all to get off the platform. A wizened old guard was up by the ticket barrier, letting them go through the gate in twos and threes so they didn't attract attention by all bursting out of a solid wall at once and alarming the Muggles. </text:p>
            <text:p text:style-name="P1"/>
            <text:p text:style-name="P1">"You must come and stay this summer," said Ron, "both of you -- I'll send you an owl." </text:p>
            <text:p text:style-name="P1"/>
            <text:p text:style-name="P1">"Thanks," said Harry, "I'll need something to look forward to." People jostled them as they moved forward toward the gateway back to the Muggle world. Some of them called: "Bye, Harry!" </text:p>
            <text:p text:style-name="P1"/>
            <text:p text:style-name="P1">"See you, Potter!" </text:p>
            <text:p text:style-name="P1"/>
            <text:p text:style-name="P1">"Still famous," said Ron, grinning at him. </text:p>
            <text:p text:style-name="P1"/>
            <text:p text:style-name="P1">"Not where I'm going, I promise you," said Harry. </text:p>
            <text:p text:style-name="P1"/>
            <text:p text:style-name="P1">He, Ron, and Hermione passed through the gateway together. "There he is, Mom, there he is, look!" </text:p>
            <text:p text:style-name="P1"/>
            <text:p text:style-name="P1">It was Ginny Weasley, Ron's younger sister, but she wasn't pointing at Ron. </text:p>
            <text:p text:style-name="P1"/>
            <text:p text:style-name="P1">"Harry Potter!" she squealed. "Look, Mom! I can see "Be quiet, Ginny, and it's rude to point." </text:p>
            <text:p text:style-name="P1"/>
            <text:p text:style-name="P1">Mrs. Weasley smiled down at them. </text:p>
            <text:p text:style-name="P1"/>
            <text:p text:style-name="P1">"Busy year?" she said. </text:p>
            <text:p text:style-name="P1"/>
            <text:p text:style-name="P1">"Very," said Harry. "Thanks for the fudge and the sweater, Mrs. Weasley." </text:p>
            <text:p text:style-name="P1"/>
            <text:p text:style-name="P1">"Oh, it was nothing, dear." </text:p>
            <text:p text:style-name="P1"/>
            <text:p text:style-name="P1">"Ready, are you?" </text:p>
            <text:p text:style-name="P1"/>
            <text:p text:style-name="P1">It was Uncle Vernon, still purple-faced, still mustached, still looking furious at the nerve of Harry, carrying an owl in a cage in a station full of ordinary people. Behind him stood Aunt Petunia and Dudley, looking terrified at the very sight of <text:soft-page-break/>Harry. </text:p>
            <text:p text:style-name="P1"/>
            <text:p text:style-name="P1">"You must be Harry's family!" said Mrs. Weasley. </text:p>
            <text:p text:style-name="P1"/>
            <text:p text:style-name="P1">"In a manner of speaking," said Uncle Vernon. "Hurry up, boy, we haven't got all day." He walked away. </text:p>
            <text:p text:style-name="P1"/>
            <text:p text:style-name="P1">Harry hung back for a last word with Ron and Hermione. </text:p>
            <text:p text:style-name="P1"/>
            <text:p text:style-name="P1">"See you over the summer, then." </text:p>
            <text:p text:style-name="P1"/>
            <text:p text:style-name="P1">"Hope you have -- er -- a good holiday," said Hermione, looking uncertainly after Uncle Vernon, shocked that anyone could be so unpleasant. </text:p>
            <text:p text:style-name="P1"/>
            <text:p text:style-name="P1">"Oh, I will," said Harry, and they were surprised at the grin that was spreading over his face. "They don't know we're not allowed to use magic at home. I'm going to have a lot of fun with Dudley this summer...." </text:p>
            <text:p text:style-name="P1"/>
            <text:p text:style-name="P1">THE END </text:p>
            <text:p text:style-name="P1"/>
            <text:p text:style-name="P4"/>
            <text:p text:style-name="P4"/>
            <text:p text:style-name="P4"/>
            <text:p text:style-name="P4"/>
            <text:p text:style-name="P4"/>
          </table:table-cell>
        </table:table-row>
        <table:table-row table:style-name="TableLine2409478810928">
          <table:table-cell table:style-name="Table7.A1" office:value-type="string">
            <text:p text:style-name="P71"/>
          </table:table-cell>
          <table:table-cell table:style-name="Table7.A1" office:value-type="string">
            <text:p text:style-name="P1"/>
          </table:table-cell>
        </table:table-row>
        <table:table-row table:style-name="TableLine2409478810928">
          <table:table-cell table:style-name="Table7.A1" office:value-type="string">
            <text:p text:style-name="P71"/>
          </table:table-cell>
          <table:table-cell table:style-name="Table7.A1" office:value-type="string">
            <text:p text:style-name="P1"/>
          </table:table-cell>
        </table:table-row>
        <table:table-row table:style-name="TableLine2409478810928">
          <table:table-cell table:style-name="Table7.A1" office:value-type="string">
            <text:p text:style-name="P71"/>
          </table:table-cell>
          <table:table-cell table:style-name="Table7.A1" office:value-type="string">
            <text:p text:style-name="P1"/>
          </table:table-cell>
        </table:table-row>
        <table:table-row table:style-name="TableLine2409478810928">
          <table:table-cell table:style-name="Table7.A1" office:value-type="string">
            <text:p text:style-name="P71"/>
          </table:table-cell>
          <table:table-cell table:style-name="Table7.A1" office:value-type="string">
            <text:p text:style-name="P1"/>
          </table:table-cell>
        </table:table-row>
        <table:table-row table:style-name="TableLine2409478810928">
          <table:table-cell table:style-name="Table7.A1" office:value-type="string">
            <text:p text:style-name="P71"/>
          </table:table-cell>
          <table:table-cell table:style-name="Table7.A1" office:value-type="string">
            <text:p text:style-name="P1"/>
          </table:table-cell>
        </table:table-row>
        <table:table-row table:style-name="TableLine2409478810928">
          <table:table-cell table:style-name="Table7.A1" office:value-type="string">
            <text:p text:style-name="P71"/>
          </table:table-cell>
          <table:table-cell table:style-name="Table7.A1" office:value-type="string">
            <text:p text:style-name="P1"/>
          </table:table-cell>
        </table:table-row>
        <table:table-row table:style-name="TableLine2409478810928">
          <table:table-cell table:style-name="Table7.A1" office:value-type="string">
            <text:p text:style-name="P71"/>
          </table:table-cell>
          <table:table-cell table:style-name="Table7.A1" office:value-type="string">
            <text:p text:style-name="P1"/>
          </table:table-cell>
        </table:table-row>
        <table:table-row table:style-name="TableLine2409478810928">
          <table:table-cell table:style-name="Table7.A1" office:value-type="string">
            <text:p text:style-name="P71"/>
          </table:table-cell>
          <table:table-cell table:style-name="Table7.A1" office:value-type="string">
            <text:p text:style-name="P1"/>
          </table:table-cell>
        </table:table-row>
        <table:table-row table:style-name="TableLine2409478810928">
          <table:table-cell table:style-name="Table7.A1" office:value-type="string">
            <text:p text:style-name="P71"/>
          </table:table-cell>
          <table:table-cell table:style-name="Table7.A1" office:value-type="string">
            <text:p text:style-name="P1"/>
          </table:table-cell>
        </table:table-row>
      </table:table>
      <text:p text:style-name="Text_20_body"><text:soft-page-break/></text:p>
      <table:table table:name="Table4" table:style-name="Table4">
        <table:table-column table:style-name="Table4.A"/>
        <table:table-column table:style-name="Table4.B"/>
        <table:table-header-rows>
          <table:table-row table:style-name="TableLine2409478785632">
            <table:table-cell table:style-name="Table4.A1" office:value-type="string">
              <text:p text:style-name="P70">πινούσης δ’ αὐτῆς διὰ σιγῆς, ἀποροῦντι δ ’ αὖ εἰ τολμᾷ εἰπεῖν αὐτῇ ὅτι τοῦνομα Ποτῆρα ἤκουσεν <text:span text:style-name="T21">ἔ</text:span>δοξε τολμᾶν μὲν οὐδέν, εἰπεῖν δ’ ὥσπερ ἀπερισκέπτως φρονήσας. Οὔκουν τηλικοῦτος ὁ τῶν Ποτήρων παῖς ἥλικος ὁ Δούδλιος ὁ ἡμέτερος;</text:p>
            </table:table-cell>
            <table:table-cell table:style-name="Table4.A1" office:value-type="string">
              <text:p text:style-name="P54">Mrs. Dursley sipped her tea through pursed lips. Mr. Dursley wondered whether he dared tell her he'd heard the name "Potter." He decided he didn't dare. Instead he said, as casually as he could, "Their son -- he'd be about Dudley's age now, wouldn't he?" </text:p>
            </table:table-cell>
          </table:table-row>
        </table:table-header-rows>
      </table:table>
      <text:p text:style-name="Text_20_body"/>
      <table:table table:name="Table5" table:style-name="Table5">
        <table:table-column table:style-name="Table5.A"/>
        <table:table-column table:style-name="Table5.B"/>
        <table:table-row table:style-name="TableLine2411525007472">
          <table:table-cell table:style-name="Table5.A1" office:value-type="string">
            <text:p text:style-name="P71">ΝΟΡΒΕΡΤΟΣ Ο ΓΛ ΥΠΤΟΝΩΤΟΣ ΥΠΕΡΒΟΡΕΟΣ 1 91</text:p>
          </table:table-cell>
          <table:table-cell table:style-name="Table5.A1" office:value-type="string">
            <text:p text:style-name="P1"/>
          </table:table-cell>
        </table:table-row>
        <table:table-row table:style-name="TableLine2411525007472">
          <table:table-cell table:style-name="Table5.A1" office:value-type="string">
            <text:p text:style-name="P71">ὁ γὰρ Μάλθακος ὀλίγους πόδας ἀπέχων αὐτῶν εἱστήκει παρ-</text:p>
            <text:p text:style-name="P71">ακουσόμενος. ’Άρειος δ’ οὐκ ᾔδει πότερον πόλλ’ ἀκήκοεν ἢ οὔ· τὸ δ’</text:p>
            <text:p text:style-name="P71">οὖν βλέμμα αὐτοῦ ἐπίφθονον ἐνόμιζεν εἶναι καὶ πικρόν.</text:p>
          </table:table-cell>
          <table:table-cell table:style-name="Table5.A1" office:value-type="string">
            <text:p text:style-name="P1"/>
          </table:table-cell>
        </table:table-row>
        <table:table-row table:style-name="TableLine2411525007472">
          <table:table-cell table:style-name="Table5.A1" office:value-type="string">
            <text:p text:style-name="P71">καὶ ἡ Ἑρμιόνη συνεχῶς ἀγωνισαμένη τῷ Ῥοῶνι βαδίζοντι ὁμοῦ</text:p>
            <text:p text:style-name="P71">μετ’ αὐτῆς πρὸς τὴν βοτανικὴν τέλεον ὡμολόγησεν ἑωθινὴ μεταξὺ</text:p>
            <text:p text:style-name="P71">τῶν σχολῶν προσιέναι μετὰ τοῖν ἑτέροιν παρὰ τὸν Ἁγριώδη. τελε</text:p>
            <text:p text:style-name="P71">ευτησάσης οῦν τῆς σχολῆς ψοφήσαντος δέ τοῦ κώδωνος, οἱ τριττοί</text:p>
            <text:p text:style-name="P71">τὰ μυστρία εὐθὺς καταθέντες ὡς τάχιστα διὰ τὸν κῆπον ἦλθον</text:p>
            <text:p text:style-name="P71">πρὸς τὰ κράσπεδα τῆς ὕλης. καὶ ὁ Ἁγριώδης ἠσπάσατ’ αὐτοὺς</text:p>
            <text:p text:style-name="P71">ε”νθερμον βλέπων καὶ σφόδρα προθυμεῖσθαι δοκῶν.</text:p>
          </table:table-cell>
          <table:table-cell table:style-name="Table5.A1" office:value-type="string">
            <text:p text:style-name="P1"/>
          </table:table-cell>
        </table:table-row>
        <table:table-row table:style-name="TableLine2411525007472">
          <table:table-cell table:style-name="Table5.A1" office:value-type="string">
            <text:p text:style-name="P71">Παρ’ ἀκαρῆ ἐστὶν ἡ ἐκκόλαψις, ε”φη ε”νδον ἄγων αὐτούς.</text:p>
          </table:table-cell>
          <table:table-cell table:style-name="Table5.A1" office:value-type="string">
            <text:p text:style-name="P1"/>
          </table:table-cell>
        </table:table-row>
        <table:table-row table:style-name="TableLine2411525007472">
          <table:table-cell table:style-name="Table5.A1" office:value-type="string">
            <text:p text:style-name="P71">καὶ μὴν τὸ ᾠὸν κατέλαβον ἐπὶ τῇ τραπέζῃ κείμενον, ῥήγματα</text:p>
            <text:p text:style-name="P71">παρέχον μεγάλα. καί ἐντὸς ἐκινεῖτό τι δεινὰ ἅμα φθέγματα ἐφιέν καὶ</text:p>
            <text:p text:style-name="P71">ἄδηλα.</text:p>
          </table:table-cell>
          <table:table-cell table:style-name="Table5.A1" office:value-type="string">
            <text:p text:style-name="P1"/>
          </table:table-cell>
        </table:table-row>
        <table:table-row table:style-name="TableLine2411525007472">
          <table:table-cell table:style-name="Table5.A1" office:value-type="string">
            <text:p text:style-name="P71">πάντες οὖν παρακαθήμενοι πρὸς τὴν τράπεζαν κεχηνότες</text:p>
            <text:p text:style-name="P71">ἐθεώρουν.</text:p>
          </table:table-cell>
          <table:table-cell table:style-name="Table5.A1" office:value-type="string">
            <text:p text:style-name="P1"/>
          </table:table-cell>
        </table:table-row>
        <table:table-row table:style-name="TableLine2411525007472">
          <table:table-cell table:style-name="Table5.A1" office:value-type="string">
            <text:p text:style-name="P71">καὶ εὐθὺς ψόφον ἀκούσαντων αὐτῶν ὥς τινος ε”νδοθεν ἀποξέοντος</text:p>
            <text:p text:style-name="P71"><text:soft-page-break/>τὸ κέλυφος, σχιζομένου δέ τοῦ ᾠοῦ, τὸ δρακόντιον κατὰ τὴν τράπε-</text:p>
            <text:p text:style-name="P71">ζαν ἔπεσεν. ὁ δ’ Ἄρειος οὐκ ἐνόμιζεν αὐτὸ εὔμορφον εἶναι, ἴσον</text:p>
            <text:p text:style-name="P71">δοκοῦν γενέσθαι ἀλεξιβροχίῳ μέλανι διεστραμμένῳ. ἀκανθώδη δέ</text:p>
            <text:p text:style-name="P71">τὰ πτερὰ εὐμεγέθη ῆν πρὸς τὸ σῶμα μέλαν καί ἰσχνόν. ῥύγχος δ’</text:p>
            <text:p text:style-name="P71">εἶχε μακρὸν τοὺς μυκτῆρας εὐρεῖς παρέχον, καὶ κεράτια ε”τι</text:p>
            <text:p text:style-name="P71">βλαστάνοντα, καὶ ὀφθαλμοὺς ἐξόγκους γενομένους καὶ βατραχείους</text:p>
            <text:p text:style-name="P71">τὸ χρῶμα,</text:p>
          </table:table-cell>
          <table:table-cell table:style-name="Table5.A1" office:value-type="string">
            <text:p text:style-name="P1"/>
          </table:table-cell>
        </table:table-row>
        <table:table-row table:style-name="TableLine2411525007472">
          <table:table-cell table:style-name="Table5.A1" office:value-type="string">
            <text:p text:style-name="P71">καί πταρνύμενόν τι σπινθῆρας ὀλίγους ἐξέβαλεν ἀπὸ τοῦ ῥύγχους,</text:p>
          </table:table-cell>
          <table:table-cell table:style-name="Table5.A1" office:value-type="string">
            <text:p text:style-name="P1"/>
          </table:table-cell>
        </table:table-row>
        <table:table-row table:style-name="TableLine2411525007472">
          <table:table-cell table:style-name="Table5.A1" office:value-type="string">
            <text:p text:style-name="P71">ὁ δέ Ἁγριώδης Οὐκοῦν καλός ἐστιν ὁ παῖς,· φὰς χεῖρα ἐξέτεινε</text:p>
            <text:p text:style-name="P71">θωπεύσων τὴν τοῦ δράκοντος κεφαλήν. ὁ δέ ἐπεχείρησεν εὐθὺς</text:p>
            <text:p text:style-name="P71">ἐνδάκνειν τοῦς δακτύλους αὐτοῦ, κάρχαρον δῆγμα παρέχων.</text:p>
          </table:table-cell>
          <table:table-cell table:style-name="Table5.A1" office:value-type="string">
            <text:p text:style-name="P1"/>
          </table:table-cell>
        </table:table-row>
        <table:table-row table:style-name="TableLine2411525007472">
          <table:table-cell table:style-name="Table5.A1" office:value-type="string">
            <text:p text:style-name="P71">Βαβαῖ τῆς φιλοστοργίας, ἔφη, γνωρίζει γὰρ ἤδη τὸ μαμμίδιον.</text:p>
          </table:table-cell>
          <table:table-cell table:style-name="Table5.A1" office:value-type="string">
            <text:p text:style-name="P1"/>
          </table:table-cell>
        </table:table-row>
        <table:table-row table:style-name="TableLine2411525007472">
          <table:table-cell table:style-name="Table5.A1" office:value-type="string">
            <text:p text:style-name="P71">ἀλλ’ ἡ Ἑρμιόνη φΗ καὶ ταχέως, ὦ Ἁγρίωδες, ἡβάσκουσιν οἱ</text:p>
            <text:p text:style-name="P71">Γλυπτόνωτοι Ὑπερβόρεοι ἢ τί σοι δοκεῖ,-</text:p>
          </table:table-cell>
          <table:table-cell table:style-name="Table5.A1" office:value-type="string">
            <text:p text:style-name="P1"/>
          </table:table-cell>
        </table:table-row>
        <table:table-row table:style-name="TableLine2411525007472">
          <table:table-cell table:style-name="Table5.A1" office:value-type="string">
            <text:p text:style-name="P71">ὁ δ’ ε”μελλεν ἀποκρίνασθαι καὶ ὠχριακώς ἀνεπηδήσεν άφνω καί</text:p>
            <text:p text:style-name="P71">ε”δραμεν εὐθὺς πρὸς τὴν θυρίδα.</text:p>
          </table:table-cell>
          <table:table-cell table:style-name="Table5.A1" office:value-type="string">
            <text:p text:style-name="P1"/>
          </table:table-cell>
        </table:table-row>
        <table:table-row table:style-name="TableLine2411525007472">
          <table:table-cell table:style-name="Table5.A1" office:value-type="string">
            <text:p text:style-name="P71">Τί χρῆμα ἔχεις;</text:p>
          </table:table-cell>
          <table:table-cell table:style-name="Table5.A1" office:value-type="string">
            <text:p text:style-name="P1"/>
          </table:table-cell>
        </table:table-row>
        <table:table-row table:style-name="TableLine2411525007472">
          <table:table-cell table:style-name="Table5.A1" office:value-type="string">
            <text:p text:style-name="P71">Ἐθεώρει τις διὰ τὸ κενὸν τὸ μεταξὺ τῶν καταπετασμάτων. ἰδοῦ</text:p>
            <text:p text:style-name="P71">μαθητής τις ἀποτρέχει πρὸς τὸ φρούριον.</text:p>
          </table:table-cell>
          <table:table-cell table:style-name="Table5.A1" office:value-type="string">
            <text:p text:style-name="P1"/>
          </table:table-cell>
        </table:table-row>
        <table:table-row table:style-name="TableLine2411525007472">
          <table:table-cell table:style-name="Table5.A1" office:value-type="string">
            <text:p text:style-name="P71">ὁ δ’ “Ἀρειος προσπηδήσας πρὸς τὴν θύραν ἔξω δέ τηρήσας</text:p>
            <text:p text:style-name="P71">ῥᾳδίως ἐγνώρισεν αὐτὸν καίπερ ἤδη πολὺ ἀπέχοντα. Μάλθακος γὰρ</text:p>
            <text:p text:style-name="P71">τὸν δράκοντα εἶδεν.</text:p>
            <text:p text:style-name="P71">&gt;κ</text:p>
          </table:table-cell>
          <table:table-cell table:style-name="Table5.A1" office:value-type="string">
            <text:p text:style-name="P1"/>
          </table:table-cell>
        </table:table-row>
      </table:table>
      <text:p text:style-name="Text_20_body"/>
      <table:table table:name="Table3" table:style-name="Table3">
        <table:table-column table:style-name="Table3.A"/>
        <table:table-column table:style-name="Table3.B"/>
        <table:table-row table:style-name="TableLine2411525031408">
          <table:table-cell table:style-name="Table3.A1" office:value-type="string">
            <text:p text:style-name="P70">192 ΑΡΕΙΟΣ ΠοΤΗΡ</text:p>
          </table:table-cell>
          <table:table-cell table:style-name="Table3.A1" office:value-type="string">
            <text:p text:style-name="P1"/>
          </table:table-cell>
        </table:table-row>
        <table:table-row table:style-name="TableLine2411525031408">
          <table:table-cell table:style-name="Table3.A1" office:value-type="string">
            <text:p text:style-name="P70">μετὰ δέ ταῦτα τὸν Μάλθακον χείλεσι γοῦν <text:soft-page-break/>ὑπογελῶντα ἀεὶ</text:p>
            <text:p text:style-name="P70">ὁρῶντες, ὁ υΑρειος καὶ ὁ Ῥοών καί ἡ Ἑρμιόνη πάνυ φοβεροὶ</text:p>
            <text:p text:style-name="P70">ἐγίγνοντο. εἰ δέ σχολήν ποτ’ ἔχοιεν, ἐφοίτων σκοταῖοι πρὸς τὸ τοῦ</text:p>
            <text:p text:style-name="P70">Ἃγριώδους καλύβιον ὡς πείσοντες αὐτὸν σωφρονεῖν.</text:p>
          </table:table-cell>
          <table:table-cell table:style-name="Table3.A1" office:value-type="string">
            <text:p text:style-name="P1"/>
          </table:table-cell>
        </table:table-row>
        <table:table-row table:style-name="TableLine2411525031408">
          <table:table-cell table:style-name="Table3.A1" office:value-type="string">
            <text:p text:style-name="P70">ὁ γὰρ Ἄρειος Ἀφὲς αῦτό, ἔφη, ἐλευθέρωσον.</text:p>
          </table:table-cell>
          <table:table-cell table:style-name="Table3.A1" office:value-type="string">
            <text:p text:style-name="P1"/>
          </table:table-cell>
        </table:table-row>
        <table:table-row table:style-name="TableLine2411525031408">
          <table:table-cell table:style-name="Table3.A1" office:value-type="string">
            <text:p text:style-name="P70">Οὐχ οἶός τ’ εἶμί, ἔφη ὁ Ἁγριώδης, μικρότερος γάρ ἐστιν ἢ ὥστε</text:p>
            <text:p text:style-name="P70">ἐπιζῆν. ἀπόλοιτ’ ἄν.</text:p>
          </table:table-cell>
          <table:table-cell table:style-name="Table3.A1" office:value-type="string">
            <text:p text:style-name="P1"/>
          </table:table-cell>
        </table:table-row>
        <table:table-row table:style-name="TableLine2411525031408">
          <table:table-cell table:style-name="Table3.A1" office:value-type="string">
            <text:p text:style-name="P70">καὶ τὸν δράκοντα σκοπούμενοι ᾔσθοντο τριπλάσιον ἑαυτοῦ γεν-</text:p>
            <text:p text:style-name="P70">έσθαι ἐντὸς ἑπτὰ ἡμερῶν. τύφοντα δ’ ἐώρων ἀεὶ καπνὸν ἐκ τῶν</text:p>
            <text:p text:style-name="P70">ῥινῶν. κεναὶ δ’ ε”κειντο φιάλαι καὶ πτερὰ ὀρνίθεια κατὰ τοῦδαφος, ὁ</text:p>
            <text:p text:style-name="P70">γὰρ Ἁγριώδης ὅλος ὢν περὶ τὰ τοῦ δράκοντος πάντως ἠμέλει τὰ</text:p>
            <text:p text:style-name="P70">τῆς κυνηγιοφυλακικῆς.</text:p>
            <text:p text:style-name="P70"/>
          </table:table-cell>
          <table:table-cell table:style-name="Table3.A1" office:value-type="string">
            <text:p text:style-name="P1"/>
          </table:table-cell>
        </table:table-row>
        <table:table-row table:style-name="TableLine2411525031408">
          <table:table-cell table:style-name="Table3.A1" office:value-type="string">
            <text:p text:style-name="P70">καὶ μαλακὸν βλέπων πρὸς τὸν δράκοντα ’Έδοξέ μοι, ἔφη, Νορ-</text:p>
          </table:table-cell>
          <table:table-cell table:style-name="Table3.A1" office:value-type="string">
            <text:p text:style-name="P1"/>
          </table:table-cell>
        </table:table-row>
        <table:table-row table:style-name="TableLine2411525031408">
          <table:table-cell table:style-name="Table3.A1" office:value-type="string">
            <text:p text:style-name="P70">βέρτον ὀνομάσαι. ἀλλὰ γνωρίζει με ἀμέλει· ι’δού. ὦ Νορβέρτε, ὧ</text:p>
            <text:p text:style-name="P70">Νορβερτίδιον, ποῦ τὸ μαννάριον;</text:p>
            <text:p text:style-name="P84"/>
            <text:p text:style-name="P70">Ἠ κάρτα πάνυ κορύζης τὴν ῥῖνα μεστός ἐστιν Ἁγριώδης, εἶπεν ὁ</text:p>
            <text:p text:style-name="P70">Ῥοών πρὸς οῦς τῷ Ἁρείῳ.</text:p>
            <text:p text:style-name="P70"/>
          </table:table-cell>
          <table:table-cell table:style-name="Table3.A1" office:value-type="string">
            <text:p text:style-name="P1"/>
          </table:table-cell>
        </table:table-row>
        <table:table-row table:style-name="TableLine2411525031408">
          <table:table-cell table:style-name="Table3.A1" office:value-type="string">
            <text:p text:style-name="P70">ὁ δέ μεγάλῃ τῇ φωνῇ Ὦ Ἁγρίωδες, ἔφη, ἐντὸς δυοῖν ἑβδομάδων</text:p>
            <text:p text:style-name="P70">ὁ Νορβέρτος ἴσος γενήσεται τὸ μῆκος τῷ σῷ οἶκιδίῳ. καῖ τῷ</text:p>
            <text:p text:style-name="P70">Μαλθάκῳ ε”νεστιν ι’έναι πρὸς τὸν Διμπλόδωρον ὅταν θέλῃ.</text:p>
          </table:table-cell>
          <table:table-cell table:style-name="Table3.A1" office:value-type="string">
            <text:p text:style-name="P1"/>
          </table:table-cell>
        </table:table-row>
        <table:table-row table:style-name="TableLine2411525031408">
          <table:table-cell table:style-name="Table3.A1" office:value-type="string">
            <text:p text:style-name="P70">ἐκεῖνος δέ δάκνων τὰ χείλη Ἐγὼ μὲν γὰρ οῖδα, ἔφη, αὐτὸν κτῆμα</text:p>
            <text:p text:style-name="P70">εἷς ἀεὶ οὐκ ἐσόμενον, οὐδ’ ε”χω ἀτεχνῶς ἆπορρῖψαι’ ἀδύνατον γάρ,</text:p>
            <text:p text:style-name="P84"><text:soft-page-break/></text:p>
            <text:p text:style-name="P70">ὁ δ’ Ἁρειος πρὸς τὸν Ῥοῶνα βλέψας Κάρολον ὠνόμασεν.</text:p>
          </table:table-cell>
          <table:table-cell table:style-name="Table3.A1" office:value-type="string">
            <text:p text:style-name="P1"/>
          </table:table-cell>
        </table:table-row>
        <table:table-row table:style-name="TableLine2411525031408">
          <table:table-cell table:style-name="Table3.A1" office:value-type="string">
            <text:p text:style-name="P70">ὁ δ’ ἀποκρινόμενος Καὶ σύ, ἔφη, κορυζᾶς μοι ἐγένου. ἦ καῖ</text:p>
            <text:p text:style-name="P70">Ῥοων ἔτ’ ὢν λέληθά σε;</text:p>
            <text:p text:style-name="P84"/>
            <text:p text:style-name="P70">Τὸν γὰρ Κάρολον λέγω τὸν σὸν ἀδελφὸν ὅστις ἐν Ῥουμανίᾳ δια-</text:p>
            <text:p text:style-name="P70">τρίβων περὶ τοὺς δράκοντας φιλοσοφεῖ, ἐξὸν ἐκεῖσε ἀποπέμψαι τὸν</text:p>
          </table:table-cell>
          <table:table-cell table:style-name="Table3.A1" office:value-type="string">
            <text:p text:style-name="P1"/>
          </table:table-cell>
        </table:table-row>
        <table:table-row table:style-name="TableLine2411525031408">
          <table:table-cell table:style-name="Table3.A1" office:value-type="string">
            <text:p text:style-name="P70">Νορβέρτον. ἐκεῖνος γὰρ θρέψας αὐτὸν εἰς τὴν ἐρημίαν ἐλευθερ-</text:p>
            <text:p text:style-name="P70">ώσειεν ἄν.</text:p>
            <text:p text:style-name="P84"/>
            <text:p text:style-name="P70">Καλῶς λέγεις, ε”φη ὁ Ῥοών. πῶς δοκεῖς, ὦ Ἁγρίωδες;</text:p>
            <text:p text:style-name="P84"/>
            <text:p text:style-name="P70">συμφήσαντος δὲ τέλεον ἐκείνου, γλαῦκ’ ἐπέμψαν πρὸς τὸν</text:p>
            <text:p text:style-name="P70">Κάρολον εἴ πως ἐθέλοι βοηθῆσαι.</text:p>
            <text:p text:style-name="P70"/>
          </table:table-cell>
          <table:table-cell table:style-name="Table3.A1" office:value-type="string">
            <text:p text:style-name="P1"/>
          </table:table-cell>
        </table:table-row>
        <table:table-row table:style-name="TableLine2411525024336">
          <table:table-cell table:style-name="Table3.A1" office:value-type="string">
            <text:p text:style-name="P70">&gt;κ</text:p>
            <text:p text:style-name="P70">καί μακρὸν ἤδη χρόνον περιμείναντες, ὡς ἐδόκει, τῇ τετάρτῃ ὁ</text:p>
            <text:p text:style-name="P70">’Ἁρειος καὶ ἡ Ἑρμιόνη μόνοι ἐκάθιζον ἐν τῴ κοινείῳ. τῶν δ’ ἄλλων</text:p>
            <text:p text:style-name="P70">μαθητῶν ἐπὶ κοῖτον ἤδη ἀπελθόντων, τοῦ κώδωνος τὰ δώδεκα</text:p>
            <text:p text:style-name="P70">ἠχοῦντος ἄρτι ἥκουσαν - ὡρολόγιον γὰρ ἐν τοίχῳ ἦν - καὶ ἄφνω διὰ</text:p>
            <text:p text:style-name="P70">τὴν ὀπὴν εἶκονικὴν ὥσπερ οὐδαμόθεν ἐφάνη ὁ Ῥοὼν ἐκδυόμενος</text:p>
            <text:p text:style-name="P70">ἅμα τὴν τοῦ Ἁρείου χλαῖναν τὴν ἀφανείας. φοιτήσας γὰρ πρὸς</text:p>
            <text:p text:style-name="P70">τὸ καλύβιον συνέπραττε τῷ Ἁγριώδει τρέφοντι τὸν Νορβέρτον’</text:p>
          </table:table-cell>
          <table:table-cell table:style-name="Table3.A1" office:value-type="string">
            <text:p text:style-name="P1"/>
          </table:table-cell>
        </table:table-row>
        <table:table-row table:style-name="TableLine2411525024336">
          <table:table-cell table:style-name="Table3.A1" office:value-type="string">
            <text:p text:style-name="P70"/>
          </table:table-cell>
          <table:table-cell table:style-name="Table3.A1" office:value-type="string">
            <text:p text:style-name="P1"/>
          </table:table-cell>
        </table:table-row>
        <table:table-row table:style-name="TableLine2411525024336">
          <table:table-cell table:style-name="Table3.A1" office:value-type="string">
            <text:p text:style-name="P70"/>
          </table:table-cell>
          <table:table-cell table:style-name="Table3.A1" office:value-type="string">
            <text:p text:style-name="P1"/>
          </table:table-cell>
        </table:table-row>
        <table:table-row table:style-name="TableLine2411525024336">
          <table:table-cell table:style-name="Table3.A1" office:value-type="string">
            <text:p text:style-name="P70"/>
          </table:table-cell>
          <table:table-cell table:style-name="Table3.A1" office:value-type="string">
            <text:p text:style-name="P1"/>
          </table:table-cell>
        </table:table-row>
        <table:table-row table:style-name="TableLine2411525024336">
          <table:table-cell table:style-name="Table3.A1" office:value-type="string">
            <text:p text:style-name="P70"/>
          </table:table-cell>
          <table:table-cell table:style-name="Table3.A1" office:value-type="string">
            <text:p text:style-name="P1"/>
          </table:table-cell>
        </table:table-row>
        <text:soft-page-break/>
        <table:table-row table:style-name="TableLine2411525024336">
          <table:table-cell table:style-name="Table3.A1" office:value-type="string">
            <text:p text:style-name="P70"/>
          </table:table-cell>
          <table:table-cell table:style-name="Table3.A1" office:value-type="string">
            <text:p text:style-name="P1"/>
          </table:table-cell>
        </table:table-row>
        <table:table-row table:style-name="TableLine2411525024336">
          <table:table-cell table:style-name="Table3.A1" office:value-type="string">
            <text:p text:style-name="P70"/>
          </table:table-cell>
          <table:table-cell table:style-name="Table3.A1" office:value-type="string">
            <text:p text:style-name="P1"/>
          </table:table-cell>
        </table:table-row>
        <table:table-row table:style-name="TableLine2411525024336">
          <table:table-cell table:style-name="Table3.A1" office:value-type="string">
            <text:p text:style-name="P70"/>
          </table:table-cell>
          <table:table-cell table:style-name="Table3.A1" office:value-type="string">
            <text:p text:style-name="P1"/>
          </table:table-cell>
        </table:table-row>
        <table:table-row table:style-name="TableLine2411525024336">
          <table:table-cell table:style-name="Table3.A1" office:value-type="string">
            <text:p text:style-name="P70"/>
          </table:table-cell>
          <table:table-cell table:style-name="Table3.A1" office:value-type="string">
            <text:p text:style-name="P1"/>
          </table:table-cell>
        </table:table-row>
        <table:table-row table:style-name="TableLine2411525024336">
          <table:table-cell table:style-name="Table3.A1" office:value-type="string">
            <text:p text:style-name="P70"/>
          </table:table-cell>
          <table:table-cell table:style-name="Table3.A1" office:value-type="string">
            <text:p text:style-name="P1"/>
          </table:table-cell>
        </table:table-row>
        <table:table-row table:style-name="TableLine2411525024336">
          <table:table-cell table:style-name="Table3.A1" office:value-type="string">
            <text:p text:style-name="P70"/>
          </table:table-cell>
          <table:table-cell table:style-name="Table3.A1" office:value-type="string">
            <text:p text:style-name="P1"/>
          </table:table-cell>
        </table:table-row>
        <table:table-row table:style-name="TableLine2411525024336">
          <table:table-cell table:style-name="Table3.A1" office:value-type="string">
            <text:p text:style-name="P70"/>
          </table:table-cell>
          <table:table-cell table:style-name="Table3.A1" office:value-type="string">
            <text:p text:style-name="P1"/>
          </table:table-cell>
        </table:table-row>
        <table:table-row table:style-name="TableLine2411525024336">
          <table:table-cell table:style-name="Table3.A1" office:value-type="string">
            <text:p text:style-name="P70"/>
          </table:table-cell>
          <table:table-cell table:style-name="Table3.A1" office:value-type="string">
            <text:p text:style-name="P1"/>
          </table:table-cell>
        </table:table-row>
        <table:table-row table:style-name="TableLine2411525024336">
          <table:table-cell table:style-name="Table3.A1" office:value-type="string">
            <text:p text:style-name="P70"/>
          </table:table-cell>
          <table:table-cell table:style-name="Table3.A1" office:value-type="string">
            <text:p text:style-name="P1"/>
          </table:table-cell>
        </table:table-row>
        <table:table-row table:style-name="TableLine2411525024336">
          <table:table-cell table:style-name="Table3.A1" office:value-type="string">
            <text:p text:style-name="P70"/>
          </table:table-cell>
          <table:table-cell table:style-name="Table3.A1" office:value-type="string">
            <text:p text:style-name="P1"/>
          </table:table-cell>
        </table:table-row>
        <table:table-row table:style-name="TableLine2411525024336">
          <table:table-cell table:style-name="Table3.A1" office:value-type="string">
            <text:p text:style-name="P70"/>
          </table:table-cell>
          <table:table-cell table:style-name="Table3.A1" office:value-type="string">
            <text:p text:style-name="P1"/>
          </table:table-cell>
        </table:table-row>
        <table:table-row table:style-name="TableLine2411525024336">
          <table:table-cell table:style-name="Table3.A1" office:value-type="string">
            <text:p text:style-name="P70"/>
          </table:table-cell>
          <table:table-cell table:style-name="Table3.A1" office:value-type="string">
            <text:p text:style-name="P1"/>
          </table:table-cell>
        </table:table-row>
        <table:table-row table:style-name="TableLine2411525024336">
          <table:table-cell table:style-name="Table3.A1" office:value-type="string">
            <text:p text:style-name="P70"/>
          </table:table-cell>
          <table:table-cell table:style-name="Table3.A1" office:value-type="string">
            <text:p text:style-name="P1"/>
          </table:table-cell>
        </table:table-row>
        <table:table-row table:style-name="TableLine2411525024336">
          <table:table-cell table:style-name="Table3.A1" office:value-type="string">
            <text:p text:style-name="P70"/>
          </table:table-cell>
          <table:table-cell table:style-name="Table3.A1" office:value-type="string">
            <text:p text:style-name="P1"/>
          </table:table-cell>
        </table:table-row>
        <table:table-row table:style-name="TableLine2411525024336">
          <table:table-cell table:style-name="Table3.A1" office:value-type="string">
            <text:p text:style-name="P70"/>
          </table:table-cell>
          <table:table-cell table:style-name="Table3.A1" office:value-type="string">
            <text:p text:style-name="P1"/>
          </table:table-cell>
        </table:table-row>
        <table:table-row table:style-name="TableLine2411525024336">
          <table:table-cell table:style-name="Table3.A1" office:value-type="string">
            <text:p text:style-name="P70"/>
          </table:table-cell>
          <table:table-cell table:style-name="Table3.A1" office:value-type="string">
            <text:p text:style-name="P1"/>
          </table:table-cell>
        </table:table-row>
        <table:table-row table:style-name="TableLine2411525024336">
          <table:table-cell table:style-name="Table3.A1" office:value-type="string">
            <text:p text:style-name="P70"/>
          </table:table-cell>
          <table:table-cell table:style-name="Table3.A1" office:value-type="string">
            <text:p text:style-name="P1"/>
          </table:table-cell>
        </table:table-row>
        <table:table-row table:style-name="TableLine2411525024336">
          <table:table-cell table:style-name="Table3.A1" office:value-type="string">
            <text:p text:style-name="P70"/>
          </table:table-cell>
          <table:table-cell table:style-name="Table3.A1" office:value-type="string">
            <text:p text:style-name="P1"/>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13T19:06:40.928000000</meta:creation-date>
    <dc:date>2022-01-18T10:07:05.627000000</dc:date>
    <meta:editing-duration>PT5H3M48S</meta:editing-duration>
    <meta:editing-cycles>14</meta:editing-cycles>
    <meta:generator>LibreOffice/7.1.5.2$Windows_X86_64 LibreOffice_project/85f04e9f809797b8199d13c421bd8a2b025d52b5</meta:generator>
    <meta:document-statistic meta:table-count="7" meta:image-count="0" meta:object-count="0" meta:page-count="377" meta:paragraph-count="10200" meta:word-count="140399" meta:character-count="811196" meta:non-whitespace-character-count="678013"/>
  </office:meta>
</office:document-meta>
</file>